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3.65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36.2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203.4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117.16pt"/>
    </style:style>
    <style:style style:name="co8" style:family="table-column">
      <style:table-column-properties fo:break-before="auto" style:column-width="102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8.86pt"/>
    </style:style>
    <style:style style:name="co11" style:family="table-column">
      <style:table-column-properties fo:break-before="auto" style:column-width="148.96pt"/>
    </style:style>
    <style:style style:name="co12" style:family="table-column">
      <style:table-column-properties fo:break-before="auto" style:column-width="213.39pt"/>
    </style:style>
    <style:style style:name="co13" style:family="table-column">
      <style:table-column-properties fo:break-before="auto" style:column-width="98.96pt"/>
    </style:style>
    <style:style style:name="co14" style:family="table-column">
      <style:table-column-properties fo:break-before="auto" style:column-width="130.45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110.81pt"/>
    </style:style>
    <style:style style:name="co17" style:family="table-column">
      <style:table-column-properties fo:break-before="auto" style:column-width="16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dp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rver ts</text:p>
          </table:table-cell>
          <table:table-cell office:value-type="string" calcext:value-type="string">
            <text:p><text:s/>sensor ts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ptop im zeitsystem des handys</text:p>
          </table:table-cell>
          <table:table-cell office:value-type="string" calcext:value-type="string">
            <text:p>delay sensor-server</text:p>
          </table:table-cell>
          <table:table-cell table:number-columns-repeated="2"/>
        </table:table-row>
        <table:table-row table:style-name="ro1">
          <table:table-cell office:value-type="float" office:value="1.47853813957E+018" calcext:value-type="float">
            <text:p>1.47853813957E+018</text:p>
          </table:table-cell>
          <table:table-cell office:value-type="float" office:value="1.478538137302E+018" calcext:value-type="float">
            <text:p>1.478538137302E+018</text:p>
          </table:table-cell>
          <table:table-cell table:formula="of:=[.A2]/1000000" office:value-type="float" office:value="1478538139570" calcext:value-type="float">
            <text:p>1478538139570</text:p>
          </table:table-cell>
          <table:table-cell table:formula="of:=[.B2]/1000000" office:value-type="float" office:value="1478538137302" calcext:value-type="float">
            <text:p>1478538137302</text:p>
          </table:table-cell>
          <table:table-cell table:number-columns-repeated="2"/>
          <table:table-cell office:value-type="string" calcext:value-type="string">
            <text:p>Android system</text:p>
          </table:table-cell>
          <table:table-cell office:value-type="float" office:value="1.47853813957E+018" calcext:value-type="float">
            <text:p>1.47853813957E+018</text:p>
          </table:table-cell>
        </table:table-row>
        <table:table-row table:style-name="ro1">
          <table:table-cell office:value-type="float" office:value="1.47853813959008E+018" calcext:value-type="float">
            <text:p>1.47853813959008E+018</text:p>
          </table:table-cell>
          <table:table-cell office:value-type="float" office:value="1.478538137302E+018" calcext:value-type="float">
            <text:p>1.478538137302E+018</text:p>
          </table:table-cell>
          <table:table-cell table:formula="of:=[.A3]/1000000" office:value-type="float" office:value="1478538139590.08" calcext:value-type="float">
            <text:p>1478538139590.08</text:p>
          </table:table-cell>
          <table:table-cell table:formula="of:=[.B3]/1000000" office:value-type="float" office:value="1478538137302" calcext:value-type="float">
            <text:p>1478538137302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table:formula="of:=[.F3]/10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853813961007E+018" calcext:value-type="float">
            <text:p>1.47853813961007E+018</text:p>
          </table:table-cell>
          <table:table-cell office:value-type="float" office:value="1.478538137303E+018" calcext:value-type="float">
            <text:p>1.478538137303E+018</text:p>
          </table:table-cell>
          <table:table-cell table:formula="of:=[.A4]/1000000" office:value-type="float" office:value="1478538139610.07" calcext:value-type="float">
            <text:p>1478538139610.07</text:p>
          </table:table-cell>
          <table:table-cell table:formula="of:=[.B4]/1000000" office:value-type="float" office:value="1478538137303" calcext:value-type="float">
            <text:p>1478538137303</text:p>
          </table:table-cell>
          <table:table-cell table:number-columns-repeated="2"/>
          <table:table-cell office:value-type="string" calcext:value-type="string">
            <text:p>delta laptop-handy</text:p>
          </table:table-cell>
          <table:table-cell/>
        </table:table-row>
        <table:table-row table:style-name="ro1">
          <table:table-cell office:value-type="float" office:value="1.47853813963003E+018" calcext:value-type="float">
            <text:p>1.47853813963003E+018</text:p>
          </table:table-cell>
          <table:table-cell office:value-type="float" office:value="1.478538137303E+018" calcext:value-type="float">
            <text:p>1.478538137303E+018</text:p>
          </table:table-cell>
          <table:table-cell table:formula="of:=[.A5]/1000000" office:value-type="float" office:value="1478538139630.03" calcext:value-type="float">
            <text:p>1478538139630.03</text:p>
          </table:table-cell>
          <table:table-cell table:formula="of:=[.B5]/1000000" office:value-type="float" office:value="1478538137303" calcext:value-type="float">
            <text:p>1478538137303</text:p>
          </table:table-cell>
          <table:table-cell table:number-columns-repeated="4"/>
        </table:table-row>
        <table:table-row table:style-name="ro1">
          <table:table-cell office:value-type="float" office:value="1.47853813964999E+018" calcext:value-type="float">
            <text:p>1.47853813964999E+018</text:p>
          </table:table-cell>
          <table:table-cell office:value-type="float" office:value="1.478538137304E+018" calcext:value-type="float">
            <text:p>1.478538137304E+018</text:p>
          </table:table-cell>
          <table:table-cell table:formula="of:=[.A6]/1000000" office:value-type="float" office:value="1478538139649.99" calcext:value-type="float">
            <text:p>1478538139649.99</text:p>
          </table:table-cell>
          <table:table-cell table:formula="of:=[.B6]/1000000" office:value-type="float" office:value="1478538137304" calcext:value-type="float">
            <text:p>1478538137304</text:p>
          </table:table-cell>
          <table:table-cell table:number-columns-repeated="4"/>
        </table:table-row>
        <table:table-row table:style-name="ro1">
          <table:table-cell office:value-type="float" office:value="1.47853813966998E+018" calcext:value-type="float">
            <text:p>1.47853813966998E+018</text:p>
          </table:table-cell>
          <table:table-cell office:value-type="float" office:value="1.478538137304E+018" calcext:value-type="float">
            <text:p>1.478538137304E+018</text:p>
          </table:table-cell>
          <table:table-cell table:formula="of:=[.A7]/1000000" office:value-type="float" office:value="1478538139669.98" calcext:value-type="float">
            <text:p>1478538139669.98</text:p>
          </table:table-cell>
          <table:table-cell table:formula="of:=[.B7]/1000000" office:value-type="float" office:value="1478538137304" calcext:value-type="float">
            <text:p>1478538137304</text:p>
          </table:table-cell>
          <table:table-cell table:number-columns-repeated="4"/>
        </table:table-row>
        <table:table-row table:style-name="ro1">
          <table:table-cell office:value-type="float" office:value="1.47853813968996E+018" calcext:value-type="float">
            <text:p>1.47853813968996E+018</text:p>
          </table:table-cell>
          <table:table-cell office:value-type="float" office:value="1.478538137305E+018" calcext:value-type="float">
            <text:p>1.478538137305E+018</text:p>
          </table:table-cell>
          <table:table-cell table:formula="of:=[.A8]/1000000" office:value-type="float" office:value="1478538139689.96" calcext:value-type="float">
            <text:p>1478538139689.96</text:p>
          </table:table-cell>
          <table:table-cell table:formula="of:=[.B8]/1000000" office:value-type="float" office:value="1478538137305" calcext:value-type="float">
            <text:p>1478538137305</text:p>
          </table:table-cell>
          <table:table-cell table:number-columns-repeated="4"/>
        </table:table-row>
        <table:table-row table:style-name="ro1">
          <table:table-cell office:value-type="float" office:value="1.47853813970992E+018" calcext:value-type="float">
            <text:p>1.47853813970992E+018</text:p>
          </table:table-cell>
          <table:table-cell office:value-type="float" office:value="1.478538137305E+018" calcext:value-type="float">
            <text:p>1.478538137305E+018</text:p>
          </table:table-cell>
          <table:table-cell table:formula="of:=[.A9]/1000000" office:value-type="float" office:value="1478538139709.92" calcext:value-type="float">
            <text:p>1478538139709.92</text:p>
          </table:table-cell>
          <table:table-cell table:formula="of:=[.B9]/1000000" office:value-type="float" office:value="1478538137305" calcext:value-type="float">
            <text:p>1478538137305</text:p>
          </table:table-cell>
          <table:table-cell table:number-columns-repeated="4"/>
        </table:table-row>
        <table:table-row table:style-name="ro1">
          <table:table-cell office:value-type="float" office:value="1.47853813972991E+018" calcext:value-type="float">
            <text:p>1.47853813972991E+018</text:p>
          </table:table-cell>
          <table:table-cell office:value-type="float" office:value="1.478538137305E+018" calcext:value-type="float">
            <text:p>1.478538137305E+018</text:p>
          </table:table-cell>
          <table:table-cell table:formula="of:=[.A10]/1000000" office:value-type="float" office:value="1478538139729.91" calcext:value-type="float">
            <text:p>1478538139729.91</text:p>
          </table:table-cell>
          <table:table-cell table:formula="of:=[.B10]/1000000" office:value-type="float" office:value="1478538137305" calcext:value-type="float">
            <text:p>1478538137305</text:p>
          </table:table-cell>
          <table:table-cell table:number-columns-repeated="4"/>
        </table:table-row>
        <table:table-row table:style-name="ro1">
          <table:table-cell office:value-type="float" office:value="1.47853813974987E+018" calcext:value-type="float">
            <text:p>1.47853813974987E+018</text:p>
          </table:table-cell>
          <table:table-cell office:value-type="float" office:value="1.478538137306E+018" calcext:value-type="float">
            <text:p>1.478538137306E+018</text:p>
          </table:table-cell>
          <table:table-cell table:formula="of:=[.A11]/1000000" office:value-type="float" office:value="1478538139749.87" calcext:value-type="float">
            <text:p>1478538139749.87</text:p>
          </table:table-cell>
          <table:table-cell table:formula="of:=[.B11]/1000000" office:value-type="float" office:value="1478538137306" calcext:value-type="float">
            <text:p>1478538137306</text:p>
          </table:table-cell>
          <table:table-cell table:number-columns-repeated="4"/>
        </table:table-row>
        <table:table-row table:style-name="ro1">
          <table:table-cell office:value-type="float" office:value="1.47853813976986E+018" calcext:value-type="float">
            <text:p>1.47853813976986E+018</text:p>
          </table:table-cell>
          <table:table-cell office:value-type="float" office:value="1.47853813731E+018" calcext:value-type="float">
            <text:p>1.47853813731E+018</text:p>
          </table:table-cell>
          <table:table-cell table:formula="of:=[.A12]/1000000" office:value-type="float" office:value="1478538139769.86" calcext:value-type="float">
            <text:p>1478538139769.86</text:p>
          </table:table-cell>
          <table:table-cell table:formula="of:=[.B12]/1000000" office:value-type="float" office:value="1478538137310" calcext:value-type="float">
            <text:p>1478538137310</text:p>
          </table:table-cell>
          <table:table-cell table:number-columns-repeated="4"/>
        </table:table-row>
        <table:table-row table:style-name="ro1">
          <table:table-cell office:value-type="float" office:value="1.47853813978985E+018" calcext:value-type="float">
            <text:p>1.47853813978985E+018</text:p>
          </table:table-cell>
          <table:table-cell office:value-type="float" office:value="1.47853813733E+018" calcext:value-type="float">
            <text:p>1.47853813733E+018</text:p>
          </table:table-cell>
          <table:table-cell table:formula="of:=[.A13]/1000000" office:value-type="float" office:value="1478538139789.85" calcext:value-type="float">
            <text:p>1478538139789.85</text:p>
          </table:table-cell>
          <table:table-cell table:formula="of:=[.B13]/1000000" office:value-type="float" office:value="1478538137330" calcext:value-type="float">
            <text:p>1478538137330</text:p>
          </table:table-cell>
          <table:table-cell table:number-columns-repeated="4"/>
        </table:table-row>
        <table:table-row table:style-name="ro1">
          <table:table-cell office:value-type="float" office:value="1.47853813980984E+018" calcext:value-type="float">
            <text:p>1.47853813980984E+018</text:p>
          </table:table-cell>
          <table:table-cell office:value-type="float" office:value="1.47853813735E+018" calcext:value-type="float">
            <text:p>1.47853813735E+018</text:p>
          </table:table-cell>
          <table:table-cell table:formula="of:=[.A14]/1000000" office:value-type="float" office:value="1478538139809.84" calcext:value-type="float">
            <text:p>1478538139809.84</text:p>
          </table:table-cell>
          <table:table-cell table:formula="of:=[.B14]/1000000" office:value-type="float" office:value="1478538137350" calcext:value-type="float">
            <text:p>1478538137350</text:p>
          </table:table-cell>
          <table:table-cell table:number-columns-repeated="4"/>
        </table:table-row>
        <table:table-row table:style-name="ro1">
          <table:table-cell office:value-type="float" office:value="1.4785381398298E+018" calcext:value-type="float">
            <text:p>1.4785381398298E+018</text:p>
          </table:table-cell>
          <table:table-cell office:value-type="float" office:value="1.47853813737E+018" calcext:value-type="float">
            <text:p>1.47853813737E+018</text:p>
          </table:table-cell>
          <table:table-cell table:formula="of:=[.A15]/1000000" office:value-type="float" office:value="1478538139829.8" calcext:value-type="float">
            <text:p>1478538139829.8</text:p>
          </table:table-cell>
          <table:table-cell table:formula="of:=[.B15]/1000000" office:value-type="float" office:value="1478538137370" calcext:value-type="float">
            <text:p>1478538137370</text:p>
          </table:table-cell>
          <table:table-cell table:number-columns-repeated="4"/>
        </table:table-row>
        <table:table-row table:style-name="ro1">
          <table:table-cell office:value-type="float" office:value="1.47853813984979E+018" calcext:value-type="float">
            <text:p>1.47853813984979E+018</text:p>
          </table:table-cell>
          <table:table-cell office:value-type="float" office:value="1.478538137391E+018" calcext:value-type="float">
            <text:p>1.478538137391E+018</text:p>
          </table:table-cell>
          <table:table-cell table:formula="of:=[.A16]/1000000" office:value-type="float" office:value="1478538139849.79" calcext:value-type="float">
            <text:p>1478538139849.79</text:p>
          </table:table-cell>
          <table:table-cell table:formula="of:=[.B16]/1000000" office:value-type="float" office:value="1478538137391" calcext:value-type="float">
            <text:p>1478538137391</text:p>
          </table:table-cell>
          <table:table-cell table:number-columns-repeated="4"/>
        </table:table-row>
        <table:table-row table:style-name="ro1">
          <table:table-cell office:value-type="float" office:value="1.47853813986977E+018" calcext:value-type="float">
            <text:p>1.47853813986977E+018</text:p>
          </table:table-cell>
          <table:table-cell office:value-type="float" office:value="1.478538137411E+018" calcext:value-type="float">
            <text:p>1.478538137411E+018</text:p>
          </table:table-cell>
          <table:table-cell table:formula="of:=[.A17]/1000000" office:value-type="float" office:value="1478538139869.77" calcext:value-type="float">
            <text:p>1478538139869.77</text:p>
          </table:table-cell>
          <table:table-cell table:formula="of:=[.B17]/1000000" office:value-type="float" office:value="1478538137411" calcext:value-type="float">
            <text:p>1478538137411</text:p>
          </table:table-cell>
          <table:table-cell table:number-columns-repeated="4"/>
        </table:table-row>
        <table:table-row table:style-name="ro1">
          <table:table-cell office:value-type="float" office:value="1.47853813988976E+018" calcext:value-type="float">
            <text:p>1.47853813988976E+018</text:p>
          </table:table-cell>
          <table:table-cell office:value-type="float" office:value="1.478538137432E+018" calcext:value-type="float">
            <text:p>1.478538137432E+018</text:p>
          </table:table-cell>
          <table:table-cell table:formula="of:=[.A18]/1000000" office:value-type="float" office:value="1478538139889.76" calcext:value-type="float">
            <text:p>1478538139889.76</text:p>
          </table:table-cell>
          <table:table-cell table:formula="of:=[.B18]/1000000" office:value-type="float" office:value="1478538137432" calcext:value-type="float">
            <text:p>1478538137432</text:p>
          </table:table-cell>
          <table:table-cell table:number-columns-repeated="4"/>
        </table:table-row>
        <table:table-row table:style-name="ro1">
          <table:table-cell office:value-type="float" office:value="1.47853813990972E+018" calcext:value-type="float">
            <text:p>1.47853813990972E+018</text:p>
          </table:table-cell>
          <table:table-cell office:value-type="float" office:value="1.478538137457E+018" calcext:value-type="float">
            <text:p>1.478538137457E+018</text:p>
          </table:table-cell>
          <table:table-cell table:formula="of:=[.A19]/1000000" office:value-type="float" office:value="1478538139909.72" calcext:value-type="float">
            <text:p>1478538139909.72</text:p>
          </table:table-cell>
          <table:table-cell table:formula="of:=[.B19]/1000000" office:value-type="float" office:value="1478538137457" calcext:value-type="float">
            <text:p>1478538137457</text:p>
          </table:table-cell>
          <table:table-cell table:number-columns-repeated="4"/>
        </table:table-row>
        <table:table-row table:style-name="ro1">
          <table:table-cell office:value-type="float" office:value="1.47853813992971E+018" calcext:value-type="float">
            <text:p>1.47853813992971E+018</text:p>
          </table:table-cell>
          <table:table-cell office:value-type="float" office:value="1.478538137471E+018" calcext:value-type="float">
            <text:p>1.478538137471E+018</text:p>
          </table:table-cell>
          <table:table-cell table:formula="of:=[.A20]/1000000" office:value-type="float" office:value="1478538139929.71" calcext:value-type="float">
            <text:p>1478538139929.71</text:p>
          </table:table-cell>
          <table:table-cell table:formula="of:=[.B20]/1000000" office:value-type="float" office:value="1478538137471" calcext:value-type="float">
            <text:p>1478538137471</text:p>
          </table:table-cell>
          <table:table-cell table:number-columns-repeated="4"/>
        </table:table-row>
        <table:table-row table:style-name="ro1">
          <table:table-cell office:value-type="float" office:value="1.4785381399497E+018" calcext:value-type="float">
            <text:p>1.4785381399497E+018</text:p>
          </table:table-cell>
          <table:table-cell office:value-type="float" office:value="1.478538137491E+018" calcext:value-type="float">
            <text:p>1.478538137491E+018</text:p>
          </table:table-cell>
          <table:table-cell table:formula="of:=[.A21]/1000000" office:value-type="float" office:value="1478538139949.7" calcext:value-type="float">
            <text:p>1478538139949.7</text:p>
          </table:table-cell>
          <table:table-cell table:formula="of:=[.B21]/1000000" office:value-type="float" office:value="1478538137491" calcext:value-type="float">
            <text:p>1478538137491</text:p>
          </table:table-cell>
          <table:table-cell table:number-columns-repeated="4"/>
        </table:table-row>
        <table:table-row table:style-name="ro1">
          <table:table-cell office:value-type="float" office:value="1.47853813996969E+018" calcext:value-type="float">
            <text:p>1.47853813996969E+018</text:p>
          </table:table-cell>
          <table:table-cell office:value-type="float" office:value="1.478538137512E+018" calcext:value-type="float">
            <text:p>1.478538137512E+018</text:p>
          </table:table-cell>
          <table:table-cell table:formula="of:=[.A22]/1000000" office:value-type="float" office:value="1478538139969.69" calcext:value-type="float">
            <text:p>1478538139969.69</text:p>
          </table:table-cell>
          <table:table-cell table:formula="of:=[.B22]/1000000" office:value-type="float" office:value="1478538137512" calcext:value-type="float">
            <text:p>1478538137512</text:p>
          </table:table-cell>
          <table:table-cell table:number-columns-repeated="4"/>
        </table:table-row>
        <table:table-row table:style-name="ro1">
          <table:table-cell office:value-type="float" office:value="1.47853813998965E+018" calcext:value-type="float">
            <text:p>1.47853813998965E+018</text:p>
          </table:table-cell>
          <table:table-cell office:value-type="float" office:value="1.478538137531E+018" calcext:value-type="float">
            <text:p>1.478538137531E+018</text:p>
          </table:table-cell>
          <table:table-cell table:formula="of:=[.A23]/1000000" office:value-type="float" office:value="1478538139989.65" calcext:value-type="float">
            <text:p>1478538139989.65</text:p>
          </table:table-cell>
          <table:table-cell table:formula="of:=[.B23]/1000000" office:value-type="float" office:value="1478538137531" calcext:value-type="float">
            <text:p>1478538137531</text:p>
          </table:table-cell>
          <table:table-cell table:number-columns-repeated="4"/>
        </table:table-row>
        <table:table-row table:style-name="ro1">
          <table:table-cell office:value-type="float" office:value="1.47853814000964E+018" calcext:value-type="float">
            <text:p>1.47853814000964E+018</text:p>
          </table:table-cell>
          <table:table-cell office:value-type="float" office:value="1.478538137552E+018" calcext:value-type="float">
            <text:p>1.478538137552E+018</text:p>
          </table:table-cell>
          <table:table-cell table:formula="of:=[.A24]/1000000" office:value-type="float" office:value="1478538140009.64" calcext:value-type="float">
            <text:p>1478538140009.64</text:p>
          </table:table-cell>
          <table:table-cell table:formula="of:=[.B24]/1000000" office:value-type="float" office:value="1478538137552" calcext:value-type="float">
            <text:p>1478538137552</text:p>
          </table:table-cell>
          <table:table-cell table:number-columns-repeated="4"/>
        </table:table-row>
        <table:table-row table:style-name="ro1">
          <table:table-cell office:value-type="float" office:value="1.47853814002963E+018" calcext:value-type="float">
            <text:p>1.47853814002963E+018</text:p>
          </table:table-cell>
          <table:table-cell office:value-type="float" office:value="1.478538137572E+018" calcext:value-type="float">
            <text:p>1.478538137572E+018</text:p>
          </table:table-cell>
          <table:table-cell table:formula="of:=[.A25]/1000000" office:value-type="float" office:value="1478538140029.63" calcext:value-type="float">
            <text:p>1478538140029.63</text:p>
          </table:table-cell>
          <table:table-cell table:formula="of:=[.B25]/1000000" office:value-type="float" office:value="1478538137572" calcext:value-type="float">
            <text:p>1478538137572</text:p>
          </table:table-cell>
          <table:table-cell table:number-columns-repeated="4"/>
        </table:table-row>
        <table:table-row table:style-name="ro1">
          <table:table-cell office:value-type="float" office:value="1.47853814004961E+018" calcext:value-type="float">
            <text:p>1.47853814004961E+018</text:p>
          </table:table-cell>
          <table:table-cell office:value-type="float" office:value="1.478538137591E+018" calcext:value-type="float">
            <text:p>1.478538137591E+018</text:p>
          </table:table-cell>
          <table:table-cell table:formula="of:=[.A26]/1000000" office:value-type="float" office:value="1478538140049.61" calcext:value-type="float">
            <text:p>1478538140049.61</text:p>
          </table:table-cell>
          <table:table-cell table:formula="of:=[.B26]/1000000" office:value-type="float" office:value="1478538137591" calcext:value-type="float">
            <text:p>1478538137591</text:p>
          </table:table-cell>
          <table:table-cell table:number-columns-repeated="4"/>
        </table:table-row>
        <table:table-row table:style-name="ro1">
          <table:table-cell office:value-type="float" office:value="1.4785381400696E+018" calcext:value-type="float">
            <text:p>1.4785381400696E+018</text:p>
          </table:table-cell>
          <table:table-cell office:value-type="float" office:value="1.478538137611E+018" calcext:value-type="float">
            <text:p>1.478538137611E+018</text:p>
          </table:table-cell>
          <table:table-cell table:formula="of:=[.A27]/1000000" office:value-type="float" office:value="1478538140069.6" calcext:value-type="float">
            <text:p>1478538140069.6</text:p>
          </table:table-cell>
          <table:table-cell table:formula="of:=[.B27]/1000000" office:value-type="float" office:value="1478538137611" calcext:value-type="float">
            <text:p>1478538137611</text:p>
          </table:table-cell>
          <table:table-cell table:number-columns-repeated="4"/>
        </table:table-row>
        <table:table-row table:style-name="ro1">
          <table:table-cell office:value-type="float" office:value="1.47853814008959E+018" calcext:value-type="float">
            <text:p>1.47853814008959E+018</text:p>
          </table:table-cell>
          <table:table-cell office:value-type="float" office:value="1.478538137632E+018" calcext:value-type="float">
            <text:p>1.478538137632E+018</text:p>
          </table:table-cell>
          <table:table-cell table:formula="of:=[.A28]/1000000" office:value-type="float" office:value="1478538140089.59" calcext:value-type="float">
            <text:p>1478538140089.59</text:p>
          </table:table-cell>
          <table:table-cell table:formula="of:=[.B28]/1000000" office:value-type="float" office:value="1478538137632" calcext:value-type="float">
            <text:p>1478538137632</text:p>
          </table:table-cell>
          <table:table-cell table:number-columns-repeated="4"/>
        </table:table-row>
        <table:table-row table:style-name="ro1">
          <table:table-cell office:value-type="float" office:value="1.47853814010955E+018" calcext:value-type="float">
            <text:p>1.47853814010955E+018</text:p>
          </table:table-cell>
          <table:table-cell office:value-type="float" office:value="1.478538137653E+018" calcext:value-type="float">
            <text:p>1.478538137653E+018</text:p>
          </table:table-cell>
          <table:table-cell table:formula="of:=[.A29]/1000000" office:value-type="float" office:value="1478538140109.55" calcext:value-type="float">
            <text:p>1478538140109.55</text:p>
          </table:table-cell>
          <table:table-cell table:formula="of:=[.B29]/1000000" office:value-type="float" office:value="1478538137653" calcext:value-type="float">
            <text:p>1478538137653</text:p>
          </table:table-cell>
          <table:table-cell table:number-columns-repeated="4"/>
        </table:table-row>
        <table:table-row table:style-name="ro1">
          <table:table-cell office:value-type="float" office:value="1.47853814012954E+018" calcext:value-type="float">
            <text:p>1.47853814012954E+018</text:p>
          </table:table-cell>
          <table:table-cell office:value-type="float" office:value="1.478538137673E+018" calcext:value-type="float">
            <text:p>1.478538137673E+018</text:p>
          </table:table-cell>
          <table:table-cell table:formula="of:=[.A30]/1000000" office:value-type="float" office:value="1478538140129.54" calcext:value-type="float">
            <text:p>1478538140129.54</text:p>
          </table:table-cell>
          <table:table-cell table:formula="of:=[.B30]/1000000" office:value-type="float" office:value="1478538137673" calcext:value-type="float">
            <text:p>1478538137673</text:p>
          </table:table-cell>
          <table:table-cell table:number-columns-repeated="4"/>
        </table:table-row>
        <table:table-row table:style-name="ro1">
          <table:table-cell office:value-type="float" office:value="1.47853814014953E+018" calcext:value-type="float">
            <text:p>1.47853814014953E+018</text:p>
          </table:table-cell>
          <table:table-cell office:value-type="float" office:value="1.478538137692E+018" calcext:value-type="float">
            <text:p>1.478538137692E+018</text:p>
          </table:table-cell>
          <table:table-cell table:formula="of:=[.A31]/1000000" office:value-type="float" office:value="1478538140149.53" calcext:value-type="float">
            <text:p>1478538140149.53</text:p>
          </table:table-cell>
          <table:table-cell table:formula="of:=[.B31]/1000000" office:value-type="float" office:value="1478538137692" calcext:value-type="float">
            <text:p>1478538137692</text:p>
          </table:table-cell>
          <table:table-cell table:number-columns-repeated="4"/>
        </table:table-row>
        <table:table-row table:style-name="ro1">
          <table:table-cell office:value-type="float" office:value="1.47853814016952E+018" calcext:value-type="float">
            <text:p>1.47853814016952E+018</text:p>
          </table:table-cell>
          <table:table-cell office:value-type="float" office:value="1.478538137712E+018" calcext:value-type="float">
            <text:p>1.478538137712E+018</text:p>
          </table:table-cell>
          <table:table-cell table:formula="of:=[.A32]/1000000" office:value-type="float" office:value="1478538140169.52" calcext:value-type="float">
            <text:p>1478538140169.52</text:p>
          </table:table-cell>
          <table:table-cell table:formula="of:=[.B32]/1000000" office:value-type="float" office:value="1478538137712" calcext:value-type="float">
            <text:p>1478538137712</text:p>
          </table:table-cell>
          <table:table-cell table:number-columns-repeated="4"/>
        </table:table-row>
        <table:table-row table:style-name="ro1">
          <table:table-cell office:value-type="float" office:value="1.47853814018948E+018" calcext:value-type="float">
            <text:p>1.47853814018948E+018</text:p>
          </table:table-cell>
          <table:table-cell office:value-type="float" office:value="1.478538137731E+018" calcext:value-type="float">
            <text:p>1.478538137731E+018</text:p>
          </table:table-cell>
          <table:table-cell table:formula="of:=[.A33]/1000000" office:value-type="float" office:value="1478538140189.48" calcext:value-type="float">
            <text:p>1478538140189.48</text:p>
          </table:table-cell>
          <table:table-cell table:formula="of:=[.B33]/1000000" office:value-type="float" office:value="1478538137731" calcext:value-type="float">
            <text:p>1478538137731</text:p>
          </table:table-cell>
          <table:table-cell table:number-columns-repeated="4"/>
        </table:table-row>
        <table:table-row table:style-name="ro1">
          <table:table-cell office:value-type="float" office:value="1.47853814020947E+018" calcext:value-type="float">
            <text:p>1.47853814020947E+018</text:p>
          </table:table-cell>
          <table:table-cell office:value-type="float" office:value="1.478538137751E+018" calcext:value-type="float">
            <text:p>1.478538137751E+018</text:p>
          </table:table-cell>
          <table:table-cell table:formula="of:=[.A34]/1000000" office:value-type="float" office:value="1478538140209.47" calcext:value-type="float">
            <text:p>1478538140209.47</text:p>
          </table:table-cell>
          <table:table-cell table:formula="of:=[.B34]/1000000" office:value-type="float" office:value="1478538137751" calcext:value-type="float">
            <text:p>1478538137751</text:p>
          </table:table-cell>
          <table:table-cell table:number-columns-repeated="4"/>
        </table:table-row>
        <table:table-row table:style-name="ro1">
          <table:table-cell office:value-type="float" office:value="1.47853814022945E+018" calcext:value-type="float">
            <text:p>1.47853814022945E+018</text:p>
          </table:table-cell>
          <table:table-cell office:value-type="float" office:value="1.478538137771E+018" calcext:value-type="float">
            <text:p>1.478538137771E+018</text:p>
          </table:table-cell>
          <table:table-cell table:formula="of:=[.A35]/1000000" office:value-type="float" office:value="1478538140229.45" calcext:value-type="float">
            <text:p>1478538140229.45</text:p>
          </table:table-cell>
          <table:table-cell table:formula="of:=[.B35]/1000000" office:value-type="float" office:value="1478538137771" calcext:value-type="float">
            <text:p>1478538137771</text:p>
          </table:table-cell>
          <table:table-cell table:number-columns-repeated="4"/>
        </table:table-row>
        <table:table-row table:style-name="ro1">
          <table:table-cell office:value-type="float" office:value="1.47853814024941E+018" calcext:value-type="float">
            <text:p>1.47853814024941E+018</text:p>
          </table:table-cell>
          <table:table-cell office:value-type="float" office:value="1.478538137798E+018" calcext:value-type="float">
            <text:p>1.478538137798E+018</text:p>
          </table:table-cell>
          <table:table-cell table:formula="of:=[.A36]/1000000" office:value-type="float" office:value="1478538140249.41" calcext:value-type="float">
            <text:p>1478538140249.41</text:p>
          </table:table-cell>
          <table:table-cell table:formula="of:=[.B36]/1000000" office:value-type="float" office:value="1478538137798" calcext:value-type="float">
            <text:p>1478538137798</text:p>
          </table:table-cell>
          <table:table-cell table:number-columns-repeated="4"/>
        </table:table-row>
        <table:table-row table:style-name="ro1">
          <table:table-cell office:value-type="float" office:value="1.4785381402694E+018" calcext:value-type="float">
            <text:p>1.4785381402694E+018</text:p>
          </table:table-cell>
          <table:table-cell office:value-type="float" office:value="1.478538137828E+018" calcext:value-type="float">
            <text:p>1.478538137828E+018</text:p>
          </table:table-cell>
          <table:table-cell table:formula="of:=[.A37]/1000000" office:value-type="float" office:value="1478538140269.4" calcext:value-type="float">
            <text:p>1478538140269.4</text:p>
          </table:table-cell>
          <table:table-cell table:formula="of:=[.B37]/1000000" office:value-type="float" office:value="1478538137828" calcext:value-type="float">
            <text:p>1478538137828</text:p>
          </table:table-cell>
          <table:table-cell table:number-columns-repeated="4"/>
        </table:table-row>
        <table:table-row table:style-name="ro1">
          <table:table-cell office:value-type="float" office:value="1.47853814028936E+018" calcext:value-type="float">
            <text:p>1.47853814028936E+018</text:p>
          </table:table-cell>
          <table:table-cell office:value-type="float" office:value="1.478538137831E+018" calcext:value-type="float">
            <text:p>1.478538137831E+018</text:p>
          </table:table-cell>
          <table:table-cell table:formula="of:=[.A38]/1000000" office:value-type="float" office:value="1478538140289.36" calcext:value-type="float">
            <text:p>1478538140289.36</text:p>
          </table:table-cell>
          <table:table-cell table:formula="of:=[.B38]/1000000" office:value-type="float" office:value="1478538137831" calcext:value-type="float">
            <text:p>1478538137831</text:p>
          </table:table-cell>
          <table:table-cell table:number-columns-repeated="4"/>
        </table:table-row>
        <table:table-row table:style-name="ro1">
          <table:table-cell office:value-type="float" office:value="1.47853814030935E+018" calcext:value-type="float">
            <text:p>1.47853814030935E+018</text:p>
          </table:table-cell>
          <table:table-cell office:value-type="float" office:value="1.47853813785E+018" calcext:value-type="float">
            <text:p>1.47853813785E+018</text:p>
          </table:table-cell>
          <table:table-cell table:formula="of:=[.A39]/1000000" office:value-type="float" office:value="1478538140309.35" calcext:value-type="float">
            <text:p>1478538140309.35</text:p>
          </table:table-cell>
          <table:table-cell table:formula="of:=[.B39]/1000000" office:value-type="float" office:value="1478538137850" calcext:value-type="float">
            <text:p>1478538137850</text:p>
          </table:table-cell>
          <table:table-cell table:number-columns-repeated="4"/>
        </table:table-row>
        <table:table-row table:style-name="ro1">
          <table:table-cell office:value-type="float" office:value="1.47853814032931E+018" calcext:value-type="float">
            <text:p>1.47853814032931E+018</text:p>
          </table:table-cell>
          <table:table-cell office:value-type="float" office:value="1.47853813787E+018" calcext:value-type="float">
            <text:p>1.47853813787E+018</text:p>
          </table:table-cell>
          <table:table-cell table:formula="of:=[.A40]/1000000" office:value-type="float" office:value="1478538140329.31" calcext:value-type="float">
            <text:p>1478538140329.31</text:p>
          </table:table-cell>
          <table:table-cell table:formula="of:=[.B40]/1000000" office:value-type="float" office:value="1478538137870" calcext:value-type="float">
            <text:p>1478538137870</text:p>
          </table:table-cell>
          <table:table-cell table:number-columns-repeated="4"/>
        </table:table-row>
        <table:table-row table:style-name="ro1">
          <table:table-cell office:value-type="float" office:value="1.4785381403493E+018" calcext:value-type="float">
            <text:p>1.4785381403493E+018</text:p>
          </table:table-cell>
          <table:table-cell office:value-type="float" office:value="1.478538137892E+018" calcext:value-type="float">
            <text:p>1.478538137892E+018</text:p>
          </table:table-cell>
          <table:table-cell table:formula="of:=[.A41]/1000000" office:value-type="float" office:value="1478538140349.3" calcext:value-type="float">
            <text:p>1478538140349.3</text:p>
          </table:table-cell>
          <table:table-cell table:formula="of:=[.B41]/1000000" office:value-type="float" office:value="1478538137892" calcext:value-type="float">
            <text:p>1478538137892</text:p>
          </table:table-cell>
          <table:table-cell table:number-columns-repeated="4"/>
        </table:table-row>
        <table:table-row table:style-name="ro1">
          <table:table-cell office:value-type="float" office:value="1.47853814036929E+018" calcext:value-type="float">
            <text:p>1.47853814036929E+018</text:p>
          </table:table-cell>
          <table:table-cell office:value-type="float" office:value="1.478538137912E+018" calcext:value-type="float">
            <text:p>1.478538137912E+018</text:p>
          </table:table-cell>
          <table:table-cell table:formula="of:=[.A42]/1000000" office:value-type="float" office:value="1478538140369.29" calcext:value-type="float">
            <text:p>1478538140369.29</text:p>
          </table:table-cell>
          <table:table-cell table:formula="of:=[.B42]/1000000" office:value-type="float" office:value="1478538137912" calcext:value-type="float">
            <text:p>1478538137912</text:p>
          </table:table-cell>
          <table:table-cell table:number-columns-repeated="4"/>
        </table:table-row>
        <table:table-row table:style-name="ro1">
          <table:table-cell office:value-type="float" office:value="1.47853814038924E+018" calcext:value-type="float">
            <text:p>1.47853814038924E+018</text:p>
          </table:table-cell>
          <table:table-cell office:value-type="float" office:value="1.478538137931E+018" calcext:value-type="float">
            <text:p>1.478538137931E+018</text:p>
          </table:table-cell>
          <table:table-cell table:formula="of:=[.A43]/1000000" office:value-type="float" office:value="1478538140389.24" calcext:value-type="float">
            <text:p>1478538140389.24</text:p>
          </table:table-cell>
          <table:table-cell table:formula="of:=[.B43]/1000000" office:value-type="float" office:value="1478538137931" calcext:value-type="float">
            <text:p>1478538137931</text:p>
          </table:table-cell>
          <table:table-cell table:number-columns-repeated="4"/>
        </table:table-row>
        <table:table-row table:style-name="ro1">
          <table:table-cell office:value-type="float" office:value="1.47853814040923E+018" calcext:value-type="float">
            <text:p>1.47853814040923E+018</text:p>
          </table:table-cell>
          <table:table-cell office:value-type="float" office:value="1.478538137951E+018" calcext:value-type="float">
            <text:p>1.478538137951E+018</text:p>
          </table:table-cell>
          <table:table-cell table:formula="of:=[.A44]/1000000" office:value-type="float" office:value="1478538140409.23" calcext:value-type="float">
            <text:p>1478538140409.23</text:p>
          </table:table-cell>
          <table:table-cell table:formula="of:=[.B44]/1000000" office:value-type="float" office:value="1478538137951" calcext:value-type="float">
            <text:p>1478538137951</text:p>
          </table:table-cell>
          <table:table-cell table:number-columns-repeated="4"/>
        </table:table-row>
        <table:table-row table:style-name="ro1">
          <table:table-cell office:value-type="float" office:value="1.47853814042919E+018" calcext:value-type="float">
            <text:p>1.47853814042919E+018</text:p>
          </table:table-cell>
          <table:table-cell office:value-type="float" office:value="1.478538137971E+018" calcext:value-type="float">
            <text:p>1.478538137971E+018</text:p>
          </table:table-cell>
          <table:table-cell table:formula="of:=[.A45]/1000000" office:value-type="float" office:value="1478538140429.19" calcext:value-type="float">
            <text:p>1478538140429.19</text:p>
          </table:table-cell>
          <table:table-cell table:formula="of:=[.B45]/1000000" office:value-type="float" office:value="1478538137971" calcext:value-type="float">
            <text:p>1478538137971</text:p>
          </table:table-cell>
          <table:table-cell table:number-columns-repeated="4"/>
        </table:table-row>
        <table:table-row table:style-name="ro1">
          <table:table-cell office:value-type="float" office:value="1.47853814044918E+018" calcext:value-type="float">
            <text:p>1.47853814044918E+018</text:p>
          </table:table-cell>
          <table:table-cell office:value-type="float" office:value="1.478538137992E+018" calcext:value-type="float">
            <text:p>1.478538137992E+018</text:p>
          </table:table-cell>
          <table:table-cell table:formula="of:=[.A46]/1000000" office:value-type="float" office:value="1478538140449.18" calcext:value-type="float">
            <text:p>1478538140449.18</text:p>
          </table:table-cell>
          <table:table-cell table:formula="of:=[.B46]/1000000" office:value-type="float" office:value="1478538137992" calcext:value-type="float">
            <text:p>1478538137992</text:p>
          </table:table-cell>
          <table:table-cell table:number-columns-repeated="4"/>
        </table:table-row>
        <table:table-row table:style-name="ro1">
          <table:table-cell office:value-type="float" office:value="1.47853814046917E+018" calcext:value-type="float">
            <text:p>1.47853814046917E+018</text:p>
          </table:table-cell>
          <table:table-cell office:value-type="float" office:value="1.478538138012E+018" calcext:value-type="float">
            <text:p>1.478538138012E+018</text:p>
          </table:table-cell>
          <table:table-cell table:formula="of:=[.A47]/1000000" office:value-type="float" office:value="1478538140469.17" calcext:value-type="float">
            <text:p>1478538140469.17</text:p>
          </table:table-cell>
          <table:table-cell table:formula="of:=[.B47]/1000000" office:value-type="float" office:value="1478538138012" calcext:value-type="float">
            <text:p>1478538138012</text:p>
          </table:table-cell>
          <table:table-cell table:number-columns-repeated="4"/>
        </table:table-row>
        <table:table-row table:style-name="ro1">
          <table:table-cell office:value-type="float" office:value="1.47853814048913E+018" calcext:value-type="float">
            <text:p>1.47853814048913E+018</text:p>
          </table:table-cell>
          <table:table-cell office:value-type="float" office:value="1.478538138032E+018" calcext:value-type="float">
            <text:p>1.478538138032E+018</text:p>
          </table:table-cell>
          <table:table-cell table:formula="of:=[.A48]/1000000" office:value-type="float" office:value="1478538140489.13" calcext:value-type="float">
            <text:p>1478538140489.13</text:p>
          </table:table-cell>
          <table:table-cell table:formula="of:=[.B48]/1000000" office:value-type="float" office:value="1478538138032" calcext:value-type="float">
            <text:p>1478538138032</text:p>
          </table:table-cell>
          <table:table-cell table:number-columns-repeated="4"/>
        </table:table-row>
        <table:table-row table:style-name="ro1">
          <table:table-cell office:value-type="float" office:value="1.47853814050912E+018" calcext:value-type="float">
            <text:p>1.47853814050912E+018</text:p>
          </table:table-cell>
          <table:table-cell office:value-type="float" office:value="1.478538138052E+018" calcext:value-type="float">
            <text:p>1.478538138052E+018</text:p>
          </table:table-cell>
          <table:table-cell table:formula="of:=[.A49]/1000000" office:value-type="float" office:value="1478538140509.12" calcext:value-type="float">
            <text:p>1478538140509.12</text:p>
          </table:table-cell>
          <table:table-cell table:formula="of:=[.B49]/1000000" office:value-type="float" office:value="1478538138052" calcext:value-type="float">
            <text:p>1478538138052</text:p>
          </table:table-cell>
          <table:table-cell table:number-columns-repeated="4"/>
        </table:table-row>
        <table:table-row table:style-name="ro1">
          <table:table-cell office:value-type="float" office:value="1.47853814052911E+018" calcext:value-type="float">
            <text:p>1.47853814052911E+018</text:p>
          </table:table-cell>
          <table:table-cell office:value-type="float" office:value="1.478538138072E+018" calcext:value-type="float">
            <text:p>1.478538138072E+018</text:p>
          </table:table-cell>
          <table:table-cell table:formula="of:=[.A50]/1000000" office:value-type="float" office:value="1478538140529.11" calcext:value-type="float">
            <text:p>1478538140529.11</text:p>
          </table:table-cell>
          <table:table-cell table:formula="of:=[.B50]/1000000" office:value-type="float" office:value="1478538138072" calcext:value-type="float">
            <text:p>1478538138072</text:p>
          </table:table-cell>
          <table:table-cell table:number-columns-repeated="4"/>
        </table:table-row>
        <table:table-row table:style-name="ro1">
          <table:table-cell office:value-type="float" office:value="1.47853814054907E+018" calcext:value-type="float">
            <text:p>1.47853814054907E+018</text:p>
          </table:table-cell>
          <table:table-cell office:value-type="float" office:value="1.478538138092E+018" calcext:value-type="float">
            <text:p>1.478538138092E+018</text:p>
          </table:table-cell>
          <table:table-cell table:formula="of:=[.A51]/1000000" office:value-type="float" office:value="1478538140549.07" calcext:value-type="float">
            <text:p>1478538140549.07</text:p>
          </table:table-cell>
          <table:table-cell table:formula="of:=[.B51]/1000000" office:value-type="float" office:value="1478538138092" calcext:value-type="float">
            <text:p>1478538138092</text:p>
          </table:table-cell>
          <table:table-cell table:number-columns-repeated="4"/>
        </table:table-row>
        <table:table-row table:style-name="ro1">
          <table:table-cell office:value-type="float" office:value="1.47853814056908E+018" calcext:value-type="float">
            <text:p>1.47853814056908E+018</text:p>
          </table:table-cell>
          <table:table-cell office:value-type="float" office:value="1.478538138112E+018" calcext:value-type="float">
            <text:p>1.478538138112E+018</text:p>
          </table:table-cell>
          <table:table-cell table:formula="of:=[.A52]/1000000" office:value-type="float" office:value="1478538140569.08" calcext:value-type="float">
            <text:p>1478538140569.08</text:p>
          </table:table-cell>
          <table:table-cell table:formula="of:=[.B52]/1000000" office:value-type="float" office:value="1478538138112" calcext:value-type="float">
            <text:p>1478538138112</text:p>
          </table:table-cell>
          <table:table-cell table:number-columns-repeated="4"/>
        </table:table-row>
        <table:table-row table:style-name="ro1">
          <table:table-cell office:value-type="float" office:value="1.47853814058907E+018" calcext:value-type="float">
            <text:p>1.47853814058907E+018</text:p>
          </table:table-cell>
          <table:table-cell office:value-type="float" office:value="1.478538138132E+018" calcext:value-type="float">
            <text:p>1.478538138132E+018</text:p>
          </table:table-cell>
          <table:table-cell table:formula="of:=[.A53]/1000000" office:value-type="float" office:value="1478538140589.07" calcext:value-type="float">
            <text:p>1478538140589.07</text:p>
          </table:table-cell>
          <table:table-cell table:formula="of:=[.B53]/1000000" office:value-type="float" office:value="1478538138132" calcext:value-type="float">
            <text:p>1478538138132</text:p>
          </table:table-cell>
          <table:table-cell table:number-columns-repeated="4"/>
        </table:table-row>
        <table:table-row table:style-name="ro1">
          <table:table-cell office:value-type="float" office:value="1.47853814060903E+018" calcext:value-type="float">
            <text:p>1.47853814060903E+018</text:p>
          </table:table-cell>
          <table:table-cell office:value-type="float" office:value="1.478538138151E+018" calcext:value-type="float">
            <text:p>1.478538138151E+018</text:p>
          </table:table-cell>
          <table:table-cell table:formula="of:=[.A54]/1000000" office:value-type="float" office:value="1478538140609.03" calcext:value-type="float">
            <text:p>1478538140609.03</text:p>
          </table:table-cell>
          <table:table-cell table:formula="of:=[.B54]/1000000" office:value-type="float" office:value="1478538138151" calcext:value-type="float">
            <text:p>1478538138151</text:p>
          </table:table-cell>
          <table:table-cell table:number-columns-repeated="4"/>
        </table:table-row>
        <table:table-row table:style-name="ro1">
          <table:table-cell office:value-type="float" office:value="1.47853814062902E+018" calcext:value-type="float">
            <text:p>1.47853814062902E+018</text:p>
          </table:table-cell>
          <table:table-cell office:value-type="float" office:value="1.478538138171E+018" calcext:value-type="float">
            <text:p>1.478538138171E+018</text:p>
          </table:table-cell>
          <table:table-cell table:formula="of:=[.A55]/1000000" office:value-type="float" office:value="1478538140629.02" calcext:value-type="float">
            <text:p>1478538140629.02</text:p>
          </table:table-cell>
          <table:table-cell table:formula="of:=[.B55]/1000000" office:value-type="float" office:value="1478538138171" calcext:value-type="float">
            <text:p>1478538138171</text:p>
          </table:table-cell>
          <table:table-cell table:number-columns-repeated="4"/>
        </table:table-row>
        <table:table-row table:style-name="ro1">
          <table:table-cell office:value-type="float" office:value="1.47853814064901E+018" calcext:value-type="float">
            <text:p>1.47853814064901E+018</text:p>
          </table:table-cell>
          <table:table-cell office:value-type="float" office:value="1.478538138204E+018" calcext:value-type="float">
            <text:p>1.478538138204E+018</text:p>
          </table:table-cell>
          <table:table-cell table:formula="of:=[.A56]/1000000" office:value-type="float" office:value="1478538140649.01" calcext:value-type="float">
            <text:p>1478538140649.01</text:p>
          </table:table-cell>
          <table:table-cell table:formula="of:=[.B56]/1000000" office:value-type="float" office:value="1478538138204" calcext:value-type="float">
            <text:p>1478538138204</text:p>
          </table:table-cell>
          <table:table-cell table:number-columns-repeated="4"/>
        </table:table-row>
        <table:table-row table:style-name="ro1">
          <table:table-cell office:value-type="float" office:value="1.47853814066897E+018" calcext:value-type="float">
            <text:p>1.47853814066897E+018</text:p>
          </table:table-cell>
          <table:table-cell office:value-type="float" office:value="1.478538138212E+018" calcext:value-type="float">
            <text:p>1.478538138212E+018</text:p>
          </table:table-cell>
          <table:table-cell table:formula="of:=[.A57]/1000000" office:value-type="float" office:value="1478538140668.97" calcext:value-type="float">
            <text:p>1478538140668.97</text:p>
          </table:table-cell>
          <table:table-cell table:formula="of:=[.B57]/1000000" office:value-type="float" office:value="1478538138212" calcext:value-type="float">
            <text:p>1478538138212</text:p>
          </table:table-cell>
          <table:table-cell table:number-columns-repeated="4"/>
        </table:table-row>
        <table:table-row table:style-name="ro1">
          <table:table-cell office:value-type="float" office:value="1.47853814068896E+018" calcext:value-type="float">
            <text:p>1.47853814068896E+018</text:p>
          </table:table-cell>
          <table:table-cell office:value-type="float" office:value="1.478538138232E+018" calcext:value-type="float">
            <text:p>1.478538138232E+018</text:p>
          </table:table-cell>
          <table:table-cell table:formula="of:=[.A58]/1000000" office:value-type="float" office:value="1478538140688.96" calcext:value-type="float">
            <text:p>1478538140688.96</text:p>
          </table:table-cell>
          <table:table-cell table:formula="of:=[.B58]/1000000" office:value-type="float" office:value="1478538138232" calcext:value-type="float">
            <text:p>1478538138232</text:p>
          </table:table-cell>
          <table:table-cell table:number-columns-repeated="4"/>
        </table:table-row>
        <table:table-row table:style-name="ro1">
          <table:table-cell office:value-type="float" office:value="1.47853814070895E+018" calcext:value-type="float">
            <text:p>1.47853814070895E+018</text:p>
          </table:table-cell>
          <table:table-cell office:value-type="float" office:value="1.47853813826E+018" calcext:value-type="float">
            <text:p>1.47853813826E+018</text:p>
          </table:table-cell>
          <table:table-cell table:formula="of:=[.A59]/1000000" office:value-type="float" office:value="1478538140708.95" calcext:value-type="float">
            <text:p>1478538140708.95</text:p>
          </table:table-cell>
          <table:table-cell table:formula="of:=[.B59]/1000000" office:value-type="float" office:value="1478538138260" calcext:value-type="float">
            <text:p>1478538138260</text:p>
          </table:table-cell>
          <table:table-cell table:number-columns-repeated="4"/>
        </table:table-row>
        <table:table-row table:style-name="ro1">
          <table:table-cell office:value-type="float" office:value="1.4785381407289E+018" calcext:value-type="float">
            <text:p>1.4785381407289E+018</text:p>
          </table:table-cell>
          <table:table-cell office:value-type="float" office:value="1.478538138273E+018" calcext:value-type="float">
            <text:p>1.478538138273E+018</text:p>
          </table:table-cell>
          <table:table-cell table:formula="of:=[.A60]/1000000" office:value-type="float" office:value="1478538140728.9" calcext:value-type="float">
            <text:p>1478538140728.9</text:p>
          </table:table-cell>
          <table:table-cell table:formula="of:=[.B60]/1000000" office:value-type="float" office:value="1478538138273" calcext:value-type="float">
            <text:p>1478538138273</text:p>
          </table:table-cell>
          <table:table-cell table:number-columns-repeated="4"/>
        </table:table-row>
        <table:table-row table:style-name="ro1">
          <table:table-cell office:value-type="float" office:value="1.47853814074889E+018" calcext:value-type="float">
            <text:p>1.47853814074889E+018</text:p>
          </table:table-cell>
          <table:table-cell office:value-type="float" office:value="1.478538138292E+018" calcext:value-type="float">
            <text:p>1.478538138292E+018</text:p>
          </table:table-cell>
          <table:table-cell table:formula="of:=[.A61]/1000000" office:value-type="float" office:value="1478538140748.89" calcext:value-type="float">
            <text:p>1478538140748.89</text:p>
          </table:table-cell>
          <table:table-cell table:formula="of:=[.B61]/1000000" office:value-type="float" office:value="1478538138292" calcext:value-type="float">
            <text:p>1478538138292</text:p>
          </table:table-cell>
          <table:table-cell table:number-columns-repeated="4"/>
        </table:table-row>
        <table:table-row table:style-name="ro1">
          <table:table-cell office:value-type="float" office:value="1.47853814076888E+018" calcext:value-type="float">
            <text:p>1.47853814076888E+018</text:p>
          </table:table-cell>
          <table:table-cell office:value-type="float" office:value="1.478538138324E+018" calcext:value-type="float">
            <text:p>1.478538138324E+018</text:p>
          </table:table-cell>
          <table:table-cell table:formula="of:=[.A62]/1000000" office:value-type="float" office:value="1478538140768.88" calcext:value-type="float">
            <text:p>1478538140768.88</text:p>
          </table:table-cell>
          <table:table-cell table:formula="of:=[.B62]/1000000" office:value-type="float" office:value="1478538138324" calcext:value-type="float">
            <text:p>1478538138324</text:p>
          </table:table-cell>
          <table:table-cell table:number-columns-repeated="4"/>
        </table:table-row>
        <table:table-row table:style-name="ro1">
          <table:table-cell office:value-type="float" office:value="1.47853814078887E+018" calcext:value-type="float">
            <text:p>1.47853814078887E+018</text:p>
          </table:table-cell>
          <table:table-cell office:value-type="float" office:value="1.47853813833E+018" calcext:value-type="float">
            <text:p>1.47853813833E+018</text:p>
          </table:table-cell>
          <table:table-cell table:formula="of:=[.A63]/1000000" office:value-type="float" office:value="1478538140788.87" calcext:value-type="float">
            <text:p>1478538140788.87</text:p>
          </table:table-cell>
          <table:table-cell table:formula="of:=[.B63]/1000000" office:value-type="float" office:value="1478538138330" calcext:value-type="float">
            <text:p>1478538138330</text:p>
          </table:table-cell>
          <table:table-cell table:number-columns-repeated="4"/>
        </table:table-row>
        <table:table-row table:style-name="ro1">
          <table:table-cell office:value-type="float" office:value="1.47853814080886E+018" calcext:value-type="float">
            <text:p>1.47853814080886E+018</text:p>
          </table:table-cell>
          <table:table-cell office:value-type="float" office:value="1.47853813835E+018" calcext:value-type="float">
            <text:p>1.47853813835E+018</text:p>
          </table:table-cell>
          <table:table-cell table:formula="of:=[.A64]/1000000" office:value-type="float" office:value="1478538140808.86" calcext:value-type="float">
            <text:p>1478538140808.86</text:p>
          </table:table-cell>
          <table:table-cell table:formula="of:=[.B64]/1000000" office:value-type="float" office:value="1478538138350" calcext:value-type="float">
            <text:p>1478538138350</text:p>
          </table:table-cell>
          <table:table-cell table:number-columns-repeated="4"/>
        </table:table-row>
        <table:table-row table:style-name="ro1">
          <table:table-cell office:value-type="float" office:value="1.47853814082885E+018" calcext:value-type="float">
            <text:p>1.47853814082885E+018</text:p>
          </table:table-cell>
          <table:table-cell office:value-type="float" office:value="1.478538138371E+018" calcext:value-type="float">
            <text:p>1.478538138371E+018</text:p>
          </table:table-cell>
          <table:table-cell table:formula="of:=[.A65]/1000000" office:value-type="float" office:value="1478538140828.85" calcext:value-type="float">
            <text:p>1478538140828.85</text:p>
          </table:table-cell>
          <table:table-cell table:formula="of:=[.B65]/1000000" office:value-type="float" office:value="1478538138371" calcext:value-type="float">
            <text:p>1478538138371</text:p>
          </table:table-cell>
          <table:table-cell table:number-columns-repeated="4"/>
        </table:table-row>
        <table:table-row table:style-name="ro1">
          <table:table-cell office:value-type="float" office:value="1.47853814084881E+018" calcext:value-type="float">
            <text:p>1.47853814084881E+018</text:p>
          </table:table-cell>
          <table:table-cell office:value-type="float" office:value="1.478538138398E+018" calcext:value-type="float">
            <text:p>1.478538138398E+018</text:p>
          </table:table-cell>
          <table:table-cell table:formula="of:=[.A66]/1000000" office:value-type="float" office:value="1478538140848.81" calcext:value-type="float">
            <text:p>1478538140848.81</text:p>
          </table:table-cell>
          <table:table-cell table:formula="of:=[.B66]/1000000" office:value-type="float" office:value="1478538138398" calcext:value-type="float">
            <text:p>1478538138398</text:p>
          </table:table-cell>
          <table:table-cell table:number-columns-repeated="4"/>
        </table:table-row>
        <table:table-row table:style-name="ro1">
          <table:table-cell office:value-type="float" office:value="1.4785381408688E+018" calcext:value-type="float">
            <text:p>1.4785381408688E+018</text:p>
          </table:table-cell>
          <table:table-cell office:value-type="float" office:value="1.47853813841E+018" calcext:value-type="float">
            <text:p>1.47853813841E+018</text:p>
          </table:table-cell>
          <table:table-cell table:formula="of:=[.A67]/1000000" office:value-type="float" office:value="1478538140868.8" calcext:value-type="float">
            <text:p>1478538140868.8</text:p>
          </table:table-cell>
          <table:table-cell table:formula="of:=[.B67]/1000000" office:value-type="float" office:value="1478538138410" calcext:value-type="float">
            <text:p>1478538138410</text:p>
          </table:table-cell>
          <table:table-cell table:number-columns-repeated="4"/>
        </table:table-row>
        <table:table-row table:style-name="ro1">
          <table:table-cell office:value-type="float" office:value="1.47853814088879E+018" calcext:value-type="float">
            <text:p>1.47853814088879E+018</text:p>
          </table:table-cell>
          <table:table-cell office:value-type="float" office:value="1.47853813843E+018" calcext:value-type="float">
            <text:p>1.47853813843E+018</text:p>
          </table:table-cell>
          <table:table-cell table:formula="of:=[.A68]/1000000" office:value-type="float" office:value="1478538140888.79" calcext:value-type="float">
            <text:p>1478538140888.79</text:p>
          </table:table-cell>
          <table:table-cell table:formula="of:=[.B68]/1000000" office:value-type="float" office:value="1478538138430" calcext:value-type="float">
            <text:p>1478538138430</text:p>
          </table:table-cell>
          <table:table-cell table:number-columns-repeated="4"/>
        </table:table-row>
        <table:table-row table:style-name="ro1">
          <table:table-cell office:value-type="float" office:value="1.47853814090875E+018" calcext:value-type="float">
            <text:p>1.47853814090875E+018</text:p>
          </table:table-cell>
          <table:table-cell office:value-type="float" office:value="1.47853813845E+018" calcext:value-type="float">
            <text:p>1.47853813845E+018</text:p>
          </table:table-cell>
          <table:table-cell table:formula="of:=[.A69]/1000000" office:value-type="float" office:value="1478538140908.75" calcext:value-type="float">
            <text:p>1478538140908.75</text:p>
          </table:table-cell>
          <table:table-cell table:formula="of:=[.B69]/1000000" office:value-type="float" office:value="1478538138450" calcext:value-type="float">
            <text:p>1478538138450</text:p>
          </table:table-cell>
          <table:table-cell table:number-columns-repeated="4"/>
        </table:table-row>
        <table:table-row table:style-name="ro1">
          <table:table-cell office:value-type="float" office:value="1.47853814092873E+018" calcext:value-type="float">
            <text:p>1.47853814092873E+018</text:p>
          </table:table-cell>
          <table:table-cell office:value-type="float" office:value="1.47853813847E+018" calcext:value-type="float">
            <text:p>1.47853813847E+018</text:p>
          </table:table-cell>
          <table:table-cell table:formula="of:=[.A70]/1000000" office:value-type="float" office:value="1478538140928.73" calcext:value-type="float">
            <text:p>1478538140928.73</text:p>
          </table:table-cell>
          <table:table-cell table:formula="of:=[.B70]/1000000" office:value-type="float" office:value="1478538138470" calcext:value-type="float">
            <text:p>1478538138470</text:p>
          </table:table-cell>
          <table:table-cell table:number-columns-repeated="4"/>
        </table:table-row>
        <table:table-row table:style-name="ro1">
          <table:table-cell office:value-type="float" office:value="1.47853814094872E+018" calcext:value-type="float">
            <text:p>1.47853814094872E+018</text:p>
          </table:table-cell>
          <table:table-cell office:value-type="float" office:value="1.47853813849E+018" calcext:value-type="float">
            <text:p>1.47853813849E+018</text:p>
          </table:table-cell>
          <table:table-cell table:formula="of:=[.A71]/1000000" office:value-type="float" office:value="1478538140948.72" calcext:value-type="float">
            <text:p>1478538140948.72</text:p>
          </table:table-cell>
          <table:table-cell table:formula="of:=[.B71]/1000000" office:value-type="float" office:value="1478538138490" calcext:value-type="float">
            <text:p>1478538138490</text:p>
          </table:table-cell>
          <table:table-cell table:number-columns-repeated="4"/>
        </table:table-row>
        <table:table-row table:style-name="ro1">
          <table:table-cell office:value-type="float" office:value="1.47853814096868E+018" calcext:value-type="float">
            <text:p>1.47853814096868E+018</text:p>
          </table:table-cell>
          <table:table-cell office:value-type="float" office:value="1.47853813851E+018" calcext:value-type="float">
            <text:p>1.47853813851E+018</text:p>
          </table:table-cell>
          <table:table-cell table:formula="of:=[.A72]/1000000" office:value-type="float" office:value="1478538140968.68" calcext:value-type="float">
            <text:p>1478538140968.68</text:p>
          </table:table-cell>
          <table:table-cell table:formula="of:=[.B72]/1000000" office:value-type="float" office:value="1478538138510" calcext:value-type="float">
            <text:p>1478538138510</text:p>
          </table:table-cell>
          <table:table-cell table:number-columns-repeated="4"/>
        </table:table-row>
        <table:table-row table:style-name="ro1">
          <table:table-cell office:value-type="float" office:value="1.47853814098867E+018" calcext:value-type="float">
            <text:p>1.47853814098867E+018</text:p>
          </table:table-cell>
          <table:table-cell office:value-type="float" office:value="1.478538138531E+018" calcext:value-type="float">
            <text:p>1.478538138531E+018</text:p>
          </table:table-cell>
          <table:table-cell table:formula="of:=[.A73]/1000000" office:value-type="float" office:value="1478538140988.67" calcext:value-type="float">
            <text:p>1478538140988.67</text:p>
          </table:table-cell>
          <table:table-cell table:formula="of:=[.B73]/1000000" office:value-type="float" office:value="1478538138531" calcext:value-type="float">
            <text:p>1478538138531</text:p>
          </table:table-cell>
          <table:table-cell table:number-columns-repeated="4"/>
        </table:table-row>
        <table:table-row table:style-name="ro1">
          <table:table-cell office:value-type="float" office:value="1.47853814100866E+018" calcext:value-type="float">
            <text:p>1.47853814100866E+018</text:p>
          </table:table-cell>
          <table:table-cell office:value-type="float" office:value="1.478538138552E+018" calcext:value-type="float">
            <text:p>1.478538138552E+018</text:p>
          </table:table-cell>
          <table:table-cell table:formula="of:=[.A74]/1000000" office:value-type="float" office:value="1478538141008.66" calcext:value-type="float">
            <text:p>1478538141008.66</text:p>
          </table:table-cell>
          <table:table-cell table:formula="of:=[.B74]/1000000" office:value-type="float" office:value="1478538138552" calcext:value-type="float">
            <text:p>1478538138552</text:p>
          </table:table-cell>
          <table:table-cell table:number-columns-repeated="4"/>
        </table:table-row>
        <table:table-row table:style-name="ro1">
          <table:table-cell office:value-type="float" office:value="1.47853814102865E+018" calcext:value-type="float">
            <text:p>1.47853814102865E+018</text:p>
          </table:table-cell>
          <table:table-cell office:value-type="float" office:value="1.478538138575E+018" calcext:value-type="float">
            <text:p>1.478538138575E+018</text:p>
          </table:table-cell>
          <table:table-cell table:formula="of:=[.A75]/1000000" office:value-type="float" office:value="1478538141028.65" calcext:value-type="float">
            <text:p>1478538141028.65</text:p>
          </table:table-cell>
          <table:table-cell table:formula="of:=[.B75]/1000000" office:value-type="float" office:value="1478538138575" calcext:value-type="float">
            <text:p>1478538138575</text:p>
          </table:table-cell>
          <table:table-cell table:number-columns-repeated="4"/>
        </table:table-row>
        <table:table-row table:style-name="ro1">
          <table:table-cell office:value-type="float" office:value="1.47853814104861E+018" calcext:value-type="float">
            <text:p>1.47853814104861E+018</text:p>
          </table:table-cell>
          <table:table-cell office:value-type="float" office:value="1.478538138592E+018" calcext:value-type="float">
            <text:p>1.478538138592E+018</text:p>
          </table:table-cell>
          <table:table-cell table:formula="of:=[.A76]/1000000" office:value-type="float" office:value="1478538141048.61" calcext:value-type="float">
            <text:p>1478538141048.61</text:p>
          </table:table-cell>
          <table:table-cell table:formula="of:=[.B76]/1000000" office:value-type="float" office:value="1478538138592" calcext:value-type="float">
            <text:p>1478538138592</text:p>
          </table:table-cell>
          <table:table-cell table:number-columns-repeated="4"/>
        </table:table-row>
        <table:table-row table:style-name="ro1">
          <table:table-cell office:value-type="float" office:value="1.4785381410686E+018" calcext:value-type="float">
            <text:p>1.4785381410686E+018</text:p>
          </table:table-cell>
          <table:table-cell office:value-type="float" office:value="1.478538138615E+018" calcext:value-type="float">
            <text:p>1.478538138615E+018</text:p>
          </table:table-cell>
          <table:table-cell table:formula="of:=[.A77]/1000000" office:value-type="float" office:value="1478538141068.6" calcext:value-type="float">
            <text:p>1478538141068.6</text:p>
          </table:table-cell>
          <table:table-cell table:formula="of:=[.B77]/1000000" office:value-type="float" office:value="1478538138615" calcext:value-type="float">
            <text:p>1478538138615</text:p>
          </table:table-cell>
          <table:table-cell table:number-columns-repeated="4"/>
        </table:table-row>
        <table:table-row table:style-name="ro1">
          <table:table-cell office:value-type="float" office:value="1.47853814108855E+018" calcext:value-type="float">
            <text:p>1.47853814108855E+018</text:p>
          </table:table-cell>
          <table:table-cell office:value-type="float" office:value="1.478538138633E+018" calcext:value-type="float">
            <text:p>1.478538138633E+018</text:p>
          </table:table-cell>
          <table:table-cell table:formula="of:=[.A78]/1000000" office:value-type="float" office:value="1478538141088.55" calcext:value-type="float">
            <text:p>1478538141088.55</text:p>
          </table:table-cell>
          <table:table-cell table:formula="of:=[.B78]/1000000" office:value-type="float" office:value="1478538138633" calcext:value-type="float">
            <text:p>1478538138633</text:p>
          </table:table-cell>
          <table:table-cell table:number-columns-repeated="4"/>
        </table:table-row>
        <table:table-row table:style-name="ro1">
          <table:table-cell office:value-type="float" office:value="1.47853814110854E+018" calcext:value-type="float">
            <text:p>1.47853814110854E+018</text:p>
          </table:table-cell>
          <table:table-cell office:value-type="float" office:value="1.478538138653E+018" calcext:value-type="float">
            <text:p>1.478538138653E+018</text:p>
          </table:table-cell>
          <table:table-cell table:formula="of:=[.A79]/1000000" office:value-type="float" office:value="1478538141108.54" calcext:value-type="float">
            <text:p>1478538141108.54</text:p>
          </table:table-cell>
          <table:table-cell table:formula="of:=[.B79]/1000000" office:value-type="float" office:value="1478538138653" calcext:value-type="float">
            <text:p>1478538138653</text:p>
          </table:table-cell>
          <table:table-cell table:number-columns-repeated="4"/>
        </table:table-row>
        <table:table-row table:style-name="ro1">
          <table:table-cell office:value-type="float" office:value="1.47853814112853E+018" calcext:value-type="float">
            <text:p>1.47853814112853E+018</text:p>
          </table:table-cell>
          <table:table-cell office:value-type="float" office:value="1.478538138673E+018" calcext:value-type="float">
            <text:p>1.478538138673E+018</text:p>
          </table:table-cell>
          <table:table-cell table:formula="of:=[.A80]/1000000" office:value-type="float" office:value="1478538141128.53" calcext:value-type="float">
            <text:p>1478538141128.53</text:p>
          </table:table-cell>
          <table:table-cell table:formula="of:=[.B80]/1000000" office:value-type="float" office:value="1478538138673" calcext:value-type="float">
            <text:p>1478538138673</text:p>
          </table:table-cell>
          <table:table-cell table:number-columns-repeated="4"/>
        </table:table-row>
        <table:table-row table:style-name="ro1">
          <table:table-cell office:value-type="float" office:value="1.47853814114852E+018" calcext:value-type="float">
            <text:p>1.47853814114852E+018</text:p>
          </table:table-cell>
          <table:table-cell office:value-type="float" office:value="1.478538138692E+018" calcext:value-type="float">
            <text:p>1.478538138692E+018</text:p>
          </table:table-cell>
          <table:table-cell table:formula="of:=[.A81]/1000000" office:value-type="float" office:value="1478538141148.52" calcext:value-type="float">
            <text:p>1478538141148.52</text:p>
          </table:table-cell>
          <table:table-cell table:formula="of:=[.B81]/1000000" office:value-type="float" office:value="1478538138692" calcext:value-type="float">
            <text:p>1478538138692</text:p>
          </table:table-cell>
          <table:table-cell table:number-columns-repeated="4"/>
        </table:table-row>
        <table:table-row table:style-name="ro1">
          <table:table-cell office:value-type="float" office:value="1.47853814116848E+018" calcext:value-type="float">
            <text:p>1.47853814116848E+018</text:p>
          </table:table-cell>
          <table:table-cell office:value-type="float" office:value="1.478538138715E+018" calcext:value-type="float">
            <text:p>1.478538138715E+018</text:p>
          </table:table-cell>
          <table:table-cell table:formula="of:=[.A82]/1000000" office:value-type="float" office:value="1478538141168.48" calcext:value-type="float">
            <text:p>1478538141168.48</text:p>
          </table:table-cell>
          <table:table-cell table:formula="of:=[.B82]/1000000" office:value-type="float" office:value="1478538138715" calcext:value-type="float">
            <text:p>1478538138715</text:p>
          </table:table-cell>
          <table:table-cell table:number-columns-repeated="4"/>
        </table:table-row>
        <table:table-row table:style-name="ro1">
          <table:table-cell office:value-type="float" office:value="1.47853814118847E+018" calcext:value-type="float">
            <text:p>1.47853814118847E+018</text:p>
          </table:table-cell>
          <table:table-cell office:value-type="float" office:value="1.478538138732E+018" calcext:value-type="float">
            <text:p>1.478538138732E+018</text:p>
          </table:table-cell>
          <table:table-cell table:formula="of:=[.A83]/1000000" office:value-type="float" office:value="1478538141188.47" calcext:value-type="float">
            <text:p>1478538141188.47</text:p>
          </table:table-cell>
          <table:table-cell table:formula="of:=[.B83]/1000000" office:value-type="float" office:value="1478538138732" calcext:value-type="float">
            <text:p>1478538138732</text:p>
          </table:table-cell>
          <table:table-cell table:number-columns-repeated="4"/>
        </table:table-row>
        <table:table-row table:style-name="ro1">
          <table:table-cell office:value-type="float" office:value="1.47853814120846E+018" calcext:value-type="float">
            <text:p>1.47853814120846E+018</text:p>
          </table:table-cell>
          <table:table-cell office:value-type="float" office:value="1.478538138752E+018" calcext:value-type="float">
            <text:p>1.478538138752E+018</text:p>
          </table:table-cell>
          <table:table-cell table:formula="of:=[.A84]/1000000" office:value-type="float" office:value="1478538141208.46" calcext:value-type="float">
            <text:p>1478538141208.46</text:p>
          </table:table-cell>
          <table:table-cell table:formula="of:=[.B84]/1000000" office:value-type="float" office:value="1478538138752" calcext:value-type="float">
            <text:p>1478538138752</text:p>
          </table:table-cell>
          <table:table-cell table:number-columns-repeated="4"/>
        </table:table-row>
        <table:table-row table:style-name="ro1">
          <table:table-cell office:value-type="float" office:value="1.47853814122845E+018" calcext:value-type="float">
            <text:p>1.47853814122845E+018</text:p>
          </table:table-cell>
          <table:table-cell office:value-type="float" office:value="1.478538138773E+018" calcext:value-type="float">
            <text:p>1.478538138773E+018</text:p>
          </table:table-cell>
          <table:table-cell table:formula="of:=[.A85]/1000000" office:value-type="float" office:value="1478538141228.45" calcext:value-type="float">
            <text:p>1478538141228.45</text:p>
          </table:table-cell>
          <table:table-cell table:formula="of:=[.B85]/1000000" office:value-type="float" office:value="1478538138773" calcext:value-type="float">
            <text:p>1478538138773</text:p>
          </table:table-cell>
          <table:table-cell table:number-columns-repeated="4"/>
        </table:table-row>
        <table:table-row table:style-name="ro1">
          <table:table-cell office:value-type="float" office:value="1.47853814124844E+018" calcext:value-type="float">
            <text:p>1.47853814124844E+018</text:p>
          </table:table-cell>
          <table:table-cell office:value-type="float" office:value="1.478538138807E+018" calcext:value-type="float">
            <text:p>1.478538138807E+018</text:p>
          </table:table-cell>
          <table:table-cell table:formula="of:=[.A86]/1000000" office:value-type="float" office:value="1478538141248.44" calcext:value-type="float">
            <text:p>1478538141248.44</text:p>
          </table:table-cell>
          <table:table-cell table:formula="of:=[.B86]/1000000" office:value-type="float" office:value="1478538138807" calcext:value-type="float">
            <text:p>1478538138807</text:p>
          </table:table-cell>
          <table:table-cell table:number-columns-repeated="4"/>
        </table:table-row>
        <table:table-row table:style-name="ro1">
          <table:table-cell office:value-type="float" office:value="1.4785381412684E+018" calcext:value-type="float">
            <text:p>1.4785381412684E+018</text:p>
          </table:table-cell>
          <table:table-cell office:value-type="float" office:value="1.47853813882E+018" calcext:value-type="float">
            <text:p>1.47853813882E+018</text:p>
          </table:table-cell>
          <table:table-cell table:formula="of:=[.A87]/1000000" office:value-type="float" office:value="1478538141268.4" calcext:value-type="float">
            <text:p>1478538141268.4</text:p>
          </table:table-cell>
          <table:table-cell table:formula="of:=[.B87]/1000000" office:value-type="float" office:value="1478538138820" calcext:value-type="float">
            <text:p>1478538138820</text:p>
          </table:table-cell>
          <table:table-cell table:number-columns-repeated="4"/>
        </table:table-row>
        <table:table-row table:style-name="ro1">
          <table:table-cell office:value-type="float" office:value="1.47853814128838E+018" calcext:value-type="float">
            <text:p>1.47853814128838E+018</text:p>
          </table:table-cell>
          <table:table-cell office:value-type="float" office:value="1.478538138836E+018" calcext:value-type="float">
            <text:p>1.478538138836E+018</text:p>
          </table:table-cell>
          <table:table-cell table:formula="of:=[.A88]/1000000" office:value-type="float" office:value="1478538141288.38" calcext:value-type="float">
            <text:p>1478538141288.38</text:p>
          </table:table-cell>
          <table:table-cell table:formula="of:=[.B88]/1000000" office:value-type="float" office:value="1478538138836" calcext:value-type="float">
            <text:p>1478538138836</text:p>
          </table:table-cell>
          <table:table-cell table:number-columns-repeated="4"/>
        </table:table-row>
        <table:table-row table:style-name="ro1">
          <table:table-cell office:value-type="float" office:value="1.47853814130837E+018" calcext:value-type="float">
            <text:p>1.47853814130837E+018</text:p>
          </table:table-cell>
          <table:table-cell office:value-type="float" office:value="1.478538138849E+018" calcext:value-type="float">
            <text:p>1.478538138849E+018</text:p>
          </table:table-cell>
          <table:table-cell table:formula="of:=[.A89]/1000000" office:value-type="float" office:value="1478538141308.37" calcext:value-type="float">
            <text:p>1478538141308.37</text:p>
          </table:table-cell>
          <table:table-cell table:formula="of:=[.B89]/1000000" office:value-type="float" office:value="1478538138849" calcext:value-type="float">
            <text:p>1478538138849</text:p>
          </table:table-cell>
          <table:table-cell table:number-columns-repeated="4"/>
        </table:table-row>
        <table:table-row table:style-name="ro1">
          <table:table-cell office:value-type="float" office:value="1.47853814132833E+018" calcext:value-type="float">
            <text:p>1.47853814132833E+018</text:p>
          </table:table-cell>
          <table:table-cell office:value-type="float" office:value="1.478538138871E+018" calcext:value-type="float">
            <text:p>1.478538138871E+018</text:p>
          </table:table-cell>
          <table:table-cell table:formula="of:=[.A90]/1000000" office:value-type="float" office:value="1478538141328.33" calcext:value-type="float">
            <text:p>1478538141328.33</text:p>
          </table:table-cell>
          <table:table-cell table:formula="of:=[.B90]/1000000" office:value-type="float" office:value="1478538138871" calcext:value-type="float">
            <text:p>1478538138871</text:p>
          </table:table-cell>
          <table:table-cell table:number-columns-repeated="4"/>
        </table:table-row>
        <table:table-row table:style-name="ro1">
          <table:table-cell office:value-type="float" office:value="1.47853814134832E+018" calcext:value-type="float">
            <text:p>1.47853814134832E+018</text:p>
          </table:table-cell>
          <table:table-cell office:value-type="float" office:value="1.478538138891E+018" calcext:value-type="float">
            <text:p>1.478538138891E+018</text:p>
          </table:table-cell>
          <table:table-cell table:formula="of:=[.A91]/1000000" office:value-type="float" office:value="1478538141348.32" calcext:value-type="float">
            <text:p>1478538141348.32</text:p>
          </table:table-cell>
          <table:table-cell table:formula="of:=[.B91]/1000000" office:value-type="float" office:value="1478538138891" calcext:value-type="float">
            <text:p>1478538138891</text:p>
          </table:table-cell>
          <table:table-cell table:number-columns-repeated="4"/>
        </table:table-row>
        <table:table-row table:style-name="ro1">
          <table:table-cell office:value-type="float" office:value="1.47853814136831E+018" calcext:value-type="float">
            <text:p>1.47853814136831E+018</text:p>
          </table:table-cell>
          <table:table-cell office:value-type="float" office:value="1.47853813892E+018" calcext:value-type="float">
            <text:p>1.47853813892E+018</text:p>
          </table:table-cell>
          <table:table-cell table:formula="of:=[.A92]/1000000" office:value-type="float" office:value="1478538141368.31" calcext:value-type="float">
            <text:p>1478538141368.31</text:p>
          </table:table-cell>
          <table:table-cell table:formula="of:=[.B92]/1000000" office:value-type="float" office:value="1478538138920" calcext:value-type="float">
            <text:p>1478538138920</text:p>
          </table:table-cell>
          <table:table-cell table:number-columns-repeated="4"/>
        </table:table-row>
        <table:table-row table:style-name="ro1">
          <table:table-cell office:value-type="float" office:value="1.4785381413883E+018" calcext:value-type="float">
            <text:p>1.4785381413883E+018</text:p>
          </table:table-cell>
          <table:table-cell office:value-type="float" office:value="1.478538138988E+018" calcext:value-type="float">
            <text:p>1.478538138988E+018</text:p>
          </table:table-cell>
          <table:table-cell table:formula="of:=[.A93]/1000000" office:value-type="float" office:value="1478538141388.3" calcext:value-type="float">
            <text:p>1478538141388.3</text:p>
          </table:table-cell>
          <table:table-cell table:formula="of:=[.B93]/1000000" office:value-type="float" office:value="1478538138988" calcext:value-type="float">
            <text:p>1478538138988</text:p>
          </table:table-cell>
          <table:table-cell table:number-columns-repeated="4"/>
        </table:table-row>
        <table:table-row table:style-name="ro1">
          <table:table-cell office:value-type="float" office:value="1.47853814140829E+018" calcext:value-type="float">
            <text:p>1.47853814140829E+018</text:p>
          </table:table-cell>
          <table:table-cell office:value-type="float" office:value="1.478538138998E+018" calcext:value-type="float">
            <text:p>1.478538138998E+018</text:p>
          </table:table-cell>
          <table:table-cell table:formula="of:=[.A94]/1000000" office:value-type="float" office:value="1478538141408.29" calcext:value-type="float">
            <text:p>1478538141408.29</text:p>
          </table:table-cell>
          <table:table-cell table:formula="of:=[.B94]/1000000" office:value-type="float" office:value="1478538138998" calcext:value-type="float">
            <text:p>1478538138998</text:p>
          </table:table-cell>
          <table:table-cell table:number-columns-repeated="4"/>
        </table:table-row>
        <table:table-row table:style-name="ro1">
          <table:table-cell office:value-type="float" office:value="1.47853814142828E+018" calcext:value-type="float">
            <text:p>1.47853814142828E+018</text:p>
          </table:table-cell>
          <table:table-cell office:value-type="float" office:value="1.478538139002E+018" calcext:value-type="float">
            <text:p>1.478538139002E+018</text:p>
          </table:table-cell>
          <table:table-cell table:formula="of:=[.A95]/1000000" office:value-type="float" office:value="1478538141428.28" calcext:value-type="float">
            <text:p>1478538141428.28</text:p>
          </table:table-cell>
          <table:table-cell table:formula="of:=[.B95]/1000000" office:value-type="float" office:value="1478538139002" calcext:value-type="float">
            <text:p>1478538139002</text:p>
          </table:table-cell>
          <table:table-cell table:number-columns-repeated="4"/>
        </table:table-row>
        <table:table-row table:style-name="ro1">
          <table:table-cell office:value-type="float" office:value="1.47853814144827E+018" calcext:value-type="float">
            <text:p>1.47853814144827E+018</text:p>
          </table:table-cell>
          <table:table-cell office:value-type="float" office:value="1.478538139003E+018" calcext:value-type="float">
            <text:p>1.478538139003E+018</text:p>
          </table:table-cell>
          <table:table-cell table:formula="of:=[.A96]/1000000" office:value-type="float" office:value="1478538141448.27" calcext:value-type="float">
            <text:p>1478538141448.27</text:p>
          </table:table-cell>
          <table:table-cell table:formula="of:=[.B96]/1000000" office:value-type="float" office:value="1478538139003" calcext:value-type="float">
            <text:p>1478538139003</text:p>
          </table:table-cell>
          <table:table-cell table:number-columns-repeated="4"/>
        </table:table-row>
        <table:table-row table:style-name="ro1">
          <table:table-cell office:value-type="float" office:value="1.47853814146822E+018" calcext:value-type="float">
            <text:p>1.47853814146822E+018</text:p>
          </table:table-cell>
          <table:table-cell office:value-type="float" office:value="1.47853813901E+018" calcext:value-type="float">
            <text:p>1.47853813901E+018</text:p>
          </table:table-cell>
          <table:table-cell table:formula="of:=[.A97]/1000000" office:value-type="float" office:value="1478538141468.22" calcext:value-type="float">
            <text:p>1478538141468.22</text:p>
          </table:table-cell>
          <table:table-cell table:formula="of:=[.B97]/1000000" office:value-type="float" office:value="1478538139010" calcext:value-type="float">
            <text:p>1478538139010</text:p>
          </table:table-cell>
          <table:table-cell table:number-columns-repeated="4"/>
        </table:table-row>
        <table:table-row table:style-name="ro1">
          <table:table-cell office:value-type="float" office:value="1.47853814148821E+018" calcext:value-type="float">
            <text:p>1.47853814148821E+018</text:p>
          </table:table-cell>
          <table:table-cell office:value-type="float" office:value="1.478538139033E+018" calcext:value-type="float">
            <text:p>1.478538139033E+018</text:p>
          </table:table-cell>
          <table:table-cell table:formula="of:=[.A98]/1000000" office:value-type="float" office:value="1478538141488.21" calcext:value-type="float">
            <text:p>1478538141488.21</text:p>
          </table:table-cell>
          <table:table-cell table:formula="of:=[.B98]/1000000" office:value-type="float" office:value="1478538139033" calcext:value-type="float">
            <text:p>1478538139033</text:p>
          </table:table-cell>
          <table:table-cell table:number-columns-repeated="4"/>
        </table:table-row>
        <table:table-row table:style-name="ro1">
          <table:table-cell office:value-type="float" office:value="1.4785381415082E+018" calcext:value-type="float">
            <text:p>1.4785381415082E+018</text:p>
          </table:table-cell>
          <table:table-cell office:value-type="float" office:value="1.47853813905E+018" calcext:value-type="float">
            <text:p>1.47853813905E+018</text:p>
          </table:table-cell>
          <table:table-cell table:formula="of:=[.A99]/1000000" office:value-type="float" office:value="1478538141508.2" calcext:value-type="float">
            <text:p>1478538141508.2</text:p>
          </table:table-cell>
          <table:table-cell table:formula="of:=[.B99]/1000000" office:value-type="float" office:value="1478538139050" calcext:value-type="float">
            <text:p>1478538139050</text:p>
          </table:table-cell>
          <table:table-cell table:number-columns-repeated="4"/>
        </table:table-row>
        <table:table-row table:style-name="ro1">
          <table:table-cell office:value-type="float" office:value="1.47853814152819E+018" calcext:value-type="float">
            <text:p>1.47853814152819E+018</text:p>
          </table:table-cell>
          <table:table-cell office:value-type="float" office:value="1.478538139069E+018" calcext:value-type="float">
            <text:p>1.478538139069E+018</text:p>
          </table:table-cell>
          <table:table-cell table:formula="of:=[.A100]/1000000" office:value-type="float" office:value="1478538141528.19" calcext:value-type="float">
            <text:p>1478538141528.19</text:p>
          </table:table-cell>
          <table:table-cell table:formula="of:=[.B100]/1000000" office:value-type="float" office:value="1478538139069" calcext:value-type="float">
            <text:p>1478538139069</text:p>
          </table:table-cell>
          <table:table-cell table:number-columns-repeated="4"/>
        </table:table-row>
        <table:table-row table:style-name="ro1">
          <table:table-cell office:value-type="float" office:value="1.47853814154818E+018" calcext:value-type="float">
            <text:p>1.47853814154818E+018</text:p>
          </table:table-cell>
          <table:table-cell office:value-type="float" office:value="1.47853813909E+018" calcext:value-type="float">
            <text:p>1.47853813909E+018</text:p>
          </table:table-cell>
          <table:table-cell table:formula="of:=[.A101]/1000000" office:value-type="float" office:value="1478538141548.18" calcext:value-type="float">
            <text:p>1478538141548.18</text:p>
          </table:table-cell>
          <table:table-cell table:formula="of:=[.B101]/1000000" office:value-type="float" office:value="1478538139090" calcext:value-type="float">
            <text:p>1478538139090</text:p>
          </table:table-cell>
          <table:table-cell table:number-columns-repeated="4"/>
        </table:table-row>
        <table:table-row table:style-name="ro1">
          <table:table-cell office:value-type="float" office:value="1.47853814156817E+018" calcext:value-type="float">
            <text:p>1.47853814156817E+018</text:p>
          </table:table-cell>
          <table:table-cell office:value-type="float" office:value="1.47853813911E+018" calcext:value-type="float">
            <text:p>1.47853813911E+018</text:p>
          </table:table-cell>
          <table:table-cell table:formula="of:=[.A102]/1000000" office:value-type="float" office:value="1478538141568.17" calcext:value-type="float">
            <text:p>1478538141568.17</text:p>
          </table:table-cell>
          <table:table-cell table:formula="of:=[.B102]/1000000" office:value-type="float" office:value="1478538139110" calcext:value-type="float">
            <text:p>1478538139110</text:p>
          </table:table-cell>
          <table:table-cell table:number-columns-repeated="4"/>
        </table:table-row>
        <table:table-row table:style-name="ro1">
          <table:table-cell office:value-type="float" office:value="1.47853814158816E+018" calcext:value-type="float">
            <text:p>1.47853814158816E+018</text:p>
          </table:table-cell>
          <table:table-cell office:value-type="float" office:value="1.478538139135E+018" calcext:value-type="float">
            <text:p>1.478538139135E+018</text:p>
          </table:table-cell>
          <table:table-cell table:formula="of:=[.A103]/1000000" office:value-type="float" office:value="1478538141588.16" calcext:value-type="float">
            <text:p>1478538141588.16</text:p>
          </table:table-cell>
          <table:table-cell table:formula="of:=[.B103]/1000000" office:value-type="float" office:value="1478538139135" calcext:value-type="float">
            <text:p>1478538139135</text:p>
          </table:table-cell>
          <table:table-cell table:number-columns-repeated="4"/>
        </table:table-row>
        <table:table-row table:style-name="ro1">
          <table:table-cell office:value-type="float" office:value="1.47853814160815E+018" calcext:value-type="float">
            <text:p>1.47853814160815E+018</text:p>
          </table:table-cell>
          <table:table-cell office:value-type="float" office:value="1.478538139152E+018" calcext:value-type="float">
            <text:p>1.478538139152E+018</text:p>
          </table:table-cell>
          <table:table-cell table:formula="of:=[.A104]/1000000" office:value-type="float" office:value="1478538141608.15" calcext:value-type="float">
            <text:p>1478538141608.15</text:p>
          </table:table-cell>
          <table:table-cell table:formula="of:=[.B104]/1000000" office:value-type="float" office:value="1478538139152" calcext:value-type="float">
            <text:p>1478538139152</text:p>
          </table:table-cell>
          <table:table-cell table:number-columns-repeated="4"/>
        </table:table-row>
        <table:table-row table:style-name="ro1">
          <table:table-cell office:value-type="float" office:value="1.47853814162811E+018" calcext:value-type="float">
            <text:p>1.47853814162811E+018</text:p>
          </table:table-cell>
          <table:table-cell office:value-type="float" office:value="1.478538139173E+018" calcext:value-type="float">
            <text:p>1.478538139173E+018</text:p>
          </table:table-cell>
          <table:table-cell table:formula="of:=[.A105]/1000000" office:value-type="float" office:value="1478538141628.11" calcext:value-type="float">
            <text:p>1478538141628.11</text:p>
          </table:table-cell>
          <table:table-cell table:formula="of:=[.B105]/1000000" office:value-type="float" office:value="1478538139173" calcext:value-type="float">
            <text:p>1478538139173</text:p>
          </table:table-cell>
          <table:table-cell table:number-columns-repeated="4"/>
        </table:table-row>
        <table:table-row table:style-name="ro1">
          <table:table-cell office:value-type="float" office:value="1.47853814164809E+018" calcext:value-type="float">
            <text:p>1.47853814164809E+018</text:p>
          </table:table-cell>
          <table:table-cell office:value-type="float" office:value="1.478538139192E+018" calcext:value-type="float">
            <text:p>1.478538139192E+018</text:p>
          </table:table-cell>
          <table:table-cell table:formula="of:=[.A106]/1000000" office:value-type="float" office:value="1478538141648.09" calcext:value-type="float">
            <text:p>1478538141648.09</text:p>
          </table:table-cell>
          <table:table-cell table:formula="of:=[.B106]/1000000" office:value-type="float" office:value="1478538139192" calcext:value-type="float">
            <text:p>1478538139192</text:p>
          </table:table-cell>
          <table:table-cell table:number-columns-repeated="4"/>
        </table:table-row>
        <table:table-row table:style-name="ro1">
          <table:table-cell office:value-type="float" office:value="1.47853814166808E+018" calcext:value-type="float">
            <text:p>1.47853814166808E+018</text:p>
          </table:table-cell>
          <table:table-cell office:value-type="float" office:value="1.47853813923E+018" calcext:value-type="float">
            <text:p>1.47853813923E+018</text:p>
          </table:table-cell>
          <table:table-cell table:formula="of:=[.A107]/1000000" office:value-type="float" office:value="1478538141668.08" calcext:value-type="float">
            <text:p>1478538141668.08</text:p>
          </table:table-cell>
          <table:table-cell table:formula="of:=[.B107]/1000000" office:value-type="float" office:value="1478538139230" calcext:value-type="float">
            <text:p>1478538139230</text:p>
          </table:table-cell>
          <table:table-cell table:number-columns-repeated="4"/>
        </table:table-row>
        <table:table-row table:style-name="ro1">
          <table:table-cell office:value-type="float" office:value="1.47853814168807E+018" calcext:value-type="float">
            <text:p>1.47853814168807E+018</text:p>
          </table:table-cell>
          <table:table-cell office:value-type="float" office:value="1.478538139235E+018" calcext:value-type="float">
            <text:p>1.478538139235E+018</text:p>
          </table:table-cell>
          <table:table-cell table:formula="of:=[.A108]/1000000" office:value-type="float" office:value="1478538141688.07" calcext:value-type="float">
            <text:p>1478538141688.07</text:p>
          </table:table-cell>
          <table:table-cell table:formula="of:=[.B108]/1000000" office:value-type="float" office:value="1478538139235" calcext:value-type="float">
            <text:p>1478538139235</text:p>
          </table:table-cell>
          <table:table-cell table:number-columns-repeated="4"/>
        </table:table-row>
        <table:table-row table:style-name="ro1">
          <table:table-cell office:value-type="float" office:value="1.47853814170806E+018" calcext:value-type="float">
            <text:p>1.47853814170806E+018</text:p>
          </table:table-cell>
          <table:table-cell office:value-type="float" office:value="1.478538139249E+018" calcext:value-type="float">
            <text:p>1.478538139249E+018</text:p>
          </table:table-cell>
          <table:table-cell table:formula="of:=[.A109]/1000000" office:value-type="float" office:value="1478538141708.06" calcext:value-type="float">
            <text:p>1478538141708.06</text:p>
          </table:table-cell>
          <table:table-cell table:formula="of:=[.B109]/1000000" office:value-type="float" office:value="1478538139249" calcext:value-type="float">
            <text:p>1478538139249</text:p>
          </table:table-cell>
          <table:table-cell table:number-columns-repeated="4"/>
        </table:table-row>
        <table:table-row table:style-name="ro1">
          <table:table-cell office:value-type="float" office:value="1.47853814172805E+018" calcext:value-type="float">
            <text:p>1.47853814172805E+018</text:p>
          </table:table-cell>
          <table:table-cell office:value-type="float" office:value="1.478538139269E+018" calcext:value-type="float">
            <text:p>1.478538139269E+018</text:p>
          </table:table-cell>
          <table:table-cell table:formula="of:=[.A110]/1000000" office:value-type="float" office:value="1478538141728.05" calcext:value-type="float">
            <text:p>1478538141728.05</text:p>
          </table:table-cell>
          <table:table-cell table:formula="of:=[.B110]/1000000" office:value-type="float" office:value="1478538139269" calcext:value-type="float">
            <text:p>1478538139269</text:p>
          </table:table-cell>
          <table:table-cell table:number-columns-repeated="4"/>
        </table:table-row>
        <table:table-row table:style-name="ro1">
          <table:table-cell office:value-type="float" office:value="1.47853814174804E+018" calcext:value-type="float">
            <text:p>1.47853814174804E+018</text:p>
          </table:table-cell>
          <table:table-cell office:value-type="float" office:value="1.478538139314E+018" calcext:value-type="float">
            <text:p>1.478538139314E+018</text:p>
          </table:table-cell>
          <table:table-cell table:formula="of:=[.A111]/1000000" office:value-type="float" office:value="1478538141748.04" calcext:value-type="float">
            <text:p>1478538141748.04</text:p>
          </table:table-cell>
          <table:table-cell table:formula="of:=[.B111]/1000000" office:value-type="float" office:value="1478538139314" calcext:value-type="float">
            <text:p>1478538139314</text:p>
          </table:table-cell>
          <table:table-cell table:number-columns-repeated="4"/>
        </table:table-row>
        <table:table-row table:style-name="ro1">
          <table:table-cell office:value-type="float" office:value="1.47853814176803E+018" calcext:value-type="float">
            <text:p>1.47853814176803E+018</text:p>
          </table:table-cell>
          <table:table-cell office:value-type="float" office:value="1.478538139315E+018" calcext:value-type="float">
            <text:p>1.478538139315E+018</text:p>
          </table:table-cell>
          <table:table-cell table:formula="of:=[.A112]/1000000" office:value-type="float" office:value="1478538141768.03" calcext:value-type="float">
            <text:p>1478538141768.03</text:p>
          </table:table-cell>
          <table:table-cell table:formula="of:=[.B112]/1000000" office:value-type="float" office:value="1478538139315" calcext:value-type="float">
            <text:p>1478538139315</text:p>
          </table:table-cell>
          <table:table-cell table:number-columns-repeated="4"/>
        </table:table-row>
        <table:table-row table:style-name="ro1">
          <table:table-cell office:value-type="float" office:value="1.47853814178799E+018" calcext:value-type="float">
            <text:p>1.47853814178799E+018</text:p>
          </table:table-cell>
          <table:table-cell office:value-type="float" office:value="1.47853813933E+018" calcext:value-type="float">
            <text:p>1.47853813933E+018</text:p>
          </table:table-cell>
          <table:table-cell table:formula="of:=[.A113]/1000000" office:value-type="float" office:value="1478538141787.99" calcext:value-type="float">
            <text:p>1478538141787.99</text:p>
          </table:table-cell>
          <table:table-cell table:formula="of:=[.B113]/1000000" office:value-type="float" office:value="1478538139330" calcext:value-type="float">
            <text:p>1478538139330</text:p>
          </table:table-cell>
          <table:table-cell table:number-columns-repeated="4"/>
        </table:table-row>
        <table:table-row table:style-name="ro1">
          <table:table-cell office:value-type="float" office:value="1.47853814180798E+018" calcext:value-type="float">
            <text:p>1.47853814180798E+018</text:p>
          </table:table-cell>
          <table:table-cell office:value-type="float" office:value="1.47853813935E+018" calcext:value-type="float">
            <text:p>1.47853813935E+018</text:p>
          </table:table-cell>
          <table:table-cell table:formula="of:=[.A114]/1000000" office:value-type="float" office:value="1478538141807.98" calcext:value-type="float">
            <text:p>1478538141807.98</text:p>
          </table:table-cell>
          <table:table-cell table:formula="of:=[.B114]/1000000" office:value-type="float" office:value="1478538139350" calcext:value-type="float">
            <text:p>1478538139350</text:p>
          </table:table-cell>
          <table:table-cell table:number-columns-repeated="4"/>
        </table:table-row>
        <table:table-row table:style-name="ro1">
          <table:table-cell office:value-type="float" office:value="1.47853814182797E+018" calcext:value-type="float">
            <text:p>1.47853814182797E+018</text:p>
          </table:table-cell>
          <table:table-cell office:value-type="float" office:value="1.47853813937E+018" calcext:value-type="float">
            <text:p>1.47853813937E+018</text:p>
          </table:table-cell>
          <table:table-cell table:formula="of:=[.A115]/1000000" office:value-type="float" office:value="1478538141827.97" calcext:value-type="float">
            <text:p>1478538141827.97</text:p>
          </table:table-cell>
          <table:table-cell table:formula="of:=[.B115]/1000000" office:value-type="float" office:value="1478538139370" calcext:value-type="float">
            <text:p>1478538139370</text:p>
          </table:table-cell>
          <table:table-cell table:number-columns-repeated="4"/>
        </table:table-row>
        <table:table-row table:style-name="ro1">
          <table:table-cell office:value-type="float" office:value="1.47853814184795E+018" calcext:value-type="float">
            <text:p>1.47853814184795E+018</text:p>
          </table:table-cell>
          <table:table-cell office:value-type="float" office:value="1.478538139397E+018" calcext:value-type="float">
            <text:p>1.478538139397E+018</text:p>
          </table:table-cell>
          <table:table-cell table:formula="of:=[.A116]/1000000" office:value-type="float" office:value="1478538141847.95" calcext:value-type="float">
            <text:p>1478538141847.95</text:p>
          </table:table-cell>
          <table:table-cell table:formula="of:=[.B116]/1000000" office:value-type="float" office:value="1478538139397" calcext:value-type="float">
            <text:p>1478538139397</text:p>
          </table:table-cell>
          <table:table-cell table:number-columns-repeated="4"/>
        </table:table-row>
        <table:table-row table:style-name="ro1">
          <table:table-cell office:value-type="float" office:value="1.47853814186794E+018" calcext:value-type="float">
            <text:p>1.47853814186794E+018</text:p>
          </table:table-cell>
          <table:table-cell office:value-type="float" office:value="1.478538139413E+018" calcext:value-type="float">
            <text:p>1.478538139413E+018</text:p>
          </table:table-cell>
          <table:table-cell table:formula="of:=[.A117]/1000000" office:value-type="float" office:value="1478538141867.94" calcext:value-type="float">
            <text:p>1478538141867.94</text:p>
          </table:table-cell>
          <table:table-cell table:formula="of:=[.B117]/1000000" office:value-type="float" office:value="1478538139413" calcext:value-type="float">
            <text:p>1478538139413</text:p>
          </table:table-cell>
          <table:table-cell table:number-columns-repeated="4"/>
        </table:table-row>
        <table:table-row table:style-name="ro1">
          <table:table-cell office:value-type="float" office:value="1.4785381418879E+018" calcext:value-type="float">
            <text:p>1.4785381418879E+018</text:p>
          </table:table-cell>
          <table:table-cell office:value-type="float" office:value="1.478538139432E+018" calcext:value-type="float">
            <text:p>1.478538139432E+018</text:p>
          </table:table-cell>
          <table:table-cell table:formula="of:=[.A118]/1000000" office:value-type="float" office:value="1478538141887.9" calcext:value-type="float">
            <text:p>1478538141887.9</text:p>
          </table:table-cell>
          <table:table-cell table:formula="of:=[.B118]/1000000" office:value-type="float" office:value="1478538139432" calcext:value-type="float">
            <text:p>1478538139432</text:p>
          </table:table-cell>
          <table:table-cell table:number-columns-repeated="4"/>
        </table:table-row>
        <table:table-row table:style-name="ro1">
          <table:table-cell office:value-type="float" office:value="1.47853814190789E+018" calcext:value-type="float">
            <text:p>1.47853814190789E+018</text:p>
          </table:table-cell>
          <table:table-cell office:value-type="float" office:value="1.478538139452E+018" calcext:value-type="float">
            <text:p>1.478538139452E+018</text:p>
          </table:table-cell>
          <table:table-cell table:formula="of:=[.A119]/1000000" office:value-type="float" office:value="1478538141907.89" calcext:value-type="float">
            <text:p>1478538141907.89</text:p>
          </table:table-cell>
          <table:table-cell table:formula="of:=[.B119]/1000000" office:value-type="float" office:value="1478538139452" calcext:value-type="float">
            <text:p>1478538139452</text:p>
          </table:table-cell>
          <table:table-cell table:number-columns-repeated="4"/>
        </table:table-row>
        <table:table-row table:style-name="ro1">
          <table:table-cell office:value-type="float" office:value="1.47853814192788E+018" calcext:value-type="float">
            <text:p>1.47853814192788E+018</text:p>
          </table:table-cell>
          <table:table-cell office:value-type="float" office:value="1.478538139474E+018" calcext:value-type="float">
            <text:p>1.478538139474E+018</text:p>
          </table:table-cell>
          <table:table-cell table:formula="of:=[.A120]/1000000" office:value-type="float" office:value="1478538141927.88" calcext:value-type="float">
            <text:p>1478538141927.88</text:p>
          </table:table-cell>
          <table:table-cell table:formula="of:=[.B120]/1000000" office:value-type="float" office:value="1478538139474" calcext:value-type="float">
            <text:p>1478538139474</text:p>
          </table:table-cell>
          <table:table-cell table:number-columns-repeated="4"/>
        </table:table-row>
        <table:table-row table:style-name="ro1">
          <table:table-cell office:value-type="float" office:value="1.47853814194787E+018" calcext:value-type="float">
            <text:p>1.47853814194787E+018</text:p>
          </table:table-cell>
          <table:table-cell office:value-type="float" office:value="1.478538139493E+018" calcext:value-type="float">
            <text:p>1.478538139493E+018</text:p>
          </table:table-cell>
          <table:table-cell table:formula="of:=[.A121]/1000000" office:value-type="float" office:value="1478538141947.87" calcext:value-type="float">
            <text:p>1478538141947.87</text:p>
          </table:table-cell>
          <table:table-cell table:formula="of:=[.B121]/1000000" office:value-type="float" office:value="1478538139493" calcext:value-type="float">
            <text:p>1478538139493</text:p>
          </table:table-cell>
          <table:table-cell table:number-columns-repeated="4"/>
        </table:table-row>
        <table:table-row table:style-name="ro1">
          <table:table-cell office:value-type="float" office:value="1.47853814196786E+018" calcext:value-type="float">
            <text:p>1.47853814196786E+018</text:p>
          </table:table-cell>
          <table:table-cell office:value-type="float" office:value="1.478538139517E+018" calcext:value-type="float">
            <text:p>1.478538139517E+018</text:p>
          </table:table-cell>
          <table:table-cell table:formula="of:=[.A122]/1000000" office:value-type="float" office:value="1478538141967.86" calcext:value-type="float">
            <text:p>1478538141967.86</text:p>
          </table:table-cell>
          <table:table-cell table:formula="of:=[.B122]/1000000" office:value-type="float" office:value="1478538139517" calcext:value-type="float">
            <text:p>1478538139517</text:p>
          </table:table-cell>
          <table:table-cell table:number-columns-repeated="4"/>
        </table:table-row>
        <table:table-row table:style-name="ro1">
          <table:table-cell office:value-type="float" office:value="1.47853814198785E+018" calcext:value-type="float">
            <text:p>1.47853814198785E+018</text:p>
          </table:table-cell>
          <table:table-cell office:value-type="float" office:value="1.478538139558E+018" calcext:value-type="float">
            <text:p>1.478538139558E+018</text:p>
          </table:table-cell>
          <table:table-cell table:formula="of:=[.A123]/1000000" office:value-type="float" office:value="1478538141987.85" calcext:value-type="float">
            <text:p>1478538141987.85</text:p>
          </table:table-cell>
          <table:table-cell table:formula="of:=[.B123]/1000000" office:value-type="float" office:value="1478538139558" calcext:value-type="float">
            <text:p>1478538139558</text:p>
          </table:table-cell>
          <table:table-cell table:number-columns-repeated="4"/>
        </table:table-row>
        <table:table-row table:style-name="ro1">
          <table:table-cell office:value-type="float" office:value="1.47853814200784E+018" calcext:value-type="float">
            <text:p>1.47853814200784E+018</text:p>
          </table:table-cell>
          <table:table-cell office:value-type="float" office:value="1.478538139602E+018" calcext:value-type="float">
            <text:p>1.478538139602E+018</text:p>
          </table:table-cell>
          <table:table-cell table:formula="of:=[.A124]/1000000" office:value-type="float" office:value="1478538142007.84" calcext:value-type="float">
            <text:p>1478538142007.84</text:p>
          </table:table-cell>
          <table:table-cell table:formula="of:=[.B124]/1000000" office:value-type="float" office:value="1478538139602" calcext:value-type="float">
            <text:p>1478538139602</text:p>
          </table:table-cell>
          <table:table-cell table:number-columns-repeated="4"/>
        </table:table-row>
        <table:table-row table:style-name="ro1">
          <table:table-cell office:value-type="float" office:value="1.47853814202779E+018" calcext:value-type="float">
            <text:p>1.47853814202779E+018</text:p>
          </table:table-cell>
          <table:table-cell office:value-type="float" office:value="1.478538139602E+018" calcext:value-type="float">
            <text:p>1.478538139602E+018</text:p>
          </table:table-cell>
          <table:table-cell table:formula="of:=[.A125]/1000000" office:value-type="float" office:value="1478538142027.79" calcext:value-type="float">
            <text:p>1478538142027.79</text:p>
          </table:table-cell>
          <table:table-cell table:formula="of:=[.B125]/1000000" office:value-type="float" office:value="1478538139602" calcext:value-type="float">
            <text:p>1478538139602</text:p>
          </table:table-cell>
          <table:table-cell table:number-columns-repeated="4"/>
        </table:table-row>
        <table:table-row table:style-name="ro1">
          <table:table-cell office:value-type="float" office:value="1.47853814204778E+018" calcext:value-type="float">
            <text:p>1.47853814204778E+018</text:p>
          </table:table-cell>
          <table:table-cell office:value-type="float" office:value="1.478538139602E+018" calcext:value-type="float">
            <text:p>1.478538139602E+018</text:p>
          </table:table-cell>
          <table:table-cell table:formula="of:=[.A126]/1000000" office:value-type="float" office:value="1478538142047.78" calcext:value-type="float">
            <text:p>1478538142047.78</text:p>
          </table:table-cell>
          <table:table-cell table:formula="of:=[.B126]/1000000" office:value-type="float" office:value="1478538139602" calcext:value-type="float">
            <text:p>1478538139602</text:p>
          </table:table-cell>
          <table:table-cell table:number-columns-repeated="4"/>
        </table:table-row>
        <table:table-row table:style-name="ro1">
          <table:table-cell office:value-type="float" office:value="1.47853814206777E+018" calcext:value-type="float">
            <text:p>1.47853814206777E+018</text:p>
          </table:table-cell>
          <table:table-cell office:value-type="float" office:value="1.478538139609E+018" calcext:value-type="float">
            <text:p>1.478538139609E+018</text:p>
          </table:table-cell>
          <table:table-cell table:formula="of:=[.A127]/1000000" office:value-type="float" office:value="1478538142067.77" calcext:value-type="float">
            <text:p>1478538142067.77</text:p>
          </table:table-cell>
          <table:table-cell table:formula="of:=[.B127]/1000000" office:value-type="float" office:value="1478538139609" calcext:value-type="float">
            <text:p>1478538139609</text:p>
          </table:table-cell>
          <table:table-cell table:number-columns-repeated="4"/>
        </table:table-row>
        <table:table-row table:style-name="ro1">
          <table:table-cell office:value-type="float" office:value="1.47853814208773E+018" calcext:value-type="float">
            <text:p>1.47853814208773E+018</text:p>
          </table:table-cell>
          <table:table-cell office:value-type="float" office:value="1.478538139629E+018" calcext:value-type="float">
            <text:p>1.478538139629E+018</text:p>
          </table:table-cell>
          <table:table-cell table:formula="of:=[.A128]/1000000" office:value-type="float" office:value="1478538142087.73" calcext:value-type="float">
            <text:p>1478538142087.73</text:p>
          </table:table-cell>
          <table:table-cell table:formula="of:=[.B128]/1000000" office:value-type="float" office:value="1478538139629" calcext:value-type="float">
            <text:p>1478538139629</text:p>
          </table:table-cell>
          <table:table-cell table:number-columns-repeated="4"/>
        </table:table-row>
        <table:table-row table:style-name="ro1">
          <table:table-cell office:value-type="float" office:value="1.47853814210772E+018" calcext:value-type="float">
            <text:p>1.47853814210772E+018</text:p>
          </table:table-cell>
          <table:table-cell office:value-type="float" office:value="1.47853813965E+018" calcext:value-type="float">
            <text:p>1.47853813965E+018</text:p>
          </table:table-cell>
          <table:table-cell table:formula="of:=[.A129]/1000000" office:value-type="float" office:value="1478538142107.72" calcext:value-type="float">
            <text:p>1478538142107.72</text:p>
          </table:table-cell>
          <table:table-cell table:formula="of:=[.B129]/1000000" office:value-type="float" office:value="1478538139650" calcext:value-type="float">
            <text:p>1478538139650</text:p>
          </table:table-cell>
          <table:table-cell table:number-columns-repeated="4"/>
        </table:table-row>
        <table:table-row table:style-name="ro1">
          <table:table-cell office:value-type="float" office:value="1.47853814212771E+018" calcext:value-type="float">
            <text:p>1.47853814212771E+018</text:p>
          </table:table-cell>
          <table:table-cell office:value-type="float" office:value="1.478538139669E+018" calcext:value-type="float">
            <text:p>1.478538139669E+018</text:p>
          </table:table-cell>
          <table:table-cell table:formula="of:=[.A130]/1000000" office:value-type="float" office:value="1478538142127.71" calcext:value-type="float">
            <text:p>1478538142127.71</text:p>
          </table:table-cell>
          <table:table-cell table:formula="of:=[.B130]/1000000" office:value-type="float" office:value="1478538139669" calcext:value-type="float">
            <text:p>1478538139669</text:p>
          </table:table-cell>
          <table:table-cell table:number-columns-repeated="4"/>
        </table:table-row>
        <table:table-row table:style-name="ro1">
          <table:table-cell office:value-type="float" office:value="1.47853814214767E+018" calcext:value-type="float">
            <text:p>1.47853814214767E+018</text:p>
          </table:table-cell>
          <table:table-cell office:value-type="float" office:value="1.478538139691E+018" calcext:value-type="float">
            <text:p>1.478538139691E+018</text:p>
          </table:table-cell>
          <table:table-cell table:formula="of:=[.A131]/1000000" office:value-type="float" office:value="1478538142147.67" calcext:value-type="float">
            <text:p>1478538142147.67</text:p>
          </table:table-cell>
          <table:table-cell table:formula="of:=[.B131]/1000000" office:value-type="float" office:value="1478538139691" calcext:value-type="float">
            <text:p>1478538139691</text:p>
          </table:table-cell>
          <table:table-cell table:number-columns-repeated="4"/>
        </table:table-row>
        <table:table-row table:style-name="ro1">
          <table:table-cell office:value-type="float" office:value="1.47853814216766E+018" calcext:value-type="float">
            <text:p>1.47853814216766E+018</text:p>
          </table:table-cell>
          <table:table-cell office:value-type="float" office:value="1.478538139711E+018" calcext:value-type="float">
            <text:p>1.478538139711E+018</text:p>
          </table:table-cell>
          <table:table-cell table:formula="of:=[.A132]/1000000" office:value-type="float" office:value="1478538142167.66" calcext:value-type="float">
            <text:p>1478538142167.66</text:p>
          </table:table-cell>
          <table:table-cell table:formula="of:=[.B132]/1000000" office:value-type="float" office:value="1478538139711" calcext:value-type="float">
            <text:p>1478538139711</text:p>
          </table:table-cell>
          <table:table-cell table:number-columns-repeated="4"/>
        </table:table-row>
        <table:table-row table:style-name="ro1">
          <table:table-cell office:value-type="float" office:value="1.47853814218761E+018" calcext:value-type="float">
            <text:p>1.47853814218761E+018</text:p>
          </table:table-cell>
          <table:table-cell office:value-type="float" office:value="1.47853813973E+018" calcext:value-type="float">
            <text:p>1.47853813973E+018</text:p>
          </table:table-cell>
          <table:table-cell table:formula="of:=[.A133]/1000000" office:value-type="float" office:value="1478538142187.61" calcext:value-type="float">
            <text:p>1478538142187.61</text:p>
          </table:table-cell>
          <table:table-cell table:formula="of:=[.B133]/1000000" office:value-type="float" office:value="1478538139730" calcext:value-type="float">
            <text:p>1478538139730</text:p>
          </table:table-cell>
          <table:table-cell table:number-columns-repeated="4"/>
        </table:table-row>
        <table:table-row table:style-name="ro1">
          <table:table-cell office:value-type="float" office:value="1.4785381422076E+018" calcext:value-type="float">
            <text:p>1.4785381422076E+018</text:p>
          </table:table-cell>
          <table:table-cell office:value-type="float" office:value="1.478538139752E+018" calcext:value-type="float">
            <text:p>1.478538139752E+018</text:p>
          </table:table-cell>
          <table:table-cell table:formula="of:=[.A134]/1000000" office:value-type="float" office:value="1478538142207.6" calcext:value-type="float">
            <text:p>1478538142207.6</text:p>
          </table:table-cell>
          <table:table-cell table:formula="of:=[.B134]/1000000" office:value-type="float" office:value="1478538139752" calcext:value-type="float">
            <text:p>1478538139752</text:p>
          </table:table-cell>
          <table:table-cell table:number-columns-repeated="4"/>
        </table:table-row>
        <table:table-row table:style-name="ro1">
          <table:table-cell office:value-type="float" office:value="1.47853814222756E+018" calcext:value-type="float">
            <text:p>1.47853814222756E+018</text:p>
          </table:table-cell>
          <table:table-cell office:value-type="float" office:value="1.478538139775E+018" calcext:value-type="float">
            <text:p>1.478538139775E+018</text:p>
          </table:table-cell>
          <table:table-cell table:formula="of:=[.A135]/1000000" office:value-type="float" office:value="1478538142227.56" calcext:value-type="float">
            <text:p>1478538142227.56</text:p>
          </table:table-cell>
          <table:table-cell table:formula="of:=[.B135]/1000000" office:value-type="float" office:value="1478538139775" calcext:value-type="float">
            <text:p>1478538139775</text:p>
          </table:table-cell>
          <table:table-cell table:number-columns-repeated="4"/>
        </table:table-row>
        <table:table-row table:style-name="ro1">
          <table:table-cell office:value-type="float" office:value="1.47853814224755E+018" calcext:value-type="float">
            <text:p>1.47853814224755E+018</text:p>
          </table:table-cell>
          <table:table-cell office:value-type="float" office:value="1.478538139816E+018" calcext:value-type="float">
            <text:p>1.478538139816E+018</text:p>
          </table:table-cell>
          <table:table-cell table:formula="of:=[.A136]/1000000" office:value-type="float" office:value="1478538142247.55" calcext:value-type="float">
            <text:p>1478538142247.55</text:p>
          </table:table-cell>
          <table:table-cell table:formula="of:=[.B136]/1000000" office:value-type="float" office:value="1478538139816" calcext:value-type="float">
            <text:p>1478538139816</text:p>
          </table:table-cell>
          <table:table-cell table:number-columns-repeated="4"/>
        </table:table-row>
        <table:table-row table:style-name="ro1">
          <table:table-cell office:value-type="float" office:value="1.47853814226754E+018" calcext:value-type="float">
            <text:p>1.47853814226754E+018</text:p>
          </table:table-cell>
          <table:table-cell office:value-type="float" office:value="1.478538139818E+018" calcext:value-type="float">
            <text:p>1.478538139818E+018</text:p>
          </table:table-cell>
          <table:table-cell table:formula="of:=[.A137]/1000000" office:value-type="float" office:value="1478538142267.54" calcext:value-type="float">
            <text:p>1478538142267.54</text:p>
          </table:table-cell>
          <table:table-cell table:formula="of:=[.B137]/1000000" office:value-type="float" office:value="1478538139818" calcext:value-type="float">
            <text:p>1478538139818</text:p>
          </table:table-cell>
          <table:table-cell table:number-columns-repeated="4"/>
        </table:table-row>
        <table:table-row table:style-name="ro1">
          <table:table-cell office:value-type="float" office:value="1.4785381422875E+018" calcext:value-type="float">
            <text:p>1.4785381422875E+018</text:p>
          </table:table-cell>
          <table:table-cell office:value-type="float" office:value="1.478538139831E+018" calcext:value-type="float">
            <text:p>1.478538139831E+018</text:p>
          </table:table-cell>
          <table:table-cell table:formula="of:=[.A138]/1000000" office:value-type="float" office:value="1478538142287.5" calcext:value-type="float">
            <text:p>1478538142287.5</text:p>
          </table:table-cell>
          <table:table-cell table:formula="of:=[.B138]/1000000" office:value-type="float" office:value="1478538139831" calcext:value-type="float">
            <text:p>1478538139831</text:p>
          </table:table-cell>
          <table:table-cell table:number-columns-repeated="4"/>
        </table:table-row>
        <table:table-row table:style-name="ro1">
          <table:table-cell office:value-type="float" office:value="1.47853814230749E+018" calcext:value-type="float">
            <text:p>1.47853814230749E+018</text:p>
          </table:table-cell>
          <table:table-cell office:value-type="float" office:value="1.478538139849E+018" calcext:value-type="float">
            <text:p>1.478538139849E+018</text:p>
          </table:table-cell>
          <table:table-cell table:formula="of:=[.A139]/1000000" office:value-type="float" office:value="1478538142307.49" calcext:value-type="float">
            <text:p>1478538142307.49</text:p>
          </table:table-cell>
          <table:table-cell table:formula="of:=[.B139]/1000000" office:value-type="float" office:value="1478538139849" calcext:value-type="float">
            <text:p>1478538139849</text:p>
          </table:table-cell>
          <table:table-cell table:number-columns-repeated="4"/>
        </table:table-row>
        <table:table-row table:style-name="ro1">
          <table:table-cell office:value-type="float" office:value="1.47853814232748E+018" calcext:value-type="float">
            <text:p>1.47853814232748E+018</text:p>
          </table:table-cell>
          <table:table-cell office:value-type="float" office:value="1.478538139869E+018" calcext:value-type="float">
            <text:p>1.478538139869E+018</text:p>
          </table:table-cell>
          <table:table-cell table:formula="of:=[.A140]/1000000" office:value-type="float" office:value="1478538142327.48" calcext:value-type="float">
            <text:p>1478538142327.48</text:p>
          </table:table-cell>
          <table:table-cell table:formula="of:=[.B140]/1000000" office:value-type="float" office:value="1478538139869" calcext:value-type="float">
            <text:p>1478538139869</text:p>
          </table:table-cell>
          <table:table-cell table:number-columns-repeated="4"/>
        </table:table-row>
        <table:table-row table:style-name="ro1">
          <table:table-cell office:value-type="float" office:value="1.47853814234747E+018" calcext:value-type="float">
            <text:p>1.47853814234747E+018</text:p>
          </table:table-cell>
          <table:table-cell office:value-type="float" office:value="1.478538139892E+018" calcext:value-type="float">
            <text:p>1.478538139892E+018</text:p>
          </table:table-cell>
          <table:table-cell table:formula="of:=[.A141]/1000000" office:value-type="float" office:value="1478538142347.47" calcext:value-type="float">
            <text:p>1478538142347.47</text:p>
          </table:table-cell>
          <table:table-cell table:formula="of:=[.B141]/1000000" office:value-type="float" office:value="1478538139892" calcext:value-type="float">
            <text:p>1478538139892</text:p>
          </table:table-cell>
          <table:table-cell table:number-columns-repeated="4"/>
        </table:table-row>
        <table:table-row table:style-name="ro1">
          <table:table-cell office:value-type="float" office:value="1.47853814236742E+018" calcext:value-type="float">
            <text:p>1.47853814236742E+018</text:p>
          </table:table-cell>
          <table:table-cell office:value-type="float" office:value="1.478538139913E+018" calcext:value-type="float">
            <text:p>1.478538139913E+018</text:p>
          </table:table-cell>
          <table:table-cell table:formula="of:=[.A142]/1000000" office:value-type="float" office:value="1478538142367.42" calcext:value-type="float">
            <text:p>1478538142367.42</text:p>
          </table:table-cell>
          <table:table-cell table:formula="of:=[.B142]/1000000" office:value-type="float" office:value="1478538139913" calcext:value-type="float">
            <text:p>1478538139913</text:p>
          </table:table-cell>
          <table:table-cell table:number-columns-repeated="4"/>
        </table:table-row>
        <table:table-row table:style-name="ro1">
          <table:table-cell office:value-type="float" office:value="1.47853814238741E+018" calcext:value-type="float">
            <text:p>1.47853814238741E+018</text:p>
          </table:table-cell>
          <table:table-cell office:value-type="float" office:value="1.478538139932E+018" calcext:value-type="float">
            <text:p>1.478538139932E+018</text:p>
          </table:table-cell>
          <table:table-cell table:formula="of:=[.A143]/1000000" office:value-type="float" office:value="1478538142387.41" calcext:value-type="float">
            <text:p>1478538142387.41</text:p>
          </table:table-cell>
          <table:table-cell table:formula="of:=[.B143]/1000000" office:value-type="float" office:value="1478538139932" calcext:value-type="float">
            <text:p>1478538139932</text:p>
          </table:table-cell>
          <table:table-cell table:number-columns-repeated="4"/>
        </table:table-row>
        <table:table-row table:style-name="ro1">
          <table:table-cell office:value-type="float" office:value="1.4785381424074E+018" calcext:value-type="float">
            <text:p>1.4785381424074E+018</text:p>
          </table:table-cell>
          <table:table-cell office:value-type="float" office:value="1.478538139952E+018" calcext:value-type="float">
            <text:p>1.478538139952E+018</text:p>
          </table:table-cell>
          <table:table-cell table:formula="of:=[.A144]/1000000" office:value-type="float" office:value="1478538142407.4" calcext:value-type="float">
            <text:p>1478538142407.4</text:p>
          </table:table-cell>
          <table:table-cell table:formula="of:=[.B144]/1000000" office:value-type="float" office:value="1478538139952" calcext:value-type="float">
            <text:p>1478538139952</text:p>
          </table:table-cell>
          <table:table-cell table:number-columns-repeated="4"/>
        </table:table-row>
        <table:table-row table:style-name="ro1">
          <table:table-cell office:value-type="float" office:value="1.47853814242739E+018" calcext:value-type="float">
            <text:p>1.47853814242739E+018</text:p>
          </table:table-cell>
          <table:table-cell office:value-type="float" office:value="1.478538139973E+018" calcext:value-type="float">
            <text:p>1.478538139973E+018</text:p>
          </table:table-cell>
          <table:table-cell table:formula="of:=[.A145]/1000000" office:value-type="float" office:value="1478538142427.39" calcext:value-type="float">
            <text:p>1478538142427.39</text:p>
          </table:table-cell>
          <table:table-cell table:formula="of:=[.B145]/1000000" office:value-type="float" office:value="1478538139973" calcext:value-type="float">
            <text:p>1478538139973</text:p>
          </table:table-cell>
          <table:table-cell table:number-columns-repeated="4"/>
        </table:table-row>
        <table:table-row table:style-name="ro1">
          <table:table-cell office:value-type="float" office:value="1.47853814244735E+018" calcext:value-type="float">
            <text:p>1.47853814244735E+018</text:p>
          </table:table-cell>
          <table:table-cell office:value-type="float" office:value="1.478538139992E+018" calcext:value-type="float">
            <text:p>1.478538139992E+018</text:p>
          </table:table-cell>
          <table:table-cell table:formula="of:=[.A146]/1000000" office:value-type="float" office:value="1478538142447.35" calcext:value-type="float">
            <text:p>1478538142447.35</text:p>
          </table:table-cell>
          <table:table-cell table:formula="of:=[.B146]/1000000" office:value-type="float" office:value="1478538139992" calcext:value-type="float">
            <text:p>1478538139992</text:p>
          </table:table-cell>
          <table:table-cell table:number-columns-repeated="4"/>
        </table:table-row>
        <table:table-row table:style-name="ro1">
          <table:table-cell office:value-type="float" office:value="1.47853814246734E+018" calcext:value-type="float">
            <text:p>1.47853814246734E+018</text:p>
          </table:table-cell>
          <table:table-cell office:value-type="float" office:value="1.478538140012E+018" calcext:value-type="float">
            <text:p>1.478538140012E+018</text:p>
          </table:table-cell>
          <table:table-cell table:formula="of:=[.A147]/1000000" office:value-type="float" office:value="1478538142467.34" calcext:value-type="float">
            <text:p>1478538142467.34</text:p>
          </table:table-cell>
          <table:table-cell table:formula="of:=[.B147]/1000000" office:value-type="float" office:value="1478538140012" calcext:value-type="float">
            <text:p>1478538140012</text:p>
          </table:table-cell>
          <table:table-cell table:number-columns-repeated="4"/>
        </table:table-row>
        <table:table-row table:style-name="ro1">
          <table:table-cell office:value-type="float" office:value="1.4785381424873E+018" calcext:value-type="float">
            <text:p>1.4785381424873E+018</text:p>
          </table:table-cell>
          <table:table-cell office:value-type="float" office:value="1.478538140032E+018" calcext:value-type="float">
            <text:p>1.478538140032E+018</text:p>
          </table:table-cell>
          <table:table-cell table:formula="of:=[.A148]/1000000" office:value-type="float" office:value="1478538142487.3" calcext:value-type="float">
            <text:p>1478538142487.3</text:p>
          </table:table-cell>
          <table:table-cell table:formula="of:=[.B148]/1000000" office:value-type="float" office:value="1478538140032" calcext:value-type="float">
            <text:p>1478538140032</text:p>
          </table:table-cell>
          <table:table-cell table:number-columns-repeated="4"/>
        </table:table-row>
        <table:table-row table:style-name="ro1">
          <table:table-cell office:value-type="float" office:value="1.47853814250729E+018" calcext:value-type="float">
            <text:p>1.47853814250729E+018</text:p>
          </table:table-cell>
          <table:table-cell office:value-type="float" office:value="1.478538140052E+018" calcext:value-type="float">
            <text:p>1.478538140052E+018</text:p>
          </table:table-cell>
          <table:table-cell table:formula="of:=[.A149]/1000000" office:value-type="float" office:value="1478538142507.29" calcext:value-type="float">
            <text:p>1478538142507.29</text:p>
          </table:table-cell>
          <table:table-cell table:formula="of:=[.B149]/1000000" office:value-type="float" office:value="1478538140052" calcext:value-type="float">
            <text:p>1478538140052</text:p>
          </table:table-cell>
          <table:table-cell table:number-columns-repeated="4"/>
        </table:table-row>
        <table:table-row table:style-name="ro1">
          <table:table-cell office:value-type="float" office:value="1.47853814252728E+018" calcext:value-type="float">
            <text:p>1.47853814252728E+018</text:p>
          </table:table-cell>
          <table:table-cell office:value-type="float" office:value="1.478538140073E+018" calcext:value-type="float">
            <text:p>1.478538140073E+018</text:p>
          </table:table-cell>
          <table:table-cell table:formula="of:=[.A150]/1000000" office:value-type="float" office:value="1478538142527.28" calcext:value-type="float">
            <text:p>1478538142527.28</text:p>
          </table:table-cell>
          <table:table-cell table:formula="of:=[.B150]/1000000" office:value-type="float" office:value="1478538140073" calcext:value-type="float">
            <text:p>1478538140073</text:p>
          </table:table-cell>
          <table:table-cell table:number-columns-repeated="4"/>
        </table:table-row>
        <table:table-row table:style-name="ro1">
          <table:table-cell office:value-type="float" office:value="1.47853814254726E+018" calcext:value-type="float">
            <text:p>1.47853814254726E+018</text:p>
          </table:table-cell>
          <table:table-cell office:value-type="float" office:value="1.478538140093E+018" calcext:value-type="float">
            <text:p>1.478538140093E+018</text:p>
          </table:table-cell>
          <table:table-cell table:formula="of:=[.A151]/1000000" office:value-type="float" office:value="1478538142547.26" calcext:value-type="float">
            <text:p>1478538142547.26</text:p>
          </table:table-cell>
          <table:table-cell table:formula="of:=[.B151]/1000000" office:value-type="float" office:value="1478538140093" calcext:value-type="float">
            <text:p>1478538140093</text:p>
          </table:table-cell>
          <table:table-cell table:number-columns-repeated="4"/>
        </table:table-row>
        <table:table-row table:style-name="ro1">
          <table:table-cell office:value-type="float" office:value="1.47853814256725E+018" calcext:value-type="float">
            <text:p>1.47853814256725E+018</text:p>
          </table:table-cell>
          <table:table-cell office:value-type="float" office:value="1.478538140112E+018" calcext:value-type="float">
            <text:p>1.478538140112E+018</text:p>
          </table:table-cell>
          <table:table-cell table:formula="of:=[.A152]/1000000" office:value-type="float" office:value="1478538142567.25" calcext:value-type="float">
            <text:p>1478538142567.25</text:p>
          </table:table-cell>
          <table:table-cell table:formula="of:=[.B152]/1000000" office:value-type="float" office:value="1478538140112" calcext:value-type="float">
            <text:p>1478538140112</text:p>
          </table:table-cell>
          <table:table-cell table:number-columns-repeated="4"/>
        </table:table-row>
        <table:table-row table:style-name="ro1">
          <table:table-cell office:value-type="float" office:value="1.47853814258721E+018" calcext:value-type="float">
            <text:p>1.47853814258721E+018</text:p>
          </table:table-cell>
          <table:table-cell office:value-type="float" office:value="1.478538140139E+018" calcext:value-type="float">
            <text:p>1.478538140139E+018</text:p>
          </table:table-cell>
          <table:table-cell table:formula="of:=[.A153]/1000000" office:value-type="float" office:value="1478538142587.21" calcext:value-type="float">
            <text:p>1478538142587.21</text:p>
          </table:table-cell>
          <table:table-cell table:formula="of:=[.B153]/1000000" office:value-type="float" office:value="1478538140139" calcext:value-type="float">
            <text:p>1478538140139</text:p>
          </table:table-cell>
          <table:table-cell table:number-columns-repeated="4"/>
        </table:table-row>
        <table:table-row table:style-name="ro1">
          <table:table-cell office:value-type="float" office:value="1.4785381426072E+018" calcext:value-type="float">
            <text:p>1.4785381426072E+018</text:p>
          </table:table-cell>
          <table:table-cell office:value-type="float" office:value="1.478538140209E+018" calcext:value-type="float">
            <text:p>1.478538140209E+018</text:p>
          </table:table-cell>
          <table:table-cell table:formula="of:=[.A154]/1000000" office:value-type="float" office:value="1478538142607.2" calcext:value-type="float">
            <text:p>1478538142607.2</text:p>
          </table:table-cell>
          <table:table-cell table:formula="of:=[.B154]/1000000" office:value-type="float" office:value="1478538140209" calcext:value-type="float">
            <text:p>1478538140209</text:p>
          </table:table-cell>
          <table:table-cell table:number-columns-repeated="4"/>
        </table:table-row>
        <table:table-row table:style-name="ro1">
          <table:table-cell office:value-type="float" office:value="1.47853814262719E+018" calcext:value-type="float">
            <text:p>1.47853814262719E+018</text:p>
          </table:table-cell>
          <table:table-cell office:value-type="float" office:value="1.47853814021E+018" calcext:value-type="float">
            <text:p>1.47853814021E+018</text:p>
          </table:table-cell>
          <table:table-cell table:formula="of:=[.A155]/1000000" office:value-type="float" office:value="1478538142627.19" calcext:value-type="float">
            <text:p>1478538142627.19</text:p>
          </table:table-cell>
          <table:table-cell table:formula="of:=[.B155]/1000000" office:value-type="float" office:value="1478538140210" calcext:value-type="float">
            <text:p>1478538140210</text:p>
          </table:table-cell>
          <table:table-cell table:number-columns-repeated="4"/>
        </table:table-row>
        <table:table-row table:style-name="ro1">
          <table:table-cell office:value-type="float" office:value="1.47853814264718E+018" calcext:value-type="float">
            <text:p>1.47853814264718E+018</text:p>
          </table:table-cell>
          <table:table-cell office:value-type="float" office:value="1.47853814021E+018" calcext:value-type="float">
            <text:p>1.47853814021E+018</text:p>
          </table:table-cell>
          <table:table-cell table:formula="of:=[.A156]/1000000" office:value-type="float" office:value="1478538142647.18" calcext:value-type="float">
            <text:p>1478538142647.18</text:p>
          </table:table-cell>
          <table:table-cell table:formula="of:=[.B156]/1000000" office:value-type="float" office:value="1478538140210" calcext:value-type="float">
            <text:p>1478538140210</text:p>
          </table:table-cell>
          <table:table-cell table:number-columns-repeated="4"/>
        </table:table-row>
        <table:table-row table:style-name="ro1">
          <table:table-cell office:value-type="float" office:value="1.47853814266717E+018" calcext:value-type="float">
            <text:p>1.47853814266717E+018</text:p>
          </table:table-cell>
          <table:table-cell office:value-type="float" office:value="1.47853814021E+018" calcext:value-type="float">
            <text:p>1.47853814021E+018</text:p>
          </table:table-cell>
          <table:table-cell table:formula="of:=[.A157]/1000000" office:value-type="float" office:value="1478538142667.17" calcext:value-type="float">
            <text:p>1478538142667.17</text:p>
          </table:table-cell>
          <table:table-cell table:formula="of:=[.B157]/1000000" office:value-type="float" office:value="1478538140210" calcext:value-type="float">
            <text:p>1478538140210</text:p>
          </table:table-cell>
          <table:table-cell table:number-columns-repeated="4"/>
        </table:table-row>
        <table:table-row table:style-name="ro1">
          <table:table-cell office:value-type="float" office:value="1.47853814268713E+018" calcext:value-type="float">
            <text:p>1.47853814268713E+018</text:p>
          </table:table-cell>
          <table:table-cell office:value-type="float" office:value="1.478538140229E+018" calcext:value-type="float">
            <text:p>1.478538140229E+018</text:p>
          </table:table-cell>
          <table:table-cell table:formula="of:=[.A158]/1000000" office:value-type="float" office:value="1478538142687.13" calcext:value-type="float">
            <text:p>1478538142687.13</text:p>
          </table:table-cell>
          <table:table-cell table:formula="of:=[.B158]/1000000" office:value-type="float" office:value="1478538140229" calcext:value-type="float">
            <text:p>1478538140229</text:p>
          </table:table-cell>
          <table:table-cell table:number-columns-repeated="4"/>
        </table:table-row>
        <table:table-row table:style-name="ro1">
          <table:table-cell office:value-type="float" office:value="1.47853814270712E+018" calcext:value-type="float">
            <text:p>1.47853814270712E+018</text:p>
          </table:table-cell>
          <table:table-cell office:value-type="float" office:value="1.478538140249E+018" calcext:value-type="float">
            <text:p>1.478538140249E+018</text:p>
          </table:table-cell>
          <table:table-cell table:formula="of:=[.A159]/1000000" office:value-type="float" office:value="1478538142707.12" calcext:value-type="float">
            <text:p>1478538142707.12</text:p>
          </table:table-cell>
          <table:table-cell table:formula="of:=[.B159]/1000000" office:value-type="float" office:value="1478538140249" calcext:value-type="float">
            <text:p>1478538140249</text:p>
          </table:table-cell>
          <table:table-cell table:number-columns-repeated="4"/>
        </table:table-row>
        <table:table-row table:style-name="ro1">
          <table:table-cell office:value-type="float" office:value="1.4785381427271E+018" calcext:value-type="float">
            <text:p>1.4785381427271E+018</text:p>
          </table:table-cell>
          <table:table-cell office:value-type="float" office:value="1.478538140269E+018" calcext:value-type="float">
            <text:p>1.478538140269E+018</text:p>
          </table:table-cell>
          <table:table-cell table:formula="of:=[.A160]/1000000" office:value-type="float" office:value="1478538142727.1" calcext:value-type="float">
            <text:p>1478538142727.1</text:p>
          </table:table-cell>
          <table:table-cell table:formula="of:=[.B160]/1000000" office:value-type="float" office:value="1478538140269" calcext:value-type="float">
            <text:p>1478538140269</text:p>
          </table:table-cell>
          <table:table-cell table:number-columns-repeated="4"/>
        </table:table-row>
        <table:table-row table:style-name="ro1">
          <table:table-cell office:value-type="float" office:value="1.47853814274709E+018" calcext:value-type="float">
            <text:p>1.47853814274709E+018</text:p>
          </table:table-cell>
          <table:table-cell office:value-type="float" office:value="1.478538140296E+018" calcext:value-type="float">
            <text:p>1.478538140296E+018</text:p>
          </table:table-cell>
          <table:table-cell table:formula="of:=[.A161]/1000000" office:value-type="float" office:value="1478538142747.09" calcext:value-type="float">
            <text:p>1478538142747.09</text:p>
          </table:table-cell>
          <table:table-cell table:formula="of:=[.B161]/1000000" office:value-type="float" office:value="1478538140296" calcext:value-type="float">
            <text:p>1478538140296</text:p>
          </table:table-cell>
          <table:table-cell table:number-columns-repeated="4"/>
        </table:table-row>
        <table:table-row table:style-name="ro1">
          <table:table-cell office:value-type="float" office:value="1.47853814276708E+018" calcext:value-type="float">
            <text:p>1.47853814276708E+018</text:p>
          </table:table-cell>
          <table:table-cell office:value-type="float" office:value="1.478538140325E+018" calcext:value-type="float">
            <text:p>1.478538140325E+018</text:p>
          </table:table-cell>
          <table:table-cell table:formula="of:=[.A162]/1000000" office:value-type="float" office:value="1478538142767.08" calcext:value-type="float">
            <text:p>1478538142767.08</text:p>
          </table:table-cell>
          <table:table-cell table:formula="of:=[.B162]/1000000" office:value-type="float" office:value="1478538140325" calcext:value-type="float">
            <text:p>1478538140325</text:p>
          </table:table-cell>
          <table:table-cell table:number-columns-repeated="4"/>
        </table:table-row>
        <table:table-row table:style-name="ro1">
          <table:table-cell office:value-type="float" office:value="1.47853814278707E+018" calcext:value-type="float">
            <text:p>1.47853814278707E+018</text:p>
          </table:table-cell>
          <table:table-cell office:value-type="float" office:value="1.47853814033E+018" calcext:value-type="float">
            <text:p>1.47853814033E+018</text:p>
          </table:table-cell>
          <table:table-cell table:formula="of:=[.A163]/1000000" office:value-type="float" office:value="1478538142787.07" calcext:value-type="float">
            <text:p>1478538142787.07</text:p>
          </table:table-cell>
          <table:table-cell table:formula="of:=[.B163]/1000000" office:value-type="float" office:value="1478538140330" calcext:value-type="float">
            <text:p>1478538140330</text:p>
          </table:table-cell>
          <table:table-cell table:number-columns-repeated="4"/>
        </table:table-row>
        <table:table-row table:style-name="ro1">
          <table:table-cell office:value-type="float" office:value="1.47853814280706E+018" calcext:value-type="float">
            <text:p>1.47853814280706E+018</text:p>
          </table:table-cell>
          <table:table-cell office:value-type="float" office:value="1.478538140351E+018" calcext:value-type="float">
            <text:p>1.478538140351E+018</text:p>
          </table:table-cell>
          <table:table-cell table:formula="of:=[.A164]/1000000" office:value-type="float" office:value="1478538142807.06" calcext:value-type="float">
            <text:p>1478538142807.06</text:p>
          </table:table-cell>
          <table:table-cell table:formula="of:=[.B164]/1000000" office:value-type="float" office:value="1478538140351" calcext:value-type="float">
            <text:p>1478538140351</text:p>
          </table:table-cell>
          <table:table-cell table:number-columns-repeated="4"/>
        </table:table-row>
        <table:table-row table:style-name="ro1">
          <table:table-cell office:value-type="float" office:value="1.47853814282717E+018" calcext:value-type="float">
            <text:p>1.47853814282717E+018</text:p>
          </table:table-cell>
          <table:table-cell office:value-type="float" office:value="1.478538140369E+018" calcext:value-type="float">
            <text:p>1.478538140369E+018</text:p>
          </table:table-cell>
          <table:table-cell table:formula="of:=[.A165]/1000000" office:value-type="float" office:value="1478538142827.17" calcext:value-type="float">
            <text:p>1478538142827.17</text:p>
          </table:table-cell>
          <table:table-cell table:formula="of:=[.B165]/1000000" office:value-type="float" office:value="1478538140369" calcext:value-type="float">
            <text:p>1478538140369</text:p>
          </table:table-cell>
          <table:table-cell table:number-columns-repeated="4"/>
        </table:table-row>
        <table:table-row table:style-name="ro1">
          <table:table-cell office:value-type="float" office:value="1.47853814284713E+018" calcext:value-type="float">
            <text:p>1.47853814284713E+018</text:p>
          </table:table-cell>
          <table:table-cell office:value-type="float" office:value="1.478538140388E+018" calcext:value-type="float">
            <text:p>1.478538140388E+018</text:p>
          </table:table-cell>
          <table:table-cell table:formula="of:=[.A166]/1000000" office:value-type="float" office:value="1478538142847.13" calcext:value-type="float">
            <text:p>1478538142847.13</text:p>
          </table:table-cell>
          <table:table-cell table:formula="of:=[.B166]/1000000" office:value-type="float" office:value="1478538140388" calcext:value-type="float">
            <text:p>1478538140388</text:p>
          </table:table-cell>
          <table:table-cell table:number-columns-repeated="4"/>
        </table:table-row>
        <table:table-row table:style-name="ro1">
          <table:table-cell office:value-type="float" office:value="1.47853814286712E+018" calcext:value-type="float">
            <text:p>1.47853814286712E+018</text:p>
          </table:table-cell>
          <table:table-cell office:value-type="float" office:value="1.478538140409E+018" calcext:value-type="float">
            <text:p>1.478538140409E+018</text:p>
          </table:table-cell>
          <table:table-cell table:formula="of:=[.A167]/1000000" office:value-type="float" office:value="1478538142867.12" calcext:value-type="float">
            <text:p>1478538142867.12</text:p>
          </table:table-cell>
          <table:table-cell table:formula="of:=[.B167]/1000000" office:value-type="float" office:value="1478538140409" calcext:value-type="float">
            <text:p>1478538140409</text:p>
          </table:table-cell>
          <table:table-cell table:number-columns-repeated="4"/>
        </table:table-row>
        <table:table-row table:style-name="ro1">
          <table:table-cell office:value-type="float" office:value="1.47853814288711E+018" calcext:value-type="float">
            <text:p>1.47853814288711E+018</text:p>
          </table:table-cell>
          <table:table-cell office:value-type="float" office:value="1.478538140429E+018" calcext:value-type="float">
            <text:p>1.478538140429E+018</text:p>
          </table:table-cell>
          <table:table-cell table:formula="of:=[.A168]/1000000" office:value-type="float" office:value="1478538142887.11" calcext:value-type="float">
            <text:p>1478538142887.11</text:p>
          </table:table-cell>
          <table:table-cell table:formula="of:=[.B168]/1000000" office:value-type="float" office:value="1478538140429" calcext:value-type="float">
            <text:p>1478538140429</text:p>
          </table:table-cell>
          <table:table-cell table:number-columns-repeated="4"/>
        </table:table-row>
        <table:table-row table:style-name="ro1">
          <table:table-cell office:value-type="float" office:value="1.4785381429071E+018" calcext:value-type="float">
            <text:p>1.4785381429071E+018</text:p>
          </table:table-cell>
          <table:table-cell office:value-type="float" office:value="1.47853814045E+018" calcext:value-type="float">
            <text:p>1.47853814045E+018</text:p>
          </table:table-cell>
          <table:table-cell table:formula="of:=[.A169]/1000000" office:value-type="float" office:value="1478538142907.1" calcext:value-type="float">
            <text:p>1478538142907.1</text:p>
          </table:table-cell>
          <table:table-cell table:formula="of:=[.B169]/1000000" office:value-type="float" office:value="1478538140450" calcext:value-type="float">
            <text:p>1478538140450</text:p>
          </table:table-cell>
          <table:table-cell table:number-columns-repeated="4"/>
        </table:table-row>
        <table:table-row table:style-name="ro1">
          <table:table-cell office:value-type="float" office:value="1.47853814292709E+018" calcext:value-type="float">
            <text:p>1.47853814292709E+018</text:p>
          </table:table-cell>
          <table:table-cell office:value-type="float" office:value="1.478538140472E+018" calcext:value-type="float">
            <text:p>1.478538140472E+018</text:p>
          </table:table-cell>
          <table:table-cell table:formula="of:=[.A170]/1000000" office:value-type="float" office:value="1478538142927.09" calcext:value-type="float">
            <text:p>1478538142927.09</text:p>
          </table:table-cell>
          <table:table-cell table:formula="of:=[.B170]/1000000" office:value-type="float" office:value="1478538140472" calcext:value-type="float">
            <text:p>1478538140472</text:p>
          </table:table-cell>
          <table:table-cell table:number-columns-repeated="4"/>
        </table:table-row>
        <table:table-row table:style-name="ro1">
          <table:table-cell office:value-type="float" office:value="1.47853814294708E+018" calcext:value-type="float">
            <text:p>1.47853814294708E+018</text:p>
          </table:table-cell>
          <table:table-cell office:value-type="float" office:value="1.478538140491E+018" calcext:value-type="float">
            <text:p>1.478538140491E+018</text:p>
          </table:table-cell>
          <table:table-cell table:formula="of:=[.A171]/1000000" office:value-type="float" office:value="1478538142947.08" calcext:value-type="float">
            <text:p>1478538142947.08</text:p>
          </table:table-cell>
          <table:table-cell table:formula="of:=[.B171]/1000000" office:value-type="float" office:value="1478538140491" calcext:value-type="float">
            <text:p>1478538140491</text:p>
          </table:table-cell>
          <table:table-cell table:number-columns-repeated="4"/>
        </table:table-row>
        <table:table-row table:style-name="ro1">
          <table:table-cell office:value-type="float" office:value="1.47853814296703E+018" calcext:value-type="float">
            <text:p>1.47853814296703E+018</text:p>
          </table:table-cell>
          <table:table-cell office:value-type="float" office:value="1.478538140511E+018" calcext:value-type="float">
            <text:p>1.478538140511E+018</text:p>
          </table:table-cell>
          <table:table-cell table:formula="of:=[.A172]/1000000" office:value-type="float" office:value="1478538142967.03" calcext:value-type="float">
            <text:p>1478538142967.03</text:p>
          </table:table-cell>
          <table:table-cell table:formula="of:=[.B172]/1000000" office:value-type="float" office:value="1478538140511" calcext:value-type="float">
            <text:p>1478538140511</text:p>
          </table:table-cell>
          <table:table-cell table:number-columns-repeated="4"/>
        </table:table-row>
        <table:table-row table:style-name="ro1">
          <table:table-cell office:value-type="float" office:value="1.47853814298702E+018" calcext:value-type="float">
            <text:p>1.47853814298702E+018</text:p>
          </table:table-cell>
          <table:table-cell office:value-type="float" office:value="1.478538140531E+018" calcext:value-type="float">
            <text:p>1.478538140531E+018</text:p>
          </table:table-cell>
          <table:table-cell table:formula="of:=[.A173]/1000000" office:value-type="float" office:value="1478538142987.02" calcext:value-type="float">
            <text:p>1478538142987.02</text:p>
          </table:table-cell>
          <table:table-cell table:formula="of:=[.B173]/1000000" office:value-type="float" office:value="1478538140531" calcext:value-type="float">
            <text:p>1478538140531</text:p>
          </table:table-cell>
          <table:table-cell table:number-columns-repeated="4"/>
        </table:table-row>
        <table:table-row table:style-name="ro1">
          <table:table-cell office:value-type="float" office:value="1.47853814300701E+018" calcext:value-type="float">
            <text:p>1.47853814300701E+018</text:p>
          </table:table-cell>
          <table:table-cell office:value-type="float" office:value="1.478538140551E+018" calcext:value-type="float">
            <text:p>1.478538140551E+018</text:p>
          </table:table-cell>
          <table:table-cell table:formula="of:=[.A174]/1000000" office:value-type="float" office:value="1478538143007.01" calcext:value-type="float">
            <text:p>1478538143007.01</text:p>
          </table:table-cell>
          <table:table-cell table:formula="of:=[.B174]/1000000" office:value-type="float" office:value="1478538140551" calcext:value-type="float">
            <text:p>1478538140551</text:p>
          </table:table-cell>
          <table:table-cell table:number-columns-repeated="4"/>
        </table:table-row>
        <table:table-row table:style-name="ro1">
          <table:table-cell office:value-type="float" office:value="1.478538143027E+018" calcext:value-type="float">
            <text:p>1.478538143027E+018</text:p>
          </table:table-cell>
          <table:table-cell office:value-type="float" office:value="1.478538140571E+018" calcext:value-type="float">
            <text:p>1.478538140571E+018</text:p>
          </table:table-cell>
          <table:table-cell table:formula="of:=[.A175]/1000000" office:value-type="float" office:value="1478538143027" calcext:value-type="float">
            <text:p>1478538143027</text:p>
          </table:table-cell>
          <table:table-cell table:formula="of:=[.B175]/1000000" office:value-type="float" office:value="1478538140571" calcext:value-type="float">
            <text:p>1478538140571</text:p>
          </table:table-cell>
          <table:table-cell table:number-columns-repeated="4"/>
        </table:table-row>
        <table:table-row table:style-name="ro1">
          <table:table-cell office:value-type="float" office:value="1.47853814304696E+018" calcext:value-type="float">
            <text:p>1.47853814304696E+018</text:p>
          </table:table-cell>
          <table:table-cell office:value-type="float" office:value="1.478538140591E+018" calcext:value-type="float">
            <text:p>1.478538140591E+018</text:p>
          </table:table-cell>
          <table:table-cell table:formula="of:=[.A176]/1000000" office:value-type="float" office:value="1478538143046.96" calcext:value-type="float">
            <text:p>1478538143046.96</text:p>
          </table:table-cell>
          <table:table-cell table:formula="of:=[.B176]/1000000" office:value-type="float" office:value="1478538140591" calcext:value-type="float">
            <text:p>1478538140591</text:p>
          </table:table-cell>
          <table:table-cell table:number-columns-repeated="4"/>
        </table:table-row>
        <table:table-row table:style-name="ro1">
          <table:table-cell office:value-type="float" office:value="1.47853814306695E+018" calcext:value-type="float">
            <text:p>1.47853814306695E+018</text:p>
          </table:table-cell>
          <table:table-cell office:value-type="float" office:value="1.478538140611E+018" calcext:value-type="float">
            <text:p>1.478538140611E+018</text:p>
          </table:table-cell>
          <table:table-cell table:formula="of:=[.A177]/1000000" office:value-type="float" office:value="1478538143066.95" calcext:value-type="float">
            <text:p>1478538143066.95</text:p>
          </table:table-cell>
          <table:table-cell table:formula="of:=[.B177]/1000000" office:value-type="float" office:value="1478538140611" calcext:value-type="float">
            <text:p>1478538140611</text:p>
          </table:table-cell>
          <table:table-cell table:number-columns-repeated="4"/>
        </table:table-row>
        <table:table-row table:style-name="ro1">
          <table:table-cell office:value-type="float" office:value="1.47853814308694E+018" calcext:value-type="float">
            <text:p>1.47853814308694E+018</text:p>
          </table:table-cell>
          <table:table-cell office:value-type="float" office:value="1.478538140639E+018" calcext:value-type="float">
            <text:p>1.478538140639E+018</text:p>
          </table:table-cell>
          <table:table-cell table:formula="of:=[.A178]/1000000" office:value-type="float" office:value="1478538143086.94" calcext:value-type="float">
            <text:p>1478538143086.94</text:p>
          </table:table-cell>
          <table:table-cell table:formula="of:=[.B178]/1000000" office:value-type="float" office:value="1478538140639" calcext:value-type="float">
            <text:p>1478538140639</text:p>
          </table:table-cell>
          <table:table-cell table:number-columns-repeated="4"/>
        </table:table-row>
        <table:table-row table:style-name="ro1">
          <table:table-cell office:value-type="float" office:value="1.47853814310693E+018" calcext:value-type="float">
            <text:p>1.47853814310693E+018</text:p>
          </table:table-cell>
          <table:table-cell office:value-type="float" office:value="1.478538140652E+018" calcext:value-type="float">
            <text:p>1.478538140652E+018</text:p>
          </table:table-cell>
          <table:table-cell table:formula="of:=[.A179]/1000000" office:value-type="float" office:value="1478538143106.93" calcext:value-type="float">
            <text:p>1478538143106.93</text:p>
          </table:table-cell>
          <table:table-cell table:formula="of:=[.B179]/1000000" office:value-type="float" office:value="1478538140652" calcext:value-type="float">
            <text:p>1478538140652</text:p>
          </table:table-cell>
          <table:table-cell table:number-columns-repeated="4"/>
        </table:table-row>
        <table:table-row table:style-name="ro1">
          <table:table-cell office:value-type="float" office:value="1.47853814312692E+018" calcext:value-type="float">
            <text:p>1.47853814312692E+018</text:p>
          </table:table-cell>
          <table:table-cell office:value-type="float" office:value="1.478538140681E+018" calcext:value-type="float">
            <text:p>1.478538140681E+018</text:p>
          </table:table-cell>
          <table:table-cell table:formula="of:=[.A180]/1000000" office:value-type="float" office:value="1478538143126.92" calcext:value-type="float">
            <text:p>1478538143126.92</text:p>
          </table:table-cell>
          <table:table-cell table:formula="of:=[.B180]/1000000" office:value-type="float" office:value="1478538140681" calcext:value-type="float">
            <text:p>1478538140681</text:p>
          </table:table-cell>
          <table:table-cell table:number-columns-repeated="4"/>
        </table:table-row>
        <table:table-row table:style-name="ro1">
          <table:table-cell office:value-type="float" office:value="1.47853814314687E+018" calcext:value-type="float">
            <text:p>1.47853814314687E+018</text:p>
          </table:table-cell>
          <table:table-cell office:value-type="float" office:value="1.478538140691E+018" calcext:value-type="float">
            <text:p>1.478538140691E+018</text:p>
          </table:table-cell>
          <table:table-cell table:formula="of:=[.A181]/1000000" office:value-type="float" office:value="1478538143146.87" calcext:value-type="float">
            <text:p>1478538143146.87</text:p>
          </table:table-cell>
          <table:table-cell table:formula="of:=[.B181]/1000000" office:value-type="float" office:value="1478538140691" calcext:value-type="float">
            <text:p>1478538140691</text:p>
          </table:table-cell>
          <table:table-cell table:number-columns-repeated="4"/>
        </table:table-row>
        <table:table-row table:style-name="ro1">
          <table:table-cell office:value-type="float" office:value="1.47853814316686E+018" calcext:value-type="float">
            <text:p>1.47853814316686E+018</text:p>
          </table:table-cell>
          <table:table-cell office:value-type="float" office:value="1.478538140709E+018" calcext:value-type="float">
            <text:p>1.478538140709E+018</text:p>
          </table:table-cell>
          <table:table-cell table:formula="of:=[.A182]/1000000" office:value-type="float" office:value="1478538143166.86" calcext:value-type="float">
            <text:p>1478538143166.86</text:p>
          </table:table-cell>
          <table:table-cell table:formula="of:=[.B182]/1000000" office:value-type="float" office:value="1478538140709" calcext:value-type="float">
            <text:p>1478538140709</text:p>
          </table:table-cell>
          <table:table-cell table:number-columns-repeated="4"/>
        </table:table-row>
        <table:table-row table:style-name="ro1">
          <table:table-cell office:value-type="float" office:value="1.47853814318685E+018" calcext:value-type="float">
            <text:p>1.47853814318685E+018</text:p>
          </table:table-cell>
          <table:table-cell office:value-type="float" office:value="1.478538140729E+018" calcext:value-type="float">
            <text:p>1.478538140729E+018</text:p>
          </table:table-cell>
          <table:table-cell table:formula="of:=[.A183]/1000000" office:value-type="float" office:value="1478538143186.85" calcext:value-type="float">
            <text:p>1478538143186.85</text:p>
          </table:table-cell>
          <table:table-cell table:formula="of:=[.B183]/1000000" office:value-type="float" office:value="1478538140729" calcext:value-type="float">
            <text:p>1478538140729</text:p>
          </table:table-cell>
          <table:table-cell table:number-columns-repeated="4"/>
        </table:table-row>
        <table:table-row table:style-name="ro1">
          <table:table-cell office:value-type="float" office:value="1.47853814320684E+018" calcext:value-type="float">
            <text:p>1.47853814320684E+018</text:p>
          </table:table-cell>
          <table:table-cell office:value-type="float" office:value="1.478538140752E+018" calcext:value-type="float">
            <text:p>1.478538140752E+018</text:p>
          </table:table-cell>
          <table:table-cell table:formula="of:=[.A184]/1000000" office:value-type="float" office:value="1478538143206.84" calcext:value-type="float">
            <text:p>1478538143206.84</text:p>
          </table:table-cell>
          <table:table-cell table:formula="of:=[.B184]/1000000" office:value-type="float" office:value="1478538140752" calcext:value-type="float">
            <text:p>1478538140752</text:p>
          </table:table-cell>
          <table:table-cell table:number-columns-repeated="4"/>
        </table:table-row>
        <table:table-row table:style-name="ro1">
          <table:table-cell office:value-type="float" office:value="1.4785381432268E+018" calcext:value-type="float">
            <text:p>1.4785381432268E+018</text:p>
          </table:table-cell>
          <table:table-cell office:value-type="float" office:value="1.478538140769E+018" calcext:value-type="float">
            <text:p>1.478538140769E+018</text:p>
          </table:table-cell>
          <table:table-cell table:formula="of:=[.A185]/1000000" office:value-type="float" office:value="1478538143226.8" calcext:value-type="float">
            <text:p>1478538143226.8</text:p>
          </table:table-cell>
          <table:table-cell table:formula="of:=[.B185]/1000000" office:value-type="float" office:value="1478538140769" calcext:value-type="float">
            <text:p>1478538140769</text:p>
          </table:table-cell>
          <table:table-cell table:number-columns-repeated="4"/>
        </table:table-row>
        <table:table-row table:style-name="ro1">
          <table:table-cell office:value-type="float" office:value="1.47853814324682E+018" calcext:value-type="float">
            <text:p>1.47853814324682E+018</text:p>
          </table:table-cell>
          <table:table-cell office:value-type="float" office:value="1.478538140789E+018" calcext:value-type="float">
            <text:p>1.478538140789E+018</text:p>
          </table:table-cell>
          <table:table-cell table:formula="of:=[.A186]/1000000" office:value-type="float" office:value="1478538143246.82" calcext:value-type="float">
            <text:p>1478538143246.82</text:p>
          </table:table-cell>
          <table:table-cell table:formula="of:=[.B186]/1000000" office:value-type="float" office:value="1478538140789" calcext:value-type="float">
            <text:p>1478538140789</text:p>
          </table:table-cell>
          <table:table-cell table:number-columns-repeated="4"/>
        </table:table-row>
        <table:table-row table:style-name="ro1">
          <table:table-cell office:value-type="float" office:value="1.47853814326678E+018" calcext:value-type="float">
            <text:p>1.47853814326678E+018</text:p>
          </table:table-cell>
          <table:table-cell office:value-type="float" office:value="1.478538140808E+018" calcext:value-type="float">
            <text:p>1.478538140808E+018</text:p>
          </table:table-cell>
          <table:table-cell table:formula="of:=[.A187]/1000000" office:value-type="float" office:value="1478538143266.78" calcext:value-type="float">
            <text:p>1478538143266.78</text:p>
          </table:table-cell>
          <table:table-cell table:formula="of:=[.B187]/1000000" office:value-type="float" office:value="1478538140808" calcext:value-type="float">
            <text:p>1478538140808</text:p>
          </table:table-cell>
          <table:table-cell table:number-columns-repeated="4"/>
        </table:table-row>
        <table:table-row table:style-name="ro1">
          <table:table-cell office:value-type="float" office:value="1.47853814328677E+018" calcext:value-type="float">
            <text:p>1.47853814328677E+018</text:p>
          </table:table-cell>
          <table:table-cell office:value-type="float" office:value="1.478538140832E+018" calcext:value-type="float">
            <text:p>1.478538140832E+018</text:p>
          </table:table-cell>
          <table:table-cell table:formula="of:=[.A188]/1000000" office:value-type="float" office:value="1478538143286.77" calcext:value-type="float">
            <text:p>1478538143286.77</text:p>
          </table:table-cell>
          <table:table-cell table:formula="of:=[.B188]/1000000" office:value-type="float" office:value="1478538140832" calcext:value-type="float">
            <text:p>1478538140832</text:p>
          </table:table-cell>
          <table:table-cell table:number-columns-repeated="4"/>
        </table:table-row>
        <table:table-row table:style-name="ro1">
          <table:table-cell office:value-type="float" office:value="1.47853814330672E+018" calcext:value-type="float">
            <text:p>1.47853814330672E+018</text:p>
          </table:table-cell>
          <table:table-cell office:value-type="float" office:value="1.478538140848E+018" calcext:value-type="float">
            <text:p>1.478538140848E+018</text:p>
          </table:table-cell>
          <table:table-cell table:formula="of:=[.A189]/1000000" office:value-type="float" office:value="1478538143306.72" calcext:value-type="float">
            <text:p>1478538143306.72</text:p>
          </table:table-cell>
          <table:table-cell table:formula="of:=[.B189]/1000000" office:value-type="float" office:value="1478538140848" calcext:value-type="float">
            <text:p>1478538140848</text:p>
          </table:table-cell>
          <table:table-cell table:number-columns-repeated="4"/>
        </table:table-row>
        <table:table-row table:style-name="ro1">
          <table:table-cell office:value-type="float" office:value="1.47853814332671E+018" calcext:value-type="float">
            <text:p>1.47853814332671E+018</text:p>
          </table:table-cell>
          <table:table-cell office:value-type="float" office:value="1.478538140869E+018" calcext:value-type="float">
            <text:p>1.478538140869E+018</text:p>
          </table:table-cell>
          <table:table-cell table:formula="of:=[.A190]/1000000" office:value-type="float" office:value="1478538143326.71" calcext:value-type="float">
            <text:p>1478538143326.71</text:p>
          </table:table-cell>
          <table:table-cell table:formula="of:=[.B190]/1000000" office:value-type="float" office:value="1478538140869" calcext:value-type="float">
            <text:p>1478538140869</text:p>
          </table:table-cell>
          <table:table-cell table:number-columns-repeated="4"/>
        </table:table-row>
        <table:table-row table:style-name="ro1">
          <table:table-cell office:value-type="float" office:value="1.4785381433467E+018" calcext:value-type="float">
            <text:p>1.4785381433467E+018</text:p>
          </table:table-cell>
          <table:table-cell office:value-type="float" office:value="1.478538140889E+018" calcext:value-type="float">
            <text:p>1.478538140889E+018</text:p>
          </table:table-cell>
          <table:table-cell table:formula="of:=[.A191]/1000000" office:value-type="float" office:value="1478538143346.7" calcext:value-type="float">
            <text:p>1478538143346.7</text:p>
          </table:table-cell>
          <table:table-cell table:formula="of:=[.B191]/1000000" office:value-type="float" office:value="1478538140889" calcext:value-type="float">
            <text:p>1478538140889</text:p>
          </table:table-cell>
          <table:table-cell table:number-columns-repeated="4"/>
        </table:table-row>
        <table:table-row table:style-name="ro1">
          <table:table-cell office:value-type="float" office:value="1.47853814336669E+018" calcext:value-type="float">
            <text:p>1.47853814336669E+018</text:p>
          </table:table-cell>
          <table:table-cell office:value-type="float" office:value="1.478538140911E+018" calcext:value-type="float">
            <text:p>1.478538140911E+018</text:p>
          </table:table-cell>
          <table:table-cell table:formula="of:=[.A192]/1000000" office:value-type="float" office:value="1478538143366.69" calcext:value-type="float">
            <text:p>1478538143366.69</text:p>
          </table:table-cell>
          <table:table-cell table:formula="of:=[.B192]/1000000" office:value-type="float" office:value="1478538140911" calcext:value-type="float">
            <text:p>1478538140911</text:p>
          </table:table-cell>
          <table:table-cell table:number-columns-repeated="4"/>
        </table:table-row>
        <table:table-row table:style-name="ro1">
          <table:table-cell office:value-type="float" office:value="1.47853814338668E+018" calcext:value-type="float">
            <text:p>1.47853814338668E+018</text:p>
          </table:table-cell>
          <table:table-cell office:value-type="float" office:value="1.478538140936E+018" calcext:value-type="float">
            <text:p>1.478538140936E+018</text:p>
          </table:table-cell>
          <table:table-cell table:formula="of:=[.A193]/1000000" office:value-type="float" office:value="1478538143386.68" calcext:value-type="float">
            <text:p>1478538143386.68</text:p>
          </table:table-cell>
          <table:table-cell table:formula="of:=[.B193]/1000000" office:value-type="float" office:value="1478538140936" calcext:value-type="float">
            <text:p>1478538140936</text:p>
          </table:table-cell>
          <table:table-cell table:number-columns-repeated="4"/>
        </table:table-row>
        <table:table-row table:style-name="ro1">
          <table:table-cell office:value-type="float" office:value="1.47853814340664E+018" calcext:value-type="float">
            <text:p>1.47853814340664E+018</text:p>
          </table:table-cell>
          <table:table-cell office:value-type="float" office:value="1.478538140951E+018" calcext:value-type="float">
            <text:p>1.478538140951E+018</text:p>
          </table:table-cell>
          <table:table-cell table:formula="of:=[.A194]/1000000" office:value-type="float" office:value="1478538143406.64" calcext:value-type="float">
            <text:p>1478538143406.64</text:p>
          </table:table-cell>
          <table:table-cell table:formula="of:=[.B194]/1000000" office:value-type="float" office:value="1478538140951" calcext:value-type="float">
            <text:p>1478538140951</text:p>
          </table:table-cell>
          <table:table-cell table:number-columns-repeated="4"/>
        </table:table-row>
        <table:table-row table:style-name="ro1">
          <table:table-cell office:value-type="float" office:value="1.47853814342663E+018" calcext:value-type="float">
            <text:p>1.47853814342663E+018</text:p>
          </table:table-cell>
          <table:table-cell office:value-type="float" office:value="1.478538140971E+018" calcext:value-type="float">
            <text:p>1.478538140971E+018</text:p>
          </table:table-cell>
          <table:table-cell table:formula="of:=[.A195]/1000000" office:value-type="float" office:value="1478538143426.63" calcext:value-type="float">
            <text:p>1478538143426.63</text:p>
          </table:table-cell>
          <table:table-cell table:formula="of:=[.B195]/1000000" office:value-type="float" office:value="1478538140971" calcext:value-type="float">
            <text:p>1478538140971</text:p>
          </table:table-cell>
          <table:table-cell table:number-columns-repeated="4"/>
        </table:table-row>
        <table:table-row table:style-name="ro1">
          <table:table-cell office:value-type="float" office:value="1.47853814344662E+018" calcext:value-type="float">
            <text:p>1.47853814344662E+018</text:p>
          </table:table-cell>
          <table:table-cell office:value-type="float" office:value="1.478538140991E+018" calcext:value-type="float">
            <text:p>1.478538140991E+018</text:p>
          </table:table-cell>
          <table:table-cell table:formula="of:=[.A196]/1000000" office:value-type="float" office:value="1478538143446.62" calcext:value-type="float">
            <text:p>1478538143446.62</text:p>
          </table:table-cell>
          <table:table-cell table:formula="of:=[.B196]/1000000" office:value-type="float" office:value="1478538140991" calcext:value-type="float">
            <text:p>1478538140991</text:p>
          </table:table-cell>
          <table:table-cell table:number-columns-repeated="4"/>
        </table:table-row>
        <table:table-row table:style-name="ro1">
          <table:table-cell office:value-type="float" office:value="1.47853814346661E+018" calcext:value-type="float">
            <text:p>1.47853814346661E+018</text:p>
          </table:table-cell>
          <table:table-cell office:value-type="float" office:value="1.478538141011E+018" calcext:value-type="float">
            <text:p>1.478538141011E+018</text:p>
          </table:table-cell>
          <table:table-cell table:formula="of:=[.A197]/1000000" office:value-type="float" office:value="1478538143466.61" calcext:value-type="float">
            <text:p>1478538143466.61</text:p>
          </table:table-cell>
          <table:table-cell table:formula="of:=[.B197]/1000000" office:value-type="float" office:value="1478538141011" calcext:value-type="float">
            <text:p>1478538141011</text:p>
          </table:table-cell>
          <table:table-cell table:number-columns-repeated="4"/>
        </table:table-row>
        <table:table-row table:style-name="ro1">
          <table:table-cell office:value-type="float" office:value="1.47853814348656E+018" calcext:value-type="float">
            <text:p>1.47853814348656E+018</text:p>
          </table:table-cell>
          <table:table-cell office:value-type="float" office:value="1.478538141031E+018" calcext:value-type="float">
            <text:p>1.478538141031E+018</text:p>
          </table:table-cell>
          <table:table-cell table:formula="of:=[.A198]/1000000" office:value-type="float" office:value="1478538143486.56" calcext:value-type="float">
            <text:p>1478538143486.56</text:p>
          </table:table-cell>
          <table:table-cell table:formula="of:=[.B198]/1000000" office:value-type="float" office:value="1478538141031" calcext:value-type="float">
            <text:p>1478538141031</text:p>
          </table:table-cell>
          <table:table-cell table:number-columns-repeated="4"/>
        </table:table-row>
        <table:table-row table:style-name="ro1">
          <table:table-cell office:value-type="float" office:value="1.47853814350655E+018" calcext:value-type="float">
            <text:p>1.47853814350655E+018</text:p>
          </table:table-cell>
          <table:table-cell office:value-type="float" office:value="1.478538141051E+018" calcext:value-type="float">
            <text:p>1.478538141051E+018</text:p>
          </table:table-cell>
          <table:table-cell table:formula="of:=[.A199]/1000000" office:value-type="float" office:value="1478538143506.55" calcext:value-type="float">
            <text:p>1478538143506.55</text:p>
          </table:table-cell>
          <table:table-cell table:formula="of:=[.B199]/1000000" office:value-type="float" office:value="1478538141051" calcext:value-type="float">
            <text:p>1478538141051</text:p>
          </table:table-cell>
          <table:table-cell table:number-columns-repeated="4"/>
        </table:table-row>
        <table:table-row table:style-name="ro1">
          <table:table-cell office:value-type="float" office:value="1.47853814352654E+018" calcext:value-type="float">
            <text:p>1.47853814352654E+018</text:p>
          </table:table-cell>
          <table:table-cell office:value-type="float" office:value="1.478538141071E+018" calcext:value-type="float">
            <text:p>1.478538141071E+018</text:p>
          </table:table-cell>
          <table:table-cell table:formula="of:=[.A200]/1000000" office:value-type="float" office:value="1478538143526.54" calcext:value-type="float">
            <text:p>1478538143526.54</text:p>
          </table:table-cell>
          <table:table-cell table:formula="of:=[.B200]/1000000" office:value-type="float" office:value="1478538141071" calcext:value-type="float">
            <text:p>1478538141071</text:p>
          </table:table-cell>
          <table:table-cell table:number-columns-repeated="4"/>
        </table:table-row>
        <table:table-row table:style-name="ro1">
          <table:table-cell office:value-type="float" office:value="1.47853814354653E+018" calcext:value-type="float">
            <text:p>1.47853814354653E+018</text:p>
          </table:table-cell>
          <table:table-cell office:value-type="float" office:value="1.478538141091E+018" calcext:value-type="float">
            <text:p>1.478538141091E+018</text:p>
          </table:table-cell>
          <table:table-cell table:formula="of:=[.A201]/1000000" office:value-type="float" office:value="1478538143546.53" calcext:value-type="float">
            <text:p>1478538143546.53</text:p>
          </table:table-cell>
          <table:table-cell table:formula="of:=[.B201]/1000000" office:value-type="float" office:value="1478538141091" calcext:value-type="float">
            <text:p>1478538141091</text:p>
          </table:table-cell>
          <table:table-cell table:number-columns-repeated="4"/>
        </table:table-row>
        <table:table-row table:style-name="ro1">
          <table:table-cell office:value-type="float" office:value="1.47853814356652E+018" calcext:value-type="float">
            <text:p>1.47853814356652E+018</text:p>
          </table:table-cell>
          <table:table-cell office:value-type="float" office:value="1.478538141111E+018" calcext:value-type="float">
            <text:p>1.478538141111E+018</text:p>
          </table:table-cell>
          <table:table-cell table:formula="of:=[.A202]/1000000" office:value-type="float" office:value="1478538143566.52" calcext:value-type="float">
            <text:p>1478538143566.52</text:p>
          </table:table-cell>
          <table:table-cell table:formula="of:=[.B202]/1000000" office:value-type="float" office:value="1478538141111" calcext:value-type="float">
            <text:p>1478538141111</text:p>
          </table:table-cell>
          <table:table-cell table:number-columns-repeated="4"/>
        </table:table-row>
        <table:table-row table:style-name="ro1">
          <table:table-cell office:value-type="float" office:value="1.47853814358648E+018" calcext:value-type="float">
            <text:p>1.47853814358648E+018</text:p>
          </table:table-cell>
          <table:table-cell office:value-type="float" office:value="1.478538141131E+018" calcext:value-type="float">
            <text:p>1.478538141131E+018</text:p>
          </table:table-cell>
          <table:table-cell table:formula="of:=[.A203]/1000000" office:value-type="float" office:value="1478538143586.48" calcext:value-type="float">
            <text:p>1478538143586.48</text:p>
          </table:table-cell>
          <table:table-cell table:formula="of:=[.B203]/1000000" office:value-type="float" office:value="1478538141131" calcext:value-type="float">
            <text:p>1478538141131</text:p>
          </table:table-cell>
          <table:table-cell table:number-columns-repeated="4"/>
        </table:table-row>
        <table:table-row table:style-name="ro1">
          <table:table-cell office:value-type="float" office:value="1.47853814360647E+018" calcext:value-type="float">
            <text:p>1.47853814360647E+018</text:p>
          </table:table-cell>
          <table:table-cell office:value-type="float" office:value="1.478538141151E+018" calcext:value-type="float">
            <text:p>1.478538141151E+018</text:p>
          </table:table-cell>
          <table:table-cell table:formula="of:=[.A204]/1000000" office:value-type="float" office:value="1478538143606.47" calcext:value-type="float">
            <text:p>1478538143606.47</text:p>
          </table:table-cell>
          <table:table-cell table:formula="of:=[.B204]/1000000" office:value-type="float" office:value="1478538141151" calcext:value-type="float">
            <text:p>1478538141151</text:p>
          </table:table-cell>
          <table:table-cell table:number-columns-repeated="4"/>
        </table:table-row>
        <table:table-row table:style-name="ro1">
          <table:table-cell office:value-type="float" office:value="1.47853814362646E+018" calcext:value-type="float">
            <text:p>1.47853814362646E+018</text:p>
          </table:table-cell>
          <table:table-cell office:value-type="float" office:value="1.478538141171E+018" calcext:value-type="float">
            <text:p>1.478538141171E+018</text:p>
          </table:table-cell>
          <table:table-cell table:formula="of:=[.A205]/1000000" office:value-type="float" office:value="1478538143626.46" calcext:value-type="float">
            <text:p>1478538143626.46</text:p>
          </table:table-cell>
          <table:table-cell table:formula="of:=[.B205]/1000000" office:value-type="float" office:value="1478538141171" calcext:value-type="float">
            <text:p>1478538141171</text:p>
          </table:table-cell>
          <table:table-cell table:number-columns-repeated="4"/>
        </table:table-row>
        <table:table-row table:style-name="ro1">
          <table:table-cell office:value-type="float" office:value="1.47853814364645E+018" calcext:value-type="float">
            <text:p>1.47853814364645E+018</text:p>
          </table:table-cell>
          <table:table-cell office:value-type="float" office:value="1.478538141191E+018" calcext:value-type="float">
            <text:p>1.478538141191E+018</text:p>
          </table:table-cell>
          <table:table-cell table:formula="of:=[.A206]/1000000" office:value-type="float" office:value="1478538143646.45" calcext:value-type="float">
            <text:p>1478538143646.45</text:p>
          </table:table-cell>
          <table:table-cell table:formula="of:=[.B206]/1000000" office:value-type="float" office:value="1478538141191" calcext:value-type="float">
            <text:p>1478538141191</text:p>
          </table:table-cell>
          <table:table-cell table:number-columns-repeated="4"/>
        </table:table-row>
        <table:table-row table:style-name="ro1">
          <table:table-cell office:value-type="float" office:value="1.47853814366641E+018" calcext:value-type="float">
            <text:p>1.47853814366641E+018</text:p>
          </table:table-cell>
          <table:table-cell office:value-type="float" office:value="1.478538141211E+018" calcext:value-type="float">
            <text:p>1.478538141211E+018</text:p>
          </table:table-cell>
          <table:table-cell table:formula="of:=[.A207]/1000000" office:value-type="float" office:value="1478538143666.41" calcext:value-type="float">
            <text:p>1478538143666.41</text:p>
          </table:table-cell>
          <table:table-cell table:formula="of:=[.B207]/1000000" office:value-type="float" office:value="1478538141211" calcext:value-type="float">
            <text:p>1478538141211</text:p>
          </table:table-cell>
          <table:table-cell table:number-columns-repeated="4"/>
        </table:table-row>
        <table:table-row table:style-name="ro1">
          <table:table-cell office:value-type="float" office:value="1.47853814368639E+018" calcext:value-type="float">
            <text:p>1.47853814368639E+018</text:p>
          </table:table-cell>
          <table:table-cell office:value-type="float" office:value="1.478538141231E+018" calcext:value-type="float">
            <text:p>1.478538141231E+018</text:p>
          </table:table-cell>
          <table:table-cell table:formula="of:=[.A208]/1000000" office:value-type="float" office:value="1478538143686.39" calcext:value-type="float">
            <text:p>1478538143686.39</text:p>
          </table:table-cell>
          <table:table-cell table:formula="of:=[.B208]/1000000" office:value-type="float" office:value="1478538141231" calcext:value-type="float">
            <text:p>1478538141231</text:p>
          </table:table-cell>
          <table:table-cell table:number-columns-repeated="4"/>
        </table:table-row>
        <table:table-row table:style-name="ro1">
          <table:table-cell office:value-type="float" office:value="1.47853814370638E+018" calcext:value-type="float">
            <text:p>1.47853814370638E+018</text:p>
          </table:table-cell>
          <table:table-cell office:value-type="float" office:value="1.478538141251E+018" calcext:value-type="float">
            <text:p>1.478538141251E+018</text:p>
          </table:table-cell>
          <table:table-cell table:formula="of:=[.A209]/1000000" office:value-type="float" office:value="1478538143706.38" calcext:value-type="float">
            <text:p>1478538143706.38</text:p>
          </table:table-cell>
          <table:table-cell table:formula="of:=[.B209]/1000000" office:value-type="float" office:value="1478538141251" calcext:value-type="float">
            <text:p>1478538141251</text:p>
          </table:table-cell>
          <table:table-cell table:number-columns-repeated="4"/>
        </table:table-row>
        <table:table-row table:style-name="ro1">
          <table:table-cell office:value-type="float" office:value="1.47853814372637E+018" calcext:value-type="float">
            <text:p>1.47853814372637E+018</text:p>
          </table:table-cell>
          <table:table-cell office:value-type="float" office:value="1.478538141271E+018" calcext:value-type="float">
            <text:p>1.478538141271E+018</text:p>
          </table:table-cell>
          <table:table-cell table:formula="of:=[.A210]/1000000" office:value-type="float" office:value="1478538143726.37" calcext:value-type="float">
            <text:p>1478538143726.37</text:p>
          </table:table-cell>
          <table:table-cell table:formula="of:=[.B210]/1000000" office:value-type="float" office:value="1478538141271" calcext:value-type="float">
            <text:p>1478538141271</text:p>
          </table:table-cell>
          <table:table-cell table:number-columns-repeated="4"/>
        </table:table-row>
        <table:table-row table:style-name="ro1">
          <table:table-cell office:value-type="float" office:value="1.47853814374636E+018" calcext:value-type="float">
            <text:p>1.47853814374636E+018</text:p>
          </table:table-cell>
          <table:table-cell office:value-type="float" office:value="1.478538141324E+018" calcext:value-type="float">
            <text:p>1.478538141324E+018</text:p>
          </table:table-cell>
          <table:table-cell table:formula="of:=[.A211]/1000000" office:value-type="float" office:value="1478538143746.36" calcext:value-type="float">
            <text:p>1478538143746.36</text:p>
          </table:table-cell>
          <table:table-cell table:formula="of:=[.B211]/1000000" office:value-type="float" office:value="1478538141324" calcext:value-type="float">
            <text:p>1478538141324</text:p>
          </table:table-cell>
          <table:table-cell table:number-columns-repeated="4"/>
        </table:table-row>
        <table:table-row table:style-name="ro1">
          <table:table-cell office:value-type="float" office:value="1.47853814376635E+018" calcext:value-type="float">
            <text:p>1.47853814376635E+018</text:p>
          </table:table-cell>
          <table:table-cell office:value-type="float" office:value="1.478538141381E+018" calcext:value-type="float">
            <text:p>1.478538141381E+018</text:p>
          </table:table-cell>
          <table:table-cell table:formula="of:=[.A212]/1000000" office:value-type="float" office:value="1478538143766.35" calcext:value-type="float">
            <text:p>1478538143766.35</text:p>
          </table:table-cell>
          <table:table-cell table:formula="of:=[.B212]/1000000" office:value-type="float" office:value="1478538141381" calcext:value-type="float">
            <text:p>1478538141381</text:p>
          </table:table-cell>
          <table:table-cell table:number-columns-repeated="4"/>
        </table:table-row>
        <table:table-row table:style-name="ro1">
          <table:table-cell office:value-type="float" office:value="1.47853814378634E+018" calcext:value-type="float">
            <text:p>1.47853814378634E+018</text:p>
          </table:table-cell>
          <table:table-cell office:value-type="float" office:value="1.478538141382E+018" calcext:value-type="float">
            <text:p>1.478538141382E+018</text:p>
          </table:table-cell>
          <table:table-cell table:formula="of:=[.A213]/1000000" office:value-type="float" office:value="1478538143786.34" calcext:value-type="float">
            <text:p>1478538143786.34</text:p>
          </table:table-cell>
          <table:table-cell table:formula="of:=[.B213]/1000000" office:value-type="float" office:value="1478538141382" calcext:value-type="float">
            <text:p>1478538141382</text:p>
          </table:table-cell>
          <table:table-cell table:number-columns-repeated="4"/>
        </table:table-row>
        <table:table-row table:style-name="ro1">
          <table:table-cell office:value-type="float" office:value="1.4785381438063E+018" calcext:value-type="float">
            <text:p>1.4785381438063E+018</text:p>
          </table:table-cell>
          <table:table-cell office:value-type="float" office:value="1.478538141382E+018" calcext:value-type="float">
            <text:p>1.478538141382E+018</text:p>
          </table:table-cell>
          <table:table-cell table:formula="of:=[.A214]/1000000" office:value-type="float" office:value="1478538143806.3" calcext:value-type="float">
            <text:p>1478538143806.3</text:p>
          </table:table-cell>
          <table:table-cell table:formula="of:=[.B214]/1000000" office:value-type="float" office:value="1478538141382" calcext:value-type="float">
            <text:p>1478538141382</text:p>
          </table:table-cell>
          <table:table-cell table:number-columns-repeated="4"/>
        </table:table-row>
        <table:table-row table:style-name="ro1">
          <table:table-cell office:value-type="float" office:value="1.47853814382699E+018" calcext:value-type="float">
            <text:p>1.47853814382699E+018</text:p>
          </table:table-cell>
          <table:table-cell office:value-type="float" office:value="1.478538141383E+018" calcext:value-type="float">
            <text:p>1.478538141383E+018</text:p>
          </table:table-cell>
          <table:table-cell table:formula="of:=[.A215]/1000000" office:value-type="float" office:value="1478538143826.99" calcext:value-type="float">
            <text:p>1478538143826.99</text:p>
          </table:table-cell>
          <table:table-cell table:formula="of:=[.B215]/1000000" office:value-type="float" office:value="1478538141383" calcext:value-type="float">
            <text:p>1478538141383</text:p>
          </table:table-cell>
          <table:table-cell table:number-columns-repeated="4"/>
        </table:table-row>
        <table:table-row table:style-name="ro1">
          <table:table-cell office:value-type="float" office:value="1.47853814384676E+018" calcext:value-type="float">
            <text:p>1.47853814384676E+018</text:p>
          </table:table-cell>
          <table:table-cell office:value-type="float" office:value="1.478538141389E+018" calcext:value-type="float">
            <text:p>1.478538141389E+018</text:p>
          </table:table-cell>
          <table:table-cell table:formula="of:=[.A216]/1000000" office:value-type="float" office:value="1478538143846.76" calcext:value-type="float">
            <text:p>1478538143846.76</text:p>
          </table:table-cell>
          <table:table-cell table:formula="of:=[.B216]/1000000" office:value-type="float" office:value="1478538141389" calcext:value-type="float">
            <text:p>1478538141389</text:p>
          </table:table-cell>
          <table:table-cell table:number-columns-repeated="4"/>
        </table:table-row>
        <table:table-row table:style-name="ro1">
          <table:table-cell office:value-type="float" office:value="1.47853814386672E+018" calcext:value-type="float">
            <text:p>1.47853814386672E+018</text:p>
          </table:table-cell>
          <table:table-cell office:value-type="float" office:value="1.478538141409E+018" calcext:value-type="float">
            <text:p>1.478538141409E+018</text:p>
          </table:table-cell>
          <table:table-cell table:formula="of:=[.A217]/1000000" office:value-type="float" office:value="1478538143866.72" calcext:value-type="float">
            <text:p>1478538143866.72</text:p>
          </table:table-cell>
          <table:table-cell table:formula="of:=[.B217]/1000000" office:value-type="float" office:value="1478538141409" calcext:value-type="float">
            <text:p>1478538141409</text:p>
          </table:table-cell>
          <table:table-cell table:number-columns-repeated="4"/>
        </table:table-row>
        <table:table-row table:style-name="ro1">
          <table:table-cell office:value-type="float" office:value="1.47853814388671E+018" calcext:value-type="float">
            <text:p>1.47853814388671E+018</text:p>
          </table:table-cell>
          <table:table-cell office:value-type="float" office:value="1.478538141429E+018" calcext:value-type="float">
            <text:p>1.478538141429E+018</text:p>
          </table:table-cell>
          <table:table-cell table:formula="of:=[.A218]/1000000" office:value-type="float" office:value="1478538143886.71" calcext:value-type="float">
            <text:p>1478538143886.71</text:p>
          </table:table-cell>
          <table:table-cell table:formula="of:=[.B218]/1000000" office:value-type="float" office:value="1478538141429" calcext:value-type="float">
            <text:p>1478538141429</text:p>
          </table:table-cell>
          <table:table-cell table:number-columns-repeated="4"/>
        </table:table-row>
        <table:table-row table:style-name="ro1">
          <table:table-cell office:value-type="float" office:value="1.4785381439067E+018" calcext:value-type="float">
            <text:p>1.4785381439067E+018</text:p>
          </table:table-cell>
          <table:table-cell office:value-type="float" office:value="1.478538141452E+018" calcext:value-type="float">
            <text:p>1.478538141452E+018</text:p>
          </table:table-cell>
          <table:table-cell table:formula="of:=[.A219]/1000000" office:value-type="float" office:value="1478538143906.7" calcext:value-type="float">
            <text:p>1478538143906.7</text:p>
          </table:table-cell>
          <table:table-cell table:formula="of:=[.B219]/1000000" office:value-type="float" office:value="1478538141452" calcext:value-type="float">
            <text:p>1478538141452</text:p>
          </table:table-cell>
          <table:table-cell table:number-columns-repeated="4"/>
        </table:table-row>
        <table:table-row table:style-name="ro1">
          <table:table-cell office:value-type="float" office:value="1.4785381439269E+018" calcext:value-type="float">
            <text:p>1.4785381439269E+018</text:p>
          </table:table-cell>
          <table:table-cell office:value-type="float" office:value="1.478538141472E+018" calcext:value-type="float">
            <text:p>1.478538141472E+018</text:p>
          </table:table-cell>
          <table:table-cell table:formula="of:=[.A220]/1000000" office:value-type="float" office:value="1478538143926.9" calcext:value-type="float">
            <text:p>1478538143926.9</text:p>
          </table:table-cell>
          <table:table-cell table:formula="of:=[.B220]/1000000" office:value-type="float" office:value="1478538141472" calcext:value-type="float">
            <text:p>1478538141472</text:p>
          </table:table-cell>
          <table:table-cell table:number-columns-repeated="4"/>
        </table:table-row>
        <table:table-row table:style-name="ro1">
          <table:table-cell office:value-type="float" office:value="1.47853814394677E+018" calcext:value-type="float">
            <text:p>1.47853814394677E+018</text:p>
          </table:table-cell>
          <table:table-cell office:value-type="float" office:value="1.478538141492E+018" calcext:value-type="float">
            <text:p>1.478538141492E+018</text:p>
          </table:table-cell>
          <table:table-cell table:formula="of:=[.A221]/1000000" office:value-type="float" office:value="1478538143946.77" calcext:value-type="float">
            <text:p>1478538143946.77</text:p>
          </table:table-cell>
          <table:table-cell table:formula="of:=[.B221]/1000000" office:value-type="float" office:value="1478538141492" calcext:value-type="float">
            <text:p>1478538141492</text:p>
          </table:table-cell>
          <table:table-cell table:number-columns-repeated="4"/>
        </table:table-row>
        <table:table-row table:style-name="ro1">
          <table:table-cell office:value-type="float" office:value="1.47853814396676E+018" calcext:value-type="float">
            <text:p>1.47853814396676E+018</text:p>
          </table:table-cell>
          <table:table-cell office:value-type="float" office:value="1.478538141511E+018" calcext:value-type="float">
            <text:p>1.478538141511E+018</text:p>
          </table:table-cell>
          <table:table-cell table:formula="of:=[.A222]/1000000" office:value-type="float" office:value="1478538143966.76" calcext:value-type="float">
            <text:p>1478538143966.76</text:p>
          </table:table-cell>
          <table:table-cell table:formula="of:=[.B222]/1000000" office:value-type="float" office:value="1478538141511" calcext:value-type="float">
            <text:p>1478538141511</text:p>
          </table:table-cell>
          <table:table-cell table:number-columns-repeated="4"/>
        </table:table-row>
        <table:table-row table:style-name="ro1">
          <table:table-cell office:value-type="float" office:value="1.47853814398675E+018" calcext:value-type="float">
            <text:p>1.47853814398675E+018</text:p>
          </table:table-cell>
          <table:table-cell office:value-type="float" office:value="1.478538141531E+018" calcext:value-type="float">
            <text:p>1.478538141531E+018</text:p>
          </table:table-cell>
          <table:table-cell table:formula="of:=[.A223]/1000000" office:value-type="float" office:value="1478538143986.75" calcext:value-type="float">
            <text:p>1478538143986.75</text:p>
          </table:table-cell>
          <table:table-cell table:formula="of:=[.B223]/1000000" office:value-type="float" office:value="1478538141531" calcext:value-type="float">
            <text:p>1478538141531</text:p>
          </table:table-cell>
          <table:table-cell table:number-columns-repeated="4"/>
        </table:table-row>
        <table:table-row table:style-name="ro1">
          <table:table-cell office:value-type="float" office:value="1.47853814400671E+018" calcext:value-type="float">
            <text:p>1.47853814400671E+018</text:p>
          </table:table-cell>
          <table:table-cell office:value-type="float" office:value="1.478538141551E+018" calcext:value-type="float">
            <text:p>1.478538141551E+018</text:p>
          </table:table-cell>
          <table:table-cell table:formula="of:=[.A224]/1000000" office:value-type="float" office:value="1478538144006.71" calcext:value-type="float">
            <text:p>1478538144006.71</text:p>
          </table:table-cell>
          <table:table-cell table:formula="of:=[.B224]/1000000" office:value-type="float" office:value="1478538141551" calcext:value-type="float">
            <text:p>1478538141551</text:p>
          </table:table-cell>
          <table:table-cell table:number-columns-repeated="4"/>
        </table:table-row>
        <table:table-row table:style-name="ro1">
          <table:table-cell office:value-type="float" office:value="1.4785381440267E+018" calcext:value-type="float">
            <text:p>1.4785381440267E+018</text:p>
          </table:table-cell>
          <table:table-cell office:value-type="float" office:value="1.478538141571E+018" calcext:value-type="float">
            <text:p>1.478538141571E+018</text:p>
          </table:table-cell>
          <table:table-cell table:formula="of:=[.A225]/1000000" office:value-type="float" office:value="1478538144026.7" calcext:value-type="float">
            <text:p>1478538144026.7</text:p>
          </table:table-cell>
          <table:table-cell table:formula="of:=[.B225]/1000000" office:value-type="float" office:value="1478538141571" calcext:value-type="float">
            <text:p>1478538141571</text:p>
          </table:table-cell>
          <table:table-cell table:number-columns-repeated="4"/>
        </table:table-row>
        <table:table-row table:style-name="ro1">
          <table:table-cell office:value-type="float" office:value="1.47853814404668E+018" calcext:value-type="float">
            <text:p>1.47853814404668E+018</text:p>
          </table:table-cell>
          <table:table-cell office:value-type="float" office:value="1.478538141591E+018" calcext:value-type="float">
            <text:p>1.478538141591E+018</text:p>
          </table:table-cell>
          <table:table-cell table:formula="of:=[.A226]/1000000" office:value-type="float" office:value="1478538144046.68" calcext:value-type="float">
            <text:p>1478538144046.68</text:p>
          </table:table-cell>
          <table:table-cell table:formula="of:=[.B226]/1000000" office:value-type="float" office:value="1478538141591" calcext:value-type="float">
            <text:p>1478538141591</text:p>
          </table:table-cell>
          <table:table-cell table:number-columns-repeated="4"/>
        </table:table-row>
        <table:table-row table:style-name="ro1">
          <table:table-cell office:value-type="float" office:value="1.47853814406667E+018" calcext:value-type="float">
            <text:p>1.47853814406667E+018</text:p>
          </table:table-cell>
          <table:table-cell office:value-type="float" office:value="1.478538141612E+018" calcext:value-type="float">
            <text:p>1.478538141612E+018</text:p>
          </table:table-cell>
          <table:table-cell table:formula="of:=[.A227]/1000000" office:value-type="float" office:value="1478538144066.67" calcext:value-type="float">
            <text:p>1478538144066.67</text:p>
          </table:table-cell>
          <table:table-cell table:formula="of:=[.B227]/1000000" office:value-type="float" office:value="1478538141612" calcext:value-type="float">
            <text:p>1478538141612</text:p>
          </table:table-cell>
          <table:table-cell table:number-columns-repeated="4"/>
        </table:table-row>
        <table:table-row table:style-name="ro1">
          <table:table-cell office:value-type="float" office:value="1.47853814408663E+018" calcext:value-type="float">
            <text:p>1.47853814408663E+018</text:p>
          </table:table-cell>
          <table:table-cell office:value-type="float" office:value="1.478538141631E+018" calcext:value-type="float">
            <text:p>1.478538141631E+018</text:p>
          </table:table-cell>
          <table:table-cell table:formula="of:=[.A228]/1000000" office:value-type="float" office:value="1478538144086.63" calcext:value-type="float">
            <text:p>1478538144086.63</text:p>
          </table:table-cell>
          <table:table-cell table:formula="of:=[.B228]/1000000" office:value-type="float" office:value="1478538141631" calcext:value-type="float">
            <text:p>1478538141631</text:p>
          </table:table-cell>
          <table:table-cell table:number-columns-repeated="4"/>
        </table:table-row>
        <table:table-row table:style-name="ro1">
          <table:table-cell office:value-type="float" office:value="1.47853814410662E+018" calcext:value-type="float">
            <text:p>1.47853814410662E+018</text:p>
          </table:table-cell>
          <table:table-cell office:value-type="float" office:value="1.478538141651E+018" calcext:value-type="float">
            <text:p>1.478538141651E+018</text:p>
          </table:table-cell>
          <table:table-cell table:formula="of:=[.A229]/1000000" office:value-type="float" office:value="1478538144106.62" calcext:value-type="float">
            <text:p>1478538144106.62</text:p>
          </table:table-cell>
          <table:table-cell table:formula="of:=[.B229]/1000000" office:value-type="float" office:value="1478538141651" calcext:value-type="float">
            <text:p>1478538141651</text:p>
          </table:table-cell>
          <table:table-cell table:number-columns-repeated="4"/>
        </table:table-row>
        <table:table-row table:style-name="ro1">
          <table:table-cell office:value-type="float" office:value="1.47853814412661E+018" calcext:value-type="float">
            <text:p>1.47853814412661E+018</text:p>
          </table:table-cell>
          <table:table-cell office:value-type="float" office:value="1.478538141671E+018" calcext:value-type="float">
            <text:p>1.478538141671E+018</text:p>
          </table:table-cell>
          <table:table-cell table:formula="of:=[.A230]/1000000" office:value-type="float" office:value="1478538144126.61" calcext:value-type="float">
            <text:p>1478538144126.61</text:p>
          </table:table-cell>
          <table:table-cell table:formula="of:=[.B230]/1000000" office:value-type="float" office:value="1478538141671" calcext:value-type="float">
            <text:p>1478538141671</text:p>
          </table:table-cell>
          <table:table-cell table:number-columns-repeated="4"/>
        </table:table-row>
        <table:table-row table:style-name="ro1">
          <table:table-cell office:value-type="float" office:value="1.4785381441466E+018" calcext:value-type="float">
            <text:p>1.4785381441466E+018</text:p>
          </table:table-cell>
          <table:table-cell office:value-type="float" office:value="1.478538141691E+018" calcext:value-type="float">
            <text:p>1.478538141691E+018</text:p>
          </table:table-cell>
          <table:table-cell table:formula="of:=[.A231]/1000000" office:value-type="float" office:value="1478538144146.6" calcext:value-type="float">
            <text:p>1478538144146.6</text:p>
          </table:table-cell>
          <table:table-cell table:formula="of:=[.B231]/1000000" office:value-type="float" office:value="1478538141691" calcext:value-type="float">
            <text:p>1478538141691</text:p>
          </table:table-cell>
          <table:table-cell table:number-columns-repeated="4"/>
        </table:table-row>
        <table:table-row table:style-name="ro1">
          <table:table-cell office:value-type="float" office:value="1.47853814416659E+018" calcext:value-type="float">
            <text:p>1.47853814416659E+018</text:p>
          </table:table-cell>
          <table:table-cell office:value-type="float" office:value="1.478538141712E+018" calcext:value-type="float">
            <text:p>1.478538141712E+018</text:p>
          </table:table-cell>
          <table:table-cell table:formula="of:=[.A232]/1000000" office:value-type="float" office:value="1478538144166.59" calcext:value-type="float">
            <text:p>1478538144166.59</text:p>
          </table:table-cell>
          <table:table-cell table:formula="of:=[.B232]/1000000" office:value-type="float" office:value="1478538141712" calcext:value-type="float">
            <text:p>1478538141712</text:p>
          </table:table-cell>
          <table:table-cell table:number-columns-repeated="4"/>
        </table:table-row>
        <table:table-row table:style-name="ro1">
          <table:table-cell office:value-type="float" office:value="1.47853814418658E+018" calcext:value-type="float">
            <text:p>1.47853814418658E+018</text:p>
          </table:table-cell>
          <table:table-cell office:value-type="float" office:value="1.478538141731E+018" calcext:value-type="float">
            <text:p>1.478538141731E+018</text:p>
          </table:table-cell>
          <table:table-cell table:formula="of:=[.A233]/1000000" office:value-type="float" office:value="1478538144186.58" calcext:value-type="float">
            <text:p>1478538144186.58</text:p>
          </table:table-cell>
          <table:table-cell table:formula="of:=[.B233]/1000000" office:value-type="float" office:value="1478538141731" calcext:value-type="float">
            <text:p>1478538141731</text:p>
          </table:table-cell>
          <table:table-cell table:number-columns-repeated="4"/>
        </table:table-row>
        <table:table-row table:style-name="ro1">
          <table:table-cell office:value-type="float" office:value="1.47853814420657E+018" calcext:value-type="float">
            <text:p>1.47853814420657E+018</text:p>
          </table:table-cell>
          <table:table-cell office:value-type="float" office:value="1.478538141751E+018" calcext:value-type="float">
            <text:p>1.478538141751E+018</text:p>
          </table:table-cell>
          <table:table-cell table:formula="of:=[.A234]/1000000" office:value-type="float" office:value="1478538144206.57" calcext:value-type="float">
            <text:p>1478538144206.57</text:p>
          </table:table-cell>
          <table:table-cell table:formula="of:=[.B234]/1000000" office:value-type="float" office:value="1478538141751" calcext:value-type="float">
            <text:p>1478538141751</text:p>
          </table:table-cell>
          <table:table-cell table:number-columns-repeated="4"/>
        </table:table-row>
        <table:table-row table:style-name="ro1">
          <table:table-cell office:value-type="float" office:value="1.47853814422656E+018" calcext:value-type="float">
            <text:p>1.47853814422656E+018</text:p>
          </table:table-cell>
          <table:table-cell office:value-type="float" office:value="1.478538141771E+018" calcext:value-type="float">
            <text:p>1.478538141771E+018</text:p>
          </table:table-cell>
          <table:table-cell table:formula="of:=[.A235]/1000000" office:value-type="float" office:value="1478538144226.56" calcext:value-type="float">
            <text:p>1478538144226.56</text:p>
          </table:table-cell>
          <table:table-cell table:formula="of:=[.B235]/1000000" office:value-type="float" office:value="1478538141771" calcext:value-type="float">
            <text:p>1478538141771</text:p>
          </table:table-cell>
          <table:table-cell table:number-columns-repeated="4"/>
        </table:table-row>
        <table:table-row table:style-name="ro1">
          <table:table-cell office:value-type="float" office:value="1.47853814424654E+018" calcext:value-type="float">
            <text:p>1.47853814424654E+018</text:p>
          </table:table-cell>
          <table:table-cell office:value-type="float" office:value="1.478538141794E+018" calcext:value-type="float">
            <text:p>1.478538141794E+018</text:p>
          </table:table-cell>
          <table:table-cell table:formula="of:=[.A236]/1000000" office:value-type="float" office:value="1478538144246.54" calcext:value-type="float">
            <text:p>1478538144246.54</text:p>
          </table:table-cell>
          <table:table-cell table:formula="of:=[.B236]/1000000" office:value-type="float" office:value="1478538141794" calcext:value-type="float">
            <text:p>1478538141794</text:p>
          </table:table-cell>
          <table:table-cell table:number-columns-repeated="4"/>
        </table:table-row>
        <table:table-row table:style-name="ro1">
          <table:table-cell office:value-type="float" office:value="1.47853814426659E+018" calcext:value-type="float">
            <text:p>1.47853814426659E+018</text:p>
          </table:table-cell>
          <table:table-cell office:value-type="float" office:value="1.478538141815E+018" calcext:value-type="float">
            <text:p>1.478538141815E+018</text:p>
          </table:table-cell>
          <table:table-cell table:formula="of:=[.A237]/1000000" office:value-type="float" office:value="1478538144266.59" calcext:value-type="float">
            <text:p>1478538144266.59</text:p>
          </table:table-cell>
          <table:table-cell table:formula="of:=[.B237]/1000000" office:value-type="float" office:value="1478538141815" calcext:value-type="float">
            <text:p>1478538141815</text:p>
          </table:table-cell>
          <table:table-cell table:number-columns-repeated="4"/>
        </table:table-row>
        <table:table-row table:style-name="ro1">
          <table:table-cell office:value-type="float" office:value="1.47853814428643E+018" calcext:value-type="float">
            <text:p>1.47853814428643E+018</text:p>
          </table:table-cell>
          <table:table-cell office:value-type="float" office:value="1.478538141842E+018" calcext:value-type="float">
            <text:p>1.478538141842E+018</text:p>
          </table:table-cell>
          <table:table-cell table:formula="of:=[.A238]/1000000" office:value-type="float" office:value="1478538144286.43" calcext:value-type="float">
            <text:p>1478538144286.43</text:p>
          </table:table-cell>
          <table:table-cell table:formula="of:=[.B238]/1000000" office:value-type="float" office:value="1478538141842" calcext:value-type="float">
            <text:p>1478538141842</text:p>
          </table:table-cell>
          <table:table-cell table:number-columns-repeated="4"/>
        </table:table-row>
        <table:table-row table:style-name="ro1">
          <table:table-cell office:value-type="float" office:value="1.47853814430639E+018" calcext:value-type="float">
            <text:p>1.47853814430639E+018</text:p>
          </table:table-cell>
          <table:table-cell office:value-type="float" office:value="1.478538141851E+018" calcext:value-type="float">
            <text:p>1.478538141851E+018</text:p>
          </table:table-cell>
          <table:table-cell table:formula="of:=[.A239]/1000000" office:value-type="float" office:value="1478538144306.39" calcext:value-type="float">
            <text:p>1478538144306.39</text:p>
          </table:table-cell>
          <table:table-cell table:formula="of:=[.B239]/1000000" office:value-type="float" office:value="1478538141851" calcext:value-type="float">
            <text:p>1478538141851</text:p>
          </table:table-cell>
          <table:table-cell table:number-columns-repeated="4"/>
        </table:table-row>
        <table:table-row table:style-name="ro1">
          <table:table-cell office:value-type="float" office:value="1.47853814432644E+018" calcext:value-type="float">
            <text:p>1.47853814432644E+018</text:p>
          </table:table-cell>
          <table:table-cell office:value-type="float" office:value="1.47853814187E+018" calcext:value-type="float">
            <text:p>1.47853814187E+018</text:p>
          </table:table-cell>
          <table:table-cell table:formula="of:=[.A240]/1000000" office:value-type="float" office:value="1478538144326.44" calcext:value-type="float">
            <text:p>1478538144326.44</text:p>
          </table:table-cell>
          <table:table-cell table:formula="of:=[.B240]/1000000" office:value-type="float" office:value="1478538141870" calcext:value-type="float">
            <text:p>1478538141870</text:p>
          </table:table-cell>
          <table:table-cell table:number-columns-repeated="4"/>
        </table:table-row>
        <table:table-row table:style-name="ro1">
          <table:table-cell office:value-type="float" office:value="1.47853814434637E+018" calcext:value-type="float">
            <text:p>1.47853814434637E+018</text:p>
          </table:table-cell>
          <table:table-cell office:value-type="float" office:value="1.47853814189E+018" calcext:value-type="float">
            <text:p>1.47853814189E+018</text:p>
          </table:table-cell>
          <table:table-cell table:formula="of:=[.A241]/1000000" office:value-type="float" office:value="1478538144346.37" calcext:value-type="float">
            <text:p>1478538144346.37</text:p>
          </table:table-cell>
          <table:table-cell table:formula="of:=[.B241]/1000000" office:value-type="float" office:value="1478538141890" calcext:value-type="float">
            <text:p>1478538141890</text:p>
          </table:table-cell>
          <table:table-cell table:number-columns-repeated="4"/>
        </table:table-row>
        <table:table-row table:style-name="ro1">
          <table:table-cell office:value-type="float" office:value="1.47853814436636E+018" calcext:value-type="float">
            <text:p>1.47853814436636E+018</text:p>
          </table:table-cell>
          <table:table-cell office:value-type="float" office:value="1.478538141973E+018" calcext:value-type="float">
            <text:p>1.478538141973E+018</text:p>
          </table:table-cell>
          <table:table-cell table:formula="of:=[.A242]/1000000" office:value-type="float" office:value="1478538144366.36" calcext:value-type="float">
            <text:p>1478538144366.36</text:p>
          </table:table-cell>
          <table:table-cell table:formula="of:=[.B242]/1000000" office:value-type="float" office:value="1478538141973" calcext:value-type="float">
            <text:p>1478538141973</text:p>
          </table:table-cell>
          <table:table-cell table:number-columns-repeated="4"/>
        </table:table-row>
        <table:table-row table:style-name="ro1">
          <table:table-cell office:value-type="float" office:value="1.47853814438644E+018" calcext:value-type="float">
            <text:p>1.47853814438644E+018</text:p>
          </table:table-cell>
          <table:table-cell office:value-type="float" office:value="1.478538141983E+018" calcext:value-type="float">
            <text:p>1.478538141983E+018</text:p>
          </table:table-cell>
          <table:table-cell table:formula="of:=[.A243]/1000000" office:value-type="float" office:value="1478538144386.44" calcext:value-type="float">
            <text:p>1478538144386.44</text:p>
          </table:table-cell>
          <table:table-cell table:formula="of:=[.B243]/1000000" office:value-type="float" office:value="1478538141983" calcext:value-type="float">
            <text:p>1478538141983</text:p>
          </table:table-cell>
          <table:table-cell table:number-columns-repeated="4"/>
        </table:table-row>
        <table:table-row table:style-name="ro1">
          <table:table-cell office:value-type="float" office:value="1.47853814440643E+018" calcext:value-type="float">
            <text:p>1.47853814440643E+018</text:p>
          </table:table-cell>
          <table:table-cell office:value-type="float" office:value="1.478538142009E+018" calcext:value-type="float">
            <text:p>1.478538142009E+018</text:p>
          </table:table-cell>
          <table:table-cell table:formula="of:=[.A244]/1000000" office:value-type="float" office:value="1478538144406.43" calcext:value-type="float">
            <text:p>1478538144406.43</text:p>
          </table:table-cell>
          <table:table-cell table:formula="of:=[.B244]/1000000" office:value-type="float" office:value="1478538142009" calcext:value-type="float">
            <text:p>1478538142009</text:p>
          </table:table-cell>
          <table:table-cell table:number-columns-repeated="4"/>
        </table:table-row>
        <table:table-row table:style-name="ro1">
          <table:table-cell office:value-type="float" office:value="1.47853814442638E+018" calcext:value-type="float">
            <text:p>1.47853814442638E+018</text:p>
          </table:table-cell>
          <table:table-cell office:value-type="float" office:value="1.478538142016E+018" calcext:value-type="float">
            <text:p>1.478538142016E+018</text:p>
          </table:table-cell>
          <table:table-cell table:formula="of:=[.A245]/1000000" office:value-type="float" office:value="1478538144426.38" calcext:value-type="float">
            <text:p>1478538144426.38</text:p>
          </table:table-cell>
          <table:table-cell table:formula="of:=[.B245]/1000000" office:value-type="float" office:value="1478538142016" calcext:value-type="float">
            <text:p>1478538142016</text:p>
          </table:table-cell>
          <table:table-cell table:number-columns-repeated="4"/>
        </table:table-row>
        <table:table-row table:style-name="ro1">
          <table:table-cell office:value-type="float" office:value="1.47853814444637E+018" calcext:value-type="float">
            <text:p>1.47853814444637E+018</text:p>
          </table:table-cell>
          <table:table-cell office:value-type="float" office:value="1.478538142026E+018" calcext:value-type="float">
            <text:p>1.478538142026E+018</text:p>
          </table:table-cell>
          <table:table-cell table:formula="of:=[.A246]/1000000" office:value-type="float" office:value="1478538144446.37" calcext:value-type="float">
            <text:p>1478538144446.37</text:p>
          </table:table-cell>
          <table:table-cell table:formula="of:=[.B246]/1000000" office:value-type="float" office:value="1478538142026" calcext:value-type="float">
            <text:p>1478538142026</text:p>
          </table:table-cell>
          <table:table-cell table:number-columns-repeated="4"/>
        </table:table-row>
        <table:table-row table:style-name="ro1">
          <table:table-cell office:value-type="float" office:value="1.4785381444663E+018" calcext:value-type="float">
            <text:p>1.4785381444663E+018</text:p>
          </table:table-cell>
          <table:table-cell office:value-type="float" office:value="1.478538142026E+018" calcext:value-type="float">
            <text:p>1.478538142026E+018</text:p>
          </table:table-cell>
          <table:table-cell table:formula="of:=[.A247]/1000000" office:value-type="float" office:value="1478538144466.3" calcext:value-type="float">
            <text:p>1478538144466.3</text:p>
          </table:table-cell>
          <table:table-cell table:formula="of:=[.B247]/1000000" office:value-type="float" office:value="1478538142026" calcext:value-type="float">
            <text:p>1478538142026</text:p>
          </table:table-cell>
          <table:table-cell table:number-columns-repeated="4"/>
        </table:table-row>
        <table:table-row table:style-name="ro1">
          <table:table-cell office:value-type="float" office:value="1.47853814448626E+018" calcext:value-type="float">
            <text:p>1.47853814448626E+018</text:p>
          </table:table-cell>
          <table:table-cell office:value-type="float" office:value="1.478538142029E+018" calcext:value-type="float">
            <text:p>1.478538142029E+018</text:p>
          </table:table-cell>
          <table:table-cell table:formula="of:=[.A248]/1000000" office:value-type="float" office:value="1478538144486.26" calcext:value-type="float">
            <text:p>1478538144486.26</text:p>
          </table:table-cell>
          <table:table-cell table:formula="of:=[.B248]/1000000" office:value-type="float" office:value="1478538142029" calcext:value-type="float">
            <text:p>1478538142029</text:p>
          </table:table-cell>
          <table:table-cell table:number-columns-repeated="4"/>
        </table:table-row>
        <table:table-row table:style-name="ro1">
          <table:table-cell office:value-type="float" office:value="1.47853814450634E+018" calcext:value-type="float">
            <text:p>1.47853814450634E+018</text:p>
          </table:table-cell>
          <table:table-cell office:value-type="float" office:value="1.478538142048E+018" calcext:value-type="float">
            <text:p>1.478538142048E+018</text:p>
          </table:table-cell>
          <table:table-cell table:formula="of:=[.A249]/1000000" office:value-type="float" office:value="1478538144506.34" calcext:value-type="float">
            <text:p>1478538144506.34</text:p>
          </table:table-cell>
          <table:table-cell table:formula="of:=[.B249]/1000000" office:value-type="float" office:value="1478538142048" calcext:value-type="float">
            <text:p>1478538142048</text:p>
          </table:table-cell>
          <table:table-cell table:number-columns-repeated="4"/>
        </table:table-row>
        <table:table-row table:style-name="ro1">
          <table:table-cell office:value-type="float" office:value="1.47853814452633E+018" calcext:value-type="float">
            <text:p>1.47853814452633E+018</text:p>
          </table:table-cell>
          <table:table-cell office:value-type="float" office:value="1.478538142068E+018" calcext:value-type="float">
            <text:p>1.478538142068E+018</text:p>
          </table:table-cell>
          <table:table-cell table:formula="of:=[.A250]/1000000" office:value-type="float" office:value="1478538144526.33" calcext:value-type="float">
            <text:p>1478538144526.33</text:p>
          </table:table-cell>
          <table:table-cell table:formula="of:=[.B250]/1000000" office:value-type="float" office:value="1478538142068" calcext:value-type="float">
            <text:p>1478538142068</text:p>
          </table:table-cell>
          <table:table-cell table:number-columns-repeated="4"/>
        </table:table-row>
        <table:table-row table:style-name="ro1">
          <table:table-cell office:value-type="float" office:value="1.47853814454632E+018" calcext:value-type="float">
            <text:p>1.47853814454632E+018</text:p>
          </table:table-cell>
          <table:table-cell office:value-type="float" office:value="1.478538142091E+018" calcext:value-type="float">
            <text:p>1.478538142091E+018</text:p>
          </table:table-cell>
          <table:table-cell table:formula="of:=[.A251]/1000000" office:value-type="float" office:value="1478538144546.32" calcext:value-type="float">
            <text:p>1478538144546.32</text:p>
          </table:table-cell>
          <table:table-cell table:formula="of:=[.B251]/1000000" office:value-type="float" office:value="1478538142091" calcext:value-type="float">
            <text:p>1478538142091</text:p>
          </table:table-cell>
          <table:table-cell table:number-columns-repeated="4"/>
        </table:table-row>
        <table:table-row table:style-name="ro1">
          <table:table-cell office:value-type="float" office:value="1.47853814456631E+018" calcext:value-type="float">
            <text:p>1.47853814456631E+018</text:p>
          </table:table-cell>
          <table:table-cell office:value-type="float" office:value="1.478538142111E+018" calcext:value-type="float">
            <text:p>1.478538142111E+018</text:p>
          </table:table-cell>
          <table:table-cell table:formula="of:=[.A252]/1000000" office:value-type="float" office:value="1478538144566.31" calcext:value-type="float">
            <text:p>1478538144566.31</text:p>
          </table:table-cell>
          <table:table-cell table:formula="of:=[.B252]/1000000" office:value-type="float" office:value="1478538142111" calcext:value-type="float">
            <text:p>1478538142111</text:p>
          </table:table-cell>
          <table:table-cell table:number-columns-repeated="4"/>
        </table:table-row>
        <table:table-row table:style-name="ro1">
          <table:table-cell office:value-type="float" office:value="1.4785381445863E+018" calcext:value-type="float">
            <text:p>1.4785381445863E+018</text:p>
          </table:table-cell>
          <table:table-cell office:value-type="float" office:value="1.478538142131E+018" calcext:value-type="float">
            <text:p>1.478538142131E+018</text:p>
          </table:table-cell>
          <table:table-cell table:formula="of:=[.A253]/1000000" office:value-type="float" office:value="1478538144586.3" calcext:value-type="float">
            <text:p>1478538144586.3</text:p>
          </table:table-cell>
          <table:table-cell table:formula="of:=[.B253]/1000000" office:value-type="float" office:value="1478538142131" calcext:value-type="float">
            <text:p>1478538142131</text:p>
          </table:table-cell>
          <table:table-cell table:number-columns-repeated="4"/>
        </table:table-row>
        <table:table-row table:style-name="ro1">
          <table:table-cell office:value-type="float" office:value="1.47853814460629E+018" calcext:value-type="float">
            <text:p>1.47853814460629E+018</text:p>
          </table:table-cell>
          <table:table-cell office:value-type="float" office:value="1.478538142151E+018" calcext:value-type="float">
            <text:p>1.478538142151E+018</text:p>
          </table:table-cell>
          <table:table-cell table:formula="of:=[.A254]/1000000" office:value-type="float" office:value="1478538144606.29" calcext:value-type="float">
            <text:p>1478538144606.29</text:p>
          </table:table-cell>
          <table:table-cell table:formula="of:=[.B254]/1000000" office:value-type="float" office:value="1478538142151" calcext:value-type="float">
            <text:p>1478538142151</text:p>
          </table:table-cell>
          <table:table-cell table:number-columns-repeated="4"/>
        </table:table-row>
        <table:table-row table:style-name="ro1">
          <table:table-cell office:value-type="float" office:value="1.47853814462624E+018" calcext:value-type="float">
            <text:p>1.47853814462624E+018</text:p>
          </table:table-cell>
          <table:table-cell office:value-type="float" office:value="1.478538142171E+018" calcext:value-type="float">
            <text:p>1.478538142171E+018</text:p>
          </table:table-cell>
          <table:table-cell table:formula="of:=[.A255]/1000000" office:value-type="float" office:value="1478538144626.24" calcext:value-type="float">
            <text:p>1478538144626.24</text:p>
          </table:table-cell>
          <table:table-cell table:formula="of:=[.B255]/1000000" office:value-type="float" office:value="1478538142171" calcext:value-type="float">
            <text:p>1478538142171</text:p>
          </table:table-cell>
          <table:table-cell table:number-columns-repeated="4"/>
        </table:table-row>
        <table:table-row table:style-name="ro1">
          <table:table-cell office:value-type="float" office:value="1.47853814464623E+018" calcext:value-type="float">
            <text:p>1.47853814464623E+018</text:p>
          </table:table-cell>
          <table:table-cell office:value-type="float" office:value="1.478538142191E+018" calcext:value-type="float">
            <text:p>1.478538142191E+018</text:p>
          </table:table-cell>
          <table:table-cell table:formula="of:=[.A256]/1000000" office:value-type="float" office:value="1478538144646.23" calcext:value-type="float">
            <text:p>1478538144646.23</text:p>
          </table:table-cell>
          <table:table-cell table:formula="of:=[.B256]/1000000" office:value-type="float" office:value="1478538142191" calcext:value-type="float">
            <text:p>1478538142191</text:p>
          </table:table-cell>
          <table:table-cell table:number-columns-repeated="4"/>
        </table:table-row>
        <table:table-row table:style-name="ro1">
          <table:table-cell office:value-type="float" office:value="1.47853814466622E+018" calcext:value-type="float">
            <text:p>1.47853814466622E+018</text:p>
          </table:table-cell>
          <table:table-cell office:value-type="float" office:value="1.478538142213E+018" calcext:value-type="float">
            <text:p>1.478538142213E+018</text:p>
          </table:table-cell>
          <table:table-cell table:formula="of:=[.A257]/1000000" office:value-type="float" office:value="1478538144666.22" calcext:value-type="float">
            <text:p>1478538144666.22</text:p>
          </table:table-cell>
          <table:table-cell table:formula="of:=[.B257]/1000000" office:value-type="float" office:value="1478538142213" calcext:value-type="float">
            <text:p>1478538142213</text:p>
          </table:table-cell>
          <table:table-cell table:number-columns-repeated="4"/>
        </table:table-row>
        <table:table-row table:style-name="ro1">
          <table:table-cell office:value-type="float" office:value="1.47853814468621E+018" calcext:value-type="float">
            <text:p>1.47853814468621E+018</text:p>
          </table:table-cell>
          <table:table-cell office:value-type="float" office:value="1.478538142232E+018" calcext:value-type="float">
            <text:p>1.478538142232E+018</text:p>
          </table:table-cell>
          <table:table-cell table:formula="of:=[.A258]/1000000" office:value-type="float" office:value="1478538144686.21" calcext:value-type="float">
            <text:p>1478538144686.21</text:p>
          </table:table-cell>
          <table:table-cell table:formula="of:=[.B258]/1000000" office:value-type="float" office:value="1478538142232" calcext:value-type="float">
            <text:p>1478538142232</text:p>
          </table:table-cell>
          <table:table-cell table:number-columns-repeated="4"/>
        </table:table-row>
        <table:table-row table:style-name="ro1">
          <table:table-cell office:value-type="float" office:value="1.47853814470617E+018" calcext:value-type="float">
            <text:p>1.47853814470617E+018</text:p>
          </table:table-cell>
          <table:table-cell office:value-type="float" office:value="1.478538142251E+018" calcext:value-type="float">
            <text:p>1.478538142251E+018</text:p>
          </table:table-cell>
          <table:table-cell table:formula="of:=[.A259]/1000000" office:value-type="float" office:value="1478538144706.17" calcext:value-type="float">
            <text:p>1478538144706.17</text:p>
          </table:table-cell>
          <table:table-cell table:formula="of:=[.B259]/1000000" office:value-type="float" office:value="1478538142251" calcext:value-type="float">
            <text:p>1478538142251</text:p>
          </table:table-cell>
          <table:table-cell table:number-columns-repeated="4"/>
        </table:table-row>
        <table:table-row table:style-name="ro1">
          <table:table-cell office:value-type="float" office:value="1.47853814472616E+018" calcext:value-type="float">
            <text:p>1.47853814472616E+018</text:p>
          </table:table-cell>
          <table:table-cell office:value-type="float" office:value="1.478538142272E+018" calcext:value-type="float">
            <text:p>1.478538142272E+018</text:p>
          </table:table-cell>
          <table:table-cell table:formula="of:=[.A260]/1000000" office:value-type="float" office:value="1478538144726.16" calcext:value-type="float">
            <text:p>1478538144726.16</text:p>
          </table:table-cell>
          <table:table-cell table:formula="of:=[.B260]/1000000" office:value-type="float" office:value="1478538142272" calcext:value-type="float">
            <text:p>1478538142272</text:p>
          </table:table-cell>
          <table:table-cell table:number-columns-repeated="4"/>
        </table:table-row>
        <table:table-row table:style-name="ro1">
          <table:table-cell office:value-type="float" office:value="1.47853814474612E+018" calcext:value-type="float">
            <text:p>1.47853814474612E+018</text:p>
          </table:table-cell>
          <table:table-cell office:value-type="float" office:value="1.478538142294E+018" calcext:value-type="float">
            <text:p>1.478538142294E+018</text:p>
          </table:table-cell>
          <table:table-cell table:formula="of:=[.A261]/1000000" office:value-type="float" office:value="1478538144746.12" calcext:value-type="float">
            <text:p>1478538144746.12</text:p>
          </table:table-cell>
          <table:table-cell table:formula="of:=[.B261]/1000000" office:value-type="float" office:value="1478538142294" calcext:value-type="float">
            <text:p>1478538142294</text:p>
          </table:table-cell>
          <table:table-cell table:number-columns-repeated="4"/>
        </table:table-row>
        <table:table-row table:style-name="ro1">
          <table:table-cell office:value-type="float" office:value="1.47853814476614E+018" calcext:value-type="float">
            <text:p>1.47853814476614E+018</text:p>
          </table:table-cell>
          <table:table-cell office:value-type="float" office:value="1.478538142321E+018" calcext:value-type="float">
            <text:p>1.478538142321E+018</text:p>
          </table:table-cell>
          <table:table-cell table:formula="of:=[.A262]/1000000" office:value-type="float" office:value="1478538144766.14" calcext:value-type="float">
            <text:p>1478538144766.14</text:p>
          </table:table-cell>
          <table:table-cell table:formula="of:=[.B262]/1000000" office:value-type="float" office:value="1478538142321" calcext:value-type="float">
            <text:p>1478538142321</text:p>
          </table:table-cell>
          <table:table-cell table:number-columns-repeated="4"/>
        </table:table-row>
        <table:table-row table:style-name="ro1">
          <table:table-cell office:value-type="float" office:value="1.478538144786E+018" calcext:value-type="float">
            <text:p>1.478538144786E+018</text:p>
          </table:table-cell>
          <table:table-cell office:value-type="float" office:value="1.478538142334E+018" calcext:value-type="float">
            <text:p>1.478538142334E+018</text:p>
          </table:table-cell>
          <table:table-cell table:formula="of:=[.A263]/1000000" office:value-type="float" office:value="1478538144786" calcext:value-type="float">
            <text:p>1478538144786</text:p>
          </table:table-cell>
          <table:table-cell table:formula="of:=[.B263]/1000000" office:value-type="float" office:value="1478538142334" calcext:value-type="float">
            <text:p>1478538142334</text:p>
          </table:table-cell>
          <table:table-cell table:number-columns-repeated="4"/>
        </table:table-row>
        <table:table-row table:style-name="ro1">
          <table:table-cell office:value-type="float" office:value="1.47853814480721E+018" calcext:value-type="float">
            <text:p>1.47853814480721E+018</text:p>
          </table:table-cell>
          <table:table-cell office:value-type="float" office:value="1.478538142353E+018" calcext:value-type="float">
            <text:p>1.478538142353E+018</text:p>
          </table:table-cell>
          <table:table-cell table:formula="of:=[.A264]/1000000" office:value-type="float" office:value="1478538144807.21" calcext:value-type="float">
            <text:p>1478538144807.21</text:p>
          </table:table-cell>
          <table:table-cell table:formula="of:=[.B264]/1000000" office:value-type="float" office:value="1478538142353" calcext:value-type="float">
            <text:p>1478538142353</text:p>
          </table:table-cell>
          <table:table-cell table:number-columns-repeated="4"/>
        </table:table-row>
        <table:table-row table:style-name="ro1">
          <table:table-cell office:value-type="float" office:value="1.47853814482598E+018" calcext:value-type="float">
            <text:p>1.47853814482598E+018</text:p>
          </table:table-cell>
          <table:table-cell office:value-type="float" office:value="1.478538142369E+018" calcext:value-type="float">
            <text:p>1.478538142369E+018</text:p>
          </table:table-cell>
          <table:table-cell table:formula="of:=[.A265]/1000000" office:value-type="float" office:value="1478538144825.98" calcext:value-type="float">
            <text:p>1478538144825.98</text:p>
          </table:table-cell>
          <table:table-cell table:formula="of:=[.B265]/1000000" office:value-type="float" office:value="1478538142369" calcext:value-type="float">
            <text:p>1478538142369</text:p>
          </table:table-cell>
          <table:table-cell table:number-columns-repeated="4"/>
        </table:table-row>
        <table:table-row table:style-name="ro1">
          <table:table-cell office:value-type="float" office:value="1.47853814484597E+018" calcext:value-type="float">
            <text:p>1.47853814484597E+018</text:p>
          </table:table-cell>
          <table:table-cell office:value-type="float" office:value="1.478538142389E+018" calcext:value-type="float">
            <text:p>1.478538142389E+018</text:p>
          </table:table-cell>
          <table:table-cell table:formula="of:=[.A266]/1000000" office:value-type="float" office:value="1478538144845.97" calcext:value-type="float">
            <text:p>1478538144845.97</text:p>
          </table:table-cell>
          <table:table-cell table:formula="of:=[.B266]/1000000" office:value-type="float" office:value="1478538142389" calcext:value-type="float">
            <text:p>1478538142389</text:p>
          </table:table-cell>
          <table:table-cell table:number-columns-repeated="4"/>
        </table:table-row>
        <table:table-row table:style-name="ro1">
          <table:table-cell office:value-type="float" office:value="1.47853814486602E+018" calcext:value-type="float">
            <text:p>1.47853814486602E+018</text:p>
          </table:table-cell>
          <table:table-cell office:value-type="float" office:value="1.478538142411E+018" calcext:value-type="float">
            <text:p>1.478538142411E+018</text:p>
          </table:table-cell>
          <table:table-cell table:formula="of:=[.A267]/1000000" office:value-type="float" office:value="1478538144866.02" calcext:value-type="float">
            <text:p>1478538144866.02</text:p>
          </table:table-cell>
          <table:table-cell table:formula="of:=[.B267]/1000000" office:value-type="float" office:value="1478538142411" calcext:value-type="float">
            <text:p>1478538142411</text:p>
          </table:table-cell>
          <table:table-cell table:number-columns-repeated="4"/>
        </table:table-row>
        <table:table-row table:style-name="ro1">
          <table:table-cell office:value-type="float" office:value="1.4785381448861E+018" calcext:value-type="float">
            <text:p>1.4785381448861E+018</text:p>
          </table:table-cell>
          <table:table-cell office:value-type="float" office:value="1.478538142431E+018" calcext:value-type="float">
            <text:p>1.478538142431E+018</text:p>
          </table:table-cell>
          <table:table-cell table:formula="of:=[.A268]/1000000" office:value-type="float" office:value="1478538144886.1" calcext:value-type="float">
            <text:p>1478538144886.1</text:p>
          </table:table-cell>
          <table:table-cell table:formula="of:=[.B268]/1000000" office:value-type="float" office:value="1478538142431" calcext:value-type="float">
            <text:p>1478538142431</text:p>
          </table:table-cell>
          <table:table-cell table:number-columns-repeated="4"/>
        </table:table-row>
        <table:table-row table:style-name="ro1">
          <table:table-cell office:value-type="float" office:value="1.478538144906E+018" calcext:value-type="float">
            <text:p>1.478538144906E+018</text:p>
          </table:table-cell>
          <table:table-cell office:value-type="float" office:value="1.478538142452E+018" calcext:value-type="float">
            <text:p>1.478538142452E+018</text:p>
          </table:table-cell>
          <table:table-cell table:formula="of:=[.A269]/1000000" office:value-type="float" office:value="1478538144906" calcext:value-type="float">
            <text:p>1478538144906</text:p>
          </table:table-cell>
          <table:table-cell table:formula="of:=[.B269]/1000000" office:value-type="float" office:value="1478538142452" calcext:value-type="float">
            <text:p>1478538142452</text:p>
          </table:table-cell>
          <table:table-cell table:number-columns-repeated="4"/>
        </table:table-row>
        <table:table-row table:style-name="ro1">
          <table:table-cell office:value-type="float" office:value="1.47853814492599E+018" calcext:value-type="float">
            <text:p>1.47853814492599E+018</text:p>
          </table:table-cell>
          <table:table-cell office:value-type="float" office:value="1.478538142471E+018" calcext:value-type="float">
            <text:p>1.478538142471E+018</text:p>
          </table:table-cell>
          <table:table-cell table:formula="of:=[.A270]/1000000" office:value-type="float" office:value="1478538144925.99" calcext:value-type="float">
            <text:p>1478538144925.99</text:p>
          </table:table-cell>
          <table:table-cell table:formula="of:=[.B270]/1000000" office:value-type="float" office:value="1478538142471" calcext:value-type="float">
            <text:p>1478538142471</text:p>
          </table:table-cell>
          <table:table-cell table:number-columns-repeated="4"/>
        </table:table-row>
        <table:table-row table:style-name="ro1">
          <table:table-cell office:value-type="float" office:value="1.47853814494598E+018" calcext:value-type="float">
            <text:p>1.47853814494598E+018</text:p>
          </table:table-cell>
          <table:table-cell office:value-type="float" office:value="1.478538142491E+018" calcext:value-type="float">
            <text:p>1.478538142491E+018</text:p>
          </table:table-cell>
          <table:table-cell table:formula="of:=[.A271]/1000000" office:value-type="float" office:value="1478538144945.98" calcext:value-type="float">
            <text:p>1478538144945.98</text:p>
          </table:table-cell>
          <table:table-cell table:formula="of:=[.B271]/1000000" office:value-type="float" office:value="1478538142491" calcext:value-type="float">
            <text:p>1478538142491</text:p>
          </table:table-cell>
          <table:table-cell table:number-columns-repeated="4"/>
        </table:table-row>
        <table:table-row table:style-name="ro1">
          <table:table-cell office:value-type="float" office:value="1.47853814496597E+018" calcext:value-type="float">
            <text:p>1.47853814496597E+018</text:p>
          </table:table-cell>
          <table:table-cell office:value-type="float" office:value="1.47853814251E+018" calcext:value-type="float">
            <text:p>1.47853814251E+018</text:p>
          </table:table-cell>
          <table:table-cell table:formula="of:=[.A272]/1000000" office:value-type="float" office:value="1478538144965.97" calcext:value-type="float">
            <text:p>1478538144965.97</text:p>
          </table:table-cell>
          <table:table-cell table:formula="of:=[.B272]/1000000" office:value-type="float" office:value="1478538142510" calcext:value-type="float">
            <text:p>1478538142510</text:p>
          </table:table-cell>
          <table:table-cell table:number-columns-repeated="4"/>
        </table:table-row>
        <table:table-row table:style-name="ro1">
          <table:table-cell office:value-type="float" office:value="1.47853814498595E+018" calcext:value-type="float">
            <text:p>1.47853814498595E+018</text:p>
          </table:table-cell>
          <table:table-cell office:value-type="float" office:value="1.478538142573E+018" calcext:value-type="float">
            <text:p>1.478538142573E+018</text:p>
          </table:table-cell>
          <table:table-cell table:formula="of:=[.A273]/1000000" office:value-type="float" office:value="1478538144985.95" calcext:value-type="float">
            <text:p>1478538144985.95</text:p>
          </table:table-cell>
          <table:table-cell table:formula="of:=[.B273]/1000000" office:value-type="float" office:value="1478538142573" calcext:value-type="float">
            <text:p>1478538142573</text:p>
          </table:table-cell>
          <table:table-cell table:number-columns-repeated="4"/>
        </table:table-row>
        <table:table-row table:style-name="ro1">
          <table:table-cell office:value-type="float" office:value="1.47853814500594E+018" calcext:value-type="float">
            <text:p>1.47853814500594E+018</text:p>
          </table:table-cell>
          <table:table-cell office:value-type="float" office:value="1.47853814264E+018" calcext:value-type="float">
            <text:p>1.47853814264E+018</text:p>
          </table:table-cell>
          <table:table-cell table:formula="of:=[.A274]/1000000" office:value-type="float" office:value="1478538145005.94" calcext:value-type="float">
            <text:p>1478538145005.94</text:p>
          </table:table-cell>
          <table:table-cell table:formula="of:=[.B274]/1000000" office:value-type="float" office:value="1478538142640" calcext:value-type="float">
            <text:p>1478538142640</text:p>
          </table:table-cell>
          <table:table-cell table:number-columns-repeated="4"/>
        </table:table-row>
        <table:table-row table:style-name="ro1">
          <table:table-cell office:value-type="float" office:value="1.4785381450259E+018" calcext:value-type="float">
            <text:p>1.4785381450259E+018</text:p>
          </table:table-cell>
          <table:table-cell office:value-type="float" office:value="1.478538142646E+018" calcext:value-type="float">
            <text:p>1.478538142646E+018</text:p>
          </table:table-cell>
          <table:table-cell table:formula="of:=[.A275]/1000000" office:value-type="float" office:value="1478538145025.9" calcext:value-type="float">
            <text:p>1478538145025.9</text:p>
          </table:table-cell>
          <table:table-cell table:formula="of:=[.B275]/1000000" office:value-type="float" office:value="1478538142646" calcext:value-type="float">
            <text:p>1478538142646</text:p>
          </table:table-cell>
          <table:table-cell table:number-columns-repeated="4"/>
        </table:table-row>
        <table:table-row table:style-name="ro1">
          <table:table-cell office:value-type="float" office:value="1.47853814504589E+018" calcext:value-type="float">
            <text:p>1.47853814504589E+018</text:p>
          </table:table-cell>
          <table:table-cell office:value-type="float" office:value="1.478538142647E+018" calcext:value-type="float">
            <text:p>1.478538142647E+018</text:p>
          </table:table-cell>
          <table:table-cell table:formula="of:=[.A276]/1000000" office:value-type="float" office:value="1478538145045.89" calcext:value-type="float">
            <text:p>1478538145045.89</text:p>
          </table:table-cell>
          <table:table-cell table:formula="of:=[.B276]/1000000" office:value-type="float" office:value="1478538142647" calcext:value-type="float">
            <text:p>1478538142647</text:p>
          </table:table-cell>
          <table:table-cell table:number-columns-repeated="4"/>
        </table:table-row>
        <table:table-row table:style-name="ro1">
          <table:table-cell office:value-type="float" office:value="1.47853814506588E+018" calcext:value-type="float">
            <text:p>1.47853814506588E+018</text:p>
          </table:table-cell>
          <table:table-cell office:value-type="float" office:value="1.478538142648E+018" calcext:value-type="float">
            <text:p>1.478538142648E+018</text:p>
          </table:table-cell>
          <table:table-cell table:formula="of:=[.A277]/1000000" office:value-type="float" office:value="1478538145065.88" calcext:value-type="float">
            <text:p>1478538145065.88</text:p>
          </table:table-cell>
          <table:table-cell table:formula="of:=[.B277]/1000000" office:value-type="float" office:value="1478538142648" calcext:value-type="float">
            <text:p>1478538142648</text:p>
          </table:table-cell>
          <table:table-cell table:number-columns-repeated="4"/>
        </table:table-row>
        <table:table-row table:style-name="ro1">
          <table:table-cell office:value-type="float" office:value="1.47853814508578E+018" calcext:value-type="float">
            <text:p>1.47853814508578E+018</text:p>
          </table:table-cell>
          <table:table-cell office:value-type="float" office:value="1.478538142648E+018" calcext:value-type="float">
            <text:p>1.478538142648E+018</text:p>
          </table:table-cell>
          <table:table-cell table:formula="of:=[.A278]/1000000" office:value-type="float" office:value="1478538145085.78" calcext:value-type="float">
            <text:p>1478538145085.78</text:p>
          </table:table-cell>
          <table:table-cell table:formula="of:=[.B278]/1000000" office:value-type="float" office:value="1478538142648" calcext:value-type="float">
            <text:p>1478538142648</text:p>
          </table:table-cell>
          <table:table-cell table:number-columns-repeated="4"/>
        </table:table-row>
        <table:table-row table:style-name="ro1">
          <table:table-cell office:value-type="float" office:value="1.47853814510574E+018" calcext:value-type="float">
            <text:p>1.47853814510574E+018</text:p>
          </table:table-cell>
          <table:table-cell office:value-type="float" office:value="1.478538142649E+018" calcext:value-type="float">
            <text:p>1.478538142649E+018</text:p>
          </table:table-cell>
          <table:table-cell table:formula="of:=[.A279]/1000000" office:value-type="float" office:value="1478538145105.74" calcext:value-type="float">
            <text:p>1478538145105.74</text:p>
          </table:table-cell>
          <table:table-cell table:formula="of:=[.B279]/1000000" office:value-type="float" office:value="1478538142649" calcext:value-type="float">
            <text:p>1478538142649</text:p>
          </table:table-cell>
          <table:table-cell table:number-columns-repeated="4"/>
        </table:table-row>
        <table:table-row table:style-name="ro1">
          <table:table-cell office:value-type="float" office:value="1.47853814512573E+018" calcext:value-type="float">
            <text:p>1.47853814512573E+018</text:p>
          </table:table-cell>
          <table:table-cell office:value-type="float" office:value="1.478538142669E+018" calcext:value-type="float">
            <text:p>1.478538142669E+018</text:p>
          </table:table-cell>
          <table:table-cell table:formula="of:=[.A280]/1000000" office:value-type="float" office:value="1478538145125.73" calcext:value-type="float">
            <text:p>1478538145125.73</text:p>
          </table:table-cell>
          <table:table-cell table:formula="of:=[.B280]/1000000" office:value-type="float" office:value="1478538142669" calcext:value-type="float">
            <text:p>1478538142669</text:p>
          </table:table-cell>
          <table:table-cell table:number-columns-repeated="4"/>
        </table:table-row>
        <table:table-row table:style-name="ro1">
          <table:table-cell office:value-type="float" office:value="1.47853814514571E+018" calcext:value-type="float">
            <text:p>1.47853814514571E+018</text:p>
          </table:table-cell>
          <table:table-cell office:value-type="float" office:value="1.478538142689E+018" calcext:value-type="float">
            <text:p>1.478538142689E+018</text:p>
          </table:table-cell>
          <table:table-cell table:formula="of:=[.A281]/1000000" office:value-type="float" office:value="1478538145145.71" calcext:value-type="float">
            <text:p>1478538145145.71</text:p>
          </table:table-cell>
          <table:table-cell table:formula="of:=[.B281]/1000000" office:value-type="float" office:value="1478538142689" calcext:value-type="float">
            <text:p>1478538142689</text:p>
          </table:table-cell>
          <table:table-cell table:number-columns-repeated="4"/>
        </table:table-row>
        <table:table-row table:style-name="ro1">
          <table:table-cell office:value-type="float" office:value="1.4785381451657E+018" calcext:value-type="float">
            <text:p>1.4785381451657E+018</text:p>
          </table:table-cell>
          <table:table-cell office:value-type="float" office:value="1.478538142709E+018" calcext:value-type="float">
            <text:p>1.478538142709E+018</text:p>
          </table:table-cell>
          <table:table-cell table:formula="of:=[.A282]/1000000" office:value-type="float" office:value="1478538145165.7" calcext:value-type="float">
            <text:p>1478538145165.7</text:p>
          </table:table-cell>
          <table:table-cell table:formula="of:=[.B282]/1000000" office:value-type="float" office:value="1478538142709" calcext:value-type="float">
            <text:p>1478538142709</text:p>
          </table:table-cell>
          <table:table-cell table:number-columns-repeated="4"/>
        </table:table-row>
        <table:table-row table:style-name="ro1">
          <table:table-cell office:value-type="float" office:value="1.47853814518569E+018" calcext:value-type="float">
            <text:p>1.47853814518569E+018</text:p>
          </table:table-cell>
          <table:table-cell office:value-type="float" office:value="1.478538142729E+018" calcext:value-type="float">
            <text:p>1.478538142729E+018</text:p>
          </table:table-cell>
          <table:table-cell table:formula="of:=[.A283]/1000000" office:value-type="float" office:value="1478538145185.69" calcext:value-type="float">
            <text:p>1478538145185.69</text:p>
          </table:table-cell>
          <table:table-cell table:formula="of:=[.B283]/1000000" office:value-type="float" office:value="1478538142729" calcext:value-type="float">
            <text:p>1478538142729</text:p>
          </table:table-cell>
          <table:table-cell table:number-columns-repeated="4"/>
        </table:table-row>
        <table:table-row table:style-name="ro1">
          <table:table-cell office:value-type="float" office:value="1.47853814520571E+018" calcext:value-type="float">
            <text:p>1.47853814520571E+018</text:p>
          </table:table-cell>
          <table:table-cell office:value-type="float" office:value="1.47853814275E+018" calcext:value-type="float">
            <text:p>1.47853814275E+018</text:p>
          </table:table-cell>
          <table:table-cell table:formula="of:=[.A284]/1000000" office:value-type="float" office:value="1478538145205.71" calcext:value-type="float">
            <text:p>1478538145205.71</text:p>
          </table:table-cell>
          <table:table-cell table:formula="of:=[.B284]/1000000" office:value-type="float" office:value="1478538142750" calcext:value-type="float">
            <text:p>1478538142750</text:p>
          </table:table-cell>
          <table:table-cell table:number-columns-repeated="4"/>
        </table:table-row>
        <table:table-row table:style-name="ro1">
          <table:table-cell office:value-type="float" office:value="1.47853814522573E+018" calcext:value-type="float">
            <text:p>1.47853814522573E+018</text:p>
          </table:table-cell>
          <table:table-cell office:value-type="float" office:value="1.478538142771E+018" calcext:value-type="float">
            <text:p>1.478538142771E+018</text:p>
          </table:table-cell>
          <table:table-cell table:formula="of:=[.A285]/1000000" office:value-type="float" office:value="1478538145225.73" calcext:value-type="float">
            <text:p>1478538145225.73</text:p>
          </table:table-cell>
          <table:table-cell table:formula="of:=[.B285]/1000000" office:value-type="float" office:value="1478538142771" calcext:value-type="float">
            <text:p>1478538142771</text:p>
          </table:table-cell>
          <table:table-cell table:number-columns-repeated="4"/>
        </table:table-row>
        <table:table-row table:style-name="ro1">
          <table:table-cell office:value-type="float" office:value="1.47853814524572E+018" calcext:value-type="float">
            <text:p>1.47853814524572E+018</text:p>
          </table:table-cell>
          <table:table-cell office:value-type="float" office:value="1.478538142791E+018" calcext:value-type="float">
            <text:p>1.478538142791E+018</text:p>
          </table:table-cell>
          <table:table-cell table:formula="of:=[.A286]/1000000" office:value-type="float" office:value="1478538145245.72" calcext:value-type="float">
            <text:p>1478538145245.72</text:p>
          </table:table-cell>
          <table:table-cell table:formula="of:=[.B286]/1000000" office:value-type="float" office:value="1478538142791" calcext:value-type="float">
            <text:p>1478538142791</text:p>
          </table:table-cell>
          <table:table-cell table:number-columns-repeated="4"/>
        </table:table-row>
        <table:table-row table:style-name="ro1">
          <table:table-cell office:value-type="float" office:value="1.47853814526568E+018" calcext:value-type="float">
            <text:p>1.47853814526568E+018</text:p>
          </table:table-cell>
          <table:table-cell office:value-type="float" office:value="1.47853814281E+018" calcext:value-type="float">
            <text:p>1.47853814281E+018</text:p>
          </table:table-cell>
          <table:table-cell table:formula="of:=[.A287]/1000000" office:value-type="float" office:value="1478538145265.68" calcext:value-type="float">
            <text:p>1478538145265.68</text:p>
          </table:table-cell>
          <table:table-cell table:formula="of:=[.B287]/1000000" office:value-type="float" office:value="1478538142810" calcext:value-type="float">
            <text:p>1478538142810</text:p>
          </table:table-cell>
          <table:table-cell table:number-columns-repeated="4"/>
        </table:table-row>
        <table:table-row table:style-name="ro1">
          <table:table-cell office:value-type="float" office:value="1.47853814528561E+018" calcext:value-type="float">
            <text:p>1.47853814528561E+018</text:p>
          </table:table-cell>
          <table:table-cell office:value-type="float" office:value="1.478538142829E+018" calcext:value-type="float">
            <text:p>1.478538142829E+018</text:p>
          </table:table-cell>
          <table:table-cell table:formula="of:=[.A288]/1000000" office:value-type="float" office:value="1478538145285.61" calcext:value-type="float">
            <text:p>1478538145285.61</text:p>
          </table:table-cell>
          <table:table-cell table:formula="of:=[.B288]/1000000" office:value-type="float" office:value="1478538142829" calcext:value-type="float">
            <text:p>1478538142829</text:p>
          </table:table-cell>
          <table:table-cell table:number-columns-repeated="4"/>
        </table:table-row>
        <table:table-row table:style-name="ro1">
          <table:table-cell office:value-type="float" office:value="1.47853814530621E+018" calcext:value-type="float">
            <text:p>1.47853814530621E+018</text:p>
          </table:table-cell>
          <table:table-cell office:value-type="float" office:value="1.478538142851E+018" calcext:value-type="float">
            <text:p>1.478538142851E+018</text:p>
          </table:table-cell>
          <table:table-cell table:formula="of:=[.A289]/1000000" office:value-type="float" office:value="1478538145306.21" calcext:value-type="float">
            <text:p>1478538145306.21</text:p>
          </table:table-cell>
          <table:table-cell table:formula="of:=[.B289]/1000000" office:value-type="float" office:value="1478538142851" calcext:value-type="float">
            <text:p>1478538142851</text:p>
          </table:table-cell>
          <table:table-cell table:number-columns-repeated="4"/>
        </table:table-row>
        <table:table-row table:style-name="ro1">
          <table:table-cell office:value-type="float" office:value="1.47853814532662E+018" calcext:value-type="float">
            <text:p>1.47853814532662E+018</text:p>
          </table:table-cell>
          <table:table-cell office:value-type="float" office:value="1.478538142869E+018" calcext:value-type="float">
            <text:p>1.478538142869E+018</text:p>
          </table:table-cell>
          <table:table-cell table:formula="of:=[.A290]/1000000" office:value-type="float" office:value="1478538145326.62" calcext:value-type="float">
            <text:p>1478538145326.62</text:p>
          </table:table-cell>
          <table:table-cell table:formula="of:=[.B290]/1000000" office:value-type="float" office:value="1478538142869" calcext:value-type="float">
            <text:p>1478538142869</text:p>
          </table:table-cell>
          <table:table-cell table:number-columns-repeated="4"/>
        </table:table-row>
        <table:table-row table:style-name="ro1">
          <table:table-cell office:value-type="float" office:value="1.4785381453471E+018" calcext:value-type="float">
            <text:p>1.4785381453471E+018</text:p>
          </table:table-cell>
          <table:table-cell office:value-type="float" office:value="1.47853814289E+018" calcext:value-type="float">
            <text:p>1.47853814289E+018</text:p>
          </table:table-cell>
          <table:table-cell table:formula="of:=[.A291]/1000000" office:value-type="float" office:value="1478538145347.1" calcext:value-type="float">
            <text:p>1478538145347.1</text:p>
          </table:table-cell>
          <table:table-cell table:formula="of:=[.B291]/1000000" office:value-type="float" office:value="1478538142890" calcext:value-type="float">
            <text:p>1478538142890</text:p>
          </table:table-cell>
          <table:table-cell table:number-columns-repeated="4"/>
        </table:table-row>
        <table:table-row table:style-name="ro1">
          <table:table-cell office:value-type="float" office:value="1.47853814536568E+018" calcext:value-type="float">
            <text:p>1.47853814536568E+018</text:p>
          </table:table-cell>
          <table:table-cell office:value-type="float" office:value="1.478538142909E+018" calcext:value-type="float">
            <text:p>1.478538142909E+018</text:p>
          </table:table-cell>
          <table:table-cell table:formula="of:=[.A292]/1000000" office:value-type="float" office:value="1478538145365.68" calcext:value-type="float">
            <text:p>1478538145365.68</text:p>
          </table:table-cell>
          <table:table-cell table:formula="of:=[.B292]/1000000" office:value-type="float" office:value="1478538142909" calcext:value-type="float">
            <text:p>1478538142909</text:p>
          </table:table-cell>
          <table:table-cell table:number-columns-repeated="4"/>
        </table:table-row>
        <table:table-row table:style-name="ro1">
          <table:table-cell office:value-type="float" office:value="1.47853814538555E+018" calcext:value-type="float">
            <text:p>1.47853814538555E+018</text:p>
          </table:table-cell>
          <table:table-cell office:value-type="float" office:value="1.478538142929E+018" calcext:value-type="float">
            <text:p>1.478538142929E+018</text:p>
          </table:table-cell>
          <table:table-cell table:formula="of:=[.A293]/1000000" office:value-type="float" office:value="1478538145385.55" calcext:value-type="float">
            <text:p>1478538145385.55</text:p>
          </table:table-cell>
          <table:table-cell table:formula="of:=[.B293]/1000000" office:value-type="float" office:value="1478538142929" calcext:value-type="float">
            <text:p>1478538142929</text:p>
          </table:table-cell>
          <table:table-cell table:number-columns-repeated="4"/>
        </table:table-row>
        <table:table-row table:style-name="ro1">
          <table:table-cell office:value-type="float" office:value="1.47853814540554E+018" calcext:value-type="float">
            <text:p>1.47853814540554E+018</text:p>
          </table:table-cell>
          <table:table-cell office:value-type="float" office:value="1.478538142949E+018" calcext:value-type="float">
            <text:p>1.478538142949E+018</text:p>
          </table:table-cell>
          <table:table-cell table:formula="of:=[.A294]/1000000" office:value-type="float" office:value="1478538145405.54" calcext:value-type="float">
            <text:p>1478538145405.54</text:p>
          </table:table-cell>
          <table:table-cell table:formula="of:=[.B294]/1000000" office:value-type="float" office:value="1478538142949" calcext:value-type="float">
            <text:p>1478538142949</text:p>
          </table:table-cell>
          <table:table-cell table:number-columns-repeated="4"/>
        </table:table-row>
        <table:table-row table:style-name="ro1">
          <table:table-cell office:value-type="float" office:value="1.47853814542553E+018" calcext:value-type="float">
            <text:p>1.47853814542553E+018</text:p>
          </table:table-cell>
          <table:table-cell office:value-type="float" office:value="1.478538142969E+018" calcext:value-type="float">
            <text:p>1.478538142969E+018</text:p>
          </table:table-cell>
          <table:table-cell table:formula="of:=[.A295]/1000000" office:value-type="float" office:value="1478538145425.53" calcext:value-type="float">
            <text:p>1478538145425.53</text:p>
          </table:table-cell>
          <table:table-cell table:formula="of:=[.B295]/1000000" office:value-type="float" office:value="1478538142969" calcext:value-type="float">
            <text:p>1478538142969</text:p>
          </table:table-cell>
          <table:table-cell table:number-columns-repeated="4"/>
        </table:table-row>
        <table:table-row table:style-name="ro1">
          <table:table-cell office:value-type="float" office:value="1.47853814544552E+018" calcext:value-type="float">
            <text:p>1.47853814544552E+018</text:p>
          </table:table-cell>
          <table:table-cell office:value-type="float" office:value="1.478538142991E+018" calcext:value-type="float">
            <text:p>1.478538142991E+018</text:p>
          </table:table-cell>
          <table:table-cell table:formula="of:=[.A296]/1000000" office:value-type="float" office:value="1478538145445.52" calcext:value-type="float">
            <text:p>1478538145445.52</text:p>
          </table:table-cell>
          <table:table-cell table:formula="of:=[.B296]/1000000" office:value-type="float" office:value="1478538142991" calcext:value-type="float">
            <text:p>1478538142991</text:p>
          </table:table-cell>
          <table:table-cell table:number-columns-repeated="4"/>
        </table:table-row>
        <table:table-row table:style-name="ro1">
          <table:table-cell office:value-type="float" office:value="1.47853814546554E+018" calcext:value-type="float">
            <text:p>1.47853814546554E+018</text:p>
          </table:table-cell>
          <table:table-cell office:value-type="float" office:value="1.478538143012E+018" calcext:value-type="float">
            <text:p>1.478538143012E+018</text:p>
          </table:table-cell>
          <table:table-cell table:formula="of:=[.A297]/1000000" office:value-type="float" office:value="1478538145465.54" calcext:value-type="float">
            <text:p>1478538145465.54</text:p>
          </table:table-cell>
          <table:table-cell table:formula="of:=[.B297]/1000000" office:value-type="float" office:value="1478538143012" calcext:value-type="float">
            <text:p>1478538143012</text:p>
          </table:table-cell>
          <table:table-cell table:number-columns-repeated="4"/>
        </table:table-row>
        <table:table-row table:style-name="ro1">
          <table:table-cell office:value-type="float" office:value="1.4785381454855E+018" calcext:value-type="float">
            <text:p>1.4785381454855E+018</text:p>
          </table:table-cell>
          <table:table-cell office:value-type="float" office:value="1.478538143032E+018" calcext:value-type="float">
            <text:p>1.478538143032E+018</text:p>
          </table:table-cell>
          <table:table-cell table:formula="of:=[.A298]/1000000" office:value-type="float" office:value="1478538145485.5" calcext:value-type="float">
            <text:p>1478538145485.5</text:p>
          </table:table-cell>
          <table:table-cell table:formula="of:=[.B298]/1000000" office:value-type="float" office:value="1478538143032" calcext:value-type="float">
            <text:p>1478538143032</text:p>
          </table:table-cell>
          <table:table-cell table:number-columns-repeated="4"/>
        </table:table-row>
        <table:table-row table:style-name="ro1">
          <table:table-cell office:value-type="float" office:value="1.47853814550549E+018" calcext:value-type="float">
            <text:p>1.47853814550549E+018</text:p>
          </table:table-cell>
          <table:table-cell office:value-type="float" office:value="1.478538143052E+018" calcext:value-type="float">
            <text:p>1.478538143052E+018</text:p>
          </table:table-cell>
          <table:table-cell table:formula="of:=[.A299]/1000000" office:value-type="float" office:value="1478538145505.49" calcext:value-type="float">
            <text:p>1478538145505.49</text:p>
          </table:table-cell>
          <table:table-cell table:formula="of:=[.B299]/1000000" office:value-type="float" office:value="1478538143052" calcext:value-type="float">
            <text:p>1478538143052</text:p>
          </table:table-cell>
          <table:table-cell table:number-columns-repeated="4"/>
        </table:table-row>
        <table:table-row table:style-name="ro1">
          <table:table-cell office:value-type="float" office:value="1.47853814552557E+018" calcext:value-type="float">
            <text:p>1.47853814552557E+018</text:p>
          </table:table-cell>
          <table:table-cell office:value-type="float" office:value="1.478538143072E+018" calcext:value-type="float">
            <text:p>1.478538143072E+018</text:p>
          </table:table-cell>
          <table:table-cell table:formula="of:=[.A300]/1000000" office:value-type="float" office:value="1478538145525.57" calcext:value-type="float">
            <text:p>1478538145525.57</text:p>
          </table:table-cell>
          <table:table-cell table:formula="of:=[.B300]/1000000" office:value-type="float" office:value="1478538143072" calcext:value-type="float">
            <text:p>1478538143072</text:p>
          </table:table-cell>
          <table:table-cell table:number-columns-repeated="4"/>
        </table:table-row>
        <table:table-row table:style-name="ro1">
          <table:table-cell office:value-type="float" office:value="1.47853814554546E+018" calcext:value-type="float">
            <text:p>1.47853814554546E+018</text:p>
          </table:table-cell>
          <table:table-cell office:value-type="float" office:value="1.478538143092E+018" calcext:value-type="float">
            <text:p>1.478538143092E+018</text:p>
          </table:table-cell>
          <table:table-cell table:formula="of:=[.A301]/1000000" office:value-type="float" office:value="1478538145545.46" calcext:value-type="float">
            <text:p>1478538145545.46</text:p>
          </table:table-cell>
          <table:table-cell table:formula="of:=[.B301]/1000000" office:value-type="float" office:value="1478538143092" calcext:value-type="float">
            <text:p>1478538143092</text:p>
          </table:table-cell>
          <table:table-cell table:number-columns-repeated="4"/>
        </table:table-row>
        <table:table-row table:style-name="ro1">
          <table:table-cell office:value-type="float" office:value="1.47853814556545E+018" calcext:value-type="float">
            <text:p>1.47853814556545E+018</text:p>
          </table:table-cell>
          <table:table-cell office:value-type="float" office:value="1.478538143112E+018" calcext:value-type="float">
            <text:p>1.478538143112E+018</text:p>
          </table:table-cell>
          <table:table-cell table:formula="of:=[.A302]/1000000" office:value-type="float" office:value="1478538145565.45" calcext:value-type="float">
            <text:p>1478538145565.45</text:p>
          </table:table-cell>
          <table:table-cell table:formula="of:=[.B302]/1000000" office:value-type="float" office:value="1478538143112" calcext:value-type="float">
            <text:p>1478538143112</text:p>
          </table:table-cell>
          <table:table-cell table:number-columns-repeated="4"/>
        </table:table-row>
        <table:table-row table:style-name="ro1">
          <table:table-cell office:value-type="float" office:value="1.47853814558544E+018" calcext:value-type="float">
            <text:p>1.47853814558544E+018</text:p>
          </table:table-cell>
          <table:table-cell office:value-type="float" office:value="1.478538143132E+018" calcext:value-type="float">
            <text:p>1.478538143132E+018</text:p>
          </table:table-cell>
          <table:table-cell table:formula="of:=[.A303]/1000000" office:value-type="float" office:value="1478538145585.44" calcext:value-type="float">
            <text:p>1478538145585.44</text:p>
          </table:table-cell>
          <table:table-cell table:formula="of:=[.B303]/1000000" office:value-type="float" office:value="1478538143132" calcext:value-type="float">
            <text:p>1478538143132</text:p>
          </table:table-cell>
          <table:table-cell table:number-columns-repeated="4"/>
        </table:table-row>
        <table:table-row table:style-name="ro1">
          <table:table-cell office:value-type="float" office:value="1.47853814560561E+018" calcext:value-type="float">
            <text:p>1.47853814560561E+018</text:p>
          </table:table-cell>
          <table:table-cell office:value-type="float" office:value="1.478538143158E+018" calcext:value-type="float">
            <text:p>1.478538143158E+018</text:p>
          </table:table-cell>
          <table:table-cell table:formula="of:=[.A304]/1000000" office:value-type="float" office:value="1478538145605.61" calcext:value-type="float">
            <text:p>1478538145605.61</text:p>
          </table:table-cell>
          <table:table-cell table:formula="of:=[.B304]/1000000" office:value-type="float" office:value="1478538143158" calcext:value-type="float">
            <text:p>1478538143158</text:p>
          </table:table-cell>
          <table:table-cell table:number-columns-repeated="4"/>
        </table:table-row>
        <table:table-row table:style-name="ro1">
          <table:table-cell office:value-type="float" office:value="1.47853814562539E+018" calcext:value-type="float">
            <text:p>1.47853814562539E+018</text:p>
          </table:table-cell>
          <table:table-cell office:value-type="float" office:value="1.478538143184E+018" calcext:value-type="float">
            <text:p>1.478538143184E+018</text:p>
          </table:table-cell>
          <table:table-cell table:formula="of:=[.A305]/1000000" office:value-type="float" office:value="1478538145625.39" calcext:value-type="float">
            <text:p>1478538145625.39</text:p>
          </table:table-cell>
          <table:table-cell table:formula="of:=[.B305]/1000000" office:value-type="float" office:value="1478538143184" calcext:value-type="float">
            <text:p>1478538143184</text:p>
          </table:table-cell>
          <table:table-cell table:number-columns-repeated="4"/>
        </table:table-row>
        <table:table-row table:style-name="ro1">
          <table:table-cell office:value-type="float" office:value="1.47853814564694E+018" calcext:value-type="float">
            <text:p>1.47853814564694E+018</text:p>
          </table:table-cell>
          <table:table-cell office:value-type="float" office:value="1.478538143229E+018" calcext:value-type="float">
            <text:p>1.478538143229E+018</text:p>
          </table:table-cell>
          <table:table-cell table:formula="of:=[.A306]/1000000" office:value-type="float" office:value="1478538145646.94" calcext:value-type="float">
            <text:p>1478538145646.94</text:p>
          </table:table-cell>
          <table:table-cell table:formula="of:=[.B306]/1000000" office:value-type="float" office:value="1478538143229" calcext:value-type="float">
            <text:p>1478538143229</text:p>
          </table:table-cell>
          <table:table-cell table:number-columns-repeated="4"/>
        </table:table-row>
        <table:table-row table:style-name="ro1">
          <table:table-cell office:value-type="float" office:value="1.47853814566531E+018" calcext:value-type="float">
            <text:p>1.47853814566531E+018</text:p>
          </table:table-cell>
          <table:table-cell office:value-type="float" office:value="1.478538143239E+018" calcext:value-type="float">
            <text:p>1.478538143239E+018</text:p>
          </table:table-cell>
          <table:table-cell table:formula="of:=[.A307]/1000000" office:value-type="float" office:value="1478538145665.31" calcext:value-type="float">
            <text:p>1478538145665.31</text:p>
          </table:table-cell>
          <table:table-cell table:formula="of:=[.B307]/1000000" office:value-type="float" office:value="1478538143239" calcext:value-type="float">
            <text:p>1478538143239</text:p>
          </table:table-cell>
          <table:table-cell table:number-columns-repeated="4"/>
        </table:table-row>
        <table:table-row table:style-name="ro1">
          <table:table-cell office:value-type="float" office:value="1.47853814568526E+018" calcext:value-type="float">
            <text:p>1.47853814568526E+018</text:p>
          </table:table-cell>
          <table:table-cell office:value-type="float" office:value="1.47853814324E+018" calcext:value-type="float">
            <text:p>1.47853814324E+018</text:p>
          </table:table-cell>
          <table:table-cell table:formula="of:=[.A308]/1000000" office:value-type="float" office:value="1478538145685.26" calcext:value-type="float">
            <text:p>1478538145685.26</text:p>
          </table:table-cell>
          <table:table-cell table:formula="of:=[.B308]/1000000" office:value-type="float" office:value="1478538143240" calcext:value-type="float">
            <text:p>1478538143240</text:p>
          </table:table-cell>
          <table:table-cell table:number-columns-repeated="4"/>
        </table:table-row>
        <table:table-row table:style-name="ro1">
          <table:table-cell office:value-type="float" office:value="1.47853814570538E+018" calcext:value-type="float">
            <text:p>1.47853814570538E+018</text:p>
          </table:table-cell>
          <table:table-cell office:value-type="float" office:value="1.478538143248E+018" calcext:value-type="float">
            <text:p>1.478538143248E+018</text:p>
          </table:table-cell>
          <table:table-cell table:formula="of:=[.A309]/1000000" office:value-type="float" office:value="1478538145705.38" calcext:value-type="float">
            <text:p>1478538145705.38</text:p>
          </table:table-cell>
          <table:table-cell table:formula="of:=[.B309]/1000000" office:value-type="float" office:value="1478538143248" calcext:value-type="float">
            <text:p>1478538143248</text:p>
          </table:table-cell>
          <table:table-cell table:number-columns-repeated="4"/>
        </table:table-row>
        <table:table-row table:style-name="ro1">
          <table:table-cell office:value-type="float" office:value="1.47853814572524E+018" calcext:value-type="float">
            <text:p>1.47853814572524E+018</text:p>
          </table:table-cell>
          <table:table-cell office:value-type="float" office:value="1.478538143269E+018" calcext:value-type="float">
            <text:p>1.478538143269E+018</text:p>
          </table:table-cell>
          <table:table-cell table:formula="of:=[.A310]/1000000" office:value-type="float" office:value="1478538145725.24" calcext:value-type="float">
            <text:p>1478538145725.24</text:p>
          </table:table-cell>
          <table:table-cell table:formula="of:=[.B310]/1000000" office:value-type="float" office:value="1478538143269" calcext:value-type="float">
            <text:p>1478538143269</text:p>
          </table:table-cell>
          <table:table-cell table:number-columns-repeated="4"/>
        </table:table-row>
        <table:table-row table:style-name="ro1">
          <table:table-cell office:value-type="float" office:value="1.4785381457452E+018" calcext:value-type="float">
            <text:p>1.4785381457452E+018</text:p>
          </table:table-cell>
          <table:table-cell office:value-type="float" office:value="1.478538143288E+018" calcext:value-type="float">
            <text:p>1.478538143288E+018</text:p>
          </table:table-cell>
          <table:table-cell table:formula="of:=[.A311]/1000000" office:value-type="float" office:value="1478538145745.2" calcext:value-type="float">
            <text:p>1478538145745.2</text:p>
          </table:table-cell>
          <table:table-cell table:formula="of:=[.B311]/1000000" office:value-type="float" office:value="1478538143288" calcext:value-type="float">
            <text:p>1478538143288</text:p>
          </table:table-cell>
          <table:table-cell table:number-columns-repeated="4"/>
        </table:table-row>
        <table:table-row table:style-name="ro1">
          <table:table-cell office:value-type="float" office:value="1.4785381457654E+018" calcext:value-type="float">
            <text:p>1.4785381457654E+018</text:p>
          </table:table-cell>
          <table:table-cell office:value-type="float" office:value="1.478538143336E+018" calcext:value-type="float">
            <text:p>1.478538143336E+018</text:p>
          </table:table-cell>
          <table:table-cell table:formula="of:=[.A312]/1000000" office:value-type="float" office:value="1478538145765.4" calcext:value-type="float">
            <text:p>1478538145765.4</text:p>
          </table:table-cell>
          <table:table-cell table:formula="of:=[.B312]/1000000" office:value-type="float" office:value="1478538143336" calcext:value-type="float">
            <text:p>1478538143336</text:p>
          </table:table-cell>
          <table:table-cell table:number-columns-repeated="4"/>
        </table:table-row>
        <table:table-row table:style-name="ro1">
          <table:table-cell office:value-type="float" office:value="1.47853814578527E+018" calcext:value-type="float">
            <text:p>1.47853814578527E+018</text:p>
          </table:table-cell>
          <table:table-cell office:value-type="float" office:value="1.478538143336E+018" calcext:value-type="float">
            <text:p>1.478538143336E+018</text:p>
          </table:table-cell>
          <table:table-cell table:formula="of:=[.A313]/1000000" office:value-type="float" office:value="1478538145785.27" calcext:value-type="float">
            <text:p>1478538145785.27</text:p>
          </table:table-cell>
          <table:table-cell table:formula="of:=[.B313]/1000000" office:value-type="float" office:value="1478538143336" calcext:value-type="float">
            <text:p>1478538143336</text:p>
          </table:table-cell>
          <table:table-cell table:number-columns-repeated="4"/>
        </table:table-row>
        <table:table-row table:style-name="ro1">
          <table:table-cell office:value-type="float" office:value="1.47853814580514E+018" calcext:value-type="float">
            <text:p>1.47853814580514E+018</text:p>
          </table:table-cell>
          <table:table-cell office:value-type="float" office:value="1.478538143348E+018" calcext:value-type="float">
            <text:p>1.478538143348E+018</text:p>
          </table:table-cell>
          <table:table-cell table:formula="of:=[.A314]/1000000" office:value-type="float" office:value="1478538145805.14" calcext:value-type="float">
            <text:p>1478538145805.14</text:p>
          </table:table-cell>
          <table:table-cell table:formula="of:=[.B314]/1000000" office:value-type="float" office:value="1478538143348" calcext:value-type="float">
            <text:p>1478538143348</text:p>
          </table:table-cell>
          <table:table-cell table:number-columns-repeated="4"/>
        </table:table-row>
        <table:table-row table:style-name="ro1">
          <table:table-cell office:value-type="float" office:value="1.47853814582513E+018" calcext:value-type="float">
            <text:p>1.47853814582513E+018</text:p>
          </table:table-cell>
          <table:table-cell office:value-type="float" office:value="1.478538143368E+018" calcext:value-type="float">
            <text:p>1.478538143368E+018</text:p>
          </table:table-cell>
          <table:table-cell table:formula="of:=[.A315]/1000000" office:value-type="float" office:value="1478538145825.13" calcext:value-type="float">
            <text:p>1478538145825.13</text:p>
          </table:table-cell>
          <table:table-cell table:formula="of:=[.B315]/1000000" office:value-type="float" office:value="1478538143368" calcext:value-type="float">
            <text:p>1478538143368</text:p>
          </table:table-cell>
          <table:table-cell table:number-columns-repeated="4"/>
        </table:table-row>
        <table:table-row table:style-name="ro1">
          <table:table-cell office:value-type="float" office:value="1.47853814584512E+018" calcext:value-type="float">
            <text:p>1.47853814584512E+018</text:p>
          </table:table-cell>
          <table:table-cell office:value-type="float" office:value="1.478538143388E+018" calcext:value-type="float">
            <text:p>1.478538143388E+018</text:p>
          </table:table-cell>
          <table:table-cell table:formula="of:=[.A316]/1000000" office:value-type="float" office:value="1478538145845.12" calcext:value-type="float">
            <text:p>1478538145845.12</text:p>
          </table:table-cell>
          <table:table-cell table:formula="of:=[.B316]/1000000" office:value-type="float" office:value="1478538143388" calcext:value-type="float">
            <text:p>1478538143388</text:p>
          </table:table-cell>
          <table:table-cell table:number-columns-repeated="4"/>
        </table:table-row>
        <table:table-row table:style-name="ro1">
          <table:table-cell office:value-type="float" office:value="1.4785381458651E+018" calcext:value-type="float">
            <text:p>1.4785381458651E+018</text:p>
          </table:table-cell>
          <table:table-cell office:value-type="float" office:value="1.478538143411E+018" calcext:value-type="float">
            <text:p>1.478538143411E+018</text:p>
          </table:table-cell>
          <table:table-cell table:formula="of:=[.A317]/1000000" office:value-type="float" office:value="1478538145865.1" calcext:value-type="float">
            <text:p>1478538145865.1</text:p>
          </table:table-cell>
          <table:table-cell table:formula="of:=[.B317]/1000000" office:value-type="float" office:value="1478538143411" calcext:value-type="float">
            <text:p>1478538143411</text:p>
          </table:table-cell>
          <table:table-cell table:number-columns-repeated="4"/>
        </table:table-row>
        <table:table-row table:style-name="ro1">
          <table:table-cell office:value-type="float" office:value="1.47853814588528E+018" calcext:value-type="float">
            <text:p>1.47853814588528E+018</text:p>
          </table:table-cell>
          <table:table-cell office:value-type="float" office:value="1.478538143432E+018" calcext:value-type="float">
            <text:p>1.478538143432E+018</text:p>
          </table:table-cell>
          <table:table-cell table:formula="of:=[.A318]/1000000" office:value-type="float" office:value="1478538145885.28" calcext:value-type="float">
            <text:p>1478538145885.28</text:p>
          </table:table-cell>
          <table:table-cell table:formula="of:=[.B318]/1000000" office:value-type="float" office:value="1478538143432" calcext:value-type="float">
            <text:p>1478538143432</text:p>
          </table:table-cell>
          <table:table-cell table:number-columns-repeated="4"/>
        </table:table-row>
        <table:table-row table:style-name="ro1">
          <table:table-cell office:value-type="float" office:value="1.47853814590514E+018" calcext:value-type="float">
            <text:p>1.47853814590514E+018</text:p>
          </table:table-cell>
          <table:table-cell office:value-type="float" office:value="1.478538143451E+018" calcext:value-type="float">
            <text:p>1.478538143451E+018</text:p>
          </table:table-cell>
          <table:table-cell table:formula="of:=[.A319]/1000000" office:value-type="float" office:value="1478538145905.14" calcext:value-type="float">
            <text:p>1478538145905.14</text:p>
          </table:table-cell>
          <table:table-cell table:formula="of:=[.B319]/1000000" office:value-type="float" office:value="1478538143451" calcext:value-type="float">
            <text:p>1478538143451</text:p>
          </table:table-cell>
          <table:table-cell table:number-columns-repeated="4"/>
        </table:table-row>
        <table:table-row table:style-name="ro1">
          <table:table-cell office:value-type="float" office:value="1.47853814592507E+018" calcext:value-type="float">
            <text:p>1.47853814592507E+018</text:p>
          </table:table-cell>
          <table:table-cell office:value-type="float" office:value="1.478538143471E+018" calcext:value-type="float">
            <text:p>1.478538143471E+018</text:p>
          </table:table-cell>
          <table:table-cell table:formula="of:=[.A320]/1000000" office:value-type="float" office:value="1478538145925.07" calcext:value-type="float">
            <text:p>1478538145925.07</text:p>
          </table:table-cell>
          <table:table-cell table:formula="of:=[.B320]/1000000" office:value-type="float" office:value="1478538143471" calcext:value-type="float">
            <text:p>1478538143471</text:p>
          </table:table-cell>
          <table:table-cell table:number-columns-repeated="4"/>
        </table:table-row>
        <table:table-row table:style-name="ro1">
          <table:table-cell office:value-type="float" office:value="1.47853814594506E+018" calcext:value-type="float">
            <text:p>1.47853814594506E+018</text:p>
          </table:table-cell>
          <table:table-cell office:value-type="float" office:value="1.478538143491E+018" calcext:value-type="float">
            <text:p>1.478538143491E+018</text:p>
          </table:table-cell>
          <table:table-cell table:formula="of:=[.A321]/1000000" office:value-type="float" office:value="1478538145945.06" calcext:value-type="float">
            <text:p>1478538145945.06</text:p>
          </table:table-cell>
          <table:table-cell table:formula="of:=[.B321]/1000000" office:value-type="float" office:value="1478538143491" calcext:value-type="float">
            <text:p>1478538143491</text:p>
          </table:table-cell>
          <table:table-cell table:number-columns-repeated="4"/>
        </table:table-row>
        <table:table-row table:style-name="ro1">
          <table:table-cell office:value-type="float" office:value="1.47853814596502E+018" calcext:value-type="float">
            <text:p>1.47853814596502E+018</text:p>
          </table:table-cell>
          <table:table-cell office:value-type="float" office:value="1.478538143511E+018" calcext:value-type="float">
            <text:p>1.478538143511E+018</text:p>
          </table:table-cell>
          <table:table-cell table:formula="of:=[.A322]/1000000" office:value-type="float" office:value="1478538145965.02" calcext:value-type="float">
            <text:p>1478538145965.02</text:p>
          </table:table-cell>
          <table:table-cell table:formula="of:=[.B322]/1000000" office:value-type="float" office:value="1478538143511" calcext:value-type="float">
            <text:p>1478538143511</text:p>
          </table:table-cell>
          <table:table-cell table:number-columns-repeated="4"/>
        </table:table-row>
        <table:table-row table:style-name="ro1">
          <table:table-cell office:value-type="float" office:value="1.47853814598501E+018" calcext:value-type="float">
            <text:p>1.47853814598501E+018</text:p>
          </table:table-cell>
          <table:table-cell office:value-type="float" office:value="1.478538143532E+018" calcext:value-type="float">
            <text:p>1.478538143532E+018</text:p>
          </table:table-cell>
          <table:table-cell table:formula="of:=[.A323]/1000000" office:value-type="float" office:value="1478538145985.01" calcext:value-type="float">
            <text:p>1478538145985.01</text:p>
          </table:table-cell>
          <table:table-cell table:formula="of:=[.B323]/1000000" office:value-type="float" office:value="1478538143532" calcext:value-type="float">
            <text:p>1478538143532</text:p>
          </table:table-cell>
          <table:table-cell table:number-columns-repeated="4"/>
        </table:table-row>
        <table:table-row table:style-name="ro1">
          <table:table-cell office:value-type="float" office:value="1.478538146005E+018" calcext:value-type="float">
            <text:p>1.478538146005E+018</text:p>
          </table:table-cell>
          <table:table-cell office:value-type="float" office:value="1.478538143551E+018" calcext:value-type="float">
            <text:p>1.478538143551E+018</text:p>
          </table:table-cell>
          <table:table-cell table:formula="of:=[.A324]/1000000" office:value-type="float" office:value="1478538146005" calcext:value-type="float">
            <text:p>1478538146005</text:p>
          </table:table-cell>
          <table:table-cell table:formula="of:=[.B324]/1000000" office:value-type="float" office:value="1478538143551" calcext:value-type="float">
            <text:p>1478538143551</text:p>
          </table:table-cell>
          <table:table-cell table:number-columns-repeated="4"/>
        </table:table-row>
        <table:table-row table:style-name="ro1">
          <table:table-cell office:value-type="float" office:value="1.47853814602499E+018" calcext:value-type="float">
            <text:p>1.47853814602499E+018</text:p>
          </table:table-cell>
          <table:table-cell office:value-type="float" office:value="1.478538143571E+018" calcext:value-type="float">
            <text:p>1.478538143571E+018</text:p>
          </table:table-cell>
          <table:table-cell table:formula="of:=[.A325]/1000000" office:value-type="float" office:value="1478538146024.99" calcext:value-type="float">
            <text:p>1478538146024.99</text:p>
          </table:table-cell>
          <table:table-cell table:formula="of:=[.B325]/1000000" office:value-type="float" office:value="1478538143571" calcext:value-type="float">
            <text:p>1478538143571</text:p>
          </table:table-cell>
          <table:table-cell table:number-columns-repeated="4"/>
        </table:table-row>
        <table:table-row table:style-name="ro1">
          <table:table-cell office:value-type="float" office:value="1.47853814604494E+018" calcext:value-type="float">
            <text:p>1.47853814604494E+018</text:p>
          </table:table-cell>
          <table:table-cell office:value-type="float" office:value="1.478538143591E+018" calcext:value-type="float">
            <text:p>1.478538143591E+018</text:p>
          </table:table-cell>
          <table:table-cell table:formula="of:=[.A326]/1000000" office:value-type="float" office:value="1478538146044.94" calcext:value-type="float">
            <text:p>1478538146044.94</text:p>
          </table:table-cell>
          <table:table-cell table:formula="of:=[.B326]/1000000" office:value-type="float" office:value="1478538143591" calcext:value-type="float">
            <text:p>1478538143591</text:p>
          </table:table-cell>
          <table:table-cell table:number-columns-repeated="4"/>
        </table:table-row>
        <table:table-row table:style-name="ro1">
          <table:table-cell office:value-type="float" office:value="1.47853814606493E+018" calcext:value-type="float">
            <text:p>1.47853814606493E+018</text:p>
          </table:table-cell>
          <table:table-cell office:value-type="float" office:value="1.47853814361E+018" calcext:value-type="float">
            <text:p>1.47853814361E+018</text:p>
          </table:table-cell>
          <table:table-cell table:formula="of:=[.A327]/1000000" office:value-type="float" office:value="1478538146064.93" calcext:value-type="float">
            <text:p>1478538146064.93</text:p>
          </table:table-cell>
          <table:table-cell table:formula="of:=[.B327]/1000000" office:value-type="float" office:value="1478538143610" calcext:value-type="float">
            <text:p>1478538143610</text:p>
          </table:table-cell>
          <table:table-cell table:number-columns-repeated="4"/>
        </table:table-row>
        <table:table-row table:style-name="ro1">
          <table:table-cell office:value-type="float" office:value="1.47853814608489E+018" calcext:value-type="float">
            <text:p>1.47853814608489E+018</text:p>
          </table:table-cell>
          <table:table-cell office:value-type="float" office:value="1.478538143631E+018" calcext:value-type="float">
            <text:p>1.478538143631E+018</text:p>
          </table:table-cell>
          <table:table-cell table:formula="of:=[.A328]/1000000" office:value-type="float" office:value="1478538146084.89" calcext:value-type="float">
            <text:p>1478538146084.89</text:p>
          </table:table-cell>
          <table:table-cell table:formula="of:=[.B328]/1000000" office:value-type="float" office:value="1478538143631" calcext:value-type="float">
            <text:p>1478538143631</text:p>
          </table:table-cell>
          <table:table-cell table:number-columns-repeated="4"/>
        </table:table-row>
        <table:table-row table:style-name="ro1">
          <table:table-cell office:value-type="float" office:value="1.47853814610488E+018" calcext:value-type="float">
            <text:p>1.47853814610488E+018</text:p>
          </table:table-cell>
          <table:table-cell office:value-type="float" office:value="1.478538143651E+018" calcext:value-type="float">
            <text:p>1.478538143651E+018</text:p>
          </table:table-cell>
          <table:table-cell table:formula="of:=[.A329]/1000000" office:value-type="float" office:value="1478538146104.88" calcext:value-type="float">
            <text:p>1478538146104.88</text:p>
          </table:table-cell>
          <table:table-cell table:formula="of:=[.B329]/1000000" office:value-type="float" office:value="1478538143651" calcext:value-type="float">
            <text:p>1478538143651</text:p>
          </table:table-cell>
          <table:table-cell table:number-columns-repeated="4"/>
        </table:table-row>
        <table:table-row table:style-name="ro1">
          <table:table-cell office:value-type="float" office:value="1.47853814612487E+018" calcext:value-type="float">
            <text:p>1.47853814612487E+018</text:p>
          </table:table-cell>
          <table:table-cell office:value-type="float" office:value="1.478538143671E+018" calcext:value-type="float">
            <text:p>1.478538143671E+018</text:p>
          </table:table-cell>
          <table:table-cell table:formula="of:=[.A330]/1000000" office:value-type="float" office:value="1478538146124.87" calcext:value-type="float">
            <text:p>1478538146124.87</text:p>
          </table:table-cell>
          <table:table-cell table:formula="of:=[.B330]/1000000" office:value-type="float" office:value="1478538143671" calcext:value-type="float">
            <text:p>1478538143671</text:p>
          </table:table-cell>
          <table:table-cell table:number-columns-repeated="4"/>
        </table:table-row>
        <table:table-row table:style-name="ro1">
          <table:table-cell office:value-type="float" office:value="1.47853814614483E+018" calcext:value-type="float">
            <text:p>1.47853814614483E+018</text:p>
          </table:table-cell>
          <table:table-cell office:value-type="float" office:value="1.478538143691E+018" calcext:value-type="float">
            <text:p>1.478538143691E+018</text:p>
          </table:table-cell>
          <table:table-cell table:formula="of:=[.A331]/1000000" office:value-type="float" office:value="1478538146144.83" calcext:value-type="float">
            <text:p>1478538146144.83</text:p>
          </table:table-cell>
          <table:table-cell table:formula="of:=[.B331]/1000000" office:value-type="float" office:value="1478538143691" calcext:value-type="float">
            <text:p>1478538143691</text:p>
          </table:table-cell>
          <table:table-cell table:number-columns-repeated="4"/>
        </table:table-row>
        <table:table-row table:style-name="ro1">
          <table:table-cell office:value-type="float" office:value="1.47853814616482E+018" calcext:value-type="float">
            <text:p>1.47853814616482E+018</text:p>
          </table:table-cell>
          <table:table-cell office:value-type="float" office:value="1.478538143717E+018" calcext:value-type="float">
            <text:p>1.478538143717E+018</text:p>
          </table:table-cell>
          <table:table-cell table:formula="of:=[.A332]/1000000" office:value-type="float" office:value="1478538146164.82" calcext:value-type="float">
            <text:p>1478538146164.82</text:p>
          </table:table-cell>
          <table:table-cell table:formula="of:=[.B332]/1000000" office:value-type="float" office:value="1478538143717" calcext:value-type="float">
            <text:p>1478538143717</text:p>
          </table:table-cell>
          <table:table-cell table:number-columns-repeated="4"/>
        </table:table-row>
        <table:table-row table:style-name="ro1">
          <table:table-cell office:value-type="float" office:value="1.47853814618481E+018" calcext:value-type="float">
            <text:p>1.47853814618481E+018</text:p>
          </table:table-cell>
          <table:table-cell office:value-type="float" office:value="1.478538143733E+018" calcext:value-type="float">
            <text:p>1.478538143733E+018</text:p>
          </table:table-cell>
          <table:table-cell table:formula="of:=[.A333]/1000000" office:value-type="float" office:value="1478538146184.81" calcext:value-type="float">
            <text:p>1478538146184.81</text:p>
          </table:table-cell>
          <table:table-cell table:formula="of:=[.B333]/1000000" office:value-type="float" office:value="1478538143733" calcext:value-type="float">
            <text:p>1478538143733</text:p>
          </table:table-cell>
          <table:table-cell table:number-columns-repeated="4"/>
        </table:table-row>
        <table:table-row table:style-name="ro1">
          <table:table-cell office:value-type="float" office:value="1.47853814620474E+018" calcext:value-type="float">
            <text:p>1.47853814620474E+018</text:p>
          </table:table-cell>
          <table:table-cell office:value-type="float" office:value="1.47853814375E+018" calcext:value-type="float">
            <text:p>1.47853814375E+018</text:p>
          </table:table-cell>
          <table:table-cell table:formula="of:=[.A334]/1000000" office:value-type="float" office:value="1478538146204.74" calcext:value-type="float">
            <text:p>1478538146204.74</text:p>
          </table:table-cell>
          <table:table-cell table:formula="of:=[.B334]/1000000" office:value-type="float" office:value="1478538143750" calcext:value-type="float">
            <text:p>1478538143750</text:p>
          </table:table-cell>
          <table:table-cell table:number-columns-repeated="4"/>
        </table:table-row>
        <table:table-row table:style-name="ro1">
          <table:table-cell office:value-type="float" office:value="1.47853814622472E+018" calcext:value-type="float">
            <text:p>1.47853814622472E+018</text:p>
          </table:table-cell>
          <table:table-cell office:value-type="float" office:value="1.478538143771E+018" calcext:value-type="float">
            <text:p>1.478538143771E+018</text:p>
          </table:table-cell>
          <table:table-cell table:formula="of:=[.A335]/1000000" office:value-type="float" office:value="1478538146224.72" calcext:value-type="float">
            <text:p>1478538146224.72</text:p>
          </table:table-cell>
          <table:table-cell table:formula="of:=[.B335]/1000000" office:value-type="float" office:value="1478538143771" calcext:value-type="float">
            <text:p>1478538143771</text:p>
          </table:table-cell>
          <table:table-cell table:number-columns-repeated="4"/>
        </table:table-row>
        <table:table-row table:style-name="ro1">
          <table:table-cell office:value-type="float" office:value="1.47853814624609E+018" calcext:value-type="float">
            <text:p>1.47853814624609E+018</text:p>
          </table:table-cell>
          <table:table-cell office:value-type="float" office:value="1.478538143846E+018" calcext:value-type="float">
            <text:p>1.478538143846E+018</text:p>
          </table:table-cell>
          <table:table-cell table:formula="of:=[.A336]/1000000" office:value-type="float" office:value="1478538146246.09" calcext:value-type="float">
            <text:p>1478538146246.09</text:p>
          </table:table-cell>
          <table:table-cell table:formula="of:=[.B336]/1000000" office:value-type="float" office:value="1478538143846" calcext:value-type="float">
            <text:p>1478538143846</text:p>
          </table:table-cell>
          <table:table-cell table:number-columns-repeated="4"/>
        </table:table-row>
        <table:table-row table:style-name="ro1">
          <table:table-cell office:value-type="float" office:value="1.47853814626482E+018" calcext:value-type="float">
            <text:p>1.47853814626482E+018</text:p>
          </table:table-cell>
          <table:table-cell office:value-type="float" office:value="1.478538143846E+018" calcext:value-type="float">
            <text:p>1.478538143846E+018</text:p>
          </table:table-cell>
          <table:table-cell table:formula="of:=[.A337]/1000000" office:value-type="float" office:value="1478538146264.82" calcext:value-type="float">
            <text:p>1478538146264.82</text:p>
          </table:table-cell>
          <table:table-cell table:formula="of:=[.B337]/1000000" office:value-type="float" office:value="1478538143846" calcext:value-type="float">
            <text:p>1478538143846</text:p>
          </table:table-cell>
          <table:table-cell table:number-columns-repeated="4"/>
        </table:table-row>
        <table:table-row table:style-name="ro1">
          <table:table-cell office:value-type="float" office:value="1.4785381462846E+018" calcext:value-type="float">
            <text:p>1.4785381462846E+018</text:p>
          </table:table-cell>
          <table:table-cell office:value-type="float" office:value="1.478538143852E+018" calcext:value-type="float">
            <text:p>1.478538143852E+018</text:p>
          </table:table-cell>
          <table:table-cell table:formula="of:=[.A338]/1000000" office:value-type="float" office:value="1478538146284.6" calcext:value-type="float">
            <text:p>1478538146284.6</text:p>
          </table:table-cell>
          <table:table-cell table:formula="of:=[.B338]/1000000" office:value-type="float" office:value="1478538143852" calcext:value-type="float">
            <text:p>1478538143852</text:p>
          </table:table-cell>
          <table:table-cell table:number-columns-repeated="4"/>
        </table:table-row>
        <table:table-row table:style-name="ro1">
          <table:table-cell office:value-type="float" office:value="1.47853814630459E+018" calcext:value-type="float">
            <text:p>1.47853814630459E+018</text:p>
          </table:table-cell>
          <table:table-cell office:value-type="float" office:value="1.478538143861E+018" calcext:value-type="float">
            <text:p>1.478538143861E+018</text:p>
          </table:table-cell>
          <table:table-cell table:formula="of:=[.A339]/1000000" office:value-type="float" office:value="1478538146304.59" calcext:value-type="float">
            <text:p>1478538146304.59</text:p>
          </table:table-cell>
          <table:table-cell table:formula="of:=[.B339]/1000000" office:value-type="float" office:value="1478538143861" calcext:value-type="float">
            <text:p>1478538143861</text:p>
          </table:table-cell>
          <table:table-cell table:number-columns-repeated="4"/>
        </table:table-row>
        <table:table-row table:style-name="ro1">
          <table:table-cell office:value-type="float" office:value="1.47853814632458E+018" calcext:value-type="float">
            <text:p>1.47853814632458E+018</text:p>
          </table:table-cell>
          <table:table-cell office:value-type="float" office:value="1.478538143868E+018" calcext:value-type="float">
            <text:p>1.478538143868E+018</text:p>
          </table:table-cell>
          <table:table-cell table:formula="of:=[.A340]/1000000" office:value-type="float" office:value="1478538146324.58" calcext:value-type="float">
            <text:p>1478538146324.58</text:p>
          </table:table-cell>
          <table:table-cell table:formula="of:=[.B340]/1000000" office:value-type="float" office:value="1478538143868" calcext:value-type="float">
            <text:p>1478538143868</text:p>
          </table:table-cell>
          <table:table-cell table:number-columns-repeated="4"/>
        </table:table-row>
        <table:table-row table:style-name="ro1">
          <table:table-cell office:value-type="float" office:value="1.47853814634588E+018" calcext:value-type="float">
            <text:p>1.47853814634588E+018</text:p>
          </table:table-cell>
          <table:table-cell office:value-type="float" office:value="1.478538143892E+018" calcext:value-type="float">
            <text:p>1.478538143892E+018</text:p>
          </table:table-cell>
          <table:table-cell table:formula="of:=[.A341]/1000000" office:value-type="float" office:value="1478538146345.88" calcext:value-type="float">
            <text:p>1478538146345.88</text:p>
          </table:table-cell>
          <table:table-cell table:formula="of:=[.B341]/1000000" office:value-type="float" office:value="1478538143892" calcext:value-type="float">
            <text:p>1478538143892</text:p>
          </table:table-cell>
          <table:table-cell table:number-columns-repeated="4"/>
        </table:table-row>
        <table:table-row table:style-name="ro1">
          <table:table-cell office:value-type="float" office:value="1.47853814636456E+018" calcext:value-type="float">
            <text:p>1.47853814636456E+018</text:p>
          </table:table-cell>
          <table:table-cell office:value-type="float" office:value="1.478538143911E+018" calcext:value-type="float">
            <text:p>1.478538143911E+018</text:p>
          </table:table-cell>
          <table:table-cell table:formula="of:=[.A342]/1000000" office:value-type="float" office:value="1478538146364.56" calcext:value-type="float">
            <text:p>1478538146364.56</text:p>
          </table:table-cell>
          <table:table-cell table:formula="of:=[.B342]/1000000" office:value-type="float" office:value="1478538143911" calcext:value-type="float">
            <text:p>1478538143911</text:p>
          </table:table-cell>
          <table:table-cell table:number-columns-repeated="4"/>
        </table:table-row>
        <table:table-row table:style-name="ro1">
          <table:table-cell office:value-type="float" office:value="1.47853814638458E+018" calcext:value-type="float">
            <text:p>1.47853814638458E+018</text:p>
          </table:table-cell>
          <table:table-cell office:value-type="float" office:value="1.478538143932E+018" calcext:value-type="float">
            <text:p>1.478538143932E+018</text:p>
          </table:table-cell>
          <table:table-cell table:formula="of:=[.A343]/1000000" office:value-type="float" office:value="1478538146384.58" calcext:value-type="float">
            <text:p>1478538146384.58</text:p>
          </table:table-cell>
          <table:table-cell table:formula="of:=[.B343]/1000000" office:value-type="float" office:value="1478538143932" calcext:value-type="float">
            <text:p>1478538143932</text:p>
          </table:table-cell>
          <table:table-cell table:number-columns-repeated="4"/>
        </table:table-row>
        <table:table-row table:style-name="ro1">
          <table:table-cell office:value-type="float" office:value="1.47853814640453E+018" calcext:value-type="float">
            <text:p>1.47853814640453E+018</text:p>
          </table:table-cell>
          <table:table-cell office:value-type="float" office:value="1.47853814395E+018" calcext:value-type="float">
            <text:p>1.47853814395E+018</text:p>
          </table:table-cell>
          <table:table-cell table:formula="of:=[.A344]/1000000" office:value-type="float" office:value="1478538146404.53" calcext:value-type="float">
            <text:p>1478538146404.53</text:p>
          </table:table-cell>
          <table:table-cell table:formula="of:=[.B344]/1000000" office:value-type="float" office:value="1478538143950" calcext:value-type="float">
            <text:p>1478538143950</text:p>
          </table:table-cell>
          <table:table-cell table:number-columns-repeated="4"/>
        </table:table-row>
        <table:table-row table:style-name="ro1">
          <table:table-cell office:value-type="float" office:value="1.47853814642452E+018" calcext:value-type="float">
            <text:p>1.47853814642452E+018</text:p>
          </table:table-cell>
          <table:table-cell office:value-type="float" office:value="1.47853814397E+018" calcext:value-type="float">
            <text:p>1.47853814397E+018</text:p>
          </table:table-cell>
          <table:table-cell table:formula="of:=[.A345]/1000000" office:value-type="float" office:value="1478538146424.52" calcext:value-type="float">
            <text:p>1478538146424.52</text:p>
          </table:table-cell>
          <table:table-cell table:formula="of:=[.B345]/1000000" office:value-type="float" office:value="1478538143970" calcext:value-type="float">
            <text:p>1478538143970</text:p>
          </table:table-cell>
          <table:table-cell table:number-columns-repeated="4"/>
        </table:table-row>
        <table:table-row table:style-name="ro1">
          <table:table-cell office:value-type="float" office:value="1.47853814644451E+018" calcext:value-type="float">
            <text:p>1.47853814644451E+018</text:p>
          </table:table-cell>
          <table:table-cell office:value-type="float" office:value="1.478538143991E+018" calcext:value-type="float">
            <text:p>1.478538143991E+018</text:p>
          </table:table-cell>
          <table:table-cell table:formula="of:=[.A346]/1000000" office:value-type="float" office:value="1478538146444.51" calcext:value-type="float">
            <text:p>1478538146444.51</text:p>
          </table:table-cell>
          <table:table-cell table:formula="of:=[.B346]/1000000" office:value-type="float" office:value="1478538143991" calcext:value-type="float">
            <text:p>1478538143991</text:p>
          </table:table-cell>
          <table:table-cell table:number-columns-repeated="4"/>
        </table:table-row>
        <table:table-row table:style-name="ro1">
          <table:table-cell office:value-type="float" office:value="1.4785381464645E+018" calcext:value-type="float">
            <text:p>1.4785381464645E+018</text:p>
          </table:table-cell>
          <table:table-cell office:value-type="float" office:value="1.478538144011E+018" calcext:value-type="float">
            <text:p>1.478538144011E+018</text:p>
          </table:table-cell>
          <table:table-cell table:formula="of:=[.A347]/1000000" office:value-type="float" office:value="1478538146464.5" calcext:value-type="float">
            <text:p>1478538146464.5</text:p>
          </table:table-cell>
          <table:table-cell table:formula="of:=[.B347]/1000000" office:value-type="float" office:value="1478538144011" calcext:value-type="float">
            <text:p>1478538144011</text:p>
          </table:table-cell>
          <table:table-cell table:number-columns-repeated="4"/>
        </table:table-row>
        <table:table-row table:style-name="ro1">
          <table:table-cell office:value-type="float" office:value="1.47853814648449E+018" calcext:value-type="float">
            <text:p>1.47853814648449E+018</text:p>
          </table:table-cell>
          <table:table-cell office:value-type="float" office:value="1.47853814403E+018" calcext:value-type="float">
            <text:p>1.47853814403E+018</text:p>
          </table:table-cell>
          <table:table-cell table:formula="of:=[.A348]/1000000" office:value-type="float" office:value="1478538146484.49" calcext:value-type="float">
            <text:p>1478538146484.49</text:p>
          </table:table-cell>
          <table:table-cell table:formula="of:=[.B348]/1000000" office:value-type="float" office:value="1478538144030" calcext:value-type="float">
            <text:p>1478538144030</text:p>
          </table:table-cell>
          <table:table-cell table:number-columns-repeated="4"/>
        </table:table-row>
        <table:table-row table:style-name="ro1">
          <table:table-cell office:value-type="float" office:value="1.47853814650445E+018" calcext:value-type="float">
            <text:p>1.47853814650445E+018</text:p>
          </table:table-cell>
          <table:table-cell office:value-type="float" office:value="1.47853814405E+018" calcext:value-type="float">
            <text:p>1.47853814405E+018</text:p>
          </table:table-cell>
          <table:table-cell table:formula="of:=[.A349]/1000000" office:value-type="float" office:value="1478538146504.45" calcext:value-type="float">
            <text:p>1478538146504.45</text:p>
          </table:table-cell>
          <table:table-cell table:formula="of:=[.B349]/1000000" office:value-type="float" office:value="1478538144050" calcext:value-type="float">
            <text:p>1478538144050</text:p>
          </table:table-cell>
          <table:table-cell table:number-columns-repeated="4"/>
        </table:table-row>
        <table:table-row table:style-name="ro1">
          <table:table-cell office:value-type="float" office:value="1.47853814652444E+018" calcext:value-type="float">
            <text:p>1.47853814652444E+018</text:p>
          </table:table-cell>
          <table:table-cell office:value-type="float" office:value="1.478538144071E+018" calcext:value-type="float">
            <text:p>1.478538144071E+018</text:p>
          </table:table-cell>
          <table:table-cell table:formula="of:=[.A350]/1000000" office:value-type="float" office:value="1478538146524.44" calcext:value-type="float">
            <text:p>1478538146524.44</text:p>
          </table:table-cell>
          <table:table-cell table:formula="of:=[.B350]/1000000" office:value-type="float" office:value="1478538144071" calcext:value-type="float">
            <text:p>1478538144071</text:p>
          </table:table-cell>
          <table:table-cell table:number-columns-repeated="4"/>
        </table:table-row>
        <table:table-row table:style-name="ro1">
          <table:table-cell office:value-type="float" office:value="1.47853814654442E+018" calcext:value-type="float">
            <text:p>1.47853814654442E+018</text:p>
          </table:table-cell>
          <table:table-cell office:value-type="float" office:value="1.478538144091E+018" calcext:value-type="float">
            <text:p>1.478538144091E+018</text:p>
          </table:table-cell>
          <table:table-cell table:formula="of:=[.A351]/1000000" office:value-type="float" office:value="1478538146544.42" calcext:value-type="float">
            <text:p>1478538146544.42</text:p>
          </table:table-cell>
          <table:table-cell table:formula="of:=[.B351]/1000000" office:value-type="float" office:value="1478538144091" calcext:value-type="float">
            <text:p>1478538144091</text:p>
          </table:table-cell>
          <table:table-cell table:number-columns-repeated="4"/>
        </table:table-row>
        <table:table-row table:style-name="ro1">
          <table:table-cell office:value-type="float" office:value="1.47853814656438E+018" calcext:value-type="float">
            <text:p>1.47853814656438E+018</text:p>
          </table:table-cell>
          <table:table-cell office:value-type="float" office:value="1.478538144111E+018" calcext:value-type="float">
            <text:p>1.478538144111E+018</text:p>
          </table:table-cell>
          <table:table-cell table:formula="of:=[.A352]/1000000" office:value-type="float" office:value="1478538146564.38" calcext:value-type="float">
            <text:p>1478538146564.38</text:p>
          </table:table-cell>
          <table:table-cell table:formula="of:=[.B352]/1000000" office:value-type="float" office:value="1478538144111" calcext:value-type="float">
            <text:p>1478538144111</text:p>
          </table:table-cell>
          <table:table-cell table:number-columns-repeated="4"/>
        </table:table-row>
        <table:table-row table:style-name="ro1">
          <table:table-cell office:value-type="float" office:value="1.47853814658437E+018" calcext:value-type="float">
            <text:p>1.47853814658437E+018</text:p>
          </table:table-cell>
          <table:table-cell office:value-type="float" office:value="1.478538144131E+018" calcext:value-type="float">
            <text:p>1.478538144131E+018</text:p>
          </table:table-cell>
          <table:table-cell table:formula="of:=[.A353]/1000000" office:value-type="float" office:value="1478538146584.37" calcext:value-type="float">
            <text:p>1478538146584.37</text:p>
          </table:table-cell>
          <table:table-cell table:formula="of:=[.B353]/1000000" office:value-type="float" office:value="1478538144131" calcext:value-type="float">
            <text:p>1478538144131</text:p>
          </table:table-cell>
          <table:table-cell table:number-columns-repeated="4"/>
        </table:table-row>
        <table:table-row table:style-name="ro1">
          <table:table-cell office:value-type="float" office:value="1.47853814660433E+018" calcext:value-type="float">
            <text:p>1.47853814660433E+018</text:p>
          </table:table-cell>
          <table:table-cell office:value-type="float" office:value="1.47853814415E+018" calcext:value-type="float">
            <text:p>1.47853814415E+018</text:p>
          </table:table-cell>
          <table:table-cell table:formula="of:=[.A354]/1000000" office:value-type="float" office:value="1478538146604.33" calcext:value-type="float">
            <text:p>1478538146604.33</text:p>
          </table:table-cell>
          <table:table-cell table:formula="of:=[.B354]/1000000" office:value-type="float" office:value="1478538144150" calcext:value-type="float">
            <text:p>1478538144150</text:p>
          </table:table-cell>
          <table:table-cell table:number-columns-repeated="4"/>
        </table:table-row>
        <table:table-row table:style-name="ro1">
          <table:table-cell office:value-type="float" office:value="1.47853814662432E+018" calcext:value-type="float">
            <text:p>1.47853814662432E+018</text:p>
          </table:table-cell>
          <table:table-cell office:value-type="float" office:value="1.478538144171E+018" calcext:value-type="float">
            <text:p>1.478538144171E+018</text:p>
          </table:table-cell>
          <table:table-cell table:formula="of:=[.A355]/1000000" office:value-type="float" office:value="1478538146624.32" calcext:value-type="float">
            <text:p>1478538146624.32</text:p>
          </table:table-cell>
          <table:table-cell table:formula="of:=[.B355]/1000000" office:value-type="float" office:value="1478538144171" calcext:value-type="float">
            <text:p>1478538144171</text:p>
          </table:table-cell>
          <table:table-cell table:number-columns-repeated="4"/>
        </table:table-row>
        <table:table-row table:style-name="ro1">
          <table:table-cell office:value-type="float" office:value="1.47853814664428E+018" calcext:value-type="float">
            <text:p>1.47853814664428E+018</text:p>
          </table:table-cell>
          <table:table-cell office:value-type="float" office:value="1.47853814419E+018" calcext:value-type="float">
            <text:p>1.47853814419E+018</text:p>
          </table:table-cell>
          <table:table-cell table:formula="of:=[.A356]/1000000" office:value-type="float" office:value="1478538146644.28" calcext:value-type="float">
            <text:p>1478538146644.28</text:p>
          </table:table-cell>
          <table:table-cell table:formula="of:=[.B356]/1000000" office:value-type="float" office:value="1478538144190" calcext:value-type="float">
            <text:p>1478538144190</text:p>
          </table:table-cell>
          <table:table-cell table:number-columns-repeated="4"/>
        </table:table-row>
        <table:table-row table:style-name="ro1">
          <table:table-cell office:value-type="float" office:value="1.47853814666427E+018" calcext:value-type="float">
            <text:p>1.47853814666427E+018</text:p>
          </table:table-cell>
          <table:table-cell office:value-type="float" office:value="1.478538144215E+018" calcext:value-type="float">
            <text:p>1.478538144215E+018</text:p>
          </table:table-cell>
          <table:table-cell table:formula="of:=[.A357]/1000000" office:value-type="float" office:value="1478538146664.27" calcext:value-type="float">
            <text:p>1478538146664.27</text:p>
          </table:table-cell>
          <table:table-cell table:formula="of:=[.B357]/1000000" office:value-type="float" office:value="1478538144215" calcext:value-type="float">
            <text:p>1478538144215</text:p>
          </table:table-cell>
          <table:table-cell table:number-columns-repeated="4"/>
        </table:table-row>
        <table:table-row table:style-name="ro1">
          <table:table-cell office:value-type="float" office:value="1.47853814668435E+018" calcext:value-type="float">
            <text:p>1.47853814668435E+018</text:p>
          </table:table-cell>
          <table:table-cell office:value-type="float" office:value="1.478538144231E+018" calcext:value-type="float">
            <text:p>1.478538144231E+018</text:p>
          </table:table-cell>
          <table:table-cell table:formula="of:=[.A358]/1000000" office:value-type="float" office:value="1478538146684.35" calcext:value-type="float">
            <text:p>1478538146684.35</text:p>
          </table:table-cell>
          <table:table-cell table:formula="of:=[.B358]/1000000" office:value-type="float" office:value="1478538144231" calcext:value-type="float">
            <text:p>1478538144231</text:p>
          </table:table-cell>
          <table:table-cell table:number-columns-repeated="4"/>
        </table:table-row>
        <table:table-row table:style-name="ro1">
          <table:table-cell office:value-type="float" office:value="1.47853814670421E+018" calcext:value-type="float">
            <text:p>1.47853814670421E+018</text:p>
          </table:table-cell>
          <table:table-cell office:value-type="float" office:value="1.47853814425E+018" calcext:value-type="float">
            <text:p>1.47853814425E+018</text:p>
          </table:table-cell>
          <table:table-cell table:formula="of:=[.A359]/1000000" office:value-type="float" office:value="1478538146704.21" calcext:value-type="float">
            <text:p>1478538146704.21</text:p>
          </table:table-cell>
          <table:table-cell table:formula="of:=[.B359]/1000000" office:value-type="float" office:value="1478538144250" calcext:value-type="float">
            <text:p>1478538144250</text:p>
          </table:table-cell>
          <table:table-cell table:number-columns-repeated="4"/>
        </table:table-row>
        <table:table-row table:style-name="ro1">
          <table:table-cell office:value-type="float" office:value="1.4785381467242E+018" calcext:value-type="float">
            <text:p>1.4785381467242E+018</text:p>
          </table:table-cell>
          <table:table-cell office:value-type="float" office:value="1.47853814427E+018" calcext:value-type="float">
            <text:p>1.47853814427E+018</text:p>
          </table:table-cell>
          <table:table-cell table:formula="of:=[.A360]/1000000" office:value-type="float" office:value="1478538146724.2" calcext:value-type="float">
            <text:p>1478538146724.2</text:p>
          </table:table-cell>
          <table:table-cell table:formula="of:=[.B360]/1000000" office:value-type="float" office:value="1478538144270" calcext:value-type="float">
            <text:p>1478538144270</text:p>
          </table:table-cell>
          <table:table-cell table:number-columns-repeated="4"/>
        </table:table-row>
        <table:table-row table:style-name="ro1">
          <table:table-cell office:value-type="float" office:value="1.47853814674416E+018" calcext:value-type="float">
            <text:p>1.47853814674416E+018</text:p>
          </table:table-cell>
          <table:table-cell office:value-type="float" office:value="1.478538144291E+018" calcext:value-type="float">
            <text:p>1.478538144291E+018</text:p>
          </table:table-cell>
          <table:table-cell table:formula="of:=[.A361]/1000000" office:value-type="float" office:value="1478538146744.16" calcext:value-type="float">
            <text:p>1478538146744.16</text:p>
          </table:table-cell>
          <table:table-cell table:formula="of:=[.B361]/1000000" office:value-type="float" office:value="1478538144291" calcext:value-type="float">
            <text:p>1478538144291</text:p>
          </table:table-cell>
          <table:table-cell table:number-columns-repeated="4"/>
        </table:table-row>
        <table:table-row table:style-name="ro1">
          <table:table-cell office:value-type="float" office:value="1.47853814676415E+018" calcext:value-type="float">
            <text:p>1.47853814676415E+018</text:p>
          </table:table-cell>
          <table:table-cell office:value-type="float" office:value="1.478538144311E+018" calcext:value-type="float">
            <text:p>1.478538144311E+018</text:p>
          </table:table-cell>
          <table:table-cell table:formula="of:=[.A362]/1000000" office:value-type="float" office:value="1478538146764.15" calcext:value-type="float">
            <text:p>1478538146764.15</text:p>
          </table:table-cell>
          <table:table-cell table:formula="of:=[.B362]/1000000" office:value-type="float" office:value="1478538144311" calcext:value-type="float">
            <text:p>1478538144311</text:p>
          </table:table-cell>
          <table:table-cell table:number-columns-repeated="4"/>
        </table:table-row>
        <table:table-row table:style-name="ro1">
          <table:table-cell office:value-type="float" office:value="1.47853814678414E+018" calcext:value-type="float">
            <text:p>1.47853814678414E+018</text:p>
          </table:table-cell>
          <table:table-cell office:value-type="float" office:value="1.478538144338E+018" calcext:value-type="float">
            <text:p>1.478538144338E+018</text:p>
          </table:table-cell>
          <table:table-cell table:formula="of:=[.A363]/1000000" office:value-type="float" office:value="1478538146784.14" calcext:value-type="float">
            <text:p>1478538146784.14</text:p>
          </table:table-cell>
          <table:table-cell table:formula="of:=[.B363]/1000000" office:value-type="float" office:value="1478538144338" calcext:value-type="float">
            <text:p>1478538144338</text:p>
          </table:table-cell>
          <table:table-cell table:number-columns-repeated="4"/>
        </table:table-row>
        <table:table-row table:style-name="ro1">
          <table:table-cell office:value-type="float" office:value="1.47853814680404E+018" calcext:value-type="float">
            <text:p>1.47853814680404E+018</text:p>
          </table:table-cell>
          <table:table-cell office:value-type="float" office:value="1.478538144357E+018" calcext:value-type="float">
            <text:p>1.478538144357E+018</text:p>
          </table:table-cell>
          <table:table-cell table:formula="of:=[.A364]/1000000" office:value-type="float" office:value="1478538146804.04" calcext:value-type="float">
            <text:p>1478538146804.04</text:p>
          </table:table-cell>
          <table:table-cell table:formula="of:=[.B364]/1000000" office:value-type="float" office:value="1478538144357" calcext:value-type="float">
            <text:p>1478538144357</text:p>
          </table:table-cell>
          <table:table-cell table:number-columns-repeated="4"/>
        </table:table-row>
        <table:table-row table:style-name="ro1">
          <table:table-cell office:value-type="float" office:value="1.47853814682418E+018" calcext:value-type="float">
            <text:p>1.47853814682418E+018</text:p>
          </table:table-cell>
          <table:table-cell office:value-type="float" office:value="1.478538144375E+018" calcext:value-type="float">
            <text:p>1.478538144375E+018</text:p>
          </table:table-cell>
          <table:table-cell table:formula="of:=[.A365]/1000000" office:value-type="float" office:value="1478538146824.18" calcext:value-type="float">
            <text:p>1478538146824.18</text:p>
          </table:table-cell>
          <table:table-cell table:formula="of:=[.B365]/1000000" office:value-type="float" office:value="1478538144375" calcext:value-type="float">
            <text:p>1478538144375</text:p>
          </table:table-cell>
          <table:table-cell table:number-columns-repeated="4"/>
        </table:table-row>
        <table:table-row table:style-name="ro1">
          <table:table-cell office:value-type="float" office:value="1.47853814684402E+018" calcext:value-type="float">
            <text:p>1.47853814684402E+018</text:p>
          </table:table-cell>
          <table:table-cell office:value-type="float" office:value="1.478538144404E+018" calcext:value-type="float">
            <text:p>1.478538144404E+018</text:p>
          </table:table-cell>
          <table:table-cell table:formula="of:=[.A366]/1000000" office:value-type="float" office:value="1478538146844.02" calcext:value-type="float">
            <text:p>1478538146844.02</text:p>
          </table:table-cell>
          <table:table-cell table:formula="of:=[.B366]/1000000" office:value-type="float" office:value="1478538144404" calcext:value-type="float">
            <text:p>1478538144404</text:p>
          </table:table-cell>
          <table:table-cell table:number-columns-repeated="4"/>
        </table:table-row>
        <table:table-row table:style-name="ro1">
          <table:table-cell office:value-type="float" office:value="1.478538146864E+018" calcext:value-type="float">
            <text:p>1.478538146864E+018</text:p>
          </table:table-cell>
          <table:table-cell office:value-type="float" office:value="1.478538144454E+018" calcext:value-type="float">
            <text:p>1.478538144454E+018</text:p>
          </table:table-cell>
          <table:table-cell table:formula="of:=[.A367]/1000000" office:value-type="float" office:value="1478538146864" calcext:value-type="float">
            <text:p>1478538146864</text:p>
          </table:table-cell>
          <table:table-cell table:formula="of:=[.B367]/1000000" office:value-type="float" office:value="1478538144454" calcext:value-type="float">
            <text:p>1478538144454</text:p>
          </table:table-cell>
          <table:table-cell table:number-columns-repeated="4"/>
        </table:table-row>
        <table:table-row table:style-name="ro1">
          <table:table-cell office:value-type="float" office:value="1.47853814688442E+018" calcext:value-type="float">
            <text:p>1.47853814688442E+018</text:p>
          </table:table-cell>
          <table:table-cell office:value-type="float" office:value="1.47853814446E+018" calcext:value-type="float">
            <text:p>1.47853814446E+018</text:p>
          </table:table-cell>
          <table:table-cell table:formula="of:=[.A368]/1000000" office:value-type="float" office:value="1478538146884.42" calcext:value-type="float">
            <text:p>1478538146884.42</text:p>
          </table:table-cell>
          <table:table-cell table:formula="of:=[.B368]/1000000" office:value-type="float" office:value="1478538144460" calcext:value-type="float">
            <text:p>1478538144460</text:p>
          </table:table-cell>
          <table:table-cell table:number-columns-repeated="4"/>
        </table:table-row>
        <table:table-row table:style-name="ro1">
          <table:table-cell office:value-type="float" office:value="1.47853814690395E+018" calcext:value-type="float">
            <text:p>1.47853814690395E+018</text:p>
          </table:table-cell>
          <table:table-cell office:value-type="float" office:value="1.478538144461E+018" calcext:value-type="float">
            <text:p>1.478538144461E+018</text:p>
          </table:table-cell>
          <table:table-cell table:formula="of:=[.A369]/1000000" office:value-type="float" office:value="1478538146903.95" calcext:value-type="float">
            <text:p>1478538146903.95</text:p>
          </table:table-cell>
          <table:table-cell table:formula="of:=[.B369]/1000000" office:value-type="float" office:value="1478538144461" calcext:value-type="float">
            <text:p>1478538144461</text:p>
          </table:table-cell>
          <table:table-cell table:number-columns-repeated="4"/>
        </table:table-row>
        <table:table-row table:style-name="ro1">
          <table:table-cell office:value-type="float" office:value="1.47853814692394E+018" calcext:value-type="float">
            <text:p>1.47853814692394E+018</text:p>
          </table:table-cell>
          <table:table-cell office:value-type="float" office:value="1.478538144468E+018" calcext:value-type="float">
            <text:p>1.478538144468E+018</text:p>
          </table:table-cell>
          <table:table-cell table:formula="of:=[.A370]/1000000" office:value-type="float" office:value="1478538146923.94" calcext:value-type="float">
            <text:p>1478538146923.94</text:p>
          </table:table-cell>
          <table:table-cell table:formula="of:=[.B370]/1000000" office:value-type="float" office:value="1478538144468" calcext:value-type="float">
            <text:p>1478538144468</text:p>
          </table:table-cell>
          <table:table-cell table:number-columns-repeated="4"/>
        </table:table-row>
        <table:table-row table:style-name="ro1">
          <table:table-cell office:value-type="float" office:value="1.4785381469439E+018" calcext:value-type="float">
            <text:p>1.4785381469439E+018</text:p>
          </table:table-cell>
          <table:table-cell office:value-type="float" office:value="1.478538144488E+018" calcext:value-type="float">
            <text:p>1.478538144488E+018</text:p>
          </table:table-cell>
          <table:table-cell table:formula="of:=[.A371]/1000000" office:value-type="float" office:value="1478538146943.9" calcext:value-type="float">
            <text:p>1478538146943.9</text:p>
          </table:table-cell>
          <table:table-cell table:formula="of:=[.B371]/1000000" office:value-type="float" office:value="1478538144488" calcext:value-type="float">
            <text:p>1478538144488</text:p>
          </table:table-cell>
          <table:table-cell table:number-columns-repeated="4"/>
        </table:table-row>
        <table:table-row table:style-name="ro1">
          <table:table-cell office:value-type="float" office:value="1.47853814696386E+018" calcext:value-type="float">
            <text:p>1.47853814696386E+018</text:p>
          </table:table-cell>
          <table:table-cell office:value-type="float" office:value="1.478538144507E+018" calcext:value-type="float">
            <text:p>1.478538144507E+018</text:p>
          </table:table-cell>
          <table:table-cell table:formula="of:=[.A372]/1000000" office:value-type="float" office:value="1478538146963.86" calcext:value-type="float">
            <text:p>1478538146963.86</text:p>
          </table:table-cell>
          <table:table-cell table:formula="of:=[.B372]/1000000" office:value-type="float" office:value="1478538144507" calcext:value-type="float">
            <text:p>1478538144507</text:p>
          </table:table-cell>
          <table:table-cell table:number-columns-repeated="4"/>
        </table:table-row>
        <table:table-row table:style-name="ro1">
          <table:table-cell office:value-type="float" office:value="1.47853814698391E+018" calcext:value-type="float">
            <text:p>1.47853814698391E+018</text:p>
          </table:table-cell>
          <table:table-cell office:value-type="float" office:value="1.478538144528E+018" calcext:value-type="float">
            <text:p>1.478538144528E+018</text:p>
          </table:table-cell>
          <table:table-cell table:formula="of:=[.A373]/1000000" office:value-type="float" office:value="1478538146983.91" calcext:value-type="float">
            <text:p>1478538146983.91</text:p>
          </table:table-cell>
          <table:table-cell table:formula="of:=[.B373]/1000000" office:value-type="float" office:value="1478538144528" calcext:value-type="float">
            <text:p>1478538144528</text:p>
          </table:table-cell>
          <table:table-cell table:number-columns-repeated="4"/>
        </table:table-row>
        <table:table-row table:style-name="ro1">
          <table:table-cell office:value-type="float" office:value="1.47853814700554E+018" calcext:value-type="float">
            <text:p>1.47853814700554E+018</text:p>
          </table:table-cell>
          <table:table-cell office:value-type="float" office:value="1.478538144552E+018" calcext:value-type="float">
            <text:p>1.478538144552E+018</text:p>
          </table:table-cell>
          <table:table-cell table:formula="of:=[.A374]/1000000" office:value-type="float" office:value="1478538147005.54" calcext:value-type="float">
            <text:p>1478538147005.54</text:p>
          </table:table-cell>
          <table:table-cell table:formula="of:=[.B374]/1000000" office:value-type="float" office:value="1478538144552" calcext:value-type="float">
            <text:p>1478538144552</text:p>
          </table:table-cell>
          <table:table-cell table:number-columns-repeated="4"/>
        </table:table-row>
        <table:table-row table:style-name="ro1">
          <table:table-cell office:value-type="float" office:value="1.47853814702389E+018" calcext:value-type="float">
            <text:p>1.47853814702389E+018</text:p>
          </table:table-cell>
          <table:table-cell office:value-type="float" office:value="1.47853814457E+018" calcext:value-type="float">
            <text:p>1.47853814457E+018</text:p>
          </table:table-cell>
          <table:table-cell table:formula="of:=[.A375]/1000000" office:value-type="float" office:value="1478538147023.89" calcext:value-type="float">
            <text:p>1478538147023.89</text:p>
          </table:table-cell>
          <table:table-cell table:formula="of:=[.B375]/1000000" office:value-type="float" office:value="1478538144570" calcext:value-type="float">
            <text:p>1478538144570</text:p>
          </table:table-cell>
          <table:table-cell table:number-columns-repeated="4"/>
        </table:table-row>
        <table:table-row table:style-name="ro1">
          <table:table-cell office:value-type="float" office:value="1.47853814704391E+018" calcext:value-type="float">
            <text:p>1.47853814704391E+018</text:p>
          </table:table-cell>
          <table:table-cell office:value-type="float" office:value="1.47853814459E+018" calcext:value-type="float">
            <text:p>1.47853814459E+018</text:p>
          </table:table-cell>
          <table:table-cell table:formula="of:=[.A376]/1000000" office:value-type="float" office:value="1478538147043.91" calcext:value-type="float">
            <text:p>1478538147043.91</text:p>
          </table:table-cell>
          <table:table-cell table:formula="of:=[.B376]/1000000" office:value-type="float" office:value="1478538144590" calcext:value-type="float">
            <text:p>1478538144590</text:p>
          </table:table-cell>
          <table:table-cell table:number-columns-repeated="4"/>
        </table:table-row>
        <table:table-row table:style-name="ro1">
          <table:table-cell office:value-type="float" office:value="1.47853814706386E+018" calcext:value-type="float">
            <text:p>1.47853814706386E+018</text:p>
          </table:table-cell>
          <table:table-cell office:value-type="float" office:value="1.47853814461E+018" calcext:value-type="float">
            <text:p>1.47853814461E+018</text:p>
          </table:table-cell>
          <table:table-cell table:formula="of:=[.A377]/1000000" office:value-type="float" office:value="1478538147063.86" calcext:value-type="float">
            <text:p>1478538147063.86</text:p>
          </table:table-cell>
          <table:table-cell table:formula="of:=[.B377]/1000000" office:value-type="float" office:value="1478538144610" calcext:value-type="float">
            <text:p>1478538144610</text:p>
          </table:table-cell>
          <table:table-cell table:number-columns-repeated="4"/>
        </table:table-row>
        <table:table-row table:style-name="ro1">
          <table:table-cell office:value-type="float" office:value="1.47853814708385E+018" calcext:value-type="float">
            <text:p>1.47853814708385E+018</text:p>
          </table:table-cell>
          <table:table-cell office:value-type="float" office:value="1.47853814463E+018" calcext:value-type="float">
            <text:p>1.47853814463E+018</text:p>
          </table:table-cell>
          <table:table-cell table:formula="of:=[.A378]/1000000" office:value-type="float" office:value="1478538147083.85" calcext:value-type="float">
            <text:p>1478538147083.85</text:p>
          </table:table-cell>
          <table:table-cell table:formula="of:=[.B378]/1000000" office:value-type="float" office:value="1478538144630" calcext:value-type="float">
            <text:p>1478538144630</text:p>
          </table:table-cell>
          <table:table-cell table:number-columns-repeated="4"/>
        </table:table-row>
        <table:table-row table:style-name="ro1">
          <table:table-cell office:value-type="float" office:value="1.47853814710384E+018" calcext:value-type="float">
            <text:p>1.47853814710384E+018</text:p>
          </table:table-cell>
          <table:table-cell office:value-type="float" office:value="1.47853814465E+018" calcext:value-type="float">
            <text:p>1.47853814465E+018</text:p>
          </table:table-cell>
          <table:table-cell table:formula="of:=[.A379]/1000000" office:value-type="float" office:value="1478538147103.84" calcext:value-type="float">
            <text:p>1478538147103.84</text:p>
          </table:table-cell>
          <table:table-cell table:formula="of:=[.B379]/1000000" office:value-type="float" office:value="1478538144650" calcext:value-type="float">
            <text:p>1478538144650</text:p>
          </table:table-cell>
          <table:table-cell table:number-columns-repeated="4"/>
        </table:table-row>
        <table:table-row table:style-name="ro1">
          <table:table-cell office:value-type="float" office:value="1.47853814712383E+018" calcext:value-type="float">
            <text:p>1.47853814712383E+018</text:p>
          </table:table-cell>
          <table:table-cell office:value-type="float" office:value="1.47853814467E+018" calcext:value-type="float">
            <text:p>1.47853814467E+018</text:p>
          </table:table-cell>
          <table:table-cell table:formula="of:=[.A380]/1000000" office:value-type="float" office:value="1478538147123.83" calcext:value-type="float">
            <text:p>1478538147123.83</text:p>
          </table:table-cell>
          <table:table-cell table:formula="of:=[.B380]/1000000" office:value-type="float" office:value="1478538144670" calcext:value-type="float">
            <text:p>1478538144670</text:p>
          </table:table-cell>
          <table:table-cell table:number-columns-repeated="4"/>
        </table:table-row>
        <table:table-row table:style-name="ro1">
          <table:table-cell office:value-type="float" office:value="1.47853814714379E+018" calcext:value-type="float">
            <text:p>1.47853814714379E+018</text:p>
          </table:table-cell>
          <table:table-cell office:value-type="float" office:value="1.47853814469E+018" calcext:value-type="float">
            <text:p>1.47853814469E+018</text:p>
          </table:table-cell>
          <table:table-cell table:formula="of:=[.A381]/1000000" office:value-type="float" office:value="1478538147143.79" calcext:value-type="float">
            <text:p>1478538147143.79</text:p>
          </table:table-cell>
          <table:table-cell table:formula="of:=[.B381]/1000000" office:value-type="float" office:value="1478538144690" calcext:value-type="float">
            <text:p>1478538144690</text:p>
          </table:table-cell>
          <table:table-cell table:number-columns-repeated="4"/>
        </table:table-row>
        <table:table-row table:style-name="ro1">
          <table:table-cell office:value-type="float" office:value="1.47853814716378E+018" calcext:value-type="float">
            <text:p>1.47853814716378E+018</text:p>
          </table:table-cell>
          <table:table-cell office:value-type="float" office:value="1.478538144716E+018" calcext:value-type="float">
            <text:p>1.478538144716E+018</text:p>
          </table:table-cell>
          <table:table-cell table:formula="of:=[.A382]/1000000" office:value-type="float" office:value="1478538147163.78" calcext:value-type="float">
            <text:p>1478538147163.78</text:p>
          </table:table-cell>
          <table:table-cell table:formula="of:=[.B382]/1000000" office:value-type="float" office:value="1478538144716" calcext:value-type="float">
            <text:p>1478538144716</text:p>
          </table:table-cell>
          <table:table-cell table:number-columns-repeated="4"/>
        </table:table-row>
        <table:table-row table:style-name="ro1">
          <table:table-cell office:value-type="float" office:value="1.47853814718374E+018" calcext:value-type="float">
            <text:p>1.47853814718374E+018</text:p>
          </table:table-cell>
          <table:table-cell office:value-type="float" office:value="1.478538144731E+018" calcext:value-type="float">
            <text:p>1.478538144731E+018</text:p>
          </table:table-cell>
          <table:table-cell table:formula="of:=[.A383]/1000000" office:value-type="float" office:value="1478538147183.74" calcext:value-type="float">
            <text:p>1478538147183.74</text:p>
          </table:table-cell>
          <table:table-cell table:formula="of:=[.B383]/1000000" office:value-type="float" office:value="1478538144731" calcext:value-type="float">
            <text:p>1478538144731</text:p>
          </table:table-cell>
          <table:table-cell table:number-columns-repeated="4"/>
        </table:table-row>
        <table:table-row table:style-name="ro1">
          <table:table-cell office:value-type="float" office:value="1.4785381472037E+018" calcext:value-type="float">
            <text:p>1.4785381472037E+018</text:p>
          </table:table-cell>
          <table:table-cell office:value-type="float" office:value="1.47853814475E+018" calcext:value-type="float">
            <text:p>1.47853814475E+018</text:p>
          </table:table-cell>
          <table:table-cell table:formula="of:=[.A384]/1000000" office:value-type="float" office:value="1478538147203.7" calcext:value-type="float">
            <text:p>1478538147203.7</text:p>
          </table:table-cell>
          <table:table-cell table:formula="of:=[.B384]/1000000" office:value-type="float" office:value="1478538144750" calcext:value-type="float">
            <text:p>1478538144750</text:p>
          </table:table-cell>
          <table:table-cell table:number-columns-repeated="4"/>
        </table:table-row>
        <table:table-row table:style-name="ro1">
          <table:table-cell office:value-type="float" office:value="1.4785381472239E+018" calcext:value-type="float">
            <text:p>1.4785381472239E+018</text:p>
          </table:table-cell>
          <table:table-cell office:value-type="float" office:value="1.47853814477E+018" calcext:value-type="float">
            <text:p>1.47853814477E+018</text:p>
          </table:table-cell>
          <table:table-cell table:formula="of:=[.A385]/1000000" office:value-type="float" office:value="1478538147223.9" calcext:value-type="float">
            <text:p>1478538147223.9</text:p>
          </table:table-cell>
          <table:table-cell table:formula="of:=[.B385]/1000000" office:value-type="float" office:value="1478538144770" calcext:value-type="float">
            <text:p>1478538144770</text:p>
          </table:table-cell>
          <table:table-cell table:number-columns-repeated="4"/>
        </table:table-row>
        <table:table-row table:style-name="ro1">
          <table:table-cell office:value-type="float" office:value="1.47853814724367E+018" calcext:value-type="float">
            <text:p>1.47853814724367E+018</text:p>
          </table:table-cell>
          <table:table-cell office:value-type="float" office:value="1.47853814479E+018" calcext:value-type="float">
            <text:p>1.47853814479E+018</text:p>
          </table:table-cell>
          <table:table-cell table:formula="of:=[.A386]/1000000" office:value-type="float" office:value="1478538147243.67" calcext:value-type="float">
            <text:p>1478538147243.67</text:p>
          </table:table-cell>
          <table:table-cell table:formula="of:=[.B386]/1000000" office:value-type="float" office:value="1478538144790" calcext:value-type="float">
            <text:p>1478538144790</text:p>
          </table:table-cell>
          <table:table-cell table:number-columns-repeated="4"/>
        </table:table-row>
        <table:table-row table:style-name="ro1">
          <table:table-cell office:value-type="float" office:value="1.47853814726366E+018" calcext:value-type="float">
            <text:p>1.47853814726366E+018</text:p>
          </table:table-cell>
          <table:table-cell office:value-type="float" office:value="1.478538144831E+018" calcext:value-type="float">
            <text:p>1.478538144831E+018</text:p>
          </table:table-cell>
          <table:table-cell table:formula="of:=[.A387]/1000000" office:value-type="float" office:value="1478538147263.66" calcext:value-type="float">
            <text:p>1478538147263.66</text:p>
          </table:table-cell>
          <table:table-cell table:formula="of:=[.B387]/1000000" office:value-type="float" office:value="1478538144831" calcext:value-type="float">
            <text:p>1478538144831</text:p>
          </table:table-cell>
          <table:table-cell table:number-columns-repeated="4"/>
        </table:table-row>
        <table:table-row table:style-name="ro1">
          <table:table-cell office:value-type="float" office:value="1.47853814728356E+018" calcext:value-type="float">
            <text:p>1.47853814728356E+018</text:p>
          </table:table-cell>
          <table:table-cell office:value-type="float" office:value="1.478538144833E+018" calcext:value-type="float">
            <text:p>1.478538144833E+018</text:p>
          </table:table-cell>
          <table:table-cell table:formula="of:=[.A388]/1000000" office:value-type="float" office:value="1478538147283.56" calcext:value-type="float">
            <text:p>1478538147283.56</text:p>
          </table:table-cell>
          <table:table-cell table:formula="of:=[.B388]/1000000" office:value-type="float" office:value="1478538144833" calcext:value-type="float">
            <text:p>1478538144833</text:p>
          </table:table-cell>
          <table:table-cell table:number-columns-repeated="4"/>
        </table:table-row>
        <table:table-row table:style-name="ro1">
          <table:table-cell office:value-type="float" office:value="1.47853814730355E+018" calcext:value-type="float">
            <text:p>1.47853814730355E+018</text:p>
          </table:table-cell>
          <table:table-cell office:value-type="float" office:value="1.478538144853E+018" calcext:value-type="float">
            <text:p>1.478538144853E+018</text:p>
          </table:table-cell>
          <table:table-cell table:formula="of:=[.A389]/1000000" office:value-type="float" office:value="1478538147303.55" calcext:value-type="float">
            <text:p>1478538147303.55</text:p>
          </table:table-cell>
          <table:table-cell table:formula="of:=[.B389]/1000000" office:value-type="float" office:value="1478538144853" calcext:value-type="float">
            <text:p>1478538144853</text:p>
          </table:table-cell>
          <table:table-cell table:number-columns-repeated="4"/>
        </table:table-row>
        <table:table-row table:style-name="ro1">
          <table:table-cell office:value-type="float" office:value="1.47853814732351E+018" calcext:value-type="float">
            <text:p>1.47853814732351E+018</text:p>
          </table:table-cell>
          <table:table-cell office:value-type="float" office:value="1.478538144871E+018" calcext:value-type="float">
            <text:p>1.478538144871E+018</text:p>
          </table:table-cell>
          <table:table-cell table:formula="of:=[.A390]/1000000" office:value-type="float" office:value="1478538147323.51" calcext:value-type="float">
            <text:p>1478538147323.51</text:p>
          </table:table-cell>
          <table:table-cell table:formula="of:=[.B390]/1000000" office:value-type="float" office:value="1478538144871" calcext:value-type="float">
            <text:p>1478538144871</text:p>
          </table:table-cell>
          <table:table-cell table:number-columns-repeated="4"/>
        </table:table-row>
        <table:table-row table:style-name="ro1">
          <table:table-cell office:value-type="float" office:value="1.4785381473435E+018" calcext:value-type="float">
            <text:p>1.4785381473435E+018</text:p>
          </table:table-cell>
          <table:table-cell office:value-type="float" office:value="1.478538144889E+018" calcext:value-type="float">
            <text:p>1.478538144889E+018</text:p>
          </table:table-cell>
          <table:table-cell table:formula="of:=[.A391]/1000000" office:value-type="float" office:value="1478538147343.5" calcext:value-type="float">
            <text:p>1478538147343.5</text:p>
          </table:table-cell>
          <table:table-cell table:formula="of:=[.B391]/1000000" office:value-type="float" office:value="1478538144889" calcext:value-type="float">
            <text:p>1478538144889</text:p>
          </table:table-cell>
          <table:table-cell table:number-columns-repeated="4"/>
        </table:table-row>
        <table:table-row table:style-name="ro1">
          <table:table-cell office:value-type="float" office:value="1.47853814736345E+018" calcext:value-type="float">
            <text:p>1.47853814736345E+018</text:p>
          </table:table-cell>
          <table:table-cell office:value-type="float" office:value="1.47853814491E+018" calcext:value-type="float">
            <text:p>1.47853814491E+018</text:p>
          </table:table-cell>
          <table:table-cell table:formula="of:=[.A392]/1000000" office:value-type="float" office:value="1478538147363.45" calcext:value-type="float">
            <text:p>1478538147363.45</text:p>
          </table:table-cell>
          <table:table-cell table:formula="of:=[.B392]/1000000" office:value-type="float" office:value="1478538144910" calcext:value-type="float">
            <text:p>1478538144910</text:p>
          </table:table-cell>
          <table:table-cell table:number-columns-repeated="4"/>
        </table:table-row>
        <table:table-row table:style-name="ro1">
          <table:table-cell office:value-type="float" office:value="1.47853814738344E+018" calcext:value-type="float">
            <text:p>1.47853814738344E+018</text:p>
          </table:table-cell>
          <table:table-cell office:value-type="float" office:value="1.478538144931E+018" calcext:value-type="float">
            <text:p>1.478538144931E+018</text:p>
          </table:table-cell>
          <table:table-cell table:formula="of:=[.A393]/1000000" office:value-type="float" office:value="1478538147383.44" calcext:value-type="float">
            <text:p>1478538147383.44</text:p>
          </table:table-cell>
          <table:table-cell table:formula="of:=[.B393]/1000000" office:value-type="float" office:value="1478538144931" calcext:value-type="float">
            <text:p>1478538144931</text:p>
          </table:table-cell>
          <table:table-cell table:number-columns-repeated="4"/>
        </table:table-row>
        <table:table-row table:style-name="ro1">
          <table:table-cell office:value-type="float" office:value="1.47853814740371E+018" calcext:value-type="float">
            <text:p>1.47853814740371E+018</text:p>
          </table:table-cell>
          <table:table-cell office:value-type="float" office:value="1.47853814495E+018" calcext:value-type="float">
            <text:p>1.47853814495E+018</text:p>
          </table:table-cell>
          <table:table-cell table:formula="of:=[.A394]/1000000" office:value-type="float" office:value="1478538147403.71" calcext:value-type="float">
            <text:p>1478538147403.71</text:p>
          </table:table-cell>
          <table:table-cell table:formula="of:=[.B394]/1000000" office:value-type="float" office:value="1478538144950" calcext:value-type="float">
            <text:p>1478538144950</text:p>
          </table:table-cell>
          <table:table-cell table:number-columns-repeated="4"/>
        </table:table-row>
        <table:table-row table:style-name="ro1">
          <table:table-cell office:value-type="float" office:value="1.47853814742348E+018" calcext:value-type="float">
            <text:p>1.47853814742348E+018</text:p>
          </table:table-cell>
          <table:table-cell office:value-type="float" office:value="1.47853814497E+018" calcext:value-type="float">
            <text:p>1.47853814497E+018</text:p>
          </table:table-cell>
          <table:table-cell table:formula="of:=[.A395]/1000000" office:value-type="float" office:value="1478538147423.48" calcext:value-type="float">
            <text:p>1478538147423.48</text:p>
          </table:table-cell>
          <table:table-cell table:formula="of:=[.B395]/1000000" office:value-type="float" office:value="1478538144970" calcext:value-type="float">
            <text:p>1478538144970</text:p>
          </table:table-cell>
          <table:table-cell table:number-columns-repeated="4"/>
        </table:table-row>
        <table:table-row table:style-name="ro1">
          <table:table-cell office:value-type="float" office:value="1.47853814744344E+018" calcext:value-type="float">
            <text:p>1.47853814744344E+018</text:p>
          </table:table-cell>
          <table:table-cell office:value-type="float" office:value="1.478538144997E+018" calcext:value-type="float">
            <text:p>1.478538144997E+018</text:p>
          </table:table-cell>
          <table:table-cell table:formula="of:=[.A396]/1000000" office:value-type="float" office:value="1478538147443.44" calcext:value-type="float">
            <text:p>1478538147443.44</text:p>
          </table:table-cell>
          <table:table-cell table:formula="of:=[.B396]/1000000" office:value-type="float" office:value="1478538144997" calcext:value-type="float">
            <text:p>1478538144997</text:p>
          </table:table-cell>
          <table:table-cell table:number-columns-repeated="4"/>
        </table:table-row>
        <table:table-row table:style-name="ro1">
          <table:table-cell office:value-type="float" office:value="1.4785381474634E+018" calcext:value-type="float">
            <text:p>1.4785381474634E+018</text:p>
          </table:table-cell>
          <table:table-cell office:value-type="float" office:value="1.478538145064E+018" calcext:value-type="float">
            <text:p>1.478538145064E+018</text:p>
          </table:table-cell>
          <table:table-cell table:formula="of:=[.A397]/1000000" office:value-type="float" office:value="1478538147463.4" calcext:value-type="float">
            <text:p>1478538147463.4</text:p>
          </table:table-cell>
          <table:table-cell table:formula="of:=[.B397]/1000000" office:value-type="float" office:value="1478538145064" calcext:value-type="float">
            <text:p>1478538145064</text:p>
          </table:table-cell>
          <table:table-cell table:number-columns-repeated="4"/>
        </table:table-row>
        <table:table-row table:style-name="ro1">
          <table:table-cell office:value-type="float" office:value="1.47853814748342E+018" calcext:value-type="float">
            <text:p>1.47853814748342E+018</text:p>
          </table:table-cell>
          <table:table-cell office:value-type="float" office:value="1.478538145093E+018" calcext:value-type="float">
            <text:p>1.478538145093E+018</text:p>
          </table:table-cell>
          <table:table-cell table:formula="of:=[.A398]/1000000" office:value-type="float" office:value="1478538147483.42" calcext:value-type="float">
            <text:p>1478538147483.42</text:p>
          </table:table-cell>
          <table:table-cell table:formula="of:=[.B398]/1000000" office:value-type="float" office:value="1478538145093" calcext:value-type="float">
            <text:p>1478538145093</text:p>
          </table:table-cell>
          <table:table-cell table:number-columns-repeated="4"/>
        </table:table-row>
        <table:table-row table:style-name="ro1">
          <table:table-cell office:value-type="float" office:value="1.47853814750335E+018" calcext:value-type="float">
            <text:p>1.47853814750335E+018</text:p>
          </table:table-cell>
          <table:table-cell office:value-type="float" office:value="1.478538145093E+018" calcext:value-type="float">
            <text:p>1.478538145093E+018</text:p>
          </table:table-cell>
          <table:table-cell table:formula="of:=[.A399]/1000000" office:value-type="float" office:value="1478538147503.35" calcext:value-type="float">
            <text:p>1478538147503.35</text:p>
          </table:table-cell>
          <table:table-cell table:formula="of:=[.B399]/1000000" office:value-type="float" office:value="1478538145093" calcext:value-type="float">
            <text:p>1478538145093</text:p>
          </table:table-cell>
          <table:table-cell table:number-columns-repeated="4"/>
        </table:table-row>
        <table:table-row table:style-name="ro1">
          <table:table-cell office:value-type="float" office:value="1.47853814752334E+018" calcext:value-type="float">
            <text:p>1.47853814752334E+018</text:p>
          </table:table-cell>
          <table:table-cell office:value-type="float" office:value="1.478538145094E+018" calcext:value-type="float">
            <text:p>1.478538145094E+018</text:p>
          </table:table-cell>
          <table:table-cell table:formula="of:=[.A400]/1000000" office:value-type="float" office:value="1478538147523.34" calcext:value-type="float">
            <text:p>1478538147523.34</text:p>
          </table:table-cell>
          <table:table-cell table:formula="of:=[.B400]/1000000" office:value-type="float" office:value="1478538145094" calcext:value-type="float">
            <text:p>1478538145094</text:p>
          </table:table-cell>
          <table:table-cell table:number-columns-repeated="4"/>
        </table:table-row>
        <table:table-row table:style-name="ro1">
          <table:table-cell office:value-type="float" office:value="1.47853814754329E+018" calcext:value-type="float">
            <text:p>1.47853814754329E+018</text:p>
          </table:table-cell>
          <table:table-cell office:value-type="float" office:value="1.478538145094E+018" calcext:value-type="float">
            <text:p>1.478538145094E+018</text:p>
          </table:table-cell>
          <table:table-cell table:formula="of:=[.A401]/1000000" office:value-type="float" office:value="1478538147543.29" calcext:value-type="float">
            <text:p>1478538147543.29</text:p>
          </table:table-cell>
          <table:table-cell table:formula="of:=[.B401]/1000000" office:value-type="float" office:value="1478538145094" calcext:value-type="float">
            <text:p>1478538145094</text:p>
          </table:table-cell>
          <table:table-cell table:number-columns-repeated="4"/>
        </table:table-row>
        <table:table-row table:style-name="ro1">
          <table:table-cell office:value-type="float" office:value="1.47853814756322E+018" calcext:value-type="float">
            <text:p>1.47853814756322E+018</text:p>
          </table:table-cell>
          <table:table-cell office:value-type="float" office:value="1.478538145107E+018" calcext:value-type="float">
            <text:p>1.478538145107E+018</text:p>
          </table:table-cell>
          <table:table-cell table:formula="of:=[.A402]/1000000" office:value-type="float" office:value="1478538147563.22" calcext:value-type="float">
            <text:p>1478538147563.22</text:p>
          </table:table-cell>
          <table:table-cell table:formula="of:=[.B402]/1000000" office:value-type="float" office:value="1478538145107" calcext:value-type="float">
            <text:p>1478538145107</text:p>
          </table:table-cell>
          <table:table-cell table:number-columns-repeated="4"/>
        </table:table-row>
        <table:table-row table:style-name="ro1">
          <table:table-cell office:value-type="float" office:value="1.47853814758529E+018" calcext:value-type="float">
            <text:p>1.47853814758529E+018</text:p>
          </table:table-cell>
          <table:table-cell office:value-type="float" office:value="1.478538145132E+018" calcext:value-type="float">
            <text:p>1.478538145132E+018</text:p>
          </table:table-cell>
          <table:table-cell table:formula="of:=[.A403]/1000000" office:value-type="float" office:value="1478538147585.29" calcext:value-type="float">
            <text:p>1478538147585.29</text:p>
          </table:table-cell>
          <table:table-cell table:formula="of:=[.B403]/1000000" office:value-type="float" office:value="1478538145132" calcext:value-type="float">
            <text:p>1478538145132</text:p>
          </table:table-cell>
          <table:table-cell table:number-columns-repeated="4"/>
        </table:table-row>
        <table:table-row table:style-name="ro1">
          <table:table-cell office:value-type="float" office:value="1.47853814760448E+018" calcext:value-type="float">
            <text:p>1.47853814760448E+018</text:p>
          </table:table-cell>
          <table:table-cell office:value-type="float" office:value="1.478538145151E+018" calcext:value-type="float">
            <text:p>1.478538145151E+018</text:p>
          </table:table-cell>
          <table:table-cell table:formula="of:=[.A404]/1000000" office:value-type="float" office:value="1478538147604.48" calcext:value-type="float">
            <text:p>1478538147604.48</text:p>
          </table:table-cell>
          <table:table-cell table:formula="of:=[.B404]/1000000" office:value-type="float" office:value="1478538145151" calcext:value-type="float">
            <text:p>1478538145151</text:p>
          </table:table-cell>
          <table:table-cell table:number-columns-repeated="4"/>
        </table:table-row>
        <table:table-row table:style-name="ro1">
          <table:table-cell office:value-type="float" office:value="1.47853814762325E+018" calcext:value-type="float">
            <text:p>1.47853814762325E+018</text:p>
          </table:table-cell>
          <table:table-cell office:value-type="float" office:value="1.478538145167E+018" calcext:value-type="float">
            <text:p>1.478538145167E+018</text:p>
          </table:table-cell>
          <table:table-cell table:formula="of:=[.A405]/1000000" office:value-type="float" office:value="1478538147623.25" calcext:value-type="float">
            <text:p>1478538147623.25</text:p>
          </table:table-cell>
          <table:table-cell table:formula="of:=[.B405]/1000000" office:value-type="float" office:value="1478538145167" calcext:value-type="float">
            <text:p>1478538145167</text:p>
          </table:table-cell>
          <table:table-cell table:number-columns-repeated="4"/>
        </table:table-row>
        <table:table-row table:style-name="ro1">
          <table:table-cell office:value-type="float" office:value="1.47853814764321E+018" calcext:value-type="float">
            <text:p>1.47853814764321E+018</text:p>
          </table:table-cell>
          <table:table-cell office:value-type="float" office:value="1.478538145187E+018" calcext:value-type="float">
            <text:p>1.478538145187E+018</text:p>
          </table:table-cell>
          <table:table-cell table:formula="of:=[.A406]/1000000" office:value-type="float" office:value="1478538147643.21" calcext:value-type="float">
            <text:p>1478538147643.21</text:p>
          </table:table-cell>
          <table:table-cell table:formula="of:=[.B406]/1000000" office:value-type="float" office:value="1478538145187" calcext:value-type="float">
            <text:p>1478538145187</text:p>
          </table:table-cell>
          <table:table-cell table:number-columns-repeated="4"/>
        </table:table-row>
        <table:table-row table:style-name="ro1">
          <table:table-cell office:value-type="float" office:value="1.4785381476632E+018" calcext:value-type="float">
            <text:p>1.4785381476632E+018</text:p>
          </table:table-cell>
          <table:table-cell office:value-type="float" office:value="1.478538145207E+018" calcext:value-type="float">
            <text:p>1.478538145207E+018</text:p>
          </table:table-cell>
          <table:table-cell table:formula="of:=[.A407]/1000000" office:value-type="float" office:value="1478538147663.2" calcext:value-type="float">
            <text:p>1478538147663.2</text:p>
          </table:table-cell>
          <table:table-cell table:formula="of:=[.B407]/1000000" office:value-type="float" office:value="1478538145207" calcext:value-type="float">
            <text:p>1478538145207</text:p>
          </table:table-cell>
          <table:table-cell table:number-columns-repeated="4"/>
        </table:table-row>
        <table:table-row table:style-name="ro1">
          <table:table-cell office:value-type="float" office:value="1.47853814768319E+018" calcext:value-type="float">
            <text:p>1.47853814768319E+018</text:p>
          </table:table-cell>
          <table:table-cell office:value-type="float" office:value="1.478538145229E+018" calcext:value-type="float">
            <text:p>1.478538145229E+018</text:p>
          </table:table-cell>
          <table:table-cell table:formula="of:=[.A408]/1000000" office:value-type="float" office:value="1478538147683.19" calcext:value-type="float">
            <text:p>1478538147683.19</text:p>
          </table:table-cell>
          <table:table-cell table:formula="of:=[.B408]/1000000" office:value-type="float" office:value="1478538145229" calcext:value-type="float">
            <text:p>1478538145229</text:p>
          </table:table-cell>
          <table:table-cell table:number-columns-repeated="4"/>
        </table:table-row>
        <table:table-row table:style-name="ro1">
          <table:table-cell office:value-type="float" office:value="1.47853814770327E+018" calcext:value-type="float">
            <text:p>1.47853814770327E+018</text:p>
          </table:table-cell>
          <table:table-cell office:value-type="float" office:value="1.478538145249E+018" calcext:value-type="float">
            <text:p>1.478538145249E+018</text:p>
          </table:table-cell>
          <table:table-cell table:formula="of:=[.A409]/1000000" office:value-type="float" office:value="1478538147703.27" calcext:value-type="float">
            <text:p>1478538147703.27</text:p>
          </table:table-cell>
          <table:table-cell table:formula="of:=[.B409]/1000000" office:value-type="float" office:value="1478538145249" calcext:value-type="float">
            <text:p>1478538145249</text:p>
          </table:table-cell>
          <table:table-cell table:number-columns-repeated="4"/>
        </table:table-row>
        <table:table-row table:style-name="ro1">
          <table:table-cell office:value-type="float" office:value="1.47853814772323E+018" calcext:value-type="float">
            <text:p>1.47853814772323E+018</text:p>
          </table:table-cell>
          <table:table-cell office:value-type="float" office:value="1.478538145269E+018" calcext:value-type="float">
            <text:p>1.478538145269E+018</text:p>
          </table:table-cell>
          <table:table-cell table:formula="of:=[.A410]/1000000" office:value-type="float" office:value="1478538147723.23" calcext:value-type="float">
            <text:p>1478538147723.23</text:p>
          </table:table-cell>
          <table:table-cell table:formula="of:=[.B410]/1000000" office:value-type="float" office:value="1478538145269" calcext:value-type="float">
            <text:p>1478538145269</text:p>
          </table:table-cell>
          <table:table-cell table:number-columns-repeated="4"/>
        </table:table-row>
        <table:table-row table:style-name="ro1">
          <table:table-cell office:value-type="float" office:value="1.47853814774315E+018" calcext:value-type="float">
            <text:p>1.47853814774315E+018</text:p>
          </table:table-cell>
          <table:table-cell office:value-type="float" office:value="1.47853814529E+018" calcext:value-type="float">
            <text:p>1.47853814529E+018</text:p>
          </table:table-cell>
          <table:table-cell table:formula="of:=[.A411]/1000000" office:value-type="float" office:value="1478538147743.15" calcext:value-type="float">
            <text:p>1478538147743.15</text:p>
          </table:table-cell>
          <table:table-cell table:formula="of:=[.B411]/1000000" office:value-type="float" office:value="1478538145290" calcext:value-type="float">
            <text:p>1478538145290</text:p>
          </table:table-cell>
          <table:table-cell table:number-columns-repeated="4"/>
        </table:table-row>
        <table:table-row table:style-name="ro1">
          <table:table-cell office:value-type="float" office:value="1.47853814776311E+018" calcext:value-type="float">
            <text:p>1.47853814776311E+018</text:p>
          </table:table-cell>
          <table:table-cell office:value-type="float" office:value="1.47853814531E+018" calcext:value-type="float">
            <text:p>1.47853814531E+018</text:p>
          </table:table-cell>
          <table:table-cell table:formula="of:=[.A412]/1000000" office:value-type="float" office:value="1478538147763.11" calcext:value-type="float">
            <text:p>1478538147763.11</text:p>
          </table:table-cell>
          <table:table-cell table:formula="of:=[.B412]/1000000" office:value-type="float" office:value="1478538145310" calcext:value-type="float">
            <text:p>1478538145310</text:p>
          </table:table-cell>
          <table:table-cell table:number-columns-repeated="4"/>
        </table:table-row>
        <table:table-row table:style-name="ro1">
          <table:table-cell office:value-type="float" office:value="1.47853814778307E+018" calcext:value-type="float">
            <text:p>1.47853814778307E+018</text:p>
          </table:table-cell>
          <table:table-cell office:value-type="float" office:value="1.478538145332E+018" calcext:value-type="float">
            <text:p>1.478538145332E+018</text:p>
          </table:table-cell>
          <table:table-cell table:formula="of:=[.A413]/1000000" office:value-type="float" office:value="1478538147783.07" calcext:value-type="float">
            <text:p>1478538147783.07</text:p>
          </table:table-cell>
          <table:table-cell table:formula="of:=[.B413]/1000000" office:value-type="float" office:value="1478538145332" calcext:value-type="float">
            <text:p>1478538145332</text:p>
          </table:table-cell>
          <table:table-cell table:number-columns-repeated="4"/>
        </table:table-row>
        <table:table-row table:style-name="ro1">
          <table:table-cell office:value-type="float" office:value="1.478538147803E+018" calcext:value-type="float">
            <text:p>1.478538147803E+018</text:p>
          </table:table-cell>
          <table:table-cell office:value-type="float" office:value="1.478538145361E+018" calcext:value-type="float">
            <text:p>1.478538145361E+018</text:p>
          </table:table-cell>
          <table:table-cell table:formula="of:=[.A414]/1000000" office:value-type="float" office:value="1478538147803" calcext:value-type="float">
            <text:p>1478538147803</text:p>
          </table:table-cell>
          <table:table-cell table:formula="of:=[.B414]/1000000" office:value-type="float" office:value="1478538145361" calcext:value-type="float">
            <text:p>1478538145361</text:p>
          </table:table-cell>
          <table:table-cell table:number-columns-repeated="4"/>
        </table:table-row>
        <table:table-row table:style-name="ro1">
          <table:table-cell office:value-type="float" office:value="1.47853814782305E+018" calcext:value-type="float">
            <text:p>1.47853814782305E+018</text:p>
          </table:table-cell>
          <table:table-cell office:value-type="float" office:value="1.47853814537E+018" calcext:value-type="float">
            <text:p>1.47853814537E+018</text:p>
          </table:table-cell>
          <table:table-cell table:formula="of:=[.A415]/1000000" office:value-type="float" office:value="1478538147823.05" calcext:value-type="float">
            <text:p>1478538147823.05</text:p>
          </table:table-cell>
          <table:table-cell table:formula="of:=[.B415]/1000000" office:value-type="float" office:value="1478538145370" calcext:value-type="float">
            <text:p>1478538145370</text:p>
          </table:table-cell>
          <table:table-cell table:number-columns-repeated="4"/>
        </table:table-row>
        <table:table-row table:style-name="ro1">
          <table:table-cell office:value-type="float" office:value="1.47853814784298E+018" calcext:value-type="float">
            <text:p>1.47853814784298E+018</text:p>
          </table:table-cell>
          <table:table-cell office:value-type="float" office:value="1.478538145389E+018" calcext:value-type="float">
            <text:p>1.478538145389E+018</text:p>
          </table:table-cell>
          <table:table-cell table:formula="of:=[.A416]/1000000" office:value-type="float" office:value="1478538147842.98" calcext:value-type="float">
            <text:p>1478538147842.98</text:p>
          </table:table-cell>
          <table:table-cell table:formula="of:=[.B416]/1000000" office:value-type="float" office:value="1478538145389" calcext:value-type="float">
            <text:p>1478538145389</text:p>
          </table:table-cell>
          <table:table-cell table:number-columns-repeated="4"/>
        </table:table-row>
        <table:table-row table:style-name="ro1">
          <table:table-cell office:value-type="float" office:value="1.47853814786294E+018" calcext:value-type="float">
            <text:p>1.47853814786294E+018</text:p>
          </table:table-cell>
          <table:table-cell office:value-type="float" office:value="1.478538145409E+018" calcext:value-type="float">
            <text:p>1.478538145409E+018</text:p>
          </table:table-cell>
          <table:table-cell table:formula="of:=[.A417]/1000000" office:value-type="float" office:value="1478538147862.94" calcext:value-type="float">
            <text:p>1478538147862.94</text:p>
          </table:table-cell>
          <table:table-cell table:formula="of:=[.B417]/1000000" office:value-type="float" office:value="1478538145409" calcext:value-type="float">
            <text:p>1478538145409</text:p>
          </table:table-cell>
          <table:table-cell table:number-columns-repeated="4"/>
        </table:table-row>
        <table:table-row table:style-name="ro1">
          <table:table-cell office:value-type="float" office:value="1.47853814788289E+018" calcext:value-type="float">
            <text:p>1.47853814788289E+018</text:p>
          </table:table-cell>
          <table:table-cell office:value-type="float" office:value="1.478538145429E+018" calcext:value-type="float">
            <text:p>1.478538145429E+018</text:p>
          </table:table-cell>
          <table:table-cell table:formula="of:=[.A418]/1000000" office:value-type="float" office:value="1478538147882.89" calcext:value-type="float">
            <text:p>1478538147882.89</text:p>
          </table:table-cell>
          <table:table-cell table:formula="of:=[.B418]/1000000" office:value-type="float" office:value="1478538145429" calcext:value-type="float">
            <text:p>1478538145429</text:p>
          </table:table-cell>
          <table:table-cell table:number-columns-repeated="4"/>
        </table:table-row>
        <table:table-row table:style-name="ro1">
          <table:table-cell office:value-type="float" office:value="1.47853814790291E+018" calcext:value-type="float">
            <text:p>1.47853814790291E+018</text:p>
          </table:table-cell>
          <table:table-cell office:value-type="float" office:value="1.47853814545E+018" calcext:value-type="float">
            <text:p>1.47853814545E+018</text:p>
          </table:table-cell>
          <table:table-cell table:formula="of:=[.A419]/1000000" office:value-type="float" office:value="1478538147902.91" calcext:value-type="float">
            <text:p>1478538147902.91</text:p>
          </table:table-cell>
          <table:table-cell table:formula="of:=[.B419]/1000000" office:value-type="float" office:value="1478538145450" calcext:value-type="float">
            <text:p>1478538145450</text:p>
          </table:table-cell>
          <table:table-cell table:number-columns-repeated="4"/>
        </table:table-row>
        <table:table-row table:style-name="ro1">
          <table:table-cell office:value-type="float" office:value="1.47853814792293E+018" calcext:value-type="float">
            <text:p>1.47853814792293E+018</text:p>
          </table:table-cell>
          <table:table-cell office:value-type="float" office:value="1.47853814547E+018" calcext:value-type="float">
            <text:p>1.47853814547E+018</text:p>
          </table:table-cell>
          <table:table-cell table:formula="of:=[.A420]/1000000" office:value-type="float" office:value="1478538147922.93" calcext:value-type="float">
            <text:p>1478538147922.93</text:p>
          </table:table-cell>
          <table:table-cell table:formula="of:=[.B420]/1000000" office:value-type="float" office:value="1478538145470" calcext:value-type="float">
            <text:p>1478538145470</text:p>
          </table:table-cell>
          <table:table-cell table:number-columns-repeated="4"/>
        </table:table-row>
        <table:table-row table:style-name="ro1">
          <table:table-cell office:value-type="float" office:value="1.47853814794289E+018" calcext:value-type="float">
            <text:p>1.47853814794289E+018</text:p>
          </table:table-cell>
          <table:table-cell office:value-type="float" office:value="1.47853814549E+018" calcext:value-type="float">
            <text:p>1.47853814549E+018</text:p>
          </table:table-cell>
          <table:table-cell table:formula="of:=[.A421]/1000000" office:value-type="float" office:value="1478538147942.89" calcext:value-type="float">
            <text:p>1478538147942.89</text:p>
          </table:table-cell>
          <table:table-cell table:formula="of:=[.B421]/1000000" office:value-type="float" office:value="1478538145490" calcext:value-type="float">
            <text:p>1478538145490</text:p>
          </table:table-cell>
          <table:table-cell table:number-columns-repeated="4"/>
        </table:table-row>
        <table:table-row table:style-name="ro1">
          <table:table-cell office:value-type="float" office:value="1.47853814796288E+018" calcext:value-type="float">
            <text:p>1.47853814796288E+018</text:p>
          </table:table-cell>
          <table:table-cell office:value-type="float" office:value="1.47853814551E+018" calcext:value-type="float">
            <text:p>1.47853814551E+018</text:p>
          </table:table-cell>
          <table:table-cell table:formula="of:=[.A422]/1000000" office:value-type="float" office:value="1478538147962.88" calcext:value-type="float">
            <text:p>1478538147962.88</text:p>
          </table:table-cell>
          <table:table-cell table:formula="of:=[.B422]/1000000" office:value-type="float" office:value="1478538145510" calcext:value-type="float">
            <text:p>1478538145510</text:p>
          </table:table-cell>
          <table:table-cell table:number-columns-repeated="4"/>
        </table:table-row>
        <table:table-row table:style-name="ro1">
          <table:table-cell office:value-type="float" office:value="1.47853814798284E+018" calcext:value-type="float">
            <text:p>1.47853814798284E+018</text:p>
          </table:table-cell>
          <table:table-cell office:value-type="float" office:value="1.47853814553E+018" calcext:value-type="float">
            <text:p>1.47853814553E+018</text:p>
          </table:table-cell>
          <table:table-cell table:formula="of:=[.A423]/1000000" office:value-type="float" office:value="1478538147982.84" calcext:value-type="float">
            <text:p>1478538147982.84</text:p>
          </table:table-cell>
          <table:table-cell table:formula="of:=[.B423]/1000000" office:value-type="float" office:value="1478538145530" calcext:value-type="float">
            <text:p>1478538145530</text:p>
          </table:table-cell>
          <table:table-cell table:number-columns-repeated="4"/>
        </table:table-row>
        <table:table-row table:style-name="ro1">
          <table:table-cell office:value-type="float" office:value="1.47853814800283E+018" calcext:value-type="float">
            <text:p>1.47853814800283E+018</text:p>
          </table:table-cell>
          <table:table-cell office:value-type="float" office:value="1.47853814555E+018" calcext:value-type="float">
            <text:p>1.47853814555E+018</text:p>
          </table:table-cell>
          <table:table-cell table:formula="of:=[.A424]/1000000" office:value-type="float" office:value="1478538148002.83" calcext:value-type="float">
            <text:p>1478538148002.83</text:p>
          </table:table-cell>
          <table:table-cell table:formula="of:=[.B424]/1000000" office:value-type="float" office:value="1478538145550" calcext:value-type="float">
            <text:p>1478538145550</text:p>
          </table:table-cell>
          <table:table-cell table:number-columns-repeated="4"/>
        </table:table-row>
        <table:table-row table:style-name="ro1">
          <table:table-cell office:value-type="float" office:value="1.47853814802279E+018" calcext:value-type="float">
            <text:p>1.47853814802279E+018</text:p>
          </table:table-cell>
          <table:table-cell office:value-type="float" office:value="1.47853814557E+018" calcext:value-type="float">
            <text:p>1.47853814557E+018</text:p>
          </table:table-cell>
          <table:table-cell table:formula="of:=[.A425]/1000000" office:value-type="float" office:value="1478538148022.79" calcext:value-type="float">
            <text:p>1478538148022.79</text:p>
          </table:table-cell>
          <table:table-cell table:formula="of:=[.B425]/1000000" office:value-type="float" office:value="1478538145570" calcext:value-type="float">
            <text:p>1478538145570</text:p>
          </table:table-cell>
          <table:table-cell table:number-columns-repeated="4"/>
        </table:table-row>
        <table:table-row table:style-name="ro1">
          <table:table-cell office:value-type="float" office:value="1.47853814804281E+018" calcext:value-type="float">
            <text:p>1.47853814804281E+018</text:p>
          </table:table-cell>
          <table:table-cell office:value-type="float" office:value="1.47853814559E+018" calcext:value-type="float">
            <text:p>1.47853814559E+018</text:p>
          </table:table-cell>
          <table:table-cell table:formula="of:=[.A426]/1000000" office:value-type="float" office:value="1478538148042.81" calcext:value-type="float">
            <text:p>1478538148042.81</text:p>
          </table:table-cell>
          <table:table-cell table:formula="of:=[.B426]/1000000" office:value-type="float" office:value="1478538145590" calcext:value-type="float">
            <text:p>1478538145590</text:p>
          </table:table-cell>
          <table:table-cell table:number-columns-repeated="4"/>
        </table:table-row>
        <table:table-row table:style-name="ro1">
          <table:table-cell office:value-type="float" office:value="1.4785381480628E+018" calcext:value-type="float">
            <text:p>1.4785381480628E+018</text:p>
          </table:table-cell>
          <table:table-cell office:value-type="float" office:value="1.478538145661E+018" calcext:value-type="float">
            <text:p>1.478538145661E+018</text:p>
          </table:table-cell>
          <table:table-cell table:formula="of:=[.A427]/1000000" office:value-type="float" office:value="1478538148062.8" calcext:value-type="float">
            <text:p>1478538148062.8</text:p>
          </table:table-cell>
          <table:table-cell table:formula="of:=[.B427]/1000000" office:value-type="float" office:value="1478538145661" calcext:value-type="float">
            <text:p>1478538145661</text:p>
          </table:table-cell>
          <table:table-cell table:number-columns-repeated="4"/>
        </table:table-row>
        <table:table-row table:style-name="ro1">
          <table:table-cell office:value-type="float" office:value="1.47853814808269E+018" calcext:value-type="float">
            <text:p>1.47853814808269E+018</text:p>
          </table:table-cell>
          <table:table-cell office:value-type="float" office:value="1.478538145706E+018" calcext:value-type="float">
            <text:p>1.478538145706E+018</text:p>
          </table:table-cell>
          <table:table-cell table:formula="of:=[.A428]/1000000" office:value-type="float" office:value="1478538148082.69" calcext:value-type="float">
            <text:p>1478538148082.69</text:p>
          </table:table-cell>
          <table:table-cell table:formula="of:=[.B428]/1000000" office:value-type="float" office:value="1478538145706" calcext:value-type="float">
            <text:p>1478538145706</text:p>
          </table:table-cell>
          <table:table-cell table:number-columns-repeated="4"/>
        </table:table-row>
        <table:table-row table:style-name="ro1">
          <table:table-cell office:value-type="float" office:value="1.47853814810268E+018" calcext:value-type="float">
            <text:p>1.47853814810268E+018</text:p>
          </table:table-cell>
          <table:table-cell office:value-type="float" office:value="1.478538145706E+018" calcext:value-type="float">
            <text:p>1.478538145706E+018</text:p>
          </table:table-cell>
          <table:table-cell table:formula="of:=[.A429]/1000000" office:value-type="float" office:value="1478538148102.68" calcext:value-type="float">
            <text:p>1478538148102.68</text:p>
          </table:table-cell>
          <table:table-cell table:formula="of:=[.B429]/1000000" office:value-type="float" office:value="1478538145706" calcext:value-type="float">
            <text:p>1478538145706</text:p>
          </table:table-cell>
          <table:table-cell table:number-columns-repeated="4"/>
        </table:table-row>
        <table:table-row table:style-name="ro1">
          <table:table-cell office:value-type="float" office:value="1.47853814812267E+018" calcext:value-type="float">
            <text:p>1.47853814812267E+018</text:p>
          </table:table-cell>
          <table:table-cell office:value-type="float" office:value="1.478538145707E+018" calcext:value-type="float">
            <text:p>1.478538145707E+018</text:p>
          </table:table-cell>
          <table:table-cell table:formula="of:=[.A430]/1000000" office:value-type="float" office:value="1478538148122.67" calcext:value-type="float">
            <text:p>1478538148122.67</text:p>
          </table:table-cell>
          <table:table-cell table:formula="of:=[.B430]/1000000" office:value-type="float" office:value="1478538145707" calcext:value-type="float">
            <text:p>1478538145707</text:p>
          </table:table-cell>
          <table:table-cell table:number-columns-repeated="4"/>
        </table:table-row>
        <table:table-row table:style-name="ro1">
          <table:table-cell office:value-type="float" office:value="1.47853814814263E+018" calcext:value-type="float">
            <text:p>1.47853814814263E+018</text:p>
          </table:table-cell>
          <table:table-cell office:value-type="float" office:value="1.478538145707E+018" calcext:value-type="float">
            <text:p>1.478538145707E+018</text:p>
          </table:table-cell>
          <table:table-cell table:formula="of:=[.A431]/1000000" office:value-type="float" office:value="1478538148142.63" calcext:value-type="float">
            <text:p>1478538148142.63</text:p>
          </table:table-cell>
          <table:table-cell table:formula="of:=[.B431]/1000000" office:value-type="float" office:value="1478538145707" calcext:value-type="float">
            <text:p>1478538145707</text:p>
          </table:table-cell>
          <table:table-cell table:number-columns-repeated="4"/>
        </table:table-row>
        <table:table-row table:style-name="ro1">
          <table:table-cell office:value-type="float" office:value="1.47853814816259E+018" calcext:value-type="float">
            <text:p>1.47853814816259E+018</text:p>
          </table:table-cell>
          <table:table-cell office:value-type="float" office:value="1.478538145707E+018" calcext:value-type="float">
            <text:p>1.478538145707E+018</text:p>
          </table:table-cell>
          <table:table-cell table:formula="of:=[.A432]/1000000" office:value-type="float" office:value="1478538148162.59" calcext:value-type="float">
            <text:p>1478538148162.59</text:p>
          </table:table-cell>
          <table:table-cell table:formula="of:=[.B432]/1000000" office:value-type="float" office:value="1478538145707" calcext:value-type="float">
            <text:p>1478538145707</text:p>
          </table:table-cell>
          <table:table-cell table:number-columns-repeated="4"/>
        </table:table-row>
        <table:table-row table:style-name="ro1">
          <table:table-cell office:value-type="float" office:value="1.47853814818258E+018" calcext:value-type="float">
            <text:p>1.47853814818258E+018</text:p>
          </table:table-cell>
          <table:table-cell office:value-type="float" office:value="1.478538145736E+018" calcext:value-type="float">
            <text:p>1.478538145736E+018</text:p>
          </table:table-cell>
          <table:table-cell table:formula="of:=[.A433]/1000000" office:value-type="float" office:value="1478538148182.58" calcext:value-type="float">
            <text:p>1478538148182.58</text:p>
          </table:table-cell>
          <table:table-cell table:formula="of:=[.B433]/1000000" office:value-type="float" office:value="1478538145736" calcext:value-type="float">
            <text:p>1478538145736</text:p>
          </table:table-cell>
          <table:table-cell table:number-columns-repeated="4"/>
        </table:table-row>
        <table:table-row table:style-name="ro1">
          <table:table-cell office:value-type="float" office:value="1.47853814820254E+018" calcext:value-type="float">
            <text:p>1.47853814820254E+018</text:p>
          </table:table-cell>
          <table:table-cell office:value-type="float" office:value="1.478538145746E+018" calcext:value-type="float">
            <text:p>1.478538145746E+018</text:p>
          </table:table-cell>
          <table:table-cell table:formula="of:=[.A434]/1000000" office:value-type="float" office:value="1478538148202.54" calcext:value-type="float">
            <text:p>1478538148202.54</text:p>
          </table:table-cell>
          <table:table-cell table:formula="of:=[.B434]/1000000" office:value-type="float" office:value="1478538145746" calcext:value-type="float">
            <text:p>1478538145746</text:p>
          </table:table-cell>
          <table:table-cell table:number-columns-repeated="4"/>
        </table:table-row>
        <table:table-row table:style-name="ro1">
          <table:table-cell office:value-type="float" office:value="1.47853814822249E+018" calcext:value-type="float">
            <text:p>1.47853814822249E+018</text:p>
          </table:table-cell>
          <table:table-cell office:value-type="float" office:value="1.478538145769E+018" calcext:value-type="float">
            <text:p>1.478538145769E+018</text:p>
          </table:table-cell>
          <table:table-cell table:formula="of:=[.A435]/1000000" office:value-type="float" office:value="1478538148222.49" calcext:value-type="float">
            <text:p>1478538148222.49</text:p>
          </table:table-cell>
          <table:table-cell table:formula="of:=[.B435]/1000000" office:value-type="float" office:value="1478538145769" calcext:value-type="float">
            <text:p>1478538145769</text:p>
          </table:table-cell>
          <table:table-cell table:number-columns-repeated="4"/>
        </table:table-row>
        <table:table-row table:style-name="ro1">
          <table:table-cell office:value-type="float" office:value="1.47853814824248E+018" calcext:value-type="float">
            <text:p>1.47853814824248E+018</text:p>
          </table:table-cell>
          <table:table-cell office:value-type="float" office:value="1.478538145788E+018" calcext:value-type="float">
            <text:p>1.478538145788E+018</text:p>
          </table:table-cell>
          <table:table-cell table:formula="of:=[.A436]/1000000" office:value-type="float" office:value="1478538148242.48" calcext:value-type="float">
            <text:p>1478538148242.48</text:p>
          </table:table-cell>
          <table:table-cell table:formula="of:=[.B436]/1000000" office:value-type="float" office:value="1478538145788" calcext:value-type="float">
            <text:p>1478538145788</text:p>
          </table:table-cell>
          <table:table-cell table:number-columns-repeated="4"/>
        </table:table-row>
        <table:table-row table:style-name="ro1">
          <table:table-cell office:value-type="float" office:value="1.4785381482625E+018" calcext:value-type="float">
            <text:p>1.4785381482625E+018</text:p>
          </table:table-cell>
          <table:table-cell office:value-type="float" office:value="1.478538145816E+018" calcext:value-type="float">
            <text:p>1.478538145816E+018</text:p>
          </table:table-cell>
          <table:table-cell table:formula="of:=[.A437]/1000000" office:value-type="float" office:value="1478538148262.5" calcext:value-type="float">
            <text:p>1478538148262.5</text:p>
          </table:table-cell>
          <table:table-cell table:formula="of:=[.B437]/1000000" office:value-type="float" office:value="1478538145816" calcext:value-type="float">
            <text:p>1478538145816</text:p>
          </table:table-cell>
          <table:table-cell table:number-columns-repeated="4"/>
        </table:table-row>
        <table:table-row table:style-name="ro1">
          <table:table-cell office:value-type="float" office:value="1.47853814828243E+018" calcext:value-type="float">
            <text:p>1.47853814828243E+018</text:p>
          </table:table-cell>
          <table:table-cell office:value-type="float" office:value="1.478538145835E+018" calcext:value-type="float">
            <text:p>1.478538145835E+018</text:p>
          </table:table-cell>
          <table:table-cell table:formula="of:=[.A438]/1000000" office:value-type="float" office:value="1478538148282.43" calcext:value-type="float">
            <text:p>1478538148282.43</text:p>
          </table:table-cell>
          <table:table-cell table:formula="of:=[.B438]/1000000" office:value-type="float" office:value="1478538145835" calcext:value-type="float">
            <text:p>1478538145835</text:p>
          </table:table-cell>
          <table:table-cell table:number-columns-repeated="4"/>
        </table:table-row>
        <table:table-row table:style-name="ro1">
          <table:table-cell office:value-type="float" office:value="1.47853814830239E+018" calcext:value-type="float">
            <text:p>1.47853814830239E+018</text:p>
          </table:table-cell>
          <table:table-cell office:value-type="float" office:value="1.478538145849E+018" calcext:value-type="float">
            <text:p>1.478538145849E+018</text:p>
          </table:table-cell>
          <table:table-cell table:formula="of:=[.A439]/1000000" office:value-type="float" office:value="1478538148302.39" calcext:value-type="float">
            <text:p>1478538148302.39</text:p>
          </table:table-cell>
          <table:table-cell table:formula="of:=[.B439]/1000000" office:value-type="float" office:value="1478538145849" calcext:value-type="float">
            <text:p>1478538145849</text:p>
          </table:table-cell>
          <table:table-cell table:number-columns-repeated="4"/>
        </table:table-row>
        <table:table-row table:style-name="ro1">
          <table:table-cell office:value-type="float" office:value="1.47853814832241E+018" calcext:value-type="float">
            <text:p>1.47853814832241E+018</text:p>
          </table:table-cell>
          <table:table-cell office:value-type="float" office:value="1.478538145868E+018" calcext:value-type="float">
            <text:p>1.478538145868E+018</text:p>
          </table:table-cell>
          <table:table-cell table:formula="of:=[.A440]/1000000" office:value-type="float" office:value="1478538148322.41" calcext:value-type="float">
            <text:p>1478538148322.41</text:p>
          </table:table-cell>
          <table:table-cell table:formula="of:=[.B440]/1000000" office:value-type="float" office:value="1478538145868" calcext:value-type="float">
            <text:p>1478538145868</text:p>
          </table:table-cell>
          <table:table-cell table:number-columns-repeated="4"/>
        </table:table-row>
        <table:table-row table:style-name="ro1">
          <table:table-cell office:value-type="float" office:value="1.47853814834237E+018" calcext:value-type="float">
            <text:p>1.47853814834237E+018</text:p>
          </table:table-cell>
          <table:table-cell office:value-type="float" office:value="1.478538145895E+018" calcext:value-type="float">
            <text:p>1.478538145895E+018</text:p>
          </table:table-cell>
          <table:table-cell table:formula="of:=[.A441]/1000000" office:value-type="float" office:value="1478538148342.37" calcext:value-type="float">
            <text:p>1478538148342.37</text:p>
          </table:table-cell>
          <table:table-cell table:formula="of:=[.B441]/1000000" office:value-type="float" office:value="1478538145895" calcext:value-type="float">
            <text:p>1478538145895</text:p>
          </table:table-cell>
          <table:table-cell table:number-columns-repeated="4"/>
        </table:table-row>
        <table:table-row table:style-name="ro1">
          <table:table-cell office:value-type="float" office:value="1.47853814836236E+018" calcext:value-type="float">
            <text:p>1.47853814836236E+018</text:p>
          </table:table-cell>
          <table:table-cell office:value-type="float" office:value="1.478538145911E+018" calcext:value-type="float">
            <text:p>1.478538145911E+018</text:p>
          </table:table-cell>
          <table:table-cell table:formula="of:=[.A442]/1000000" office:value-type="float" office:value="1478538148362.36" calcext:value-type="float">
            <text:p>1478538148362.36</text:p>
          </table:table-cell>
          <table:table-cell table:formula="of:=[.B442]/1000000" office:value-type="float" office:value="1478538145911" calcext:value-type="float">
            <text:p>1478538145911</text:p>
          </table:table-cell>
          <table:table-cell table:number-columns-repeated="4"/>
        </table:table-row>
        <table:table-row table:style-name="ro1">
          <table:table-cell office:value-type="float" office:value="1.47853814838253E+018" calcext:value-type="float">
            <text:p>1.47853814838253E+018</text:p>
          </table:table-cell>
          <table:table-cell office:value-type="float" office:value="1.47853814593E+018" calcext:value-type="float">
            <text:p>1.47853814593E+018</text:p>
          </table:table-cell>
          <table:table-cell table:formula="of:=[.A443]/1000000" office:value-type="float" office:value="1478538148382.53" calcext:value-type="float">
            <text:p>1478538148382.53</text:p>
          </table:table-cell>
          <table:table-cell table:formula="of:=[.B443]/1000000" office:value-type="float" office:value="1478538145930" calcext:value-type="float">
            <text:p>1478538145930</text:p>
          </table:table-cell>
          <table:table-cell table:number-columns-repeated="4"/>
        </table:table-row>
        <table:table-row table:style-name="ro1">
          <table:table-cell office:value-type="float" office:value="1.47853814840233E+018" calcext:value-type="float">
            <text:p>1.47853814840233E+018</text:p>
          </table:table-cell>
          <table:table-cell office:value-type="float" office:value="1.478538145949E+018" calcext:value-type="float">
            <text:p>1.478538145949E+018</text:p>
          </table:table-cell>
          <table:table-cell table:formula="of:=[.A444]/1000000" office:value-type="float" office:value="1478538148402.33" calcext:value-type="float">
            <text:p>1478538148402.33</text:p>
          </table:table-cell>
          <table:table-cell table:formula="of:=[.B444]/1000000" office:value-type="float" office:value="1478538145949" calcext:value-type="float">
            <text:p>1478538145949</text:p>
          </table:table-cell>
          <table:table-cell table:number-columns-repeated="4"/>
        </table:table-row>
        <table:table-row table:style-name="ro1">
          <table:table-cell office:value-type="float" office:value="1.47853814842235E+018" calcext:value-type="float">
            <text:p>1.47853814842235E+018</text:p>
          </table:table-cell>
          <table:table-cell office:value-type="float" office:value="1.478538145969E+018" calcext:value-type="float">
            <text:p>1.478538145969E+018</text:p>
          </table:table-cell>
          <table:table-cell table:formula="of:=[.A445]/1000000" office:value-type="float" office:value="1478538148422.35" calcext:value-type="float">
            <text:p>1478538148422.35</text:p>
          </table:table-cell>
          <table:table-cell table:formula="of:=[.B445]/1000000" office:value-type="float" office:value="1478538145969" calcext:value-type="float">
            <text:p>1478538145969</text:p>
          </table:table-cell>
          <table:table-cell table:number-columns-repeated="4"/>
        </table:table-row>
        <table:table-row table:style-name="ro1">
          <table:table-cell office:value-type="float" office:value="1.47853814844237E+018" calcext:value-type="float">
            <text:p>1.47853814844237E+018</text:p>
          </table:table-cell>
          <table:table-cell office:value-type="float" office:value="1.478538145989E+018" calcext:value-type="float">
            <text:p>1.478538145989E+018</text:p>
          </table:table-cell>
          <table:table-cell table:formula="of:=[.A446]/1000000" office:value-type="float" office:value="1478538148442.37" calcext:value-type="float">
            <text:p>1478538148442.37</text:p>
          </table:table-cell>
          <table:table-cell table:formula="of:=[.B446]/1000000" office:value-type="float" office:value="1478538145989" calcext:value-type="float">
            <text:p>1478538145989</text:p>
          </table:table-cell>
          <table:table-cell table:number-columns-repeated="4"/>
        </table:table-row>
        <table:table-row table:style-name="ro1">
          <table:table-cell office:value-type="float" office:value="1.4785381484623E+018" calcext:value-type="float">
            <text:p>1.4785381484623E+018</text:p>
          </table:table-cell>
          <table:table-cell office:value-type="float" office:value="1.478538146009E+018" calcext:value-type="float">
            <text:p>1.478538146009E+018</text:p>
          </table:table-cell>
          <table:table-cell table:formula="of:=[.A447]/1000000" office:value-type="float" office:value="1478538148462.3" calcext:value-type="float">
            <text:p>1478538148462.3</text:p>
          </table:table-cell>
          <table:table-cell table:formula="of:=[.B447]/1000000" office:value-type="float" office:value="1478538146009" calcext:value-type="float">
            <text:p>1478538146009</text:p>
          </table:table-cell>
          <table:table-cell table:number-columns-repeated="4"/>
        </table:table-row>
        <table:table-row table:style-name="ro1">
          <table:table-cell office:value-type="float" office:value="1.47853814848229E+018" calcext:value-type="float">
            <text:p>1.47853814848229E+018</text:p>
          </table:table-cell>
          <table:table-cell office:value-type="float" office:value="1.478538146029E+018" calcext:value-type="float">
            <text:p>1.478538146029E+018</text:p>
          </table:table-cell>
          <table:table-cell table:formula="of:=[.A448]/1000000" office:value-type="float" office:value="1478538148482.29" calcext:value-type="float">
            <text:p>1478538148482.29</text:p>
          </table:table-cell>
          <table:table-cell table:formula="of:=[.B448]/1000000" office:value-type="float" office:value="1478538146029" calcext:value-type="float">
            <text:p>1478538146029</text:p>
          </table:table-cell>
          <table:table-cell table:number-columns-repeated="4"/>
        </table:table-row>
        <table:table-row table:style-name="ro1">
          <table:table-cell office:value-type="float" office:value="1.47853814850225E+018" calcext:value-type="float">
            <text:p>1.47853814850225E+018</text:p>
          </table:table-cell>
          <table:table-cell office:value-type="float" office:value="1.478538146049E+018" calcext:value-type="float">
            <text:p>1.478538146049E+018</text:p>
          </table:table-cell>
          <table:table-cell table:formula="of:=[.A449]/1000000" office:value-type="float" office:value="1478538148502.25" calcext:value-type="float">
            <text:p>1478538148502.25</text:p>
          </table:table-cell>
          <table:table-cell table:formula="of:=[.B449]/1000000" office:value-type="float" office:value="1478538146049" calcext:value-type="float">
            <text:p>1478538146049</text:p>
          </table:table-cell>
          <table:table-cell table:number-columns-repeated="4"/>
        </table:table-row>
        <table:table-row table:style-name="ro1">
          <table:table-cell office:value-type="float" office:value="1.47853814852224E+018" calcext:value-type="float">
            <text:p>1.47853814852224E+018</text:p>
          </table:table-cell>
          <table:table-cell office:value-type="float" office:value="1.478538146069E+018" calcext:value-type="float">
            <text:p>1.478538146069E+018</text:p>
          </table:table-cell>
          <table:table-cell table:formula="of:=[.A450]/1000000" office:value-type="float" office:value="1478538148522.24" calcext:value-type="float">
            <text:p>1478538148522.24</text:p>
          </table:table-cell>
          <table:table-cell table:formula="of:=[.B450]/1000000" office:value-type="float" office:value="1478538146069" calcext:value-type="float">
            <text:p>1478538146069</text:p>
          </table:table-cell>
          <table:table-cell table:number-columns-repeated="4"/>
        </table:table-row>
        <table:table-row table:style-name="ro1">
          <table:table-cell office:value-type="float" office:value="1.47853814854223E+018" calcext:value-type="float">
            <text:p>1.47853814854223E+018</text:p>
          </table:table-cell>
          <table:table-cell office:value-type="float" office:value="1.478538146089E+018" calcext:value-type="float">
            <text:p>1.478538146089E+018</text:p>
          </table:table-cell>
          <table:table-cell table:formula="of:=[.A451]/1000000" office:value-type="float" office:value="1478538148542.23" calcext:value-type="float">
            <text:p>1478538148542.23</text:p>
          </table:table-cell>
          <table:table-cell table:formula="of:=[.B451]/1000000" office:value-type="float" office:value="1478538146089" calcext:value-type="float">
            <text:p>1478538146089</text:p>
          </table:table-cell>
          <table:table-cell table:number-columns-repeated="4"/>
        </table:table-row>
        <table:table-row table:style-name="ro1">
          <table:table-cell office:value-type="float" office:value="1.47853814856219E+018" calcext:value-type="float">
            <text:p>1.47853814856219E+018</text:p>
          </table:table-cell>
          <table:table-cell office:value-type="float" office:value="1.478538146109E+018" calcext:value-type="float">
            <text:p>1.478538146109E+018</text:p>
          </table:table-cell>
          <table:table-cell table:formula="of:=[.A452]/1000000" office:value-type="float" office:value="1478538148562.19" calcext:value-type="float">
            <text:p>1478538148562.19</text:p>
          </table:table-cell>
          <table:table-cell table:formula="of:=[.B452]/1000000" office:value-type="float" office:value="1478538146109" calcext:value-type="float">
            <text:p>1478538146109</text:p>
          </table:table-cell>
          <table:table-cell table:number-columns-repeated="4"/>
        </table:table-row>
        <table:table-row table:style-name="ro1">
          <table:table-cell office:value-type="float" office:value="1.47853814858217E+018" calcext:value-type="float">
            <text:p>1.47853814858217E+018</text:p>
          </table:table-cell>
          <table:table-cell office:value-type="float" office:value="1.478538146129E+018" calcext:value-type="float">
            <text:p>1.478538146129E+018</text:p>
          </table:table-cell>
          <table:table-cell table:formula="of:=[.A453]/1000000" office:value-type="float" office:value="1478538148582.17" calcext:value-type="float">
            <text:p>1478538148582.17</text:p>
          </table:table-cell>
          <table:table-cell table:formula="of:=[.B453]/1000000" office:value-type="float" office:value="1478538146129" calcext:value-type="float">
            <text:p>1478538146129</text:p>
          </table:table-cell>
          <table:table-cell table:number-columns-repeated="4"/>
        </table:table-row>
        <table:table-row table:style-name="ro1">
          <table:table-cell office:value-type="float" office:value="1.47853814860213E+018" calcext:value-type="float">
            <text:p>1.47853814860213E+018</text:p>
          </table:table-cell>
          <table:table-cell office:value-type="float" office:value="1.478538146149E+018" calcext:value-type="float">
            <text:p>1.478538146149E+018</text:p>
          </table:table-cell>
          <table:table-cell table:formula="of:=[.A454]/1000000" office:value-type="float" office:value="1478538148602.13" calcext:value-type="float">
            <text:p>1478538148602.13</text:p>
          </table:table-cell>
          <table:table-cell table:formula="of:=[.B454]/1000000" office:value-type="float" office:value="1478538146149" calcext:value-type="float">
            <text:p>1478538146149</text:p>
          </table:table-cell>
          <table:table-cell table:number-columns-repeated="4"/>
        </table:table-row>
        <table:table-row table:style-name="ro1">
          <table:table-cell office:value-type="float" office:value="1.47853814862215E+018" calcext:value-type="float">
            <text:p>1.47853814862215E+018</text:p>
          </table:table-cell>
          <table:table-cell office:value-type="float" office:value="1.478538146169E+018" calcext:value-type="float">
            <text:p>1.478538146169E+018</text:p>
          </table:table-cell>
          <table:table-cell table:formula="of:=[.A455]/1000000" office:value-type="float" office:value="1478538148622.15" calcext:value-type="float">
            <text:p>1478538148622.15</text:p>
          </table:table-cell>
          <table:table-cell table:formula="of:=[.B455]/1000000" office:value-type="float" office:value="1478538146169" calcext:value-type="float">
            <text:p>1478538146169</text:p>
          </table:table-cell>
          <table:table-cell table:number-columns-repeated="4"/>
        </table:table-row>
        <table:table-row table:style-name="ro1">
          <table:table-cell office:value-type="float" office:value="1.47853814864211E+018" calcext:value-type="float">
            <text:p>1.47853814864211E+018</text:p>
          </table:table-cell>
          <table:table-cell office:value-type="float" office:value="1.478538146189E+018" calcext:value-type="float">
            <text:p>1.478538146189E+018</text:p>
          </table:table-cell>
          <table:table-cell table:formula="of:=[.A456]/1000000" office:value-type="float" office:value="1478538148642.11" calcext:value-type="float">
            <text:p>1478538148642.11</text:p>
          </table:table-cell>
          <table:table-cell table:formula="of:=[.B456]/1000000" office:value-type="float" office:value="1478538146189" calcext:value-type="float">
            <text:p>1478538146189</text:p>
          </table:table-cell>
          <table:table-cell table:number-columns-repeated="4"/>
        </table:table-row>
        <table:table-row table:style-name="ro1">
          <table:table-cell office:value-type="float" office:value="1.4785381486621E+018" calcext:value-type="float">
            <text:p>1.4785381486621E+018</text:p>
          </table:table-cell>
          <table:table-cell office:value-type="float" office:value="1.478538146225E+018" calcext:value-type="float">
            <text:p>1.478538146225E+018</text:p>
          </table:table-cell>
          <table:table-cell table:formula="of:=[.A457]/1000000" office:value-type="float" office:value="1478538148662.1" calcext:value-type="float">
            <text:p>1478538148662.1</text:p>
          </table:table-cell>
          <table:table-cell table:formula="of:=[.B457]/1000000" office:value-type="float" office:value="1478538146225" calcext:value-type="float">
            <text:p>1478538146225</text:p>
          </table:table-cell>
          <table:table-cell table:number-columns-repeated="4"/>
        </table:table-row>
        <table:table-row table:style-name="ro1">
          <table:table-cell office:value-type="float" office:value="1.47853814868209E+018" calcext:value-type="float">
            <text:p>1.47853814868209E+018</text:p>
          </table:table-cell>
          <table:table-cell office:value-type="float" office:value="1.47853814631E+018" calcext:value-type="float">
            <text:p>1.47853814631E+018</text:p>
          </table:table-cell>
          <table:table-cell table:formula="of:=[.A458]/1000000" office:value-type="float" office:value="1478538148682.09" calcext:value-type="float">
            <text:p>1478538148682.09</text:p>
          </table:table-cell>
          <table:table-cell table:formula="of:=[.B458]/1000000" office:value-type="float" office:value="1478538146310" calcext:value-type="float">
            <text:p>1478538146310</text:p>
          </table:table-cell>
          <table:table-cell table:number-columns-repeated="4"/>
        </table:table-row>
        <table:table-row table:style-name="ro1">
          <table:table-cell office:value-type="float" office:value="1.47853814870205E+018" calcext:value-type="float">
            <text:p>1.47853814870205E+018</text:p>
          </table:table-cell>
          <table:table-cell office:value-type="float" office:value="1.478538146313E+018" calcext:value-type="float">
            <text:p>1.478538146313E+018</text:p>
          </table:table-cell>
          <table:table-cell table:formula="of:=[.A459]/1000000" office:value-type="float" office:value="1478538148702.05" calcext:value-type="float">
            <text:p>1478538148702.05</text:p>
          </table:table-cell>
          <table:table-cell table:formula="of:=[.B459]/1000000" office:value-type="float" office:value="1478538146313" calcext:value-type="float">
            <text:p>1478538146313</text:p>
          </table:table-cell>
          <table:table-cell table:number-columns-repeated="4"/>
        </table:table-row>
        <table:table-row table:style-name="ro1">
          <table:table-cell office:value-type="float" office:value="1.47853814872204E+018" calcext:value-type="float">
            <text:p>1.47853814872204E+018</text:p>
          </table:table-cell>
          <table:table-cell office:value-type="float" office:value="1.478538146313E+018" calcext:value-type="float">
            <text:p>1.478538146313E+018</text:p>
          </table:table-cell>
          <table:table-cell table:formula="of:=[.A460]/1000000" office:value-type="float" office:value="1478538148722.04" calcext:value-type="float">
            <text:p>1478538148722.04</text:p>
          </table:table-cell>
          <table:table-cell table:formula="of:=[.B460]/1000000" office:value-type="float" office:value="1478538146313" calcext:value-type="float">
            <text:p>1478538146313</text:p>
          </table:table-cell>
          <table:table-cell table:number-columns-repeated="4"/>
        </table:table-row>
        <table:table-row table:style-name="ro1">
          <table:table-cell office:value-type="float" office:value="1.478538148742E+018" calcext:value-type="float">
            <text:p>1.478538148742E+018</text:p>
          </table:table-cell>
          <table:table-cell office:value-type="float" office:value="1.478538146315E+018" calcext:value-type="float">
            <text:p>1.478538146315E+018</text:p>
          </table:table-cell>
          <table:table-cell table:formula="of:=[.A461]/1000000" office:value-type="float" office:value="1478538148742" calcext:value-type="float">
            <text:p>1478538148742</text:p>
          </table:table-cell>
          <table:table-cell table:formula="of:=[.B461]/1000000" office:value-type="float" office:value="1478538146315" calcext:value-type="float">
            <text:p>1478538146315</text:p>
          </table:table-cell>
          <table:table-cell table:number-columns-repeated="4"/>
        </table:table-row>
        <table:table-row table:style-name="ro1">
          <table:table-cell office:value-type="float" office:value="1.47853814876195E+018" calcext:value-type="float">
            <text:p>1.47853814876195E+018</text:p>
          </table:table-cell>
          <table:table-cell office:value-type="float" office:value="1.478538146318E+018" calcext:value-type="float">
            <text:p>1.478538146318E+018</text:p>
          </table:table-cell>
          <table:table-cell table:formula="of:=[.A462]/1000000" office:value-type="float" office:value="1478538148761.95" calcext:value-type="float">
            <text:p>1478538148761.95</text:p>
          </table:table-cell>
          <table:table-cell table:formula="of:=[.B462]/1000000" office:value-type="float" office:value="1478538146318" calcext:value-type="float">
            <text:p>1478538146318</text:p>
          </table:table-cell>
          <table:table-cell table:number-columns-repeated="4"/>
        </table:table-row>
        <table:table-row table:style-name="ro1">
          <table:table-cell office:value-type="float" office:value="1.47853814878194E+018" calcext:value-type="float">
            <text:p>1.47853814878194E+018</text:p>
          </table:table-cell>
          <table:table-cell office:value-type="float" office:value="1.478538146328E+018" calcext:value-type="float">
            <text:p>1.478538146328E+018</text:p>
          </table:table-cell>
          <table:table-cell table:formula="of:=[.A463]/1000000" office:value-type="float" office:value="1478538148781.94" calcext:value-type="float">
            <text:p>1478538148781.94</text:p>
          </table:table-cell>
          <table:table-cell table:formula="of:=[.B463]/1000000" office:value-type="float" office:value="1478538146328" calcext:value-type="float">
            <text:p>1478538146328</text:p>
          </table:table-cell>
          <table:table-cell table:number-columns-repeated="4"/>
        </table:table-row>
        <table:table-row table:style-name="ro1">
          <table:table-cell office:value-type="float" office:value="1.4785381488019E+018" calcext:value-type="float">
            <text:p>1.4785381488019E+018</text:p>
          </table:table-cell>
          <table:table-cell office:value-type="float" office:value="1.478538146347E+018" calcext:value-type="float">
            <text:p>1.478538146347E+018</text:p>
          </table:table-cell>
          <table:table-cell table:formula="of:=[.A464]/1000000" office:value-type="float" office:value="1478538148801.9" calcext:value-type="float">
            <text:p>1478538148801.9</text:p>
          </table:table-cell>
          <table:table-cell table:formula="of:=[.B464]/1000000" office:value-type="float" office:value="1478538146347" calcext:value-type="float">
            <text:p>1478538146347</text:p>
          </table:table-cell>
          <table:table-cell table:number-columns-repeated="4"/>
        </table:table-row>
        <table:table-row table:style-name="ro1">
          <table:table-cell office:value-type="float" office:value="1.47853814882189E+018" calcext:value-type="float">
            <text:p>1.47853814882189E+018</text:p>
          </table:table-cell>
          <table:table-cell office:value-type="float" office:value="1.478538146366E+018" calcext:value-type="float">
            <text:p>1.478538146366E+018</text:p>
          </table:table-cell>
          <table:table-cell table:formula="of:=[.A465]/1000000" office:value-type="float" office:value="1478538148821.89" calcext:value-type="float">
            <text:p>1478538148821.89</text:p>
          </table:table-cell>
          <table:table-cell table:formula="of:=[.B465]/1000000" office:value-type="float" office:value="1478538146366" calcext:value-type="float">
            <text:p>1478538146366</text:p>
          </table:table-cell>
          <table:table-cell table:number-columns-repeated="4"/>
        </table:table-row>
        <table:table-row table:style-name="ro1">
          <table:table-cell office:value-type="float" office:value="1.47853814884185E+018" calcext:value-type="float">
            <text:p>1.47853814884185E+018</text:p>
          </table:table-cell>
          <table:table-cell office:value-type="float" office:value="1.478538146386E+018" calcext:value-type="float">
            <text:p>1.478538146386E+018</text:p>
          </table:table-cell>
          <table:table-cell table:formula="of:=[.A466]/1000000" office:value-type="float" office:value="1478538148841.85" calcext:value-type="float">
            <text:p>1478538148841.85</text:p>
          </table:table-cell>
          <table:table-cell table:formula="of:=[.B466]/1000000" office:value-type="float" office:value="1478538146386" calcext:value-type="float">
            <text:p>1478538146386</text:p>
          </table:table-cell>
          <table:table-cell table:number-columns-repeated="4"/>
        </table:table-row>
        <table:table-row table:style-name="ro1">
          <table:table-cell office:value-type="float" office:value="1.47853814886187E+018" calcext:value-type="float">
            <text:p>1.47853814886187E+018</text:p>
          </table:table-cell>
          <table:table-cell office:value-type="float" office:value="1.47853814641E+018" calcext:value-type="float">
            <text:p>1.47853814641E+018</text:p>
          </table:table-cell>
          <table:table-cell table:formula="of:=[.A467]/1000000" office:value-type="float" office:value="1478538148861.87" calcext:value-type="float">
            <text:p>1478538148861.87</text:p>
          </table:table-cell>
          <table:table-cell table:formula="of:=[.B467]/1000000" office:value-type="float" office:value="1478538146410" calcext:value-type="float">
            <text:p>1478538146410</text:p>
          </table:table-cell>
          <table:table-cell table:number-columns-repeated="4"/>
        </table:table-row>
        <table:table-row table:style-name="ro1">
          <table:table-cell office:value-type="float" office:value="1.47853814888189E+018" calcext:value-type="float">
            <text:p>1.47853814888189E+018</text:p>
          </table:table-cell>
          <table:table-cell office:value-type="float" office:value="1.478538146429E+018" calcext:value-type="float">
            <text:p>1.478538146429E+018</text:p>
          </table:table-cell>
          <table:table-cell table:formula="of:=[.A468]/1000000" office:value-type="float" office:value="1478538148881.89" calcext:value-type="float">
            <text:p>1478538148881.89</text:p>
          </table:table-cell>
          <table:table-cell table:formula="of:=[.B468]/1000000" office:value-type="float" office:value="1478538146429" calcext:value-type="float">
            <text:p>1478538146429</text:p>
          </table:table-cell>
          <table:table-cell table:number-columns-repeated="4"/>
        </table:table-row>
        <table:table-row table:style-name="ro1">
          <table:table-cell office:value-type="float" office:value="1.47853814890185E+018" calcext:value-type="float">
            <text:p>1.47853814890185E+018</text:p>
          </table:table-cell>
          <table:table-cell office:value-type="float" office:value="1.478538146449E+018" calcext:value-type="float">
            <text:p>1.478538146449E+018</text:p>
          </table:table-cell>
          <table:table-cell table:formula="of:=[.A469]/1000000" office:value-type="float" office:value="1478538148901.85" calcext:value-type="float">
            <text:p>1478538148901.85</text:p>
          </table:table-cell>
          <table:table-cell table:formula="of:=[.B469]/1000000" office:value-type="float" office:value="1478538146449" calcext:value-type="float">
            <text:p>1478538146449</text:p>
          </table:table-cell>
          <table:table-cell table:number-columns-repeated="4"/>
        </table:table-row>
        <table:table-row table:style-name="ro1">
          <table:table-cell office:value-type="float" office:value="1.47853814892184E+018" calcext:value-type="float">
            <text:p>1.47853814892184E+018</text:p>
          </table:table-cell>
          <table:table-cell office:value-type="float" office:value="1.478538146468E+018" calcext:value-type="float">
            <text:p>1.478538146468E+018</text:p>
          </table:table-cell>
          <table:table-cell table:formula="of:=[.A470]/1000000" office:value-type="float" office:value="1478538148921.84" calcext:value-type="float">
            <text:p>1478538148921.84</text:p>
          </table:table-cell>
          <table:table-cell table:formula="of:=[.B470]/1000000" office:value-type="float" office:value="1478538146468" calcext:value-type="float">
            <text:p>1478538146468</text:p>
          </table:table-cell>
          <table:table-cell table:number-columns-repeated="4"/>
        </table:table-row>
        <table:table-row table:style-name="ro1">
          <table:table-cell office:value-type="float" office:value="1.47853814894182E+018" calcext:value-type="float">
            <text:p>1.47853814894182E+018</text:p>
          </table:table-cell>
          <table:table-cell office:value-type="float" office:value="1.47853814649E+018" calcext:value-type="float">
            <text:p>1.47853814649E+018</text:p>
          </table:table-cell>
          <table:table-cell table:formula="of:=[.A471]/1000000" office:value-type="float" office:value="1478538148941.82" calcext:value-type="float">
            <text:p>1478538148941.82</text:p>
          </table:table-cell>
          <table:table-cell table:formula="of:=[.B471]/1000000" office:value-type="float" office:value="1478538146490" calcext:value-type="float">
            <text:p>1478538146490</text:p>
          </table:table-cell>
          <table:table-cell table:number-columns-repeated="4"/>
        </table:table-row>
        <table:table-row table:style-name="ro1">
          <table:table-cell office:value-type="float" office:value="1.47853814896181E+018" calcext:value-type="float">
            <text:p>1.47853814896181E+018</text:p>
          </table:table-cell>
          <table:table-cell office:value-type="float" office:value="1.478538146509E+018" calcext:value-type="float">
            <text:p>1.478538146509E+018</text:p>
          </table:table-cell>
          <table:table-cell table:formula="of:=[.A472]/1000000" office:value-type="float" office:value="1478538148961.81" calcext:value-type="float">
            <text:p>1478538148961.81</text:p>
          </table:table-cell>
          <table:table-cell table:formula="of:=[.B472]/1000000" office:value-type="float" office:value="1478538146509" calcext:value-type="float">
            <text:p>1478538146509</text:p>
          </table:table-cell>
          <table:table-cell table:number-columns-repeated="4"/>
        </table:table-row>
        <table:table-row table:style-name="ro1">
          <table:table-cell office:value-type="float" office:value="1.47853814898177E+018" calcext:value-type="float">
            <text:p>1.47853814898177E+018</text:p>
          </table:table-cell>
          <table:table-cell office:value-type="float" office:value="1.47853814653E+018" calcext:value-type="float">
            <text:p>1.47853814653E+018</text:p>
          </table:table-cell>
          <table:table-cell table:formula="of:=[.A473]/1000000" office:value-type="float" office:value="1478538148981.77" calcext:value-type="float">
            <text:p>1478538148981.77</text:p>
          </table:table-cell>
          <table:table-cell table:formula="of:=[.B473]/1000000" office:value-type="float" office:value="1478538146530" calcext:value-type="float">
            <text:p>1478538146530</text:p>
          </table:table-cell>
          <table:table-cell table:number-columns-repeated="4"/>
        </table:table-row>
        <table:table-row table:style-name="ro1">
          <table:table-cell office:value-type="float" office:value="1.47853814900176E+018" calcext:value-type="float">
            <text:p>1.47853814900176E+018</text:p>
          </table:table-cell>
          <table:table-cell office:value-type="float" office:value="1.478538146551E+018" calcext:value-type="float">
            <text:p>1.478538146551E+018</text:p>
          </table:table-cell>
          <table:table-cell table:formula="of:=[.A474]/1000000" office:value-type="float" office:value="1478538149001.76" calcext:value-type="float">
            <text:p>1478538149001.76</text:p>
          </table:table-cell>
          <table:table-cell table:formula="of:=[.B474]/1000000" office:value-type="float" office:value="1478538146551" calcext:value-type="float">
            <text:p>1478538146551</text:p>
          </table:table-cell>
          <table:table-cell table:number-columns-repeated="4"/>
        </table:table-row>
        <table:table-row table:style-name="ro1">
          <table:table-cell office:value-type="float" office:value="1.47853814902175E+018" calcext:value-type="float">
            <text:p>1.47853814902175E+018</text:p>
          </table:table-cell>
          <table:table-cell office:value-type="float" office:value="1.478538146569E+018" calcext:value-type="float">
            <text:p>1.478538146569E+018</text:p>
          </table:table-cell>
          <table:table-cell table:formula="of:=[.A475]/1000000" office:value-type="float" office:value="1478538149021.75" calcext:value-type="float">
            <text:p>1478538149021.75</text:p>
          </table:table-cell>
          <table:table-cell table:formula="of:=[.B475]/1000000" office:value-type="float" office:value="1478538146569" calcext:value-type="float">
            <text:p>1478538146569</text:p>
          </table:table-cell>
          <table:table-cell table:number-columns-repeated="4"/>
        </table:table-row>
        <table:table-row table:style-name="ro1">
          <table:table-cell office:value-type="float" office:value="1.47853814904171E+018" calcext:value-type="float">
            <text:p>1.47853814904171E+018</text:p>
          </table:table-cell>
          <table:table-cell office:value-type="float" office:value="1.478538146589E+018" calcext:value-type="float">
            <text:p>1.478538146589E+018</text:p>
          </table:table-cell>
          <table:table-cell table:formula="of:=[.A476]/1000000" office:value-type="float" office:value="1478538149041.71" calcext:value-type="float">
            <text:p>1478538149041.71</text:p>
          </table:table-cell>
          <table:table-cell table:formula="of:=[.B476]/1000000" office:value-type="float" office:value="1478538146589" calcext:value-type="float">
            <text:p>1478538146589</text:p>
          </table:table-cell>
          <table:table-cell table:number-columns-repeated="4"/>
        </table:table-row>
        <table:table-row table:style-name="ro1">
          <table:table-cell office:value-type="float" office:value="1.4785381490617E+018" calcext:value-type="float">
            <text:p>1.4785381490617E+018</text:p>
          </table:table-cell>
          <table:table-cell office:value-type="float" office:value="1.478538146609E+018" calcext:value-type="float">
            <text:p>1.478538146609E+018</text:p>
          </table:table-cell>
          <table:table-cell table:formula="of:=[.A477]/1000000" office:value-type="float" office:value="1478538149061.7" calcext:value-type="float">
            <text:p>1478538149061.7</text:p>
          </table:table-cell>
          <table:table-cell table:formula="of:=[.B477]/1000000" office:value-type="float" office:value="1478538146609" calcext:value-type="float">
            <text:p>1478538146609</text:p>
          </table:table-cell>
          <table:table-cell table:number-columns-repeated="4"/>
        </table:table-row>
        <table:table-row table:style-name="ro1">
          <table:table-cell office:value-type="float" office:value="1.47853814908169E+018" calcext:value-type="float">
            <text:p>1.47853814908169E+018</text:p>
          </table:table-cell>
          <table:table-cell office:value-type="float" office:value="1.478538146629E+018" calcext:value-type="float">
            <text:p>1.478538146629E+018</text:p>
          </table:table-cell>
          <table:table-cell table:formula="of:=[.A478]/1000000" office:value-type="float" office:value="1478538149081.69" calcext:value-type="float">
            <text:p>1478538149081.69</text:p>
          </table:table-cell>
          <table:table-cell table:formula="of:=[.B478]/1000000" office:value-type="float" office:value="1478538146629" calcext:value-type="float">
            <text:p>1478538146629</text:p>
          </table:table-cell>
          <table:table-cell table:number-columns-repeated="4"/>
        </table:table-row>
        <table:table-row table:style-name="ro1">
          <table:table-cell office:value-type="float" office:value="1.47853814910171E+018" calcext:value-type="float">
            <text:p>1.47853814910171E+018</text:p>
          </table:table-cell>
          <table:table-cell office:value-type="float" office:value="1.47853814665E+018" calcext:value-type="float">
            <text:p>1.47853814665E+018</text:p>
          </table:table-cell>
          <table:table-cell table:formula="of:=[.A479]/1000000" office:value-type="float" office:value="1478538149101.71" calcext:value-type="float">
            <text:p>1478538149101.71</text:p>
          </table:table-cell>
          <table:table-cell table:formula="of:=[.B479]/1000000" office:value-type="float" office:value="1478538146650" calcext:value-type="float">
            <text:p>1478538146650</text:p>
          </table:table-cell>
          <table:table-cell table:number-columns-repeated="4"/>
        </table:table-row>
        <table:table-row table:style-name="ro1">
          <table:table-cell office:value-type="float" office:value="1.47853814912166E+018" calcext:value-type="float">
            <text:p>1.47853814912166E+018</text:p>
          </table:table-cell>
          <table:table-cell office:value-type="float" office:value="1.47853814667E+018" calcext:value-type="float">
            <text:p>1.47853814667E+018</text:p>
          </table:table-cell>
          <table:table-cell table:formula="of:=[.A480]/1000000" office:value-type="float" office:value="1478538149121.66" calcext:value-type="float">
            <text:p>1478538149121.66</text:p>
          </table:table-cell>
          <table:table-cell table:formula="of:=[.B480]/1000000" office:value-type="float" office:value="1478538146670" calcext:value-type="float">
            <text:p>1478538146670</text:p>
          </table:table-cell>
          <table:table-cell table:number-columns-repeated="4"/>
        </table:table-row>
        <table:table-row table:style-name="ro1">
          <table:table-cell office:value-type="float" office:value="1.47853814914165E+018" calcext:value-type="float">
            <text:p>1.47853814914165E+018</text:p>
          </table:table-cell>
          <table:table-cell office:value-type="float" office:value="1.47853814669E+018" calcext:value-type="float">
            <text:p>1.47853814669E+018</text:p>
          </table:table-cell>
          <table:table-cell table:formula="of:=[.A481]/1000000" office:value-type="float" office:value="1478538149141.65" calcext:value-type="float">
            <text:p>1478538149141.65</text:p>
          </table:table-cell>
          <table:table-cell table:formula="of:=[.B481]/1000000" office:value-type="float" office:value="1478538146690" calcext:value-type="float">
            <text:p>1478538146690</text:p>
          </table:table-cell>
          <table:table-cell table:number-columns-repeated="4"/>
        </table:table-row>
        <table:table-row table:style-name="ro1">
          <table:table-cell office:value-type="float" office:value="1.47853814916164E+018" calcext:value-type="float">
            <text:p>1.47853814916164E+018</text:p>
          </table:table-cell>
          <table:table-cell office:value-type="float" office:value="1.47853814672E+018" calcext:value-type="float">
            <text:p>1.47853814672E+018</text:p>
          </table:table-cell>
          <table:table-cell table:formula="of:=[.A482]/1000000" office:value-type="float" office:value="1478538149161.64" calcext:value-type="float">
            <text:p>1478538149161.64</text:p>
          </table:table-cell>
          <table:table-cell table:formula="of:=[.B482]/1000000" office:value-type="float" office:value="1478538146720" calcext:value-type="float">
            <text:p>1478538146720</text:p>
          </table:table-cell>
          <table:table-cell table:number-columns-repeated="4"/>
        </table:table-row>
        <table:table-row table:style-name="ro1">
          <table:table-cell office:value-type="float" office:value="1.4785381491816E+018" calcext:value-type="float">
            <text:p>1.4785381491816E+018</text:p>
          </table:table-cell>
          <table:table-cell office:value-type="float" office:value="1.478538146731E+018" calcext:value-type="float">
            <text:p>1.478538146731E+018</text:p>
          </table:table-cell>
          <table:table-cell table:formula="of:=[.A483]/1000000" office:value-type="float" office:value="1478538149181.6" calcext:value-type="float">
            <text:p>1478538149181.6</text:p>
          </table:table-cell>
          <table:table-cell table:formula="of:=[.B483]/1000000" office:value-type="float" office:value="1478538146731" calcext:value-type="float">
            <text:p>1478538146731</text:p>
          </table:table-cell>
          <table:table-cell table:number-columns-repeated="4"/>
        </table:table-row>
        <table:table-row table:style-name="ro1">
          <table:table-cell office:value-type="float" office:value="1.47853814920156E+018" calcext:value-type="float">
            <text:p>1.47853814920156E+018</text:p>
          </table:table-cell>
          <table:table-cell office:value-type="float" office:value="1.478538146749E+018" calcext:value-type="float">
            <text:p>1.478538146749E+018</text:p>
          </table:table-cell>
          <table:table-cell table:formula="of:=[.A484]/1000000" office:value-type="float" office:value="1478538149201.56" calcext:value-type="float">
            <text:p>1478538149201.56</text:p>
          </table:table-cell>
          <table:table-cell table:formula="of:=[.B484]/1000000" office:value-type="float" office:value="1478538146749" calcext:value-type="float">
            <text:p>1478538146749</text:p>
          </table:table-cell>
          <table:table-cell table:number-columns-repeated="4"/>
        </table:table-row>
        <table:table-row table:style-name="ro1">
          <table:table-cell office:value-type="float" office:value="1.47853814922152E+018" calcext:value-type="float">
            <text:p>1.47853814922152E+018</text:p>
          </table:table-cell>
          <table:table-cell office:value-type="float" office:value="1.478538146769E+018" calcext:value-type="float">
            <text:p>1.478538146769E+018</text:p>
          </table:table-cell>
          <table:table-cell table:formula="of:=[.A485]/1000000" office:value-type="float" office:value="1478538149221.52" calcext:value-type="float">
            <text:p>1478538149221.52</text:p>
          </table:table-cell>
          <table:table-cell table:formula="of:=[.B485]/1000000" office:value-type="float" office:value="1478538146769" calcext:value-type="float">
            <text:p>1478538146769</text:p>
          </table:table-cell>
          <table:table-cell table:number-columns-repeated="4"/>
        </table:table-row>
        <table:table-row table:style-name="ro1">
          <table:table-cell office:value-type="float" office:value="1.47853814924154E+018" calcext:value-type="float">
            <text:p>1.47853814924154E+018</text:p>
          </table:table-cell>
          <table:table-cell office:value-type="float" office:value="1.478538146789E+018" calcext:value-type="float">
            <text:p>1.478538146789E+018</text:p>
          </table:table-cell>
          <table:table-cell table:formula="of:=[.A486]/1000000" office:value-type="float" office:value="1478538149241.54" calcext:value-type="float">
            <text:p>1478538149241.54</text:p>
          </table:table-cell>
          <table:table-cell table:formula="of:=[.B486]/1000000" office:value-type="float" office:value="1478538146789" calcext:value-type="float">
            <text:p>1478538146789</text:p>
          </table:table-cell>
          <table:table-cell table:number-columns-repeated="4"/>
        </table:table-row>
        <table:table-row table:style-name="ro1">
          <table:table-cell office:value-type="float" office:value="1.47853814926153E+018" calcext:value-type="float">
            <text:p>1.47853814926153E+018</text:p>
          </table:table-cell>
          <table:table-cell office:value-type="float" office:value="1.478538146821E+018" calcext:value-type="float">
            <text:p>1.478538146821E+018</text:p>
          </table:table-cell>
          <table:table-cell table:formula="of:=[.A487]/1000000" office:value-type="float" office:value="1478538149261.53" calcext:value-type="float">
            <text:p>1478538149261.53</text:p>
          </table:table-cell>
          <table:table-cell table:formula="of:=[.B487]/1000000" office:value-type="float" office:value="1478538146821" calcext:value-type="float">
            <text:p>1478538146821</text:p>
          </table:table-cell>
          <table:table-cell table:number-columns-repeated="4"/>
        </table:table-row>
        <table:table-row table:style-name="ro1">
          <table:table-cell office:value-type="float" office:value="1.47853814928145E+018" calcext:value-type="float">
            <text:p>1.47853814928145E+018</text:p>
          </table:table-cell>
          <table:table-cell office:value-type="float" office:value="1.478538146914E+018" calcext:value-type="float">
            <text:p>1.478538146914E+018</text:p>
          </table:table-cell>
          <table:table-cell table:formula="of:=[.A488]/1000000" office:value-type="float" office:value="1478538149281.45" calcext:value-type="float">
            <text:p>1478538149281.45</text:p>
          </table:table-cell>
          <table:table-cell table:formula="of:=[.B488]/1000000" office:value-type="float" office:value="1478538146914" calcext:value-type="float">
            <text:p>1478538146914</text:p>
          </table:table-cell>
          <table:table-cell table:number-columns-repeated="4"/>
        </table:table-row>
        <table:table-row table:style-name="ro1">
          <table:table-cell office:value-type="float" office:value="1.47853814930157E+018" calcext:value-type="float">
            <text:p>1.47853814930157E+018</text:p>
          </table:table-cell>
          <table:table-cell office:value-type="float" office:value="1.47853814693E+018" calcext:value-type="float">
            <text:p>1.47853814693E+018</text:p>
          </table:table-cell>
          <table:table-cell table:formula="of:=[.A489]/1000000" office:value-type="float" office:value="1478538149301.57" calcext:value-type="float">
            <text:p>1478538149301.57</text:p>
          </table:table-cell>
          <table:table-cell table:formula="of:=[.B489]/1000000" office:value-type="float" office:value="1478538146930" calcext:value-type="float">
            <text:p>1478538146930</text:p>
          </table:table-cell>
          <table:table-cell table:number-columns-repeated="4"/>
        </table:table-row>
        <table:table-row table:style-name="ro1">
          <table:table-cell office:value-type="float" office:value="1.47853814932137E+018" calcext:value-type="float">
            <text:p>1.47853814932137E+018</text:p>
          </table:table-cell>
          <table:table-cell office:value-type="float" office:value="1.478538146933E+018" calcext:value-type="float">
            <text:p>1.478538146933E+018</text:p>
          </table:table-cell>
          <table:table-cell table:formula="of:=[.A490]/1000000" office:value-type="float" office:value="1478538149321.37" calcext:value-type="float">
            <text:p>1478538149321.37</text:p>
          </table:table-cell>
          <table:table-cell table:formula="of:=[.B490]/1000000" office:value-type="float" office:value="1478538146933" calcext:value-type="float">
            <text:p>1478538146933</text:p>
          </table:table-cell>
          <table:table-cell table:number-columns-repeated="4"/>
        </table:table-row>
        <table:table-row table:style-name="ro1">
          <table:table-cell office:value-type="float" office:value="1.47853814934136E+018" calcext:value-type="float">
            <text:p>1.47853814934136E+018</text:p>
          </table:table-cell>
          <table:table-cell office:value-type="float" office:value="1.478538146935E+018" calcext:value-type="float">
            <text:p>1.478538146935E+018</text:p>
          </table:table-cell>
          <table:table-cell table:formula="of:=[.A491]/1000000" office:value-type="float" office:value="1478538149341.36" calcext:value-type="float">
            <text:p>1478538149341.36</text:p>
          </table:table-cell>
          <table:table-cell table:formula="of:=[.B491]/1000000" office:value-type="float" office:value="1478538146935" calcext:value-type="float">
            <text:p>1478538146935</text:p>
          </table:table-cell>
          <table:table-cell table:number-columns-repeated="4"/>
        </table:table-row>
        <table:table-row table:style-name="ro1">
          <table:table-cell office:value-type="float" office:value="1.47853814936135E+018" calcext:value-type="float">
            <text:p>1.47853814936135E+018</text:p>
          </table:table-cell>
          <table:table-cell office:value-type="float" office:value="1.478538146936E+018" calcext:value-type="float">
            <text:p>1.478538146936E+018</text:p>
          </table:table-cell>
          <table:table-cell table:formula="of:=[.A492]/1000000" office:value-type="float" office:value="1478538149361.35" calcext:value-type="float">
            <text:p>1478538149361.35</text:p>
          </table:table-cell>
          <table:table-cell table:formula="of:=[.B492]/1000000" office:value-type="float" office:value="1478538146936" calcext:value-type="float">
            <text:p>1478538146936</text:p>
          </table:table-cell>
          <table:table-cell table:number-columns-repeated="4"/>
        </table:table-row>
        <table:table-row table:style-name="ro1">
          <table:table-cell office:value-type="float" office:value="1.47853814938134E+018" calcext:value-type="float">
            <text:p>1.47853814938134E+018</text:p>
          </table:table-cell>
          <table:table-cell office:value-type="float" office:value="1.478538146937E+018" calcext:value-type="float">
            <text:p>1.478538146937E+018</text:p>
          </table:table-cell>
          <table:table-cell table:formula="of:=[.A493]/1000000" office:value-type="float" office:value="1478538149381.34" calcext:value-type="float">
            <text:p>1478538149381.34</text:p>
          </table:table-cell>
          <table:table-cell table:formula="of:=[.B493]/1000000" office:value-type="float" office:value="1478538146937" calcext:value-type="float">
            <text:p>1478538146937</text:p>
          </table:table-cell>
          <table:table-cell table:number-columns-repeated="4"/>
        </table:table-row>
        <table:table-row table:style-name="ro1">
          <table:table-cell office:value-type="float" office:value="1.47853814940133E+018" calcext:value-type="float">
            <text:p>1.47853814940133E+018</text:p>
          </table:table-cell>
          <table:table-cell office:value-type="float" office:value="1.478538146946E+018" calcext:value-type="float">
            <text:p>1.478538146946E+018</text:p>
          </table:table-cell>
          <table:table-cell table:formula="of:=[.A494]/1000000" office:value-type="float" office:value="1478538149401.33" calcext:value-type="float">
            <text:p>1478538149401.33</text:p>
          </table:table-cell>
          <table:table-cell table:formula="of:=[.B494]/1000000" office:value-type="float" office:value="1478538146946" calcext:value-type="float">
            <text:p>1478538146946</text:p>
          </table:table-cell>
          <table:table-cell table:number-columns-repeated="4"/>
        </table:table-row>
        <table:table-row table:style-name="ro1">
          <table:table-cell office:value-type="float" office:value="1.47853814942129E+018" calcext:value-type="float">
            <text:p>1.47853814942129E+018</text:p>
          </table:table-cell>
          <table:table-cell office:value-type="float" office:value="1.478538146966E+018" calcext:value-type="float">
            <text:p>1.478538146966E+018</text:p>
          </table:table-cell>
          <table:table-cell table:formula="of:=[.A495]/1000000" office:value-type="float" office:value="1478538149421.29" calcext:value-type="float">
            <text:p>1478538149421.29</text:p>
          </table:table-cell>
          <table:table-cell table:formula="of:=[.B495]/1000000" office:value-type="float" office:value="1478538146966" calcext:value-type="float">
            <text:p>1478538146966</text:p>
          </table:table-cell>
          <table:table-cell table:number-columns-repeated="4"/>
        </table:table-row>
        <table:table-row table:style-name="ro1">
          <table:table-cell office:value-type="float" office:value="1.47853814944127E+018" calcext:value-type="float">
            <text:p>1.47853814944127E+018</text:p>
          </table:table-cell>
          <table:table-cell office:value-type="float" office:value="1.478538146988E+018" calcext:value-type="float">
            <text:p>1.478538146988E+018</text:p>
          </table:table-cell>
          <table:table-cell table:formula="of:=[.A496]/1000000" office:value-type="float" office:value="1478538149441.27" calcext:value-type="float">
            <text:p>1478538149441.27</text:p>
          </table:table-cell>
          <table:table-cell table:formula="of:=[.B496]/1000000" office:value-type="float" office:value="1478538146988" calcext:value-type="float">
            <text:p>1478538146988</text:p>
          </table:table-cell>
          <table:table-cell table:number-columns-repeated="4"/>
        </table:table-row>
        <table:table-row table:style-name="ro1">
          <table:table-cell office:value-type="float" office:value="1.47853814946126E+018" calcext:value-type="float">
            <text:p>1.47853814946126E+018</text:p>
          </table:table-cell>
          <table:table-cell office:value-type="float" office:value="1.478538147008E+018" calcext:value-type="float">
            <text:p>1.478538147008E+018</text:p>
          </table:table-cell>
          <table:table-cell table:formula="of:=[.A497]/1000000" office:value-type="float" office:value="1478538149461.26" calcext:value-type="float">
            <text:p>1478538149461.26</text:p>
          </table:table-cell>
          <table:table-cell table:formula="of:=[.B497]/1000000" office:value-type="float" office:value="1478538147008" calcext:value-type="float">
            <text:p>1478538147008</text:p>
          </table:table-cell>
          <table:table-cell table:number-columns-repeated="4"/>
        </table:table-row>
        <table:table-row table:style-name="ro1">
          <table:table-cell office:value-type="float" office:value="1.47853814948119E+018" calcext:value-type="float">
            <text:p>1.47853814948119E+018</text:p>
          </table:table-cell>
          <table:table-cell office:value-type="float" office:value="1.478538147029E+018" calcext:value-type="float">
            <text:p>1.478538147029E+018</text:p>
          </table:table-cell>
          <table:table-cell table:formula="of:=[.A498]/1000000" office:value-type="float" office:value="1478538149481.19" calcext:value-type="float">
            <text:p>1478538149481.19</text:p>
          </table:table-cell>
          <table:table-cell table:formula="of:=[.B498]/1000000" office:value-type="float" office:value="1478538147029" calcext:value-type="float">
            <text:p>1478538147029</text:p>
          </table:table-cell>
          <table:table-cell table:number-columns-repeated="4"/>
        </table:table-row>
        <table:table-row table:style-name="ro1">
          <table:table-cell office:value-type="float" office:value="1.47853814950124E+018" calcext:value-type="float">
            <text:p>1.47853814950124E+018</text:p>
          </table:table-cell>
          <table:table-cell office:value-type="float" office:value="1.478538147047E+018" calcext:value-type="float">
            <text:p>1.478538147047E+018</text:p>
          </table:table-cell>
          <table:table-cell table:formula="of:=[.A499]/1000000" office:value-type="float" office:value="1478538149501.24" calcext:value-type="float">
            <text:p>1478538149501.24</text:p>
          </table:table-cell>
          <table:table-cell table:formula="of:=[.B499]/1000000" office:value-type="float" office:value="1478538147047" calcext:value-type="float">
            <text:p>1478538147047</text:p>
          </table:table-cell>
          <table:table-cell table:number-columns-repeated="4"/>
        </table:table-row>
        <table:table-row table:style-name="ro1">
          <table:table-cell office:value-type="float" office:value="1.47853814952123E+018" calcext:value-type="float">
            <text:p>1.47853814952123E+018</text:p>
          </table:table-cell>
          <table:table-cell office:value-type="float" office:value="1.478538147068E+018" calcext:value-type="float">
            <text:p>1.478538147068E+018</text:p>
          </table:table-cell>
          <table:table-cell table:formula="of:=[.A500]/1000000" office:value-type="float" office:value="1478538149521.23" calcext:value-type="float">
            <text:p>1478538149521.23</text:p>
          </table:table-cell>
          <table:table-cell table:formula="of:=[.B500]/1000000" office:value-type="float" office:value="1478538147068" calcext:value-type="float">
            <text:p>1478538147068</text:p>
          </table:table-cell>
          <table:table-cell table:number-columns-repeated="4"/>
        </table:table-row>
        <table:table-row table:style-name="ro1">
          <table:table-cell office:value-type="float" office:value="1.47853814954122E+018" calcext:value-type="float">
            <text:p>1.47853814954122E+018</text:p>
          </table:table-cell>
          <table:table-cell office:value-type="float" office:value="1.478538147088E+018" calcext:value-type="float">
            <text:p>1.478538147088E+018</text:p>
          </table:table-cell>
          <table:table-cell table:formula="of:=[.A501]/1000000" office:value-type="float" office:value="1478538149541.22" calcext:value-type="float">
            <text:p>1478538149541.22</text:p>
          </table:table-cell>
          <table:table-cell table:formula="of:=[.B501]/1000000" office:value-type="float" office:value="1478538147088" calcext:value-type="float">
            <text:p>1478538147088</text:p>
          </table:table-cell>
          <table:table-cell table:number-columns-repeated="4"/>
        </table:table-row>
        <table:table-row table:style-name="ro1">
          <table:table-cell office:value-type="float" office:value="1.47853814956118E+018" calcext:value-type="float">
            <text:p>1.47853814956118E+018</text:p>
          </table:table-cell>
          <table:table-cell office:value-type="float" office:value="1.478538147108E+018" calcext:value-type="float">
            <text:p>1.478538147108E+018</text:p>
          </table:table-cell>
          <table:table-cell table:formula="of:=[.A502]/1000000" office:value-type="float" office:value="1478538149561.18" calcext:value-type="float">
            <text:p>1478538149561.18</text:p>
          </table:table-cell>
          <table:table-cell table:formula="of:=[.B502]/1000000" office:value-type="float" office:value="1478538147108" calcext:value-type="float">
            <text:p>1478538147108</text:p>
          </table:table-cell>
          <table:table-cell table:number-columns-repeated="4"/>
        </table:table-row>
        <table:table-row table:style-name="ro1">
          <table:table-cell office:value-type="float" office:value="1.47853814958117E+018" calcext:value-type="float">
            <text:p>1.47853814958117E+018</text:p>
          </table:table-cell>
          <table:table-cell office:value-type="float" office:value="1.478538147132E+018" calcext:value-type="float">
            <text:p>1.478538147132E+018</text:p>
          </table:table-cell>
          <table:table-cell table:formula="of:=[.A503]/1000000" office:value-type="float" office:value="1478538149581.17" calcext:value-type="float">
            <text:p>1478538149581.17</text:p>
          </table:table-cell>
          <table:table-cell table:formula="of:=[.B503]/1000000" office:value-type="float" office:value="1478538147132" calcext:value-type="float">
            <text:p>1478538147132</text:p>
          </table:table-cell>
          <table:table-cell table:number-columns-repeated="4"/>
        </table:table-row>
        <table:table-row table:style-name="ro1">
          <table:table-cell office:value-type="float" office:value="1.47853814960116E+018" calcext:value-type="float">
            <text:p>1.47853814960116E+018</text:p>
          </table:table-cell>
          <table:table-cell office:value-type="float" office:value="1.478538147149E+018" calcext:value-type="float">
            <text:p>1.478538147149E+018</text:p>
          </table:table-cell>
          <table:table-cell table:formula="of:=[.A504]/1000000" office:value-type="float" office:value="1478538149601.16" calcext:value-type="float">
            <text:p>1478538149601.16</text:p>
          </table:table-cell>
          <table:table-cell table:formula="of:=[.B504]/1000000" office:value-type="float" office:value="1478538147149" calcext:value-type="float">
            <text:p>1478538147149</text:p>
          </table:table-cell>
          <table:table-cell table:number-columns-repeated="4"/>
        </table:table-row>
        <table:table-row table:style-name="ro1">
          <table:table-cell office:value-type="float" office:value="1.47853814962115E+018" calcext:value-type="float">
            <text:p>1.47853814962115E+018</text:p>
          </table:table-cell>
          <table:table-cell office:value-type="float" office:value="1.478538147169E+018" calcext:value-type="float">
            <text:p>1.478538147169E+018</text:p>
          </table:table-cell>
          <table:table-cell table:formula="of:=[.A505]/1000000" office:value-type="float" office:value="1478538149621.15" calcext:value-type="float">
            <text:p>1478538149621.15</text:p>
          </table:table-cell>
          <table:table-cell table:formula="of:=[.B505]/1000000" office:value-type="float" office:value="1478538147169" calcext:value-type="float">
            <text:p>1478538147169</text:p>
          </table:table-cell>
          <table:table-cell table:number-columns-repeated="4"/>
        </table:table-row>
        <table:table-row table:style-name="ro1">
          <table:table-cell office:value-type="float" office:value="1.47853814964113E+018" calcext:value-type="float">
            <text:p>1.47853814964113E+018</text:p>
          </table:table-cell>
          <table:table-cell office:value-type="float" office:value="1.478538147192E+018" calcext:value-type="float">
            <text:p>1.478538147192E+018</text:p>
          </table:table-cell>
          <table:table-cell table:formula="of:=[.A506]/1000000" office:value-type="float" office:value="1478538149641.13" calcext:value-type="float">
            <text:p>1478538149641.13</text:p>
          </table:table-cell>
          <table:table-cell table:formula="of:=[.B506]/1000000" office:value-type="float" office:value="1478538147192" calcext:value-type="float">
            <text:p>1478538147192</text:p>
          </table:table-cell>
          <table:table-cell table:number-columns-repeated="4"/>
        </table:table-row>
        <table:table-row table:style-name="ro1">
          <table:table-cell office:value-type="float" office:value="1.47853814966112E+018" calcext:value-type="float">
            <text:p>1.47853814966112E+018</text:p>
          </table:table-cell>
          <table:table-cell office:value-type="float" office:value="1.478538147217E+018" calcext:value-type="float">
            <text:p>1.478538147217E+018</text:p>
          </table:table-cell>
          <table:table-cell table:formula="of:=[.A507]/1000000" office:value-type="float" office:value="1478538149661.12" calcext:value-type="float">
            <text:p>1478538149661.12</text:p>
          </table:table-cell>
          <table:table-cell table:formula="of:=[.B507]/1000000" office:value-type="float" office:value="1478538147217" calcext:value-type="float">
            <text:p>1478538147217</text:p>
          </table:table-cell>
          <table:table-cell table:number-columns-repeated="4"/>
        </table:table-row>
        <table:table-row table:style-name="ro1">
          <table:table-cell office:value-type="float" office:value="1.47853814968108E+018" calcext:value-type="float">
            <text:p>1.47853814968108E+018</text:p>
          </table:table-cell>
          <table:table-cell office:value-type="float" office:value="1.47853814723E+018" calcext:value-type="float">
            <text:p>1.47853814723E+018</text:p>
          </table:table-cell>
          <table:table-cell table:formula="of:=[.A508]/1000000" office:value-type="float" office:value="1478538149681.08" calcext:value-type="float">
            <text:p>1478538149681.08</text:p>
          </table:table-cell>
          <table:table-cell table:formula="of:=[.B508]/1000000" office:value-type="float" office:value="1478538147230" calcext:value-type="float">
            <text:p>1478538147230</text:p>
          </table:table-cell>
          <table:table-cell table:number-columns-repeated="4"/>
        </table:table-row>
        <table:table-row table:style-name="ro1">
          <table:table-cell office:value-type="float" office:value="1.47853814970104E+018" calcext:value-type="float">
            <text:p>1.47853814970104E+018</text:p>
          </table:table-cell>
          <table:table-cell office:value-type="float" office:value="1.478538147251E+018" calcext:value-type="float">
            <text:p>1.478538147251E+018</text:p>
          </table:table-cell>
          <table:table-cell table:formula="of:=[.A509]/1000000" office:value-type="float" office:value="1478538149701.04" calcext:value-type="float">
            <text:p>1478538149701.04</text:p>
          </table:table-cell>
          <table:table-cell table:formula="of:=[.B509]/1000000" office:value-type="float" office:value="1478538147251" calcext:value-type="float">
            <text:p>1478538147251</text:p>
          </table:table-cell>
          <table:table-cell table:number-columns-repeated="4"/>
        </table:table-row>
        <table:table-row table:style-name="ro1">
          <table:table-cell office:value-type="float" office:value="1.47853814972103E+018" calcext:value-type="float">
            <text:p>1.47853814972103E+018</text:p>
          </table:table-cell>
          <table:table-cell office:value-type="float" office:value="1.478538147267E+018" calcext:value-type="float">
            <text:p>1.478538147267E+018</text:p>
          </table:table-cell>
          <table:table-cell table:formula="of:=[.A510]/1000000" office:value-type="float" office:value="1478538149721.03" calcext:value-type="float">
            <text:p>1478538149721.03</text:p>
          </table:table-cell>
          <table:table-cell table:formula="of:=[.B510]/1000000" office:value-type="float" office:value="1478538147267" calcext:value-type="float">
            <text:p>1478538147267</text:p>
          </table:table-cell>
          <table:table-cell table:number-columns-repeated="4"/>
        </table:table-row>
        <table:table-row table:style-name="ro1">
          <table:table-cell office:value-type="float" office:value="1.47853814974102E+018" calcext:value-type="float">
            <text:p>1.47853814974102E+018</text:p>
          </table:table-cell>
          <table:table-cell office:value-type="float" office:value="1.478538147292E+018" calcext:value-type="float">
            <text:p>1.478538147292E+018</text:p>
          </table:table-cell>
          <table:table-cell table:formula="of:=[.A511]/1000000" office:value-type="float" office:value="1478538149741.02" calcext:value-type="float">
            <text:p>1478538149741.02</text:p>
          </table:table-cell>
          <table:table-cell table:formula="of:=[.B511]/1000000" office:value-type="float" office:value="1478538147292" calcext:value-type="float">
            <text:p>1478538147292</text:p>
          </table:table-cell>
          <table:table-cell table:number-columns-repeated="4"/>
        </table:table-row>
        <table:table-row table:style-name="ro1">
          <table:table-cell office:value-type="float" office:value="1.47853814976101E+018" calcext:value-type="float">
            <text:p>1.47853814976101E+018</text:p>
          </table:table-cell>
          <table:table-cell office:value-type="float" office:value="1.478538147308E+018" calcext:value-type="float">
            <text:p>1.478538147308E+018</text:p>
          </table:table-cell>
          <table:table-cell table:formula="of:=[.A512]/1000000" office:value-type="float" office:value="1478538149761.01" calcext:value-type="float">
            <text:p>1478538149761.01</text:p>
          </table:table-cell>
          <table:table-cell table:formula="of:=[.B512]/1000000" office:value-type="float" office:value="1478538147308" calcext:value-type="float">
            <text:p>1478538147308</text:p>
          </table:table-cell>
          <table:table-cell table:number-columns-repeated="4"/>
        </table:table-row>
        <table:table-row table:style-name="ro1">
          <table:table-cell office:value-type="float" office:value="1.47853814978097E+018" calcext:value-type="float">
            <text:p>1.47853814978097E+018</text:p>
          </table:table-cell>
          <table:table-cell office:value-type="float" office:value="1.478538147346E+018" calcext:value-type="float">
            <text:p>1.478538147346E+018</text:p>
          </table:table-cell>
          <table:table-cell table:formula="of:=[.A513]/1000000" office:value-type="float" office:value="1478538149780.97" calcext:value-type="float">
            <text:p>1478538149780.97</text:p>
          </table:table-cell>
          <table:table-cell table:formula="of:=[.B513]/1000000" office:value-type="float" office:value="1478538147346" calcext:value-type="float">
            <text:p>1478538147346</text:p>
          </table:table-cell>
          <table:table-cell table:number-columns-repeated="4"/>
        </table:table-row>
        <table:table-row table:style-name="ro1">
          <table:table-cell office:value-type="float" office:value="1.47853814980095E+018" calcext:value-type="float">
            <text:p>1.47853814980095E+018</text:p>
          </table:table-cell>
          <table:table-cell office:value-type="float" office:value="1.478538147347E+018" calcext:value-type="float">
            <text:p>1.478538147347E+018</text:p>
          </table:table-cell>
          <table:table-cell table:formula="of:=[.A514]/1000000" office:value-type="float" office:value="1478538149800.95" calcext:value-type="float">
            <text:p>1478538149800.95</text:p>
          </table:table-cell>
          <table:table-cell table:formula="of:=[.B514]/1000000" office:value-type="float" office:value="1478538147347" calcext:value-type="float">
            <text:p>1478538147347</text:p>
          </table:table-cell>
          <table:table-cell table:number-columns-repeated="4"/>
        </table:table-row>
        <table:table-row table:style-name="ro1">
          <table:table-cell office:value-type="float" office:value="1.47853814982088E+018" calcext:value-type="float">
            <text:p>1.47853814982088E+018</text:p>
          </table:table-cell>
          <table:table-cell office:value-type="float" office:value="1.478538147366E+018" calcext:value-type="float">
            <text:p>1.478538147366E+018</text:p>
          </table:table-cell>
          <table:table-cell table:formula="of:=[.A515]/1000000" office:value-type="float" office:value="1478538149820.88" calcext:value-type="float">
            <text:p>1478538149820.88</text:p>
          </table:table-cell>
          <table:table-cell table:formula="of:=[.B515]/1000000" office:value-type="float" office:value="1478538147366" calcext:value-type="float">
            <text:p>1478538147366</text:p>
          </table:table-cell>
          <table:table-cell table:number-columns-repeated="4"/>
        </table:table-row>
        <table:table-row table:style-name="ro1">
          <table:table-cell office:value-type="float" office:value="1.47853814984087E+018" calcext:value-type="float">
            <text:p>1.47853814984087E+018</text:p>
          </table:table-cell>
          <table:table-cell office:value-type="float" office:value="1.478538147386E+018" calcext:value-type="float">
            <text:p>1.478538147386E+018</text:p>
          </table:table-cell>
          <table:table-cell table:formula="of:=[.A516]/1000000" office:value-type="float" office:value="1478538149840.87" calcext:value-type="float">
            <text:p>1478538149840.87</text:p>
          </table:table-cell>
          <table:table-cell table:formula="of:=[.B516]/1000000" office:value-type="float" office:value="1478538147386" calcext:value-type="float">
            <text:p>1478538147386</text:p>
          </table:table-cell>
          <table:table-cell table:number-columns-repeated="4"/>
        </table:table-row>
        <table:table-row table:style-name="ro1">
          <table:table-cell office:value-type="float" office:value="1.47853814986086E+018" calcext:value-type="float">
            <text:p>1.47853814986086E+018</text:p>
          </table:table-cell>
          <table:table-cell office:value-type="float" office:value="1.478538147408E+018" calcext:value-type="float">
            <text:p>1.478538147408E+018</text:p>
          </table:table-cell>
          <table:table-cell table:formula="of:=[.A517]/1000000" office:value-type="float" office:value="1478538149860.86" calcext:value-type="float">
            <text:p>1478538149860.86</text:p>
          </table:table-cell>
          <table:table-cell table:formula="of:=[.B517]/1000000" office:value-type="float" office:value="1478538147408" calcext:value-type="float">
            <text:p>1478538147408</text:p>
          </table:table-cell>
          <table:table-cell table:number-columns-repeated="4"/>
        </table:table-row>
        <table:table-row table:style-name="ro1">
          <table:table-cell office:value-type="float" office:value="1.47853814988088E+018" calcext:value-type="float">
            <text:p>1.47853814988088E+018</text:p>
          </table:table-cell>
          <table:table-cell office:value-type="float" office:value="1.478538147436E+018" calcext:value-type="float">
            <text:p>1.478538147436E+018</text:p>
          </table:table-cell>
          <table:table-cell table:formula="of:=[.A518]/1000000" office:value-type="float" office:value="1478538149880.88" calcext:value-type="float">
            <text:p>1478538149880.88</text:p>
          </table:table-cell>
          <table:table-cell table:formula="of:=[.B518]/1000000" office:value-type="float" office:value="1478538147436" calcext:value-type="float">
            <text:p>1478538147436</text:p>
          </table:table-cell>
          <table:table-cell table:number-columns-repeated="4"/>
        </table:table-row>
        <table:table-row table:style-name="ro1">
          <table:table-cell office:value-type="float" office:value="1.47853814990084E+018" calcext:value-type="float">
            <text:p>1.47853814990084E+018</text:p>
          </table:table-cell>
          <table:table-cell office:value-type="float" office:value="1.478538147493E+018" calcext:value-type="float">
            <text:p>1.478538147493E+018</text:p>
          </table:table-cell>
          <table:table-cell table:formula="of:=[.A519]/1000000" office:value-type="float" office:value="1478538149900.84" calcext:value-type="float">
            <text:p>1478538149900.84</text:p>
          </table:table-cell>
          <table:table-cell table:formula="of:=[.B519]/1000000" office:value-type="float" office:value="1478538147493" calcext:value-type="float">
            <text:p>1478538147493</text:p>
          </table:table-cell>
          <table:table-cell table:number-columns-repeated="4"/>
        </table:table-row>
        <table:table-row table:style-name="ro1">
          <table:table-cell office:value-type="float" office:value="1.4785381499208E+018" calcext:value-type="float">
            <text:p>1.4785381499208E+018</text:p>
          </table:table-cell>
          <table:table-cell office:value-type="float" office:value="1.478538147493E+018" calcext:value-type="float">
            <text:p>1.478538147493E+018</text:p>
          </table:table-cell>
          <table:table-cell table:formula="of:=[.A520]/1000000" office:value-type="float" office:value="1478538149920.8" calcext:value-type="float">
            <text:p>1478538149920.8</text:p>
          </table:table-cell>
          <table:table-cell table:formula="of:=[.B520]/1000000" office:value-type="float" office:value="1478538147493" calcext:value-type="float">
            <text:p>1478538147493</text:p>
          </table:table-cell>
          <table:table-cell table:number-columns-repeated="4"/>
        </table:table-row>
        <table:table-row table:style-name="ro1">
          <table:table-cell office:value-type="float" office:value="1.47853814994073E+018" calcext:value-type="float">
            <text:p>1.47853814994073E+018</text:p>
          </table:table-cell>
          <table:table-cell office:value-type="float" office:value="1.478538147494E+018" calcext:value-type="float">
            <text:p>1.478538147494E+018</text:p>
          </table:table-cell>
          <table:table-cell table:formula="of:=[.A521]/1000000" office:value-type="float" office:value="1478538149940.73" calcext:value-type="float">
            <text:p>1478538149940.73</text:p>
          </table:table-cell>
          <table:table-cell table:formula="of:=[.B521]/1000000" office:value-type="float" office:value="1478538147494" calcext:value-type="float">
            <text:p>1478538147494</text:p>
          </table:table-cell>
          <table:table-cell table:number-columns-repeated="4"/>
        </table:table-row>
        <table:table-row table:style-name="ro1">
          <table:table-cell office:value-type="float" office:value="1.47853814996078E+018" calcext:value-type="float">
            <text:p>1.47853814996078E+018</text:p>
          </table:table-cell>
          <table:table-cell office:value-type="float" office:value="1.478538147506E+018" calcext:value-type="float">
            <text:p>1.478538147506E+018</text:p>
          </table:table-cell>
          <table:table-cell table:formula="of:=[.A522]/1000000" office:value-type="float" office:value="1478538149960.78" calcext:value-type="float">
            <text:p>1478538149960.78</text:p>
          </table:table-cell>
          <table:table-cell table:formula="of:=[.B522]/1000000" office:value-type="float" office:value="1478538147506" calcext:value-type="float">
            <text:p>1478538147506</text:p>
          </table:table-cell>
          <table:table-cell table:number-columns-repeated="4"/>
        </table:table-row>
        <table:table-row table:style-name="ro1">
          <table:table-cell office:value-type="float" office:value="1.47853814998073E+018" calcext:value-type="float">
            <text:p>1.47853814998073E+018</text:p>
          </table:table-cell>
          <table:table-cell office:value-type="float" office:value="1.478538147526E+018" calcext:value-type="float">
            <text:p>1.478538147526E+018</text:p>
          </table:table-cell>
          <table:table-cell table:formula="of:=[.A523]/1000000" office:value-type="float" office:value="1478538149980.73" calcext:value-type="float">
            <text:p>1478538149980.73</text:p>
          </table:table-cell>
          <table:table-cell table:formula="of:=[.B523]/1000000" office:value-type="float" office:value="1478538147526" calcext:value-type="float">
            <text:p>1478538147526</text:p>
          </table:table-cell>
          <table:table-cell table:number-columns-repeated="4"/>
        </table:table-row>
        <table:table-row table:style-name="ro1">
          <table:table-cell office:value-type="float" office:value="1.47853815000072E+018" calcext:value-type="float">
            <text:p>1.47853815000072E+018</text:p>
          </table:table-cell>
          <table:table-cell office:value-type="float" office:value="1.478538147546E+018" calcext:value-type="float">
            <text:p>1.478538147546E+018</text:p>
          </table:table-cell>
          <table:table-cell table:formula="of:=[.A524]/1000000" office:value-type="float" office:value="1478538150000.72" calcext:value-type="float">
            <text:p>1478538150000.72</text:p>
          </table:table-cell>
          <table:table-cell table:formula="of:=[.B524]/1000000" office:value-type="float" office:value="1478538147546" calcext:value-type="float">
            <text:p>1478538147546</text:p>
          </table:table-cell>
          <table:table-cell table:number-columns-repeated="4"/>
        </table:table-row>
        <table:table-row table:style-name="ro1">
          <table:table-cell office:value-type="float" office:value="1.47853815002071E+018" calcext:value-type="float">
            <text:p>1.47853815002071E+018</text:p>
          </table:table-cell>
          <table:table-cell office:value-type="float" office:value="1.478538147567E+018" calcext:value-type="float">
            <text:p>1.478538147567E+018</text:p>
          </table:table-cell>
          <table:table-cell table:formula="of:=[.A525]/1000000" office:value-type="float" office:value="1478538150020.71" calcext:value-type="float">
            <text:p>1478538150020.71</text:p>
          </table:table-cell>
          <table:table-cell table:formula="of:=[.B525]/1000000" office:value-type="float" office:value="1478538147567" calcext:value-type="float">
            <text:p>1478538147567</text:p>
          </table:table-cell>
          <table:table-cell table:number-columns-repeated="4"/>
        </table:table-row>
        <table:table-row table:style-name="ro1">
          <table:table-cell office:value-type="float" office:value="1.4785381500407E+018" calcext:value-type="float">
            <text:p>1.4785381500407E+018</text:p>
          </table:table-cell>
          <table:table-cell office:value-type="float" office:value="1.478538147587E+018" calcext:value-type="float">
            <text:p>1.478538147587E+018</text:p>
          </table:table-cell>
          <table:table-cell table:formula="of:=[.A526]/1000000" office:value-type="float" office:value="1478538150040.7" calcext:value-type="float">
            <text:p>1478538150040.7</text:p>
          </table:table-cell>
          <table:table-cell table:formula="of:=[.B526]/1000000" office:value-type="float" office:value="1478538147587" calcext:value-type="float">
            <text:p>1478538147587</text:p>
          </table:table-cell>
          <table:table-cell table:number-columns-repeated="4"/>
        </table:table-row>
        <table:table-row table:style-name="ro1">
          <table:table-cell office:value-type="float" office:value="1.47853815006072E+018" calcext:value-type="float">
            <text:p>1.47853815006072E+018</text:p>
          </table:table-cell>
          <table:table-cell office:value-type="float" office:value="1.478538147608E+018" calcext:value-type="float">
            <text:p>1.478538147608E+018</text:p>
          </table:table-cell>
          <table:table-cell table:formula="of:=[.A527]/1000000" office:value-type="float" office:value="1478538150060.72" calcext:value-type="float">
            <text:p>1478538150060.72</text:p>
          </table:table-cell>
          <table:table-cell table:formula="of:=[.B527]/1000000" office:value-type="float" office:value="1478538147608" calcext:value-type="float">
            <text:p>1478538147608</text:p>
          </table:table-cell>
          <table:table-cell table:number-columns-repeated="4"/>
        </table:table-row>
        <table:table-row table:style-name="ro1">
          <table:table-cell office:value-type="float" office:value="1.47853815008068E+018" calcext:value-type="float">
            <text:p>1.47853815008068E+018</text:p>
          </table:table-cell>
          <table:table-cell office:value-type="float" office:value="1.478538147629E+018" calcext:value-type="float">
            <text:p>1.478538147629E+018</text:p>
          </table:table-cell>
          <table:table-cell table:formula="of:=[.A528]/1000000" office:value-type="float" office:value="1478538150080.68" calcext:value-type="float">
            <text:p>1478538150080.68</text:p>
          </table:table-cell>
          <table:table-cell table:formula="of:=[.B528]/1000000" office:value-type="float" office:value="1478538147629" calcext:value-type="float">
            <text:p>1478538147629</text:p>
          </table:table-cell>
          <table:table-cell table:number-columns-repeated="4"/>
        </table:table-row>
        <table:table-row table:style-name="ro1">
          <table:table-cell office:value-type="float" office:value="1.47853815010225E+018" calcext:value-type="float">
            <text:p>1.47853815010225E+018</text:p>
          </table:table-cell>
          <table:table-cell office:value-type="float" office:value="1.47853814765E+018" calcext:value-type="float">
            <text:p>1.47853814765E+018</text:p>
          </table:table-cell>
          <table:table-cell table:formula="of:=[.A529]/1000000" office:value-type="float" office:value="1478538150102.25" calcext:value-type="float">
            <text:p>1478538150102.25</text:p>
          </table:table-cell>
          <table:table-cell table:formula="of:=[.B529]/1000000" office:value-type="float" office:value="1478538147650" calcext:value-type="float">
            <text:p>1478538147650</text:p>
          </table:table-cell>
          <table:table-cell table:number-columns-repeated="4"/>
        </table:table-row>
        <table:table-row table:style-name="ro1">
          <table:table-cell office:value-type="float" office:value="1.47853815012063E+018" calcext:value-type="float">
            <text:p>1.47853815012063E+018</text:p>
          </table:table-cell>
          <table:table-cell office:value-type="float" office:value="1.478538147668E+018" calcext:value-type="float">
            <text:p>1.478538147668E+018</text:p>
          </table:table-cell>
          <table:table-cell table:formula="of:=[.A530]/1000000" office:value-type="float" office:value="1478538150120.63" calcext:value-type="float">
            <text:p>1478538150120.63</text:p>
          </table:table-cell>
          <table:table-cell table:formula="of:=[.B530]/1000000" office:value-type="float" office:value="1478538147668" calcext:value-type="float">
            <text:p>1478538147668</text:p>
          </table:table-cell>
          <table:table-cell table:number-columns-repeated="4"/>
        </table:table-row>
        <table:table-row table:style-name="ro1">
          <table:table-cell office:value-type="float" office:value="1.47853815014062E+018" calcext:value-type="float">
            <text:p>1.47853815014062E+018</text:p>
          </table:table-cell>
          <table:table-cell office:value-type="float" office:value="1.478538147688E+018" calcext:value-type="float">
            <text:p>1.478538147688E+018</text:p>
          </table:table-cell>
          <table:table-cell table:formula="of:=[.A531]/1000000" office:value-type="float" office:value="1478538150140.62" calcext:value-type="float">
            <text:p>1478538150140.62</text:p>
          </table:table-cell>
          <table:table-cell table:formula="of:=[.B531]/1000000" office:value-type="float" office:value="1478538147688" calcext:value-type="float">
            <text:p>1478538147688</text:p>
          </table:table-cell>
          <table:table-cell table:number-columns-repeated="4"/>
        </table:table-row>
        <table:table-row table:style-name="ro1">
          <table:table-cell office:value-type="float" office:value="1.4785381501606E+018" calcext:value-type="float">
            <text:p>1.4785381501606E+018</text:p>
          </table:table-cell>
          <table:table-cell office:value-type="float" office:value="1.478538147717E+018" calcext:value-type="float">
            <text:p>1.478538147717E+018</text:p>
          </table:table-cell>
          <table:table-cell table:formula="of:=[.A532]/1000000" office:value-type="float" office:value="1478538150160.6" calcext:value-type="float">
            <text:p>1478538150160.6</text:p>
          </table:table-cell>
          <table:table-cell table:formula="of:=[.B532]/1000000" office:value-type="float" office:value="1478538147717" calcext:value-type="float">
            <text:p>1478538147717</text:p>
          </table:table-cell>
          <table:table-cell table:number-columns-repeated="4"/>
        </table:table-row>
        <table:table-row table:style-name="ro1">
          <table:table-cell office:value-type="float" office:value="1.47853815018056E+018" calcext:value-type="float">
            <text:p>1.47853815018056E+018</text:p>
          </table:table-cell>
          <table:table-cell office:value-type="float" office:value="1.478538147729E+018" calcext:value-type="float">
            <text:p>1.478538147729E+018</text:p>
          </table:table-cell>
          <table:table-cell table:formula="of:=[.A533]/1000000" office:value-type="float" office:value="1478538150180.56" calcext:value-type="float">
            <text:p>1478538150180.56</text:p>
          </table:table-cell>
          <table:table-cell table:formula="of:=[.B533]/1000000" office:value-type="float" office:value="1478538147729" calcext:value-type="float">
            <text:p>1478538147729</text:p>
          </table:table-cell>
          <table:table-cell table:number-columns-repeated="4"/>
        </table:table-row>
        <table:table-row table:style-name="ro1">
          <table:table-cell office:value-type="float" office:value="1.47853815020055E+018" calcext:value-type="float">
            <text:p>1.47853815020055E+018</text:p>
          </table:table-cell>
          <table:table-cell office:value-type="float" office:value="1.47853814775E+018" calcext:value-type="float">
            <text:p>1.47853814775E+018</text:p>
          </table:table-cell>
          <table:table-cell table:formula="of:=[.A534]/1000000" office:value-type="float" office:value="1478538150200.55" calcext:value-type="float">
            <text:p>1478538150200.55</text:p>
          </table:table-cell>
          <table:table-cell table:formula="of:=[.B534]/1000000" office:value-type="float" office:value="1478538147750" calcext:value-type="float">
            <text:p>1478538147750</text:p>
          </table:table-cell>
          <table:table-cell table:number-columns-repeated="4"/>
        </table:table-row>
        <table:table-row table:style-name="ro1">
          <table:table-cell office:value-type="float" office:value="1.47853815022039E+018" calcext:value-type="float">
            <text:p>1.47853815022039E+018</text:p>
          </table:table-cell>
          <table:table-cell office:value-type="float" office:value="1.478538147768E+018" calcext:value-type="float">
            <text:p>1.478538147768E+018</text:p>
          </table:table-cell>
          <table:table-cell table:formula="of:=[.A535]/1000000" office:value-type="float" office:value="1478538150220.39" calcext:value-type="float">
            <text:p>1478538150220.39</text:p>
          </table:table-cell>
          <table:table-cell table:formula="of:=[.B535]/1000000" office:value-type="float" office:value="1478538147768" calcext:value-type="float">
            <text:p>1478538147768</text:p>
          </table:table-cell>
          <table:table-cell table:number-columns-repeated="4"/>
        </table:table-row>
        <table:table-row table:style-name="ro1">
          <table:table-cell office:value-type="float" office:value="1.47853815024053E+018" calcext:value-type="float">
            <text:p>1.47853815024053E+018</text:p>
          </table:table-cell>
          <table:table-cell office:value-type="float" office:value="1.478538147788E+018" calcext:value-type="float">
            <text:p>1.478538147788E+018</text:p>
          </table:table-cell>
          <table:table-cell table:formula="of:=[.A536]/1000000" office:value-type="float" office:value="1478538150240.53" calcext:value-type="float">
            <text:p>1478538150240.53</text:p>
          </table:table-cell>
          <table:table-cell table:formula="of:=[.B536]/1000000" office:value-type="float" office:value="1478538147788" calcext:value-type="float">
            <text:p>1478538147788</text:p>
          </table:table-cell>
          <table:table-cell table:number-columns-repeated="4"/>
        </table:table-row>
        <table:table-row table:style-name="ro1">
          <table:table-cell office:value-type="float" office:value="1.47853815026061E+018" calcext:value-type="float">
            <text:p>1.47853815026061E+018</text:p>
          </table:table-cell>
          <table:table-cell office:value-type="float" office:value="1.478538147808E+018" calcext:value-type="float">
            <text:p>1.478538147808E+018</text:p>
          </table:table-cell>
          <table:table-cell table:formula="of:=[.A537]/1000000" office:value-type="float" office:value="1478538150260.61" calcext:value-type="float">
            <text:p>1478538150260.61</text:p>
          </table:table-cell>
          <table:table-cell table:formula="of:=[.B537]/1000000" office:value-type="float" office:value="1478538147808" calcext:value-type="float">
            <text:p>1478538147808</text:p>
          </table:table-cell>
          <table:table-cell table:number-columns-repeated="4"/>
        </table:table-row>
        <table:table-row table:style-name="ro1">
          <table:table-cell office:value-type="float" office:value="1.47853815028032E+018" calcext:value-type="float">
            <text:p>1.47853815028032E+018</text:p>
          </table:table-cell>
          <table:table-cell office:value-type="float" office:value="1.478538147858E+018" calcext:value-type="float">
            <text:p>1.478538147858E+018</text:p>
          </table:table-cell>
          <table:table-cell table:formula="of:=[.A538]/1000000" office:value-type="float" office:value="1478538150280.32" calcext:value-type="float">
            <text:p>1478538150280.32</text:p>
          </table:table-cell>
          <table:table-cell table:formula="of:=[.B538]/1000000" office:value-type="float" office:value="1478538147858" calcext:value-type="float">
            <text:p>1478538147858</text:p>
          </table:table-cell>
          <table:table-cell table:number-columns-repeated="4"/>
        </table:table-row>
        <table:table-row table:style-name="ro1">
          <table:table-cell office:value-type="float" office:value="1.47853815030031E+018" calcext:value-type="float">
            <text:p>1.47853815030031E+018</text:p>
          </table:table-cell>
          <table:table-cell office:value-type="float" office:value="1.478538147899E+018" calcext:value-type="float">
            <text:p>1.478538147899E+018</text:p>
          </table:table-cell>
          <table:table-cell table:formula="of:=[.A539]/1000000" office:value-type="float" office:value="1478538150300.31" calcext:value-type="float">
            <text:p>1478538150300.31</text:p>
          </table:table-cell>
          <table:table-cell table:formula="of:=[.B539]/1000000" office:value-type="float" office:value="1478538147899" calcext:value-type="float">
            <text:p>1478538147899</text:p>
          </table:table-cell>
          <table:table-cell table:number-columns-repeated="4"/>
        </table:table-row>
        <table:table-row table:style-name="ro1">
          <table:table-cell office:value-type="float" office:value="1.47853815032033E+018" calcext:value-type="float">
            <text:p>1.47853815032033E+018</text:p>
          </table:table-cell>
          <table:table-cell office:value-type="float" office:value="1.478538147899E+018" calcext:value-type="float">
            <text:p>1.478538147899E+018</text:p>
          </table:table-cell>
          <table:table-cell table:formula="of:=[.A540]/1000000" office:value-type="float" office:value="1478538150320.33" calcext:value-type="float">
            <text:p>1478538150320.33</text:p>
          </table:table-cell>
          <table:table-cell table:formula="of:=[.B540]/1000000" office:value-type="float" office:value="1478538147899" calcext:value-type="float">
            <text:p>1478538147899</text:p>
          </table:table-cell>
          <table:table-cell table:number-columns-repeated="4"/>
        </table:table-row>
        <table:table-row table:style-name="ro1">
          <table:table-cell office:value-type="float" office:value="1.47853815034032E+018" calcext:value-type="float">
            <text:p>1.47853815034032E+018</text:p>
          </table:table-cell>
          <table:table-cell office:value-type="float" office:value="1.4785381479E+018" calcext:value-type="float">
            <text:p>1.4785381479E+018</text:p>
          </table:table-cell>
          <table:table-cell table:formula="of:=[.A541]/1000000" office:value-type="float" office:value="1478538150340.32" calcext:value-type="float">
            <text:p>1478538150340.32</text:p>
          </table:table-cell>
          <table:table-cell table:formula="of:=[.B541]/1000000" office:value-type="float" office:value="1478538147900" calcext:value-type="float">
            <text:p>1478538147900</text:p>
          </table:table-cell>
          <table:table-cell table:number-columns-repeated="4"/>
        </table:table-row>
        <table:table-row table:style-name="ro1">
          <table:table-cell office:value-type="float" office:value="1.47853815036031E+018" calcext:value-type="float">
            <text:p>1.47853815036031E+018</text:p>
          </table:table-cell>
          <table:table-cell office:value-type="float" office:value="1.478538147906E+018" calcext:value-type="float">
            <text:p>1.478538147906E+018</text:p>
          </table:table-cell>
          <table:table-cell table:formula="of:=[.A542]/1000000" office:value-type="float" office:value="1478538150360.31" calcext:value-type="float">
            <text:p>1478538150360.31</text:p>
          </table:table-cell>
          <table:table-cell table:formula="of:=[.B542]/1000000" office:value-type="float" office:value="1478538147906" calcext:value-type="float">
            <text:p>1478538147906</text:p>
          </table:table-cell>
          <table:table-cell table:number-columns-repeated="4"/>
        </table:table-row>
        <table:table-row table:style-name="ro1">
          <table:table-cell office:value-type="float" office:value="1.4785381503803E+018" calcext:value-type="float">
            <text:p>1.4785381503803E+018</text:p>
          </table:table-cell>
          <table:table-cell office:value-type="float" office:value="1.478538147926E+018" calcext:value-type="float">
            <text:p>1.478538147926E+018</text:p>
          </table:table-cell>
          <table:table-cell table:formula="of:=[.A543]/1000000" office:value-type="float" office:value="1478538150380.3" calcext:value-type="float">
            <text:p>1478538150380.3</text:p>
          </table:table-cell>
          <table:table-cell table:formula="of:=[.B543]/1000000" office:value-type="float" office:value="1478538147926" calcext:value-type="float">
            <text:p>1478538147926</text:p>
          </table:table-cell>
          <table:table-cell table:number-columns-repeated="4"/>
        </table:table-row>
        <table:table-row table:style-name="ro1">
          <table:table-cell office:value-type="float" office:value="1.47853815040029E+018" calcext:value-type="float">
            <text:p>1.47853815040029E+018</text:p>
          </table:table-cell>
          <table:table-cell office:value-type="float" office:value="1.478538147946E+018" calcext:value-type="float">
            <text:p>1.478538147946E+018</text:p>
          </table:table-cell>
          <table:table-cell table:formula="of:=[.A544]/1000000" office:value-type="float" office:value="1478538150400.29" calcext:value-type="float">
            <text:p>1478538150400.29</text:p>
          </table:table-cell>
          <table:table-cell table:formula="of:=[.B544]/1000000" office:value-type="float" office:value="1478538147946" calcext:value-type="float">
            <text:p>1478538147946</text:p>
          </table:table-cell>
          <table:table-cell table:number-columns-repeated="4"/>
        </table:table-row>
        <table:table-row table:style-name="ro1">
          <table:table-cell office:value-type="float" office:value="1.47853815042034E+018" calcext:value-type="float">
            <text:p>1.47853815042034E+018</text:p>
          </table:table-cell>
          <table:table-cell office:value-type="float" office:value="1.478538147966E+018" calcext:value-type="float">
            <text:p>1.478538147966E+018</text:p>
          </table:table-cell>
          <table:table-cell table:formula="of:=[.A545]/1000000" office:value-type="float" office:value="1478538150420.34" calcext:value-type="float">
            <text:p>1478538150420.34</text:p>
          </table:table-cell>
          <table:table-cell table:formula="of:=[.B545]/1000000" office:value-type="float" office:value="1478538147966" calcext:value-type="float">
            <text:p>1478538147966</text:p>
          </table:table-cell>
          <table:table-cell table:number-columns-repeated="4"/>
        </table:table-row>
        <table:table-row table:style-name="ro1">
          <table:table-cell office:value-type="float" office:value="1.47853815044033E+018" calcext:value-type="float">
            <text:p>1.47853815044033E+018</text:p>
          </table:table-cell>
          <table:table-cell office:value-type="float" office:value="1.478538147988E+018" calcext:value-type="float">
            <text:p>1.478538147988E+018</text:p>
          </table:table-cell>
          <table:table-cell table:formula="of:=[.A546]/1000000" office:value-type="float" office:value="1478538150440.33" calcext:value-type="float">
            <text:p>1478538150440.33</text:p>
          </table:table-cell>
          <table:table-cell table:formula="of:=[.B546]/1000000" office:value-type="float" office:value="1478538147988" calcext:value-type="float">
            <text:p>1478538147988</text:p>
          </table:table-cell>
          <table:table-cell table:number-columns-repeated="4"/>
        </table:table-row>
        <table:table-row table:style-name="ro1">
          <table:table-cell office:value-type="float" office:value="1.47853815046029E+018" calcext:value-type="float">
            <text:p>1.47853815046029E+018</text:p>
          </table:table-cell>
          <table:table-cell office:value-type="float" office:value="1.47853814801E+018" calcext:value-type="float">
            <text:p>1.47853814801E+018</text:p>
          </table:table-cell>
          <table:table-cell table:formula="of:=[.A547]/1000000" office:value-type="float" office:value="1478538150460.29" calcext:value-type="float">
            <text:p>1478538150460.29</text:p>
          </table:table-cell>
          <table:table-cell table:formula="of:=[.B547]/1000000" office:value-type="float" office:value="1478538148010" calcext:value-type="float">
            <text:p>1478538148010</text:p>
          </table:table-cell>
          <table:table-cell table:number-columns-repeated="4"/>
        </table:table-row>
        <table:table-row table:style-name="ro1">
          <table:table-cell office:value-type="float" office:value="1.47853815048028E+018" calcext:value-type="float">
            <text:p>1.47853815048028E+018</text:p>
          </table:table-cell>
          <table:table-cell office:value-type="float" office:value="1.478538148054E+018" calcext:value-type="float">
            <text:p>1.478538148054E+018</text:p>
          </table:table-cell>
          <table:table-cell table:formula="of:=[.A548]/1000000" office:value-type="float" office:value="1478538150480.28" calcext:value-type="float">
            <text:p>1478538150480.28</text:p>
          </table:table-cell>
          <table:table-cell table:formula="of:=[.B548]/1000000" office:value-type="float" office:value="1478538148054" calcext:value-type="float">
            <text:p>1478538148054</text:p>
          </table:table-cell>
          <table:table-cell table:number-columns-repeated="4"/>
        </table:table-row>
        <table:table-row table:style-name="ro1">
          <table:table-cell office:value-type="float" office:value="1.47853815050027E+018" calcext:value-type="float">
            <text:p>1.47853815050027E+018</text:p>
          </table:table-cell>
          <table:table-cell office:value-type="float" office:value="1.478538148112E+018" calcext:value-type="float">
            <text:p>1.478538148112E+018</text:p>
          </table:table-cell>
          <table:table-cell table:formula="of:=[.A549]/1000000" office:value-type="float" office:value="1478538150500.27" calcext:value-type="float">
            <text:p>1478538150500.27</text:p>
          </table:table-cell>
          <table:table-cell table:formula="of:=[.B549]/1000000" office:value-type="float" office:value="1478538148112" calcext:value-type="float">
            <text:p>1478538148112</text:p>
          </table:table-cell>
          <table:table-cell table:number-columns-repeated="4"/>
        </table:table-row>
        <table:table-row table:style-name="ro1">
          <table:table-cell office:value-type="float" office:value="1.47853815052022E+018" calcext:value-type="float">
            <text:p>1.47853815052022E+018</text:p>
          </table:table-cell>
          <table:table-cell office:value-type="float" office:value="1.478538148112E+018" calcext:value-type="float">
            <text:p>1.478538148112E+018</text:p>
          </table:table-cell>
          <table:table-cell table:formula="of:=[.A550]/1000000" office:value-type="float" office:value="1478538150520.22" calcext:value-type="float">
            <text:p>1478538150520.22</text:p>
          </table:table-cell>
          <table:table-cell table:formula="of:=[.B550]/1000000" office:value-type="float" office:value="1478538148112" calcext:value-type="float">
            <text:p>1478538148112</text:p>
          </table:table-cell>
          <table:table-cell table:number-columns-repeated="4"/>
        </table:table-row>
        <table:table-row table:style-name="ro1">
          <table:table-cell office:value-type="float" office:value="1.47853815054021E+018" calcext:value-type="float">
            <text:p>1.47853815054021E+018</text:p>
          </table:table-cell>
          <table:table-cell office:value-type="float" office:value="1.478538148131E+018" calcext:value-type="float">
            <text:p>1.478538148131E+018</text:p>
          </table:table-cell>
          <table:table-cell table:formula="of:=[.A551]/1000000" office:value-type="float" office:value="1478538150540.21" calcext:value-type="float">
            <text:p>1478538150540.21</text:p>
          </table:table-cell>
          <table:table-cell table:formula="of:=[.B551]/1000000" office:value-type="float" office:value="1478538148131" calcext:value-type="float">
            <text:p>1478538148131</text:p>
          </table:table-cell>
          <table:table-cell table:number-columns-repeated="4"/>
        </table:table-row>
        <table:table-row table:style-name="ro1">
          <table:table-cell office:value-type="float" office:value="1.47853815056008E+018" calcext:value-type="float">
            <text:p>1.47853815056008E+018</text:p>
          </table:table-cell>
          <table:table-cell office:value-type="float" office:value="1.478538148131E+018" calcext:value-type="float">
            <text:p>1.478538148131E+018</text:p>
          </table:table-cell>
          <table:table-cell table:formula="of:=[.A552]/1000000" office:value-type="float" office:value="1478538150560.08" calcext:value-type="float">
            <text:p>1478538150560.08</text:p>
          </table:table-cell>
          <table:table-cell table:formula="of:=[.B552]/1000000" office:value-type="float" office:value="1478538148131" calcext:value-type="float">
            <text:p>1478538148131</text:p>
          </table:table-cell>
          <table:table-cell table:number-columns-repeated="4"/>
        </table:table-row>
        <table:table-row table:style-name="ro1">
          <table:table-cell office:value-type="float" office:value="1.47853815058007E+018" calcext:value-type="float">
            <text:p>1.47853815058007E+018</text:p>
          </table:table-cell>
          <table:table-cell office:value-type="float" office:value="1.478538148131E+018" calcext:value-type="float">
            <text:p>1.478538148131E+018</text:p>
          </table:table-cell>
          <table:table-cell table:formula="of:=[.A553]/1000000" office:value-type="float" office:value="1478538150580.07" calcext:value-type="float">
            <text:p>1478538150580.07</text:p>
          </table:table-cell>
          <table:table-cell table:formula="of:=[.B553]/1000000" office:value-type="float" office:value="1478538148131" calcext:value-type="float">
            <text:p>1478538148131</text:p>
          </table:table-cell>
          <table:table-cell table:number-columns-repeated="4"/>
        </table:table-row>
        <table:table-row table:style-name="ro1">
          <table:table-cell office:value-type="float" office:value="1.47853815060006E+018" calcext:value-type="float">
            <text:p>1.47853815060006E+018</text:p>
          </table:table-cell>
          <table:table-cell office:value-type="float" office:value="1.478538148145E+018" calcext:value-type="float">
            <text:p>1.478538148145E+018</text:p>
          </table:table-cell>
          <table:table-cell table:formula="of:=[.A554]/1000000" office:value-type="float" office:value="1478538150600.06" calcext:value-type="float">
            <text:p>1478538150600.06</text:p>
          </table:table-cell>
          <table:table-cell table:formula="of:=[.B554]/1000000" office:value-type="float" office:value="1478538148145" calcext:value-type="float">
            <text:p>1478538148145</text:p>
          </table:table-cell>
          <table:table-cell table:number-columns-repeated="4"/>
        </table:table-row>
        <table:table-row table:style-name="ro1">
          <table:table-cell office:value-type="float" office:value="1.47853815062005E+018" calcext:value-type="float">
            <text:p>1.47853815062005E+018</text:p>
          </table:table-cell>
          <table:table-cell office:value-type="float" office:value="1.478538148165E+018" calcext:value-type="float">
            <text:p>1.478538148165E+018</text:p>
          </table:table-cell>
          <table:table-cell table:formula="of:=[.A555]/1000000" office:value-type="float" office:value="1478538150620.05" calcext:value-type="float">
            <text:p>1478538150620.05</text:p>
          </table:table-cell>
          <table:table-cell table:formula="of:=[.B555]/1000000" office:value-type="float" office:value="1478538148165" calcext:value-type="float">
            <text:p>1478538148165</text:p>
          </table:table-cell>
          <table:table-cell table:number-columns-repeated="4"/>
        </table:table-row>
        <table:table-row table:style-name="ro1">
          <table:table-cell office:value-type="float" office:value="1.47853815064004E+018" calcext:value-type="float">
            <text:p>1.47853815064004E+018</text:p>
          </table:table-cell>
          <table:table-cell office:value-type="float" office:value="1.478538148189E+018" calcext:value-type="float">
            <text:p>1.478538148189E+018</text:p>
          </table:table-cell>
          <table:table-cell table:formula="of:=[.A556]/1000000" office:value-type="float" office:value="1478538150640.04" calcext:value-type="float">
            <text:p>1478538150640.04</text:p>
          </table:table-cell>
          <table:table-cell table:formula="of:=[.B556]/1000000" office:value-type="float" office:value="1478538148189" calcext:value-type="float">
            <text:p>1478538148189</text:p>
          </table:table-cell>
          <table:table-cell table:number-columns-repeated="4"/>
        </table:table-row>
        <table:table-row table:style-name="ro1">
          <table:table-cell office:value-type="float" office:value="1.47853815066009E+018" calcext:value-type="float">
            <text:p>1.47853815066009E+018</text:p>
          </table:table-cell>
          <table:table-cell office:value-type="float" office:value="1.478538148218E+018" calcext:value-type="float">
            <text:p>1.478538148218E+018</text:p>
          </table:table-cell>
          <table:table-cell table:formula="of:=[.A557]/1000000" office:value-type="float" office:value="1478538150660.09" calcext:value-type="float">
            <text:p>1478538150660.09</text:p>
          </table:table-cell>
          <table:table-cell table:formula="of:=[.B557]/1000000" office:value-type="float" office:value="1478538148218" calcext:value-type="float">
            <text:p>1478538148218</text:p>
          </table:table-cell>
          <table:table-cell table:number-columns-repeated="4"/>
        </table:table-row>
        <table:table-row table:style-name="ro1">
          <table:table-cell office:value-type="float" office:value="1.47853815068004E+018" calcext:value-type="float">
            <text:p>1.47853815068004E+018</text:p>
          </table:table-cell>
          <table:table-cell office:value-type="float" office:value="1.478538148226E+018" calcext:value-type="float">
            <text:p>1.478538148226E+018</text:p>
          </table:table-cell>
          <table:table-cell table:formula="of:=[.A558]/1000000" office:value-type="float" office:value="1478538150680.04" calcext:value-type="float">
            <text:p>1478538150680.04</text:p>
          </table:table-cell>
          <table:table-cell table:formula="of:=[.B558]/1000000" office:value-type="float" office:value="1478538148226" calcext:value-type="float">
            <text:p>1478538148226</text:p>
          </table:table-cell>
          <table:table-cell table:number-columns-repeated="4"/>
        </table:table-row>
        <table:table-row table:style-name="ro1">
          <table:table-cell office:value-type="float" office:value="1.47853815070003E+018" calcext:value-type="float">
            <text:p>1.47853815070003E+018</text:p>
          </table:table-cell>
          <table:table-cell office:value-type="float" office:value="1.478538148246E+018" calcext:value-type="float">
            <text:p>1.478538148246E+018</text:p>
          </table:table-cell>
          <table:table-cell table:formula="of:=[.A559]/1000000" office:value-type="float" office:value="1478538150700.03" calcext:value-type="float">
            <text:p>1478538150700.03</text:p>
          </table:table-cell>
          <table:table-cell table:formula="of:=[.B559]/1000000" office:value-type="float" office:value="1478538148246" calcext:value-type="float">
            <text:p>1478538148246</text:p>
          </table:table-cell>
          <table:table-cell table:number-columns-repeated="4"/>
        </table:table-row>
        <table:table-row table:style-name="ro1">
          <table:table-cell office:value-type="float" office:value="1.47853815071999E+018" calcext:value-type="float">
            <text:p>1.47853815071999E+018</text:p>
          </table:table-cell>
          <table:table-cell office:value-type="float" office:value="1.478538148266E+018" calcext:value-type="float">
            <text:p>1.478538148266E+018</text:p>
          </table:table-cell>
          <table:table-cell table:formula="of:=[.A560]/1000000" office:value-type="float" office:value="1478538150719.99" calcext:value-type="float">
            <text:p>1478538150719.99</text:p>
          </table:table-cell>
          <table:table-cell table:formula="of:=[.B560]/1000000" office:value-type="float" office:value="1478538148266" calcext:value-type="float">
            <text:p>1478538148266</text:p>
          </table:table-cell>
          <table:table-cell table:number-columns-repeated="4"/>
        </table:table-row>
        <table:table-row table:style-name="ro1">
          <table:table-cell office:value-type="float" office:value="1.47853815074001E+018" calcext:value-type="float">
            <text:p>1.47853815074001E+018</text:p>
          </table:table-cell>
          <table:table-cell office:value-type="float" office:value="1.478538148288E+018" calcext:value-type="float">
            <text:p>1.478538148288E+018</text:p>
          </table:table-cell>
          <table:table-cell table:formula="of:=[.A561]/1000000" office:value-type="float" office:value="1478538150740.01" calcext:value-type="float">
            <text:p>1478538150740.01</text:p>
          </table:table-cell>
          <table:table-cell table:formula="of:=[.B561]/1000000" office:value-type="float" office:value="1478538148288" calcext:value-type="float">
            <text:p>1478538148288</text:p>
          </table:table-cell>
          <table:table-cell table:number-columns-repeated="4"/>
        </table:table-row>
        <table:table-row table:style-name="ro1">
          <table:table-cell office:value-type="float" office:value="1.47853815075997E+018" calcext:value-type="float">
            <text:p>1.47853815075997E+018</text:p>
          </table:table-cell>
          <table:table-cell office:value-type="float" office:value="1.478538148308E+018" calcext:value-type="float">
            <text:p>1.478538148308E+018</text:p>
          </table:table-cell>
          <table:table-cell table:formula="of:=[.A562]/1000000" office:value-type="float" office:value="1478538150759.97" calcext:value-type="float">
            <text:p>1478538150759.97</text:p>
          </table:table-cell>
          <table:table-cell table:formula="of:=[.B562]/1000000" office:value-type="float" office:value="1478538148308" calcext:value-type="float">
            <text:p>1478538148308</text:p>
          </table:table-cell>
          <table:table-cell table:number-columns-repeated="4"/>
        </table:table-row>
        <table:table-row table:style-name="ro1">
          <table:table-cell office:value-type="float" office:value="1.47853815077996E+018" calcext:value-type="float">
            <text:p>1.47853815077996E+018</text:p>
          </table:table-cell>
          <table:table-cell office:value-type="float" office:value="1.478538148347E+018" calcext:value-type="float">
            <text:p>1.478538148347E+018</text:p>
          </table:table-cell>
          <table:table-cell table:formula="of:=[.A563]/1000000" office:value-type="float" office:value="1478538150779.96" calcext:value-type="float">
            <text:p>1478538150779.96</text:p>
          </table:table-cell>
          <table:table-cell table:formula="of:=[.B563]/1000000" office:value-type="float" office:value="1478538148347" calcext:value-type="float">
            <text:p>1478538148347</text:p>
          </table:table-cell>
          <table:table-cell table:number-columns-repeated="4"/>
        </table:table-row>
        <table:table-row table:style-name="ro1">
          <table:table-cell office:value-type="float" office:value="1.47853815079989E+018" calcext:value-type="float">
            <text:p>1.47853815079989E+018</text:p>
          </table:table-cell>
          <table:table-cell office:value-type="float" office:value="1.478538148349E+018" calcext:value-type="float">
            <text:p>1.478538148349E+018</text:p>
          </table:table-cell>
          <table:table-cell table:formula="of:=[.A564]/1000000" office:value-type="float" office:value="1478538150799.89" calcext:value-type="float">
            <text:p>1478538150799.89</text:p>
          </table:table-cell>
          <table:table-cell table:formula="of:=[.B564]/1000000" office:value-type="float" office:value="1478538148349" calcext:value-type="float">
            <text:p>1478538148349</text:p>
          </table:table-cell>
          <table:table-cell table:number-columns-repeated="4"/>
        </table:table-row>
        <table:table-row table:style-name="ro1">
          <table:table-cell office:value-type="float" office:value="1.47853815081988E+018" calcext:value-type="float">
            <text:p>1.47853815081988E+018</text:p>
          </table:table-cell>
          <table:table-cell office:value-type="float" office:value="1.478538148368E+018" calcext:value-type="float">
            <text:p>1.478538148368E+018</text:p>
          </table:table-cell>
          <table:table-cell table:formula="of:=[.A565]/1000000" office:value-type="float" office:value="1478538150819.88" calcext:value-type="float">
            <text:p>1478538150819.88</text:p>
          </table:table-cell>
          <table:table-cell table:formula="of:=[.B565]/1000000" office:value-type="float" office:value="1478538148368" calcext:value-type="float">
            <text:p>1478538148368</text:p>
          </table:table-cell>
          <table:table-cell table:number-columns-repeated="4"/>
        </table:table-row>
        <table:table-row table:style-name="ro1">
          <table:table-cell office:value-type="float" office:value="1.47853815083986E+018" calcext:value-type="float">
            <text:p>1.47853815083986E+018</text:p>
          </table:table-cell>
          <table:table-cell office:value-type="float" office:value="1.478538148386E+018" calcext:value-type="float">
            <text:p>1.478538148386E+018</text:p>
          </table:table-cell>
          <table:table-cell table:formula="of:=[.A566]/1000000" office:value-type="float" office:value="1478538150839.86" calcext:value-type="float">
            <text:p>1478538150839.86</text:p>
          </table:table-cell>
          <table:table-cell table:formula="of:=[.B566]/1000000" office:value-type="float" office:value="1478538148386" calcext:value-type="float">
            <text:p>1478538148386</text:p>
          </table:table-cell>
          <table:table-cell table:number-columns-repeated="4"/>
        </table:table-row>
        <table:table-row table:style-name="ro1">
          <table:table-cell office:value-type="float" office:value="1.47853815085982E+018" calcext:value-type="float">
            <text:p>1.47853815085982E+018</text:p>
          </table:table-cell>
          <table:table-cell office:value-type="float" office:value="1.478538148405E+018" calcext:value-type="float">
            <text:p>1.478538148405E+018</text:p>
          </table:table-cell>
          <table:table-cell table:formula="of:=[.A567]/1000000" office:value-type="float" office:value="1478538150859.82" calcext:value-type="float">
            <text:p>1478538150859.82</text:p>
          </table:table-cell>
          <table:table-cell table:formula="of:=[.B567]/1000000" office:value-type="float" office:value="1478538148405" calcext:value-type="float">
            <text:p>1478538148405</text:p>
          </table:table-cell>
          <table:table-cell table:number-columns-repeated="4"/>
        </table:table-row>
        <table:table-row table:style-name="ro1">
          <table:table-cell office:value-type="float" office:value="1.47853815087981E+018" calcext:value-type="float">
            <text:p>1.47853815087981E+018</text:p>
          </table:table-cell>
          <table:table-cell office:value-type="float" office:value="1.478538148428E+018" calcext:value-type="float">
            <text:p>1.478538148428E+018</text:p>
          </table:table-cell>
          <table:table-cell table:formula="of:=[.A568]/1000000" office:value-type="float" office:value="1478538150879.81" calcext:value-type="float">
            <text:p>1478538150879.81</text:p>
          </table:table-cell>
          <table:table-cell table:formula="of:=[.B568]/1000000" office:value-type="float" office:value="1478538148428" calcext:value-type="float">
            <text:p>1478538148428</text:p>
          </table:table-cell>
          <table:table-cell table:number-columns-repeated="4"/>
        </table:table-row>
        <table:table-row table:style-name="ro1">
          <table:table-cell office:value-type="float" office:value="1.47853815089983E+018" calcext:value-type="float">
            <text:p>1.47853815089983E+018</text:p>
          </table:table-cell>
          <table:table-cell office:value-type="float" office:value="1.478538148448E+018" calcext:value-type="float">
            <text:p>1.478538148448E+018</text:p>
          </table:table-cell>
          <table:table-cell table:formula="of:=[.A569]/1000000" office:value-type="float" office:value="1478538150899.83" calcext:value-type="float">
            <text:p>1478538150899.83</text:p>
          </table:table-cell>
          <table:table-cell table:formula="of:=[.B569]/1000000" office:value-type="float" office:value="1478538148448" calcext:value-type="float">
            <text:p>1478538148448</text:p>
          </table:table-cell>
          <table:table-cell table:number-columns-repeated="4"/>
        </table:table-row>
        <table:table-row table:style-name="ro1">
          <table:table-cell office:value-type="float" office:value="1.47853815091985E+018" calcext:value-type="float">
            <text:p>1.47853815091985E+018</text:p>
          </table:table-cell>
          <table:table-cell office:value-type="float" office:value="1.478538148466E+018" calcext:value-type="float">
            <text:p>1.478538148466E+018</text:p>
          </table:table-cell>
          <table:table-cell table:formula="of:=[.A570]/1000000" office:value-type="float" office:value="1478538150919.85" calcext:value-type="float">
            <text:p>1478538150919.85</text:p>
          </table:table-cell>
          <table:table-cell table:formula="of:=[.B570]/1000000" office:value-type="float" office:value="1478538148466" calcext:value-type="float">
            <text:p>1478538148466</text:p>
          </table:table-cell>
          <table:table-cell table:number-columns-repeated="4"/>
        </table:table-row>
        <table:table-row table:style-name="ro1">
          <table:table-cell office:value-type="float" office:value="1.47853815093981E+018" calcext:value-type="float">
            <text:p>1.47853815093981E+018</text:p>
          </table:table-cell>
          <table:table-cell office:value-type="float" office:value="1.478538148486E+018" calcext:value-type="float">
            <text:p>1.478538148486E+018</text:p>
          </table:table-cell>
          <table:table-cell table:formula="of:=[.A571]/1000000" office:value-type="float" office:value="1478538150939.81" calcext:value-type="float">
            <text:p>1478538150939.81</text:p>
          </table:table-cell>
          <table:table-cell table:formula="of:=[.B571]/1000000" office:value-type="float" office:value="1478538148486" calcext:value-type="float">
            <text:p>1478538148486</text:p>
          </table:table-cell>
          <table:table-cell table:number-columns-repeated="4"/>
        </table:table-row>
        <table:table-row table:style-name="ro1">
          <table:table-cell office:value-type="float" office:value="1.4785381509598E+018" calcext:value-type="float">
            <text:p>1.4785381509598E+018</text:p>
          </table:table-cell>
          <table:table-cell office:value-type="float" office:value="1.478538148506E+018" calcext:value-type="float">
            <text:p>1.478538148506E+018</text:p>
          </table:table-cell>
          <table:table-cell table:formula="of:=[.A572]/1000000" office:value-type="float" office:value="1478538150959.8" calcext:value-type="float">
            <text:p>1478538150959.8</text:p>
          </table:table-cell>
          <table:table-cell table:formula="of:=[.B572]/1000000" office:value-type="float" office:value="1478538148506" calcext:value-type="float">
            <text:p>1478538148506</text:p>
          </table:table-cell>
          <table:table-cell table:number-columns-repeated="4"/>
        </table:table-row>
        <table:table-row table:style-name="ro1">
          <table:table-cell office:value-type="float" office:value="1.47853815097979E+018" calcext:value-type="float">
            <text:p>1.47853815097979E+018</text:p>
          </table:table-cell>
          <table:table-cell office:value-type="float" office:value="1.478538148529E+018" calcext:value-type="float">
            <text:p>1.478538148529E+018</text:p>
          </table:table-cell>
          <table:table-cell table:formula="of:=[.A573]/1000000" office:value-type="float" office:value="1478538150979.79" calcext:value-type="float">
            <text:p>1478538150979.79</text:p>
          </table:table-cell>
          <table:table-cell table:formula="of:=[.B573]/1000000" office:value-type="float" office:value="1478538148529" calcext:value-type="float">
            <text:p>1478538148529</text:p>
          </table:table-cell>
          <table:table-cell table:number-columns-repeated="4"/>
        </table:table-row>
        <table:table-row table:style-name="ro1">
          <table:table-cell office:value-type="float" office:value="1.47853815099978E+018" calcext:value-type="float">
            <text:p>1.47853815099978E+018</text:p>
          </table:table-cell>
          <table:table-cell office:value-type="float" office:value="1.478538148548E+018" calcext:value-type="float">
            <text:p>1.478538148548E+018</text:p>
          </table:table-cell>
          <table:table-cell table:formula="of:=[.A574]/1000000" office:value-type="float" office:value="1478538150999.78" calcext:value-type="float">
            <text:p>1478538150999.78</text:p>
          </table:table-cell>
          <table:table-cell table:formula="of:=[.B574]/1000000" office:value-type="float" office:value="1478538148548" calcext:value-type="float">
            <text:p>1478538148548</text:p>
          </table:table-cell>
          <table:table-cell table:number-columns-repeated="4"/>
        </table:table-row>
        <table:table-row table:style-name="ro1">
          <table:table-cell office:value-type="float" office:value="1.47853815101974E+018" calcext:value-type="float">
            <text:p>1.47853815101974E+018</text:p>
          </table:table-cell>
          <table:table-cell office:value-type="float" office:value="1.478538148569E+018" calcext:value-type="float">
            <text:p>1.478538148569E+018</text:p>
          </table:table-cell>
          <table:table-cell table:formula="of:=[.A575]/1000000" office:value-type="float" office:value="1478538151019.74" calcext:value-type="float">
            <text:p>1478538151019.74</text:p>
          </table:table-cell>
          <table:table-cell table:formula="of:=[.B575]/1000000" office:value-type="float" office:value="1478538148569" calcext:value-type="float">
            <text:p>1478538148569</text:p>
          </table:table-cell>
          <table:table-cell table:number-columns-repeated="4"/>
        </table:table-row>
        <table:table-row table:style-name="ro1">
          <table:table-cell office:value-type="float" office:value="1.47853815103972E+018" calcext:value-type="float">
            <text:p>1.47853815103972E+018</text:p>
          </table:table-cell>
          <table:table-cell office:value-type="float" office:value="1.478538148588E+018" calcext:value-type="float">
            <text:p>1.478538148588E+018</text:p>
          </table:table-cell>
          <table:table-cell table:formula="of:=[.A576]/1000000" office:value-type="float" office:value="1478538151039.72" calcext:value-type="float">
            <text:p>1478538151039.72</text:p>
          </table:table-cell>
          <table:table-cell table:formula="of:=[.B576]/1000000" office:value-type="float" office:value="1478538148588" calcext:value-type="float">
            <text:p>1478538148588</text:p>
          </table:table-cell>
          <table:table-cell table:number-columns-repeated="4"/>
        </table:table-row>
        <table:table-row table:style-name="ro1">
          <table:table-cell office:value-type="float" office:value="1.47853815105971E+018" calcext:value-type="float">
            <text:p>1.47853815105971E+018</text:p>
          </table:table-cell>
          <table:table-cell office:value-type="float" office:value="1.478538148608E+018" calcext:value-type="float">
            <text:p>1.478538148608E+018</text:p>
          </table:table-cell>
          <table:table-cell table:formula="of:=[.A577]/1000000" office:value-type="float" office:value="1478538151059.71" calcext:value-type="float">
            <text:p>1478538151059.71</text:p>
          </table:table-cell>
          <table:table-cell table:formula="of:=[.B577]/1000000" office:value-type="float" office:value="1478538148608" calcext:value-type="float">
            <text:p>1478538148608</text:p>
          </table:table-cell>
          <table:table-cell table:number-columns-repeated="4"/>
        </table:table-row>
        <table:table-row table:style-name="ro1">
          <table:table-cell office:value-type="float" office:value="1.47853815107967E+018" calcext:value-type="float">
            <text:p>1.47853815107967E+018</text:p>
          </table:table-cell>
          <table:table-cell office:value-type="float" office:value="1.478538148629E+018" calcext:value-type="float">
            <text:p>1.478538148629E+018</text:p>
          </table:table-cell>
          <table:table-cell table:formula="of:=[.A578]/1000000" office:value-type="float" office:value="1478538151079.67" calcext:value-type="float">
            <text:p>1478538151079.67</text:p>
          </table:table-cell>
          <table:table-cell table:formula="of:=[.B578]/1000000" office:value-type="float" office:value="1478538148629" calcext:value-type="float">
            <text:p>1478538148629</text:p>
          </table:table-cell>
          <table:table-cell table:number-columns-repeated="4"/>
        </table:table-row>
        <table:table-row table:style-name="ro1">
          <table:table-cell office:value-type="float" office:value="1.47853815109966E+018" calcext:value-type="float">
            <text:p>1.47853815109966E+018</text:p>
          </table:table-cell>
          <table:table-cell office:value-type="float" office:value="1.478538148732E+018" calcext:value-type="float">
            <text:p>1.478538148732E+018</text:p>
          </table:table-cell>
          <table:table-cell table:formula="of:=[.A579]/1000000" office:value-type="float" office:value="1478538151099.66" calcext:value-type="float">
            <text:p>1478538151099.66</text:p>
          </table:table-cell>
          <table:table-cell table:formula="of:=[.B579]/1000000" office:value-type="float" office:value="1478538148732" calcext:value-type="float">
            <text:p>1478538148732</text:p>
          </table:table-cell>
          <table:table-cell table:number-columns-repeated="4"/>
        </table:table-row>
        <table:table-row table:style-name="ro1">
          <table:table-cell office:value-type="float" office:value="1.47853815111962E+018" calcext:value-type="float">
            <text:p>1.47853815111962E+018</text:p>
          </table:table-cell>
          <table:table-cell office:value-type="float" office:value="1.478538148738E+018" calcext:value-type="float">
            <text:p>1.478538148738E+018</text:p>
          </table:table-cell>
          <table:table-cell table:formula="of:=[.A580]/1000000" office:value-type="float" office:value="1478538151119.62" calcext:value-type="float">
            <text:p>1478538151119.62</text:p>
          </table:table-cell>
          <table:table-cell table:formula="of:=[.B580]/1000000" office:value-type="float" office:value="1478538148738" calcext:value-type="float">
            <text:p>1478538148738</text:p>
          </table:table-cell>
          <table:table-cell table:number-columns-repeated="4"/>
        </table:table-row>
        <table:table-row table:style-name="ro1">
          <table:table-cell office:value-type="float" office:value="1.47853815113961E+018" calcext:value-type="float">
            <text:p>1.47853815113961E+018</text:p>
          </table:table-cell>
          <table:table-cell office:value-type="float" office:value="1.478538148738E+018" calcext:value-type="float">
            <text:p>1.478538148738E+018</text:p>
          </table:table-cell>
          <table:table-cell table:formula="of:=[.A581]/1000000" office:value-type="float" office:value="1478538151139.61" calcext:value-type="float">
            <text:p>1478538151139.61</text:p>
          </table:table-cell>
          <table:table-cell table:formula="of:=[.B581]/1000000" office:value-type="float" office:value="1478538148738" calcext:value-type="float">
            <text:p>1478538148738</text:p>
          </table:table-cell>
          <table:table-cell table:number-columns-repeated="4"/>
        </table:table-row>
        <table:table-row table:style-name="ro1">
          <table:table-cell office:value-type="float" office:value="1.47853815115957E+018" calcext:value-type="float">
            <text:p>1.47853815115957E+018</text:p>
          </table:table-cell>
          <table:table-cell office:value-type="float" office:value="1.478538148738E+018" calcext:value-type="float">
            <text:p>1.478538148738E+018</text:p>
          </table:table-cell>
          <table:table-cell table:formula="of:=[.A582]/1000000" office:value-type="float" office:value="1478538151159.57" calcext:value-type="float">
            <text:p>1478538151159.57</text:p>
          </table:table-cell>
          <table:table-cell table:formula="of:=[.B582]/1000000" office:value-type="float" office:value="1478538148738" calcext:value-type="float">
            <text:p>1478538148738</text:p>
          </table:table-cell>
          <table:table-cell table:number-columns-repeated="4"/>
        </table:table-row>
        <table:table-row table:style-name="ro1">
          <table:table-cell office:value-type="float" office:value="1.47853815117953E+018" calcext:value-type="float">
            <text:p>1.47853815117953E+018</text:p>
          </table:table-cell>
          <table:table-cell office:value-type="float" office:value="1.478538148739E+018" calcext:value-type="float">
            <text:p>1.478538148739E+018</text:p>
          </table:table-cell>
          <table:table-cell table:formula="of:=[.A583]/1000000" office:value-type="float" office:value="1478538151179.53" calcext:value-type="float">
            <text:p>1478538151179.53</text:p>
          </table:table-cell>
          <table:table-cell table:formula="of:=[.B583]/1000000" office:value-type="float" office:value="1478538148739" calcext:value-type="float">
            <text:p>1478538148739</text:p>
          </table:table-cell>
          <table:table-cell table:number-columns-repeated="4"/>
        </table:table-row>
        <table:table-row table:style-name="ro1">
          <table:table-cell office:value-type="float" office:value="1.47853815119951E+018" calcext:value-type="float">
            <text:p>1.47853815119951E+018</text:p>
          </table:table-cell>
          <table:table-cell office:value-type="float" office:value="1.478538148745E+018" calcext:value-type="float">
            <text:p>1.478538148745E+018</text:p>
          </table:table-cell>
          <table:table-cell table:formula="of:=[.A584]/1000000" office:value-type="float" office:value="1478538151199.51" calcext:value-type="float">
            <text:p>1478538151199.51</text:p>
          </table:table-cell>
          <table:table-cell table:formula="of:=[.B584]/1000000" office:value-type="float" office:value="1478538148745" calcext:value-type="float">
            <text:p>1478538148745</text:p>
          </table:table-cell>
          <table:table-cell table:number-columns-repeated="4"/>
        </table:table-row>
        <table:table-row table:style-name="ro1">
          <table:table-cell office:value-type="float" office:value="1.4785381512195E+018" calcext:value-type="float">
            <text:p>1.4785381512195E+018</text:p>
          </table:table-cell>
          <table:table-cell office:value-type="float" office:value="1.478538148765E+018" calcext:value-type="float">
            <text:p>1.478538148765E+018</text:p>
          </table:table-cell>
          <table:table-cell table:formula="of:=[.A585]/1000000" office:value-type="float" office:value="1478538151219.5" calcext:value-type="float">
            <text:p>1478538151219.5</text:p>
          </table:table-cell>
          <table:table-cell table:formula="of:=[.B585]/1000000" office:value-type="float" office:value="1478538148765" calcext:value-type="float">
            <text:p>1478538148765</text:p>
          </table:table-cell>
          <table:table-cell table:number-columns-repeated="4"/>
        </table:table-row>
        <table:table-row table:style-name="ro1">
          <table:table-cell office:value-type="float" office:value="1.47853815123949E+018" calcext:value-type="float">
            <text:p>1.47853815123949E+018</text:p>
          </table:table-cell>
          <table:table-cell office:value-type="float" office:value="1.478538148785E+018" calcext:value-type="float">
            <text:p>1.478538148785E+018</text:p>
          </table:table-cell>
          <table:table-cell table:formula="of:=[.A586]/1000000" office:value-type="float" office:value="1478538151239.49" calcext:value-type="float">
            <text:p>1478538151239.49</text:p>
          </table:table-cell>
          <table:table-cell table:formula="of:=[.B586]/1000000" office:value-type="float" office:value="1478538148785" calcext:value-type="float">
            <text:p>1478538148785</text:p>
          </table:table-cell>
          <table:table-cell table:number-columns-repeated="4"/>
        </table:table-row>
        <table:table-row table:style-name="ro1">
          <table:table-cell office:value-type="float" office:value="1.47853815125948E+018" calcext:value-type="float">
            <text:p>1.47853815125948E+018</text:p>
          </table:table-cell>
          <table:table-cell office:value-type="float" office:value="1.478538148808E+018" calcext:value-type="float">
            <text:p>1.478538148808E+018</text:p>
          </table:table-cell>
          <table:table-cell table:formula="of:=[.A587]/1000000" office:value-type="float" office:value="1478538151259.48" calcext:value-type="float">
            <text:p>1478538151259.48</text:p>
          </table:table-cell>
          <table:table-cell table:formula="of:=[.B587]/1000000" office:value-type="float" office:value="1478538148808" calcext:value-type="float">
            <text:p>1478538148808</text:p>
          </table:table-cell>
          <table:table-cell table:number-columns-repeated="4"/>
        </table:table-row>
        <table:table-row table:style-name="ro1">
          <table:table-cell office:value-type="float" office:value="1.47853815127953E+018" calcext:value-type="float">
            <text:p>1.47853815127953E+018</text:p>
          </table:table-cell>
          <table:table-cell office:value-type="float" office:value="1.478538148829E+018" calcext:value-type="float">
            <text:p>1.478538148829E+018</text:p>
          </table:table-cell>
          <table:table-cell table:formula="of:=[.A588]/1000000" office:value-type="float" office:value="1478538151279.53" calcext:value-type="float">
            <text:p>1478538151279.53</text:p>
          </table:table-cell>
          <table:table-cell table:formula="of:=[.B588]/1000000" office:value-type="float" office:value="1478538148829" calcext:value-type="float">
            <text:p>1478538148829</text:p>
          </table:table-cell>
          <table:table-cell table:number-columns-repeated="4"/>
        </table:table-row>
        <table:table-row table:style-name="ro1">
          <table:table-cell office:value-type="float" office:value="1.47853815129946E+018" calcext:value-type="float">
            <text:p>1.47853815129946E+018</text:p>
          </table:table-cell>
          <table:table-cell office:value-type="float" office:value="1.478538148853E+018" calcext:value-type="float">
            <text:p>1.478538148853E+018</text:p>
          </table:table-cell>
          <table:table-cell table:formula="of:=[.A589]/1000000" office:value-type="float" office:value="1478538151299.46" calcext:value-type="float">
            <text:p>1478538151299.46</text:p>
          </table:table-cell>
          <table:table-cell table:formula="of:=[.B589]/1000000" office:value-type="float" office:value="1478538148853" calcext:value-type="float">
            <text:p>1478538148853</text:p>
          </table:table-cell>
          <table:table-cell table:number-columns-repeated="4"/>
        </table:table-row>
        <table:table-row table:style-name="ro1">
          <table:table-cell office:value-type="float" office:value="1.47853815131939E+018" calcext:value-type="float">
            <text:p>1.47853815131939E+018</text:p>
          </table:table-cell>
          <table:table-cell office:value-type="float" office:value="1.478538148869E+018" calcext:value-type="float">
            <text:p>1.478538148869E+018</text:p>
          </table:table-cell>
          <table:table-cell table:formula="of:=[.A590]/1000000" office:value-type="float" office:value="1478538151319.39" calcext:value-type="float">
            <text:p>1478538151319.39</text:p>
          </table:table-cell>
          <table:table-cell table:formula="of:=[.B590]/1000000" office:value-type="float" office:value="1478538148869" calcext:value-type="float">
            <text:p>1478538148869</text:p>
          </table:table-cell>
          <table:table-cell table:number-columns-repeated="4"/>
        </table:table-row>
        <table:table-row table:style-name="ro1">
          <table:table-cell office:value-type="float" office:value="1.47853815133935E+018" calcext:value-type="float">
            <text:p>1.47853815133935E+018</text:p>
          </table:table-cell>
          <table:table-cell office:value-type="float" office:value="1.478538148885E+018" calcext:value-type="float">
            <text:p>1.478538148885E+018</text:p>
          </table:table-cell>
          <table:table-cell table:formula="of:=[.A591]/1000000" office:value-type="float" office:value="1478538151339.35" calcext:value-type="float">
            <text:p>1478538151339.35</text:p>
          </table:table-cell>
          <table:table-cell table:formula="of:=[.B591]/1000000" office:value-type="float" office:value="1478538148885" calcext:value-type="float">
            <text:p>1478538148885</text:p>
          </table:table-cell>
          <table:table-cell table:number-columns-repeated="4"/>
        </table:table-row>
        <table:table-row table:style-name="ro1">
          <table:table-cell office:value-type="float" office:value="1.47853815135933E+018" calcext:value-type="float">
            <text:p>1.47853815135933E+018</text:p>
          </table:table-cell>
          <table:table-cell office:value-type="float" office:value="1.478538148905E+018" calcext:value-type="float">
            <text:p>1.478538148905E+018</text:p>
          </table:table-cell>
          <table:table-cell table:formula="of:=[.A592]/1000000" office:value-type="float" office:value="1478538151359.33" calcext:value-type="float">
            <text:p>1478538151359.33</text:p>
          </table:table-cell>
          <table:table-cell table:formula="of:=[.B592]/1000000" office:value-type="float" office:value="1478538148905" calcext:value-type="float">
            <text:p>1478538148905</text:p>
          </table:table-cell>
          <table:table-cell table:number-columns-repeated="4"/>
        </table:table-row>
        <table:table-row table:style-name="ro1">
          <table:table-cell office:value-type="float" office:value="1.47853815137929E+018" calcext:value-type="float">
            <text:p>1.47853815137929E+018</text:p>
          </table:table-cell>
          <table:table-cell office:value-type="float" office:value="1.478538148928E+018" calcext:value-type="float">
            <text:p>1.478538148928E+018</text:p>
          </table:table-cell>
          <table:table-cell table:formula="of:=[.A593]/1000000" office:value-type="float" office:value="1478538151379.29" calcext:value-type="float">
            <text:p>1478538151379.29</text:p>
          </table:table-cell>
          <table:table-cell table:formula="of:=[.B593]/1000000" office:value-type="float" office:value="1478538148928" calcext:value-type="float">
            <text:p>1478538148928</text:p>
          </table:table-cell>
          <table:table-cell table:number-columns-repeated="4"/>
        </table:table-row>
        <table:table-row table:style-name="ro1">
          <table:table-cell office:value-type="float" office:value="1.47853815139925E+018" calcext:value-type="float">
            <text:p>1.47853815139925E+018</text:p>
          </table:table-cell>
          <table:table-cell office:value-type="float" office:value="1.478538148951E+018" calcext:value-type="float">
            <text:p>1.478538148951E+018</text:p>
          </table:table-cell>
          <table:table-cell table:formula="of:=[.A594]/1000000" office:value-type="float" office:value="1478538151399.25" calcext:value-type="float">
            <text:p>1478538151399.25</text:p>
          </table:table-cell>
          <table:table-cell table:formula="of:=[.B594]/1000000" office:value-type="float" office:value="1478538148951" calcext:value-type="float">
            <text:p>1478538148951</text:p>
          </table:table-cell>
          <table:table-cell table:number-columns-repeated="4"/>
        </table:table-row>
        <table:table-row table:style-name="ro1">
          <table:table-cell office:value-type="float" office:value="1.4785381514193E+018" calcext:value-type="float">
            <text:p>1.4785381514193E+018</text:p>
          </table:table-cell>
          <table:table-cell office:value-type="float" office:value="1.478538148968E+018" calcext:value-type="float">
            <text:p>1.478538148968E+018</text:p>
          </table:table-cell>
          <table:table-cell table:formula="of:=[.A595]/1000000" office:value-type="float" office:value="1478538151419.3" calcext:value-type="float">
            <text:p>1478538151419.3</text:p>
          </table:table-cell>
          <table:table-cell table:formula="of:=[.B595]/1000000" office:value-type="float" office:value="1478538148968" calcext:value-type="float">
            <text:p>1478538148968</text:p>
          </table:table-cell>
          <table:table-cell table:number-columns-repeated="4"/>
        </table:table-row>
        <table:table-row table:style-name="ro1">
          <table:table-cell office:value-type="float" office:value="1.47853815143932E+018" calcext:value-type="float">
            <text:p>1.47853815143932E+018</text:p>
          </table:table-cell>
          <table:table-cell office:value-type="float" office:value="1.478538148988E+018" calcext:value-type="float">
            <text:p>1.478538148988E+018</text:p>
          </table:table-cell>
          <table:table-cell table:formula="of:=[.A596]/1000000" office:value-type="float" office:value="1478538151439.32" calcext:value-type="float">
            <text:p>1478538151439.32</text:p>
          </table:table-cell>
          <table:table-cell table:formula="of:=[.B596]/1000000" office:value-type="float" office:value="1478538148988" calcext:value-type="float">
            <text:p>1478538148988</text:p>
          </table:table-cell>
          <table:table-cell table:number-columns-repeated="4"/>
        </table:table-row>
        <table:table-row table:style-name="ro1">
          <table:table-cell office:value-type="float" office:value="1.47853815145931E+018" calcext:value-type="float">
            <text:p>1.47853815145931E+018</text:p>
          </table:table-cell>
          <table:table-cell office:value-type="float" office:value="1.478538149008E+018" calcext:value-type="float">
            <text:p>1.478538149008E+018</text:p>
          </table:table-cell>
          <table:table-cell table:formula="of:=[.A597]/1000000" office:value-type="float" office:value="1478538151459.31" calcext:value-type="float">
            <text:p>1478538151459.31</text:p>
          </table:table-cell>
          <table:table-cell table:formula="of:=[.B597]/1000000" office:value-type="float" office:value="1478538149008" calcext:value-type="float">
            <text:p>1478538149008</text:p>
          </table:table-cell>
          <table:table-cell table:number-columns-repeated="4"/>
        </table:table-row>
        <table:table-row table:style-name="ro1">
          <table:table-cell office:value-type="float" office:value="1.47853815147927E+018" calcext:value-type="float">
            <text:p>1.47853815147927E+018</text:p>
          </table:table-cell>
          <table:table-cell office:value-type="float" office:value="1.478538149029E+018" calcext:value-type="float">
            <text:p>1.478538149029E+018</text:p>
          </table:table-cell>
          <table:table-cell table:formula="of:=[.A598]/1000000" office:value-type="float" office:value="1478538151479.27" calcext:value-type="float">
            <text:p>1478538151479.27</text:p>
          </table:table-cell>
          <table:table-cell table:formula="of:=[.B598]/1000000" office:value-type="float" office:value="1478538149029" calcext:value-type="float">
            <text:p>1478538149029</text:p>
          </table:table-cell>
          <table:table-cell table:number-columns-repeated="4"/>
        </table:table-row>
        <table:table-row table:style-name="ro1">
          <table:table-cell office:value-type="float" office:value="1.47853815149926E+018" calcext:value-type="float">
            <text:p>1.47853815149926E+018</text:p>
          </table:table-cell>
          <table:table-cell office:value-type="float" office:value="1.478538149048E+018" calcext:value-type="float">
            <text:p>1.478538149048E+018</text:p>
          </table:table-cell>
          <table:table-cell table:formula="of:=[.A599]/1000000" office:value-type="float" office:value="1478538151499.26" calcext:value-type="float">
            <text:p>1478538151499.26</text:p>
          </table:table-cell>
          <table:table-cell table:formula="of:=[.B599]/1000000" office:value-type="float" office:value="1478538149048" calcext:value-type="float">
            <text:p>1478538149048</text:p>
          </table:table-cell>
          <table:table-cell table:number-columns-repeated="4"/>
        </table:table-row>
        <table:table-row table:style-name="ro1">
          <table:table-cell office:value-type="float" office:value="1.47853815151925E+018" calcext:value-type="float">
            <text:p>1.47853815151925E+018</text:p>
          </table:table-cell>
          <table:table-cell office:value-type="float" office:value="1.478538149068E+018" calcext:value-type="float">
            <text:p>1.478538149068E+018</text:p>
          </table:table-cell>
          <table:table-cell table:formula="of:=[.A600]/1000000" office:value-type="float" office:value="1478538151519.25" calcext:value-type="float">
            <text:p>1478538151519.25</text:p>
          </table:table-cell>
          <table:table-cell table:formula="of:=[.B600]/1000000" office:value-type="float" office:value="1478538149068" calcext:value-type="float">
            <text:p>1478538149068</text:p>
          </table:table-cell>
          <table:table-cell table:number-columns-repeated="4"/>
        </table:table-row>
        <table:table-row table:style-name="ro1">
          <table:table-cell office:value-type="float" office:value="1.47853815153921E+018" calcext:value-type="float">
            <text:p>1.47853815153921E+018</text:p>
          </table:table-cell>
          <table:table-cell office:value-type="float" office:value="1.478538149088E+018" calcext:value-type="float">
            <text:p>1.478538149088E+018</text:p>
          </table:table-cell>
          <table:table-cell table:formula="of:=[.A601]/1000000" office:value-type="float" office:value="1478538151539.21" calcext:value-type="float">
            <text:p>1478538151539.21</text:p>
          </table:table-cell>
          <table:table-cell table:formula="of:=[.B601]/1000000" office:value-type="float" office:value="1478538149088" calcext:value-type="float">
            <text:p>1478538149088</text:p>
          </table:table-cell>
          <table:table-cell table:number-columns-repeated="4"/>
        </table:table-row>
        <table:table-row table:style-name="ro1">
          <table:table-cell office:value-type="float" office:value="1.47853815155919E+018" calcext:value-type="float">
            <text:p>1.47853815155919E+018</text:p>
          </table:table-cell>
          <table:table-cell office:value-type="float" office:value="1.478538149108E+018" calcext:value-type="float">
            <text:p>1.478538149108E+018</text:p>
          </table:table-cell>
          <table:table-cell table:formula="of:=[.A602]/1000000" office:value-type="float" office:value="1478538151559.19" calcext:value-type="float">
            <text:p>1478538151559.19</text:p>
          </table:table-cell>
          <table:table-cell table:formula="of:=[.B602]/1000000" office:value-type="float" office:value="1478538149108" calcext:value-type="float">
            <text:p>1478538149108</text:p>
          </table:table-cell>
          <table:table-cell table:number-columns-repeated="4"/>
        </table:table-row>
        <table:table-row table:style-name="ro1">
          <table:table-cell office:value-type="float" office:value="1.47853815157918E+018" calcext:value-type="float">
            <text:p>1.47853815157918E+018</text:p>
          </table:table-cell>
          <table:table-cell office:value-type="float" office:value="1.478538149129E+018" calcext:value-type="float">
            <text:p>1.478538149129E+018</text:p>
          </table:table-cell>
          <table:table-cell table:formula="of:=[.A603]/1000000" office:value-type="float" office:value="1478538151579.18" calcext:value-type="float">
            <text:p>1478538151579.18</text:p>
          </table:table-cell>
          <table:table-cell table:formula="of:=[.B603]/1000000" office:value-type="float" office:value="1478538149129" calcext:value-type="float">
            <text:p>1478538149129</text:p>
          </table:table-cell>
          <table:table-cell table:number-columns-repeated="4"/>
        </table:table-row>
        <table:table-row table:style-name="ro1">
          <table:table-cell office:value-type="float" office:value="1.47853815159917E+018" calcext:value-type="float">
            <text:p>1.47853815159917E+018</text:p>
          </table:table-cell>
          <table:table-cell office:value-type="float" office:value="1.478538149148E+018" calcext:value-type="float">
            <text:p>1.478538149148E+018</text:p>
          </table:table-cell>
          <table:table-cell table:formula="of:=[.A604]/1000000" office:value-type="float" office:value="1478538151599.17" calcext:value-type="float">
            <text:p>1478538151599.17</text:p>
          </table:table-cell>
          <table:table-cell table:formula="of:=[.B604]/1000000" office:value-type="float" office:value="1478538149148" calcext:value-type="float">
            <text:p>1478538149148</text:p>
          </table:table-cell>
          <table:table-cell table:number-columns-repeated="4"/>
        </table:table-row>
        <table:table-row table:style-name="ro1">
          <table:table-cell office:value-type="float" office:value="1.47853815161913E+018" calcext:value-type="float">
            <text:p>1.47853815161913E+018</text:p>
          </table:table-cell>
          <table:table-cell office:value-type="float" office:value="1.478538149168E+018" calcext:value-type="float">
            <text:p>1.478538149168E+018</text:p>
          </table:table-cell>
          <table:table-cell table:formula="of:=[.A605]/1000000" office:value-type="float" office:value="1478538151619.13" calcext:value-type="float">
            <text:p>1478538151619.13</text:p>
          </table:table-cell>
          <table:table-cell table:formula="of:=[.B605]/1000000" office:value-type="float" office:value="1478538149168" calcext:value-type="float">
            <text:p>1478538149168</text:p>
          </table:table-cell>
          <table:table-cell table:number-columns-repeated="4"/>
        </table:table-row>
        <table:table-row table:style-name="ro1">
          <table:table-cell office:value-type="float" office:value="1.47853815163912E+018" calcext:value-type="float">
            <text:p>1.47853815163912E+018</text:p>
          </table:table-cell>
          <table:table-cell office:value-type="float" office:value="1.478538149188E+018" calcext:value-type="float">
            <text:p>1.478538149188E+018</text:p>
          </table:table-cell>
          <table:table-cell table:formula="of:=[.A606]/1000000" office:value-type="float" office:value="1478538151639.12" calcext:value-type="float">
            <text:p>1478538151639.12</text:p>
          </table:table-cell>
          <table:table-cell table:formula="of:=[.B606]/1000000" office:value-type="float" office:value="1478538149188" calcext:value-type="float">
            <text:p>1478538149188</text:p>
          </table:table-cell>
          <table:table-cell table:number-columns-repeated="4"/>
        </table:table-row>
        <table:table-row table:style-name="ro1">
          <table:table-cell office:value-type="float" office:value="1.47853815165911E+018" calcext:value-type="float">
            <text:p>1.47853815165911E+018</text:p>
          </table:table-cell>
          <table:table-cell office:value-type="float" office:value="1.478538149219E+018" calcext:value-type="float">
            <text:p>1.478538149219E+018</text:p>
          </table:table-cell>
          <table:table-cell table:formula="of:=[.A607]/1000000" office:value-type="float" office:value="1478538151659.11" calcext:value-type="float">
            <text:p>1478538151659.11</text:p>
          </table:table-cell>
          <table:table-cell table:formula="of:=[.B607]/1000000" office:value-type="float" office:value="1478538149219" calcext:value-type="float">
            <text:p>1478538149219</text:p>
          </table:table-cell>
          <table:table-cell table:number-columns-repeated="4"/>
        </table:table-row>
        <table:table-row table:style-name="ro1">
          <table:table-cell office:value-type="float" office:value="1.47853815167907E+018" calcext:value-type="float">
            <text:p>1.47853815167907E+018</text:p>
          </table:table-cell>
          <table:table-cell office:value-type="float" office:value="1.47853814923E+018" calcext:value-type="float">
            <text:p>1.47853814923E+018</text:p>
          </table:table-cell>
          <table:table-cell table:formula="of:=[.A608]/1000000" office:value-type="float" office:value="1478538151679.07" calcext:value-type="float">
            <text:p>1478538151679.07</text:p>
          </table:table-cell>
          <table:table-cell table:formula="of:=[.B608]/1000000" office:value-type="float" office:value="1478538149230" calcext:value-type="float">
            <text:p>1478538149230</text:p>
          </table:table-cell>
          <table:table-cell table:number-columns-repeated="4"/>
        </table:table-row>
        <table:table-row table:style-name="ro1">
          <table:table-cell office:value-type="float" office:value="1.47853815169906E+018" calcext:value-type="float">
            <text:p>1.47853815169906E+018</text:p>
          </table:table-cell>
          <table:table-cell office:value-type="float" office:value="1.478538149262E+018" calcext:value-type="float">
            <text:p>1.478538149262E+018</text:p>
          </table:table-cell>
          <table:table-cell table:formula="of:=[.A609]/1000000" office:value-type="float" office:value="1478538151699.06" calcext:value-type="float">
            <text:p>1478538151699.06</text:p>
          </table:table-cell>
          <table:table-cell table:formula="of:=[.B609]/1000000" office:value-type="float" office:value="1478538149262" calcext:value-type="float">
            <text:p>1478538149262</text:p>
          </table:table-cell>
          <table:table-cell table:number-columns-repeated="4"/>
        </table:table-row>
        <table:table-row table:style-name="ro1">
          <table:table-cell office:value-type="float" office:value="1.47853815171905E+018" calcext:value-type="float">
            <text:p>1.47853815171905E+018</text:p>
          </table:table-cell>
          <table:table-cell office:value-type="float" office:value="1.478538149345E+018" calcext:value-type="float">
            <text:p>1.478538149345E+018</text:p>
          </table:table-cell>
          <table:table-cell table:formula="of:=[.A610]/1000000" office:value-type="float" office:value="1478538151719.05" calcext:value-type="float">
            <text:p>1478538151719.05</text:p>
          </table:table-cell>
          <table:table-cell table:formula="of:=[.B610]/1000000" office:value-type="float" office:value="1478538149345" calcext:value-type="float">
            <text:p>1478538149345</text:p>
          </table:table-cell>
          <table:table-cell table:number-columns-repeated="4"/>
        </table:table-row>
        <table:table-row table:style-name="ro1">
          <table:table-cell office:value-type="float" office:value="1.478538151739E+018" calcext:value-type="float">
            <text:p>1.478538151739E+018</text:p>
          </table:table-cell>
          <table:table-cell office:value-type="float" office:value="1.478538149356E+018" calcext:value-type="float">
            <text:p>1.478538149356E+018</text:p>
          </table:table-cell>
          <table:table-cell table:formula="of:=[.A611]/1000000" office:value-type="float" office:value="1478538151739" calcext:value-type="float">
            <text:p>1478538151739</text:p>
          </table:table-cell>
          <table:table-cell table:formula="of:=[.B611]/1000000" office:value-type="float" office:value="1478538149356" calcext:value-type="float">
            <text:p>1478538149356</text:p>
          </table:table-cell>
          <table:table-cell table:number-columns-repeated="4"/>
        </table:table-row>
        <table:table-row table:style-name="ro1">
          <table:table-cell office:value-type="float" office:value="1.47853815175899E+018" calcext:value-type="float">
            <text:p>1.47853815175899E+018</text:p>
          </table:table-cell>
          <table:table-cell office:value-type="float" office:value="1.478538149356E+018" calcext:value-type="float">
            <text:p>1.478538149356E+018</text:p>
          </table:table-cell>
          <table:table-cell table:formula="of:=[.A612]/1000000" office:value-type="float" office:value="1478538151758.99" calcext:value-type="float">
            <text:p>1478538151758.99</text:p>
          </table:table-cell>
          <table:table-cell table:formula="of:=[.B612]/1000000" office:value-type="float" office:value="1478538149356" calcext:value-type="float">
            <text:p>1478538149356</text:p>
          </table:table-cell>
          <table:table-cell table:number-columns-repeated="4"/>
        </table:table-row>
        <table:table-row table:style-name="ro1">
          <table:table-cell office:value-type="float" office:value="1.47853815177895E+018" calcext:value-type="float">
            <text:p>1.47853815177895E+018</text:p>
          </table:table-cell>
          <table:table-cell office:value-type="float" office:value="1.478538149357E+018" calcext:value-type="float">
            <text:p>1.478538149357E+018</text:p>
          </table:table-cell>
          <table:table-cell table:formula="of:=[.A613]/1000000" office:value-type="float" office:value="1478538151778.95" calcext:value-type="float">
            <text:p>1478538151778.95</text:p>
          </table:table-cell>
          <table:table-cell table:formula="of:=[.B613]/1000000" office:value-type="float" office:value="1478538149357" calcext:value-type="float">
            <text:p>1478538149357</text:p>
          </table:table-cell>
          <table:table-cell table:number-columns-repeated="4"/>
        </table:table-row>
        <table:table-row table:style-name="ro1">
          <table:table-cell office:value-type="float" office:value="1.47853815179891E+018" calcext:value-type="float">
            <text:p>1.47853815179891E+018</text:p>
          </table:table-cell>
          <table:table-cell office:value-type="float" office:value="1.478538149357E+018" calcext:value-type="float">
            <text:p>1.478538149357E+018</text:p>
          </table:table-cell>
          <table:table-cell table:formula="of:=[.A614]/1000000" office:value-type="float" office:value="1478538151798.91" calcext:value-type="float">
            <text:p>1478538151798.91</text:p>
          </table:table-cell>
          <table:table-cell table:formula="of:=[.B614]/1000000" office:value-type="float" office:value="1478538149357" calcext:value-type="float">
            <text:p>1478538149357</text:p>
          </table:table-cell>
          <table:table-cell table:number-columns-repeated="4"/>
        </table:table-row>
        <table:table-row table:style-name="ro1">
          <table:table-cell office:value-type="float" office:value="1.4785381518189E+018" calcext:value-type="float">
            <text:p>1.4785381518189E+018</text:p>
          </table:table-cell>
          <table:table-cell office:value-type="float" office:value="1.478538149365E+018" calcext:value-type="float">
            <text:p>1.478538149365E+018</text:p>
          </table:table-cell>
          <table:table-cell table:formula="of:=[.A615]/1000000" office:value-type="float" office:value="1478538151818.9" calcext:value-type="float">
            <text:p>1478538151818.9</text:p>
          </table:table-cell>
          <table:table-cell table:formula="of:=[.B615]/1000000" office:value-type="float" office:value="1478538149365" calcext:value-type="float">
            <text:p>1478538149365</text:p>
          </table:table-cell>
          <table:table-cell table:number-columns-repeated="4"/>
        </table:table-row>
        <table:table-row table:style-name="ro1">
          <table:table-cell office:value-type="float" office:value="1.47853815183889E+018" calcext:value-type="float">
            <text:p>1.47853815183889E+018</text:p>
          </table:table-cell>
          <table:table-cell office:value-type="float" office:value="1.478538149385E+018" calcext:value-type="float">
            <text:p>1.478538149385E+018</text:p>
          </table:table-cell>
          <table:table-cell table:formula="of:=[.A616]/1000000" office:value-type="float" office:value="1478538151838.89" calcext:value-type="float">
            <text:p>1478538151838.89</text:p>
          </table:table-cell>
          <table:table-cell table:formula="of:=[.B616]/1000000" office:value-type="float" office:value="1478538149385" calcext:value-type="float">
            <text:p>1478538149385</text:p>
          </table:table-cell>
          <table:table-cell table:number-columns-repeated="4"/>
        </table:table-row>
        <table:table-row table:style-name="ro1">
          <table:table-cell office:value-type="float" office:value="1.47853815185885E+018" calcext:value-type="float">
            <text:p>1.47853815185885E+018</text:p>
          </table:table-cell>
          <table:table-cell office:value-type="float" office:value="1.478538149405E+018" calcext:value-type="float">
            <text:p>1.478538149405E+018</text:p>
          </table:table-cell>
          <table:table-cell table:formula="of:=[.A617]/1000000" office:value-type="float" office:value="1478538151858.85" calcext:value-type="float">
            <text:p>1478538151858.85</text:p>
          </table:table-cell>
          <table:table-cell table:formula="of:=[.B617]/1000000" office:value-type="float" office:value="1478538149405" calcext:value-type="float">
            <text:p>1478538149405</text:p>
          </table:table-cell>
          <table:table-cell table:number-columns-repeated="4"/>
        </table:table-row>
        <table:table-row table:style-name="ro1">
          <table:table-cell office:value-type="float" office:value="1.47853815187884E+018" calcext:value-type="float">
            <text:p>1.47853815187884E+018</text:p>
          </table:table-cell>
          <table:table-cell office:value-type="float" office:value="1.478538149425E+018" calcext:value-type="float">
            <text:p>1.478538149425E+018</text:p>
          </table:table-cell>
          <table:table-cell table:formula="of:=[.A618]/1000000" office:value-type="float" office:value="1478538151878.84" calcext:value-type="float">
            <text:p>1478538151878.84</text:p>
          </table:table-cell>
          <table:table-cell table:formula="of:=[.B618]/1000000" office:value-type="float" office:value="1478538149425" calcext:value-type="float">
            <text:p>1478538149425</text:p>
          </table:table-cell>
          <table:table-cell table:number-columns-repeated="4"/>
        </table:table-row>
        <table:table-row table:style-name="ro1">
          <table:table-cell office:value-type="float" office:value="1.47853815189886E+018" calcext:value-type="float">
            <text:p>1.47853815189886E+018</text:p>
          </table:table-cell>
          <table:table-cell office:value-type="float" office:value="1.478538149446E+018" calcext:value-type="float">
            <text:p>1.478538149446E+018</text:p>
          </table:table-cell>
          <table:table-cell table:formula="of:=[.A619]/1000000" office:value-type="float" office:value="1478538151898.86" calcext:value-type="float">
            <text:p>1478538151898.86</text:p>
          </table:table-cell>
          <table:table-cell table:formula="of:=[.B619]/1000000" office:value-type="float" office:value="1478538149446" calcext:value-type="float">
            <text:p>1478538149446</text:p>
          </table:table-cell>
          <table:table-cell table:number-columns-repeated="4"/>
        </table:table-row>
        <table:table-row table:style-name="ro1">
          <table:table-cell office:value-type="float" office:value="1.47853815191884E+018" calcext:value-type="float">
            <text:p>1.47853815191884E+018</text:p>
          </table:table-cell>
          <table:table-cell office:value-type="float" office:value="1.478538149467E+018" calcext:value-type="float">
            <text:p>1.478538149467E+018</text:p>
          </table:table-cell>
          <table:table-cell table:formula="of:=[.A620]/1000000" office:value-type="float" office:value="1478538151918.84" calcext:value-type="float">
            <text:p>1478538151918.84</text:p>
          </table:table-cell>
          <table:table-cell table:formula="of:=[.B620]/1000000" office:value-type="float" office:value="1478538149467" calcext:value-type="float">
            <text:p>1478538149467</text:p>
          </table:table-cell>
          <table:table-cell table:number-columns-repeated="4"/>
        </table:table-row>
        <table:table-row table:style-name="ro1">
          <table:table-cell office:value-type="float" office:value="1.47853815193883E+018" calcext:value-type="float">
            <text:p>1.47853815193883E+018</text:p>
          </table:table-cell>
          <table:table-cell office:value-type="float" office:value="1.478538149488E+018" calcext:value-type="float">
            <text:p>1.478538149488E+018</text:p>
          </table:table-cell>
          <table:table-cell table:formula="of:=[.A621]/1000000" office:value-type="float" office:value="1478538151938.83" calcext:value-type="float">
            <text:p>1478538151938.83</text:p>
          </table:table-cell>
          <table:table-cell table:formula="of:=[.B621]/1000000" office:value-type="float" office:value="1478538149488" calcext:value-type="float">
            <text:p>1478538149488</text:p>
          </table:table-cell>
          <table:table-cell table:number-columns-repeated="4"/>
        </table:table-row>
        <table:table-row table:style-name="ro1">
          <table:table-cell office:value-type="float" office:value="1.47853815195879E+018" calcext:value-type="float">
            <text:p>1.47853815195879E+018</text:p>
          </table:table-cell>
          <table:table-cell office:value-type="float" office:value="1.478538149508E+018" calcext:value-type="float">
            <text:p>1.478538149508E+018</text:p>
          </table:table-cell>
          <table:table-cell table:formula="of:=[.A622]/1000000" office:value-type="float" office:value="1478538151958.79" calcext:value-type="float">
            <text:p>1478538151958.79</text:p>
          </table:table-cell>
          <table:table-cell table:formula="of:=[.B622]/1000000" office:value-type="float" office:value="1478538149508" calcext:value-type="float">
            <text:p>1478538149508</text:p>
          </table:table-cell>
          <table:table-cell table:number-columns-repeated="4"/>
        </table:table-row>
        <table:table-row table:style-name="ro1">
          <table:table-cell office:value-type="float" office:value="1.47853815197878E+018" calcext:value-type="float">
            <text:p>1.47853815197878E+018</text:p>
          </table:table-cell>
          <table:table-cell office:value-type="float" office:value="1.478538149528E+018" calcext:value-type="float">
            <text:p>1.478538149528E+018</text:p>
          </table:table-cell>
          <table:table-cell table:formula="of:=[.A623]/1000000" office:value-type="float" office:value="1478538151978.78" calcext:value-type="float">
            <text:p>1478538151978.78</text:p>
          </table:table-cell>
          <table:table-cell table:formula="of:=[.B623]/1000000" office:value-type="float" office:value="1478538149528" calcext:value-type="float">
            <text:p>1478538149528</text:p>
          </table:table-cell>
          <table:table-cell table:number-columns-repeated="4"/>
        </table:table-row>
        <table:table-row table:style-name="ro1">
          <table:table-cell office:value-type="float" office:value="1.47853815199877E+018" calcext:value-type="float">
            <text:p>1.47853815199877E+018</text:p>
          </table:table-cell>
          <table:table-cell office:value-type="float" office:value="1.478538149548E+018" calcext:value-type="float">
            <text:p>1.478538149548E+018</text:p>
          </table:table-cell>
          <table:table-cell table:formula="of:=[.A624]/1000000" office:value-type="float" office:value="1478538151998.77" calcext:value-type="float">
            <text:p>1478538151998.77</text:p>
          </table:table-cell>
          <table:table-cell table:formula="of:=[.B624]/1000000" office:value-type="float" office:value="1478538149548" calcext:value-type="float">
            <text:p>1478538149548</text:p>
          </table:table-cell>
          <table:table-cell table:number-columns-repeated="4"/>
        </table:table-row>
        <table:table-row table:style-name="ro1">
          <table:table-cell office:value-type="float" office:value="1.47853815201946E+018" calcext:value-type="float">
            <text:p>1.47853815201946E+018</text:p>
          </table:table-cell>
          <table:table-cell office:value-type="float" office:value="1.478538149568E+018" calcext:value-type="float">
            <text:p>1.478538149568E+018</text:p>
          </table:table-cell>
          <table:table-cell table:formula="of:=[.A625]/1000000" office:value-type="float" office:value="1478538152019.46" calcext:value-type="float">
            <text:p>1478538152019.46</text:p>
          </table:table-cell>
          <table:table-cell table:formula="of:=[.B625]/1000000" office:value-type="float" office:value="1478538149568" calcext:value-type="float">
            <text:p>1478538149568</text:p>
          </table:table-cell>
          <table:table-cell table:number-columns-repeated="4"/>
        </table:table-row>
        <table:table-row table:style-name="ro1">
          <table:table-cell office:value-type="float" office:value="1.47853815203875E+018" calcext:value-type="float">
            <text:p>1.47853815203875E+018</text:p>
          </table:table-cell>
          <table:table-cell office:value-type="float" office:value="1.478538149588E+018" calcext:value-type="float">
            <text:p>1.478538149588E+018</text:p>
          </table:table-cell>
          <table:table-cell table:formula="of:=[.A626]/1000000" office:value-type="float" office:value="1478538152038.75" calcext:value-type="float">
            <text:p>1478538152038.75</text:p>
          </table:table-cell>
          <table:table-cell table:formula="of:=[.B626]/1000000" office:value-type="float" office:value="1478538149588" calcext:value-type="float">
            <text:p>1478538149588</text:p>
          </table:table-cell>
          <table:table-cell table:number-columns-repeated="4"/>
        </table:table-row>
        <table:table-row table:style-name="ro1">
          <table:table-cell office:value-type="float" office:value="1.47853815205874E+018" calcext:value-type="float">
            <text:p>1.47853815205874E+018</text:p>
          </table:table-cell>
          <table:table-cell office:value-type="float" office:value="1.478538149609E+018" calcext:value-type="float">
            <text:p>1.478538149609E+018</text:p>
          </table:table-cell>
          <table:table-cell table:formula="of:=[.A627]/1000000" office:value-type="float" office:value="1478538152058.74" calcext:value-type="float">
            <text:p>1478538152058.74</text:p>
          </table:table-cell>
          <table:table-cell table:formula="of:=[.B627]/1000000" office:value-type="float" office:value="1478538149609" calcext:value-type="float">
            <text:p>1478538149609</text:p>
          </table:table-cell>
          <table:table-cell table:number-columns-repeated="4"/>
        </table:table-row>
        <table:table-row table:style-name="ro1">
          <table:table-cell office:value-type="float" office:value="1.4785381520787E+018" calcext:value-type="float">
            <text:p>1.4785381520787E+018</text:p>
          </table:table-cell>
          <table:table-cell office:value-type="float" office:value="1.478538149629E+018" calcext:value-type="float">
            <text:p>1.478538149629E+018</text:p>
          </table:table-cell>
          <table:table-cell table:formula="of:=[.A628]/1000000" office:value-type="float" office:value="1478538152078.7" calcext:value-type="float">
            <text:p>1478538152078.7</text:p>
          </table:table-cell>
          <table:table-cell table:formula="of:=[.B628]/1000000" office:value-type="float" office:value="1478538149629" calcext:value-type="float">
            <text:p>1478538149629</text:p>
          </table:table-cell>
          <table:table-cell table:number-columns-repeated="4"/>
        </table:table-row>
        <table:table-row table:style-name="ro1">
          <table:table-cell office:value-type="float" office:value="1.47853815209868E+018" calcext:value-type="float">
            <text:p>1.47853815209868E+018</text:p>
          </table:table-cell>
          <table:table-cell office:value-type="float" office:value="1.478538149648E+018" calcext:value-type="float">
            <text:p>1.478538149648E+018</text:p>
          </table:table-cell>
          <table:table-cell table:formula="of:=[.A629]/1000000" office:value-type="float" office:value="1478538152098.68" calcext:value-type="float">
            <text:p>1478538152098.68</text:p>
          </table:table-cell>
          <table:table-cell table:formula="of:=[.B629]/1000000" office:value-type="float" office:value="1478538149648" calcext:value-type="float">
            <text:p>1478538149648</text:p>
          </table:table-cell>
          <table:table-cell table:number-columns-repeated="4"/>
        </table:table-row>
        <table:table-row table:style-name="ro1">
          <table:table-cell office:value-type="float" office:value="1.47853815211867E+018" calcext:value-type="float">
            <text:p>1.47853815211867E+018</text:p>
          </table:table-cell>
          <table:table-cell office:value-type="float" office:value="1.478538149668E+018" calcext:value-type="float">
            <text:p>1.478538149668E+018</text:p>
          </table:table-cell>
          <table:table-cell table:formula="of:=[.A630]/1000000" office:value-type="float" office:value="1478538152118.67" calcext:value-type="float">
            <text:p>1478538152118.67</text:p>
          </table:table-cell>
          <table:table-cell table:formula="of:=[.B630]/1000000" office:value-type="float" office:value="1478538149668" calcext:value-type="float">
            <text:p>1478538149668</text:p>
          </table:table-cell>
          <table:table-cell table:number-columns-repeated="4"/>
        </table:table-row>
        <table:table-row table:style-name="ro1">
          <table:table-cell office:value-type="float" office:value="1.47853815213866E+018" calcext:value-type="float">
            <text:p>1.47853815213866E+018</text:p>
          </table:table-cell>
          <table:table-cell office:value-type="float" office:value="1.478538149688E+018" calcext:value-type="float">
            <text:p>1.478538149688E+018</text:p>
          </table:table-cell>
          <table:table-cell table:formula="of:=[.A631]/1000000" office:value-type="float" office:value="1478538152138.66" calcext:value-type="float">
            <text:p>1478538152138.66</text:p>
          </table:table-cell>
          <table:table-cell table:formula="of:=[.B631]/1000000" office:value-type="float" office:value="1478538149688" calcext:value-type="float">
            <text:p>1478538149688</text:p>
          </table:table-cell>
          <table:table-cell table:number-columns-repeated="4"/>
        </table:table-row>
        <table:table-row table:style-name="ro1">
          <table:table-cell office:value-type="float" office:value="1.47853815215862E+018" calcext:value-type="float">
            <text:p>1.47853815215862E+018</text:p>
          </table:table-cell>
          <table:table-cell office:value-type="float" office:value="1.478538149718E+018" calcext:value-type="float">
            <text:p>1.478538149718E+018</text:p>
          </table:table-cell>
          <table:table-cell table:formula="of:=[.A632]/1000000" office:value-type="float" office:value="1478538152158.62" calcext:value-type="float">
            <text:p>1478538152158.62</text:p>
          </table:table-cell>
          <table:table-cell table:formula="of:=[.B632]/1000000" office:value-type="float" office:value="1478538149718" calcext:value-type="float">
            <text:p>1478538149718</text:p>
          </table:table-cell>
          <table:table-cell table:number-columns-repeated="4"/>
        </table:table-row>
        <table:table-row table:style-name="ro1">
          <table:table-cell office:value-type="float" office:value="1.47853815217861E+018" calcext:value-type="float">
            <text:p>1.47853815217861E+018</text:p>
          </table:table-cell>
          <table:table-cell office:value-type="float" office:value="1.478538149731E+018" calcext:value-type="float">
            <text:p>1.478538149731E+018</text:p>
          </table:table-cell>
          <table:table-cell table:formula="of:=[.A633]/1000000" office:value-type="float" office:value="1478538152178.61" calcext:value-type="float">
            <text:p>1478538152178.61</text:p>
          </table:table-cell>
          <table:table-cell table:formula="of:=[.B633]/1000000" office:value-type="float" office:value="1478538149731" calcext:value-type="float">
            <text:p>1478538149731</text:p>
          </table:table-cell>
          <table:table-cell table:number-columns-repeated="4"/>
        </table:table-row>
        <table:table-row table:style-name="ro1">
          <table:table-cell office:value-type="float" office:value="1.47853815219857E+018" calcext:value-type="float">
            <text:p>1.47853815219857E+018</text:p>
          </table:table-cell>
          <table:table-cell office:value-type="float" office:value="1.478538149748E+018" calcext:value-type="float">
            <text:p>1.478538149748E+018</text:p>
          </table:table-cell>
          <table:table-cell table:formula="of:=[.A634]/1000000" office:value-type="float" office:value="1478538152198.57" calcext:value-type="float">
            <text:p>1478538152198.57</text:p>
          </table:table-cell>
          <table:table-cell table:formula="of:=[.B634]/1000000" office:value-type="float" office:value="1478538149748" calcext:value-type="float">
            <text:p>1478538149748</text:p>
          </table:table-cell>
          <table:table-cell table:number-columns-repeated="4"/>
        </table:table-row>
        <table:table-row table:style-name="ro1">
          <table:table-cell office:value-type="float" office:value="1.47853815221856E+018" calcext:value-type="float">
            <text:p>1.47853815221856E+018</text:p>
          </table:table-cell>
          <table:table-cell office:value-type="float" office:value="1.478538149768E+018" calcext:value-type="float">
            <text:p>1.478538149768E+018</text:p>
          </table:table-cell>
          <table:table-cell table:formula="of:=[.A635]/1000000" office:value-type="float" office:value="1478538152218.56" calcext:value-type="float">
            <text:p>1478538152218.56</text:p>
          </table:table-cell>
          <table:table-cell table:formula="of:=[.B635]/1000000" office:value-type="float" office:value="1478538149768" calcext:value-type="float">
            <text:p>1478538149768</text:p>
          </table:table-cell>
          <table:table-cell table:number-columns-repeated="4"/>
        </table:table-row>
        <table:table-row table:style-name="ro1">
          <table:table-cell office:value-type="float" office:value="1.47853815223858E+018" calcext:value-type="float">
            <text:p>1.47853815223858E+018</text:p>
          </table:table-cell>
          <table:table-cell office:value-type="float" office:value="1.478538149788E+018" calcext:value-type="float">
            <text:p>1.478538149788E+018</text:p>
          </table:table-cell>
          <table:table-cell table:formula="of:=[.A636]/1000000" office:value-type="float" office:value="1478538152238.58" calcext:value-type="float">
            <text:p>1478538152238.58</text:p>
          </table:table-cell>
          <table:table-cell table:formula="of:=[.B636]/1000000" office:value-type="float" office:value="1478538149788" calcext:value-type="float">
            <text:p>1478538149788</text:p>
          </table:table-cell>
          <table:table-cell table:number-columns-repeated="4"/>
        </table:table-row>
        <table:table-row table:style-name="ro1">
          <table:table-cell office:value-type="float" office:value="1.47853815225857E+018" calcext:value-type="float">
            <text:p>1.47853815225857E+018</text:p>
          </table:table-cell>
          <table:table-cell office:value-type="float" office:value="1.478538149808E+018" calcext:value-type="float">
            <text:p>1.478538149808E+018</text:p>
          </table:table-cell>
          <table:table-cell table:formula="of:=[.A637]/1000000" office:value-type="float" office:value="1478538152258.57" calcext:value-type="float">
            <text:p>1478538152258.57</text:p>
          </table:table-cell>
          <table:table-cell table:formula="of:=[.B637]/1000000" office:value-type="float" office:value="1478538149808" calcext:value-type="float">
            <text:p>1478538149808</text:p>
          </table:table-cell>
          <table:table-cell table:number-columns-repeated="4"/>
        </table:table-row>
        <table:table-row table:style-name="ro1">
          <table:table-cell office:value-type="float" office:value="1.47853815227852E+018" calcext:value-type="float">
            <text:p>1.47853815227852E+018</text:p>
          </table:table-cell>
          <table:table-cell office:value-type="float" office:value="1.478538149829E+018" calcext:value-type="float">
            <text:p>1.478538149829E+018</text:p>
          </table:table-cell>
          <table:table-cell table:formula="of:=[.A638]/1000000" office:value-type="float" office:value="1478538152278.52" calcext:value-type="float">
            <text:p>1478538152278.52</text:p>
          </table:table-cell>
          <table:table-cell table:formula="of:=[.B638]/1000000" office:value-type="float" office:value="1478538149829" calcext:value-type="float">
            <text:p>1478538149829</text:p>
          </table:table-cell>
          <table:table-cell table:number-columns-repeated="4"/>
        </table:table-row>
        <table:table-row table:style-name="ro1">
          <table:table-cell office:value-type="float" office:value="1.47853815229851E+018" calcext:value-type="float">
            <text:p>1.47853815229851E+018</text:p>
          </table:table-cell>
          <table:table-cell office:value-type="float" office:value="1.47853814985E+018" calcext:value-type="float">
            <text:p>1.47853814985E+018</text:p>
          </table:table-cell>
          <table:table-cell table:formula="of:=[.A639]/1000000" office:value-type="float" office:value="1478538152298.51" calcext:value-type="float">
            <text:p>1478538152298.51</text:p>
          </table:table-cell>
          <table:table-cell table:formula="of:=[.B639]/1000000" office:value-type="float" office:value="1478538149850" calcext:value-type="float">
            <text:p>1478538149850</text:p>
          </table:table-cell>
          <table:table-cell table:number-columns-repeated="4"/>
        </table:table-row>
        <table:table-row table:style-name="ro1">
          <table:table-cell office:value-type="float" office:value="1.47853815231844E+018" calcext:value-type="float">
            <text:p>1.47853815231844E+018</text:p>
          </table:table-cell>
          <table:table-cell office:value-type="float" office:value="1.478538149901E+018" calcext:value-type="float">
            <text:p>1.478538149901E+018</text:p>
          </table:table-cell>
          <table:table-cell table:formula="of:=[.A640]/1000000" office:value-type="float" office:value="1478538152318.44" calcext:value-type="float">
            <text:p>1478538152318.44</text:p>
          </table:table-cell>
          <table:table-cell table:formula="of:=[.B640]/1000000" office:value-type="float" office:value="1478538149901" calcext:value-type="float">
            <text:p>1478538149901</text:p>
          </table:table-cell>
          <table:table-cell table:number-columns-repeated="4"/>
        </table:table-row>
        <table:table-row table:style-name="ro1">
          <table:table-cell office:value-type="float" office:value="1.47853815233843E+018" calcext:value-type="float">
            <text:p>1.47853815233843E+018</text:p>
          </table:table-cell>
          <table:table-cell office:value-type="float" office:value="1.478538149927E+018" calcext:value-type="float">
            <text:p>1.478538149927E+018</text:p>
          </table:table-cell>
          <table:table-cell table:formula="of:=[.A641]/1000000" office:value-type="float" office:value="1478538152338.43" calcext:value-type="float">
            <text:p>1478538152338.43</text:p>
          </table:table-cell>
          <table:table-cell table:formula="of:=[.B641]/1000000" office:value-type="float" office:value="1478538149927" calcext:value-type="float">
            <text:p>1478538149927</text:p>
          </table:table-cell>
          <table:table-cell table:number-columns-repeated="4"/>
        </table:table-row>
        <table:table-row table:style-name="ro1">
          <table:table-cell office:value-type="float" office:value="1.47853815235839E+018" calcext:value-type="float">
            <text:p>1.47853815235839E+018</text:p>
          </table:table-cell>
          <table:table-cell office:value-type="float" office:value="1.478538149942E+018" calcext:value-type="float">
            <text:p>1.478538149942E+018</text:p>
          </table:table-cell>
          <table:table-cell table:formula="of:=[.A642]/1000000" office:value-type="float" office:value="1478538152358.39" calcext:value-type="float">
            <text:p>1478538152358.39</text:p>
          </table:table-cell>
          <table:table-cell table:formula="of:=[.B642]/1000000" office:value-type="float" office:value="1478538149942" calcext:value-type="float">
            <text:p>1478538149942</text:p>
          </table:table-cell>
          <table:table-cell table:number-columns-repeated="4"/>
        </table:table-row>
        <table:table-row table:style-name="ro1">
          <table:table-cell office:value-type="float" office:value="1.47853815237838E+018" calcext:value-type="float">
            <text:p>1.47853815237838E+018</text:p>
          </table:table-cell>
          <table:table-cell office:value-type="float" office:value="1.478538149943E+018" calcext:value-type="float">
            <text:p>1.478538149943E+018</text:p>
          </table:table-cell>
          <table:table-cell table:formula="of:=[.A643]/1000000" office:value-type="float" office:value="1478538152378.38" calcext:value-type="float">
            <text:p>1478538152378.38</text:p>
          </table:table-cell>
          <table:table-cell table:formula="of:=[.B643]/1000000" office:value-type="float" office:value="1478538149943" calcext:value-type="float">
            <text:p>1478538149943</text:p>
          </table:table-cell>
          <table:table-cell table:number-columns-repeated="4"/>
        </table:table-row>
        <table:table-row table:style-name="ro1">
          <table:table-cell office:value-type="float" office:value="1.47853815239837E+018" calcext:value-type="float">
            <text:p>1.47853815239837E+018</text:p>
          </table:table-cell>
          <table:table-cell office:value-type="float" office:value="1.478538149944E+018" calcext:value-type="float">
            <text:p>1.478538149944E+018</text:p>
          </table:table-cell>
          <table:table-cell table:formula="of:=[.A644]/1000000" office:value-type="float" office:value="1478538152398.37" calcext:value-type="float">
            <text:p>1478538152398.37</text:p>
          </table:table-cell>
          <table:table-cell table:formula="of:=[.B644]/1000000" office:value-type="float" office:value="1478538149944" calcext:value-type="float">
            <text:p>1478538149944</text:p>
          </table:table-cell>
          <table:table-cell table:number-columns-repeated="4"/>
        </table:table-row>
        <table:table-row table:style-name="ro1">
          <table:table-cell office:value-type="float" office:value="1.47853815241836E+018" calcext:value-type="float">
            <text:p>1.47853815241836E+018</text:p>
          </table:table-cell>
          <table:table-cell office:value-type="float" office:value="1.478538149965E+018" calcext:value-type="float">
            <text:p>1.478538149965E+018</text:p>
          </table:table-cell>
          <table:table-cell table:formula="of:=[.A645]/1000000" office:value-type="float" office:value="1478538152418.36" calcext:value-type="float">
            <text:p>1478538152418.36</text:p>
          </table:table-cell>
          <table:table-cell table:formula="of:=[.B645]/1000000" office:value-type="float" office:value="1478538149965" calcext:value-type="float">
            <text:p>1478538149965</text:p>
          </table:table-cell>
          <table:table-cell table:number-columns-repeated="4"/>
        </table:table-row>
        <table:table-row table:style-name="ro1">
          <table:table-cell office:value-type="float" office:value="1.47853815243835E+018" calcext:value-type="float">
            <text:p>1.47853815243835E+018</text:p>
          </table:table-cell>
          <table:table-cell office:value-type="float" office:value="1.478538149985E+018" calcext:value-type="float">
            <text:p>1.478538149985E+018</text:p>
          </table:table-cell>
          <table:table-cell table:formula="of:=[.A646]/1000000" office:value-type="float" office:value="1478538152438.35" calcext:value-type="float">
            <text:p>1478538152438.35</text:p>
          </table:table-cell>
          <table:table-cell table:formula="of:=[.B646]/1000000" office:value-type="float" office:value="1478538149985" calcext:value-type="float">
            <text:p>1478538149985</text:p>
          </table:table-cell>
          <table:table-cell table:number-columns-repeated="4"/>
        </table:table-row>
        <table:table-row table:style-name="ro1">
          <table:table-cell office:value-type="float" office:value="1.47853815245836E+018" calcext:value-type="float">
            <text:p>1.47853815245836E+018</text:p>
          </table:table-cell>
          <table:table-cell office:value-type="float" office:value="1.478538150005E+018" calcext:value-type="float">
            <text:p>1.478538150005E+018</text:p>
          </table:table-cell>
          <table:table-cell table:formula="of:=[.A647]/1000000" office:value-type="float" office:value="1478538152458.36" calcext:value-type="float">
            <text:p>1478538152458.36</text:p>
          </table:table-cell>
          <table:table-cell table:formula="of:=[.B647]/1000000" office:value-type="float" office:value="1478538150005" calcext:value-type="float">
            <text:p>1478538150005</text:p>
          </table:table-cell>
          <table:table-cell table:number-columns-repeated="4"/>
        </table:table-row>
        <table:table-row table:style-name="ro1">
          <table:table-cell office:value-type="float" office:value="1.47853815247835E+018" calcext:value-type="float">
            <text:p>1.47853815247835E+018</text:p>
          </table:table-cell>
          <table:table-cell office:value-type="float" office:value="1.478538150028E+018" calcext:value-type="float">
            <text:p>1.478538150028E+018</text:p>
          </table:table-cell>
          <table:table-cell table:formula="of:=[.A648]/1000000" office:value-type="float" office:value="1478538152478.35" calcext:value-type="float">
            <text:p>1478538152478.35</text:p>
          </table:table-cell>
          <table:table-cell table:formula="of:=[.B648]/1000000" office:value-type="float" office:value="1478538150028" calcext:value-type="float">
            <text:p>1478538150028</text:p>
          </table:table-cell>
          <table:table-cell table:number-columns-repeated="4"/>
        </table:table-row>
        <table:table-row table:style-name="ro1">
          <table:table-cell office:value-type="float" office:value="1.47853815249853E+018" calcext:value-type="float">
            <text:p>1.47853815249853E+018</text:p>
          </table:table-cell>
          <table:table-cell office:value-type="float" office:value="1.478538150049E+018" calcext:value-type="float">
            <text:p>1.478538150049E+018</text:p>
          </table:table-cell>
          <table:table-cell table:formula="of:=[.A649]/1000000" office:value-type="float" office:value="1478538152498.53" calcext:value-type="float">
            <text:p>1478538152498.53</text:p>
          </table:table-cell>
          <table:table-cell table:formula="of:=[.B649]/1000000" office:value-type="float" office:value="1478538150049" calcext:value-type="float">
            <text:p>1478538150049</text:p>
          </table:table-cell>
          <table:table-cell table:number-columns-repeated="4"/>
        </table:table-row>
        <table:table-row table:style-name="ro1">
          <table:table-cell office:value-type="float" office:value="1.47853815251833E+018" calcext:value-type="float">
            <text:p>1.47853815251833E+018</text:p>
          </table:table-cell>
          <table:table-cell office:value-type="float" office:value="1.478538150068E+018" calcext:value-type="float">
            <text:p>1.478538150068E+018</text:p>
          </table:table-cell>
          <table:table-cell table:formula="of:=[.A650]/1000000" office:value-type="float" office:value="1478538152518.33" calcext:value-type="float">
            <text:p>1478538152518.33</text:p>
          </table:table-cell>
          <table:table-cell table:formula="of:=[.B650]/1000000" office:value-type="float" office:value="1478538150068" calcext:value-type="float">
            <text:p>1478538150068</text:p>
          </table:table-cell>
          <table:table-cell table:number-columns-repeated="4"/>
        </table:table-row>
        <table:table-row table:style-name="ro1">
          <table:table-cell office:value-type="float" office:value="1.47853815253832E+018" calcext:value-type="float">
            <text:p>1.47853815253832E+018</text:p>
          </table:table-cell>
          <table:table-cell office:value-type="float" office:value="1.478538150088E+018" calcext:value-type="float">
            <text:p>1.478538150088E+018</text:p>
          </table:table-cell>
          <table:table-cell table:formula="of:=[.A651]/1000000" office:value-type="float" office:value="1478538152538.32" calcext:value-type="float">
            <text:p>1478538152538.32</text:p>
          </table:table-cell>
          <table:table-cell table:formula="of:=[.B651]/1000000" office:value-type="float" office:value="1478538150088" calcext:value-type="float">
            <text:p>1478538150088</text:p>
          </table:table-cell>
          <table:table-cell table:number-columns-repeated="4"/>
        </table:table-row>
        <table:table-row table:style-name="ro1">
          <table:table-cell office:value-type="float" office:value="1.47853815255831E+018" calcext:value-type="float">
            <text:p>1.47853815255831E+018</text:p>
          </table:table-cell>
          <table:table-cell office:value-type="float" office:value="1.478538150107E+018" calcext:value-type="float">
            <text:p>1.478538150107E+018</text:p>
          </table:table-cell>
          <table:table-cell table:formula="of:=[.A652]/1000000" office:value-type="float" office:value="1478538152558.31" calcext:value-type="float">
            <text:p>1478538152558.31</text:p>
          </table:table-cell>
          <table:table-cell table:formula="of:=[.B652]/1000000" office:value-type="float" office:value="1478538150107" calcext:value-type="float">
            <text:p>1478538150107</text:p>
          </table:table-cell>
          <table:table-cell table:number-columns-repeated="4"/>
        </table:table-row>
        <table:table-row table:style-name="ro1">
          <table:table-cell office:value-type="float" office:value="1.4785381525783E+018" calcext:value-type="float">
            <text:p>1.4785381525783E+018</text:p>
          </table:table-cell>
          <table:table-cell office:value-type="float" office:value="1.478538150128E+018" calcext:value-type="float">
            <text:p>1.478538150128E+018</text:p>
          </table:table-cell>
          <table:table-cell table:formula="of:=[.A653]/1000000" office:value-type="float" office:value="1478538152578.3" calcext:value-type="float">
            <text:p>1478538152578.3</text:p>
          </table:table-cell>
          <table:table-cell table:formula="of:=[.B653]/1000000" office:value-type="float" office:value="1478538150128" calcext:value-type="float">
            <text:p>1478538150128</text:p>
          </table:table-cell>
          <table:table-cell table:number-columns-repeated="4"/>
        </table:table-row>
        <table:table-row table:style-name="ro1">
          <table:table-cell office:value-type="float" office:value="1.47853815259829E+018" calcext:value-type="float">
            <text:p>1.47853815259829E+018</text:p>
          </table:table-cell>
          <table:table-cell office:value-type="float" office:value="1.478538150147E+018" calcext:value-type="float">
            <text:p>1.478538150147E+018</text:p>
          </table:table-cell>
          <table:table-cell table:formula="of:=[.A654]/1000000" office:value-type="float" office:value="1478538152598.29" calcext:value-type="float">
            <text:p>1478538152598.29</text:p>
          </table:table-cell>
          <table:table-cell table:formula="of:=[.B654]/1000000" office:value-type="float" office:value="1478538150147" calcext:value-type="float">
            <text:p>1478538150147</text:p>
          </table:table-cell>
          <table:table-cell table:number-columns-repeated="4"/>
        </table:table-row>
        <table:table-row table:style-name="ro1">
          <table:table-cell office:value-type="float" office:value="1.47853815261825E+018" calcext:value-type="float">
            <text:p>1.47853815261825E+018</text:p>
          </table:table-cell>
          <table:table-cell office:value-type="float" office:value="1.478538150168E+018" calcext:value-type="float">
            <text:p>1.478538150168E+018</text:p>
          </table:table-cell>
          <table:table-cell table:formula="of:=[.A655]/1000000" office:value-type="float" office:value="1478538152618.25" calcext:value-type="float">
            <text:p>1478538152618.25</text:p>
          </table:table-cell>
          <table:table-cell table:formula="of:=[.B655]/1000000" office:value-type="float" office:value="1478538150168" calcext:value-type="float">
            <text:p>1478538150168</text:p>
          </table:table-cell>
          <table:table-cell table:number-columns-repeated="4"/>
        </table:table-row>
        <table:table-row table:style-name="ro1">
          <table:table-cell office:value-type="float" office:value="1.47853815263824E+018" calcext:value-type="float">
            <text:p>1.47853815263824E+018</text:p>
          </table:table-cell>
          <table:table-cell office:value-type="float" office:value="1.478538150187E+018" calcext:value-type="float">
            <text:p>1.478538150187E+018</text:p>
          </table:table-cell>
          <table:table-cell table:formula="of:=[.A656]/1000000" office:value-type="float" office:value="1478538152638.24" calcext:value-type="float">
            <text:p>1478538152638.24</text:p>
          </table:table-cell>
          <table:table-cell table:formula="of:=[.B656]/1000000" office:value-type="float" office:value="1478538150187" calcext:value-type="float">
            <text:p>1478538150187</text:p>
          </table:table-cell>
          <table:table-cell table:number-columns-repeated="4"/>
        </table:table-row>
        <table:table-row table:style-name="ro1">
          <table:table-cell office:value-type="float" office:value="1.47853815266183E+018" calcext:value-type="float">
            <text:p>1.47853815266183E+018</text:p>
          </table:table-cell>
          <table:table-cell office:value-type="float" office:value="1.478538150237E+018" calcext:value-type="float">
            <text:p>1.478538150237E+018</text:p>
          </table:table-cell>
          <table:table-cell table:formula="of:=[.A657]/1000000" office:value-type="float" office:value="1478538152661.83" calcext:value-type="float">
            <text:p>1478538152661.83</text:p>
          </table:table-cell>
          <table:table-cell table:formula="of:=[.B657]/1000000" office:value-type="float" office:value="1478538150237" calcext:value-type="float">
            <text:p>1478538150237</text:p>
          </table:table-cell>
          <table:table-cell table:number-columns-repeated="4"/>
        </table:table-row>
        <table:table-row table:style-name="ro1">
          <table:table-cell office:value-type="float" office:value="1.47853815267815E+018" calcext:value-type="float">
            <text:p>1.47853815267815E+018</text:p>
          </table:table-cell>
          <table:table-cell office:value-type="float" office:value="1.478538150238E+018" calcext:value-type="float">
            <text:p>1.478538150238E+018</text:p>
          </table:table-cell>
          <table:table-cell table:formula="of:=[.A658]/1000000" office:value-type="float" office:value="1478538152678.15" calcext:value-type="float">
            <text:p>1478538152678.15</text:p>
          </table:table-cell>
          <table:table-cell table:formula="of:=[.B658]/1000000" office:value-type="float" office:value="1478538150238" calcext:value-type="float">
            <text:p>1478538150238</text:p>
          </table:table-cell>
          <table:table-cell table:number-columns-repeated="4"/>
        </table:table-row>
        <table:table-row table:style-name="ro1">
          <table:table-cell office:value-type="float" office:value="1.47853815269817E+018" calcext:value-type="float">
            <text:p>1.47853815269817E+018</text:p>
          </table:table-cell>
          <table:table-cell office:value-type="float" office:value="1.478538150247E+018" calcext:value-type="float">
            <text:p>1.478538150247E+018</text:p>
          </table:table-cell>
          <table:table-cell table:formula="of:=[.A659]/1000000" office:value-type="float" office:value="1478538152698.17" calcext:value-type="float">
            <text:p>1478538152698.17</text:p>
          </table:table-cell>
          <table:table-cell table:formula="of:=[.B659]/1000000" office:value-type="float" office:value="1478538150247" calcext:value-type="float">
            <text:p>1478538150247</text:p>
          </table:table-cell>
          <table:table-cell table:number-columns-repeated="4"/>
        </table:table-row>
        <table:table-row table:style-name="ro1">
          <table:table-cell office:value-type="float" office:value="1.47853815271816E+018" calcext:value-type="float">
            <text:p>1.47853815271816E+018</text:p>
          </table:table-cell>
          <table:table-cell office:value-type="float" office:value="1.478538150267E+018" calcext:value-type="float">
            <text:p>1.478538150267E+018</text:p>
          </table:table-cell>
          <table:table-cell table:formula="of:=[.A660]/1000000" office:value-type="float" office:value="1478538152718.16" calcext:value-type="float">
            <text:p>1478538152718.16</text:p>
          </table:table-cell>
          <table:table-cell table:formula="of:=[.B660]/1000000" office:value-type="float" office:value="1478538150267" calcext:value-type="float">
            <text:p>1478538150267</text:p>
          </table:table-cell>
          <table:table-cell table:number-columns-repeated="4"/>
        </table:table-row>
        <table:table-row table:style-name="ro1">
          <table:table-cell office:value-type="float" office:value="1.47853815273815E+018" calcext:value-type="float">
            <text:p>1.47853815273815E+018</text:p>
          </table:table-cell>
          <table:table-cell office:value-type="float" office:value="1.478538150287E+018" calcext:value-type="float">
            <text:p>1.478538150287E+018</text:p>
          </table:table-cell>
          <table:table-cell table:formula="of:=[.A661]/1000000" office:value-type="float" office:value="1478538152738.15" calcext:value-type="float">
            <text:p>1478538152738.15</text:p>
          </table:table-cell>
          <table:table-cell table:formula="of:=[.B661]/1000000" office:value-type="float" office:value="1478538150287" calcext:value-type="float">
            <text:p>1478538150287</text:p>
          </table:table-cell>
          <table:table-cell table:number-columns-repeated="4"/>
        </table:table-row>
        <table:table-row table:style-name="ro1">
          <table:table-cell office:value-type="float" office:value="1.47853815275814E+018" calcext:value-type="float">
            <text:p>1.47853815275814E+018</text:p>
          </table:table-cell>
          <table:table-cell office:value-type="float" office:value="1.478538150307E+018" calcext:value-type="float">
            <text:p>1.478538150307E+018</text:p>
          </table:table-cell>
          <table:table-cell table:formula="of:=[.A662]/1000000" office:value-type="float" office:value="1478538152758.14" calcext:value-type="float">
            <text:p>1478538152758.14</text:p>
          </table:table-cell>
          <table:table-cell table:formula="of:=[.B662]/1000000" office:value-type="float" office:value="1478538150307" calcext:value-type="float">
            <text:p>1478538150307</text:p>
          </table:table-cell>
          <table:table-cell table:number-columns-repeated="4"/>
        </table:table-row>
        <table:table-row table:style-name="ro1">
          <table:table-cell office:value-type="float" office:value="1.47853815277819E+018" calcext:value-type="float">
            <text:p>1.47853815277819E+018</text:p>
          </table:table-cell>
          <table:table-cell office:value-type="float" office:value="1.478538150352E+018" calcext:value-type="float">
            <text:p>1.478538150352E+018</text:p>
          </table:table-cell>
          <table:table-cell table:formula="of:=[.A663]/1000000" office:value-type="float" office:value="1478538152778.19" calcext:value-type="float">
            <text:p>1478538152778.19</text:p>
          </table:table-cell>
          <table:table-cell table:formula="of:=[.B663]/1000000" office:value-type="float" office:value="1478538150352" calcext:value-type="float">
            <text:p>1478538150352</text:p>
          </table:table-cell>
          <table:table-cell table:number-columns-repeated="4"/>
        </table:table-row>
        <table:table-row table:style-name="ro1">
          <table:table-cell office:value-type="float" office:value="1.47853815279824E+018" calcext:value-type="float">
            <text:p>1.47853815279824E+018</text:p>
          </table:table-cell>
          <table:table-cell office:value-type="float" office:value="1.478538150354E+018" calcext:value-type="float">
            <text:p>1.478538150354E+018</text:p>
          </table:table-cell>
          <table:table-cell table:formula="of:=[.A664]/1000000" office:value-type="float" office:value="1478538152798.24" calcext:value-type="float">
            <text:p>1478538152798.24</text:p>
          </table:table-cell>
          <table:table-cell table:formula="of:=[.B664]/1000000" office:value-type="float" office:value="1478538150354" calcext:value-type="float">
            <text:p>1478538150354</text:p>
          </table:table-cell>
          <table:table-cell table:number-columns-repeated="4"/>
        </table:table-row>
        <table:table-row table:style-name="ro1">
          <table:table-cell office:value-type="float" office:value="1.47853815281808E+018" calcext:value-type="float">
            <text:p>1.47853815281808E+018</text:p>
          </table:table-cell>
          <table:table-cell office:value-type="float" office:value="1.478538150371E+018" calcext:value-type="float">
            <text:p>1.478538150371E+018</text:p>
          </table:table-cell>
          <table:table-cell table:formula="of:=[.A665]/1000000" office:value-type="float" office:value="1478538152818.08" calcext:value-type="float">
            <text:p>1478538152818.08</text:p>
          </table:table-cell>
          <table:table-cell table:formula="of:=[.B665]/1000000" office:value-type="float" office:value="1478538150371" calcext:value-type="float">
            <text:p>1478538150371</text:p>
          </table:table-cell>
          <table:table-cell table:number-columns-repeated="4"/>
        </table:table-row>
        <table:table-row table:style-name="ro1">
          <table:table-cell office:value-type="float" office:value="1.47853815283806E+018" calcext:value-type="float">
            <text:p>1.47853815283806E+018</text:p>
          </table:table-cell>
          <table:table-cell office:value-type="float" office:value="1.478538150386E+018" calcext:value-type="float">
            <text:p>1.478538150386E+018</text:p>
          </table:table-cell>
          <table:table-cell table:formula="of:=[.A666]/1000000" office:value-type="float" office:value="1478538152838.06" calcext:value-type="float">
            <text:p>1478538152838.06</text:p>
          </table:table-cell>
          <table:table-cell table:formula="of:=[.B666]/1000000" office:value-type="float" office:value="1478538150386" calcext:value-type="float">
            <text:p>1478538150386</text:p>
          </table:table-cell>
          <table:table-cell table:number-columns-repeated="4"/>
        </table:table-row>
        <table:table-row table:style-name="ro1">
          <table:table-cell office:value-type="float" office:value="1.47853815285805E+018" calcext:value-type="float">
            <text:p>1.47853815285805E+018</text:p>
          </table:table-cell>
          <table:table-cell office:value-type="float" office:value="1.478538150407E+018" calcext:value-type="float">
            <text:p>1.478538150407E+018</text:p>
          </table:table-cell>
          <table:table-cell table:formula="of:=[.A667]/1000000" office:value-type="float" office:value="1478538152858.05" calcext:value-type="float">
            <text:p>1478538152858.05</text:p>
          </table:table-cell>
          <table:table-cell table:formula="of:=[.B667]/1000000" office:value-type="float" office:value="1478538150407" calcext:value-type="float">
            <text:p>1478538150407</text:p>
          </table:table-cell>
          <table:table-cell table:number-columns-repeated="4"/>
        </table:table-row>
        <table:table-row table:style-name="ro1">
          <table:table-cell office:value-type="float" office:value="1.47853815287804E+018" calcext:value-type="float">
            <text:p>1.47853815287804E+018</text:p>
          </table:table-cell>
          <table:table-cell office:value-type="float" office:value="1.478538150427E+018" calcext:value-type="float">
            <text:p>1.478538150427E+018</text:p>
          </table:table-cell>
          <table:table-cell table:formula="of:=[.A668]/1000000" office:value-type="float" office:value="1478538152878.04" calcext:value-type="float">
            <text:p>1478538152878.04</text:p>
          </table:table-cell>
          <table:table-cell table:formula="of:=[.B668]/1000000" office:value-type="float" office:value="1478538150427" calcext:value-type="float">
            <text:p>1478538150427</text:p>
          </table:table-cell>
          <table:table-cell table:number-columns-repeated="4"/>
        </table:table-row>
        <table:table-row table:style-name="ro1">
          <table:table-cell office:value-type="float" office:value="1.47853815289803E+018" calcext:value-type="float">
            <text:p>1.47853815289803E+018</text:p>
          </table:table-cell>
          <table:table-cell office:value-type="float" office:value="1.47853815045E+018" calcext:value-type="float">
            <text:p>1.47853815045E+018</text:p>
          </table:table-cell>
          <table:table-cell table:formula="of:=[.A669]/1000000" office:value-type="float" office:value="1478538152898.03" calcext:value-type="float">
            <text:p>1478538152898.03</text:p>
          </table:table-cell>
          <table:table-cell table:formula="of:=[.B669]/1000000" office:value-type="float" office:value="1478538150450" calcext:value-type="float">
            <text:p>1478538150450</text:p>
          </table:table-cell>
          <table:table-cell table:number-columns-repeated="4"/>
        </table:table-row>
        <table:table-row table:style-name="ro1">
          <table:table-cell office:value-type="float" office:value="1.47853815291808E+018" calcext:value-type="float">
            <text:p>1.47853815291808E+018</text:p>
          </table:table-cell>
          <table:table-cell office:value-type="float" office:value="1.478538150541E+018" calcext:value-type="float">
            <text:p>1.478538150541E+018</text:p>
          </table:table-cell>
          <table:table-cell table:formula="of:=[.A670]/1000000" office:value-type="float" office:value="1478538152918.08" calcext:value-type="float">
            <text:p>1478538152918.08</text:p>
          </table:table-cell>
          <table:table-cell table:formula="of:=[.B670]/1000000" office:value-type="float" office:value="1478538150541" calcext:value-type="float">
            <text:p>1478538150541</text:p>
          </table:table-cell>
          <table:table-cell table:number-columns-repeated="4"/>
        </table:table-row>
        <table:table-row table:style-name="ro1">
          <table:table-cell office:value-type="float" office:value="1.47853815293804E+018" calcext:value-type="float">
            <text:p>1.47853815293804E+018</text:p>
          </table:table-cell>
          <table:table-cell office:value-type="float" office:value="1.47853815055E+018" calcext:value-type="float">
            <text:p>1.47853815055E+018</text:p>
          </table:table-cell>
          <table:table-cell table:formula="of:=[.A671]/1000000" office:value-type="float" office:value="1478538152938.04" calcext:value-type="float">
            <text:p>1478538152938.04</text:p>
          </table:table-cell>
          <table:table-cell table:formula="of:=[.B671]/1000000" office:value-type="float" office:value="1478538150550" calcext:value-type="float">
            <text:p>1478538150550</text:p>
          </table:table-cell>
          <table:table-cell table:number-columns-repeated="4"/>
        </table:table-row>
        <table:table-row table:style-name="ro1">
          <table:table-cell office:value-type="float" office:value="1.47853815295803E+018" calcext:value-type="float">
            <text:p>1.47853815295803E+018</text:p>
          </table:table-cell>
          <table:table-cell office:value-type="float" office:value="1.478538150571E+018" calcext:value-type="float">
            <text:p>1.478538150571E+018</text:p>
          </table:table-cell>
          <table:table-cell table:formula="of:=[.A672]/1000000" office:value-type="float" office:value="1478538152958.03" calcext:value-type="float">
            <text:p>1478538152958.03</text:p>
          </table:table-cell>
          <table:table-cell table:formula="of:=[.B672]/1000000" office:value-type="float" office:value="1478538150571" calcext:value-type="float">
            <text:p>1478538150571</text:p>
          </table:table-cell>
          <table:table-cell table:number-columns-repeated="4"/>
        </table:table-row>
        <table:table-row table:style-name="ro1">
          <table:table-cell office:value-type="float" office:value="1.47853815297799E+018" calcext:value-type="float">
            <text:p>1.47853815297799E+018</text:p>
          </table:table-cell>
          <table:table-cell office:value-type="float" office:value="1.478538150571E+018" calcext:value-type="float">
            <text:p>1.478538150571E+018</text:p>
          </table:table-cell>
          <table:table-cell table:formula="of:=[.A673]/1000000" office:value-type="float" office:value="1478538152977.99" calcext:value-type="float">
            <text:p>1478538152977.99</text:p>
          </table:table-cell>
          <table:table-cell table:formula="of:=[.B673]/1000000" office:value-type="float" office:value="1478538150571" calcext:value-type="float">
            <text:p>1478538150571</text:p>
          </table:table-cell>
          <table:table-cell table:number-columns-repeated="4"/>
        </table:table-row>
        <table:table-row table:style-name="ro1">
          <table:table-cell office:value-type="float" office:value="1.47853815299798E+018" calcext:value-type="float">
            <text:p>1.47853815299798E+018</text:p>
          </table:table-cell>
          <table:table-cell office:value-type="float" office:value="1.478538150572E+018" calcext:value-type="float">
            <text:p>1.478538150572E+018</text:p>
          </table:table-cell>
          <table:table-cell table:formula="of:=[.A674]/1000000" office:value-type="float" office:value="1478538152997.98" calcext:value-type="float">
            <text:p>1478538152997.98</text:p>
          </table:table-cell>
          <table:table-cell table:formula="of:=[.B674]/1000000" office:value-type="float" office:value="1478538150572" calcext:value-type="float">
            <text:p>1478538150572</text:p>
          </table:table-cell>
          <table:table-cell table:number-columns-repeated="4"/>
        </table:table-row>
        <table:table-row table:style-name="ro1">
          <table:table-cell office:value-type="float" office:value="1.47853815301797E+018" calcext:value-type="float">
            <text:p>1.47853815301797E+018</text:p>
          </table:table-cell>
          <table:table-cell office:value-type="float" office:value="1.478538150572E+018" calcext:value-type="float">
            <text:p>1.478538150572E+018</text:p>
          </table:table-cell>
          <table:table-cell table:formula="of:=[.A675]/1000000" office:value-type="float" office:value="1478538153017.97" calcext:value-type="float">
            <text:p>1478538153017.97</text:p>
          </table:table-cell>
          <table:table-cell table:formula="of:=[.B675]/1000000" office:value-type="float" office:value="1478538150572" calcext:value-type="float">
            <text:p>1478538150572</text:p>
          </table:table-cell>
          <table:table-cell table:number-columns-repeated="4"/>
        </table:table-row>
        <table:table-row table:style-name="ro1">
          <table:table-cell office:value-type="float" office:value="1.47853815303795E+018" calcext:value-type="float">
            <text:p>1.47853815303795E+018</text:p>
          </table:table-cell>
          <table:table-cell office:value-type="float" office:value="1.478538150585E+018" calcext:value-type="float">
            <text:p>1.478538150585E+018</text:p>
          </table:table-cell>
          <table:table-cell table:formula="of:=[.A676]/1000000" office:value-type="float" office:value="1478538153037.95" calcext:value-type="float">
            <text:p>1478538153037.95</text:p>
          </table:table-cell>
          <table:table-cell table:formula="of:=[.B676]/1000000" office:value-type="float" office:value="1478538150585" calcext:value-type="float">
            <text:p>1478538150585</text:p>
          </table:table-cell>
          <table:table-cell table:number-columns-repeated="4"/>
        </table:table-row>
        <table:table-row table:style-name="ro1">
          <table:table-cell office:value-type="float" office:value="1.47853815305791E+018" calcext:value-type="float">
            <text:p>1.47853815305791E+018</text:p>
          </table:table-cell>
          <table:table-cell office:value-type="float" office:value="1.478538150605E+018" calcext:value-type="float">
            <text:p>1.478538150605E+018</text:p>
          </table:table-cell>
          <table:table-cell table:formula="of:=[.A677]/1000000" office:value-type="float" office:value="1478538153057.91" calcext:value-type="float">
            <text:p>1478538153057.91</text:p>
          </table:table-cell>
          <table:table-cell table:formula="of:=[.B677]/1000000" office:value-type="float" office:value="1478538150605" calcext:value-type="float">
            <text:p>1478538150605</text:p>
          </table:table-cell>
          <table:table-cell table:number-columns-repeated="4"/>
        </table:table-row>
        <table:table-row table:style-name="ro1">
          <table:table-cell office:value-type="float" office:value="1.4785381530779E+018" calcext:value-type="float">
            <text:p>1.4785381530779E+018</text:p>
          </table:table-cell>
          <table:table-cell office:value-type="float" office:value="1.478538150625E+018" calcext:value-type="float">
            <text:p>1.478538150625E+018</text:p>
          </table:table-cell>
          <table:table-cell table:formula="of:=[.A678]/1000000" office:value-type="float" office:value="1478538153077.9" calcext:value-type="float">
            <text:p>1478538153077.9</text:p>
          </table:table-cell>
          <table:table-cell table:formula="of:=[.B678]/1000000" office:value-type="float" office:value="1478538150625" calcext:value-type="float">
            <text:p>1478538150625</text:p>
          </table:table-cell>
          <table:table-cell table:number-columns-repeated="4"/>
        </table:table-row>
        <table:table-row table:style-name="ro1">
          <table:table-cell office:value-type="float" office:value="1.47853815309792E+018" calcext:value-type="float">
            <text:p>1.47853815309792E+018</text:p>
          </table:table-cell>
          <table:table-cell office:value-type="float" office:value="1.478538150645E+018" calcext:value-type="float">
            <text:p>1.478538150645E+018</text:p>
          </table:table-cell>
          <table:table-cell table:formula="of:=[.A679]/1000000" office:value-type="float" office:value="1478538153097.92" calcext:value-type="float">
            <text:p>1478538153097.92</text:p>
          </table:table-cell>
          <table:table-cell table:formula="of:=[.B679]/1000000" office:value-type="float" office:value="1478538150645" calcext:value-type="float">
            <text:p>1478538150645</text:p>
          </table:table-cell>
          <table:table-cell table:number-columns-repeated="4"/>
        </table:table-row>
        <table:table-row table:style-name="ro1">
          <table:table-cell office:value-type="float" office:value="1.47853815311791E+018" calcext:value-type="float">
            <text:p>1.47853815311791E+018</text:p>
          </table:table-cell>
          <table:table-cell office:value-type="float" office:value="1.478538150667E+018" calcext:value-type="float">
            <text:p>1.478538150667E+018</text:p>
          </table:table-cell>
          <table:table-cell table:formula="of:=[.A680]/1000000" office:value-type="float" office:value="1478538153117.91" calcext:value-type="float">
            <text:p>1478538153117.91</text:p>
          </table:table-cell>
          <table:table-cell table:formula="of:=[.B680]/1000000" office:value-type="float" office:value="1478538150667" calcext:value-type="float">
            <text:p>1478538150667</text:p>
          </table:table-cell>
          <table:table-cell table:number-columns-repeated="4"/>
        </table:table-row>
        <table:table-row table:style-name="ro1">
          <table:table-cell office:value-type="float" office:value="1.4785381531379E+018" calcext:value-type="float">
            <text:p>1.4785381531379E+018</text:p>
          </table:table-cell>
          <table:table-cell office:value-type="float" office:value="1.478538150687E+018" calcext:value-type="float">
            <text:p>1.478538150687E+018</text:p>
          </table:table-cell>
          <table:table-cell table:formula="of:=[.A681]/1000000" office:value-type="float" office:value="1478538153137.9" calcext:value-type="float">
            <text:p>1478538153137.9</text:p>
          </table:table-cell>
          <table:table-cell table:formula="of:=[.B681]/1000000" office:value-type="float" office:value="1478538150687" calcext:value-type="float">
            <text:p>1478538150687</text:p>
          </table:table-cell>
          <table:table-cell table:number-columns-repeated="4"/>
        </table:table-row>
        <table:table-row table:style-name="ro1">
          <table:table-cell office:value-type="float" office:value="1.47853815315789E+018" calcext:value-type="float">
            <text:p>1.47853815315789E+018</text:p>
          </table:table-cell>
          <table:table-cell office:value-type="float" office:value="1.478538150717E+018" calcext:value-type="float">
            <text:p>1.478538150717E+018</text:p>
          </table:table-cell>
          <table:table-cell table:formula="of:=[.A682]/1000000" office:value-type="float" office:value="1478538153157.89" calcext:value-type="float">
            <text:p>1478538153157.89</text:p>
          </table:table-cell>
          <table:table-cell table:formula="of:=[.B682]/1000000" office:value-type="float" office:value="1478538150717" calcext:value-type="float">
            <text:p>1478538150717</text:p>
          </table:table-cell>
          <table:table-cell table:number-columns-repeated="4"/>
        </table:table-row>
        <table:table-row table:style-name="ro1">
          <table:table-cell office:value-type="float" office:value="1.47853815317785E+018" calcext:value-type="float">
            <text:p>1.47853815317785E+018</text:p>
          </table:table-cell>
          <table:table-cell office:value-type="float" office:value="1.478538150727E+018" calcext:value-type="float">
            <text:p>1.478538150727E+018</text:p>
          </table:table-cell>
          <table:table-cell table:formula="of:=[.A683]/1000000" office:value-type="float" office:value="1478538153177.85" calcext:value-type="float">
            <text:p>1478538153177.85</text:p>
          </table:table-cell>
          <table:table-cell table:formula="of:=[.B683]/1000000" office:value-type="float" office:value="1478538150727" calcext:value-type="float">
            <text:p>1478538150727</text:p>
          </table:table-cell>
          <table:table-cell table:number-columns-repeated="4"/>
        </table:table-row>
        <table:table-row table:style-name="ro1">
          <table:table-cell office:value-type="float" office:value="1.4785381531982E+018" calcext:value-type="float">
            <text:p>1.4785381531982E+018</text:p>
          </table:table-cell>
          <table:table-cell office:value-type="float" office:value="1.478538150748E+018" calcext:value-type="float">
            <text:p>1.478538150748E+018</text:p>
          </table:table-cell>
          <table:table-cell table:formula="of:=[.A684]/1000000" office:value-type="float" office:value="1478538153198.2" calcext:value-type="float">
            <text:p>1478538153198.2</text:p>
          </table:table-cell>
          <table:table-cell table:formula="of:=[.B684]/1000000" office:value-type="float" office:value="1478538150748" calcext:value-type="float">
            <text:p>1478538150748</text:p>
          </table:table-cell>
          <table:table-cell table:number-columns-repeated="4"/>
        </table:table-row>
        <table:table-row table:style-name="ro1">
          <table:table-cell office:value-type="float" office:value="1.47853815321782E+018" calcext:value-type="float">
            <text:p>1.47853815321782E+018</text:p>
          </table:table-cell>
          <table:table-cell office:value-type="float" office:value="1.478538150767E+018" calcext:value-type="float">
            <text:p>1.478538150767E+018</text:p>
          </table:table-cell>
          <table:table-cell table:formula="of:=[.A685]/1000000" office:value-type="float" office:value="1478538153217.82" calcext:value-type="float">
            <text:p>1478538153217.82</text:p>
          </table:table-cell>
          <table:table-cell table:formula="of:=[.B685]/1000000" office:value-type="float" office:value="1478538150767" calcext:value-type="float">
            <text:p>1478538150767</text:p>
          </table:table-cell>
          <table:table-cell table:number-columns-repeated="4"/>
        </table:table-row>
        <table:table-row table:style-name="ro1">
          <table:table-cell office:value-type="float" office:value="1.47853815323781E+018" calcext:value-type="float">
            <text:p>1.47853815323781E+018</text:p>
          </table:table-cell>
          <table:table-cell office:value-type="float" office:value="1.478538150788E+018" calcext:value-type="float">
            <text:p>1.478538150788E+018</text:p>
          </table:table-cell>
          <table:table-cell table:formula="of:=[.A686]/1000000" office:value-type="float" office:value="1478538153237.81" calcext:value-type="float">
            <text:p>1478538153237.81</text:p>
          </table:table-cell>
          <table:table-cell table:formula="of:=[.B686]/1000000" office:value-type="float" office:value="1478538150788" calcext:value-type="float">
            <text:p>1478538150788</text:p>
          </table:table-cell>
          <table:table-cell table:number-columns-repeated="4"/>
        </table:table-row>
        <table:table-row table:style-name="ro1">
          <table:table-cell office:value-type="float" office:value="1.4785381532578E+018" calcext:value-type="float">
            <text:p>1.4785381532578E+018</text:p>
          </table:table-cell>
          <table:table-cell office:value-type="float" office:value="1.478538150808E+018" calcext:value-type="float">
            <text:p>1.478538150808E+018</text:p>
          </table:table-cell>
          <table:table-cell table:formula="of:=[.A687]/1000000" office:value-type="float" office:value="1478538153257.8" calcext:value-type="float">
            <text:p>1478538153257.8</text:p>
          </table:table-cell>
          <table:table-cell table:formula="of:=[.B687]/1000000" office:value-type="float" office:value="1478538150808" calcext:value-type="float">
            <text:p>1478538150808</text:p>
          </table:table-cell>
          <table:table-cell table:number-columns-repeated="4"/>
        </table:table-row>
        <table:table-row table:style-name="ro1">
          <table:table-cell office:value-type="float" office:value="1.47853815327779E+018" calcext:value-type="float">
            <text:p>1.47853815327779E+018</text:p>
          </table:table-cell>
          <table:table-cell office:value-type="float" office:value="1.478538150828E+018" calcext:value-type="float">
            <text:p>1.478538150828E+018</text:p>
          </table:table-cell>
          <table:table-cell table:formula="of:=[.A688]/1000000" office:value-type="float" office:value="1478538153277.79" calcext:value-type="float">
            <text:p>1478538153277.79</text:p>
          </table:table-cell>
          <table:table-cell table:formula="of:=[.B688]/1000000" office:value-type="float" office:value="1478538150828" calcext:value-type="float">
            <text:p>1478538150828</text:p>
          </table:table-cell>
          <table:table-cell table:number-columns-repeated="4"/>
        </table:table-row>
        <table:table-row table:style-name="ro1">
          <table:table-cell office:value-type="float" office:value="1.47853815329775E+018" calcext:value-type="float">
            <text:p>1.47853815329775E+018</text:p>
          </table:table-cell>
          <table:table-cell office:value-type="float" office:value="1.478538150859E+018" calcext:value-type="float">
            <text:p>1.478538150859E+018</text:p>
          </table:table-cell>
          <table:table-cell table:formula="of:=[.A689]/1000000" office:value-type="float" office:value="1478538153297.75" calcext:value-type="float">
            <text:p>1478538153297.75</text:p>
          </table:table-cell>
          <table:table-cell table:formula="of:=[.B689]/1000000" office:value-type="float" office:value="1478538150859" calcext:value-type="float">
            <text:p>1478538150859</text:p>
          </table:table-cell>
          <table:table-cell table:number-columns-repeated="4"/>
        </table:table-row>
        <table:table-row table:style-name="ro1">
          <table:table-cell office:value-type="float" office:value="1.47853815331771E+018" calcext:value-type="float">
            <text:p>1.47853815331771E+018</text:p>
          </table:table-cell>
          <table:table-cell office:value-type="float" office:value="1.478538150867E+018" calcext:value-type="float">
            <text:p>1.478538150867E+018</text:p>
          </table:table-cell>
          <table:table-cell table:formula="of:=[.A690]/1000000" office:value-type="float" office:value="1478538153317.71" calcext:value-type="float">
            <text:p>1478538153317.71</text:p>
          </table:table-cell>
          <table:table-cell table:formula="of:=[.B690]/1000000" office:value-type="float" office:value="1478538150867" calcext:value-type="float">
            <text:p>1478538150867</text:p>
          </table:table-cell>
          <table:table-cell table:number-columns-repeated="4"/>
        </table:table-row>
        <table:table-row table:style-name="ro1">
          <table:table-cell office:value-type="float" office:value="1.47853815333767E+018" calcext:value-type="float">
            <text:p>1.47853815333767E+018</text:p>
          </table:table-cell>
          <table:table-cell office:value-type="float" office:value="1.478538150885E+018" calcext:value-type="float">
            <text:p>1.478538150885E+018</text:p>
          </table:table-cell>
          <table:table-cell table:formula="of:=[.A691]/1000000" office:value-type="float" office:value="1478538153337.67" calcext:value-type="float">
            <text:p>1478538153337.67</text:p>
          </table:table-cell>
          <table:table-cell table:formula="of:=[.B691]/1000000" office:value-type="float" office:value="1478538150885" calcext:value-type="float">
            <text:p>1478538150885</text:p>
          </table:table-cell>
          <table:table-cell table:number-columns-repeated="4"/>
        </table:table-row>
        <table:table-row table:style-name="ro1">
          <table:table-cell office:value-type="float" office:value="1.47853815335766E+018" calcext:value-type="float">
            <text:p>1.47853815335766E+018</text:p>
          </table:table-cell>
          <table:table-cell office:value-type="float" office:value="1.478538150904E+018" calcext:value-type="float">
            <text:p>1.478538150904E+018</text:p>
          </table:table-cell>
          <table:table-cell table:formula="of:=[.A692]/1000000" office:value-type="float" office:value="1478538153357.66" calcext:value-type="float">
            <text:p>1478538153357.66</text:p>
          </table:table-cell>
          <table:table-cell table:formula="of:=[.B692]/1000000" office:value-type="float" office:value="1478538150904" calcext:value-type="float">
            <text:p>1478538150904</text:p>
          </table:table-cell>
          <table:table-cell table:number-columns-repeated="4"/>
        </table:table-row>
        <table:table-row table:style-name="ro1">
          <table:table-cell office:value-type="float" office:value="1.47853815337765E+018" calcext:value-type="float">
            <text:p>1.47853815337765E+018</text:p>
          </table:table-cell>
          <table:table-cell office:value-type="float" office:value="1.478538150925E+018" calcext:value-type="float">
            <text:p>1.478538150925E+018</text:p>
          </table:table-cell>
          <table:table-cell table:formula="of:=[.A693]/1000000" office:value-type="float" office:value="1478538153377.65" calcext:value-type="float">
            <text:p>1478538153377.65</text:p>
          </table:table-cell>
          <table:table-cell table:formula="of:=[.B693]/1000000" office:value-type="float" office:value="1478538150925" calcext:value-type="float">
            <text:p>1478538150925</text:p>
          </table:table-cell>
          <table:table-cell table:number-columns-repeated="4"/>
        </table:table-row>
        <table:table-row table:style-name="ro1">
          <table:table-cell office:value-type="float" office:value="1.4785381533976E+018" calcext:value-type="float">
            <text:p>1.4785381533976E+018</text:p>
          </table:table-cell>
          <table:table-cell office:value-type="float" office:value="1.47853815095E+018" calcext:value-type="float">
            <text:p>1.47853815095E+018</text:p>
          </table:table-cell>
          <table:table-cell table:formula="of:=[.A694]/1000000" office:value-type="float" office:value="1478538153397.6" calcext:value-type="float">
            <text:p>1478538153397.6</text:p>
          </table:table-cell>
          <table:table-cell table:formula="of:=[.B694]/1000000" office:value-type="float" office:value="1478538150950" calcext:value-type="float">
            <text:p>1478538150950</text:p>
          </table:table-cell>
          <table:table-cell table:number-columns-repeated="4"/>
        </table:table-row>
        <table:table-row table:style-name="ro1">
          <table:table-cell office:value-type="float" office:value="1.47853815341765E+018" calcext:value-type="float">
            <text:p>1.47853815341765E+018</text:p>
          </table:table-cell>
          <table:table-cell office:value-type="float" office:value="1.47853815097E+018" calcext:value-type="float">
            <text:p>1.47853815097E+018</text:p>
          </table:table-cell>
          <table:table-cell table:formula="of:=[.A695]/1000000" office:value-type="float" office:value="1478538153417.65" calcext:value-type="float">
            <text:p>1478538153417.65</text:p>
          </table:table-cell>
          <table:table-cell table:formula="of:=[.B695]/1000000" office:value-type="float" office:value="1478538150970" calcext:value-type="float">
            <text:p>1478538150970</text:p>
          </table:table-cell>
          <table:table-cell table:number-columns-repeated="4"/>
        </table:table-row>
        <table:table-row table:style-name="ro1">
          <table:table-cell office:value-type="float" office:value="1.47853815343767E+018" calcext:value-type="float">
            <text:p>1.47853815343767E+018</text:p>
          </table:table-cell>
          <table:table-cell office:value-type="float" office:value="1.478538150988E+018" calcext:value-type="float">
            <text:p>1.478538150988E+018</text:p>
          </table:table-cell>
          <table:table-cell table:formula="of:=[.A696]/1000000" office:value-type="float" office:value="1478538153437.67" calcext:value-type="float">
            <text:p>1478538153437.67</text:p>
          </table:table-cell>
          <table:table-cell table:formula="of:=[.B696]/1000000" office:value-type="float" office:value="1478538150988" calcext:value-type="float">
            <text:p>1478538150988</text:p>
          </table:table-cell>
          <table:table-cell table:number-columns-repeated="4"/>
        </table:table-row>
        <table:table-row table:style-name="ro1">
          <table:table-cell office:value-type="float" office:value="1.47853815345766E+018" calcext:value-type="float">
            <text:p>1.47853815345766E+018</text:p>
          </table:table-cell>
          <table:table-cell office:value-type="float" office:value="1.478538151007E+018" calcext:value-type="float">
            <text:p>1.478538151007E+018</text:p>
          </table:table-cell>
          <table:table-cell table:formula="of:=[.A697]/1000000" office:value-type="float" office:value="1478538153457.66" calcext:value-type="float">
            <text:p>1478538153457.66</text:p>
          </table:table-cell>
          <table:table-cell table:formula="of:=[.B697]/1000000" office:value-type="float" office:value="1478538151007" calcext:value-type="float">
            <text:p>1478538151007</text:p>
          </table:table-cell>
          <table:table-cell table:number-columns-repeated="4"/>
        </table:table-row>
        <table:table-row table:style-name="ro1">
          <table:table-cell office:value-type="float" office:value="1.47853815347765E+018" calcext:value-type="float">
            <text:p>1.47853815347765E+018</text:p>
          </table:table-cell>
          <table:table-cell office:value-type="float" office:value="1.478538151028E+018" calcext:value-type="float">
            <text:p>1.478538151028E+018</text:p>
          </table:table-cell>
          <table:table-cell table:formula="of:=[.A698]/1000000" office:value-type="float" office:value="1478538153477.65" calcext:value-type="float">
            <text:p>1478538153477.65</text:p>
          </table:table-cell>
          <table:table-cell table:formula="of:=[.B698]/1000000" office:value-type="float" office:value="1478538151028" calcext:value-type="float">
            <text:p>1478538151028</text:p>
          </table:table-cell>
          <table:table-cell table:number-columns-repeated="4"/>
        </table:table-row>
        <table:table-row table:style-name="ro1">
          <table:table-cell office:value-type="float" office:value="1.47853815349764E+018" calcext:value-type="float">
            <text:p>1.47853815349764E+018</text:p>
          </table:table-cell>
          <table:table-cell office:value-type="float" office:value="1.478538151047E+018" calcext:value-type="float">
            <text:p>1.478538151047E+018</text:p>
          </table:table-cell>
          <table:table-cell table:formula="of:=[.A699]/1000000" office:value-type="float" office:value="1478538153497.64" calcext:value-type="float">
            <text:p>1478538153497.64</text:p>
          </table:table-cell>
          <table:table-cell table:formula="of:=[.B699]/1000000" office:value-type="float" office:value="1478538151047" calcext:value-type="float">
            <text:p>1478538151047</text:p>
          </table:table-cell>
          <table:table-cell table:number-columns-repeated="4"/>
        </table:table-row>
        <table:table-row table:style-name="ro1">
          <table:table-cell office:value-type="float" office:value="1.47853815351763E+018" calcext:value-type="float">
            <text:p>1.47853815351763E+018</text:p>
          </table:table-cell>
          <table:table-cell office:value-type="float" office:value="1.478538151072E+018" calcext:value-type="float">
            <text:p>1.478538151072E+018</text:p>
          </table:table-cell>
          <table:table-cell table:formula="of:=[.A700]/1000000" office:value-type="float" office:value="1478538153517.63" calcext:value-type="float">
            <text:p>1478538153517.63</text:p>
          </table:table-cell>
          <table:table-cell table:formula="of:=[.B700]/1000000" office:value-type="float" office:value="1478538151072" calcext:value-type="float">
            <text:p>1478538151072</text:p>
          </table:table-cell>
          <table:table-cell table:number-columns-repeated="4"/>
        </table:table-row>
        <table:table-row table:style-name="ro1">
          <table:table-cell office:value-type="float" office:value="1.47853815353759E+018" calcext:value-type="float">
            <text:p>1.47853815353759E+018</text:p>
          </table:table-cell>
          <table:table-cell office:value-type="float" office:value="1.47853815115E+018" calcext:value-type="float">
            <text:p>1.47853815115E+018</text:p>
          </table:table-cell>
          <table:table-cell table:formula="of:=[.A701]/1000000" office:value-type="float" office:value="1478538153537.59" calcext:value-type="float">
            <text:p>1478538153537.59</text:p>
          </table:table-cell>
          <table:table-cell table:formula="of:=[.B701]/1000000" office:value-type="float" office:value="1478538151150" calcext:value-type="float">
            <text:p>1478538151150</text:p>
          </table:table-cell>
          <table:table-cell table:number-columns-repeated="4"/>
        </table:table-row>
        <table:table-row table:style-name="ro1">
          <table:table-cell office:value-type="float" office:value="1.47853815355755E+018" calcext:value-type="float">
            <text:p>1.47853815355755E+018</text:p>
          </table:table-cell>
          <table:table-cell office:value-type="float" office:value="1.478538151172E+018" calcext:value-type="float">
            <text:p>1.478538151172E+018</text:p>
          </table:table-cell>
          <table:table-cell table:formula="of:=[.A702]/1000000" office:value-type="float" office:value="1478538153557.55" calcext:value-type="float">
            <text:p>1478538153557.55</text:p>
          </table:table-cell>
          <table:table-cell table:formula="of:=[.B702]/1000000" office:value-type="float" office:value="1478538151172" calcext:value-type="float">
            <text:p>1478538151172</text:p>
          </table:table-cell>
          <table:table-cell table:number-columns-repeated="4"/>
        </table:table-row>
        <table:table-row table:style-name="ro1">
          <table:table-cell office:value-type="float" office:value="1.47853815357757E+018" calcext:value-type="float">
            <text:p>1.47853815357757E+018</text:p>
          </table:table-cell>
          <table:table-cell office:value-type="float" office:value="1.478538151172E+018" calcext:value-type="float">
            <text:p>1.478538151172E+018</text:p>
          </table:table-cell>
          <table:table-cell table:formula="of:=[.A703]/1000000" office:value-type="float" office:value="1478538153577.57" calcext:value-type="float">
            <text:p>1478538153577.57</text:p>
          </table:table-cell>
          <table:table-cell table:formula="of:=[.B703]/1000000" office:value-type="float" office:value="1478538151172" calcext:value-type="float">
            <text:p>1478538151172</text:p>
          </table:table-cell>
          <table:table-cell table:number-columns-repeated="4"/>
        </table:table-row>
        <table:table-row table:style-name="ro1">
          <table:table-cell office:value-type="float" office:value="1.47853815359752E+018" calcext:value-type="float">
            <text:p>1.47853815359752E+018</text:p>
          </table:table-cell>
          <table:table-cell office:value-type="float" office:value="1.478538151173E+018" calcext:value-type="float">
            <text:p>1.478538151173E+018</text:p>
          </table:table-cell>
          <table:table-cell table:formula="of:=[.A704]/1000000" office:value-type="float" office:value="1478538153597.52" calcext:value-type="float">
            <text:p>1478538153597.52</text:p>
          </table:table-cell>
          <table:table-cell table:formula="of:=[.B704]/1000000" office:value-type="float" office:value="1478538151173" calcext:value-type="float">
            <text:p>1478538151173</text:p>
          </table:table-cell>
          <table:table-cell table:number-columns-repeated="4"/>
        </table:table-row>
        <table:table-row table:style-name="ro1">
          <table:table-cell office:value-type="float" office:value="1.47853815361761E+018" calcext:value-type="float">
            <text:p>1.47853815361761E+018</text:p>
          </table:table-cell>
          <table:table-cell office:value-type="float" office:value="1.478538151173E+018" calcext:value-type="float">
            <text:p>1.478538151173E+018</text:p>
          </table:table-cell>
          <table:table-cell table:formula="of:=[.A705]/1000000" office:value-type="float" office:value="1478538153617.61" calcext:value-type="float">
            <text:p>1478538153617.61</text:p>
          </table:table-cell>
          <table:table-cell table:formula="of:=[.B705]/1000000" office:value-type="float" office:value="1478538151173" calcext:value-type="float">
            <text:p>1478538151173</text:p>
          </table:table-cell>
          <table:table-cell table:number-columns-repeated="4"/>
        </table:table-row>
        <table:table-row table:style-name="ro1">
          <table:table-cell office:value-type="float" office:value="1.47853815363747E+018" calcext:value-type="float">
            <text:p>1.47853815363747E+018</text:p>
          </table:table-cell>
          <table:table-cell office:value-type="float" office:value="1.478538151185E+018" calcext:value-type="float">
            <text:p>1.478538151185E+018</text:p>
          </table:table-cell>
          <table:table-cell table:formula="of:=[.A706]/1000000" office:value-type="float" office:value="1478538153637.47" calcext:value-type="float">
            <text:p>1478538153637.47</text:p>
          </table:table-cell>
          <table:table-cell table:formula="of:=[.B706]/1000000" office:value-type="float" office:value="1478538151185" calcext:value-type="float">
            <text:p>1478538151185</text:p>
          </table:table-cell>
          <table:table-cell table:number-columns-repeated="4"/>
        </table:table-row>
        <table:table-row table:style-name="ro1">
          <table:table-cell office:value-type="float" office:value="1.47853815365746E+018" calcext:value-type="float">
            <text:p>1.47853815365746E+018</text:p>
          </table:table-cell>
          <table:table-cell office:value-type="float" office:value="1.478538151204E+018" calcext:value-type="float">
            <text:p>1.478538151204E+018</text:p>
          </table:table-cell>
          <table:table-cell table:formula="of:=[.A707]/1000000" office:value-type="float" office:value="1478538153657.46" calcext:value-type="float">
            <text:p>1478538153657.46</text:p>
          </table:table-cell>
          <table:table-cell table:formula="of:=[.B707]/1000000" office:value-type="float" office:value="1478538151204" calcext:value-type="float">
            <text:p>1478538151204</text:p>
          </table:table-cell>
          <table:table-cell table:number-columns-repeated="4"/>
        </table:table-row>
        <table:table-row table:style-name="ro1">
          <table:table-cell office:value-type="float" office:value="1.47853815367745E+018" calcext:value-type="float">
            <text:p>1.47853815367745E+018</text:p>
          </table:table-cell>
          <table:table-cell office:value-type="float" office:value="1.478538151224E+018" calcext:value-type="float">
            <text:p>1.478538151224E+018</text:p>
          </table:table-cell>
          <table:table-cell table:formula="of:=[.A708]/1000000" office:value-type="float" office:value="1478538153677.45" calcext:value-type="float">
            <text:p>1478538153677.45</text:p>
          </table:table-cell>
          <table:table-cell table:formula="of:=[.B708]/1000000" office:value-type="float" office:value="1478538151224" calcext:value-type="float">
            <text:p>1478538151224</text:p>
          </table:table-cell>
          <table:table-cell table:number-columns-repeated="4"/>
        </table:table-row>
        <table:table-row table:style-name="ro1">
          <table:table-cell office:value-type="float" office:value="1.47853815369744E+018" calcext:value-type="float">
            <text:p>1.47853815369744E+018</text:p>
          </table:table-cell>
          <table:table-cell office:value-type="float" office:value="1.478538151245E+018" calcext:value-type="float">
            <text:p>1.478538151245E+018</text:p>
          </table:table-cell>
          <table:table-cell table:formula="of:=[.A709]/1000000" office:value-type="float" office:value="1478538153697.44" calcext:value-type="float">
            <text:p>1478538153697.44</text:p>
          </table:table-cell>
          <table:table-cell table:formula="of:=[.B709]/1000000" office:value-type="float" office:value="1478538151245" calcext:value-type="float">
            <text:p>1478538151245</text:p>
          </table:table-cell>
          <table:table-cell table:number-columns-repeated="4"/>
        </table:table-row>
        <table:table-row table:style-name="ro1">
          <table:table-cell office:value-type="float" office:value="1.47853815371749E+018" calcext:value-type="float">
            <text:p>1.47853815371749E+018</text:p>
          </table:table-cell>
          <table:table-cell office:value-type="float" office:value="1.478538151265E+018" calcext:value-type="float">
            <text:p>1.478538151265E+018</text:p>
          </table:table-cell>
          <table:table-cell table:formula="of:=[.A710]/1000000" office:value-type="float" office:value="1478538153717.49" calcext:value-type="float">
            <text:p>1478538153717.49</text:p>
          </table:table-cell>
          <table:table-cell table:formula="of:=[.B710]/1000000" office:value-type="float" office:value="1478538151265" calcext:value-type="float">
            <text:p>1478538151265</text:p>
          </table:table-cell>
          <table:table-cell table:number-columns-repeated="4"/>
        </table:table-row>
        <table:table-row table:style-name="ro1">
          <table:table-cell office:value-type="float" office:value="1.47853815373745E+018" calcext:value-type="float">
            <text:p>1.47853815373745E+018</text:p>
          </table:table-cell>
          <table:table-cell office:value-type="float" office:value="1.478538151287E+018" calcext:value-type="float">
            <text:p>1.478538151287E+018</text:p>
          </table:table-cell>
          <table:table-cell table:formula="of:=[.A711]/1000000" office:value-type="float" office:value="1478538153737.45" calcext:value-type="float">
            <text:p>1478538153737.45</text:p>
          </table:table-cell>
          <table:table-cell table:formula="of:=[.B711]/1000000" office:value-type="float" office:value="1478538151287" calcext:value-type="float">
            <text:p>1478538151287</text:p>
          </table:table-cell>
          <table:table-cell table:number-columns-repeated="4"/>
        </table:table-row>
        <table:table-row table:style-name="ro1">
          <table:table-cell office:value-type="float" office:value="1.47853815375744E+018" calcext:value-type="float">
            <text:p>1.47853815375744E+018</text:p>
          </table:table-cell>
          <table:table-cell office:value-type="float" office:value="1.478538151307E+018" calcext:value-type="float">
            <text:p>1.478538151307E+018</text:p>
          </table:table-cell>
          <table:table-cell table:formula="of:=[.A712]/1000000" office:value-type="float" office:value="1478538153757.44" calcext:value-type="float">
            <text:p>1478538153757.44</text:p>
          </table:table-cell>
          <table:table-cell table:formula="of:=[.B712]/1000000" office:value-type="float" office:value="1478538151307" calcext:value-type="float">
            <text:p>1478538151307</text:p>
          </table:table-cell>
          <table:table-cell table:number-columns-repeated="4"/>
        </table:table-row>
        <table:table-row table:style-name="ro1">
          <table:table-cell office:value-type="float" office:value="1.47853815377743E+018" calcext:value-type="float">
            <text:p>1.47853815377743E+018</text:p>
          </table:table-cell>
          <table:table-cell office:value-type="float" office:value="1.478538151343E+018" calcext:value-type="float">
            <text:p>1.478538151343E+018</text:p>
          </table:table-cell>
          <table:table-cell table:formula="of:=[.A713]/1000000" office:value-type="float" office:value="1478538153777.43" calcext:value-type="float">
            <text:p>1478538153777.43</text:p>
          </table:table-cell>
          <table:table-cell table:formula="of:=[.B713]/1000000" office:value-type="float" office:value="1478538151343" calcext:value-type="float">
            <text:p>1478538151343</text:p>
          </table:table-cell>
          <table:table-cell table:number-columns-repeated="4"/>
        </table:table-row>
        <table:table-row table:style-name="ro1">
          <table:table-cell office:value-type="float" office:value="1.47853815379809E+018" calcext:value-type="float">
            <text:p>1.47853815379809E+018</text:p>
          </table:table-cell>
          <table:table-cell office:value-type="float" office:value="1.478538151355E+018" calcext:value-type="float">
            <text:p>1.478538151355E+018</text:p>
          </table:table-cell>
          <table:table-cell table:formula="of:=[.A714]/1000000" office:value-type="float" office:value="1478538153798.09" calcext:value-type="float">
            <text:p>1478538153798.09</text:p>
          </table:table-cell>
          <table:table-cell table:formula="of:=[.B714]/1000000" office:value-type="float" office:value="1478538151355" calcext:value-type="float">
            <text:p>1478538151355</text:p>
          </table:table-cell>
          <table:table-cell table:number-columns-repeated="4"/>
        </table:table-row>
        <table:table-row table:style-name="ro1">
          <table:table-cell office:value-type="float" office:value="1.47853815381734E+018" calcext:value-type="float">
            <text:p>1.47853815381734E+018</text:p>
          </table:table-cell>
          <table:table-cell office:value-type="float" office:value="1.478538151379E+018" calcext:value-type="float">
            <text:p>1.478538151379E+018</text:p>
          </table:table-cell>
          <table:table-cell table:formula="of:=[.A715]/1000000" office:value-type="float" office:value="1478538153817.34" calcext:value-type="float">
            <text:p>1478538153817.34</text:p>
          </table:table-cell>
          <table:table-cell table:formula="of:=[.B715]/1000000" office:value-type="float" office:value="1478538151379" calcext:value-type="float">
            <text:p>1478538151379</text:p>
          </table:table-cell>
          <table:table-cell table:number-columns-repeated="4"/>
        </table:table-row>
        <table:table-row table:style-name="ro1">
          <table:table-cell office:value-type="float" office:value="1.47853815383733E+018" calcext:value-type="float">
            <text:p>1.47853815383733E+018</text:p>
          </table:table-cell>
          <table:table-cell office:value-type="float" office:value="1.478538151386E+018" calcext:value-type="float">
            <text:p>1.478538151386E+018</text:p>
          </table:table-cell>
          <table:table-cell table:formula="of:=[.A716]/1000000" office:value-type="float" office:value="1478538153837.33" calcext:value-type="float">
            <text:p>1478538153837.33</text:p>
          </table:table-cell>
          <table:table-cell table:formula="of:=[.B716]/1000000" office:value-type="float" office:value="1478538151386" calcext:value-type="float">
            <text:p>1478538151386</text:p>
          </table:table-cell>
          <table:table-cell table:number-columns-repeated="4"/>
        </table:table-row>
        <table:table-row table:style-name="ro1">
          <table:table-cell office:value-type="float" office:value="1.47853815385732E+018" calcext:value-type="float">
            <text:p>1.47853815385732E+018</text:p>
          </table:table-cell>
          <table:table-cell office:value-type="float" office:value="1.478538151406E+018" calcext:value-type="float">
            <text:p>1.478538151406E+018</text:p>
          </table:table-cell>
          <table:table-cell table:formula="of:=[.A717]/1000000" office:value-type="float" office:value="1478538153857.32" calcext:value-type="float">
            <text:p>1478538153857.32</text:p>
          </table:table-cell>
          <table:table-cell table:formula="of:=[.B717]/1000000" office:value-type="float" office:value="1478538151406" calcext:value-type="float">
            <text:p>1478538151406</text:p>
          </table:table-cell>
          <table:table-cell table:number-columns-repeated="4"/>
        </table:table-row>
        <table:table-row table:style-name="ro1">
          <table:table-cell office:value-type="float" office:value="1.47853815387731E+018" calcext:value-type="float">
            <text:p>1.47853815387731E+018</text:p>
          </table:table-cell>
          <table:table-cell office:value-type="float" office:value="1.478538151426E+018" calcext:value-type="float">
            <text:p>1.478538151426E+018</text:p>
          </table:table-cell>
          <table:table-cell table:formula="of:=[.A718]/1000000" office:value-type="float" office:value="1478538153877.31" calcext:value-type="float">
            <text:p>1478538153877.31</text:p>
          </table:table-cell>
          <table:table-cell table:formula="of:=[.B718]/1000000" office:value-type="float" office:value="1478538151426" calcext:value-type="float">
            <text:p>1478538151426</text:p>
          </table:table-cell>
          <table:table-cell table:number-columns-repeated="4"/>
        </table:table-row>
        <table:table-row table:style-name="ro1">
          <table:table-cell office:value-type="float" office:value="1.4785381538973E+018" calcext:value-type="float">
            <text:p>1.4785381538973E+018</text:p>
          </table:table-cell>
          <table:table-cell office:value-type="float" office:value="1.47853815145E+018" calcext:value-type="float">
            <text:p>1.47853815145E+018</text:p>
          </table:table-cell>
          <table:table-cell table:formula="of:=[.A719]/1000000" office:value-type="float" office:value="1478538153897.3" calcext:value-type="float">
            <text:p>1478538153897.3</text:p>
          </table:table-cell>
          <table:table-cell table:formula="of:=[.B719]/1000000" office:value-type="float" office:value="1478538151450" calcext:value-type="float">
            <text:p>1478538151450</text:p>
          </table:table-cell>
          <table:table-cell table:number-columns-repeated="4"/>
        </table:table-row>
        <table:table-row table:style-name="ro1">
          <table:table-cell office:value-type="float" office:value="1.47853815391732E+018" calcext:value-type="float">
            <text:p>1.47853815391732E+018</text:p>
          </table:table-cell>
          <table:table-cell office:value-type="float" office:value="1.478538151467E+018" calcext:value-type="float">
            <text:p>1.478538151467E+018</text:p>
          </table:table-cell>
          <table:table-cell table:formula="of:=[.A720]/1000000" office:value-type="float" office:value="1478538153917.32" calcext:value-type="float">
            <text:p>1478538153917.32</text:p>
          </table:table-cell>
          <table:table-cell table:formula="of:=[.B720]/1000000" office:value-type="float" office:value="1478538151467" calcext:value-type="float">
            <text:p>1478538151467</text:p>
          </table:table-cell>
          <table:table-cell table:number-columns-repeated="4"/>
        </table:table-row>
        <table:table-row table:style-name="ro1">
          <table:table-cell office:value-type="float" office:value="1.47853815393728E+018" calcext:value-type="float">
            <text:p>1.47853815393728E+018</text:p>
          </table:table-cell>
          <table:table-cell office:value-type="float" office:value="1.478538151488E+018" calcext:value-type="float">
            <text:p>1.478538151488E+018</text:p>
          </table:table-cell>
          <table:table-cell table:formula="of:=[.A721]/1000000" office:value-type="float" office:value="1478538153937.28" calcext:value-type="float">
            <text:p>1478538153937.28</text:p>
          </table:table-cell>
          <table:table-cell table:formula="of:=[.B721]/1000000" office:value-type="float" office:value="1478538151488" calcext:value-type="float">
            <text:p>1478538151488</text:p>
          </table:table-cell>
          <table:table-cell table:number-columns-repeated="4"/>
        </table:table-row>
        <table:table-row table:style-name="ro1">
          <table:table-cell office:value-type="float" office:value="1.4785381539573E+018" calcext:value-type="float">
            <text:p>1.4785381539573E+018</text:p>
          </table:table-cell>
          <table:table-cell office:value-type="float" office:value="1.478538151507E+018" calcext:value-type="float">
            <text:p>1.478538151507E+018</text:p>
          </table:table-cell>
          <table:table-cell table:formula="of:=[.A722]/1000000" office:value-type="float" office:value="1478538153957.3" calcext:value-type="float">
            <text:p>1478538153957.3</text:p>
          </table:table-cell>
          <table:table-cell table:formula="of:=[.B722]/1000000" office:value-type="float" office:value="1478538151507" calcext:value-type="float">
            <text:p>1478538151507</text:p>
          </table:table-cell>
          <table:table-cell table:number-columns-repeated="4"/>
        </table:table-row>
        <table:table-row table:style-name="ro1">
          <table:table-cell office:value-type="float" office:value="1.47853815397729E+018" calcext:value-type="float">
            <text:p>1.47853815397729E+018</text:p>
          </table:table-cell>
          <table:table-cell office:value-type="float" office:value="1.478538151528E+018" calcext:value-type="float">
            <text:p>1.478538151528E+018</text:p>
          </table:table-cell>
          <table:table-cell table:formula="of:=[.A723]/1000000" office:value-type="float" office:value="1478538153977.29" calcext:value-type="float">
            <text:p>1478538153977.29</text:p>
          </table:table-cell>
          <table:table-cell table:formula="of:=[.B723]/1000000" office:value-type="float" office:value="1478538151528" calcext:value-type="float">
            <text:p>1478538151528</text:p>
          </table:table-cell>
          <table:table-cell table:number-columns-repeated="4"/>
        </table:table-row>
        <table:table-row table:style-name="ro1">
          <table:table-cell office:value-type="float" office:value="1.47853815399727E+018" calcext:value-type="float">
            <text:p>1.47853815399727E+018</text:p>
          </table:table-cell>
          <table:table-cell office:value-type="float" office:value="1.478538151547E+018" calcext:value-type="float">
            <text:p>1.478538151547E+018</text:p>
          </table:table-cell>
          <table:table-cell table:formula="of:=[.A724]/1000000" office:value-type="float" office:value="1478538153997.27" calcext:value-type="float">
            <text:p>1478538153997.27</text:p>
          </table:table-cell>
          <table:table-cell table:formula="of:=[.B724]/1000000" office:value-type="float" office:value="1478538151547" calcext:value-type="float">
            <text:p>1478538151547</text:p>
          </table:table-cell>
          <table:table-cell table:number-columns-repeated="4"/>
        </table:table-row>
        <table:table-row table:style-name="ro1">
          <table:table-cell office:value-type="float" office:value="1.47853815401726E+018" calcext:value-type="float">
            <text:p>1.47853815401726E+018</text:p>
          </table:table-cell>
          <table:table-cell office:value-type="float" office:value="1.478538151567E+018" calcext:value-type="float">
            <text:p>1.478538151567E+018</text:p>
          </table:table-cell>
          <table:table-cell table:formula="of:=[.A725]/1000000" office:value-type="float" office:value="1478538154017.26" calcext:value-type="float">
            <text:p>1478538154017.26</text:p>
          </table:table-cell>
          <table:table-cell table:formula="of:=[.B725]/1000000" office:value-type="float" office:value="1478538151567" calcext:value-type="float">
            <text:p>1478538151567</text:p>
          </table:table-cell>
          <table:table-cell table:number-columns-repeated="4"/>
        </table:table-row>
        <table:table-row table:style-name="ro1">
          <table:table-cell office:value-type="float" office:value="1.47853815403722E+018" calcext:value-type="float">
            <text:p>1.47853815403722E+018</text:p>
          </table:table-cell>
          <table:table-cell office:value-type="float" office:value="1.478538151587E+018" calcext:value-type="float">
            <text:p>1.478538151587E+018</text:p>
          </table:table-cell>
          <table:table-cell table:formula="of:=[.A726]/1000000" office:value-type="float" office:value="1478538154037.22" calcext:value-type="float">
            <text:p>1478538154037.22</text:p>
          </table:table-cell>
          <table:table-cell table:formula="of:=[.B726]/1000000" office:value-type="float" office:value="1478538151587" calcext:value-type="float">
            <text:p>1478538151587</text:p>
          </table:table-cell>
          <table:table-cell table:number-columns-repeated="4"/>
        </table:table-row>
        <table:table-row table:style-name="ro1">
          <table:table-cell office:value-type="float" office:value="1.47853815405721E+018" calcext:value-type="float">
            <text:p>1.47853815405721E+018</text:p>
          </table:table-cell>
          <table:table-cell office:value-type="float" office:value="1.478538151607E+018" calcext:value-type="float">
            <text:p>1.478538151607E+018</text:p>
          </table:table-cell>
          <table:table-cell table:formula="of:=[.A727]/1000000" office:value-type="float" office:value="1478538154057.21" calcext:value-type="float">
            <text:p>1478538154057.21</text:p>
          </table:table-cell>
          <table:table-cell table:formula="of:=[.B727]/1000000" office:value-type="float" office:value="1478538151607" calcext:value-type="float">
            <text:p>1478538151607</text:p>
          </table:table-cell>
          <table:table-cell table:number-columns-repeated="4"/>
        </table:table-row>
        <table:table-row table:style-name="ro1">
          <table:table-cell office:value-type="float" office:value="1.4785381540772E+018" calcext:value-type="float">
            <text:p>1.4785381540772E+018</text:p>
          </table:table-cell>
          <table:table-cell office:value-type="float" office:value="1.478538151628E+018" calcext:value-type="float">
            <text:p>1.478538151628E+018</text:p>
          </table:table-cell>
          <table:table-cell table:formula="of:=[.A728]/1000000" office:value-type="float" office:value="1478538154077.2" calcext:value-type="float">
            <text:p>1478538154077.2</text:p>
          </table:table-cell>
          <table:table-cell table:formula="of:=[.B728]/1000000" office:value-type="float" office:value="1478538151628" calcext:value-type="float">
            <text:p>1478538151628</text:p>
          </table:table-cell>
          <table:table-cell table:number-columns-repeated="4"/>
        </table:table-row>
        <table:table-row table:style-name="ro1">
          <table:table-cell office:value-type="float" office:value="1.47853815409719E+018" calcext:value-type="float">
            <text:p>1.47853815409719E+018</text:p>
          </table:table-cell>
          <table:table-cell office:value-type="float" office:value="1.478538151648E+018" calcext:value-type="float">
            <text:p>1.478538151648E+018</text:p>
          </table:table-cell>
          <table:table-cell table:formula="of:=[.A729]/1000000" office:value-type="float" office:value="1478538154097.19" calcext:value-type="float">
            <text:p>1478538154097.19</text:p>
          </table:table-cell>
          <table:table-cell table:formula="of:=[.B729]/1000000" office:value-type="float" office:value="1478538151648" calcext:value-type="float">
            <text:p>14785381516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0]/1000000" office:value-type="float" office:value="0" calcext:value-type="float">
            <text:p>0</text:p>
          </table:table-cell>
          <table:table-cell table:formula="of:=[.B73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1]/1000000" office:value-type="float" office:value="0" calcext:value-type="float">
            <text:p>0</text:p>
          </table:table-cell>
          <table:table-cell table:formula="of:=[.B73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2]/1000000" office:value-type="float" office:value="0" calcext:value-type="float">
            <text:p>0</text:p>
          </table:table-cell>
          <table:table-cell table:formula="of:=[.B73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3]/1000000" office:value-type="float" office:value="0" calcext:value-type="float">
            <text:p>0</text:p>
          </table:table-cell>
          <table:table-cell table:formula="of:=[.B73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4]/1000000" office:value-type="float" office:value="0" calcext:value-type="float">
            <text:p>0</text:p>
          </table:table-cell>
          <table:table-cell table:formula="of:=[.B73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5]/1000000" office:value-type="float" office:value="0" calcext:value-type="float">
            <text:p>0</text:p>
          </table:table-cell>
          <table:table-cell table:formula="of:=[.B73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6]/1000000" office:value-type="float" office:value="0" calcext:value-type="float">
            <text:p>0</text:p>
          </table:table-cell>
          <table:table-cell table:formula="of:=[.B73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7]/1000000" office:value-type="float" office:value="0" calcext:value-type="float">
            <text:p>0</text:p>
          </table:table-cell>
          <table:table-cell table:formula="of:=[.B73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8]/1000000" office:value-type="float" office:value="0" calcext:value-type="float">
            <text:p>0</text:p>
          </table:table-cell>
          <table:table-cell table:formula="of:=[.B73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39]/1000000" office:value-type="float" office:value="0" calcext:value-type="float">
            <text:p>0</text:p>
          </table:table-cell>
          <table:table-cell table:formula="of:=[.B73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0]/1000000" office:value-type="float" office:value="0" calcext:value-type="float">
            <text:p>0</text:p>
          </table:table-cell>
          <table:table-cell table:formula="of:=[.B74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1]/1000000" office:value-type="float" office:value="0" calcext:value-type="float">
            <text:p>0</text:p>
          </table:table-cell>
          <table:table-cell table:formula="of:=[.B74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2]/1000000" office:value-type="float" office:value="0" calcext:value-type="float">
            <text:p>0</text:p>
          </table:table-cell>
          <table:table-cell table:formula="of:=[.B74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3]/1000000" office:value-type="float" office:value="0" calcext:value-type="float">
            <text:p>0</text:p>
          </table:table-cell>
          <table:table-cell table:formula="of:=[.B74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4]/1000000" office:value-type="float" office:value="0" calcext:value-type="float">
            <text:p>0</text:p>
          </table:table-cell>
          <table:table-cell table:formula="of:=[.B74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5]/1000000" office:value-type="float" office:value="0" calcext:value-type="float">
            <text:p>0</text:p>
          </table:table-cell>
          <table:table-cell table:formula="of:=[.B74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6]/1000000" office:value-type="float" office:value="0" calcext:value-type="float">
            <text:p>0</text:p>
          </table:table-cell>
          <table:table-cell table:formula="of:=[.B74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7]/1000000" office:value-type="float" office:value="0" calcext:value-type="float">
            <text:p>0</text:p>
          </table:table-cell>
          <table:table-cell table:formula="of:=[.B74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8]/1000000" office:value-type="float" office:value="0" calcext:value-type="float">
            <text:p>0</text:p>
          </table:table-cell>
          <table:table-cell table:formula="of:=[.B74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49]/1000000" office:value-type="float" office:value="0" calcext:value-type="float">
            <text:p>0</text:p>
          </table:table-cell>
          <table:table-cell table:formula="of:=[.B74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0]/1000000" office:value-type="float" office:value="0" calcext:value-type="float">
            <text:p>0</text:p>
          </table:table-cell>
          <table:table-cell table:formula="of:=[.B75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1]/1000000" office:value-type="float" office:value="0" calcext:value-type="float">
            <text:p>0</text:p>
          </table:table-cell>
          <table:table-cell table:formula="of:=[.B75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2]/1000000" office:value-type="float" office:value="0" calcext:value-type="float">
            <text:p>0</text:p>
          </table:table-cell>
          <table:table-cell table:formula="of:=[.B75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3]/1000000" office:value-type="float" office:value="0" calcext:value-type="float">
            <text:p>0</text:p>
          </table:table-cell>
          <table:table-cell table:formula="of:=[.B75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4]/1000000" office:value-type="float" office:value="0" calcext:value-type="float">
            <text:p>0</text:p>
          </table:table-cell>
          <table:table-cell table:formula="of:=[.B75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5]/1000000" office:value-type="float" office:value="0" calcext:value-type="float">
            <text:p>0</text:p>
          </table:table-cell>
          <table:table-cell table:formula="of:=[.B75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6]/1000000" office:value-type="float" office:value="0" calcext:value-type="float">
            <text:p>0</text:p>
          </table:table-cell>
          <table:table-cell table:formula="of:=[.B75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7]/1000000" office:value-type="float" office:value="0" calcext:value-type="float">
            <text:p>0</text:p>
          </table:table-cell>
          <table:table-cell table:formula="of:=[.B75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8]/1000000" office:value-type="float" office:value="0" calcext:value-type="float">
            <text:p>0</text:p>
          </table:table-cell>
          <table:table-cell table:formula="of:=[.B75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59]/1000000" office:value-type="float" office:value="0" calcext:value-type="float">
            <text:p>0</text:p>
          </table:table-cell>
          <table:table-cell table:formula="of:=[.B75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0]/1000000" office:value-type="float" office:value="0" calcext:value-type="float">
            <text:p>0</text:p>
          </table:table-cell>
          <table:table-cell table:formula="of:=[.B76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1]/1000000" office:value-type="float" office:value="0" calcext:value-type="float">
            <text:p>0</text:p>
          </table:table-cell>
          <table:table-cell table:formula="of:=[.B76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2]/1000000" office:value-type="float" office:value="0" calcext:value-type="float">
            <text:p>0</text:p>
          </table:table-cell>
          <table:table-cell table:formula="of:=[.B76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3]/1000000" office:value-type="float" office:value="0" calcext:value-type="float">
            <text:p>0</text:p>
          </table:table-cell>
          <table:table-cell table:formula="of:=[.B76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4]/1000000" office:value-type="float" office:value="0" calcext:value-type="float">
            <text:p>0</text:p>
          </table:table-cell>
          <table:table-cell table:formula="of:=[.B76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5]/1000000" office:value-type="float" office:value="0" calcext:value-type="float">
            <text:p>0</text:p>
          </table:table-cell>
          <table:table-cell table:formula="of:=[.B76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6]/1000000" office:value-type="float" office:value="0" calcext:value-type="float">
            <text:p>0</text:p>
          </table:table-cell>
          <table:table-cell table:formula="of:=[.B76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7]/1000000" office:value-type="float" office:value="0" calcext:value-type="float">
            <text:p>0</text:p>
          </table:table-cell>
          <table:table-cell table:formula="of:=[.B76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8]/1000000" office:value-type="float" office:value="0" calcext:value-type="float">
            <text:p>0</text:p>
          </table:table-cell>
          <table:table-cell table:formula="of:=[.B76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69]/1000000" office:value-type="float" office:value="0" calcext:value-type="float">
            <text:p>0</text:p>
          </table:table-cell>
          <table:table-cell table:formula="of:=[.B76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0]/1000000" office:value-type="float" office:value="0" calcext:value-type="float">
            <text:p>0</text:p>
          </table:table-cell>
          <table:table-cell table:formula="of:=[.B77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1]/1000000" office:value-type="float" office:value="0" calcext:value-type="float">
            <text:p>0</text:p>
          </table:table-cell>
          <table:table-cell table:formula="of:=[.B77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2]/1000000" office:value-type="float" office:value="0" calcext:value-type="float">
            <text:p>0</text:p>
          </table:table-cell>
          <table:table-cell table:formula="of:=[.B77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3]/1000000" office:value-type="float" office:value="0" calcext:value-type="float">
            <text:p>0</text:p>
          </table:table-cell>
          <table:table-cell table:formula="of:=[.B77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4]/1000000" office:value-type="float" office:value="0" calcext:value-type="float">
            <text:p>0</text:p>
          </table:table-cell>
          <table:table-cell table:formula="of:=[.B77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5]/1000000" office:value-type="float" office:value="0" calcext:value-type="float">
            <text:p>0</text:p>
          </table:table-cell>
          <table:table-cell table:formula="of:=[.B77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6]/1000000" office:value-type="float" office:value="0" calcext:value-type="float">
            <text:p>0</text:p>
          </table:table-cell>
          <table:table-cell table:formula="of:=[.B77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7]/1000000" office:value-type="float" office:value="0" calcext:value-type="float">
            <text:p>0</text:p>
          </table:table-cell>
          <table:table-cell table:formula="of:=[.B77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8]/1000000" office:value-type="float" office:value="0" calcext:value-type="float">
            <text:p>0</text:p>
          </table:table-cell>
          <table:table-cell table:formula="of:=[.B77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79]/1000000" office:value-type="float" office:value="0" calcext:value-type="float">
            <text:p>0</text:p>
          </table:table-cell>
          <table:table-cell table:formula="of:=[.B77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0]/1000000" office:value-type="float" office:value="0" calcext:value-type="float">
            <text:p>0</text:p>
          </table:table-cell>
          <table:table-cell table:formula="of:=[.B78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1]/1000000" office:value-type="float" office:value="0" calcext:value-type="float">
            <text:p>0</text:p>
          </table:table-cell>
          <table:table-cell table:formula="of:=[.B78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2]/1000000" office:value-type="float" office:value="0" calcext:value-type="float">
            <text:p>0</text:p>
          </table:table-cell>
          <table:table-cell table:formula="of:=[.B78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3]/1000000" office:value-type="float" office:value="0" calcext:value-type="float">
            <text:p>0</text:p>
          </table:table-cell>
          <table:table-cell table:formula="of:=[.B78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4]/1000000" office:value-type="float" office:value="0" calcext:value-type="float">
            <text:p>0</text:p>
          </table:table-cell>
          <table:table-cell table:formula="of:=[.B78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5]/1000000" office:value-type="float" office:value="0" calcext:value-type="float">
            <text:p>0</text:p>
          </table:table-cell>
          <table:table-cell table:formula="of:=[.B78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6]/1000000" office:value-type="float" office:value="0" calcext:value-type="float">
            <text:p>0</text:p>
          </table:table-cell>
          <table:table-cell table:formula="of:=[.B78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7]/1000000" office:value-type="float" office:value="0" calcext:value-type="float">
            <text:p>0</text:p>
          </table:table-cell>
          <table:table-cell table:formula="of:=[.B78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8]/1000000" office:value-type="float" office:value="0" calcext:value-type="float">
            <text:p>0</text:p>
          </table:table-cell>
          <table:table-cell table:formula="of:=[.B78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89]/1000000" office:value-type="float" office:value="0" calcext:value-type="float">
            <text:p>0</text:p>
          </table:table-cell>
          <table:table-cell table:formula="of:=[.B78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90]/1000000" office:value-type="float" office:value="0" calcext:value-type="float">
            <text:p>0</text:p>
          </table:table-cell>
          <table:table-cell table:formula="of:=[.B79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91]/1000000" office:value-type="float" office:value="0" calcext:value-type="float">
            <text:p>0</text:p>
          </table:table-cell>
          <table:table-cell table:formula="of:=[.B79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92]/1000000" office:value-type="float" office:value="0" calcext:value-type="float">
            <text:p>0</text:p>
          </table:table-cell>
          <table:table-cell table:formula="of:=[.B79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93]/1000000" office:value-type="float" office:value="0" calcext:value-type="float">
            <text:p>0</text:p>
          </table:table-cell>
          <table:table-cell table:formula="of:=[.B79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94]/1000000" office:value-type="float" office:value="0" calcext:value-type="float">
            <text:p>0</text:p>
          </table:table-cell>
          <table:table-cell table:formula="of:=[.B79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795]/1000000" office:value-type="float" office:value="0" calcext:value-type="float">
            <text:p>0</text:p>
          </table:table-cell>
          <table:table-cell table:formula="of:=[.B79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9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9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9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9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0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1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2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3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4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5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6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7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8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89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0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1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2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3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4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5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6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7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8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99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0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1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2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0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1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2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3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4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5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6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7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8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39]/10000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040]/1000000" office:value-type="float" office:value="0" calcext:value-type="float">
            <text:p>0</text:p>
          </table:table-cell>
          <table:table-cell table:number-columns-repeated="4"/>
        </table:table-row>
      </table:table>
      <table:table table:name="tcp_statistic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aptop im handyzeitsystem</text:p>
          </table:table-cell>
          <table:table-cell office:value-type="string" calcext:value-type="string">
            <text:p>delta handy laptop</text:p>
          </table:table-cell>
          <table:table-cell office:value-type="string" calcext:value-type="string">
            <text:p>app</text:p>
          </table:table-cell>
          <table:table-cell office:value-type="float" office:value="1478542190492" calcext:value-type="float">
            <text:p>1478542190492</text:p>
          </table:table-cell>
        </table:table-row>
        <table:table-row table:style-name="ro1">
          <table:table-cell office:value-type="float" office:value="1478542190495" calcext:value-type="float">
            <text:p>1478542190495</text:p>
          </table:table-cell>
          <table:table-cell office:value-type="float" office:value="1478542188243" calcext:value-type="float">
            <text:p>1478542188243</text:p>
          </table:table-cell>
          <table:table-cell table:formula="of:=[.B2]+2288" office:value-type="float" office:value="1478542190531" calcext:value-type="float">
            <text:p>1478542190531</text:p>
          </table:table-cell>
          <table:table-cell table:formula="of:=[.C2]-[.A2]" office:value-type="float" office:value="36" calcext:value-type="float">
            <text:p>36</text:p>
          </table:table-cell>
          <table:table-cell office:value-type="string" calcext:value-type="string">
            <text:p>laptop</text:p>
          </table:table-cell>
          <table:table-cell office:value-type="float" office:value="1478542188204" calcext:value-type="float">
            <text:p>1478542188204</text:p>
          </table:table-cell>
        </table:table-row>
        <table:table-row table:style-name="ro1">
          <table:table-cell office:value-type="float" office:value="1478542190514" calcext:value-type="float">
            <text:p>1478542190514</text:p>
          </table:table-cell>
          <table:table-cell office:value-type="float" office:value="1478542188243" calcext:value-type="float">
            <text:p>1478542188243</text:p>
          </table:table-cell>
          <table:table-cell table:formula="of:=[.B3]+2288" office:value-type="float" office:value="1478542190531" calcext:value-type="float">
            <text:p>1478542190531</text:p>
          </table:table-cell>
          <table:table-cell table:formula="of:=[.C3]-[.A3]" office:value-type="float" office:value="17" calcext:value-type="float">
            <text:p>17</text:p>
          </table:table-cell>
          <table:table-cell office:value-type="string" calcext:value-type="string">
            <text:p>diff</text:p>
          </table:table-cell>
          <table:table-cell table:formula="of:=[.F1]-[.F2]"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1478542190515" calcext:value-type="float">
            <text:p>1478542190515</text:p>
          </table:table-cell>
          <table:table-cell office:value-type="float" office:value="1478542188243" calcext:value-type="float">
            <text:p>1478542188243</text:p>
          </table:table-cell>
          <table:table-cell table:formula="of:=[.B4]+2288" office:value-type="float" office:value="1478542190531" calcext:value-type="float">
            <text:p>1478542190531</text:p>
          </table:table-cell>
          <table:table-cell table:formula="of:=[.C4]-[.A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78542190530" calcext:value-type="float">
            <text:p>1478542190530</text:p>
          </table:table-cell>
          <table:table-cell office:value-type="float" office:value="1478542188243" calcext:value-type="float">
            <text:p>1478542188243</text:p>
          </table:table-cell>
          <table:table-cell table:formula="of:=[.B5]+2288" office:value-type="float" office:value="1478542190531" calcext:value-type="float">
            <text:p>1478542190531</text:p>
          </table:table-cell>
          <table:table-cell table:formula="of:=[.C5]-[.A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0549" calcext:value-type="float">
            <text:p>1478542190549</text:p>
          </table:table-cell>
          <table:table-cell office:value-type="float" office:value="1478542188262" calcext:value-type="float">
            <text:p>1478542188262</text:p>
          </table:table-cell>
          <table:table-cell table:formula="of:=[.B6]+2288" office:value-type="float" office:value="1478542190550" calcext:value-type="float">
            <text:p>1478542190550</text:p>
          </table:table-cell>
          <table:table-cell table:formula="of:=[.C6]-[.A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0569" calcext:value-type="float">
            <text:p>1478542190569</text:p>
          </table:table-cell>
          <table:table-cell office:value-type="float" office:value="1478542188284" calcext:value-type="float">
            <text:p>1478542188284</text:p>
          </table:table-cell>
          <table:table-cell table:formula="of:=[.B7]+2288" office:value-type="float" office:value="1478542190572" calcext:value-type="float">
            <text:p>1478542190572</text:p>
          </table:table-cell>
          <table:table-cell table:formula="of:=[.C7]-[.A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0589" calcext:value-type="float">
            <text:p>1478542190589</text:p>
          </table:table-cell>
          <table:table-cell office:value-type="float" office:value="1478542188302" calcext:value-type="float">
            <text:p>1478542188302</text:p>
          </table:table-cell>
          <table:table-cell table:formula="of:=[.B8]+2288" office:value-type="float" office:value="1478542190590" calcext:value-type="float">
            <text:p>1478542190590</text:p>
          </table:table-cell>
          <table:table-cell table:formula="of:=[.C8]-[.A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0610" calcext:value-type="float">
            <text:p>1478542190610</text:p>
          </table:table-cell>
          <table:table-cell office:value-type="float" office:value="1478542188322" calcext:value-type="float">
            <text:p>1478542188322</text:p>
          </table:table-cell>
          <table:table-cell table:formula="of:=[.B9]+2288" office:value-type="float" office:value="1478542190610" calcext:value-type="float">
            <text:p>1478542190610</text:p>
          </table:table-cell>
          <table:table-cell table:formula="of:=[.C9]-[.A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630" calcext:value-type="float">
            <text:p>1478542190630</text:p>
          </table:table-cell>
          <table:table-cell office:value-type="float" office:value="1478542188342" calcext:value-type="float">
            <text:p>1478542188342</text:p>
          </table:table-cell>
          <table:table-cell table:formula="of:=[.B10]+2288" office:value-type="float" office:value="1478542190630" calcext:value-type="float">
            <text:p>1478542190630</text:p>
          </table:table-cell>
          <table:table-cell table:formula="of:=[.C10]-[.A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650" calcext:value-type="float">
            <text:p>1478542190650</text:p>
          </table:table-cell>
          <table:table-cell office:value-type="float" office:value="1478542188362" calcext:value-type="float">
            <text:p>1478542188362</text:p>
          </table:table-cell>
          <table:table-cell table:formula="of:=[.B11]+2288" office:value-type="float" office:value="1478542190650" calcext:value-type="float">
            <text:p>1478542190650</text:p>
          </table:table-cell>
          <table:table-cell table:formula="of:=[.C11]-[.A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670" calcext:value-type="float">
            <text:p>1478542190670</text:p>
          </table:table-cell>
          <table:table-cell office:value-type="float" office:value="1478542188384" calcext:value-type="float">
            <text:p>1478542188384</text:p>
          </table:table-cell>
          <table:table-cell table:formula="of:=[.B12]+2288" office:value-type="float" office:value="1478542190672" calcext:value-type="float">
            <text:p>1478542190672</text:p>
          </table:table-cell>
          <table:table-cell table:formula="of:=[.C12]-[.A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0690" calcext:value-type="float">
            <text:p>1478542190690</text:p>
          </table:table-cell>
          <table:table-cell office:value-type="float" office:value="1478542188404" calcext:value-type="float">
            <text:p>1478542188404</text:p>
          </table:table-cell>
          <table:table-cell table:formula="of:=[.B13]+2288" office:value-type="float" office:value="1478542190692" calcext:value-type="float">
            <text:p>1478542190692</text:p>
          </table:table-cell>
          <table:table-cell table:formula="of:=[.C13]-[.A1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0710" calcext:value-type="float">
            <text:p>1478542190710</text:p>
          </table:table-cell>
          <table:table-cell office:value-type="float" office:value="1478542188422" calcext:value-type="float">
            <text:p>1478542188422</text:p>
          </table:table-cell>
          <table:table-cell table:formula="of:=[.B14]+2288" office:value-type="float" office:value="1478542190710" calcext:value-type="float">
            <text:p>1478542190710</text:p>
          </table:table-cell>
          <table:table-cell table:formula="of:=[.C14]-[.A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731" calcext:value-type="float">
            <text:p>1478542190731</text:p>
          </table:table-cell>
          <table:table-cell office:value-type="float" office:value="1478542188446" calcext:value-type="float">
            <text:p>1478542188446</text:p>
          </table:table-cell>
          <table:table-cell table:formula="of:=[.B15]+2288" office:value-type="float" office:value="1478542190734" calcext:value-type="float">
            <text:p>1478542190734</text:p>
          </table:table-cell>
          <table:table-cell table:formula="of:=[.C15]-[.A1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0750" calcext:value-type="float">
            <text:p>1478542190750</text:p>
          </table:table-cell>
          <table:table-cell office:value-type="float" office:value="1478542188462" calcext:value-type="float">
            <text:p>1478542188462</text:p>
          </table:table-cell>
          <table:table-cell table:formula="of:=[.B16]+2288" office:value-type="float" office:value="1478542190750" calcext:value-type="float">
            <text:p>1478542190750</text:p>
          </table:table-cell>
          <table:table-cell table:formula="of:=[.C16]-[.A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770" calcext:value-type="float">
            <text:p>1478542190770</text:p>
          </table:table-cell>
          <table:table-cell office:value-type="float" office:value="1478542188482" calcext:value-type="float">
            <text:p>1478542188482</text:p>
          </table:table-cell>
          <table:table-cell table:formula="of:=[.B17]+2288" office:value-type="float" office:value="1478542190770" calcext:value-type="float">
            <text:p>1478542190770</text:p>
          </table:table-cell>
          <table:table-cell table:formula="of:=[.C17]-[.A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791" calcext:value-type="float">
            <text:p>1478542190791</text:p>
          </table:table-cell>
          <table:table-cell office:value-type="float" office:value="1478542188503" calcext:value-type="float">
            <text:p>1478542188503</text:p>
          </table:table-cell>
          <table:table-cell table:formula="of:=[.B18]+2288" office:value-type="float" office:value="1478542190791" calcext:value-type="float">
            <text:p>1478542190791</text:p>
          </table:table-cell>
          <table:table-cell table:formula="of:=[.C18]-[.A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0810" calcext:value-type="float">
            <text:p>1478542190810</text:p>
          </table:table-cell>
          <table:table-cell office:value-type="float" office:value="1478542188525" calcext:value-type="float">
            <text:p>1478542188525</text:p>
          </table:table-cell>
          <table:table-cell table:formula="of:=[.B19]+2288" office:value-type="float" office:value="1478542190813" calcext:value-type="float">
            <text:p>1478542190813</text:p>
          </table:table-cell>
          <table:table-cell table:formula="of:=[.C19]-[.A1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0830" calcext:value-type="float">
            <text:p>1478542190830</text:p>
          </table:table-cell>
          <table:table-cell office:value-type="float" office:value="1478542188545" calcext:value-type="float">
            <text:p>1478542188545</text:p>
          </table:table-cell>
          <table:table-cell table:formula="of:=[.B20]+2288" office:value-type="float" office:value="1478542190833" calcext:value-type="float">
            <text:p>1478542190833</text:p>
          </table:table-cell>
          <table:table-cell table:formula="of:=[.C20]-[.A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0851" calcext:value-type="float">
            <text:p>1478542190851</text:p>
          </table:table-cell>
          <table:table-cell office:value-type="float" office:value="1478542188562" calcext:value-type="float">
            <text:p>1478542188562</text:p>
          </table:table-cell>
          <table:table-cell table:formula="of:=[.B21]+2288" office:value-type="float" office:value="1478542190850" calcext:value-type="float">
            <text:p>1478542190850</text:p>
          </table:table-cell>
          <table:table-cell table:formula="of:=[.C21]-[.A2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0869" calcext:value-type="float">
            <text:p>1478542190869</text:p>
          </table:table-cell>
          <table:table-cell office:value-type="float" office:value="1478542188582" calcext:value-type="float">
            <text:p>1478542188582</text:p>
          </table:table-cell>
          <table:table-cell table:formula="of:=[.B22]+2288" office:value-type="float" office:value="1478542190870" calcext:value-type="float">
            <text:p>1478542190870</text:p>
          </table:table-cell>
          <table:table-cell table:formula="of:=[.C22]-[.A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0889" calcext:value-type="float">
            <text:p>1478542190889</text:p>
          </table:table-cell>
          <table:table-cell office:value-type="float" office:value="1478542188602" calcext:value-type="float">
            <text:p>1478542188602</text:p>
          </table:table-cell>
          <table:table-cell table:formula="of:=[.B23]+2288" office:value-type="float" office:value="1478542190890" calcext:value-type="float">
            <text:p>1478542190890</text:p>
          </table:table-cell>
          <table:table-cell table:formula="of:=[.C23]-[.A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0910" calcext:value-type="float">
            <text:p>1478542190910</text:p>
          </table:table-cell>
          <table:table-cell office:value-type="float" office:value="1478542188623" calcext:value-type="float">
            <text:p>1478542188623</text:p>
          </table:table-cell>
          <table:table-cell table:formula="of:=[.B24]+2288" office:value-type="float" office:value="1478542190911" calcext:value-type="float">
            <text:p>1478542190911</text:p>
          </table:table-cell>
          <table:table-cell table:formula="of:=[.C24]-[.A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0932" calcext:value-type="float">
            <text:p>1478542190932</text:p>
          </table:table-cell>
          <table:table-cell office:value-type="float" office:value="1478542188646" calcext:value-type="float">
            <text:p>1478542188646</text:p>
          </table:table-cell>
          <table:table-cell table:formula="of:=[.B25]+2288" office:value-type="float" office:value="1478542190934" calcext:value-type="float">
            <text:p>1478542190934</text:p>
          </table:table-cell>
          <table:table-cell table:formula="of:=[.C25]-[.A2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0950" calcext:value-type="float">
            <text:p>1478542190950</text:p>
          </table:table-cell>
          <table:table-cell office:value-type="float" office:value="1478542188665" calcext:value-type="float">
            <text:p>1478542188665</text:p>
          </table:table-cell>
          <table:table-cell table:formula="of:=[.B26]+2288" office:value-type="float" office:value="1478542190953" calcext:value-type="float">
            <text:p>1478542190953</text:p>
          </table:table-cell>
          <table:table-cell table:formula="of:=[.C26]-[.A2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0970" calcext:value-type="float">
            <text:p>1478542190970</text:p>
          </table:table-cell>
          <table:table-cell office:value-type="float" office:value="1478542188684" calcext:value-type="float">
            <text:p>1478542188684</text:p>
          </table:table-cell>
          <table:table-cell table:formula="of:=[.B27]+2288" office:value-type="float" office:value="1478542190972" calcext:value-type="float">
            <text:p>1478542190972</text:p>
          </table:table-cell>
          <table:table-cell table:formula="of:=[.C27]-[.A2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0989" calcext:value-type="float">
            <text:p>1478542190989</text:p>
          </table:table-cell>
          <table:table-cell office:value-type="float" office:value="1478542188702" calcext:value-type="float">
            <text:p>1478542188702</text:p>
          </table:table-cell>
          <table:table-cell table:formula="of:=[.B28]+2288" office:value-type="float" office:value="1478542190990" calcext:value-type="float">
            <text:p>1478542190990</text:p>
          </table:table-cell>
          <table:table-cell table:formula="of:=[.C28]-[.A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009" calcext:value-type="float">
            <text:p>1478542191009</text:p>
          </table:table-cell>
          <table:table-cell office:value-type="float" office:value="1478542188722" calcext:value-type="float">
            <text:p>1478542188722</text:p>
          </table:table-cell>
          <table:table-cell table:formula="of:=[.B29]+2288" office:value-type="float" office:value="1478542191010" calcext:value-type="float">
            <text:p>1478542191010</text:p>
          </table:table-cell>
          <table:table-cell table:formula="of:=[.C29]-[.A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029" calcext:value-type="float">
            <text:p>1478542191029</text:p>
          </table:table-cell>
          <table:table-cell office:value-type="float" office:value="1478542188745" calcext:value-type="float">
            <text:p>1478542188745</text:p>
          </table:table-cell>
          <table:table-cell table:formula="of:=[.B30]+2288" office:value-type="float" office:value="1478542191033" calcext:value-type="float">
            <text:p>1478542191033</text:p>
          </table:table-cell>
          <table:table-cell table:formula="of:=[.C30]-[.A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191050" calcext:value-type="float">
            <text:p>1478542191050</text:p>
          </table:table-cell>
          <table:table-cell office:value-type="float" office:value="1478542188763" calcext:value-type="float">
            <text:p>1478542188763</text:p>
          </table:table-cell>
          <table:table-cell table:formula="of:=[.B31]+2288" office:value-type="float" office:value="1478542191051" calcext:value-type="float">
            <text:p>1478542191051</text:p>
          </table:table-cell>
          <table:table-cell table:formula="of:=[.C31]-[.A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069" calcext:value-type="float">
            <text:p>1478542191069</text:p>
          </table:table-cell>
          <table:table-cell office:value-type="float" office:value="1478542188781" calcext:value-type="float">
            <text:p>1478542188781</text:p>
          </table:table-cell>
          <table:table-cell table:formula="of:=[.B32]+2288" office:value-type="float" office:value="1478542191069" calcext:value-type="float">
            <text:p>1478542191069</text:p>
          </table:table-cell>
          <table:table-cell table:formula="of:=[.C32]-[.A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089" calcext:value-type="float">
            <text:p>1478542191089</text:p>
          </table:table-cell>
          <table:table-cell office:value-type="float" office:value="1478542188802" calcext:value-type="float">
            <text:p>1478542188802</text:p>
          </table:table-cell>
          <table:table-cell table:formula="of:=[.B33]+2288" office:value-type="float" office:value="1478542191090" calcext:value-type="float">
            <text:p>1478542191090</text:p>
          </table:table-cell>
          <table:table-cell table:formula="of:=[.C33]-[.A3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110" calcext:value-type="float">
            <text:p>1478542191110</text:p>
          </table:table-cell>
          <table:table-cell office:value-type="float" office:value="1478542188824" calcext:value-type="float">
            <text:p>1478542188824</text:p>
          </table:table-cell>
          <table:table-cell table:formula="of:=[.B34]+2288" office:value-type="float" office:value="1478542191112" calcext:value-type="float">
            <text:p>1478542191112</text:p>
          </table:table-cell>
          <table:table-cell table:formula="of:=[.C34]-[.A3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1130" calcext:value-type="float">
            <text:p>1478542191130</text:p>
          </table:table-cell>
          <table:table-cell office:value-type="float" office:value="1478542188849" calcext:value-type="float">
            <text:p>1478542188849</text:p>
          </table:table-cell>
          <table:table-cell table:formula="of:=[.B35]+2288" office:value-type="float" office:value="1478542191137" calcext:value-type="float">
            <text:p>1478542191137</text:p>
          </table:table-cell>
          <table:table-cell table:formula="of:=[.C35]-[.A3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191150" calcext:value-type="float">
            <text:p>1478542191150</text:p>
          </table:table-cell>
          <table:table-cell office:value-type="float" office:value="1478542188868" calcext:value-type="float">
            <text:p>1478542188868</text:p>
          </table:table-cell>
          <table:table-cell table:formula="of:=[.B36]+2288" office:value-type="float" office:value="1478542191156" calcext:value-type="float">
            <text:p>1478542191156</text:p>
          </table:table-cell>
          <table:table-cell table:formula="of:=[.C36]-[.A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191170" calcext:value-type="float">
            <text:p>1478542191170</text:p>
          </table:table-cell>
          <table:table-cell office:value-type="float" office:value="1478542188884" calcext:value-type="float">
            <text:p>1478542188884</text:p>
          </table:table-cell>
          <table:table-cell table:formula="of:=[.B37]+2288" office:value-type="float" office:value="1478542191172" calcext:value-type="float">
            <text:p>1478542191172</text:p>
          </table:table-cell>
          <table:table-cell table:formula="of:=[.C37]-[.A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1190" calcext:value-type="float">
            <text:p>1478542191190</text:p>
          </table:table-cell>
          <table:table-cell office:value-type="float" office:value="1478542188902" calcext:value-type="float">
            <text:p>1478542188902</text:p>
          </table:table-cell>
          <table:table-cell table:formula="of:=[.B38]+2288" office:value-type="float" office:value="1478542191190" calcext:value-type="float">
            <text:p>1478542191190</text:p>
          </table:table-cell>
          <table:table-cell table:formula="of:=[.C38]-[.A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210" calcext:value-type="float">
            <text:p>1478542191210</text:p>
          </table:table-cell>
          <table:table-cell office:value-type="float" office:value="1478542188922" calcext:value-type="float">
            <text:p>1478542188922</text:p>
          </table:table-cell>
          <table:table-cell table:formula="of:=[.B39]+2288" office:value-type="float" office:value="1478542191210" calcext:value-type="float">
            <text:p>1478542191210</text:p>
          </table:table-cell>
          <table:table-cell table:formula="of:=[.C39]-[.A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229" calcext:value-type="float">
            <text:p>1478542191229</text:p>
          </table:table-cell>
          <table:table-cell office:value-type="float" office:value="1478542188941" calcext:value-type="float">
            <text:p>1478542188941</text:p>
          </table:table-cell>
          <table:table-cell table:formula="of:=[.B40]+2288" office:value-type="float" office:value="1478542191229" calcext:value-type="float">
            <text:p>1478542191229</text:p>
          </table:table-cell>
          <table:table-cell table:formula="of:=[.C40]-[.A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249" calcext:value-type="float">
            <text:p>1478542191249</text:p>
          </table:table-cell>
          <table:table-cell office:value-type="float" office:value="1478542188964" calcext:value-type="float">
            <text:p>1478542188964</text:p>
          </table:table-cell>
          <table:table-cell table:formula="of:=[.B41]+2288" office:value-type="float" office:value="1478542191252" calcext:value-type="float">
            <text:p>1478542191252</text:p>
          </table:table-cell>
          <table:table-cell table:formula="of:=[.C41]-[.A4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1269" calcext:value-type="float">
            <text:p>1478542191269</text:p>
          </table:table-cell>
          <table:table-cell office:value-type="float" office:value="1478542188982" calcext:value-type="float">
            <text:p>1478542188982</text:p>
          </table:table-cell>
          <table:table-cell table:formula="of:=[.B42]+2288" office:value-type="float" office:value="1478542191270" calcext:value-type="float">
            <text:p>1478542191270</text:p>
          </table:table-cell>
          <table:table-cell table:formula="of:=[.C42]-[.A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289" calcext:value-type="float">
            <text:p>1478542191289</text:p>
          </table:table-cell>
          <table:table-cell office:value-type="float" office:value="1478542189003" calcext:value-type="float">
            <text:p>1478542189003</text:p>
          </table:table-cell>
          <table:table-cell table:formula="of:=[.B43]+2288" office:value-type="float" office:value="1478542191291" calcext:value-type="float">
            <text:p>1478542191291</text:p>
          </table:table-cell>
          <table:table-cell table:formula="of:=[.C43]-[.A4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1309" calcext:value-type="float">
            <text:p>1478542191309</text:p>
          </table:table-cell>
          <table:table-cell office:value-type="float" office:value="1478542189021" calcext:value-type="float">
            <text:p>1478542189021</text:p>
          </table:table-cell>
          <table:table-cell table:formula="of:=[.B44]+2288" office:value-type="float" office:value="1478542191309" calcext:value-type="float">
            <text:p>1478542191309</text:p>
          </table:table-cell>
          <table:table-cell table:formula="of:=[.C44]-[.A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329" calcext:value-type="float">
            <text:p>1478542191329</text:p>
          </table:table-cell>
          <table:table-cell office:value-type="float" office:value="1478542189041" calcext:value-type="float">
            <text:p>1478542189041</text:p>
          </table:table-cell>
          <table:table-cell table:formula="of:=[.B45]+2288" office:value-type="float" office:value="1478542191329" calcext:value-type="float">
            <text:p>1478542191329</text:p>
          </table:table-cell>
          <table:table-cell table:formula="of:=[.C45]-[.A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349" calcext:value-type="float">
            <text:p>1478542191349</text:p>
          </table:table-cell>
          <table:table-cell office:value-type="float" office:value="1478542189061" calcext:value-type="float">
            <text:p>1478542189061</text:p>
          </table:table-cell>
          <table:table-cell table:formula="of:=[.B46]+2288" office:value-type="float" office:value="1478542191349" calcext:value-type="float">
            <text:p>1478542191349</text:p>
          </table:table-cell>
          <table:table-cell table:formula="of:=[.C46]-[.A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369" calcext:value-type="float">
            <text:p>1478542191369</text:p>
          </table:table-cell>
          <table:table-cell office:value-type="float" office:value="1478542189084" calcext:value-type="float">
            <text:p>1478542189084</text:p>
          </table:table-cell>
          <table:table-cell table:formula="of:=[.B47]+2288" office:value-type="float" office:value="1478542191372" calcext:value-type="float">
            <text:p>1478542191372</text:p>
          </table:table-cell>
          <table:table-cell table:formula="of:=[.C47]-[.A4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1390" calcext:value-type="float">
            <text:p>1478542191390</text:p>
          </table:table-cell>
          <table:table-cell office:value-type="float" office:value="1478542189103" calcext:value-type="float">
            <text:p>1478542189103</text:p>
          </table:table-cell>
          <table:table-cell table:formula="of:=[.B48]+2288" office:value-type="float" office:value="1478542191391" calcext:value-type="float">
            <text:p>1478542191391</text:p>
          </table:table-cell>
          <table:table-cell table:formula="of:=[.C48]-[.A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409" calcext:value-type="float">
            <text:p>1478542191409</text:p>
          </table:table-cell>
          <table:table-cell office:value-type="float" office:value="1478542189122" calcext:value-type="float">
            <text:p>1478542189122</text:p>
          </table:table-cell>
          <table:table-cell table:formula="of:=[.B49]+2288" office:value-type="float" office:value="1478542191410" calcext:value-type="float">
            <text:p>1478542191410</text:p>
          </table:table-cell>
          <table:table-cell table:formula="of:=[.C49]-[.A4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429" calcext:value-type="float">
            <text:p>1478542191429</text:p>
          </table:table-cell>
          <table:table-cell office:value-type="float" office:value="1478542189141" calcext:value-type="float">
            <text:p>1478542189141</text:p>
          </table:table-cell>
          <table:table-cell table:formula="of:=[.B50]+2288" office:value-type="float" office:value="1478542191429" calcext:value-type="float">
            <text:p>1478542191429</text:p>
          </table:table-cell>
          <table:table-cell table:formula="of:=[.C50]-[.A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449" calcext:value-type="float">
            <text:p>1478542191449</text:p>
          </table:table-cell>
          <table:table-cell office:value-type="float" office:value="1478542189161" calcext:value-type="float">
            <text:p>1478542189161</text:p>
          </table:table-cell>
          <table:table-cell table:formula="of:=[.B51]+2288" office:value-type="float" office:value="1478542191449" calcext:value-type="float">
            <text:p>1478542191449</text:p>
          </table:table-cell>
          <table:table-cell table:formula="of:=[.C51]-[.A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468" calcext:value-type="float">
            <text:p>1478542191468</text:p>
          </table:table-cell>
          <table:table-cell office:value-type="float" office:value="1478542189181" calcext:value-type="float">
            <text:p>1478542189181</text:p>
          </table:table-cell>
          <table:table-cell table:formula="of:=[.B52]+2288" office:value-type="float" office:value="1478542191469" calcext:value-type="float">
            <text:p>1478542191469</text:p>
          </table:table-cell>
          <table:table-cell table:formula="of:=[.C52]-[.A5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488" calcext:value-type="float">
            <text:p>1478542191488</text:p>
          </table:table-cell>
          <table:table-cell office:value-type="float" office:value="1478542189201" calcext:value-type="float">
            <text:p>1478542189201</text:p>
          </table:table-cell>
          <table:table-cell table:formula="of:=[.B53]+2288" office:value-type="float" office:value="1478542191489" calcext:value-type="float">
            <text:p>1478542191489</text:p>
          </table:table-cell>
          <table:table-cell table:formula="of:=[.C53]-[.A5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508" calcext:value-type="float">
            <text:p>1478542191508</text:p>
          </table:table-cell>
          <table:table-cell office:value-type="float" office:value="1478542189221" calcext:value-type="float">
            <text:p>1478542189221</text:p>
          </table:table-cell>
          <table:table-cell table:formula="of:=[.B54]+2288" office:value-type="float" office:value="1478542191509" calcext:value-type="float">
            <text:p>1478542191509</text:p>
          </table:table-cell>
          <table:table-cell table:formula="of:=[.C54]-[.A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528" calcext:value-type="float">
            <text:p>1478542191528</text:p>
          </table:table-cell>
          <table:table-cell office:value-type="float" office:value="1478542189241" calcext:value-type="float">
            <text:p>1478542189241</text:p>
          </table:table-cell>
          <table:table-cell table:formula="of:=[.B55]+2288" office:value-type="float" office:value="1478542191529" calcext:value-type="float">
            <text:p>1478542191529</text:p>
          </table:table-cell>
          <table:table-cell table:formula="of:=[.C55]-[.A5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548" calcext:value-type="float">
            <text:p>1478542191548</text:p>
          </table:table-cell>
          <table:table-cell office:value-type="float" office:value="1478542189261" calcext:value-type="float">
            <text:p>1478542189261</text:p>
          </table:table-cell>
          <table:table-cell table:formula="of:=[.B56]+2288" office:value-type="float" office:value="1478542191549" calcext:value-type="float">
            <text:p>1478542191549</text:p>
          </table:table-cell>
          <table:table-cell table:formula="of:=[.C56]-[.A5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568" calcext:value-type="float">
            <text:p>1478542191568</text:p>
          </table:table-cell>
          <table:table-cell office:value-type="float" office:value="1478542189281" calcext:value-type="float">
            <text:p>1478542189281</text:p>
          </table:table-cell>
          <table:table-cell table:formula="of:=[.B57]+2288" office:value-type="float" office:value="1478542191569" calcext:value-type="float">
            <text:p>1478542191569</text:p>
          </table:table-cell>
          <table:table-cell table:formula="of:=[.C57]-[.A5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588" calcext:value-type="float">
            <text:p>1478542191588</text:p>
          </table:table-cell>
          <table:table-cell office:value-type="float" office:value="1478542189301" calcext:value-type="float">
            <text:p>1478542189301</text:p>
          </table:table-cell>
          <table:table-cell table:formula="of:=[.B58]+2288" office:value-type="float" office:value="1478542191589" calcext:value-type="float">
            <text:p>1478542191589</text:p>
          </table:table-cell>
          <table:table-cell table:formula="of:=[.C58]-[.A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608" calcext:value-type="float">
            <text:p>1478542191608</text:p>
          </table:table-cell>
          <table:table-cell office:value-type="float" office:value="1478542189321" calcext:value-type="float">
            <text:p>1478542189321</text:p>
          </table:table-cell>
          <table:table-cell table:formula="of:=[.B59]+2288" office:value-type="float" office:value="1478542191609" calcext:value-type="float">
            <text:p>1478542191609</text:p>
          </table:table-cell>
          <table:table-cell table:formula="of:=[.C59]-[.A5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628" calcext:value-type="float">
            <text:p>1478542191628</text:p>
          </table:table-cell>
          <table:table-cell office:value-type="float" office:value="1478542189341" calcext:value-type="float">
            <text:p>1478542189341</text:p>
          </table:table-cell>
          <table:table-cell table:formula="of:=[.B60]+2288" office:value-type="float" office:value="1478542191629" calcext:value-type="float">
            <text:p>1478542191629</text:p>
          </table:table-cell>
          <table:table-cell table:formula="of:=[.C60]-[.A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648" calcext:value-type="float">
            <text:p>1478542191648</text:p>
          </table:table-cell>
          <table:table-cell office:value-type="float" office:value="1478542189365" calcext:value-type="float">
            <text:p>1478542189365</text:p>
          </table:table-cell>
          <table:table-cell table:formula="of:=[.B61]+2288" office:value-type="float" office:value="1478542191653" calcext:value-type="float">
            <text:p>1478542191653</text:p>
          </table:table-cell>
          <table:table-cell table:formula="of:=[.C61]-[.A6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191669" calcext:value-type="float">
            <text:p>1478542191669</text:p>
          </table:table-cell>
          <table:table-cell office:value-type="float" office:value="1478542189381" calcext:value-type="float">
            <text:p>1478542189381</text:p>
          </table:table-cell>
          <table:table-cell table:formula="of:=[.B62]+2288" office:value-type="float" office:value="1478542191669" calcext:value-type="float">
            <text:p>1478542191669</text:p>
          </table:table-cell>
          <table:table-cell table:formula="of:=[.C62]-[.A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689" calcext:value-type="float">
            <text:p>1478542191689</text:p>
          </table:table-cell>
          <table:table-cell office:value-type="float" office:value="1478542189401" calcext:value-type="float">
            <text:p>1478542189401</text:p>
          </table:table-cell>
          <table:table-cell table:formula="of:=[.B63]+2288" office:value-type="float" office:value="1478542191689" calcext:value-type="float">
            <text:p>1478542191689</text:p>
          </table:table-cell>
          <table:table-cell table:formula="of:=[.C63]-[.A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709" calcext:value-type="float">
            <text:p>1478542191709</text:p>
          </table:table-cell>
          <table:table-cell office:value-type="float" office:value="1478542189427" calcext:value-type="float">
            <text:p>1478542189427</text:p>
          </table:table-cell>
          <table:table-cell table:formula="of:=[.B64]+2288" office:value-type="float" office:value="1478542191715" calcext:value-type="float">
            <text:p>1478542191715</text:p>
          </table:table-cell>
          <table:table-cell table:formula="of:=[.C64]-[.A6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191729" calcext:value-type="float">
            <text:p>1478542191729</text:p>
          </table:table-cell>
          <table:table-cell office:value-type="float" office:value="1478542189442" calcext:value-type="float">
            <text:p>1478542189442</text:p>
          </table:table-cell>
          <table:table-cell table:formula="of:=[.B65]+2288" office:value-type="float" office:value="1478542191730" calcext:value-type="float">
            <text:p>1478542191730</text:p>
          </table:table-cell>
          <table:table-cell table:formula="of:=[.C65]-[.A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749" calcext:value-type="float">
            <text:p>1478542191749</text:p>
          </table:table-cell>
          <table:table-cell office:value-type="float" office:value="1478542189461" calcext:value-type="float">
            <text:p>1478542189461</text:p>
          </table:table-cell>
          <table:table-cell table:formula="of:=[.B66]+2288" office:value-type="float" office:value="1478542191749" calcext:value-type="float">
            <text:p>1478542191749</text:p>
          </table:table-cell>
          <table:table-cell table:formula="of:=[.C66]-[.A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769" calcext:value-type="float">
            <text:p>1478542191769</text:p>
          </table:table-cell>
          <table:table-cell office:value-type="float" office:value="1478542189481" calcext:value-type="float">
            <text:p>1478542189481</text:p>
          </table:table-cell>
          <table:table-cell table:formula="of:=[.B67]+2288" office:value-type="float" office:value="1478542191769" calcext:value-type="float">
            <text:p>1478542191769</text:p>
          </table:table-cell>
          <table:table-cell table:formula="of:=[.C67]-[.A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789" calcext:value-type="float">
            <text:p>1478542191789</text:p>
          </table:table-cell>
          <table:table-cell office:value-type="float" office:value="1478542189501" calcext:value-type="float">
            <text:p>1478542189501</text:p>
          </table:table-cell>
          <table:table-cell table:formula="of:=[.B68]+2288" office:value-type="float" office:value="1478542191789" calcext:value-type="float">
            <text:p>1478542191789</text:p>
          </table:table-cell>
          <table:table-cell table:formula="of:=[.C68]-[.A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809" calcext:value-type="float">
            <text:p>1478542191809</text:p>
          </table:table-cell>
          <table:table-cell office:value-type="float" office:value="1478542189521" calcext:value-type="float">
            <text:p>1478542189521</text:p>
          </table:table-cell>
          <table:table-cell table:formula="of:=[.B69]+2288" office:value-type="float" office:value="1478542191809" calcext:value-type="float">
            <text:p>1478542191809</text:p>
          </table:table-cell>
          <table:table-cell table:formula="of:=[.C69]-[.A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829" calcext:value-type="float">
            <text:p>1478542191829</text:p>
          </table:table-cell>
          <table:table-cell office:value-type="float" office:value="1478542189541" calcext:value-type="float">
            <text:p>1478542189541</text:p>
          </table:table-cell>
          <table:table-cell table:formula="of:=[.B70]+2288" office:value-type="float" office:value="1478542191829" calcext:value-type="float">
            <text:p>1478542191829</text:p>
          </table:table-cell>
          <table:table-cell table:formula="of:=[.C70]-[.A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849" calcext:value-type="float">
            <text:p>1478542191849</text:p>
          </table:table-cell>
          <table:table-cell office:value-type="float" office:value="1478542189561" calcext:value-type="float">
            <text:p>1478542189561</text:p>
          </table:table-cell>
          <table:table-cell table:formula="of:=[.B71]+2288" office:value-type="float" office:value="1478542191849" calcext:value-type="float">
            <text:p>1478542191849</text:p>
          </table:table-cell>
          <table:table-cell table:formula="of:=[.C71]-[.A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869" calcext:value-type="float">
            <text:p>1478542191869</text:p>
          </table:table-cell>
          <table:table-cell office:value-type="float" office:value="1478542189581" calcext:value-type="float">
            <text:p>1478542189581</text:p>
          </table:table-cell>
          <table:table-cell table:formula="of:=[.B72]+2288" office:value-type="float" office:value="1478542191869" calcext:value-type="float">
            <text:p>1478542191869</text:p>
          </table:table-cell>
          <table:table-cell table:formula="of:=[.C72]-[.A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891" calcext:value-type="float">
            <text:p>1478542191891</text:p>
          </table:table-cell>
          <table:table-cell office:value-type="float" office:value="1478542189616" calcext:value-type="float">
            <text:p>1478542189616</text:p>
          </table:table-cell>
          <table:table-cell table:formula="of:=[.B73]+2288" office:value-type="float" office:value="1478542191904" calcext:value-type="float">
            <text:p>1478542191904</text:p>
          </table:table-cell>
          <table:table-cell table:formula="of:=[.C73]-[.A7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78542191912" calcext:value-type="float">
            <text:p>1478542191912</text:p>
          </table:table-cell>
          <table:table-cell office:value-type="float" office:value="1478542189624" calcext:value-type="float">
            <text:p>1478542189624</text:p>
          </table:table-cell>
          <table:table-cell table:formula="of:=[.B74]+2288" office:value-type="float" office:value="1478542191912" calcext:value-type="float">
            <text:p>1478542191912</text:p>
          </table:table-cell>
          <table:table-cell table:formula="of:=[.C74]-[.A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928" calcext:value-type="float">
            <text:p>1478542191928</text:p>
          </table:table-cell>
          <table:table-cell office:value-type="float" office:value="1478542189640" calcext:value-type="float">
            <text:p>1478542189640</text:p>
          </table:table-cell>
          <table:table-cell table:formula="of:=[.B75]+2288" office:value-type="float" office:value="1478542191928" calcext:value-type="float">
            <text:p>1478542191928</text:p>
          </table:table-cell>
          <table:table-cell table:formula="of:=[.C75]-[.A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1949" calcext:value-type="float">
            <text:p>1478542191949</text:p>
          </table:table-cell>
          <table:table-cell office:value-type="float" office:value="1478542189660" calcext:value-type="float">
            <text:p>1478542189660</text:p>
          </table:table-cell>
          <table:table-cell table:formula="of:=[.B76]+2288" office:value-type="float" office:value="1478542191948" calcext:value-type="float">
            <text:p>1478542191948</text:p>
          </table:table-cell>
          <table:table-cell table:formula="of:=[.C76]-[.A7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1968" calcext:value-type="float">
            <text:p>1478542191968</text:p>
          </table:table-cell>
          <table:table-cell office:value-type="float" office:value="1478542189681" calcext:value-type="float">
            <text:p>1478542189681</text:p>
          </table:table-cell>
          <table:table-cell table:formula="of:=[.B77]+2288" office:value-type="float" office:value="1478542191969" calcext:value-type="float">
            <text:p>1478542191969</text:p>
          </table:table-cell>
          <table:table-cell table:formula="of:=[.C77]-[.A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1988" calcext:value-type="float">
            <text:p>1478542191988</text:p>
          </table:table-cell>
          <table:table-cell office:value-type="float" office:value="1478542189700" calcext:value-type="float">
            <text:p>1478542189700</text:p>
          </table:table-cell>
          <table:table-cell table:formula="of:=[.B78]+2288" office:value-type="float" office:value="1478542191988" calcext:value-type="float">
            <text:p>1478542191988</text:p>
          </table:table-cell>
          <table:table-cell table:formula="of:=[.C78]-[.A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008" calcext:value-type="float">
            <text:p>1478542192008</text:p>
          </table:table-cell>
          <table:table-cell office:value-type="float" office:value="1478542189720" calcext:value-type="float">
            <text:p>1478542189720</text:p>
          </table:table-cell>
          <table:table-cell table:formula="of:=[.B79]+2288" office:value-type="float" office:value="1478542192008" calcext:value-type="float">
            <text:p>1478542192008</text:p>
          </table:table-cell>
          <table:table-cell table:formula="of:=[.C79]-[.A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028" calcext:value-type="float">
            <text:p>1478542192028</text:p>
          </table:table-cell>
          <table:table-cell office:value-type="float" office:value="1478542189740" calcext:value-type="float">
            <text:p>1478542189740</text:p>
          </table:table-cell>
          <table:table-cell table:formula="of:=[.B80]+2288" office:value-type="float" office:value="1478542192028" calcext:value-type="float">
            <text:p>1478542192028</text:p>
          </table:table-cell>
          <table:table-cell table:formula="of:=[.C80]-[.A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048" calcext:value-type="float">
            <text:p>1478542192048</text:p>
          </table:table-cell>
          <table:table-cell office:value-type="float" office:value="1478542189759" calcext:value-type="float">
            <text:p>1478542189759</text:p>
          </table:table-cell>
          <table:table-cell table:formula="of:=[.B81]+2288" office:value-type="float" office:value="1478542192047" calcext:value-type="float">
            <text:p>1478542192047</text:p>
          </table:table-cell>
          <table:table-cell table:formula="of:=[.C81]-[.A8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068" calcext:value-type="float">
            <text:p>1478542192068</text:p>
          </table:table-cell>
          <table:table-cell office:value-type="float" office:value="1478542189779" calcext:value-type="float">
            <text:p>1478542189779</text:p>
          </table:table-cell>
          <table:table-cell table:formula="of:=[.B82]+2288" office:value-type="float" office:value="1478542192067" calcext:value-type="float">
            <text:p>1478542192067</text:p>
          </table:table-cell>
          <table:table-cell table:formula="of:=[.C82]-[.A8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089" calcext:value-type="float">
            <text:p>1478542192089</text:p>
          </table:table-cell>
          <table:table-cell office:value-type="float" office:value="1478542189800" calcext:value-type="float">
            <text:p>1478542189800</text:p>
          </table:table-cell>
          <table:table-cell table:formula="of:=[.B83]+2288" office:value-type="float" office:value="1478542192088" calcext:value-type="float">
            <text:p>1478542192088</text:p>
          </table:table-cell>
          <table:table-cell table:formula="of:=[.C83]-[.A8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108" calcext:value-type="float">
            <text:p>1478542192108</text:p>
          </table:table-cell>
          <table:table-cell office:value-type="float" office:value="1478542189821" calcext:value-type="float">
            <text:p>1478542189821</text:p>
          </table:table-cell>
          <table:table-cell table:formula="of:=[.B84]+2288" office:value-type="float" office:value="1478542192109" calcext:value-type="float">
            <text:p>1478542192109</text:p>
          </table:table-cell>
          <table:table-cell table:formula="of:=[.C84]-[.A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2128" calcext:value-type="float">
            <text:p>1478542192128</text:p>
          </table:table-cell>
          <table:table-cell office:value-type="float" office:value="1478542189840" calcext:value-type="float">
            <text:p>1478542189840</text:p>
          </table:table-cell>
          <table:table-cell table:formula="of:=[.B85]+2288" office:value-type="float" office:value="1478542192128" calcext:value-type="float">
            <text:p>1478542192128</text:p>
          </table:table-cell>
          <table:table-cell table:formula="of:=[.C85]-[.A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148" calcext:value-type="float">
            <text:p>1478542192148</text:p>
          </table:table-cell>
          <table:table-cell office:value-type="float" office:value="1478542189860" calcext:value-type="float">
            <text:p>1478542189860</text:p>
          </table:table-cell>
          <table:table-cell table:formula="of:=[.B86]+2288" office:value-type="float" office:value="1478542192148" calcext:value-type="float">
            <text:p>1478542192148</text:p>
          </table:table-cell>
          <table:table-cell table:formula="of:=[.C86]-[.A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168" calcext:value-type="float">
            <text:p>1478542192168</text:p>
          </table:table-cell>
          <table:table-cell office:value-type="float" office:value="1478542189880" calcext:value-type="float">
            <text:p>1478542189880</text:p>
          </table:table-cell>
          <table:table-cell table:formula="of:=[.B87]+2288" office:value-type="float" office:value="1478542192168" calcext:value-type="float">
            <text:p>1478542192168</text:p>
          </table:table-cell>
          <table:table-cell table:formula="of:=[.C87]-[.A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188" calcext:value-type="float">
            <text:p>1478542192188</text:p>
          </table:table-cell>
          <table:table-cell office:value-type="float" office:value="1478542189900" calcext:value-type="float">
            <text:p>1478542189900</text:p>
          </table:table-cell>
          <table:table-cell table:formula="of:=[.B88]+2288" office:value-type="float" office:value="1478542192188" calcext:value-type="float">
            <text:p>1478542192188</text:p>
          </table:table-cell>
          <table:table-cell table:formula="of:=[.C88]-[.A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208" calcext:value-type="float">
            <text:p>1478542192208</text:p>
          </table:table-cell>
          <table:table-cell office:value-type="float" office:value="1478542189920" calcext:value-type="float">
            <text:p>1478542189920</text:p>
          </table:table-cell>
          <table:table-cell table:formula="of:=[.B89]+2288" office:value-type="float" office:value="1478542192208" calcext:value-type="float">
            <text:p>1478542192208</text:p>
          </table:table-cell>
          <table:table-cell table:formula="of:=[.C89]-[.A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228" calcext:value-type="float">
            <text:p>1478542192228</text:p>
          </table:table-cell>
          <table:table-cell office:value-type="float" office:value="1478542189940" calcext:value-type="float">
            <text:p>1478542189940</text:p>
          </table:table-cell>
          <table:table-cell table:formula="of:=[.B90]+2288" office:value-type="float" office:value="1478542192228" calcext:value-type="float">
            <text:p>1478542192228</text:p>
          </table:table-cell>
          <table:table-cell table:formula="of:=[.C90]-[.A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248" calcext:value-type="float">
            <text:p>1478542192248</text:p>
          </table:table-cell>
          <table:table-cell office:value-type="float" office:value="1478542189960" calcext:value-type="float">
            <text:p>1478542189960</text:p>
          </table:table-cell>
          <table:table-cell table:formula="of:=[.B91]+2288" office:value-type="float" office:value="1478542192248" calcext:value-type="float">
            <text:p>1478542192248</text:p>
          </table:table-cell>
          <table:table-cell table:formula="of:=[.C91]-[.A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268" calcext:value-type="float">
            <text:p>1478542192268</text:p>
          </table:table-cell>
          <table:table-cell office:value-type="float" office:value="1478542189980" calcext:value-type="float">
            <text:p>1478542189980</text:p>
          </table:table-cell>
          <table:table-cell table:formula="of:=[.B92]+2288" office:value-type="float" office:value="1478542192268" calcext:value-type="float">
            <text:p>1478542192268</text:p>
          </table:table-cell>
          <table:table-cell table:formula="of:=[.C92]-[.A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288" calcext:value-type="float">
            <text:p>1478542192288</text:p>
          </table:table-cell>
          <table:table-cell office:value-type="float" office:value="1478542190000" calcext:value-type="float">
            <text:p>1478542190000</text:p>
          </table:table-cell>
          <table:table-cell table:formula="of:=[.B93]+2288" office:value-type="float" office:value="1478542192288" calcext:value-type="float">
            <text:p>1478542192288</text:p>
          </table:table-cell>
          <table:table-cell table:formula="of:=[.C93]-[.A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308" calcext:value-type="float">
            <text:p>1478542192308</text:p>
          </table:table-cell>
          <table:table-cell office:value-type="float" office:value="1478542190020" calcext:value-type="float">
            <text:p>1478542190020</text:p>
          </table:table-cell>
          <table:table-cell table:formula="of:=[.B94]+2288" office:value-type="float" office:value="1478542192308" calcext:value-type="float">
            <text:p>1478542192308</text:p>
          </table:table-cell>
          <table:table-cell table:formula="of:=[.C94]-[.A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328" calcext:value-type="float">
            <text:p>1478542192328</text:p>
          </table:table-cell>
          <table:table-cell office:value-type="float" office:value="1478542190040" calcext:value-type="float">
            <text:p>1478542190040</text:p>
          </table:table-cell>
          <table:table-cell table:formula="of:=[.B95]+2288" office:value-type="float" office:value="1478542192328" calcext:value-type="float">
            <text:p>1478542192328</text:p>
          </table:table-cell>
          <table:table-cell table:formula="of:=[.C95]-[.A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348" calcext:value-type="float">
            <text:p>1478542192348</text:p>
          </table:table-cell>
          <table:table-cell office:value-type="float" office:value="1478542190060" calcext:value-type="float">
            <text:p>1478542190060</text:p>
          </table:table-cell>
          <table:table-cell table:formula="of:=[.B96]+2288" office:value-type="float" office:value="1478542192348" calcext:value-type="float">
            <text:p>1478542192348</text:p>
          </table:table-cell>
          <table:table-cell table:formula="of:=[.C96]-[.A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368" calcext:value-type="float">
            <text:p>1478542192368</text:p>
          </table:table-cell>
          <table:table-cell office:value-type="float" office:value="1478542190080" calcext:value-type="float">
            <text:p>1478542190080</text:p>
          </table:table-cell>
          <table:table-cell table:formula="of:=[.B97]+2288" office:value-type="float" office:value="1478542192368" calcext:value-type="float">
            <text:p>1478542192368</text:p>
          </table:table-cell>
          <table:table-cell table:formula="of:=[.C97]-[.A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389" calcext:value-type="float">
            <text:p>1478542192389</text:p>
          </table:table-cell>
          <table:table-cell office:value-type="float" office:value="1478542190101" calcext:value-type="float">
            <text:p>1478542190101</text:p>
          </table:table-cell>
          <table:table-cell table:formula="of:=[.B98]+2288" office:value-type="float" office:value="1478542192389" calcext:value-type="float">
            <text:p>1478542192389</text:p>
          </table:table-cell>
          <table:table-cell table:formula="of:=[.C98]-[.A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409" calcext:value-type="float">
            <text:p>1478542192409</text:p>
          </table:table-cell>
          <table:table-cell office:value-type="float" office:value="1478542190122" calcext:value-type="float">
            <text:p>1478542190122</text:p>
          </table:table-cell>
          <table:table-cell table:formula="of:=[.B99]+2288" office:value-type="float" office:value="1478542192410" calcext:value-type="float">
            <text:p>1478542192410</text:p>
          </table:table-cell>
          <table:table-cell table:formula="of:=[.C99]-[.A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2428" calcext:value-type="float">
            <text:p>1478542192428</text:p>
          </table:table-cell>
          <table:table-cell office:value-type="float" office:value="1478542190140" calcext:value-type="float">
            <text:p>1478542190140</text:p>
          </table:table-cell>
          <table:table-cell table:formula="of:=[.B100]+2288" office:value-type="float" office:value="1478542192428" calcext:value-type="float">
            <text:p>1478542192428</text:p>
          </table:table-cell>
          <table:table-cell table:formula="of:=[.C100]-[.A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448" calcext:value-type="float">
            <text:p>1478542192448</text:p>
          </table:table-cell>
          <table:table-cell office:value-type="float" office:value="1478542190159" calcext:value-type="float">
            <text:p>1478542190159</text:p>
          </table:table-cell>
          <table:table-cell table:formula="of:=[.B101]+2288" office:value-type="float" office:value="1478542192447" calcext:value-type="float">
            <text:p>1478542192447</text:p>
          </table:table-cell>
          <table:table-cell table:formula="of:=[.C101]-[.A10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468" calcext:value-type="float">
            <text:p>1478542192468</text:p>
          </table:table-cell>
          <table:table-cell office:value-type="float" office:value="1478542190180" calcext:value-type="float">
            <text:p>1478542190180</text:p>
          </table:table-cell>
          <table:table-cell table:formula="of:=[.B102]+2288" office:value-type="float" office:value="1478542192468" calcext:value-type="float">
            <text:p>1478542192468</text:p>
          </table:table-cell>
          <table:table-cell table:formula="of:=[.C102]-[.A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488" calcext:value-type="float">
            <text:p>1478542192488</text:p>
          </table:table-cell>
          <table:table-cell office:value-type="float" office:value="1478542190200" calcext:value-type="float">
            <text:p>1478542190200</text:p>
          </table:table-cell>
          <table:table-cell table:formula="of:=[.B103]+2288" office:value-type="float" office:value="1478542192488" calcext:value-type="float">
            <text:p>1478542192488</text:p>
          </table:table-cell>
          <table:table-cell table:formula="of:=[.C103]-[.A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508" calcext:value-type="float">
            <text:p>1478542192508</text:p>
          </table:table-cell>
          <table:table-cell office:value-type="float" office:value="1478542190220" calcext:value-type="float">
            <text:p>1478542190220</text:p>
          </table:table-cell>
          <table:table-cell table:formula="of:=[.B104]+2288" office:value-type="float" office:value="1478542192508" calcext:value-type="float">
            <text:p>1478542192508</text:p>
          </table:table-cell>
          <table:table-cell table:formula="of:=[.C104]-[.A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528" calcext:value-type="float">
            <text:p>1478542192528</text:p>
          </table:table-cell>
          <table:table-cell office:value-type="float" office:value="1478542190240" calcext:value-type="float">
            <text:p>1478542190240</text:p>
          </table:table-cell>
          <table:table-cell table:formula="of:=[.B105]+2288" office:value-type="float" office:value="1478542192528" calcext:value-type="float">
            <text:p>1478542192528</text:p>
          </table:table-cell>
          <table:table-cell table:formula="of:=[.C105]-[.A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548" calcext:value-type="float">
            <text:p>1478542192548</text:p>
          </table:table-cell>
          <table:table-cell office:value-type="float" office:value="1478542190259" calcext:value-type="float">
            <text:p>1478542190259</text:p>
          </table:table-cell>
          <table:table-cell table:formula="of:=[.B106]+2288" office:value-type="float" office:value="1478542192547" calcext:value-type="float">
            <text:p>1478542192547</text:p>
          </table:table-cell>
          <table:table-cell table:formula="of:=[.C106]-[.A10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567" calcext:value-type="float">
            <text:p>1478542192567</text:p>
          </table:table-cell>
          <table:table-cell office:value-type="float" office:value="1478542190279" calcext:value-type="float">
            <text:p>1478542190279</text:p>
          </table:table-cell>
          <table:table-cell table:formula="of:=[.B107]+2288" office:value-type="float" office:value="1478542192567" calcext:value-type="float">
            <text:p>1478542192567</text:p>
          </table:table-cell>
          <table:table-cell table:formula="of:=[.C107]-[.A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588" calcext:value-type="float">
            <text:p>1478542192588</text:p>
          </table:table-cell>
          <table:table-cell office:value-type="float" office:value="1478542190300" calcext:value-type="float">
            <text:p>1478542190300</text:p>
          </table:table-cell>
          <table:table-cell table:formula="of:=[.B108]+2288" office:value-type="float" office:value="1478542192588" calcext:value-type="float">
            <text:p>1478542192588</text:p>
          </table:table-cell>
          <table:table-cell table:formula="of:=[.C108]-[.A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608" calcext:value-type="float">
            <text:p>1478542192608</text:p>
          </table:table-cell>
          <table:table-cell office:value-type="float" office:value="1478542190320" calcext:value-type="float">
            <text:p>1478542190320</text:p>
          </table:table-cell>
          <table:table-cell table:formula="of:=[.B109]+2288" office:value-type="float" office:value="1478542192608" calcext:value-type="float">
            <text:p>1478542192608</text:p>
          </table:table-cell>
          <table:table-cell table:formula="of:=[.C109]-[.A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628" calcext:value-type="float">
            <text:p>1478542192628</text:p>
          </table:table-cell>
          <table:table-cell office:value-type="float" office:value="1478542190340" calcext:value-type="float">
            <text:p>1478542190340</text:p>
          </table:table-cell>
          <table:table-cell table:formula="of:=[.B110]+2288" office:value-type="float" office:value="1478542192628" calcext:value-type="float">
            <text:p>1478542192628</text:p>
          </table:table-cell>
          <table:table-cell table:formula="of:=[.C110]-[.A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647" calcext:value-type="float">
            <text:p>1478542192647</text:p>
          </table:table-cell>
          <table:table-cell office:value-type="float" office:value="1478542190359" calcext:value-type="float">
            <text:p>1478542190359</text:p>
          </table:table-cell>
          <table:table-cell table:formula="of:=[.B111]+2288" office:value-type="float" office:value="1478542192647" calcext:value-type="float">
            <text:p>1478542192647</text:p>
          </table:table-cell>
          <table:table-cell table:formula="of:=[.C111]-[.A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667" calcext:value-type="float">
            <text:p>1478542192667</text:p>
          </table:table-cell>
          <table:table-cell office:value-type="float" office:value="1478542190379" calcext:value-type="float">
            <text:p>1478542190379</text:p>
          </table:table-cell>
          <table:table-cell table:formula="of:=[.B112]+2288" office:value-type="float" office:value="1478542192667" calcext:value-type="float">
            <text:p>1478542192667</text:p>
          </table:table-cell>
          <table:table-cell table:formula="of:=[.C112]-[.A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687" calcext:value-type="float">
            <text:p>1478542192687</text:p>
          </table:table-cell>
          <table:table-cell office:value-type="float" office:value="1478542190399" calcext:value-type="float">
            <text:p>1478542190399</text:p>
          </table:table-cell>
          <table:table-cell table:formula="of:=[.B113]+2288" office:value-type="float" office:value="1478542192687" calcext:value-type="float">
            <text:p>1478542192687</text:p>
          </table:table-cell>
          <table:table-cell table:formula="of:=[.C113]-[.A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708" calcext:value-type="float">
            <text:p>1478542192708</text:p>
          </table:table-cell>
          <table:table-cell office:value-type="float" office:value="1478542190419" calcext:value-type="float">
            <text:p>1478542190419</text:p>
          </table:table-cell>
          <table:table-cell table:formula="of:=[.B114]+2288" office:value-type="float" office:value="1478542192707" calcext:value-type="float">
            <text:p>1478542192707</text:p>
          </table:table-cell>
          <table:table-cell table:formula="of:=[.C114]-[.A11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728" calcext:value-type="float">
            <text:p>1478542192728</text:p>
          </table:table-cell>
          <table:table-cell office:value-type="float" office:value="1478542190439" calcext:value-type="float">
            <text:p>1478542190439</text:p>
          </table:table-cell>
          <table:table-cell table:formula="of:=[.B115]+2288" office:value-type="float" office:value="1478542192727" calcext:value-type="float">
            <text:p>1478542192727</text:p>
          </table:table-cell>
          <table:table-cell table:formula="of:=[.C115]-[.A11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748" calcext:value-type="float">
            <text:p>1478542192748</text:p>
          </table:table-cell>
          <table:table-cell office:value-type="float" office:value="1478542190459" calcext:value-type="float">
            <text:p>1478542190459</text:p>
          </table:table-cell>
          <table:table-cell table:formula="of:=[.B116]+2288" office:value-type="float" office:value="1478542192747" calcext:value-type="float">
            <text:p>1478542192747</text:p>
          </table:table-cell>
          <table:table-cell table:formula="of:=[.C116]-[.A11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768" calcext:value-type="float">
            <text:p>1478542192768</text:p>
          </table:table-cell>
          <table:table-cell office:value-type="float" office:value="1478542190479" calcext:value-type="float">
            <text:p>1478542190479</text:p>
          </table:table-cell>
          <table:table-cell table:formula="of:=[.B117]+2288" office:value-type="float" office:value="1478542192767" calcext:value-type="float">
            <text:p>1478542192767</text:p>
          </table:table-cell>
          <table:table-cell table:formula="of:=[.C117]-[.A11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788" calcext:value-type="float">
            <text:p>1478542192788</text:p>
          </table:table-cell>
          <table:table-cell office:value-type="float" office:value="1478542190499" calcext:value-type="float">
            <text:p>1478542190499</text:p>
          </table:table-cell>
          <table:table-cell table:formula="of:=[.B118]+2288" office:value-type="float" office:value="1478542192787" calcext:value-type="float">
            <text:p>1478542192787</text:p>
          </table:table-cell>
          <table:table-cell table:formula="of:=[.C118]-[.A11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808" calcext:value-type="float">
            <text:p>1478542192808</text:p>
          </table:table-cell>
          <table:table-cell office:value-type="float" office:value="1478542190519" calcext:value-type="float">
            <text:p>1478542190519</text:p>
          </table:table-cell>
          <table:table-cell table:formula="of:=[.B119]+2288" office:value-type="float" office:value="1478542192807" calcext:value-type="float">
            <text:p>1478542192807</text:p>
          </table:table-cell>
          <table:table-cell table:formula="of:=[.C119]-[.A11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828" calcext:value-type="float">
            <text:p>1478542192828</text:p>
          </table:table-cell>
          <table:table-cell office:value-type="float" office:value="1478542190539" calcext:value-type="float">
            <text:p>1478542190539</text:p>
          </table:table-cell>
          <table:table-cell table:formula="of:=[.B120]+2288" office:value-type="float" office:value="1478542192827" calcext:value-type="float">
            <text:p>1478542192827</text:p>
          </table:table-cell>
          <table:table-cell table:formula="of:=[.C120]-[.A12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848" calcext:value-type="float">
            <text:p>1478542192848</text:p>
          </table:table-cell>
          <table:table-cell office:value-type="float" office:value="1478542190559" calcext:value-type="float">
            <text:p>1478542190559</text:p>
          </table:table-cell>
          <table:table-cell table:formula="of:=[.B121]+2288" office:value-type="float" office:value="1478542192847" calcext:value-type="float">
            <text:p>1478542192847</text:p>
          </table:table-cell>
          <table:table-cell table:formula="of:=[.C121]-[.A12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868" calcext:value-type="float">
            <text:p>1478542192868</text:p>
          </table:table-cell>
          <table:table-cell office:value-type="float" office:value="1478542190579" calcext:value-type="float">
            <text:p>1478542190579</text:p>
          </table:table-cell>
          <table:table-cell table:formula="of:=[.B122]+2288" office:value-type="float" office:value="1478542192867" calcext:value-type="float">
            <text:p>1478542192867</text:p>
          </table:table-cell>
          <table:table-cell table:formula="of:=[.C122]-[.A12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888" calcext:value-type="float">
            <text:p>1478542192888</text:p>
          </table:table-cell>
          <table:table-cell office:value-type="float" office:value="1478542190601" calcext:value-type="float">
            <text:p>1478542190601</text:p>
          </table:table-cell>
          <table:table-cell table:formula="of:=[.B123]+2288" office:value-type="float" office:value="1478542192889" calcext:value-type="float">
            <text:p>1478542192889</text:p>
          </table:table-cell>
          <table:table-cell table:formula="of:=[.C123]-[.A1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2908" calcext:value-type="float">
            <text:p>1478542192908</text:p>
          </table:table-cell>
          <table:table-cell office:value-type="float" office:value="1478542190620" calcext:value-type="float">
            <text:p>1478542190620</text:p>
          </table:table-cell>
          <table:table-cell table:formula="of:=[.B124]+2288" office:value-type="float" office:value="1478542192908" calcext:value-type="float">
            <text:p>1478542192908</text:p>
          </table:table-cell>
          <table:table-cell table:formula="of:=[.C124]-[.A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928" calcext:value-type="float">
            <text:p>1478542192928</text:p>
          </table:table-cell>
          <table:table-cell office:value-type="float" office:value="1478542190640" calcext:value-type="float">
            <text:p>1478542190640</text:p>
          </table:table-cell>
          <table:table-cell table:formula="of:=[.B125]+2288" office:value-type="float" office:value="1478542192928" calcext:value-type="float">
            <text:p>1478542192928</text:p>
          </table:table-cell>
          <table:table-cell table:formula="of:=[.C125]-[.A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2948" calcext:value-type="float">
            <text:p>1478542192948</text:p>
          </table:table-cell>
          <table:table-cell office:value-type="float" office:value="1478542190659" calcext:value-type="float">
            <text:p>1478542190659</text:p>
          </table:table-cell>
          <table:table-cell table:formula="of:=[.B126]+2288" office:value-type="float" office:value="1478542192947" calcext:value-type="float">
            <text:p>1478542192947</text:p>
          </table:table-cell>
          <table:table-cell table:formula="of:=[.C126]-[.A12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968" calcext:value-type="float">
            <text:p>1478542192968</text:p>
          </table:table-cell>
          <table:table-cell office:value-type="float" office:value="1478542190679" calcext:value-type="float">
            <text:p>1478542190679</text:p>
          </table:table-cell>
          <table:table-cell table:formula="of:=[.B127]+2288" office:value-type="float" office:value="1478542192967" calcext:value-type="float">
            <text:p>1478542192967</text:p>
          </table:table-cell>
          <table:table-cell table:formula="of:=[.C127]-[.A12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2988" calcext:value-type="float">
            <text:p>1478542192988</text:p>
          </table:table-cell>
          <table:table-cell office:value-type="float" office:value="1478542190700" calcext:value-type="float">
            <text:p>1478542190700</text:p>
          </table:table-cell>
          <table:table-cell table:formula="of:=[.B128]+2288" office:value-type="float" office:value="1478542192988" calcext:value-type="float">
            <text:p>1478542192988</text:p>
          </table:table-cell>
          <table:table-cell table:formula="of:=[.C128]-[.A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008" calcext:value-type="float">
            <text:p>1478542193008</text:p>
          </table:table-cell>
          <table:table-cell office:value-type="float" office:value="1478542190719" calcext:value-type="float">
            <text:p>1478542190719</text:p>
          </table:table-cell>
          <table:table-cell table:formula="of:=[.B129]+2288" office:value-type="float" office:value="1478542193007" calcext:value-type="float">
            <text:p>1478542193007</text:p>
          </table:table-cell>
          <table:table-cell table:formula="of:=[.C129]-[.A12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028" calcext:value-type="float">
            <text:p>1478542193028</text:p>
          </table:table-cell>
          <table:table-cell office:value-type="float" office:value="1478542190739" calcext:value-type="float">
            <text:p>1478542190739</text:p>
          </table:table-cell>
          <table:table-cell table:formula="of:=[.B130]+2288" office:value-type="float" office:value="1478542193027" calcext:value-type="float">
            <text:p>1478542193027</text:p>
          </table:table-cell>
          <table:table-cell table:formula="of:=[.C130]-[.A13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048" calcext:value-type="float">
            <text:p>1478542193048</text:p>
          </table:table-cell>
          <table:table-cell office:value-type="float" office:value="1478542190759" calcext:value-type="float">
            <text:p>1478542190759</text:p>
          </table:table-cell>
          <table:table-cell table:formula="of:=[.B131]+2288" office:value-type="float" office:value="1478542193047" calcext:value-type="float">
            <text:p>1478542193047</text:p>
          </table:table-cell>
          <table:table-cell table:formula="of:=[.C131]-[.A13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068" calcext:value-type="float">
            <text:p>1478542193068</text:p>
          </table:table-cell>
          <table:table-cell office:value-type="float" office:value="1478542190783" calcext:value-type="float">
            <text:p>1478542190783</text:p>
          </table:table-cell>
          <table:table-cell table:formula="of:=[.B132]+2288" office:value-type="float" office:value="1478542193071" calcext:value-type="float">
            <text:p>1478542193071</text:p>
          </table:table-cell>
          <table:table-cell table:formula="of:=[.C132]-[.A1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3088" calcext:value-type="float">
            <text:p>1478542193088</text:p>
          </table:table-cell>
          <table:table-cell office:value-type="float" office:value="1478542190800" calcext:value-type="float">
            <text:p>1478542190800</text:p>
          </table:table-cell>
          <table:table-cell table:formula="of:=[.B133]+2288" office:value-type="float" office:value="1478542193088" calcext:value-type="float">
            <text:p>1478542193088</text:p>
          </table:table-cell>
          <table:table-cell table:formula="of:=[.C133]-[.A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107" calcext:value-type="float">
            <text:p>1478542193107</text:p>
          </table:table-cell>
          <table:table-cell office:value-type="float" office:value="1478542190820" calcext:value-type="float">
            <text:p>1478542190820</text:p>
          </table:table-cell>
          <table:table-cell table:formula="of:=[.B134]+2288" office:value-type="float" office:value="1478542193108" calcext:value-type="float">
            <text:p>1478542193108</text:p>
          </table:table-cell>
          <table:table-cell table:formula="of:=[.C134]-[.A1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3127" calcext:value-type="float">
            <text:p>1478542193127</text:p>
          </table:table-cell>
          <table:table-cell office:value-type="float" office:value="1478542190839" calcext:value-type="float">
            <text:p>1478542190839</text:p>
          </table:table-cell>
          <table:table-cell table:formula="of:=[.B135]+2288" office:value-type="float" office:value="1478542193127" calcext:value-type="float">
            <text:p>1478542193127</text:p>
          </table:table-cell>
          <table:table-cell table:formula="of:=[.C135]-[.A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147" calcext:value-type="float">
            <text:p>1478542193147</text:p>
          </table:table-cell>
          <table:table-cell office:value-type="float" office:value="1478542190859" calcext:value-type="float">
            <text:p>1478542190859</text:p>
          </table:table-cell>
          <table:table-cell table:formula="of:=[.B136]+2288" office:value-type="float" office:value="1478542193147" calcext:value-type="float">
            <text:p>1478542193147</text:p>
          </table:table-cell>
          <table:table-cell table:formula="of:=[.C136]-[.A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167" calcext:value-type="float">
            <text:p>1478542193167</text:p>
          </table:table-cell>
          <table:table-cell office:value-type="float" office:value="1478542190888" calcext:value-type="float">
            <text:p>1478542190888</text:p>
          </table:table-cell>
          <table:table-cell table:formula="of:=[.B137]+2288" office:value-type="float" office:value="1478542193176" calcext:value-type="float">
            <text:p>1478542193176</text:p>
          </table:table-cell>
          <table:table-cell table:formula="of:=[.C137]-[.A13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78542193187" calcext:value-type="float">
            <text:p>1478542193187</text:p>
          </table:table-cell>
          <table:table-cell office:value-type="float" office:value="1478542190899" calcext:value-type="float">
            <text:p>1478542190899</text:p>
          </table:table-cell>
          <table:table-cell table:formula="of:=[.B138]+2288" office:value-type="float" office:value="1478542193187" calcext:value-type="float">
            <text:p>1478542193187</text:p>
          </table:table-cell>
          <table:table-cell table:formula="of:=[.C138]-[.A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207" calcext:value-type="float">
            <text:p>1478542193207</text:p>
          </table:table-cell>
          <table:table-cell office:value-type="float" office:value="1478542190919" calcext:value-type="float">
            <text:p>1478542190919</text:p>
          </table:table-cell>
          <table:table-cell table:formula="of:=[.B139]+2288" office:value-type="float" office:value="1478542193207" calcext:value-type="float">
            <text:p>1478542193207</text:p>
          </table:table-cell>
          <table:table-cell table:formula="of:=[.C139]-[.A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227" calcext:value-type="float">
            <text:p>1478542193227</text:p>
          </table:table-cell>
          <table:table-cell office:value-type="float" office:value="1478542190939" calcext:value-type="float">
            <text:p>1478542190939</text:p>
          </table:table-cell>
          <table:table-cell table:formula="of:=[.B140]+2288" office:value-type="float" office:value="1478542193227" calcext:value-type="float">
            <text:p>1478542193227</text:p>
          </table:table-cell>
          <table:table-cell table:formula="of:=[.C140]-[.A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247" calcext:value-type="float">
            <text:p>1478542193247</text:p>
          </table:table-cell>
          <table:table-cell office:value-type="float" office:value="1478542190958" calcext:value-type="float">
            <text:p>1478542190958</text:p>
          </table:table-cell>
          <table:table-cell table:formula="of:=[.B141]+2288" office:value-type="float" office:value="1478542193246" calcext:value-type="float">
            <text:p>1478542193246</text:p>
          </table:table-cell>
          <table:table-cell table:formula="of:=[.C141]-[.A14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268" calcext:value-type="float">
            <text:p>1478542193268</text:p>
          </table:table-cell>
          <table:table-cell office:value-type="float" office:value="1478542190980" calcext:value-type="float">
            <text:p>1478542190980</text:p>
          </table:table-cell>
          <table:table-cell table:formula="of:=[.B142]+2288" office:value-type="float" office:value="1478542193268" calcext:value-type="float">
            <text:p>1478542193268</text:p>
          </table:table-cell>
          <table:table-cell table:formula="of:=[.C142]-[.A1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287" calcext:value-type="float">
            <text:p>1478542193287</text:p>
          </table:table-cell>
          <table:table-cell office:value-type="float" office:value="1478542190998" calcext:value-type="float">
            <text:p>1478542190998</text:p>
          </table:table-cell>
          <table:table-cell table:formula="of:=[.B143]+2288" office:value-type="float" office:value="1478542193286" calcext:value-type="float">
            <text:p>1478542193286</text:p>
          </table:table-cell>
          <table:table-cell table:formula="of:=[.C143]-[.A14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307" calcext:value-type="float">
            <text:p>1478542193307</text:p>
          </table:table-cell>
          <table:table-cell office:value-type="float" office:value="1478542191018" calcext:value-type="float">
            <text:p>1478542191018</text:p>
          </table:table-cell>
          <table:table-cell table:formula="of:=[.B144]+2288" office:value-type="float" office:value="1478542193306" calcext:value-type="float">
            <text:p>1478542193306</text:p>
          </table:table-cell>
          <table:table-cell table:formula="of:=[.C144]-[.A14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327" calcext:value-type="float">
            <text:p>1478542193327</text:p>
          </table:table-cell>
          <table:table-cell office:value-type="float" office:value="1478542191039" calcext:value-type="float">
            <text:p>1478542191039</text:p>
          </table:table-cell>
          <table:table-cell table:formula="of:=[.B145]+2288" office:value-type="float" office:value="1478542193327" calcext:value-type="float">
            <text:p>1478542193327</text:p>
          </table:table-cell>
          <table:table-cell table:formula="of:=[.C145]-[.A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347" calcext:value-type="float">
            <text:p>1478542193347</text:p>
          </table:table-cell>
          <table:table-cell office:value-type="float" office:value="1478542191059" calcext:value-type="float">
            <text:p>1478542191059</text:p>
          </table:table-cell>
          <table:table-cell table:formula="of:=[.B146]+2288" office:value-type="float" office:value="1478542193347" calcext:value-type="float">
            <text:p>1478542193347</text:p>
          </table:table-cell>
          <table:table-cell table:formula="of:=[.C146]-[.A1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367" calcext:value-type="float">
            <text:p>1478542193367</text:p>
          </table:table-cell>
          <table:table-cell office:value-type="float" office:value="1478542191079" calcext:value-type="float">
            <text:p>1478542191079</text:p>
          </table:table-cell>
          <table:table-cell table:formula="of:=[.B147]+2288" office:value-type="float" office:value="1478542193367" calcext:value-type="float">
            <text:p>1478542193367</text:p>
          </table:table-cell>
          <table:table-cell table:formula="of:=[.C147]-[.A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388" calcext:value-type="float">
            <text:p>1478542193388</text:p>
          </table:table-cell>
          <table:table-cell office:value-type="float" office:value="1478542191108" calcext:value-type="float">
            <text:p>1478542191108</text:p>
          </table:table-cell>
          <table:table-cell table:formula="of:=[.B148]+2288" office:value-type="float" office:value="1478542193396" calcext:value-type="float">
            <text:p>1478542193396</text:p>
          </table:table-cell>
          <table:table-cell table:formula="of:=[.C148]-[.A14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193407" calcext:value-type="float">
            <text:p>1478542193407</text:p>
          </table:table-cell>
          <table:table-cell office:value-type="float" office:value="1478542191129" calcext:value-type="float">
            <text:p>1478542191129</text:p>
          </table:table-cell>
          <table:table-cell table:formula="of:=[.B149]+2288" office:value-type="float" office:value="1478542193417" calcext:value-type="float">
            <text:p>1478542193417</text:p>
          </table:table-cell>
          <table:table-cell table:formula="of:=[.C149]-[.A14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78542193427" calcext:value-type="float">
            <text:p>1478542193427</text:p>
          </table:table-cell>
          <table:table-cell office:value-type="float" office:value="1478542191140" calcext:value-type="float">
            <text:p>1478542191140</text:p>
          </table:table-cell>
          <table:table-cell table:formula="of:=[.B150]+2288" office:value-type="float" office:value="1478542193428" calcext:value-type="float">
            <text:p>1478542193428</text:p>
          </table:table-cell>
          <table:table-cell table:formula="of:=[.C150]-[.A1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3447" calcext:value-type="float">
            <text:p>1478542193447</text:p>
          </table:table-cell>
          <table:table-cell office:value-type="float" office:value="1478542191159" calcext:value-type="float">
            <text:p>1478542191159</text:p>
          </table:table-cell>
          <table:table-cell table:formula="of:=[.B151]+2288" office:value-type="float" office:value="1478542193447" calcext:value-type="float">
            <text:p>1478542193447</text:p>
          </table:table-cell>
          <table:table-cell table:formula="of:=[.C151]-[.A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467" calcext:value-type="float">
            <text:p>1478542193467</text:p>
          </table:table-cell>
          <table:table-cell office:value-type="float" office:value="1478542191183" calcext:value-type="float">
            <text:p>1478542191183</text:p>
          </table:table-cell>
          <table:table-cell table:formula="of:=[.B152]+2288" office:value-type="float" office:value="1478542193471" calcext:value-type="float">
            <text:p>1478542193471</text:p>
          </table:table-cell>
          <table:table-cell table:formula="of:=[.C152]-[.A15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193487" calcext:value-type="float">
            <text:p>1478542193487</text:p>
          </table:table-cell>
          <table:table-cell office:value-type="float" office:value="1478542191199" calcext:value-type="float">
            <text:p>1478542191199</text:p>
          </table:table-cell>
          <table:table-cell table:formula="of:=[.B153]+2288" office:value-type="float" office:value="1478542193487" calcext:value-type="float">
            <text:p>1478542193487</text:p>
          </table:table-cell>
          <table:table-cell table:formula="of:=[.C153]-[.A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507" calcext:value-type="float">
            <text:p>1478542193507</text:p>
          </table:table-cell>
          <table:table-cell office:value-type="float" office:value="1478542191220" calcext:value-type="float">
            <text:p>1478542191220</text:p>
          </table:table-cell>
          <table:table-cell table:formula="of:=[.B154]+2288" office:value-type="float" office:value="1478542193508" calcext:value-type="float">
            <text:p>1478542193508</text:p>
          </table:table-cell>
          <table:table-cell table:formula="of:=[.C154]-[.A1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3527" calcext:value-type="float">
            <text:p>1478542193527</text:p>
          </table:table-cell>
          <table:table-cell office:value-type="float" office:value="1478542191239" calcext:value-type="float">
            <text:p>1478542191239</text:p>
          </table:table-cell>
          <table:table-cell table:formula="of:=[.B155]+2288" office:value-type="float" office:value="1478542193527" calcext:value-type="float">
            <text:p>1478542193527</text:p>
          </table:table-cell>
          <table:table-cell table:formula="of:=[.C155]-[.A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547" calcext:value-type="float">
            <text:p>1478542193547</text:p>
          </table:table-cell>
          <table:table-cell office:value-type="float" office:value="1478542191259" calcext:value-type="float">
            <text:p>1478542191259</text:p>
          </table:table-cell>
          <table:table-cell table:formula="of:=[.B156]+2288" office:value-type="float" office:value="1478542193547" calcext:value-type="float">
            <text:p>1478542193547</text:p>
          </table:table-cell>
          <table:table-cell table:formula="of:=[.C156]-[.A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567" calcext:value-type="float">
            <text:p>1478542193567</text:p>
          </table:table-cell>
          <table:table-cell office:value-type="float" office:value="1478542191279" calcext:value-type="float">
            <text:p>1478542191279</text:p>
          </table:table-cell>
          <table:table-cell table:formula="of:=[.B157]+2288" office:value-type="float" office:value="1478542193567" calcext:value-type="float">
            <text:p>1478542193567</text:p>
          </table:table-cell>
          <table:table-cell table:formula="of:=[.C157]-[.A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587" calcext:value-type="float">
            <text:p>1478542193587</text:p>
          </table:table-cell>
          <table:table-cell office:value-type="float" office:value="1478542191299" calcext:value-type="float">
            <text:p>1478542191299</text:p>
          </table:table-cell>
          <table:table-cell table:formula="of:=[.B158]+2288" office:value-type="float" office:value="1478542193587" calcext:value-type="float">
            <text:p>1478542193587</text:p>
          </table:table-cell>
          <table:table-cell table:formula="of:=[.C158]-[.A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607" calcext:value-type="float">
            <text:p>1478542193607</text:p>
          </table:table-cell>
          <table:table-cell office:value-type="float" office:value="1478542191319" calcext:value-type="float">
            <text:p>1478542191319</text:p>
          </table:table-cell>
          <table:table-cell table:formula="of:=[.B159]+2288" office:value-type="float" office:value="1478542193607" calcext:value-type="float">
            <text:p>1478542193607</text:p>
          </table:table-cell>
          <table:table-cell table:formula="of:=[.C159]-[.A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628" calcext:value-type="float">
            <text:p>1478542193628</text:p>
          </table:table-cell>
          <table:table-cell office:value-type="float" office:value="1478542191340" calcext:value-type="float">
            <text:p>1478542191340</text:p>
          </table:table-cell>
          <table:table-cell table:formula="of:=[.B160]+2288" office:value-type="float" office:value="1478542193628" calcext:value-type="float">
            <text:p>1478542193628</text:p>
          </table:table-cell>
          <table:table-cell table:formula="of:=[.C160]-[.A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649" calcext:value-type="float">
            <text:p>1478542193649</text:p>
          </table:table-cell>
          <table:table-cell office:value-type="float" office:value="1478542191365" calcext:value-type="float">
            <text:p>1478542191365</text:p>
          </table:table-cell>
          <table:table-cell table:formula="of:=[.B161]+2288" office:value-type="float" office:value="1478542193653" calcext:value-type="float">
            <text:p>1478542193653</text:p>
          </table:table-cell>
          <table:table-cell table:formula="of:=[.C161]-[.A16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193667" calcext:value-type="float">
            <text:p>1478542193667</text:p>
          </table:table-cell>
          <table:table-cell office:value-type="float" office:value="1478542191381" calcext:value-type="float">
            <text:p>1478542191381</text:p>
          </table:table-cell>
          <table:table-cell table:formula="of:=[.B162]+2288" office:value-type="float" office:value="1478542193669" calcext:value-type="float">
            <text:p>1478542193669</text:p>
          </table:table-cell>
          <table:table-cell table:formula="of:=[.C162]-[.A16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3687" calcext:value-type="float">
            <text:p>1478542193687</text:p>
          </table:table-cell>
          <table:table-cell office:value-type="float" office:value="1478542191398" calcext:value-type="float">
            <text:p>1478542191398</text:p>
          </table:table-cell>
          <table:table-cell table:formula="of:=[.B163]+2288" office:value-type="float" office:value="1478542193686" calcext:value-type="float">
            <text:p>1478542193686</text:p>
          </table:table-cell>
          <table:table-cell table:formula="of:=[.C163]-[.A16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709" calcext:value-type="float">
            <text:p>1478542193709</text:p>
          </table:table-cell>
          <table:table-cell office:value-type="float" office:value="1478542191421" calcext:value-type="float">
            <text:p>1478542191421</text:p>
          </table:table-cell>
          <table:table-cell table:formula="of:=[.B164]+2288" office:value-type="float" office:value="1478542193709" calcext:value-type="float">
            <text:p>1478542193709</text:p>
          </table:table-cell>
          <table:table-cell table:formula="of:=[.C164]-[.A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727" calcext:value-type="float">
            <text:p>1478542193727</text:p>
          </table:table-cell>
          <table:table-cell office:value-type="float" office:value="1478542191438" calcext:value-type="float">
            <text:p>1478542191438</text:p>
          </table:table-cell>
          <table:table-cell table:formula="of:=[.B165]+2288" office:value-type="float" office:value="1478542193726" calcext:value-type="float">
            <text:p>1478542193726</text:p>
          </table:table-cell>
          <table:table-cell table:formula="of:=[.C165]-[.A16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747" calcext:value-type="float">
            <text:p>1478542193747</text:p>
          </table:table-cell>
          <table:table-cell office:value-type="float" office:value="1478542191459" calcext:value-type="float">
            <text:p>1478542191459</text:p>
          </table:table-cell>
          <table:table-cell table:formula="of:=[.B166]+2288" office:value-type="float" office:value="1478542193747" calcext:value-type="float">
            <text:p>1478542193747</text:p>
          </table:table-cell>
          <table:table-cell table:formula="of:=[.C166]-[.A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767" calcext:value-type="float">
            <text:p>1478542193767</text:p>
          </table:table-cell>
          <table:table-cell office:value-type="float" office:value="1478542191479" calcext:value-type="float">
            <text:p>1478542191479</text:p>
          </table:table-cell>
          <table:table-cell table:formula="of:=[.B167]+2288" office:value-type="float" office:value="1478542193767" calcext:value-type="float">
            <text:p>1478542193767</text:p>
          </table:table-cell>
          <table:table-cell table:formula="of:=[.C167]-[.A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787" calcext:value-type="float">
            <text:p>1478542193787</text:p>
          </table:table-cell>
          <table:table-cell office:value-type="float" office:value="1478542191499" calcext:value-type="float">
            <text:p>1478542191499</text:p>
          </table:table-cell>
          <table:table-cell table:formula="of:=[.B168]+2288" office:value-type="float" office:value="1478542193787" calcext:value-type="float">
            <text:p>1478542193787</text:p>
          </table:table-cell>
          <table:table-cell table:formula="of:=[.C168]-[.A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806" calcext:value-type="float">
            <text:p>1478542193806</text:p>
          </table:table-cell>
          <table:table-cell office:value-type="float" office:value="1478542191518" calcext:value-type="float">
            <text:p>1478542191518</text:p>
          </table:table-cell>
          <table:table-cell table:formula="of:=[.B169]+2288" office:value-type="float" office:value="1478542193806" calcext:value-type="float">
            <text:p>1478542193806</text:p>
          </table:table-cell>
          <table:table-cell table:formula="of:=[.C169]-[.A1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826" calcext:value-type="float">
            <text:p>1478542193826</text:p>
          </table:table-cell>
          <table:table-cell office:value-type="float" office:value="1478542191537" calcext:value-type="float">
            <text:p>1478542191537</text:p>
          </table:table-cell>
          <table:table-cell table:formula="of:=[.B170]+2288" office:value-type="float" office:value="1478542193825" calcext:value-type="float">
            <text:p>1478542193825</text:p>
          </table:table-cell>
          <table:table-cell table:formula="of:=[.C170]-[.A17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3846" calcext:value-type="float">
            <text:p>1478542193846</text:p>
          </table:table-cell>
          <table:table-cell office:value-type="float" office:value="1478542191561" calcext:value-type="float">
            <text:p>1478542191561</text:p>
          </table:table-cell>
          <table:table-cell table:formula="of:=[.B171]+2288" office:value-type="float" office:value="1478542193849" calcext:value-type="float">
            <text:p>1478542193849</text:p>
          </table:table-cell>
          <table:table-cell table:formula="of:=[.C171]-[.A17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3867" calcext:value-type="float">
            <text:p>1478542193867</text:p>
          </table:table-cell>
          <table:table-cell office:value-type="float" office:value="1478542191579" calcext:value-type="float">
            <text:p>1478542191579</text:p>
          </table:table-cell>
          <table:table-cell table:formula="of:=[.B172]+2288" office:value-type="float" office:value="1478542193867" calcext:value-type="float">
            <text:p>1478542193867</text:p>
          </table:table-cell>
          <table:table-cell table:formula="of:=[.C172]-[.A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889" calcext:value-type="float">
            <text:p>1478542193889</text:p>
          </table:table-cell>
          <table:table-cell office:value-type="float" office:value="1478542191605" calcext:value-type="float">
            <text:p>1478542191605</text:p>
          </table:table-cell>
          <table:table-cell table:formula="of:=[.B173]+2288" office:value-type="float" office:value="1478542193893" calcext:value-type="float">
            <text:p>1478542193893</text:p>
          </table:table-cell>
          <table:table-cell table:formula="of:=[.C173]-[.A17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193912" calcext:value-type="float">
            <text:p>1478542193912</text:p>
          </table:table-cell>
          <table:table-cell office:value-type="float" office:value="1478542191625" calcext:value-type="float">
            <text:p>1478542191625</text:p>
          </table:table-cell>
          <table:table-cell table:formula="of:=[.B174]+2288" office:value-type="float" office:value="1478542193913" calcext:value-type="float">
            <text:p>1478542193913</text:p>
          </table:table-cell>
          <table:table-cell table:formula="of:=[.C174]-[.A1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3926" calcext:value-type="float">
            <text:p>1478542193926</text:p>
          </table:table-cell>
          <table:table-cell office:value-type="float" office:value="1478542191639" calcext:value-type="float">
            <text:p>1478542191639</text:p>
          </table:table-cell>
          <table:table-cell table:formula="of:=[.B175]+2288" office:value-type="float" office:value="1478542193927" calcext:value-type="float">
            <text:p>1478542193927</text:p>
          </table:table-cell>
          <table:table-cell table:formula="of:=[.C175]-[.A17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3946" calcext:value-type="float">
            <text:p>1478542193946</text:p>
          </table:table-cell>
          <table:table-cell office:value-type="float" office:value="1478542191658" calcext:value-type="float">
            <text:p>1478542191658</text:p>
          </table:table-cell>
          <table:table-cell table:formula="of:=[.B176]+2288" office:value-type="float" office:value="1478542193946" calcext:value-type="float">
            <text:p>1478542193946</text:p>
          </table:table-cell>
          <table:table-cell table:formula="of:=[.C176]-[.A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967" calcext:value-type="float">
            <text:p>1478542193967</text:p>
          </table:table-cell>
          <table:table-cell office:value-type="float" office:value="1478542191679" calcext:value-type="float">
            <text:p>1478542191679</text:p>
          </table:table-cell>
          <table:table-cell table:formula="of:=[.B177]+2288" office:value-type="float" office:value="1478542193967" calcext:value-type="float">
            <text:p>1478542193967</text:p>
          </table:table-cell>
          <table:table-cell table:formula="of:=[.C177]-[.A1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3986" calcext:value-type="float">
            <text:p>1478542193986</text:p>
          </table:table-cell>
          <table:table-cell office:value-type="float" office:value="1478542191698" calcext:value-type="float">
            <text:p>1478542191698</text:p>
          </table:table-cell>
          <table:table-cell table:formula="of:=[.B178]+2288" office:value-type="float" office:value="1478542193986" calcext:value-type="float">
            <text:p>1478542193986</text:p>
          </table:table-cell>
          <table:table-cell table:formula="of:=[.C178]-[.A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006" calcext:value-type="float">
            <text:p>1478542194006</text:p>
          </table:table-cell>
          <table:table-cell office:value-type="float" office:value="1478542191718" calcext:value-type="float">
            <text:p>1478542191718</text:p>
          </table:table-cell>
          <table:table-cell table:formula="of:=[.B179]+2288" office:value-type="float" office:value="1478542194006" calcext:value-type="float">
            <text:p>1478542194006</text:p>
          </table:table-cell>
          <table:table-cell table:formula="of:=[.C179]-[.A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026" calcext:value-type="float">
            <text:p>1478542194026</text:p>
          </table:table-cell>
          <table:table-cell office:value-type="float" office:value="1478542191738" calcext:value-type="float">
            <text:p>1478542191738</text:p>
          </table:table-cell>
          <table:table-cell table:formula="of:=[.B180]+2288" office:value-type="float" office:value="1478542194026" calcext:value-type="float">
            <text:p>1478542194026</text:p>
          </table:table-cell>
          <table:table-cell table:formula="of:=[.C180]-[.A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046" calcext:value-type="float">
            <text:p>1478542194046</text:p>
          </table:table-cell>
          <table:table-cell office:value-type="float" office:value="1478542191758" calcext:value-type="float">
            <text:p>1478542191758</text:p>
          </table:table-cell>
          <table:table-cell table:formula="of:=[.B181]+2288" office:value-type="float" office:value="1478542194046" calcext:value-type="float">
            <text:p>1478542194046</text:p>
          </table:table-cell>
          <table:table-cell table:formula="of:=[.C181]-[.A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066" calcext:value-type="float">
            <text:p>1478542194066</text:p>
          </table:table-cell>
          <table:table-cell office:value-type="float" office:value="1478542191778" calcext:value-type="float">
            <text:p>1478542191778</text:p>
          </table:table-cell>
          <table:table-cell table:formula="of:=[.B182]+2288" office:value-type="float" office:value="1478542194066" calcext:value-type="float">
            <text:p>1478542194066</text:p>
          </table:table-cell>
          <table:table-cell table:formula="of:=[.C182]-[.A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086" calcext:value-type="float">
            <text:p>1478542194086</text:p>
          </table:table-cell>
          <table:table-cell office:value-type="float" office:value="1478542191798" calcext:value-type="float">
            <text:p>1478542191798</text:p>
          </table:table-cell>
          <table:table-cell table:formula="of:=[.B183]+2288" office:value-type="float" office:value="1478542194086" calcext:value-type="float">
            <text:p>1478542194086</text:p>
          </table:table-cell>
          <table:table-cell table:formula="of:=[.C183]-[.A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106" calcext:value-type="float">
            <text:p>1478542194106</text:p>
          </table:table-cell>
          <table:table-cell office:value-type="float" office:value="1478542191818" calcext:value-type="float">
            <text:p>1478542191818</text:p>
          </table:table-cell>
          <table:table-cell table:formula="of:=[.B184]+2288" office:value-type="float" office:value="1478542194106" calcext:value-type="float">
            <text:p>1478542194106</text:p>
          </table:table-cell>
          <table:table-cell table:formula="of:=[.C184]-[.A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126" calcext:value-type="float">
            <text:p>1478542194126</text:p>
          </table:table-cell>
          <table:table-cell office:value-type="float" office:value="1478542191838" calcext:value-type="float">
            <text:p>1478542191838</text:p>
          </table:table-cell>
          <table:table-cell table:formula="of:=[.B185]+2288" office:value-type="float" office:value="1478542194126" calcext:value-type="float">
            <text:p>1478542194126</text:p>
          </table:table-cell>
          <table:table-cell table:formula="of:=[.C185]-[.A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146" calcext:value-type="float">
            <text:p>1478542194146</text:p>
          </table:table-cell>
          <table:table-cell office:value-type="float" office:value="1478542191858" calcext:value-type="float">
            <text:p>1478542191858</text:p>
          </table:table-cell>
          <table:table-cell table:formula="of:=[.B186]+2288" office:value-type="float" office:value="1478542194146" calcext:value-type="float">
            <text:p>1478542194146</text:p>
          </table:table-cell>
          <table:table-cell table:formula="of:=[.C186]-[.A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166" calcext:value-type="float">
            <text:p>1478542194166</text:p>
          </table:table-cell>
          <table:table-cell office:value-type="float" office:value="1478542191878" calcext:value-type="float">
            <text:p>1478542191878</text:p>
          </table:table-cell>
          <table:table-cell table:formula="of:=[.B187]+2288" office:value-type="float" office:value="1478542194166" calcext:value-type="float">
            <text:p>1478542194166</text:p>
          </table:table-cell>
          <table:table-cell table:formula="of:=[.C187]-[.A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188" calcext:value-type="float">
            <text:p>1478542194188</text:p>
          </table:table-cell>
          <table:table-cell office:value-type="float" office:value="1478542191900" calcext:value-type="float">
            <text:p>1478542191900</text:p>
          </table:table-cell>
          <table:table-cell table:formula="of:=[.B188]+2288" office:value-type="float" office:value="1478542194188" calcext:value-type="float">
            <text:p>1478542194188</text:p>
          </table:table-cell>
          <table:table-cell table:formula="of:=[.C188]-[.A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207" calcext:value-type="float">
            <text:p>1478542194207</text:p>
          </table:table-cell>
          <table:table-cell office:value-type="float" office:value="1478542191919" calcext:value-type="float">
            <text:p>1478542191919</text:p>
          </table:table-cell>
          <table:table-cell table:formula="of:=[.B189]+2288" office:value-type="float" office:value="1478542194207" calcext:value-type="float">
            <text:p>1478542194207</text:p>
          </table:table-cell>
          <table:table-cell table:formula="of:=[.C189]-[.A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226" calcext:value-type="float">
            <text:p>1478542194226</text:p>
          </table:table-cell>
          <table:table-cell office:value-type="float" office:value="1478542191938" calcext:value-type="float">
            <text:p>1478542191938</text:p>
          </table:table-cell>
          <table:table-cell table:formula="of:=[.B190]+2288" office:value-type="float" office:value="1478542194226" calcext:value-type="float">
            <text:p>1478542194226</text:p>
          </table:table-cell>
          <table:table-cell table:formula="of:=[.C190]-[.A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246" calcext:value-type="float">
            <text:p>1478542194246</text:p>
          </table:table-cell>
          <table:table-cell office:value-type="float" office:value="1478542191959" calcext:value-type="float">
            <text:p>1478542191959</text:p>
          </table:table-cell>
          <table:table-cell table:formula="of:=[.B191]+2288" office:value-type="float" office:value="1478542194247" calcext:value-type="float">
            <text:p>1478542194247</text:p>
          </table:table-cell>
          <table:table-cell table:formula="of:=[.C191]-[.A19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4266" calcext:value-type="float">
            <text:p>1478542194266</text:p>
          </table:table-cell>
          <table:table-cell office:value-type="float" office:value="1478542191977" calcext:value-type="float">
            <text:p>1478542191977</text:p>
          </table:table-cell>
          <table:table-cell table:formula="of:=[.B192]+2288" office:value-type="float" office:value="1478542194265" calcext:value-type="float">
            <text:p>1478542194265</text:p>
          </table:table-cell>
          <table:table-cell table:formula="of:=[.C192]-[.A19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286" calcext:value-type="float">
            <text:p>1478542194286</text:p>
          </table:table-cell>
          <table:table-cell office:value-type="float" office:value="1478542191997" calcext:value-type="float">
            <text:p>1478542191997</text:p>
          </table:table-cell>
          <table:table-cell table:formula="of:=[.B193]+2288" office:value-type="float" office:value="1478542194285" calcext:value-type="float">
            <text:p>1478542194285</text:p>
          </table:table-cell>
          <table:table-cell table:formula="of:=[.C193]-[.A19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306" calcext:value-type="float">
            <text:p>1478542194306</text:p>
          </table:table-cell>
          <table:table-cell office:value-type="float" office:value="1478542192017" calcext:value-type="float">
            <text:p>1478542192017</text:p>
          </table:table-cell>
          <table:table-cell table:formula="of:=[.B194]+2288" office:value-type="float" office:value="1478542194305" calcext:value-type="float">
            <text:p>1478542194305</text:p>
          </table:table-cell>
          <table:table-cell table:formula="of:=[.C194]-[.A19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326" calcext:value-type="float">
            <text:p>1478542194326</text:p>
          </table:table-cell>
          <table:table-cell office:value-type="float" office:value="1478542192038" calcext:value-type="float">
            <text:p>1478542192038</text:p>
          </table:table-cell>
          <table:table-cell table:formula="of:=[.B195]+2288" office:value-type="float" office:value="1478542194326" calcext:value-type="float">
            <text:p>1478542194326</text:p>
          </table:table-cell>
          <table:table-cell table:formula="of:=[.C195]-[.A1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346" calcext:value-type="float">
            <text:p>1478542194346</text:p>
          </table:table-cell>
          <table:table-cell office:value-type="float" office:value="1478542192058" calcext:value-type="float">
            <text:p>1478542192058</text:p>
          </table:table-cell>
          <table:table-cell table:formula="of:=[.B196]+2288" office:value-type="float" office:value="1478542194346" calcext:value-type="float">
            <text:p>1478542194346</text:p>
          </table:table-cell>
          <table:table-cell table:formula="of:=[.C196]-[.A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366" calcext:value-type="float">
            <text:p>1478542194366</text:p>
          </table:table-cell>
          <table:table-cell office:value-type="float" office:value="1478542192077" calcext:value-type="float">
            <text:p>1478542192077</text:p>
          </table:table-cell>
          <table:table-cell table:formula="of:=[.B197]+2288" office:value-type="float" office:value="1478542194365" calcext:value-type="float">
            <text:p>1478542194365</text:p>
          </table:table-cell>
          <table:table-cell table:formula="of:=[.C197]-[.A19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388" calcext:value-type="float">
            <text:p>1478542194388</text:p>
          </table:table-cell>
          <table:table-cell office:value-type="float" office:value="1478542192100" calcext:value-type="float">
            <text:p>1478542192100</text:p>
          </table:table-cell>
          <table:table-cell table:formula="of:=[.B198]+2288" office:value-type="float" office:value="1478542194388" calcext:value-type="float">
            <text:p>1478542194388</text:p>
          </table:table-cell>
          <table:table-cell table:formula="of:=[.C198]-[.A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406" calcext:value-type="float">
            <text:p>1478542194406</text:p>
          </table:table-cell>
          <table:table-cell office:value-type="float" office:value="1478542192117" calcext:value-type="float">
            <text:p>1478542192117</text:p>
          </table:table-cell>
          <table:table-cell table:formula="of:=[.B199]+2288" office:value-type="float" office:value="1478542194405" calcext:value-type="float">
            <text:p>1478542194405</text:p>
          </table:table-cell>
          <table:table-cell table:formula="of:=[.C199]-[.A19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426" calcext:value-type="float">
            <text:p>1478542194426</text:p>
          </table:table-cell>
          <table:table-cell office:value-type="float" office:value="1478542192137" calcext:value-type="float">
            <text:p>1478542192137</text:p>
          </table:table-cell>
          <table:table-cell table:formula="of:=[.B200]+2288" office:value-type="float" office:value="1478542194425" calcext:value-type="float">
            <text:p>1478542194425</text:p>
          </table:table-cell>
          <table:table-cell table:formula="of:=[.C200]-[.A20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445" calcext:value-type="float">
            <text:p>1478542194445</text:p>
          </table:table-cell>
          <table:table-cell office:value-type="float" office:value="1478542192157" calcext:value-type="float">
            <text:p>1478542192157</text:p>
          </table:table-cell>
          <table:table-cell table:formula="of:=[.B201]+2288" office:value-type="float" office:value="1478542194445" calcext:value-type="float">
            <text:p>1478542194445</text:p>
          </table:table-cell>
          <table:table-cell table:formula="of:=[.C201]-[.A2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466" calcext:value-type="float">
            <text:p>1478542194466</text:p>
          </table:table-cell>
          <table:table-cell office:value-type="float" office:value="1478542192178" calcext:value-type="float">
            <text:p>1478542192178</text:p>
          </table:table-cell>
          <table:table-cell table:formula="of:=[.B202]+2288" office:value-type="float" office:value="1478542194466" calcext:value-type="float">
            <text:p>1478542194466</text:p>
          </table:table-cell>
          <table:table-cell table:formula="of:=[.C202]-[.A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487" calcext:value-type="float">
            <text:p>1478542194487</text:p>
          </table:table-cell>
          <table:table-cell office:value-type="float" office:value="1478542192199" calcext:value-type="float">
            <text:p>1478542192199</text:p>
          </table:table-cell>
          <table:table-cell table:formula="of:=[.B203]+2288" office:value-type="float" office:value="1478542194487" calcext:value-type="float">
            <text:p>1478542194487</text:p>
          </table:table-cell>
          <table:table-cell table:formula="of:=[.C203]-[.A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506" calcext:value-type="float">
            <text:p>1478542194506</text:p>
          </table:table-cell>
          <table:table-cell office:value-type="float" office:value="1478542192218" calcext:value-type="float">
            <text:p>1478542192218</text:p>
          </table:table-cell>
          <table:table-cell table:formula="of:=[.B204]+2288" office:value-type="float" office:value="1478542194506" calcext:value-type="float">
            <text:p>1478542194506</text:p>
          </table:table-cell>
          <table:table-cell table:formula="of:=[.C204]-[.A2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526" calcext:value-type="float">
            <text:p>1478542194526</text:p>
          </table:table-cell>
          <table:table-cell office:value-type="float" office:value="1478542192238" calcext:value-type="float">
            <text:p>1478542192238</text:p>
          </table:table-cell>
          <table:table-cell table:formula="of:=[.B205]+2288" office:value-type="float" office:value="1478542194526" calcext:value-type="float">
            <text:p>1478542194526</text:p>
          </table:table-cell>
          <table:table-cell table:formula="of:=[.C205]-[.A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546" calcext:value-type="float">
            <text:p>1478542194546</text:p>
          </table:table-cell>
          <table:table-cell office:value-type="float" office:value="1478542192258" calcext:value-type="float">
            <text:p>1478542192258</text:p>
          </table:table-cell>
          <table:table-cell table:formula="of:=[.B206]+2288" office:value-type="float" office:value="1478542194546" calcext:value-type="float">
            <text:p>1478542194546</text:p>
          </table:table-cell>
          <table:table-cell table:formula="of:=[.C206]-[.A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566" calcext:value-type="float">
            <text:p>1478542194566</text:p>
          </table:table-cell>
          <table:table-cell office:value-type="float" office:value="1478542192279" calcext:value-type="float">
            <text:p>1478542192279</text:p>
          </table:table-cell>
          <table:table-cell table:formula="of:=[.B207]+2288" office:value-type="float" office:value="1478542194567" calcext:value-type="float">
            <text:p>1478542194567</text:p>
          </table:table-cell>
          <table:table-cell table:formula="of:=[.C207]-[.A20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4586" calcext:value-type="float">
            <text:p>1478542194586</text:p>
          </table:table-cell>
          <table:table-cell office:value-type="float" office:value="1478542192298" calcext:value-type="float">
            <text:p>1478542192298</text:p>
          </table:table-cell>
          <table:table-cell table:formula="of:=[.B208]+2288" office:value-type="float" office:value="1478542194586" calcext:value-type="float">
            <text:p>1478542194586</text:p>
          </table:table-cell>
          <table:table-cell table:formula="of:=[.C208]-[.A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606" calcext:value-type="float">
            <text:p>1478542194606</text:p>
          </table:table-cell>
          <table:table-cell office:value-type="float" office:value="1478542192318" calcext:value-type="float">
            <text:p>1478542192318</text:p>
          </table:table-cell>
          <table:table-cell table:formula="of:=[.B209]+2288" office:value-type="float" office:value="1478542194606" calcext:value-type="float">
            <text:p>1478542194606</text:p>
          </table:table-cell>
          <table:table-cell table:formula="of:=[.C209]-[.A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626" calcext:value-type="float">
            <text:p>1478542194626</text:p>
          </table:table-cell>
          <table:table-cell office:value-type="float" office:value="1478542192338" calcext:value-type="float">
            <text:p>1478542192338</text:p>
          </table:table-cell>
          <table:table-cell table:formula="of:=[.B210]+2288" office:value-type="float" office:value="1478542194626" calcext:value-type="float">
            <text:p>1478542194626</text:p>
          </table:table-cell>
          <table:table-cell table:formula="of:=[.C210]-[.A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646" calcext:value-type="float">
            <text:p>1478542194646</text:p>
          </table:table-cell>
          <table:table-cell office:value-type="float" office:value="1478542192358" calcext:value-type="float">
            <text:p>1478542192358</text:p>
          </table:table-cell>
          <table:table-cell table:formula="of:=[.B211]+2288" office:value-type="float" office:value="1478542194646" calcext:value-type="float">
            <text:p>1478542194646</text:p>
          </table:table-cell>
          <table:table-cell table:formula="of:=[.C211]-[.A2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666" calcext:value-type="float">
            <text:p>1478542194666</text:p>
          </table:table-cell>
          <table:table-cell office:value-type="float" office:value="1478542192380" calcext:value-type="float">
            <text:p>1478542192380</text:p>
          </table:table-cell>
          <table:table-cell table:formula="of:=[.B212]+2288" office:value-type="float" office:value="1478542194668" calcext:value-type="float">
            <text:p>1478542194668</text:p>
          </table:table-cell>
          <table:table-cell table:formula="of:=[.C212]-[.A2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4688" calcext:value-type="float">
            <text:p>1478542194688</text:p>
          </table:table-cell>
          <table:table-cell office:value-type="float" office:value="1478542192400" calcext:value-type="float">
            <text:p>1478542192400</text:p>
          </table:table-cell>
          <table:table-cell table:formula="of:=[.B213]+2288" office:value-type="float" office:value="1478542194688" calcext:value-type="float">
            <text:p>1478542194688</text:p>
          </table:table-cell>
          <table:table-cell table:formula="of:=[.C213]-[.A2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713" calcext:value-type="float">
            <text:p>1478542194713</text:p>
          </table:table-cell>
          <table:table-cell office:value-type="float" office:value="1478542192432" calcext:value-type="float">
            <text:p>1478542192432</text:p>
          </table:table-cell>
          <table:table-cell table:formula="of:=[.B214]+2288" office:value-type="float" office:value="1478542194720" calcext:value-type="float">
            <text:p>1478542194720</text:p>
          </table:table-cell>
          <table:table-cell table:formula="of:=[.C214]-[.A21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194727" calcext:value-type="float">
            <text:p>1478542194727</text:p>
          </table:table-cell>
          <table:table-cell office:value-type="float" office:value="1478542192439" calcext:value-type="float">
            <text:p>1478542192439</text:p>
          </table:table-cell>
          <table:table-cell table:formula="of:=[.B215]+2288" office:value-type="float" office:value="1478542194727" calcext:value-type="float">
            <text:p>1478542194727</text:p>
          </table:table-cell>
          <table:table-cell table:formula="of:=[.C215]-[.A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746" calcext:value-type="float">
            <text:p>1478542194746</text:p>
          </table:table-cell>
          <table:table-cell office:value-type="float" office:value="1478542192459" calcext:value-type="float">
            <text:p>1478542192459</text:p>
          </table:table-cell>
          <table:table-cell table:formula="of:=[.B216]+2288" office:value-type="float" office:value="1478542194747" calcext:value-type="float">
            <text:p>1478542194747</text:p>
          </table:table-cell>
          <table:table-cell table:formula="of:=[.C216]-[.A2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4769" calcext:value-type="float">
            <text:p>1478542194769</text:p>
          </table:table-cell>
          <table:table-cell office:value-type="float" office:value="1478542192483" calcext:value-type="float">
            <text:p>1478542192483</text:p>
          </table:table-cell>
          <table:table-cell table:formula="of:=[.B217]+2288" office:value-type="float" office:value="1478542194771" calcext:value-type="float">
            <text:p>1478542194771</text:p>
          </table:table-cell>
          <table:table-cell table:formula="of:=[.C217]-[.A2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4787" calcext:value-type="float">
            <text:p>1478542194787</text:p>
          </table:table-cell>
          <table:table-cell office:value-type="float" office:value="1478542192523" calcext:value-type="float">
            <text:p>1478542192523</text:p>
          </table:table-cell>
          <table:table-cell table:formula="of:=[.B218]+2288" office:value-type="float" office:value="1478542194811" calcext:value-type="float">
            <text:p>1478542194811</text:p>
          </table:table-cell>
          <table:table-cell table:formula="of:=[.C218]-[.A21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78542194808" calcext:value-type="float">
            <text:p>1478542194808</text:p>
          </table:table-cell>
          <table:table-cell office:value-type="float" office:value="1478542192526" calcext:value-type="float">
            <text:p>1478542192526</text:p>
          </table:table-cell>
          <table:table-cell table:formula="of:=[.B219]+2288" office:value-type="float" office:value="1478542194814" calcext:value-type="float">
            <text:p>1478542194814</text:p>
          </table:table-cell>
          <table:table-cell table:formula="of:=[.C219]-[.A21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194827" calcext:value-type="float">
            <text:p>1478542194827</text:p>
          </table:table-cell>
          <table:table-cell office:value-type="float" office:value="1478542192539" calcext:value-type="float">
            <text:p>1478542192539</text:p>
          </table:table-cell>
          <table:table-cell table:formula="of:=[.B220]+2288" office:value-type="float" office:value="1478542194827" calcext:value-type="float">
            <text:p>1478542194827</text:p>
          </table:table-cell>
          <table:table-cell table:formula="of:=[.C220]-[.A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846" calcext:value-type="float">
            <text:p>1478542194846</text:p>
          </table:table-cell>
          <table:table-cell office:value-type="float" office:value="1478542192557" calcext:value-type="float">
            <text:p>1478542192557</text:p>
          </table:table-cell>
          <table:table-cell table:formula="of:=[.B221]+2288" office:value-type="float" office:value="1478542194845" calcext:value-type="float">
            <text:p>1478542194845</text:p>
          </table:table-cell>
          <table:table-cell table:formula="of:=[.C221]-[.A22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866" calcext:value-type="float">
            <text:p>1478542194866</text:p>
          </table:table-cell>
          <table:table-cell office:value-type="float" office:value="1478542192577" calcext:value-type="float">
            <text:p>1478542192577</text:p>
          </table:table-cell>
          <table:table-cell table:formula="of:=[.B222]+2288" office:value-type="float" office:value="1478542194865" calcext:value-type="float">
            <text:p>1478542194865</text:p>
          </table:table-cell>
          <table:table-cell table:formula="of:=[.C222]-[.A22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4886" calcext:value-type="float">
            <text:p>1478542194886</text:p>
          </table:table-cell>
          <table:table-cell office:value-type="float" office:value="1478542192598" calcext:value-type="float">
            <text:p>1478542192598</text:p>
          </table:table-cell>
          <table:table-cell table:formula="of:=[.B223]+2288" office:value-type="float" office:value="1478542194886" calcext:value-type="float">
            <text:p>1478542194886</text:p>
          </table:table-cell>
          <table:table-cell table:formula="of:=[.C223]-[.A2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907" calcext:value-type="float">
            <text:p>1478542194907</text:p>
          </table:table-cell>
          <table:table-cell office:value-type="float" office:value="1478542192628" calcext:value-type="float">
            <text:p>1478542192628</text:p>
          </table:table-cell>
          <table:table-cell table:formula="of:=[.B224]+2288" office:value-type="float" office:value="1478542194916" calcext:value-type="float">
            <text:p>1478542194916</text:p>
          </table:table-cell>
          <table:table-cell table:formula="of:=[.C224]-[.A22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78542194927" calcext:value-type="float">
            <text:p>1478542194927</text:p>
          </table:table-cell>
          <table:table-cell office:value-type="float" office:value="1478542192639" calcext:value-type="float">
            <text:p>1478542192639</text:p>
          </table:table-cell>
          <table:table-cell table:formula="of:=[.B225]+2288" office:value-type="float" office:value="1478542194927" calcext:value-type="float">
            <text:p>1478542194927</text:p>
          </table:table-cell>
          <table:table-cell table:formula="of:=[.C225]-[.A2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947" calcext:value-type="float">
            <text:p>1478542194947</text:p>
          </table:table-cell>
          <table:table-cell office:value-type="float" office:value="1478542192659" calcext:value-type="float">
            <text:p>1478542192659</text:p>
          </table:table-cell>
          <table:table-cell table:formula="of:=[.B226]+2288" office:value-type="float" office:value="1478542194947" calcext:value-type="float">
            <text:p>1478542194947</text:p>
          </table:table-cell>
          <table:table-cell table:formula="of:=[.C226]-[.A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966" calcext:value-type="float">
            <text:p>1478542194966</text:p>
          </table:table-cell>
          <table:table-cell office:value-type="float" office:value="1478542192678" calcext:value-type="float">
            <text:p>1478542192678</text:p>
          </table:table-cell>
          <table:table-cell table:formula="of:=[.B227]+2288" office:value-type="float" office:value="1478542194966" calcext:value-type="float">
            <text:p>1478542194966</text:p>
          </table:table-cell>
          <table:table-cell table:formula="of:=[.C227]-[.A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4986" calcext:value-type="float">
            <text:p>1478542194986</text:p>
          </table:table-cell>
          <table:table-cell office:value-type="float" office:value="1478542192699" calcext:value-type="float">
            <text:p>1478542192699</text:p>
          </table:table-cell>
          <table:table-cell table:formula="of:=[.B228]+2288" office:value-type="float" office:value="1478542194987" calcext:value-type="float">
            <text:p>1478542194987</text:p>
          </table:table-cell>
          <table:table-cell table:formula="of:=[.C228]-[.A2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5006" calcext:value-type="float">
            <text:p>1478542195006</text:p>
          </table:table-cell>
          <table:table-cell office:value-type="float" office:value="1478542192718" calcext:value-type="float">
            <text:p>1478542192718</text:p>
          </table:table-cell>
          <table:table-cell table:formula="of:=[.B229]+2288" office:value-type="float" office:value="1478542195006" calcext:value-type="float">
            <text:p>1478542195006</text:p>
          </table:table-cell>
          <table:table-cell table:formula="of:=[.C229]-[.A2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026" calcext:value-type="float">
            <text:p>1478542195026</text:p>
          </table:table-cell>
          <table:table-cell office:value-type="float" office:value="1478542192738" calcext:value-type="float">
            <text:p>1478542192738</text:p>
          </table:table-cell>
          <table:table-cell table:formula="of:=[.B230]+2288" office:value-type="float" office:value="1478542195026" calcext:value-type="float">
            <text:p>1478542195026</text:p>
          </table:table-cell>
          <table:table-cell table:formula="of:=[.C230]-[.A2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046" calcext:value-type="float">
            <text:p>1478542195046</text:p>
          </table:table-cell>
          <table:table-cell office:value-type="float" office:value="1478542192758" calcext:value-type="float">
            <text:p>1478542192758</text:p>
          </table:table-cell>
          <table:table-cell table:formula="of:=[.B231]+2288" office:value-type="float" office:value="1478542195046" calcext:value-type="float">
            <text:p>1478542195046</text:p>
          </table:table-cell>
          <table:table-cell table:formula="of:=[.C231]-[.A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066" calcext:value-type="float">
            <text:p>1478542195066</text:p>
          </table:table-cell>
          <table:table-cell office:value-type="float" office:value="1478542192778" calcext:value-type="float">
            <text:p>1478542192778</text:p>
          </table:table-cell>
          <table:table-cell table:formula="of:=[.B232]+2288" office:value-type="float" office:value="1478542195066" calcext:value-type="float">
            <text:p>1478542195066</text:p>
          </table:table-cell>
          <table:table-cell table:formula="of:=[.C232]-[.A2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086" calcext:value-type="float">
            <text:p>1478542195086</text:p>
          </table:table-cell>
          <table:table-cell office:value-type="float" office:value="1478542192798" calcext:value-type="float">
            <text:p>1478542192798</text:p>
          </table:table-cell>
          <table:table-cell table:formula="of:=[.B233]+2288" office:value-type="float" office:value="1478542195086" calcext:value-type="float">
            <text:p>1478542195086</text:p>
          </table:table-cell>
          <table:table-cell table:formula="of:=[.C233]-[.A2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106" calcext:value-type="float">
            <text:p>1478542195106</text:p>
          </table:table-cell>
          <table:table-cell office:value-type="float" office:value="1478542192818" calcext:value-type="float">
            <text:p>1478542192818</text:p>
          </table:table-cell>
          <table:table-cell table:formula="of:=[.B234]+2288" office:value-type="float" office:value="1478542195106" calcext:value-type="float">
            <text:p>1478542195106</text:p>
          </table:table-cell>
          <table:table-cell table:formula="of:=[.C234]-[.A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128" calcext:value-type="float">
            <text:p>1478542195128</text:p>
          </table:table-cell>
          <table:table-cell office:value-type="float" office:value="1478542192841" calcext:value-type="float">
            <text:p>1478542192841</text:p>
          </table:table-cell>
          <table:table-cell table:formula="of:=[.B235]+2288" office:value-type="float" office:value="1478542195129" calcext:value-type="float">
            <text:p>1478542195129</text:p>
          </table:table-cell>
          <table:table-cell table:formula="of:=[.C235]-[.A23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5146" calcext:value-type="float">
            <text:p>1478542195146</text:p>
          </table:table-cell>
          <table:table-cell office:value-type="float" office:value="1478542192859" calcext:value-type="float">
            <text:p>1478542192859</text:p>
          </table:table-cell>
          <table:table-cell table:formula="of:=[.B236]+2288" office:value-type="float" office:value="1478542195147" calcext:value-type="float">
            <text:p>1478542195147</text:p>
          </table:table-cell>
          <table:table-cell table:formula="of:=[.C236]-[.A2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5166" calcext:value-type="float">
            <text:p>1478542195166</text:p>
          </table:table-cell>
          <table:table-cell office:value-type="float" office:value="1478542192878" calcext:value-type="float">
            <text:p>1478542192878</text:p>
          </table:table-cell>
          <table:table-cell table:formula="of:=[.B237]+2288" office:value-type="float" office:value="1478542195166" calcext:value-type="float">
            <text:p>1478542195166</text:p>
          </table:table-cell>
          <table:table-cell table:formula="of:=[.C237]-[.A2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187" calcext:value-type="float">
            <text:p>1478542195187</text:p>
          </table:table-cell>
          <table:table-cell office:value-type="float" office:value="1478542192904" calcext:value-type="float">
            <text:p>1478542192904</text:p>
          </table:table-cell>
          <table:table-cell table:formula="of:=[.B238]+2288" office:value-type="float" office:value="1478542195192" calcext:value-type="float">
            <text:p>1478542195192</text:p>
          </table:table-cell>
          <table:table-cell table:formula="of:=[.C238]-[.A23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195207" calcext:value-type="float">
            <text:p>1478542195207</text:p>
          </table:table-cell>
          <table:table-cell office:value-type="float" office:value="1478542192921" calcext:value-type="float">
            <text:p>1478542192921</text:p>
          </table:table-cell>
          <table:table-cell table:formula="of:=[.B239]+2288" office:value-type="float" office:value="1478542195209" calcext:value-type="float">
            <text:p>1478542195209</text:p>
          </table:table-cell>
          <table:table-cell table:formula="of:=[.C239]-[.A2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5227" calcext:value-type="float">
            <text:p>1478542195227</text:p>
          </table:table-cell>
          <table:table-cell office:value-type="float" office:value="1478542192941" calcext:value-type="float">
            <text:p>1478542192941</text:p>
          </table:table-cell>
          <table:table-cell table:formula="of:=[.B240]+2288" office:value-type="float" office:value="1478542195229" calcext:value-type="float">
            <text:p>1478542195229</text:p>
          </table:table-cell>
          <table:table-cell table:formula="of:=[.C240]-[.A24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5246" calcext:value-type="float">
            <text:p>1478542195246</text:p>
          </table:table-cell>
          <table:table-cell office:value-type="float" office:value="1478542192958" calcext:value-type="float">
            <text:p>1478542192958</text:p>
          </table:table-cell>
          <table:table-cell table:formula="of:=[.B241]+2288" office:value-type="float" office:value="1478542195246" calcext:value-type="float">
            <text:p>1478542195246</text:p>
          </table:table-cell>
          <table:table-cell table:formula="of:=[.C241]-[.A2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266" calcext:value-type="float">
            <text:p>1478542195266</text:p>
          </table:table-cell>
          <table:table-cell office:value-type="float" office:value="1478542192978" calcext:value-type="float">
            <text:p>1478542192978</text:p>
          </table:table-cell>
          <table:table-cell table:formula="of:=[.B242]+2288" office:value-type="float" office:value="1478542195266" calcext:value-type="float">
            <text:p>1478542195266</text:p>
          </table:table-cell>
          <table:table-cell table:formula="of:=[.C242]-[.A2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286" calcext:value-type="float">
            <text:p>1478542195286</text:p>
          </table:table-cell>
          <table:table-cell office:value-type="float" office:value="1478542192998" calcext:value-type="float">
            <text:p>1478542192998</text:p>
          </table:table-cell>
          <table:table-cell table:formula="of:=[.B243]+2288" office:value-type="float" office:value="1478542195286" calcext:value-type="float">
            <text:p>1478542195286</text:p>
          </table:table-cell>
          <table:table-cell table:formula="of:=[.C243]-[.A2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306" calcext:value-type="float">
            <text:p>1478542195306</text:p>
          </table:table-cell>
          <table:table-cell office:value-type="float" office:value="1478542193018" calcext:value-type="float">
            <text:p>1478542193018</text:p>
          </table:table-cell>
          <table:table-cell table:formula="of:=[.B244]+2288" office:value-type="float" office:value="1478542195306" calcext:value-type="float">
            <text:p>1478542195306</text:p>
          </table:table-cell>
          <table:table-cell table:formula="of:=[.C244]-[.A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326" calcext:value-type="float">
            <text:p>1478542195326</text:p>
          </table:table-cell>
          <table:table-cell office:value-type="float" office:value="1478542193038" calcext:value-type="float">
            <text:p>1478542193038</text:p>
          </table:table-cell>
          <table:table-cell table:formula="of:=[.B245]+2288" office:value-type="float" office:value="1478542195326" calcext:value-type="float">
            <text:p>1478542195326</text:p>
          </table:table-cell>
          <table:table-cell table:formula="of:=[.C245]-[.A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346" calcext:value-type="float">
            <text:p>1478542195346</text:p>
          </table:table-cell>
          <table:table-cell office:value-type="float" office:value="1478542193058" calcext:value-type="float">
            <text:p>1478542193058</text:p>
          </table:table-cell>
          <table:table-cell table:formula="of:=[.B246]+2288" office:value-type="float" office:value="1478542195346" calcext:value-type="float">
            <text:p>1478542195346</text:p>
          </table:table-cell>
          <table:table-cell table:formula="of:=[.C246]-[.A2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368" calcext:value-type="float">
            <text:p>1478542195368</text:p>
          </table:table-cell>
          <table:table-cell office:value-type="float" office:value="1478542193086" calcext:value-type="float">
            <text:p>1478542193086</text:p>
          </table:table-cell>
          <table:table-cell table:formula="of:=[.B247]+2288" office:value-type="float" office:value="1478542195374" calcext:value-type="float">
            <text:p>1478542195374</text:p>
          </table:table-cell>
          <table:table-cell table:formula="of:=[.C247]-[.A24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195393" calcext:value-type="float">
            <text:p>1478542195393</text:p>
          </table:table-cell>
          <table:table-cell office:value-type="float" office:value="1478542193106" calcext:value-type="float">
            <text:p>1478542193106</text:p>
          </table:table-cell>
          <table:table-cell table:formula="of:=[.B248]+2288" office:value-type="float" office:value="1478542195394" calcext:value-type="float">
            <text:p>1478542195394</text:p>
          </table:table-cell>
          <table:table-cell table:formula="of:=[.C248]-[.A2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5405" calcext:value-type="float">
            <text:p>1478542195405</text:p>
          </table:table-cell>
          <table:table-cell office:value-type="float" office:value="1478542193117" calcext:value-type="float">
            <text:p>1478542193117</text:p>
          </table:table-cell>
          <table:table-cell table:formula="of:=[.B249]+2288" office:value-type="float" office:value="1478542195405" calcext:value-type="float">
            <text:p>1478542195405</text:p>
          </table:table-cell>
          <table:table-cell table:formula="of:=[.C249]-[.A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426" calcext:value-type="float">
            <text:p>1478542195426</text:p>
          </table:table-cell>
          <table:table-cell office:value-type="float" office:value="1478542193137" calcext:value-type="float">
            <text:p>1478542193137</text:p>
          </table:table-cell>
          <table:table-cell table:formula="of:=[.B250]+2288" office:value-type="float" office:value="1478542195425" calcext:value-type="float">
            <text:p>1478542195425</text:p>
          </table:table-cell>
          <table:table-cell table:formula="of:=[.C250]-[.A25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445" calcext:value-type="float">
            <text:p>1478542195445</text:p>
          </table:table-cell>
          <table:table-cell office:value-type="float" office:value="1478542193157" calcext:value-type="float">
            <text:p>1478542193157</text:p>
          </table:table-cell>
          <table:table-cell table:formula="of:=[.B251]+2288" office:value-type="float" office:value="1478542195445" calcext:value-type="float">
            <text:p>1478542195445</text:p>
          </table:table-cell>
          <table:table-cell table:formula="of:=[.C251]-[.A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465" calcext:value-type="float">
            <text:p>1478542195465</text:p>
          </table:table-cell>
          <table:table-cell office:value-type="float" office:value="1478542193177" calcext:value-type="float">
            <text:p>1478542193177</text:p>
          </table:table-cell>
          <table:table-cell table:formula="of:=[.B252]+2288" office:value-type="float" office:value="1478542195465" calcext:value-type="float">
            <text:p>1478542195465</text:p>
          </table:table-cell>
          <table:table-cell table:formula="of:=[.C252]-[.A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486" calcext:value-type="float">
            <text:p>1478542195486</text:p>
          </table:table-cell>
          <table:table-cell office:value-type="float" office:value="1478542193199" calcext:value-type="float">
            <text:p>1478542193199</text:p>
          </table:table-cell>
          <table:table-cell table:formula="of:=[.B253]+2288" office:value-type="float" office:value="1478542195487" calcext:value-type="float">
            <text:p>1478542195487</text:p>
          </table:table-cell>
          <table:table-cell table:formula="of:=[.C253]-[.A25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5507" calcext:value-type="float">
            <text:p>1478542195507</text:p>
          </table:table-cell>
          <table:table-cell office:value-type="float" office:value="1478542193219" calcext:value-type="float">
            <text:p>1478542193219</text:p>
          </table:table-cell>
          <table:table-cell table:formula="of:=[.B254]+2288" office:value-type="float" office:value="1478542195507" calcext:value-type="float">
            <text:p>1478542195507</text:p>
          </table:table-cell>
          <table:table-cell table:formula="of:=[.C254]-[.A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526" calcext:value-type="float">
            <text:p>1478542195526</text:p>
          </table:table-cell>
          <table:table-cell office:value-type="float" office:value="1478542193238" calcext:value-type="float">
            <text:p>1478542193238</text:p>
          </table:table-cell>
          <table:table-cell table:formula="of:=[.B255]+2288" office:value-type="float" office:value="1478542195526" calcext:value-type="float">
            <text:p>1478542195526</text:p>
          </table:table-cell>
          <table:table-cell table:formula="of:=[.C255]-[.A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546" calcext:value-type="float">
            <text:p>1478542195546</text:p>
          </table:table-cell>
          <table:table-cell office:value-type="float" office:value="1478542193257" calcext:value-type="float">
            <text:p>1478542193257</text:p>
          </table:table-cell>
          <table:table-cell table:formula="of:=[.B256]+2288" office:value-type="float" office:value="1478542195545" calcext:value-type="float">
            <text:p>1478542195545</text:p>
          </table:table-cell>
          <table:table-cell table:formula="of:=[.C256]-[.A25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565" calcext:value-type="float">
            <text:p>1478542195565</text:p>
          </table:table-cell>
          <table:table-cell office:value-type="float" office:value="1478542193277" calcext:value-type="float">
            <text:p>1478542193277</text:p>
          </table:table-cell>
          <table:table-cell table:formula="of:=[.B257]+2288" office:value-type="float" office:value="1478542195565" calcext:value-type="float">
            <text:p>1478542195565</text:p>
          </table:table-cell>
          <table:table-cell table:formula="of:=[.C257]-[.A2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586" calcext:value-type="float">
            <text:p>1478542195586</text:p>
          </table:table-cell>
          <table:table-cell office:value-type="float" office:value="1478542193298" calcext:value-type="float">
            <text:p>1478542193298</text:p>
          </table:table-cell>
          <table:table-cell table:formula="of:=[.B258]+2288" office:value-type="float" office:value="1478542195586" calcext:value-type="float">
            <text:p>1478542195586</text:p>
          </table:table-cell>
          <table:table-cell table:formula="of:=[.C258]-[.A2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605" calcext:value-type="float">
            <text:p>1478542195605</text:p>
          </table:table-cell>
          <table:table-cell office:value-type="float" office:value="1478542193317" calcext:value-type="float">
            <text:p>1478542193317</text:p>
          </table:table-cell>
          <table:table-cell table:formula="of:=[.B259]+2288" office:value-type="float" office:value="1478542195605" calcext:value-type="float">
            <text:p>1478542195605</text:p>
          </table:table-cell>
          <table:table-cell table:formula="of:=[.C259]-[.A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626" calcext:value-type="float">
            <text:p>1478542195626</text:p>
          </table:table-cell>
          <table:table-cell office:value-type="float" office:value="1478542193337" calcext:value-type="float">
            <text:p>1478542193337</text:p>
          </table:table-cell>
          <table:table-cell table:formula="of:=[.B260]+2288" office:value-type="float" office:value="1478542195625" calcext:value-type="float">
            <text:p>1478542195625</text:p>
          </table:table-cell>
          <table:table-cell table:formula="of:=[.C260]-[.A26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646" calcext:value-type="float">
            <text:p>1478542195646</text:p>
          </table:table-cell>
          <table:table-cell office:value-type="float" office:value="1478542193357" calcext:value-type="float">
            <text:p>1478542193357</text:p>
          </table:table-cell>
          <table:table-cell table:formula="of:=[.B261]+2288" office:value-type="float" office:value="1478542195645" calcext:value-type="float">
            <text:p>1478542195645</text:p>
          </table:table-cell>
          <table:table-cell table:formula="of:=[.C261]-[.A26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666" calcext:value-type="float">
            <text:p>1478542195666</text:p>
          </table:table-cell>
          <table:table-cell office:value-type="float" office:value="1478542193377" calcext:value-type="float">
            <text:p>1478542193377</text:p>
          </table:table-cell>
          <table:table-cell table:formula="of:=[.B262]+2288" office:value-type="float" office:value="1478542195665" calcext:value-type="float">
            <text:p>1478542195665</text:p>
          </table:table-cell>
          <table:table-cell table:formula="of:=[.C262]-[.A26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686" calcext:value-type="float">
            <text:p>1478542195686</text:p>
          </table:table-cell>
          <table:table-cell office:value-type="float" office:value="1478542193398" calcext:value-type="float">
            <text:p>1478542193398</text:p>
          </table:table-cell>
          <table:table-cell table:formula="of:=[.B263]+2288" office:value-type="float" office:value="1478542195686" calcext:value-type="float">
            <text:p>1478542195686</text:p>
          </table:table-cell>
          <table:table-cell table:formula="of:=[.C263]-[.A2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706" calcext:value-type="float">
            <text:p>1478542195706</text:p>
          </table:table-cell>
          <table:table-cell office:value-type="float" office:value="1478542193417" calcext:value-type="float">
            <text:p>1478542193417</text:p>
          </table:table-cell>
          <table:table-cell table:formula="of:=[.B264]+2288" office:value-type="float" office:value="1478542195705" calcext:value-type="float">
            <text:p>1478542195705</text:p>
          </table:table-cell>
          <table:table-cell table:formula="of:=[.C264]-[.A26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725" calcext:value-type="float">
            <text:p>1478542195725</text:p>
          </table:table-cell>
          <table:table-cell office:value-type="float" office:value="1478542193437" calcext:value-type="float">
            <text:p>1478542193437</text:p>
          </table:table-cell>
          <table:table-cell table:formula="of:=[.B265]+2288" office:value-type="float" office:value="1478542195725" calcext:value-type="float">
            <text:p>1478542195725</text:p>
          </table:table-cell>
          <table:table-cell table:formula="of:=[.C265]-[.A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746" calcext:value-type="float">
            <text:p>1478542195746</text:p>
          </table:table-cell>
          <table:table-cell office:value-type="float" office:value="1478542193457" calcext:value-type="float">
            <text:p>1478542193457</text:p>
          </table:table-cell>
          <table:table-cell table:formula="of:=[.B266]+2288" office:value-type="float" office:value="1478542195745" calcext:value-type="float">
            <text:p>1478542195745</text:p>
          </table:table-cell>
          <table:table-cell table:formula="of:=[.C266]-[.A26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765" calcext:value-type="float">
            <text:p>1478542195765</text:p>
          </table:table-cell>
          <table:table-cell office:value-type="float" office:value="1478542193477" calcext:value-type="float">
            <text:p>1478542193477</text:p>
          </table:table-cell>
          <table:table-cell table:formula="of:=[.B267]+2288" office:value-type="float" office:value="1478542195765" calcext:value-type="float">
            <text:p>1478542195765</text:p>
          </table:table-cell>
          <table:table-cell table:formula="of:=[.C267]-[.A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786" calcext:value-type="float">
            <text:p>1478542195786</text:p>
          </table:table-cell>
          <table:table-cell office:value-type="float" office:value="1478542193498" calcext:value-type="float">
            <text:p>1478542193498</text:p>
          </table:table-cell>
          <table:table-cell table:formula="of:=[.B268]+2288" office:value-type="float" office:value="1478542195786" calcext:value-type="float">
            <text:p>1478542195786</text:p>
          </table:table-cell>
          <table:table-cell table:formula="of:=[.C268]-[.A2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806" calcext:value-type="float">
            <text:p>1478542195806</text:p>
          </table:table-cell>
          <table:table-cell office:value-type="float" office:value="1478542193517" calcext:value-type="float">
            <text:p>1478542193517</text:p>
          </table:table-cell>
          <table:table-cell table:formula="of:=[.B269]+2288" office:value-type="float" office:value="1478542195805" calcext:value-type="float">
            <text:p>1478542195805</text:p>
          </table:table-cell>
          <table:table-cell table:formula="of:=[.C269]-[.A26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825" calcext:value-type="float">
            <text:p>1478542195825</text:p>
          </table:table-cell>
          <table:table-cell office:value-type="float" office:value="1478542193537" calcext:value-type="float">
            <text:p>1478542193537</text:p>
          </table:table-cell>
          <table:table-cell table:formula="of:=[.B270]+2288" office:value-type="float" office:value="1478542195825" calcext:value-type="float">
            <text:p>1478542195825</text:p>
          </table:table-cell>
          <table:table-cell table:formula="of:=[.C270]-[.A2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846" calcext:value-type="float">
            <text:p>1478542195846</text:p>
          </table:table-cell>
          <table:table-cell office:value-type="float" office:value="1478542193557" calcext:value-type="float">
            <text:p>1478542193557</text:p>
          </table:table-cell>
          <table:table-cell table:formula="of:=[.B271]+2288" office:value-type="float" office:value="1478542195845" calcext:value-type="float">
            <text:p>1478542195845</text:p>
          </table:table-cell>
          <table:table-cell table:formula="of:=[.C271]-[.A27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866" calcext:value-type="float">
            <text:p>1478542195866</text:p>
          </table:table-cell>
          <table:table-cell office:value-type="float" office:value="1478542193577" calcext:value-type="float">
            <text:p>1478542193577</text:p>
          </table:table-cell>
          <table:table-cell table:formula="of:=[.B272]+2288" office:value-type="float" office:value="1478542195865" calcext:value-type="float">
            <text:p>1478542195865</text:p>
          </table:table-cell>
          <table:table-cell table:formula="of:=[.C272]-[.A27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885" calcext:value-type="float">
            <text:p>1478542195885</text:p>
          </table:table-cell>
          <table:table-cell office:value-type="float" office:value="1478542193597" calcext:value-type="float">
            <text:p>1478542193597</text:p>
          </table:table-cell>
          <table:table-cell table:formula="of:=[.B273]+2288" office:value-type="float" office:value="1478542195885" calcext:value-type="float">
            <text:p>1478542195885</text:p>
          </table:table-cell>
          <table:table-cell table:formula="of:=[.C273]-[.A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906" calcext:value-type="float">
            <text:p>1478542195906</text:p>
          </table:table-cell>
          <table:table-cell office:value-type="float" office:value="1478542193623" calcext:value-type="float">
            <text:p>1478542193623</text:p>
          </table:table-cell>
          <table:table-cell table:formula="of:=[.B274]+2288" office:value-type="float" office:value="1478542195911" calcext:value-type="float">
            <text:p>1478542195911</text:p>
          </table:table-cell>
          <table:table-cell table:formula="of:=[.C274]-[.A27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195925" calcext:value-type="float">
            <text:p>1478542195925</text:p>
          </table:table-cell>
          <table:table-cell office:value-type="float" office:value="1478542193637" calcext:value-type="float">
            <text:p>1478542193637</text:p>
          </table:table-cell>
          <table:table-cell table:formula="of:=[.B275]+2288" office:value-type="float" office:value="1478542195925" calcext:value-type="float">
            <text:p>1478542195925</text:p>
          </table:table-cell>
          <table:table-cell table:formula="of:=[.C275]-[.A2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5946" calcext:value-type="float">
            <text:p>1478542195946</text:p>
          </table:table-cell>
          <table:table-cell office:value-type="float" office:value="1478542193657" calcext:value-type="float">
            <text:p>1478542193657</text:p>
          </table:table-cell>
          <table:table-cell table:formula="of:=[.B276]+2288" office:value-type="float" office:value="1478542195945" calcext:value-type="float">
            <text:p>1478542195945</text:p>
          </table:table-cell>
          <table:table-cell table:formula="of:=[.C276]-[.A27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966" calcext:value-type="float">
            <text:p>1478542195966</text:p>
          </table:table-cell>
          <table:table-cell office:value-type="float" office:value="1478542193677" calcext:value-type="float">
            <text:p>1478542193677</text:p>
          </table:table-cell>
          <table:table-cell table:formula="of:=[.B277]+2288" office:value-type="float" office:value="1478542195965" calcext:value-type="float">
            <text:p>1478542195965</text:p>
          </table:table-cell>
          <table:table-cell table:formula="of:=[.C277]-[.A27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5988" calcext:value-type="float">
            <text:p>1478542195988</text:p>
          </table:table-cell>
          <table:table-cell office:value-type="float" office:value="1478542193700" calcext:value-type="float">
            <text:p>1478542193700</text:p>
          </table:table-cell>
          <table:table-cell table:formula="of:=[.B278]+2288" office:value-type="float" office:value="1478542195988" calcext:value-type="float">
            <text:p>1478542195988</text:p>
          </table:table-cell>
          <table:table-cell table:formula="of:=[.C278]-[.A2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005" calcext:value-type="float">
            <text:p>1478542196005</text:p>
          </table:table-cell>
          <table:table-cell office:value-type="float" office:value="1478542193717" calcext:value-type="float">
            <text:p>1478542193717</text:p>
          </table:table-cell>
          <table:table-cell table:formula="of:=[.B279]+2288" office:value-type="float" office:value="1478542196005" calcext:value-type="float">
            <text:p>1478542196005</text:p>
          </table:table-cell>
          <table:table-cell table:formula="of:=[.C279]-[.A2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024" calcext:value-type="float">
            <text:p>1478542196024</text:p>
          </table:table-cell>
          <table:table-cell office:value-type="float" office:value="1478542193736" calcext:value-type="float">
            <text:p>1478542193736</text:p>
          </table:table-cell>
          <table:table-cell table:formula="of:=[.B280]+2288" office:value-type="float" office:value="1478542196024" calcext:value-type="float">
            <text:p>1478542196024</text:p>
          </table:table-cell>
          <table:table-cell table:formula="of:=[.C280]-[.A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045" calcext:value-type="float">
            <text:p>1478542196045</text:p>
          </table:table-cell>
          <table:table-cell office:value-type="float" office:value="1478542193756" calcext:value-type="float">
            <text:p>1478542193756</text:p>
          </table:table-cell>
          <table:table-cell table:formula="of:=[.B281]+2288" office:value-type="float" office:value="1478542196044" calcext:value-type="float">
            <text:p>1478542196044</text:p>
          </table:table-cell>
          <table:table-cell table:formula="of:=[.C281]-[.A28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066" calcext:value-type="float">
            <text:p>1478542196066</text:p>
          </table:table-cell>
          <table:table-cell office:value-type="float" office:value="1478542193777" calcext:value-type="float">
            <text:p>1478542193777</text:p>
          </table:table-cell>
          <table:table-cell table:formula="of:=[.B282]+2288" office:value-type="float" office:value="1478542196065" calcext:value-type="float">
            <text:p>1478542196065</text:p>
          </table:table-cell>
          <table:table-cell table:formula="of:=[.C282]-[.A28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086" calcext:value-type="float">
            <text:p>1478542196086</text:p>
          </table:table-cell>
          <table:table-cell office:value-type="float" office:value="1478542193797" calcext:value-type="float">
            <text:p>1478542193797</text:p>
          </table:table-cell>
          <table:table-cell table:formula="of:=[.B283]+2288" office:value-type="float" office:value="1478542196085" calcext:value-type="float">
            <text:p>1478542196085</text:p>
          </table:table-cell>
          <table:table-cell table:formula="of:=[.C283]-[.A28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106" calcext:value-type="float">
            <text:p>1478542196106</text:p>
          </table:table-cell>
          <table:table-cell office:value-type="float" office:value="1478542193817" calcext:value-type="float">
            <text:p>1478542193817</text:p>
          </table:table-cell>
          <table:table-cell table:formula="of:=[.B284]+2288" office:value-type="float" office:value="1478542196105" calcext:value-type="float">
            <text:p>1478542196105</text:p>
          </table:table-cell>
          <table:table-cell table:formula="of:=[.C284]-[.A28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126" calcext:value-type="float">
            <text:p>1478542196126</text:p>
          </table:table-cell>
          <table:table-cell office:value-type="float" office:value="1478542193838" calcext:value-type="float">
            <text:p>1478542193838</text:p>
          </table:table-cell>
          <table:table-cell table:formula="of:=[.B285]+2288" office:value-type="float" office:value="1478542196126" calcext:value-type="float">
            <text:p>1478542196126</text:p>
          </table:table-cell>
          <table:table-cell table:formula="of:=[.C285]-[.A2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145" calcext:value-type="float">
            <text:p>1478542196145</text:p>
          </table:table-cell>
          <table:table-cell office:value-type="float" office:value="1478542193857" calcext:value-type="float">
            <text:p>1478542193857</text:p>
          </table:table-cell>
          <table:table-cell table:formula="of:=[.B286]+2288" office:value-type="float" office:value="1478542196145" calcext:value-type="float">
            <text:p>1478542196145</text:p>
          </table:table-cell>
          <table:table-cell table:formula="of:=[.C286]-[.A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166" calcext:value-type="float">
            <text:p>1478542196166</text:p>
          </table:table-cell>
          <table:table-cell office:value-type="float" office:value="1478542193877" calcext:value-type="float">
            <text:p>1478542193877</text:p>
          </table:table-cell>
          <table:table-cell table:formula="of:=[.B287]+2288" office:value-type="float" office:value="1478542196165" calcext:value-type="float">
            <text:p>1478542196165</text:p>
          </table:table-cell>
          <table:table-cell table:formula="of:=[.C287]-[.A28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186" calcext:value-type="float">
            <text:p>1478542196186</text:p>
          </table:table-cell>
          <table:table-cell office:value-type="float" office:value="1478542193897" calcext:value-type="float">
            <text:p>1478542193897</text:p>
          </table:table-cell>
          <table:table-cell table:formula="of:=[.B288]+2288" office:value-type="float" office:value="1478542196185" calcext:value-type="float">
            <text:p>1478542196185</text:p>
          </table:table-cell>
          <table:table-cell table:formula="of:=[.C288]-[.A28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205" calcext:value-type="float">
            <text:p>1478542196205</text:p>
          </table:table-cell>
          <table:table-cell office:value-type="float" office:value="1478542193917" calcext:value-type="float">
            <text:p>1478542193917</text:p>
          </table:table-cell>
          <table:table-cell table:formula="of:=[.B289]+2288" office:value-type="float" office:value="1478542196205" calcext:value-type="float">
            <text:p>1478542196205</text:p>
          </table:table-cell>
          <table:table-cell table:formula="of:=[.C289]-[.A2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225" calcext:value-type="float">
            <text:p>1478542196225</text:p>
          </table:table-cell>
          <table:table-cell office:value-type="float" office:value="1478542193936" calcext:value-type="float">
            <text:p>1478542193936</text:p>
          </table:table-cell>
          <table:table-cell table:formula="of:=[.B290]+2288" office:value-type="float" office:value="1478542196224" calcext:value-type="float">
            <text:p>1478542196224</text:p>
          </table:table-cell>
          <table:table-cell table:formula="of:=[.C290]-[.A29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245" calcext:value-type="float">
            <text:p>1478542196245</text:p>
          </table:table-cell>
          <table:table-cell office:value-type="float" office:value="1478542193956" calcext:value-type="float">
            <text:p>1478542193956</text:p>
          </table:table-cell>
          <table:table-cell table:formula="of:=[.B291]+2288" office:value-type="float" office:value="1478542196244" calcext:value-type="float">
            <text:p>1478542196244</text:p>
          </table:table-cell>
          <table:table-cell table:formula="of:=[.C291]-[.A29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265" calcext:value-type="float">
            <text:p>1478542196265</text:p>
          </table:table-cell>
          <table:table-cell office:value-type="float" office:value="1478542193976" calcext:value-type="float">
            <text:p>1478542193976</text:p>
          </table:table-cell>
          <table:table-cell table:formula="of:=[.B292]+2288" office:value-type="float" office:value="1478542196264" calcext:value-type="float">
            <text:p>1478542196264</text:p>
          </table:table-cell>
          <table:table-cell table:formula="of:=[.C292]-[.A29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285" calcext:value-type="float">
            <text:p>1478542196285</text:p>
          </table:table-cell>
          <table:table-cell office:value-type="float" office:value="1478542193996" calcext:value-type="float">
            <text:p>1478542193996</text:p>
          </table:table-cell>
          <table:table-cell table:formula="of:=[.B293]+2288" office:value-type="float" office:value="1478542196284" calcext:value-type="float">
            <text:p>1478542196284</text:p>
          </table:table-cell>
          <table:table-cell table:formula="of:=[.C293]-[.A29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305" calcext:value-type="float">
            <text:p>1478542196305</text:p>
          </table:table-cell>
          <table:table-cell office:value-type="float" office:value="1478542194019" calcext:value-type="float">
            <text:p>1478542194019</text:p>
          </table:table-cell>
          <table:table-cell table:formula="of:=[.B294]+2288" office:value-type="float" office:value="1478542196307" calcext:value-type="float">
            <text:p>1478542196307</text:p>
          </table:table-cell>
          <table:table-cell table:formula="of:=[.C294]-[.A29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6325" calcext:value-type="float">
            <text:p>1478542196325</text:p>
          </table:table-cell>
          <table:table-cell office:value-type="float" office:value="1478542194036" calcext:value-type="float">
            <text:p>1478542194036</text:p>
          </table:table-cell>
          <table:table-cell table:formula="of:=[.B295]+2288" office:value-type="float" office:value="1478542196324" calcext:value-type="float">
            <text:p>1478542196324</text:p>
          </table:table-cell>
          <table:table-cell table:formula="of:=[.C295]-[.A29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344" calcext:value-type="float">
            <text:p>1478542196344</text:p>
          </table:table-cell>
          <table:table-cell office:value-type="float" office:value="1478542194056" calcext:value-type="float">
            <text:p>1478542194056</text:p>
          </table:table-cell>
          <table:table-cell table:formula="of:=[.B296]+2288" office:value-type="float" office:value="1478542196344" calcext:value-type="float">
            <text:p>1478542196344</text:p>
          </table:table-cell>
          <table:table-cell table:formula="of:=[.C296]-[.A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364" calcext:value-type="float">
            <text:p>1478542196364</text:p>
          </table:table-cell>
          <table:table-cell office:value-type="float" office:value="1478542194076" calcext:value-type="float">
            <text:p>1478542194076</text:p>
          </table:table-cell>
          <table:table-cell table:formula="of:=[.B297]+2288" office:value-type="float" office:value="1478542196364" calcext:value-type="float">
            <text:p>1478542196364</text:p>
          </table:table-cell>
          <table:table-cell table:formula="of:=[.C297]-[.A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385" calcext:value-type="float">
            <text:p>1478542196385</text:p>
          </table:table-cell>
          <table:table-cell office:value-type="float" office:value="1478542194096" calcext:value-type="float">
            <text:p>1478542194096</text:p>
          </table:table-cell>
          <table:table-cell table:formula="of:=[.B298]+2288" office:value-type="float" office:value="1478542196384" calcext:value-type="float">
            <text:p>1478542196384</text:p>
          </table:table-cell>
          <table:table-cell table:formula="of:=[.C298]-[.A29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405" calcext:value-type="float">
            <text:p>1478542196405</text:p>
          </table:table-cell>
          <table:table-cell office:value-type="float" office:value="1478542194117" calcext:value-type="float">
            <text:p>1478542194117</text:p>
          </table:table-cell>
          <table:table-cell table:formula="of:=[.B299]+2288" office:value-type="float" office:value="1478542196405" calcext:value-type="float">
            <text:p>1478542196405</text:p>
          </table:table-cell>
          <table:table-cell table:formula="of:=[.C299]-[.A2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425" calcext:value-type="float">
            <text:p>1478542196425</text:p>
          </table:table-cell>
          <table:table-cell office:value-type="float" office:value="1478542194136" calcext:value-type="float">
            <text:p>1478542194136</text:p>
          </table:table-cell>
          <table:table-cell table:formula="of:=[.B300]+2288" office:value-type="float" office:value="1478542196424" calcext:value-type="float">
            <text:p>1478542196424</text:p>
          </table:table-cell>
          <table:table-cell table:formula="of:=[.C300]-[.A30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445" calcext:value-type="float">
            <text:p>1478542196445</text:p>
          </table:table-cell>
          <table:table-cell office:value-type="float" office:value="1478542194157" calcext:value-type="float">
            <text:p>1478542194157</text:p>
          </table:table-cell>
          <table:table-cell table:formula="of:=[.B301]+2288" office:value-type="float" office:value="1478542196445" calcext:value-type="float">
            <text:p>1478542196445</text:p>
          </table:table-cell>
          <table:table-cell table:formula="of:=[.C301]-[.A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464" calcext:value-type="float">
            <text:p>1478542196464</text:p>
          </table:table-cell>
          <table:table-cell office:value-type="float" office:value="1478542194176" calcext:value-type="float">
            <text:p>1478542194176</text:p>
          </table:table-cell>
          <table:table-cell table:formula="of:=[.B302]+2288" office:value-type="float" office:value="1478542196464" calcext:value-type="float">
            <text:p>1478542196464</text:p>
          </table:table-cell>
          <table:table-cell table:formula="of:=[.C302]-[.A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484" calcext:value-type="float">
            <text:p>1478542196484</text:p>
          </table:table-cell>
          <table:table-cell office:value-type="float" office:value="1478542194196" calcext:value-type="float">
            <text:p>1478542194196</text:p>
          </table:table-cell>
          <table:table-cell table:formula="of:=[.B303]+2288" office:value-type="float" office:value="1478542196484" calcext:value-type="float">
            <text:p>1478542196484</text:p>
          </table:table-cell>
          <table:table-cell table:formula="of:=[.C303]-[.A3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504" calcext:value-type="float">
            <text:p>1478542196504</text:p>
          </table:table-cell>
          <table:table-cell office:value-type="float" office:value="1478542194216" calcext:value-type="float">
            <text:p>1478542194216</text:p>
          </table:table-cell>
          <table:table-cell table:formula="of:=[.B304]+2288" office:value-type="float" office:value="1478542196504" calcext:value-type="float">
            <text:p>1478542196504</text:p>
          </table:table-cell>
          <table:table-cell table:formula="of:=[.C304]-[.A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525" calcext:value-type="float">
            <text:p>1478542196525</text:p>
          </table:table-cell>
          <table:table-cell office:value-type="float" office:value="1478542194237" calcext:value-type="float">
            <text:p>1478542194237</text:p>
          </table:table-cell>
          <table:table-cell table:formula="of:=[.B305]+2288" office:value-type="float" office:value="1478542196525" calcext:value-type="float">
            <text:p>1478542196525</text:p>
          </table:table-cell>
          <table:table-cell table:formula="of:=[.C305]-[.A3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545" calcext:value-type="float">
            <text:p>1478542196545</text:p>
          </table:table-cell>
          <table:table-cell office:value-type="float" office:value="1478542194256" calcext:value-type="float">
            <text:p>1478542194256</text:p>
          </table:table-cell>
          <table:table-cell table:formula="of:=[.B306]+2288" office:value-type="float" office:value="1478542196544" calcext:value-type="float">
            <text:p>1478542196544</text:p>
          </table:table-cell>
          <table:table-cell table:formula="of:=[.C306]-[.A30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565" calcext:value-type="float">
            <text:p>1478542196565</text:p>
          </table:table-cell>
          <table:table-cell office:value-type="float" office:value="1478542194277" calcext:value-type="float">
            <text:p>1478542194277</text:p>
          </table:table-cell>
          <table:table-cell table:formula="of:=[.B307]+2288" office:value-type="float" office:value="1478542196565" calcext:value-type="float">
            <text:p>1478542196565</text:p>
          </table:table-cell>
          <table:table-cell table:formula="of:=[.C307]-[.A3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585" calcext:value-type="float">
            <text:p>1478542196585</text:p>
          </table:table-cell>
          <table:table-cell office:value-type="float" office:value="1478542194296" calcext:value-type="float">
            <text:p>1478542194296</text:p>
          </table:table-cell>
          <table:table-cell table:formula="of:=[.B308]+2288" office:value-type="float" office:value="1478542196584" calcext:value-type="float">
            <text:p>1478542196584</text:p>
          </table:table-cell>
          <table:table-cell table:formula="of:=[.C308]-[.A30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604" calcext:value-type="float">
            <text:p>1478542196604</text:p>
          </table:table-cell>
          <table:table-cell office:value-type="float" office:value="1478542194316" calcext:value-type="float">
            <text:p>1478542194316</text:p>
          </table:table-cell>
          <table:table-cell table:formula="of:=[.B309]+2288" office:value-type="float" office:value="1478542196604" calcext:value-type="float">
            <text:p>1478542196604</text:p>
          </table:table-cell>
          <table:table-cell table:formula="of:=[.C309]-[.A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625" calcext:value-type="float">
            <text:p>1478542196625</text:p>
          </table:table-cell>
          <table:table-cell office:value-type="float" office:value="1478542194336" calcext:value-type="float">
            <text:p>1478542194336</text:p>
          </table:table-cell>
          <table:table-cell table:formula="of:=[.B310]+2288" office:value-type="float" office:value="1478542196624" calcext:value-type="float">
            <text:p>1478542196624</text:p>
          </table:table-cell>
          <table:table-cell table:formula="of:=[.C310]-[.A31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644" calcext:value-type="float">
            <text:p>1478542196644</text:p>
          </table:table-cell>
          <table:table-cell office:value-type="float" office:value="1478542194356" calcext:value-type="float">
            <text:p>1478542194356</text:p>
          </table:table-cell>
          <table:table-cell table:formula="of:=[.B311]+2288" office:value-type="float" office:value="1478542196644" calcext:value-type="float">
            <text:p>1478542196644</text:p>
          </table:table-cell>
          <table:table-cell table:formula="of:=[.C311]-[.A3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664" calcext:value-type="float">
            <text:p>1478542196664</text:p>
          </table:table-cell>
          <table:table-cell office:value-type="float" office:value="1478542194376" calcext:value-type="float">
            <text:p>1478542194376</text:p>
          </table:table-cell>
          <table:table-cell table:formula="of:=[.B312]+2288" office:value-type="float" office:value="1478542196664" calcext:value-type="float">
            <text:p>1478542196664</text:p>
          </table:table-cell>
          <table:table-cell table:formula="of:=[.C312]-[.A3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684" calcext:value-type="float">
            <text:p>1478542196684</text:p>
          </table:table-cell>
          <table:table-cell office:value-type="float" office:value="1478542194396" calcext:value-type="float">
            <text:p>1478542194396</text:p>
          </table:table-cell>
          <table:table-cell table:formula="of:=[.B313]+2288" office:value-type="float" office:value="1478542196684" calcext:value-type="float">
            <text:p>1478542196684</text:p>
          </table:table-cell>
          <table:table-cell table:formula="of:=[.C313]-[.A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704" calcext:value-type="float">
            <text:p>1478542196704</text:p>
          </table:table-cell>
          <table:table-cell office:value-type="float" office:value="1478542194416" calcext:value-type="float">
            <text:p>1478542194416</text:p>
          </table:table-cell>
          <table:table-cell table:formula="of:=[.B314]+2288" office:value-type="float" office:value="1478542196704" calcext:value-type="float">
            <text:p>1478542196704</text:p>
          </table:table-cell>
          <table:table-cell table:formula="of:=[.C314]-[.A3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724" calcext:value-type="float">
            <text:p>1478542196724</text:p>
          </table:table-cell>
          <table:table-cell office:value-type="float" office:value="1478542194436" calcext:value-type="float">
            <text:p>1478542194436</text:p>
          </table:table-cell>
          <table:table-cell table:formula="of:=[.B315]+2288" office:value-type="float" office:value="1478542196724" calcext:value-type="float">
            <text:p>1478542196724</text:p>
          </table:table-cell>
          <table:table-cell table:formula="of:=[.C315]-[.A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745" calcext:value-type="float">
            <text:p>1478542196745</text:p>
          </table:table-cell>
          <table:table-cell office:value-type="float" office:value="1478542194456" calcext:value-type="float">
            <text:p>1478542194456</text:p>
          </table:table-cell>
          <table:table-cell table:formula="of:=[.B316]+2288" office:value-type="float" office:value="1478542196744" calcext:value-type="float">
            <text:p>1478542196744</text:p>
          </table:table-cell>
          <table:table-cell table:formula="of:=[.C316]-[.A31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764" calcext:value-type="float">
            <text:p>1478542196764</text:p>
          </table:table-cell>
          <table:table-cell office:value-type="float" office:value="1478542194476" calcext:value-type="float">
            <text:p>1478542194476</text:p>
          </table:table-cell>
          <table:table-cell table:formula="of:=[.B317]+2288" office:value-type="float" office:value="1478542196764" calcext:value-type="float">
            <text:p>1478542196764</text:p>
          </table:table-cell>
          <table:table-cell table:formula="of:=[.C317]-[.A3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784" calcext:value-type="float">
            <text:p>1478542196784</text:p>
          </table:table-cell>
          <table:table-cell office:value-type="float" office:value="1478542194496" calcext:value-type="float">
            <text:p>1478542194496</text:p>
          </table:table-cell>
          <table:table-cell table:formula="of:=[.B318]+2288" office:value-type="float" office:value="1478542196784" calcext:value-type="float">
            <text:p>1478542196784</text:p>
          </table:table-cell>
          <table:table-cell table:formula="of:=[.C318]-[.A3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804" calcext:value-type="float">
            <text:p>1478542196804</text:p>
          </table:table-cell>
          <table:table-cell office:value-type="float" office:value="1478542194516" calcext:value-type="float">
            <text:p>1478542194516</text:p>
          </table:table-cell>
          <table:table-cell table:formula="of:=[.B319]+2288" office:value-type="float" office:value="1478542196804" calcext:value-type="float">
            <text:p>1478542196804</text:p>
          </table:table-cell>
          <table:table-cell table:formula="of:=[.C319]-[.A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824" calcext:value-type="float">
            <text:p>1478542196824</text:p>
          </table:table-cell>
          <table:table-cell office:value-type="float" office:value="1478542194536" calcext:value-type="float">
            <text:p>1478542194536</text:p>
          </table:table-cell>
          <table:table-cell table:formula="of:=[.B320]+2288" office:value-type="float" office:value="1478542196824" calcext:value-type="float">
            <text:p>1478542196824</text:p>
          </table:table-cell>
          <table:table-cell table:formula="of:=[.C320]-[.A3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844" calcext:value-type="float">
            <text:p>1478542196844</text:p>
          </table:table-cell>
          <table:table-cell office:value-type="float" office:value="1478542194555" calcext:value-type="float">
            <text:p>1478542194555</text:p>
          </table:table-cell>
          <table:table-cell table:formula="of:=[.B321]+2288" office:value-type="float" office:value="1478542196843" calcext:value-type="float">
            <text:p>1478542196843</text:p>
          </table:table-cell>
          <table:table-cell table:formula="of:=[.C321]-[.A32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864" calcext:value-type="float">
            <text:p>1478542196864</text:p>
          </table:table-cell>
          <table:table-cell office:value-type="float" office:value="1478542194575" calcext:value-type="float">
            <text:p>1478542194575</text:p>
          </table:table-cell>
          <table:table-cell table:formula="of:=[.B322]+2288" office:value-type="float" office:value="1478542196863" calcext:value-type="float">
            <text:p>1478542196863</text:p>
          </table:table-cell>
          <table:table-cell table:formula="of:=[.C322]-[.A32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884" calcext:value-type="float">
            <text:p>1478542196884</text:p>
          </table:table-cell>
          <table:table-cell office:value-type="float" office:value="1478542194595" calcext:value-type="float">
            <text:p>1478542194595</text:p>
          </table:table-cell>
          <table:table-cell table:formula="of:=[.B323]+2288" office:value-type="float" office:value="1478542196883" calcext:value-type="float">
            <text:p>1478542196883</text:p>
          </table:table-cell>
          <table:table-cell table:formula="of:=[.C323]-[.A32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6904" calcext:value-type="float">
            <text:p>1478542196904</text:p>
          </table:table-cell>
          <table:table-cell office:value-type="float" office:value="1478542194616" calcext:value-type="float">
            <text:p>1478542194616</text:p>
          </table:table-cell>
          <table:table-cell table:formula="of:=[.B324]+2288" office:value-type="float" office:value="1478542196904" calcext:value-type="float">
            <text:p>1478542196904</text:p>
          </table:table-cell>
          <table:table-cell table:formula="of:=[.C324]-[.A3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924" calcext:value-type="float">
            <text:p>1478542196924</text:p>
          </table:table-cell>
          <table:table-cell office:value-type="float" office:value="1478542194636" calcext:value-type="float">
            <text:p>1478542194636</text:p>
          </table:table-cell>
          <table:table-cell table:formula="of:=[.B325]+2288" office:value-type="float" office:value="1478542196924" calcext:value-type="float">
            <text:p>1478542196924</text:p>
          </table:table-cell>
          <table:table-cell table:formula="of:=[.C325]-[.A3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945" calcext:value-type="float">
            <text:p>1478542196945</text:p>
          </table:table-cell>
          <table:table-cell office:value-type="float" office:value="1478542194659" calcext:value-type="float">
            <text:p>1478542194659</text:p>
          </table:table-cell>
          <table:table-cell table:formula="of:=[.B326]+2288" office:value-type="float" office:value="1478542196947" calcext:value-type="float">
            <text:p>1478542196947</text:p>
          </table:table-cell>
          <table:table-cell table:formula="of:=[.C326]-[.A32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6965" calcext:value-type="float">
            <text:p>1478542196965</text:p>
          </table:table-cell>
          <table:table-cell office:value-type="float" office:value="1478542194677" calcext:value-type="float">
            <text:p>1478542194677</text:p>
          </table:table-cell>
          <table:table-cell table:formula="of:=[.B327]+2288" office:value-type="float" office:value="1478542196965" calcext:value-type="float">
            <text:p>1478542196965</text:p>
          </table:table-cell>
          <table:table-cell table:formula="of:=[.C327]-[.A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6984" calcext:value-type="float">
            <text:p>1478542196984</text:p>
          </table:table-cell>
          <table:table-cell office:value-type="float" office:value="1478542194695" calcext:value-type="float">
            <text:p>1478542194695</text:p>
          </table:table-cell>
          <table:table-cell table:formula="of:=[.B328]+2288" office:value-type="float" office:value="1478542196983" calcext:value-type="float">
            <text:p>1478542196983</text:p>
          </table:table-cell>
          <table:table-cell table:formula="of:=[.C328]-[.A32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7004" calcext:value-type="float">
            <text:p>1478542197004</text:p>
          </table:table-cell>
          <table:table-cell office:value-type="float" office:value="1478542194716" calcext:value-type="float">
            <text:p>1478542194716</text:p>
          </table:table-cell>
          <table:table-cell table:formula="of:=[.B329]+2288" office:value-type="float" office:value="1478542197004" calcext:value-type="float">
            <text:p>1478542197004</text:p>
          </table:table-cell>
          <table:table-cell table:formula="of:=[.C329]-[.A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024" calcext:value-type="float">
            <text:p>1478542197024</text:p>
          </table:table-cell>
          <table:table-cell office:value-type="float" office:value="1478542194737" calcext:value-type="float">
            <text:p>1478542194737</text:p>
          </table:table-cell>
          <table:table-cell table:formula="of:=[.B330]+2288" office:value-type="float" office:value="1478542197025" calcext:value-type="float">
            <text:p>1478542197025</text:p>
          </table:table-cell>
          <table:table-cell table:formula="of:=[.C330]-[.A3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7044" calcext:value-type="float">
            <text:p>1478542197044</text:p>
          </table:table-cell>
          <table:table-cell office:value-type="float" office:value="1478542194756" calcext:value-type="float">
            <text:p>1478542194756</text:p>
          </table:table-cell>
          <table:table-cell table:formula="of:=[.B331]+2288" office:value-type="float" office:value="1478542197044" calcext:value-type="float">
            <text:p>1478542197044</text:p>
          </table:table-cell>
          <table:table-cell table:formula="of:=[.C331]-[.A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064" calcext:value-type="float">
            <text:p>1478542197064</text:p>
          </table:table-cell>
          <table:table-cell office:value-type="float" office:value="1478542194776" calcext:value-type="float">
            <text:p>1478542194776</text:p>
          </table:table-cell>
          <table:table-cell table:formula="of:=[.B332]+2288" office:value-type="float" office:value="1478542197064" calcext:value-type="float">
            <text:p>1478542197064</text:p>
          </table:table-cell>
          <table:table-cell table:formula="of:=[.C332]-[.A3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084" calcext:value-type="float">
            <text:p>1478542197084</text:p>
          </table:table-cell>
          <table:table-cell office:value-type="float" office:value="1478542194796" calcext:value-type="float">
            <text:p>1478542194796</text:p>
          </table:table-cell>
          <table:table-cell table:formula="of:=[.B333]+2288" office:value-type="float" office:value="1478542197084" calcext:value-type="float">
            <text:p>1478542197084</text:p>
          </table:table-cell>
          <table:table-cell table:formula="of:=[.C333]-[.A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105" calcext:value-type="float">
            <text:p>1478542197105</text:p>
          </table:table-cell>
          <table:table-cell office:value-type="float" office:value="1478542194818" calcext:value-type="float">
            <text:p>1478542194818</text:p>
          </table:table-cell>
          <table:table-cell table:formula="of:=[.B334]+2288" office:value-type="float" office:value="1478542197106" calcext:value-type="float">
            <text:p>1478542197106</text:p>
          </table:table-cell>
          <table:table-cell table:formula="of:=[.C334]-[.A3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7124" calcext:value-type="float">
            <text:p>1478542197124</text:p>
          </table:table-cell>
          <table:table-cell office:value-type="float" office:value="1478542194839" calcext:value-type="float">
            <text:p>1478542194839</text:p>
          </table:table-cell>
          <table:table-cell table:formula="of:=[.B335]+2288" office:value-type="float" office:value="1478542197127" calcext:value-type="float">
            <text:p>1478542197127</text:p>
          </table:table-cell>
          <table:table-cell table:formula="of:=[.C335]-[.A33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197145" calcext:value-type="float">
            <text:p>1478542197145</text:p>
          </table:table-cell>
          <table:table-cell office:value-type="float" office:value="1478542194856" calcext:value-type="float">
            <text:p>1478542194856</text:p>
          </table:table-cell>
          <table:table-cell table:formula="of:=[.B336]+2288" office:value-type="float" office:value="1478542197144" calcext:value-type="float">
            <text:p>1478542197144</text:p>
          </table:table-cell>
          <table:table-cell table:formula="of:=[.C336]-[.A33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7164" calcext:value-type="float">
            <text:p>1478542197164</text:p>
          </table:table-cell>
          <table:table-cell office:value-type="float" office:value="1478542194876" calcext:value-type="float">
            <text:p>1478542194876</text:p>
          </table:table-cell>
          <table:table-cell table:formula="of:=[.B337]+2288" office:value-type="float" office:value="1478542197164" calcext:value-type="float">
            <text:p>1478542197164</text:p>
          </table:table-cell>
          <table:table-cell table:formula="of:=[.C337]-[.A3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184" calcext:value-type="float">
            <text:p>1478542197184</text:p>
          </table:table-cell>
          <table:table-cell office:value-type="float" office:value="1478542194896" calcext:value-type="float">
            <text:p>1478542194896</text:p>
          </table:table-cell>
          <table:table-cell table:formula="of:=[.B338]+2288" office:value-type="float" office:value="1478542197184" calcext:value-type="float">
            <text:p>1478542197184</text:p>
          </table:table-cell>
          <table:table-cell table:formula="of:=[.C338]-[.A3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204" calcext:value-type="float">
            <text:p>1478542197204</text:p>
          </table:table-cell>
          <table:table-cell office:value-type="float" office:value="1478542194915" calcext:value-type="float">
            <text:p>1478542194915</text:p>
          </table:table-cell>
          <table:table-cell table:formula="of:=[.B339]+2288" office:value-type="float" office:value="1478542197203" calcext:value-type="float">
            <text:p>1478542197203</text:p>
          </table:table-cell>
          <table:table-cell table:formula="of:=[.C339]-[.A33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7224" calcext:value-type="float">
            <text:p>1478542197224</text:p>
          </table:table-cell>
          <table:table-cell office:value-type="float" office:value="1478542194937" calcext:value-type="float">
            <text:p>1478542194937</text:p>
          </table:table-cell>
          <table:table-cell table:formula="of:=[.B340]+2288" office:value-type="float" office:value="1478542197225" calcext:value-type="float">
            <text:p>1478542197225</text:p>
          </table:table-cell>
          <table:table-cell table:formula="of:=[.C340]-[.A3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7244" calcext:value-type="float">
            <text:p>1478542197244</text:p>
          </table:table-cell>
          <table:table-cell office:value-type="float" office:value="1478542194956" calcext:value-type="float">
            <text:p>1478542194956</text:p>
          </table:table-cell>
          <table:table-cell table:formula="of:=[.B341]+2288" office:value-type="float" office:value="1478542197244" calcext:value-type="float">
            <text:p>1478542197244</text:p>
          </table:table-cell>
          <table:table-cell table:formula="of:=[.C341]-[.A3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264" calcext:value-type="float">
            <text:p>1478542197264</text:p>
          </table:table-cell>
          <table:table-cell office:value-type="float" office:value="1478542194976" calcext:value-type="float">
            <text:p>1478542194976</text:p>
          </table:table-cell>
          <table:table-cell table:formula="of:=[.B342]+2288" office:value-type="float" office:value="1478542197264" calcext:value-type="float">
            <text:p>1478542197264</text:p>
          </table:table-cell>
          <table:table-cell table:formula="of:=[.C342]-[.A3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284" calcext:value-type="float">
            <text:p>1478542197284</text:p>
          </table:table-cell>
          <table:table-cell office:value-type="float" office:value="1478542194996" calcext:value-type="float">
            <text:p>1478542194996</text:p>
          </table:table-cell>
          <table:table-cell table:formula="of:=[.B343]+2288" office:value-type="float" office:value="1478542197284" calcext:value-type="float">
            <text:p>1478542197284</text:p>
          </table:table-cell>
          <table:table-cell table:formula="of:=[.C343]-[.A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304" calcext:value-type="float">
            <text:p>1478542197304</text:p>
          </table:table-cell>
          <table:table-cell office:value-type="float" office:value="1478542195016" calcext:value-type="float">
            <text:p>1478542195016</text:p>
          </table:table-cell>
          <table:table-cell table:formula="of:=[.B344]+2288" office:value-type="float" office:value="1478542197304" calcext:value-type="float">
            <text:p>1478542197304</text:p>
          </table:table-cell>
          <table:table-cell table:formula="of:=[.C344]-[.A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324" calcext:value-type="float">
            <text:p>1478542197324</text:p>
          </table:table-cell>
          <table:table-cell office:value-type="float" office:value="1478542195036" calcext:value-type="float">
            <text:p>1478542195036</text:p>
          </table:table-cell>
          <table:table-cell table:formula="of:=[.B345]+2288" office:value-type="float" office:value="1478542197324" calcext:value-type="float">
            <text:p>1478542197324</text:p>
          </table:table-cell>
          <table:table-cell table:formula="of:=[.C345]-[.A3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344" calcext:value-type="float">
            <text:p>1478542197344</text:p>
          </table:table-cell>
          <table:table-cell office:value-type="float" office:value="1478542195062" calcext:value-type="float">
            <text:p>1478542195062</text:p>
          </table:table-cell>
          <table:table-cell table:formula="of:=[.B346]+2288" office:value-type="float" office:value="1478542197350" calcext:value-type="float">
            <text:p>1478542197350</text:p>
          </table:table-cell>
          <table:table-cell table:formula="of:=[.C346]-[.A34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197365" calcext:value-type="float">
            <text:p>1478542197365</text:p>
          </table:table-cell>
          <table:table-cell office:value-type="float" office:value="1478542195084" calcext:value-type="float">
            <text:p>1478542195084</text:p>
          </table:table-cell>
          <table:table-cell table:formula="of:=[.B347]+2288" office:value-type="float" office:value="1478542197372" calcext:value-type="float">
            <text:p>1478542197372</text:p>
          </table:table-cell>
          <table:table-cell table:formula="of:=[.C347]-[.A34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197393" calcext:value-type="float">
            <text:p>1478542197393</text:p>
          </table:table-cell>
          <table:table-cell office:value-type="float" office:value="1478542195110" calcext:value-type="float">
            <text:p>1478542195110</text:p>
          </table:table-cell>
          <table:table-cell table:formula="of:=[.B348]+2288" office:value-type="float" office:value="1478542197398" calcext:value-type="float">
            <text:p>1478542197398</text:p>
          </table:table-cell>
          <table:table-cell table:formula="of:=[.C348]-[.A34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197405" calcext:value-type="float">
            <text:p>1478542197405</text:p>
          </table:table-cell>
          <table:table-cell office:value-type="float" office:value="1478542195117" calcext:value-type="float">
            <text:p>1478542195117</text:p>
          </table:table-cell>
          <table:table-cell table:formula="of:=[.B349]+2288" office:value-type="float" office:value="1478542197405" calcext:value-type="float">
            <text:p>1478542197405</text:p>
          </table:table-cell>
          <table:table-cell table:formula="of:=[.C349]-[.A3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424" calcext:value-type="float">
            <text:p>1478542197424</text:p>
          </table:table-cell>
          <table:table-cell office:value-type="float" office:value="1478542195136" calcext:value-type="float">
            <text:p>1478542195136</text:p>
          </table:table-cell>
          <table:table-cell table:formula="of:=[.B350]+2288" office:value-type="float" office:value="1478542197424" calcext:value-type="float">
            <text:p>1478542197424</text:p>
          </table:table-cell>
          <table:table-cell table:formula="of:=[.C350]-[.A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443" calcext:value-type="float">
            <text:p>1478542197443</text:p>
          </table:table-cell>
          <table:table-cell office:value-type="float" office:value="1478542195155" calcext:value-type="float">
            <text:p>1478542195155</text:p>
          </table:table-cell>
          <table:table-cell table:formula="of:=[.B351]+2288" office:value-type="float" office:value="1478542197443" calcext:value-type="float">
            <text:p>1478542197443</text:p>
          </table:table-cell>
          <table:table-cell table:formula="of:=[.C351]-[.A3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463" calcext:value-type="float">
            <text:p>1478542197463</text:p>
          </table:table-cell>
          <table:table-cell office:value-type="float" office:value="1478542195175" calcext:value-type="float">
            <text:p>1478542195175</text:p>
          </table:table-cell>
          <table:table-cell table:formula="of:=[.B352]+2288" office:value-type="float" office:value="1478542197463" calcext:value-type="float">
            <text:p>1478542197463</text:p>
          </table:table-cell>
          <table:table-cell table:formula="of:=[.C352]-[.A3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483" calcext:value-type="float">
            <text:p>1478542197483</text:p>
          </table:table-cell>
          <table:table-cell office:value-type="float" office:value="1478542195195" calcext:value-type="float">
            <text:p>1478542195195</text:p>
          </table:table-cell>
          <table:table-cell table:formula="of:=[.B353]+2288" office:value-type="float" office:value="1478542197483" calcext:value-type="float">
            <text:p>1478542197483</text:p>
          </table:table-cell>
          <table:table-cell table:formula="of:=[.C353]-[.A3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503" calcext:value-type="float">
            <text:p>1478542197503</text:p>
          </table:table-cell>
          <table:table-cell office:value-type="float" office:value="1478542195215" calcext:value-type="float">
            <text:p>1478542195215</text:p>
          </table:table-cell>
          <table:table-cell table:formula="of:=[.B354]+2288" office:value-type="float" office:value="1478542197503" calcext:value-type="float">
            <text:p>1478542197503</text:p>
          </table:table-cell>
          <table:table-cell table:formula="of:=[.C354]-[.A3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524" calcext:value-type="float">
            <text:p>1478542197524</text:p>
          </table:table-cell>
          <table:table-cell office:value-type="float" office:value="1478542195236" calcext:value-type="float">
            <text:p>1478542195236</text:p>
          </table:table-cell>
          <table:table-cell table:formula="of:=[.B355]+2288" office:value-type="float" office:value="1478542197524" calcext:value-type="float">
            <text:p>1478542197524</text:p>
          </table:table-cell>
          <table:table-cell table:formula="of:=[.C355]-[.A3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544" calcext:value-type="float">
            <text:p>1478542197544</text:p>
          </table:table-cell>
          <table:table-cell office:value-type="float" office:value="1478542195256" calcext:value-type="float">
            <text:p>1478542195256</text:p>
          </table:table-cell>
          <table:table-cell table:formula="of:=[.B356]+2288" office:value-type="float" office:value="1478542197544" calcext:value-type="float">
            <text:p>1478542197544</text:p>
          </table:table-cell>
          <table:table-cell table:formula="of:=[.C356]-[.A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564" calcext:value-type="float">
            <text:p>1478542197564</text:p>
          </table:table-cell>
          <table:table-cell office:value-type="float" office:value="1478542195276" calcext:value-type="float">
            <text:p>1478542195276</text:p>
          </table:table-cell>
          <table:table-cell table:formula="of:=[.B357]+2288" office:value-type="float" office:value="1478542197564" calcext:value-type="float">
            <text:p>1478542197564</text:p>
          </table:table-cell>
          <table:table-cell table:formula="of:=[.C357]-[.A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584" calcext:value-type="float">
            <text:p>1478542197584</text:p>
          </table:table-cell>
          <table:table-cell office:value-type="float" office:value="1478542195296" calcext:value-type="float">
            <text:p>1478542195296</text:p>
          </table:table-cell>
          <table:table-cell table:formula="of:=[.B358]+2288" office:value-type="float" office:value="1478542197584" calcext:value-type="float">
            <text:p>1478542197584</text:p>
          </table:table-cell>
          <table:table-cell table:formula="of:=[.C358]-[.A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604" calcext:value-type="float">
            <text:p>1478542197604</text:p>
          </table:table-cell>
          <table:table-cell office:value-type="float" office:value="1478542195316" calcext:value-type="float">
            <text:p>1478542195316</text:p>
          </table:table-cell>
          <table:table-cell table:formula="of:=[.B359]+2288" office:value-type="float" office:value="1478542197604" calcext:value-type="float">
            <text:p>1478542197604</text:p>
          </table:table-cell>
          <table:table-cell table:formula="of:=[.C359]-[.A3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624" calcext:value-type="float">
            <text:p>1478542197624</text:p>
          </table:table-cell>
          <table:table-cell office:value-type="float" office:value="1478542195336" calcext:value-type="float">
            <text:p>1478542195336</text:p>
          </table:table-cell>
          <table:table-cell table:formula="of:=[.B360]+2288" office:value-type="float" office:value="1478542197624" calcext:value-type="float">
            <text:p>1478542197624</text:p>
          </table:table-cell>
          <table:table-cell table:formula="of:=[.C360]-[.A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644" calcext:value-type="float">
            <text:p>1478542197644</text:p>
          </table:table-cell>
          <table:table-cell office:value-type="float" office:value="1478542195356" calcext:value-type="float">
            <text:p>1478542195356</text:p>
          </table:table-cell>
          <table:table-cell table:formula="of:=[.B361]+2288" office:value-type="float" office:value="1478542197644" calcext:value-type="float">
            <text:p>1478542197644</text:p>
          </table:table-cell>
          <table:table-cell table:formula="of:=[.C361]-[.A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664" calcext:value-type="float">
            <text:p>1478542197664</text:p>
          </table:table-cell>
          <table:table-cell office:value-type="float" office:value="1478542195376" calcext:value-type="float">
            <text:p>1478542195376</text:p>
          </table:table-cell>
          <table:table-cell table:formula="of:=[.B362]+2288" office:value-type="float" office:value="1478542197664" calcext:value-type="float">
            <text:p>1478542197664</text:p>
          </table:table-cell>
          <table:table-cell table:formula="of:=[.C362]-[.A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684" calcext:value-type="float">
            <text:p>1478542197684</text:p>
          </table:table-cell>
          <table:table-cell office:value-type="float" office:value="1478542195396" calcext:value-type="float">
            <text:p>1478542195396</text:p>
          </table:table-cell>
          <table:table-cell table:formula="of:=[.B363]+2288" office:value-type="float" office:value="1478542197684" calcext:value-type="float">
            <text:p>1478542197684</text:p>
          </table:table-cell>
          <table:table-cell table:formula="of:=[.C363]-[.A3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708" calcext:value-type="float">
            <text:p>1478542197708</text:p>
          </table:table-cell>
          <table:table-cell office:value-type="float" office:value="1478542195424" calcext:value-type="float">
            <text:p>1478542195424</text:p>
          </table:table-cell>
          <table:table-cell table:formula="of:=[.B364]+2288" office:value-type="float" office:value="1478542197712" calcext:value-type="float">
            <text:p>1478542197712</text:p>
          </table:table-cell>
          <table:table-cell table:formula="of:=[.C364]-[.A36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197724" calcext:value-type="float">
            <text:p>1478542197724</text:p>
          </table:table-cell>
          <table:table-cell office:value-type="float" office:value="1478542195438" calcext:value-type="float">
            <text:p>1478542195438</text:p>
          </table:table-cell>
          <table:table-cell table:formula="of:=[.B365]+2288" office:value-type="float" office:value="1478542197726" calcext:value-type="float">
            <text:p>1478542197726</text:p>
          </table:table-cell>
          <table:table-cell table:formula="of:=[.C365]-[.A36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7749" calcext:value-type="float">
            <text:p>1478542197749</text:p>
          </table:table-cell>
          <table:table-cell office:value-type="float" office:value="1478542195461" calcext:value-type="float">
            <text:p>1478542195461</text:p>
          </table:table-cell>
          <table:table-cell table:formula="of:=[.B366]+2288" office:value-type="float" office:value="1478542197749" calcext:value-type="float">
            <text:p>1478542197749</text:p>
          </table:table-cell>
          <table:table-cell table:formula="of:=[.C366]-[.A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763" calcext:value-type="float">
            <text:p>1478542197763</text:p>
          </table:table-cell>
          <table:table-cell office:value-type="float" office:value="1478542195475" calcext:value-type="float">
            <text:p>1478542195475</text:p>
          </table:table-cell>
          <table:table-cell table:formula="of:=[.B367]+2288" office:value-type="float" office:value="1478542197763" calcext:value-type="float">
            <text:p>1478542197763</text:p>
          </table:table-cell>
          <table:table-cell table:formula="of:=[.C367]-[.A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783" calcext:value-type="float">
            <text:p>1478542197783</text:p>
          </table:table-cell>
          <table:table-cell office:value-type="float" office:value="1478542195495" calcext:value-type="float">
            <text:p>1478542195495</text:p>
          </table:table-cell>
          <table:table-cell table:formula="of:=[.B368]+2288" office:value-type="float" office:value="1478542197783" calcext:value-type="float">
            <text:p>1478542197783</text:p>
          </table:table-cell>
          <table:table-cell table:formula="of:=[.C368]-[.A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803" calcext:value-type="float">
            <text:p>1478542197803</text:p>
          </table:table-cell>
          <table:table-cell office:value-type="float" office:value="1478542195515" calcext:value-type="float">
            <text:p>1478542195515</text:p>
          </table:table-cell>
          <table:table-cell table:formula="of:=[.B369]+2288" office:value-type="float" office:value="1478542197803" calcext:value-type="float">
            <text:p>1478542197803</text:p>
          </table:table-cell>
          <table:table-cell table:formula="of:=[.C369]-[.A3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824" calcext:value-type="float">
            <text:p>1478542197824</text:p>
          </table:table-cell>
          <table:table-cell office:value-type="float" office:value="1478542195544" calcext:value-type="float">
            <text:p>1478542195544</text:p>
          </table:table-cell>
          <table:table-cell table:formula="of:=[.B370]+2288" office:value-type="float" office:value="1478542197832" calcext:value-type="float">
            <text:p>1478542197832</text:p>
          </table:table-cell>
          <table:table-cell table:formula="of:=[.C370]-[.A370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197844" calcext:value-type="float">
            <text:p>1478542197844</text:p>
          </table:table-cell>
          <table:table-cell office:value-type="float" office:value="1478542195556" calcext:value-type="float">
            <text:p>1478542195556</text:p>
          </table:table-cell>
          <table:table-cell table:formula="of:=[.B371]+2288" office:value-type="float" office:value="1478542197844" calcext:value-type="float">
            <text:p>1478542197844</text:p>
          </table:table-cell>
          <table:table-cell table:formula="of:=[.C371]-[.A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864" calcext:value-type="float">
            <text:p>1478542197864</text:p>
          </table:table-cell>
          <table:table-cell office:value-type="float" office:value="1478542195576" calcext:value-type="float">
            <text:p>1478542195576</text:p>
          </table:table-cell>
          <table:table-cell table:formula="of:=[.B372]+2288" office:value-type="float" office:value="1478542197864" calcext:value-type="float">
            <text:p>1478542197864</text:p>
          </table:table-cell>
          <table:table-cell table:formula="of:=[.C372]-[.A3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884" calcext:value-type="float">
            <text:p>1478542197884</text:p>
          </table:table-cell>
          <table:table-cell office:value-type="float" office:value="1478542195596" calcext:value-type="float">
            <text:p>1478542195596</text:p>
          </table:table-cell>
          <table:table-cell table:formula="of:=[.B373]+2288" office:value-type="float" office:value="1478542197884" calcext:value-type="float">
            <text:p>1478542197884</text:p>
          </table:table-cell>
          <table:table-cell table:formula="of:=[.C373]-[.A3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904" calcext:value-type="float">
            <text:p>1478542197904</text:p>
          </table:table-cell>
          <table:table-cell office:value-type="float" office:value="1478542195618" calcext:value-type="float">
            <text:p>1478542195618</text:p>
          </table:table-cell>
          <table:table-cell table:formula="of:=[.B374]+2288" office:value-type="float" office:value="1478542197906" calcext:value-type="float">
            <text:p>1478542197906</text:p>
          </table:table-cell>
          <table:table-cell table:formula="of:=[.C374]-[.A3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7924" calcext:value-type="float">
            <text:p>1478542197924</text:p>
          </table:table-cell>
          <table:table-cell office:value-type="float" office:value="1478542195644" calcext:value-type="float">
            <text:p>1478542195644</text:p>
          </table:table-cell>
          <table:table-cell table:formula="of:=[.B375]+2288" office:value-type="float" office:value="1478542197932" calcext:value-type="float">
            <text:p>1478542197932</text:p>
          </table:table-cell>
          <table:table-cell table:formula="of:=[.C375]-[.A37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197944" calcext:value-type="float">
            <text:p>1478542197944</text:p>
          </table:table-cell>
          <table:table-cell office:value-type="float" office:value="1478542195660" calcext:value-type="float">
            <text:p>1478542195660</text:p>
          </table:table-cell>
          <table:table-cell table:formula="of:=[.B376]+2288" office:value-type="float" office:value="1478542197948" calcext:value-type="float">
            <text:p>1478542197948</text:p>
          </table:table-cell>
          <table:table-cell table:formula="of:=[.C376]-[.A37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197964" calcext:value-type="float">
            <text:p>1478542197964</text:p>
          </table:table-cell>
          <table:table-cell office:value-type="float" office:value="1478542195676" calcext:value-type="float">
            <text:p>1478542195676</text:p>
          </table:table-cell>
          <table:table-cell table:formula="of:=[.B377]+2288" office:value-type="float" office:value="1478542197964" calcext:value-type="float">
            <text:p>1478542197964</text:p>
          </table:table-cell>
          <table:table-cell table:formula="of:=[.C377]-[.A3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7984" calcext:value-type="float">
            <text:p>1478542197984</text:p>
          </table:table-cell>
          <table:table-cell office:value-type="float" office:value="1478542195696" calcext:value-type="float">
            <text:p>1478542195696</text:p>
          </table:table-cell>
          <table:table-cell table:formula="of:=[.B378]+2288" office:value-type="float" office:value="1478542197984" calcext:value-type="float">
            <text:p>1478542197984</text:p>
          </table:table-cell>
          <table:table-cell table:formula="of:=[.C378]-[.A3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004" calcext:value-type="float">
            <text:p>1478542198004</text:p>
          </table:table-cell>
          <table:table-cell office:value-type="float" office:value="1478542195716" calcext:value-type="float">
            <text:p>1478542195716</text:p>
          </table:table-cell>
          <table:table-cell table:formula="of:=[.B379]+2288" office:value-type="float" office:value="1478542198004" calcext:value-type="float">
            <text:p>1478542198004</text:p>
          </table:table-cell>
          <table:table-cell table:formula="of:=[.C379]-[.A3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024" calcext:value-type="float">
            <text:p>1478542198024</text:p>
          </table:table-cell>
          <table:table-cell office:value-type="float" office:value="1478542195736" calcext:value-type="float">
            <text:p>1478542195736</text:p>
          </table:table-cell>
          <table:table-cell table:formula="of:=[.B380]+2288" office:value-type="float" office:value="1478542198024" calcext:value-type="float">
            <text:p>1478542198024</text:p>
          </table:table-cell>
          <table:table-cell table:formula="of:=[.C380]-[.A3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043" calcext:value-type="float">
            <text:p>1478542198043</text:p>
          </table:table-cell>
          <table:table-cell office:value-type="float" office:value="1478542195755" calcext:value-type="float">
            <text:p>1478542195755</text:p>
          </table:table-cell>
          <table:table-cell table:formula="of:=[.B381]+2288" office:value-type="float" office:value="1478542198043" calcext:value-type="float">
            <text:p>1478542198043</text:p>
          </table:table-cell>
          <table:table-cell table:formula="of:=[.C381]-[.A3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063" calcext:value-type="float">
            <text:p>1478542198063</text:p>
          </table:table-cell>
          <table:table-cell office:value-type="float" office:value="1478542195775" calcext:value-type="float">
            <text:p>1478542195775</text:p>
          </table:table-cell>
          <table:table-cell table:formula="of:=[.B382]+2288" office:value-type="float" office:value="1478542198063" calcext:value-type="float">
            <text:p>1478542198063</text:p>
          </table:table-cell>
          <table:table-cell table:formula="of:=[.C382]-[.A3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083" calcext:value-type="float">
            <text:p>1478542198083</text:p>
          </table:table-cell>
          <table:table-cell office:value-type="float" office:value="1478542195795" calcext:value-type="float">
            <text:p>1478542195795</text:p>
          </table:table-cell>
          <table:table-cell table:formula="of:=[.B383]+2288" office:value-type="float" office:value="1478542198083" calcext:value-type="float">
            <text:p>1478542198083</text:p>
          </table:table-cell>
          <table:table-cell table:formula="of:=[.C383]-[.A3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103" calcext:value-type="float">
            <text:p>1478542198103</text:p>
          </table:table-cell>
          <table:table-cell office:value-type="float" office:value="1478542195815" calcext:value-type="float">
            <text:p>1478542195815</text:p>
          </table:table-cell>
          <table:table-cell table:formula="of:=[.B384]+2288" office:value-type="float" office:value="1478542198103" calcext:value-type="float">
            <text:p>1478542198103</text:p>
          </table:table-cell>
          <table:table-cell table:formula="of:=[.C384]-[.A3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123" calcext:value-type="float">
            <text:p>1478542198123</text:p>
          </table:table-cell>
          <table:table-cell office:value-type="float" office:value="1478542195835" calcext:value-type="float">
            <text:p>1478542195835</text:p>
          </table:table-cell>
          <table:table-cell table:formula="of:=[.B385]+2288" office:value-type="float" office:value="1478542198123" calcext:value-type="float">
            <text:p>1478542198123</text:p>
          </table:table-cell>
          <table:table-cell table:formula="of:=[.C385]-[.A3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144" calcext:value-type="float">
            <text:p>1478542198144</text:p>
          </table:table-cell>
          <table:table-cell office:value-type="float" office:value="1478542195856" calcext:value-type="float">
            <text:p>1478542195856</text:p>
          </table:table-cell>
          <table:table-cell table:formula="of:=[.B386]+2288" office:value-type="float" office:value="1478542198144" calcext:value-type="float">
            <text:p>1478542198144</text:p>
          </table:table-cell>
          <table:table-cell table:formula="of:=[.C386]-[.A3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164" calcext:value-type="float">
            <text:p>1478542198164</text:p>
          </table:table-cell>
          <table:table-cell office:value-type="float" office:value="1478542195875" calcext:value-type="float">
            <text:p>1478542195875</text:p>
          </table:table-cell>
          <table:table-cell table:formula="of:=[.B387]+2288" office:value-type="float" office:value="1478542198163" calcext:value-type="float">
            <text:p>1478542198163</text:p>
          </table:table-cell>
          <table:table-cell table:formula="of:=[.C387]-[.A38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8183" calcext:value-type="float">
            <text:p>1478542198183</text:p>
          </table:table-cell>
          <table:table-cell office:value-type="float" office:value="1478542195895" calcext:value-type="float">
            <text:p>1478542195895</text:p>
          </table:table-cell>
          <table:table-cell table:formula="of:=[.B388]+2288" office:value-type="float" office:value="1478542198183" calcext:value-type="float">
            <text:p>1478542198183</text:p>
          </table:table-cell>
          <table:table-cell table:formula="of:=[.C388]-[.A3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203" calcext:value-type="float">
            <text:p>1478542198203</text:p>
          </table:table-cell>
          <table:table-cell office:value-type="float" office:value="1478542195915" calcext:value-type="float">
            <text:p>1478542195915</text:p>
          </table:table-cell>
          <table:table-cell table:formula="of:=[.B389]+2288" office:value-type="float" office:value="1478542198203" calcext:value-type="float">
            <text:p>1478542198203</text:p>
          </table:table-cell>
          <table:table-cell table:formula="of:=[.C389]-[.A3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224" calcext:value-type="float">
            <text:p>1478542198224</text:p>
          </table:table-cell>
          <table:table-cell office:value-type="float" office:value="1478542195941" calcext:value-type="float">
            <text:p>1478542195941</text:p>
          </table:table-cell>
          <table:table-cell table:formula="of:=[.B390]+2288" office:value-type="float" office:value="1478542198229" calcext:value-type="float">
            <text:p>1478542198229</text:p>
          </table:table-cell>
          <table:table-cell table:formula="of:=[.C390]-[.A39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198243" calcext:value-type="float">
            <text:p>1478542198243</text:p>
          </table:table-cell>
          <table:table-cell office:value-type="float" office:value="1478542195955" calcext:value-type="float">
            <text:p>1478542195955</text:p>
          </table:table-cell>
          <table:table-cell table:formula="of:=[.B391]+2288" office:value-type="float" office:value="1478542198243" calcext:value-type="float">
            <text:p>1478542198243</text:p>
          </table:table-cell>
          <table:table-cell table:formula="of:=[.C391]-[.A3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263" calcext:value-type="float">
            <text:p>1478542198263</text:p>
          </table:table-cell>
          <table:table-cell office:value-type="float" office:value="1478542195975" calcext:value-type="float">
            <text:p>1478542195975</text:p>
          </table:table-cell>
          <table:table-cell table:formula="of:=[.B392]+2288" office:value-type="float" office:value="1478542198263" calcext:value-type="float">
            <text:p>1478542198263</text:p>
          </table:table-cell>
          <table:table-cell table:formula="of:=[.C392]-[.A3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283" calcext:value-type="float">
            <text:p>1478542198283</text:p>
          </table:table-cell>
          <table:table-cell office:value-type="float" office:value="1478542195995" calcext:value-type="float">
            <text:p>1478542195995</text:p>
          </table:table-cell>
          <table:table-cell table:formula="of:=[.B393]+2288" office:value-type="float" office:value="1478542198283" calcext:value-type="float">
            <text:p>1478542198283</text:p>
          </table:table-cell>
          <table:table-cell table:formula="of:=[.C393]-[.A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303" calcext:value-type="float">
            <text:p>1478542198303</text:p>
          </table:table-cell>
          <table:table-cell office:value-type="float" office:value="1478542196015" calcext:value-type="float">
            <text:p>1478542196015</text:p>
          </table:table-cell>
          <table:table-cell table:formula="of:=[.B394]+2288" office:value-type="float" office:value="1478542198303" calcext:value-type="float">
            <text:p>1478542198303</text:p>
          </table:table-cell>
          <table:table-cell table:formula="of:=[.C394]-[.A3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323" calcext:value-type="float">
            <text:p>1478542198323</text:p>
          </table:table-cell>
          <table:table-cell office:value-type="float" office:value="1478542196035" calcext:value-type="float">
            <text:p>1478542196035</text:p>
          </table:table-cell>
          <table:table-cell table:formula="of:=[.B395]+2288" office:value-type="float" office:value="1478542198323" calcext:value-type="float">
            <text:p>1478542198323</text:p>
          </table:table-cell>
          <table:table-cell table:formula="of:=[.C395]-[.A3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344" calcext:value-type="float">
            <text:p>1478542198344</text:p>
          </table:table-cell>
          <table:table-cell office:value-type="float" office:value="1478542196056" calcext:value-type="float">
            <text:p>1478542196056</text:p>
          </table:table-cell>
          <table:table-cell table:formula="of:=[.B396]+2288" office:value-type="float" office:value="1478542198344" calcext:value-type="float">
            <text:p>1478542198344</text:p>
          </table:table-cell>
          <table:table-cell table:formula="of:=[.C396]-[.A3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362" calcext:value-type="float">
            <text:p>1478542198362</text:p>
          </table:table-cell>
          <table:table-cell office:value-type="float" office:value="1478542196074" calcext:value-type="float">
            <text:p>1478542196074</text:p>
          </table:table-cell>
          <table:table-cell table:formula="of:=[.B397]+2288" office:value-type="float" office:value="1478542198362" calcext:value-type="float">
            <text:p>1478542198362</text:p>
          </table:table-cell>
          <table:table-cell table:formula="of:=[.C397]-[.A3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383" calcext:value-type="float">
            <text:p>1478542198383</text:p>
          </table:table-cell>
          <table:table-cell office:value-type="float" office:value="1478542196094" calcext:value-type="float">
            <text:p>1478542196094</text:p>
          </table:table-cell>
          <table:table-cell table:formula="of:=[.B398]+2288" office:value-type="float" office:value="1478542198382" calcext:value-type="float">
            <text:p>1478542198382</text:p>
          </table:table-cell>
          <table:table-cell table:formula="of:=[.C398]-[.A39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8404" calcext:value-type="float">
            <text:p>1478542198404</text:p>
          </table:table-cell>
          <table:table-cell office:value-type="float" office:value="1478542196116" calcext:value-type="float">
            <text:p>1478542196116</text:p>
          </table:table-cell>
          <table:table-cell table:formula="of:=[.B399]+2288" office:value-type="float" office:value="1478542198404" calcext:value-type="float">
            <text:p>1478542198404</text:p>
          </table:table-cell>
          <table:table-cell table:formula="of:=[.C399]-[.A3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424" calcext:value-type="float">
            <text:p>1478542198424</text:p>
          </table:table-cell>
          <table:table-cell office:value-type="float" office:value="1478542196136" calcext:value-type="float">
            <text:p>1478542196136</text:p>
          </table:table-cell>
          <table:table-cell table:formula="of:=[.B400]+2288" office:value-type="float" office:value="1478542198424" calcext:value-type="float">
            <text:p>1478542198424</text:p>
          </table:table-cell>
          <table:table-cell table:formula="of:=[.C400]-[.A4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442" calcext:value-type="float">
            <text:p>1478542198442</text:p>
          </table:table-cell>
          <table:table-cell office:value-type="float" office:value="1478542196154" calcext:value-type="float">
            <text:p>1478542196154</text:p>
          </table:table-cell>
          <table:table-cell table:formula="of:=[.B401]+2288" office:value-type="float" office:value="1478542198442" calcext:value-type="float">
            <text:p>1478542198442</text:p>
          </table:table-cell>
          <table:table-cell table:formula="of:=[.C401]-[.A4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463" calcext:value-type="float">
            <text:p>1478542198463</text:p>
          </table:table-cell>
          <table:table-cell office:value-type="float" office:value="1478542196174" calcext:value-type="float">
            <text:p>1478542196174</text:p>
          </table:table-cell>
          <table:table-cell table:formula="of:=[.B402]+2288" office:value-type="float" office:value="1478542198462" calcext:value-type="float">
            <text:p>1478542198462</text:p>
          </table:table-cell>
          <table:table-cell table:formula="of:=[.C402]-[.A40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8483" calcext:value-type="float">
            <text:p>1478542198483</text:p>
          </table:table-cell>
          <table:table-cell office:value-type="float" office:value="1478542196195" calcext:value-type="float">
            <text:p>1478542196195</text:p>
          </table:table-cell>
          <table:table-cell table:formula="of:=[.B403]+2288" office:value-type="float" office:value="1478542198483" calcext:value-type="float">
            <text:p>1478542198483</text:p>
          </table:table-cell>
          <table:table-cell table:formula="of:=[.C403]-[.A4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504" calcext:value-type="float">
            <text:p>1478542198504</text:p>
          </table:table-cell>
          <table:table-cell office:value-type="float" office:value="1478542196216" calcext:value-type="float">
            <text:p>1478542196216</text:p>
          </table:table-cell>
          <table:table-cell table:formula="of:=[.B404]+2288" office:value-type="float" office:value="1478542198504" calcext:value-type="float">
            <text:p>1478542198504</text:p>
          </table:table-cell>
          <table:table-cell table:formula="of:=[.C404]-[.A4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523" calcext:value-type="float">
            <text:p>1478542198523</text:p>
          </table:table-cell>
          <table:table-cell office:value-type="float" office:value="1478542196235" calcext:value-type="float">
            <text:p>1478542196235</text:p>
          </table:table-cell>
          <table:table-cell table:formula="of:=[.B405]+2288" office:value-type="float" office:value="1478542198523" calcext:value-type="float">
            <text:p>1478542198523</text:p>
          </table:table-cell>
          <table:table-cell table:formula="of:=[.C405]-[.A4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543" calcext:value-type="float">
            <text:p>1478542198543</text:p>
          </table:table-cell>
          <table:table-cell office:value-type="float" office:value="1478542196255" calcext:value-type="float">
            <text:p>1478542196255</text:p>
          </table:table-cell>
          <table:table-cell table:formula="of:=[.B406]+2288" office:value-type="float" office:value="1478542198543" calcext:value-type="float">
            <text:p>1478542198543</text:p>
          </table:table-cell>
          <table:table-cell table:formula="of:=[.C406]-[.A4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563" calcext:value-type="float">
            <text:p>1478542198563</text:p>
          </table:table-cell>
          <table:table-cell office:value-type="float" office:value="1478542196275" calcext:value-type="float">
            <text:p>1478542196275</text:p>
          </table:table-cell>
          <table:table-cell table:formula="of:=[.B407]+2288" office:value-type="float" office:value="1478542198563" calcext:value-type="float">
            <text:p>1478542198563</text:p>
          </table:table-cell>
          <table:table-cell table:formula="of:=[.C407]-[.A4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583" calcext:value-type="float">
            <text:p>1478542198583</text:p>
          </table:table-cell>
          <table:table-cell office:value-type="float" office:value="1478542196295" calcext:value-type="float">
            <text:p>1478542196295</text:p>
          </table:table-cell>
          <table:table-cell table:formula="of:=[.B408]+2288" office:value-type="float" office:value="1478542198583" calcext:value-type="float">
            <text:p>1478542198583</text:p>
          </table:table-cell>
          <table:table-cell table:formula="of:=[.C408]-[.A4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603" calcext:value-type="float">
            <text:p>1478542198603</text:p>
          </table:table-cell>
          <table:table-cell office:value-type="float" office:value="1478542196315" calcext:value-type="float">
            <text:p>1478542196315</text:p>
          </table:table-cell>
          <table:table-cell table:formula="of:=[.B409]+2288" office:value-type="float" office:value="1478542198603" calcext:value-type="float">
            <text:p>1478542198603</text:p>
          </table:table-cell>
          <table:table-cell table:formula="of:=[.C409]-[.A4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623" calcext:value-type="float">
            <text:p>1478542198623</text:p>
          </table:table-cell>
          <table:table-cell office:value-type="float" office:value="1478542196334" calcext:value-type="float">
            <text:p>1478542196334</text:p>
          </table:table-cell>
          <table:table-cell table:formula="of:=[.B410]+2288" office:value-type="float" office:value="1478542198622" calcext:value-type="float">
            <text:p>1478542198622</text:p>
          </table:table-cell>
          <table:table-cell table:formula="of:=[.C410]-[.A41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8642" calcext:value-type="float">
            <text:p>1478542198642</text:p>
          </table:table-cell>
          <table:table-cell office:value-type="float" office:value="1478542196356" calcext:value-type="float">
            <text:p>1478542196356</text:p>
          </table:table-cell>
          <table:table-cell table:formula="of:=[.B411]+2288" office:value-type="float" office:value="1478542198644" calcext:value-type="float">
            <text:p>1478542198644</text:p>
          </table:table-cell>
          <table:table-cell table:formula="of:=[.C411]-[.A4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8663" calcext:value-type="float">
            <text:p>1478542198663</text:p>
          </table:table-cell>
          <table:table-cell office:value-type="float" office:value="1478542196380" calcext:value-type="float">
            <text:p>1478542196380</text:p>
          </table:table-cell>
          <table:table-cell table:formula="of:=[.B412]+2288" office:value-type="float" office:value="1478542198668" calcext:value-type="float">
            <text:p>1478542198668</text:p>
          </table:table-cell>
          <table:table-cell table:formula="of:=[.C412]-[.A4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198683" calcext:value-type="float">
            <text:p>1478542198683</text:p>
          </table:table-cell>
          <table:table-cell office:value-type="float" office:value="1478542196395" calcext:value-type="float">
            <text:p>1478542196395</text:p>
          </table:table-cell>
          <table:table-cell table:formula="of:=[.B413]+2288" office:value-type="float" office:value="1478542198683" calcext:value-type="float">
            <text:p>1478542198683</text:p>
          </table:table-cell>
          <table:table-cell table:formula="of:=[.C413]-[.A4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703" calcext:value-type="float">
            <text:p>1478542198703</text:p>
          </table:table-cell>
          <table:table-cell office:value-type="float" office:value="1478542196414" calcext:value-type="float">
            <text:p>1478542196414</text:p>
          </table:table-cell>
          <table:table-cell table:formula="of:=[.B414]+2288" office:value-type="float" office:value="1478542198702" calcext:value-type="float">
            <text:p>1478542198702</text:p>
          </table:table-cell>
          <table:table-cell table:formula="of:=[.C414]-[.A41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8722" calcext:value-type="float">
            <text:p>1478542198722</text:p>
          </table:table-cell>
          <table:table-cell office:value-type="float" office:value="1478542196434" calcext:value-type="float">
            <text:p>1478542196434</text:p>
          </table:table-cell>
          <table:table-cell table:formula="of:=[.B415]+2288" office:value-type="float" office:value="1478542198722" calcext:value-type="float">
            <text:p>1478542198722</text:p>
          </table:table-cell>
          <table:table-cell table:formula="of:=[.C415]-[.A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743" calcext:value-type="float">
            <text:p>1478542198743</text:p>
          </table:table-cell>
          <table:table-cell office:value-type="float" office:value="1478542196455" calcext:value-type="float">
            <text:p>1478542196455</text:p>
          </table:table-cell>
          <table:table-cell table:formula="of:=[.B416]+2288" office:value-type="float" office:value="1478542198743" calcext:value-type="float">
            <text:p>1478542198743</text:p>
          </table:table-cell>
          <table:table-cell table:formula="of:=[.C416]-[.A4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762" calcext:value-type="float">
            <text:p>1478542198762</text:p>
          </table:table-cell>
          <table:table-cell office:value-type="float" office:value="1478542196476" calcext:value-type="float">
            <text:p>1478542196476</text:p>
          </table:table-cell>
          <table:table-cell table:formula="of:=[.B417]+2288" office:value-type="float" office:value="1478542198764" calcext:value-type="float">
            <text:p>1478542198764</text:p>
          </table:table-cell>
          <table:table-cell table:formula="of:=[.C417]-[.A4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8782" calcext:value-type="float">
            <text:p>1478542198782</text:p>
          </table:table-cell>
          <table:table-cell office:value-type="float" office:value="1478542196494" calcext:value-type="float">
            <text:p>1478542196494</text:p>
          </table:table-cell>
          <table:table-cell table:formula="of:=[.B418]+2288" office:value-type="float" office:value="1478542198782" calcext:value-type="float">
            <text:p>1478542198782</text:p>
          </table:table-cell>
          <table:table-cell table:formula="of:=[.C418]-[.A4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803" calcext:value-type="float">
            <text:p>1478542198803</text:p>
          </table:table-cell>
          <table:table-cell office:value-type="float" office:value="1478542196515" calcext:value-type="float">
            <text:p>1478542196515</text:p>
          </table:table-cell>
          <table:table-cell table:formula="of:=[.B419]+2288" office:value-type="float" office:value="1478542198803" calcext:value-type="float">
            <text:p>1478542198803</text:p>
          </table:table-cell>
          <table:table-cell table:formula="of:=[.C419]-[.A4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822" calcext:value-type="float">
            <text:p>1478542198822</text:p>
          </table:table-cell>
          <table:table-cell office:value-type="float" office:value="1478542196534" calcext:value-type="float">
            <text:p>1478542196534</text:p>
          </table:table-cell>
          <table:table-cell table:formula="of:=[.B420]+2288" office:value-type="float" office:value="1478542198822" calcext:value-type="float">
            <text:p>1478542198822</text:p>
          </table:table-cell>
          <table:table-cell table:formula="of:=[.C420]-[.A4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842" calcext:value-type="float">
            <text:p>1478542198842</text:p>
          </table:table-cell>
          <table:table-cell office:value-type="float" office:value="1478542196555" calcext:value-type="float">
            <text:p>1478542196555</text:p>
          </table:table-cell>
          <table:table-cell table:formula="of:=[.B421]+2288" office:value-type="float" office:value="1478542198843" calcext:value-type="float">
            <text:p>1478542198843</text:p>
          </table:table-cell>
          <table:table-cell table:formula="of:=[.C421]-[.A4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8866" calcext:value-type="float">
            <text:p>1478542198866</text:p>
          </table:table-cell>
          <table:table-cell office:value-type="float" office:value="1478542196580" calcext:value-type="float">
            <text:p>1478542196580</text:p>
          </table:table-cell>
          <table:table-cell table:formula="of:=[.B422]+2288" office:value-type="float" office:value="1478542198868" calcext:value-type="float">
            <text:p>1478542198868</text:p>
          </table:table-cell>
          <table:table-cell table:formula="of:=[.C422]-[.A4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8883" calcext:value-type="float">
            <text:p>1478542198883</text:p>
          </table:table-cell>
          <table:table-cell office:value-type="float" office:value="1478542196615" calcext:value-type="float">
            <text:p>1478542196615</text:p>
          </table:table-cell>
          <table:table-cell table:formula="of:=[.B423]+2288" office:value-type="float" office:value="1478542198903" calcext:value-type="float">
            <text:p>1478542198903</text:p>
          </table:table-cell>
          <table:table-cell table:formula="of:=[.C423]-[.A42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78542198904" calcext:value-type="float">
            <text:p>1478542198904</text:p>
          </table:table-cell>
          <table:table-cell office:value-type="float" office:value="1478542196617" calcext:value-type="float">
            <text:p>1478542196617</text:p>
          </table:table-cell>
          <table:table-cell table:formula="of:=[.B424]+2288" office:value-type="float" office:value="1478542198905" calcext:value-type="float">
            <text:p>1478542198905</text:p>
          </table:table-cell>
          <table:table-cell table:formula="of:=[.C424]-[.A4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8923" calcext:value-type="float">
            <text:p>1478542198923</text:p>
          </table:table-cell>
          <table:table-cell office:value-type="float" office:value="1478542196634" calcext:value-type="float">
            <text:p>1478542196634</text:p>
          </table:table-cell>
          <table:table-cell table:formula="of:=[.B425]+2288" office:value-type="float" office:value="1478542198922" calcext:value-type="float">
            <text:p>1478542198922</text:p>
          </table:table-cell>
          <table:table-cell table:formula="of:=[.C425]-[.A42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8942" calcext:value-type="float">
            <text:p>1478542198942</text:p>
          </table:table-cell>
          <table:table-cell office:value-type="float" office:value="1478542196654" calcext:value-type="float">
            <text:p>1478542196654</text:p>
          </table:table-cell>
          <table:table-cell table:formula="of:=[.B426]+2288" office:value-type="float" office:value="1478542198942" calcext:value-type="float">
            <text:p>1478542198942</text:p>
          </table:table-cell>
          <table:table-cell table:formula="of:=[.C426]-[.A4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962" calcext:value-type="float">
            <text:p>1478542198962</text:p>
          </table:table-cell>
          <table:table-cell office:value-type="float" office:value="1478542196674" calcext:value-type="float">
            <text:p>1478542196674</text:p>
          </table:table-cell>
          <table:table-cell table:formula="of:=[.B427]+2288" office:value-type="float" office:value="1478542198962" calcext:value-type="float">
            <text:p>1478542198962</text:p>
          </table:table-cell>
          <table:table-cell table:formula="of:=[.C427]-[.A4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8983" calcext:value-type="float">
            <text:p>1478542198983</text:p>
          </table:table-cell>
          <table:table-cell office:value-type="float" office:value="1478542196695" calcext:value-type="float">
            <text:p>1478542196695</text:p>
          </table:table-cell>
          <table:table-cell table:formula="of:=[.B428]+2288" office:value-type="float" office:value="1478542198983" calcext:value-type="float">
            <text:p>1478542198983</text:p>
          </table:table-cell>
          <table:table-cell table:formula="of:=[.C428]-[.A4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004" calcext:value-type="float">
            <text:p>1478542199004</text:p>
          </table:table-cell>
          <table:table-cell office:value-type="float" office:value="1478542196717" calcext:value-type="float">
            <text:p>1478542196717</text:p>
          </table:table-cell>
          <table:table-cell table:formula="of:=[.B429]+2288" office:value-type="float" office:value="1478542199005" calcext:value-type="float">
            <text:p>1478542199005</text:p>
          </table:table-cell>
          <table:table-cell table:formula="of:=[.C429]-[.A4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9022" calcext:value-type="float">
            <text:p>1478542199022</text:p>
          </table:table-cell>
          <table:table-cell office:value-type="float" office:value="1478542196734" calcext:value-type="float">
            <text:p>1478542196734</text:p>
          </table:table-cell>
          <table:table-cell table:formula="of:=[.B430]+2288" office:value-type="float" office:value="1478542199022" calcext:value-type="float">
            <text:p>1478542199022</text:p>
          </table:table-cell>
          <table:table-cell table:formula="of:=[.C430]-[.A4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042" calcext:value-type="float">
            <text:p>1478542199042</text:p>
          </table:table-cell>
          <table:table-cell office:value-type="float" office:value="1478542196754" calcext:value-type="float">
            <text:p>1478542196754</text:p>
          </table:table-cell>
          <table:table-cell table:formula="of:=[.B431]+2288" office:value-type="float" office:value="1478542199042" calcext:value-type="float">
            <text:p>1478542199042</text:p>
          </table:table-cell>
          <table:table-cell table:formula="of:=[.C431]-[.A4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063" calcext:value-type="float">
            <text:p>1478542199063</text:p>
          </table:table-cell>
          <table:table-cell office:value-type="float" office:value="1478542196775" calcext:value-type="float">
            <text:p>1478542196775</text:p>
          </table:table-cell>
          <table:table-cell table:formula="of:=[.B432]+2288" office:value-type="float" office:value="1478542199063" calcext:value-type="float">
            <text:p>1478542199063</text:p>
          </table:table-cell>
          <table:table-cell table:formula="of:=[.C432]-[.A4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083" calcext:value-type="float">
            <text:p>1478542199083</text:p>
          </table:table-cell>
          <table:table-cell office:value-type="float" office:value="1478542196795" calcext:value-type="float">
            <text:p>1478542196795</text:p>
          </table:table-cell>
          <table:table-cell table:formula="of:=[.B433]+2288" office:value-type="float" office:value="1478542199083" calcext:value-type="float">
            <text:p>1478542199083</text:p>
          </table:table-cell>
          <table:table-cell table:formula="of:=[.C433]-[.A4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103" calcext:value-type="float">
            <text:p>1478542199103</text:p>
          </table:table-cell>
          <table:table-cell office:value-type="float" office:value="1478542196815" calcext:value-type="float">
            <text:p>1478542196815</text:p>
          </table:table-cell>
          <table:table-cell table:formula="of:=[.B434]+2288" office:value-type="float" office:value="1478542199103" calcext:value-type="float">
            <text:p>1478542199103</text:p>
          </table:table-cell>
          <table:table-cell table:formula="of:=[.C434]-[.A4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122" calcext:value-type="float">
            <text:p>1478542199122</text:p>
          </table:table-cell>
          <table:table-cell office:value-type="float" office:value="1478542196834" calcext:value-type="float">
            <text:p>1478542196834</text:p>
          </table:table-cell>
          <table:table-cell table:formula="of:=[.B435]+2288" office:value-type="float" office:value="1478542199122" calcext:value-type="float">
            <text:p>1478542199122</text:p>
          </table:table-cell>
          <table:table-cell table:formula="of:=[.C435]-[.A4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143" calcext:value-type="float">
            <text:p>1478542199143</text:p>
          </table:table-cell>
          <table:table-cell office:value-type="float" office:value="1478542196855" calcext:value-type="float">
            <text:p>1478542196855</text:p>
          </table:table-cell>
          <table:table-cell table:formula="of:=[.B436]+2288" office:value-type="float" office:value="1478542199143" calcext:value-type="float">
            <text:p>1478542199143</text:p>
          </table:table-cell>
          <table:table-cell table:formula="of:=[.C436]-[.A4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163" calcext:value-type="float">
            <text:p>1478542199163</text:p>
          </table:table-cell>
          <table:table-cell office:value-type="float" office:value="1478542196874" calcext:value-type="float">
            <text:p>1478542196874</text:p>
          </table:table-cell>
          <table:table-cell table:formula="of:=[.B437]+2288" office:value-type="float" office:value="1478542199162" calcext:value-type="float">
            <text:p>1478542199162</text:p>
          </table:table-cell>
          <table:table-cell table:formula="of:=[.C437]-[.A43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183" calcext:value-type="float">
            <text:p>1478542199183</text:p>
          </table:table-cell>
          <table:table-cell office:value-type="float" office:value="1478542196895" calcext:value-type="float">
            <text:p>1478542196895</text:p>
          </table:table-cell>
          <table:table-cell table:formula="of:=[.B438]+2288" office:value-type="float" office:value="1478542199183" calcext:value-type="float">
            <text:p>1478542199183</text:p>
          </table:table-cell>
          <table:table-cell table:formula="of:=[.C438]-[.A4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203" calcext:value-type="float">
            <text:p>1478542199203</text:p>
          </table:table-cell>
          <table:table-cell office:value-type="float" office:value="1478542196915" calcext:value-type="float">
            <text:p>1478542196915</text:p>
          </table:table-cell>
          <table:table-cell table:formula="of:=[.B439]+2288" office:value-type="float" office:value="1478542199203" calcext:value-type="float">
            <text:p>1478542199203</text:p>
          </table:table-cell>
          <table:table-cell table:formula="of:=[.C439]-[.A4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222" calcext:value-type="float">
            <text:p>1478542199222</text:p>
          </table:table-cell>
          <table:table-cell office:value-type="float" office:value="1478542196934" calcext:value-type="float">
            <text:p>1478542196934</text:p>
          </table:table-cell>
          <table:table-cell table:formula="of:=[.B440]+2288" office:value-type="float" office:value="1478542199222" calcext:value-type="float">
            <text:p>1478542199222</text:p>
          </table:table-cell>
          <table:table-cell table:formula="of:=[.C440]-[.A4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242" calcext:value-type="float">
            <text:p>1478542199242</text:p>
          </table:table-cell>
          <table:table-cell office:value-type="float" office:value="1478542196954" calcext:value-type="float">
            <text:p>1478542196954</text:p>
          </table:table-cell>
          <table:table-cell table:formula="of:=[.B441]+2288" office:value-type="float" office:value="1478542199242" calcext:value-type="float">
            <text:p>1478542199242</text:p>
          </table:table-cell>
          <table:table-cell table:formula="of:=[.C441]-[.A4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263" calcext:value-type="float">
            <text:p>1478542199263</text:p>
          </table:table-cell>
          <table:table-cell office:value-type="float" office:value="1478542196975" calcext:value-type="float">
            <text:p>1478542196975</text:p>
          </table:table-cell>
          <table:table-cell table:formula="of:=[.B442]+2288" office:value-type="float" office:value="1478542199263" calcext:value-type="float">
            <text:p>1478542199263</text:p>
          </table:table-cell>
          <table:table-cell table:formula="of:=[.C442]-[.A4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282" calcext:value-type="float">
            <text:p>1478542199282</text:p>
          </table:table-cell>
          <table:table-cell office:value-type="float" office:value="1478542196994" calcext:value-type="float">
            <text:p>1478542196994</text:p>
          </table:table-cell>
          <table:table-cell table:formula="of:=[.B443]+2288" office:value-type="float" office:value="1478542199282" calcext:value-type="float">
            <text:p>1478542199282</text:p>
          </table:table-cell>
          <table:table-cell table:formula="of:=[.C443]-[.A4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302" calcext:value-type="float">
            <text:p>1478542199302</text:p>
          </table:table-cell>
          <table:table-cell office:value-type="float" office:value="1478542197014" calcext:value-type="float">
            <text:p>1478542197014</text:p>
          </table:table-cell>
          <table:table-cell table:formula="of:=[.B444]+2288" office:value-type="float" office:value="1478542199302" calcext:value-type="float">
            <text:p>1478542199302</text:p>
          </table:table-cell>
          <table:table-cell table:formula="of:=[.C444]-[.A4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322" calcext:value-type="float">
            <text:p>1478542199322</text:p>
          </table:table-cell>
          <table:table-cell office:value-type="float" office:value="1478542197034" calcext:value-type="float">
            <text:p>1478542197034</text:p>
          </table:table-cell>
          <table:table-cell table:formula="of:=[.B445]+2288" office:value-type="float" office:value="1478542199322" calcext:value-type="float">
            <text:p>1478542199322</text:p>
          </table:table-cell>
          <table:table-cell table:formula="of:=[.C445]-[.A4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343" calcext:value-type="float">
            <text:p>1478542199343</text:p>
          </table:table-cell>
          <table:table-cell office:value-type="float" office:value="1478542197054" calcext:value-type="float">
            <text:p>1478542197054</text:p>
          </table:table-cell>
          <table:table-cell table:formula="of:=[.B446]+2288" office:value-type="float" office:value="1478542199342" calcext:value-type="float">
            <text:p>1478542199342</text:p>
          </table:table-cell>
          <table:table-cell table:formula="of:=[.C446]-[.A44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363" calcext:value-type="float">
            <text:p>1478542199363</text:p>
          </table:table-cell>
          <table:table-cell office:value-type="float" office:value="1478542197075" calcext:value-type="float">
            <text:p>1478542197075</text:p>
          </table:table-cell>
          <table:table-cell table:formula="of:=[.B447]+2288" office:value-type="float" office:value="1478542199363" calcext:value-type="float">
            <text:p>1478542199363</text:p>
          </table:table-cell>
          <table:table-cell table:formula="of:=[.C447]-[.A4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383" calcext:value-type="float">
            <text:p>1478542199383</text:p>
          </table:table-cell>
          <table:table-cell office:value-type="float" office:value="1478542197095" calcext:value-type="float">
            <text:p>1478542197095</text:p>
          </table:table-cell>
          <table:table-cell table:formula="of:=[.B448]+2288" office:value-type="float" office:value="1478542199383" calcext:value-type="float">
            <text:p>1478542199383</text:p>
          </table:table-cell>
          <table:table-cell table:formula="of:=[.C448]-[.A4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403" calcext:value-type="float">
            <text:p>1478542199403</text:p>
          </table:table-cell>
          <table:table-cell office:value-type="float" office:value="1478542197117" calcext:value-type="float">
            <text:p>1478542197117</text:p>
          </table:table-cell>
          <table:table-cell table:formula="of:=[.B449]+2288" office:value-type="float" office:value="1478542199405" calcext:value-type="float">
            <text:p>1478542199405</text:p>
          </table:table-cell>
          <table:table-cell table:formula="of:=[.C449]-[.A44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9422" calcext:value-type="float">
            <text:p>1478542199422</text:p>
          </table:table-cell>
          <table:table-cell office:value-type="float" office:value="1478542197143" calcext:value-type="float">
            <text:p>1478542197143</text:p>
          </table:table-cell>
          <table:table-cell table:formula="of:=[.B450]+2288" office:value-type="float" office:value="1478542199431" calcext:value-type="float">
            <text:p>1478542199431</text:p>
          </table:table-cell>
          <table:table-cell table:formula="of:=[.C450]-[.A45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78542199442" calcext:value-type="float">
            <text:p>1478542199442</text:p>
          </table:table-cell>
          <table:table-cell office:value-type="float" office:value="1478542197154" calcext:value-type="float">
            <text:p>1478542197154</text:p>
          </table:table-cell>
          <table:table-cell table:formula="of:=[.B451]+2288" office:value-type="float" office:value="1478542199442" calcext:value-type="float">
            <text:p>1478542199442</text:p>
          </table:table-cell>
          <table:table-cell table:formula="of:=[.C451]-[.A4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463" calcext:value-type="float">
            <text:p>1478542199463</text:p>
          </table:table-cell>
          <table:table-cell office:value-type="float" office:value="1478542197175" calcext:value-type="float">
            <text:p>1478542197175</text:p>
          </table:table-cell>
          <table:table-cell table:formula="of:=[.B452]+2288" office:value-type="float" office:value="1478542199463" calcext:value-type="float">
            <text:p>1478542199463</text:p>
          </table:table-cell>
          <table:table-cell table:formula="of:=[.C452]-[.A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482" calcext:value-type="float">
            <text:p>1478542199482</text:p>
          </table:table-cell>
          <table:table-cell office:value-type="float" office:value="1478542197194" calcext:value-type="float">
            <text:p>1478542197194</text:p>
          </table:table-cell>
          <table:table-cell table:formula="of:=[.B453]+2288" office:value-type="float" office:value="1478542199482" calcext:value-type="float">
            <text:p>1478542199482</text:p>
          </table:table-cell>
          <table:table-cell table:formula="of:=[.C453]-[.A4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505" calcext:value-type="float">
            <text:p>1478542199505</text:p>
          </table:table-cell>
          <table:table-cell office:value-type="float" office:value="1478542197217" calcext:value-type="float">
            <text:p>1478542197217</text:p>
          </table:table-cell>
          <table:table-cell table:formula="of:=[.B454]+2288" office:value-type="float" office:value="1478542199505" calcext:value-type="float">
            <text:p>1478542199505</text:p>
          </table:table-cell>
          <table:table-cell table:formula="of:=[.C454]-[.A4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522" calcext:value-type="float">
            <text:p>1478542199522</text:p>
          </table:table-cell>
          <table:table-cell office:value-type="float" office:value="1478542197234" calcext:value-type="float">
            <text:p>1478542197234</text:p>
          </table:table-cell>
          <table:table-cell table:formula="of:=[.B455]+2288" office:value-type="float" office:value="1478542199522" calcext:value-type="float">
            <text:p>1478542199522</text:p>
          </table:table-cell>
          <table:table-cell table:formula="of:=[.C455]-[.A4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542" calcext:value-type="float">
            <text:p>1478542199542</text:p>
          </table:table-cell>
          <table:table-cell office:value-type="float" office:value="1478542197253" calcext:value-type="float">
            <text:p>1478542197253</text:p>
          </table:table-cell>
          <table:table-cell table:formula="of:=[.B456]+2288" office:value-type="float" office:value="1478542199541" calcext:value-type="float">
            <text:p>1478542199541</text:p>
          </table:table-cell>
          <table:table-cell table:formula="of:=[.C456]-[.A45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564" calcext:value-type="float">
            <text:p>1478542199564</text:p>
          </table:table-cell>
          <table:table-cell office:value-type="float" office:value="1478542197275" calcext:value-type="float">
            <text:p>1478542197275</text:p>
          </table:table-cell>
          <table:table-cell table:formula="of:=[.B457]+2288" office:value-type="float" office:value="1478542199563" calcext:value-type="float">
            <text:p>1478542199563</text:p>
          </table:table-cell>
          <table:table-cell table:formula="of:=[.C457]-[.A45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582" calcext:value-type="float">
            <text:p>1478542199582</text:p>
          </table:table-cell>
          <table:table-cell office:value-type="float" office:value="1478542197296" calcext:value-type="float">
            <text:p>1478542197296</text:p>
          </table:table-cell>
          <table:table-cell table:formula="of:=[.B458]+2288" office:value-type="float" office:value="1478542199584" calcext:value-type="float">
            <text:p>1478542199584</text:p>
          </table:table-cell>
          <table:table-cell table:formula="of:=[.C458]-[.A45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9602" calcext:value-type="float">
            <text:p>1478542199602</text:p>
          </table:table-cell>
          <table:table-cell office:value-type="float" office:value="1478542197313" calcext:value-type="float">
            <text:p>1478542197313</text:p>
          </table:table-cell>
          <table:table-cell table:formula="of:=[.B459]+2288" office:value-type="float" office:value="1478542199601" calcext:value-type="float">
            <text:p>1478542199601</text:p>
          </table:table-cell>
          <table:table-cell table:formula="of:=[.C459]-[.A45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622" calcext:value-type="float">
            <text:p>1478542199622</text:p>
          </table:table-cell>
          <table:table-cell office:value-type="float" office:value="1478542197334" calcext:value-type="float">
            <text:p>1478542197334</text:p>
          </table:table-cell>
          <table:table-cell table:formula="of:=[.B460]+2288" office:value-type="float" office:value="1478542199622" calcext:value-type="float">
            <text:p>1478542199622</text:p>
          </table:table-cell>
          <table:table-cell table:formula="of:=[.C460]-[.A4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642" calcext:value-type="float">
            <text:p>1478542199642</text:p>
          </table:table-cell>
          <table:table-cell office:value-type="float" office:value="1478542197353" calcext:value-type="float">
            <text:p>1478542197353</text:p>
          </table:table-cell>
          <table:table-cell table:formula="of:=[.B461]+2288" office:value-type="float" office:value="1478542199641" calcext:value-type="float">
            <text:p>1478542199641</text:p>
          </table:table-cell>
          <table:table-cell table:formula="of:=[.C461]-[.A46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661" calcext:value-type="float">
            <text:p>1478542199661</text:p>
          </table:table-cell>
          <table:table-cell office:value-type="float" office:value="1478542197373" calcext:value-type="float">
            <text:p>1478542197373</text:p>
          </table:table-cell>
          <table:table-cell table:formula="of:=[.B462]+2288" office:value-type="float" office:value="1478542199661" calcext:value-type="float">
            <text:p>1478542199661</text:p>
          </table:table-cell>
          <table:table-cell table:formula="of:=[.C462]-[.A4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682" calcext:value-type="float">
            <text:p>1478542199682</text:p>
          </table:table-cell>
          <table:table-cell office:value-type="float" office:value="1478542197393" calcext:value-type="float">
            <text:p>1478542197393</text:p>
          </table:table-cell>
          <table:table-cell table:formula="of:=[.B463]+2288" office:value-type="float" office:value="1478542199681" calcext:value-type="float">
            <text:p>1478542199681</text:p>
          </table:table-cell>
          <table:table-cell table:formula="of:=[.C463]-[.A46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702" calcext:value-type="float">
            <text:p>1478542199702</text:p>
          </table:table-cell>
          <table:table-cell office:value-type="float" office:value="1478542197414" calcext:value-type="float">
            <text:p>1478542197414</text:p>
          </table:table-cell>
          <table:table-cell table:formula="of:=[.B464]+2288" office:value-type="float" office:value="1478542199702" calcext:value-type="float">
            <text:p>1478542199702</text:p>
          </table:table-cell>
          <table:table-cell table:formula="of:=[.C464]-[.A4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722" calcext:value-type="float">
            <text:p>1478542199722</text:p>
          </table:table-cell>
          <table:table-cell office:value-type="float" office:value="1478542197434" calcext:value-type="float">
            <text:p>1478542197434</text:p>
          </table:table-cell>
          <table:table-cell table:formula="of:=[.B465]+2288" office:value-type="float" office:value="1478542199722" calcext:value-type="float">
            <text:p>1478542199722</text:p>
          </table:table-cell>
          <table:table-cell table:formula="of:=[.C465]-[.A4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742" calcext:value-type="float">
            <text:p>1478542199742</text:p>
          </table:table-cell>
          <table:table-cell office:value-type="float" office:value="1478542197454" calcext:value-type="float">
            <text:p>1478542197454</text:p>
          </table:table-cell>
          <table:table-cell table:formula="of:=[.B466]+2288" office:value-type="float" office:value="1478542199742" calcext:value-type="float">
            <text:p>1478542199742</text:p>
          </table:table-cell>
          <table:table-cell table:formula="of:=[.C466]-[.A4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762" calcext:value-type="float">
            <text:p>1478542199762</text:p>
          </table:table-cell>
          <table:table-cell office:value-type="float" office:value="1478542197474" calcext:value-type="float">
            <text:p>1478542197474</text:p>
          </table:table-cell>
          <table:table-cell table:formula="of:=[.B467]+2288" office:value-type="float" office:value="1478542199762" calcext:value-type="float">
            <text:p>1478542199762</text:p>
          </table:table-cell>
          <table:table-cell table:formula="of:=[.C467]-[.A4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782" calcext:value-type="float">
            <text:p>1478542199782</text:p>
          </table:table-cell>
          <table:table-cell office:value-type="float" office:value="1478542197493" calcext:value-type="float">
            <text:p>1478542197493</text:p>
          </table:table-cell>
          <table:table-cell table:formula="of:=[.B468]+2288" office:value-type="float" office:value="1478542199781" calcext:value-type="float">
            <text:p>1478542199781</text:p>
          </table:table-cell>
          <table:table-cell table:formula="of:=[.C468]-[.A46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803" calcext:value-type="float">
            <text:p>1478542199803</text:p>
          </table:table-cell>
          <table:table-cell office:value-type="float" office:value="1478542197515" calcext:value-type="float">
            <text:p>1478542197515</text:p>
          </table:table-cell>
          <table:table-cell table:formula="of:=[.B469]+2288" office:value-type="float" office:value="1478542199803" calcext:value-type="float">
            <text:p>1478542199803</text:p>
          </table:table-cell>
          <table:table-cell table:formula="of:=[.C469]-[.A4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822" calcext:value-type="float">
            <text:p>1478542199822</text:p>
          </table:table-cell>
          <table:table-cell office:value-type="float" office:value="1478542197533" calcext:value-type="float">
            <text:p>1478542197533</text:p>
          </table:table-cell>
          <table:table-cell table:formula="of:=[.B470]+2288" office:value-type="float" office:value="1478542199821" calcext:value-type="float">
            <text:p>1478542199821</text:p>
          </table:table-cell>
          <table:table-cell table:formula="of:=[.C470]-[.A47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842" calcext:value-type="float">
            <text:p>1478542199842</text:p>
          </table:table-cell>
          <table:table-cell office:value-type="float" office:value="1478542197554" calcext:value-type="float">
            <text:p>1478542197554</text:p>
          </table:table-cell>
          <table:table-cell table:formula="of:=[.B471]+2288" office:value-type="float" office:value="1478542199842" calcext:value-type="float">
            <text:p>1478542199842</text:p>
          </table:table-cell>
          <table:table-cell table:formula="of:=[.C471]-[.A4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862" calcext:value-type="float">
            <text:p>1478542199862</text:p>
          </table:table-cell>
          <table:table-cell office:value-type="float" office:value="1478542197573" calcext:value-type="float">
            <text:p>1478542197573</text:p>
          </table:table-cell>
          <table:table-cell table:formula="of:=[.B472]+2288" office:value-type="float" office:value="1478542199861" calcext:value-type="float">
            <text:p>1478542199861</text:p>
          </table:table-cell>
          <table:table-cell table:formula="of:=[.C472]-[.A47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882" calcext:value-type="float">
            <text:p>1478542199882</text:p>
          </table:table-cell>
          <table:table-cell office:value-type="float" office:value="1478542197593" calcext:value-type="float">
            <text:p>1478542197593</text:p>
          </table:table-cell>
          <table:table-cell table:formula="of:=[.B473]+2288" office:value-type="float" office:value="1478542199881" calcext:value-type="float">
            <text:p>1478542199881</text:p>
          </table:table-cell>
          <table:table-cell table:formula="of:=[.C473]-[.A47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199901" calcext:value-type="float">
            <text:p>1478542199901</text:p>
          </table:table-cell>
          <table:table-cell office:value-type="float" office:value="1478542197613" calcext:value-type="float">
            <text:p>1478542197613</text:p>
          </table:table-cell>
          <table:table-cell table:formula="of:=[.B474]+2288" office:value-type="float" office:value="1478542199901" calcext:value-type="float">
            <text:p>1478542199901</text:p>
          </table:table-cell>
          <table:table-cell table:formula="of:=[.C474]-[.A4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922" calcext:value-type="float">
            <text:p>1478542199922</text:p>
          </table:table-cell>
          <table:table-cell office:value-type="float" office:value="1478542197636" calcext:value-type="float">
            <text:p>1478542197636</text:p>
          </table:table-cell>
          <table:table-cell table:formula="of:=[.B475]+2288" office:value-type="float" office:value="1478542199924" calcext:value-type="float">
            <text:p>1478542199924</text:p>
          </table:table-cell>
          <table:table-cell table:formula="of:=[.C475]-[.A4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199942" calcext:value-type="float">
            <text:p>1478542199942</text:p>
          </table:table-cell>
          <table:table-cell office:value-type="float" office:value="1478542197654" calcext:value-type="float">
            <text:p>1478542197654</text:p>
          </table:table-cell>
          <table:table-cell table:formula="of:=[.B476]+2288" office:value-type="float" office:value="1478542199942" calcext:value-type="float">
            <text:p>1478542199942</text:p>
          </table:table-cell>
          <table:table-cell table:formula="of:=[.C476]-[.A4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199961" calcext:value-type="float">
            <text:p>1478542199961</text:p>
          </table:table-cell>
          <table:table-cell office:value-type="float" office:value="1478542197674" calcext:value-type="float">
            <text:p>1478542197674</text:p>
          </table:table-cell>
          <table:table-cell table:formula="of:=[.B477]+2288" office:value-type="float" office:value="1478542199962" calcext:value-type="float">
            <text:p>1478542199962</text:p>
          </table:table-cell>
          <table:table-cell table:formula="of:=[.C477]-[.A4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199982" calcext:value-type="float">
            <text:p>1478542199982</text:p>
          </table:table-cell>
          <table:table-cell office:value-type="float" office:value="1478542197694" calcext:value-type="float">
            <text:p>1478542197694</text:p>
          </table:table-cell>
          <table:table-cell table:formula="of:=[.B478]+2288" office:value-type="float" office:value="1478542199982" calcext:value-type="float">
            <text:p>1478542199982</text:p>
          </table:table-cell>
          <table:table-cell table:formula="of:=[.C478]-[.A4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006" calcext:value-type="float">
            <text:p>1478542200006</text:p>
          </table:table-cell>
          <table:table-cell office:value-type="float" office:value="1478542197722" calcext:value-type="float">
            <text:p>1478542197722</text:p>
          </table:table-cell>
          <table:table-cell table:formula="of:=[.B479]+2288" office:value-type="float" office:value="1478542200010" calcext:value-type="float">
            <text:p>1478542200010</text:p>
          </table:table-cell>
          <table:table-cell table:formula="of:=[.C479]-[.A47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00022" calcext:value-type="float">
            <text:p>1478542200022</text:p>
          </table:table-cell>
          <table:table-cell office:value-type="float" office:value="1478542197734" calcext:value-type="float">
            <text:p>1478542197734</text:p>
          </table:table-cell>
          <table:table-cell table:formula="of:=[.B480]+2288" office:value-type="float" office:value="1478542200022" calcext:value-type="float">
            <text:p>1478542200022</text:p>
          </table:table-cell>
          <table:table-cell table:formula="of:=[.C480]-[.A4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043" calcext:value-type="float">
            <text:p>1478542200043</text:p>
          </table:table-cell>
          <table:table-cell office:value-type="float" office:value="1478542197756" calcext:value-type="float">
            <text:p>1478542197756</text:p>
          </table:table-cell>
          <table:table-cell table:formula="of:=[.B481]+2288" office:value-type="float" office:value="1478542200044" calcext:value-type="float">
            <text:p>1478542200044</text:p>
          </table:table-cell>
          <table:table-cell table:formula="of:=[.C481]-[.A48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062" calcext:value-type="float">
            <text:p>1478542200062</text:p>
          </table:table-cell>
          <table:table-cell office:value-type="float" office:value="1478542197774" calcext:value-type="float">
            <text:p>1478542197774</text:p>
          </table:table-cell>
          <table:table-cell table:formula="of:=[.B482]+2288" office:value-type="float" office:value="1478542200062" calcext:value-type="float">
            <text:p>1478542200062</text:p>
          </table:table-cell>
          <table:table-cell table:formula="of:=[.C482]-[.A4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082" calcext:value-type="float">
            <text:p>1478542200082</text:p>
          </table:table-cell>
          <table:table-cell office:value-type="float" office:value="1478542197800" calcext:value-type="float">
            <text:p>1478542197800</text:p>
          </table:table-cell>
          <table:table-cell table:formula="of:=[.B483]+2288" office:value-type="float" office:value="1478542200088" calcext:value-type="float">
            <text:p>1478542200088</text:p>
          </table:table-cell>
          <table:table-cell table:formula="of:=[.C483]-[.A48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00111" calcext:value-type="float">
            <text:p>1478542200111</text:p>
          </table:table-cell>
          <table:table-cell office:value-type="float" office:value="1478542197823" calcext:value-type="float">
            <text:p>1478542197823</text:p>
          </table:table-cell>
          <table:table-cell table:formula="of:=[.B484]+2288" office:value-type="float" office:value="1478542200111" calcext:value-type="float">
            <text:p>1478542200111</text:p>
          </table:table-cell>
          <table:table-cell table:formula="of:=[.C484]-[.A4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121" calcext:value-type="float">
            <text:p>1478542200121</text:p>
          </table:table-cell>
          <table:table-cell office:value-type="float" office:value="1478542197833" calcext:value-type="float">
            <text:p>1478542197833</text:p>
          </table:table-cell>
          <table:table-cell table:formula="of:=[.B485]+2288" office:value-type="float" office:value="1478542200121" calcext:value-type="float">
            <text:p>1478542200121</text:p>
          </table:table-cell>
          <table:table-cell table:formula="of:=[.C485]-[.A4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142" calcext:value-type="float">
            <text:p>1478542200142</text:p>
          </table:table-cell>
          <table:table-cell office:value-type="float" office:value="1478542197854" calcext:value-type="float">
            <text:p>1478542197854</text:p>
          </table:table-cell>
          <table:table-cell table:formula="of:=[.B486]+2288" office:value-type="float" office:value="1478542200142" calcext:value-type="float">
            <text:p>1478542200142</text:p>
          </table:table-cell>
          <table:table-cell table:formula="of:=[.C486]-[.A4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162" calcext:value-type="float">
            <text:p>1478542200162</text:p>
          </table:table-cell>
          <table:table-cell office:value-type="float" office:value="1478542197874" calcext:value-type="float">
            <text:p>1478542197874</text:p>
          </table:table-cell>
          <table:table-cell table:formula="of:=[.B487]+2288" office:value-type="float" office:value="1478542200162" calcext:value-type="float">
            <text:p>1478542200162</text:p>
          </table:table-cell>
          <table:table-cell table:formula="of:=[.C487]-[.A4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182" calcext:value-type="float">
            <text:p>1478542200182</text:p>
          </table:table-cell>
          <table:table-cell office:value-type="float" office:value="1478542197894" calcext:value-type="float">
            <text:p>1478542197894</text:p>
          </table:table-cell>
          <table:table-cell table:formula="of:=[.B488]+2288" office:value-type="float" office:value="1478542200182" calcext:value-type="float">
            <text:p>1478542200182</text:p>
          </table:table-cell>
          <table:table-cell table:formula="of:=[.C488]-[.A4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202" calcext:value-type="float">
            <text:p>1478542200202</text:p>
          </table:table-cell>
          <table:table-cell office:value-type="float" office:value="1478542197914" calcext:value-type="float">
            <text:p>1478542197914</text:p>
          </table:table-cell>
          <table:table-cell table:formula="of:=[.B489]+2288" office:value-type="float" office:value="1478542200202" calcext:value-type="float">
            <text:p>1478542200202</text:p>
          </table:table-cell>
          <table:table-cell table:formula="of:=[.C489]-[.A4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222" calcext:value-type="float">
            <text:p>1478542200222</text:p>
          </table:table-cell>
          <table:table-cell office:value-type="float" office:value="1478542197934" calcext:value-type="float">
            <text:p>1478542197934</text:p>
          </table:table-cell>
          <table:table-cell table:formula="of:=[.B490]+2288" office:value-type="float" office:value="1478542200222" calcext:value-type="float">
            <text:p>1478542200222</text:p>
          </table:table-cell>
          <table:table-cell table:formula="of:=[.C490]-[.A4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242" calcext:value-type="float">
            <text:p>1478542200242</text:p>
          </table:table-cell>
          <table:table-cell office:value-type="float" office:value="1478542197954" calcext:value-type="float">
            <text:p>1478542197954</text:p>
          </table:table-cell>
          <table:table-cell table:formula="of:=[.B491]+2288" office:value-type="float" office:value="1478542200242" calcext:value-type="float">
            <text:p>1478542200242</text:p>
          </table:table-cell>
          <table:table-cell table:formula="of:=[.C491]-[.A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262" calcext:value-type="float">
            <text:p>1478542200262</text:p>
          </table:table-cell>
          <table:table-cell office:value-type="float" office:value="1478542197974" calcext:value-type="float">
            <text:p>1478542197974</text:p>
          </table:table-cell>
          <table:table-cell table:formula="of:=[.B492]+2288" office:value-type="float" office:value="1478542200262" calcext:value-type="float">
            <text:p>1478542200262</text:p>
          </table:table-cell>
          <table:table-cell table:formula="of:=[.C492]-[.A4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282" calcext:value-type="float">
            <text:p>1478542200282</text:p>
          </table:table-cell>
          <table:table-cell office:value-type="float" office:value="1478542197994" calcext:value-type="float">
            <text:p>1478542197994</text:p>
          </table:table-cell>
          <table:table-cell table:formula="of:=[.B493]+2288" office:value-type="float" office:value="1478542200282" calcext:value-type="float">
            <text:p>1478542200282</text:p>
          </table:table-cell>
          <table:table-cell table:formula="of:=[.C493]-[.A4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302" calcext:value-type="float">
            <text:p>1478542200302</text:p>
          </table:table-cell>
          <table:table-cell office:value-type="float" office:value="1478542198015" calcext:value-type="float">
            <text:p>1478542198015</text:p>
          </table:table-cell>
          <table:table-cell table:formula="of:=[.B494]+2288" office:value-type="float" office:value="1478542200303" calcext:value-type="float">
            <text:p>1478542200303</text:p>
          </table:table-cell>
          <table:table-cell table:formula="of:=[.C494]-[.A49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322" calcext:value-type="float">
            <text:p>1478542200322</text:p>
          </table:table-cell>
          <table:table-cell office:value-type="float" office:value="1478542198034" calcext:value-type="float">
            <text:p>1478542198034</text:p>
          </table:table-cell>
          <table:table-cell table:formula="of:=[.B495]+2288" office:value-type="float" office:value="1478542200322" calcext:value-type="float">
            <text:p>1478542200322</text:p>
          </table:table-cell>
          <table:table-cell table:formula="of:=[.C495]-[.A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342" calcext:value-type="float">
            <text:p>1478542200342</text:p>
          </table:table-cell>
          <table:table-cell office:value-type="float" office:value="1478542198054" calcext:value-type="float">
            <text:p>1478542198054</text:p>
          </table:table-cell>
          <table:table-cell table:formula="of:=[.B496]+2288" office:value-type="float" office:value="1478542200342" calcext:value-type="float">
            <text:p>1478542200342</text:p>
          </table:table-cell>
          <table:table-cell table:formula="of:=[.C496]-[.A4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362" calcext:value-type="float">
            <text:p>1478542200362</text:p>
          </table:table-cell>
          <table:table-cell office:value-type="float" office:value="1478542198074" calcext:value-type="float">
            <text:p>1478542198074</text:p>
          </table:table-cell>
          <table:table-cell table:formula="of:=[.B497]+2288" office:value-type="float" office:value="1478542200362" calcext:value-type="float">
            <text:p>1478542200362</text:p>
          </table:table-cell>
          <table:table-cell table:formula="of:=[.C497]-[.A4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382" calcext:value-type="float">
            <text:p>1478542200382</text:p>
          </table:table-cell>
          <table:table-cell office:value-type="float" office:value="1478542198094" calcext:value-type="float">
            <text:p>1478542198094</text:p>
          </table:table-cell>
          <table:table-cell table:formula="of:=[.B498]+2288" office:value-type="float" office:value="1478542200382" calcext:value-type="float">
            <text:p>1478542200382</text:p>
          </table:table-cell>
          <table:table-cell table:formula="of:=[.C498]-[.A4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403" calcext:value-type="float">
            <text:p>1478542200403</text:p>
          </table:table-cell>
          <table:table-cell office:value-type="float" office:value="1478542198127" calcext:value-type="float">
            <text:p>1478542198127</text:p>
          </table:table-cell>
          <table:table-cell table:formula="of:=[.B499]+2288" office:value-type="float" office:value="1478542200415" calcext:value-type="float">
            <text:p>1478542200415</text:p>
          </table:table-cell>
          <table:table-cell table:formula="of:=[.C499]-[.A4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78542200423" calcext:value-type="float">
            <text:p>1478542200423</text:p>
          </table:table-cell>
          <table:table-cell office:value-type="float" office:value="1478542198137" calcext:value-type="float">
            <text:p>1478542198137</text:p>
          </table:table-cell>
          <table:table-cell table:formula="of:=[.B500]+2288" office:value-type="float" office:value="1478542200425" calcext:value-type="float">
            <text:p>1478542200425</text:p>
          </table:table-cell>
          <table:table-cell table:formula="of:=[.C500]-[.A50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0442" calcext:value-type="float">
            <text:p>1478542200442</text:p>
          </table:table-cell>
          <table:table-cell office:value-type="float" office:value="1478542198161" calcext:value-type="float">
            <text:p>1478542198161</text:p>
          </table:table-cell>
          <table:table-cell table:formula="of:=[.B501]+2288" office:value-type="float" office:value="1478542200449" calcext:value-type="float">
            <text:p>1478542200449</text:p>
          </table:table-cell>
          <table:table-cell table:formula="of:=[.C501]-[.A50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200462" calcext:value-type="float">
            <text:p>1478542200462</text:p>
          </table:table-cell>
          <table:table-cell office:value-type="float" office:value="1478542198174" calcext:value-type="float">
            <text:p>1478542198174</text:p>
          </table:table-cell>
          <table:table-cell table:formula="of:=[.B502]+2288" office:value-type="float" office:value="1478542200462" calcext:value-type="float">
            <text:p>1478542200462</text:p>
          </table:table-cell>
          <table:table-cell table:formula="of:=[.C502]-[.A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482" calcext:value-type="float">
            <text:p>1478542200482</text:p>
          </table:table-cell>
          <table:table-cell office:value-type="float" office:value="1478542198194" calcext:value-type="float">
            <text:p>1478542198194</text:p>
          </table:table-cell>
          <table:table-cell table:formula="of:=[.B503]+2288" office:value-type="float" office:value="1478542200482" calcext:value-type="float">
            <text:p>1478542200482</text:p>
          </table:table-cell>
          <table:table-cell table:formula="of:=[.C503]-[.A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502" calcext:value-type="float">
            <text:p>1478542200502</text:p>
          </table:table-cell>
          <table:table-cell office:value-type="float" office:value="1478542198213" calcext:value-type="float">
            <text:p>1478542198213</text:p>
          </table:table-cell>
          <table:table-cell table:formula="of:=[.B504]+2288" office:value-type="float" office:value="1478542200501" calcext:value-type="float">
            <text:p>1478542200501</text:p>
          </table:table-cell>
          <table:table-cell table:formula="of:=[.C504]-[.A50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0522" calcext:value-type="float">
            <text:p>1478542200522</text:p>
          </table:table-cell>
          <table:table-cell office:value-type="float" office:value="1478542198233" calcext:value-type="float">
            <text:p>1478542198233</text:p>
          </table:table-cell>
          <table:table-cell table:formula="of:=[.B505]+2288" office:value-type="float" office:value="1478542200521" calcext:value-type="float">
            <text:p>1478542200521</text:p>
          </table:table-cell>
          <table:table-cell table:formula="of:=[.C505]-[.A50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0541" calcext:value-type="float">
            <text:p>1478542200541</text:p>
          </table:table-cell>
          <table:table-cell office:value-type="float" office:value="1478542198253" calcext:value-type="float">
            <text:p>1478542198253</text:p>
          </table:table-cell>
          <table:table-cell table:formula="of:=[.B506]+2288" office:value-type="float" office:value="1478542200541" calcext:value-type="float">
            <text:p>1478542200541</text:p>
          </table:table-cell>
          <table:table-cell table:formula="of:=[.C506]-[.A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562" calcext:value-type="float">
            <text:p>1478542200562</text:p>
          </table:table-cell>
          <table:table-cell office:value-type="float" office:value="1478542198274" calcext:value-type="float">
            <text:p>1478542198274</text:p>
          </table:table-cell>
          <table:table-cell table:formula="of:=[.B507]+2288" office:value-type="float" office:value="1478542200562" calcext:value-type="float">
            <text:p>1478542200562</text:p>
          </table:table-cell>
          <table:table-cell table:formula="of:=[.C507]-[.A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582" calcext:value-type="float">
            <text:p>1478542200582</text:p>
          </table:table-cell>
          <table:table-cell office:value-type="float" office:value="1478542198294" calcext:value-type="float">
            <text:p>1478542198294</text:p>
          </table:table-cell>
          <table:table-cell table:formula="of:=[.B508]+2288" office:value-type="float" office:value="1478542200582" calcext:value-type="float">
            <text:p>1478542200582</text:p>
          </table:table-cell>
          <table:table-cell table:formula="of:=[.C508]-[.A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601" calcext:value-type="float">
            <text:p>1478542200601</text:p>
          </table:table-cell>
          <table:table-cell office:value-type="float" office:value="1478542198314" calcext:value-type="float">
            <text:p>1478542198314</text:p>
          </table:table-cell>
          <table:table-cell table:formula="of:=[.B509]+2288" office:value-type="float" office:value="1478542200602" calcext:value-type="float">
            <text:p>1478542200602</text:p>
          </table:table-cell>
          <table:table-cell table:formula="of:=[.C509]-[.A50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622" calcext:value-type="float">
            <text:p>1478542200622</text:p>
          </table:table-cell>
          <table:table-cell office:value-type="float" office:value="1478542198334" calcext:value-type="float">
            <text:p>1478542198334</text:p>
          </table:table-cell>
          <table:table-cell table:formula="of:=[.B510]+2288" office:value-type="float" office:value="1478542200622" calcext:value-type="float">
            <text:p>1478542200622</text:p>
          </table:table-cell>
          <table:table-cell table:formula="of:=[.C510]-[.A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642" calcext:value-type="float">
            <text:p>1478542200642</text:p>
          </table:table-cell>
          <table:table-cell office:value-type="float" office:value="1478542198353" calcext:value-type="float">
            <text:p>1478542198353</text:p>
          </table:table-cell>
          <table:table-cell table:formula="of:=[.B511]+2288" office:value-type="float" office:value="1478542200641" calcext:value-type="float">
            <text:p>1478542200641</text:p>
          </table:table-cell>
          <table:table-cell table:formula="of:=[.C511]-[.A51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0662" calcext:value-type="float">
            <text:p>1478542200662</text:p>
          </table:table-cell>
          <table:table-cell office:value-type="float" office:value="1478542198374" calcext:value-type="float">
            <text:p>1478542198374</text:p>
          </table:table-cell>
          <table:table-cell table:formula="of:=[.B512]+2288" office:value-type="float" office:value="1478542200662" calcext:value-type="float">
            <text:p>1478542200662</text:p>
          </table:table-cell>
          <table:table-cell table:formula="of:=[.C512]-[.A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681" calcext:value-type="float">
            <text:p>1478542200681</text:p>
          </table:table-cell>
          <table:table-cell office:value-type="float" office:value="1478542198393" calcext:value-type="float">
            <text:p>1478542198393</text:p>
          </table:table-cell>
          <table:table-cell table:formula="of:=[.B513]+2288" office:value-type="float" office:value="1478542200681" calcext:value-type="float">
            <text:p>1478542200681</text:p>
          </table:table-cell>
          <table:table-cell table:formula="of:=[.C513]-[.A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701" calcext:value-type="float">
            <text:p>1478542200701</text:p>
          </table:table-cell>
          <table:table-cell office:value-type="float" office:value="1478542198413" calcext:value-type="float">
            <text:p>1478542198413</text:p>
          </table:table-cell>
          <table:table-cell table:formula="of:=[.B514]+2288" office:value-type="float" office:value="1478542200701" calcext:value-type="float">
            <text:p>1478542200701</text:p>
          </table:table-cell>
          <table:table-cell table:formula="of:=[.C514]-[.A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722" calcext:value-type="float">
            <text:p>1478542200722</text:p>
          </table:table-cell>
          <table:table-cell office:value-type="float" office:value="1478542198435" calcext:value-type="float">
            <text:p>1478542198435</text:p>
          </table:table-cell>
          <table:table-cell table:formula="of:=[.B515]+2288" office:value-type="float" office:value="1478542200723" calcext:value-type="float">
            <text:p>1478542200723</text:p>
          </table:table-cell>
          <table:table-cell table:formula="of:=[.C515]-[.A5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742" calcext:value-type="float">
            <text:p>1478542200742</text:p>
          </table:table-cell>
          <table:table-cell office:value-type="float" office:value="1478542198454" calcext:value-type="float">
            <text:p>1478542198454</text:p>
          </table:table-cell>
          <table:table-cell table:formula="of:=[.B516]+2288" office:value-type="float" office:value="1478542200742" calcext:value-type="float">
            <text:p>1478542200742</text:p>
          </table:table-cell>
          <table:table-cell table:formula="of:=[.C516]-[.A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762" calcext:value-type="float">
            <text:p>1478542200762</text:p>
          </table:table-cell>
          <table:table-cell office:value-type="float" office:value="1478542198474" calcext:value-type="float">
            <text:p>1478542198474</text:p>
          </table:table-cell>
          <table:table-cell table:formula="of:=[.B517]+2288" office:value-type="float" office:value="1478542200762" calcext:value-type="float">
            <text:p>1478542200762</text:p>
          </table:table-cell>
          <table:table-cell table:formula="of:=[.C517]-[.A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782" calcext:value-type="float">
            <text:p>1478542200782</text:p>
          </table:table-cell>
          <table:table-cell office:value-type="float" office:value="1478542198494" calcext:value-type="float">
            <text:p>1478542198494</text:p>
          </table:table-cell>
          <table:table-cell table:formula="of:=[.B518]+2288" office:value-type="float" office:value="1478542200782" calcext:value-type="float">
            <text:p>1478542200782</text:p>
          </table:table-cell>
          <table:table-cell table:formula="of:=[.C518]-[.A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801" calcext:value-type="float">
            <text:p>1478542200801</text:p>
          </table:table-cell>
          <table:table-cell office:value-type="float" office:value="1478542198514" calcext:value-type="float">
            <text:p>1478542198514</text:p>
          </table:table-cell>
          <table:table-cell table:formula="of:=[.B519]+2288" office:value-type="float" office:value="1478542200802" calcext:value-type="float">
            <text:p>1478542200802</text:p>
          </table:table-cell>
          <table:table-cell table:formula="of:=[.C519]-[.A5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822" calcext:value-type="float">
            <text:p>1478542200822</text:p>
          </table:table-cell>
          <table:table-cell office:value-type="float" office:value="1478542198534" calcext:value-type="float">
            <text:p>1478542198534</text:p>
          </table:table-cell>
          <table:table-cell table:formula="of:=[.B520]+2288" office:value-type="float" office:value="1478542200822" calcext:value-type="float">
            <text:p>1478542200822</text:p>
          </table:table-cell>
          <table:table-cell table:formula="of:=[.C520]-[.A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842" calcext:value-type="float">
            <text:p>1478542200842</text:p>
          </table:table-cell>
          <table:table-cell office:value-type="float" office:value="1478542198554" calcext:value-type="float">
            <text:p>1478542198554</text:p>
          </table:table-cell>
          <table:table-cell table:formula="of:=[.B521]+2288" office:value-type="float" office:value="1478542200842" calcext:value-type="float">
            <text:p>1478542200842</text:p>
          </table:table-cell>
          <table:table-cell table:formula="of:=[.C521]-[.A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861" calcext:value-type="float">
            <text:p>1478542200861</text:p>
          </table:table-cell>
          <table:table-cell office:value-type="float" office:value="1478542198574" calcext:value-type="float">
            <text:p>1478542198574</text:p>
          </table:table-cell>
          <table:table-cell table:formula="of:=[.B522]+2288" office:value-type="float" office:value="1478542200862" calcext:value-type="float">
            <text:p>1478542200862</text:p>
          </table:table-cell>
          <table:table-cell table:formula="of:=[.C522]-[.A5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882" calcext:value-type="float">
            <text:p>1478542200882</text:p>
          </table:table-cell>
          <table:table-cell office:value-type="float" office:value="1478542198594" calcext:value-type="float">
            <text:p>1478542198594</text:p>
          </table:table-cell>
          <table:table-cell table:formula="of:=[.B523]+2288" office:value-type="float" office:value="1478542200882" calcext:value-type="float">
            <text:p>1478542200882</text:p>
          </table:table-cell>
          <table:table-cell table:formula="of:=[.C523]-[.A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0902" calcext:value-type="float">
            <text:p>1478542200902</text:p>
          </table:table-cell>
          <table:table-cell office:value-type="float" office:value="1478542198615" calcext:value-type="float">
            <text:p>1478542198615</text:p>
          </table:table-cell>
          <table:table-cell table:formula="of:=[.B524]+2288" office:value-type="float" office:value="1478542200903" calcext:value-type="float">
            <text:p>1478542200903</text:p>
          </table:table-cell>
          <table:table-cell table:formula="of:=[.C524]-[.A5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0925" calcext:value-type="float">
            <text:p>1478542200925</text:p>
          </table:table-cell>
          <table:table-cell office:value-type="float" office:value="1478542198644" calcext:value-type="float">
            <text:p>1478542198644</text:p>
          </table:table-cell>
          <table:table-cell table:formula="of:=[.B525]+2288" office:value-type="float" office:value="1478542200932" calcext:value-type="float">
            <text:p>1478542200932</text:p>
          </table:table-cell>
          <table:table-cell table:formula="of:=[.C525]-[.A52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200943" calcext:value-type="float">
            <text:p>1478542200943</text:p>
          </table:table-cell>
          <table:table-cell office:value-type="float" office:value="1478542198657" calcext:value-type="float">
            <text:p>1478542198657</text:p>
          </table:table-cell>
          <table:table-cell table:formula="of:=[.B526]+2288" office:value-type="float" office:value="1478542200945" calcext:value-type="float">
            <text:p>1478542200945</text:p>
          </table:table-cell>
          <table:table-cell table:formula="of:=[.C526]-[.A52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0961" calcext:value-type="float">
            <text:p>1478542200961</text:p>
          </table:table-cell>
          <table:table-cell office:value-type="float" office:value="1478542198675" calcext:value-type="float">
            <text:p>1478542198675</text:p>
          </table:table-cell>
          <table:table-cell table:formula="of:=[.B527]+2288" office:value-type="float" office:value="1478542200963" calcext:value-type="float">
            <text:p>1478542200963</text:p>
          </table:table-cell>
          <table:table-cell table:formula="of:=[.C527]-[.A52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0980" calcext:value-type="float">
            <text:p>1478542200980</text:p>
          </table:table-cell>
          <table:table-cell office:value-type="float" office:value="1478542198692" calcext:value-type="float">
            <text:p>1478542198692</text:p>
          </table:table-cell>
          <table:table-cell table:formula="of:=[.B528]+2288" office:value-type="float" office:value="1478542200980" calcext:value-type="float">
            <text:p>1478542200980</text:p>
          </table:table-cell>
          <table:table-cell table:formula="of:=[.C528]-[.A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001" calcext:value-type="float">
            <text:p>1478542201001</text:p>
          </table:table-cell>
          <table:table-cell office:value-type="float" office:value="1478542198713" calcext:value-type="float">
            <text:p>1478542198713</text:p>
          </table:table-cell>
          <table:table-cell table:formula="of:=[.B529]+2288" office:value-type="float" office:value="1478542201001" calcext:value-type="float">
            <text:p>1478542201001</text:p>
          </table:table-cell>
          <table:table-cell table:formula="of:=[.C529]-[.A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021" calcext:value-type="float">
            <text:p>1478542201021</text:p>
          </table:table-cell>
          <table:table-cell office:value-type="float" office:value="1478542198734" calcext:value-type="float">
            <text:p>1478542198734</text:p>
          </table:table-cell>
          <table:table-cell table:formula="of:=[.B530]+2288" office:value-type="float" office:value="1478542201022" calcext:value-type="float">
            <text:p>1478542201022</text:p>
          </table:table-cell>
          <table:table-cell table:formula="of:=[.C530]-[.A5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1041" calcext:value-type="float">
            <text:p>1478542201041</text:p>
          </table:table-cell>
          <table:table-cell office:value-type="float" office:value="1478542198752" calcext:value-type="float">
            <text:p>1478542198752</text:p>
          </table:table-cell>
          <table:table-cell table:formula="of:=[.B531]+2288" office:value-type="float" office:value="1478542201040" calcext:value-type="float">
            <text:p>1478542201040</text:p>
          </table:table-cell>
          <table:table-cell table:formula="of:=[.C531]-[.A53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061" calcext:value-type="float">
            <text:p>1478542201061</text:p>
          </table:table-cell>
          <table:table-cell office:value-type="float" office:value="1478542198772" calcext:value-type="float">
            <text:p>1478542198772</text:p>
          </table:table-cell>
          <table:table-cell table:formula="of:=[.B532]+2288" office:value-type="float" office:value="1478542201060" calcext:value-type="float">
            <text:p>1478542201060</text:p>
          </table:table-cell>
          <table:table-cell table:formula="of:=[.C532]-[.A53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081" calcext:value-type="float">
            <text:p>1478542201081</text:p>
          </table:table-cell>
          <table:table-cell office:value-type="float" office:value="1478542198793" calcext:value-type="float">
            <text:p>1478542198793</text:p>
          </table:table-cell>
          <table:table-cell table:formula="of:=[.B533]+2288" office:value-type="float" office:value="1478542201081" calcext:value-type="float">
            <text:p>1478542201081</text:p>
          </table:table-cell>
          <table:table-cell table:formula="of:=[.C533]-[.A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100" calcext:value-type="float">
            <text:p>1478542201100</text:p>
          </table:table-cell>
          <table:table-cell office:value-type="float" office:value="1478542198812" calcext:value-type="float">
            <text:p>1478542198812</text:p>
          </table:table-cell>
          <table:table-cell table:formula="of:=[.B534]+2288" office:value-type="float" office:value="1478542201100" calcext:value-type="float">
            <text:p>1478542201100</text:p>
          </table:table-cell>
          <table:table-cell table:formula="of:=[.C534]-[.A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120" calcext:value-type="float">
            <text:p>1478542201120</text:p>
          </table:table-cell>
          <table:table-cell office:value-type="float" office:value="1478542198832" calcext:value-type="float">
            <text:p>1478542198832</text:p>
          </table:table-cell>
          <table:table-cell table:formula="of:=[.B535]+2288" office:value-type="float" office:value="1478542201120" calcext:value-type="float">
            <text:p>1478542201120</text:p>
          </table:table-cell>
          <table:table-cell table:formula="of:=[.C535]-[.A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141" calcext:value-type="float">
            <text:p>1478542201141</text:p>
          </table:table-cell>
          <table:table-cell office:value-type="float" office:value="1478542198852" calcext:value-type="float">
            <text:p>1478542198852</text:p>
          </table:table-cell>
          <table:table-cell table:formula="of:=[.B536]+2288" office:value-type="float" office:value="1478542201140" calcext:value-type="float">
            <text:p>1478542201140</text:p>
          </table:table-cell>
          <table:table-cell table:formula="of:=[.C536]-[.A53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160" calcext:value-type="float">
            <text:p>1478542201160</text:p>
          </table:table-cell>
          <table:table-cell office:value-type="float" office:value="1478542198873" calcext:value-type="float">
            <text:p>1478542198873</text:p>
          </table:table-cell>
          <table:table-cell table:formula="of:=[.B537]+2288" office:value-type="float" office:value="1478542201161" calcext:value-type="float">
            <text:p>1478542201161</text:p>
          </table:table-cell>
          <table:table-cell table:formula="of:=[.C537]-[.A53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1181" calcext:value-type="float">
            <text:p>1478542201181</text:p>
          </table:table-cell>
          <table:table-cell office:value-type="float" office:value="1478542198893" calcext:value-type="float">
            <text:p>1478542198893</text:p>
          </table:table-cell>
          <table:table-cell table:formula="of:=[.B538]+2288" office:value-type="float" office:value="1478542201181" calcext:value-type="float">
            <text:p>1478542201181</text:p>
          </table:table-cell>
          <table:table-cell table:formula="of:=[.C538]-[.A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201" calcext:value-type="float">
            <text:p>1478542201201</text:p>
          </table:table-cell>
          <table:table-cell office:value-type="float" office:value="1478542198913" calcext:value-type="float">
            <text:p>1478542198913</text:p>
          </table:table-cell>
          <table:table-cell table:formula="of:=[.B539]+2288" office:value-type="float" office:value="1478542201201" calcext:value-type="float">
            <text:p>1478542201201</text:p>
          </table:table-cell>
          <table:table-cell table:formula="of:=[.C539]-[.A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221" calcext:value-type="float">
            <text:p>1478542201221</text:p>
          </table:table-cell>
          <table:table-cell office:value-type="float" office:value="1478542198935" calcext:value-type="float">
            <text:p>1478542198935</text:p>
          </table:table-cell>
          <table:table-cell table:formula="of:=[.B540]+2288" office:value-type="float" office:value="1478542201223" calcext:value-type="float">
            <text:p>1478542201223</text:p>
          </table:table-cell>
          <table:table-cell table:formula="of:=[.C540]-[.A54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1241" calcext:value-type="float">
            <text:p>1478542201241</text:p>
          </table:table-cell>
          <table:table-cell office:value-type="float" office:value="1478542198953" calcext:value-type="float">
            <text:p>1478542198953</text:p>
          </table:table-cell>
          <table:table-cell table:formula="of:=[.B541]+2288" office:value-type="float" office:value="1478542201241" calcext:value-type="float">
            <text:p>1478542201241</text:p>
          </table:table-cell>
          <table:table-cell table:formula="of:=[.C541]-[.A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261" calcext:value-type="float">
            <text:p>1478542201261</text:p>
          </table:table-cell>
          <table:table-cell office:value-type="float" office:value="1478542198973" calcext:value-type="float">
            <text:p>1478542198973</text:p>
          </table:table-cell>
          <table:table-cell table:formula="of:=[.B542]+2288" office:value-type="float" office:value="1478542201261" calcext:value-type="float">
            <text:p>1478542201261</text:p>
          </table:table-cell>
          <table:table-cell table:formula="of:=[.C542]-[.A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280" calcext:value-type="float">
            <text:p>1478542201280</text:p>
          </table:table-cell>
          <table:table-cell office:value-type="float" office:value="1478542198992" calcext:value-type="float">
            <text:p>1478542198992</text:p>
          </table:table-cell>
          <table:table-cell table:formula="of:=[.B543]+2288" office:value-type="float" office:value="1478542201280" calcext:value-type="float">
            <text:p>1478542201280</text:p>
          </table:table-cell>
          <table:table-cell table:formula="of:=[.C543]-[.A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300" calcext:value-type="float">
            <text:p>1478542201300</text:p>
          </table:table-cell>
          <table:table-cell office:value-type="float" office:value="1478542199012" calcext:value-type="float">
            <text:p>1478542199012</text:p>
          </table:table-cell>
          <table:table-cell table:formula="of:=[.B544]+2288" office:value-type="float" office:value="1478542201300" calcext:value-type="float">
            <text:p>1478542201300</text:p>
          </table:table-cell>
          <table:table-cell table:formula="of:=[.C544]-[.A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320" calcext:value-type="float">
            <text:p>1478542201320</text:p>
          </table:table-cell>
          <table:table-cell office:value-type="float" office:value="1478542199031" calcext:value-type="float">
            <text:p>1478542199031</text:p>
          </table:table-cell>
          <table:table-cell table:formula="of:=[.B545]+2288" office:value-type="float" office:value="1478542201319" calcext:value-type="float">
            <text:p>1478542201319</text:p>
          </table:table-cell>
          <table:table-cell table:formula="of:=[.C545]-[.A54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340" calcext:value-type="float">
            <text:p>1478542201340</text:p>
          </table:table-cell>
          <table:table-cell office:value-type="float" office:value="1478542199052" calcext:value-type="float">
            <text:p>1478542199052</text:p>
          </table:table-cell>
          <table:table-cell table:formula="of:=[.B546]+2288" office:value-type="float" office:value="1478542201340" calcext:value-type="float">
            <text:p>1478542201340</text:p>
          </table:table-cell>
          <table:table-cell table:formula="of:=[.C546]-[.A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360" calcext:value-type="float">
            <text:p>1478542201360</text:p>
          </table:table-cell>
          <table:table-cell office:value-type="float" office:value="1478542199071" calcext:value-type="float">
            <text:p>1478542199071</text:p>
          </table:table-cell>
          <table:table-cell table:formula="of:=[.B547]+2288" office:value-type="float" office:value="1478542201359" calcext:value-type="float">
            <text:p>1478542201359</text:p>
          </table:table-cell>
          <table:table-cell table:formula="of:=[.C547]-[.A54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381" calcext:value-type="float">
            <text:p>1478542201381</text:p>
          </table:table-cell>
          <table:table-cell office:value-type="float" office:value="1478542199093" calcext:value-type="float">
            <text:p>1478542199093</text:p>
          </table:table-cell>
          <table:table-cell table:formula="of:=[.B548]+2288" office:value-type="float" office:value="1478542201381" calcext:value-type="float">
            <text:p>1478542201381</text:p>
          </table:table-cell>
          <table:table-cell table:formula="of:=[.C548]-[.A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400" calcext:value-type="float">
            <text:p>1478542201400</text:p>
          </table:table-cell>
          <table:table-cell office:value-type="float" office:value="1478542199114" calcext:value-type="float">
            <text:p>1478542199114</text:p>
          </table:table-cell>
          <table:table-cell table:formula="of:=[.B549]+2288" office:value-type="float" office:value="1478542201402" calcext:value-type="float">
            <text:p>1478542201402</text:p>
          </table:table-cell>
          <table:table-cell table:formula="of:=[.C549]-[.A54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1421" calcext:value-type="float">
            <text:p>1478542201421</text:p>
          </table:table-cell>
          <table:table-cell office:value-type="float" office:value="1478542199140" calcext:value-type="float">
            <text:p>1478542199140</text:p>
          </table:table-cell>
          <table:table-cell table:formula="of:=[.B550]+2288" office:value-type="float" office:value="1478542201428" calcext:value-type="float">
            <text:p>1478542201428</text:p>
          </table:table-cell>
          <table:table-cell table:formula="of:=[.C550]-[.A55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201441" calcext:value-type="float">
            <text:p>1478542201441</text:p>
          </table:table-cell>
          <table:table-cell office:value-type="float" office:value="1478542199159" calcext:value-type="float">
            <text:p>1478542199159</text:p>
          </table:table-cell>
          <table:table-cell table:formula="of:=[.B551]+2288" office:value-type="float" office:value="1478542201447" calcext:value-type="float">
            <text:p>1478542201447</text:p>
          </table:table-cell>
          <table:table-cell table:formula="of:=[.C551]-[.A5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01460" calcext:value-type="float">
            <text:p>1478542201460</text:p>
          </table:table-cell>
          <table:table-cell office:value-type="float" office:value="1478542199172" calcext:value-type="float">
            <text:p>1478542199172</text:p>
          </table:table-cell>
          <table:table-cell table:formula="of:=[.B552]+2288" office:value-type="float" office:value="1478542201460" calcext:value-type="float">
            <text:p>1478542201460</text:p>
          </table:table-cell>
          <table:table-cell table:formula="of:=[.C552]-[.A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480" calcext:value-type="float">
            <text:p>1478542201480</text:p>
          </table:table-cell>
          <table:table-cell office:value-type="float" office:value="1478542199192" calcext:value-type="float">
            <text:p>1478542199192</text:p>
          </table:table-cell>
          <table:table-cell table:formula="of:=[.B553]+2288" office:value-type="float" office:value="1478542201480" calcext:value-type="float">
            <text:p>1478542201480</text:p>
          </table:table-cell>
          <table:table-cell table:formula="of:=[.C553]-[.A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501" calcext:value-type="float">
            <text:p>1478542201501</text:p>
          </table:table-cell>
          <table:table-cell office:value-type="float" office:value="1478542199212" calcext:value-type="float">
            <text:p>1478542199212</text:p>
          </table:table-cell>
          <table:table-cell table:formula="of:=[.B554]+2288" office:value-type="float" office:value="1478542201500" calcext:value-type="float">
            <text:p>1478542201500</text:p>
          </table:table-cell>
          <table:table-cell table:formula="of:=[.C554]-[.A55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520" calcext:value-type="float">
            <text:p>1478542201520</text:p>
          </table:table-cell>
          <table:table-cell office:value-type="float" office:value="1478542199232" calcext:value-type="float">
            <text:p>1478542199232</text:p>
          </table:table-cell>
          <table:table-cell table:formula="of:=[.B555]+2288" office:value-type="float" office:value="1478542201520" calcext:value-type="float">
            <text:p>1478542201520</text:p>
          </table:table-cell>
          <table:table-cell table:formula="of:=[.C555]-[.A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541" calcext:value-type="float">
            <text:p>1478542201541</text:p>
          </table:table-cell>
          <table:table-cell office:value-type="float" office:value="1478542199252" calcext:value-type="float">
            <text:p>1478542199252</text:p>
          </table:table-cell>
          <table:table-cell table:formula="of:=[.B556]+2288" office:value-type="float" office:value="1478542201540" calcext:value-type="float">
            <text:p>1478542201540</text:p>
          </table:table-cell>
          <table:table-cell table:formula="of:=[.C556]-[.A55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560" calcext:value-type="float">
            <text:p>1478542201560</text:p>
          </table:table-cell>
          <table:table-cell office:value-type="float" office:value="1478542199272" calcext:value-type="float">
            <text:p>1478542199272</text:p>
          </table:table-cell>
          <table:table-cell table:formula="of:=[.B557]+2288" office:value-type="float" office:value="1478542201560" calcext:value-type="float">
            <text:p>1478542201560</text:p>
          </table:table-cell>
          <table:table-cell table:formula="of:=[.C557]-[.A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580" calcext:value-type="float">
            <text:p>1478542201580</text:p>
          </table:table-cell>
          <table:table-cell office:value-type="float" office:value="1478542199292" calcext:value-type="float">
            <text:p>1478542199292</text:p>
          </table:table-cell>
          <table:table-cell table:formula="of:=[.B558]+2288" office:value-type="float" office:value="1478542201580" calcext:value-type="float">
            <text:p>1478542201580</text:p>
          </table:table-cell>
          <table:table-cell table:formula="of:=[.C558]-[.A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600" calcext:value-type="float">
            <text:p>1478542201600</text:p>
          </table:table-cell>
          <table:table-cell office:value-type="float" office:value="1478542199312" calcext:value-type="float">
            <text:p>1478542199312</text:p>
          </table:table-cell>
          <table:table-cell table:formula="of:=[.B559]+2288" office:value-type="float" office:value="1478542201600" calcext:value-type="float">
            <text:p>1478542201600</text:p>
          </table:table-cell>
          <table:table-cell table:formula="of:=[.C559]-[.A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621" calcext:value-type="float">
            <text:p>1478542201621</text:p>
          </table:table-cell>
          <table:table-cell office:value-type="float" office:value="1478542199333" calcext:value-type="float">
            <text:p>1478542199333</text:p>
          </table:table-cell>
          <table:table-cell table:formula="of:=[.B560]+2288" office:value-type="float" office:value="1478542201621" calcext:value-type="float">
            <text:p>1478542201621</text:p>
          </table:table-cell>
          <table:table-cell table:formula="of:=[.C560]-[.A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640" calcext:value-type="float">
            <text:p>1478542201640</text:p>
          </table:table-cell>
          <table:table-cell office:value-type="float" office:value="1478542199352" calcext:value-type="float">
            <text:p>1478542199352</text:p>
          </table:table-cell>
          <table:table-cell table:formula="of:=[.B561]+2288" office:value-type="float" office:value="1478542201640" calcext:value-type="float">
            <text:p>1478542201640</text:p>
          </table:table-cell>
          <table:table-cell table:formula="of:=[.C561]-[.A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660" calcext:value-type="float">
            <text:p>1478542201660</text:p>
          </table:table-cell>
          <table:table-cell office:value-type="float" office:value="1478542199372" calcext:value-type="float">
            <text:p>1478542199372</text:p>
          </table:table-cell>
          <table:table-cell table:formula="of:=[.B562]+2288" office:value-type="float" office:value="1478542201660" calcext:value-type="float">
            <text:p>1478542201660</text:p>
          </table:table-cell>
          <table:table-cell table:formula="of:=[.C562]-[.A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681" calcext:value-type="float">
            <text:p>1478542201681</text:p>
          </table:table-cell>
          <table:table-cell office:value-type="float" office:value="1478542199394" calcext:value-type="float">
            <text:p>1478542199394</text:p>
          </table:table-cell>
          <table:table-cell table:formula="of:=[.B563]+2288" office:value-type="float" office:value="1478542201682" calcext:value-type="float">
            <text:p>1478542201682</text:p>
          </table:table-cell>
          <table:table-cell table:formula="of:=[.C563]-[.A5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1700" calcext:value-type="float">
            <text:p>1478542201700</text:p>
          </table:table-cell>
          <table:table-cell office:value-type="float" office:value="1478542199411" calcext:value-type="float">
            <text:p>1478542199411</text:p>
          </table:table-cell>
          <table:table-cell table:formula="of:=[.B564]+2288" office:value-type="float" office:value="1478542201699" calcext:value-type="float">
            <text:p>1478542201699</text:p>
          </table:table-cell>
          <table:table-cell table:formula="of:=[.C564]-[.A56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720" calcext:value-type="float">
            <text:p>1478542201720</text:p>
          </table:table-cell>
          <table:table-cell office:value-type="float" office:value="1478542199432" calcext:value-type="float">
            <text:p>1478542199432</text:p>
          </table:table-cell>
          <table:table-cell table:formula="of:=[.B565]+2288" office:value-type="float" office:value="1478542201720" calcext:value-type="float">
            <text:p>1478542201720</text:p>
          </table:table-cell>
          <table:table-cell table:formula="of:=[.C565]-[.A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740" calcext:value-type="float">
            <text:p>1478542201740</text:p>
          </table:table-cell>
          <table:table-cell office:value-type="float" office:value="1478542199452" calcext:value-type="float">
            <text:p>1478542199452</text:p>
          </table:table-cell>
          <table:table-cell table:formula="of:=[.B566]+2288" office:value-type="float" office:value="1478542201740" calcext:value-type="float">
            <text:p>1478542201740</text:p>
          </table:table-cell>
          <table:table-cell table:formula="of:=[.C566]-[.A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760" calcext:value-type="float">
            <text:p>1478542201760</text:p>
          </table:table-cell>
          <table:table-cell office:value-type="float" office:value="1478542199472" calcext:value-type="float">
            <text:p>1478542199472</text:p>
          </table:table-cell>
          <table:table-cell table:formula="of:=[.B567]+2288" office:value-type="float" office:value="1478542201760" calcext:value-type="float">
            <text:p>1478542201760</text:p>
          </table:table-cell>
          <table:table-cell table:formula="of:=[.C567]-[.A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780" calcext:value-type="float">
            <text:p>1478542201780</text:p>
          </table:table-cell>
          <table:table-cell office:value-type="float" office:value="1478542199492" calcext:value-type="float">
            <text:p>1478542199492</text:p>
          </table:table-cell>
          <table:table-cell table:formula="of:=[.B568]+2288" office:value-type="float" office:value="1478542201780" calcext:value-type="float">
            <text:p>1478542201780</text:p>
          </table:table-cell>
          <table:table-cell table:formula="of:=[.C568]-[.A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801" calcext:value-type="float">
            <text:p>1478542201801</text:p>
          </table:table-cell>
          <table:table-cell office:value-type="float" office:value="1478542199513" calcext:value-type="float">
            <text:p>1478542199513</text:p>
          </table:table-cell>
          <table:table-cell table:formula="of:=[.B569]+2288" office:value-type="float" office:value="1478542201801" calcext:value-type="float">
            <text:p>1478542201801</text:p>
          </table:table-cell>
          <table:table-cell table:formula="of:=[.C569]-[.A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820" calcext:value-type="float">
            <text:p>1478542201820</text:p>
          </table:table-cell>
          <table:table-cell office:value-type="float" office:value="1478542199532" calcext:value-type="float">
            <text:p>1478542199532</text:p>
          </table:table-cell>
          <table:table-cell table:formula="of:=[.B570]+2288" office:value-type="float" office:value="1478542201820" calcext:value-type="float">
            <text:p>1478542201820</text:p>
          </table:table-cell>
          <table:table-cell table:formula="of:=[.C570]-[.A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843" calcext:value-type="float">
            <text:p>1478542201843</text:p>
          </table:table-cell>
          <table:table-cell office:value-type="float" office:value="1478542199556" calcext:value-type="float">
            <text:p>1478542199556</text:p>
          </table:table-cell>
          <table:table-cell table:formula="of:=[.B571]+2288" office:value-type="float" office:value="1478542201844" calcext:value-type="float">
            <text:p>1478542201844</text:p>
          </table:table-cell>
          <table:table-cell table:formula="of:=[.C571]-[.A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1860" calcext:value-type="float">
            <text:p>1478542201860</text:p>
          </table:table-cell>
          <table:table-cell office:value-type="float" office:value="1478542199571" calcext:value-type="float">
            <text:p>1478542199571</text:p>
          </table:table-cell>
          <table:table-cell table:formula="of:=[.B572]+2288" office:value-type="float" office:value="1478542201859" calcext:value-type="float">
            <text:p>1478542201859</text:p>
          </table:table-cell>
          <table:table-cell table:formula="of:=[.C572]-[.A57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880" calcext:value-type="float">
            <text:p>1478542201880</text:p>
          </table:table-cell>
          <table:table-cell office:value-type="float" office:value="1478542199591" calcext:value-type="float">
            <text:p>1478542199591</text:p>
          </table:table-cell>
          <table:table-cell table:formula="of:=[.B573]+2288" office:value-type="float" office:value="1478542201879" calcext:value-type="float">
            <text:p>1478542201879</text:p>
          </table:table-cell>
          <table:table-cell table:formula="of:=[.C573]-[.A57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1900" calcext:value-type="float">
            <text:p>1478542201900</text:p>
          </table:table-cell>
          <table:table-cell office:value-type="float" office:value="1478542199612" calcext:value-type="float">
            <text:p>1478542199612</text:p>
          </table:table-cell>
          <table:table-cell table:formula="of:=[.B574]+2288" office:value-type="float" office:value="1478542201900" calcext:value-type="float">
            <text:p>1478542201900</text:p>
          </table:table-cell>
          <table:table-cell table:formula="of:=[.C574]-[.A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920" calcext:value-type="float">
            <text:p>1478542201920</text:p>
          </table:table-cell>
          <table:table-cell office:value-type="float" office:value="1478542199632" calcext:value-type="float">
            <text:p>1478542199632</text:p>
          </table:table-cell>
          <table:table-cell table:formula="of:=[.B575]+2288" office:value-type="float" office:value="1478542201920" calcext:value-type="float">
            <text:p>1478542201920</text:p>
          </table:table-cell>
          <table:table-cell table:formula="of:=[.C575]-[.A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940" calcext:value-type="float">
            <text:p>1478542201940</text:p>
          </table:table-cell>
          <table:table-cell office:value-type="float" office:value="1478542199652" calcext:value-type="float">
            <text:p>1478542199652</text:p>
          </table:table-cell>
          <table:table-cell table:formula="of:=[.B576]+2288" office:value-type="float" office:value="1478542201940" calcext:value-type="float">
            <text:p>1478542201940</text:p>
          </table:table-cell>
          <table:table-cell table:formula="of:=[.C576]-[.A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960" calcext:value-type="float">
            <text:p>1478542201960</text:p>
          </table:table-cell>
          <table:table-cell office:value-type="float" office:value="1478542199672" calcext:value-type="float">
            <text:p>1478542199672</text:p>
          </table:table-cell>
          <table:table-cell table:formula="of:=[.B577]+2288" office:value-type="float" office:value="1478542201960" calcext:value-type="float">
            <text:p>1478542201960</text:p>
          </table:table-cell>
          <table:table-cell table:formula="of:=[.C577]-[.A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1980" calcext:value-type="float">
            <text:p>1478542201980</text:p>
          </table:table-cell>
          <table:table-cell office:value-type="float" office:value="1478542199692" calcext:value-type="float">
            <text:p>1478542199692</text:p>
          </table:table-cell>
          <table:table-cell table:formula="of:=[.B578]+2288" office:value-type="float" office:value="1478542201980" calcext:value-type="float">
            <text:p>1478542201980</text:p>
          </table:table-cell>
          <table:table-cell table:formula="of:=[.C578]-[.A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000" calcext:value-type="float">
            <text:p>1478542202000</text:p>
          </table:table-cell>
          <table:table-cell office:value-type="float" office:value="1478542199711" calcext:value-type="float">
            <text:p>1478542199711</text:p>
          </table:table-cell>
          <table:table-cell table:formula="of:=[.B579]+2288" office:value-type="float" office:value="1478542201999" calcext:value-type="float">
            <text:p>1478542201999</text:p>
          </table:table-cell>
          <table:table-cell table:formula="of:=[.C579]-[.A57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020" calcext:value-type="float">
            <text:p>1478542202020</text:p>
          </table:table-cell>
          <table:table-cell office:value-type="float" office:value="1478542199731" calcext:value-type="float">
            <text:p>1478542199731</text:p>
          </table:table-cell>
          <table:table-cell table:formula="of:=[.B580]+2288" office:value-type="float" office:value="1478542202019" calcext:value-type="float">
            <text:p>1478542202019</text:p>
          </table:table-cell>
          <table:table-cell table:formula="of:=[.C580]-[.A58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040" calcext:value-type="float">
            <text:p>1478542202040</text:p>
          </table:table-cell>
          <table:table-cell office:value-type="float" office:value="1478542199753" calcext:value-type="float">
            <text:p>1478542199753</text:p>
          </table:table-cell>
          <table:table-cell table:formula="of:=[.B581]+2288" office:value-type="float" office:value="1478542202041" calcext:value-type="float">
            <text:p>1478542202041</text:p>
          </table:table-cell>
          <table:table-cell table:formula="of:=[.C581]-[.A58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2060" calcext:value-type="float">
            <text:p>1478542202060</text:p>
          </table:table-cell>
          <table:table-cell office:value-type="float" office:value="1478542199771" calcext:value-type="float">
            <text:p>1478542199771</text:p>
          </table:table-cell>
          <table:table-cell table:formula="of:=[.B582]+2288" office:value-type="float" office:value="1478542202059" calcext:value-type="float">
            <text:p>1478542202059</text:p>
          </table:table-cell>
          <table:table-cell table:formula="of:=[.C582]-[.A58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080" calcext:value-type="float">
            <text:p>1478542202080</text:p>
          </table:table-cell>
          <table:table-cell office:value-type="float" office:value="1478542199792" calcext:value-type="float">
            <text:p>1478542199792</text:p>
          </table:table-cell>
          <table:table-cell table:formula="of:=[.B583]+2288" office:value-type="float" office:value="1478542202080" calcext:value-type="float">
            <text:p>1478542202080</text:p>
          </table:table-cell>
          <table:table-cell table:formula="of:=[.C583]-[.A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100" calcext:value-type="float">
            <text:p>1478542202100</text:p>
          </table:table-cell>
          <table:table-cell office:value-type="float" office:value="1478542199811" calcext:value-type="float">
            <text:p>1478542199811</text:p>
          </table:table-cell>
          <table:table-cell table:formula="of:=[.B584]+2288" office:value-type="float" office:value="1478542202099" calcext:value-type="float">
            <text:p>1478542202099</text:p>
          </table:table-cell>
          <table:table-cell table:formula="of:=[.C584]-[.A58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120" calcext:value-type="float">
            <text:p>1478542202120</text:p>
          </table:table-cell>
          <table:table-cell office:value-type="float" office:value="1478542199831" calcext:value-type="float">
            <text:p>1478542199831</text:p>
          </table:table-cell>
          <table:table-cell table:formula="of:=[.B585]+2288" office:value-type="float" office:value="1478542202119" calcext:value-type="float">
            <text:p>1478542202119</text:p>
          </table:table-cell>
          <table:table-cell table:formula="of:=[.C585]-[.A58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140" calcext:value-type="float">
            <text:p>1478542202140</text:p>
          </table:table-cell>
          <table:table-cell office:value-type="float" office:value="1478542199851" calcext:value-type="float">
            <text:p>1478542199851</text:p>
          </table:table-cell>
          <table:table-cell table:formula="of:=[.B586]+2288" office:value-type="float" office:value="1478542202139" calcext:value-type="float">
            <text:p>1478542202139</text:p>
          </table:table-cell>
          <table:table-cell table:formula="of:=[.C586]-[.A58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160" calcext:value-type="float">
            <text:p>1478542202160</text:p>
          </table:table-cell>
          <table:table-cell office:value-type="float" office:value="1478542199872" calcext:value-type="float">
            <text:p>1478542199872</text:p>
          </table:table-cell>
          <table:table-cell table:formula="of:=[.B587]+2288" office:value-type="float" office:value="1478542202160" calcext:value-type="float">
            <text:p>1478542202160</text:p>
          </table:table-cell>
          <table:table-cell table:formula="of:=[.C587]-[.A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180" calcext:value-type="float">
            <text:p>1478542202180</text:p>
          </table:table-cell>
          <table:table-cell office:value-type="float" office:value="1478542199892" calcext:value-type="float">
            <text:p>1478542199892</text:p>
          </table:table-cell>
          <table:table-cell table:formula="of:=[.B588]+2288" office:value-type="float" office:value="1478542202180" calcext:value-type="float">
            <text:p>1478542202180</text:p>
          </table:table-cell>
          <table:table-cell table:formula="of:=[.C588]-[.A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199" calcext:value-type="float">
            <text:p>1478542202199</text:p>
          </table:table-cell>
          <table:table-cell office:value-type="float" office:value="1478542199911" calcext:value-type="float">
            <text:p>1478542199911</text:p>
          </table:table-cell>
          <table:table-cell table:formula="of:=[.B589]+2288" office:value-type="float" office:value="1478542202199" calcext:value-type="float">
            <text:p>1478542202199</text:p>
          </table:table-cell>
          <table:table-cell table:formula="of:=[.C589]-[.A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220" calcext:value-type="float">
            <text:p>1478542202220</text:p>
          </table:table-cell>
          <table:table-cell office:value-type="float" office:value="1478542199932" calcext:value-type="float">
            <text:p>1478542199932</text:p>
          </table:table-cell>
          <table:table-cell table:formula="of:=[.B590]+2288" office:value-type="float" office:value="1478542202220" calcext:value-type="float">
            <text:p>1478542202220</text:p>
          </table:table-cell>
          <table:table-cell table:formula="of:=[.C590]-[.A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241" calcext:value-type="float">
            <text:p>1478542202241</text:p>
          </table:table-cell>
          <table:table-cell office:value-type="float" office:value="1478542199952" calcext:value-type="float">
            <text:p>1478542199952</text:p>
          </table:table-cell>
          <table:table-cell table:formula="of:=[.B591]+2288" office:value-type="float" office:value="1478542202240" calcext:value-type="float">
            <text:p>1478542202240</text:p>
          </table:table-cell>
          <table:table-cell table:formula="of:=[.C591]-[.A59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259" calcext:value-type="float">
            <text:p>1478542202259</text:p>
          </table:table-cell>
          <table:table-cell office:value-type="float" office:value="1478542199970" calcext:value-type="float">
            <text:p>1478542199970</text:p>
          </table:table-cell>
          <table:table-cell table:formula="of:=[.B592]+2288" office:value-type="float" office:value="1478542202258" calcext:value-type="float">
            <text:p>1478542202258</text:p>
          </table:table-cell>
          <table:table-cell table:formula="of:=[.C592]-[.A59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280" calcext:value-type="float">
            <text:p>1478542202280</text:p>
          </table:table-cell>
          <table:table-cell office:value-type="float" office:value="1478542199992" calcext:value-type="float">
            <text:p>1478542199992</text:p>
          </table:table-cell>
          <table:table-cell table:formula="of:=[.B593]+2288" office:value-type="float" office:value="1478542202280" calcext:value-type="float">
            <text:p>1478542202280</text:p>
          </table:table-cell>
          <table:table-cell table:formula="of:=[.C593]-[.A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299" calcext:value-type="float">
            <text:p>1478542202299</text:p>
          </table:table-cell>
          <table:table-cell office:value-type="float" office:value="1478542200011" calcext:value-type="float">
            <text:p>1478542200011</text:p>
          </table:table-cell>
          <table:table-cell table:formula="of:=[.B594]+2288" office:value-type="float" office:value="1478542202299" calcext:value-type="float">
            <text:p>1478542202299</text:p>
          </table:table-cell>
          <table:table-cell table:formula="of:=[.C594]-[.A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319" calcext:value-type="float">
            <text:p>1478542202319</text:p>
          </table:table-cell>
          <table:table-cell office:value-type="float" office:value="1478542200031" calcext:value-type="float">
            <text:p>1478542200031</text:p>
          </table:table-cell>
          <table:table-cell table:formula="of:=[.B595]+2288" office:value-type="float" office:value="1478542202319" calcext:value-type="float">
            <text:p>1478542202319</text:p>
          </table:table-cell>
          <table:table-cell table:formula="of:=[.C595]-[.A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339" calcext:value-type="float">
            <text:p>1478542202339</text:p>
          </table:table-cell>
          <table:table-cell office:value-type="float" office:value="1478542200051" calcext:value-type="float">
            <text:p>1478542200051</text:p>
          </table:table-cell>
          <table:table-cell table:formula="of:=[.B596]+2288" office:value-type="float" office:value="1478542202339" calcext:value-type="float">
            <text:p>1478542202339</text:p>
          </table:table-cell>
          <table:table-cell table:formula="of:=[.C596]-[.A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360" calcext:value-type="float">
            <text:p>1478542202360</text:p>
          </table:table-cell>
          <table:table-cell office:value-type="float" office:value="1478542200072" calcext:value-type="float">
            <text:p>1478542200072</text:p>
          </table:table-cell>
          <table:table-cell table:formula="of:=[.B597]+2288" office:value-type="float" office:value="1478542202360" calcext:value-type="float">
            <text:p>1478542202360</text:p>
          </table:table-cell>
          <table:table-cell table:formula="of:=[.C597]-[.A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380" calcext:value-type="float">
            <text:p>1478542202380</text:p>
          </table:table-cell>
          <table:table-cell office:value-type="float" office:value="1478542200092" calcext:value-type="float">
            <text:p>1478542200092</text:p>
          </table:table-cell>
          <table:table-cell table:formula="of:=[.B598]+2288" office:value-type="float" office:value="1478542202380" calcext:value-type="float">
            <text:p>1478542202380</text:p>
          </table:table-cell>
          <table:table-cell table:formula="of:=[.C598]-[.A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401" calcext:value-type="float">
            <text:p>1478542202401</text:p>
          </table:table-cell>
          <table:table-cell office:value-type="float" office:value="1478542200114" calcext:value-type="float">
            <text:p>1478542200114</text:p>
          </table:table-cell>
          <table:table-cell table:formula="of:=[.B599]+2288" office:value-type="float" office:value="1478542202402" calcext:value-type="float">
            <text:p>1478542202402</text:p>
          </table:table-cell>
          <table:table-cell table:formula="of:=[.C599]-[.A5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2419" calcext:value-type="float">
            <text:p>1478542202419</text:p>
          </table:table-cell>
          <table:table-cell office:value-type="float" office:value="1478542200131" calcext:value-type="float">
            <text:p>1478542200131</text:p>
          </table:table-cell>
          <table:table-cell table:formula="of:=[.B600]+2288" office:value-type="float" office:value="1478542202419" calcext:value-type="float">
            <text:p>1478542202419</text:p>
          </table:table-cell>
          <table:table-cell table:formula="of:=[.C600]-[.A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439" calcext:value-type="float">
            <text:p>1478542202439</text:p>
          </table:table-cell>
          <table:table-cell office:value-type="float" office:value="1478542200151" calcext:value-type="float">
            <text:p>1478542200151</text:p>
          </table:table-cell>
          <table:table-cell table:formula="of:=[.B601]+2288" office:value-type="float" office:value="1478542202439" calcext:value-type="float">
            <text:p>1478542202439</text:p>
          </table:table-cell>
          <table:table-cell table:formula="of:=[.C601]-[.A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459" calcext:value-type="float">
            <text:p>1478542202459</text:p>
          </table:table-cell>
          <table:table-cell office:value-type="float" office:value="1478542200171" calcext:value-type="float">
            <text:p>1478542200171</text:p>
          </table:table-cell>
          <table:table-cell table:formula="of:=[.B602]+2288" office:value-type="float" office:value="1478542202459" calcext:value-type="float">
            <text:p>1478542202459</text:p>
          </table:table-cell>
          <table:table-cell table:formula="of:=[.C602]-[.A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479" calcext:value-type="float">
            <text:p>1478542202479</text:p>
          </table:table-cell>
          <table:table-cell office:value-type="float" office:value="1478542200190" calcext:value-type="float">
            <text:p>1478542200190</text:p>
          </table:table-cell>
          <table:table-cell table:formula="of:=[.B603]+2288" office:value-type="float" office:value="1478542202478" calcext:value-type="float">
            <text:p>1478542202478</text:p>
          </table:table-cell>
          <table:table-cell table:formula="of:=[.C603]-[.A60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499" calcext:value-type="float">
            <text:p>1478542202499</text:p>
          </table:table-cell>
          <table:table-cell office:value-type="float" office:value="1478542200211" calcext:value-type="float">
            <text:p>1478542200211</text:p>
          </table:table-cell>
          <table:table-cell table:formula="of:=[.B604]+2288" office:value-type="float" office:value="1478542202499" calcext:value-type="float">
            <text:p>1478542202499</text:p>
          </table:table-cell>
          <table:table-cell table:formula="of:=[.C604]-[.A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519" calcext:value-type="float">
            <text:p>1478542202519</text:p>
          </table:table-cell>
          <table:table-cell office:value-type="float" office:value="1478542200231" calcext:value-type="float">
            <text:p>1478542200231</text:p>
          </table:table-cell>
          <table:table-cell table:formula="of:=[.B605]+2288" office:value-type="float" office:value="1478542202519" calcext:value-type="float">
            <text:p>1478542202519</text:p>
          </table:table-cell>
          <table:table-cell table:formula="of:=[.C605]-[.A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539" calcext:value-type="float">
            <text:p>1478542202539</text:p>
          </table:table-cell>
          <table:table-cell office:value-type="float" office:value="1478542200251" calcext:value-type="float">
            <text:p>1478542200251</text:p>
          </table:table-cell>
          <table:table-cell table:formula="of:=[.B606]+2288" office:value-type="float" office:value="1478542202539" calcext:value-type="float">
            <text:p>1478542202539</text:p>
          </table:table-cell>
          <table:table-cell table:formula="of:=[.C606]-[.A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559" calcext:value-type="float">
            <text:p>1478542202559</text:p>
          </table:table-cell>
          <table:table-cell office:value-type="float" office:value="1478542200271" calcext:value-type="float">
            <text:p>1478542200271</text:p>
          </table:table-cell>
          <table:table-cell table:formula="of:=[.B607]+2288" office:value-type="float" office:value="1478542202559" calcext:value-type="float">
            <text:p>1478542202559</text:p>
          </table:table-cell>
          <table:table-cell table:formula="of:=[.C607]-[.A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580" calcext:value-type="float">
            <text:p>1478542202580</text:p>
          </table:table-cell>
          <table:table-cell office:value-type="float" office:value="1478542200291" calcext:value-type="float">
            <text:p>1478542200291</text:p>
          </table:table-cell>
          <table:table-cell table:formula="of:=[.B608]+2288" office:value-type="float" office:value="1478542202579" calcext:value-type="float">
            <text:p>1478542202579</text:p>
          </table:table-cell>
          <table:table-cell table:formula="of:=[.C608]-[.A60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599" calcext:value-type="float">
            <text:p>1478542202599</text:p>
          </table:table-cell>
          <table:table-cell office:value-type="float" office:value="1478542200311" calcext:value-type="float">
            <text:p>1478542200311</text:p>
          </table:table-cell>
          <table:table-cell table:formula="of:=[.B609]+2288" office:value-type="float" office:value="1478542202599" calcext:value-type="float">
            <text:p>1478542202599</text:p>
          </table:table-cell>
          <table:table-cell table:formula="of:=[.C609]-[.A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619" calcext:value-type="float">
            <text:p>1478542202619</text:p>
          </table:table-cell>
          <table:table-cell office:value-type="float" office:value="1478542200331" calcext:value-type="float">
            <text:p>1478542200331</text:p>
          </table:table-cell>
          <table:table-cell table:formula="of:=[.B610]+2288" office:value-type="float" office:value="1478542202619" calcext:value-type="float">
            <text:p>1478542202619</text:p>
          </table:table-cell>
          <table:table-cell table:formula="of:=[.C610]-[.A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640" calcext:value-type="float">
            <text:p>1478542202640</text:p>
          </table:table-cell>
          <table:table-cell office:value-type="float" office:value="1478542200351" calcext:value-type="float">
            <text:p>1478542200351</text:p>
          </table:table-cell>
          <table:table-cell table:formula="of:=[.B611]+2288" office:value-type="float" office:value="1478542202639" calcext:value-type="float">
            <text:p>1478542202639</text:p>
          </table:table-cell>
          <table:table-cell table:formula="of:=[.C611]-[.A61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660" calcext:value-type="float">
            <text:p>1478542202660</text:p>
          </table:table-cell>
          <table:table-cell office:value-type="float" office:value="1478542200371" calcext:value-type="float">
            <text:p>1478542200371</text:p>
          </table:table-cell>
          <table:table-cell table:formula="of:=[.B612]+2288" office:value-type="float" office:value="1478542202659" calcext:value-type="float">
            <text:p>1478542202659</text:p>
          </table:table-cell>
          <table:table-cell table:formula="of:=[.C612]-[.A61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680" calcext:value-type="float">
            <text:p>1478542202680</text:p>
          </table:table-cell>
          <table:table-cell office:value-type="float" office:value="1478542200391" calcext:value-type="float">
            <text:p>1478542200391</text:p>
          </table:table-cell>
          <table:table-cell table:formula="of:=[.B613]+2288" office:value-type="float" office:value="1478542202679" calcext:value-type="float">
            <text:p>1478542202679</text:p>
          </table:table-cell>
          <table:table-cell table:formula="of:=[.C613]-[.A61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2699" calcext:value-type="float">
            <text:p>1478542202699</text:p>
          </table:table-cell>
          <table:table-cell office:value-type="float" office:value="1478542200411" calcext:value-type="float">
            <text:p>1478542200411</text:p>
          </table:table-cell>
          <table:table-cell table:formula="of:=[.B614]+2288" office:value-type="float" office:value="1478542202699" calcext:value-type="float">
            <text:p>1478542202699</text:p>
          </table:table-cell>
          <table:table-cell table:formula="of:=[.C614]-[.A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719" calcext:value-type="float">
            <text:p>1478542202719</text:p>
          </table:table-cell>
          <table:table-cell office:value-type="float" office:value="1478542200431" calcext:value-type="float">
            <text:p>1478542200431</text:p>
          </table:table-cell>
          <table:table-cell table:formula="of:=[.B615]+2288" office:value-type="float" office:value="1478542202719" calcext:value-type="float">
            <text:p>1478542202719</text:p>
          </table:table-cell>
          <table:table-cell table:formula="of:=[.C615]-[.A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739" calcext:value-type="float">
            <text:p>1478542202739</text:p>
          </table:table-cell>
          <table:table-cell office:value-type="float" office:value="1478542200451" calcext:value-type="float">
            <text:p>1478542200451</text:p>
          </table:table-cell>
          <table:table-cell table:formula="of:=[.B616]+2288" office:value-type="float" office:value="1478542202739" calcext:value-type="float">
            <text:p>1478542202739</text:p>
          </table:table-cell>
          <table:table-cell table:formula="of:=[.C616]-[.A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759" calcext:value-type="float">
            <text:p>1478542202759</text:p>
          </table:table-cell>
          <table:table-cell office:value-type="float" office:value="1478542200471" calcext:value-type="float">
            <text:p>1478542200471</text:p>
          </table:table-cell>
          <table:table-cell table:formula="of:=[.B617]+2288" office:value-type="float" office:value="1478542202759" calcext:value-type="float">
            <text:p>1478542202759</text:p>
          </table:table-cell>
          <table:table-cell table:formula="of:=[.C617]-[.A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779" calcext:value-type="float">
            <text:p>1478542202779</text:p>
          </table:table-cell>
          <table:table-cell office:value-type="float" office:value="1478542200491" calcext:value-type="float">
            <text:p>1478542200491</text:p>
          </table:table-cell>
          <table:table-cell table:formula="of:=[.B618]+2288" office:value-type="float" office:value="1478542202779" calcext:value-type="float">
            <text:p>1478542202779</text:p>
          </table:table-cell>
          <table:table-cell table:formula="of:=[.C618]-[.A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802" calcext:value-type="float">
            <text:p>1478542202802</text:p>
          </table:table-cell>
          <table:table-cell office:value-type="float" office:value="1478542200514" calcext:value-type="float">
            <text:p>1478542200514</text:p>
          </table:table-cell>
          <table:table-cell table:formula="of:=[.B619]+2288" office:value-type="float" office:value="1478542202802" calcext:value-type="float">
            <text:p>1478542202802</text:p>
          </table:table-cell>
          <table:table-cell table:formula="of:=[.C619]-[.A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819" calcext:value-type="float">
            <text:p>1478542202819</text:p>
          </table:table-cell>
          <table:table-cell office:value-type="float" office:value="1478542200531" calcext:value-type="float">
            <text:p>1478542200531</text:p>
          </table:table-cell>
          <table:table-cell table:formula="of:=[.B620]+2288" office:value-type="float" office:value="1478542202819" calcext:value-type="float">
            <text:p>1478542202819</text:p>
          </table:table-cell>
          <table:table-cell table:formula="of:=[.C620]-[.A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840" calcext:value-type="float">
            <text:p>1478542202840</text:p>
          </table:table-cell>
          <table:table-cell office:value-type="float" office:value="1478542200552" calcext:value-type="float">
            <text:p>1478542200552</text:p>
          </table:table-cell>
          <table:table-cell table:formula="of:=[.B621]+2288" office:value-type="float" office:value="1478542202840" calcext:value-type="float">
            <text:p>1478542202840</text:p>
          </table:table-cell>
          <table:table-cell table:formula="of:=[.C621]-[.A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859" calcext:value-type="float">
            <text:p>1478542202859</text:p>
          </table:table-cell>
          <table:table-cell office:value-type="float" office:value="1478542200572" calcext:value-type="float">
            <text:p>1478542200572</text:p>
          </table:table-cell>
          <table:table-cell table:formula="of:=[.B622]+2288" office:value-type="float" office:value="1478542202860" calcext:value-type="float">
            <text:p>1478542202860</text:p>
          </table:table-cell>
          <table:table-cell table:formula="of:=[.C622]-[.A6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2879" calcext:value-type="float">
            <text:p>1478542202879</text:p>
          </table:table-cell>
          <table:table-cell office:value-type="float" office:value="1478542200591" calcext:value-type="float">
            <text:p>1478542200591</text:p>
          </table:table-cell>
          <table:table-cell table:formula="of:=[.B623]+2288" office:value-type="float" office:value="1478542202879" calcext:value-type="float">
            <text:p>1478542202879</text:p>
          </table:table-cell>
          <table:table-cell table:formula="of:=[.C623]-[.A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899" calcext:value-type="float">
            <text:p>1478542202899</text:p>
          </table:table-cell>
          <table:table-cell office:value-type="float" office:value="1478542200611" calcext:value-type="float">
            <text:p>1478542200611</text:p>
          </table:table-cell>
          <table:table-cell table:formula="of:=[.B624]+2288" office:value-type="float" office:value="1478542202899" calcext:value-type="float">
            <text:p>1478542202899</text:p>
          </table:table-cell>
          <table:table-cell table:formula="of:=[.C624]-[.A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923" calcext:value-type="float">
            <text:p>1478542202923</text:p>
          </table:table-cell>
          <table:table-cell office:value-type="float" office:value="1478542200635" calcext:value-type="float">
            <text:p>1478542200635</text:p>
          </table:table-cell>
          <table:table-cell table:formula="of:=[.B625]+2288" office:value-type="float" office:value="1478542202923" calcext:value-type="float">
            <text:p>1478542202923</text:p>
          </table:table-cell>
          <table:table-cell table:formula="of:=[.C625]-[.A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939" calcext:value-type="float">
            <text:p>1478542202939</text:p>
          </table:table-cell>
          <table:table-cell office:value-type="float" office:value="1478542200651" calcext:value-type="float">
            <text:p>1478542200651</text:p>
          </table:table-cell>
          <table:table-cell table:formula="of:=[.B626]+2288" office:value-type="float" office:value="1478542202939" calcext:value-type="float">
            <text:p>1478542202939</text:p>
          </table:table-cell>
          <table:table-cell table:formula="of:=[.C626]-[.A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963" calcext:value-type="float">
            <text:p>1478542202963</text:p>
          </table:table-cell>
          <table:table-cell office:value-type="float" office:value="1478542200675" calcext:value-type="float">
            <text:p>1478542200675</text:p>
          </table:table-cell>
          <table:table-cell table:formula="of:=[.B627]+2288" office:value-type="float" office:value="1478542202963" calcext:value-type="float">
            <text:p>1478542202963</text:p>
          </table:table-cell>
          <table:table-cell table:formula="of:=[.C627]-[.A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979" calcext:value-type="float">
            <text:p>1478542202979</text:p>
          </table:table-cell>
          <table:table-cell office:value-type="float" office:value="1478542200691" calcext:value-type="float">
            <text:p>1478542200691</text:p>
          </table:table-cell>
          <table:table-cell table:formula="of:=[.B628]+2288" office:value-type="float" office:value="1478542202979" calcext:value-type="float">
            <text:p>1478542202979</text:p>
          </table:table-cell>
          <table:table-cell table:formula="of:=[.C628]-[.A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2999" calcext:value-type="float">
            <text:p>1478542202999</text:p>
          </table:table-cell>
          <table:table-cell office:value-type="float" office:value="1478542200710" calcext:value-type="float">
            <text:p>1478542200710</text:p>
          </table:table-cell>
          <table:table-cell table:formula="of:=[.B629]+2288" office:value-type="float" office:value="1478542202998" calcext:value-type="float">
            <text:p>1478542202998</text:p>
          </table:table-cell>
          <table:table-cell table:formula="of:=[.C629]-[.A62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018" calcext:value-type="float">
            <text:p>1478542203018</text:p>
          </table:table-cell>
          <table:table-cell office:value-type="float" office:value="1478542200730" calcext:value-type="float">
            <text:p>1478542200730</text:p>
          </table:table-cell>
          <table:table-cell table:formula="of:=[.B630]+2288" office:value-type="float" office:value="1478542203018" calcext:value-type="float">
            <text:p>1478542203018</text:p>
          </table:table-cell>
          <table:table-cell table:formula="of:=[.C630]-[.A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038" calcext:value-type="float">
            <text:p>1478542203038</text:p>
          </table:table-cell>
          <table:table-cell office:value-type="float" office:value="1478542200750" calcext:value-type="float">
            <text:p>1478542200750</text:p>
          </table:table-cell>
          <table:table-cell table:formula="of:=[.B631]+2288" office:value-type="float" office:value="1478542203038" calcext:value-type="float">
            <text:p>1478542203038</text:p>
          </table:table-cell>
          <table:table-cell table:formula="of:=[.C631]-[.A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059" calcext:value-type="float">
            <text:p>1478542203059</text:p>
          </table:table-cell>
          <table:table-cell office:value-type="float" office:value="1478542200770" calcext:value-type="float">
            <text:p>1478542200770</text:p>
          </table:table-cell>
          <table:table-cell table:formula="of:=[.B632]+2288" office:value-type="float" office:value="1478542203058" calcext:value-type="float">
            <text:p>1478542203058</text:p>
          </table:table-cell>
          <table:table-cell table:formula="of:=[.C632]-[.A63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079" calcext:value-type="float">
            <text:p>1478542203079</text:p>
          </table:table-cell>
          <table:table-cell office:value-type="float" office:value="1478542200791" calcext:value-type="float">
            <text:p>1478542200791</text:p>
          </table:table-cell>
          <table:table-cell table:formula="of:=[.B633]+2288" office:value-type="float" office:value="1478542203079" calcext:value-type="float">
            <text:p>1478542203079</text:p>
          </table:table-cell>
          <table:table-cell table:formula="of:=[.C633]-[.A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099" calcext:value-type="float">
            <text:p>1478542203099</text:p>
          </table:table-cell>
          <table:table-cell office:value-type="float" office:value="1478542200810" calcext:value-type="float">
            <text:p>1478542200810</text:p>
          </table:table-cell>
          <table:table-cell table:formula="of:=[.B634]+2288" office:value-type="float" office:value="1478542203098" calcext:value-type="float">
            <text:p>1478542203098</text:p>
          </table:table-cell>
          <table:table-cell table:formula="of:=[.C634]-[.A63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119" calcext:value-type="float">
            <text:p>1478542203119</text:p>
          </table:table-cell>
          <table:table-cell office:value-type="float" office:value="1478542200831" calcext:value-type="float">
            <text:p>1478542200831</text:p>
          </table:table-cell>
          <table:table-cell table:formula="of:=[.B635]+2288" office:value-type="float" office:value="1478542203119" calcext:value-type="float">
            <text:p>1478542203119</text:p>
          </table:table-cell>
          <table:table-cell table:formula="of:=[.C635]-[.A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139" calcext:value-type="float">
            <text:p>1478542203139</text:p>
          </table:table-cell>
          <table:table-cell office:value-type="float" office:value="1478542200851" calcext:value-type="float">
            <text:p>1478542200851</text:p>
          </table:table-cell>
          <table:table-cell table:formula="of:=[.B636]+2288" office:value-type="float" office:value="1478542203139" calcext:value-type="float">
            <text:p>1478542203139</text:p>
          </table:table-cell>
          <table:table-cell table:formula="of:=[.C636]-[.A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159" calcext:value-type="float">
            <text:p>1478542203159</text:p>
          </table:table-cell>
          <table:table-cell office:value-type="float" office:value="1478542200870" calcext:value-type="float">
            <text:p>1478542200870</text:p>
          </table:table-cell>
          <table:table-cell table:formula="of:=[.B637]+2288" office:value-type="float" office:value="1478542203158" calcext:value-type="float">
            <text:p>1478542203158</text:p>
          </table:table-cell>
          <table:table-cell table:formula="of:=[.C637]-[.A63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179" calcext:value-type="float">
            <text:p>1478542203179</text:p>
          </table:table-cell>
          <table:table-cell office:value-type="float" office:value="1478542200891" calcext:value-type="float">
            <text:p>1478542200891</text:p>
          </table:table-cell>
          <table:table-cell table:formula="of:=[.B638]+2288" office:value-type="float" office:value="1478542203179" calcext:value-type="float">
            <text:p>1478542203179</text:p>
          </table:table-cell>
          <table:table-cell table:formula="of:=[.C638]-[.A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199" calcext:value-type="float">
            <text:p>1478542203199</text:p>
          </table:table-cell>
          <table:table-cell office:value-type="float" office:value="1478542200910" calcext:value-type="float">
            <text:p>1478542200910</text:p>
          </table:table-cell>
          <table:table-cell table:formula="of:=[.B639]+2288" office:value-type="float" office:value="1478542203198" calcext:value-type="float">
            <text:p>1478542203198</text:p>
          </table:table-cell>
          <table:table-cell table:formula="of:=[.C639]-[.A63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219" calcext:value-type="float">
            <text:p>1478542203219</text:p>
          </table:table-cell>
          <table:table-cell office:value-type="float" office:value="1478542200931" calcext:value-type="float">
            <text:p>1478542200931</text:p>
          </table:table-cell>
          <table:table-cell table:formula="of:=[.B640]+2288" office:value-type="float" office:value="1478542203219" calcext:value-type="float">
            <text:p>1478542203219</text:p>
          </table:table-cell>
          <table:table-cell table:formula="of:=[.C640]-[.A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239" calcext:value-type="float">
            <text:p>1478542203239</text:p>
          </table:table-cell>
          <table:table-cell office:value-type="float" office:value="1478542200951" calcext:value-type="float">
            <text:p>1478542200951</text:p>
          </table:table-cell>
          <table:table-cell table:formula="of:=[.B641]+2288" office:value-type="float" office:value="1478542203239" calcext:value-type="float">
            <text:p>1478542203239</text:p>
          </table:table-cell>
          <table:table-cell table:formula="of:=[.C641]-[.A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258" calcext:value-type="float">
            <text:p>1478542203258</text:p>
          </table:table-cell>
          <table:table-cell office:value-type="float" office:value="1478542200970" calcext:value-type="float">
            <text:p>1478542200970</text:p>
          </table:table-cell>
          <table:table-cell table:formula="of:=[.B642]+2288" office:value-type="float" office:value="1478542203258" calcext:value-type="float">
            <text:p>1478542203258</text:p>
          </table:table-cell>
          <table:table-cell table:formula="of:=[.C642]-[.A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278" calcext:value-type="float">
            <text:p>1478542203278</text:p>
          </table:table-cell>
          <table:table-cell office:value-type="float" office:value="1478542200990" calcext:value-type="float">
            <text:p>1478542200990</text:p>
          </table:table-cell>
          <table:table-cell table:formula="of:=[.B643]+2288" office:value-type="float" office:value="1478542203278" calcext:value-type="float">
            <text:p>1478542203278</text:p>
          </table:table-cell>
          <table:table-cell table:formula="of:=[.C643]-[.A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299" calcext:value-type="float">
            <text:p>1478542203299</text:p>
          </table:table-cell>
          <table:table-cell office:value-type="float" office:value="1478542201011" calcext:value-type="float">
            <text:p>1478542201011</text:p>
          </table:table-cell>
          <table:table-cell table:formula="of:=[.B644]+2288" office:value-type="float" office:value="1478542203299" calcext:value-type="float">
            <text:p>1478542203299</text:p>
          </table:table-cell>
          <table:table-cell table:formula="of:=[.C644]-[.A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318" calcext:value-type="float">
            <text:p>1478542203318</text:p>
          </table:table-cell>
          <table:table-cell office:value-type="float" office:value="1478542201030" calcext:value-type="float">
            <text:p>1478542201030</text:p>
          </table:table-cell>
          <table:table-cell table:formula="of:=[.B645]+2288" office:value-type="float" office:value="1478542203318" calcext:value-type="float">
            <text:p>1478542203318</text:p>
          </table:table-cell>
          <table:table-cell table:formula="of:=[.C645]-[.A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339" calcext:value-type="float">
            <text:p>1478542203339</text:p>
          </table:table-cell>
          <table:table-cell office:value-type="float" office:value="1478542201050" calcext:value-type="float">
            <text:p>1478542201050</text:p>
          </table:table-cell>
          <table:table-cell table:formula="of:=[.B646]+2288" office:value-type="float" office:value="1478542203338" calcext:value-type="float">
            <text:p>1478542203338</text:p>
          </table:table-cell>
          <table:table-cell table:formula="of:=[.C646]-[.A64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358" calcext:value-type="float">
            <text:p>1478542203358</text:p>
          </table:table-cell>
          <table:table-cell office:value-type="float" office:value="1478542201070" calcext:value-type="float">
            <text:p>1478542201070</text:p>
          </table:table-cell>
          <table:table-cell table:formula="of:=[.B647]+2288" office:value-type="float" office:value="1478542203358" calcext:value-type="float">
            <text:p>1478542203358</text:p>
          </table:table-cell>
          <table:table-cell table:formula="of:=[.C647]-[.A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378" calcext:value-type="float">
            <text:p>1478542203378</text:p>
          </table:table-cell>
          <table:table-cell office:value-type="float" office:value="1478542201090" calcext:value-type="float">
            <text:p>1478542201090</text:p>
          </table:table-cell>
          <table:table-cell table:formula="of:=[.B648]+2288" office:value-type="float" office:value="1478542203378" calcext:value-type="float">
            <text:p>1478542203378</text:p>
          </table:table-cell>
          <table:table-cell table:formula="of:=[.C648]-[.A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399" calcext:value-type="float">
            <text:p>1478542203399</text:p>
          </table:table-cell>
          <table:table-cell office:value-type="float" office:value="1478542201111" calcext:value-type="float">
            <text:p>1478542201111</text:p>
          </table:table-cell>
          <table:table-cell table:formula="of:=[.B649]+2288" office:value-type="float" office:value="1478542203399" calcext:value-type="float">
            <text:p>1478542203399</text:p>
          </table:table-cell>
          <table:table-cell table:formula="of:=[.C649]-[.A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419" calcext:value-type="float">
            <text:p>1478542203419</text:p>
          </table:table-cell>
          <table:table-cell office:value-type="float" office:value="1478542201131" calcext:value-type="float">
            <text:p>1478542201131</text:p>
          </table:table-cell>
          <table:table-cell table:formula="of:=[.B650]+2288" office:value-type="float" office:value="1478542203419" calcext:value-type="float">
            <text:p>1478542203419</text:p>
          </table:table-cell>
          <table:table-cell table:formula="of:=[.C650]-[.A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439" calcext:value-type="float">
            <text:p>1478542203439</text:p>
          </table:table-cell>
          <table:table-cell office:value-type="float" office:value="1478542201151" calcext:value-type="float">
            <text:p>1478542201151</text:p>
          </table:table-cell>
          <table:table-cell table:formula="of:=[.B651]+2288" office:value-type="float" office:value="1478542203439" calcext:value-type="float">
            <text:p>1478542203439</text:p>
          </table:table-cell>
          <table:table-cell table:formula="of:=[.C651]-[.A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459" calcext:value-type="float">
            <text:p>1478542203459</text:p>
          </table:table-cell>
          <table:table-cell office:value-type="float" office:value="1478542201170" calcext:value-type="float">
            <text:p>1478542201170</text:p>
          </table:table-cell>
          <table:table-cell table:formula="of:=[.B652]+2288" office:value-type="float" office:value="1478542203458" calcext:value-type="float">
            <text:p>1478542203458</text:p>
          </table:table-cell>
          <table:table-cell table:formula="of:=[.C652]-[.A65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478" calcext:value-type="float">
            <text:p>1478542203478</text:p>
          </table:table-cell>
          <table:table-cell office:value-type="float" office:value="1478542201190" calcext:value-type="float">
            <text:p>1478542201190</text:p>
          </table:table-cell>
          <table:table-cell table:formula="of:=[.B653]+2288" office:value-type="float" office:value="1478542203478" calcext:value-type="float">
            <text:p>1478542203478</text:p>
          </table:table-cell>
          <table:table-cell table:formula="of:=[.C653]-[.A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498" calcext:value-type="float">
            <text:p>1478542203498</text:p>
          </table:table-cell>
          <table:table-cell office:value-type="float" office:value="1478542201210" calcext:value-type="float">
            <text:p>1478542201210</text:p>
          </table:table-cell>
          <table:table-cell table:formula="of:=[.B654]+2288" office:value-type="float" office:value="1478542203498" calcext:value-type="float">
            <text:p>1478542203498</text:p>
          </table:table-cell>
          <table:table-cell table:formula="of:=[.C654]-[.A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519" calcext:value-type="float">
            <text:p>1478542203519</text:p>
          </table:table-cell>
          <table:table-cell office:value-type="float" office:value="1478542201231" calcext:value-type="float">
            <text:p>1478542201231</text:p>
          </table:table-cell>
          <table:table-cell table:formula="of:=[.B655]+2288" office:value-type="float" office:value="1478542203519" calcext:value-type="float">
            <text:p>1478542203519</text:p>
          </table:table-cell>
          <table:table-cell table:formula="of:=[.C655]-[.A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538" calcext:value-type="float">
            <text:p>1478542203538</text:p>
          </table:table-cell>
          <table:table-cell office:value-type="float" office:value="1478542201250" calcext:value-type="float">
            <text:p>1478542201250</text:p>
          </table:table-cell>
          <table:table-cell table:formula="of:=[.B656]+2288" office:value-type="float" office:value="1478542203538" calcext:value-type="float">
            <text:p>1478542203538</text:p>
          </table:table-cell>
          <table:table-cell table:formula="of:=[.C656]-[.A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558" calcext:value-type="float">
            <text:p>1478542203558</text:p>
          </table:table-cell>
          <table:table-cell office:value-type="float" office:value="1478542201270" calcext:value-type="float">
            <text:p>1478542201270</text:p>
          </table:table-cell>
          <table:table-cell table:formula="of:=[.B657]+2288" office:value-type="float" office:value="1478542203558" calcext:value-type="float">
            <text:p>1478542203558</text:p>
          </table:table-cell>
          <table:table-cell table:formula="of:=[.C657]-[.A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578" calcext:value-type="float">
            <text:p>1478542203578</text:p>
          </table:table-cell>
          <table:table-cell office:value-type="float" office:value="1478542201290" calcext:value-type="float">
            <text:p>1478542201290</text:p>
          </table:table-cell>
          <table:table-cell table:formula="of:=[.B658]+2288" office:value-type="float" office:value="1478542203578" calcext:value-type="float">
            <text:p>1478542203578</text:p>
          </table:table-cell>
          <table:table-cell table:formula="of:=[.C658]-[.A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598" calcext:value-type="float">
            <text:p>1478542203598</text:p>
          </table:table-cell>
          <table:table-cell office:value-type="float" office:value="1478542201310" calcext:value-type="float">
            <text:p>1478542201310</text:p>
          </table:table-cell>
          <table:table-cell table:formula="of:=[.B659]+2288" office:value-type="float" office:value="1478542203598" calcext:value-type="float">
            <text:p>1478542203598</text:p>
          </table:table-cell>
          <table:table-cell table:formula="of:=[.C659]-[.A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618" calcext:value-type="float">
            <text:p>1478542203618</text:p>
          </table:table-cell>
          <table:table-cell office:value-type="float" office:value="1478542201330" calcext:value-type="float">
            <text:p>1478542201330</text:p>
          </table:table-cell>
          <table:table-cell table:formula="of:=[.B660]+2288" office:value-type="float" office:value="1478542203618" calcext:value-type="float">
            <text:p>1478542203618</text:p>
          </table:table-cell>
          <table:table-cell table:formula="of:=[.C660]-[.A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638" calcext:value-type="float">
            <text:p>1478542203638</text:p>
          </table:table-cell>
          <table:table-cell office:value-type="float" office:value="1478542201350" calcext:value-type="float">
            <text:p>1478542201350</text:p>
          </table:table-cell>
          <table:table-cell table:formula="of:=[.B661]+2288" office:value-type="float" office:value="1478542203638" calcext:value-type="float">
            <text:p>1478542203638</text:p>
          </table:table-cell>
          <table:table-cell table:formula="of:=[.C661]-[.A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658" calcext:value-type="float">
            <text:p>1478542203658</text:p>
          </table:table-cell>
          <table:table-cell office:value-type="float" office:value="1478542201370" calcext:value-type="float">
            <text:p>1478542201370</text:p>
          </table:table-cell>
          <table:table-cell table:formula="of:=[.B662]+2288" office:value-type="float" office:value="1478542203658" calcext:value-type="float">
            <text:p>1478542203658</text:p>
          </table:table-cell>
          <table:table-cell table:formula="of:=[.C662]-[.A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678" calcext:value-type="float">
            <text:p>1478542203678</text:p>
          </table:table-cell>
          <table:table-cell office:value-type="float" office:value="1478542201393" calcext:value-type="float">
            <text:p>1478542201393</text:p>
          </table:table-cell>
          <table:table-cell table:formula="of:=[.B663]+2288" office:value-type="float" office:value="1478542203681" calcext:value-type="float">
            <text:p>1478542203681</text:p>
          </table:table-cell>
          <table:table-cell table:formula="of:=[.C663]-[.A6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03698" calcext:value-type="float">
            <text:p>1478542203698</text:p>
          </table:table-cell>
          <table:table-cell office:value-type="float" office:value="1478542201410" calcext:value-type="float">
            <text:p>1478542201410</text:p>
          </table:table-cell>
          <table:table-cell table:formula="of:=[.B664]+2288" office:value-type="float" office:value="1478542203698" calcext:value-type="float">
            <text:p>1478542203698</text:p>
          </table:table-cell>
          <table:table-cell table:formula="of:=[.C664]-[.A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718" calcext:value-type="float">
            <text:p>1478542203718</text:p>
          </table:table-cell>
          <table:table-cell office:value-type="float" office:value="1478542201431" calcext:value-type="float">
            <text:p>1478542201431</text:p>
          </table:table-cell>
          <table:table-cell table:formula="of:=[.B665]+2288" office:value-type="float" office:value="1478542203719" calcext:value-type="float">
            <text:p>1478542203719</text:p>
          </table:table-cell>
          <table:table-cell table:formula="of:=[.C665]-[.A6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3738" calcext:value-type="float">
            <text:p>1478542203738</text:p>
          </table:table-cell>
          <table:table-cell office:value-type="float" office:value="1478542201450" calcext:value-type="float">
            <text:p>1478542201450</text:p>
          </table:table-cell>
          <table:table-cell table:formula="of:=[.B666]+2288" office:value-type="float" office:value="1478542203738" calcext:value-type="float">
            <text:p>1478542203738</text:p>
          </table:table-cell>
          <table:table-cell table:formula="of:=[.C666]-[.A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759" calcext:value-type="float">
            <text:p>1478542203759</text:p>
          </table:table-cell>
          <table:table-cell office:value-type="float" office:value="1478542201470" calcext:value-type="float">
            <text:p>1478542201470</text:p>
          </table:table-cell>
          <table:table-cell table:formula="of:=[.B667]+2288" office:value-type="float" office:value="1478542203758" calcext:value-type="float">
            <text:p>1478542203758</text:p>
          </table:table-cell>
          <table:table-cell table:formula="of:=[.C667]-[.A66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779" calcext:value-type="float">
            <text:p>1478542203779</text:p>
          </table:table-cell>
          <table:table-cell office:value-type="float" office:value="1478542201490" calcext:value-type="float">
            <text:p>1478542201490</text:p>
          </table:table-cell>
          <table:table-cell table:formula="of:=[.B668]+2288" office:value-type="float" office:value="1478542203778" calcext:value-type="float">
            <text:p>1478542203778</text:p>
          </table:table-cell>
          <table:table-cell table:formula="of:=[.C668]-[.A66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799" calcext:value-type="float">
            <text:p>1478542203799</text:p>
          </table:table-cell>
          <table:table-cell office:value-type="float" office:value="1478542201510" calcext:value-type="float">
            <text:p>1478542201510</text:p>
          </table:table-cell>
          <table:table-cell table:formula="of:=[.B669]+2288" office:value-type="float" office:value="1478542203798" calcext:value-type="float">
            <text:p>1478542203798</text:p>
          </table:table-cell>
          <table:table-cell table:formula="of:=[.C669]-[.A66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818" calcext:value-type="float">
            <text:p>1478542203818</text:p>
          </table:table-cell>
          <table:table-cell office:value-type="float" office:value="1478542201530" calcext:value-type="float">
            <text:p>1478542201530</text:p>
          </table:table-cell>
          <table:table-cell table:formula="of:=[.B670]+2288" office:value-type="float" office:value="1478542203818" calcext:value-type="float">
            <text:p>1478542203818</text:p>
          </table:table-cell>
          <table:table-cell table:formula="of:=[.C670]-[.A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838" calcext:value-type="float">
            <text:p>1478542203838</text:p>
          </table:table-cell>
          <table:table-cell office:value-type="float" office:value="1478542201550" calcext:value-type="float">
            <text:p>1478542201550</text:p>
          </table:table-cell>
          <table:table-cell table:formula="of:=[.B671]+2288" office:value-type="float" office:value="1478542203838" calcext:value-type="float">
            <text:p>1478542203838</text:p>
          </table:table-cell>
          <table:table-cell table:formula="of:=[.C671]-[.A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858" calcext:value-type="float">
            <text:p>1478542203858</text:p>
          </table:table-cell>
          <table:table-cell office:value-type="float" office:value="1478542201570" calcext:value-type="float">
            <text:p>1478542201570</text:p>
          </table:table-cell>
          <table:table-cell table:formula="of:=[.B672]+2288" office:value-type="float" office:value="1478542203858" calcext:value-type="float">
            <text:p>1478542203858</text:p>
          </table:table-cell>
          <table:table-cell table:formula="of:=[.C672]-[.A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879" calcext:value-type="float">
            <text:p>1478542203879</text:p>
          </table:table-cell>
          <table:table-cell office:value-type="float" office:value="1478542201590" calcext:value-type="float">
            <text:p>1478542201590</text:p>
          </table:table-cell>
          <table:table-cell table:formula="of:=[.B673]+2288" office:value-type="float" office:value="1478542203878" calcext:value-type="float">
            <text:p>1478542203878</text:p>
          </table:table-cell>
          <table:table-cell table:formula="of:=[.C673]-[.A67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899" calcext:value-type="float">
            <text:p>1478542203899</text:p>
          </table:table-cell>
          <table:table-cell office:value-type="float" office:value="1478542201610" calcext:value-type="float">
            <text:p>1478542201610</text:p>
          </table:table-cell>
          <table:table-cell table:formula="of:=[.B674]+2288" office:value-type="float" office:value="1478542203898" calcext:value-type="float">
            <text:p>1478542203898</text:p>
          </table:table-cell>
          <table:table-cell table:formula="of:=[.C674]-[.A67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3919" calcext:value-type="float">
            <text:p>1478542203919</text:p>
          </table:table-cell>
          <table:table-cell office:value-type="float" office:value="1478542201631" calcext:value-type="float">
            <text:p>1478542201631</text:p>
          </table:table-cell>
          <table:table-cell table:formula="of:=[.B675]+2288" office:value-type="float" office:value="1478542203919" calcext:value-type="float">
            <text:p>1478542203919</text:p>
          </table:table-cell>
          <table:table-cell table:formula="of:=[.C675]-[.A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938" calcext:value-type="float">
            <text:p>1478542203938</text:p>
          </table:table-cell>
          <table:table-cell office:value-type="float" office:value="1478542201650" calcext:value-type="float">
            <text:p>1478542201650</text:p>
          </table:table-cell>
          <table:table-cell table:formula="of:=[.B676]+2288" office:value-type="float" office:value="1478542203938" calcext:value-type="float">
            <text:p>1478542203938</text:p>
          </table:table-cell>
          <table:table-cell table:formula="of:=[.C676]-[.A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3958" calcext:value-type="float">
            <text:p>1478542203958</text:p>
          </table:table-cell>
          <table:table-cell office:value-type="float" office:value="1478542201671" calcext:value-type="float">
            <text:p>1478542201671</text:p>
          </table:table-cell>
          <table:table-cell table:formula="of:=[.B677]+2288" office:value-type="float" office:value="1478542203959" calcext:value-type="float">
            <text:p>1478542203959</text:p>
          </table:table-cell>
          <table:table-cell table:formula="of:=[.C677]-[.A6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3979" calcext:value-type="float">
            <text:p>1478542203979</text:p>
          </table:table-cell>
          <table:table-cell office:value-type="float" office:value="1478542201695" calcext:value-type="float">
            <text:p>1478542201695</text:p>
          </table:table-cell>
          <table:table-cell table:formula="of:=[.B678]+2288" office:value-type="float" office:value="1478542203983" calcext:value-type="float">
            <text:p>1478542203983</text:p>
          </table:table-cell>
          <table:table-cell table:formula="of:=[.C678]-[.A67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03998" calcext:value-type="float">
            <text:p>1478542203998</text:p>
          </table:table-cell>
          <table:table-cell office:value-type="float" office:value="1478542201710" calcext:value-type="float">
            <text:p>1478542201710</text:p>
          </table:table-cell>
          <table:table-cell table:formula="of:=[.B679]+2288" office:value-type="float" office:value="1478542203998" calcext:value-type="float">
            <text:p>1478542203998</text:p>
          </table:table-cell>
          <table:table-cell table:formula="of:=[.C679]-[.A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018" calcext:value-type="float">
            <text:p>1478542204018</text:p>
          </table:table-cell>
          <table:table-cell office:value-type="float" office:value="1478542201730" calcext:value-type="float">
            <text:p>1478542201730</text:p>
          </table:table-cell>
          <table:table-cell table:formula="of:=[.B680]+2288" office:value-type="float" office:value="1478542204018" calcext:value-type="float">
            <text:p>1478542204018</text:p>
          </table:table-cell>
          <table:table-cell table:formula="of:=[.C680]-[.A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038" calcext:value-type="float">
            <text:p>1478542204038</text:p>
          </table:table-cell>
          <table:table-cell office:value-type="float" office:value="1478542201750" calcext:value-type="float">
            <text:p>1478542201750</text:p>
          </table:table-cell>
          <table:table-cell table:formula="of:=[.B681]+2288" office:value-type="float" office:value="1478542204038" calcext:value-type="float">
            <text:p>1478542204038</text:p>
          </table:table-cell>
          <table:table-cell table:formula="of:=[.C681]-[.A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058" calcext:value-type="float">
            <text:p>1478542204058</text:p>
          </table:table-cell>
          <table:table-cell office:value-type="float" office:value="1478542201770" calcext:value-type="float">
            <text:p>1478542201770</text:p>
          </table:table-cell>
          <table:table-cell table:formula="of:=[.B682]+2288" office:value-type="float" office:value="1478542204058" calcext:value-type="float">
            <text:p>1478542204058</text:p>
          </table:table-cell>
          <table:table-cell table:formula="of:=[.C682]-[.A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081" calcext:value-type="float">
            <text:p>1478542204081</text:p>
          </table:table-cell>
          <table:table-cell office:value-type="float" office:value="1478542201793" calcext:value-type="float">
            <text:p>1478542201793</text:p>
          </table:table-cell>
          <table:table-cell table:formula="of:=[.B683]+2288" office:value-type="float" office:value="1478542204081" calcext:value-type="float">
            <text:p>1478542204081</text:p>
          </table:table-cell>
          <table:table-cell table:formula="of:=[.C683]-[.A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098" calcext:value-type="float">
            <text:p>1478542204098</text:p>
          </table:table-cell>
          <table:table-cell office:value-type="float" office:value="1478542201809" calcext:value-type="float">
            <text:p>1478542201809</text:p>
          </table:table-cell>
          <table:table-cell table:formula="of:=[.B684]+2288" office:value-type="float" office:value="1478542204097" calcext:value-type="float">
            <text:p>1478542204097</text:p>
          </table:table-cell>
          <table:table-cell table:formula="of:=[.C684]-[.A68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118" calcext:value-type="float">
            <text:p>1478542204118</text:p>
          </table:table-cell>
          <table:table-cell office:value-type="float" office:value="1478542201830" calcext:value-type="float">
            <text:p>1478542201830</text:p>
          </table:table-cell>
          <table:table-cell table:formula="of:=[.B685]+2288" office:value-type="float" office:value="1478542204118" calcext:value-type="float">
            <text:p>1478542204118</text:p>
          </table:table-cell>
          <table:table-cell table:formula="of:=[.C685]-[.A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138" calcext:value-type="float">
            <text:p>1478542204138</text:p>
          </table:table-cell>
          <table:table-cell office:value-type="float" office:value="1478542201850" calcext:value-type="float">
            <text:p>1478542201850</text:p>
          </table:table-cell>
          <table:table-cell table:formula="of:=[.B686]+2288" office:value-type="float" office:value="1478542204138" calcext:value-type="float">
            <text:p>1478542204138</text:p>
          </table:table-cell>
          <table:table-cell table:formula="of:=[.C686]-[.A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158" calcext:value-type="float">
            <text:p>1478542204158</text:p>
          </table:table-cell>
          <table:table-cell office:value-type="float" office:value="1478542201870" calcext:value-type="float">
            <text:p>1478542201870</text:p>
          </table:table-cell>
          <table:table-cell table:formula="of:=[.B687]+2288" office:value-type="float" office:value="1478542204158" calcext:value-type="float">
            <text:p>1478542204158</text:p>
          </table:table-cell>
          <table:table-cell table:formula="of:=[.C687]-[.A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178" calcext:value-type="float">
            <text:p>1478542204178</text:p>
          </table:table-cell>
          <table:table-cell office:value-type="float" office:value="1478542201890" calcext:value-type="float">
            <text:p>1478542201890</text:p>
          </table:table-cell>
          <table:table-cell table:formula="of:=[.B688]+2288" office:value-type="float" office:value="1478542204178" calcext:value-type="float">
            <text:p>1478542204178</text:p>
          </table:table-cell>
          <table:table-cell table:formula="of:=[.C688]-[.A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198" calcext:value-type="float">
            <text:p>1478542204198</text:p>
          </table:table-cell>
          <table:table-cell office:value-type="float" office:value="1478542201910" calcext:value-type="float">
            <text:p>1478542201910</text:p>
          </table:table-cell>
          <table:table-cell table:formula="of:=[.B689]+2288" office:value-type="float" office:value="1478542204198" calcext:value-type="float">
            <text:p>1478542204198</text:p>
          </table:table-cell>
          <table:table-cell table:formula="of:=[.C689]-[.A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218" calcext:value-type="float">
            <text:p>1478542204218</text:p>
          </table:table-cell>
          <table:table-cell office:value-type="float" office:value="1478542201930" calcext:value-type="float">
            <text:p>1478542201930</text:p>
          </table:table-cell>
          <table:table-cell table:formula="of:=[.B690]+2288" office:value-type="float" office:value="1478542204218" calcext:value-type="float">
            <text:p>1478542204218</text:p>
          </table:table-cell>
          <table:table-cell table:formula="of:=[.C690]-[.A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238" calcext:value-type="float">
            <text:p>1478542204238</text:p>
          </table:table-cell>
          <table:table-cell office:value-type="float" office:value="1478542201950" calcext:value-type="float">
            <text:p>1478542201950</text:p>
          </table:table-cell>
          <table:table-cell table:formula="of:=[.B691]+2288" office:value-type="float" office:value="1478542204238" calcext:value-type="float">
            <text:p>1478542204238</text:p>
          </table:table-cell>
          <table:table-cell table:formula="of:=[.C691]-[.A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258" calcext:value-type="float">
            <text:p>1478542204258</text:p>
          </table:table-cell>
          <table:table-cell office:value-type="float" office:value="1478542201970" calcext:value-type="float">
            <text:p>1478542201970</text:p>
          </table:table-cell>
          <table:table-cell table:formula="of:=[.B692]+2288" office:value-type="float" office:value="1478542204258" calcext:value-type="float">
            <text:p>1478542204258</text:p>
          </table:table-cell>
          <table:table-cell table:formula="of:=[.C692]-[.A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278" calcext:value-type="float">
            <text:p>1478542204278</text:p>
          </table:table-cell>
          <table:table-cell office:value-type="float" office:value="1478542201990" calcext:value-type="float">
            <text:p>1478542201990</text:p>
          </table:table-cell>
          <table:table-cell table:formula="of:=[.B693]+2288" office:value-type="float" office:value="1478542204278" calcext:value-type="float">
            <text:p>1478542204278</text:p>
          </table:table-cell>
          <table:table-cell table:formula="of:=[.C693]-[.A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298" calcext:value-type="float">
            <text:p>1478542204298</text:p>
          </table:table-cell>
          <table:table-cell office:value-type="float" office:value="1478542202010" calcext:value-type="float">
            <text:p>1478542202010</text:p>
          </table:table-cell>
          <table:table-cell table:formula="of:=[.B694]+2288" office:value-type="float" office:value="1478542204298" calcext:value-type="float">
            <text:p>1478542204298</text:p>
          </table:table-cell>
          <table:table-cell table:formula="of:=[.C694]-[.A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318" calcext:value-type="float">
            <text:p>1478542204318</text:p>
          </table:table-cell>
          <table:table-cell office:value-type="float" office:value="1478542202030" calcext:value-type="float">
            <text:p>1478542202030</text:p>
          </table:table-cell>
          <table:table-cell table:formula="of:=[.B695]+2288" office:value-type="float" office:value="1478542204318" calcext:value-type="float">
            <text:p>1478542204318</text:p>
          </table:table-cell>
          <table:table-cell table:formula="of:=[.C695]-[.A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338" calcext:value-type="float">
            <text:p>1478542204338</text:p>
          </table:table-cell>
          <table:table-cell office:value-type="float" office:value="1478542202050" calcext:value-type="float">
            <text:p>1478542202050</text:p>
          </table:table-cell>
          <table:table-cell table:formula="of:=[.B696]+2288" office:value-type="float" office:value="1478542204338" calcext:value-type="float">
            <text:p>1478542204338</text:p>
          </table:table-cell>
          <table:table-cell table:formula="of:=[.C696]-[.A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358" calcext:value-type="float">
            <text:p>1478542204358</text:p>
          </table:table-cell>
          <table:table-cell office:value-type="float" office:value="1478542202070" calcext:value-type="float">
            <text:p>1478542202070</text:p>
          </table:table-cell>
          <table:table-cell table:formula="of:=[.B697]+2288" office:value-type="float" office:value="1478542204358" calcext:value-type="float">
            <text:p>1478542204358</text:p>
          </table:table-cell>
          <table:table-cell table:formula="of:=[.C697]-[.A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378" calcext:value-type="float">
            <text:p>1478542204378</text:p>
          </table:table-cell>
          <table:table-cell office:value-type="float" office:value="1478542202090" calcext:value-type="float">
            <text:p>1478542202090</text:p>
          </table:table-cell>
          <table:table-cell table:formula="of:=[.B698]+2288" office:value-type="float" office:value="1478542204378" calcext:value-type="float">
            <text:p>1478542204378</text:p>
          </table:table-cell>
          <table:table-cell table:formula="of:=[.C698]-[.A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398" calcext:value-type="float">
            <text:p>1478542204398</text:p>
          </table:table-cell>
          <table:table-cell office:value-type="float" office:value="1478542202110" calcext:value-type="float">
            <text:p>1478542202110</text:p>
          </table:table-cell>
          <table:table-cell table:formula="of:=[.B699]+2288" office:value-type="float" office:value="1478542204398" calcext:value-type="float">
            <text:p>1478542204398</text:p>
          </table:table-cell>
          <table:table-cell table:formula="of:=[.C699]-[.A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418" calcext:value-type="float">
            <text:p>1478542204418</text:p>
          </table:table-cell>
          <table:table-cell office:value-type="float" office:value="1478542202130" calcext:value-type="float">
            <text:p>1478542202130</text:p>
          </table:table-cell>
          <table:table-cell table:formula="of:=[.B700]+2288" office:value-type="float" office:value="1478542204418" calcext:value-type="float">
            <text:p>1478542204418</text:p>
          </table:table-cell>
          <table:table-cell table:formula="of:=[.C700]-[.A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438" calcext:value-type="float">
            <text:p>1478542204438</text:p>
          </table:table-cell>
          <table:table-cell office:value-type="float" office:value="1478542202154" calcext:value-type="float">
            <text:p>1478542202154</text:p>
          </table:table-cell>
          <table:table-cell table:formula="of:=[.B701]+2288" office:value-type="float" office:value="1478542204442" calcext:value-type="float">
            <text:p>1478542204442</text:p>
          </table:table-cell>
          <table:table-cell table:formula="of:=[.C701]-[.A7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04458" calcext:value-type="float">
            <text:p>1478542204458</text:p>
          </table:table-cell>
          <table:table-cell office:value-type="float" office:value="1478542202170" calcext:value-type="float">
            <text:p>1478542202170</text:p>
          </table:table-cell>
          <table:table-cell table:formula="of:=[.B702]+2288" office:value-type="float" office:value="1478542204458" calcext:value-type="float">
            <text:p>1478542204458</text:p>
          </table:table-cell>
          <table:table-cell table:formula="of:=[.C702]-[.A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477" calcext:value-type="float">
            <text:p>1478542204477</text:p>
          </table:table-cell>
          <table:table-cell office:value-type="float" office:value="1478542202189" calcext:value-type="float">
            <text:p>1478542202189</text:p>
          </table:table-cell>
          <table:table-cell table:formula="of:=[.B703]+2288" office:value-type="float" office:value="1478542204477" calcext:value-type="float">
            <text:p>1478542204477</text:p>
          </table:table-cell>
          <table:table-cell table:formula="of:=[.C703]-[.A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497" calcext:value-type="float">
            <text:p>1478542204497</text:p>
          </table:table-cell>
          <table:table-cell office:value-type="float" office:value="1478542202212" calcext:value-type="float">
            <text:p>1478542202212</text:p>
          </table:table-cell>
          <table:table-cell table:formula="of:=[.B704]+2288" office:value-type="float" office:value="1478542204500" calcext:value-type="float">
            <text:p>1478542204500</text:p>
          </table:table-cell>
          <table:table-cell table:formula="of:=[.C704]-[.A70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04518" calcext:value-type="float">
            <text:p>1478542204518</text:p>
          </table:table-cell>
          <table:table-cell office:value-type="float" office:value="1478542202230" calcext:value-type="float">
            <text:p>1478542202230</text:p>
          </table:table-cell>
          <table:table-cell table:formula="of:=[.B705]+2288" office:value-type="float" office:value="1478542204518" calcext:value-type="float">
            <text:p>1478542204518</text:p>
          </table:table-cell>
          <table:table-cell table:formula="of:=[.C705]-[.A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537" calcext:value-type="float">
            <text:p>1478542204537</text:p>
          </table:table-cell>
          <table:table-cell office:value-type="float" office:value="1478542202249" calcext:value-type="float">
            <text:p>1478542202249</text:p>
          </table:table-cell>
          <table:table-cell table:formula="of:=[.B706]+2288" office:value-type="float" office:value="1478542204537" calcext:value-type="float">
            <text:p>1478542204537</text:p>
          </table:table-cell>
          <table:table-cell table:formula="of:=[.C706]-[.A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557" calcext:value-type="float">
            <text:p>1478542204557</text:p>
          </table:table-cell>
          <table:table-cell office:value-type="float" office:value="1478542202269" calcext:value-type="float">
            <text:p>1478542202269</text:p>
          </table:table-cell>
          <table:table-cell table:formula="of:=[.B707]+2288" office:value-type="float" office:value="1478542204557" calcext:value-type="float">
            <text:p>1478542204557</text:p>
          </table:table-cell>
          <table:table-cell table:formula="of:=[.C707]-[.A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578" calcext:value-type="float">
            <text:p>1478542204578</text:p>
          </table:table-cell>
          <table:table-cell office:value-type="float" office:value="1478542202290" calcext:value-type="float">
            <text:p>1478542202290</text:p>
          </table:table-cell>
          <table:table-cell table:formula="of:=[.B708]+2288" office:value-type="float" office:value="1478542204578" calcext:value-type="float">
            <text:p>1478542204578</text:p>
          </table:table-cell>
          <table:table-cell table:formula="of:=[.C708]-[.A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599" calcext:value-type="float">
            <text:p>1478542204599</text:p>
          </table:table-cell>
          <table:table-cell office:value-type="float" office:value="1478542202313" calcext:value-type="float">
            <text:p>1478542202313</text:p>
          </table:table-cell>
          <table:table-cell table:formula="of:=[.B709]+2288" office:value-type="float" office:value="1478542204601" calcext:value-type="float">
            <text:p>1478542204601</text:p>
          </table:table-cell>
          <table:table-cell table:formula="of:=[.C709]-[.A70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4618" calcext:value-type="float">
            <text:p>1478542204618</text:p>
          </table:table-cell>
          <table:table-cell office:value-type="float" office:value="1478542202329" calcext:value-type="float">
            <text:p>1478542202329</text:p>
          </table:table-cell>
          <table:table-cell table:formula="of:=[.B710]+2288" office:value-type="float" office:value="1478542204617" calcext:value-type="float">
            <text:p>1478542204617</text:p>
          </table:table-cell>
          <table:table-cell table:formula="of:=[.C710]-[.A71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638" calcext:value-type="float">
            <text:p>1478542204638</text:p>
          </table:table-cell>
          <table:table-cell office:value-type="float" office:value="1478542202351" calcext:value-type="float">
            <text:p>1478542202351</text:p>
          </table:table-cell>
          <table:table-cell table:formula="of:=[.B711]+2288" office:value-type="float" office:value="1478542204639" calcext:value-type="float">
            <text:p>1478542204639</text:p>
          </table:table-cell>
          <table:table-cell table:formula="of:=[.C711]-[.A7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4658" calcext:value-type="float">
            <text:p>1478542204658</text:p>
          </table:table-cell>
          <table:table-cell office:value-type="float" office:value="1478542202370" calcext:value-type="float">
            <text:p>1478542202370</text:p>
          </table:table-cell>
          <table:table-cell table:formula="of:=[.B712]+2288" office:value-type="float" office:value="1478542204658" calcext:value-type="float">
            <text:p>1478542204658</text:p>
          </table:table-cell>
          <table:table-cell table:formula="of:=[.C712]-[.A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678" calcext:value-type="float">
            <text:p>1478542204678</text:p>
          </table:table-cell>
          <table:table-cell office:value-type="float" office:value="1478542202390" calcext:value-type="float">
            <text:p>1478542202390</text:p>
          </table:table-cell>
          <table:table-cell table:formula="of:=[.B713]+2288" office:value-type="float" office:value="1478542204678" calcext:value-type="float">
            <text:p>1478542204678</text:p>
          </table:table-cell>
          <table:table-cell table:formula="of:=[.C713]-[.A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697" calcext:value-type="float">
            <text:p>1478542204697</text:p>
          </table:table-cell>
          <table:table-cell office:value-type="float" office:value="1478542202409" calcext:value-type="float">
            <text:p>1478542202409</text:p>
          </table:table-cell>
          <table:table-cell table:formula="of:=[.B714]+2288" office:value-type="float" office:value="1478542204697" calcext:value-type="float">
            <text:p>1478542204697</text:p>
          </table:table-cell>
          <table:table-cell table:formula="of:=[.C714]-[.A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718" calcext:value-type="float">
            <text:p>1478542204718</text:p>
          </table:table-cell>
          <table:table-cell office:value-type="float" office:value="1478542202429" calcext:value-type="float">
            <text:p>1478542202429</text:p>
          </table:table-cell>
          <table:table-cell table:formula="of:=[.B715]+2288" office:value-type="float" office:value="1478542204717" calcext:value-type="float">
            <text:p>1478542204717</text:p>
          </table:table-cell>
          <table:table-cell table:formula="of:=[.C715]-[.A71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737" calcext:value-type="float">
            <text:p>1478542204737</text:p>
          </table:table-cell>
          <table:table-cell office:value-type="float" office:value="1478542202449" calcext:value-type="float">
            <text:p>1478542202449</text:p>
          </table:table-cell>
          <table:table-cell table:formula="of:=[.B716]+2288" office:value-type="float" office:value="1478542204737" calcext:value-type="float">
            <text:p>1478542204737</text:p>
          </table:table-cell>
          <table:table-cell table:formula="of:=[.C716]-[.A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757" calcext:value-type="float">
            <text:p>1478542204757</text:p>
          </table:table-cell>
          <table:table-cell office:value-type="float" office:value="1478542202469" calcext:value-type="float">
            <text:p>1478542202469</text:p>
          </table:table-cell>
          <table:table-cell table:formula="of:=[.B717]+2288" office:value-type="float" office:value="1478542204757" calcext:value-type="float">
            <text:p>1478542204757</text:p>
          </table:table-cell>
          <table:table-cell table:formula="of:=[.C717]-[.A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777" calcext:value-type="float">
            <text:p>1478542204777</text:p>
          </table:table-cell>
          <table:table-cell office:value-type="float" office:value="1478542202489" calcext:value-type="float">
            <text:p>1478542202489</text:p>
          </table:table-cell>
          <table:table-cell table:formula="of:=[.B718]+2288" office:value-type="float" office:value="1478542204777" calcext:value-type="float">
            <text:p>1478542204777</text:p>
          </table:table-cell>
          <table:table-cell table:formula="of:=[.C718]-[.A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798" calcext:value-type="float">
            <text:p>1478542204798</text:p>
          </table:table-cell>
          <table:table-cell office:value-type="float" office:value="1478542202509" calcext:value-type="float">
            <text:p>1478542202509</text:p>
          </table:table-cell>
          <table:table-cell table:formula="of:=[.B719]+2288" office:value-type="float" office:value="1478542204797" calcext:value-type="float">
            <text:p>1478542204797</text:p>
          </table:table-cell>
          <table:table-cell table:formula="of:=[.C719]-[.A71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817" calcext:value-type="float">
            <text:p>1478542204817</text:p>
          </table:table-cell>
          <table:table-cell office:value-type="float" office:value="1478542202529" calcext:value-type="float">
            <text:p>1478542202529</text:p>
          </table:table-cell>
          <table:table-cell table:formula="of:=[.B720]+2288" office:value-type="float" office:value="1478542204817" calcext:value-type="float">
            <text:p>1478542204817</text:p>
          </table:table-cell>
          <table:table-cell table:formula="of:=[.C720]-[.A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837" calcext:value-type="float">
            <text:p>1478542204837</text:p>
          </table:table-cell>
          <table:table-cell office:value-type="float" office:value="1478542202549" calcext:value-type="float">
            <text:p>1478542202549</text:p>
          </table:table-cell>
          <table:table-cell table:formula="of:=[.B721]+2288" office:value-type="float" office:value="1478542204837" calcext:value-type="float">
            <text:p>1478542204837</text:p>
          </table:table-cell>
          <table:table-cell table:formula="of:=[.C721]-[.A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858" calcext:value-type="float">
            <text:p>1478542204858</text:p>
          </table:table-cell>
          <table:table-cell office:value-type="float" office:value="1478542202569" calcext:value-type="float">
            <text:p>1478542202569</text:p>
          </table:table-cell>
          <table:table-cell table:formula="of:=[.B722]+2288" office:value-type="float" office:value="1478542204857" calcext:value-type="float">
            <text:p>1478542204857</text:p>
          </table:table-cell>
          <table:table-cell table:formula="of:=[.C722]-[.A72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877" calcext:value-type="float">
            <text:p>1478542204877</text:p>
          </table:table-cell>
          <table:table-cell office:value-type="float" office:value="1478542202589" calcext:value-type="float">
            <text:p>1478542202589</text:p>
          </table:table-cell>
          <table:table-cell table:formula="of:=[.B723]+2288" office:value-type="float" office:value="1478542204877" calcext:value-type="float">
            <text:p>1478542204877</text:p>
          </table:table-cell>
          <table:table-cell table:formula="of:=[.C723]-[.A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897" calcext:value-type="float">
            <text:p>1478542204897</text:p>
          </table:table-cell>
          <table:table-cell office:value-type="float" office:value="1478542202609" calcext:value-type="float">
            <text:p>1478542202609</text:p>
          </table:table-cell>
          <table:table-cell table:formula="of:=[.B724]+2288" office:value-type="float" office:value="1478542204897" calcext:value-type="float">
            <text:p>1478542204897</text:p>
          </table:table-cell>
          <table:table-cell table:formula="of:=[.C724]-[.A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918" calcext:value-type="float">
            <text:p>1478542204918</text:p>
          </table:table-cell>
          <table:table-cell office:value-type="float" office:value="1478542202630" calcext:value-type="float">
            <text:p>1478542202630</text:p>
          </table:table-cell>
          <table:table-cell table:formula="of:=[.B725]+2288" office:value-type="float" office:value="1478542204918" calcext:value-type="float">
            <text:p>1478542204918</text:p>
          </table:table-cell>
          <table:table-cell table:formula="of:=[.C725]-[.A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4938" calcext:value-type="float">
            <text:p>1478542204938</text:p>
          </table:table-cell>
          <table:table-cell office:value-type="float" office:value="1478542202649" calcext:value-type="float">
            <text:p>1478542202649</text:p>
          </table:table-cell>
          <table:table-cell table:formula="of:=[.B726]+2288" office:value-type="float" office:value="1478542204937" calcext:value-type="float">
            <text:p>1478542204937</text:p>
          </table:table-cell>
          <table:table-cell table:formula="of:=[.C726]-[.A72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957" calcext:value-type="float">
            <text:p>1478542204957</text:p>
          </table:table-cell>
          <table:table-cell office:value-type="float" office:value="1478542202671" calcext:value-type="float">
            <text:p>1478542202671</text:p>
          </table:table-cell>
          <table:table-cell table:formula="of:=[.B727]+2288" office:value-type="float" office:value="1478542204959" calcext:value-type="float">
            <text:p>1478542204959</text:p>
          </table:table-cell>
          <table:table-cell table:formula="of:=[.C727]-[.A72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4977" calcext:value-type="float">
            <text:p>1478542204977</text:p>
          </table:table-cell>
          <table:table-cell office:value-type="float" office:value="1478542202688" calcext:value-type="float">
            <text:p>1478542202688</text:p>
          </table:table-cell>
          <table:table-cell table:formula="of:=[.B728]+2288" office:value-type="float" office:value="1478542204976" calcext:value-type="float">
            <text:p>1478542204976</text:p>
          </table:table-cell>
          <table:table-cell table:formula="of:=[.C728]-[.A72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4996" calcext:value-type="float">
            <text:p>1478542204996</text:p>
          </table:table-cell>
          <table:table-cell office:value-type="float" office:value="1478542202708" calcext:value-type="float">
            <text:p>1478542202708</text:p>
          </table:table-cell>
          <table:table-cell table:formula="of:=[.B729]+2288" office:value-type="float" office:value="1478542204996" calcext:value-type="float">
            <text:p>1478542204996</text:p>
          </table:table-cell>
          <table:table-cell table:formula="of:=[.C729]-[.A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017" calcext:value-type="float">
            <text:p>1478542205017</text:p>
          </table:table-cell>
          <table:table-cell office:value-type="float" office:value="1478542202729" calcext:value-type="float">
            <text:p>1478542202729</text:p>
          </table:table-cell>
          <table:table-cell table:formula="of:=[.B730]+2288" office:value-type="float" office:value="1478542205017" calcext:value-type="float">
            <text:p>1478542205017</text:p>
          </table:table-cell>
          <table:table-cell table:formula="of:=[.C730]-[.A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037" calcext:value-type="float">
            <text:p>1478542205037</text:p>
          </table:table-cell>
          <table:table-cell office:value-type="float" office:value="1478542202749" calcext:value-type="float">
            <text:p>1478542202749</text:p>
          </table:table-cell>
          <table:table-cell table:formula="of:=[.B731]+2288" office:value-type="float" office:value="1478542205037" calcext:value-type="float">
            <text:p>1478542205037</text:p>
          </table:table-cell>
          <table:table-cell table:formula="of:=[.C731]-[.A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057" calcext:value-type="float">
            <text:p>1478542205057</text:p>
          </table:table-cell>
          <table:table-cell office:value-type="float" office:value="1478542202769" calcext:value-type="float">
            <text:p>1478542202769</text:p>
          </table:table-cell>
          <table:table-cell table:formula="of:=[.B732]+2288" office:value-type="float" office:value="1478542205057" calcext:value-type="float">
            <text:p>1478542205057</text:p>
          </table:table-cell>
          <table:table-cell table:formula="of:=[.C732]-[.A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078" calcext:value-type="float">
            <text:p>1478542205078</text:p>
          </table:table-cell>
          <table:table-cell office:value-type="float" office:value="1478542202790" calcext:value-type="float">
            <text:p>1478542202790</text:p>
          </table:table-cell>
          <table:table-cell table:formula="of:=[.B733]+2288" office:value-type="float" office:value="1478542205078" calcext:value-type="float">
            <text:p>1478542205078</text:p>
          </table:table-cell>
          <table:table-cell table:formula="of:=[.C733]-[.A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098" calcext:value-type="float">
            <text:p>1478542205098</text:p>
          </table:table-cell>
          <table:table-cell office:value-type="float" office:value="1478542202810" calcext:value-type="float">
            <text:p>1478542202810</text:p>
          </table:table-cell>
          <table:table-cell table:formula="of:=[.B734]+2288" office:value-type="float" office:value="1478542205098" calcext:value-type="float">
            <text:p>1478542205098</text:p>
          </table:table-cell>
          <table:table-cell table:formula="of:=[.C734]-[.A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117" calcext:value-type="float">
            <text:p>1478542205117</text:p>
          </table:table-cell>
          <table:table-cell office:value-type="float" office:value="1478542202829" calcext:value-type="float">
            <text:p>1478542202829</text:p>
          </table:table-cell>
          <table:table-cell table:formula="of:=[.B735]+2288" office:value-type="float" office:value="1478542205117" calcext:value-type="float">
            <text:p>1478542205117</text:p>
          </table:table-cell>
          <table:table-cell table:formula="of:=[.C735]-[.A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138" calcext:value-type="float">
            <text:p>1478542205138</text:p>
          </table:table-cell>
          <table:table-cell office:value-type="float" office:value="1478542202850" calcext:value-type="float">
            <text:p>1478542202850</text:p>
          </table:table-cell>
          <table:table-cell table:formula="of:=[.B736]+2288" office:value-type="float" office:value="1478542205138" calcext:value-type="float">
            <text:p>1478542205138</text:p>
          </table:table-cell>
          <table:table-cell table:formula="of:=[.C736]-[.A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158" calcext:value-type="float">
            <text:p>1478542205158</text:p>
          </table:table-cell>
          <table:table-cell office:value-type="float" office:value="1478542202870" calcext:value-type="float">
            <text:p>1478542202870</text:p>
          </table:table-cell>
          <table:table-cell table:formula="of:=[.B737]+2288" office:value-type="float" office:value="1478542205158" calcext:value-type="float">
            <text:p>1478542205158</text:p>
          </table:table-cell>
          <table:table-cell table:formula="of:=[.C737]-[.A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177" calcext:value-type="float">
            <text:p>1478542205177</text:p>
          </table:table-cell>
          <table:table-cell office:value-type="float" office:value="1478542202889" calcext:value-type="float">
            <text:p>1478542202889</text:p>
          </table:table-cell>
          <table:table-cell table:formula="of:=[.B738]+2288" office:value-type="float" office:value="1478542205177" calcext:value-type="float">
            <text:p>1478542205177</text:p>
          </table:table-cell>
          <table:table-cell table:formula="of:=[.C738]-[.A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200" calcext:value-type="float">
            <text:p>1478542205200</text:p>
          </table:table-cell>
          <table:table-cell office:value-type="float" office:value="1478542202912" calcext:value-type="float">
            <text:p>1478542202912</text:p>
          </table:table-cell>
          <table:table-cell table:formula="of:=[.B739]+2288" office:value-type="float" office:value="1478542205200" calcext:value-type="float">
            <text:p>1478542205200</text:p>
          </table:table-cell>
          <table:table-cell table:formula="of:=[.C739]-[.A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225" calcext:value-type="float">
            <text:p>1478542205225</text:p>
          </table:table-cell>
          <table:table-cell office:value-type="float" office:value="1478542202937" calcext:value-type="float">
            <text:p>1478542202937</text:p>
          </table:table-cell>
          <table:table-cell table:formula="of:=[.B740]+2288" office:value-type="float" office:value="1478542205225" calcext:value-type="float">
            <text:p>1478542205225</text:p>
          </table:table-cell>
          <table:table-cell table:formula="of:=[.C740]-[.A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244" calcext:value-type="float">
            <text:p>1478542205244</text:p>
          </table:table-cell>
          <table:table-cell office:value-type="float" office:value="1478542202956" calcext:value-type="float">
            <text:p>1478542202956</text:p>
          </table:table-cell>
          <table:table-cell table:formula="of:=[.B741]+2288" office:value-type="float" office:value="1478542205244" calcext:value-type="float">
            <text:p>1478542205244</text:p>
          </table:table-cell>
          <table:table-cell table:formula="of:=[.C741]-[.A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257" calcext:value-type="float">
            <text:p>1478542205257</text:p>
          </table:table-cell>
          <table:table-cell office:value-type="float" office:value="1478542202970" calcext:value-type="float">
            <text:p>1478542202970</text:p>
          </table:table-cell>
          <table:table-cell table:formula="of:=[.B742]+2288" office:value-type="float" office:value="1478542205258" calcext:value-type="float">
            <text:p>1478542205258</text:p>
          </table:table-cell>
          <table:table-cell table:formula="of:=[.C742]-[.A7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5277" calcext:value-type="float">
            <text:p>1478542205277</text:p>
          </table:table-cell>
          <table:table-cell office:value-type="float" office:value="1478542202989" calcext:value-type="float">
            <text:p>1478542202989</text:p>
          </table:table-cell>
          <table:table-cell table:formula="of:=[.B743]+2288" office:value-type="float" office:value="1478542205277" calcext:value-type="float">
            <text:p>1478542205277</text:p>
          </table:table-cell>
          <table:table-cell table:formula="of:=[.C743]-[.A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297" calcext:value-type="float">
            <text:p>1478542205297</text:p>
          </table:table-cell>
          <table:table-cell office:value-type="float" office:value="1478542203008" calcext:value-type="float">
            <text:p>1478542203008</text:p>
          </table:table-cell>
          <table:table-cell table:formula="of:=[.B744]+2288" office:value-type="float" office:value="1478542205296" calcext:value-type="float">
            <text:p>1478542205296</text:p>
          </table:table-cell>
          <table:table-cell table:formula="of:=[.C744]-[.A74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317" calcext:value-type="float">
            <text:p>1478542205317</text:p>
          </table:table-cell>
          <table:table-cell office:value-type="float" office:value="1478542203031" calcext:value-type="float">
            <text:p>1478542203031</text:p>
          </table:table-cell>
          <table:table-cell table:formula="of:=[.B745]+2288" office:value-type="float" office:value="1478542205319" calcext:value-type="float">
            <text:p>1478542205319</text:p>
          </table:table-cell>
          <table:table-cell table:formula="of:=[.C745]-[.A74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5337" calcext:value-type="float">
            <text:p>1478542205337</text:p>
          </table:table-cell>
          <table:table-cell office:value-type="float" office:value="1478542203048" calcext:value-type="float">
            <text:p>1478542203048</text:p>
          </table:table-cell>
          <table:table-cell table:formula="of:=[.B746]+2288" office:value-type="float" office:value="1478542205336" calcext:value-type="float">
            <text:p>1478542205336</text:p>
          </table:table-cell>
          <table:table-cell table:formula="of:=[.C746]-[.A74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357" calcext:value-type="float">
            <text:p>1478542205357</text:p>
          </table:table-cell>
          <table:table-cell office:value-type="float" office:value="1478542203068" calcext:value-type="float">
            <text:p>1478542203068</text:p>
          </table:table-cell>
          <table:table-cell table:formula="of:=[.B747]+2288" office:value-type="float" office:value="1478542205356" calcext:value-type="float">
            <text:p>1478542205356</text:p>
          </table:table-cell>
          <table:table-cell table:formula="of:=[.C747]-[.A74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377" calcext:value-type="float">
            <text:p>1478542205377</text:p>
          </table:table-cell>
          <table:table-cell office:value-type="float" office:value="1478542203088" calcext:value-type="float">
            <text:p>1478542203088</text:p>
          </table:table-cell>
          <table:table-cell table:formula="of:=[.B748]+2288" office:value-type="float" office:value="1478542205376" calcext:value-type="float">
            <text:p>1478542205376</text:p>
          </table:table-cell>
          <table:table-cell table:formula="of:=[.C748]-[.A74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397" calcext:value-type="float">
            <text:p>1478542205397</text:p>
          </table:table-cell>
          <table:table-cell office:value-type="float" office:value="1478542203109" calcext:value-type="float">
            <text:p>1478542203109</text:p>
          </table:table-cell>
          <table:table-cell table:formula="of:=[.B749]+2288" office:value-type="float" office:value="1478542205397" calcext:value-type="float">
            <text:p>1478542205397</text:p>
          </table:table-cell>
          <table:table-cell table:formula="of:=[.C749]-[.A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424" calcext:value-type="float">
            <text:p>1478542205424</text:p>
          </table:table-cell>
          <table:table-cell office:value-type="float" office:value="1478542203139" calcext:value-type="float">
            <text:p>1478542203139</text:p>
          </table:table-cell>
          <table:table-cell table:formula="of:=[.B750]+2288" office:value-type="float" office:value="1478542205427" calcext:value-type="float">
            <text:p>1478542205427</text:p>
          </table:table-cell>
          <table:table-cell table:formula="of:=[.C750]-[.A75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05437" calcext:value-type="float">
            <text:p>1478542205437</text:p>
          </table:table-cell>
          <table:table-cell office:value-type="float" office:value="1478542203149" calcext:value-type="float">
            <text:p>1478542203149</text:p>
          </table:table-cell>
          <table:table-cell table:formula="of:=[.B751]+2288" office:value-type="float" office:value="1478542205437" calcext:value-type="float">
            <text:p>1478542205437</text:p>
          </table:table-cell>
          <table:table-cell table:formula="of:=[.C751]-[.A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457" calcext:value-type="float">
            <text:p>1478542205457</text:p>
          </table:table-cell>
          <table:table-cell office:value-type="float" office:value="1478542203168" calcext:value-type="float">
            <text:p>1478542203168</text:p>
          </table:table-cell>
          <table:table-cell table:formula="of:=[.B752]+2288" office:value-type="float" office:value="1478542205456" calcext:value-type="float">
            <text:p>1478542205456</text:p>
          </table:table-cell>
          <table:table-cell table:formula="of:=[.C752]-[.A75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477" calcext:value-type="float">
            <text:p>1478542205477</text:p>
          </table:table-cell>
          <table:table-cell office:value-type="float" office:value="1478542203188" calcext:value-type="float">
            <text:p>1478542203188</text:p>
          </table:table-cell>
          <table:table-cell table:formula="of:=[.B753]+2288" office:value-type="float" office:value="1478542205476" calcext:value-type="float">
            <text:p>1478542205476</text:p>
          </table:table-cell>
          <table:table-cell table:formula="of:=[.C753]-[.A75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496" calcext:value-type="float">
            <text:p>1478542205496</text:p>
          </table:table-cell>
          <table:table-cell office:value-type="float" office:value="1478542203208" calcext:value-type="float">
            <text:p>1478542203208</text:p>
          </table:table-cell>
          <table:table-cell table:formula="of:=[.B754]+2288" office:value-type="float" office:value="1478542205496" calcext:value-type="float">
            <text:p>1478542205496</text:p>
          </table:table-cell>
          <table:table-cell table:formula="of:=[.C754]-[.A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517" calcext:value-type="float">
            <text:p>1478542205517</text:p>
          </table:table-cell>
          <table:table-cell office:value-type="float" office:value="1478542203229" calcext:value-type="float">
            <text:p>1478542203229</text:p>
          </table:table-cell>
          <table:table-cell table:formula="of:=[.B755]+2288" office:value-type="float" office:value="1478542205517" calcext:value-type="float">
            <text:p>1478542205517</text:p>
          </table:table-cell>
          <table:table-cell table:formula="of:=[.C755]-[.A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536" calcext:value-type="float">
            <text:p>1478542205536</text:p>
          </table:table-cell>
          <table:table-cell office:value-type="float" office:value="1478542203248" calcext:value-type="float">
            <text:p>1478542203248</text:p>
          </table:table-cell>
          <table:table-cell table:formula="of:=[.B756]+2288" office:value-type="float" office:value="1478542205536" calcext:value-type="float">
            <text:p>1478542205536</text:p>
          </table:table-cell>
          <table:table-cell table:formula="of:=[.C756]-[.A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556" calcext:value-type="float">
            <text:p>1478542205556</text:p>
          </table:table-cell>
          <table:table-cell office:value-type="float" office:value="1478542203268" calcext:value-type="float">
            <text:p>1478542203268</text:p>
          </table:table-cell>
          <table:table-cell table:formula="of:=[.B757]+2288" office:value-type="float" office:value="1478542205556" calcext:value-type="float">
            <text:p>1478542205556</text:p>
          </table:table-cell>
          <table:table-cell table:formula="of:=[.C757]-[.A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576" calcext:value-type="float">
            <text:p>1478542205576</text:p>
          </table:table-cell>
          <table:table-cell office:value-type="float" office:value="1478542203288" calcext:value-type="float">
            <text:p>1478542203288</text:p>
          </table:table-cell>
          <table:table-cell table:formula="of:=[.B758]+2288" office:value-type="float" office:value="1478542205576" calcext:value-type="float">
            <text:p>1478542205576</text:p>
          </table:table-cell>
          <table:table-cell table:formula="of:=[.C758]-[.A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597" calcext:value-type="float">
            <text:p>1478542205597</text:p>
          </table:table-cell>
          <table:table-cell office:value-type="float" office:value="1478542203308" calcext:value-type="float">
            <text:p>1478542203308</text:p>
          </table:table-cell>
          <table:table-cell table:formula="of:=[.B759]+2288" office:value-type="float" office:value="1478542205596" calcext:value-type="float">
            <text:p>1478542205596</text:p>
          </table:table-cell>
          <table:table-cell table:formula="of:=[.C759]-[.A75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616" calcext:value-type="float">
            <text:p>1478542205616</text:p>
          </table:table-cell>
          <table:table-cell office:value-type="float" office:value="1478542203328" calcext:value-type="float">
            <text:p>1478542203328</text:p>
          </table:table-cell>
          <table:table-cell table:formula="of:=[.B760]+2288" office:value-type="float" office:value="1478542205616" calcext:value-type="float">
            <text:p>1478542205616</text:p>
          </table:table-cell>
          <table:table-cell table:formula="of:=[.C760]-[.A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637" calcext:value-type="float">
            <text:p>1478542205637</text:p>
          </table:table-cell>
          <table:table-cell office:value-type="float" office:value="1478542203348" calcext:value-type="float">
            <text:p>1478542203348</text:p>
          </table:table-cell>
          <table:table-cell table:formula="of:=[.B761]+2288" office:value-type="float" office:value="1478542205636" calcext:value-type="float">
            <text:p>1478542205636</text:p>
          </table:table-cell>
          <table:table-cell table:formula="of:=[.C761]-[.A76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657" calcext:value-type="float">
            <text:p>1478542205657</text:p>
          </table:table-cell>
          <table:table-cell office:value-type="float" office:value="1478542203368" calcext:value-type="float">
            <text:p>1478542203368</text:p>
          </table:table-cell>
          <table:table-cell table:formula="of:=[.B762]+2288" office:value-type="float" office:value="1478542205656" calcext:value-type="float">
            <text:p>1478542205656</text:p>
          </table:table-cell>
          <table:table-cell table:formula="of:=[.C762]-[.A76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676" calcext:value-type="float">
            <text:p>1478542205676</text:p>
          </table:table-cell>
          <table:table-cell office:value-type="float" office:value="1478542203388" calcext:value-type="float">
            <text:p>1478542203388</text:p>
          </table:table-cell>
          <table:table-cell table:formula="of:=[.B763]+2288" office:value-type="float" office:value="1478542205676" calcext:value-type="float">
            <text:p>1478542205676</text:p>
          </table:table-cell>
          <table:table-cell table:formula="of:=[.C763]-[.A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696" calcext:value-type="float">
            <text:p>1478542205696</text:p>
          </table:table-cell>
          <table:table-cell office:value-type="float" office:value="1478542203408" calcext:value-type="float">
            <text:p>1478542203408</text:p>
          </table:table-cell>
          <table:table-cell table:formula="of:=[.B764]+2288" office:value-type="float" office:value="1478542205696" calcext:value-type="float">
            <text:p>1478542205696</text:p>
          </table:table-cell>
          <table:table-cell table:formula="of:=[.C764]-[.A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716" calcext:value-type="float">
            <text:p>1478542205716</text:p>
          </table:table-cell>
          <table:table-cell office:value-type="float" office:value="1478542203428" calcext:value-type="float">
            <text:p>1478542203428</text:p>
          </table:table-cell>
          <table:table-cell table:formula="of:=[.B765]+2288" office:value-type="float" office:value="1478542205716" calcext:value-type="float">
            <text:p>1478542205716</text:p>
          </table:table-cell>
          <table:table-cell table:formula="of:=[.C765]-[.A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737" calcext:value-type="float">
            <text:p>1478542205737</text:p>
          </table:table-cell>
          <table:table-cell office:value-type="float" office:value="1478542203448" calcext:value-type="float">
            <text:p>1478542203448</text:p>
          </table:table-cell>
          <table:table-cell table:formula="of:=[.B766]+2288" office:value-type="float" office:value="1478542205736" calcext:value-type="float">
            <text:p>1478542205736</text:p>
          </table:table-cell>
          <table:table-cell table:formula="of:=[.C766]-[.A76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757" calcext:value-type="float">
            <text:p>1478542205757</text:p>
          </table:table-cell>
          <table:table-cell office:value-type="float" office:value="1478542203468" calcext:value-type="float">
            <text:p>1478542203468</text:p>
          </table:table-cell>
          <table:table-cell table:formula="of:=[.B767]+2288" office:value-type="float" office:value="1478542205756" calcext:value-type="float">
            <text:p>1478542205756</text:p>
          </table:table-cell>
          <table:table-cell table:formula="of:=[.C767]-[.A76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777" calcext:value-type="float">
            <text:p>1478542205777</text:p>
          </table:table-cell>
          <table:table-cell office:value-type="float" office:value="1478542203488" calcext:value-type="float">
            <text:p>1478542203488</text:p>
          </table:table-cell>
          <table:table-cell table:formula="of:=[.B768]+2288" office:value-type="float" office:value="1478542205776" calcext:value-type="float">
            <text:p>1478542205776</text:p>
          </table:table-cell>
          <table:table-cell table:formula="of:=[.C768]-[.A76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797" calcext:value-type="float">
            <text:p>1478542205797</text:p>
          </table:table-cell>
          <table:table-cell office:value-type="float" office:value="1478542203509" calcext:value-type="float">
            <text:p>1478542203509</text:p>
          </table:table-cell>
          <table:table-cell table:formula="of:=[.B769]+2288" office:value-type="float" office:value="1478542205797" calcext:value-type="float">
            <text:p>1478542205797</text:p>
          </table:table-cell>
          <table:table-cell table:formula="of:=[.C769]-[.A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817" calcext:value-type="float">
            <text:p>1478542205817</text:p>
          </table:table-cell>
          <table:table-cell office:value-type="float" office:value="1478542203529" calcext:value-type="float">
            <text:p>1478542203529</text:p>
          </table:table-cell>
          <table:table-cell table:formula="of:=[.B770]+2288" office:value-type="float" office:value="1478542205817" calcext:value-type="float">
            <text:p>1478542205817</text:p>
          </table:table-cell>
          <table:table-cell table:formula="of:=[.C770]-[.A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837" calcext:value-type="float">
            <text:p>1478542205837</text:p>
          </table:table-cell>
          <table:table-cell office:value-type="float" office:value="1478542203550" calcext:value-type="float">
            <text:p>1478542203550</text:p>
          </table:table-cell>
          <table:table-cell table:formula="of:=[.B771]+2288" office:value-type="float" office:value="1478542205838" calcext:value-type="float">
            <text:p>1478542205838</text:p>
          </table:table-cell>
          <table:table-cell table:formula="of:=[.C771]-[.A7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5857" calcext:value-type="float">
            <text:p>1478542205857</text:p>
          </table:table-cell>
          <table:table-cell office:value-type="float" office:value="1478542203568" calcext:value-type="float">
            <text:p>1478542203568</text:p>
          </table:table-cell>
          <table:table-cell table:formula="of:=[.B772]+2288" office:value-type="float" office:value="1478542205856" calcext:value-type="float">
            <text:p>1478542205856</text:p>
          </table:table-cell>
          <table:table-cell table:formula="of:=[.C772]-[.A77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877" calcext:value-type="float">
            <text:p>1478542205877</text:p>
          </table:table-cell>
          <table:table-cell office:value-type="float" office:value="1478542203588" calcext:value-type="float">
            <text:p>1478542203588</text:p>
          </table:table-cell>
          <table:table-cell table:formula="of:=[.B773]+2288" office:value-type="float" office:value="1478542205876" calcext:value-type="float">
            <text:p>1478542205876</text:p>
          </table:table-cell>
          <table:table-cell table:formula="of:=[.C773]-[.A77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897" calcext:value-type="float">
            <text:p>1478542205897</text:p>
          </table:table-cell>
          <table:table-cell office:value-type="float" office:value="1478542203608" calcext:value-type="float">
            <text:p>1478542203608</text:p>
          </table:table-cell>
          <table:table-cell table:formula="of:=[.B774]+2288" office:value-type="float" office:value="1478542205896" calcext:value-type="float">
            <text:p>1478542205896</text:p>
          </table:table-cell>
          <table:table-cell table:formula="of:=[.C774]-[.A77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916" calcext:value-type="float">
            <text:p>1478542205916</text:p>
          </table:table-cell>
          <table:table-cell office:value-type="float" office:value="1478542203628" calcext:value-type="float">
            <text:p>1478542203628</text:p>
          </table:table-cell>
          <table:table-cell table:formula="of:=[.B775]+2288" office:value-type="float" office:value="1478542205916" calcext:value-type="float">
            <text:p>1478542205916</text:p>
          </table:table-cell>
          <table:table-cell table:formula="of:=[.C775]-[.A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936" calcext:value-type="float">
            <text:p>1478542205936</text:p>
          </table:table-cell>
          <table:table-cell office:value-type="float" office:value="1478542203647" calcext:value-type="float">
            <text:p>1478542203647</text:p>
          </table:table-cell>
          <table:table-cell table:formula="of:=[.B776]+2288" office:value-type="float" office:value="1478542205935" calcext:value-type="float">
            <text:p>1478542205935</text:p>
          </table:table-cell>
          <table:table-cell table:formula="of:=[.C776]-[.A77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957" calcext:value-type="float">
            <text:p>1478542205957</text:p>
          </table:table-cell>
          <table:table-cell office:value-type="float" office:value="1478542203669" calcext:value-type="float">
            <text:p>1478542203669</text:p>
          </table:table-cell>
          <table:table-cell table:formula="of:=[.B777]+2288" office:value-type="float" office:value="1478542205957" calcext:value-type="float">
            <text:p>1478542205957</text:p>
          </table:table-cell>
          <table:table-cell table:formula="of:=[.C777]-[.A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5977" calcext:value-type="float">
            <text:p>1478542205977</text:p>
          </table:table-cell>
          <table:table-cell office:value-type="float" office:value="1478542203688" calcext:value-type="float">
            <text:p>1478542203688</text:p>
          </table:table-cell>
          <table:table-cell table:formula="of:=[.B778]+2288" office:value-type="float" office:value="1478542205976" calcext:value-type="float">
            <text:p>1478542205976</text:p>
          </table:table-cell>
          <table:table-cell table:formula="of:=[.C778]-[.A77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5996" calcext:value-type="float">
            <text:p>1478542205996</text:p>
          </table:table-cell>
          <table:table-cell office:value-type="float" office:value="1478542203708" calcext:value-type="float">
            <text:p>1478542203708</text:p>
          </table:table-cell>
          <table:table-cell table:formula="of:=[.B779]+2288" office:value-type="float" office:value="1478542205996" calcext:value-type="float">
            <text:p>1478542205996</text:p>
          </table:table-cell>
          <table:table-cell table:formula="of:=[.C779]-[.A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017" calcext:value-type="float">
            <text:p>1478542206017</text:p>
          </table:table-cell>
          <table:table-cell office:value-type="float" office:value="1478542203728" calcext:value-type="float">
            <text:p>1478542203728</text:p>
          </table:table-cell>
          <table:table-cell table:formula="of:=[.B780]+2288" office:value-type="float" office:value="1478542206016" calcext:value-type="float">
            <text:p>1478542206016</text:p>
          </table:table-cell>
          <table:table-cell table:formula="of:=[.C780]-[.A78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037" calcext:value-type="float">
            <text:p>1478542206037</text:p>
          </table:table-cell>
          <table:table-cell office:value-type="float" office:value="1478542203748" calcext:value-type="float">
            <text:p>1478542203748</text:p>
          </table:table-cell>
          <table:table-cell table:formula="of:=[.B781]+2288" office:value-type="float" office:value="1478542206036" calcext:value-type="float">
            <text:p>1478542206036</text:p>
          </table:table-cell>
          <table:table-cell table:formula="of:=[.C781]-[.A78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057" calcext:value-type="float">
            <text:p>1478542206057</text:p>
          </table:table-cell>
          <table:table-cell office:value-type="float" office:value="1478542203768" calcext:value-type="float">
            <text:p>1478542203768</text:p>
          </table:table-cell>
          <table:table-cell table:formula="of:=[.B782]+2288" office:value-type="float" office:value="1478542206056" calcext:value-type="float">
            <text:p>1478542206056</text:p>
          </table:table-cell>
          <table:table-cell table:formula="of:=[.C782]-[.A78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077" calcext:value-type="float">
            <text:p>1478542206077</text:p>
          </table:table-cell>
          <table:table-cell office:value-type="float" office:value="1478542203788" calcext:value-type="float">
            <text:p>1478542203788</text:p>
          </table:table-cell>
          <table:table-cell table:formula="of:=[.B783]+2288" office:value-type="float" office:value="1478542206076" calcext:value-type="float">
            <text:p>1478542206076</text:p>
          </table:table-cell>
          <table:table-cell table:formula="of:=[.C783]-[.A78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097" calcext:value-type="float">
            <text:p>1478542206097</text:p>
          </table:table-cell>
          <table:table-cell office:value-type="float" office:value="1478542203808" calcext:value-type="float">
            <text:p>1478542203808</text:p>
          </table:table-cell>
          <table:table-cell table:formula="of:=[.B784]+2288" office:value-type="float" office:value="1478542206096" calcext:value-type="float">
            <text:p>1478542206096</text:p>
          </table:table-cell>
          <table:table-cell table:formula="of:=[.C784]-[.A78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117" calcext:value-type="float">
            <text:p>1478542206117</text:p>
          </table:table-cell>
          <table:table-cell office:value-type="float" office:value="1478542203828" calcext:value-type="float">
            <text:p>1478542203828</text:p>
          </table:table-cell>
          <table:table-cell table:formula="of:=[.B785]+2288" office:value-type="float" office:value="1478542206116" calcext:value-type="float">
            <text:p>1478542206116</text:p>
          </table:table-cell>
          <table:table-cell table:formula="of:=[.C785]-[.A78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137" calcext:value-type="float">
            <text:p>1478542206137</text:p>
          </table:table-cell>
          <table:table-cell office:value-type="float" office:value="1478542203850" calcext:value-type="float">
            <text:p>1478542203850</text:p>
          </table:table-cell>
          <table:table-cell table:formula="of:=[.B786]+2288" office:value-type="float" office:value="1478542206138" calcext:value-type="float">
            <text:p>1478542206138</text:p>
          </table:table-cell>
          <table:table-cell table:formula="of:=[.C786]-[.A7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156" calcext:value-type="float">
            <text:p>1478542206156</text:p>
          </table:table-cell>
          <table:table-cell office:value-type="float" office:value="1478542203869" calcext:value-type="float">
            <text:p>1478542203869</text:p>
          </table:table-cell>
          <table:table-cell table:formula="of:=[.B787]+2288" office:value-type="float" office:value="1478542206157" calcext:value-type="float">
            <text:p>1478542206157</text:p>
          </table:table-cell>
          <table:table-cell table:formula="of:=[.C787]-[.A78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176" calcext:value-type="float">
            <text:p>1478542206176</text:p>
          </table:table-cell>
          <table:table-cell office:value-type="float" office:value="1478542203888" calcext:value-type="float">
            <text:p>1478542203888</text:p>
          </table:table-cell>
          <table:table-cell table:formula="of:=[.B788]+2288" office:value-type="float" office:value="1478542206176" calcext:value-type="float">
            <text:p>1478542206176</text:p>
          </table:table-cell>
          <table:table-cell table:formula="of:=[.C788]-[.A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196" calcext:value-type="float">
            <text:p>1478542206196</text:p>
          </table:table-cell>
          <table:table-cell office:value-type="float" office:value="1478542203907" calcext:value-type="float">
            <text:p>1478542203907</text:p>
          </table:table-cell>
          <table:table-cell table:formula="of:=[.B789]+2288" office:value-type="float" office:value="1478542206195" calcext:value-type="float">
            <text:p>1478542206195</text:p>
          </table:table-cell>
          <table:table-cell table:formula="of:=[.C789]-[.A78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217" calcext:value-type="float">
            <text:p>1478542206217</text:p>
          </table:table-cell>
          <table:table-cell office:value-type="float" office:value="1478542203929" calcext:value-type="float">
            <text:p>1478542203929</text:p>
          </table:table-cell>
          <table:table-cell table:formula="of:=[.B790]+2288" office:value-type="float" office:value="1478542206217" calcext:value-type="float">
            <text:p>1478542206217</text:p>
          </table:table-cell>
          <table:table-cell table:formula="of:=[.C790]-[.A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237" calcext:value-type="float">
            <text:p>1478542206237</text:p>
          </table:table-cell>
          <table:table-cell office:value-type="float" office:value="1478542203949" calcext:value-type="float">
            <text:p>1478542203949</text:p>
          </table:table-cell>
          <table:table-cell table:formula="of:=[.B791]+2288" office:value-type="float" office:value="1478542206237" calcext:value-type="float">
            <text:p>1478542206237</text:p>
          </table:table-cell>
          <table:table-cell table:formula="of:=[.C791]-[.A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256" calcext:value-type="float">
            <text:p>1478542206256</text:p>
          </table:table-cell>
          <table:table-cell office:value-type="float" office:value="1478542203968" calcext:value-type="float">
            <text:p>1478542203968</text:p>
          </table:table-cell>
          <table:table-cell table:formula="of:=[.B792]+2288" office:value-type="float" office:value="1478542206256" calcext:value-type="float">
            <text:p>1478542206256</text:p>
          </table:table-cell>
          <table:table-cell table:formula="of:=[.C792]-[.A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277" calcext:value-type="float">
            <text:p>1478542206277</text:p>
          </table:table-cell>
          <table:table-cell office:value-type="float" office:value="1478542203989" calcext:value-type="float">
            <text:p>1478542203989</text:p>
          </table:table-cell>
          <table:table-cell table:formula="of:=[.B793]+2288" office:value-type="float" office:value="1478542206277" calcext:value-type="float">
            <text:p>1478542206277</text:p>
          </table:table-cell>
          <table:table-cell table:formula="of:=[.C793]-[.A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297" calcext:value-type="float">
            <text:p>1478542206297</text:p>
          </table:table-cell>
          <table:table-cell office:value-type="float" office:value="1478542204009" calcext:value-type="float">
            <text:p>1478542204009</text:p>
          </table:table-cell>
          <table:table-cell table:formula="of:=[.B794]+2288" office:value-type="float" office:value="1478542206297" calcext:value-type="float">
            <text:p>1478542206297</text:p>
          </table:table-cell>
          <table:table-cell table:formula="of:=[.C794]-[.A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316" calcext:value-type="float">
            <text:p>1478542206316</text:p>
          </table:table-cell>
          <table:table-cell office:value-type="float" office:value="1478542204028" calcext:value-type="float">
            <text:p>1478542204028</text:p>
          </table:table-cell>
          <table:table-cell table:formula="of:=[.B795]+2288" office:value-type="float" office:value="1478542206316" calcext:value-type="float">
            <text:p>1478542206316</text:p>
          </table:table-cell>
          <table:table-cell table:formula="of:=[.C795]-[.A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337" calcext:value-type="float">
            <text:p>1478542206337</text:p>
          </table:table-cell>
          <table:table-cell office:value-type="float" office:value="1478542204049" calcext:value-type="float">
            <text:p>1478542204049</text:p>
          </table:table-cell>
          <table:table-cell table:formula="of:=[.B796]+2288" office:value-type="float" office:value="1478542206337" calcext:value-type="float">
            <text:p>1478542206337</text:p>
          </table:table-cell>
          <table:table-cell table:formula="of:=[.C796]-[.A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356" calcext:value-type="float">
            <text:p>1478542206356</text:p>
          </table:table-cell>
          <table:table-cell office:value-type="float" office:value="1478542204068" calcext:value-type="float">
            <text:p>1478542204068</text:p>
          </table:table-cell>
          <table:table-cell table:formula="of:=[.B797]+2288" office:value-type="float" office:value="1478542206356" calcext:value-type="float">
            <text:p>1478542206356</text:p>
          </table:table-cell>
          <table:table-cell table:formula="of:=[.C797]-[.A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377" calcext:value-type="float">
            <text:p>1478542206377</text:p>
          </table:table-cell>
          <table:table-cell office:value-type="float" office:value="1478542204089" calcext:value-type="float">
            <text:p>1478542204089</text:p>
          </table:table-cell>
          <table:table-cell table:formula="of:=[.B798]+2288" office:value-type="float" office:value="1478542206377" calcext:value-type="float">
            <text:p>1478542206377</text:p>
          </table:table-cell>
          <table:table-cell table:formula="of:=[.C798]-[.A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398" calcext:value-type="float">
            <text:p>1478542206398</text:p>
          </table:table-cell>
          <table:table-cell office:value-type="float" office:value="1478542204111" calcext:value-type="float">
            <text:p>1478542204111</text:p>
          </table:table-cell>
          <table:table-cell table:formula="of:=[.B799]+2288" office:value-type="float" office:value="1478542206399" calcext:value-type="float">
            <text:p>1478542206399</text:p>
          </table:table-cell>
          <table:table-cell table:formula="of:=[.C799]-[.A7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425" calcext:value-type="float">
            <text:p>1478542206425</text:p>
          </table:table-cell>
          <table:table-cell office:value-type="float" office:value="1478542204143" calcext:value-type="float">
            <text:p>1478542204143</text:p>
          </table:table-cell>
          <table:table-cell table:formula="of:=[.B800]+2288" office:value-type="float" office:value="1478542206431" calcext:value-type="float">
            <text:p>1478542206431</text:p>
          </table:table-cell>
          <table:table-cell table:formula="of:=[.C800]-[.A80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06438" calcext:value-type="float">
            <text:p>1478542206438</text:p>
          </table:table-cell>
          <table:table-cell office:value-type="float" office:value="1478542204151" calcext:value-type="float">
            <text:p>1478542204151</text:p>
          </table:table-cell>
          <table:table-cell table:formula="of:=[.B801]+2288" office:value-type="float" office:value="1478542206439" calcext:value-type="float">
            <text:p>1478542206439</text:p>
          </table:table-cell>
          <table:table-cell table:formula="of:=[.C801]-[.A8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456" calcext:value-type="float">
            <text:p>1478542206456</text:p>
          </table:table-cell>
          <table:table-cell office:value-type="float" office:value="1478542204168" calcext:value-type="float">
            <text:p>1478542204168</text:p>
          </table:table-cell>
          <table:table-cell table:formula="of:=[.B802]+2288" office:value-type="float" office:value="1478542206456" calcext:value-type="float">
            <text:p>1478542206456</text:p>
          </table:table-cell>
          <table:table-cell table:formula="of:=[.C802]-[.A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476" calcext:value-type="float">
            <text:p>1478542206476</text:p>
          </table:table-cell>
          <table:table-cell office:value-type="float" office:value="1478542204187" calcext:value-type="float">
            <text:p>1478542204187</text:p>
          </table:table-cell>
          <table:table-cell table:formula="of:=[.B803]+2288" office:value-type="float" office:value="1478542206475" calcext:value-type="float">
            <text:p>1478542206475</text:p>
          </table:table-cell>
          <table:table-cell table:formula="of:=[.C803]-[.A80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496" calcext:value-type="float">
            <text:p>1478542206496</text:p>
          </table:table-cell>
          <table:table-cell office:value-type="float" office:value="1478542204207" calcext:value-type="float">
            <text:p>1478542204207</text:p>
          </table:table-cell>
          <table:table-cell table:formula="of:=[.B804]+2288" office:value-type="float" office:value="1478542206495" calcext:value-type="float">
            <text:p>1478542206495</text:p>
          </table:table-cell>
          <table:table-cell table:formula="of:=[.C804]-[.A80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517" calcext:value-type="float">
            <text:p>1478542206517</text:p>
          </table:table-cell>
          <table:table-cell office:value-type="float" office:value="1478542204228" calcext:value-type="float">
            <text:p>1478542204228</text:p>
          </table:table-cell>
          <table:table-cell table:formula="of:=[.B805]+2288" office:value-type="float" office:value="1478542206516" calcext:value-type="float">
            <text:p>1478542206516</text:p>
          </table:table-cell>
          <table:table-cell table:formula="of:=[.C805]-[.A80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536" calcext:value-type="float">
            <text:p>1478542206536</text:p>
          </table:table-cell>
          <table:table-cell office:value-type="float" office:value="1478542204247" calcext:value-type="float">
            <text:p>1478542204247</text:p>
          </table:table-cell>
          <table:table-cell table:formula="of:=[.B806]+2288" office:value-type="float" office:value="1478542206535" calcext:value-type="float">
            <text:p>1478542206535</text:p>
          </table:table-cell>
          <table:table-cell table:formula="of:=[.C806]-[.A80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556" calcext:value-type="float">
            <text:p>1478542206556</text:p>
          </table:table-cell>
          <table:table-cell office:value-type="float" office:value="1478542204267" calcext:value-type="float">
            <text:p>1478542204267</text:p>
          </table:table-cell>
          <table:table-cell table:formula="of:=[.B807]+2288" office:value-type="float" office:value="1478542206555" calcext:value-type="float">
            <text:p>1478542206555</text:p>
          </table:table-cell>
          <table:table-cell table:formula="of:=[.C807]-[.A80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576" calcext:value-type="float">
            <text:p>1478542206576</text:p>
          </table:table-cell>
          <table:table-cell office:value-type="float" office:value="1478542204288" calcext:value-type="float">
            <text:p>1478542204288</text:p>
          </table:table-cell>
          <table:table-cell table:formula="of:=[.B808]+2288" office:value-type="float" office:value="1478542206576" calcext:value-type="float">
            <text:p>1478542206576</text:p>
          </table:table-cell>
          <table:table-cell table:formula="of:=[.C808]-[.A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597" calcext:value-type="float">
            <text:p>1478542206597</text:p>
          </table:table-cell>
          <table:table-cell office:value-type="float" office:value="1478542204309" calcext:value-type="float">
            <text:p>1478542204309</text:p>
          </table:table-cell>
          <table:table-cell table:formula="of:=[.B809]+2288" office:value-type="float" office:value="1478542206597" calcext:value-type="float">
            <text:p>1478542206597</text:p>
          </table:table-cell>
          <table:table-cell table:formula="of:=[.C809]-[.A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617" calcext:value-type="float">
            <text:p>1478542206617</text:p>
          </table:table-cell>
          <table:table-cell office:value-type="float" office:value="1478542204328" calcext:value-type="float">
            <text:p>1478542204328</text:p>
          </table:table-cell>
          <table:table-cell table:formula="of:=[.B810]+2288" office:value-type="float" office:value="1478542206616" calcext:value-type="float">
            <text:p>1478542206616</text:p>
          </table:table-cell>
          <table:table-cell table:formula="of:=[.C810]-[.A81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637" calcext:value-type="float">
            <text:p>1478542206637</text:p>
          </table:table-cell>
          <table:table-cell office:value-type="float" office:value="1478542204348" calcext:value-type="float">
            <text:p>1478542204348</text:p>
          </table:table-cell>
          <table:table-cell table:formula="of:=[.B811]+2288" office:value-type="float" office:value="1478542206636" calcext:value-type="float">
            <text:p>1478542206636</text:p>
          </table:table-cell>
          <table:table-cell table:formula="of:=[.C811]-[.A81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6657" calcext:value-type="float">
            <text:p>1478542206657</text:p>
          </table:table-cell>
          <table:table-cell office:value-type="float" office:value="1478542204369" calcext:value-type="float">
            <text:p>1478542204369</text:p>
          </table:table-cell>
          <table:table-cell table:formula="of:=[.B812]+2288" office:value-type="float" office:value="1478542206657" calcext:value-type="float">
            <text:p>1478542206657</text:p>
          </table:table-cell>
          <table:table-cell table:formula="of:=[.C812]-[.A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676" calcext:value-type="float">
            <text:p>1478542206676</text:p>
          </table:table-cell>
          <table:table-cell office:value-type="float" office:value="1478542204388" calcext:value-type="float">
            <text:p>1478542204388</text:p>
          </table:table-cell>
          <table:table-cell table:formula="of:=[.B813]+2288" office:value-type="float" office:value="1478542206676" calcext:value-type="float">
            <text:p>1478542206676</text:p>
          </table:table-cell>
          <table:table-cell table:formula="of:=[.C813]-[.A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696" calcext:value-type="float">
            <text:p>1478542206696</text:p>
          </table:table-cell>
          <table:table-cell office:value-type="float" office:value="1478542204408" calcext:value-type="float">
            <text:p>1478542204408</text:p>
          </table:table-cell>
          <table:table-cell table:formula="of:=[.B814]+2288" office:value-type="float" office:value="1478542206696" calcext:value-type="float">
            <text:p>1478542206696</text:p>
          </table:table-cell>
          <table:table-cell table:formula="of:=[.C814]-[.A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716" calcext:value-type="float">
            <text:p>1478542206716</text:p>
          </table:table-cell>
          <table:table-cell office:value-type="float" office:value="1478542204428" calcext:value-type="float">
            <text:p>1478542204428</text:p>
          </table:table-cell>
          <table:table-cell table:formula="of:=[.B815]+2288" office:value-type="float" office:value="1478542206716" calcext:value-type="float">
            <text:p>1478542206716</text:p>
          </table:table-cell>
          <table:table-cell table:formula="of:=[.C815]-[.A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736" calcext:value-type="float">
            <text:p>1478542206736</text:p>
          </table:table-cell>
          <table:table-cell office:value-type="float" office:value="1478542204449" calcext:value-type="float">
            <text:p>1478542204449</text:p>
          </table:table-cell>
          <table:table-cell table:formula="of:=[.B816]+2288" office:value-type="float" office:value="1478542206737" calcext:value-type="float">
            <text:p>1478542206737</text:p>
          </table:table-cell>
          <table:table-cell table:formula="of:=[.C816]-[.A8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756" calcext:value-type="float">
            <text:p>1478542206756</text:p>
          </table:table-cell>
          <table:table-cell office:value-type="float" office:value="1478542204468" calcext:value-type="float">
            <text:p>1478542204468</text:p>
          </table:table-cell>
          <table:table-cell table:formula="of:=[.B817]+2288" office:value-type="float" office:value="1478542206756" calcext:value-type="float">
            <text:p>1478542206756</text:p>
          </table:table-cell>
          <table:table-cell table:formula="of:=[.C817]-[.A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777" calcext:value-type="float">
            <text:p>1478542206777</text:p>
          </table:table-cell>
          <table:table-cell office:value-type="float" office:value="1478542204489" calcext:value-type="float">
            <text:p>1478542204489</text:p>
          </table:table-cell>
          <table:table-cell table:formula="of:=[.B818]+2288" office:value-type="float" office:value="1478542206777" calcext:value-type="float">
            <text:p>1478542206777</text:p>
          </table:table-cell>
          <table:table-cell table:formula="of:=[.C818]-[.A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796" calcext:value-type="float">
            <text:p>1478542206796</text:p>
          </table:table-cell>
          <table:table-cell office:value-type="float" office:value="1478542204508" calcext:value-type="float">
            <text:p>1478542204508</text:p>
          </table:table-cell>
          <table:table-cell table:formula="of:=[.B819]+2288" office:value-type="float" office:value="1478542206796" calcext:value-type="float">
            <text:p>1478542206796</text:p>
          </table:table-cell>
          <table:table-cell table:formula="of:=[.C819]-[.A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816" calcext:value-type="float">
            <text:p>1478542206816</text:p>
          </table:table-cell>
          <table:table-cell office:value-type="float" office:value="1478542204528" calcext:value-type="float">
            <text:p>1478542204528</text:p>
          </table:table-cell>
          <table:table-cell table:formula="of:=[.B820]+2288" office:value-type="float" office:value="1478542206816" calcext:value-type="float">
            <text:p>1478542206816</text:p>
          </table:table-cell>
          <table:table-cell table:formula="of:=[.C820]-[.A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836" calcext:value-type="float">
            <text:p>1478542206836</text:p>
          </table:table-cell>
          <table:table-cell office:value-type="float" office:value="1478542204548" calcext:value-type="float">
            <text:p>1478542204548</text:p>
          </table:table-cell>
          <table:table-cell table:formula="of:=[.B821]+2288" office:value-type="float" office:value="1478542206836" calcext:value-type="float">
            <text:p>1478542206836</text:p>
          </table:table-cell>
          <table:table-cell table:formula="of:=[.C821]-[.A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856" calcext:value-type="float">
            <text:p>1478542206856</text:p>
          </table:table-cell>
          <table:table-cell office:value-type="float" office:value="1478542204568" calcext:value-type="float">
            <text:p>1478542204568</text:p>
          </table:table-cell>
          <table:table-cell table:formula="of:=[.B822]+2288" office:value-type="float" office:value="1478542206856" calcext:value-type="float">
            <text:p>1478542206856</text:p>
          </table:table-cell>
          <table:table-cell table:formula="of:=[.C822]-[.A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876" calcext:value-type="float">
            <text:p>1478542206876</text:p>
          </table:table-cell>
          <table:table-cell office:value-type="float" office:value="1478542204589" calcext:value-type="float">
            <text:p>1478542204589</text:p>
          </table:table-cell>
          <table:table-cell table:formula="of:=[.B823]+2288" office:value-type="float" office:value="1478542206877" calcext:value-type="float">
            <text:p>1478542206877</text:p>
          </table:table-cell>
          <table:table-cell table:formula="of:=[.C823]-[.A8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896" calcext:value-type="float">
            <text:p>1478542206896</text:p>
          </table:table-cell>
          <table:table-cell office:value-type="float" office:value="1478542204608" calcext:value-type="float">
            <text:p>1478542204608</text:p>
          </table:table-cell>
          <table:table-cell table:formula="of:=[.B824]+2288" office:value-type="float" office:value="1478542206896" calcext:value-type="float">
            <text:p>1478542206896</text:p>
          </table:table-cell>
          <table:table-cell table:formula="of:=[.C824]-[.A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917" calcext:value-type="float">
            <text:p>1478542206917</text:p>
          </table:table-cell>
          <table:table-cell office:value-type="float" office:value="1478542204630" calcext:value-type="float">
            <text:p>1478542204630</text:p>
          </table:table-cell>
          <table:table-cell table:formula="of:=[.B825]+2288" office:value-type="float" office:value="1478542206918" calcext:value-type="float">
            <text:p>1478542206918</text:p>
          </table:table-cell>
          <table:table-cell table:formula="of:=[.C825]-[.A82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6936" calcext:value-type="float">
            <text:p>1478542206936</text:p>
          </table:table-cell>
          <table:table-cell office:value-type="float" office:value="1478542204648" calcext:value-type="float">
            <text:p>1478542204648</text:p>
          </table:table-cell>
          <table:table-cell table:formula="of:=[.B826]+2288" office:value-type="float" office:value="1478542206936" calcext:value-type="float">
            <text:p>1478542206936</text:p>
          </table:table-cell>
          <table:table-cell table:formula="of:=[.C826]-[.A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957" calcext:value-type="float">
            <text:p>1478542206957</text:p>
          </table:table-cell>
          <table:table-cell office:value-type="float" office:value="1478542204669" calcext:value-type="float">
            <text:p>1478542204669</text:p>
          </table:table-cell>
          <table:table-cell table:formula="of:=[.B827]+2288" office:value-type="float" office:value="1478542206957" calcext:value-type="float">
            <text:p>1478542206957</text:p>
          </table:table-cell>
          <table:table-cell table:formula="of:=[.C827]-[.A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976" calcext:value-type="float">
            <text:p>1478542206976</text:p>
          </table:table-cell>
          <table:table-cell office:value-type="float" office:value="1478542204688" calcext:value-type="float">
            <text:p>1478542204688</text:p>
          </table:table-cell>
          <table:table-cell table:formula="of:=[.B828]+2288" office:value-type="float" office:value="1478542206976" calcext:value-type="float">
            <text:p>1478542206976</text:p>
          </table:table-cell>
          <table:table-cell table:formula="of:=[.C828]-[.A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6996" calcext:value-type="float">
            <text:p>1478542206996</text:p>
          </table:table-cell>
          <table:table-cell office:value-type="float" office:value="1478542204708" calcext:value-type="float">
            <text:p>1478542204708</text:p>
          </table:table-cell>
          <table:table-cell table:formula="of:=[.B829]+2288" office:value-type="float" office:value="1478542206996" calcext:value-type="float">
            <text:p>1478542206996</text:p>
          </table:table-cell>
          <table:table-cell table:formula="of:=[.C829]-[.A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016" calcext:value-type="float">
            <text:p>1478542207016</text:p>
          </table:table-cell>
          <table:table-cell office:value-type="float" office:value="1478542204729" calcext:value-type="float">
            <text:p>1478542204729</text:p>
          </table:table-cell>
          <table:table-cell table:formula="of:=[.B830]+2288" office:value-type="float" office:value="1478542207017" calcext:value-type="float">
            <text:p>1478542207017</text:p>
          </table:table-cell>
          <table:table-cell table:formula="of:=[.C830]-[.A8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036" calcext:value-type="float">
            <text:p>1478542207036</text:p>
          </table:table-cell>
          <table:table-cell office:value-type="float" office:value="1478542204748" calcext:value-type="float">
            <text:p>1478542204748</text:p>
          </table:table-cell>
          <table:table-cell table:formula="of:=[.B831]+2288" office:value-type="float" office:value="1478542207036" calcext:value-type="float">
            <text:p>1478542207036</text:p>
          </table:table-cell>
          <table:table-cell table:formula="of:=[.C831]-[.A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056" calcext:value-type="float">
            <text:p>1478542207056</text:p>
          </table:table-cell>
          <table:table-cell office:value-type="float" office:value="1478542204768" calcext:value-type="float">
            <text:p>1478542204768</text:p>
          </table:table-cell>
          <table:table-cell table:formula="of:=[.B832]+2288" office:value-type="float" office:value="1478542207056" calcext:value-type="float">
            <text:p>1478542207056</text:p>
          </table:table-cell>
          <table:table-cell table:formula="of:=[.C832]-[.A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077" calcext:value-type="float">
            <text:p>1478542207077</text:p>
          </table:table-cell>
          <table:table-cell office:value-type="float" office:value="1478542204790" calcext:value-type="float">
            <text:p>1478542204790</text:p>
          </table:table-cell>
          <table:table-cell table:formula="of:=[.B833]+2288" office:value-type="float" office:value="1478542207078" calcext:value-type="float">
            <text:p>1478542207078</text:p>
          </table:table-cell>
          <table:table-cell table:formula="of:=[.C833]-[.A83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096" calcext:value-type="float">
            <text:p>1478542207096</text:p>
          </table:table-cell>
          <table:table-cell office:value-type="float" office:value="1478542204807" calcext:value-type="float">
            <text:p>1478542204807</text:p>
          </table:table-cell>
          <table:table-cell table:formula="of:=[.B834]+2288" office:value-type="float" office:value="1478542207095" calcext:value-type="float">
            <text:p>1478542207095</text:p>
          </table:table-cell>
          <table:table-cell table:formula="of:=[.C834]-[.A83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7115" calcext:value-type="float">
            <text:p>1478542207115</text:p>
          </table:table-cell>
          <table:table-cell office:value-type="float" office:value="1478542204827" calcext:value-type="float">
            <text:p>1478542204827</text:p>
          </table:table-cell>
          <table:table-cell table:formula="of:=[.B835]+2288" office:value-type="float" office:value="1478542207115" calcext:value-type="float">
            <text:p>1478542207115</text:p>
          </table:table-cell>
          <table:table-cell table:formula="of:=[.C835]-[.A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135" calcext:value-type="float">
            <text:p>1478542207135</text:p>
          </table:table-cell>
          <table:table-cell office:value-type="float" office:value="1478542204847" calcext:value-type="float">
            <text:p>1478542204847</text:p>
          </table:table-cell>
          <table:table-cell table:formula="of:=[.B836]+2288" office:value-type="float" office:value="1478542207135" calcext:value-type="float">
            <text:p>1478542207135</text:p>
          </table:table-cell>
          <table:table-cell table:formula="of:=[.C836]-[.A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155" calcext:value-type="float">
            <text:p>1478542207155</text:p>
          </table:table-cell>
          <table:table-cell office:value-type="float" office:value="1478542204867" calcext:value-type="float">
            <text:p>1478542204867</text:p>
          </table:table-cell>
          <table:table-cell table:formula="of:=[.B837]+2288" office:value-type="float" office:value="1478542207155" calcext:value-type="float">
            <text:p>1478542207155</text:p>
          </table:table-cell>
          <table:table-cell table:formula="of:=[.C837]-[.A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176" calcext:value-type="float">
            <text:p>1478542207176</text:p>
          </table:table-cell>
          <table:table-cell office:value-type="float" office:value="1478542204888" calcext:value-type="float">
            <text:p>1478542204888</text:p>
          </table:table-cell>
          <table:table-cell table:formula="of:=[.B838]+2288" office:value-type="float" office:value="1478542207176" calcext:value-type="float">
            <text:p>1478542207176</text:p>
          </table:table-cell>
          <table:table-cell table:formula="of:=[.C838]-[.A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196" calcext:value-type="float">
            <text:p>1478542207196</text:p>
          </table:table-cell>
          <table:table-cell office:value-type="float" office:value="1478542204908" calcext:value-type="float">
            <text:p>1478542204908</text:p>
          </table:table-cell>
          <table:table-cell table:formula="of:=[.B839]+2288" office:value-type="float" office:value="1478542207196" calcext:value-type="float">
            <text:p>1478542207196</text:p>
          </table:table-cell>
          <table:table-cell table:formula="of:=[.C839]-[.A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216" calcext:value-type="float">
            <text:p>1478542207216</text:p>
          </table:table-cell>
          <table:table-cell office:value-type="float" office:value="1478542204928" calcext:value-type="float">
            <text:p>1478542204928</text:p>
          </table:table-cell>
          <table:table-cell table:formula="of:=[.B840]+2288" office:value-type="float" office:value="1478542207216" calcext:value-type="float">
            <text:p>1478542207216</text:p>
          </table:table-cell>
          <table:table-cell table:formula="of:=[.C840]-[.A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236" calcext:value-type="float">
            <text:p>1478542207236</text:p>
          </table:table-cell>
          <table:table-cell office:value-type="float" office:value="1478542204948" calcext:value-type="float">
            <text:p>1478542204948</text:p>
          </table:table-cell>
          <table:table-cell table:formula="of:=[.B841]+2288" office:value-type="float" office:value="1478542207236" calcext:value-type="float">
            <text:p>1478542207236</text:p>
          </table:table-cell>
          <table:table-cell table:formula="of:=[.C841]-[.A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255" calcext:value-type="float">
            <text:p>1478542207255</text:p>
          </table:table-cell>
          <table:table-cell office:value-type="float" office:value="1478542204967" calcext:value-type="float">
            <text:p>1478542204967</text:p>
          </table:table-cell>
          <table:table-cell table:formula="of:=[.B842]+2288" office:value-type="float" office:value="1478542207255" calcext:value-type="float">
            <text:p>1478542207255</text:p>
          </table:table-cell>
          <table:table-cell table:formula="of:=[.C842]-[.A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275" calcext:value-type="float">
            <text:p>1478542207275</text:p>
          </table:table-cell>
          <table:table-cell office:value-type="float" office:value="1478542204987" calcext:value-type="float">
            <text:p>1478542204987</text:p>
          </table:table-cell>
          <table:table-cell table:formula="of:=[.B843]+2288" office:value-type="float" office:value="1478542207275" calcext:value-type="float">
            <text:p>1478542207275</text:p>
          </table:table-cell>
          <table:table-cell table:formula="of:=[.C843]-[.A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295" calcext:value-type="float">
            <text:p>1478542207295</text:p>
          </table:table-cell>
          <table:table-cell office:value-type="float" office:value="1478542205007" calcext:value-type="float">
            <text:p>1478542205007</text:p>
          </table:table-cell>
          <table:table-cell table:formula="of:=[.B844]+2288" office:value-type="float" office:value="1478542207295" calcext:value-type="float">
            <text:p>1478542207295</text:p>
          </table:table-cell>
          <table:table-cell table:formula="of:=[.C844]-[.A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315" calcext:value-type="float">
            <text:p>1478542207315</text:p>
          </table:table-cell>
          <table:table-cell office:value-type="float" office:value="1478542205026" calcext:value-type="float">
            <text:p>1478542205026</text:p>
          </table:table-cell>
          <table:table-cell table:formula="of:=[.B845]+2288" office:value-type="float" office:value="1478542207314" calcext:value-type="float">
            <text:p>1478542207314</text:p>
          </table:table-cell>
          <table:table-cell table:formula="of:=[.C845]-[.A84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7335" calcext:value-type="float">
            <text:p>1478542207335</text:p>
          </table:table-cell>
          <table:table-cell office:value-type="float" office:value="1478542205047" calcext:value-type="float">
            <text:p>1478542205047</text:p>
          </table:table-cell>
          <table:table-cell table:formula="of:=[.B846]+2288" office:value-type="float" office:value="1478542207335" calcext:value-type="float">
            <text:p>1478542207335</text:p>
          </table:table-cell>
          <table:table-cell table:formula="of:=[.C846]-[.A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355" calcext:value-type="float">
            <text:p>1478542207355</text:p>
          </table:table-cell>
          <table:table-cell office:value-type="float" office:value="1478542205067" calcext:value-type="float">
            <text:p>1478542205067</text:p>
          </table:table-cell>
          <table:table-cell table:formula="of:=[.B847]+2288" office:value-type="float" office:value="1478542207355" calcext:value-type="float">
            <text:p>1478542207355</text:p>
          </table:table-cell>
          <table:table-cell table:formula="of:=[.C847]-[.A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375" calcext:value-type="float">
            <text:p>1478542207375</text:p>
          </table:table-cell>
          <table:table-cell office:value-type="float" office:value="1478542205087" calcext:value-type="float">
            <text:p>1478542205087</text:p>
          </table:table-cell>
          <table:table-cell table:formula="of:=[.B848]+2288" office:value-type="float" office:value="1478542207375" calcext:value-type="float">
            <text:p>1478542207375</text:p>
          </table:table-cell>
          <table:table-cell table:formula="of:=[.C848]-[.A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395" calcext:value-type="float">
            <text:p>1478542207395</text:p>
          </table:table-cell>
          <table:table-cell office:value-type="float" office:value="1478542205109" calcext:value-type="float">
            <text:p>1478542205109</text:p>
          </table:table-cell>
          <table:table-cell table:formula="of:=[.B849]+2288" office:value-type="float" office:value="1478542207397" calcext:value-type="float">
            <text:p>1478542207397</text:p>
          </table:table-cell>
          <table:table-cell table:formula="of:=[.C849]-[.A84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7415" calcext:value-type="float">
            <text:p>1478542207415</text:p>
          </table:table-cell>
          <table:table-cell office:value-type="float" office:value="1478542205127" calcext:value-type="float">
            <text:p>1478542205127</text:p>
          </table:table-cell>
          <table:table-cell table:formula="of:=[.B850]+2288" office:value-type="float" office:value="1478542207415" calcext:value-type="float">
            <text:p>1478542207415</text:p>
          </table:table-cell>
          <table:table-cell table:formula="of:=[.C850]-[.A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439" calcext:value-type="float">
            <text:p>1478542207439</text:p>
          </table:table-cell>
          <table:table-cell office:value-type="float" office:value="1478542205153" calcext:value-type="float">
            <text:p>1478542205153</text:p>
          </table:table-cell>
          <table:table-cell table:formula="of:=[.B851]+2288" office:value-type="float" office:value="1478542207441" calcext:value-type="float">
            <text:p>1478542207441</text:p>
          </table:table-cell>
          <table:table-cell table:formula="of:=[.C851]-[.A8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7455" calcext:value-type="float">
            <text:p>1478542207455</text:p>
          </table:table-cell>
          <table:table-cell office:value-type="float" office:value="1478542205168" calcext:value-type="float">
            <text:p>1478542205168</text:p>
          </table:table-cell>
          <table:table-cell table:formula="of:=[.B852]+2288" office:value-type="float" office:value="1478542207456" calcext:value-type="float">
            <text:p>1478542207456</text:p>
          </table:table-cell>
          <table:table-cell table:formula="of:=[.C852]-[.A85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478" calcext:value-type="float">
            <text:p>1478542207478</text:p>
          </table:table-cell>
          <table:table-cell office:value-type="float" office:value="1478542205190" calcext:value-type="float">
            <text:p>1478542205190</text:p>
          </table:table-cell>
          <table:table-cell table:formula="of:=[.B853]+2288" office:value-type="float" office:value="1478542207478" calcext:value-type="float">
            <text:p>1478542207478</text:p>
          </table:table-cell>
          <table:table-cell table:formula="of:=[.C853]-[.A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496" calcext:value-type="float">
            <text:p>1478542207496</text:p>
          </table:table-cell>
          <table:table-cell office:value-type="float" office:value="1478542205208" calcext:value-type="float">
            <text:p>1478542205208</text:p>
          </table:table-cell>
          <table:table-cell table:formula="of:=[.B854]+2288" office:value-type="float" office:value="1478542207496" calcext:value-type="float">
            <text:p>1478542207496</text:p>
          </table:table-cell>
          <table:table-cell table:formula="of:=[.C854]-[.A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515" calcext:value-type="float">
            <text:p>1478542207515</text:p>
          </table:table-cell>
          <table:table-cell office:value-type="float" office:value="1478542205226" calcext:value-type="float">
            <text:p>1478542205226</text:p>
          </table:table-cell>
          <table:table-cell table:formula="of:=[.B855]+2288" office:value-type="float" office:value="1478542207514" calcext:value-type="float">
            <text:p>1478542207514</text:p>
          </table:table-cell>
          <table:table-cell table:formula="of:=[.C855]-[.A85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7535" calcext:value-type="float">
            <text:p>1478542207535</text:p>
          </table:table-cell>
          <table:table-cell office:value-type="float" office:value="1478542205246" calcext:value-type="float">
            <text:p>1478542205246</text:p>
          </table:table-cell>
          <table:table-cell table:formula="of:=[.B856]+2288" office:value-type="float" office:value="1478542207534" calcext:value-type="float">
            <text:p>1478542207534</text:p>
          </table:table-cell>
          <table:table-cell table:formula="of:=[.C856]-[.A85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7555" calcext:value-type="float">
            <text:p>1478542207555</text:p>
          </table:table-cell>
          <table:table-cell office:value-type="float" office:value="1478542205267" calcext:value-type="float">
            <text:p>1478542205267</text:p>
          </table:table-cell>
          <table:table-cell table:formula="of:=[.B857]+2288" office:value-type="float" office:value="1478542207555" calcext:value-type="float">
            <text:p>1478542207555</text:p>
          </table:table-cell>
          <table:table-cell table:formula="of:=[.C857]-[.A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576" calcext:value-type="float">
            <text:p>1478542207576</text:p>
          </table:table-cell>
          <table:table-cell office:value-type="float" office:value="1478542205288" calcext:value-type="float">
            <text:p>1478542205288</text:p>
          </table:table-cell>
          <table:table-cell table:formula="of:=[.B858]+2288" office:value-type="float" office:value="1478542207576" calcext:value-type="float">
            <text:p>1478542207576</text:p>
          </table:table-cell>
          <table:table-cell table:formula="of:=[.C858]-[.A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596" calcext:value-type="float">
            <text:p>1478542207596</text:p>
          </table:table-cell>
          <table:table-cell office:value-type="float" office:value="1478542205309" calcext:value-type="float">
            <text:p>1478542205309</text:p>
          </table:table-cell>
          <table:table-cell table:formula="of:=[.B859]+2288" office:value-type="float" office:value="1478542207597" calcext:value-type="float">
            <text:p>1478542207597</text:p>
          </table:table-cell>
          <table:table-cell table:formula="of:=[.C859]-[.A85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621" calcext:value-type="float">
            <text:p>1478542207621</text:p>
          </table:table-cell>
          <table:table-cell office:value-type="float" office:value="1478542205334" calcext:value-type="float">
            <text:p>1478542205334</text:p>
          </table:table-cell>
          <table:table-cell table:formula="of:=[.B860]+2288" office:value-type="float" office:value="1478542207622" calcext:value-type="float">
            <text:p>1478542207622</text:p>
          </table:table-cell>
          <table:table-cell table:formula="of:=[.C860]-[.A8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641" calcext:value-type="float">
            <text:p>1478542207641</text:p>
          </table:table-cell>
          <table:table-cell office:value-type="float" office:value="1478542205354" calcext:value-type="float">
            <text:p>1478542205354</text:p>
          </table:table-cell>
          <table:table-cell table:formula="of:=[.B861]+2288" office:value-type="float" office:value="1478542207642" calcext:value-type="float">
            <text:p>1478542207642</text:p>
          </table:table-cell>
          <table:table-cell table:formula="of:=[.C861]-[.A86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658" calcext:value-type="float">
            <text:p>1478542207658</text:p>
          </table:table-cell>
          <table:table-cell office:value-type="float" office:value="1478542205370" calcext:value-type="float">
            <text:p>1478542205370</text:p>
          </table:table-cell>
          <table:table-cell table:formula="of:=[.B862]+2288" office:value-type="float" office:value="1478542207658" calcext:value-type="float">
            <text:p>1478542207658</text:p>
          </table:table-cell>
          <table:table-cell table:formula="of:=[.C862]-[.A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675" calcext:value-type="float">
            <text:p>1478542207675</text:p>
          </table:table-cell>
          <table:table-cell office:value-type="float" office:value="1478542205387" calcext:value-type="float">
            <text:p>1478542205387</text:p>
          </table:table-cell>
          <table:table-cell table:formula="of:=[.B863]+2288" office:value-type="float" office:value="1478542207675" calcext:value-type="float">
            <text:p>1478542207675</text:p>
          </table:table-cell>
          <table:table-cell table:formula="of:=[.C863]-[.A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696" calcext:value-type="float">
            <text:p>1478542207696</text:p>
          </table:table-cell>
          <table:table-cell office:value-type="float" office:value="1478542205408" calcext:value-type="float">
            <text:p>1478542205408</text:p>
          </table:table-cell>
          <table:table-cell table:formula="of:=[.B864]+2288" office:value-type="float" office:value="1478542207696" calcext:value-type="float">
            <text:p>1478542207696</text:p>
          </table:table-cell>
          <table:table-cell table:formula="of:=[.C864]-[.A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717" calcext:value-type="float">
            <text:p>1478542207717</text:p>
          </table:table-cell>
          <table:table-cell office:value-type="float" office:value="1478542205428" calcext:value-type="float">
            <text:p>1478542205428</text:p>
          </table:table-cell>
          <table:table-cell table:formula="of:=[.B865]+2288" office:value-type="float" office:value="1478542207716" calcext:value-type="float">
            <text:p>1478542207716</text:p>
          </table:table-cell>
          <table:table-cell table:formula="of:=[.C865]-[.A86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7735" calcext:value-type="float">
            <text:p>1478542207735</text:p>
          </table:table-cell>
          <table:table-cell office:value-type="float" office:value="1478542205447" calcext:value-type="float">
            <text:p>1478542205447</text:p>
          </table:table-cell>
          <table:table-cell table:formula="of:=[.B866]+2288" office:value-type="float" office:value="1478542207735" calcext:value-type="float">
            <text:p>1478542207735</text:p>
          </table:table-cell>
          <table:table-cell table:formula="of:=[.C866]-[.A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755" calcext:value-type="float">
            <text:p>1478542207755</text:p>
          </table:table-cell>
          <table:table-cell office:value-type="float" office:value="1478542205467" calcext:value-type="float">
            <text:p>1478542205467</text:p>
          </table:table-cell>
          <table:table-cell table:formula="of:=[.B867]+2288" office:value-type="float" office:value="1478542207755" calcext:value-type="float">
            <text:p>1478542207755</text:p>
          </table:table-cell>
          <table:table-cell table:formula="of:=[.C867]-[.A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776" calcext:value-type="float">
            <text:p>1478542207776</text:p>
          </table:table-cell>
          <table:table-cell office:value-type="float" office:value="1478542205488" calcext:value-type="float">
            <text:p>1478542205488</text:p>
          </table:table-cell>
          <table:table-cell table:formula="of:=[.B868]+2288" office:value-type="float" office:value="1478542207776" calcext:value-type="float">
            <text:p>1478542207776</text:p>
          </table:table-cell>
          <table:table-cell table:formula="of:=[.C868]-[.A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796" calcext:value-type="float">
            <text:p>1478542207796</text:p>
          </table:table-cell>
          <table:table-cell office:value-type="float" office:value="1478542205508" calcext:value-type="float">
            <text:p>1478542205508</text:p>
          </table:table-cell>
          <table:table-cell table:formula="of:=[.B869]+2288" office:value-type="float" office:value="1478542207796" calcext:value-type="float">
            <text:p>1478542207796</text:p>
          </table:table-cell>
          <table:table-cell table:formula="of:=[.C869]-[.A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815" calcext:value-type="float">
            <text:p>1478542207815</text:p>
          </table:table-cell>
          <table:table-cell office:value-type="float" office:value="1478542205527" calcext:value-type="float">
            <text:p>1478542205527</text:p>
          </table:table-cell>
          <table:table-cell table:formula="of:=[.B870]+2288" office:value-type="float" office:value="1478542207815" calcext:value-type="float">
            <text:p>1478542207815</text:p>
          </table:table-cell>
          <table:table-cell table:formula="of:=[.C870]-[.A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835" calcext:value-type="float">
            <text:p>1478542207835</text:p>
          </table:table-cell>
          <table:table-cell office:value-type="float" office:value="1478542205548" calcext:value-type="float">
            <text:p>1478542205548</text:p>
          </table:table-cell>
          <table:table-cell table:formula="of:=[.B871]+2288" office:value-type="float" office:value="1478542207836" calcext:value-type="float">
            <text:p>1478542207836</text:p>
          </table:table-cell>
          <table:table-cell table:formula="of:=[.C871]-[.A8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855" calcext:value-type="float">
            <text:p>1478542207855</text:p>
          </table:table-cell>
          <table:table-cell office:value-type="float" office:value="1478542205567" calcext:value-type="float">
            <text:p>1478542205567</text:p>
          </table:table-cell>
          <table:table-cell table:formula="of:=[.B872]+2288" office:value-type="float" office:value="1478542207855" calcext:value-type="float">
            <text:p>1478542207855</text:p>
          </table:table-cell>
          <table:table-cell table:formula="of:=[.C872]-[.A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875" calcext:value-type="float">
            <text:p>1478542207875</text:p>
          </table:table-cell>
          <table:table-cell office:value-type="float" office:value="1478542205590" calcext:value-type="float">
            <text:p>1478542205590</text:p>
          </table:table-cell>
          <table:table-cell table:formula="of:=[.B873]+2288" office:value-type="float" office:value="1478542207878" calcext:value-type="float">
            <text:p>1478542207878</text:p>
          </table:table-cell>
          <table:table-cell table:formula="of:=[.C873]-[.A87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07896" calcext:value-type="float">
            <text:p>1478542207896</text:p>
          </table:table-cell>
          <table:table-cell office:value-type="float" office:value="1478542205608" calcext:value-type="float">
            <text:p>1478542205608</text:p>
          </table:table-cell>
          <table:table-cell table:formula="of:=[.B874]+2288" office:value-type="float" office:value="1478542207896" calcext:value-type="float">
            <text:p>1478542207896</text:p>
          </table:table-cell>
          <table:table-cell table:formula="of:=[.C874]-[.A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919" calcext:value-type="float">
            <text:p>1478542207919</text:p>
          </table:table-cell>
          <table:table-cell office:value-type="float" office:value="1478542205637" calcext:value-type="float">
            <text:p>1478542205637</text:p>
          </table:table-cell>
          <table:table-cell table:formula="of:=[.B875]+2288" office:value-type="float" office:value="1478542207925" calcext:value-type="float">
            <text:p>1478542207925</text:p>
          </table:table-cell>
          <table:table-cell table:formula="of:=[.C875]-[.A87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07935" calcext:value-type="float">
            <text:p>1478542207935</text:p>
          </table:table-cell>
          <table:table-cell office:value-type="float" office:value="1478542205648" calcext:value-type="float">
            <text:p>1478542205648</text:p>
          </table:table-cell>
          <table:table-cell table:formula="of:=[.B876]+2288" office:value-type="float" office:value="1478542207936" calcext:value-type="float">
            <text:p>1478542207936</text:p>
          </table:table-cell>
          <table:table-cell table:formula="of:=[.C876]-[.A87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7955" calcext:value-type="float">
            <text:p>1478542207955</text:p>
          </table:table-cell>
          <table:table-cell office:value-type="float" office:value="1478542205667" calcext:value-type="float">
            <text:p>1478542205667</text:p>
          </table:table-cell>
          <table:table-cell table:formula="of:=[.B877]+2288" office:value-type="float" office:value="1478542207955" calcext:value-type="float">
            <text:p>1478542207955</text:p>
          </table:table-cell>
          <table:table-cell table:formula="of:=[.C877]-[.A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975" calcext:value-type="float">
            <text:p>1478542207975</text:p>
          </table:table-cell>
          <table:table-cell office:value-type="float" office:value="1478542205687" calcext:value-type="float">
            <text:p>1478542205687</text:p>
          </table:table-cell>
          <table:table-cell table:formula="of:=[.B878]+2288" office:value-type="float" office:value="1478542207975" calcext:value-type="float">
            <text:p>1478542207975</text:p>
          </table:table-cell>
          <table:table-cell table:formula="of:=[.C878]-[.A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7995" calcext:value-type="float">
            <text:p>1478542207995</text:p>
          </table:table-cell>
          <table:table-cell office:value-type="float" office:value="1478542205707" calcext:value-type="float">
            <text:p>1478542205707</text:p>
          </table:table-cell>
          <table:table-cell table:formula="of:=[.B879]+2288" office:value-type="float" office:value="1478542207995" calcext:value-type="float">
            <text:p>1478542207995</text:p>
          </table:table-cell>
          <table:table-cell table:formula="of:=[.C879]-[.A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015" calcext:value-type="float">
            <text:p>1478542208015</text:p>
          </table:table-cell>
          <table:table-cell office:value-type="float" office:value="1478542205727" calcext:value-type="float">
            <text:p>1478542205727</text:p>
          </table:table-cell>
          <table:table-cell table:formula="of:=[.B880]+2288" office:value-type="float" office:value="1478542208015" calcext:value-type="float">
            <text:p>1478542208015</text:p>
          </table:table-cell>
          <table:table-cell table:formula="of:=[.C880]-[.A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035" calcext:value-type="float">
            <text:p>1478542208035</text:p>
          </table:table-cell>
          <table:table-cell office:value-type="float" office:value="1478542205747" calcext:value-type="float">
            <text:p>1478542205747</text:p>
          </table:table-cell>
          <table:table-cell table:formula="of:=[.B881]+2288" office:value-type="float" office:value="1478542208035" calcext:value-type="float">
            <text:p>1478542208035</text:p>
          </table:table-cell>
          <table:table-cell table:formula="of:=[.C881]-[.A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055" calcext:value-type="float">
            <text:p>1478542208055</text:p>
          </table:table-cell>
          <table:table-cell office:value-type="float" office:value="1478542205893" calcext:value-type="float">
            <text:p>1478542205893</text:p>
          </table:table-cell>
          <table:table-cell table:formula="of:=[.B882]+2288" office:value-type="float" office:value="1478542208181" calcext:value-type="float">
            <text:p>1478542208181</text:p>
          </table:table-cell>
          <table:table-cell table:formula="of:=[.C882]-[.A882]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78542208076" calcext:value-type="float">
            <text:p>1478542208076</text:p>
          </table:table-cell>
          <table:table-cell office:value-type="float" office:value="1478542205898" calcext:value-type="float">
            <text:p>1478542205898</text:p>
          </table:table-cell>
          <table:table-cell table:formula="of:=[.B883]+2288" office:value-type="float" office:value="1478542208186" calcext:value-type="float">
            <text:p>1478542208186</text:p>
          </table:table-cell>
          <table:table-cell table:formula="of:=[.C883]-[.A883]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478542208095" calcext:value-type="float">
            <text:p>1478542208095</text:p>
          </table:table-cell>
          <table:table-cell office:value-type="float" office:value="1478542205898" calcext:value-type="float">
            <text:p>1478542205898</text:p>
          </table:table-cell>
          <table:table-cell table:formula="of:=[.B884]+2288" office:value-type="float" office:value="1478542208186" calcext:value-type="float">
            <text:p>1478542208186</text:p>
          </table:table-cell>
          <table:table-cell table:formula="of:=[.C884]-[.A8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478542208115" calcext:value-type="float">
            <text:p>1478542208115</text:p>
          </table:table-cell>
          <table:table-cell office:value-type="float" office:value="1478542205898" calcext:value-type="float">
            <text:p>1478542205898</text:p>
          </table:table-cell>
          <table:table-cell table:formula="of:=[.B885]+2288" office:value-type="float" office:value="1478542208186" calcext:value-type="float">
            <text:p>1478542208186</text:p>
          </table:table-cell>
          <table:table-cell table:formula="of:=[.C885]-[.A88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478542208135" calcext:value-type="float">
            <text:p>1478542208135</text:p>
          </table:table-cell>
          <table:table-cell office:value-type="float" office:value="1478542205898" calcext:value-type="float">
            <text:p>1478542205898</text:p>
          </table:table-cell>
          <table:table-cell table:formula="of:=[.B886]+2288" office:value-type="float" office:value="1478542208186" calcext:value-type="float">
            <text:p>1478542208186</text:p>
          </table:table-cell>
          <table:table-cell table:formula="of:=[.C886]-[.A886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478542208155" calcext:value-type="float">
            <text:p>1478542208155</text:p>
          </table:table-cell>
          <table:table-cell office:value-type="float" office:value="1478542205898" calcext:value-type="float">
            <text:p>1478542205898</text:p>
          </table:table-cell>
          <table:table-cell table:formula="of:=[.B887]+2288" office:value-type="float" office:value="1478542208186" calcext:value-type="float">
            <text:p>1478542208186</text:p>
          </table:table-cell>
          <table:table-cell table:formula="of:=[.C887]-[.A887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478542208175" calcext:value-type="float">
            <text:p>1478542208175</text:p>
          </table:table-cell>
          <table:table-cell office:value-type="float" office:value="1478542205899" calcext:value-type="float">
            <text:p>1478542205899</text:p>
          </table:table-cell>
          <table:table-cell table:formula="of:=[.B888]+2288" office:value-type="float" office:value="1478542208187" calcext:value-type="float">
            <text:p>1478542208187</text:p>
          </table:table-cell>
          <table:table-cell table:formula="of:=[.C888]-[.A8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78542208195" calcext:value-type="float">
            <text:p>1478542208195</text:p>
          </table:table-cell>
          <table:table-cell office:value-type="float" office:value="1478542205908" calcext:value-type="float">
            <text:p>1478542205908</text:p>
          </table:table-cell>
          <table:table-cell table:formula="of:=[.B889]+2288" office:value-type="float" office:value="1478542208196" calcext:value-type="float">
            <text:p>1478542208196</text:p>
          </table:table-cell>
          <table:table-cell table:formula="of:=[.C889]-[.A88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215" calcext:value-type="float">
            <text:p>1478542208215</text:p>
          </table:table-cell>
          <table:table-cell office:value-type="float" office:value="1478542205927" calcext:value-type="float">
            <text:p>1478542205927</text:p>
          </table:table-cell>
          <table:table-cell table:formula="of:=[.B890]+2288" office:value-type="float" office:value="1478542208215" calcext:value-type="float">
            <text:p>1478542208215</text:p>
          </table:table-cell>
          <table:table-cell table:formula="of:=[.C890]-[.A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242" calcext:value-type="float">
            <text:p>1478542208242</text:p>
          </table:table-cell>
          <table:table-cell office:value-type="float" office:value="1478542205955" calcext:value-type="float">
            <text:p>1478542205955</text:p>
          </table:table-cell>
          <table:table-cell table:formula="of:=[.B891]+2288" office:value-type="float" office:value="1478542208243" calcext:value-type="float">
            <text:p>1478542208243</text:p>
          </table:table-cell>
          <table:table-cell table:formula="of:=[.C891]-[.A89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257" calcext:value-type="float">
            <text:p>1478542208257</text:p>
          </table:table-cell>
          <table:table-cell office:value-type="float" office:value="1478542205969" calcext:value-type="float">
            <text:p>1478542205969</text:p>
          </table:table-cell>
          <table:table-cell table:formula="of:=[.B892]+2288" office:value-type="float" office:value="1478542208257" calcext:value-type="float">
            <text:p>1478542208257</text:p>
          </table:table-cell>
          <table:table-cell table:formula="of:=[.C892]-[.A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275" calcext:value-type="float">
            <text:p>1478542208275</text:p>
          </table:table-cell>
          <table:table-cell office:value-type="float" office:value="1478542205987" calcext:value-type="float">
            <text:p>1478542205987</text:p>
          </table:table-cell>
          <table:table-cell table:formula="of:=[.B893]+2288" office:value-type="float" office:value="1478542208275" calcext:value-type="float">
            <text:p>1478542208275</text:p>
          </table:table-cell>
          <table:table-cell table:formula="of:=[.C893]-[.A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295" calcext:value-type="float">
            <text:p>1478542208295</text:p>
          </table:table-cell>
          <table:table-cell office:value-type="float" office:value="1478542206006" calcext:value-type="float">
            <text:p>1478542206006</text:p>
          </table:table-cell>
          <table:table-cell table:formula="of:=[.B894]+2288" office:value-type="float" office:value="1478542208294" calcext:value-type="float">
            <text:p>1478542208294</text:p>
          </table:table-cell>
          <table:table-cell table:formula="of:=[.C894]-[.A89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08314" calcext:value-type="float">
            <text:p>1478542208314</text:p>
          </table:table-cell>
          <table:table-cell office:value-type="float" office:value="1478542206026" calcext:value-type="float">
            <text:p>1478542206026</text:p>
          </table:table-cell>
          <table:table-cell table:formula="of:=[.B895]+2288" office:value-type="float" office:value="1478542208314" calcext:value-type="float">
            <text:p>1478542208314</text:p>
          </table:table-cell>
          <table:table-cell table:formula="of:=[.C895]-[.A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335" calcext:value-type="float">
            <text:p>1478542208335</text:p>
          </table:table-cell>
          <table:table-cell office:value-type="float" office:value="1478542206047" calcext:value-type="float">
            <text:p>1478542206047</text:p>
          </table:table-cell>
          <table:table-cell table:formula="of:=[.B896]+2288" office:value-type="float" office:value="1478542208335" calcext:value-type="float">
            <text:p>1478542208335</text:p>
          </table:table-cell>
          <table:table-cell table:formula="of:=[.C896]-[.A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355" calcext:value-type="float">
            <text:p>1478542208355</text:p>
          </table:table-cell>
          <table:table-cell office:value-type="float" office:value="1478542206067" calcext:value-type="float">
            <text:p>1478542206067</text:p>
          </table:table-cell>
          <table:table-cell table:formula="of:=[.B897]+2288" office:value-type="float" office:value="1478542208355" calcext:value-type="float">
            <text:p>1478542208355</text:p>
          </table:table-cell>
          <table:table-cell table:formula="of:=[.C897]-[.A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375" calcext:value-type="float">
            <text:p>1478542208375</text:p>
          </table:table-cell>
          <table:table-cell office:value-type="float" office:value="1478542206088" calcext:value-type="float">
            <text:p>1478542206088</text:p>
          </table:table-cell>
          <table:table-cell table:formula="of:=[.B898]+2288" office:value-type="float" office:value="1478542208376" calcext:value-type="float">
            <text:p>1478542208376</text:p>
          </table:table-cell>
          <table:table-cell table:formula="of:=[.C898]-[.A89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395" calcext:value-type="float">
            <text:p>1478542208395</text:p>
          </table:table-cell>
          <table:table-cell office:value-type="float" office:value="1478542206108" calcext:value-type="float">
            <text:p>1478542206108</text:p>
          </table:table-cell>
          <table:table-cell table:formula="of:=[.B899]+2288" office:value-type="float" office:value="1478542208396" calcext:value-type="float">
            <text:p>1478542208396</text:p>
          </table:table-cell>
          <table:table-cell table:formula="of:=[.C899]-[.A8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415" calcext:value-type="float">
            <text:p>1478542208415</text:p>
          </table:table-cell>
          <table:table-cell office:value-type="float" office:value="1478542206127" calcext:value-type="float">
            <text:p>1478542206127</text:p>
          </table:table-cell>
          <table:table-cell table:formula="of:=[.B900]+2288" office:value-type="float" office:value="1478542208415" calcext:value-type="float">
            <text:p>1478542208415</text:p>
          </table:table-cell>
          <table:table-cell table:formula="of:=[.C900]-[.A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435" calcext:value-type="float">
            <text:p>1478542208435</text:p>
          </table:table-cell>
          <table:table-cell office:value-type="float" office:value="1478542206158" calcext:value-type="float">
            <text:p>1478542206158</text:p>
          </table:table-cell>
          <table:table-cell table:formula="of:=[.B901]+2288" office:value-type="float" office:value="1478542208446" calcext:value-type="float">
            <text:p>1478542208446</text:p>
          </table:table-cell>
          <table:table-cell table:formula="of:=[.C901]-[.A90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78542208455" calcext:value-type="float">
            <text:p>1478542208455</text:p>
          </table:table-cell>
          <table:table-cell office:value-type="float" office:value="1478542206167" calcext:value-type="float">
            <text:p>1478542206167</text:p>
          </table:table-cell>
          <table:table-cell table:formula="of:=[.B902]+2288" office:value-type="float" office:value="1478542208455" calcext:value-type="float">
            <text:p>1478542208455</text:p>
          </table:table-cell>
          <table:table-cell table:formula="of:=[.C902]-[.A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475" calcext:value-type="float">
            <text:p>1478542208475</text:p>
          </table:table-cell>
          <table:table-cell office:value-type="float" office:value="1478542206187" calcext:value-type="float">
            <text:p>1478542206187</text:p>
          </table:table-cell>
          <table:table-cell table:formula="of:=[.B903]+2288" office:value-type="float" office:value="1478542208475" calcext:value-type="float">
            <text:p>1478542208475</text:p>
          </table:table-cell>
          <table:table-cell table:formula="of:=[.C903]-[.A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495" calcext:value-type="float">
            <text:p>1478542208495</text:p>
          </table:table-cell>
          <table:table-cell office:value-type="float" office:value="1478542206215" calcext:value-type="float">
            <text:p>1478542206215</text:p>
          </table:table-cell>
          <table:table-cell table:formula="of:=[.B904]+2288" office:value-type="float" office:value="1478542208503" calcext:value-type="float">
            <text:p>1478542208503</text:p>
          </table:table-cell>
          <table:table-cell table:formula="of:=[.C904]-[.A90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208515" calcext:value-type="float">
            <text:p>1478542208515</text:p>
          </table:table-cell>
          <table:table-cell office:value-type="float" office:value="1478542206227" calcext:value-type="float">
            <text:p>1478542206227</text:p>
          </table:table-cell>
          <table:table-cell table:formula="of:=[.B905]+2288" office:value-type="float" office:value="1478542208515" calcext:value-type="float">
            <text:p>1478542208515</text:p>
          </table:table-cell>
          <table:table-cell table:formula="of:=[.C905]-[.A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535" calcext:value-type="float">
            <text:p>1478542208535</text:p>
          </table:table-cell>
          <table:table-cell office:value-type="float" office:value="1478542206247" calcext:value-type="float">
            <text:p>1478542206247</text:p>
          </table:table-cell>
          <table:table-cell table:formula="of:=[.B906]+2288" office:value-type="float" office:value="1478542208535" calcext:value-type="float">
            <text:p>1478542208535</text:p>
          </table:table-cell>
          <table:table-cell table:formula="of:=[.C906]-[.A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555" calcext:value-type="float">
            <text:p>1478542208555</text:p>
          </table:table-cell>
          <table:table-cell office:value-type="float" office:value="1478542206268" calcext:value-type="float">
            <text:p>1478542206268</text:p>
          </table:table-cell>
          <table:table-cell table:formula="of:=[.B907]+2288" office:value-type="float" office:value="1478542208556" calcext:value-type="float">
            <text:p>1478542208556</text:p>
          </table:table-cell>
          <table:table-cell table:formula="of:=[.C907]-[.A90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575" calcext:value-type="float">
            <text:p>1478542208575</text:p>
          </table:table-cell>
          <table:table-cell office:value-type="float" office:value="1478542206287" calcext:value-type="float">
            <text:p>1478542206287</text:p>
          </table:table-cell>
          <table:table-cell table:formula="of:=[.B908]+2288" office:value-type="float" office:value="1478542208575" calcext:value-type="float">
            <text:p>1478542208575</text:p>
          </table:table-cell>
          <table:table-cell table:formula="of:=[.C908]-[.A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594" calcext:value-type="float">
            <text:p>1478542208594</text:p>
          </table:table-cell>
          <table:table-cell office:value-type="float" office:value="1478542206308" calcext:value-type="float">
            <text:p>1478542206308</text:p>
          </table:table-cell>
          <table:table-cell table:formula="of:=[.B909]+2288" office:value-type="float" office:value="1478542208596" calcext:value-type="float">
            <text:p>1478542208596</text:p>
          </table:table-cell>
          <table:table-cell table:formula="of:=[.C909]-[.A90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8615" calcext:value-type="float">
            <text:p>1478542208615</text:p>
          </table:table-cell>
          <table:table-cell office:value-type="float" office:value="1478542206327" calcext:value-type="float">
            <text:p>1478542206327</text:p>
          </table:table-cell>
          <table:table-cell table:formula="of:=[.B910]+2288" office:value-type="float" office:value="1478542208615" calcext:value-type="float">
            <text:p>1478542208615</text:p>
          </table:table-cell>
          <table:table-cell table:formula="of:=[.C910]-[.A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635" calcext:value-type="float">
            <text:p>1478542208635</text:p>
          </table:table-cell>
          <table:table-cell office:value-type="float" office:value="1478542206347" calcext:value-type="float">
            <text:p>1478542206347</text:p>
          </table:table-cell>
          <table:table-cell table:formula="of:=[.B911]+2288" office:value-type="float" office:value="1478542208635" calcext:value-type="float">
            <text:p>1478542208635</text:p>
          </table:table-cell>
          <table:table-cell table:formula="of:=[.C911]-[.A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655" calcext:value-type="float">
            <text:p>1478542208655</text:p>
          </table:table-cell>
          <table:table-cell office:value-type="float" office:value="1478542206367" calcext:value-type="float">
            <text:p>1478542206367</text:p>
          </table:table-cell>
          <table:table-cell table:formula="of:=[.B912]+2288" office:value-type="float" office:value="1478542208655" calcext:value-type="float">
            <text:p>1478542208655</text:p>
          </table:table-cell>
          <table:table-cell table:formula="of:=[.C912]-[.A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675" calcext:value-type="float">
            <text:p>1478542208675</text:p>
          </table:table-cell>
          <table:table-cell office:value-type="float" office:value="1478542206387" calcext:value-type="float">
            <text:p>1478542206387</text:p>
          </table:table-cell>
          <table:table-cell table:formula="of:=[.B913]+2288" office:value-type="float" office:value="1478542208675" calcext:value-type="float">
            <text:p>1478542208675</text:p>
          </table:table-cell>
          <table:table-cell table:formula="of:=[.C913]-[.A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694" calcext:value-type="float">
            <text:p>1478542208694</text:p>
          </table:table-cell>
          <table:table-cell office:value-type="float" office:value="1478542206409" calcext:value-type="float">
            <text:p>1478542206409</text:p>
          </table:table-cell>
          <table:table-cell table:formula="of:=[.B914]+2288" office:value-type="float" office:value="1478542208697" calcext:value-type="float">
            <text:p>1478542208697</text:p>
          </table:table-cell>
          <table:table-cell table:formula="of:=[.C914]-[.A9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08715" calcext:value-type="float">
            <text:p>1478542208715</text:p>
          </table:table-cell>
          <table:table-cell office:value-type="float" office:value="1478542206427" calcext:value-type="float">
            <text:p>1478542206427</text:p>
          </table:table-cell>
          <table:table-cell table:formula="of:=[.B915]+2288" office:value-type="float" office:value="1478542208715" calcext:value-type="float">
            <text:p>1478542208715</text:p>
          </table:table-cell>
          <table:table-cell table:formula="of:=[.C915]-[.A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735" calcext:value-type="float">
            <text:p>1478542208735</text:p>
          </table:table-cell>
          <table:table-cell office:value-type="float" office:value="1478542206447" calcext:value-type="float">
            <text:p>1478542206447</text:p>
          </table:table-cell>
          <table:table-cell table:formula="of:=[.B916]+2288" office:value-type="float" office:value="1478542208735" calcext:value-type="float">
            <text:p>1478542208735</text:p>
          </table:table-cell>
          <table:table-cell table:formula="of:=[.C916]-[.A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755" calcext:value-type="float">
            <text:p>1478542208755</text:p>
          </table:table-cell>
          <table:table-cell office:value-type="float" office:value="1478542206467" calcext:value-type="float">
            <text:p>1478542206467</text:p>
          </table:table-cell>
          <table:table-cell table:formula="of:=[.B917]+2288" office:value-type="float" office:value="1478542208755" calcext:value-type="float">
            <text:p>1478542208755</text:p>
          </table:table-cell>
          <table:table-cell table:formula="of:=[.C917]-[.A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775" calcext:value-type="float">
            <text:p>1478542208775</text:p>
          </table:table-cell>
          <table:table-cell office:value-type="float" office:value="1478542206491" calcext:value-type="float">
            <text:p>1478542206491</text:p>
          </table:table-cell>
          <table:table-cell table:formula="of:=[.B918]+2288" office:value-type="float" office:value="1478542208779" calcext:value-type="float">
            <text:p>1478542208779</text:p>
          </table:table-cell>
          <table:table-cell table:formula="of:=[.C918]-[.A9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08794" calcext:value-type="float">
            <text:p>1478542208794</text:p>
          </table:table-cell>
          <table:table-cell office:value-type="float" office:value="1478542206507" calcext:value-type="float">
            <text:p>1478542206507</text:p>
          </table:table-cell>
          <table:table-cell table:formula="of:=[.B919]+2288" office:value-type="float" office:value="1478542208795" calcext:value-type="float">
            <text:p>1478542208795</text:p>
          </table:table-cell>
          <table:table-cell table:formula="of:=[.C919]-[.A9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814" calcext:value-type="float">
            <text:p>1478542208814</text:p>
          </table:table-cell>
          <table:table-cell office:value-type="float" office:value="1478542206530" calcext:value-type="float">
            <text:p>1478542206530</text:p>
          </table:table-cell>
          <table:table-cell table:formula="of:=[.B920]+2288" office:value-type="float" office:value="1478542208818" calcext:value-type="float">
            <text:p>1478542208818</text:p>
          </table:table-cell>
          <table:table-cell table:formula="of:=[.C920]-[.A9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08834" calcext:value-type="float">
            <text:p>1478542208834</text:p>
          </table:table-cell>
          <table:table-cell office:value-type="float" office:value="1478542206546" calcext:value-type="float">
            <text:p>1478542206546</text:p>
          </table:table-cell>
          <table:table-cell table:formula="of:=[.B921]+2288" office:value-type="float" office:value="1478542208834" calcext:value-type="float">
            <text:p>1478542208834</text:p>
          </table:table-cell>
          <table:table-cell table:formula="of:=[.C921]-[.A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854" calcext:value-type="float">
            <text:p>1478542208854</text:p>
          </table:table-cell>
          <table:table-cell office:value-type="float" office:value="1478542206566" calcext:value-type="float">
            <text:p>1478542206566</text:p>
          </table:table-cell>
          <table:table-cell table:formula="of:=[.B922]+2288" office:value-type="float" office:value="1478542208854" calcext:value-type="float">
            <text:p>1478542208854</text:p>
          </table:table-cell>
          <table:table-cell table:formula="of:=[.C922]-[.A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874" calcext:value-type="float">
            <text:p>1478542208874</text:p>
          </table:table-cell>
          <table:table-cell office:value-type="float" office:value="1478542206587" calcext:value-type="float">
            <text:p>1478542206587</text:p>
          </table:table-cell>
          <table:table-cell table:formula="of:=[.B923]+2288" office:value-type="float" office:value="1478542208875" calcext:value-type="float">
            <text:p>1478542208875</text:p>
          </table:table-cell>
          <table:table-cell table:formula="of:=[.C923]-[.A9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894" calcext:value-type="float">
            <text:p>1478542208894</text:p>
          </table:table-cell>
          <table:table-cell office:value-type="float" office:value="1478542206607" calcext:value-type="float">
            <text:p>1478542206607</text:p>
          </table:table-cell>
          <table:table-cell table:formula="of:=[.B924]+2288" office:value-type="float" office:value="1478542208895" calcext:value-type="float">
            <text:p>1478542208895</text:p>
          </table:table-cell>
          <table:table-cell table:formula="of:=[.C924]-[.A9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915" calcext:value-type="float">
            <text:p>1478542208915</text:p>
          </table:table-cell>
          <table:table-cell office:value-type="float" office:value="1478542206628" calcext:value-type="float">
            <text:p>1478542206628</text:p>
          </table:table-cell>
          <table:table-cell table:formula="of:=[.B925]+2288" office:value-type="float" office:value="1478542208916" calcext:value-type="float">
            <text:p>1478542208916</text:p>
          </table:table-cell>
          <table:table-cell table:formula="of:=[.C925]-[.A92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936" calcext:value-type="float">
            <text:p>1478542208936</text:p>
          </table:table-cell>
          <table:table-cell office:value-type="float" office:value="1478542206648" calcext:value-type="float">
            <text:p>1478542206648</text:p>
          </table:table-cell>
          <table:table-cell table:formula="of:=[.B926]+2288" office:value-type="float" office:value="1478542208936" calcext:value-type="float">
            <text:p>1478542208936</text:p>
          </table:table-cell>
          <table:table-cell table:formula="of:=[.C926]-[.A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8954" calcext:value-type="float">
            <text:p>1478542208954</text:p>
          </table:table-cell>
          <table:table-cell office:value-type="float" office:value="1478542206667" calcext:value-type="float">
            <text:p>1478542206667</text:p>
          </table:table-cell>
          <table:table-cell table:formula="of:=[.B927]+2288" office:value-type="float" office:value="1478542208955" calcext:value-type="float">
            <text:p>1478542208955</text:p>
          </table:table-cell>
          <table:table-cell table:formula="of:=[.C927]-[.A9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974" calcext:value-type="float">
            <text:p>1478542208974</text:p>
          </table:table-cell>
          <table:table-cell office:value-type="float" office:value="1478542206687" calcext:value-type="float">
            <text:p>1478542206687</text:p>
          </table:table-cell>
          <table:table-cell table:formula="of:=[.B928]+2288" office:value-type="float" office:value="1478542208975" calcext:value-type="float">
            <text:p>1478542208975</text:p>
          </table:table-cell>
          <table:table-cell table:formula="of:=[.C928]-[.A9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8994" calcext:value-type="float">
            <text:p>1478542208994</text:p>
          </table:table-cell>
          <table:table-cell office:value-type="float" office:value="1478542206707" calcext:value-type="float">
            <text:p>1478542206707</text:p>
          </table:table-cell>
          <table:table-cell table:formula="of:=[.B929]+2288" office:value-type="float" office:value="1478542208995" calcext:value-type="float">
            <text:p>1478542208995</text:p>
          </table:table-cell>
          <table:table-cell table:formula="of:=[.C929]-[.A9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014" calcext:value-type="float">
            <text:p>1478542209014</text:p>
          </table:table-cell>
          <table:table-cell office:value-type="float" office:value="1478542206728" calcext:value-type="float">
            <text:p>1478542206728</text:p>
          </table:table-cell>
          <table:table-cell table:formula="of:=[.B930]+2288" office:value-type="float" office:value="1478542209016" calcext:value-type="float">
            <text:p>1478542209016</text:p>
          </table:table-cell>
          <table:table-cell table:formula="of:=[.C930]-[.A9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034" calcext:value-type="float">
            <text:p>1478542209034</text:p>
          </table:table-cell>
          <table:table-cell office:value-type="float" office:value="1478542206747" calcext:value-type="float">
            <text:p>1478542206747</text:p>
          </table:table-cell>
          <table:table-cell table:formula="of:=[.B931]+2288" office:value-type="float" office:value="1478542209035" calcext:value-type="float">
            <text:p>1478542209035</text:p>
          </table:table-cell>
          <table:table-cell table:formula="of:=[.C931]-[.A9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054" calcext:value-type="float">
            <text:p>1478542209054</text:p>
          </table:table-cell>
          <table:table-cell office:value-type="float" office:value="1478542206768" calcext:value-type="float">
            <text:p>1478542206768</text:p>
          </table:table-cell>
          <table:table-cell table:formula="of:=[.B932]+2288" office:value-type="float" office:value="1478542209056" calcext:value-type="float">
            <text:p>1478542209056</text:p>
          </table:table-cell>
          <table:table-cell table:formula="of:=[.C932]-[.A9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074" calcext:value-type="float">
            <text:p>1478542209074</text:p>
          </table:table-cell>
          <table:table-cell office:value-type="float" office:value="1478542206787" calcext:value-type="float">
            <text:p>1478542206787</text:p>
          </table:table-cell>
          <table:table-cell table:formula="of:=[.B933]+2288" office:value-type="float" office:value="1478542209075" calcext:value-type="float">
            <text:p>1478542209075</text:p>
          </table:table-cell>
          <table:table-cell table:formula="of:=[.C933]-[.A93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094" calcext:value-type="float">
            <text:p>1478542209094</text:p>
          </table:table-cell>
          <table:table-cell office:value-type="float" office:value="1478542206807" calcext:value-type="float">
            <text:p>1478542206807</text:p>
          </table:table-cell>
          <table:table-cell table:formula="of:=[.B934]+2288" office:value-type="float" office:value="1478542209095" calcext:value-type="float">
            <text:p>1478542209095</text:p>
          </table:table-cell>
          <table:table-cell table:formula="of:=[.C934]-[.A9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114" calcext:value-type="float">
            <text:p>1478542209114</text:p>
          </table:table-cell>
          <table:table-cell office:value-type="float" office:value="1478542206834" calcext:value-type="float">
            <text:p>1478542206834</text:p>
          </table:table-cell>
          <table:table-cell table:formula="of:=[.B935]+2288" office:value-type="float" office:value="1478542209122" calcext:value-type="float">
            <text:p>1478542209122</text:p>
          </table:table-cell>
          <table:table-cell table:formula="of:=[.C935]-[.A93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209134" calcext:value-type="float">
            <text:p>1478542209134</text:p>
          </table:table-cell>
          <table:table-cell office:value-type="float" office:value="1478542206846" calcext:value-type="float">
            <text:p>1478542206846</text:p>
          </table:table-cell>
          <table:table-cell table:formula="of:=[.B936]+2288" office:value-type="float" office:value="1478542209134" calcext:value-type="float">
            <text:p>1478542209134</text:p>
          </table:table-cell>
          <table:table-cell table:formula="of:=[.C936]-[.A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154" calcext:value-type="float">
            <text:p>1478542209154</text:p>
          </table:table-cell>
          <table:table-cell office:value-type="float" office:value="1478542206866" calcext:value-type="float">
            <text:p>1478542206866</text:p>
          </table:table-cell>
          <table:table-cell table:formula="of:=[.B937]+2288" office:value-type="float" office:value="1478542209154" calcext:value-type="float">
            <text:p>1478542209154</text:p>
          </table:table-cell>
          <table:table-cell table:formula="of:=[.C937]-[.A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174" calcext:value-type="float">
            <text:p>1478542209174</text:p>
          </table:table-cell>
          <table:table-cell office:value-type="float" office:value="1478542206887" calcext:value-type="float">
            <text:p>1478542206887</text:p>
          </table:table-cell>
          <table:table-cell table:formula="of:=[.B938]+2288" office:value-type="float" office:value="1478542209175" calcext:value-type="float">
            <text:p>1478542209175</text:p>
          </table:table-cell>
          <table:table-cell table:formula="of:=[.C938]-[.A93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194" calcext:value-type="float">
            <text:p>1478542209194</text:p>
          </table:table-cell>
          <table:table-cell office:value-type="float" office:value="1478542206906" calcext:value-type="float">
            <text:p>1478542206906</text:p>
          </table:table-cell>
          <table:table-cell table:formula="of:=[.B939]+2288" office:value-type="float" office:value="1478542209194" calcext:value-type="float">
            <text:p>1478542209194</text:p>
          </table:table-cell>
          <table:table-cell table:formula="of:=[.C939]-[.A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214" calcext:value-type="float">
            <text:p>1478542209214</text:p>
          </table:table-cell>
          <table:table-cell office:value-type="float" office:value="1478542206926" calcext:value-type="float">
            <text:p>1478542206926</text:p>
          </table:table-cell>
          <table:table-cell table:formula="of:=[.B940]+2288" office:value-type="float" office:value="1478542209214" calcext:value-type="float">
            <text:p>1478542209214</text:p>
          </table:table-cell>
          <table:table-cell table:formula="of:=[.C940]-[.A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234" calcext:value-type="float">
            <text:p>1478542209234</text:p>
          </table:table-cell>
          <table:table-cell office:value-type="float" office:value="1478542206946" calcext:value-type="float">
            <text:p>1478542206946</text:p>
          </table:table-cell>
          <table:table-cell table:formula="of:=[.B941]+2288" office:value-type="float" office:value="1478542209234" calcext:value-type="float">
            <text:p>1478542209234</text:p>
          </table:table-cell>
          <table:table-cell table:formula="of:=[.C941]-[.A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254" calcext:value-type="float">
            <text:p>1478542209254</text:p>
          </table:table-cell>
          <table:table-cell office:value-type="float" office:value="1478542206966" calcext:value-type="float">
            <text:p>1478542206966</text:p>
          </table:table-cell>
          <table:table-cell table:formula="of:=[.B942]+2288" office:value-type="float" office:value="1478542209254" calcext:value-type="float">
            <text:p>1478542209254</text:p>
          </table:table-cell>
          <table:table-cell table:formula="of:=[.C942]-[.A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274" calcext:value-type="float">
            <text:p>1478542209274</text:p>
          </table:table-cell>
          <table:table-cell office:value-type="float" office:value="1478542206986" calcext:value-type="float">
            <text:p>1478542206986</text:p>
          </table:table-cell>
          <table:table-cell table:formula="of:=[.B943]+2288" office:value-type="float" office:value="1478542209274" calcext:value-type="float">
            <text:p>1478542209274</text:p>
          </table:table-cell>
          <table:table-cell table:formula="of:=[.C943]-[.A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294" calcext:value-type="float">
            <text:p>1478542209294</text:p>
          </table:table-cell>
          <table:table-cell office:value-type="float" office:value="1478542207006" calcext:value-type="float">
            <text:p>1478542207006</text:p>
          </table:table-cell>
          <table:table-cell table:formula="of:=[.B944]+2288" office:value-type="float" office:value="1478542209294" calcext:value-type="float">
            <text:p>1478542209294</text:p>
          </table:table-cell>
          <table:table-cell table:formula="of:=[.C944]-[.A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314" calcext:value-type="float">
            <text:p>1478542209314</text:p>
          </table:table-cell>
          <table:table-cell office:value-type="float" office:value="1478542207026" calcext:value-type="float">
            <text:p>1478542207026</text:p>
          </table:table-cell>
          <table:table-cell table:formula="of:=[.B945]+2288" office:value-type="float" office:value="1478542209314" calcext:value-type="float">
            <text:p>1478542209314</text:p>
          </table:table-cell>
          <table:table-cell table:formula="of:=[.C945]-[.A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334" calcext:value-type="float">
            <text:p>1478542209334</text:p>
          </table:table-cell>
          <table:table-cell office:value-type="float" office:value="1478542207046" calcext:value-type="float">
            <text:p>1478542207046</text:p>
          </table:table-cell>
          <table:table-cell table:formula="of:=[.B946]+2288" office:value-type="float" office:value="1478542209334" calcext:value-type="float">
            <text:p>1478542209334</text:p>
          </table:table-cell>
          <table:table-cell table:formula="of:=[.C946]-[.A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354" calcext:value-type="float">
            <text:p>1478542209354</text:p>
          </table:table-cell>
          <table:table-cell office:value-type="float" office:value="1478542207068" calcext:value-type="float">
            <text:p>1478542207068</text:p>
          </table:table-cell>
          <table:table-cell table:formula="of:=[.B947]+2288" office:value-type="float" office:value="1478542209356" calcext:value-type="float">
            <text:p>1478542209356</text:p>
          </table:table-cell>
          <table:table-cell table:formula="of:=[.C947]-[.A94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374" calcext:value-type="float">
            <text:p>1478542209374</text:p>
          </table:table-cell>
          <table:table-cell office:value-type="float" office:value="1478542207086" calcext:value-type="float">
            <text:p>1478542207086</text:p>
          </table:table-cell>
          <table:table-cell table:formula="of:=[.B948]+2288" office:value-type="float" office:value="1478542209374" calcext:value-type="float">
            <text:p>1478542209374</text:p>
          </table:table-cell>
          <table:table-cell table:formula="of:=[.C948]-[.A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396" calcext:value-type="float">
            <text:p>1478542209396</text:p>
          </table:table-cell>
          <table:table-cell office:value-type="float" office:value="1478542207110" calcext:value-type="float">
            <text:p>1478542207110</text:p>
          </table:table-cell>
          <table:table-cell table:formula="of:=[.B949]+2288" office:value-type="float" office:value="1478542209398" calcext:value-type="float">
            <text:p>1478542209398</text:p>
          </table:table-cell>
          <table:table-cell table:formula="of:=[.C949]-[.A94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414" calcext:value-type="float">
            <text:p>1478542209414</text:p>
          </table:table-cell>
          <table:table-cell office:value-type="float" office:value="1478542207127" calcext:value-type="float">
            <text:p>1478542207127</text:p>
          </table:table-cell>
          <table:table-cell table:formula="of:=[.B950]+2288" office:value-type="float" office:value="1478542209415" calcext:value-type="float">
            <text:p>1478542209415</text:p>
          </table:table-cell>
          <table:table-cell table:formula="of:=[.C950]-[.A9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435" calcext:value-type="float">
            <text:p>1478542209435</text:p>
          </table:table-cell>
          <table:table-cell office:value-type="float" office:value="1478542207147" calcext:value-type="float">
            <text:p>1478542207147</text:p>
          </table:table-cell>
          <table:table-cell table:formula="of:=[.B951]+2288" office:value-type="float" office:value="1478542209435" calcext:value-type="float">
            <text:p>1478542209435</text:p>
          </table:table-cell>
          <table:table-cell table:formula="of:=[.C951]-[.A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454" calcext:value-type="float">
            <text:p>1478542209454</text:p>
          </table:table-cell>
          <table:table-cell office:value-type="float" office:value="1478542207166" calcext:value-type="float">
            <text:p>1478542207166</text:p>
          </table:table-cell>
          <table:table-cell table:formula="of:=[.B952]+2288" office:value-type="float" office:value="1478542209454" calcext:value-type="float">
            <text:p>1478542209454</text:p>
          </table:table-cell>
          <table:table-cell table:formula="of:=[.C952]-[.A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473" calcext:value-type="float">
            <text:p>1478542209473</text:p>
          </table:table-cell>
          <table:table-cell office:value-type="float" office:value="1478542207185" calcext:value-type="float">
            <text:p>1478542207185</text:p>
          </table:table-cell>
          <table:table-cell table:formula="of:=[.B953]+2288" office:value-type="float" office:value="1478542209473" calcext:value-type="float">
            <text:p>1478542209473</text:p>
          </table:table-cell>
          <table:table-cell table:formula="of:=[.C953]-[.A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493" calcext:value-type="float">
            <text:p>1478542209493</text:p>
          </table:table-cell>
          <table:table-cell office:value-type="float" office:value="1478542207205" calcext:value-type="float">
            <text:p>1478542207205</text:p>
          </table:table-cell>
          <table:table-cell table:formula="of:=[.B954]+2288" office:value-type="float" office:value="1478542209493" calcext:value-type="float">
            <text:p>1478542209493</text:p>
          </table:table-cell>
          <table:table-cell table:formula="of:=[.C954]-[.A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514" calcext:value-type="float">
            <text:p>1478542209514</text:p>
          </table:table-cell>
          <table:table-cell office:value-type="float" office:value="1478542207228" calcext:value-type="float">
            <text:p>1478542207228</text:p>
          </table:table-cell>
          <table:table-cell table:formula="of:=[.B955]+2288" office:value-type="float" office:value="1478542209516" calcext:value-type="float">
            <text:p>1478542209516</text:p>
          </table:table-cell>
          <table:table-cell table:formula="of:=[.C955]-[.A95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536" calcext:value-type="float">
            <text:p>1478542209536</text:p>
          </table:table-cell>
          <table:table-cell office:value-type="float" office:value="1478542207251" calcext:value-type="float">
            <text:p>1478542207251</text:p>
          </table:table-cell>
          <table:table-cell table:formula="of:=[.B956]+2288" office:value-type="float" office:value="1478542209539" calcext:value-type="float">
            <text:p>1478542209539</text:p>
          </table:table-cell>
          <table:table-cell table:formula="of:=[.C956]-[.A95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09554" calcext:value-type="float">
            <text:p>1478542209554</text:p>
          </table:table-cell>
          <table:table-cell office:value-type="float" office:value="1478542207267" calcext:value-type="float">
            <text:p>1478542207267</text:p>
          </table:table-cell>
          <table:table-cell table:formula="of:=[.B957]+2288" office:value-type="float" office:value="1478542209555" calcext:value-type="float">
            <text:p>1478542209555</text:p>
          </table:table-cell>
          <table:table-cell table:formula="of:=[.C957]-[.A95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573" calcext:value-type="float">
            <text:p>1478542209573</text:p>
          </table:table-cell>
          <table:table-cell office:value-type="float" office:value="1478542207285" calcext:value-type="float">
            <text:p>1478542207285</text:p>
          </table:table-cell>
          <table:table-cell table:formula="of:=[.B958]+2288" office:value-type="float" office:value="1478542209573" calcext:value-type="float">
            <text:p>1478542209573</text:p>
          </table:table-cell>
          <table:table-cell table:formula="of:=[.C958]-[.A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593" calcext:value-type="float">
            <text:p>1478542209593</text:p>
          </table:table-cell>
          <table:table-cell office:value-type="float" office:value="1478542207306" calcext:value-type="float">
            <text:p>1478542207306</text:p>
          </table:table-cell>
          <table:table-cell table:formula="of:=[.B959]+2288" office:value-type="float" office:value="1478542209594" calcext:value-type="float">
            <text:p>1478542209594</text:p>
          </table:table-cell>
          <table:table-cell table:formula="of:=[.C959]-[.A95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614" calcext:value-type="float">
            <text:p>1478542209614</text:p>
          </table:table-cell>
          <table:table-cell office:value-type="float" office:value="1478542207326" calcext:value-type="float">
            <text:p>1478542207326</text:p>
          </table:table-cell>
          <table:table-cell table:formula="of:=[.B960]+2288" office:value-type="float" office:value="1478542209614" calcext:value-type="float">
            <text:p>1478542209614</text:p>
          </table:table-cell>
          <table:table-cell table:formula="of:=[.C960]-[.A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634" calcext:value-type="float">
            <text:p>1478542209634</text:p>
          </table:table-cell>
          <table:table-cell office:value-type="float" office:value="1478542207346" calcext:value-type="float">
            <text:p>1478542207346</text:p>
          </table:table-cell>
          <table:table-cell table:formula="of:=[.B961]+2288" office:value-type="float" office:value="1478542209634" calcext:value-type="float">
            <text:p>1478542209634</text:p>
          </table:table-cell>
          <table:table-cell table:formula="of:=[.C961]-[.A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654" calcext:value-type="float">
            <text:p>1478542209654</text:p>
          </table:table-cell>
          <table:table-cell office:value-type="float" office:value="1478542207366" calcext:value-type="float">
            <text:p>1478542207366</text:p>
          </table:table-cell>
          <table:table-cell table:formula="of:=[.B962]+2288" office:value-type="float" office:value="1478542209654" calcext:value-type="float">
            <text:p>1478542209654</text:p>
          </table:table-cell>
          <table:table-cell table:formula="of:=[.C962]-[.A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674" calcext:value-type="float">
            <text:p>1478542209674</text:p>
          </table:table-cell>
          <table:table-cell office:value-type="float" office:value="1478542207387" calcext:value-type="float">
            <text:p>1478542207387</text:p>
          </table:table-cell>
          <table:table-cell table:formula="of:=[.B963]+2288" office:value-type="float" office:value="1478542209675" calcext:value-type="float">
            <text:p>1478542209675</text:p>
          </table:table-cell>
          <table:table-cell table:formula="of:=[.C963]-[.A9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694" calcext:value-type="float">
            <text:p>1478542209694</text:p>
          </table:table-cell>
          <table:table-cell office:value-type="float" office:value="1478542207406" calcext:value-type="float">
            <text:p>1478542207406</text:p>
          </table:table-cell>
          <table:table-cell table:formula="of:=[.B964]+2288" office:value-type="float" office:value="1478542209694" calcext:value-type="float">
            <text:p>1478542209694</text:p>
          </table:table-cell>
          <table:table-cell table:formula="of:=[.C964]-[.A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714" calcext:value-type="float">
            <text:p>1478542209714</text:p>
          </table:table-cell>
          <table:table-cell office:value-type="float" office:value="1478542207426" calcext:value-type="float">
            <text:p>1478542207426</text:p>
          </table:table-cell>
          <table:table-cell table:formula="of:=[.B965]+2288" office:value-type="float" office:value="1478542209714" calcext:value-type="float">
            <text:p>1478542209714</text:p>
          </table:table-cell>
          <table:table-cell table:formula="of:=[.C965]-[.A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734" calcext:value-type="float">
            <text:p>1478542209734</text:p>
          </table:table-cell>
          <table:table-cell office:value-type="float" office:value="1478542207447" calcext:value-type="float">
            <text:p>1478542207447</text:p>
          </table:table-cell>
          <table:table-cell table:formula="of:=[.B966]+2288" office:value-type="float" office:value="1478542209735" calcext:value-type="float">
            <text:p>1478542209735</text:p>
          </table:table-cell>
          <table:table-cell table:formula="of:=[.C966]-[.A9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754" calcext:value-type="float">
            <text:p>1478542209754</text:p>
          </table:table-cell>
          <table:table-cell office:value-type="float" office:value="1478542207467" calcext:value-type="float">
            <text:p>1478542207467</text:p>
          </table:table-cell>
          <table:table-cell table:formula="of:=[.B967]+2288" office:value-type="float" office:value="1478542209755" calcext:value-type="float">
            <text:p>1478542209755</text:p>
          </table:table-cell>
          <table:table-cell table:formula="of:=[.C967]-[.A9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774" calcext:value-type="float">
            <text:p>1478542209774</text:p>
          </table:table-cell>
          <table:table-cell office:value-type="float" office:value="1478542207486" calcext:value-type="float">
            <text:p>1478542207486</text:p>
          </table:table-cell>
          <table:table-cell table:formula="of:=[.B968]+2288" office:value-type="float" office:value="1478542209774" calcext:value-type="float">
            <text:p>1478542209774</text:p>
          </table:table-cell>
          <table:table-cell table:formula="of:=[.C968]-[.A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794" calcext:value-type="float">
            <text:p>1478542209794</text:p>
          </table:table-cell>
          <table:table-cell office:value-type="float" office:value="1478542207506" calcext:value-type="float">
            <text:p>1478542207506</text:p>
          </table:table-cell>
          <table:table-cell table:formula="of:=[.B969]+2288" office:value-type="float" office:value="1478542209794" calcext:value-type="float">
            <text:p>1478542209794</text:p>
          </table:table-cell>
          <table:table-cell table:formula="of:=[.C969]-[.A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814" calcext:value-type="float">
            <text:p>1478542209814</text:p>
          </table:table-cell>
          <table:table-cell office:value-type="float" office:value="1478542207526" calcext:value-type="float">
            <text:p>1478542207526</text:p>
          </table:table-cell>
          <table:table-cell table:formula="of:=[.B970]+2288" office:value-type="float" office:value="1478542209814" calcext:value-type="float">
            <text:p>1478542209814</text:p>
          </table:table-cell>
          <table:table-cell table:formula="of:=[.C970]-[.A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834" calcext:value-type="float">
            <text:p>1478542209834</text:p>
          </table:table-cell>
          <table:table-cell office:value-type="float" office:value="1478542207553" calcext:value-type="float">
            <text:p>1478542207553</text:p>
          </table:table-cell>
          <table:table-cell table:formula="of:=[.B971]+2288" office:value-type="float" office:value="1478542209841" calcext:value-type="float">
            <text:p>1478542209841</text:p>
          </table:table-cell>
          <table:table-cell table:formula="of:=[.C971]-[.A97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209854" calcext:value-type="float">
            <text:p>1478542209854</text:p>
          </table:table-cell>
          <table:table-cell office:value-type="float" office:value="1478542207566" calcext:value-type="float">
            <text:p>1478542207566</text:p>
          </table:table-cell>
          <table:table-cell table:formula="of:=[.B972]+2288" office:value-type="float" office:value="1478542209854" calcext:value-type="float">
            <text:p>1478542209854</text:p>
          </table:table-cell>
          <table:table-cell table:formula="of:=[.C972]-[.A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874" calcext:value-type="float">
            <text:p>1478542209874</text:p>
          </table:table-cell>
          <table:table-cell office:value-type="float" office:value="1478542207586" calcext:value-type="float">
            <text:p>1478542207586</text:p>
          </table:table-cell>
          <table:table-cell table:formula="of:=[.B973]+2288" office:value-type="float" office:value="1478542209874" calcext:value-type="float">
            <text:p>1478542209874</text:p>
          </table:table-cell>
          <table:table-cell table:formula="of:=[.C973]-[.A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897" calcext:value-type="float">
            <text:p>1478542209897</text:p>
          </table:table-cell>
          <table:table-cell office:value-type="float" office:value="1478542207617" calcext:value-type="float">
            <text:p>1478542207617</text:p>
          </table:table-cell>
          <table:table-cell table:formula="of:=[.B974]+2288" office:value-type="float" office:value="1478542209905" calcext:value-type="float">
            <text:p>1478542209905</text:p>
          </table:table-cell>
          <table:table-cell table:formula="of:=[.C974]-[.A97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209935" calcext:value-type="float">
            <text:p>1478542209935</text:p>
          </table:table-cell>
          <table:table-cell office:value-type="float" office:value="1478542207649" calcext:value-type="float">
            <text:p>1478542207649</text:p>
          </table:table-cell>
          <table:table-cell table:formula="of:=[.B975]+2288" office:value-type="float" office:value="1478542209937" calcext:value-type="float">
            <text:p>1478542209937</text:p>
          </table:table-cell>
          <table:table-cell table:formula="of:=[.C975]-[.A9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938" calcext:value-type="float">
            <text:p>1478542209938</text:p>
          </table:table-cell>
          <table:table-cell office:value-type="float" office:value="1478542207652" calcext:value-type="float">
            <text:p>1478542207652</text:p>
          </table:table-cell>
          <table:table-cell table:formula="of:=[.B976]+2288" office:value-type="float" office:value="1478542209940" calcext:value-type="float">
            <text:p>1478542209940</text:p>
          </table:table-cell>
          <table:table-cell table:formula="of:=[.C976]-[.A97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09955" calcext:value-type="float">
            <text:p>1478542209955</text:p>
          </table:table-cell>
          <table:table-cell office:value-type="float" office:value="1478542207668" calcext:value-type="float">
            <text:p>1478542207668</text:p>
          </table:table-cell>
          <table:table-cell table:formula="of:=[.B977]+2288" office:value-type="float" office:value="1478542209956" calcext:value-type="float">
            <text:p>1478542209956</text:p>
          </table:table-cell>
          <table:table-cell table:formula="of:=[.C977]-[.A9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09974" calcext:value-type="float">
            <text:p>1478542209974</text:p>
          </table:table-cell>
          <table:table-cell office:value-type="float" office:value="1478542207686" calcext:value-type="float">
            <text:p>1478542207686</text:p>
          </table:table-cell>
          <table:table-cell table:formula="of:=[.B978]+2288" office:value-type="float" office:value="1478542209974" calcext:value-type="float">
            <text:p>1478542209974</text:p>
          </table:table-cell>
          <table:table-cell table:formula="of:=[.C978]-[.A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09995" calcext:value-type="float">
            <text:p>1478542209995</text:p>
          </table:table-cell>
          <table:table-cell office:value-type="float" office:value="1478542207707" calcext:value-type="float">
            <text:p>1478542207707</text:p>
          </table:table-cell>
          <table:table-cell table:formula="of:=[.B979]+2288" office:value-type="float" office:value="1478542209995" calcext:value-type="float">
            <text:p>1478542209995</text:p>
          </table:table-cell>
          <table:table-cell table:formula="of:=[.C979]-[.A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013" calcext:value-type="float">
            <text:p>1478542210013</text:p>
          </table:table-cell>
          <table:table-cell office:value-type="float" office:value="1478542207724" calcext:value-type="float">
            <text:p>1478542207724</text:p>
          </table:table-cell>
          <table:table-cell table:formula="of:=[.B980]+2288" office:value-type="float" office:value="1478542210012" calcext:value-type="float">
            <text:p>1478542210012</text:p>
          </table:table-cell>
          <table:table-cell table:formula="of:=[.C980]-[.A98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033" calcext:value-type="float">
            <text:p>1478542210033</text:p>
          </table:table-cell>
          <table:table-cell office:value-type="float" office:value="1478542207745" calcext:value-type="float">
            <text:p>1478542207745</text:p>
          </table:table-cell>
          <table:table-cell table:formula="of:=[.B981]+2288" office:value-type="float" office:value="1478542210033" calcext:value-type="float">
            <text:p>1478542210033</text:p>
          </table:table-cell>
          <table:table-cell table:formula="of:=[.C981]-[.A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053" calcext:value-type="float">
            <text:p>1478542210053</text:p>
          </table:table-cell>
          <table:table-cell office:value-type="float" office:value="1478542207764" calcext:value-type="float">
            <text:p>1478542207764</text:p>
          </table:table-cell>
          <table:table-cell table:formula="of:=[.B982]+2288" office:value-type="float" office:value="1478542210052" calcext:value-type="float">
            <text:p>1478542210052</text:p>
          </table:table-cell>
          <table:table-cell table:formula="of:=[.C982]-[.A98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073" calcext:value-type="float">
            <text:p>1478542210073</text:p>
          </table:table-cell>
          <table:table-cell office:value-type="float" office:value="1478542207784" calcext:value-type="float">
            <text:p>1478542207784</text:p>
          </table:table-cell>
          <table:table-cell table:formula="of:=[.B983]+2288" office:value-type="float" office:value="1478542210072" calcext:value-type="float">
            <text:p>1478542210072</text:p>
          </table:table-cell>
          <table:table-cell table:formula="of:=[.C983]-[.A98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094" calcext:value-type="float">
            <text:p>1478542210094</text:p>
          </table:table-cell>
          <table:table-cell office:value-type="float" office:value="1478542207805" calcext:value-type="float">
            <text:p>1478542207805</text:p>
          </table:table-cell>
          <table:table-cell table:formula="of:=[.B984]+2288" office:value-type="float" office:value="1478542210093" calcext:value-type="float">
            <text:p>1478542210093</text:p>
          </table:table-cell>
          <table:table-cell table:formula="of:=[.C984]-[.A98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113" calcext:value-type="float">
            <text:p>1478542210113</text:p>
          </table:table-cell>
          <table:table-cell office:value-type="float" office:value="1478542207825" calcext:value-type="float">
            <text:p>1478542207825</text:p>
          </table:table-cell>
          <table:table-cell table:formula="of:=[.B985]+2288" office:value-type="float" office:value="1478542210113" calcext:value-type="float">
            <text:p>1478542210113</text:p>
          </table:table-cell>
          <table:table-cell table:formula="of:=[.C985]-[.A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134" calcext:value-type="float">
            <text:p>1478542210134</text:p>
          </table:table-cell>
          <table:table-cell office:value-type="float" office:value="1478542207845" calcext:value-type="float">
            <text:p>1478542207845</text:p>
          </table:table-cell>
          <table:table-cell table:formula="of:=[.B986]+2288" office:value-type="float" office:value="1478542210133" calcext:value-type="float">
            <text:p>1478542210133</text:p>
          </table:table-cell>
          <table:table-cell table:formula="of:=[.C986]-[.A98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154" calcext:value-type="float">
            <text:p>1478542210154</text:p>
          </table:table-cell>
          <table:table-cell office:value-type="float" office:value="1478542207865" calcext:value-type="float">
            <text:p>1478542207865</text:p>
          </table:table-cell>
          <table:table-cell table:formula="of:=[.B987]+2288" office:value-type="float" office:value="1478542210153" calcext:value-type="float">
            <text:p>1478542210153</text:p>
          </table:table-cell>
          <table:table-cell table:formula="of:=[.C987]-[.A98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174" calcext:value-type="float">
            <text:p>1478542210174</text:p>
          </table:table-cell>
          <table:table-cell office:value-type="float" office:value="1478542207885" calcext:value-type="float">
            <text:p>1478542207885</text:p>
          </table:table-cell>
          <table:table-cell table:formula="of:=[.B988]+2288" office:value-type="float" office:value="1478542210173" calcext:value-type="float">
            <text:p>1478542210173</text:p>
          </table:table-cell>
          <table:table-cell table:formula="of:=[.C988]-[.A98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194" calcext:value-type="float">
            <text:p>1478542210194</text:p>
          </table:table-cell>
          <table:table-cell office:value-type="float" office:value="1478542207905" calcext:value-type="float">
            <text:p>1478542207905</text:p>
          </table:table-cell>
          <table:table-cell table:formula="of:=[.B989]+2288" office:value-type="float" office:value="1478542210193" calcext:value-type="float">
            <text:p>1478542210193</text:p>
          </table:table-cell>
          <table:table-cell table:formula="of:=[.C989]-[.A98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214" calcext:value-type="float">
            <text:p>1478542210214</text:p>
          </table:table-cell>
          <table:table-cell office:value-type="float" office:value="1478542207925" calcext:value-type="float">
            <text:p>1478542207925</text:p>
          </table:table-cell>
          <table:table-cell table:formula="of:=[.B990]+2288" office:value-type="float" office:value="1478542210213" calcext:value-type="float">
            <text:p>1478542210213</text:p>
          </table:table-cell>
          <table:table-cell table:formula="of:=[.C990]-[.A99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234" calcext:value-type="float">
            <text:p>1478542210234</text:p>
          </table:table-cell>
          <table:table-cell office:value-type="float" office:value="1478542207946" calcext:value-type="float">
            <text:p>1478542207946</text:p>
          </table:table-cell>
          <table:table-cell table:formula="of:=[.B991]+2288" office:value-type="float" office:value="1478542210234" calcext:value-type="float">
            <text:p>1478542210234</text:p>
          </table:table-cell>
          <table:table-cell table:formula="of:=[.C991]-[.A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253" calcext:value-type="float">
            <text:p>1478542210253</text:p>
          </table:table-cell>
          <table:table-cell office:value-type="float" office:value="1478542207965" calcext:value-type="float">
            <text:p>1478542207965</text:p>
          </table:table-cell>
          <table:table-cell table:formula="of:=[.B992]+2288" office:value-type="float" office:value="1478542210253" calcext:value-type="float">
            <text:p>1478542210253</text:p>
          </table:table-cell>
          <table:table-cell table:formula="of:=[.C992]-[.A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274" calcext:value-type="float">
            <text:p>1478542210274</text:p>
          </table:table-cell>
          <table:table-cell office:value-type="float" office:value="1478542207985" calcext:value-type="float">
            <text:p>1478542207985</text:p>
          </table:table-cell>
          <table:table-cell table:formula="of:=[.B993]+2288" office:value-type="float" office:value="1478542210273" calcext:value-type="float">
            <text:p>1478542210273</text:p>
          </table:table-cell>
          <table:table-cell table:formula="of:=[.C993]-[.A99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293" calcext:value-type="float">
            <text:p>1478542210293</text:p>
          </table:table-cell>
          <table:table-cell office:value-type="float" office:value="1478542208005" calcext:value-type="float">
            <text:p>1478542208005</text:p>
          </table:table-cell>
          <table:table-cell table:formula="of:=[.B994]+2288" office:value-type="float" office:value="1478542210293" calcext:value-type="float">
            <text:p>1478542210293</text:p>
          </table:table-cell>
          <table:table-cell table:formula="of:=[.C994]-[.A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313" calcext:value-type="float">
            <text:p>1478542210313</text:p>
          </table:table-cell>
          <table:table-cell office:value-type="float" office:value="1478542208025" calcext:value-type="float">
            <text:p>1478542208025</text:p>
          </table:table-cell>
          <table:table-cell table:formula="of:=[.B995]+2288" office:value-type="float" office:value="1478542210313" calcext:value-type="float">
            <text:p>1478542210313</text:p>
          </table:table-cell>
          <table:table-cell table:formula="of:=[.C995]-[.A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333" calcext:value-type="float">
            <text:p>1478542210333</text:p>
          </table:table-cell>
          <table:table-cell office:value-type="float" office:value="1478542208047" calcext:value-type="float">
            <text:p>1478542208047</text:p>
          </table:table-cell>
          <table:table-cell table:formula="of:=[.B996]+2288" office:value-type="float" office:value="1478542210335" calcext:value-type="float">
            <text:p>1478542210335</text:p>
          </table:table-cell>
          <table:table-cell table:formula="of:=[.C996]-[.A99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0353" calcext:value-type="float">
            <text:p>1478542210353</text:p>
          </table:table-cell>
          <table:table-cell office:value-type="float" office:value="1478542208065" calcext:value-type="float">
            <text:p>1478542208065</text:p>
          </table:table-cell>
          <table:table-cell table:formula="of:=[.B997]+2288" office:value-type="float" office:value="1478542210353" calcext:value-type="float">
            <text:p>1478542210353</text:p>
          </table:table-cell>
          <table:table-cell table:formula="of:=[.C997]-[.A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373" calcext:value-type="float">
            <text:p>1478542210373</text:p>
          </table:table-cell>
          <table:table-cell office:value-type="float" office:value="1478542208085" calcext:value-type="float">
            <text:p>1478542208085</text:p>
          </table:table-cell>
          <table:table-cell table:formula="of:=[.B998]+2288" office:value-type="float" office:value="1478542210373" calcext:value-type="float">
            <text:p>1478542210373</text:p>
          </table:table-cell>
          <table:table-cell table:formula="of:=[.C998]-[.A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394" calcext:value-type="float">
            <text:p>1478542210394</text:p>
          </table:table-cell>
          <table:table-cell office:value-type="float" office:value="1478542208106" calcext:value-type="float">
            <text:p>1478542208106</text:p>
          </table:table-cell>
          <table:table-cell table:formula="of:=[.B999]+2288" office:value-type="float" office:value="1478542210394" calcext:value-type="float">
            <text:p>1478542210394</text:p>
          </table:table-cell>
          <table:table-cell table:formula="of:=[.C999]-[.A9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412" calcext:value-type="float">
            <text:p>1478542210412</text:p>
          </table:table-cell>
          <table:table-cell office:value-type="float" office:value="1478542208124" calcext:value-type="float">
            <text:p>1478542208124</text:p>
          </table:table-cell>
          <table:table-cell table:formula="of:=[.B1000]+2288" office:value-type="float" office:value="1478542210412" calcext:value-type="float">
            <text:p>1478542210412</text:p>
          </table:table-cell>
          <table:table-cell table:formula="of:=[.C1000]-[.A10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434" calcext:value-type="float">
            <text:p>1478542210434</text:p>
          </table:table-cell>
          <table:table-cell office:value-type="float" office:value="1478542208150" calcext:value-type="float">
            <text:p>1478542208150</text:p>
          </table:table-cell>
          <table:table-cell table:formula="of:=[.B1001]+2288" office:value-type="float" office:value="1478542210438" calcext:value-type="float">
            <text:p>1478542210438</text:p>
          </table:table-cell>
          <table:table-cell table:formula="of:=[.C1001]-[.A10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0453" calcext:value-type="float">
            <text:p>1478542210453</text:p>
          </table:table-cell>
          <table:table-cell office:value-type="float" office:value="1478542208166" calcext:value-type="float">
            <text:p>1478542208166</text:p>
          </table:table-cell>
          <table:table-cell table:formula="of:=[.B1002]+2288" office:value-type="float" office:value="1478542210454" calcext:value-type="float">
            <text:p>1478542210454</text:p>
          </table:table-cell>
          <table:table-cell table:formula="of:=[.C1002]-[.A100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0474" calcext:value-type="float">
            <text:p>1478542210474</text:p>
          </table:table-cell>
          <table:table-cell office:value-type="float" office:value="1478542208189" calcext:value-type="float">
            <text:p>1478542208189</text:p>
          </table:table-cell>
          <table:table-cell table:formula="of:=[.B1003]+2288" office:value-type="float" office:value="1478542210477" calcext:value-type="float">
            <text:p>1478542210477</text:p>
          </table:table-cell>
          <table:table-cell table:formula="of:=[.C1003]-[.A100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0493" calcext:value-type="float">
            <text:p>1478542210493</text:p>
          </table:table-cell>
          <table:table-cell office:value-type="float" office:value="1478542208205" calcext:value-type="float">
            <text:p>1478542208205</text:p>
          </table:table-cell>
          <table:table-cell table:formula="of:=[.B1004]+2288" office:value-type="float" office:value="1478542210493" calcext:value-type="float">
            <text:p>1478542210493</text:p>
          </table:table-cell>
          <table:table-cell table:formula="of:=[.C1004]-[.A10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512" calcext:value-type="float">
            <text:p>1478542210512</text:p>
          </table:table-cell>
          <table:table-cell office:value-type="float" office:value="1478542208224" calcext:value-type="float">
            <text:p>1478542208224</text:p>
          </table:table-cell>
          <table:table-cell table:formula="of:=[.B1005]+2288" office:value-type="float" office:value="1478542210512" calcext:value-type="float">
            <text:p>1478542210512</text:p>
          </table:table-cell>
          <table:table-cell table:formula="of:=[.C1005]-[.A10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533" calcext:value-type="float">
            <text:p>1478542210533</text:p>
          </table:table-cell>
          <table:table-cell office:value-type="float" office:value="1478542208246" calcext:value-type="float">
            <text:p>1478542208246</text:p>
          </table:table-cell>
          <table:table-cell table:formula="of:=[.B1006]+2288" office:value-type="float" office:value="1478542210534" calcext:value-type="float">
            <text:p>1478542210534</text:p>
          </table:table-cell>
          <table:table-cell table:formula="of:=[.C1006]-[.A100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0553" calcext:value-type="float">
            <text:p>1478542210553</text:p>
          </table:table-cell>
          <table:table-cell office:value-type="float" office:value="1478542208265" calcext:value-type="float">
            <text:p>1478542208265</text:p>
          </table:table-cell>
          <table:table-cell table:formula="of:=[.B1007]+2288" office:value-type="float" office:value="1478542210553" calcext:value-type="float">
            <text:p>1478542210553</text:p>
          </table:table-cell>
          <table:table-cell table:formula="of:=[.C1007]-[.A10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573" calcext:value-type="float">
            <text:p>1478542210573</text:p>
          </table:table-cell>
          <table:table-cell office:value-type="float" office:value="1478542208285" calcext:value-type="float">
            <text:p>1478542208285</text:p>
          </table:table-cell>
          <table:table-cell table:formula="of:=[.B1008]+2288" office:value-type="float" office:value="1478542210573" calcext:value-type="float">
            <text:p>1478542210573</text:p>
          </table:table-cell>
          <table:table-cell table:formula="of:=[.C1008]-[.A10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592" calcext:value-type="float">
            <text:p>1478542210592</text:p>
          </table:table-cell>
          <table:table-cell office:value-type="float" office:value="1478542208304" calcext:value-type="float">
            <text:p>1478542208304</text:p>
          </table:table-cell>
          <table:table-cell table:formula="of:=[.B1009]+2288" office:value-type="float" office:value="1478542210592" calcext:value-type="float">
            <text:p>1478542210592</text:p>
          </table:table-cell>
          <table:table-cell table:formula="of:=[.C1009]-[.A10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612" calcext:value-type="float">
            <text:p>1478542210612</text:p>
          </table:table-cell>
          <table:table-cell office:value-type="float" office:value="1478542208324" calcext:value-type="float">
            <text:p>1478542208324</text:p>
          </table:table-cell>
          <table:table-cell table:formula="of:=[.B1010]+2288" office:value-type="float" office:value="1478542210612" calcext:value-type="float">
            <text:p>1478542210612</text:p>
          </table:table-cell>
          <table:table-cell table:formula="of:=[.C1010]-[.A10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633" calcext:value-type="float">
            <text:p>1478542210633</text:p>
          </table:table-cell>
          <table:table-cell office:value-type="float" office:value="1478542208345" calcext:value-type="float">
            <text:p>1478542208345</text:p>
          </table:table-cell>
          <table:table-cell table:formula="of:=[.B1011]+2288" office:value-type="float" office:value="1478542210633" calcext:value-type="float">
            <text:p>1478542210633</text:p>
          </table:table-cell>
          <table:table-cell table:formula="of:=[.C1011]-[.A10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652" calcext:value-type="float">
            <text:p>1478542210652</text:p>
          </table:table-cell>
          <table:table-cell office:value-type="float" office:value="1478542208364" calcext:value-type="float">
            <text:p>1478542208364</text:p>
          </table:table-cell>
          <table:table-cell table:formula="of:=[.B1012]+2288" office:value-type="float" office:value="1478542210652" calcext:value-type="float">
            <text:p>1478542210652</text:p>
          </table:table-cell>
          <table:table-cell table:formula="of:=[.C1012]-[.A10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672" calcext:value-type="float">
            <text:p>1478542210672</text:p>
          </table:table-cell>
          <table:table-cell office:value-type="float" office:value="1478542208384" calcext:value-type="float">
            <text:p>1478542208384</text:p>
          </table:table-cell>
          <table:table-cell table:formula="of:=[.B1013]+2288" office:value-type="float" office:value="1478542210672" calcext:value-type="float">
            <text:p>1478542210672</text:p>
          </table:table-cell>
          <table:table-cell table:formula="of:=[.C1013]-[.A10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692" calcext:value-type="float">
            <text:p>1478542210692</text:p>
          </table:table-cell>
          <table:table-cell office:value-type="float" office:value="1478542208404" calcext:value-type="float">
            <text:p>1478542208404</text:p>
          </table:table-cell>
          <table:table-cell table:formula="of:=[.B1014]+2288" office:value-type="float" office:value="1478542210692" calcext:value-type="float">
            <text:p>1478542210692</text:p>
          </table:table-cell>
          <table:table-cell table:formula="of:=[.C1014]-[.A10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712" calcext:value-type="float">
            <text:p>1478542210712</text:p>
          </table:table-cell>
          <table:table-cell office:value-type="float" office:value="1478542208424" calcext:value-type="float">
            <text:p>1478542208424</text:p>
          </table:table-cell>
          <table:table-cell table:formula="of:=[.B1015]+2288" office:value-type="float" office:value="1478542210712" calcext:value-type="float">
            <text:p>1478542210712</text:p>
          </table:table-cell>
          <table:table-cell table:formula="of:=[.C1015]-[.A10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733" calcext:value-type="float">
            <text:p>1478542210733</text:p>
          </table:table-cell>
          <table:table-cell office:value-type="float" office:value="1478542208445" calcext:value-type="float">
            <text:p>1478542208445</text:p>
          </table:table-cell>
          <table:table-cell table:formula="of:=[.B1016]+2288" office:value-type="float" office:value="1478542210733" calcext:value-type="float">
            <text:p>1478542210733</text:p>
          </table:table-cell>
          <table:table-cell table:formula="of:=[.C1016]-[.A10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752" calcext:value-type="float">
            <text:p>1478542210752</text:p>
          </table:table-cell>
          <table:table-cell office:value-type="float" office:value="1478542208464" calcext:value-type="float">
            <text:p>1478542208464</text:p>
          </table:table-cell>
          <table:table-cell table:formula="of:=[.B1017]+2288" office:value-type="float" office:value="1478542210752" calcext:value-type="float">
            <text:p>1478542210752</text:p>
          </table:table-cell>
          <table:table-cell table:formula="of:=[.C1017]-[.A10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772" calcext:value-type="float">
            <text:p>1478542210772</text:p>
          </table:table-cell>
          <table:table-cell office:value-type="float" office:value="1478542208484" calcext:value-type="float">
            <text:p>1478542208484</text:p>
          </table:table-cell>
          <table:table-cell table:formula="of:=[.B1018]+2288" office:value-type="float" office:value="1478542210772" calcext:value-type="float">
            <text:p>1478542210772</text:p>
          </table:table-cell>
          <table:table-cell table:formula="of:=[.C1018]-[.A10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792" calcext:value-type="float">
            <text:p>1478542210792</text:p>
          </table:table-cell>
          <table:table-cell office:value-type="float" office:value="1478542208504" calcext:value-type="float">
            <text:p>1478542208504</text:p>
          </table:table-cell>
          <table:table-cell table:formula="of:=[.B1019]+2288" office:value-type="float" office:value="1478542210792" calcext:value-type="float">
            <text:p>1478542210792</text:p>
          </table:table-cell>
          <table:table-cell table:formula="of:=[.C1019]-[.A10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812" calcext:value-type="float">
            <text:p>1478542210812</text:p>
          </table:table-cell>
          <table:table-cell office:value-type="float" office:value="1478542208524" calcext:value-type="float">
            <text:p>1478542208524</text:p>
          </table:table-cell>
          <table:table-cell table:formula="of:=[.B1020]+2288" office:value-type="float" office:value="1478542210812" calcext:value-type="float">
            <text:p>1478542210812</text:p>
          </table:table-cell>
          <table:table-cell table:formula="of:=[.C1020]-[.A10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832" calcext:value-type="float">
            <text:p>1478542210832</text:p>
          </table:table-cell>
          <table:table-cell office:value-type="float" office:value="1478542208544" calcext:value-type="float">
            <text:p>1478542208544</text:p>
          </table:table-cell>
          <table:table-cell table:formula="of:=[.B1021]+2288" office:value-type="float" office:value="1478542210832" calcext:value-type="float">
            <text:p>1478542210832</text:p>
          </table:table-cell>
          <table:table-cell table:formula="of:=[.C1021]-[.A10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852" calcext:value-type="float">
            <text:p>1478542210852</text:p>
          </table:table-cell>
          <table:table-cell office:value-type="float" office:value="1478542208564" calcext:value-type="float">
            <text:p>1478542208564</text:p>
          </table:table-cell>
          <table:table-cell table:formula="of:=[.B1022]+2288" office:value-type="float" office:value="1478542210852" calcext:value-type="float">
            <text:p>1478542210852</text:p>
          </table:table-cell>
          <table:table-cell table:formula="of:=[.C1022]-[.A10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872" calcext:value-type="float">
            <text:p>1478542210872</text:p>
          </table:table-cell>
          <table:table-cell office:value-type="float" office:value="1478542208584" calcext:value-type="float">
            <text:p>1478542208584</text:p>
          </table:table-cell>
          <table:table-cell table:formula="of:=[.B1023]+2288" office:value-type="float" office:value="1478542210872" calcext:value-type="float">
            <text:p>1478542210872</text:p>
          </table:table-cell>
          <table:table-cell table:formula="of:=[.C1023]-[.A10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894" calcext:value-type="float">
            <text:p>1478542210894</text:p>
          </table:table-cell>
          <table:table-cell office:value-type="float" office:value="1478542208606" calcext:value-type="float">
            <text:p>1478542208606</text:p>
          </table:table-cell>
          <table:table-cell table:formula="of:=[.B1024]+2288" office:value-type="float" office:value="1478542210894" calcext:value-type="float">
            <text:p>1478542210894</text:p>
          </table:table-cell>
          <table:table-cell table:formula="of:=[.C1024]-[.A10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912" calcext:value-type="float">
            <text:p>1478542210912</text:p>
          </table:table-cell>
          <table:table-cell office:value-type="float" office:value="1478542208624" calcext:value-type="float">
            <text:p>1478542208624</text:p>
          </table:table-cell>
          <table:table-cell table:formula="of:=[.B1025]+2288" office:value-type="float" office:value="1478542210912" calcext:value-type="float">
            <text:p>1478542210912</text:p>
          </table:table-cell>
          <table:table-cell table:formula="of:=[.C1025]-[.A10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932" calcext:value-type="float">
            <text:p>1478542210932</text:p>
          </table:table-cell>
          <table:table-cell office:value-type="float" office:value="1478542208647" calcext:value-type="float">
            <text:p>1478542208647</text:p>
          </table:table-cell>
          <table:table-cell table:formula="of:=[.B1026]+2288" office:value-type="float" office:value="1478542210935" calcext:value-type="float">
            <text:p>1478542210935</text:p>
          </table:table-cell>
          <table:table-cell table:formula="of:=[.C1026]-[.A102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0952" calcext:value-type="float">
            <text:p>1478542210952</text:p>
          </table:table-cell>
          <table:table-cell office:value-type="float" office:value="1478542208664" calcext:value-type="float">
            <text:p>1478542208664</text:p>
          </table:table-cell>
          <table:table-cell table:formula="of:=[.B1027]+2288" office:value-type="float" office:value="1478542210952" calcext:value-type="float">
            <text:p>1478542210952</text:p>
          </table:table-cell>
          <table:table-cell table:formula="of:=[.C1027]-[.A10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0972" calcext:value-type="float">
            <text:p>1478542210972</text:p>
          </table:table-cell>
          <table:table-cell office:value-type="float" office:value="1478542208683" calcext:value-type="float">
            <text:p>1478542208683</text:p>
          </table:table-cell>
          <table:table-cell table:formula="of:=[.B1028]+2288" office:value-type="float" office:value="1478542210971" calcext:value-type="float">
            <text:p>1478542210971</text:p>
          </table:table-cell>
          <table:table-cell table:formula="of:=[.C1028]-[.A102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0992" calcext:value-type="float">
            <text:p>1478542210992</text:p>
          </table:table-cell>
          <table:table-cell office:value-type="float" office:value="1478542208704" calcext:value-type="float">
            <text:p>1478542208704</text:p>
          </table:table-cell>
          <table:table-cell table:formula="of:=[.B1029]+2288" office:value-type="float" office:value="1478542210992" calcext:value-type="float">
            <text:p>1478542210992</text:p>
          </table:table-cell>
          <table:table-cell table:formula="of:=[.C1029]-[.A10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014" calcext:value-type="float">
            <text:p>1478542211014</text:p>
          </table:table-cell>
          <table:table-cell office:value-type="float" office:value="1478542208730" calcext:value-type="float">
            <text:p>1478542208730</text:p>
          </table:table-cell>
          <table:table-cell table:formula="of:=[.B1030]+2288" office:value-type="float" office:value="1478542211018" calcext:value-type="float">
            <text:p>1478542211018</text:p>
          </table:table-cell>
          <table:table-cell table:formula="of:=[.C1030]-[.A10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1033" calcext:value-type="float">
            <text:p>1478542211033</text:p>
          </table:table-cell>
          <table:table-cell office:value-type="float" office:value="1478542208745" calcext:value-type="float">
            <text:p>1478542208745</text:p>
          </table:table-cell>
          <table:table-cell table:formula="of:=[.B1031]+2288" office:value-type="float" office:value="1478542211033" calcext:value-type="float">
            <text:p>1478542211033</text:p>
          </table:table-cell>
          <table:table-cell table:formula="of:=[.C1031]-[.A10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053" calcext:value-type="float">
            <text:p>1478542211053</text:p>
          </table:table-cell>
          <table:table-cell office:value-type="float" office:value="1478542208766" calcext:value-type="float">
            <text:p>1478542208766</text:p>
          </table:table-cell>
          <table:table-cell table:formula="of:=[.B1032]+2288" office:value-type="float" office:value="1478542211054" calcext:value-type="float">
            <text:p>1478542211054</text:p>
          </table:table-cell>
          <table:table-cell table:formula="of:=[.C1032]-[.A103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073" calcext:value-type="float">
            <text:p>1478542211073</text:p>
          </table:table-cell>
          <table:table-cell office:value-type="float" office:value="1478542208785" calcext:value-type="float">
            <text:p>1478542208785</text:p>
          </table:table-cell>
          <table:table-cell table:formula="of:=[.B1033]+2288" office:value-type="float" office:value="1478542211073" calcext:value-type="float">
            <text:p>1478542211073</text:p>
          </table:table-cell>
          <table:table-cell table:formula="of:=[.C1033]-[.A10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093" calcext:value-type="float">
            <text:p>1478542211093</text:p>
          </table:table-cell>
          <table:table-cell office:value-type="float" office:value="1478542208815" calcext:value-type="float">
            <text:p>1478542208815</text:p>
          </table:table-cell>
          <table:table-cell table:formula="of:=[.B1034]+2288" office:value-type="float" office:value="1478542211103" calcext:value-type="float">
            <text:p>1478542211103</text:p>
          </table:table-cell>
          <table:table-cell table:formula="of:=[.C1034]-[.A103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78542211112" calcext:value-type="float">
            <text:p>1478542211112</text:p>
          </table:table-cell>
          <table:table-cell office:value-type="float" office:value="1478542208824" calcext:value-type="float">
            <text:p>1478542208824</text:p>
          </table:table-cell>
          <table:table-cell table:formula="of:=[.B1035]+2288" office:value-type="float" office:value="1478542211112" calcext:value-type="float">
            <text:p>1478542211112</text:p>
          </table:table-cell>
          <table:table-cell table:formula="of:=[.C1035]-[.A10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132" calcext:value-type="float">
            <text:p>1478542211132</text:p>
          </table:table-cell>
          <table:table-cell office:value-type="float" office:value="1478542208843" calcext:value-type="float">
            <text:p>1478542208843</text:p>
          </table:table-cell>
          <table:table-cell table:formula="of:=[.B1036]+2288" office:value-type="float" office:value="1478542211131" calcext:value-type="float">
            <text:p>1478542211131</text:p>
          </table:table-cell>
          <table:table-cell table:formula="of:=[.C1036]-[.A103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1152" calcext:value-type="float">
            <text:p>1478542211152</text:p>
          </table:table-cell>
          <table:table-cell office:value-type="float" office:value="1478542208867" calcext:value-type="float">
            <text:p>1478542208867</text:p>
          </table:table-cell>
          <table:table-cell table:formula="of:=[.B1037]+2288" office:value-type="float" office:value="1478542211155" calcext:value-type="float">
            <text:p>1478542211155</text:p>
          </table:table-cell>
          <table:table-cell table:formula="of:=[.C1037]-[.A103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1172" calcext:value-type="float">
            <text:p>1478542211172</text:p>
          </table:table-cell>
          <table:table-cell office:value-type="float" office:value="1478542208884" calcext:value-type="float">
            <text:p>1478542208884</text:p>
          </table:table-cell>
          <table:table-cell table:formula="of:=[.B1038]+2288" office:value-type="float" office:value="1478542211172" calcext:value-type="float">
            <text:p>1478542211172</text:p>
          </table:table-cell>
          <table:table-cell table:formula="of:=[.C1038]-[.A10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194" calcext:value-type="float">
            <text:p>1478542211194</text:p>
          </table:table-cell>
          <table:table-cell office:value-type="float" office:value="1478542208906" calcext:value-type="float">
            <text:p>1478542208906</text:p>
          </table:table-cell>
          <table:table-cell table:formula="of:=[.B1039]+2288" office:value-type="float" office:value="1478542211194" calcext:value-type="float">
            <text:p>1478542211194</text:p>
          </table:table-cell>
          <table:table-cell table:formula="of:=[.C1039]-[.A10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212" calcext:value-type="float">
            <text:p>1478542211212</text:p>
          </table:table-cell>
          <table:table-cell office:value-type="float" office:value="1478542208924" calcext:value-type="float">
            <text:p>1478542208924</text:p>
          </table:table-cell>
          <table:table-cell table:formula="of:=[.B1040]+2288" office:value-type="float" office:value="1478542211212" calcext:value-type="float">
            <text:p>1478542211212</text:p>
          </table:table-cell>
          <table:table-cell table:formula="of:=[.C1040]-[.A10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232" calcext:value-type="float">
            <text:p>1478542211232</text:p>
          </table:table-cell>
          <table:table-cell office:value-type="float" office:value="1478542208944" calcext:value-type="float">
            <text:p>1478542208944</text:p>
          </table:table-cell>
          <table:table-cell table:formula="of:=[.B1041]+2288" office:value-type="float" office:value="1478542211232" calcext:value-type="float">
            <text:p>1478542211232</text:p>
          </table:table-cell>
          <table:table-cell table:formula="of:=[.C1041]-[.A10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252" calcext:value-type="float">
            <text:p>1478542211252</text:p>
          </table:table-cell>
          <table:table-cell office:value-type="float" office:value="1478542208964" calcext:value-type="float">
            <text:p>1478542208964</text:p>
          </table:table-cell>
          <table:table-cell table:formula="of:=[.B1042]+2288" office:value-type="float" office:value="1478542211252" calcext:value-type="float">
            <text:p>1478542211252</text:p>
          </table:table-cell>
          <table:table-cell table:formula="of:=[.C1042]-[.A10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272" calcext:value-type="float">
            <text:p>1478542211272</text:p>
          </table:table-cell>
          <table:table-cell office:value-type="float" office:value="1478542208984" calcext:value-type="float">
            <text:p>1478542208984</text:p>
          </table:table-cell>
          <table:table-cell table:formula="of:=[.B1043]+2288" office:value-type="float" office:value="1478542211272" calcext:value-type="float">
            <text:p>1478542211272</text:p>
          </table:table-cell>
          <table:table-cell table:formula="of:=[.C1043]-[.A10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292" calcext:value-type="float">
            <text:p>1478542211292</text:p>
          </table:table-cell>
          <table:table-cell office:value-type="float" office:value="1478542209005" calcext:value-type="float">
            <text:p>1478542209005</text:p>
          </table:table-cell>
          <table:table-cell table:formula="of:=[.B1044]+2288" office:value-type="float" office:value="1478542211293" calcext:value-type="float">
            <text:p>1478542211293</text:p>
          </table:table-cell>
          <table:table-cell table:formula="of:=[.C1044]-[.A10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312" calcext:value-type="float">
            <text:p>1478542211312</text:p>
          </table:table-cell>
          <table:table-cell office:value-type="float" office:value="1478542209024" calcext:value-type="float">
            <text:p>1478542209024</text:p>
          </table:table-cell>
          <table:table-cell table:formula="of:=[.B1045]+2288" office:value-type="float" office:value="1478542211312" calcext:value-type="float">
            <text:p>1478542211312</text:p>
          </table:table-cell>
          <table:table-cell table:formula="of:=[.C1045]-[.A10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332" calcext:value-type="float">
            <text:p>1478542211332</text:p>
          </table:table-cell>
          <table:table-cell office:value-type="float" office:value="1478542209044" calcext:value-type="float">
            <text:p>1478542209044</text:p>
          </table:table-cell>
          <table:table-cell table:formula="of:=[.B1046]+2288" office:value-type="float" office:value="1478542211332" calcext:value-type="float">
            <text:p>1478542211332</text:p>
          </table:table-cell>
          <table:table-cell table:formula="of:=[.C1046]-[.A10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352" calcext:value-type="float">
            <text:p>1478542211352</text:p>
          </table:table-cell>
          <table:table-cell office:value-type="float" office:value="1478542209064" calcext:value-type="float">
            <text:p>1478542209064</text:p>
          </table:table-cell>
          <table:table-cell table:formula="of:=[.B1047]+2288" office:value-type="float" office:value="1478542211352" calcext:value-type="float">
            <text:p>1478542211352</text:p>
          </table:table-cell>
          <table:table-cell table:formula="of:=[.C1047]-[.A10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372" calcext:value-type="float">
            <text:p>1478542211372</text:p>
          </table:table-cell>
          <table:table-cell office:value-type="float" office:value="1478542209084" calcext:value-type="float">
            <text:p>1478542209084</text:p>
          </table:table-cell>
          <table:table-cell table:formula="of:=[.B1048]+2288" office:value-type="float" office:value="1478542211372" calcext:value-type="float">
            <text:p>1478542211372</text:p>
          </table:table-cell>
          <table:table-cell table:formula="of:=[.C1048]-[.A10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393" calcext:value-type="float">
            <text:p>1478542211393</text:p>
          </table:table-cell>
          <table:table-cell office:value-type="float" office:value="1478542209106" calcext:value-type="float">
            <text:p>1478542209106</text:p>
          </table:table-cell>
          <table:table-cell table:formula="of:=[.B1049]+2288" office:value-type="float" office:value="1478542211394" calcext:value-type="float">
            <text:p>1478542211394</text:p>
          </table:table-cell>
          <table:table-cell table:formula="of:=[.C1049]-[.A104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412" calcext:value-type="float">
            <text:p>1478542211412</text:p>
          </table:table-cell>
          <table:table-cell office:value-type="float" office:value="1478542209124" calcext:value-type="float">
            <text:p>1478542209124</text:p>
          </table:table-cell>
          <table:table-cell table:formula="of:=[.B1050]+2288" office:value-type="float" office:value="1478542211412" calcext:value-type="float">
            <text:p>1478542211412</text:p>
          </table:table-cell>
          <table:table-cell table:formula="of:=[.C1050]-[.A10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433" calcext:value-type="float">
            <text:p>1478542211433</text:p>
          </table:table-cell>
          <table:table-cell office:value-type="float" office:value="1478542209145" calcext:value-type="float">
            <text:p>1478542209145</text:p>
          </table:table-cell>
          <table:table-cell table:formula="of:=[.B1051]+2288" office:value-type="float" office:value="1478542211433" calcext:value-type="float">
            <text:p>1478542211433</text:p>
          </table:table-cell>
          <table:table-cell table:formula="of:=[.C1051]-[.A10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453" calcext:value-type="float">
            <text:p>1478542211453</text:p>
          </table:table-cell>
          <table:table-cell office:value-type="float" office:value="1478542209166" calcext:value-type="float">
            <text:p>1478542209166</text:p>
          </table:table-cell>
          <table:table-cell table:formula="of:=[.B1052]+2288" office:value-type="float" office:value="1478542211454" calcext:value-type="float">
            <text:p>1478542211454</text:p>
          </table:table-cell>
          <table:table-cell table:formula="of:=[.C1052]-[.A105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471" calcext:value-type="float">
            <text:p>1478542211471</text:p>
          </table:table-cell>
          <table:table-cell office:value-type="float" office:value="1478542209185" calcext:value-type="float">
            <text:p>1478542209185</text:p>
          </table:table-cell>
          <table:table-cell table:formula="of:=[.B1053]+2288" office:value-type="float" office:value="1478542211473" calcext:value-type="float">
            <text:p>1478542211473</text:p>
          </table:table-cell>
          <table:table-cell table:formula="of:=[.C1053]-[.A105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1492" calcext:value-type="float">
            <text:p>1478542211492</text:p>
          </table:table-cell>
          <table:table-cell office:value-type="float" office:value="1478542209204" calcext:value-type="float">
            <text:p>1478542209204</text:p>
          </table:table-cell>
          <table:table-cell table:formula="of:=[.B1054]+2288" office:value-type="float" office:value="1478542211492" calcext:value-type="float">
            <text:p>1478542211492</text:p>
          </table:table-cell>
          <table:table-cell table:formula="of:=[.C1054]-[.A10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519" calcext:value-type="float">
            <text:p>1478542211519</text:p>
          </table:table-cell>
          <table:table-cell office:value-type="float" office:value="1478542209230" calcext:value-type="float">
            <text:p>1478542209230</text:p>
          </table:table-cell>
          <table:table-cell table:formula="of:=[.B1055]+2288" office:value-type="float" office:value="1478542211518" calcext:value-type="float">
            <text:p>1478542211518</text:p>
          </table:table-cell>
          <table:table-cell table:formula="of:=[.C1055]-[.A105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1531" calcext:value-type="float">
            <text:p>1478542211531</text:p>
          </table:table-cell>
          <table:table-cell office:value-type="float" office:value="1478542209249" calcext:value-type="float">
            <text:p>1478542209249</text:p>
          </table:table-cell>
          <table:table-cell table:formula="of:=[.B1056]+2288" office:value-type="float" office:value="1478542211537" calcext:value-type="float">
            <text:p>1478542211537</text:p>
          </table:table-cell>
          <table:table-cell table:formula="of:=[.C1056]-[.A105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11552" calcext:value-type="float">
            <text:p>1478542211552</text:p>
          </table:table-cell>
          <table:table-cell office:value-type="float" office:value="1478542209263" calcext:value-type="float">
            <text:p>1478542209263</text:p>
          </table:table-cell>
          <table:table-cell table:formula="of:=[.B1057]+2288" office:value-type="float" office:value="1478542211551" calcext:value-type="float">
            <text:p>1478542211551</text:p>
          </table:table-cell>
          <table:table-cell table:formula="of:=[.C1057]-[.A105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1571" calcext:value-type="float">
            <text:p>1478542211571</text:p>
          </table:table-cell>
          <table:table-cell office:value-type="float" office:value="1478542209283" calcext:value-type="float">
            <text:p>1478542209283</text:p>
          </table:table-cell>
          <table:table-cell table:formula="of:=[.B1058]+2288" office:value-type="float" office:value="1478542211571" calcext:value-type="float">
            <text:p>1478542211571</text:p>
          </table:table-cell>
          <table:table-cell table:formula="of:=[.C1058]-[.A10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591" calcext:value-type="float">
            <text:p>1478542211591</text:p>
          </table:table-cell>
          <table:table-cell office:value-type="float" office:value="1478542209303" calcext:value-type="float">
            <text:p>1478542209303</text:p>
          </table:table-cell>
          <table:table-cell table:formula="of:=[.B1059]+2288" office:value-type="float" office:value="1478542211591" calcext:value-type="float">
            <text:p>1478542211591</text:p>
          </table:table-cell>
          <table:table-cell table:formula="of:=[.C1059]-[.A10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611" calcext:value-type="float">
            <text:p>1478542211611</text:p>
          </table:table-cell>
          <table:table-cell office:value-type="float" office:value="1478542209323" calcext:value-type="float">
            <text:p>1478542209323</text:p>
          </table:table-cell>
          <table:table-cell table:formula="of:=[.B1060]+2288" office:value-type="float" office:value="1478542211611" calcext:value-type="float">
            <text:p>1478542211611</text:p>
          </table:table-cell>
          <table:table-cell table:formula="of:=[.C1060]-[.A10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631" calcext:value-type="float">
            <text:p>1478542211631</text:p>
          </table:table-cell>
          <table:table-cell office:value-type="float" office:value="1478542209342" calcext:value-type="float">
            <text:p>1478542209342</text:p>
          </table:table-cell>
          <table:table-cell table:formula="of:=[.B1061]+2288" office:value-type="float" office:value="1478542211630" calcext:value-type="float">
            <text:p>1478542211630</text:p>
          </table:table-cell>
          <table:table-cell table:formula="of:=[.C1061]-[.A106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1651" calcext:value-type="float">
            <text:p>1478542211651</text:p>
          </table:table-cell>
          <table:table-cell office:value-type="float" office:value="1478542209365" calcext:value-type="float">
            <text:p>1478542209365</text:p>
          </table:table-cell>
          <table:table-cell table:formula="of:=[.B1062]+2288" office:value-type="float" office:value="1478542211653" calcext:value-type="float">
            <text:p>1478542211653</text:p>
          </table:table-cell>
          <table:table-cell table:formula="of:=[.C1062]-[.A106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1672" calcext:value-type="float">
            <text:p>1478542211672</text:p>
          </table:table-cell>
          <table:table-cell office:value-type="float" office:value="1478542209385" calcext:value-type="float">
            <text:p>1478542209385</text:p>
          </table:table-cell>
          <table:table-cell table:formula="of:=[.B1063]+2288" office:value-type="float" office:value="1478542211673" calcext:value-type="float">
            <text:p>1478542211673</text:p>
          </table:table-cell>
          <table:table-cell table:formula="of:=[.C1063]-[.A10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691" calcext:value-type="float">
            <text:p>1478542211691</text:p>
          </table:table-cell>
          <table:table-cell office:value-type="float" office:value="1478542209404" calcext:value-type="float">
            <text:p>1478542209404</text:p>
          </table:table-cell>
          <table:table-cell table:formula="of:=[.B1064]+2288" office:value-type="float" office:value="1478542211692" calcext:value-type="float">
            <text:p>1478542211692</text:p>
          </table:table-cell>
          <table:table-cell table:formula="of:=[.C1064]-[.A10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711" calcext:value-type="float">
            <text:p>1478542211711</text:p>
          </table:table-cell>
          <table:table-cell office:value-type="float" office:value="1478542209424" calcext:value-type="float">
            <text:p>1478542209424</text:p>
          </table:table-cell>
          <table:table-cell table:formula="of:=[.B1065]+2288" office:value-type="float" office:value="1478542211712" calcext:value-type="float">
            <text:p>1478542211712</text:p>
          </table:table-cell>
          <table:table-cell table:formula="of:=[.C1065]-[.A10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731" calcext:value-type="float">
            <text:p>1478542211731</text:p>
          </table:table-cell>
          <table:table-cell office:value-type="float" office:value="1478542209444" calcext:value-type="float">
            <text:p>1478542209444</text:p>
          </table:table-cell>
          <table:table-cell table:formula="of:=[.B1066]+2288" office:value-type="float" office:value="1478542211732" calcext:value-type="float">
            <text:p>1478542211732</text:p>
          </table:table-cell>
          <table:table-cell table:formula="of:=[.C1066]-[.A10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751" calcext:value-type="float">
            <text:p>1478542211751</text:p>
          </table:table-cell>
          <table:table-cell office:value-type="float" office:value="1478542209466" calcext:value-type="float">
            <text:p>1478542209466</text:p>
          </table:table-cell>
          <table:table-cell table:formula="of:=[.B1067]+2288" office:value-type="float" office:value="1478542211754" calcext:value-type="float">
            <text:p>1478542211754</text:p>
          </table:table-cell>
          <table:table-cell table:formula="of:=[.C1067]-[.A106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1771" calcext:value-type="float">
            <text:p>1478542211771</text:p>
          </table:table-cell>
          <table:table-cell office:value-type="float" office:value="1478542209484" calcext:value-type="float">
            <text:p>1478542209484</text:p>
          </table:table-cell>
          <table:table-cell table:formula="of:=[.B1068]+2288" office:value-type="float" office:value="1478542211772" calcext:value-type="float">
            <text:p>1478542211772</text:p>
          </table:table-cell>
          <table:table-cell table:formula="of:=[.C1068]-[.A106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791" calcext:value-type="float">
            <text:p>1478542211791</text:p>
          </table:table-cell>
          <table:table-cell office:value-type="float" office:value="1478542209504" calcext:value-type="float">
            <text:p>1478542209504</text:p>
          </table:table-cell>
          <table:table-cell table:formula="of:=[.B1069]+2288" office:value-type="float" office:value="1478542211792" calcext:value-type="float">
            <text:p>1478542211792</text:p>
          </table:table-cell>
          <table:table-cell table:formula="of:=[.C1069]-[.A106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811" calcext:value-type="float">
            <text:p>1478542211811</text:p>
          </table:table-cell>
          <table:table-cell office:value-type="float" office:value="1478542209524" calcext:value-type="float">
            <text:p>1478542209524</text:p>
          </table:table-cell>
          <table:table-cell table:formula="of:=[.B1070]+2288" office:value-type="float" office:value="1478542211812" calcext:value-type="float">
            <text:p>1478542211812</text:p>
          </table:table-cell>
          <table:table-cell table:formula="of:=[.C1070]-[.A107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1831" calcext:value-type="float">
            <text:p>1478542211831</text:p>
          </table:table-cell>
          <table:table-cell office:value-type="float" office:value="1478542209543" calcext:value-type="float">
            <text:p>1478542209543</text:p>
          </table:table-cell>
          <table:table-cell table:formula="of:=[.B1071]+2288" office:value-type="float" office:value="1478542211831" calcext:value-type="float">
            <text:p>1478542211831</text:p>
          </table:table-cell>
          <table:table-cell table:formula="of:=[.C1071]-[.A10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851" calcext:value-type="float">
            <text:p>1478542211851</text:p>
          </table:table-cell>
          <table:table-cell office:value-type="float" office:value="1478542209563" calcext:value-type="float">
            <text:p>1478542209563</text:p>
          </table:table-cell>
          <table:table-cell table:formula="of:=[.B1072]+2288" office:value-type="float" office:value="1478542211851" calcext:value-type="float">
            <text:p>1478542211851</text:p>
          </table:table-cell>
          <table:table-cell table:formula="of:=[.C1072]-[.A10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873" calcext:value-type="float">
            <text:p>1478542211873</text:p>
          </table:table-cell>
          <table:table-cell office:value-type="float" office:value="1478542209589" calcext:value-type="float">
            <text:p>1478542209589</text:p>
          </table:table-cell>
          <table:table-cell table:formula="of:=[.B1073]+2288" office:value-type="float" office:value="1478542211877" calcext:value-type="float">
            <text:p>1478542211877</text:p>
          </table:table-cell>
          <table:table-cell table:formula="of:=[.C1073]-[.A107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1892" calcext:value-type="float">
            <text:p>1478542211892</text:p>
          </table:table-cell>
          <table:table-cell office:value-type="float" office:value="1478542209606" calcext:value-type="float">
            <text:p>1478542209606</text:p>
          </table:table-cell>
          <table:table-cell table:formula="of:=[.B1074]+2288" office:value-type="float" office:value="1478542211894" calcext:value-type="float">
            <text:p>1478542211894</text:p>
          </table:table-cell>
          <table:table-cell table:formula="of:=[.C1074]-[.A10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1912" calcext:value-type="float">
            <text:p>1478542211912</text:p>
          </table:table-cell>
          <table:table-cell office:value-type="float" office:value="1478542209624" calcext:value-type="float">
            <text:p>1478542209624</text:p>
          </table:table-cell>
          <table:table-cell table:formula="of:=[.B1075]+2288" office:value-type="float" office:value="1478542211912" calcext:value-type="float">
            <text:p>1478542211912</text:p>
          </table:table-cell>
          <table:table-cell table:formula="of:=[.C1075]-[.A10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932" calcext:value-type="float">
            <text:p>1478542211932</text:p>
          </table:table-cell>
          <table:table-cell office:value-type="float" office:value="1478542209644" calcext:value-type="float">
            <text:p>1478542209644</text:p>
          </table:table-cell>
          <table:table-cell table:formula="of:=[.B1076]+2288" office:value-type="float" office:value="1478542211932" calcext:value-type="float">
            <text:p>1478542211932</text:p>
          </table:table-cell>
          <table:table-cell table:formula="of:=[.C1076]-[.A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952" calcext:value-type="float">
            <text:p>1478542211952</text:p>
          </table:table-cell>
          <table:table-cell office:value-type="float" office:value="1478542209664" calcext:value-type="float">
            <text:p>1478542209664</text:p>
          </table:table-cell>
          <table:table-cell table:formula="of:=[.B1077]+2288" office:value-type="float" office:value="1478542211952" calcext:value-type="float">
            <text:p>1478542211952</text:p>
          </table:table-cell>
          <table:table-cell table:formula="of:=[.C1077]-[.A10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1972" calcext:value-type="float">
            <text:p>1478542211972</text:p>
          </table:table-cell>
          <table:table-cell office:value-type="float" office:value="1478542209686" calcext:value-type="float">
            <text:p>1478542209686</text:p>
          </table:table-cell>
          <table:table-cell table:formula="of:=[.B1078]+2288" office:value-type="float" office:value="1478542211974" calcext:value-type="float">
            <text:p>1478542211974</text:p>
          </table:table-cell>
          <table:table-cell table:formula="of:=[.C1078]-[.A107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1993" calcext:value-type="float">
            <text:p>1478542211993</text:p>
          </table:table-cell>
          <table:table-cell office:value-type="float" office:value="1478542209708" calcext:value-type="float">
            <text:p>1478542209708</text:p>
          </table:table-cell>
          <table:table-cell table:formula="of:=[.B1079]+2288" office:value-type="float" office:value="1478542211996" calcext:value-type="float">
            <text:p>1478542211996</text:p>
          </table:table-cell>
          <table:table-cell table:formula="of:=[.C1079]-[.A107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2011" calcext:value-type="float">
            <text:p>1478542212011</text:p>
          </table:table-cell>
          <table:table-cell office:value-type="float" office:value="1478542209725" calcext:value-type="float">
            <text:p>1478542209725</text:p>
          </table:table-cell>
          <table:table-cell table:formula="of:=[.B1080]+2288" office:value-type="float" office:value="1478542212013" calcext:value-type="float">
            <text:p>1478542212013</text:p>
          </table:table-cell>
          <table:table-cell table:formula="of:=[.C1080]-[.A108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2032" calcext:value-type="float">
            <text:p>1478542212032</text:p>
          </table:table-cell>
          <table:table-cell office:value-type="float" office:value="1478542209745" calcext:value-type="float">
            <text:p>1478542209745</text:p>
          </table:table-cell>
          <table:table-cell table:formula="of:=[.B1081]+2288" office:value-type="float" office:value="1478542212033" calcext:value-type="float">
            <text:p>1478542212033</text:p>
          </table:table-cell>
          <table:table-cell table:formula="of:=[.C1081]-[.A108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052" calcext:value-type="float">
            <text:p>1478542212052</text:p>
          </table:table-cell>
          <table:table-cell office:value-type="float" office:value="1478542209764" calcext:value-type="float">
            <text:p>1478542209764</text:p>
          </table:table-cell>
          <table:table-cell table:formula="of:=[.B1082]+2288" office:value-type="float" office:value="1478542212052" calcext:value-type="float">
            <text:p>1478542212052</text:p>
          </table:table-cell>
          <table:table-cell table:formula="of:=[.C1082]-[.A10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072" calcext:value-type="float">
            <text:p>1478542212072</text:p>
          </table:table-cell>
          <table:table-cell office:value-type="float" office:value="1478542209784" calcext:value-type="float">
            <text:p>1478542209784</text:p>
          </table:table-cell>
          <table:table-cell table:formula="of:=[.B1083]+2288" office:value-type="float" office:value="1478542212072" calcext:value-type="float">
            <text:p>1478542212072</text:p>
          </table:table-cell>
          <table:table-cell table:formula="of:=[.C1083]-[.A10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092" calcext:value-type="float">
            <text:p>1478542212092</text:p>
          </table:table-cell>
          <table:table-cell office:value-type="float" office:value="1478542209804" calcext:value-type="float">
            <text:p>1478542209804</text:p>
          </table:table-cell>
          <table:table-cell table:formula="of:=[.B1084]+2288" office:value-type="float" office:value="1478542212092" calcext:value-type="float">
            <text:p>1478542212092</text:p>
          </table:table-cell>
          <table:table-cell table:formula="of:=[.C1084]-[.A10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111" calcext:value-type="float">
            <text:p>1478542212111</text:p>
          </table:table-cell>
          <table:table-cell office:value-type="float" office:value="1478542209824" calcext:value-type="float">
            <text:p>1478542209824</text:p>
          </table:table-cell>
          <table:table-cell table:formula="of:=[.B1085]+2288" office:value-type="float" office:value="1478542212112" calcext:value-type="float">
            <text:p>1478542212112</text:p>
          </table:table-cell>
          <table:table-cell table:formula="of:=[.C1085]-[.A108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132" calcext:value-type="float">
            <text:p>1478542212132</text:p>
          </table:table-cell>
          <table:table-cell office:value-type="float" office:value="1478542209844" calcext:value-type="float">
            <text:p>1478542209844</text:p>
          </table:table-cell>
          <table:table-cell table:formula="of:=[.B1086]+2288" office:value-type="float" office:value="1478542212132" calcext:value-type="float">
            <text:p>1478542212132</text:p>
          </table:table-cell>
          <table:table-cell table:formula="of:=[.C1086]-[.A10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151" calcext:value-type="float">
            <text:p>1478542212151</text:p>
          </table:table-cell>
          <table:table-cell office:value-type="float" office:value="1478542209864" calcext:value-type="float">
            <text:p>1478542209864</text:p>
          </table:table-cell>
          <table:table-cell table:formula="of:=[.B1087]+2288" office:value-type="float" office:value="1478542212152" calcext:value-type="float">
            <text:p>1478542212152</text:p>
          </table:table-cell>
          <table:table-cell table:formula="of:=[.C1087]-[.A108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172" calcext:value-type="float">
            <text:p>1478542212172</text:p>
          </table:table-cell>
          <table:table-cell office:value-type="float" office:value="1478542209884" calcext:value-type="float">
            <text:p>1478542209884</text:p>
          </table:table-cell>
          <table:table-cell table:formula="of:=[.B1088]+2288" office:value-type="float" office:value="1478542212172" calcext:value-type="float">
            <text:p>1478542212172</text:p>
          </table:table-cell>
          <table:table-cell table:formula="of:=[.C1088]-[.A10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191" calcext:value-type="float">
            <text:p>1478542212191</text:p>
          </table:table-cell>
          <table:table-cell office:value-type="float" office:value="1478542209903" calcext:value-type="float">
            <text:p>1478542209903</text:p>
          </table:table-cell>
          <table:table-cell table:formula="of:=[.B1089]+2288" office:value-type="float" office:value="1478542212191" calcext:value-type="float">
            <text:p>1478542212191</text:p>
          </table:table-cell>
          <table:table-cell table:formula="of:=[.C1089]-[.A10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212" calcext:value-type="float">
            <text:p>1478542212212</text:p>
          </table:table-cell>
          <table:table-cell office:value-type="float" office:value="1478542209928" calcext:value-type="float">
            <text:p>1478542209928</text:p>
          </table:table-cell>
          <table:table-cell table:formula="of:=[.B1090]+2288" office:value-type="float" office:value="1478542212216" calcext:value-type="float">
            <text:p>1478542212216</text:p>
          </table:table-cell>
          <table:table-cell table:formula="of:=[.C1090]-[.A109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2232" calcext:value-type="float">
            <text:p>1478542212232</text:p>
          </table:table-cell>
          <table:table-cell office:value-type="float" office:value="1478542209957" calcext:value-type="float">
            <text:p>1478542209957</text:p>
          </table:table-cell>
          <table:table-cell table:formula="of:=[.B1091]+2288" office:value-type="float" office:value="1478542212245" calcext:value-type="float">
            <text:p>1478542212245</text:p>
          </table:table-cell>
          <table:table-cell table:formula="of:=[.C1091]-[.A109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78542212251" calcext:value-type="float">
            <text:p>1478542212251</text:p>
          </table:table-cell>
          <table:table-cell office:value-type="float" office:value="1478542209964" calcext:value-type="float">
            <text:p>1478542209964</text:p>
          </table:table-cell>
          <table:table-cell table:formula="of:=[.B1092]+2288" office:value-type="float" office:value="1478542212252" calcext:value-type="float">
            <text:p>1478542212252</text:p>
          </table:table-cell>
          <table:table-cell table:formula="of:=[.C1092]-[.A109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271" calcext:value-type="float">
            <text:p>1478542212271</text:p>
          </table:table-cell>
          <table:table-cell office:value-type="float" office:value="1478542209983" calcext:value-type="float">
            <text:p>1478542209983</text:p>
          </table:table-cell>
          <table:table-cell table:formula="of:=[.B1093]+2288" office:value-type="float" office:value="1478542212271" calcext:value-type="float">
            <text:p>1478542212271</text:p>
          </table:table-cell>
          <table:table-cell table:formula="of:=[.C1093]-[.A10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291" calcext:value-type="float">
            <text:p>1478542212291</text:p>
          </table:table-cell>
          <table:table-cell office:value-type="float" office:value="1478542210003" calcext:value-type="float">
            <text:p>1478542210003</text:p>
          </table:table-cell>
          <table:table-cell table:formula="of:=[.B1094]+2288" office:value-type="float" office:value="1478542212291" calcext:value-type="float">
            <text:p>1478542212291</text:p>
          </table:table-cell>
          <table:table-cell table:formula="of:=[.C1094]-[.A10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311" calcext:value-type="float">
            <text:p>1478542212311</text:p>
          </table:table-cell>
          <table:table-cell office:value-type="float" office:value="1478542210023" calcext:value-type="float">
            <text:p>1478542210023</text:p>
          </table:table-cell>
          <table:table-cell table:formula="of:=[.B1095]+2288" office:value-type="float" office:value="1478542212311" calcext:value-type="float">
            <text:p>1478542212311</text:p>
          </table:table-cell>
          <table:table-cell table:formula="of:=[.C1095]-[.A10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332" calcext:value-type="float">
            <text:p>1478542212332</text:p>
          </table:table-cell>
          <table:table-cell office:value-type="float" office:value="1478542210045" calcext:value-type="float">
            <text:p>1478542210045</text:p>
          </table:table-cell>
          <table:table-cell table:formula="of:=[.B1096]+2288" office:value-type="float" office:value="1478542212333" calcext:value-type="float">
            <text:p>1478542212333</text:p>
          </table:table-cell>
          <table:table-cell table:formula="of:=[.C1096]-[.A109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352" calcext:value-type="float">
            <text:p>1478542212352</text:p>
          </table:table-cell>
          <table:table-cell office:value-type="float" office:value="1478542210064" calcext:value-type="float">
            <text:p>1478542210064</text:p>
          </table:table-cell>
          <table:table-cell table:formula="of:=[.B1097]+2288" office:value-type="float" office:value="1478542212352" calcext:value-type="float">
            <text:p>1478542212352</text:p>
          </table:table-cell>
          <table:table-cell table:formula="of:=[.C1097]-[.A10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371" calcext:value-type="float">
            <text:p>1478542212371</text:p>
          </table:table-cell>
          <table:table-cell office:value-type="float" office:value="1478542210083" calcext:value-type="float">
            <text:p>1478542210083</text:p>
          </table:table-cell>
          <table:table-cell table:formula="of:=[.B1098]+2288" office:value-type="float" office:value="1478542212371" calcext:value-type="float">
            <text:p>1478542212371</text:p>
          </table:table-cell>
          <table:table-cell table:formula="of:=[.C1098]-[.A10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391" calcext:value-type="float">
            <text:p>1478542212391</text:p>
          </table:table-cell>
          <table:table-cell office:value-type="float" office:value="1478542210104" calcext:value-type="float">
            <text:p>1478542210104</text:p>
          </table:table-cell>
          <table:table-cell table:formula="of:=[.B1099]+2288" office:value-type="float" office:value="1478542212392" calcext:value-type="float">
            <text:p>1478542212392</text:p>
          </table:table-cell>
          <table:table-cell table:formula="of:=[.C1099]-[.A10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411" calcext:value-type="float">
            <text:p>1478542212411</text:p>
          </table:table-cell>
          <table:table-cell office:value-type="float" office:value="1478542210127" calcext:value-type="float">
            <text:p>1478542210127</text:p>
          </table:table-cell>
          <table:table-cell table:formula="of:=[.B1100]+2288" office:value-type="float" office:value="1478542212415" calcext:value-type="float">
            <text:p>1478542212415</text:p>
          </table:table-cell>
          <table:table-cell table:formula="of:=[.C1100]-[.A1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2431" calcext:value-type="float">
            <text:p>1478542212431</text:p>
          </table:table-cell>
          <table:table-cell office:value-type="float" office:value="1478542210147" calcext:value-type="float">
            <text:p>1478542210147</text:p>
          </table:table-cell>
          <table:table-cell table:formula="of:=[.B1101]+2288" office:value-type="float" office:value="1478542212435" calcext:value-type="float">
            <text:p>1478542212435</text:p>
          </table:table-cell>
          <table:table-cell table:formula="of:=[.C1101]-[.A1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2450" calcext:value-type="float">
            <text:p>1478542212450</text:p>
          </table:table-cell>
          <table:table-cell office:value-type="float" office:value="1478542210163" calcext:value-type="float">
            <text:p>1478542210163</text:p>
          </table:table-cell>
          <table:table-cell table:formula="of:=[.B1102]+2288" office:value-type="float" office:value="1478542212451" calcext:value-type="float">
            <text:p>1478542212451</text:p>
          </table:table-cell>
          <table:table-cell table:formula="of:=[.C1102]-[.A110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471" calcext:value-type="float">
            <text:p>1478542212471</text:p>
          </table:table-cell>
          <table:table-cell office:value-type="float" office:value="1478542210183" calcext:value-type="float">
            <text:p>1478542210183</text:p>
          </table:table-cell>
          <table:table-cell table:formula="of:=[.B1103]+2288" office:value-type="float" office:value="1478542212471" calcext:value-type="float">
            <text:p>1478542212471</text:p>
          </table:table-cell>
          <table:table-cell table:formula="of:=[.C1103]-[.A1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490" calcext:value-type="float">
            <text:p>1478542212490</text:p>
          </table:table-cell>
          <table:table-cell office:value-type="float" office:value="1478542210203" calcext:value-type="float">
            <text:p>1478542210203</text:p>
          </table:table-cell>
          <table:table-cell table:formula="of:=[.B1104]+2288" office:value-type="float" office:value="1478542212491" calcext:value-type="float">
            <text:p>1478542212491</text:p>
          </table:table-cell>
          <table:table-cell table:formula="of:=[.C1104]-[.A110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511" calcext:value-type="float">
            <text:p>1478542212511</text:p>
          </table:table-cell>
          <table:table-cell office:value-type="float" office:value="1478542210223" calcext:value-type="float">
            <text:p>1478542210223</text:p>
          </table:table-cell>
          <table:table-cell table:formula="of:=[.B1105]+2288" office:value-type="float" office:value="1478542212511" calcext:value-type="float">
            <text:p>1478542212511</text:p>
          </table:table-cell>
          <table:table-cell table:formula="of:=[.C1105]-[.A1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531" calcext:value-type="float">
            <text:p>1478542212531</text:p>
          </table:table-cell>
          <table:table-cell office:value-type="float" office:value="1478542210243" calcext:value-type="float">
            <text:p>1478542210243</text:p>
          </table:table-cell>
          <table:table-cell table:formula="of:=[.B1106]+2288" office:value-type="float" office:value="1478542212531" calcext:value-type="float">
            <text:p>1478542212531</text:p>
          </table:table-cell>
          <table:table-cell table:formula="of:=[.C1106]-[.A1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550" calcext:value-type="float">
            <text:p>1478542212550</text:p>
          </table:table-cell>
          <table:table-cell office:value-type="float" office:value="1478542210263" calcext:value-type="float">
            <text:p>1478542210263</text:p>
          </table:table-cell>
          <table:table-cell table:formula="of:=[.B1107]+2288" office:value-type="float" office:value="1478542212551" calcext:value-type="float">
            <text:p>1478542212551</text:p>
          </table:table-cell>
          <table:table-cell table:formula="of:=[.C1107]-[.A110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571" calcext:value-type="float">
            <text:p>1478542212571</text:p>
          </table:table-cell>
          <table:table-cell office:value-type="float" office:value="1478542210284" calcext:value-type="float">
            <text:p>1478542210284</text:p>
          </table:table-cell>
          <table:table-cell table:formula="of:=[.B1108]+2288" office:value-type="float" office:value="1478542212572" calcext:value-type="float">
            <text:p>1478542212572</text:p>
          </table:table-cell>
          <table:table-cell table:formula="of:=[.C1108]-[.A110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591" calcext:value-type="float">
            <text:p>1478542212591</text:p>
          </table:table-cell>
          <table:table-cell office:value-type="float" office:value="1478542210307" calcext:value-type="float">
            <text:p>1478542210307</text:p>
          </table:table-cell>
          <table:table-cell table:formula="of:=[.B1109]+2288" office:value-type="float" office:value="1478542212595" calcext:value-type="float">
            <text:p>1478542212595</text:p>
          </table:table-cell>
          <table:table-cell table:formula="of:=[.C1109]-[.A1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2612" calcext:value-type="float">
            <text:p>1478542212612</text:p>
          </table:table-cell>
          <table:table-cell office:value-type="float" office:value="1478542210324" calcext:value-type="float">
            <text:p>1478542210324</text:p>
          </table:table-cell>
          <table:table-cell table:formula="of:=[.B1110]+2288" office:value-type="float" office:value="1478542212612" calcext:value-type="float">
            <text:p>1478542212612</text:p>
          </table:table-cell>
          <table:table-cell table:formula="of:=[.C1110]-[.A1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631" calcext:value-type="float">
            <text:p>1478542212631</text:p>
          </table:table-cell>
          <table:table-cell office:value-type="float" office:value="1478542210343" calcext:value-type="float">
            <text:p>1478542210343</text:p>
          </table:table-cell>
          <table:table-cell table:formula="of:=[.B1111]+2288" office:value-type="float" office:value="1478542212631" calcext:value-type="float">
            <text:p>1478542212631</text:p>
          </table:table-cell>
          <table:table-cell table:formula="of:=[.C1111]-[.A1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650" calcext:value-type="float">
            <text:p>1478542212650</text:p>
          </table:table-cell>
          <table:table-cell office:value-type="float" office:value="1478542210363" calcext:value-type="float">
            <text:p>1478542210363</text:p>
          </table:table-cell>
          <table:table-cell table:formula="of:=[.B1112]+2288" office:value-type="float" office:value="1478542212651" calcext:value-type="float">
            <text:p>1478542212651</text:p>
          </table:table-cell>
          <table:table-cell table:formula="of:=[.C1112]-[.A11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671" calcext:value-type="float">
            <text:p>1478542212671</text:p>
          </table:table-cell>
          <table:table-cell office:value-type="float" office:value="1478542210383" calcext:value-type="float">
            <text:p>1478542210383</text:p>
          </table:table-cell>
          <table:table-cell table:formula="of:=[.B1113]+2288" office:value-type="float" office:value="1478542212671" calcext:value-type="float">
            <text:p>1478542212671</text:p>
          </table:table-cell>
          <table:table-cell table:formula="of:=[.C1113]-[.A1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691" calcext:value-type="float">
            <text:p>1478542212691</text:p>
          </table:table-cell>
          <table:table-cell office:value-type="float" office:value="1478542210405" calcext:value-type="float">
            <text:p>1478542210405</text:p>
          </table:table-cell>
          <table:table-cell table:formula="of:=[.B1114]+2288" office:value-type="float" office:value="1478542212693" calcext:value-type="float">
            <text:p>1478542212693</text:p>
          </table:table-cell>
          <table:table-cell table:formula="of:=[.C1114]-[.A111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2710" calcext:value-type="float">
            <text:p>1478542212710</text:p>
          </table:table-cell>
          <table:table-cell office:value-type="float" office:value="1478542210423" calcext:value-type="float">
            <text:p>1478542210423</text:p>
          </table:table-cell>
          <table:table-cell table:formula="of:=[.B1115]+2288" office:value-type="float" office:value="1478542212711" calcext:value-type="float">
            <text:p>1478542212711</text:p>
          </table:table-cell>
          <table:table-cell table:formula="of:=[.C1115]-[.A11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730" calcext:value-type="float">
            <text:p>1478542212730</text:p>
          </table:table-cell>
          <table:table-cell office:value-type="float" office:value="1478542210448" calcext:value-type="float">
            <text:p>1478542210448</text:p>
          </table:table-cell>
          <table:table-cell table:formula="of:=[.B1116]+2288" office:value-type="float" office:value="1478542212736" calcext:value-type="float">
            <text:p>1478542212736</text:p>
          </table:table-cell>
          <table:table-cell table:formula="of:=[.C1116]-[.A111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12750" calcext:value-type="float">
            <text:p>1478542212750</text:p>
          </table:table-cell>
          <table:table-cell office:value-type="float" office:value="1478542210463" calcext:value-type="float">
            <text:p>1478542210463</text:p>
          </table:table-cell>
          <table:table-cell table:formula="of:=[.B1117]+2288" office:value-type="float" office:value="1478542212751" calcext:value-type="float">
            <text:p>1478542212751</text:p>
          </table:table-cell>
          <table:table-cell table:formula="of:=[.C1117]-[.A11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771" calcext:value-type="float">
            <text:p>1478542212771</text:p>
          </table:table-cell>
          <table:table-cell office:value-type="float" office:value="1478542210482" calcext:value-type="float">
            <text:p>1478542210482</text:p>
          </table:table-cell>
          <table:table-cell table:formula="of:=[.B1118]+2288" office:value-type="float" office:value="1478542212770" calcext:value-type="float">
            <text:p>1478542212770</text:p>
          </table:table-cell>
          <table:table-cell table:formula="of:=[.C1118]-[.A111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2792" calcext:value-type="float">
            <text:p>1478542212792</text:p>
          </table:table-cell>
          <table:table-cell office:value-type="float" office:value="1478542210507" calcext:value-type="float">
            <text:p>1478542210507</text:p>
          </table:table-cell>
          <table:table-cell table:formula="of:=[.B1119]+2288" office:value-type="float" office:value="1478542212795" calcext:value-type="float">
            <text:p>1478542212795</text:p>
          </table:table-cell>
          <table:table-cell table:formula="of:=[.C1119]-[.A111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2810" calcext:value-type="float">
            <text:p>1478542212810</text:p>
          </table:table-cell>
          <table:table-cell office:value-type="float" office:value="1478542210522" calcext:value-type="float">
            <text:p>1478542210522</text:p>
          </table:table-cell>
          <table:table-cell table:formula="of:=[.B1120]+2288" office:value-type="float" office:value="1478542212810" calcext:value-type="float">
            <text:p>1478542212810</text:p>
          </table:table-cell>
          <table:table-cell table:formula="of:=[.C1120]-[.A1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830" calcext:value-type="float">
            <text:p>1478542212830</text:p>
          </table:table-cell>
          <table:table-cell office:value-type="float" office:value="1478542210542" calcext:value-type="float">
            <text:p>1478542210542</text:p>
          </table:table-cell>
          <table:table-cell table:formula="of:=[.B1121]+2288" office:value-type="float" office:value="1478542212830" calcext:value-type="float">
            <text:p>1478542212830</text:p>
          </table:table-cell>
          <table:table-cell table:formula="of:=[.C1121]-[.A1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850" calcext:value-type="float">
            <text:p>1478542212850</text:p>
          </table:table-cell>
          <table:table-cell office:value-type="float" office:value="1478542210562" calcext:value-type="float">
            <text:p>1478542210562</text:p>
          </table:table-cell>
          <table:table-cell table:formula="of:=[.B1122]+2288" office:value-type="float" office:value="1478542212850" calcext:value-type="float">
            <text:p>1478542212850</text:p>
          </table:table-cell>
          <table:table-cell table:formula="of:=[.C1122]-[.A1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870" calcext:value-type="float">
            <text:p>1478542212870</text:p>
          </table:table-cell>
          <table:table-cell office:value-type="float" office:value="1478542210582" calcext:value-type="float">
            <text:p>1478542210582</text:p>
          </table:table-cell>
          <table:table-cell table:formula="of:=[.B1123]+2288" office:value-type="float" office:value="1478542212870" calcext:value-type="float">
            <text:p>1478542212870</text:p>
          </table:table-cell>
          <table:table-cell table:formula="of:=[.C1123]-[.A1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891" calcext:value-type="float">
            <text:p>1478542212891</text:p>
          </table:table-cell>
          <table:table-cell office:value-type="float" office:value="1478542210607" calcext:value-type="float">
            <text:p>1478542210607</text:p>
          </table:table-cell>
          <table:table-cell table:formula="of:=[.B1124]+2288" office:value-type="float" office:value="1478542212895" calcext:value-type="float">
            <text:p>1478542212895</text:p>
          </table:table-cell>
          <table:table-cell table:formula="of:=[.C1124]-[.A1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2911" calcext:value-type="float">
            <text:p>1478542212911</text:p>
          </table:table-cell>
          <table:table-cell office:value-type="float" office:value="1478542210623" calcext:value-type="float">
            <text:p>1478542210623</text:p>
          </table:table-cell>
          <table:table-cell table:formula="of:=[.B1125]+2288" office:value-type="float" office:value="1478542212911" calcext:value-type="float">
            <text:p>1478542212911</text:p>
          </table:table-cell>
          <table:table-cell table:formula="of:=[.C1125]-[.A1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931" calcext:value-type="float">
            <text:p>1478542212931</text:p>
          </table:table-cell>
          <table:table-cell office:value-type="float" office:value="1478542210646" calcext:value-type="float">
            <text:p>1478542210646</text:p>
          </table:table-cell>
          <table:table-cell table:formula="of:=[.B1126]+2288" office:value-type="float" office:value="1478542212934" calcext:value-type="float">
            <text:p>1478542212934</text:p>
          </table:table-cell>
          <table:table-cell table:formula="of:=[.C1126]-[.A112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2951" calcext:value-type="float">
            <text:p>1478542212951</text:p>
          </table:table-cell>
          <table:table-cell office:value-type="float" office:value="1478542210664" calcext:value-type="float">
            <text:p>1478542210664</text:p>
          </table:table-cell>
          <table:table-cell table:formula="of:=[.B1127]+2288" office:value-type="float" office:value="1478542212952" calcext:value-type="float">
            <text:p>1478542212952</text:p>
          </table:table-cell>
          <table:table-cell table:formula="of:=[.C1127]-[.A11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2971" calcext:value-type="float">
            <text:p>1478542212971</text:p>
          </table:table-cell>
          <table:table-cell office:value-type="float" office:value="1478542210683" calcext:value-type="float">
            <text:p>1478542210683</text:p>
          </table:table-cell>
          <table:table-cell table:formula="of:=[.B1128]+2288" office:value-type="float" office:value="1478542212971" calcext:value-type="float">
            <text:p>1478542212971</text:p>
          </table:table-cell>
          <table:table-cell table:formula="of:=[.C1128]-[.A1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2990" calcext:value-type="float">
            <text:p>1478542212990</text:p>
          </table:table-cell>
          <table:table-cell office:value-type="float" office:value="1478542210702" calcext:value-type="float">
            <text:p>1478542210702</text:p>
          </table:table-cell>
          <table:table-cell table:formula="of:=[.B1129]+2288" office:value-type="float" office:value="1478542212990" calcext:value-type="float">
            <text:p>1478542212990</text:p>
          </table:table-cell>
          <table:table-cell table:formula="of:=[.C1129]-[.A1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011" calcext:value-type="float">
            <text:p>1478542213011</text:p>
          </table:table-cell>
          <table:table-cell office:value-type="float" office:value="1478542210723" calcext:value-type="float">
            <text:p>1478542210723</text:p>
          </table:table-cell>
          <table:table-cell table:formula="of:=[.B1130]+2288" office:value-type="float" office:value="1478542213011" calcext:value-type="float">
            <text:p>1478542213011</text:p>
          </table:table-cell>
          <table:table-cell table:formula="of:=[.C1130]-[.A1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030" calcext:value-type="float">
            <text:p>1478542213030</text:p>
          </table:table-cell>
          <table:table-cell office:value-type="float" office:value="1478542210741" calcext:value-type="float">
            <text:p>1478542210741</text:p>
          </table:table-cell>
          <table:table-cell table:formula="of:=[.B1131]+2288" office:value-type="float" office:value="1478542213029" calcext:value-type="float">
            <text:p>1478542213029</text:p>
          </table:table-cell>
          <table:table-cell table:formula="of:=[.C1131]-[.A113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3050" calcext:value-type="float">
            <text:p>1478542213050</text:p>
          </table:table-cell>
          <table:table-cell office:value-type="float" office:value="1478542210763" calcext:value-type="float">
            <text:p>1478542210763</text:p>
          </table:table-cell>
          <table:table-cell table:formula="of:=[.B1132]+2288" office:value-type="float" office:value="1478542213051" calcext:value-type="float">
            <text:p>1478542213051</text:p>
          </table:table-cell>
          <table:table-cell table:formula="of:=[.C1132]-[.A113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3070" calcext:value-type="float">
            <text:p>1478542213070</text:p>
          </table:table-cell>
          <table:table-cell office:value-type="float" office:value="1478542210782" calcext:value-type="float">
            <text:p>1478542210782</text:p>
          </table:table-cell>
          <table:table-cell table:formula="of:=[.B1133]+2288" office:value-type="float" office:value="1478542213070" calcext:value-type="float">
            <text:p>1478542213070</text:p>
          </table:table-cell>
          <table:table-cell table:formula="of:=[.C1133]-[.A1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090" calcext:value-type="float">
            <text:p>1478542213090</text:p>
          </table:table-cell>
          <table:table-cell office:value-type="float" office:value="1478542210802" calcext:value-type="float">
            <text:p>1478542210802</text:p>
          </table:table-cell>
          <table:table-cell table:formula="of:=[.B1134]+2288" office:value-type="float" office:value="1478542213090" calcext:value-type="float">
            <text:p>1478542213090</text:p>
          </table:table-cell>
          <table:table-cell table:formula="of:=[.C1134]-[.A11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110" calcext:value-type="float">
            <text:p>1478542213110</text:p>
          </table:table-cell>
          <table:table-cell office:value-type="float" office:value="1478542210823" calcext:value-type="float">
            <text:p>1478542210823</text:p>
          </table:table-cell>
          <table:table-cell table:formula="of:=[.B1135]+2288" office:value-type="float" office:value="1478542213111" calcext:value-type="float">
            <text:p>1478542213111</text:p>
          </table:table-cell>
          <table:table-cell table:formula="of:=[.C1135]-[.A113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3132" calcext:value-type="float">
            <text:p>1478542213132</text:p>
          </table:table-cell>
          <table:table-cell office:value-type="float" office:value="1478542210848" calcext:value-type="float">
            <text:p>1478542210848</text:p>
          </table:table-cell>
          <table:table-cell table:formula="of:=[.B1136]+2288" office:value-type="float" office:value="1478542213136" calcext:value-type="float">
            <text:p>1478542213136</text:p>
          </table:table-cell>
          <table:table-cell table:formula="of:=[.C1136]-[.A1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3151" calcext:value-type="float">
            <text:p>1478542213151</text:p>
          </table:table-cell>
          <table:table-cell office:value-type="float" office:value="1478542210863" calcext:value-type="float">
            <text:p>1478542210863</text:p>
          </table:table-cell>
          <table:table-cell table:formula="of:=[.B1137]+2288" office:value-type="float" office:value="1478542213151" calcext:value-type="float">
            <text:p>1478542213151</text:p>
          </table:table-cell>
          <table:table-cell table:formula="of:=[.C1137]-[.A1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171" calcext:value-type="float">
            <text:p>1478542213171</text:p>
          </table:table-cell>
          <table:table-cell office:value-type="float" office:value="1478542210883" calcext:value-type="float">
            <text:p>1478542210883</text:p>
          </table:table-cell>
          <table:table-cell table:formula="of:=[.B1138]+2288" office:value-type="float" office:value="1478542213171" calcext:value-type="float">
            <text:p>1478542213171</text:p>
          </table:table-cell>
          <table:table-cell table:formula="of:=[.C1138]-[.A1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191" calcext:value-type="float">
            <text:p>1478542213191</text:p>
          </table:table-cell>
          <table:table-cell office:value-type="float" office:value="1478542210903" calcext:value-type="float">
            <text:p>1478542210903</text:p>
          </table:table-cell>
          <table:table-cell table:formula="of:=[.B1139]+2288" office:value-type="float" office:value="1478542213191" calcext:value-type="float">
            <text:p>1478542213191</text:p>
          </table:table-cell>
          <table:table-cell table:formula="of:=[.C1139]-[.A1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212" calcext:value-type="float">
            <text:p>1478542213212</text:p>
          </table:table-cell>
          <table:table-cell office:value-type="float" office:value="1478542210927" calcext:value-type="float">
            <text:p>1478542210927</text:p>
          </table:table-cell>
          <table:table-cell table:formula="of:=[.B1140]+2288" office:value-type="float" office:value="1478542213215" calcext:value-type="float">
            <text:p>1478542213215</text:p>
          </table:table-cell>
          <table:table-cell table:formula="of:=[.C1140]-[.A114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3230" calcext:value-type="float">
            <text:p>1478542213230</text:p>
          </table:table-cell>
          <table:table-cell office:value-type="float" office:value="1478542210942" calcext:value-type="float">
            <text:p>1478542210942</text:p>
          </table:table-cell>
          <table:table-cell table:formula="of:=[.B1141]+2288" office:value-type="float" office:value="1478542213230" calcext:value-type="float">
            <text:p>1478542213230</text:p>
          </table:table-cell>
          <table:table-cell table:formula="of:=[.C1141]-[.A1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250" calcext:value-type="float">
            <text:p>1478542213250</text:p>
          </table:table-cell>
          <table:table-cell office:value-type="float" office:value="1478542210966" calcext:value-type="float">
            <text:p>1478542210966</text:p>
          </table:table-cell>
          <table:table-cell table:formula="of:=[.B1142]+2288" office:value-type="float" office:value="1478542213254" calcext:value-type="float">
            <text:p>1478542213254</text:p>
          </table:table-cell>
          <table:table-cell table:formula="of:=[.C1142]-[.A1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3270" calcext:value-type="float">
            <text:p>1478542213270</text:p>
          </table:table-cell>
          <table:table-cell office:value-type="float" office:value="1478542210983" calcext:value-type="float">
            <text:p>1478542210983</text:p>
          </table:table-cell>
          <table:table-cell table:formula="of:=[.B1143]+2288" office:value-type="float" office:value="1478542213271" calcext:value-type="float">
            <text:p>1478542213271</text:p>
          </table:table-cell>
          <table:table-cell table:formula="of:=[.C1143]-[.A11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3290" calcext:value-type="float">
            <text:p>1478542213290</text:p>
          </table:table-cell>
          <table:table-cell office:value-type="float" office:value="1478542211002" calcext:value-type="float">
            <text:p>1478542211002</text:p>
          </table:table-cell>
          <table:table-cell table:formula="of:=[.B1144]+2288" office:value-type="float" office:value="1478542213290" calcext:value-type="float">
            <text:p>1478542213290</text:p>
          </table:table-cell>
          <table:table-cell table:formula="of:=[.C1144]-[.A11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310" calcext:value-type="float">
            <text:p>1478542213310</text:p>
          </table:table-cell>
          <table:table-cell office:value-type="float" office:value="1478542211022" calcext:value-type="float">
            <text:p>1478542211022</text:p>
          </table:table-cell>
          <table:table-cell table:formula="of:=[.B1145]+2288" office:value-type="float" office:value="1478542213310" calcext:value-type="float">
            <text:p>1478542213310</text:p>
          </table:table-cell>
          <table:table-cell table:formula="of:=[.C1145]-[.A1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333" calcext:value-type="float">
            <text:p>1478542213333</text:p>
          </table:table-cell>
          <table:table-cell office:value-type="float" office:value="1478542211048" calcext:value-type="float">
            <text:p>1478542211048</text:p>
          </table:table-cell>
          <table:table-cell table:formula="of:=[.B1146]+2288" office:value-type="float" office:value="1478542213336" calcext:value-type="float">
            <text:p>1478542213336</text:p>
          </table:table-cell>
          <table:table-cell table:formula="of:=[.C1146]-[.A114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3355" calcext:value-type="float">
            <text:p>1478542213355</text:p>
          </table:table-cell>
          <table:table-cell office:value-type="float" office:value="1478542211069" calcext:value-type="float">
            <text:p>1478542211069</text:p>
          </table:table-cell>
          <table:table-cell table:formula="of:=[.B1147]+2288" office:value-type="float" office:value="1478542213357" calcext:value-type="float">
            <text:p>1478542213357</text:p>
          </table:table-cell>
          <table:table-cell table:formula="of:=[.C1147]-[.A114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3370" calcext:value-type="float">
            <text:p>1478542213370</text:p>
          </table:table-cell>
          <table:table-cell office:value-type="float" office:value="1478542211083" calcext:value-type="float">
            <text:p>1478542211083</text:p>
          </table:table-cell>
          <table:table-cell table:formula="of:=[.B1148]+2288" office:value-type="float" office:value="1478542213371" calcext:value-type="float">
            <text:p>1478542213371</text:p>
          </table:table-cell>
          <table:table-cell table:formula="of:=[.C1148]-[.A11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3390" calcext:value-type="float">
            <text:p>1478542213390</text:p>
          </table:table-cell>
          <table:table-cell office:value-type="float" office:value="1478542211104" calcext:value-type="float">
            <text:p>1478542211104</text:p>
          </table:table-cell>
          <table:table-cell table:formula="of:=[.B1149]+2288" office:value-type="float" office:value="1478542213392" calcext:value-type="float">
            <text:p>1478542213392</text:p>
          </table:table-cell>
          <table:table-cell table:formula="of:=[.C1149]-[.A114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3410" calcext:value-type="float">
            <text:p>1478542213410</text:p>
          </table:table-cell>
          <table:table-cell office:value-type="float" office:value="1478542211121" calcext:value-type="float">
            <text:p>1478542211121</text:p>
          </table:table-cell>
          <table:table-cell table:formula="of:=[.B1150]+2288" office:value-type="float" office:value="1478542213409" calcext:value-type="float">
            <text:p>1478542213409</text:p>
          </table:table-cell>
          <table:table-cell table:formula="of:=[.C1150]-[.A115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3430" calcext:value-type="float">
            <text:p>1478542213430</text:p>
          </table:table-cell>
          <table:table-cell office:value-type="float" office:value="1478542211142" calcext:value-type="float">
            <text:p>1478542211142</text:p>
          </table:table-cell>
          <table:table-cell table:formula="of:=[.B1151]+2288" office:value-type="float" office:value="1478542213430" calcext:value-type="float">
            <text:p>1478542213430</text:p>
          </table:table-cell>
          <table:table-cell table:formula="of:=[.C1151]-[.A1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450" calcext:value-type="float">
            <text:p>1478542213450</text:p>
          </table:table-cell>
          <table:table-cell office:value-type="float" office:value="1478542211162" calcext:value-type="float">
            <text:p>1478542211162</text:p>
          </table:table-cell>
          <table:table-cell table:formula="of:=[.B1152]+2288" office:value-type="float" office:value="1478542213450" calcext:value-type="float">
            <text:p>1478542213450</text:p>
          </table:table-cell>
          <table:table-cell table:formula="of:=[.C1152]-[.A1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470" calcext:value-type="float">
            <text:p>1478542213470</text:p>
          </table:table-cell>
          <table:table-cell office:value-type="float" office:value="1478542211182" calcext:value-type="float">
            <text:p>1478542211182</text:p>
          </table:table-cell>
          <table:table-cell table:formula="of:=[.B1153]+2288" office:value-type="float" office:value="1478542213470" calcext:value-type="float">
            <text:p>1478542213470</text:p>
          </table:table-cell>
          <table:table-cell table:formula="of:=[.C1153]-[.A1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490" calcext:value-type="float">
            <text:p>1478542213490</text:p>
          </table:table-cell>
          <table:table-cell office:value-type="float" office:value="1478542211202" calcext:value-type="float">
            <text:p>1478542211202</text:p>
          </table:table-cell>
          <table:table-cell table:formula="of:=[.B1154]+2288" office:value-type="float" office:value="1478542213490" calcext:value-type="float">
            <text:p>1478542213490</text:p>
          </table:table-cell>
          <table:table-cell table:formula="of:=[.C1154]-[.A1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510" calcext:value-type="float">
            <text:p>1478542213510</text:p>
          </table:table-cell>
          <table:table-cell office:value-type="float" office:value="1478542211222" calcext:value-type="float">
            <text:p>1478542211222</text:p>
          </table:table-cell>
          <table:table-cell table:formula="of:=[.B1155]+2288" office:value-type="float" office:value="1478542213510" calcext:value-type="float">
            <text:p>1478542213510</text:p>
          </table:table-cell>
          <table:table-cell table:formula="of:=[.C1155]-[.A1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530" calcext:value-type="float">
            <text:p>1478542213530</text:p>
          </table:table-cell>
          <table:table-cell office:value-type="float" office:value="1478542211241" calcext:value-type="float">
            <text:p>1478542211241</text:p>
          </table:table-cell>
          <table:table-cell table:formula="of:=[.B1156]+2288" office:value-type="float" office:value="1478542213529" calcext:value-type="float">
            <text:p>1478542213529</text:p>
          </table:table-cell>
          <table:table-cell table:formula="of:=[.C1156]-[.A115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3550" calcext:value-type="float">
            <text:p>1478542213550</text:p>
          </table:table-cell>
          <table:table-cell office:value-type="float" office:value="1478542211262" calcext:value-type="float">
            <text:p>1478542211262</text:p>
          </table:table-cell>
          <table:table-cell table:formula="of:=[.B1157]+2288" office:value-type="float" office:value="1478542213550" calcext:value-type="float">
            <text:p>1478542213550</text:p>
          </table:table-cell>
          <table:table-cell table:formula="of:=[.C1157]-[.A1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570" calcext:value-type="float">
            <text:p>1478542213570</text:p>
          </table:table-cell>
          <table:table-cell office:value-type="float" office:value="1478542211282" calcext:value-type="float">
            <text:p>1478542211282</text:p>
          </table:table-cell>
          <table:table-cell table:formula="of:=[.B1158]+2288" office:value-type="float" office:value="1478542213570" calcext:value-type="float">
            <text:p>1478542213570</text:p>
          </table:table-cell>
          <table:table-cell table:formula="of:=[.C1158]-[.A1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589" calcext:value-type="float">
            <text:p>1478542213589</text:p>
          </table:table-cell>
          <table:table-cell office:value-type="float" office:value="1478542211301" calcext:value-type="float">
            <text:p>1478542211301</text:p>
          </table:table-cell>
          <table:table-cell table:formula="of:=[.B1159]+2288" office:value-type="float" office:value="1478542213589" calcext:value-type="float">
            <text:p>1478542213589</text:p>
          </table:table-cell>
          <table:table-cell table:formula="of:=[.C1159]-[.A1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610" calcext:value-type="float">
            <text:p>1478542213610</text:p>
          </table:table-cell>
          <table:table-cell office:value-type="float" office:value="1478542211321" calcext:value-type="float">
            <text:p>1478542211321</text:p>
          </table:table-cell>
          <table:table-cell table:formula="of:=[.B1160]+2288" office:value-type="float" office:value="1478542213609" calcext:value-type="float">
            <text:p>1478542213609</text:p>
          </table:table-cell>
          <table:table-cell table:formula="of:=[.C1160]-[.A116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3629" calcext:value-type="float">
            <text:p>1478542213629</text:p>
          </table:table-cell>
          <table:table-cell office:value-type="float" office:value="1478542211341" calcext:value-type="float">
            <text:p>1478542211341</text:p>
          </table:table-cell>
          <table:table-cell table:formula="of:=[.B1161]+2288" office:value-type="float" office:value="1478542213629" calcext:value-type="float">
            <text:p>1478542213629</text:p>
          </table:table-cell>
          <table:table-cell table:formula="of:=[.C1161]-[.A1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649" calcext:value-type="float">
            <text:p>1478542213649</text:p>
          </table:table-cell>
          <table:table-cell office:value-type="float" office:value="1478542211361" calcext:value-type="float">
            <text:p>1478542211361</text:p>
          </table:table-cell>
          <table:table-cell table:formula="of:=[.B1162]+2288" office:value-type="float" office:value="1478542213649" calcext:value-type="float">
            <text:p>1478542213649</text:p>
          </table:table-cell>
          <table:table-cell table:formula="of:=[.C1162]-[.A11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669" calcext:value-type="float">
            <text:p>1478542213669</text:p>
          </table:table-cell>
          <table:table-cell office:value-type="float" office:value="1478542211381" calcext:value-type="float">
            <text:p>1478542211381</text:p>
          </table:table-cell>
          <table:table-cell table:formula="of:=[.B1163]+2288" office:value-type="float" office:value="1478542213669" calcext:value-type="float">
            <text:p>1478542213669</text:p>
          </table:table-cell>
          <table:table-cell table:formula="of:=[.C1163]-[.A1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689" calcext:value-type="float">
            <text:p>1478542213689</text:p>
          </table:table-cell>
          <table:table-cell office:value-type="float" office:value="1478542211401" calcext:value-type="float">
            <text:p>1478542211401</text:p>
          </table:table-cell>
          <table:table-cell table:formula="of:=[.B1164]+2288" office:value-type="float" office:value="1478542213689" calcext:value-type="float">
            <text:p>1478542213689</text:p>
          </table:table-cell>
          <table:table-cell table:formula="of:=[.C1164]-[.A1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710" calcext:value-type="float">
            <text:p>1478542213710</text:p>
          </table:table-cell>
          <table:table-cell office:value-type="float" office:value="1478542211422" calcext:value-type="float">
            <text:p>1478542211422</text:p>
          </table:table-cell>
          <table:table-cell table:formula="of:=[.B1165]+2288" office:value-type="float" office:value="1478542213710" calcext:value-type="float">
            <text:p>1478542213710</text:p>
          </table:table-cell>
          <table:table-cell table:formula="of:=[.C1165]-[.A11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730" calcext:value-type="float">
            <text:p>1478542213730</text:p>
          </table:table-cell>
          <table:table-cell office:value-type="float" office:value="1478542211442" calcext:value-type="float">
            <text:p>1478542211442</text:p>
          </table:table-cell>
          <table:table-cell table:formula="of:=[.B1166]+2288" office:value-type="float" office:value="1478542213730" calcext:value-type="float">
            <text:p>1478542213730</text:p>
          </table:table-cell>
          <table:table-cell table:formula="of:=[.C1166]-[.A1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750" calcext:value-type="float">
            <text:p>1478542213750</text:p>
          </table:table-cell>
          <table:table-cell office:value-type="float" office:value="1478542211462" calcext:value-type="float">
            <text:p>1478542211462</text:p>
          </table:table-cell>
          <table:table-cell table:formula="of:=[.B1167]+2288" office:value-type="float" office:value="1478542213750" calcext:value-type="float">
            <text:p>1478542213750</text:p>
          </table:table-cell>
          <table:table-cell table:formula="of:=[.C1167]-[.A1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770" calcext:value-type="float">
            <text:p>1478542213770</text:p>
          </table:table-cell>
          <table:table-cell office:value-type="float" office:value="1478542211482" calcext:value-type="float">
            <text:p>1478542211482</text:p>
          </table:table-cell>
          <table:table-cell table:formula="of:=[.B1168]+2288" office:value-type="float" office:value="1478542213770" calcext:value-type="float">
            <text:p>1478542213770</text:p>
          </table:table-cell>
          <table:table-cell table:formula="of:=[.C1168]-[.A1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790" calcext:value-type="float">
            <text:p>1478542213790</text:p>
          </table:table-cell>
          <table:table-cell office:value-type="float" office:value="1478542211502" calcext:value-type="float">
            <text:p>1478542211502</text:p>
          </table:table-cell>
          <table:table-cell table:formula="of:=[.B1169]+2288" office:value-type="float" office:value="1478542213790" calcext:value-type="float">
            <text:p>1478542213790</text:p>
          </table:table-cell>
          <table:table-cell table:formula="of:=[.C1169]-[.A11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810" calcext:value-type="float">
            <text:p>1478542213810</text:p>
          </table:table-cell>
          <table:table-cell office:value-type="float" office:value="1478542211522" calcext:value-type="float">
            <text:p>1478542211522</text:p>
          </table:table-cell>
          <table:table-cell table:formula="of:=[.B1170]+2288" office:value-type="float" office:value="1478542213810" calcext:value-type="float">
            <text:p>1478542213810</text:p>
          </table:table-cell>
          <table:table-cell table:formula="of:=[.C1170]-[.A11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834" calcext:value-type="float">
            <text:p>1478542213834</text:p>
          </table:table-cell>
          <table:table-cell office:value-type="float" office:value="1478542211547" calcext:value-type="float">
            <text:p>1478542211547</text:p>
          </table:table-cell>
          <table:table-cell table:formula="of:=[.B1171]+2288" office:value-type="float" office:value="1478542213835" calcext:value-type="float">
            <text:p>1478542213835</text:p>
          </table:table-cell>
          <table:table-cell table:formula="of:=[.C1171]-[.A11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3850" calcext:value-type="float">
            <text:p>1478542213850</text:p>
          </table:table-cell>
          <table:table-cell office:value-type="float" office:value="1478542211562" calcext:value-type="float">
            <text:p>1478542211562</text:p>
          </table:table-cell>
          <table:table-cell table:formula="of:=[.B1172]+2288" office:value-type="float" office:value="1478542213850" calcext:value-type="float">
            <text:p>1478542213850</text:p>
          </table:table-cell>
          <table:table-cell table:formula="of:=[.C1172]-[.A1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872" calcext:value-type="float">
            <text:p>1478542213872</text:p>
          </table:table-cell>
          <table:table-cell office:value-type="float" office:value="1478542211584" calcext:value-type="float">
            <text:p>1478542211584</text:p>
          </table:table-cell>
          <table:table-cell table:formula="of:=[.B1173]+2288" office:value-type="float" office:value="1478542213872" calcext:value-type="float">
            <text:p>1478542213872</text:p>
          </table:table-cell>
          <table:table-cell table:formula="of:=[.C1173]-[.A11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889" calcext:value-type="float">
            <text:p>1478542213889</text:p>
          </table:table-cell>
          <table:table-cell office:value-type="float" office:value="1478542211601" calcext:value-type="float">
            <text:p>1478542211601</text:p>
          </table:table-cell>
          <table:table-cell table:formula="of:=[.B1174]+2288" office:value-type="float" office:value="1478542213889" calcext:value-type="float">
            <text:p>1478542213889</text:p>
          </table:table-cell>
          <table:table-cell table:formula="of:=[.C1174]-[.A11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909" calcext:value-type="float">
            <text:p>1478542213909</text:p>
          </table:table-cell>
          <table:table-cell office:value-type="float" office:value="1478542211621" calcext:value-type="float">
            <text:p>1478542211621</text:p>
          </table:table-cell>
          <table:table-cell table:formula="of:=[.B1175]+2288" office:value-type="float" office:value="1478542213909" calcext:value-type="float">
            <text:p>1478542213909</text:p>
          </table:table-cell>
          <table:table-cell table:formula="of:=[.C1175]-[.A1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929" calcext:value-type="float">
            <text:p>1478542213929</text:p>
          </table:table-cell>
          <table:table-cell office:value-type="float" office:value="1478542211641" calcext:value-type="float">
            <text:p>1478542211641</text:p>
          </table:table-cell>
          <table:table-cell table:formula="of:=[.B1176]+2288" office:value-type="float" office:value="1478542213929" calcext:value-type="float">
            <text:p>1478542213929</text:p>
          </table:table-cell>
          <table:table-cell table:formula="of:=[.C1176]-[.A1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949" calcext:value-type="float">
            <text:p>1478542213949</text:p>
          </table:table-cell>
          <table:table-cell office:value-type="float" office:value="1478542211660" calcext:value-type="float">
            <text:p>1478542211660</text:p>
          </table:table-cell>
          <table:table-cell table:formula="of:=[.B1177]+2288" office:value-type="float" office:value="1478542213948" calcext:value-type="float">
            <text:p>1478542213948</text:p>
          </table:table-cell>
          <table:table-cell table:formula="of:=[.C1177]-[.A117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3969" calcext:value-type="float">
            <text:p>1478542213969</text:p>
          </table:table-cell>
          <table:table-cell office:value-type="float" office:value="1478542211681" calcext:value-type="float">
            <text:p>1478542211681</text:p>
          </table:table-cell>
          <table:table-cell table:formula="of:=[.B1178]+2288" office:value-type="float" office:value="1478542213969" calcext:value-type="float">
            <text:p>1478542213969</text:p>
          </table:table-cell>
          <table:table-cell table:formula="of:=[.C1178]-[.A1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3989" calcext:value-type="float">
            <text:p>1478542213989</text:p>
          </table:table-cell>
          <table:table-cell office:value-type="float" office:value="1478542211701" calcext:value-type="float">
            <text:p>1478542211701</text:p>
          </table:table-cell>
          <table:table-cell table:formula="of:=[.B1179]+2288" office:value-type="float" office:value="1478542213989" calcext:value-type="float">
            <text:p>1478542213989</text:p>
          </table:table-cell>
          <table:table-cell table:formula="of:=[.C1179]-[.A1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009" calcext:value-type="float">
            <text:p>1478542214009</text:p>
          </table:table-cell>
          <table:table-cell office:value-type="float" office:value="1478542211721" calcext:value-type="float">
            <text:p>1478542211721</text:p>
          </table:table-cell>
          <table:table-cell table:formula="of:=[.B1180]+2288" office:value-type="float" office:value="1478542214009" calcext:value-type="float">
            <text:p>1478542214009</text:p>
          </table:table-cell>
          <table:table-cell table:formula="of:=[.C1180]-[.A1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029" calcext:value-type="float">
            <text:p>1478542214029</text:p>
          </table:table-cell>
          <table:table-cell office:value-type="float" office:value="1478542211741" calcext:value-type="float">
            <text:p>1478542211741</text:p>
          </table:table-cell>
          <table:table-cell table:formula="of:=[.B1181]+2288" office:value-type="float" office:value="1478542214029" calcext:value-type="float">
            <text:p>1478542214029</text:p>
          </table:table-cell>
          <table:table-cell table:formula="of:=[.C1181]-[.A1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049" calcext:value-type="float">
            <text:p>1478542214049</text:p>
          </table:table-cell>
          <table:table-cell office:value-type="float" office:value="1478542211761" calcext:value-type="float">
            <text:p>1478542211761</text:p>
          </table:table-cell>
          <table:table-cell table:formula="of:=[.B1182]+2288" office:value-type="float" office:value="1478542214049" calcext:value-type="float">
            <text:p>1478542214049</text:p>
          </table:table-cell>
          <table:table-cell table:formula="of:=[.C1182]-[.A1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069" calcext:value-type="float">
            <text:p>1478542214069</text:p>
          </table:table-cell>
          <table:table-cell office:value-type="float" office:value="1478542211780" calcext:value-type="float">
            <text:p>1478542211780</text:p>
          </table:table-cell>
          <table:table-cell table:formula="of:=[.B1183]+2288" office:value-type="float" office:value="1478542214068" calcext:value-type="float">
            <text:p>1478542214068</text:p>
          </table:table-cell>
          <table:table-cell table:formula="of:=[.C1183]-[.A118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089" calcext:value-type="float">
            <text:p>1478542214089</text:p>
          </table:table-cell>
          <table:table-cell office:value-type="float" office:value="1478542211801" calcext:value-type="float">
            <text:p>1478542211801</text:p>
          </table:table-cell>
          <table:table-cell table:formula="of:=[.B1184]+2288" office:value-type="float" office:value="1478542214089" calcext:value-type="float">
            <text:p>1478542214089</text:p>
          </table:table-cell>
          <table:table-cell table:formula="of:=[.C1184]-[.A1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109" calcext:value-type="float">
            <text:p>1478542214109</text:p>
          </table:table-cell>
          <table:table-cell office:value-type="float" office:value="1478542211821" calcext:value-type="float">
            <text:p>1478542211821</text:p>
          </table:table-cell>
          <table:table-cell table:formula="of:=[.B1185]+2288" office:value-type="float" office:value="1478542214109" calcext:value-type="float">
            <text:p>1478542214109</text:p>
          </table:table-cell>
          <table:table-cell table:formula="of:=[.C1185]-[.A1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129" calcext:value-type="float">
            <text:p>1478542214129</text:p>
          </table:table-cell>
          <table:table-cell office:value-type="float" office:value="1478542211845" calcext:value-type="float">
            <text:p>1478542211845</text:p>
          </table:table-cell>
          <table:table-cell table:formula="of:=[.B1186]+2288" office:value-type="float" office:value="1478542214133" calcext:value-type="float">
            <text:p>1478542214133</text:p>
          </table:table-cell>
          <table:table-cell table:formula="of:=[.C1186]-[.A118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4149" calcext:value-type="float">
            <text:p>1478542214149</text:p>
          </table:table-cell>
          <table:table-cell office:value-type="float" office:value="1478542211862" calcext:value-type="float">
            <text:p>1478542211862</text:p>
          </table:table-cell>
          <table:table-cell table:formula="of:=[.B1187]+2288" office:value-type="float" office:value="1478542214150" calcext:value-type="float">
            <text:p>1478542214150</text:p>
          </table:table-cell>
          <table:table-cell table:formula="of:=[.C1187]-[.A118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169" calcext:value-type="float">
            <text:p>1478542214169</text:p>
          </table:table-cell>
          <table:table-cell office:value-type="float" office:value="1478542211883" calcext:value-type="float">
            <text:p>1478542211883</text:p>
          </table:table-cell>
          <table:table-cell table:formula="of:=[.B1188]+2288" office:value-type="float" office:value="1478542214171" calcext:value-type="float">
            <text:p>1478542214171</text:p>
          </table:table-cell>
          <table:table-cell table:formula="of:=[.C1188]-[.A118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4190" calcext:value-type="float">
            <text:p>1478542214190</text:p>
          </table:table-cell>
          <table:table-cell office:value-type="float" office:value="1478542211905" calcext:value-type="float">
            <text:p>1478542211905</text:p>
          </table:table-cell>
          <table:table-cell table:formula="of:=[.B1189]+2288" office:value-type="float" office:value="1478542214193" calcext:value-type="float">
            <text:p>1478542214193</text:p>
          </table:table-cell>
          <table:table-cell table:formula="of:=[.C1189]-[.A118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4219" calcext:value-type="float">
            <text:p>1478542214219</text:p>
          </table:table-cell>
          <table:table-cell office:value-type="float" office:value="1478542211932" calcext:value-type="float">
            <text:p>1478542211932</text:p>
          </table:table-cell>
          <table:table-cell table:formula="of:=[.B1190]+2288" office:value-type="float" office:value="1478542214220" calcext:value-type="float">
            <text:p>1478542214220</text:p>
          </table:table-cell>
          <table:table-cell table:formula="of:=[.C1190]-[.A119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229" calcext:value-type="float">
            <text:p>1478542214229</text:p>
          </table:table-cell>
          <table:table-cell office:value-type="float" office:value="1478542211941" calcext:value-type="float">
            <text:p>1478542211941</text:p>
          </table:table-cell>
          <table:table-cell table:formula="of:=[.B1191]+2288" office:value-type="float" office:value="1478542214229" calcext:value-type="float">
            <text:p>1478542214229</text:p>
          </table:table-cell>
          <table:table-cell table:formula="of:=[.C1191]-[.A1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249" calcext:value-type="float">
            <text:p>1478542214249</text:p>
          </table:table-cell>
          <table:table-cell office:value-type="float" office:value="1478542211961" calcext:value-type="float">
            <text:p>1478542211961</text:p>
          </table:table-cell>
          <table:table-cell table:formula="of:=[.B1192]+2288" office:value-type="float" office:value="1478542214249" calcext:value-type="float">
            <text:p>1478542214249</text:p>
          </table:table-cell>
          <table:table-cell table:formula="of:=[.C1192]-[.A1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269" calcext:value-type="float">
            <text:p>1478542214269</text:p>
          </table:table-cell>
          <table:table-cell office:value-type="float" office:value="1478542211981" calcext:value-type="float">
            <text:p>1478542211981</text:p>
          </table:table-cell>
          <table:table-cell table:formula="of:=[.B1193]+2288" office:value-type="float" office:value="1478542214269" calcext:value-type="float">
            <text:p>1478542214269</text:p>
          </table:table-cell>
          <table:table-cell table:formula="of:=[.C1193]-[.A1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289" calcext:value-type="float">
            <text:p>1478542214289</text:p>
          </table:table-cell>
          <table:table-cell office:value-type="float" office:value="1478542212001" calcext:value-type="float">
            <text:p>1478542212001</text:p>
          </table:table-cell>
          <table:table-cell table:formula="of:=[.B1194]+2288" office:value-type="float" office:value="1478542214289" calcext:value-type="float">
            <text:p>1478542214289</text:p>
          </table:table-cell>
          <table:table-cell table:formula="of:=[.C1194]-[.A11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309" calcext:value-type="float">
            <text:p>1478542214309</text:p>
          </table:table-cell>
          <table:table-cell office:value-type="float" office:value="1478542212021" calcext:value-type="float">
            <text:p>1478542212021</text:p>
          </table:table-cell>
          <table:table-cell table:formula="of:=[.B1195]+2288" office:value-type="float" office:value="1478542214309" calcext:value-type="float">
            <text:p>1478542214309</text:p>
          </table:table-cell>
          <table:table-cell table:formula="of:=[.C1195]-[.A11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329" calcext:value-type="float">
            <text:p>1478542214329</text:p>
          </table:table-cell>
          <table:table-cell office:value-type="float" office:value="1478542212042" calcext:value-type="float">
            <text:p>1478542212042</text:p>
          </table:table-cell>
          <table:table-cell table:formula="of:=[.B1196]+2288" office:value-type="float" office:value="1478542214330" calcext:value-type="float">
            <text:p>1478542214330</text:p>
          </table:table-cell>
          <table:table-cell table:formula="of:=[.C1196]-[.A119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349" calcext:value-type="float">
            <text:p>1478542214349</text:p>
          </table:table-cell>
          <table:table-cell office:value-type="float" office:value="1478542212061" calcext:value-type="float">
            <text:p>1478542212061</text:p>
          </table:table-cell>
          <table:table-cell table:formula="of:=[.B1197]+2288" office:value-type="float" office:value="1478542214349" calcext:value-type="float">
            <text:p>1478542214349</text:p>
          </table:table-cell>
          <table:table-cell table:formula="of:=[.C1197]-[.A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369" calcext:value-type="float">
            <text:p>1478542214369</text:p>
          </table:table-cell>
          <table:table-cell office:value-type="float" office:value="1478542212081" calcext:value-type="float">
            <text:p>1478542212081</text:p>
          </table:table-cell>
          <table:table-cell table:formula="of:=[.B1198]+2288" office:value-type="float" office:value="1478542214369" calcext:value-type="float">
            <text:p>1478542214369</text:p>
          </table:table-cell>
          <table:table-cell table:formula="of:=[.C1198]-[.A1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389" calcext:value-type="float">
            <text:p>1478542214389</text:p>
          </table:table-cell>
          <table:table-cell office:value-type="float" office:value="1478542212101" calcext:value-type="float">
            <text:p>1478542212101</text:p>
          </table:table-cell>
          <table:table-cell table:formula="of:=[.B1199]+2288" office:value-type="float" office:value="1478542214389" calcext:value-type="float">
            <text:p>1478542214389</text:p>
          </table:table-cell>
          <table:table-cell table:formula="of:=[.C1199]-[.A1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411" calcext:value-type="float">
            <text:p>1478542214411</text:p>
          </table:table-cell>
          <table:table-cell office:value-type="float" office:value="1478542212124" calcext:value-type="float">
            <text:p>1478542212124</text:p>
          </table:table-cell>
          <table:table-cell table:formula="of:=[.B1200]+2288" office:value-type="float" office:value="1478542214412" calcext:value-type="float">
            <text:p>1478542214412</text:p>
          </table:table-cell>
          <table:table-cell table:formula="of:=[.C1200]-[.A120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433" calcext:value-type="float">
            <text:p>1478542214433</text:p>
          </table:table-cell>
          <table:table-cell office:value-type="float" office:value="1478542212145" calcext:value-type="float">
            <text:p>1478542212145</text:p>
          </table:table-cell>
          <table:table-cell table:formula="of:=[.B1201]+2288" office:value-type="float" office:value="1478542214433" calcext:value-type="float">
            <text:p>1478542214433</text:p>
          </table:table-cell>
          <table:table-cell table:formula="of:=[.C1201]-[.A12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453" calcext:value-type="float">
            <text:p>1478542214453</text:p>
          </table:table-cell>
          <table:table-cell office:value-type="float" office:value="1478542212165" calcext:value-type="float">
            <text:p>1478542212165</text:p>
          </table:table-cell>
          <table:table-cell table:formula="of:=[.B1202]+2288" office:value-type="float" office:value="1478542214453" calcext:value-type="float">
            <text:p>1478542214453</text:p>
          </table:table-cell>
          <table:table-cell table:formula="of:=[.C1202]-[.A1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469" calcext:value-type="float">
            <text:p>1478542214469</text:p>
          </table:table-cell>
          <table:table-cell office:value-type="float" office:value="1478542212182" calcext:value-type="float">
            <text:p>1478542212182</text:p>
          </table:table-cell>
          <table:table-cell table:formula="of:=[.B1203]+2288" office:value-type="float" office:value="1478542214470" calcext:value-type="float">
            <text:p>1478542214470</text:p>
          </table:table-cell>
          <table:table-cell table:formula="of:=[.C1203]-[.A120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488" calcext:value-type="float">
            <text:p>1478542214488</text:p>
          </table:table-cell>
          <table:table-cell office:value-type="float" office:value="1478542212201" calcext:value-type="float">
            <text:p>1478542212201</text:p>
          </table:table-cell>
          <table:table-cell table:formula="of:=[.B1204]+2288" office:value-type="float" office:value="1478542214489" calcext:value-type="float">
            <text:p>1478542214489</text:p>
          </table:table-cell>
          <table:table-cell table:formula="of:=[.C1204]-[.A120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508" calcext:value-type="float">
            <text:p>1478542214508</text:p>
          </table:table-cell>
          <table:table-cell office:value-type="float" office:value="1478542212220" calcext:value-type="float">
            <text:p>1478542212220</text:p>
          </table:table-cell>
          <table:table-cell table:formula="of:=[.B1205]+2288" office:value-type="float" office:value="1478542214508" calcext:value-type="float">
            <text:p>1478542214508</text:p>
          </table:table-cell>
          <table:table-cell table:formula="of:=[.C1205]-[.A1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528" calcext:value-type="float">
            <text:p>1478542214528</text:p>
          </table:table-cell>
          <table:table-cell office:value-type="float" office:value="1478542212240" calcext:value-type="float">
            <text:p>1478542212240</text:p>
          </table:table-cell>
          <table:table-cell table:formula="of:=[.B1206]+2288" office:value-type="float" office:value="1478542214528" calcext:value-type="float">
            <text:p>1478542214528</text:p>
          </table:table-cell>
          <table:table-cell table:formula="of:=[.C1206]-[.A1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549" calcext:value-type="float">
            <text:p>1478542214549</text:p>
          </table:table-cell>
          <table:table-cell office:value-type="float" office:value="1478542212260" calcext:value-type="float">
            <text:p>1478542212260</text:p>
          </table:table-cell>
          <table:table-cell table:formula="of:=[.B1207]+2288" office:value-type="float" office:value="1478542214548" calcext:value-type="float">
            <text:p>1478542214548</text:p>
          </table:table-cell>
          <table:table-cell table:formula="of:=[.C1207]-[.A120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569" calcext:value-type="float">
            <text:p>1478542214569</text:p>
          </table:table-cell>
          <table:table-cell office:value-type="float" office:value="1478542212281" calcext:value-type="float">
            <text:p>1478542212281</text:p>
          </table:table-cell>
          <table:table-cell table:formula="of:=[.B1208]+2288" office:value-type="float" office:value="1478542214569" calcext:value-type="float">
            <text:p>1478542214569</text:p>
          </table:table-cell>
          <table:table-cell table:formula="of:=[.C1208]-[.A1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588" calcext:value-type="float">
            <text:p>1478542214588</text:p>
          </table:table-cell>
          <table:table-cell office:value-type="float" office:value="1478542212300" calcext:value-type="float">
            <text:p>1478542212300</text:p>
          </table:table-cell>
          <table:table-cell table:formula="of:=[.B1209]+2288" office:value-type="float" office:value="1478542214588" calcext:value-type="float">
            <text:p>1478542214588</text:p>
          </table:table-cell>
          <table:table-cell table:formula="of:=[.C1209]-[.A1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609" calcext:value-type="float">
            <text:p>1478542214609</text:p>
          </table:table-cell>
          <table:table-cell office:value-type="float" office:value="1478542212320" calcext:value-type="float">
            <text:p>1478542212320</text:p>
          </table:table-cell>
          <table:table-cell table:formula="of:=[.B1210]+2288" office:value-type="float" office:value="1478542214608" calcext:value-type="float">
            <text:p>1478542214608</text:p>
          </table:table-cell>
          <table:table-cell table:formula="of:=[.C1210]-[.A121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629" calcext:value-type="float">
            <text:p>1478542214629</text:p>
          </table:table-cell>
          <table:table-cell office:value-type="float" office:value="1478542212340" calcext:value-type="float">
            <text:p>1478542212340</text:p>
          </table:table-cell>
          <table:table-cell table:formula="of:=[.B1211]+2288" office:value-type="float" office:value="1478542214628" calcext:value-type="float">
            <text:p>1478542214628</text:p>
          </table:table-cell>
          <table:table-cell table:formula="of:=[.C1211]-[.A121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649" calcext:value-type="float">
            <text:p>1478542214649</text:p>
          </table:table-cell>
          <table:table-cell office:value-type="float" office:value="1478542212361" calcext:value-type="float">
            <text:p>1478542212361</text:p>
          </table:table-cell>
          <table:table-cell table:formula="of:=[.B1212]+2288" office:value-type="float" office:value="1478542214649" calcext:value-type="float">
            <text:p>1478542214649</text:p>
          </table:table-cell>
          <table:table-cell table:formula="of:=[.C1212]-[.A12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669" calcext:value-type="float">
            <text:p>1478542214669</text:p>
          </table:table-cell>
          <table:table-cell office:value-type="float" office:value="1478542212381" calcext:value-type="float">
            <text:p>1478542212381</text:p>
          </table:table-cell>
          <table:table-cell table:formula="of:=[.B1213]+2288" office:value-type="float" office:value="1478542214669" calcext:value-type="float">
            <text:p>1478542214669</text:p>
          </table:table-cell>
          <table:table-cell table:formula="of:=[.C1213]-[.A12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689" calcext:value-type="float">
            <text:p>1478542214689</text:p>
          </table:table-cell>
          <table:table-cell office:value-type="float" office:value="1478542212400" calcext:value-type="float">
            <text:p>1478542212400</text:p>
          </table:table-cell>
          <table:table-cell table:formula="of:=[.B1214]+2288" office:value-type="float" office:value="1478542214688" calcext:value-type="float">
            <text:p>1478542214688</text:p>
          </table:table-cell>
          <table:table-cell table:formula="of:=[.C1214]-[.A121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709" calcext:value-type="float">
            <text:p>1478542214709</text:p>
          </table:table-cell>
          <table:table-cell office:value-type="float" office:value="1478542212420" calcext:value-type="float">
            <text:p>1478542212420</text:p>
          </table:table-cell>
          <table:table-cell table:formula="of:=[.B1215]+2288" office:value-type="float" office:value="1478542214708" calcext:value-type="float">
            <text:p>1478542214708</text:p>
          </table:table-cell>
          <table:table-cell table:formula="of:=[.C1215]-[.A121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728" calcext:value-type="float">
            <text:p>1478542214728</text:p>
          </table:table-cell>
          <table:table-cell office:value-type="float" office:value="1478542212440" calcext:value-type="float">
            <text:p>1478542212440</text:p>
          </table:table-cell>
          <table:table-cell table:formula="of:=[.B1216]+2288" office:value-type="float" office:value="1478542214728" calcext:value-type="float">
            <text:p>1478542214728</text:p>
          </table:table-cell>
          <table:table-cell table:formula="of:=[.C1216]-[.A12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749" calcext:value-type="float">
            <text:p>1478542214749</text:p>
          </table:table-cell>
          <table:table-cell office:value-type="float" office:value="1478542212460" calcext:value-type="float">
            <text:p>1478542212460</text:p>
          </table:table-cell>
          <table:table-cell table:formula="of:=[.B1217]+2288" office:value-type="float" office:value="1478542214748" calcext:value-type="float">
            <text:p>1478542214748</text:p>
          </table:table-cell>
          <table:table-cell table:formula="of:=[.C1217]-[.A121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4769" calcext:value-type="float">
            <text:p>1478542214769</text:p>
          </table:table-cell>
          <table:table-cell office:value-type="float" office:value="1478542212546" calcext:value-type="float">
            <text:p>1478542212546</text:p>
          </table:table-cell>
          <table:table-cell table:formula="of:=[.B1218]+2288" office:value-type="float" office:value="1478542214834" calcext:value-type="float">
            <text:p>1478542214834</text:p>
          </table:table-cell>
          <table:table-cell table:formula="of:=[.C1218]-[.A1218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478542214788" calcext:value-type="float">
            <text:p>1478542214788</text:p>
          </table:table-cell>
          <table:table-cell office:value-type="float" office:value="1478542212546" calcext:value-type="float">
            <text:p>1478542212546</text:p>
          </table:table-cell>
          <table:table-cell table:formula="of:=[.B1219]+2288" office:value-type="float" office:value="1478542214834" calcext:value-type="float">
            <text:p>1478542214834</text:p>
          </table:table-cell>
          <table:table-cell table:formula="of:=[.C1219]-[.A1219]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478542214808" calcext:value-type="float">
            <text:p>1478542214808</text:p>
          </table:table-cell>
          <table:table-cell office:value-type="float" office:value="1478542212546" calcext:value-type="float">
            <text:p>1478542212546</text:p>
          </table:table-cell>
          <table:table-cell table:formula="of:=[.B1220]+2288" office:value-type="float" office:value="1478542214834" calcext:value-type="float">
            <text:p>1478542214834</text:p>
          </table:table-cell>
          <table:table-cell table:formula="of:=[.C1220]-[.A1220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78542214829" calcext:value-type="float">
            <text:p>1478542214829</text:p>
          </table:table-cell>
          <table:table-cell office:value-type="float" office:value="1478542212546" calcext:value-type="float">
            <text:p>1478542212546</text:p>
          </table:table-cell>
          <table:table-cell table:formula="of:=[.B1221]+2288" office:value-type="float" office:value="1478542214834" calcext:value-type="float">
            <text:p>1478542214834</text:p>
          </table:table-cell>
          <table:table-cell table:formula="of:=[.C1221]-[.A122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214849" calcext:value-type="float">
            <text:p>1478542214849</text:p>
          </table:table-cell>
          <table:table-cell office:value-type="float" office:value="1478542212561" calcext:value-type="float">
            <text:p>1478542212561</text:p>
          </table:table-cell>
          <table:table-cell table:formula="of:=[.B1222]+2288" office:value-type="float" office:value="1478542214849" calcext:value-type="float">
            <text:p>1478542214849</text:p>
          </table:table-cell>
          <table:table-cell table:formula="of:=[.C1222]-[.A12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869" calcext:value-type="float">
            <text:p>1478542214869</text:p>
          </table:table-cell>
          <table:table-cell office:value-type="float" office:value="1478542212581" calcext:value-type="float">
            <text:p>1478542212581</text:p>
          </table:table-cell>
          <table:table-cell table:formula="of:=[.B1223]+2288" office:value-type="float" office:value="1478542214869" calcext:value-type="float">
            <text:p>1478542214869</text:p>
          </table:table-cell>
          <table:table-cell table:formula="of:=[.C1223]-[.A12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889" calcext:value-type="float">
            <text:p>1478542214889</text:p>
          </table:table-cell>
          <table:table-cell office:value-type="float" office:value="1478542212601" calcext:value-type="float">
            <text:p>1478542212601</text:p>
          </table:table-cell>
          <table:table-cell table:formula="of:=[.B1224]+2288" office:value-type="float" office:value="1478542214889" calcext:value-type="float">
            <text:p>1478542214889</text:p>
          </table:table-cell>
          <table:table-cell table:formula="of:=[.C1224]-[.A1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908" calcext:value-type="float">
            <text:p>1478542214908</text:p>
          </table:table-cell>
          <table:table-cell office:value-type="float" office:value="1478542212621" calcext:value-type="float">
            <text:p>1478542212621</text:p>
          </table:table-cell>
          <table:table-cell table:formula="of:=[.B1225]+2288" office:value-type="float" office:value="1478542214909" calcext:value-type="float">
            <text:p>1478542214909</text:p>
          </table:table-cell>
          <table:table-cell table:formula="of:=[.C1225]-[.A122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930" calcext:value-type="float">
            <text:p>1478542214930</text:p>
          </table:table-cell>
          <table:table-cell office:value-type="float" office:value="1478542212643" calcext:value-type="float">
            <text:p>1478542212643</text:p>
          </table:table-cell>
          <table:table-cell table:formula="of:=[.B1226]+2288" office:value-type="float" office:value="1478542214931" calcext:value-type="float">
            <text:p>1478542214931</text:p>
          </table:table-cell>
          <table:table-cell table:formula="of:=[.C1226]-[.A12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4949" calcext:value-type="float">
            <text:p>1478542214949</text:p>
          </table:table-cell>
          <table:table-cell office:value-type="float" office:value="1478542212661" calcext:value-type="float">
            <text:p>1478542212661</text:p>
          </table:table-cell>
          <table:table-cell table:formula="of:=[.B1227]+2288" office:value-type="float" office:value="1478542214949" calcext:value-type="float">
            <text:p>1478542214949</text:p>
          </table:table-cell>
          <table:table-cell table:formula="of:=[.C1227]-[.A1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969" calcext:value-type="float">
            <text:p>1478542214969</text:p>
          </table:table-cell>
          <table:table-cell office:value-type="float" office:value="1478542212681" calcext:value-type="float">
            <text:p>1478542212681</text:p>
          </table:table-cell>
          <table:table-cell table:formula="of:=[.B1228]+2288" office:value-type="float" office:value="1478542214969" calcext:value-type="float">
            <text:p>1478542214969</text:p>
          </table:table-cell>
          <table:table-cell table:formula="of:=[.C1228]-[.A1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4988" calcext:value-type="float">
            <text:p>1478542214988</text:p>
          </table:table-cell>
          <table:table-cell office:value-type="float" office:value="1478542212701" calcext:value-type="float">
            <text:p>1478542212701</text:p>
          </table:table-cell>
          <table:table-cell table:formula="of:=[.B1229]+2288" office:value-type="float" office:value="1478542214989" calcext:value-type="float">
            <text:p>1478542214989</text:p>
          </table:table-cell>
          <table:table-cell table:formula="of:=[.C1229]-[.A12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008" calcext:value-type="float">
            <text:p>1478542215008</text:p>
          </table:table-cell>
          <table:table-cell office:value-type="float" office:value="1478542212721" calcext:value-type="float">
            <text:p>1478542212721</text:p>
          </table:table-cell>
          <table:table-cell table:formula="of:=[.B1230]+2288" office:value-type="float" office:value="1478542215009" calcext:value-type="float">
            <text:p>1478542215009</text:p>
          </table:table-cell>
          <table:table-cell table:formula="of:=[.C1230]-[.A12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029" calcext:value-type="float">
            <text:p>1478542215029</text:p>
          </table:table-cell>
          <table:table-cell office:value-type="float" office:value="1478542212742" calcext:value-type="float">
            <text:p>1478542212742</text:p>
          </table:table-cell>
          <table:table-cell table:formula="of:=[.B1231]+2288" office:value-type="float" office:value="1478542215030" calcext:value-type="float">
            <text:p>1478542215030</text:p>
          </table:table-cell>
          <table:table-cell table:formula="of:=[.C1231]-[.A12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048" calcext:value-type="float">
            <text:p>1478542215048</text:p>
          </table:table-cell>
          <table:table-cell office:value-type="float" office:value="1478542212808" calcext:value-type="float">
            <text:p>1478542212808</text:p>
          </table:table-cell>
          <table:table-cell table:formula="of:=[.B1232]+2288" office:value-type="float" office:value="1478542215096" calcext:value-type="float">
            <text:p>1478542215096</text:p>
          </table:table-cell>
          <table:table-cell table:formula="of:=[.C1232]-[.A1232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478542215068" calcext:value-type="float">
            <text:p>1478542215068</text:p>
          </table:table-cell>
          <table:table-cell office:value-type="float" office:value="1478542212808" calcext:value-type="float">
            <text:p>1478542212808</text:p>
          </table:table-cell>
          <table:table-cell table:formula="of:=[.B1233]+2288" office:value-type="float" office:value="1478542215096" calcext:value-type="float">
            <text:p>1478542215096</text:p>
          </table:table-cell>
          <table:table-cell table:formula="of:=[.C1233]-[.A1233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78542215089" calcext:value-type="float">
            <text:p>1478542215089</text:p>
          </table:table-cell>
          <table:table-cell office:value-type="float" office:value="1478542212808" calcext:value-type="float">
            <text:p>1478542212808</text:p>
          </table:table-cell>
          <table:table-cell table:formula="of:=[.B1234]+2288" office:value-type="float" office:value="1478542215096" calcext:value-type="float">
            <text:p>1478542215096</text:p>
          </table:table-cell>
          <table:table-cell table:formula="of:=[.C1234]-[.A123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78542215109" calcext:value-type="float">
            <text:p>1478542215109</text:p>
          </table:table-cell>
          <table:table-cell office:value-type="float" office:value="1478542212821" calcext:value-type="float">
            <text:p>1478542212821</text:p>
          </table:table-cell>
          <table:table-cell table:formula="of:=[.B1235]+2288" office:value-type="float" office:value="1478542215109" calcext:value-type="float">
            <text:p>1478542215109</text:p>
          </table:table-cell>
          <table:table-cell table:formula="of:=[.C1235]-[.A12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128" calcext:value-type="float">
            <text:p>1478542215128</text:p>
          </table:table-cell>
          <table:table-cell office:value-type="float" office:value="1478542212841" calcext:value-type="float">
            <text:p>1478542212841</text:p>
          </table:table-cell>
          <table:table-cell table:formula="of:=[.B1236]+2288" office:value-type="float" office:value="1478542215129" calcext:value-type="float">
            <text:p>1478542215129</text:p>
          </table:table-cell>
          <table:table-cell table:formula="of:=[.C1236]-[.A12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147" calcext:value-type="float">
            <text:p>1478542215147</text:p>
          </table:table-cell>
          <table:table-cell office:value-type="float" office:value="1478542212861" calcext:value-type="float">
            <text:p>1478542212861</text:p>
          </table:table-cell>
          <table:table-cell table:formula="of:=[.B1237]+2288" office:value-type="float" office:value="1478542215149" calcext:value-type="float">
            <text:p>1478542215149</text:p>
          </table:table-cell>
          <table:table-cell table:formula="of:=[.C1237]-[.A12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168" calcext:value-type="float">
            <text:p>1478542215168</text:p>
          </table:table-cell>
          <table:table-cell office:value-type="float" office:value="1478542212882" calcext:value-type="float">
            <text:p>1478542212882</text:p>
          </table:table-cell>
          <table:table-cell table:formula="of:=[.B1238]+2288" office:value-type="float" office:value="1478542215170" calcext:value-type="float">
            <text:p>1478542215170</text:p>
          </table:table-cell>
          <table:table-cell table:formula="of:=[.C1238]-[.A123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188" calcext:value-type="float">
            <text:p>1478542215188</text:p>
          </table:table-cell>
          <table:table-cell office:value-type="float" office:value="1478542212902" calcext:value-type="float">
            <text:p>1478542212902</text:p>
          </table:table-cell>
          <table:table-cell table:formula="of:=[.B1239]+2288" office:value-type="float" office:value="1478542215190" calcext:value-type="float">
            <text:p>1478542215190</text:p>
          </table:table-cell>
          <table:table-cell table:formula="of:=[.C1239]-[.A12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208" calcext:value-type="float">
            <text:p>1478542215208</text:p>
          </table:table-cell>
          <table:table-cell office:value-type="float" office:value="1478542212921" calcext:value-type="float">
            <text:p>1478542212921</text:p>
          </table:table-cell>
          <table:table-cell table:formula="of:=[.B1240]+2288" office:value-type="float" office:value="1478542215209" calcext:value-type="float">
            <text:p>1478542215209</text:p>
          </table:table-cell>
          <table:table-cell table:formula="of:=[.C1240]-[.A12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228" calcext:value-type="float">
            <text:p>1478542215228</text:p>
          </table:table-cell>
          <table:table-cell office:value-type="float" office:value="1478542212941" calcext:value-type="float">
            <text:p>1478542212941</text:p>
          </table:table-cell>
          <table:table-cell table:formula="of:=[.B1241]+2288" office:value-type="float" office:value="1478542215229" calcext:value-type="float">
            <text:p>1478542215229</text:p>
          </table:table-cell>
          <table:table-cell table:formula="of:=[.C1241]-[.A124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248" calcext:value-type="float">
            <text:p>1478542215248</text:p>
          </table:table-cell>
          <table:table-cell office:value-type="float" office:value="1478542212962" calcext:value-type="float">
            <text:p>1478542212962</text:p>
          </table:table-cell>
          <table:table-cell table:formula="of:=[.B1242]+2288" office:value-type="float" office:value="1478542215250" calcext:value-type="float">
            <text:p>1478542215250</text:p>
          </table:table-cell>
          <table:table-cell table:formula="of:=[.C1242]-[.A124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268" calcext:value-type="float">
            <text:p>1478542215268</text:p>
          </table:table-cell>
          <table:table-cell office:value-type="float" office:value="1478542212981" calcext:value-type="float">
            <text:p>1478542212981</text:p>
          </table:table-cell>
          <table:table-cell table:formula="of:=[.B1243]+2288" office:value-type="float" office:value="1478542215269" calcext:value-type="float">
            <text:p>1478542215269</text:p>
          </table:table-cell>
          <table:table-cell table:formula="of:=[.C1243]-[.A12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288" calcext:value-type="float">
            <text:p>1478542215288</text:p>
          </table:table-cell>
          <table:table-cell office:value-type="float" office:value="1478542213001" calcext:value-type="float">
            <text:p>1478542213001</text:p>
          </table:table-cell>
          <table:table-cell table:formula="of:=[.B1244]+2288" office:value-type="float" office:value="1478542215289" calcext:value-type="float">
            <text:p>1478542215289</text:p>
          </table:table-cell>
          <table:table-cell table:formula="of:=[.C1244]-[.A12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308" calcext:value-type="float">
            <text:p>1478542215308</text:p>
          </table:table-cell>
          <table:table-cell office:value-type="float" office:value="1478542213156" calcext:value-type="float">
            <text:p>1478542213156</text:p>
          </table:table-cell>
          <table:table-cell table:formula="of:=[.B1245]+2288" office:value-type="float" office:value="1478542215444" calcext:value-type="float">
            <text:p>1478542215444</text:p>
          </table:table-cell>
          <table:table-cell table:formula="of:=[.C1245]-[.A1245]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78542215328" calcext:value-type="float">
            <text:p>1478542215328</text:p>
          </table:table-cell>
          <table:table-cell office:value-type="float" office:value="1478542213156" calcext:value-type="float">
            <text:p>1478542213156</text:p>
          </table:table-cell>
          <table:table-cell table:formula="of:=[.B1246]+2288" office:value-type="float" office:value="1478542215444" calcext:value-type="float">
            <text:p>1478542215444</text:p>
          </table:table-cell>
          <table:table-cell table:formula="of:=[.C1246]-[.A1246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78542215348" calcext:value-type="float">
            <text:p>1478542215348</text:p>
          </table:table-cell>
          <table:table-cell office:value-type="float" office:value="1478542213156" calcext:value-type="float">
            <text:p>1478542213156</text:p>
          </table:table-cell>
          <table:table-cell table:formula="of:=[.B1247]+2288" office:value-type="float" office:value="1478542215444" calcext:value-type="float">
            <text:p>1478542215444</text:p>
          </table:table-cell>
          <table:table-cell table:formula="of:=[.C1247]-[.A1247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478542215370" calcext:value-type="float">
            <text:p>1478542215370</text:p>
          </table:table-cell>
          <table:table-cell office:value-type="float" office:value="1478542213156" calcext:value-type="float">
            <text:p>1478542213156</text:p>
          </table:table-cell>
          <table:table-cell table:formula="of:=[.B1248]+2288" office:value-type="float" office:value="1478542215444" calcext:value-type="float">
            <text:p>1478542215444</text:p>
          </table:table-cell>
          <table:table-cell table:formula="of:=[.C1248]-[.A124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478542215389" calcext:value-type="float">
            <text:p>1478542215389</text:p>
          </table:table-cell>
          <table:table-cell office:value-type="float" office:value="1478542213156" calcext:value-type="float">
            <text:p>1478542213156</text:p>
          </table:table-cell>
          <table:table-cell table:formula="of:=[.B1249]+2288" office:value-type="float" office:value="1478542215444" calcext:value-type="float">
            <text:p>1478542215444</text:p>
          </table:table-cell>
          <table:table-cell table:formula="of:=[.C1249]-[.A1249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478542215409" calcext:value-type="float">
            <text:p>1478542215409</text:p>
          </table:table-cell>
          <table:table-cell office:value-type="float" office:value="1478542213156" calcext:value-type="float">
            <text:p>1478542213156</text:p>
          </table:table-cell>
          <table:table-cell table:formula="of:=[.B1250]+2288" office:value-type="float" office:value="1478542215444" calcext:value-type="float">
            <text:p>1478542215444</text:p>
          </table:table-cell>
          <table:table-cell table:formula="of:=[.C1250]-[.A125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478542215468" calcext:value-type="float">
            <text:p>1478542215468</text:p>
          </table:table-cell>
          <table:table-cell office:value-type="float" office:value="1478542213180" calcext:value-type="float">
            <text:p>1478542213180</text:p>
          </table:table-cell>
          <table:table-cell table:formula="of:=[.B1251]+2288" office:value-type="float" office:value="1478542215468" calcext:value-type="float">
            <text:p>1478542215468</text:p>
          </table:table-cell>
          <table:table-cell table:formula="of:=[.C1251]-[.A1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469" calcext:value-type="float">
            <text:p>1478542215469</text:p>
          </table:table-cell>
          <table:table-cell office:value-type="float" office:value="1478542213181" calcext:value-type="float">
            <text:p>1478542213181</text:p>
          </table:table-cell>
          <table:table-cell table:formula="of:=[.B1252]+2288" office:value-type="float" office:value="1478542215469" calcext:value-type="float">
            <text:p>1478542215469</text:p>
          </table:table-cell>
          <table:table-cell table:formula="of:=[.C1252]-[.A1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470" calcext:value-type="float">
            <text:p>1478542215470</text:p>
          </table:table-cell>
          <table:table-cell office:value-type="float" office:value="1478542213182" calcext:value-type="float">
            <text:p>1478542213182</text:p>
          </table:table-cell>
          <table:table-cell table:formula="of:=[.B1253]+2288" office:value-type="float" office:value="1478542215470" calcext:value-type="float">
            <text:p>1478542215470</text:p>
          </table:table-cell>
          <table:table-cell table:formula="of:=[.C1253]-[.A12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489" calcext:value-type="float">
            <text:p>1478542215489</text:p>
          </table:table-cell>
          <table:table-cell office:value-type="float" office:value="1478542213202" calcext:value-type="float">
            <text:p>1478542213202</text:p>
          </table:table-cell>
          <table:table-cell table:formula="of:=[.B1254]+2288" office:value-type="float" office:value="1478542215490" calcext:value-type="float">
            <text:p>1478542215490</text:p>
          </table:table-cell>
          <table:table-cell table:formula="of:=[.C1254]-[.A12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508" calcext:value-type="float">
            <text:p>1478542215508</text:p>
          </table:table-cell>
          <table:table-cell office:value-type="float" office:value="1478542213219" calcext:value-type="float">
            <text:p>1478542213219</text:p>
          </table:table-cell>
          <table:table-cell table:formula="of:=[.B1255]+2288" office:value-type="float" office:value="1478542215507" calcext:value-type="float">
            <text:p>1478542215507</text:p>
          </table:table-cell>
          <table:table-cell table:formula="of:=[.C1255]-[.A125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5532" calcext:value-type="float">
            <text:p>1478542215532</text:p>
          </table:table-cell>
          <table:table-cell office:value-type="float" office:value="1478542213246" calcext:value-type="float">
            <text:p>1478542213246</text:p>
          </table:table-cell>
          <table:table-cell table:formula="of:=[.B1256]+2288" office:value-type="float" office:value="1478542215534" calcext:value-type="float">
            <text:p>1478542215534</text:p>
          </table:table-cell>
          <table:table-cell table:formula="of:=[.C1256]-[.A125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548" calcext:value-type="float">
            <text:p>1478542215548</text:p>
          </table:table-cell>
          <table:table-cell office:value-type="float" office:value="1478542213259" calcext:value-type="float">
            <text:p>1478542213259</text:p>
          </table:table-cell>
          <table:table-cell table:formula="of:=[.B1257]+2288" office:value-type="float" office:value="1478542215547" calcext:value-type="float">
            <text:p>1478542215547</text:p>
          </table:table-cell>
          <table:table-cell table:formula="of:=[.C1257]-[.A125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5567" calcext:value-type="float">
            <text:p>1478542215567</text:p>
          </table:table-cell>
          <table:table-cell office:value-type="float" office:value="1478542213278" calcext:value-type="float">
            <text:p>1478542213278</text:p>
          </table:table-cell>
          <table:table-cell table:formula="of:=[.B1258]+2288" office:value-type="float" office:value="1478542215566" calcext:value-type="float">
            <text:p>1478542215566</text:p>
          </table:table-cell>
          <table:table-cell table:formula="of:=[.C1258]-[.A125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5591" calcext:value-type="float">
            <text:p>1478542215591</text:p>
          </table:table-cell>
          <table:table-cell office:value-type="float" office:value="1478542213304" calcext:value-type="float">
            <text:p>1478542213304</text:p>
          </table:table-cell>
          <table:table-cell table:formula="of:=[.B1259]+2288" office:value-type="float" office:value="1478542215592" calcext:value-type="float">
            <text:p>1478542215592</text:p>
          </table:table-cell>
          <table:table-cell table:formula="of:=[.C1259]-[.A125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608" calcext:value-type="float">
            <text:p>1478542215608</text:p>
          </table:table-cell>
          <table:table-cell office:value-type="float" office:value="1478542213320" calcext:value-type="float">
            <text:p>1478542213320</text:p>
          </table:table-cell>
          <table:table-cell table:formula="of:=[.B1260]+2288" office:value-type="float" office:value="1478542215608" calcext:value-type="float">
            <text:p>1478542215608</text:p>
          </table:table-cell>
          <table:table-cell table:formula="of:=[.C1260]-[.A1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628" calcext:value-type="float">
            <text:p>1478542215628</text:p>
          </table:table-cell>
          <table:table-cell office:value-type="float" office:value="1478542213394" calcext:value-type="float">
            <text:p>1478542213394</text:p>
          </table:table-cell>
          <table:table-cell table:formula="of:=[.B1261]+2288" office:value-type="float" office:value="1478542215682" calcext:value-type="float">
            <text:p>1478542215682</text:p>
          </table:table-cell>
          <table:table-cell table:formula="of:=[.C1261]-[.A1261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478542215647" calcext:value-type="float">
            <text:p>1478542215647</text:p>
          </table:table-cell>
          <table:table-cell office:value-type="float" office:value="1478542213394" calcext:value-type="float">
            <text:p>1478542213394</text:p>
          </table:table-cell>
          <table:table-cell table:formula="of:=[.B1262]+2288" office:value-type="float" office:value="1478542215682" calcext:value-type="float">
            <text:p>1478542215682</text:p>
          </table:table-cell>
          <table:table-cell table:formula="of:=[.C1262]-[.A126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478542215667" calcext:value-type="float">
            <text:p>1478542215667</text:p>
          </table:table-cell>
          <table:table-cell office:value-type="float" office:value="1478542213394" calcext:value-type="float">
            <text:p>1478542213394</text:p>
          </table:table-cell>
          <table:table-cell table:formula="of:=[.B1263]+2288" office:value-type="float" office:value="1478542215682" calcext:value-type="float">
            <text:p>1478542215682</text:p>
          </table:table-cell>
          <table:table-cell table:formula="of:=[.C1263]-[.A126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78542215688" calcext:value-type="float">
            <text:p>1478542215688</text:p>
          </table:table-cell>
          <table:table-cell office:value-type="float" office:value="1478542213400" calcext:value-type="float">
            <text:p>1478542213400</text:p>
          </table:table-cell>
          <table:table-cell table:formula="of:=[.B1264]+2288" office:value-type="float" office:value="1478542215688" calcext:value-type="float">
            <text:p>1478542215688</text:p>
          </table:table-cell>
          <table:table-cell table:formula="of:=[.C1264]-[.A12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707" calcext:value-type="float">
            <text:p>1478542215707</text:p>
          </table:table-cell>
          <table:table-cell office:value-type="float" office:value="1478542213419" calcext:value-type="float">
            <text:p>1478542213419</text:p>
          </table:table-cell>
          <table:table-cell table:formula="of:=[.B1265]+2288" office:value-type="float" office:value="1478542215707" calcext:value-type="float">
            <text:p>1478542215707</text:p>
          </table:table-cell>
          <table:table-cell table:formula="of:=[.C1265]-[.A1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728" calcext:value-type="float">
            <text:p>1478542215728</text:p>
          </table:table-cell>
          <table:table-cell office:value-type="float" office:value="1478542213440" calcext:value-type="float">
            <text:p>1478542213440</text:p>
          </table:table-cell>
          <table:table-cell table:formula="of:=[.B1266]+2288" office:value-type="float" office:value="1478542215728" calcext:value-type="float">
            <text:p>1478542215728</text:p>
          </table:table-cell>
          <table:table-cell table:formula="of:=[.C1266]-[.A1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747" calcext:value-type="float">
            <text:p>1478542215747</text:p>
          </table:table-cell>
          <table:table-cell office:value-type="float" office:value="1478542213460" calcext:value-type="float">
            <text:p>1478542213460</text:p>
          </table:table-cell>
          <table:table-cell table:formula="of:=[.B1267]+2288" office:value-type="float" office:value="1478542215748" calcext:value-type="float">
            <text:p>1478542215748</text:p>
          </table:table-cell>
          <table:table-cell table:formula="of:=[.C1267]-[.A12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770" calcext:value-type="float">
            <text:p>1478542215770</text:p>
          </table:table-cell>
          <table:table-cell office:value-type="float" office:value="1478542213484" calcext:value-type="float">
            <text:p>1478542213484</text:p>
          </table:table-cell>
          <table:table-cell table:formula="of:=[.B1268]+2288" office:value-type="float" office:value="1478542215772" calcext:value-type="float">
            <text:p>1478542215772</text:p>
          </table:table-cell>
          <table:table-cell table:formula="of:=[.C1268]-[.A126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793" calcext:value-type="float">
            <text:p>1478542215793</text:p>
          </table:table-cell>
          <table:table-cell office:value-type="float" office:value="1478542213505" calcext:value-type="float">
            <text:p>1478542213505</text:p>
          </table:table-cell>
          <table:table-cell table:formula="of:=[.B1269]+2288" office:value-type="float" office:value="1478542215793" calcext:value-type="float">
            <text:p>1478542215793</text:p>
          </table:table-cell>
          <table:table-cell table:formula="of:=[.C1269]-[.A1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807" calcext:value-type="float">
            <text:p>1478542215807</text:p>
          </table:table-cell>
          <table:table-cell office:value-type="float" office:value="1478542213519" calcext:value-type="float">
            <text:p>1478542213519</text:p>
          </table:table-cell>
          <table:table-cell table:formula="of:=[.B1270]+2288" office:value-type="float" office:value="1478542215807" calcext:value-type="float">
            <text:p>1478542215807</text:p>
          </table:table-cell>
          <table:table-cell table:formula="of:=[.C1270]-[.A12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827" calcext:value-type="float">
            <text:p>1478542215827</text:p>
          </table:table-cell>
          <table:table-cell office:value-type="float" office:value="1478542213539" calcext:value-type="float">
            <text:p>1478542213539</text:p>
          </table:table-cell>
          <table:table-cell table:formula="of:=[.B1271]+2288" office:value-type="float" office:value="1478542215827" calcext:value-type="float">
            <text:p>1478542215827</text:p>
          </table:table-cell>
          <table:table-cell table:formula="of:=[.C1271]-[.A1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847" calcext:value-type="float">
            <text:p>1478542215847</text:p>
          </table:table-cell>
          <table:table-cell office:value-type="float" office:value="1478542213559" calcext:value-type="float">
            <text:p>1478542213559</text:p>
          </table:table-cell>
          <table:table-cell table:formula="of:=[.B1272]+2288" office:value-type="float" office:value="1478542215847" calcext:value-type="float">
            <text:p>1478542215847</text:p>
          </table:table-cell>
          <table:table-cell table:formula="of:=[.C1272]-[.A1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5867" calcext:value-type="float">
            <text:p>1478542215867</text:p>
          </table:table-cell>
          <table:table-cell office:value-type="float" office:value="1478542213578" calcext:value-type="float">
            <text:p>1478542213578</text:p>
          </table:table-cell>
          <table:table-cell table:formula="of:=[.B1273]+2288" office:value-type="float" office:value="1478542215866" calcext:value-type="float">
            <text:p>1478542215866</text:p>
          </table:table-cell>
          <table:table-cell table:formula="of:=[.C1273]-[.A127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5887" calcext:value-type="float">
            <text:p>1478542215887</text:p>
          </table:table-cell>
          <table:table-cell office:value-type="float" office:value="1478542213658" calcext:value-type="float">
            <text:p>1478542213658</text:p>
          </table:table-cell>
          <table:table-cell table:formula="of:=[.B1274]+2288" office:value-type="float" office:value="1478542215946" calcext:value-type="float">
            <text:p>1478542215946</text:p>
          </table:table-cell>
          <table:table-cell table:formula="of:=[.C1274]-[.A1274]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478542215907" calcext:value-type="float">
            <text:p>1478542215907</text:p>
          </table:table-cell>
          <table:table-cell office:value-type="float" office:value="1478542213658" calcext:value-type="float">
            <text:p>1478542213658</text:p>
          </table:table-cell>
          <table:table-cell table:formula="of:=[.B1275]+2288" office:value-type="float" office:value="1478542215946" calcext:value-type="float">
            <text:p>1478542215946</text:p>
          </table:table-cell>
          <table:table-cell table:formula="of:=[.C1275]-[.A1275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78542215932" calcext:value-type="float">
            <text:p>1478542215932</text:p>
          </table:table-cell>
          <table:table-cell office:value-type="float" office:value="1478542213658" calcext:value-type="float">
            <text:p>1478542213658</text:p>
          </table:table-cell>
          <table:table-cell table:formula="of:=[.B1276]+2288" office:value-type="float" office:value="1478542215946" calcext:value-type="float">
            <text:p>1478542215946</text:p>
          </table:table-cell>
          <table:table-cell table:formula="of:=[.C1276]-[.A127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78542215950" calcext:value-type="float">
            <text:p>1478542215950</text:p>
          </table:table-cell>
          <table:table-cell office:value-type="float" office:value="1478542213664" calcext:value-type="float">
            <text:p>1478542213664</text:p>
          </table:table-cell>
          <table:table-cell table:formula="of:=[.B1277]+2288" office:value-type="float" office:value="1478542215952" calcext:value-type="float">
            <text:p>1478542215952</text:p>
          </table:table-cell>
          <table:table-cell table:formula="of:=[.C1277]-[.A127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5968" calcext:value-type="float">
            <text:p>1478542215968</text:p>
          </table:table-cell>
          <table:table-cell office:value-type="float" office:value="1478542213681" calcext:value-type="float">
            <text:p>1478542213681</text:p>
          </table:table-cell>
          <table:table-cell table:formula="of:=[.B1278]+2288" office:value-type="float" office:value="1478542215969" calcext:value-type="float">
            <text:p>1478542215969</text:p>
          </table:table-cell>
          <table:table-cell table:formula="of:=[.C1278]-[.A1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5987" calcext:value-type="float">
            <text:p>1478542215987</text:p>
          </table:table-cell>
          <table:table-cell office:value-type="float" office:value="1478542213700" calcext:value-type="float">
            <text:p>1478542213700</text:p>
          </table:table-cell>
          <table:table-cell table:formula="of:=[.B1279]+2288" office:value-type="float" office:value="1478542215988" calcext:value-type="float">
            <text:p>1478542215988</text:p>
          </table:table-cell>
          <table:table-cell table:formula="of:=[.C1279]-[.A127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009" calcext:value-type="float">
            <text:p>1478542216009</text:p>
          </table:table-cell>
          <table:table-cell office:value-type="float" office:value="1478542213730" calcext:value-type="float">
            <text:p>1478542213730</text:p>
          </table:table-cell>
          <table:table-cell table:formula="of:=[.B1280]+2288" office:value-type="float" office:value="1478542216018" calcext:value-type="float">
            <text:p>1478542216018</text:p>
          </table:table-cell>
          <table:table-cell table:formula="of:=[.C1280]-[.A128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78542216028" calcext:value-type="float">
            <text:p>1478542216028</text:p>
          </table:table-cell>
          <table:table-cell office:value-type="float" office:value="1478542213741" calcext:value-type="float">
            <text:p>1478542213741</text:p>
          </table:table-cell>
          <table:table-cell table:formula="of:=[.B1281]+2288" office:value-type="float" office:value="1478542216029" calcext:value-type="float">
            <text:p>1478542216029</text:p>
          </table:table-cell>
          <table:table-cell table:formula="of:=[.C1281]-[.A128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048" calcext:value-type="float">
            <text:p>1478542216048</text:p>
          </table:table-cell>
          <table:table-cell office:value-type="float" office:value="1478542213760" calcext:value-type="float">
            <text:p>1478542213760</text:p>
          </table:table-cell>
          <table:table-cell table:formula="of:=[.B1282]+2288" office:value-type="float" office:value="1478542216048" calcext:value-type="float">
            <text:p>1478542216048</text:p>
          </table:table-cell>
          <table:table-cell table:formula="of:=[.C1282]-[.A12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067" calcext:value-type="float">
            <text:p>1478542216067</text:p>
          </table:table-cell>
          <table:table-cell office:value-type="float" office:value="1478542213782" calcext:value-type="float">
            <text:p>1478542213782</text:p>
          </table:table-cell>
          <table:table-cell table:formula="of:=[.B1283]+2288" office:value-type="float" office:value="1478542216070" calcext:value-type="float">
            <text:p>1478542216070</text:p>
          </table:table-cell>
          <table:table-cell table:formula="of:=[.C1283]-[.A128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6087" calcext:value-type="float">
            <text:p>1478542216087</text:p>
          </table:table-cell>
          <table:table-cell office:value-type="float" office:value="1478542213800" calcext:value-type="float">
            <text:p>1478542213800</text:p>
          </table:table-cell>
          <table:table-cell table:formula="of:=[.B1284]+2288" office:value-type="float" office:value="1478542216088" calcext:value-type="float">
            <text:p>1478542216088</text:p>
          </table:table-cell>
          <table:table-cell table:formula="of:=[.C1284]-[.A12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107" calcext:value-type="float">
            <text:p>1478542216107</text:p>
          </table:table-cell>
          <table:table-cell office:value-type="float" office:value="1478542213819" calcext:value-type="float">
            <text:p>1478542213819</text:p>
          </table:table-cell>
          <table:table-cell table:formula="of:=[.B1285]+2288" office:value-type="float" office:value="1478542216107" calcext:value-type="float">
            <text:p>1478542216107</text:p>
          </table:table-cell>
          <table:table-cell table:formula="of:=[.C1285]-[.A12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127" calcext:value-type="float">
            <text:p>1478542216127</text:p>
          </table:table-cell>
          <table:table-cell office:value-type="float" office:value="1478542213840" calcext:value-type="float">
            <text:p>1478542213840</text:p>
          </table:table-cell>
          <table:table-cell table:formula="of:=[.B1286]+2288" office:value-type="float" office:value="1478542216128" calcext:value-type="float">
            <text:p>1478542216128</text:p>
          </table:table-cell>
          <table:table-cell table:formula="of:=[.C1286]-[.A12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147" calcext:value-type="float">
            <text:p>1478542216147</text:p>
          </table:table-cell>
          <table:table-cell office:value-type="float" office:value="1478542213922" calcext:value-type="float">
            <text:p>1478542213922</text:p>
          </table:table-cell>
          <table:table-cell table:formula="of:=[.B1287]+2288" office:value-type="float" office:value="1478542216210" calcext:value-type="float">
            <text:p>1478542216210</text:p>
          </table:table-cell>
          <table:table-cell table:formula="of:=[.C1287]-[.A1287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478542216167" calcext:value-type="float">
            <text:p>1478542216167</text:p>
          </table:table-cell>
          <table:table-cell office:value-type="float" office:value="1478542213922" calcext:value-type="float">
            <text:p>1478542213922</text:p>
          </table:table-cell>
          <table:table-cell table:formula="of:=[.B1288]+2288" office:value-type="float" office:value="1478542216210" calcext:value-type="float">
            <text:p>1478542216210</text:p>
          </table:table-cell>
          <table:table-cell table:formula="of:=[.C1288]-[.A1288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78542216188" calcext:value-type="float">
            <text:p>1478542216188</text:p>
          </table:table-cell>
          <table:table-cell office:value-type="float" office:value="1478542213922" calcext:value-type="float">
            <text:p>1478542213922</text:p>
          </table:table-cell>
          <table:table-cell table:formula="of:=[.B1289]+2288" office:value-type="float" office:value="1478542216210" calcext:value-type="float">
            <text:p>1478542216210</text:p>
          </table:table-cell>
          <table:table-cell table:formula="of:=[.C1289]-[.A128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478542216207" calcext:value-type="float">
            <text:p>1478542216207</text:p>
          </table:table-cell>
          <table:table-cell office:value-type="float" office:value="1478542213922" calcext:value-type="float">
            <text:p>1478542213922</text:p>
          </table:table-cell>
          <table:table-cell table:formula="of:=[.B1290]+2288" office:value-type="float" office:value="1478542216210" calcext:value-type="float">
            <text:p>1478542216210</text:p>
          </table:table-cell>
          <table:table-cell table:formula="of:=[.C1290]-[.A129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6228" calcext:value-type="float">
            <text:p>1478542216228</text:p>
          </table:table-cell>
          <table:table-cell office:value-type="float" office:value="1478542213941" calcext:value-type="float">
            <text:p>1478542213941</text:p>
          </table:table-cell>
          <table:table-cell table:formula="of:=[.B1291]+2288" office:value-type="float" office:value="1478542216229" calcext:value-type="float">
            <text:p>1478542216229</text:p>
          </table:table-cell>
          <table:table-cell table:formula="of:=[.C1291]-[.A129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247" calcext:value-type="float">
            <text:p>1478542216247</text:p>
          </table:table-cell>
          <table:table-cell office:value-type="float" office:value="1478542213961" calcext:value-type="float">
            <text:p>1478542213961</text:p>
          </table:table-cell>
          <table:table-cell table:formula="of:=[.B1292]+2288" office:value-type="float" office:value="1478542216249" calcext:value-type="float">
            <text:p>1478542216249</text:p>
          </table:table-cell>
          <table:table-cell table:formula="of:=[.C1292]-[.A129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6268" calcext:value-type="float">
            <text:p>1478542216268</text:p>
          </table:table-cell>
          <table:table-cell office:value-type="float" office:value="1478542213980" calcext:value-type="float">
            <text:p>1478542213980</text:p>
          </table:table-cell>
          <table:table-cell table:formula="of:=[.B1293]+2288" office:value-type="float" office:value="1478542216268" calcext:value-type="float">
            <text:p>1478542216268</text:p>
          </table:table-cell>
          <table:table-cell table:formula="of:=[.C1293]-[.A1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287" calcext:value-type="float">
            <text:p>1478542216287</text:p>
          </table:table-cell>
          <table:table-cell office:value-type="float" office:value="1478542213999" calcext:value-type="float">
            <text:p>1478542213999</text:p>
          </table:table-cell>
          <table:table-cell table:formula="of:=[.B1294]+2288" office:value-type="float" office:value="1478542216287" calcext:value-type="float">
            <text:p>1478542216287</text:p>
          </table:table-cell>
          <table:table-cell table:formula="of:=[.C1294]-[.A1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307" calcext:value-type="float">
            <text:p>1478542216307</text:p>
          </table:table-cell>
          <table:table-cell office:value-type="float" office:value="1478542214019" calcext:value-type="float">
            <text:p>1478542214019</text:p>
          </table:table-cell>
          <table:table-cell table:formula="of:=[.B1295]+2288" office:value-type="float" office:value="1478542216307" calcext:value-type="float">
            <text:p>1478542216307</text:p>
          </table:table-cell>
          <table:table-cell table:formula="of:=[.C1295]-[.A12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327" calcext:value-type="float">
            <text:p>1478542216327</text:p>
          </table:table-cell>
          <table:table-cell office:value-type="float" office:value="1478542214039" calcext:value-type="float">
            <text:p>1478542214039</text:p>
          </table:table-cell>
          <table:table-cell table:formula="of:=[.B1296]+2288" office:value-type="float" office:value="1478542216327" calcext:value-type="float">
            <text:p>1478542216327</text:p>
          </table:table-cell>
          <table:table-cell table:formula="of:=[.C1296]-[.A1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347" calcext:value-type="float">
            <text:p>1478542216347</text:p>
          </table:table-cell>
          <table:table-cell office:value-type="float" office:value="1478542214059" calcext:value-type="float">
            <text:p>1478542214059</text:p>
          </table:table-cell>
          <table:table-cell table:formula="of:=[.B1297]+2288" office:value-type="float" office:value="1478542216347" calcext:value-type="float">
            <text:p>1478542216347</text:p>
          </table:table-cell>
          <table:table-cell table:formula="of:=[.C1297]-[.A1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367" calcext:value-type="float">
            <text:p>1478542216367</text:p>
          </table:table-cell>
          <table:table-cell office:value-type="float" office:value="1478542214079" calcext:value-type="float">
            <text:p>1478542214079</text:p>
          </table:table-cell>
          <table:table-cell table:formula="of:=[.B1298]+2288" office:value-type="float" office:value="1478542216367" calcext:value-type="float">
            <text:p>1478542216367</text:p>
          </table:table-cell>
          <table:table-cell table:formula="of:=[.C1298]-[.A1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387" calcext:value-type="float">
            <text:p>1478542216387</text:p>
          </table:table-cell>
          <table:table-cell office:value-type="float" office:value="1478542214100" calcext:value-type="float">
            <text:p>1478542214100</text:p>
          </table:table-cell>
          <table:table-cell table:formula="of:=[.B1299]+2288" office:value-type="float" office:value="1478542216388" calcext:value-type="float">
            <text:p>1478542216388</text:p>
          </table:table-cell>
          <table:table-cell table:formula="of:=[.C1299]-[.A12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407" calcext:value-type="float">
            <text:p>1478542216407</text:p>
          </table:table-cell>
          <table:table-cell office:value-type="float" office:value="1478542214185" calcext:value-type="float">
            <text:p>1478542214185</text:p>
          </table:table-cell>
          <table:table-cell table:formula="of:=[.B1300]+2288" office:value-type="float" office:value="1478542216473" calcext:value-type="float">
            <text:p>1478542216473</text:p>
          </table:table-cell>
          <table:table-cell table:formula="of:=[.C1300]-[.A1300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478542216428" calcext:value-type="float">
            <text:p>1478542216428</text:p>
          </table:table-cell>
          <table:table-cell office:value-type="float" office:value="1478542214185" calcext:value-type="float">
            <text:p>1478542214185</text:p>
          </table:table-cell>
          <table:table-cell table:formula="of:=[.B1301]+2288" office:value-type="float" office:value="1478542216473" calcext:value-type="float">
            <text:p>1478542216473</text:p>
          </table:table-cell>
          <table:table-cell table:formula="of:=[.C1301]-[.A130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478542216447" calcext:value-type="float">
            <text:p>1478542216447</text:p>
          </table:table-cell>
          <table:table-cell office:value-type="float" office:value="1478542214185" calcext:value-type="float">
            <text:p>1478542214185</text:p>
          </table:table-cell>
          <table:table-cell table:formula="of:=[.B1302]+2288" office:value-type="float" office:value="1478542216473" calcext:value-type="float">
            <text:p>1478542216473</text:p>
          </table:table-cell>
          <table:table-cell table:formula="of:=[.C1302]-[.A1302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78542216467" calcext:value-type="float">
            <text:p>1478542216467</text:p>
          </table:table-cell>
          <table:table-cell office:value-type="float" office:value="1478542214185" calcext:value-type="float">
            <text:p>1478542214185</text:p>
          </table:table-cell>
          <table:table-cell table:formula="of:=[.B1303]+2288" office:value-type="float" office:value="1478542216473" calcext:value-type="float">
            <text:p>1478542216473</text:p>
          </table:table-cell>
          <table:table-cell table:formula="of:=[.C1303]-[.A130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16487" calcext:value-type="float">
            <text:p>1478542216487</text:p>
          </table:table-cell>
          <table:table-cell office:value-type="float" office:value="1478542214200" calcext:value-type="float">
            <text:p>1478542214200</text:p>
          </table:table-cell>
          <table:table-cell table:formula="of:=[.B1304]+2288" office:value-type="float" office:value="1478542216488" calcext:value-type="float">
            <text:p>1478542216488</text:p>
          </table:table-cell>
          <table:table-cell table:formula="of:=[.C1304]-[.A130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507" calcext:value-type="float">
            <text:p>1478542216507</text:p>
          </table:table-cell>
          <table:table-cell office:value-type="float" office:value="1478542214220" calcext:value-type="float">
            <text:p>1478542214220</text:p>
          </table:table-cell>
          <table:table-cell table:formula="of:=[.B1305]+2288" office:value-type="float" office:value="1478542216508" calcext:value-type="float">
            <text:p>1478542216508</text:p>
          </table:table-cell>
          <table:table-cell table:formula="of:=[.C1305]-[.A130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528" calcext:value-type="float">
            <text:p>1478542216528</text:p>
          </table:table-cell>
          <table:table-cell office:value-type="float" office:value="1478542214241" calcext:value-type="float">
            <text:p>1478542214241</text:p>
          </table:table-cell>
          <table:table-cell table:formula="of:=[.B1306]+2288" office:value-type="float" office:value="1478542216529" calcext:value-type="float">
            <text:p>1478542216529</text:p>
          </table:table-cell>
          <table:table-cell table:formula="of:=[.C1306]-[.A130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547" calcext:value-type="float">
            <text:p>1478542216547</text:p>
          </table:table-cell>
          <table:table-cell office:value-type="float" office:value="1478542214260" calcext:value-type="float">
            <text:p>1478542214260</text:p>
          </table:table-cell>
          <table:table-cell table:formula="of:=[.B1307]+2288" office:value-type="float" office:value="1478542216548" calcext:value-type="float">
            <text:p>1478542216548</text:p>
          </table:table-cell>
          <table:table-cell table:formula="of:=[.C1307]-[.A130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568" calcext:value-type="float">
            <text:p>1478542216568</text:p>
          </table:table-cell>
          <table:table-cell office:value-type="float" office:value="1478542214280" calcext:value-type="float">
            <text:p>1478542214280</text:p>
          </table:table-cell>
          <table:table-cell table:formula="of:=[.B1308]+2288" office:value-type="float" office:value="1478542216568" calcext:value-type="float">
            <text:p>1478542216568</text:p>
          </table:table-cell>
          <table:table-cell table:formula="of:=[.C1308]-[.A1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587" calcext:value-type="float">
            <text:p>1478542216587</text:p>
          </table:table-cell>
          <table:table-cell office:value-type="float" office:value="1478542214300" calcext:value-type="float">
            <text:p>1478542214300</text:p>
          </table:table-cell>
          <table:table-cell table:formula="of:=[.B1309]+2288" office:value-type="float" office:value="1478542216588" calcext:value-type="float">
            <text:p>1478542216588</text:p>
          </table:table-cell>
          <table:table-cell table:formula="of:=[.C1309]-[.A130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607" calcext:value-type="float">
            <text:p>1478542216607</text:p>
          </table:table-cell>
          <table:table-cell office:value-type="float" office:value="1478542214320" calcext:value-type="float">
            <text:p>1478542214320</text:p>
          </table:table-cell>
          <table:table-cell table:formula="of:=[.B1310]+2288" office:value-type="float" office:value="1478542216608" calcext:value-type="float">
            <text:p>1478542216608</text:p>
          </table:table-cell>
          <table:table-cell table:formula="of:=[.C1310]-[.A13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628" calcext:value-type="float">
            <text:p>1478542216628</text:p>
          </table:table-cell>
          <table:table-cell office:value-type="float" office:value="1478542214341" calcext:value-type="float">
            <text:p>1478542214341</text:p>
          </table:table-cell>
          <table:table-cell table:formula="of:=[.B1311]+2288" office:value-type="float" office:value="1478542216629" calcext:value-type="float">
            <text:p>1478542216629</text:p>
          </table:table-cell>
          <table:table-cell table:formula="of:=[.C1311]-[.A13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647" calcext:value-type="float">
            <text:p>1478542216647</text:p>
          </table:table-cell>
          <table:table-cell office:value-type="float" office:value="1478542214360" calcext:value-type="float">
            <text:p>1478542214360</text:p>
          </table:table-cell>
          <table:table-cell table:formula="of:=[.B1312]+2288" office:value-type="float" office:value="1478542216648" calcext:value-type="float">
            <text:p>1478542216648</text:p>
          </table:table-cell>
          <table:table-cell table:formula="of:=[.C1312]-[.A13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668" calcext:value-type="float">
            <text:p>1478542216668</text:p>
          </table:table-cell>
          <table:table-cell office:value-type="float" office:value="1478542214380" calcext:value-type="float">
            <text:p>1478542214380</text:p>
          </table:table-cell>
          <table:table-cell table:formula="of:=[.B1313]+2288" office:value-type="float" office:value="1478542216668" calcext:value-type="float">
            <text:p>1478542216668</text:p>
          </table:table-cell>
          <table:table-cell table:formula="of:=[.C1313]-[.A1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687" calcext:value-type="float">
            <text:p>1478542216687</text:p>
          </table:table-cell>
          <table:table-cell office:value-type="float" office:value="1478542214448" calcext:value-type="float">
            <text:p>1478542214448</text:p>
          </table:table-cell>
          <table:table-cell table:formula="of:=[.B1314]+2288" office:value-type="float" office:value="1478542216736" calcext:value-type="float">
            <text:p>1478542216736</text:p>
          </table:table-cell>
          <table:table-cell table:formula="of:=[.C1314]-[.A1314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478542216706" calcext:value-type="float">
            <text:p>1478542216706</text:p>
          </table:table-cell>
          <table:table-cell office:value-type="float" office:value="1478542214448" calcext:value-type="float">
            <text:p>1478542214448</text:p>
          </table:table-cell>
          <table:table-cell table:formula="of:=[.B1315]+2288" office:value-type="float" office:value="1478542216736" calcext:value-type="float">
            <text:p>1478542216736</text:p>
          </table:table-cell>
          <table:table-cell table:formula="of:=[.C1315]-[.A13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478542216727" calcext:value-type="float">
            <text:p>1478542216727</text:p>
          </table:table-cell>
          <table:table-cell office:value-type="float" office:value="1478542214449" calcext:value-type="float">
            <text:p>1478542214449</text:p>
          </table:table-cell>
          <table:table-cell table:formula="of:=[.B1316]+2288" office:value-type="float" office:value="1478542216737" calcext:value-type="float">
            <text:p>1478542216737</text:p>
          </table:table-cell>
          <table:table-cell table:formula="of:=[.C1316]-[.A131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78542216747" calcext:value-type="float">
            <text:p>1478542216747</text:p>
          </table:table-cell>
          <table:table-cell office:value-type="float" office:value="1478542214460" calcext:value-type="float">
            <text:p>1478542214460</text:p>
          </table:table-cell>
          <table:table-cell table:formula="of:=[.B1317]+2288" office:value-type="float" office:value="1478542216748" calcext:value-type="float">
            <text:p>1478542216748</text:p>
          </table:table-cell>
          <table:table-cell table:formula="of:=[.C1317]-[.A13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767" calcext:value-type="float">
            <text:p>1478542216767</text:p>
          </table:table-cell>
          <table:table-cell office:value-type="float" office:value="1478542214479" calcext:value-type="float">
            <text:p>1478542214479</text:p>
          </table:table-cell>
          <table:table-cell table:formula="of:=[.B1318]+2288" office:value-type="float" office:value="1478542216767" calcext:value-type="float">
            <text:p>1478542216767</text:p>
          </table:table-cell>
          <table:table-cell table:formula="of:=[.C1318]-[.A13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787" calcext:value-type="float">
            <text:p>1478542216787</text:p>
          </table:table-cell>
          <table:table-cell office:value-type="float" office:value="1478542214500" calcext:value-type="float">
            <text:p>1478542214500</text:p>
          </table:table-cell>
          <table:table-cell table:formula="of:=[.B1319]+2288" office:value-type="float" office:value="1478542216788" calcext:value-type="float">
            <text:p>1478542216788</text:p>
          </table:table-cell>
          <table:table-cell table:formula="of:=[.C1319]-[.A13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807" calcext:value-type="float">
            <text:p>1478542216807</text:p>
          </table:table-cell>
          <table:table-cell office:value-type="float" office:value="1478542214519" calcext:value-type="float">
            <text:p>1478542214519</text:p>
          </table:table-cell>
          <table:table-cell table:formula="of:=[.B1320]+2288" office:value-type="float" office:value="1478542216807" calcext:value-type="float">
            <text:p>1478542216807</text:p>
          </table:table-cell>
          <table:table-cell table:formula="of:=[.C1320]-[.A13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828" calcext:value-type="float">
            <text:p>1478542216828</text:p>
          </table:table-cell>
          <table:table-cell office:value-type="float" office:value="1478542214544" calcext:value-type="float">
            <text:p>1478542214544</text:p>
          </table:table-cell>
          <table:table-cell table:formula="of:=[.B1321]+2288" office:value-type="float" office:value="1478542216832" calcext:value-type="float">
            <text:p>1478542216832</text:p>
          </table:table-cell>
          <table:table-cell table:formula="of:=[.C1321]-[.A13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6847" calcext:value-type="float">
            <text:p>1478542216847</text:p>
          </table:table-cell>
          <table:table-cell office:value-type="float" office:value="1478542214559" calcext:value-type="float">
            <text:p>1478542214559</text:p>
          </table:table-cell>
          <table:table-cell table:formula="of:=[.B1322]+2288" office:value-type="float" office:value="1478542216847" calcext:value-type="float">
            <text:p>1478542216847</text:p>
          </table:table-cell>
          <table:table-cell table:formula="of:=[.C1322]-[.A1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867" calcext:value-type="float">
            <text:p>1478542216867</text:p>
          </table:table-cell>
          <table:table-cell office:value-type="float" office:value="1478542214579" calcext:value-type="float">
            <text:p>1478542214579</text:p>
          </table:table-cell>
          <table:table-cell table:formula="of:=[.B1323]+2288" office:value-type="float" office:value="1478542216867" calcext:value-type="float">
            <text:p>1478542216867</text:p>
          </table:table-cell>
          <table:table-cell table:formula="of:=[.C1323]-[.A1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886" calcext:value-type="float">
            <text:p>1478542216886</text:p>
          </table:table-cell>
          <table:table-cell office:value-type="float" office:value="1478542214601" calcext:value-type="float">
            <text:p>1478542214601</text:p>
          </table:table-cell>
          <table:table-cell table:formula="of:=[.B1324]+2288" office:value-type="float" office:value="1478542216889" calcext:value-type="float">
            <text:p>1478542216889</text:p>
          </table:table-cell>
          <table:table-cell table:formula="of:=[.C1324]-[.A132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6906" calcext:value-type="float">
            <text:p>1478542216906</text:p>
          </table:table-cell>
          <table:table-cell office:value-type="float" office:value="1478542214619" calcext:value-type="float">
            <text:p>1478542214619</text:p>
          </table:table-cell>
          <table:table-cell table:formula="of:=[.B1325]+2288" office:value-type="float" office:value="1478542216907" calcext:value-type="float">
            <text:p>1478542216907</text:p>
          </table:table-cell>
          <table:table-cell table:formula="of:=[.C1325]-[.A132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6926" calcext:value-type="float">
            <text:p>1478542216926</text:p>
          </table:table-cell>
          <table:table-cell office:value-type="float" office:value="1478542214638" calcext:value-type="float">
            <text:p>1478542214638</text:p>
          </table:table-cell>
          <table:table-cell table:formula="of:=[.B1326]+2288" office:value-type="float" office:value="1478542216926" calcext:value-type="float">
            <text:p>1478542216926</text:p>
          </table:table-cell>
          <table:table-cell table:formula="of:=[.C1326]-[.A13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6947" calcext:value-type="float">
            <text:p>1478542216947</text:p>
          </table:table-cell>
          <table:table-cell office:value-type="float" office:value="1478542214775" calcext:value-type="float">
            <text:p>1478542214775</text:p>
          </table:table-cell>
          <table:table-cell table:formula="of:=[.B1327]+2288" office:value-type="float" office:value="1478542217063" calcext:value-type="float">
            <text:p>1478542217063</text:p>
          </table:table-cell>
          <table:table-cell table:formula="of:=[.C1327]-[.A1327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78542216966" calcext:value-type="float">
            <text:p>1478542216966</text:p>
          </table:table-cell>
          <table:table-cell office:value-type="float" office:value="1478542214776" calcext:value-type="float">
            <text:p>1478542214776</text:p>
          </table:table-cell>
          <table:table-cell table:formula="of:=[.B1328]+2288" office:value-type="float" office:value="1478542217064" calcext:value-type="float">
            <text:p>1478542217064</text:p>
          </table:table-cell>
          <table:table-cell table:formula="of:=[.C1328]-[.A1328]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478542216987" calcext:value-type="float">
            <text:p>1478542216987</text:p>
          </table:table-cell>
          <table:table-cell office:value-type="float" office:value="1478542214776" calcext:value-type="float">
            <text:p>1478542214776</text:p>
          </table:table-cell>
          <table:table-cell table:formula="of:=[.B1329]+2288" office:value-type="float" office:value="1478542217064" calcext:value-type="float">
            <text:p>1478542217064</text:p>
          </table:table-cell>
          <table:table-cell table:formula="of:=[.C1329]-[.A1329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478542217007" calcext:value-type="float">
            <text:p>1478542217007</text:p>
          </table:table-cell>
          <table:table-cell office:value-type="float" office:value="1478542214776" calcext:value-type="float">
            <text:p>1478542214776</text:p>
          </table:table-cell>
          <table:table-cell table:formula="of:=[.B1330]+2288" office:value-type="float" office:value="1478542217064" calcext:value-type="float">
            <text:p>1478542217064</text:p>
          </table:table-cell>
          <table:table-cell table:formula="of:=[.C1330]-[.A13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478542217027" calcext:value-type="float">
            <text:p>1478542217027</text:p>
          </table:table-cell>
          <table:table-cell office:value-type="float" office:value="1478542214776" calcext:value-type="float">
            <text:p>1478542214776</text:p>
          </table:table-cell>
          <table:table-cell table:formula="of:=[.B1331]+2288" office:value-type="float" office:value="1478542217064" calcext:value-type="float">
            <text:p>1478542217064</text:p>
          </table:table-cell>
          <table:table-cell table:formula="of:=[.C1331]-[.A1331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78542217047" calcext:value-type="float">
            <text:p>1478542217047</text:p>
          </table:table-cell>
          <table:table-cell office:value-type="float" office:value="1478542214776" calcext:value-type="float">
            <text:p>1478542214776</text:p>
          </table:table-cell>
          <table:table-cell table:formula="of:=[.B1332]+2288" office:value-type="float" office:value="1478542217064" calcext:value-type="float">
            <text:p>1478542217064</text:p>
          </table:table-cell>
          <table:table-cell table:formula="of:=[.C1332]-[.A133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78542217067" calcext:value-type="float">
            <text:p>1478542217067</text:p>
          </table:table-cell>
          <table:table-cell office:value-type="float" office:value="1478542214781" calcext:value-type="float">
            <text:p>1478542214781</text:p>
          </table:table-cell>
          <table:table-cell table:formula="of:=[.B1333]+2288" office:value-type="float" office:value="1478542217069" calcext:value-type="float">
            <text:p>1478542217069</text:p>
          </table:table-cell>
          <table:table-cell table:formula="of:=[.C1333]-[.A133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087" calcext:value-type="float">
            <text:p>1478542217087</text:p>
          </table:table-cell>
          <table:table-cell office:value-type="float" office:value="1478542214801" calcext:value-type="float">
            <text:p>1478542214801</text:p>
          </table:table-cell>
          <table:table-cell table:formula="of:=[.B1334]+2288" office:value-type="float" office:value="1478542217089" calcext:value-type="float">
            <text:p>1478542217089</text:p>
          </table:table-cell>
          <table:table-cell table:formula="of:=[.C1334]-[.A133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107" calcext:value-type="float">
            <text:p>1478542217107</text:p>
          </table:table-cell>
          <table:table-cell office:value-type="float" office:value="1478542214821" calcext:value-type="float">
            <text:p>1478542214821</text:p>
          </table:table-cell>
          <table:table-cell table:formula="of:=[.B1335]+2288" office:value-type="float" office:value="1478542217109" calcext:value-type="float">
            <text:p>1478542217109</text:p>
          </table:table-cell>
          <table:table-cell table:formula="of:=[.C1335]-[.A133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127" calcext:value-type="float">
            <text:p>1478542217127</text:p>
          </table:table-cell>
          <table:table-cell office:value-type="float" office:value="1478542214841" calcext:value-type="float">
            <text:p>1478542214841</text:p>
          </table:table-cell>
          <table:table-cell table:formula="of:=[.B1336]+2288" office:value-type="float" office:value="1478542217129" calcext:value-type="float">
            <text:p>1478542217129</text:p>
          </table:table-cell>
          <table:table-cell table:formula="of:=[.C1336]-[.A133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147" calcext:value-type="float">
            <text:p>1478542217147</text:p>
          </table:table-cell>
          <table:table-cell office:value-type="float" office:value="1478542214861" calcext:value-type="float">
            <text:p>1478542214861</text:p>
          </table:table-cell>
          <table:table-cell table:formula="of:=[.B1337]+2288" office:value-type="float" office:value="1478542217149" calcext:value-type="float">
            <text:p>1478542217149</text:p>
          </table:table-cell>
          <table:table-cell table:formula="of:=[.C1337]-[.A13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168" calcext:value-type="float">
            <text:p>1478542217168</text:p>
          </table:table-cell>
          <table:table-cell office:value-type="float" office:value="1478542214883" calcext:value-type="float">
            <text:p>1478542214883</text:p>
          </table:table-cell>
          <table:table-cell table:formula="of:=[.B1338]+2288" office:value-type="float" office:value="1478542217171" calcext:value-type="float">
            <text:p>1478542217171</text:p>
          </table:table-cell>
          <table:table-cell table:formula="of:=[.C1338]-[.A13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7188" calcext:value-type="float">
            <text:p>1478542217188</text:p>
          </table:table-cell>
          <table:table-cell office:value-type="float" office:value="1478542214902" calcext:value-type="float">
            <text:p>1478542214902</text:p>
          </table:table-cell>
          <table:table-cell table:formula="of:=[.B1339]+2288" office:value-type="float" office:value="1478542217190" calcext:value-type="float">
            <text:p>1478542217190</text:p>
          </table:table-cell>
          <table:table-cell table:formula="of:=[.C1339]-[.A13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207" calcext:value-type="float">
            <text:p>1478542217207</text:p>
          </table:table-cell>
          <table:table-cell office:value-type="float" office:value="1478542214921" calcext:value-type="float">
            <text:p>1478542214921</text:p>
          </table:table-cell>
          <table:table-cell table:formula="of:=[.B1340]+2288" office:value-type="float" office:value="1478542217209" calcext:value-type="float">
            <text:p>1478542217209</text:p>
          </table:table-cell>
          <table:table-cell table:formula="of:=[.C1340]-[.A134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228" calcext:value-type="float">
            <text:p>1478542217228</text:p>
          </table:table-cell>
          <table:table-cell office:value-type="float" office:value="1478542214940" calcext:value-type="float">
            <text:p>1478542214940</text:p>
          </table:table-cell>
          <table:table-cell table:formula="of:=[.B1341]+2288" office:value-type="float" office:value="1478542217228" calcext:value-type="float">
            <text:p>1478542217228</text:p>
          </table:table-cell>
          <table:table-cell table:formula="of:=[.C1341]-[.A13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7247" calcext:value-type="float">
            <text:p>1478542217247</text:p>
          </table:table-cell>
          <table:table-cell office:value-type="float" office:value="1478542214960" calcext:value-type="float">
            <text:p>1478542214960</text:p>
          </table:table-cell>
          <table:table-cell table:formula="of:=[.B1342]+2288" office:value-type="float" office:value="1478542217248" calcext:value-type="float">
            <text:p>1478542217248</text:p>
          </table:table-cell>
          <table:table-cell table:formula="of:=[.C1342]-[.A13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267" calcext:value-type="float">
            <text:p>1478542217267</text:p>
          </table:table-cell>
          <table:table-cell office:value-type="float" office:value="1478542215095" calcext:value-type="float">
            <text:p>1478542215095</text:p>
          </table:table-cell>
          <table:table-cell table:formula="of:=[.B1343]+2288" office:value-type="float" office:value="1478542217383" calcext:value-type="float">
            <text:p>1478542217383</text:p>
          </table:table-cell>
          <table:table-cell table:formula="of:=[.C1343]-[.A1343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78542217287" calcext:value-type="float">
            <text:p>1478542217287</text:p>
          </table:table-cell>
          <table:table-cell office:value-type="float" office:value="1478542215095" calcext:value-type="float">
            <text:p>1478542215095</text:p>
          </table:table-cell>
          <table:table-cell table:formula="of:=[.B1344]+2288" office:value-type="float" office:value="1478542217383" calcext:value-type="float">
            <text:p>1478542217383</text:p>
          </table:table-cell>
          <table:table-cell table:formula="of:=[.C1344]-[.A1344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478542217307" calcext:value-type="float">
            <text:p>1478542217307</text:p>
          </table:table-cell>
          <table:table-cell office:value-type="float" office:value="1478542215095" calcext:value-type="float">
            <text:p>1478542215095</text:p>
          </table:table-cell>
          <table:table-cell table:formula="of:=[.B1345]+2288" office:value-type="float" office:value="1478542217383" calcext:value-type="float">
            <text:p>1478542217383</text:p>
          </table:table-cell>
          <table:table-cell table:formula="of:=[.C1345]-[.A1345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478542217327" calcext:value-type="float">
            <text:p>1478542217327</text:p>
          </table:table-cell>
          <table:table-cell office:value-type="float" office:value="1478542215095" calcext:value-type="float">
            <text:p>1478542215095</text:p>
          </table:table-cell>
          <table:table-cell table:formula="of:=[.B1346]+2288" office:value-type="float" office:value="1478542217383" calcext:value-type="float">
            <text:p>1478542217383</text:p>
          </table:table-cell>
          <table:table-cell table:formula="of:=[.C1346]-[.A134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478542217347" calcext:value-type="float">
            <text:p>1478542217347</text:p>
          </table:table-cell>
          <table:table-cell office:value-type="float" office:value="1478542215095" calcext:value-type="float">
            <text:p>1478542215095</text:p>
          </table:table-cell>
          <table:table-cell table:formula="of:=[.B1347]+2288" office:value-type="float" office:value="1478542217383" calcext:value-type="float">
            <text:p>1478542217383</text:p>
          </table:table-cell>
          <table:table-cell table:formula="of:=[.C1347]-[.A1347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478542217367" calcext:value-type="float">
            <text:p>1478542217367</text:p>
          </table:table-cell>
          <table:table-cell office:value-type="float" office:value="1478542215095" calcext:value-type="float">
            <text:p>1478542215095</text:p>
          </table:table-cell>
          <table:table-cell table:formula="of:=[.B1348]+2288" office:value-type="float" office:value="1478542217383" calcext:value-type="float">
            <text:p>1478542217383</text:p>
          </table:table-cell>
          <table:table-cell table:formula="of:=[.C1348]-[.A134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78542217391" calcext:value-type="float">
            <text:p>1478542217391</text:p>
          </table:table-cell>
          <table:table-cell office:value-type="float" office:value="1478542215104" calcext:value-type="float">
            <text:p>1478542215104</text:p>
          </table:table-cell>
          <table:table-cell table:formula="of:=[.B1349]+2288" office:value-type="float" office:value="1478542217392" calcext:value-type="float">
            <text:p>1478542217392</text:p>
          </table:table-cell>
          <table:table-cell table:formula="of:=[.C1349]-[.A134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407" calcext:value-type="float">
            <text:p>1478542217407</text:p>
          </table:table-cell>
          <table:table-cell office:value-type="float" office:value="1478542215122" calcext:value-type="float">
            <text:p>1478542215122</text:p>
          </table:table-cell>
          <table:table-cell table:formula="of:=[.B1350]+2288" office:value-type="float" office:value="1478542217410" calcext:value-type="float">
            <text:p>1478542217410</text:p>
          </table:table-cell>
          <table:table-cell table:formula="of:=[.C1350]-[.A135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7426" calcext:value-type="float">
            <text:p>1478542217426</text:p>
          </table:table-cell>
          <table:table-cell office:value-type="float" office:value="1478542215138" calcext:value-type="float">
            <text:p>1478542215138</text:p>
          </table:table-cell>
          <table:table-cell table:formula="of:=[.B1351]+2288" office:value-type="float" office:value="1478542217426" calcext:value-type="float">
            <text:p>1478542217426</text:p>
          </table:table-cell>
          <table:table-cell table:formula="of:=[.C1351]-[.A13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7446" calcext:value-type="float">
            <text:p>1478542217446</text:p>
          </table:table-cell>
          <table:table-cell office:value-type="float" office:value="1478542215158" calcext:value-type="float">
            <text:p>1478542215158</text:p>
          </table:table-cell>
          <table:table-cell table:formula="of:=[.B1352]+2288" office:value-type="float" office:value="1478542217446" calcext:value-type="float">
            <text:p>1478542217446</text:p>
          </table:table-cell>
          <table:table-cell table:formula="of:=[.C1352]-[.A13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7466" calcext:value-type="float">
            <text:p>1478542217466</text:p>
          </table:table-cell>
          <table:table-cell office:value-type="float" office:value="1478542215178" calcext:value-type="float">
            <text:p>1478542215178</text:p>
          </table:table-cell>
          <table:table-cell table:formula="of:=[.B1353]+2288" office:value-type="float" office:value="1478542217466" calcext:value-type="float">
            <text:p>1478542217466</text:p>
          </table:table-cell>
          <table:table-cell table:formula="of:=[.C1353]-[.A13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7491" calcext:value-type="float">
            <text:p>1478542217491</text:p>
          </table:table-cell>
          <table:table-cell office:value-type="float" office:value="1478542215204" calcext:value-type="float">
            <text:p>1478542215204</text:p>
          </table:table-cell>
          <table:table-cell table:formula="of:=[.B1354]+2288" office:value-type="float" office:value="1478542217492" calcext:value-type="float">
            <text:p>1478542217492</text:p>
          </table:table-cell>
          <table:table-cell table:formula="of:=[.C1354]-[.A13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506" calcext:value-type="float">
            <text:p>1478542217506</text:p>
          </table:table-cell>
          <table:table-cell office:value-type="float" office:value="1478542215219" calcext:value-type="float">
            <text:p>1478542215219</text:p>
          </table:table-cell>
          <table:table-cell table:formula="of:=[.B1355]+2288" office:value-type="float" office:value="1478542217507" calcext:value-type="float">
            <text:p>1478542217507</text:p>
          </table:table-cell>
          <table:table-cell table:formula="of:=[.C1355]-[.A135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525" calcext:value-type="float">
            <text:p>1478542217525</text:p>
          </table:table-cell>
          <table:table-cell office:value-type="float" office:value="1478542215238" calcext:value-type="float">
            <text:p>1478542215238</text:p>
          </table:table-cell>
          <table:table-cell table:formula="of:=[.B1356]+2288" office:value-type="float" office:value="1478542217526" calcext:value-type="float">
            <text:p>1478542217526</text:p>
          </table:table-cell>
          <table:table-cell table:formula="of:=[.C1356]-[.A135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546" calcext:value-type="float">
            <text:p>1478542217546</text:p>
          </table:table-cell>
          <table:table-cell office:value-type="float" office:value="1478542215259" calcext:value-type="float">
            <text:p>1478542215259</text:p>
          </table:table-cell>
          <table:table-cell table:formula="of:=[.B1357]+2288" office:value-type="float" office:value="1478542217547" calcext:value-type="float">
            <text:p>1478542217547</text:p>
          </table:table-cell>
          <table:table-cell table:formula="of:=[.C1357]-[.A135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566" calcext:value-type="float">
            <text:p>1478542217566</text:p>
          </table:table-cell>
          <table:table-cell office:value-type="float" office:value="1478542215279" calcext:value-type="float">
            <text:p>1478542215279</text:p>
          </table:table-cell>
          <table:table-cell table:formula="of:=[.B1358]+2288" office:value-type="float" office:value="1478542217567" calcext:value-type="float">
            <text:p>1478542217567</text:p>
          </table:table-cell>
          <table:table-cell table:formula="of:=[.C1358]-[.A13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586" calcext:value-type="float">
            <text:p>1478542217586</text:p>
          </table:table-cell>
          <table:table-cell office:value-type="float" office:value="1478542215416" calcext:value-type="float">
            <text:p>1478542215416</text:p>
          </table:table-cell>
          <table:table-cell table:formula="of:=[.B1359]+2288" office:value-type="float" office:value="1478542217704" calcext:value-type="float">
            <text:p>1478542217704</text:p>
          </table:table-cell>
          <table:table-cell table:formula="of:=[.C1359]-[.A1359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78542217607" calcext:value-type="float">
            <text:p>1478542217607</text:p>
          </table:table-cell>
          <table:table-cell office:value-type="float" office:value="1478542215416" calcext:value-type="float">
            <text:p>1478542215416</text:p>
          </table:table-cell>
          <table:table-cell table:formula="of:=[.B1360]+2288" office:value-type="float" office:value="1478542217704" calcext:value-type="float">
            <text:p>1478542217704</text:p>
          </table:table-cell>
          <table:table-cell table:formula="of:=[.C1360]-[.A1360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478542217627" calcext:value-type="float">
            <text:p>1478542217627</text:p>
          </table:table-cell>
          <table:table-cell office:value-type="float" office:value="1478542215416" calcext:value-type="float">
            <text:p>1478542215416</text:p>
          </table:table-cell>
          <table:table-cell table:formula="of:=[.B1361]+2288" office:value-type="float" office:value="1478542217704" calcext:value-type="float">
            <text:p>1478542217704</text:p>
          </table:table-cell>
          <table:table-cell table:formula="of:=[.C1361]-[.A136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478542217646" calcext:value-type="float">
            <text:p>1478542217646</text:p>
          </table:table-cell>
          <table:table-cell office:value-type="float" office:value="1478542215416" calcext:value-type="float">
            <text:p>1478542215416</text:p>
          </table:table-cell>
          <table:table-cell table:formula="of:=[.B1362]+2288" office:value-type="float" office:value="1478542217704" calcext:value-type="float">
            <text:p>1478542217704</text:p>
          </table:table-cell>
          <table:table-cell table:formula="of:=[.C1362]-[.A1362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478542217667" calcext:value-type="float">
            <text:p>1478542217667</text:p>
          </table:table-cell>
          <table:table-cell office:value-type="float" office:value="1478542215416" calcext:value-type="float">
            <text:p>1478542215416</text:p>
          </table:table-cell>
          <table:table-cell table:formula="of:=[.B1363]+2288" office:value-type="float" office:value="1478542217704" calcext:value-type="float">
            <text:p>1478542217704</text:p>
          </table:table-cell>
          <table:table-cell table:formula="of:=[.C1363]-[.A1363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78542217690" calcext:value-type="float">
            <text:p>1478542217690</text:p>
          </table:table-cell>
          <table:table-cell office:value-type="float" office:value="1478542215416" calcext:value-type="float">
            <text:p>1478542215416</text:p>
          </table:table-cell>
          <table:table-cell table:formula="of:=[.B1364]+2288" office:value-type="float" office:value="1478542217704" calcext:value-type="float">
            <text:p>1478542217704</text:p>
          </table:table-cell>
          <table:table-cell table:formula="of:=[.C1364]-[.A136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78542217709" calcext:value-type="float">
            <text:p>1478542217709</text:p>
          </table:table-cell>
          <table:table-cell office:value-type="float" office:value="1478542215423" calcext:value-type="float">
            <text:p>1478542215423</text:p>
          </table:table-cell>
          <table:table-cell table:formula="of:=[.B1365]+2288" office:value-type="float" office:value="1478542217711" calcext:value-type="float">
            <text:p>1478542217711</text:p>
          </table:table-cell>
          <table:table-cell table:formula="of:=[.C1365]-[.A136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726" calcext:value-type="float">
            <text:p>1478542217726</text:p>
          </table:table-cell>
          <table:table-cell office:value-type="float" office:value="1478542215441" calcext:value-type="float">
            <text:p>1478542215441</text:p>
          </table:table-cell>
          <table:table-cell table:formula="of:=[.B1366]+2288" office:value-type="float" office:value="1478542217729" calcext:value-type="float">
            <text:p>1478542217729</text:p>
          </table:table-cell>
          <table:table-cell table:formula="of:=[.C1366]-[.A136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7746" calcext:value-type="float">
            <text:p>1478542217746</text:p>
          </table:table-cell>
          <table:table-cell office:value-type="float" office:value="1478542215460" calcext:value-type="float">
            <text:p>1478542215460</text:p>
          </table:table-cell>
          <table:table-cell table:formula="of:=[.B1367]+2288" office:value-type="float" office:value="1478542217748" calcext:value-type="float">
            <text:p>1478542217748</text:p>
          </table:table-cell>
          <table:table-cell table:formula="of:=[.C1367]-[.A136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767" calcext:value-type="float">
            <text:p>1478542217767</text:p>
          </table:table-cell>
          <table:table-cell office:value-type="float" office:value="1478542215480" calcext:value-type="float">
            <text:p>1478542215480</text:p>
          </table:table-cell>
          <table:table-cell table:formula="of:=[.B1368]+2288" office:value-type="float" office:value="1478542217768" calcext:value-type="float">
            <text:p>1478542217768</text:p>
          </table:table-cell>
          <table:table-cell table:formula="of:=[.C1368]-[.A136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786" calcext:value-type="float">
            <text:p>1478542217786</text:p>
          </table:table-cell>
          <table:table-cell office:value-type="float" office:value="1478542215500" calcext:value-type="float">
            <text:p>1478542215500</text:p>
          </table:table-cell>
          <table:table-cell table:formula="of:=[.B1369]+2288" office:value-type="float" office:value="1478542217788" calcext:value-type="float">
            <text:p>1478542217788</text:p>
          </table:table-cell>
          <table:table-cell table:formula="of:=[.C1369]-[.A136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806" calcext:value-type="float">
            <text:p>1478542217806</text:p>
          </table:table-cell>
          <table:table-cell office:value-type="float" office:value="1478542215520" calcext:value-type="float">
            <text:p>1478542215520</text:p>
          </table:table-cell>
          <table:table-cell table:formula="of:=[.B1370]+2288" office:value-type="float" office:value="1478542217808" calcext:value-type="float">
            <text:p>1478542217808</text:p>
          </table:table-cell>
          <table:table-cell table:formula="of:=[.C1370]-[.A137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827" calcext:value-type="float">
            <text:p>1478542217827</text:p>
          </table:table-cell>
          <table:table-cell office:value-type="float" office:value="1478542215540" calcext:value-type="float">
            <text:p>1478542215540</text:p>
          </table:table-cell>
          <table:table-cell table:formula="of:=[.B1371]+2288" office:value-type="float" office:value="1478542217828" calcext:value-type="float">
            <text:p>1478542217828</text:p>
          </table:table-cell>
          <table:table-cell table:formula="of:=[.C1371]-[.A13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847" calcext:value-type="float">
            <text:p>1478542217847</text:p>
          </table:table-cell>
          <table:table-cell office:value-type="float" office:value="1478542215560" calcext:value-type="float">
            <text:p>1478542215560</text:p>
          </table:table-cell>
          <table:table-cell table:formula="of:=[.B1372]+2288" office:value-type="float" office:value="1478542217848" calcext:value-type="float">
            <text:p>1478542217848</text:p>
          </table:table-cell>
          <table:table-cell table:formula="of:=[.C1372]-[.A137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867" calcext:value-type="float">
            <text:p>1478542217867</text:p>
          </table:table-cell>
          <table:table-cell office:value-type="float" office:value="1478542215580" calcext:value-type="float">
            <text:p>1478542215580</text:p>
          </table:table-cell>
          <table:table-cell table:formula="of:=[.B1373]+2288" office:value-type="float" office:value="1478542217868" calcext:value-type="float">
            <text:p>1478542217868</text:p>
          </table:table-cell>
          <table:table-cell table:formula="of:=[.C1373]-[.A137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7886" calcext:value-type="float">
            <text:p>1478542217886</text:p>
          </table:table-cell>
          <table:table-cell office:value-type="float" office:value="1478542215600" calcext:value-type="float">
            <text:p>1478542215600</text:p>
          </table:table-cell>
          <table:table-cell table:formula="of:=[.B1374]+2288" office:value-type="float" office:value="1478542217888" calcext:value-type="float">
            <text:p>1478542217888</text:p>
          </table:table-cell>
          <table:table-cell table:formula="of:=[.C1374]-[.A13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7906" calcext:value-type="float">
            <text:p>1478542217906</text:p>
          </table:table-cell>
          <table:table-cell office:value-type="float" office:value="1478542215739" calcext:value-type="float">
            <text:p>1478542215739</text:p>
          </table:table-cell>
          <table:table-cell table:formula="of:=[.B1375]+2288" office:value-type="float" office:value="1478542218027" calcext:value-type="float">
            <text:p>1478542218027</text:p>
          </table:table-cell>
          <table:table-cell table:formula="of:=[.C1375]-[.A1375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78542217927" calcext:value-type="float">
            <text:p>1478542217927</text:p>
          </table:table-cell>
          <table:table-cell office:value-type="float" office:value="1478542215739" calcext:value-type="float">
            <text:p>1478542215739</text:p>
          </table:table-cell>
          <table:table-cell table:formula="of:=[.B1376]+2288" office:value-type="float" office:value="1478542218027" calcext:value-type="float">
            <text:p>1478542218027</text:p>
          </table:table-cell>
          <table:table-cell table:formula="of:=[.C1376]-[.A137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78542217946" calcext:value-type="float">
            <text:p>1478542217946</text:p>
          </table:table-cell>
          <table:table-cell office:value-type="float" office:value="1478542215739" calcext:value-type="float">
            <text:p>1478542215739</text:p>
          </table:table-cell>
          <table:table-cell table:formula="of:=[.B1377]+2288" office:value-type="float" office:value="1478542218027" calcext:value-type="float">
            <text:p>1478542218027</text:p>
          </table:table-cell>
          <table:table-cell table:formula="of:=[.C1377]-[.A1377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478542217966" calcext:value-type="float">
            <text:p>1478542217966</text:p>
          </table:table-cell>
          <table:table-cell office:value-type="float" office:value="1478542215740" calcext:value-type="float">
            <text:p>1478542215740</text:p>
          </table:table-cell>
          <table:table-cell table:formula="of:=[.B1378]+2288" office:value-type="float" office:value="1478542218028" calcext:value-type="float">
            <text:p>1478542218028</text:p>
          </table:table-cell>
          <table:table-cell table:formula="of:=[.C1378]-[.A1378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478542217987" calcext:value-type="float">
            <text:p>1478542217987</text:p>
          </table:table-cell>
          <table:table-cell office:value-type="float" office:value="1478542215740" calcext:value-type="float">
            <text:p>1478542215740</text:p>
          </table:table-cell>
          <table:table-cell table:formula="of:=[.B1379]+2288" office:value-type="float" office:value="1478542218028" calcext:value-type="float">
            <text:p>1478542218028</text:p>
          </table:table-cell>
          <table:table-cell table:formula="of:=[.C1379]-[.A1379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478542218007" calcext:value-type="float">
            <text:p>1478542218007</text:p>
          </table:table-cell>
          <table:table-cell office:value-type="float" office:value="1478542215740" calcext:value-type="float">
            <text:p>1478542215740</text:p>
          </table:table-cell>
          <table:table-cell table:formula="of:=[.B1380]+2288" office:value-type="float" office:value="1478542218028" calcext:value-type="float">
            <text:p>1478542218028</text:p>
          </table:table-cell>
          <table:table-cell table:formula="of:=[.C1380]-[.A138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78542218028" calcext:value-type="float">
            <text:p>1478542218028</text:p>
          </table:table-cell>
          <table:table-cell office:value-type="float" office:value="1478542215744" calcext:value-type="float">
            <text:p>1478542215744</text:p>
          </table:table-cell>
          <table:table-cell table:formula="of:=[.B1381]+2288" office:value-type="float" office:value="1478542218032" calcext:value-type="float">
            <text:p>1478542218032</text:p>
          </table:table-cell>
          <table:table-cell table:formula="of:=[.C1381]-[.A138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8046" calcext:value-type="float">
            <text:p>1478542218046</text:p>
          </table:table-cell>
          <table:table-cell office:value-type="float" office:value="1478542215759" calcext:value-type="float">
            <text:p>1478542215759</text:p>
          </table:table-cell>
          <table:table-cell table:formula="of:=[.B1382]+2288" office:value-type="float" office:value="1478542218047" calcext:value-type="float">
            <text:p>1478542218047</text:p>
          </table:table-cell>
          <table:table-cell table:formula="of:=[.C1382]-[.A138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065" calcext:value-type="float">
            <text:p>1478542218065</text:p>
          </table:table-cell>
          <table:table-cell office:value-type="float" office:value="1478542215777" calcext:value-type="float">
            <text:p>1478542215777</text:p>
          </table:table-cell>
          <table:table-cell table:formula="of:=[.B1383]+2288" office:value-type="float" office:value="1478542218065" calcext:value-type="float">
            <text:p>1478542218065</text:p>
          </table:table-cell>
          <table:table-cell table:formula="of:=[.C1383]-[.A13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086" calcext:value-type="float">
            <text:p>1478542218086</text:p>
          </table:table-cell>
          <table:table-cell office:value-type="float" office:value="1478542215797" calcext:value-type="float">
            <text:p>1478542215797</text:p>
          </table:table-cell>
          <table:table-cell table:formula="of:=[.B1384]+2288" office:value-type="float" office:value="1478542218085" calcext:value-type="float">
            <text:p>1478542218085</text:p>
          </table:table-cell>
          <table:table-cell table:formula="of:=[.C1384]-[.A138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8106" calcext:value-type="float">
            <text:p>1478542218106</text:p>
          </table:table-cell>
          <table:table-cell office:value-type="float" office:value="1478542215818" calcext:value-type="float">
            <text:p>1478542215818</text:p>
          </table:table-cell>
          <table:table-cell table:formula="of:=[.B1385]+2288" office:value-type="float" office:value="1478542218106" calcext:value-type="float">
            <text:p>1478542218106</text:p>
          </table:table-cell>
          <table:table-cell table:formula="of:=[.C1385]-[.A13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126" calcext:value-type="float">
            <text:p>1478542218126</text:p>
          </table:table-cell>
          <table:table-cell office:value-type="float" office:value="1478542215837" calcext:value-type="float">
            <text:p>1478542215837</text:p>
          </table:table-cell>
          <table:table-cell table:formula="of:=[.B1386]+2288" office:value-type="float" office:value="1478542218125" calcext:value-type="float">
            <text:p>1478542218125</text:p>
          </table:table-cell>
          <table:table-cell table:formula="of:=[.C1386]-[.A138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18146" calcext:value-type="float">
            <text:p>1478542218146</text:p>
          </table:table-cell>
          <table:table-cell office:value-type="float" office:value="1478542215858" calcext:value-type="float">
            <text:p>1478542215858</text:p>
          </table:table-cell>
          <table:table-cell table:formula="of:=[.B1387]+2288" office:value-type="float" office:value="1478542218146" calcext:value-type="float">
            <text:p>1478542218146</text:p>
          </table:table-cell>
          <table:table-cell table:formula="of:=[.C1387]-[.A13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166" calcext:value-type="float">
            <text:p>1478542218166</text:p>
          </table:table-cell>
          <table:table-cell office:value-type="float" office:value="1478542215878" calcext:value-type="float">
            <text:p>1478542215878</text:p>
          </table:table-cell>
          <table:table-cell table:formula="of:=[.B1388]+2288" office:value-type="float" office:value="1478542218166" calcext:value-type="float">
            <text:p>1478542218166</text:p>
          </table:table-cell>
          <table:table-cell table:formula="of:=[.C1388]-[.A13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186" calcext:value-type="float">
            <text:p>1478542218186</text:p>
          </table:table-cell>
          <table:table-cell office:value-type="float" office:value="1478542215898" calcext:value-type="float">
            <text:p>1478542215898</text:p>
          </table:table-cell>
          <table:table-cell table:formula="of:=[.B1389]+2288" office:value-type="float" office:value="1478542218186" calcext:value-type="float">
            <text:p>1478542218186</text:p>
          </table:table-cell>
          <table:table-cell table:formula="of:=[.C1389]-[.A13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206" calcext:value-type="float">
            <text:p>1478542218206</text:p>
          </table:table-cell>
          <table:table-cell office:value-type="float" office:value="1478542215918" calcext:value-type="float">
            <text:p>1478542215918</text:p>
          </table:table-cell>
          <table:table-cell table:formula="of:=[.B1390]+2288" office:value-type="float" office:value="1478542218206" calcext:value-type="float">
            <text:p>1478542218206</text:p>
          </table:table-cell>
          <table:table-cell table:formula="of:=[.C1390]-[.A1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226" calcext:value-type="float">
            <text:p>1478542218226</text:p>
          </table:table-cell>
          <table:table-cell office:value-type="float" office:value="1478542216062" calcext:value-type="float">
            <text:p>1478542216062</text:p>
          </table:table-cell>
          <table:table-cell table:formula="of:=[.B1391]+2288" office:value-type="float" office:value="1478542218350" calcext:value-type="float">
            <text:p>1478542218350</text:p>
          </table:table-cell>
          <table:table-cell table:formula="of:=[.C1391]-[.A1391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478542218246" calcext:value-type="float">
            <text:p>1478542218246</text:p>
          </table:table-cell>
          <table:table-cell office:value-type="float" office:value="1478542216062" calcext:value-type="float">
            <text:p>1478542216062</text:p>
          </table:table-cell>
          <table:table-cell table:formula="of:=[.B1392]+2288" office:value-type="float" office:value="1478542218350" calcext:value-type="float">
            <text:p>1478542218350</text:p>
          </table:table-cell>
          <table:table-cell table:formula="of:=[.C1392]-[.A1392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478542218266" calcext:value-type="float">
            <text:p>1478542218266</text:p>
          </table:table-cell>
          <table:table-cell office:value-type="float" office:value="1478542216062" calcext:value-type="float">
            <text:p>1478542216062</text:p>
          </table:table-cell>
          <table:table-cell table:formula="of:=[.B1393]+2288" office:value-type="float" office:value="1478542218350" calcext:value-type="float">
            <text:p>1478542218350</text:p>
          </table:table-cell>
          <table:table-cell table:formula="of:=[.C1393]-[.A1393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478542218287" calcext:value-type="float">
            <text:p>1478542218287</text:p>
          </table:table-cell>
          <table:table-cell office:value-type="float" office:value="1478542216062" calcext:value-type="float">
            <text:p>1478542216062</text:p>
          </table:table-cell>
          <table:table-cell table:formula="of:=[.B1394]+2288" office:value-type="float" office:value="1478542218350" calcext:value-type="float">
            <text:p>1478542218350</text:p>
          </table:table-cell>
          <table:table-cell table:formula="of:=[.C1394]-[.A139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478542218307" calcext:value-type="float">
            <text:p>1478542218307</text:p>
          </table:table-cell>
          <table:table-cell office:value-type="float" office:value="1478542216062" calcext:value-type="float">
            <text:p>1478542216062</text:p>
          </table:table-cell>
          <table:table-cell table:formula="of:=[.B1395]+2288" office:value-type="float" office:value="1478542218350" calcext:value-type="float">
            <text:p>1478542218350</text:p>
          </table:table-cell>
          <table:table-cell table:formula="of:=[.C1395]-[.A1395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78542218326" calcext:value-type="float">
            <text:p>1478542218326</text:p>
          </table:table-cell>
          <table:table-cell office:value-type="float" office:value="1478542216062" calcext:value-type="float">
            <text:p>1478542216062</text:p>
          </table:table-cell>
          <table:table-cell table:formula="of:=[.B1396]+2288" office:value-type="float" office:value="1478542218350" calcext:value-type="float">
            <text:p>1478542218350</text:p>
          </table:table-cell>
          <table:table-cell table:formula="of:=[.C1396]-[.A139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78542218346" calcext:value-type="float">
            <text:p>1478542218346</text:p>
          </table:table-cell>
          <table:table-cell office:value-type="float" office:value="1478542216062" calcext:value-type="float">
            <text:p>1478542216062</text:p>
          </table:table-cell>
          <table:table-cell table:formula="of:=[.B1397]+2288" office:value-type="float" office:value="1478542218350" calcext:value-type="float">
            <text:p>1478542218350</text:p>
          </table:table-cell>
          <table:table-cell table:formula="of:=[.C1397]-[.A13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8367" calcext:value-type="float">
            <text:p>1478542218367</text:p>
          </table:table-cell>
          <table:table-cell office:value-type="float" office:value="1478542216081" calcext:value-type="float">
            <text:p>1478542216081</text:p>
          </table:table-cell>
          <table:table-cell table:formula="of:=[.B1398]+2288" office:value-type="float" office:value="1478542218369" calcext:value-type="float">
            <text:p>1478542218369</text:p>
          </table:table-cell>
          <table:table-cell table:formula="of:=[.C1398]-[.A139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8387" calcext:value-type="float">
            <text:p>1478542218387</text:p>
          </table:table-cell>
          <table:table-cell office:value-type="float" office:value="1478542216100" calcext:value-type="float">
            <text:p>1478542216100</text:p>
          </table:table-cell>
          <table:table-cell table:formula="of:=[.B1399]+2288" office:value-type="float" office:value="1478542218388" calcext:value-type="float">
            <text:p>1478542218388</text:p>
          </table:table-cell>
          <table:table-cell table:formula="of:=[.C1399]-[.A13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406" calcext:value-type="float">
            <text:p>1478542218406</text:p>
          </table:table-cell>
          <table:table-cell office:value-type="float" office:value="1478542216119" calcext:value-type="float">
            <text:p>1478542216119</text:p>
          </table:table-cell>
          <table:table-cell table:formula="of:=[.B1400]+2288" office:value-type="float" office:value="1478542218407" calcext:value-type="float">
            <text:p>1478542218407</text:p>
          </table:table-cell>
          <table:table-cell table:formula="of:=[.C1400]-[.A140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428" calcext:value-type="float">
            <text:p>1478542218428</text:p>
          </table:table-cell>
          <table:table-cell office:value-type="float" office:value="1478542216141" calcext:value-type="float">
            <text:p>1478542216141</text:p>
          </table:table-cell>
          <table:table-cell table:formula="of:=[.B1401]+2288" office:value-type="float" office:value="1478542218429" calcext:value-type="float">
            <text:p>1478542218429</text:p>
          </table:table-cell>
          <table:table-cell table:formula="of:=[.C1401]-[.A14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450" calcext:value-type="float">
            <text:p>1478542218450</text:p>
          </table:table-cell>
          <table:table-cell office:value-type="float" office:value="1478542216163" calcext:value-type="float">
            <text:p>1478542216163</text:p>
          </table:table-cell>
          <table:table-cell table:formula="of:=[.B1402]+2288" office:value-type="float" office:value="1478542218451" calcext:value-type="float">
            <text:p>1478542218451</text:p>
          </table:table-cell>
          <table:table-cell table:formula="of:=[.C1402]-[.A140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466" calcext:value-type="float">
            <text:p>1478542218466</text:p>
          </table:table-cell>
          <table:table-cell office:value-type="float" office:value="1478542216179" calcext:value-type="float">
            <text:p>1478542216179</text:p>
          </table:table-cell>
          <table:table-cell table:formula="of:=[.B1403]+2288" office:value-type="float" office:value="1478542218467" calcext:value-type="float">
            <text:p>1478542218467</text:p>
          </table:table-cell>
          <table:table-cell table:formula="of:=[.C1403]-[.A140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486" calcext:value-type="float">
            <text:p>1478542218486</text:p>
          </table:table-cell>
          <table:table-cell office:value-type="float" office:value="1478542216199" calcext:value-type="float">
            <text:p>1478542216199</text:p>
          </table:table-cell>
          <table:table-cell table:formula="of:=[.B1404]+2288" office:value-type="float" office:value="1478542218487" calcext:value-type="float">
            <text:p>1478542218487</text:p>
          </table:table-cell>
          <table:table-cell table:formula="of:=[.C1404]-[.A140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506" calcext:value-type="float">
            <text:p>1478542218506</text:p>
          </table:table-cell>
          <table:table-cell office:value-type="float" office:value="1478542216219" calcext:value-type="float">
            <text:p>1478542216219</text:p>
          </table:table-cell>
          <table:table-cell table:formula="of:=[.B1405]+2288" office:value-type="float" office:value="1478542218507" calcext:value-type="float">
            <text:p>1478542218507</text:p>
          </table:table-cell>
          <table:table-cell table:formula="of:=[.C1405]-[.A140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526" calcext:value-type="float">
            <text:p>1478542218526</text:p>
          </table:table-cell>
          <table:table-cell office:value-type="float" office:value="1478542216241" calcext:value-type="float">
            <text:p>1478542216241</text:p>
          </table:table-cell>
          <table:table-cell table:formula="of:=[.B1406]+2288" office:value-type="float" office:value="1478542218529" calcext:value-type="float">
            <text:p>1478542218529</text:p>
          </table:table-cell>
          <table:table-cell table:formula="of:=[.C1406]-[.A140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8546" calcext:value-type="float">
            <text:p>1478542218546</text:p>
          </table:table-cell>
          <table:table-cell office:value-type="float" office:value="1478542216376" calcext:value-type="float">
            <text:p>1478542216376</text:p>
          </table:table-cell>
          <table:table-cell table:formula="of:=[.B1407]+2288" office:value-type="float" office:value="1478542218664" calcext:value-type="float">
            <text:p>1478542218664</text:p>
          </table:table-cell>
          <table:table-cell table:formula="of:=[.C1407]-[.A1407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78542218566" calcext:value-type="float">
            <text:p>1478542218566</text:p>
          </table:table-cell>
          <table:table-cell office:value-type="float" office:value="1478542216381" calcext:value-type="float">
            <text:p>1478542216381</text:p>
          </table:table-cell>
          <table:table-cell table:formula="of:=[.B1408]+2288" office:value-type="float" office:value="1478542218669" calcext:value-type="float">
            <text:p>1478542218669</text:p>
          </table:table-cell>
          <table:table-cell table:formula="of:=[.C1408]-[.A1408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78542218586" calcext:value-type="float">
            <text:p>1478542218586</text:p>
          </table:table-cell>
          <table:table-cell office:value-type="float" office:value="1478542216381" calcext:value-type="float">
            <text:p>1478542216381</text:p>
          </table:table-cell>
          <table:table-cell table:formula="of:=[.B1409]+2288" office:value-type="float" office:value="1478542218669" calcext:value-type="float">
            <text:p>1478542218669</text:p>
          </table:table-cell>
          <table:table-cell table:formula="of:=[.C1409]-[.A1409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478542218606" calcext:value-type="float">
            <text:p>1478542218606</text:p>
          </table:table-cell>
          <table:table-cell office:value-type="float" office:value="1478542216381" calcext:value-type="float">
            <text:p>1478542216381</text:p>
          </table:table-cell>
          <table:table-cell table:formula="of:=[.B1410]+2288" office:value-type="float" office:value="1478542218669" calcext:value-type="float">
            <text:p>1478542218669</text:p>
          </table:table-cell>
          <table:table-cell table:formula="of:=[.C1410]-[.A1410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478542218626" calcext:value-type="float">
            <text:p>1478542218626</text:p>
          </table:table-cell>
          <table:table-cell office:value-type="float" office:value="1478542216382" calcext:value-type="float">
            <text:p>1478542216382</text:p>
          </table:table-cell>
          <table:table-cell table:formula="of:=[.B1411]+2288" office:value-type="float" office:value="1478542218670" calcext:value-type="float">
            <text:p>1478542218670</text:p>
          </table:table-cell>
          <table:table-cell table:formula="of:=[.C1411]-[.A1411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78542218646" calcext:value-type="float">
            <text:p>1478542218646</text:p>
          </table:table-cell>
          <table:table-cell office:value-type="float" office:value="1478542216382" calcext:value-type="float">
            <text:p>1478542216382</text:p>
          </table:table-cell>
          <table:table-cell table:formula="of:=[.B1412]+2288" office:value-type="float" office:value="1478542218670" calcext:value-type="float">
            <text:p>1478542218670</text:p>
          </table:table-cell>
          <table:table-cell table:formula="of:=[.C1412]-[.A141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78542218666" calcext:value-type="float">
            <text:p>1478542218666</text:p>
          </table:table-cell>
          <table:table-cell office:value-type="float" office:value="1478542216382" calcext:value-type="float">
            <text:p>1478542216382</text:p>
          </table:table-cell>
          <table:table-cell table:formula="of:=[.B1413]+2288" office:value-type="float" office:value="1478542218670" calcext:value-type="float">
            <text:p>1478542218670</text:p>
          </table:table-cell>
          <table:table-cell table:formula="of:=[.C1413]-[.A14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18686" calcext:value-type="float">
            <text:p>1478542218686</text:p>
          </table:table-cell>
          <table:table-cell office:value-type="float" office:value="1478542216399" calcext:value-type="float">
            <text:p>1478542216399</text:p>
          </table:table-cell>
          <table:table-cell table:formula="of:=[.B1414]+2288" office:value-type="float" office:value="1478542218687" calcext:value-type="float">
            <text:p>1478542218687</text:p>
          </table:table-cell>
          <table:table-cell table:formula="of:=[.C1414]-[.A14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706" calcext:value-type="float">
            <text:p>1478542218706</text:p>
          </table:table-cell>
          <table:table-cell office:value-type="float" office:value="1478542216418" calcext:value-type="float">
            <text:p>1478542216418</text:p>
          </table:table-cell>
          <table:table-cell table:formula="of:=[.B1415]+2288" office:value-type="float" office:value="1478542218706" calcext:value-type="float">
            <text:p>1478542218706</text:p>
          </table:table-cell>
          <table:table-cell table:formula="of:=[.C1415]-[.A1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726" calcext:value-type="float">
            <text:p>1478542218726</text:p>
          </table:table-cell>
          <table:table-cell office:value-type="float" office:value="1478542216438" calcext:value-type="float">
            <text:p>1478542216438</text:p>
          </table:table-cell>
          <table:table-cell table:formula="of:=[.B1416]+2288" office:value-type="float" office:value="1478542218726" calcext:value-type="float">
            <text:p>1478542218726</text:p>
          </table:table-cell>
          <table:table-cell table:formula="of:=[.C1416]-[.A14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745" calcext:value-type="float">
            <text:p>1478542218745</text:p>
          </table:table-cell>
          <table:table-cell office:value-type="float" office:value="1478542216458" calcext:value-type="float">
            <text:p>1478542216458</text:p>
          </table:table-cell>
          <table:table-cell table:formula="of:=[.B1417]+2288" office:value-type="float" office:value="1478542218746" calcext:value-type="float">
            <text:p>1478542218746</text:p>
          </table:table-cell>
          <table:table-cell table:formula="of:=[.C1417]-[.A14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766" calcext:value-type="float">
            <text:p>1478542218766</text:p>
          </table:table-cell>
          <table:table-cell office:value-type="float" office:value="1478542216478" calcext:value-type="float">
            <text:p>1478542216478</text:p>
          </table:table-cell>
          <table:table-cell table:formula="of:=[.B1418]+2288" office:value-type="float" office:value="1478542218766" calcext:value-type="float">
            <text:p>1478542218766</text:p>
          </table:table-cell>
          <table:table-cell table:formula="of:=[.C1418]-[.A14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8785" calcext:value-type="float">
            <text:p>1478542218785</text:p>
          </table:table-cell>
          <table:table-cell office:value-type="float" office:value="1478542216498" calcext:value-type="float">
            <text:p>1478542216498</text:p>
          </table:table-cell>
          <table:table-cell table:formula="of:=[.B1419]+2288" office:value-type="float" office:value="1478542218786" calcext:value-type="float">
            <text:p>1478542218786</text:p>
          </table:table-cell>
          <table:table-cell table:formula="of:=[.C1419]-[.A14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805" calcext:value-type="float">
            <text:p>1478542218805</text:p>
          </table:table-cell>
          <table:table-cell office:value-type="float" office:value="1478542216518" calcext:value-type="float">
            <text:p>1478542216518</text:p>
          </table:table-cell>
          <table:table-cell table:formula="of:=[.B1420]+2288" office:value-type="float" office:value="1478542218806" calcext:value-type="float">
            <text:p>1478542218806</text:p>
          </table:table-cell>
          <table:table-cell table:formula="of:=[.C1420]-[.A14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825" calcext:value-type="float">
            <text:p>1478542218825</text:p>
          </table:table-cell>
          <table:table-cell office:value-type="float" office:value="1478542216538" calcext:value-type="float">
            <text:p>1478542216538</text:p>
          </table:table-cell>
          <table:table-cell table:formula="of:=[.B1421]+2288" office:value-type="float" office:value="1478542218826" calcext:value-type="float">
            <text:p>1478542218826</text:p>
          </table:table-cell>
          <table:table-cell table:formula="of:=[.C1421]-[.A14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846" calcext:value-type="float">
            <text:p>1478542218846</text:p>
          </table:table-cell>
          <table:table-cell office:value-type="float" office:value="1478542216559" calcext:value-type="float">
            <text:p>1478542216559</text:p>
          </table:table-cell>
          <table:table-cell table:formula="of:=[.B1422]+2288" office:value-type="float" office:value="1478542218847" calcext:value-type="float">
            <text:p>1478542218847</text:p>
          </table:table-cell>
          <table:table-cell table:formula="of:=[.C1422]-[.A14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8866" calcext:value-type="float">
            <text:p>1478542218866</text:p>
          </table:table-cell>
          <table:table-cell office:value-type="float" office:value="1478542216698" calcext:value-type="float">
            <text:p>1478542216698</text:p>
          </table:table-cell>
          <table:table-cell table:formula="of:=[.B1423]+2288" office:value-type="float" office:value="1478542218986" calcext:value-type="float">
            <text:p>1478542218986</text:p>
          </table:table-cell>
          <table:table-cell table:formula="of:=[.C1423]-[.A1423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78542218886" calcext:value-type="float">
            <text:p>1478542218886</text:p>
          </table:table-cell>
          <table:table-cell office:value-type="float" office:value="1478542216698" calcext:value-type="float">
            <text:p>1478542216698</text:p>
          </table:table-cell>
          <table:table-cell table:formula="of:=[.B1424]+2288" office:value-type="float" office:value="1478542218986" calcext:value-type="float">
            <text:p>1478542218986</text:p>
          </table:table-cell>
          <table:table-cell table:formula="of:=[.C1424]-[.A142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78542218906" calcext:value-type="float">
            <text:p>1478542218906</text:p>
          </table:table-cell>
          <table:table-cell office:value-type="float" office:value="1478542216698" calcext:value-type="float">
            <text:p>1478542216698</text:p>
          </table:table-cell>
          <table:table-cell table:formula="of:=[.B1425]+2288" office:value-type="float" office:value="1478542218986" calcext:value-type="float">
            <text:p>1478542218986</text:p>
          </table:table-cell>
          <table:table-cell table:formula="of:=[.C1425]-[.A1425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478542218926" calcext:value-type="float">
            <text:p>1478542218926</text:p>
          </table:table-cell>
          <table:table-cell office:value-type="float" office:value="1478542216698" calcext:value-type="float">
            <text:p>1478542216698</text:p>
          </table:table-cell>
          <table:table-cell table:formula="of:=[.B1426]+2288" office:value-type="float" office:value="1478542218986" calcext:value-type="float">
            <text:p>1478542218986</text:p>
          </table:table-cell>
          <table:table-cell table:formula="of:=[.C1426]-[.A142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478542218946" calcext:value-type="float">
            <text:p>1478542218946</text:p>
          </table:table-cell>
          <table:table-cell office:value-type="float" office:value="1478542216698" calcext:value-type="float">
            <text:p>1478542216698</text:p>
          </table:table-cell>
          <table:table-cell table:formula="of:=[.B1427]+2288" office:value-type="float" office:value="1478542218986" calcext:value-type="float">
            <text:p>1478542218986</text:p>
          </table:table-cell>
          <table:table-cell table:formula="of:=[.C1427]-[.A142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478542218966" calcext:value-type="float">
            <text:p>1478542218966</text:p>
          </table:table-cell>
          <table:table-cell office:value-type="float" office:value="1478542216698" calcext:value-type="float">
            <text:p>1478542216698</text:p>
          </table:table-cell>
          <table:table-cell table:formula="of:=[.B1428]+2288" office:value-type="float" office:value="1478542218986" calcext:value-type="float">
            <text:p>1478542218986</text:p>
          </table:table-cell>
          <table:table-cell table:formula="of:=[.C1428]-[.A142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78542218987" calcext:value-type="float">
            <text:p>1478542218987</text:p>
          </table:table-cell>
          <table:table-cell office:value-type="float" office:value="1478542216701" calcext:value-type="float">
            <text:p>1478542216701</text:p>
          </table:table-cell>
          <table:table-cell table:formula="of:=[.B1429]+2288" office:value-type="float" office:value="1478542218989" calcext:value-type="float">
            <text:p>1478542218989</text:p>
          </table:table-cell>
          <table:table-cell table:formula="of:=[.C1429]-[.A14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9006" calcext:value-type="float">
            <text:p>1478542219006</text:p>
          </table:table-cell>
          <table:table-cell office:value-type="float" office:value="1478542216719" calcext:value-type="float">
            <text:p>1478542216719</text:p>
          </table:table-cell>
          <table:table-cell table:formula="of:=[.B1430]+2288" office:value-type="float" office:value="1478542219007" calcext:value-type="float">
            <text:p>1478542219007</text:p>
          </table:table-cell>
          <table:table-cell table:formula="of:=[.C1430]-[.A14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026" calcext:value-type="float">
            <text:p>1478542219026</text:p>
          </table:table-cell>
          <table:table-cell office:value-type="float" office:value="1478542216739" calcext:value-type="float">
            <text:p>1478542216739</text:p>
          </table:table-cell>
          <table:table-cell table:formula="of:=[.B1431]+2288" office:value-type="float" office:value="1478542219027" calcext:value-type="float">
            <text:p>1478542219027</text:p>
          </table:table-cell>
          <table:table-cell table:formula="of:=[.C1431]-[.A14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045" calcext:value-type="float">
            <text:p>1478542219045</text:p>
          </table:table-cell>
          <table:table-cell office:value-type="float" office:value="1478542216759" calcext:value-type="float">
            <text:p>1478542216759</text:p>
          </table:table-cell>
          <table:table-cell table:formula="of:=[.B1432]+2288" office:value-type="float" office:value="1478542219047" calcext:value-type="float">
            <text:p>1478542219047</text:p>
          </table:table-cell>
          <table:table-cell table:formula="of:=[.C1432]-[.A14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9067" calcext:value-type="float">
            <text:p>1478542219067</text:p>
          </table:table-cell>
          <table:table-cell office:value-type="float" office:value="1478542216794" calcext:value-type="float">
            <text:p>1478542216794</text:p>
          </table:table-cell>
          <table:table-cell table:formula="of:=[.B1433]+2288" office:value-type="float" office:value="1478542219082" calcext:value-type="float">
            <text:p>1478542219082</text:p>
          </table:table-cell>
          <table:table-cell table:formula="of:=[.C1433]-[.A143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78542219086" calcext:value-type="float">
            <text:p>1478542219086</text:p>
          </table:table-cell>
          <table:table-cell office:value-type="float" office:value="1478542216814" calcext:value-type="float">
            <text:p>1478542216814</text:p>
          </table:table-cell>
          <table:table-cell table:formula="of:=[.B1434]+2288" office:value-type="float" office:value="1478542219102" calcext:value-type="float">
            <text:p>1478542219102</text:p>
          </table:table-cell>
          <table:table-cell table:formula="of:=[.C1434]-[.A143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78542219106" calcext:value-type="float">
            <text:p>1478542219106</text:p>
          </table:table-cell>
          <table:table-cell office:value-type="float" office:value="1478542216818" calcext:value-type="float">
            <text:p>1478542216818</text:p>
          </table:table-cell>
          <table:table-cell table:formula="of:=[.B1435]+2288" office:value-type="float" office:value="1478542219106" calcext:value-type="float">
            <text:p>1478542219106</text:p>
          </table:table-cell>
          <table:table-cell table:formula="of:=[.C1435]-[.A14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125" calcext:value-type="float">
            <text:p>1478542219125</text:p>
          </table:table-cell>
          <table:table-cell office:value-type="float" office:value="1478542216837" calcext:value-type="float">
            <text:p>1478542216837</text:p>
          </table:table-cell>
          <table:table-cell table:formula="of:=[.B1436]+2288" office:value-type="float" office:value="1478542219125" calcext:value-type="float">
            <text:p>1478542219125</text:p>
          </table:table-cell>
          <table:table-cell table:formula="of:=[.C1436]-[.A14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145" calcext:value-type="float">
            <text:p>1478542219145</text:p>
          </table:table-cell>
          <table:table-cell office:value-type="float" office:value="1478542216859" calcext:value-type="float">
            <text:p>1478542216859</text:p>
          </table:table-cell>
          <table:table-cell table:formula="of:=[.B1437]+2288" office:value-type="float" office:value="1478542219147" calcext:value-type="float">
            <text:p>1478542219147</text:p>
          </table:table-cell>
          <table:table-cell table:formula="of:=[.C1437]-[.A14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9167" calcext:value-type="float">
            <text:p>1478542219167</text:p>
          </table:table-cell>
          <table:table-cell office:value-type="float" office:value="1478542216881" calcext:value-type="float">
            <text:p>1478542216881</text:p>
          </table:table-cell>
          <table:table-cell table:formula="of:=[.B1438]+2288" office:value-type="float" office:value="1478542219169" calcext:value-type="float">
            <text:p>1478542219169</text:p>
          </table:table-cell>
          <table:table-cell table:formula="of:=[.C1438]-[.A143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9185" calcext:value-type="float">
            <text:p>1478542219185</text:p>
          </table:table-cell>
          <table:table-cell office:value-type="float" office:value="1478542217014" calcext:value-type="float">
            <text:p>1478542217014</text:p>
          </table:table-cell>
          <table:table-cell table:formula="of:=[.B1439]+2288" office:value-type="float" office:value="1478542219302" calcext:value-type="float">
            <text:p>1478542219302</text:p>
          </table:table-cell>
          <table:table-cell table:formula="of:=[.C1439]-[.A1439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478542219205" calcext:value-type="float">
            <text:p>1478542219205</text:p>
          </table:table-cell>
          <table:table-cell office:value-type="float" office:value="1478542217014" calcext:value-type="float">
            <text:p>1478542217014</text:p>
          </table:table-cell>
          <table:table-cell table:formula="of:=[.B1440]+2288" office:value-type="float" office:value="1478542219302" calcext:value-type="float">
            <text:p>1478542219302</text:p>
          </table:table-cell>
          <table:table-cell table:formula="of:=[.C1440]-[.A1440]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478542219226" calcext:value-type="float">
            <text:p>1478542219226</text:p>
          </table:table-cell>
          <table:table-cell office:value-type="float" office:value="1478542217014" calcext:value-type="float">
            <text:p>1478542217014</text:p>
          </table:table-cell>
          <table:table-cell table:formula="of:=[.B1441]+2288" office:value-type="float" office:value="1478542219302" calcext:value-type="float">
            <text:p>1478542219302</text:p>
          </table:table-cell>
          <table:table-cell table:formula="of:=[.C1441]-[.A1441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478542219246" calcext:value-type="float">
            <text:p>1478542219246</text:p>
          </table:table-cell>
          <table:table-cell office:value-type="float" office:value="1478542217015" calcext:value-type="float">
            <text:p>1478542217015</text:p>
          </table:table-cell>
          <table:table-cell table:formula="of:=[.B1442]+2288" office:value-type="float" office:value="1478542219303" calcext:value-type="float">
            <text:p>1478542219303</text:p>
          </table:table-cell>
          <table:table-cell table:formula="of:=[.C1442]-[.A14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478542219266" calcext:value-type="float">
            <text:p>1478542219266</text:p>
          </table:table-cell>
          <table:table-cell office:value-type="float" office:value="1478542217015" calcext:value-type="float">
            <text:p>1478542217015</text:p>
          </table:table-cell>
          <table:table-cell table:formula="of:=[.B1443]+2288" office:value-type="float" office:value="1478542219303" calcext:value-type="float">
            <text:p>1478542219303</text:p>
          </table:table-cell>
          <table:table-cell table:formula="of:=[.C1443]-[.A1443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78542219286" calcext:value-type="float">
            <text:p>1478542219286</text:p>
          </table:table-cell>
          <table:table-cell office:value-type="float" office:value="1478542217015" calcext:value-type="float">
            <text:p>1478542217015</text:p>
          </table:table-cell>
          <table:table-cell table:formula="of:=[.B1444]+2288" office:value-type="float" office:value="1478542219303" calcext:value-type="float">
            <text:p>1478542219303</text:p>
          </table:table-cell>
          <table:table-cell table:formula="of:=[.C1444]-[.A144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78542219306" calcext:value-type="float">
            <text:p>1478542219306</text:p>
          </table:table-cell>
          <table:table-cell office:value-type="float" office:value="1478542217019" calcext:value-type="float">
            <text:p>1478542217019</text:p>
          </table:table-cell>
          <table:table-cell table:formula="of:=[.B1445]+2288" office:value-type="float" office:value="1478542219307" calcext:value-type="float">
            <text:p>1478542219307</text:p>
          </table:table-cell>
          <table:table-cell table:formula="of:=[.C1445]-[.A144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325" calcext:value-type="float">
            <text:p>1478542219325</text:p>
          </table:table-cell>
          <table:table-cell office:value-type="float" office:value="1478542217038" calcext:value-type="float">
            <text:p>1478542217038</text:p>
          </table:table-cell>
          <table:table-cell table:formula="of:=[.B1446]+2288" office:value-type="float" office:value="1478542219326" calcext:value-type="float">
            <text:p>1478542219326</text:p>
          </table:table-cell>
          <table:table-cell table:formula="of:=[.C1446]-[.A144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345" calcext:value-type="float">
            <text:p>1478542219345</text:p>
          </table:table-cell>
          <table:table-cell office:value-type="float" office:value="1478542217059" calcext:value-type="float">
            <text:p>1478542217059</text:p>
          </table:table-cell>
          <table:table-cell table:formula="of:=[.B1447]+2288" office:value-type="float" office:value="1478542219347" calcext:value-type="float">
            <text:p>1478542219347</text:p>
          </table:table-cell>
          <table:table-cell table:formula="of:=[.C1447]-[.A144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9367" calcext:value-type="float">
            <text:p>1478542219367</text:p>
          </table:table-cell>
          <table:table-cell office:value-type="float" office:value="1478542217080" calcext:value-type="float">
            <text:p>1478542217080</text:p>
          </table:table-cell>
          <table:table-cell table:formula="of:=[.B1448]+2288" office:value-type="float" office:value="1478542219368" calcext:value-type="float">
            <text:p>1478542219368</text:p>
          </table:table-cell>
          <table:table-cell table:formula="of:=[.C1448]-[.A14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384" calcext:value-type="float">
            <text:p>1478542219384</text:p>
          </table:table-cell>
          <table:table-cell office:value-type="float" office:value="1478542217096" calcext:value-type="float">
            <text:p>1478542217096</text:p>
          </table:table-cell>
          <table:table-cell table:formula="of:=[.B1449]+2288" office:value-type="float" office:value="1478542219384" calcext:value-type="float">
            <text:p>1478542219384</text:p>
          </table:table-cell>
          <table:table-cell table:formula="of:=[.C1449]-[.A14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404" calcext:value-type="float">
            <text:p>1478542219404</text:p>
          </table:table-cell>
          <table:table-cell office:value-type="float" office:value="1478542217116" calcext:value-type="float">
            <text:p>1478542217116</text:p>
          </table:table-cell>
          <table:table-cell table:formula="of:=[.B1450]+2288" office:value-type="float" office:value="1478542219404" calcext:value-type="float">
            <text:p>1478542219404</text:p>
          </table:table-cell>
          <table:table-cell table:formula="of:=[.C1450]-[.A14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426" calcext:value-type="float">
            <text:p>1478542219426</text:p>
          </table:table-cell>
          <table:table-cell office:value-type="float" office:value="1478542217138" calcext:value-type="float">
            <text:p>1478542217138</text:p>
          </table:table-cell>
          <table:table-cell table:formula="of:=[.B1451]+2288" office:value-type="float" office:value="1478542219426" calcext:value-type="float">
            <text:p>1478542219426</text:p>
          </table:table-cell>
          <table:table-cell table:formula="of:=[.C1451]-[.A14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445" calcext:value-type="float">
            <text:p>1478542219445</text:p>
          </table:table-cell>
          <table:table-cell office:value-type="float" office:value="1478542217157" calcext:value-type="float">
            <text:p>1478542217157</text:p>
          </table:table-cell>
          <table:table-cell table:formula="of:=[.B1452]+2288" office:value-type="float" office:value="1478542219445" calcext:value-type="float">
            <text:p>1478542219445</text:p>
          </table:table-cell>
          <table:table-cell table:formula="of:=[.C1452]-[.A1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465" calcext:value-type="float">
            <text:p>1478542219465</text:p>
          </table:table-cell>
          <table:table-cell office:value-type="float" office:value="1478542217177" calcext:value-type="float">
            <text:p>1478542217177</text:p>
          </table:table-cell>
          <table:table-cell table:formula="of:=[.B1453]+2288" office:value-type="float" office:value="1478542219465" calcext:value-type="float">
            <text:p>1478542219465</text:p>
          </table:table-cell>
          <table:table-cell table:formula="of:=[.C1453]-[.A14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484" calcext:value-type="float">
            <text:p>1478542219484</text:p>
          </table:table-cell>
          <table:table-cell office:value-type="float" office:value="1478542217196" calcext:value-type="float">
            <text:p>1478542217196</text:p>
          </table:table-cell>
          <table:table-cell table:formula="of:=[.B1454]+2288" office:value-type="float" office:value="1478542219484" calcext:value-type="float">
            <text:p>1478542219484</text:p>
          </table:table-cell>
          <table:table-cell table:formula="of:=[.C1454]-[.A14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504" calcext:value-type="float">
            <text:p>1478542219504</text:p>
          </table:table-cell>
          <table:table-cell office:value-type="float" office:value="1478542217339" calcext:value-type="float">
            <text:p>1478542217339</text:p>
          </table:table-cell>
          <table:table-cell table:formula="of:=[.B1455]+2288" office:value-type="float" office:value="1478542219627" calcext:value-type="float">
            <text:p>1478542219627</text:p>
          </table:table-cell>
          <table:table-cell table:formula="of:=[.C1455]-[.A1455]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478542219525" calcext:value-type="float">
            <text:p>1478542219525</text:p>
          </table:table-cell>
          <table:table-cell office:value-type="float" office:value="1478542217339" calcext:value-type="float">
            <text:p>1478542217339</text:p>
          </table:table-cell>
          <table:table-cell table:formula="of:=[.B1456]+2288" office:value-type="float" office:value="1478542219627" calcext:value-type="float">
            <text:p>1478542219627</text:p>
          </table:table-cell>
          <table:table-cell table:formula="of:=[.C1456]-[.A1456]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478542219545" calcext:value-type="float">
            <text:p>1478542219545</text:p>
          </table:table-cell>
          <table:table-cell office:value-type="float" office:value="1478542217339" calcext:value-type="float">
            <text:p>1478542217339</text:p>
          </table:table-cell>
          <table:table-cell table:formula="of:=[.B1457]+2288" office:value-type="float" office:value="1478542219627" calcext:value-type="float">
            <text:p>1478542219627</text:p>
          </table:table-cell>
          <table:table-cell table:formula="of:=[.C1457]-[.A1457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478542219565" calcext:value-type="float">
            <text:p>1478542219565</text:p>
          </table:table-cell>
          <table:table-cell office:value-type="float" office:value="1478542217339" calcext:value-type="float">
            <text:p>1478542217339</text:p>
          </table:table-cell>
          <table:table-cell table:formula="of:=[.B1458]+2288" office:value-type="float" office:value="1478542219627" calcext:value-type="float">
            <text:p>1478542219627</text:p>
          </table:table-cell>
          <table:table-cell table:formula="of:=[.C1458]-[.A1458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478542219585" calcext:value-type="float">
            <text:p>1478542219585</text:p>
          </table:table-cell>
          <table:table-cell office:value-type="float" office:value="1478542217339" calcext:value-type="float">
            <text:p>1478542217339</text:p>
          </table:table-cell>
          <table:table-cell table:formula="of:=[.B1459]+2288" office:value-type="float" office:value="1478542219627" calcext:value-type="float">
            <text:p>1478542219627</text:p>
          </table:table-cell>
          <table:table-cell table:formula="of:=[.C1459]-[.A1459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478542219605" calcext:value-type="float">
            <text:p>1478542219605</text:p>
          </table:table-cell>
          <table:table-cell office:value-type="float" office:value="1478542217339" calcext:value-type="float">
            <text:p>1478542217339</text:p>
          </table:table-cell>
          <table:table-cell table:formula="of:=[.B1460]+2288" office:value-type="float" office:value="1478542219627" calcext:value-type="float">
            <text:p>1478542219627</text:p>
          </table:table-cell>
          <table:table-cell table:formula="of:=[.C1460]-[.A146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478542219626" calcext:value-type="float">
            <text:p>1478542219626</text:p>
          </table:table-cell>
          <table:table-cell office:value-type="float" office:value="1478542217340" calcext:value-type="float">
            <text:p>1478542217340</text:p>
          </table:table-cell>
          <table:table-cell table:formula="of:=[.B1461]+2288" office:value-type="float" office:value="1478542219628" calcext:value-type="float">
            <text:p>1478542219628</text:p>
          </table:table-cell>
          <table:table-cell table:formula="of:=[.C1461]-[.A146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19646" calcext:value-type="float">
            <text:p>1478542219646</text:p>
          </table:table-cell>
          <table:table-cell office:value-type="float" office:value="1478542217358" calcext:value-type="float">
            <text:p>1478542217358</text:p>
          </table:table-cell>
          <table:table-cell table:formula="of:=[.B1462]+2288" office:value-type="float" office:value="1478542219646" calcext:value-type="float">
            <text:p>1478542219646</text:p>
          </table:table-cell>
          <table:table-cell table:formula="of:=[.C1462]-[.A14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665" calcext:value-type="float">
            <text:p>1478542219665</text:p>
          </table:table-cell>
          <table:table-cell office:value-type="float" office:value="1478542217378" calcext:value-type="float">
            <text:p>1478542217378</text:p>
          </table:table-cell>
          <table:table-cell table:formula="of:=[.B1463]+2288" office:value-type="float" office:value="1478542219666" calcext:value-type="float">
            <text:p>1478542219666</text:p>
          </table:table-cell>
          <table:table-cell table:formula="of:=[.C1463]-[.A14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685" calcext:value-type="float">
            <text:p>1478542219685</text:p>
          </table:table-cell>
          <table:table-cell office:value-type="float" office:value="1478542217398" calcext:value-type="float">
            <text:p>1478542217398</text:p>
          </table:table-cell>
          <table:table-cell table:formula="of:=[.B1464]+2288" office:value-type="float" office:value="1478542219686" calcext:value-type="float">
            <text:p>1478542219686</text:p>
          </table:table-cell>
          <table:table-cell table:formula="of:=[.C1464]-[.A14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705" calcext:value-type="float">
            <text:p>1478542219705</text:p>
          </table:table-cell>
          <table:table-cell office:value-type="float" office:value="1478542217418" calcext:value-type="float">
            <text:p>1478542217418</text:p>
          </table:table-cell>
          <table:table-cell table:formula="of:=[.B1465]+2288" office:value-type="float" office:value="1478542219706" calcext:value-type="float">
            <text:p>1478542219706</text:p>
          </table:table-cell>
          <table:table-cell table:formula="of:=[.C1465]-[.A14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725" calcext:value-type="float">
            <text:p>1478542219725</text:p>
          </table:table-cell>
          <table:table-cell office:value-type="float" office:value="1478542217440" calcext:value-type="float">
            <text:p>1478542217440</text:p>
          </table:table-cell>
          <table:table-cell table:formula="of:=[.B1466]+2288" office:value-type="float" office:value="1478542219728" calcext:value-type="float">
            <text:p>1478542219728</text:p>
          </table:table-cell>
          <table:table-cell table:formula="of:=[.C1466]-[.A146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9745" calcext:value-type="float">
            <text:p>1478542219745</text:p>
          </table:table-cell>
          <table:table-cell office:value-type="float" office:value="1478542217458" calcext:value-type="float">
            <text:p>1478542217458</text:p>
          </table:table-cell>
          <table:table-cell table:formula="of:=[.B1467]+2288" office:value-type="float" office:value="1478542219746" calcext:value-type="float">
            <text:p>1478542219746</text:p>
          </table:table-cell>
          <table:table-cell table:formula="of:=[.C1467]-[.A14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19765" calcext:value-type="float">
            <text:p>1478542219765</text:p>
          </table:table-cell>
          <table:table-cell office:value-type="float" office:value="1478542217477" calcext:value-type="float">
            <text:p>1478542217477</text:p>
          </table:table-cell>
          <table:table-cell table:formula="of:=[.B1468]+2288" office:value-type="float" office:value="1478542219765" calcext:value-type="float">
            <text:p>1478542219765</text:p>
          </table:table-cell>
          <table:table-cell table:formula="of:=[.C1468]-[.A14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784" calcext:value-type="float">
            <text:p>1478542219784</text:p>
          </table:table-cell>
          <table:table-cell office:value-type="float" office:value="1478542217496" calcext:value-type="float">
            <text:p>1478542217496</text:p>
          </table:table-cell>
          <table:table-cell table:formula="of:=[.B1469]+2288" office:value-type="float" office:value="1478542219784" calcext:value-type="float">
            <text:p>1478542219784</text:p>
          </table:table-cell>
          <table:table-cell table:formula="of:=[.C1469]-[.A14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804" calcext:value-type="float">
            <text:p>1478542219804</text:p>
          </table:table-cell>
          <table:table-cell office:value-type="float" office:value="1478542217516" calcext:value-type="float">
            <text:p>1478542217516</text:p>
          </table:table-cell>
          <table:table-cell table:formula="of:=[.B1470]+2288" office:value-type="float" office:value="1478542219804" calcext:value-type="float">
            <text:p>1478542219804</text:p>
          </table:table-cell>
          <table:table-cell table:formula="of:=[.C1470]-[.A14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825" calcext:value-type="float">
            <text:p>1478542219825</text:p>
          </table:table-cell>
          <table:table-cell office:value-type="float" office:value="1478542217649" calcext:value-type="float">
            <text:p>1478542217649</text:p>
          </table:table-cell>
          <table:table-cell table:formula="of:=[.B1471]+2288" office:value-type="float" office:value="1478542219937" calcext:value-type="float">
            <text:p>1478542219937</text:p>
          </table:table-cell>
          <table:table-cell table:formula="of:=[.C1471]-[.A1471]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78542219844" calcext:value-type="float">
            <text:p>1478542219844</text:p>
          </table:table-cell>
          <table:table-cell office:value-type="float" office:value="1478542217649" calcext:value-type="float">
            <text:p>1478542217649</text:p>
          </table:table-cell>
          <table:table-cell table:formula="of:=[.B1472]+2288" office:value-type="float" office:value="1478542219937" calcext:value-type="float">
            <text:p>1478542219937</text:p>
          </table:table-cell>
          <table:table-cell table:formula="of:=[.C1472]-[.A1472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78542219865" calcext:value-type="float">
            <text:p>1478542219865</text:p>
          </table:table-cell>
          <table:table-cell office:value-type="float" office:value="1478542217650" calcext:value-type="float">
            <text:p>1478542217650</text:p>
          </table:table-cell>
          <table:table-cell table:formula="of:=[.B1473]+2288" office:value-type="float" office:value="1478542219938" calcext:value-type="float">
            <text:p>1478542219938</text:p>
          </table:table-cell>
          <table:table-cell table:formula="of:=[.C1473]-[.A147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478542219885" calcext:value-type="float">
            <text:p>1478542219885</text:p>
          </table:table-cell>
          <table:table-cell office:value-type="float" office:value="1478542217650" calcext:value-type="float">
            <text:p>1478542217650</text:p>
          </table:table-cell>
          <table:table-cell table:formula="of:=[.B1474]+2288" office:value-type="float" office:value="1478542219938" calcext:value-type="float">
            <text:p>1478542219938</text:p>
          </table:table-cell>
          <table:table-cell table:formula="of:=[.C1474]-[.A1474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478542219905" calcext:value-type="float">
            <text:p>1478542219905</text:p>
          </table:table-cell>
          <table:table-cell office:value-type="float" office:value="1478542217650" calcext:value-type="float">
            <text:p>1478542217650</text:p>
          </table:table-cell>
          <table:table-cell table:formula="of:=[.B1475]+2288" office:value-type="float" office:value="1478542219938" calcext:value-type="float">
            <text:p>1478542219938</text:p>
          </table:table-cell>
          <table:table-cell table:formula="of:=[.C1475]-[.A1475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478542219924" calcext:value-type="float">
            <text:p>1478542219924</text:p>
          </table:table-cell>
          <table:table-cell office:value-type="float" office:value="1478542217650" calcext:value-type="float">
            <text:p>1478542217650</text:p>
          </table:table-cell>
          <table:table-cell table:formula="of:=[.B1476]+2288" office:value-type="float" office:value="1478542219938" calcext:value-type="float">
            <text:p>1478542219938</text:p>
          </table:table-cell>
          <table:table-cell table:formula="of:=[.C1476]-[.A147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78542219947" calcext:value-type="float">
            <text:p>1478542219947</text:p>
          </table:table-cell>
          <table:table-cell office:value-type="float" office:value="1478542217662" calcext:value-type="float">
            <text:p>1478542217662</text:p>
          </table:table-cell>
          <table:table-cell table:formula="of:=[.B1477]+2288" office:value-type="float" office:value="1478542219950" calcext:value-type="float">
            <text:p>1478542219950</text:p>
          </table:table-cell>
          <table:table-cell table:formula="of:=[.C1477]-[.A147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19966" calcext:value-type="float">
            <text:p>1478542219966</text:p>
          </table:table-cell>
          <table:table-cell office:value-type="float" office:value="1478542217678" calcext:value-type="float">
            <text:p>1478542217678</text:p>
          </table:table-cell>
          <table:table-cell table:formula="of:=[.B1478]+2288" office:value-type="float" office:value="1478542219966" calcext:value-type="float">
            <text:p>1478542219966</text:p>
          </table:table-cell>
          <table:table-cell table:formula="of:=[.C1478]-[.A14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19988" calcext:value-type="float">
            <text:p>1478542219988</text:p>
          </table:table-cell>
          <table:table-cell office:value-type="float" office:value="1478542217699" calcext:value-type="float">
            <text:p>1478542217699</text:p>
          </table:table-cell>
          <table:table-cell table:formula="of:=[.B1479]+2288" office:value-type="float" office:value="1478542219987" calcext:value-type="float">
            <text:p>1478542219987</text:p>
          </table:table-cell>
          <table:table-cell table:formula="of:=[.C1479]-[.A147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20004" calcext:value-type="float">
            <text:p>1478542220004</text:p>
          </table:table-cell>
          <table:table-cell office:value-type="float" office:value="1478542217716" calcext:value-type="float">
            <text:p>1478542217716</text:p>
          </table:table-cell>
          <table:table-cell table:formula="of:=[.B1480]+2288" office:value-type="float" office:value="1478542220004" calcext:value-type="float">
            <text:p>1478542220004</text:p>
          </table:table-cell>
          <table:table-cell table:formula="of:=[.C1480]-[.A14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024" calcext:value-type="float">
            <text:p>1478542220024</text:p>
          </table:table-cell>
          <table:table-cell office:value-type="float" office:value="1478542217736" calcext:value-type="float">
            <text:p>1478542217736</text:p>
          </table:table-cell>
          <table:table-cell table:formula="of:=[.B1481]+2288" office:value-type="float" office:value="1478542220024" calcext:value-type="float">
            <text:p>1478542220024</text:p>
          </table:table-cell>
          <table:table-cell table:formula="of:=[.C1481]-[.A14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044" calcext:value-type="float">
            <text:p>1478542220044</text:p>
          </table:table-cell>
          <table:table-cell office:value-type="float" office:value="1478542217756" calcext:value-type="float">
            <text:p>1478542217756</text:p>
          </table:table-cell>
          <table:table-cell table:formula="of:=[.B1482]+2288" office:value-type="float" office:value="1478542220044" calcext:value-type="float">
            <text:p>1478542220044</text:p>
          </table:table-cell>
          <table:table-cell table:formula="of:=[.C1482]-[.A14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064" calcext:value-type="float">
            <text:p>1478542220064</text:p>
          </table:table-cell>
          <table:table-cell office:value-type="float" office:value="1478542217776" calcext:value-type="float">
            <text:p>1478542217776</text:p>
          </table:table-cell>
          <table:table-cell table:formula="of:=[.B1483]+2288" office:value-type="float" office:value="1478542220064" calcext:value-type="float">
            <text:p>1478542220064</text:p>
          </table:table-cell>
          <table:table-cell table:formula="of:=[.C1483]-[.A14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084" calcext:value-type="float">
            <text:p>1478542220084</text:p>
          </table:table-cell>
          <table:table-cell office:value-type="float" office:value="1478542217797" calcext:value-type="float">
            <text:p>1478542217797</text:p>
          </table:table-cell>
          <table:table-cell table:formula="of:=[.B1484]+2288" office:value-type="float" office:value="1478542220085" calcext:value-type="float">
            <text:p>1478542220085</text:p>
          </table:table-cell>
          <table:table-cell table:formula="of:=[.C1484]-[.A14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104" calcext:value-type="float">
            <text:p>1478542220104</text:p>
          </table:table-cell>
          <table:table-cell office:value-type="float" office:value="1478542217817" calcext:value-type="float">
            <text:p>1478542217817</text:p>
          </table:table-cell>
          <table:table-cell table:formula="of:=[.B1485]+2288" office:value-type="float" office:value="1478542220105" calcext:value-type="float">
            <text:p>1478542220105</text:p>
          </table:table-cell>
          <table:table-cell table:formula="of:=[.C1485]-[.A148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124" calcext:value-type="float">
            <text:p>1478542220124</text:p>
          </table:table-cell>
          <table:table-cell office:value-type="float" office:value="1478542217836" calcext:value-type="float">
            <text:p>1478542217836</text:p>
          </table:table-cell>
          <table:table-cell table:formula="of:=[.B1486]+2288" office:value-type="float" office:value="1478542220124" calcext:value-type="float">
            <text:p>1478542220124</text:p>
          </table:table-cell>
          <table:table-cell table:formula="of:=[.C1486]-[.A14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156" calcext:value-type="float">
            <text:p>1478542220156</text:p>
          </table:table-cell>
          <table:table-cell office:value-type="float" office:value="1478542217961" calcext:value-type="float">
            <text:p>1478542217961</text:p>
          </table:table-cell>
          <table:table-cell table:formula="of:=[.B1487]+2288" office:value-type="float" office:value="1478542220249" calcext:value-type="float">
            <text:p>1478542220249</text:p>
          </table:table-cell>
          <table:table-cell table:formula="of:=[.C1487]-[.A1487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78542220167" calcext:value-type="float">
            <text:p>1478542220167</text:p>
          </table:table-cell>
          <table:table-cell office:value-type="float" office:value="1478542217961" calcext:value-type="float">
            <text:p>1478542217961</text:p>
          </table:table-cell>
          <table:table-cell table:formula="of:=[.B1488]+2288" office:value-type="float" office:value="1478542220249" calcext:value-type="float">
            <text:p>1478542220249</text:p>
          </table:table-cell>
          <table:table-cell table:formula="of:=[.C1488]-[.A1488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478542220184" calcext:value-type="float">
            <text:p>1478542220184</text:p>
          </table:table-cell>
          <table:table-cell office:value-type="float" office:value="1478542217961" calcext:value-type="float">
            <text:p>1478542217961</text:p>
          </table:table-cell>
          <table:table-cell table:formula="of:=[.B1489]+2288" office:value-type="float" office:value="1478542220249" calcext:value-type="float">
            <text:p>1478542220249</text:p>
          </table:table-cell>
          <table:table-cell table:formula="of:=[.C1489]-[.A1489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478542220207" calcext:value-type="float">
            <text:p>1478542220207</text:p>
          </table:table-cell>
          <table:table-cell office:value-type="float" office:value="1478542217961" calcext:value-type="float">
            <text:p>1478542217961</text:p>
          </table:table-cell>
          <table:table-cell table:formula="of:=[.B1490]+2288" office:value-type="float" office:value="1478542220249" calcext:value-type="float">
            <text:p>1478542220249</text:p>
          </table:table-cell>
          <table:table-cell table:formula="of:=[.C1490]-[.A1490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478542220232" calcext:value-type="float">
            <text:p>1478542220232</text:p>
          </table:table-cell>
          <table:table-cell office:value-type="float" office:value="1478542217961" calcext:value-type="float">
            <text:p>1478542217961</text:p>
          </table:table-cell>
          <table:table-cell table:formula="of:=[.B1491]+2288" office:value-type="float" office:value="1478542220249" calcext:value-type="float">
            <text:p>1478542220249</text:p>
          </table:table-cell>
          <table:table-cell table:formula="of:=[.C1491]-[.A149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78542220245" calcext:value-type="float">
            <text:p>1478542220245</text:p>
          </table:table-cell>
          <table:table-cell office:value-type="float" office:value="1478542217961" calcext:value-type="float">
            <text:p>1478542217961</text:p>
          </table:table-cell>
          <table:table-cell table:formula="of:=[.B1492]+2288" office:value-type="float" office:value="1478542220249" calcext:value-type="float">
            <text:p>1478542220249</text:p>
          </table:table-cell>
          <table:table-cell table:formula="of:=[.C1492]-[.A14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8542220264" calcext:value-type="float">
            <text:p>1478542220264</text:p>
          </table:table-cell>
          <table:table-cell office:value-type="float" office:value="1478542217976" calcext:value-type="float">
            <text:p>1478542217976</text:p>
          </table:table-cell>
          <table:table-cell table:formula="of:=[.B1493]+2288" office:value-type="float" office:value="1478542220264" calcext:value-type="float">
            <text:p>1478542220264</text:p>
          </table:table-cell>
          <table:table-cell table:formula="of:=[.C1493]-[.A14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284" calcext:value-type="float">
            <text:p>1478542220284</text:p>
          </table:table-cell>
          <table:table-cell office:value-type="float" office:value="1478542217996" calcext:value-type="float">
            <text:p>1478542217996</text:p>
          </table:table-cell>
          <table:table-cell table:formula="of:=[.B1494]+2288" office:value-type="float" office:value="1478542220284" calcext:value-type="float">
            <text:p>1478542220284</text:p>
          </table:table-cell>
          <table:table-cell table:formula="of:=[.C1494]-[.A14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304" calcext:value-type="float">
            <text:p>1478542220304</text:p>
          </table:table-cell>
          <table:table-cell office:value-type="float" office:value="1478542218016" calcext:value-type="float">
            <text:p>1478542218016</text:p>
          </table:table-cell>
          <table:table-cell table:formula="of:=[.B1495]+2288" office:value-type="float" office:value="1478542220304" calcext:value-type="float">
            <text:p>1478542220304</text:p>
          </table:table-cell>
          <table:table-cell table:formula="of:=[.C1495]-[.A1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324" calcext:value-type="float">
            <text:p>1478542220324</text:p>
          </table:table-cell>
          <table:table-cell office:value-type="float" office:value="1478542218037" calcext:value-type="float">
            <text:p>1478542218037</text:p>
          </table:table-cell>
          <table:table-cell table:formula="of:=[.B1496]+2288" office:value-type="float" office:value="1478542220325" calcext:value-type="float">
            <text:p>1478542220325</text:p>
          </table:table-cell>
          <table:table-cell table:formula="of:=[.C1496]-[.A149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344" calcext:value-type="float">
            <text:p>1478542220344</text:p>
          </table:table-cell>
          <table:table-cell office:value-type="float" office:value="1478542218057" calcext:value-type="float">
            <text:p>1478542218057</text:p>
          </table:table-cell>
          <table:table-cell table:formula="of:=[.B1497]+2288" office:value-type="float" office:value="1478542220345" calcext:value-type="float">
            <text:p>1478542220345</text:p>
          </table:table-cell>
          <table:table-cell table:formula="of:=[.C1497]-[.A149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364" calcext:value-type="float">
            <text:p>1478542220364</text:p>
          </table:table-cell>
          <table:table-cell office:value-type="float" office:value="1478542218077" calcext:value-type="float">
            <text:p>1478542218077</text:p>
          </table:table-cell>
          <table:table-cell table:formula="of:=[.B1498]+2288" office:value-type="float" office:value="1478542220365" calcext:value-type="float">
            <text:p>1478542220365</text:p>
          </table:table-cell>
          <table:table-cell table:formula="of:=[.C1498]-[.A149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384" calcext:value-type="float">
            <text:p>1478542220384</text:p>
          </table:table-cell>
          <table:table-cell office:value-type="float" office:value="1478542218098" calcext:value-type="float">
            <text:p>1478542218098</text:p>
          </table:table-cell>
          <table:table-cell table:formula="of:=[.B1499]+2288" office:value-type="float" office:value="1478542220386" calcext:value-type="float">
            <text:p>1478542220386</text:p>
          </table:table-cell>
          <table:table-cell table:formula="of:=[.C1499]-[.A149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20404" calcext:value-type="float">
            <text:p>1478542220404</text:p>
          </table:table-cell>
          <table:table-cell office:value-type="float" office:value="1478542218117" calcext:value-type="float">
            <text:p>1478542218117</text:p>
          </table:table-cell>
          <table:table-cell table:formula="of:=[.B1500]+2288" office:value-type="float" office:value="1478542220405" calcext:value-type="float">
            <text:p>1478542220405</text:p>
          </table:table-cell>
          <table:table-cell table:formula="of:=[.C1500]-[.A150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424" calcext:value-type="float">
            <text:p>1478542220424</text:p>
          </table:table-cell>
          <table:table-cell office:value-type="float" office:value="1478542218146" calcext:value-type="float">
            <text:p>1478542218146</text:p>
          </table:table-cell>
          <table:table-cell table:formula="of:=[.B1501]+2288" office:value-type="float" office:value="1478542220434" calcext:value-type="float">
            <text:p>1478542220434</text:p>
          </table:table-cell>
          <table:table-cell table:formula="of:=[.C1501]-[.A150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78542220444" calcext:value-type="float">
            <text:p>1478542220444</text:p>
          </table:table-cell>
          <table:table-cell office:value-type="float" office:value="1478542218284" calcext:value-type="float">
            <text:p>1478542218284</text:p>
          </table:table-cell>
          <table:table-cell table:formula="of:=[.B1502]+2288" office:value-type="float" office:value="1478542220572" calcext:value-type="float">
            <text:p>1478542220572</text:p>
          </table:table-cell>
          <table:table-cell table:formula="of:=[.C1502]-[.A1502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78542220464" calcext:value-type="float">
            <text:p>1478542220464</text:p>
          </table:table-cell>
          <table:table-cell office:value-type="float" office:value="1478542218284" calcext:value-type="float">
            <text:p>1478542218284</text:p>
          </table:table-cell>
          <table:table-cell table:formula="of:=[.B1503]+2288" office:value-type="float" office:value="1478542220572" calcext:value-type="float">
            <text:p>1478542220572</text:p>
          </table:table-cell>
          <table:table-cell table:formula="of:=[.C1503]-[.A1503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478542220484" calcext:value-type="float">
            <text:p>1478542220484</text:p>
          </table:table-cell>
          <table:table-cell office:value-type="float" office:value="1478542218284" calcext:value-type="float">
            <text:p>1478542218284</text:p>
          </table:table-cell>
          <table:table-cell table:formula="of:=[.B1504]+2288" office:value-type="float" office:value="1478542220572" calcext:value-type="float">
            <text:p>1478542220572</text:p>
          </table:table-cell>
          <table:table-cell table:formula="of:=[.C1504]-[.A1504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478542220504" calcext:value-type="float">
            <text:p>1478542220504</text:p>
          </table:table-cell>
          <table:table-cell office:value-type="float" office:value="1478542218284" calcext:value-type="float">
            <text:p>1478542218284</text:p>
          </table:table-cell>
          <table:table-cell table:formula="of:=[.B1505]+2288" office:value-type="float" office:value="1478542220572" calcext:value-type="float">
            <text:p>1478542220572</text:p>
          </table:table-cell>
          <table:table-cell table:formula="of:=[.C1505]-[.A15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478542220524" calcext:value-type="float">
            <text:p>1478542220524</text:p>
          </table:table-cell>
          <table:table-cell office:value-type="float" office:value="1478542218284" calcext:value-type="float">
            <text:p>1478542218284</text:p>
          </table:table-cell>
          <table:table-cell table:formula="of:=[.B1506]+2288" office:value-type="float" office:value="1478542220572" calcext:value-type="float">
            <text:p>1478542220572</text:p>
          </table:table-cell>
          <table:table-cell table:formula="of:=[.C1506]-[.A1506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478542220544" calcext:value-type="float">
            <text:p>1478542220544</text:p>
          </table:table-cell>
          <table:table-cell office:value-type="float" office:value="1478542218284" calcext:value-type="float">
            <text:p>1478542218284</text:p>
          </table:table-cell>
          <table:table-cell table:formula="of:=[.B1507]+2288" office:value-type="float" office:value="1478542220572" calcext:value-type="float">
            <text:p>1478542220572</text:p>
          </table:table-cell>
          <table:table-cell table:formula="of:=[.C1507]-[.A1507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78542220564" calcext:value-type="float">
            <text:p>1478542220564</text:p>
          </table:table-cell>
          <table:table-cell office:value-type="float" office:value="1478542218284" calcext:value-type="float">
            <text:p>1478542218284</text:p>
          </table:table-cell>
          <table:table-cell table:formula="of:=[.B1508]+2288" office:value-type="float" office:value="1478542220572" calcext:value-type="float">
            <text:p>1478542220572</text:p>
          </table:table-cell>
          <table:table-cell table:formula="of:=[.C1508]-[.A150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8542220584" calcext:value-type="float">
            <text:p>1478542220584</text:p>
          </table:table-cell>
          <table:table-cell office:value-type="float" office:value="1478542218296" calcext:value-type="float">
            <text:p>1478542218296</text:p>
          </table:table-cell>
          <table:table-cell table:formula="of:=[.B1509]+2288" office:value-type="float" office:value="1478542220584" calcext:value-type="float">
            <text:p>1478542220584</text:p>
          </table:table-cell>
          <table:table-cell table:formula="of:=[.C1509]-[.A1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604" calcext:value-type="float">
            <text:p>1478542220604</text:p>
          </table:table-cell>
          <table:table-cell office:value-type="float" office:value="1478542218316" calcext:value-type="float">
            <text:p>1478542218316</text:p>
          </table:table-cell>
          <table:table-cell table:formula="of:=[.B1510]+2288" office:value-type="float" office:value="1478542220604" calcext:value-type="float">
            <text:p>1478542220604</text:p>
          </table:table-cell>
          <table:table-cell table:formula="of:=[.C1510]-[.A1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624" calcext:value-type="float">
            <text:p>1478542220624</text:p>
          </table:table-cell>
          <table:table-cell office:value-type="float" office:value="1478542218336" calcext:value-type="float">
            <text:p>1478542218336</text:p>
          </table:table-cell>
          <table:table-cell table:formula="of:=[.B1511]+2288" office:value-type="float" office:value="1478542220624" calcext:value-type="float">
            <text:p>1478542220624</text:p>
          </table:table-cell>
          <table:table-cell table:formula="of:=[.C1511]-[.A1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644" calcext:value-type="float">
            <text:p>1478542220644</text:p>
          </table:table-cell>
          <table:table-cell office:value-type="float" office:value="1478542218356" calcext:value-type="float">
            <text:p>1478542218356</text:p>
          </table:table-cell>
          <table:table-cell table:formula="of:=[.B1512]+2288" office:value-type="float" office:value="1478542220644" calcext:value-type="float">
            <text:p>1478542220644</text:p>
          </table:table-cell>
          <table:table-cell table:formula="of:=[.C1512]-[.A1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664" calcext:value-type="float">
            <text:p>1478542220664</text:p>
          </table:table-cell>
          <table:table-cell office:value-type="float" office:value="1478542218375" calcext:value-type="float">
            <text:p>1478542218375</text:p>
          </table:table-cell>
          <table:table-cell table:formula="of:=[.B1513]+2288" office:value-type="float" office:value="1478542220663" calcext:value-type="float">
            <text:p>1478542220663</text:p>
          </table:table-cell>
          <table:table-cell table:formula="of:=[.C1513]-[.A151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78542220683" calcext:value-type="float">
            <text:p>1478542220683</text:p>
          </table:table-cell>
          <table:table-cell office:value-type="float" office:value="1478542218396" calcext:value-type="float">
            <text:p>1478542218396</text:p>
          </table:table-cell>
          <table:table-cell table:formula="of:=[.B1514]+2288" office:value-type="float" office:value="1478542220684" calcext:value-type="float">
            <text:p>1478542220684</text:p>
          </table:table-cell>
          <table:table-cell table:formula="of:=[.C1514]-[.A15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704" calcext:value-type="float">
            <text:p>1478542220704</text:p>
          </table:table-cell>
          <table:table-cell office:value-type="float" office:value="1478542218416" calcext:value-type="float">
            <text:p>1478542218416</text:p>
          </table:table-cell>
          <table:table-cell table:formula="of:=[.B1515]+2288" office:value-type="float" office:value="1478542220704" calcext:value-type="float">
            <text:p>1478542220704</text:p>
          </table:table-cell>
          <table:table-cell table:formula="of:=[.C1515]-[.A1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724" calcext:value-type="float">
            <text:p>1478542220724</text:p>
          </table:table-cell>
          <table:table-cell office:value-type="float" office:value="1478542218436" calcext:value-type="float">
            <text:p>1478542218436</text:p>
          </table:table-cell>
          <table:table-cell table:formula="of:=[.B1516]+2288" office:value-type="float" office:value="1478542220724" calcext:value-type="float">
            <text:p>1478542220724</text:p>
          </table:table-cell>
          <table:table-cell table:formula="of:=[.C1516]-[.A1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743" calcext:value-type="float">
            <text:p>1478542220743</text:p>
          </table:table-cell>
          <table:table-cell office:value-type="float" office:value="1478542218456" calcext:value-type="float">
            <text:p>1478542218456</text:p>
          </table:table-cell>
          <table:table-cell table:formula="of:=[.B1517]+2288" office:value-type="float" office:value="1478542220744" calcext:value-type="float">
            <text:p>1478542220744</text:p>
          </table:table-cell>
          <table:table-cell table:formula="of:=[.C1517]-[.A15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0763" calcext:value-type="float">
            <text:p>1478542220763</text:p>
          </table:table-cell>
          <table:table-cell office:value-type="float" office:value="1478542218595" calcext:value-type="float">
            <text:p>1478542218595</text:p>
          </table:table-cell>
          <table:table-cell table:formula="of:=[.B1518]+2288" office:value-type="float" office:value="1478542220883" calcext:value-type="float">
            <text:p>1478542220883</text:p>
          </table:table-cell>
          <table:table-cell table:formula="of:=[.C1518]-[.A1518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78542220783" calcext:value-type="float">
            <text:p>1478542220783</text:p>
          </table:table-cell>
          <table:table-cell office:value-type="float" office:value="1478542218598" calcext:value-type="float">
            <text:p>1478542218598</text:p>
          </table:table-cell>
          <table:table-cell table:formula="of:=[.B1519]+2288" office:value-type="float" office:value="1478542220886" calcext:value-type="float">
            <text:p>1478542220886</text:p>
          </table:table-cell>
          <table:table-cell table:formula="of:=[.C1519]-[.A1519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78542220804" calcext:value-type="float">
            <text:p>1478542220804</text:p>
          </table:table-cell>
          <table:table-cell office:value-type="float" office:value="1478542218598" calcext:value-type="float">
            <text:p>1478542218598</text:p>
          </table:table-cell>
          <table:table-cell table:formula="of:=[.B1520]+2288" office:value-type="float" office:value="1478542220886" calcext:value-type="float">
            <text:p>1478542220886</text:p>
          </table:table-cell>
          <table:table-cell table:formula="of:=[.C1520]-[.A1520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478542220824" calcext:value-type="float">
            <text:p>1478542220824</text:p>
          </table:table-cell>
          <table:table-cell office:value-type="float" office:value="1478542218598" calcext:value-type="float">
            <text:p>1478542218598</text:p>
          </table:table-cell>
          <table:table-cell table:formula="of:=[.B1521]+2288" office:value-type="float" office:value="1478542220886" calcext:value-type="float">
            <text:p>1478542220886</text:p>
          </table:table-cell>
          <table:table-cell table:formula="of:=[.C1521]-[.A1521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478542220843" calcext:value-type="float">
            <text:p>1478542220843</text:p>
          </table:table-cell>
          <table:table-cell office:value-type="float" office:value="1478542218598" calcext:value-type="float">
            <text:p>1478542218598</text:p>
          </table:table-cell>
          <table:table-cell table:formula="of:=[.B1522]+2288" office:value-type="float" office:value="1478542220886" calcext:value-type="float">
            <text:p>1478542220886</text:p>
          </table:table-cell>
          <table:table-cell table:formula="of:=[.C1522]-[.A1522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78542220864" calcext:value-type="float">
            <text:p>1478542220864</text:p>
          </table:table-cell>
          <table:table-cell office:value-type="float" office:value="1478542218598" calcext:value-type="float">
            <text:p>1478542218598</text:p>
          </table:table-cell>
          <table:table-cell table:formula="of:=[.B1523]+2288" office:value-type="float" office:value="1478542220886" calcext:value-type="float">
            <text:p>1478542220886</text:p>
          </table:table-cell>
          <table:table-cell table:formula="of:=[.C1523]-[.A152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478542220883" calcext:value-type="float">
            <text:p>1478542220883</text:p>
          </table:table-cell>
          <table:table-cell office:value-type="float" office:value="1478542218598" calcext:value-type="float">
            <text:p>1478542218598</text:p>
          </table:table-cell>
          <table:table-cell table:formula="of:=[.B1524]+2288" office:value-type="float" office:value="1478542220886" calcext:value-type="float">
            <text:p>1478542220886</text:p>
          </table:table-cell>
          <table:table-cell table:formula="of:=[.C1524]-[.A152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78542220906" calcext:value-type="float">
            <text:p>1478542220906</text:p>
          </table:table-cell>
          <table:table-cell office:value-type="float" office:value="1478542218624" calcext:value-type="float">
            <text:p>1478542218624</text:p>
          </table:table-cell>
          <table:table-cell table:formula="of:=[.B1525]+2288" office:value-type="float" office:value="1478542220912" calcext:value-type="float">
            <text:p>1478542220912</text:p>
          </table:table-cell>
          <table:table-cell table:formula="of:=[.C1525]-[.A152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8542220924" calcext:value-type="float">
            <text:p>1478542220924</text:p>
          </table:table-cell>
          <table:table-cell office:value-type="float" office:value="1478542218636" calcext:value-type="float">
            <text:p>1478542218636</text:p>
          </table:table-cell>
          <table:table-cell table:formula="of:=[.B1526]+2288" office:value-type="float" office:value="1478542220924" calcext:value-type="float">
            <text:p>1478542220924</text:p>
          </table:table-cell>
          <table:table-cell table:formula="of:=[.C1526]-[.A1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944" calcext:value-type="float">
            <text:p>1478542220944</text:p>
          </table:table-cell>
          <table:table-cell office:value-type="float" office:value="1478542218661" calcext:value-type="float">
            <text:p>1478542218661</text:p>
          </table:table-cell>
          <table:table-cell table:formula="of:=[.B1527]+2288" office:value-type="float" office:value="1478542220949" calcext:value-type="float">
            <text:p>1478542220949</text:p>
          </table:table-cell>
          <table:table-cell table:formula="of:=[.C1527]-[.A152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78542220964" calcext:value-type="float">
            <text:p>1478542220964</text:p>
          </table:table-cell>
          <table:table-cell office:value-type="float" office:value="1478542218676" calcext:value-type="float">
            <text:p>1478542218676</text:p>
          </table:table-cell>
          <table:table-cell table:formula="of:=[.B1528]+2288" office:value-type="float" office:value="1478542220964" calcext:value-type="float">
            <text:p>1478542220964</text:p>
          </table:table-cell>
          <table:table-cell table:formula="of:=[.C1528]-[.A1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0984" calcext:value-type="float">
            <text:p>1478542220984</text:p>
          </table:table-cell>
          <table:table-cell office:value-type="float" office:value="1478542218698" calcext:value-type="float">
            <text:p>1478542218698</text:p>
          </table:table-cell>
          <table:table-cell table:formula="of:=[.B1529]+2288" office:value-type="float" office:value="1478542220986" calcext:value-type="float">
            <text:p>1478542220986</text:p>
          </table:table-cell>
          <table:table-cell table:formula="of:=[.C1529]-[.A15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542221004" calcext:value-type="float">
            <text:p>1478542221004</text:p>
          </table:table-cell>
          <table:table-cell office:value-type="float" office:value="1478542218716" calcext:value-type="float">
            <text:p>1478542218716</text:p>
          </table:table-cell>
          <table:table-cell table:formula="of:=[.B1530]+2288" office:value-type="float" office:value="1478542221004" calcext:value-type="float">
            <text:p>1478542221004</text:p>
          </table:table-cell>
          <table:table-cell table:formula="of:=[.C1530]-[.A1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1024" calcext:value-type="float">
            <text:p>1478542221024</text:p>
          </table:table-cell>
          <table:table-cell office:value-type="float" office:value="1478542218736" calcext:value-type="float">
            <text:p>1478542218736</text:p>
          </table:table-cell>
          <table:table-cell table:formula="of:=[.B1531]+2288" office:value-type="float" office:value="1478542221024" calcext:value-type="float">
            <text:p>1478542221024</text:p>
          </table:table-cell>
          <table:table-cell table:formula="of:=[.C1531]-[.A1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1044" calcext:value-type="float">
            <text:p>1478542221044</text:p>
          </table:table-cell>
          <table:table-cell office:value-type="float" office:value="1478542218756" calcext:value-type="float">
            <text:p>1478542218756</text:p>
          </table:table-cell>
          <table:table-cell table:formula="of:=[.B1532]+2288" office:value-type="float" office:value="1478542221044" calcext:value-type="float">
            <text:p>1478542221044</text:p>
          </table:table-cell>
          <table:table-cell table:formula="of:=[.C1532]-[.A1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542221063" calcext:value-type="float">
            <text:p>1478542221063</text:p>
          </table:table-cell>
          <table:table-cell office:value-type="float" office:value="1478542218776" calcext:value-type="float">
            <text:p>1478542218776</text:p>
          </table:table-cell>
          <table:table-cell table:formula="of:=[.B1533]+2288" office:value-type="float" office:value="1478542221064" calcext:value-type="float">
            <text:p>1478542221064</text:p>
          </table:table-cell>
          <table:table-cell table:formula="of:=[.C1533]-[.A153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542221084" calcext:value-type="float">
            <text:p>1478542221084</text:p>
          </table:table-cell>
          <table:table-cell office:value-type="float" office:value="1478542218914" calcext:value-type="float">
            <text:p>1478542218914</text:p>
          </table:table-cell>
          <table:table-cell table:formula="of:=[.B1534]+2288" office:value-type="float" office:value="1478542221202" calcext:value-type="float">
            <text:p>1478542221202</text:p>
          </table:table-cell>
          <table:table-cell table:formula="of:=[.C1534]-[.A1534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35]+2288" office:value-type="float" office:value="2288" calcext:value-type="float">
            <text:p>2288</text:p>
          </table:table-cell>
          <table:table-cell table:formula="of:=[.C1535]-[.A153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36]+2288" office:value-type="float" office:value="2288" calcext:value-type="float">
            <text:p>2288</text:p>
          </table:table-cell>
          <table:table-cell table:formula="of:=[.C1536]-[.A153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37]+2288" office:value-type="float" office:value="2288" calcext:value-type="float">
            <text:p>2288</text:p>
          </table:table-cell>
          <table:table-cell table:formula="of:=[.C1537]-[.A153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38]+2288" office:value-type="float" office:value="2288" calcext:value-type="float">
            <text:p>2288</text:p>
          </table:table-cell>
          <table:table-cell table:formula="of:=[.C1538]-[.A153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39]+2288" office:value-type="float" office:value="2288" calcext:value-type="float">
            <text:p>2288</text:p>
          </table:table-cell>
          <table:table-cell table:formula="of:=[.C1539]-[.A153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0]+2288" office:value-type="float" office:value="2288" calcext:value-type="float">
            <text:p>2288</text:p>
          </table:table-cell>
          <table:table-cell table:formula="of:=[.C1540]-[.A154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1]+2288" office:value-type="float" office:value="2288" calcext:value-type="float">
            <text:p>2288</text:p>
          </table:table-cell>
          <table:table-cell table:formula="of:=[.C1541]-[.A154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2]+2288" office:value-type="float" office:value="2288" calcext:value-type="float">
            <text:p>2288</text:p>
          </table:table-cell>
          <table:table-cell table:formula="of:=[.C1542]-[.A154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3]+2288" office:value-type="float" office:value="2288" calcext:value-type="float">
            <text:p>2288</text:p>
          </table:table-cell>
          <table:table-cell table:formula="of:=[.C1543]-[.A154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4]+2288" office:value-type="float" office:value="2288" calcext:value-type="float">
            <text:p>2288</text:p>
          </table:table-cell>
          <table:table-cell table:formula="of:=[.C1544]-[.A154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5]+2288" office:value-type="float" office:value="2288" calcext:value-type="float">
            <text:p>2288</text:p>
          </table:table-cell>
          <table:table-cell table:formula="of:=[.C1545]-[.A154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6]+2288" office:value-type="float" office:value="2288" calcext:value-type="float">
            <text:p>2288</text:p>
          </table:table-cell>
          <table:table-cell table:formula="of:=[.C1546]-[.A154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7]+2288" office:value-type="float" office:value="2288" calcext:value-type="float">
            <text:p>2288</text:p>
          </table:table-cell>
          <table:table-cell table:formula="of:=[.C1547]-[.A154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8]+2288" office:value-type="float" office:value="2288" calcext:value-type="float">
            <text:p>2288</text:p>
          </table:table-cell>
          <table:table-cell table:formula="of:=[.C1548]-[.A154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49]+2288" office:value-type="float" office:value="2288" calcext:value-type="float">
            <text:p>2288</text:p>
          </table:table-cell>
          <table:table-cell table:formula="of:=[.C1549]-[.A154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0]+2288" office:value-type="float" office:value="2288" calcext:value-type="float">
            <text:p>2288</text:p>
          </table:table-cell>
          <table:table-cell table:formula="of:=[.C1550]-[.A155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1]+2288" office:value-type="float" office:value="2288" calcext:value-type="float">
            <text:p>2288</text:p>
          </table:table-cell>
          <table:table-cell table:formula="of:=[.C1551]-[.A155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2]+2288" office:value-type="float" office:value="2288" calcext:value-type="float">
            <text:p>2288</text:p>
          </table:table-cell>
          <table:table-cell table:formula="of:=[.C1552]-[.A155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3]+2288" office:value-type="float" office:value="2288" calcext:value-type="float">
            <text:p>2288</text:p>
          </table:table-cell>
          <table:table-cell table:formula="of:=[.C1553]-[.A155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4]+2288" office:value-type="float" office:value="2288" calcext:value-type="float">
            <text:p>2288</text:p>
          </table:table-cell>
          <table:table-cell table:formula="of:=[.C1554]-[.A155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5]+2288" office:value-type="float" office:value="2288" calcext:value-type="float">
            <text:p>2288</text:p>
          </table:table-cell>
          <table:table-cell table:formula="of:=[.C1555]-[.A155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6]+2288" office:value-type="float" office:value="2288" calcext:value-type="float">
            <text:p>2288</text:p>
          </table:table-cell>
          <table:table-cell table:formula="of:=[.C1556]-[.A155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7]+2288" office:value-type="float" office:value="2288" calcext:value-type="float">
            <text:p>2288</text:p>
          </table:table-cell>
          <table:table-cell table:formula="of:=[.C1557]-[.A155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8]+2288" office:value-type="float" office:value="2288" calcext:value-type="float">
            <text:p>2288</text:p>
          </table:table-cell>
          <table:table-cell table:formula="of:=[.C1558]-[.A155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59]+2288" office:value-type="float" office:value="2288" calcext:value-type="float">
            <text:p>2288</text:p>
          </table:table-cell>
          <table:table-cell table:formula="of:=[.C1559]-[.A155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0]+2288" office:value-type="float" office:value="2288" calcext:value-type="float">
            <text:p>2288</text:p>
          </table:table-cell>
          <table:table-cell table:formula="of:=[.C1560]-[.A156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1]+2288" office:value-type="float" office:value="2288" calcext:value-type="float">
            <text:p>2288</text:p>
          </table:table-cell>
          <table:table-cell table:formula="of:=[.C1561]-[.A156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2]+2288" office:value-type="float" office:value="2288" calcext:value-type="float">
            <text:p>2288</text:p>
          </table:table-cell>
          <table:table-cell table:formula="of:=[.C1562]-[.A156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3]+2288" office:value-type="float" office:value="2288" calcext:value-type="float">
            <text:p>2288</text:p>
          </table:table-cell>
          <table:table-cell table:formula="of:=[.C1563]-[.A156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4]+2288" office:value-type="float" office:value="2288" calcext:value-type="float">
            <text:p>2288</text:p>
          </table:table-cell>
          <table:table-cell table:formula="of:=[.C1564]-[.A156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5]+2288" office:value-type="float" office:value="2288" calcext:value-type="float">
            <text:p>2288</text:p>
          </table:table-cell>
          <table:table-cell table:formula="of:=[.C1565]-[.A156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6]+2288" office:value-type="float" office:value="2288" calcext:value-type="float">
            <text:p>2288</text:p>
          </table:table-cell>
          <table:table-cell table:formula="of:=[.C1566]-[.A156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7]+2288" office:value-type="float" office:value="2288" calcext:value-type="float">
            <text:p>2288</text:p>
          </table:table-cell>
          <table:table-cell table:formula="of:=[.C1567]-[.A156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8]+2288" office:value-type="float" office:value="2288" calcext:value-type="float">
            <text:p>2288</text:p>
          </table:table-cell>
          <table:table-cell table:formula="of:=[.C1568]-[.A156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69]+2288" office:value-type="float" office:value="2288" calcext:value-type="float">
            <text:p>2288</text:p>
          </table:table-cell>
          <table:table-cell table:formula="of:=[.C1569]-[.A156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0]+2288" office:value-type="float" office:value="2288" calcext:value-type="float">
            <text:p>2288</text:p>
          </table:table-cell>
          <table:table-cell table:formula="of:=[.C1570]-[.A157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1]+2288" office:value-type="float" office:value="2288" calcext:value-type="float">
            <text:p>2288</text:p>
          </table:table-cell>
          <table:table-cell table:formula="of:=[.C1571]-[.A157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2]+2288" office:value-type="float" office:value="2288" calcext:value-type="float">
            <text:p>2288</text:p>
          </table:table-cell>
          <table:table-cell table:formula="of:=[.C1572]-[.A157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3]+2288" office:value-type="float" office:value="2288" calcext:value-type="float">
            <text:p>2288</text:p>
          </table:table-cell>
          <table:table-cell table:formula="of:=[.C1573]-[.A157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4]+2288" office:value-type="float" office:value="2288" calcext:value-type="float">
            <text:p>2288</text:p>
          </table:table-cell>
          <table:table-cell table:formula="of:=[.C1574]-[.A157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5]+2288" office:value-type="float" office:value="2288" calcext:value-type="float">
            <text:p>2288</text:p>
          </table:table-cell>
          <table:table-cell table:formula="of:=[.C1575]-[.A157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6]+2288" office:value-type="float" office:value="2288" calcext:value-type="float">
            <text:p>2288</text:p>
          </table:table-cell>
          <table:table-cell table:formula="of:=[.C1576]-[.A157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7]+2288" office:value-type="float" office:value="2288" calcext:value-type="float">
            <text:p>2288</text:p>
          </table:table-cell>
          <table:table-cell table:formula="of:=[.C1577]-[.A157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8]+2288" office:value-type="float" office:value="2288" calcext:value-type="float">
            <text:p>2288</text:p>
          </table:table-cell>
          <table:table-cell table:formula="of:=[.C1578]-[.A157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79]+2288" office:value-type="float" office:value="2288" calcext:value-type="float">
            <text:p>2288</text:p>
          </table:table-cell>
          <table:table-cell table:formula="of:=[.C1579]-[.A157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0]+2288" office:value-type="float" office:value="2288" calcext:value-type="float">
            <text:p>2288</text:p>
          </table:table-cell>
          <table:table-cell table:formula="of:=[.C1580]-[.A158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1]+2288" office:value-type="float" office:value="2288" calcext:value-type="float">
            <text:p>2288</text:p>
          </table:table-cell>
          <table:table-cell table:formula="of:=[.C1581]-[.A158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2]+2288" office:value-type="float" office:value="2288" calcext:value-type="float">
            <text:p>2288</text:p>
          </table:table-cell>
          <table:table-cell table:formula="of:=[.C1582]-[.A158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3]+2288" office:value-type="float" office:value="2288" calcext:value-type="float">
            <text:p>2288</text:p>
          </table:table-cell>
          <table:table-cell table:formula="of:=[.C1583]-[.A158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4]+2288" office:value-type="float" office:value="2288" calcext:value-type="float">
            <text:p>2288</text:p>
          </table:table-cell>
          <table:table-cell table:formula="of:=[.C1584]-[.A158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5]+2288" office:value-type="float" office:value="2288" calcext:value-type="float">
            <text:p>2288</text:p>
          </table:table-cell>
          <table:table-cell table:formula="of:=[.C1585]-[.A158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6]+2288" office:value-type="float" office:value="2288" calcext:value-type="float">
            <text:p>2288</text:p>
          </table:table-cell>
          <table:table-cell table:formula="of:=[.C1586]-[.A158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7]+2288" office:value-type="float" office:value="2288" calcext:value-type="float">
            <text:p>2288</text:p>
          </table:table-cell>
          <table:table-cell table:formula="of:=[.C1587]-[.A158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8]+2288" office:value-type="float" office:value="2288" calcext:value-type="float">
            <text:p>2288</text:p>
          </table:table-cell>
          <table:table-cell table:formula="of:=[.C1588]-[.A158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89]+2288" office:value-type="float" office:value="2288" calcext:value-type="float">
            <text:p>2288</text:p>
          </table:table-cell>
          <table:table-cell table:formula="of:=[.C1589]-[.A158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0]+2288" office:value-type="float" office:value="2288" calcext:value-type="float">
            <text:p>2288</text:p>
          </table:table-cell>
          <table:table-cell table:formula="of:=[.C1590]-[.A159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1]+2288" office:value-type="float" office:value="2288" calcext:value-type="float">
            <text:p>2288</text:p>
          </table:table-cell>
          <table:table-cell table:formula="of:=[.C1591]-[.A159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2]+2288" office:value-type="float" office:value="2288" calcext:value-type="float">
            <text:p>2288</text:p>
          </table:table-cell>
          <table:table-cell table:formula="of:=[.C1592]-[.A159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3]+2288" office:value-type="float" office:value="2288" calcext:value-type="float">
            <text:p>2288</text:p>
          </table:table-cell>
          <table:table-cell table:formula="of:=[.C1593]-[.A159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4]+2288" office:value-type="float" office:value="2288" calcext:value-type="float">
            <text:p>2288</text:p>
          </table:table-cell>
          <table:table-cell table:formula="of:=[.C1594]-[.A159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5]+2288" office:value-type="float" office:value="2288" calcext:value-type="float">
            <text:p>2288</text:p>
          </table:table-cell>
          <table:table-cell table:formula="of:=[.C1595]-[.A159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6]+2288" office:value-type="float" office:value="2288" calcext:value-type="float">
            <text:p>2288</text:p>
          </table:table-cell>
          <table:table-cell table:formula="of:=[.C1596]-[.A159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7]+2288" office:value-type="float" office:value="2288" calcext:value-type="float">
            <text:p>2288</text:p>
          </table:table-cell>
          <table:table-cell table:formula="of:=[.C1597]-[.A159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8]+2288" office:value-type="float" office:value="2288" calcext:value-type="float">
            <text:p>2288</text:p>
          </table:table-cell>
          <table:table-cell table:formula="of:=[.C1598]-[.A159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99]+2288" office:value-type="float" office:value="2288" calcext:value-type="float">
            <text:p>2288</text:p>
          </table:table-cell>
          <table:table-cell table:formula="of:=[.C1599]-[.A159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0]+2288" office:value-type="float" office:value="2288" calcext:value-type="float">
            <text:p>2288</text:p>
          </table:table-cell>
          <table:table-cell table:formula="of:=[.C1600]-[.A160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1]+2288" office:value-type="float" office:value="2288" calcext:value-type="float">
            <text:p>2288</text:p>
          </table:table-cell>
          <table:table-cell table:formula="of:=[.C1601]-[.A160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2]+2288" office:value-type="float" office:value="2288" calcext:value-type="float">
            <text:p>2288</text:p>
          </table:table-cell>
          <table:table-cell table:formula="of:=[.C1602]-[.A160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3]+2288" office:value-type="float" office:value="2288" calcext:value-type="float">
            <text:p>2288</text:p>
          </table:table-cell>
          <table:table-cell table:formula="of:=[.C1603]-[.A160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4]+2288" office:value-type="float" office:value="2288" calcext:value-type="float">
            <text:p>2288</text:p>
          </table:table-cell>
          <table:table-cell table:formula="of:=[.C1604]-[.A160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5]+2288" office:value-type="float" office:value="2288" calcext:value-type="float">
            <text:p>2288</text:p>
          </table:table-cell>
          <table:table-cell table:formula="of:=[.C1605]-[.A160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6]+2288" office:value-type="float" office:value="2288" calcext:value-type="float">
            <text:p>2288</text:p>
          </table:table-cell>
          <table:table-cell table:formula="of:=[.C1606]-[.A160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7]+2288" office:value-type="float" office:value="2288" calcext:value-type="float">
            <text:p>2288</text:p>
          </table:table-cell>
          <table:table-cell table:formula="of:=[.C1607]-[.A160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8]+2288" office:value-type="float" office:value="2288" calcext:value-type="float">
            <text:p>2288</text:p>
          </table:table-cell>
          <table:table-cell table:formula="of:=[.C1608]-[.A160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09]+2288" office:value-type="float" office:value="2288" calcext:value-type="float">
            <text:p>2288</text:p>
          </table:table-cell>
          <table:table-cell table:formula="of:=[.C1609]-[.A160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0]+2288" office:value-type="float" office:value="2288" calcext:value-type="float">
            <text:p>2288</text:p>
          </table:table-cell>
          <table:table-cell table:formula="of:=[.C1610]-[.A161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1]+2288" office:value-type="float" office:value="2288" calcext:value-type="float">
            <text:p>2288</text:p>
          </table:table-cell>
          <table:table-cell table:formula="of:=[.C1611]-[.A161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2]+2288" office:value-type="float" office:value="2288" calcext:value-type="float">
            <text:p>2288</text:p>
          </table:table-cell>
          <table:table-cell table:formula="of:=[.C1612]-[.A161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3]+2288" office:value-type="float" office:value="2288" calcext:value-type="float">
            <text:p>2288</text:p>
          </table:table-cell>
          <table:table-cell table:formula="of:=[.C1613]-[.A161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4]+2288" office:value-type="float" office:value="2288" calcext:value-type="float">
            <text:p>2288</text:p>
          </table:table-cell>
          <table:table-cell table:formula="of:=[.C1614]-[.A161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5]+2288" office:value-type="float" office:value="2288" calcext:value-type="float">
            <text:p>2288</text:p>
          </table:table-cell>
          <table:table-cell table:formula="of:=[.C1615]-[.A161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6]+2288" office:value-type="float" office:value="2288" calcext:value-type="float">
            <text:p>2288</text:p>
          </table:table-cell>
          <table:table-cell table:formula="of:=[.C1616]-[.A161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7]+2288" office:value-type="float" office:value="2288" calcext:value-type="float">
            <text:p>2288</text:p>
          </table:table-cell>
          <table:table-cell table:formula="of:=[.C1617]-[.A161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8]+2288" office:value-type="float" office:value="2288" calcext:value-type="float">
            <text:p>2288</text:p>
          </table:table-cell>
          <table:table-cell table:formula="of:=[.C1618]-[.A161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19]+2288" office:value-type="float" office:value="2288" calcext:value-type="float">
            <text:p>2288</text:p>
          </table:table-cell>
          <table:table-cell table:formula="of:=[.C1619]-[.A161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0]+2288" office:value-type="float" office:value="2288" calcext:value-type="float">
            <text:p>2288</text:p>
          </table:table-cell>
          <table:table-cell table:formula="of:=[.C1620]-[.A162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1]+2288" office:value-type="float" office:value="2288" calcext:value-type="float">
            <text:p>2288</text:p>
          </table:table-cell>
          <table:table-cell table:formula="of:=[.C1621]-[.A162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2]+2288" office:value-type="float" office:value="2288" calcext:value-type="float">
            <text:p>2288</text:p>
          </table:table-cell>
          <table:table-cell table:formula="of:=[.C1622]-[.A162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3]+2288" office:value-type="float" office:value="2288" calcext:value-type="float">
            <text:p>2288</text:p>
          </table:table-cell>
          <table:table-cell table:formula="of:=[.C1623]-[.A162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4]+2288" office:value-type="float" office:value="2288" calcext:value-type="float">
            <text:p>2288</text:p>
          </table:table-cell>
          <table:table-cell table:formula="of:=[.C1624]-[.A162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5]+2288" office:value-type="float" office:value="2288" calcext:value-type="float">
            <text:p>2288</text:p>
          </table:table-cell>
          <table:table-cell table:formula="of:=[.C1625]-[.A162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6]+2288" office:value-type="float" office:value="2288" calcext:value-type="float">
            <text:p>2288</text:p>
          </table:table-cell>
          <table:table-cell table:formula="of:=[.C1626]-[.A162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7]+2288" office:value-type="float" office:value="2288" calcext:value-type="float">
            <text:p>2288</text:p>
          </table:table-cell>
          <table:table-cell table:formula="of:=[.C1627]-[.A162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8]+2288" office:value-type="float" office:value="2288" calcext:value-type="float">
            <text:p>2288</text:p>
          </table:table-cell>
          <table:table-cell table:formula="of:=[.C1628]-[.A162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29]+2288" office:value-type="float" office:value="2288" calcext:value-type="float">
            <text:p>2288</text:p>
          </table:table-cell>
          <table:table-cell table:formula="of:=[.C1629]-[.A162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0]+2288" office:value-type="float" office:value="2288" calcext:value-type="float">
            <text:p>2288</text:p>
          </table:table-cell>
          <table:table-cell table:formula="of:=[.C1630]-[.A163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1]+2288" office:value-type="float" office:value="2288" calcext:value-type="float">
            <text:p>2288</text:p>
          </table:table-cell>
          <table:table-cell table:formula="of:=[.C1631]-[.A163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2]+2288" office:value-type="float" office:value="2288" calcext:value-type="float">
            <text:p>2288</text:p>
          </table:table-cell>
          <table:table-cell table:formula="of:=[.C1632]-[.A163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3]+2288" office:value-type="float" office:value="2288" calcext:value-type="float">
            <text:p>2288</text:p>
          </table:table-cell>
          <table:table-cell table:formula="of:=[.C1633]-[.A163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4]+2288" office:value-type="float" office:value="2288" calcext:value-type="float">
            <text:p>2288</text:p>
          </table:table-cell>
          <table:table-cell table:formula="of:=[.C1634]-[.A163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5]+2288" office:value-type="float" office:value="2288" calcext:value-type="float">
            <text:p>2288</text:p>
          </table:table-cell>
          <table:table-cell table:formula="of:=[.C1635]-[.A163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6]+2288" office:value-type="float" office:value="2288" calcext:value-type="float">
            <text:p>2288</text:p>
          </table:table-cell>
          <table:table-cell table:formula="of:=[.C1636]-[.A163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7]+2288" office:value-type="float" office:value="2288" calcext:value-type="float">
            <text:p>2288</text:p>
          </table:table-cell>
          <table:table-cell table:formula="of:=[.C1637]-[.A163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8]+2288" office:value-type="float" office:value="2288" calcext:value-type="float">
            <text:p>2288</text:p>
          </table:table-cell>
          <table:table-cell table:formula="of:=[.C1638]-[.A163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39]+2288" office:value-type="float" office:value="2288" calcext:value-type="float">
            <text:p>2288</text:p>
          </table:table-cell>
          <table:table-cell table:formula="of:=[.C1639]-[.A163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0]+2288" office:value-type="float" office:value="2288" calcext:value-type="float">
            <text:p>2288</text:p>
          </table:table-cell>
          <table:table-cell table:formula="of:=[.C1640]-[.A164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1]+2288" office:value-type="float" office:value="2288" calcext:value-type="float">
            <text:p>2288</text:p>
          </table:table-cell>
          <table:table-cell table:formula="of:=[.C1641]-[.A164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2]+2288" office:value-type="float" office:value="2288" calcext:value-type="float">
            <text:p>2288</text:p>
          </table:table-cell>
          <table:table-cell table:formula="of:=[.C1642]-[.A164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3]+2288" office:value-type="float" office:value="2288" calcext:value-type="float">
            <text:p>2288</text:p>
          </table:table-cell>
          <table:table-cell table:formula="of:=[.C1643]-[.A164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4]+2288" office:value-type="float" office:value="2288" calcext:value-type="float">
            <text:p>2288</text:p>
          </table:table-cell>
          <table:table-cell table:formula="of:=[.C1644]-[.A164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5]+2288" office:value-type="float" office:value="2288" calcext:value-type="float">
            <text:p>2288</text:p>
          </table:table-cell>
          <table:table-cell table:formula="of:=[.C1645]-[.A164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6]+2288" office:value-type="float" office:value="2288" calcext:value-type="float">
            <text:p>2288</text:p>
          </table:table-cell>
          <table:table-cell table:formula="of:=[.C1646]-[.A164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7]+2288" office:value-type="float" office:value="2288" calcext:value-type="float">
            <text:p>2288</text:p>
          </table:table-cell>
          <table:table-cell table:formula="of:=[.C1647]-[.A164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8]+2288" office:value-type="float" office:value="2288" calcext:value-type="float">
            <text:p>2288</text:p>
          </table:table-cell>
          <table:table-cell table:formula="of:=[.C1648]-[.A164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49]+2288" office:value-type="float" office:value="2288" calcext:value-type="float">
            <text:p>2288</text:p>
          </table:table-cell>
          <table:table-cell table:formula="of:=[.C1649]-[.A164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0]+2288" office:value-type="float" office:value="2288" calcext:value-type="float">
            <text:p>2288</text:p>
          </table:table-cell>
          <table:table-cell table:formula="of:=[.C1650]-[.A165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1]+2288" office:value-type="float" office:value="2288" calcext:value-type="float">
            <text:p>2288</text:p>
          </table:table-cell>
          <table:table-cell table:formula="of:=[.C1651]-[.A165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2]+2288" office:value-type="float" office:value="2288" calcext:value-type="float">
            <text:p>2288</text:p>
          </table:table-cell>
          <table:table-cell table:formula="of:=[.C1652]-[.A165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3]+2288" office:value-type="float" office:value="2288" calcext:value-type="float">
            <text:p>2288</text:p>
          </table:table-cell>
          <table:table-cell table:formula="of:=[.C1653]-[.A165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4]+2288" office:value-type="float" office:value="2288" calcext:value-type="float">
            <text:p>2288</text:p>
          </table:table-cell>
          <table:table-cell table:formula="of:=[.C1654]-[.A165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5]+2288" office:value-type="float" office:value="2288" calcext:value-type="float">
            <text:p>2288</text:p>
          </table:table-cell>
          <table:table-cell table:formula="of:=[.C1655]-[.A165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6]+2288" office:value-type="float" office:value="2288" calcext:value-type="float">
            <text:p>2288</text:p>
          </table:table-cell>
          <table:table-cell table:formula="of:=[.C1656]-[.A165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7]+2288" office:value-type="float" office:value="2288" calcext:value-type="float">
            <text:p>2288</text:p>
          </table:table-cell>
          <table:table-cell table:formula="of:=[.C1657]-[.A165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8]+2288" office:value-type="float" office:value="2288" calcext:value-type="float">
            <text:p>2288</text:p>
          </table:table-cell>
          <table:table-cell table:formula="of:=[.C1658]-[.A165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59]+2288" office:value-type="float" office:value="2288" calcext:value-type="float">
            <text:p>2288</text:p>
          </table:table-cell>
          <table:table-cell table:formula="of:=[.C1659]-[.A165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0]+2288" office:value-type="float" office:value="2288" calcext:value-type="float">
            <text:p>2288</text:p>
          </table:table-cell>
          <table:table-cell table:formula="of:=[.C1660]-[.A166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1]+2288" office:value-type="float" office:value="2288" calcext:value-type="float">
            <text:p>2288</text:p>
          </table:table-cell>
          <table:table-cell table:formula="of:=[.C1661]-[.A166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2]+2288" office:value-type="float" office:value="2288" calcext:value-type="float">
            <text:p>2288</text:p>
          </table:table-cell>
          <table:table-cell table:formula="of:=[.C1662]-[.A166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3]+2288" office:value-type="float" office:value="2288" calcext:value-type="float">
            <text:p>2288</text:p>
          </table:table-cell>
          <table:table-cell table:formula="of:=[.C1663]-[.A166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4]+2288" office:value-type="float" office:value="2288" calcext:value-type="float">
            <text:p>2288</text:p>
          </table:table-cell>
          <table:table-cell table:formula="of:=[.C1664]-[.A166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5]+2288" office:value-type="float" office:value="2288" calcext:value-type="float">
            <text:p>2288</text:p>
          </table:table-cell>
          <table:table-cell table:formula="of:=[.C1665]-[.A166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6]+2288" office:value-type="float" office:value="2288" calcext:value-type="float">
            <text:p>2288</text:p>
          </table:table-cell>
          <table:table-cell table:formula="of:=[.C1666]-[.A166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7]+2288" office:value-type="float" office:value="2288" calcext:value-type="float">
            <text:p>2288</text:p>
          </table:table-cell>
          <table:table-cell table:formula="of:=[.C1667]-[.A166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8]+2288" office:value-type="float" office:value="2288" calcext:value-type="float">
            <text:p>2288</text:p>
          </table:table-cell>
          <table:table-cell table:formula="of:=[.C1668]-[.A166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69]+2288" office:value-type="float" office:value="2288" calcext:value-type="float">
            <text:p>2288</text:p>
          </table:table-cell>
          <table:table-cell table:formula="of:=[.C1669]-[.A166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0]+2288" office:value-type="float" office:value="2288" calcext:value-type="float">
            <text:p>2288</text:p>
          </table:table-cell>
          <table:table-cell table:formula="of:=[.C1670]-[.A167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1]+2288" office:value-type="float" office:value="2288" calcext:value-type="float">
            <text:p>2288</text:p>
          </table:table-cell>
          <table:table-cell table:formula="of:=[.C1671]-[.A167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2]+2288" office:value-type="float" office:value="2288" calcext:value-type="float">
            <text:p>2288</text:p>
          </table:table-cell>
          <table:table-cell table:formula="of:=[.C1672]-[.A167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3]+2288" office:value-type="float" office:value="2288" calcext:value-type="float">
            <text:p>2288</text:p>
          </table:table-cell>
          <table:table-cell table:formula="of:=[.C1673]-[.A167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4]+2288" office:value-type="float" office:value="2288" calcext:value-type="float">
            <text:p>2288</text:p>
          </table:table-cell>
          <table:table-cell table:formula="of:=[.C1674]-[.A167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5]+2288" office:value-type="float" office:value="2288" calcext:value-type="float">
            <text:p>2288</text:p>
          </table:table-cell>
          <table:table-cell table:formula="of:=[.C1675]-[.A167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6]+2288" office:value-type="float" office:value="2288" calcext:value-type="float">
            <text:p>2288</text:p>
          </table:table-cell>
          <table:table-cell table:formula="of:=[.C1676]-[.A167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7]+2288" office:value-type="float" office:value="2288" calcext:value-type="float">
            <text:p>2288</text:p>
          </table:table-cell>
          <table:table-cell table:formula="of:=[.C1677]-[.A167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8]+2288" office:value-type="float" office:value="2288" calcext:value-type="float">
            <text:p>2288</text:p>
          </table:table-cell>
          <table:table-cell table:formula="of:=[.C1678]-[.A167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79]+2288" office:value-type="float" office:value="2288" calcext:value-type="float">
            <text:p>2288</text:p>
          </table:table-cell>
          <table:table-cell table:formula="of:=[.C1679]-[.A167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0]+2288" office:value-type="float" office:value="2288" calcext:value-type="float">
            <text:p>2288</text:p>
          </table:table-cell>
          <table:table-cell table:formula="of:=[.C1680]-[.A168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1]+2288" office:value-type="float" office:value="2288" calcext:value-type="float">
            <text:p>2288</text:p>
          </table:table-cell>
          <table:table-cell table:formula="of:=[.C1681]-[.A168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2]+2288" office:value-type="float" office:value="2288" calcext:value-type="float">
            <text:p>2288</text:p>
          </table:table-cell>
          <table:table-cell table:formula="of:=[.C1682]-[.A168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3]+2288" office:value-type="float" office:value="2288" calcext:value-type="float">
            <text:p>2288</text:p>
          </table:table-cell>
          <table:table-cell table:formula="of:=[.C1683]-[.A168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4]+2288" office:value-type="float" office:value="2288" calcext:value-type="float">
            <text:p>2288</text:p>
          </table:table-cell>
          <table:table-cell table:formula="of:=[.C1684]-[.A168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5]+2288" office:value-type="float" office:value="2288" calcext:value-type="float">
            <text:p>2288</text:p>
          </table:table-cell>
          <table:table-cell table:formula="of:=[.C1685]-[.A168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6]+2288" office:value-type="float" office:value="2288" calcext:value-type="float">
            <text:p>2288</text:p>
          </table:table-cell>
          <table:table-cell table:formula="of:=[.C1686]-[.A168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7]+2288" office:value-type="float" office:value="2288" calcext:value-type="float">
            <text:p>2288</text:p>
          </table:table-cell>
          <table:table-cell table:formula="of:=[.C1687]-[.A168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8]+2288" office:value-type="float" office:value="2288" calcext:value-type="float">
            <text:p>2288</text:p>
          </table:table-cell>
          <table:table-cell table:formula="of:=[.C1688]-[.A168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89]+2288" office:value-type="float" office:value="2288" calcext:value-type="float">
            <text:p>2288</text:p>
          </table:table-cell>
          <table:table-cell table:formula="of:=[.C1689]-[.A168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0]+2288" office:value-type="float" office:value="2288" calcext:value-type="float">
            <text:p>2288</text:p>
          </table:table-cell>
          <table:table-cell table:formula="of:=[.C1690]-[.A169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1]+2288" office:value-type="float" office:value="2288" calcext:value-type="float">
            <text:p>2288</text:p>
          </table:table-cell>
          <table:table-cell table:formula="of:=[.C1691]-[.A169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2]+2288" office:value-type="float" office:value="2288" calcext:value-type="float">
            <text:p>2288</text:p>
          </table:table-cell>
          <table:table-cell table:formula="of:=[.C1692]-[.A169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3]+2288" office:value-type="float" office:value="2288" calcext:value-type="float">
            <text:p>2288</text:p>
          </table:table-cell>
          <table:table-cell table:formula="of:=[.C1693]-[.A1693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4]+2288" office:value-type="float" office:value="2288" calcext:value-type="float">
            <text:p>2288</text:p>
          </table:table-cell>
          <table:table-cell table:formula="of:=[.C1694]-[.A1694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5]+2288" office:value-type="float" office:value="2288" calcext:value-type="float">
            <text:p>2288</text:p>
          </table:table-cell>
          <table:table-cell table:formula="of:=[.C1695]-[.A1695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6]+2288" office:value-type="float" office:value="2288" calcext:value-type="float">
            <text:p>2288</text:p>
          </table:table-cell>
          <table:table-cell table:formula="of:=[.C1696]-[.A1696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7]+2288" office:value-type="float" office:value="2288" calcext:value-type="float">
            <text:p>2288</text:p>
          </table:table-cell>
          <table:table-cell table:formula="of:=[.C1697]-[.A1697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8]+2288" office:value-type="float" office:value="2288" calcext:value-type="float">
            <text:p>2288</text:p>
          </table:table-cell>
          <table:table-cell table:formula="of:=[.C1698]-[.A1698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99]+2288" office:value-type="float" office:value="2288" calcext:value-type="float">
            <text:p>2288</text:p>
          </table:table-cell>
          <table:table-cell table:formula="of:=[.C1699]-[.A1699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700]+2288" office:value-type="float" office:value="2288" calcext:value-type="float">
            <text:p>2288</text:p>
          </table:table-cell>
          <table:table-cell table:formula="of:=[.C1700]-[.A1700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701]+2288" office:value-type="float" office:value="2288" calcext:value-type="float">
            <text:p>2288</text:p>
          </table:table-cell>
          <table:table-cell table:formula="of:=[.C1701]-[.A1701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702]+2288" office:value-type="float" office:value="2288" calcext:value-type="float">
            <text:p>2288</text:p>
          </table:table-cell>
          <table:table-cell table:formula="of:=[.C1702]-[.A1702]"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703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4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5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6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7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8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09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10]+2288"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711]+2288" office:value-type="float" office:value="2288" calcext:value-type="float">
            <text:p>2288</text:p>
          </table:table-cell>
          <table:table-cell table:number-columns-repeated="3"/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aptop im zeitsystem des handys</text:p>
          </table:table-cell>
          <table:table-cell office:value-type="string" calcext:value-type="string">
            <text:p>delay sensor-server</text:p>
          </table:table-cell>
          <table:table-cell table:number-columns-repeated="2"/>
          <table:table-cell office:value-type="string" calcext:value-type="string">
            <text:p>Android-ts</text:p>
          </table:table-cell>
          <table:table-cell office:value-type="float" office:value="1478540975669" calcext:value-type="float">
            <text:p>1478540975669</text:p>
          </table:table-cell>
          <table:table-cell/>
        </table:table-row>
        <table:table-row table:style-name="ro1">
          <table:table-cell office:value-type="float" office:value="1478540975688" calcext:value-type="float">
            <text:p>1478540975688</text:p>
          </table:table-cell>
          <table:table-cell office:value-type="float" office:value="1478540973394" calcext:value-type="float">
            <text:p>1478540973394</text:p>
          </table:table-cell>
          <table:table-cell table:formula="of:=[.$I$2]+[.B2]" office:value-type="float" office:value="1478540975694" calcext:value-type="float">
            <text:p>1478540975694</text:p>
          </table:table-cell>
          <table:table-cell table:formula="of:=[.C2]-[.A2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aptop-ts</text:p>
          </table:table-cell>
          <table:table-cell office:value-type="float" office:value="1478540973369" calcext:value-type="float">
            <text:p>1478540973369</text:p>
          </table:table-cell>
          <table:table-cell table:formula="of:=[.H1]-[.H2]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478540975688" calcext:value-type="float">
            <text:p>1478540975688</text:p>
          </table:table-cell>
          <table:table-cell office:value-type="float" office:value="1478540973398" calcext:value-type="float">
            <text:p>1478540973398</text:p>
          </table:table-cell>
          <table:table-cell table:formula="of:=[.$I$2]+[.B3]" office:value-type="float" office:value="1478540975698" calcext:value-type="float">
            <text:p>1478540975698</text:p>
          </table:table-cell>
          <table:table-cell table:formula="of:=[.C3]-[.A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5701" calcext:value-type="float">
            <text:p>1478540975701</text:p>
          </table:table-cell>
          <table:table-cell office:value-type="float" office:value="1478540973415" calcext:value-type="float">
            <text:p>1478540973415</text:p>
          </table:table-cell>
          <table:table-cell table:formula="of:=[.$I$2]+[.B4]" office:value-type="float" office:value="1478540975715" calcext:value-type="float">
            <text:p>1478540975715</text:p>
          </table:table-cell>
          <table:table-cell table:formula="of:=[.C4]-[.A4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78540975713" calcext:value-type="float">
            <text:p>1478540975713</text:p>
          </table:table-cell>
          <table:table-cell office:value-type="float" office:value="1478540973418" calcext:value-type="float">
            <text:p>1478540973418</text:p>
          </table:table-cell>
          <table:table-cell table:formula="of:=[.$I$2]+[.B5]" office:value-type="float" office:value="1478540975718" calcext:value-type="float">
            <text:p>1478540975718</text:p>
          </table:table-cell>
          <table:table-cell table:formula="of:=[.C5]-[.A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13" calcext:value-type="float">
            <text:p>1478540975713</text:p>
          </table:table-cell>
          <table:table-cell office:value-type="float" office:value="1478540973422" calcext:value-type="float">
            <text:p>1478540973422</text:p>
          </table:table-cell>
          <table:table-cell table:formula="of:=[.$I$2]+[.B6]" office:value-type="float" office:value="1478540975722" calcext:value-type="float">
            <text:p>1478540975722</text:p>
          </table:table-cell>
          <table:table-cell table:formula="of:=[.C6]-[.A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721" calcext:value-type="float">
            <text:p>1478540975721</text:p>
          </table:table-cell>
          <table:table-cell office:value-type="float" office:value="1478540973426" calcext:value-type="float">
            <text:p>1478540973426</text:p>
          </table:table-cell>
          <table:table-cell table:formula="of:=[.$I$2]+[.B7]" office:value-type="float" office:value="1478540975726" calcext:value-type="float">
            <text:p>1478540975726</text:p>
          </table:table-cell>
          <table:table-cell table:formula="of:=[.C7]-[.A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21" calcext:value-type="float">
            <text:p>1478540975721</text:p>
          </table:table-cell>
          <table:table-cell office:value-type="float" office:value="1478540973430" calcext:value-type="float">
            <text:p>1478540973430</text:p>
          </table:table-cell>
          <table:table-cell table:formula="of:=[.$I$2]+[.B8]" office:value-type="float" office:value="1478540975730" calcext:value-type="float">
            <text:p>1478540975730</text:p>
          </table:table-cell>
          <table:table-cell table:formula="of:=[.C8]-[.A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729" calcext:value-type="float">
            <text:p>1478540975729</text:p>
          </table:table-cell>
          <table:table-cell office:value-type="float" office:value="1478540973434" calcext:value-type="float">
            <text:p>1478540973434</text:p>
          </table:table-cell>
          <table:table-cell table:formula="of:=[.$I$2]+[.B9]" office:value-type="float" office:value="1478540975734" calcext:value-type="float">
            <text:p>1478540975734</text:p>
          </table:table-cell>
          <table:table-cell table:formula="of:=[.C9]-[.A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29" calcext:value-type="float">
            <text:p>1478540975729</text:p>
          </table:table-cell>
          <table:table-cell office:value-type="float" office:value="1478540973437" calcext:value-type="float">
            <text:p>1478540973437</text:p>
          </table:table-cell>
          <table:table-cell table:formula="of:=[.$I$2]+[.B10]" office:value-type="float" office:value="1478540975737" calcext:value-type="float">
            <text:p>1478540975737</text:p>
          </table:table-cell>
          <table:table-cell table:formula="of:=[.C10]-[.A1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5738" calcext:value-type="float">
            <text:p>1478540975738</text:p>
          </table:table-cell>
          <table:table-cell office:value-type="float" office:value="1478540973443" calcext:value-type="float">
            <text:p>1478540973443</text:p>
          </table:table-cell>
          <table:table-cell table:formula="of:=[.$I$2]+[.B11]" office:value-type="float" office:value="1478540975743" calcext:value-type="float">
            <text:p>1478540975743</text:p>
          </table:table-cell>
          <table:table-cell table:formula="of:=[.C11]-[.A1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38" calcext:value-type="float">
            <text:p>1478540975738</text:p>
          </table:table-cell>
          <table:table-cell office:value-type="float" office:value="1478540973446" calcext:value-type="float">
            <text:p>1478540973446</text:p>
          </table:table-cell>
          <table:table-cell table:formula="of:=[.$I$2]+[.B12]" office:value-type="float" office:value="1478540975746" calcext:value-type="float">
            <text:p>1478540975746</text:p>
          </table:table-cell>
          <table:table-cell table:formula="of:=[.C12]-[.A1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5738" calcext:value-type="float">
            <text:p>1478540975738</text:p>
          </table:table-cell>
          <table:table-cell office:value-type="float" office:value="1478540973448" calcext:value-type="float">
            <text:p>1478540973448</text:p>
          </table:table-cell>
          <table:table-cell table:formula="of:=[.$I$2]+[.B13]" office:value-type="float" office:value="1478540975748" calcext:value-type="float">
            <text:p>1478540975748</text:p>
          </table:table-cell>
          <table:table-cell table:formula="of:=[.C13]-[.A1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5746" calcext:value-type="float">
            <text:p>1478540975746</text:p>
          </table:table-cell>
          <table:table-cell office:value-type="float" office:value="1478540973451" calcext:value-type="float">
            <text:p>1478540973451</text:p>
          </table:table-cell>
          <table:table-cell table:formula="of:=[.$I$2]+[.B14]" office:value-type="float" office:value="1478540975751" calcext:value-type="float">
            <text:p>1478540975751</text:p>
          </table:table-cell>
          <table:table-cell table:formula="of:=[.C14]-[.A1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46" calcext:value-type="float">
            <text:p>1478540975746</text:p>
          </table:table-cell>
          <table:table-cell office:value-type="float" office:value="1478540973456" calcext:value-type="float">
            <text:p>1478540973456</text:p>
          </table:table-cell>
          <table:table-cell table:formula="of:=[.$I$2]+[.B15]" office:value-type="float" office:value="1478540975756" calcext:value-type="float">
            <text:p>1478540975756</text:p>
          </table:table-cell>
          <table:table-cell table:formula="of:=[.C15]-[.A1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5755" calcext:value-type="float">
            <text:p>1478540975755</text:p>
          </table:table-cell>
          <table:table-cell office:value-type="float" office:value="1478540973459" calcext:value-type="float">
            <text:p>1478540973459</text:p>
          </table:table-cell>
          <table:table-cell table:formula="of:=[.$I$2]+[.B16]" office:value-type="float" office:value="1478540975759" calcext:value-type="float">
            <text:p>1478540975759</text:p>
          </table:table-cell>
          <table:table-cell table:formula="of:=[.C16]-[.A1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5755" calcext:value-type="float">
            <text:p>1478540975755</text:p>
          </table:table-cell>
          <table:table-cell office:value-type="float" office:value="1478540973462" calcext:value-type="float">
            <text:p>1478540973462</text:p>
          </table:table-cell>
          <table:table-cell table:formula="of:=[.$I$2]+[.B17]" office:value-type="float" office:value="1478540975762" calcext:value-type="float">
            <text:p>1478540975762</text:p>
          </table:table-cell>
          <table:table-cell table:formula="of:=[.C17]-[.A1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5755" calcext:value-type="float">
            <text:p>1478540975755</text:p>
          </table:table-cell>
          <table:table-cell office:value-type="float" office:value="1478540973465" calcext:value-type="float">
            <text:p>1478540973465</text:p>
          </table:table-cell>
          <table:table-cell table:formula="of:=[.$I$2]+[.B18]" office:value-type="float" office:value="1478540975765" calcext:value-type="float">
            <text:p>1478540975765</text:p>
          </table:table-cell>
          <table:table-cell table:formula="of:=[.C18]-[.A1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5763" calcext:value-type="float">
            <text:p>1478540975763</text:p>
          </table:table-cell>
          <table:table-cell office:value-type="float" office:value="1478540973468" calcext:value-type="float">
            <text:p>1478540973468</text:p>
          </table:table-cell>
          <table:table-cell table:formula="of:=[.$I$2]+[.B19]" office:value-type="float" office:value="1478540975768" calcext:value-type="float">
            <text:p>1478540975768</text:p>
          </table:table-cell>
          <table:table-cell table:formula="of:=[.C19]-[.A1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63" calcext:value-type="float">
            <text:p>1478540975763</text:p>
          </table:table-cell>
          <table:table-cell office:value-type="float" office:value="1478540973471" calcext:value-type="float">
            <text:p>1478540973471</text:p>
          </table:table-cell>
          <table:table-cell table:formula="of:=[.$I$2]+[.B20]" office:value-type="float" office:value="1478540975771" calcext:value-type="float">
            <text:p>1478540975771</text:p>
          </table:table-cell>
          <table:table-cell table:formula="of:=[.C20]-[.A2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5771" calcext:value-type="float">
            <text:p>1478540975771</text:p>
          </table:table-cell>
          <table:table-cell office:value-type="float" office:value="1478540973480" calcext:value-type="float">
            <text:p>1478540973480</text:p>
          </table:table-cell>
          <table:table-cell table:formula="of:=[.$I$2]+[.B21]" office:value-type="float" office:value="1478540975780" calcext:value-type="float">
            <text:p>1478540975780</text:p>
          </table:table-cell>
          <table:table-cell table:formula="of:=[.C21]-[.A2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780" calcext:value-type="float">
            <text:p>1478540975780</text:p>
          </table:table-cell>
          <table:table-cell office:value-type="float" office:value="1478540973488" calcext:value-type="float">
            <text:p>1478540973488</text:p>
          </table:table-cell>
          <table:table-cell table:formula="of:=[.$I$2]+[.B22]" office:value-type="float" office:value="1478540975788" calcext:value-type="float">
            <text:p>1478540975788</text:p>
          </table:table-cell>
          <table:table-cell table:formula="of:=[.C22]-[.A2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5789" calcext:value-type="float">
            <text:p>1478540975789</text:p>
          </table:table-cell>
          <table:table-cell office:value-type="float" office:value="1478540973494" calcext:value-type="float">
            <text:p>1478540973494</text:p>
          </table:table-cell>
          <table:table-cell table:formula="of:=[.$I$2]+[.B23]" office:value-type="float" office:value="1478540975794" calcext:value-type="float">
            <text:p>1478540975794</text:p>
          </table:table-cell>
          <table:table-cell table:formula="of:=[.C23]-[.A2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796" calcext:value-type="float">
            <text:p>1478540975796</text:p>
          </table:table-cell>
          <table:table-cell office:value-type="float" office:value="1478540973500" calcext:value-type="float">
            <text:p>1478540973500</text:p>
          </table:table-cell>
          <table:table-cell table:formula="of:=[.$I$2]+[.B24]" office:value-type="float" office:value="1478540975800" calcext:value-type="float">
            <text:p>1478540975800</text:p>
          </table:table-cell>
          <table:table-cell table:formula="of:=[.C24]-[.A2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5796" calcext:value-type="float">
            <text:p>1478540975796</text:p>
          </table:table-cell>
          <table:table-cell office:value-type="float" office:value="1478540973507" calcext:value-type="float">
            <text:p>1478540973507</text:p>
          </table:table-cell>
          <table:table-cell table:formula="of:=[.$I$2]+[.B25]" office:value-type="float" office:value="1478540975807" calcext:value-type="float">
            <text:p>1478540975807</text:p>
          </table:table-cell>
          <table:table-cell table:formula="of:=[.C25]-[.A2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5806" calcext:value-type="float">
            <text:p>1478540975806</text:p>
          </table:table-cell>
          <table:table-cell office:value-type="float" office:value="1478540973512" calcext:value-type="float">
            <text:p>1478540973512</text:p>
          </table:table-cell>
          <table:table-cell table:formula="of:=[.$I$2]+[.B26]" office:value-type="float" office:value="1478540975812" calcext:value-type="float">
            <text:p>1478540975812</text:p>
          </table:table-cell>
          <table:table-cell table:formula="of:=[.C26]-[.A26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5813" calcext:value-type="float">
            <text:p>1478540975813</text:p>
          </table:table-cell>
          <table:table-cell office:value-type="float" office:value="1478540973519" calcext:value-type="float">
            <text:p>1478540973519</text:p>
          </table:table-cell>
          <table:table-cell table:formula="of:=[.$I$2]+[.B27]" office:value-type="float" office:value="1478540975819" calcext:value-type="float">
            <text:p>1478540975819</text:p>
          </table:table-cell>
          <table:table-cell table:formula="of:=[.C27]-[.A2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5813" calcext:value-type="float">
            <text:p>1478540975813</text:p>
          </table:table-cell>
          <table:table-cell office:value-type="float" office:value="1478540973524" calcext:value-type="float">
            <text:p>1478540973524</text:p>
          </table:table-cell>
          <table:table-cell table:formula="of:=[.$I$2]+[.B28]" office:value-type="float" office:value="1478540975824" calcext:value-type="float">
            <text:p>1478540975824</text:p>
          </table:table-cell>
          <table:table-cell table:formula="of:=[.C28]-[.A2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5822" calcext:value-type="float">
            <text:p>1478540975822</text:p>
          </table:table-cell>
          <table:table-cell office:value-type="float" office:value="1478540973530" calcext:value-type="float">
            <text:p>1478540973530</text:p>
          </table:table-cell>
          <table:table-cell table:formula="of:=[.$I$2]+[.B29]" office:value-type="float" office:value="1478540975830" calcext:value-type="float">
            <text:p>1478540975830</text:p>
          </table:table-cell>
          <table:table-cell table:formula="of:=[.C29]-[.A2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5831" calcext:value-type="float">
            <text:p>1478540975831</text:p>
          </table:table-cell>
          <table:table-cell office:value-type="float" office:value="1478540973535" calcext:value-type="float">
            <text:p>1478540973535</text:p>
          </table:table-cell>
          <table:table-cell table:formula="of:=[.$I$2]+[.B30]" office:value-type="float" office:value="1478540975835" calcext:value-type="float">
            <text:p>1478540975835</text:p>
          </table:table-cell>
          <table:table-cell table:formula="of:=[.C30]-[.A3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5831" calcext:value-type="float">
            <text:p>1478540975831</text:p>
          </table:table-cell>
          <table:table-cell office:value-type="float" office:value="1478540973540" calcext:value-type="float">
            <text:p>1478540973540</text:p>
          </table:table-cell>
          <table:table-cell table:formula="of:=[.$I$2]+[.B31]" office:value-type="float" office:value="1478540975840" calcext:value-type="float">
            <text:p>1478540975840</text:p>
          </table:table-cell>
          <table:table-cell table:formula="of:=[.C31]-[.A3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839" calcext:value-type="float">
            <text:p>1478540975839</text:p>
          </table:table-cell>
          <table:table-cell office:value-type="float" office:value="1478540973545" calcext:value-type="float">
            <text:p>1478540973545</text:p>
          </table:table-cell>
          <table:table-cell table:formula="of:=[.$I$2]+[.B32]" office:value-type="float" office:value="1478540975845" calcext:value-type="float">
            <text:p>1478540975845</text:p>
          </table:table-cell>
          <table:table-cell table:formula="of:=[.C32]-[.A3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5847" calcext:value-type="float">
            <text:p>1478540975847</text:p>
          </table:table-cell>
          <table:table-cell office:value-type="float" office:value="1478540973551" calcext:value-type="float">
            <text:p>1478540973551</text:p>
          </table:table-cell>
          <table:table-cell table:formula="of:=[.$I$2]+[.B33]" office:value-type="float" office:value="1478540975851" calcext:value-type="float">
            <text:p>1478540975851</text:p>
          </table:table-cell>
          <table:table-cell table:formula="of:=[.C33]-[.A3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5847" calcext:value-type="float">
            <text:p>1478540975847</text:p>
          </table:table-cell>
          <table:table-cell office:value-type="float" office:value="1478540973556" calcext:value-type="float">
            <text:p>1478540973556</text:p>
          </table:table-cell>
          <table:table-cell table:formula="of:=[.$I$2]+[.B34]" office:value-type="float" office:value="1478540975856" calcext:value-type="float">
            <text:p>1478540975856</text:p>
          </table:table-cell>
          <table:table-cell table:formula="of:=[.C34]-[.A3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855" calcext:value-type="float">
            <text:p>1478540975855</text:p>
          </table:table-cell>
          <table:table-cell office:value-type="float" office:value="1478540973560" calcext:value-type="float">
            <text:p>1478540973560</text:p>
          </table:table-cell>
          <table:table-cell table:formula="of:=[.$I$2]+[.B35]" office:value-type="float" office:value="1478540975860" calcext:value-type="float">
            <text:p>1478540975860</text:p>
          </table:table-cell>
          <table:table-cell table:formula="of:=[.C35]-[.A3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855" calcext:value-type="float">
            <text:p>1478540975855</text:p>
          </table:table-cell>
          <table:table-cell office:value-type="float" office:value="1478540973566" calcext:value-type="float">
            <text:p>1478540973566</text:p>
          </table:table-cell>
          <table:table-cell table:formula="of:=[.$I$2]+[.B36]" office:value-type="float" office:value="1478540975866" calcext:value-type="float">
            <text:p>1478540975866</text:p>
          </table:table-cell>
          <table:table-cell table:formula="of:=[.C36]-[.A36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5865" calcext:value-type="float">
            <text:p>1478540975865</text:p>
          </table:table-cell>
          <table:table-cell office:value-type="float" office:value="1478540973571" calcext:value-type="float">
            <text:p>1478540973571</text:p>
          </table:table-cell>
          <table:table-cell table:formula="of:=[.$I$2]+[.B37]" office:value-type="float" office:value="1478540975871" calcext:value-type="float">
            <text:p>1478540975871</text:p>
          </table:table-cell>
          <table:table-cell table:formula="of:=[.C37]-[.A3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5872" calcext:value-type="float">
            <text:p>1478540975872</text:p>
          </table:table-cell>
          <table:table-cell office:value-type="float" office:value="1478540973576" calcext:value-type="float">
            <text:p>1478540973576</text:p>
          </table:table-cell>
          <table:table-cell table:formula="of:=[.$I$2]+[.B38]" office:value-type="float" office:value="1478540975876" calcext:value-type="float">
            <text:p>1478540975876</text:p>
          </table:table-cell>
          <table:table-cell table:formula="of:=[.C38]-[.A38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5872" calcext:value-type="float">
            <text:p>1478540975872</text:p>
          </table:table-cell>
          <table:table-cell office:value-type="float" office:value="1478540973582" calcext:value-type="float">
            <text:p>1478540973582</text:p>
          </table:table-cell>
          <table:table-cell table:formula="of:=[.$I$2]+[.B39]" office:value-type="float" office:value="1478540975882" calcext:value-type="float">
            <text:p>1478540975882</text:p>
          </table:table-cell>
          <table:table-cell table:formula="of:=[.C39]-[.A3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5882" calcext:value-type="float">
            <text:p>1478540975882</text:p>
          </table:table-cell>
          <table:table-cell office:value-type="float" office:value="1478540973588" calcext:value-type="float">
            <text:p>1478540973588</text:p>
          </table:table-cell>
          <table:table-cell table:formula="of:=[.$I$2]+[.B40]" office:value-type="float" office:value="1478540975888" calcext:value-type="float">
            <text:p>1478540975888</text:p>
          </table:table-cell>
          <table:table-cell table:formula="of:=[.C40]-[.A4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5889" calcext:value-type="float">
            <text:p>1478540975889</text:p>
          </table:table-cell>
          <table:table-cell office:value-type="float" office:value="1478540973604" calcext:value-type="float">
            <text:p>1478540973604</text:p>
          </table:table-cell>
          <table:table-cell table:formula="of:=[.$I$2]+[.B41]" office:value-type="float" office:value="1478540975904" calcext:value-type="float">
            <text:p>1478540975904</text:p>
          </table:table-cell>
          <table:table-cell table:formula="of:=[.C41]-[.A41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78540975905" calcext:value-type="float">
            <text:p>1478540975905</text:p>
          </table:table-cell>
          <table:table-cell office:value-type="float" office:value="1478540973610" calcext:value-type="float">
            <text:p>1478540973610</text:p>
          </table:table-cell>
          <table:table-cell table:formula="of:=[.$I$2]+[.B42]" office:value-type="float" office:value="1478540975910" calcext:value-type="float">
            <text:p>1478540975910</text:p>
          </table:table-cell>
          <table:table-cell table:formula="of:=[.C42]-[.A4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5905" calcext:value-type="float">
            <text:p>1478540975905</text:p>
          </table:table-cell>
          <table:table-cell office:value-type="float" office:value="1478540973616" calcext:value-type="float">
            <text:p>1478540973616</text:p>
          </table:table-cell>
          <table:table-cell table:formula="of:=[.$I$2]+[.B43]" office:value-type="float" office:value="1478540975916" calcext:value-type="float">
            <text:p>1478540975916</text:p>
          </table:table-cell>
          <table:table-cell table:formula="of:=[.C43]-[.A4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5915" calcext:value-type="float">
            <text:p>1478540975915</text:p>
          </table:table-cell>
          <table:table-cell office:value-type="float" office:value="1478540973624" calcext:value-type="float">
            <text:p>1478540973624</text:p>
          </table:table-cell>
          <table:table-cell table:formula="of:=[.$I$2]+[.B44]" office:value-type="float" office:value="1478540975924" calcext:value-type="float">
            <text:p>1478540975924</text:p>
          </table:table-cell>
          <table:table-cell table:formula="of:=[.C44]-[.A4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924" calcext:value-type="float">
            <text:p>1478540975924</text:p>
          </table:table-cell>
          <table:table-cell office:value-type="float" office:value="1478540973631" calcext:value-type="float">
            <text:p>1478540973631</text:p>
          </table:table-cell>
          <table:table-cell table:formula="of:=[.$I$2]+[.B45]" office:value-type="float" office:value="1478540975931" calcext:value-type="float">
            <text:p>1478540975931</text:p>
          </table:table-cell>
          <table:table-cell table:formula="of:=[.C45]-[.A4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5932" calcext:value-type="float">
            <text:p>1478540975932</text:p>
          </table:table-cell>
          <table:table-cell office:value-type="float" office:value="1478540973638" calcext:value-type="float">
            <text:p>1478540973638</text:p>
          </table:table-cell>
          <table:table-cell table:formula="of:=[.$I$2]+[.B46]" office:value-type="float" office:value="1478540975938" calcext:value-type="float">
            <text:p>1478540975938</text:p>
          </table:table-cell>
          <table:table-cell table:formula="of:=[.C46]-[.A46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5932" calcext:value-type="float">
            <text:p>1478540975932</text:p>
          </table:table-cell>
          <table:table-cell office:value-type="float" office:value="1478540973643" calcext:value-type="float">
            <text:p>1478540973643</text:p>
          </table:table-cell>
          <table:table-cell table:formula="of:=[.$I$2]+[.B47]" office:value-type="float" office:value="1478540975943" calcext:value-type="float">
            <text:p>1478540975943</text:p>
          </table:table-cell>
          <table:table-cell table:formula="of:=[.C47]-[.A4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5940" calcext:value-type="float">
            <text:p>1478540975940</text:p>
          </table:table-cell>
          <table:table-cell office:value-type="float" office:value="1478540973650" calcext:value-type="float">
            <text:p>1478540973650</text:p>
          </table:table-cell>
          <table:table-cell table:formula="of:=[.$I$2]+[.B48]" office:value-type="float" office:value="1478540975950" calcext:value-type="float">
            <text:p>1478540975950</text:p>
          </table:table-cell>
          <table:table-cell table:formula="of:=[.C48]-[.A4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5948" calcext:value-type="float">
            <text:p>1478540975948</text:p>
          </table:table-cell>
          <table:table-cell office:value-type="float" office:value="1478540973657" calcext:value-type="float">
            <text:p>1478540973657</text:p>
          </table:table-cell>
          <table:table-cell table:formula="of:=[.$I$2]+[.B49]" office:value-type="float" office:value="1478540975957" calcext:value-type="float">
            <text:p>1478540975957</text:p>
          </table:table-cell>
          <table:table-cell table:formula="of:=[.C49]-[.A4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957" calcext:value-type="float">
            <text:p>1478540975957</text:p>
          </table:table-cell>
          <table:table-cell office:value-type="float" office:value="1478540973664" calcext:value-type="float">
            <text:p>1478540973664</text:p>
          </table:table-cell>
          <table:table-cell table:formula="of:=[.$I$2]+[.B50]" office:value-type="float" office:value="1478540975964" calcext:value-type="float">
            <text:p>1478540975964</text:p>
          </table:table-cell>
          <table:table-cell table:formula="of:=[.C50]-[.A5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5957" calcext:value-type="float">
            <text:p>1478540975957</text:p>
          </table:table-cell>
          <table:table-cell office:value-type="float" office:value="1478540973669" calcext:value-type="float">
            <text:p>1478540973669</text:p>
          </table:table-cell>
          <table:table-cell table:formula="of:=[.$I$2]+[.B51]" office:value-type="float" office:value="1478540975969" calcext:value-type="float">
            <text:p>1478540975969</text:p>
          </table:table-cell>
          <table:table-cell table:formula="of:=[.C51]-[.A5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5966" calcext:value-type="float">
            <text:p>1478540975966</text:p>
          </table:table-cell>
          <table:table-cell office:value-type="float" office:value="1478540973675" calcext:value-type="float">
            <text:p>1478540973675</text:p>
          </table:table-cell>
          <table:table-cell table:formula="of:=[.$I$2]+[.B52]" office:value-type="float" office:value="1478540975975" calcext:value-type="float">
            <text:p>1478540975975</text:p>
          </table:table-cell>
          <table:table-cell table:formula="of:=[.C52]-[.A5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5975" calcext:value-type="float">
            <text:p>1478540975975</text:p>
          </table:table-cell>
          <table:table-cell office:value-type="float" office:value="1478540973682" calcext:value-type="float">
            <text:p>1478540973682</text:p>
          </table:table-cell>
          <table:table-cell table:formula="of:=[.$I$2]+[.B53]" office:value-type="float" office:value="1478540975982" calcext:value-type="float">
            <text:p>1478540975982</text:p>
          </table:table-cell>
          <table:table-cell table:formula="of:=[.C53]-[.A5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5982" calcext:value-type="float">
            <text:p>1478540975982</text:p>
          </table:table-cell>
          <table:table-cell office:value-type="float" office:value="1478540973689" calcext:value-type="float">
            <text:p>1478540973689</text:p>
          </table:table-cell>
          <table:table-cell table:formula="of:=[.$I$2]+[.B54]" office:value-type="float" office:value="1478540975989" calcext:value-type="float">
            <text:p>1478540975989</text:p>
          </table:table-cell>
          <table:table-cell table:formula="of:=[.C54]-[.A5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5982" calcext:value-type="float">
            <text:p>1478540975982</text:p>
          </table:table-cell>
          <table:table-cell office:value-type="float" office:value="1478540973694" calcext:value-type="float">
            <text:p>1478540973694</text:p>
          </table:table-cell>
          <table:table-cell table:formula="of:=[.$I$2]+[.B55]" office:value-type="float" office:value="1478540975994" calcext:value-type="float">
            <text:p>1478540975994</text:p>
          </table:table-cell>
          <table:table-cell table:formula="of:=[.C55]-[.A55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5998" calcext:value-type="float">
            <text:p>1478540975998</text:p>
          </table:table-cell>
          <table:table-cell office:value-type="float" office:value="1478540973703" calcext:value-type="float">
            <text:p>1478540973703</text:p>
          </table:table-cell>
          <table:table-cell table:formula="of:=[.$I$2]+[.B56]" office:value-type="float" office:value="1478540976003" calcext:value-type="float">
            <text:p>1478540976003</text:p>
          </table:table-cell>
          <table:table-cell table:formula="of:=[.C56]-[.A5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006" calcext:value-type="float">
            <text:p>1478540976006</text:p>
          </table:table-cell>
          <table:table-cell office:value-type="float" office:value="1478540973711" calcext:value-type="float">
            <text:p>1478540973711</text:p>
          </table:table-cell>
          <table:table-cell table:formula="of:=[.$I$2]+[.B57]" office:value-type="float" office:value="1478540976011" calcext:value-type="float">
            <text:p>1478540976011</text:p>
          </table:table-cell>
          <table:table-cell table:formula="of:=[.C57]-[.A5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006" calcext:value-type="float">
            <text:p>1478540976006</text:p>
          </table:table-cell>
          <table:table-cell office:value-type="float" office:value="1478540973718" calcext:value-type="float">
            <text:p>1478540973718</text:p>
          </table:table-cell>
          <table:table-cell table:formula="of:=[.$I$2]+[.B58]" office:value-type="float" office:value="1478540976018" calcext:value-type="float">
            <text:p>1478540976018</text:p>
          </table:table-cell>
          <table:table-cell table:formula="of:=[.C58]-[.A58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016" calcext:value-type="float">
            <text:p>1478540976016</text:p>
          </table:table-cell>
          <table:table-cell office:value-type="float" office:value="1478540973726" calcext:value-type="float">
            <text:p>1478540973726</text:p>
          </table:table-cell>
          <table:table-cell table:formula="of:=[.$I$2]+[.B59]" office:value-type="float" office:value="1478540976026" calcext:value-type="float">
            <text:p>1478540976026</text:p>
          </table:table-cell>
          <table:table-cell table:formula="of:=[.C59]-[.A5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024" calcext:value-type="float">
            <text:p>1478540976024</text:p>
          </table:table-cell>
          <table:table-cell office:value-type="float" office:value="1478540973733" calcext:value-type="float">
            <text:p>1478540973733</text:p>
          </table:table-cell>
          <table:table-cell table:formula="of:=[.$I$2]+[.B60]" office:value-type="float" office:value="1478540976033" calcext:value-type="float">
            <text:p>1478540976033</text:p>
          </table:table-cell>
          <table:table-cell table:formula="of:=[.C60]-[.A6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033" calcext:value-type="float">
            <text:p>1478540976033</text:p>
          </table:table-cell>
          <table:table-cell office:value-type="float" office:value="1478540973740" calcext:value-type="float">
            <text:p>1478540973740</text:p>
          </table:table-cell>
          <table:table-cell table:formula="of:=[.$I$2]+[.B61]" office:value-type="float" office:value="1478540976040" calcext:value-type="float">
            <text:p>1478540976040</text:p>
          </table:table-cell>
          <table:table-cell table:formula="of:=[.C61]-[.A6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033" calcext:value-type="float">
            <text:p>1478540976033</text:p>
          </table:table-cell>
          <table:table-cell office:value-type="float" office:value="1478540973744" calcext:value-type="float">
            <text:p>1478540973744</text:p>
          </table:table-cell>
          <table:table-cell table:formula="of:=[.$I$2]+[.B62]" office:value-type="float" office:value="1478540976044" calcext:value-type="float">
            <text:p>1478540976044</text:p>
          </table:table-cell>
          <table:table-cell table:formula="of:=[.C62]-[.A6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041" calcext:value-type="float">
            <text:p>1478540976041</text:p>
          </table:table-cell>
          <table:table-cell office:value-type="float" office:value="1478540973752" calcext:value-type="float">
            <text:p>1478540973752</text:p>
          </table:table-cell>
          <table:table-cell table:formula="of:=[.$I$2]+[.B63]" office:value-type="float" office:value="1478540976052" calcext:value-type="float">
            <text:p>1478540976052</text:p>
          </table:table-cell>
          <table:table-cell table:formula="of:=[.C63]-[.A6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048" calcext:value-type="float">
            <text:p>1478540976048</text:p>
          </table:table-cell>
          <table:table-cell office:value-type="float" office:value="1478540973760" calcext:value-type="float">
            <text:p>1478540973760</text:p>
          </table:table-cell>
          <table:table-cell table:formula="of:=[.$I$2]+[.B64]" office:value-type="float" office:value="1478540976060" calcext:value-type="float">
            <text:p>1478540976060</text:p>
          </table:table-cell>
          <table:table-cell table:formula="of:=[.C64]-[.A64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059" calcext:value-type="float">
            <text:p>1478540976059</text:p>
          </table:table-cell>
          <table:table-cell office:value-type="float" office:value="1478540973766" calcext:value-type="float">
            <text:p>1478540973766</text:p>
          </table:table-cell>
          <table:table-cell table:formula="of:=[.$I$2]+[.B65]" office:value-type="float" office:value="1478540976066" calcext:value-type="float">
            <text:p>1478540976066</text:p>
          </table:table-cell>
          <table:table-cell table:formula="of:=[.C65]-[.A6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066" calcext:value-type="float">
            <text:p>1478540976066</text:p>
          </table:table-cell>
          <table:table-cell office:value-type="float" office:value="1478540973773" calcext:value-type="float">
            <text:p>1478540973773</text:p>
          </table:table-cell>
          <table:table-cell table:formula="of:=[.$I$2]+[.B66]" office:value-type="float" office:value="1478540976073" calcext:value-type="float">
            <text:p>1478540976073</text:p>
          </table:table-cell>
          <table:table-cell table:formula="of:=[.C66]-[.A6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066" calcext:value-type="float">
            <text:p>1478540976066</text:p>
          </table:table-cell>
          <table:table-cell office:value-type="float" office:value="1478540973780" calcext:value-type="float">
            <text:p>1478540973780</text:p>
          </table:table-cell>
          <table:table-cell table:formula="of:=[.$I$2]+[.B67]" office:value-type="float" office:value="1478540976080" calcext:value-type="float">
            <text:p>1478540976080</text:p>
          </table:table-cell>
          <table:table-cell table:formula="of:=[.C67]-[.A67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78540976085" calcext:value-type="float">
            <text:p>1478540976085</text:p>
          </table:table-cell>
          <table:table-cell office:value-type="float" office:value="1478540973791" calcext:value-type="float">
            <text:p>1478540973791</text:p>
          </table:table-cell>
          <table:table-cell table:formula="of:=[.$I$2]+[.B68]" office:value-type="float" office:value="1478540976091" calcext:value-type="float">
            <text:p>1478540976091</text:p>
          </table:table-cell>
          <table:table-cell table:formula="of:=[.C68]-[.A6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092" calcext:value-type="float">
            <text:p>1478540976092</text:p>
          </table:table-cell>
          <table:table-cell office:value-type="float" office:value="1478540973796" calcext:value-type="float">
            <text:p>1478540973796</text:p>
          </table:table-cell>
          <table:table-cell table:formula="of:=[.$I$2]+[.B69]" office:value-type="float" office:value="1478540976096" calcext:value-type="float">
            <text:p>1478540976096</text:p>
          </table:table-cell>
          <table:table-cell table:formula="of:=[.C69]-[.A6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099" calcext:value-type="float">
            <text:p>1478540976099</text:p>
          </table:table-cell>
          <table:table-cell office:value-type="float" office:value="1478540973805" calcext:value-type="float">
            <text:p>1478540973805</text:p>
          </table:table-cell>
          <table:table-cell table:formula="of:=[.$I$2]+[.B70]" office:value-type="float" office:value="1478540976105" calcext:value-type="float">
            <text:p>1478540976105</text:p>
          </table:table-cell>
          <table:table-cell table:formula="of:=[.C70]-[.A7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107" calcext:value-type="float">
            <text:p>1478540976107</text:p>
          </table:table-cell>
          <table:table-cell office:value-type="float" office:value="1478540973813" calcext:value-type="float">
            <text:p>1478540973813</text:p>
          </table:table-cell>
          <table:table-cell table:formula="of:=[.$I$2]+[.B71]" office:value-type="float" office:value="1478540976113" calcext:value-type="float">
            <text:p>1478540976113</text:p>
          </table:table-cell>
          <table:table-cell table:formula="of:=[.C71]-[.A7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107" calcext:value-type="float">
            <text:p>1478540976107</text:p>
          </table:table-cell>
          <table:table-cell office:value-type="float" office:value="1478540973819" calcext:value-type="float">
            <text:p>1478540973819</text:p>
          </table:table-cell>
          <table:table-cell table:formula="of:=[.$I$2]+[.B72]" office:value-type="float" office:value="1478540976119" calcext:value-type="float">
            <text:p>1478540976119</text:p>
          </table:table-cell>
          <table:table-cell table:formula="of:=[.C72]-[.A7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124" calcext:value-type="float">
            <text:p>1478540976124</text:p>
          </table:table-cell>
          <table:table-cell office:value-type="float" office:value="1478540973828" calcext:value-type="float">
            <text:p>1478540973828</text:p>
          </table:table-cell>
          <table:table-cell table:formula="of:=[.$I$2]+[.B73]" office:value-type="float" office:value="1478540976128" calcext:value-type="float">
            <text:p>1478540976128</text:p>
          </table:table-cell>
          <table:table-cell table:formula="of:=[.C73]-[.A7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124" calcext:value-type="float">
            <text:p>1478540976124</text:p>
          </table:table-cell>
          <table:table-cell office:value-type="float" office:value="1478540973836" calcext:value-type="float">
            <text:p>1478540973836</text:p>
          </table:table-cell>
          <table:table-cell table:formula="of:=[.$I$2]+[.B74]" office:value-type="float" office:value="1478540976136" calcext:value-type="float">
            <text:p>1478540976136</text:p>
          </table:table-cell>
          <table:table-cell table:formula="of:=[.C74]-[.A74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132" calcext:value-type="float">
            <text:p>1478540976132</text:p>
          </table:table-cell>
          <table:table-cell office:value-type="float" office:value="1478540973841" calcext:value-type="float">
            <text:p>1478540973841</text:p>
          </table:table-cell>
          <table:table-cell table:formula="of:=[.$I$2]+[.B75]" office:value-type="float" office:value="1478540976141" calcext:value-type="float">
            <text:p>1478540976141</text:p>
          </table:table-cell>
          <table:table-cell table:formula="of:=[.C75]-[.A7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142" calcext:value-type="float">
            <text:p>1478540976142</text:p>
          </table:table-cell>
          <table:table-cell office:value-type="float" office:value="1478540973850" calcext:value-type="float">
            <text:p>1478540973850</text:p>
          </table:table-cell>
          <table:table-cell table:formula="of:=[.$I$2]+[.B76]" office:value-type="float" office:value="1478540976150" calcext:value-type="float">
            <text:p>1478540976150</text:p>
          </table:table-cell>
          <table:table-cell table:formula="of:=[.C76]-[.A7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150" calcext:value-type="float">
            <text:p>1478540976150</text:p>
          </table:table-cell>
          <table:table-cell office:value-type="float" office:value="1478540973856" calcext:value-type="float">
            <text:p>1478540973856</text:p>
          </table:table-cell>
          <table:table-cell table:formula="of:=[.$I$2]+[.B77]" office:value-type="float" office:value="1478540976156" calcext:value-type="float">
            <text:p>1478540976156</text:p>
          </table:table-cell>
          <table:table-cell table:formula="of:=[.C77]-[.A7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157" calcext:value-type="float">
            <text:p>1478540976157</text:p>
          </table:table-cell>
          <table:table-cell office:value-type="float" office:value="1478540973863" calcext:value-type="float">
            <text:p>1478540973863</text:p>
          </table:table-cell>
          <table:table-cell table:formula="of:=[.$I$2]+[.B78]" office:value-type="float" office:value="1478540976163" calcext:value-type="float">
            <text:p>1478540976163</text:p>
          </table:table-cell>
          <table:table-cell table:formula="of:=[.C78]-[.A7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166" calcext:value-type="float">
            <text:p>1478540976166</text:p>
          </table:table-cell>
          <table:table-cell office:value-type="float" office:value="1478540973870" calcext:value-type="float">
            <text:p>1478540973870</text:p>
          </table:table-cell>
          <table:table-cell table:formula="of:=[.$I$2]+[.B79]" office:value-type="float" office:value="1478540976170" calcext:value-type="float">
            <text:p>1478540976170</text:p>
          </table:table-cell>
          <table:table-cell table:formula="of:=[.C79]-[.A7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166" calcext:value-type="float">
            <text:p>1478540976166</text:p>
          </table:table-cell>
          <table:table-cell office:value-type="float" office:value="1478540973877" calcext:value-type="float">
            <text:p>1478540973877</text:p>
          </table:table-cell>
          <table:table-cell table:formula="of:=[.$I$2]+[.B80]" office:value-type="float" office:value="1478540976177" calcext:value-type="float">
            <text:p>1478540976177</text:p>
          </table:table-cell>
          <table:table-cell table:formula="of:=[.C80]-[.A8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175" calcext:value-type="float">
            <text:p>1478540976175</text:p>
          </table:table-cell>
          <table:table-cell office:value-type="float" office:value="1478540973885" calcext:value-type="float">
            <text:p>1478540973885</text:p>
          </table:table-cell>
          <table:table-cell table:formula="of:=[.$I$2]+[.B81]" office:value-type="float" office:value="1478540976185" calcext:value-type="float">
            <text:p>1478540976185</text:p>
          </table:table-cell>
          <table:table-cell table:formula="of:=[.C81]-[.A8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184" calcext:value-type="float">
            <text:p>1478540976184</text:p>
          </table:table-cell>
          <table:table-cell office:value-type="float" office:value="1478540973892" calcext:value-type="float">
            <text:p>1478540973892</text:p>
          </table:table-cell>
          <table:table-cell table:formula="of:=[.$I$2]+[.B82]" office:value-type="float" office:value="1478540976192" calcext:value-type="float">
            <text:p>1478540976192</text:p>
          </table:table-cell>
          <table:table-cell table:formula="of:=[.C82]-[.A8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192" calcext:value-type="float">
            <text:p>1478540976192</text:p>
          </table:table-cell>
          <table:table-cell office:value-type="float" office:value="1478540973898" calcext:value-type="float">
            <text:p>1478540973898</text:p>
          </table:table-cell>
          <table:table-cell table:formula="of:=[.$I$2]+[.B83]" office:value-type="float" office:value="1478540976198" calcext:value-type="float">
            <text:p>1478540976198</text:p>
          </table:table-cell>
          <table:table-cell table:formula="of:=[.C83]-[.A8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200" calcext:value-type="float">
            <text:p>1478540976200</text:p>
          </table:table-cell>
          <table:table-cell office:value-type="float" office:value="1478540973908" calcext:value-type="float">
            <text:p>1478540973908</text:p>
          </table:table-cell>
          <table:table-cell table:formula="of:=[.$I$2]+[.B84]" office:value-type="float" office:value="1478540976208" calcext:value-type="float">
            <text:p>1478540976208</text:p>
          </table:table-cell>
          <table:table-cell table:formula="of:=[.C84]-[.A8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209" calcext:value-type="float">
            <text:p>1478540976209</text:p>
          </table:table-cell>
          <table:table-cell office:value-type="float" office:value="1478540973914" calcext:value-type="float">
            <text:p>1478540973914</text:p>
          </table:table-cell>
          <table:table-cell table:formula="of:=[.$I$2]+[.B85]" office:value-type="float" office:value="1478540976214" calcext:value-type="float">
            <text:p>1478540976214</text:p>
          </table:table-cell>
          <table:table-cell table:formula="of:=[.C85]-[.A8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216" calcext:value-type="float">
            <text:p>1478540976216</text:p>
          </table:table-cell>
          <table:table-cell office:value-type="float" office:value="1478540973920" calcext:value-type="float">
            <text:p>1478540973920</text:p>
          </table:table-cell>
          <table:table-cell table:formula="of:=[.$I$2]+[.B86]" office:value-type="float" office:value="1478540976220" calcext:value-type="float">
            <text:p>1478540976220</text:p>
          </table:table-cell>
          <table:table-cell table:formula="of:=[.C86]-[.A8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216" calcext:value-type="float">
            <text:p>1478540976216</text:p>
          </table:table-cell>
          <table:table-cell office:value-type="float" office:value="1478540973927" calcext:value-type="float">
            <text:p>1478540973927</text:p>
          </table:table-cell>
          <table:table-cell table:formula="of:=[.$I$2]+[.B87]" office:value-type="float" office:value="1478540976227" calcext:value-type="float">
            <text:p>1478540976227</text:p>
          </table:table-cell>
          <table:table-cell table:formula="of:=[.C87]-[.A8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226" calcext:value-type="float">
            <text:p>1478540976226</text:p>
          </table:table-cell>
          <table:table-cell office:value-type="float" office:value="1478540973933" calcext:value-type="float">
            <text:p>1478540973933</text:p>
          </table:table-cell>
          <table:table-cell table:formula="of:=[.$I$2]+[.B88]" office:value-type="float" office:value="1478540976233" calcext:value-type="float">
            <text:p>1478540976233</text:p>
          </table:table-cell>
          <table:table-cell table:formula="of:=[.C88]-[.A88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233" calcext:value-type="float">
            <text:p>1478540976233</text:p>
          </table:table-cell>
          <table:table-cell office:value-type="float" office:value="1478540973940" calcext:value-type="float">
            <text:p>1478540973940</text:p>
          </table:table-cell>
          <table:table-cell table:formula="of:=[.$I$2]+[.B89]" office:value-type="float" office:value="1478540976240" calcext:value-type="float">
            <text:p>1478540976240</text:p>
          </table:table-cell>
          <table:table-cell table:formula="of:=[.C89]-[.A89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242" calcext:value-type="float">
            <text:p>1478540976242</text:p>
          </table:table-cell>
          <table:table-cell office:value-type="float" office:value="1478540973946" calcext:value-type="float">
            <text:p>1478540973946</text:p>
          </table:table-cell>
          <table:table-cell table:formula="of:=[.$I$2]+[.B90]" office:value-type="float" office:value="1478540976246" calcext:value-type="float">
            <text:p>1478540976246</text:p>
          </table:table-cell>
          <table:table-cell table:formula="of:=[.C90]-[.A9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242" calcext:value-type="float">
            <text:p>1478540976242</text:p>
          </table:table-cell>
          <table:table-cell office:value-type="float" office:value="1478540973953" calcext:value-type="float">
            <text:p>1478540973953</text:p>
          </table:table-cell>
          <table:table-cell table:formula="of:=[.$I$2]+[.B91]" office:value-type="float" office:value="1478540976253" calcext:value-type="float">
            <text:p>1478540976253</text:p>
          </table:table-cell>
          <table:table-cell table:formula="of:=[.C91]-[.A9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250" calcext:value-type="float">
            <text:p>1478540976250</text:p>
          </table:table-cell>
          <table:table-cell office:value-type="float" office:value="1478540973961" calcext:value-type="float">
            <text:p>1478540973961</text:p>
          </table:table-cell>
          <table:table-cell table:formula="of:=[.$I$2]+[.B92]" office:value-type="float" office:value="1478540976261" calcext:value-type="float">
            <text:p>1478540976261</text:p>
          </table:table-cell>
          <table:table-cell table:formula="of:=[.C92]-[.A9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259" calcext:value-type="float">
            <text:p>1478540976259</text:p>
          </table:table-cell>
          <table:table-cell office:value-type="float" office:value="1478540973968" calcext:value-type="float">
            <text:p>1478540973968</text:p>
          </table:table-cell>
          <table:table-cell table:formula="of:=[.$I$2]+[.B93]" office:value-type="float" office:value="1478540976268" calcext:value-type="float">
            <text:p>1478540976268</text:p>
          </table:table-cell>
          <table:table-cell table:formula="of:=[.C93]-[.A9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267" calcext:value-type="float">
            <text:p>1478540976267</text:p>
          </table:table-cell>
          <table:table-cell office:value-type="float" office:value="1478540973975" calcext:value-type="float">
            <text:p>1478540973975</text:p>
          </table:table-cell>
          <table:table-cell table:formula="of:=[.$I$2]+[.B94]" office:value-type="float" office:value="1478540976275" calcext:value-type="float">
            <text:p>1478540976275</text:p>
          </table:table-cell>
          <table:table-cell table:formula="of:=[.C94]-[.A9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276" calcext:value-type="float">
            <text:p>1478540976276</text:p>
          </table:table-cell>
          <table:table-cell office:value-type="float" office:value="1478540973982" calcext:value-type="float">
            <text:p>1478540973982</text:p>
          </table:table-cell>
          <table:table-cell table:formula="of:=[.$I$2]+[.B95]" office:value-type="float" office:value="1478540976282" calcext:value-type="float">
            <text:p>1478540976282</text:p>
          </table:table-cell>
          <table:table-cell table:formula="of:=[.C95]-[.A9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284" calcext:value-type="float">
            <text:p>1478540976284</text:p>
          </table:table-cell>
          <table:table-cell office:value-type="float" office:value="1478540973989" calcext:value-type="float">
            <text:p>1478540973989</text:p>
          </table:table-cell>
          <table:table-cell table:formula="of:=[.$I$2]+[.B96]" office:value-type="float" office:value="1478540976289" calcext:value-type="float">
            <text:p>1478540976289</text:p>
          </table:table-cell>
          <table:table-cell table:formula="of:=[.C96]-[.A9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292" calcext:value-type="float">
            <text:p>1478540976292</text:p>
          </table:table-cell>
          <table:table-cell office:value-type="float" office:value="1478540973997" calcext:value-type="float">
            <text:p>1478540973997</text:p>
          </table:table-cell>
          <table:table-cell table:formula="of:=[.$I$2]+[.B97]" office:value-type="float" office:value="1478540976297" calcext:value-type="float">
            <text:p>1478540976297</text:p>
          </table:table-cell>
          <table:table-cell table:formula="of:=[.C97]-[.A9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300" calcext:value-type="float">
            <text:p>1478540976300</text:p>
          </table:table-cell>
          <table:table-cell office:value-type="float" office:value="1478540974005" calcext:value-type="float">
            <text:p>1478540974005</text:p>
          </table:table-cell>
          <table:table-cell table:formula="of:=[.$I$2]+[.B98]" office:value-type="float" office:value="1478540976305" calcext:value-type="float">
            <text:p>1478540976305</text:p>
          </table:table-cell>
          <table:table-cell table:formula="of:=[.C98]-[.A98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300" calcext:value-type="float">
            <text:p>1478540976300</text:p>
          </table:table-cell>
          <table:table-cell office:value-type="float" office:value="1478540974012" calcext:value-type="float">
            <text:p>1478540974012</text:p>
          </table:table-cell>
          <table:table-cell table:formula="of:=[.$I$2]+[.B99]" office:value-type="float" office:value="1478540976312" calcext:value-type="float">
            <text:p>1478540976312</text:p>
          </table:table-cell>
          <table:table-cell table:formula="of:=[.C99]-[.A99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309" calcext:value-type="float">
            <text:p>1478540976309</text:p>
          </table:table-cell>
          <table:table-cell office:value-type="float" office:value="1478540974019" calcext:value-type="float">
            <text:p>1478540974019</text:p>
          </table:table-cell>
          <table:table-cell table:formula="of:=[.$I$2]+[.B100]" office:value-type="float" office:value="1478540976319" calcext:value-type="float">
            <text:p>1478540976319</text:p>
          </table:table-cell>
          <table:table-cell table:formula="of:=[.C100]-[.A10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318" calcext:value-type="float">
            <text:p>1478540976318</text:p>
          </table:table-cell>
          <table:table-cell office:value-type="float" office:value="1478540974030" calcext:value-type="float">
            <text:p>1478540974030</text:p>
          </table:table-cell>
          <table:table-cell table:formula="of:=[.$I$2]+[.B101]" office:value-type="float" office:value="1478540976330" calcext:value-type="float">
            <text:p>1478540976330</text:p>
          </table:table-cell>
          <table:table-cell table:formula="of:=[.C101]-[.A10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326" calcext:value-type="float">
            <text:p>1478540976326</text:p>
          </table:table-cell>
          <table:table-cell office:value-type="float" office:value="1478540974036" calcext:value-type="float">
            <text:p>1478540974036</text:p>
          </table:table-cell>
          <table:table-cell table:formula="of:=[.$I$2]+[.B102]" office:value-type="float" office:value="1478540976336" calcext:value-type="float">
            <text:p>1478540976336</text:p>
          </table:table-cell>
          <table:table-cell table:formula="of:=[.C102]-[.A102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334" calcext:value-type="float">
            <text:p>1478540976334</text:p>
          </table:table-cell>
          <table:table-cell office:value-type="float" office:value="1478540974042" calcext:value-type="float">
            <text:p>1478540974042</text:p>
          </table:table-cell>
          <table:table-cell table:formula="of:=[.$I$2]+[.B103]" office:value-type="float" office:value="1478540976342" calcext:value-type="float">
            <text:p>1478540976342</text:p>
          </table:table-cell>
          <table:table-cell table:formula="of:=[.C103]-[.A10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343" calcext:value-type="float">
            <text:p>1478540976343</text:p>
          </table:table-cell>
          <table:table-cell office:value-type="float" office:value="1478540974050" calcext:value-type="float">
            <text:p>1478540974050</text:p>
          </table:table-cell>
          <table:table-cell table:formula="of:=[.$I$2]+[.B104]" office:value-type="float" office:value="1478540976350" calcext:value-type="float">
            <text:p>1478540976350</text:p>
          </table:table-cell>
          <table:table-cell table:formula="of:=[.C104]-[.A10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351" calcext:value-type="float">
            <text:p>1478540976351</text:p>
          </table:table-cell>
          <table:table-cell office:value-type="float" office:value="1478540974057" calcext:value-type="float">
            <text:p>1478540974057</text:p>
          </table:table-cell>
          <table:table-cell table:formula="of:=[.$I$2]+[.B105]" office:value-type="float" office:value="1478540976357" calcext:value-type="float">
            <text:p>1478540976357</text:p>
          </table:table-cell>
          <table:table-cell table:formula="of:=[.C105]-[.A10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351" calcext:value-type="float">
            <text:p>1478540976351</text:p>
          </table:table-cell>
          <table:table-cell office:value-type="float" office:value="1478540974063" calcext:value-type="float">
            <text:p>1478540974063</text:p>
          </table:table-cell>
          <table:table-cell table:formula="of:=[.$I$2]+[.B106]" office:value-type="float" office:value="1478540976363" calcext:value-type="float">
            <text:p>1478540976363</text:p>
          </table:table-cell>
          <table:table-cell table:formula="of:=[.C106]-[.A10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359" calcext:value-type="float">
            <text:p>1478540976359</text:p>
          </table:table-cell>
          <table:table-cell office:value-type="float" office:value="1478540974068" calcext:value-type="float">
            <text:p>1478540974068</text:p>
          </table:table-cell>
          <table:table-cell table:formula="of:=[.$I$2]+[.B107]" office:value-type="float" office:value="1478540976368" calcext:value-type="float">
            <text:p>1478540976368</text:p>
          </table:table-cell>
          <table:table-cell table:formula="of:=[.C107]-[.A107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368" calcext:value-type="float">
            <text:p>1478540976368</text:p>
          </table:table-cell>
          <table:table-cell office:value-type="float" office:value="1478540974072" calcext:value-type="float">
            <text:p>1478540974072</text:p>
          </table:table-cell>
          <table:table-cell table:formula="of:=[.$I$2]+[.B108]" office:value-type="float" office:value="1478540976372" calcext:value-type="float">
            <text:p>1478540976372</text:p>
          </table:table-cell>
          <table:table-cell table:formula="of:=[.C108]-[.A108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368" calcext:value-type="float">
            <text:p>1478540976368</text:p>
          </table:table-cell>
          <table:table-cell office:value-type="float" office:value="1478540974078" calcext:value-type="float">
            <text:p>1478540974078</text:p>
          </table:table-cell>
          <table:table-cell table:formula="of:=[.$I$2]+[.B109]" office:value-type="float" office:value="1478540976378" calcext:value-type="float">
            <text:p>1478540976378</text:p>
          </table:table-cell>
          <table:table-cell table:formula="of:=[.C109]-[.A10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377" calcext:value-type="float">
            <text:p>1478540976377</text:p>
          </table:table-cell>
          <table:table-cell office:value-type="float" office:value="1478540974082" calcext:value-type="float">
            <text:p>1478540974082</text:p>
          </table:table-cell>
          <table:table-cell table:formula="of:=[.$I$2]+[.B110]" office:value-type="float" office:value="1478540976382" calcext:value-type="float">
            <text:p>1478540976382</text:p>
          </table:table-cell>
          <table:table-cell table:formula="of:=[.C110]-[.A11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377" calcext:value-type="float">
            <text:p>1478540976377</text:p>
          </table:table-cell>
          <table:table-cell office:value-type="float" office:value="1478540974086" calcext:value-type="float">
            <text:p>1478540974086</text:p>
          </table:table-cell>
          <table:table-cell table:formula="of:=[.$I$2]+[.B111]" office:value-type="float" office:value="1478540976386" calcext:value-type="float">
            <text:p>1478540976386</text:p>
          </table:table-cell>
          <table:table-cell table:formula="of:=[.C111]-[.A11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385" calcext:value-type="float">
            <text:p>1478540976385</text:p>
          </table:table-cell>
          <table:table-cell office:value-type="float" office:value="1478540974090" calcext:value-type="float">
            <text:p>1478540974090</text:p>
          </table:table-cell>
          <table:table-cell table:formula="of:=[.$I$2]+[.B112]" office:value-type="float" office:value="1478540976390" calcext:value-type="float">
            <text:p>1478540976390</text:p>
          </table:table-cell>
          <table:table-cell table:formula="of:=[.C112]-[.A11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385" calcext:value-type="float">
            <text:p>1478540976385</text:p>
          </table:table-cell>
          <table:table-cell office:value-type="float" office:value="1478540974094" calcext:value-type="float">
            <text:p>1478540974094</text:p>
          </table:table-cell>
          <table:table-cell table:formula="of:=[.$I$2]+[.B113]" office:value-type="float" office:value="1478540976394" calcext:value-type="float">
            <text:p>1478540976394</text:p>
          </table:table-cell>
          <table:table-cell table:formula="of:=[.C113]-[.A11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393" calcext:value-type="float">
            <text:p>1478540976393</text:p>
          </table:table-cell>
          <table:table-cell office:value-type="float" office:value="1478540974098" calcext:value-type="float">
            <text:p>1478540974098</text:p>
          </table:table-cell>
          <table:table-cell table:formula="of:=[.$I$2]+[.B114]" office:value-type="float" office:value="1478540976398" calcext:value-type="float">
            <text:p>1478540976398</text:p>
          </table:table-cell>
          <table:table-cell table:formula="of:=[.C114]-[.A11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402" calcext:value-type="float">
            <text:p>1478540976402</text:p>
          </table:table-cell>
          <table:table-cell office:value-type="float" office:value="1478540974105" calcext:value-type="float">
            <text:p>1478540974105</text:p>
          </table:table-cell>
          <table:table-cell table:formula="of:=[.$I$2]+[.B115]" office:value-type="float" office:value="1478540976405" calcext:value-type="float">
            <text:p>1478540976405</text:p>
          </table:table-cell>
          <table:table-cell table:formula="of:=[.C115]-[.A115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6402" calcext:value-type="float">
            <text:p>1478540976402</text:p>
          </table:table-cell>
          <table:table-cell office:value-type="float" office:value="1478540974110" calcext:value-type="float">
            <text:p>1478540974110</text:p>
          </table:table-cell>
          <table:table-cell table:formula="of:=[.$I$2]+[.B116]" office:value-type="float" office:value="1478540976410" calcext:value-type="float">
            <text:p>1478540976410</text:p>
          </table:table-cell>
          <table:table-cell table:formula="of:=[.C116]-[.A11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409" calcext:value-type="float">
            <text:p>1478540976409</text:p>
          </table:table-cell>
          <table:table-cell office:value-type="float" office:value="1478540974123" calcext:value-type="float">
            <text:p>1478540974123</text:p>
          </table:table-cell>
          <table:table-cell table:formula="of:=[.$I$2]+[.B117]" office:value-type="float" office:value="1478540976423" calcext:value-type="float">
            <text:p>1478540976423</text:p>
          </table:table-cell>
          <table:table-cell table:formula="of:=[.C117]-[.A117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78540976418" calcext:value-type="float">
            <text:p>1478540976418</text:p>
          </table:table-cell>
          <table:table-cell office:value-type="float" office:value="1478540974131" calcext:value-type="float">
            <text:p>1478540974131</text:p>
          </table:table-cell>
          <table:table-cell table:formula="of:=[.$I$2]+[.B118]" office:value-type="float" office:value="1478540976431" calcext:value-type="float">
            <text:p>1478540976431</text:p>
          </table:table-cell>
          <table:table-cell table:formula="of:=[.C118]-[.A118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6426" calcext:value-type="float">
            <text:p>1478540976426</text:p>
          </table:table-cell>
          <table:table-cell office:value-type="float" office:value="1478540974135" calcext:value-type="float">
            <text:p>1478540974135</text:p>
          </table:table-cell>
          <table:table-cell table:formula="of:=[.$I$2]+[.B119]" office:value-type="float" office:value="1478540976435" calcext:value-type="float">
            <text:p>1478540976435</text:p>
          </table:table-cell>
          <table:table-cell table:formula="of:=[.C119]-[.A11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426" calcext:value-type="float">
            <text:p>1478540976426</text:p>
          </table:table-cell>
          <table:table-cell office:value-type="float" office:value="1478540974138" calcext:value-type="float">
            <text:p>1478540974138</text:p>
          </table:table-cell>
          <table:table-cell table:formula="of:=[.$I$2]+[.B120]" office:value-type="float" office:value="1478540976438" calcext:value-type="float">
            <text:p>1478540976438</text:p>
          </table:table-cell>
          <table:table-cell table:formula="of:=[.C120]-[.A120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435" calcext:value-type="float">
            <text:p>1478540976435</text:p>
          </table:table-cell>
          <table:table-cell office:value-type="float" office:value="1478540974141" calcext:value-type="float">
            <text:p>1478540974141</text:p>
          </table:table-cell>
          <table:table-cell table:formula="of:=[.$I$2]+[.B121]" office:value-type="float" office:value="1478540976441" calcext:value-type="float">
            <text:p>1478540976441</text:p>
          </table:table-cell>
          <table:table-cell table:formula="of:=[.C121]-[.A12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435" calcext:value-type="float">
            <text:p>1478540976435</text:p>
          </table:table-cell>
          <table:table-cell office:value-type="float" office:value="1478540974144" calcext:value-type="float">
            <text:p>1478540974144</text:p>
          </table:table-cell>
          <table:table-cell table:formula="of:=[.$I$2]+[.B122]" office:value-type="float" office:value="1478540976444" calcext:value-type="float">
            <text:p>1478540976444</text:p>
          </table:table-cell>
          <table:table-cell table:formula="of:=[.C122]-[.A12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443" calcext:value-type="float">
            <text:p>1478540976443</text:p>
          </table:table-cell>
          <table:table-cell office:value-type="float" office:value="1478540974147" calcext:value-type="float">
            <text:p>1478540974147</text:p>
          </table:table-cell>
          <table:table-cell table:formula="of:=[.$I$2]+[.B123]" office:value-type="float" office:value="1478540976447" calcext:value-type="float">
            <text:p>1478540976447</text:p>
          </table:table-cell>
          <table:table-cell table:formula="of:=[.C123]-[.A12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443" calcext:value-type="float">
            <text:p>1478540976443</text:p>
          </table:table-cell>
          <table:table-cell office:value-type="float" office:value="1478540974150" calcext:value-type="float">
            <text:p>1478540974150</text:p>
          </table:table-cell>
          <table:table-cell table:formula="of:=[.$I$2]+[.B124]" office:value-type="float" office:value="1478540976450" calcext:value-type="float">
            <text:p>1478540976450</text:p>
          </table:table-cell>
          <table:table-cell table:formula="of:=[.C124]-[.A12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443" calcext:value-type="float">
            <text:p>1478540976443</text:p>
          </table:table-cell>
          <table:table-cell office:value-type="float" office:value="1478540974153" calcext:value-type="float">
            <text:p>1478540974153</text:p>
          </table:table-cell>
          <table:table-cell table:formula="of:=[.$I$2]+[.B125]" office:value-type="float" office:value="1478540976453" calcext:value-type="float">
            <text:p>1478540976453</text:p>
          </table:table-cell>
          <table:table-cell table:formula="of:=[.C125]-[.A12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452" calcext:value-type="float">
            <text:p>1478540976452</text:p>
          </table:table-cell>
          <table:table-cell office:value-type="float" office:value="1478540974156" calcext:value-type="float">
            <text:p>1478540974156</text:p>
          </table:table-cell>
          <table:table-cell table:formula="of:=[.$I$2]+[.B126]" office:value-type="float" office:value="1478540976456" calcext:value-type="float">
            <text:p>1478540976456</text:p>
          </table:table-cell>
          <table:table-cell table:formula="of:=[.C126]-[.A12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452" calcext:value-type="float">
            <text:p>1478540976452</text:p>
          </table:table-cell>
          <table:table-cell office:value-type="float" office:value="1478540974159" calcext:value-type="float">
            <text:p>1478540974159</text:p>
          </table:table-cell>
          <table:table-cell table:formula="of:=[.$I$2]+[.B127]" office:value-type="float" office:value="1478540976459" calcext:value-type="float">
            <text:p>1478540976459</text:p>
          </table:table-cell>
          <table:table-cell table:formula="of:=[.C127]-[.A12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452" calcext:value-type="float">
            <text:p>1478540976452</text:p>
          </table:table-cell>
          <table:table-cell office:value-type="float" office:value="1478540974162" calcext:value-type="float">
            <text:p>1478540974162</text:p>
          </table:table-cell>
          <table:table-cell table:formula="of:=[.$I$2]+[.B128]" office:value-type="float" office:value="1478540976462" calcext:value-type="float">
            <text:p>1478540976462</text:p>
          </table:table-cell>
          <table:table-cell table:formula="of:=[.C128]-[.A12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460" calcext:value-type="float">
            <text:p>1478540976460</text:p>
          </table:table-cell>
          <table:table-cell office:value-type="float" office:value="1478540974165" calcext:value-type="float">
            <text:p>1478540974165</text:p>
          </table:table-cell>
          <table:table-cell table:formula="of:=[.$I$2]+[.B129]" office:value-type="float" office:value="1478540976465" calcext:value-type="float">
            <text:p>1478540976465</text:p>
          </table:table-cell>
          <table:table-cell table:formula="of:=[.C129]-[.A12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460" calcext:value-type="float">
            <text:p>1478540976460</text:p>
          </table:table-cell>
          <table:table-cell office:value-type="float" office:value="1478540974169" calcext:value-type="float">
            <text:p>1478540974169</text:p>
          </table:table-cell>
          <table:table-cell table:formula="of:=[.$I$2]+[.B130]" office:value-type="float" office:value="1478540976469" calcext:value-type="float">
            <text:p>1478540976469</text:p>
          </table:table-cell>
          <table:table-cell table:formula="of:=[.C130]-[.A13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468" calcext:value-type="float">
            <text:p>1478540976468</text:p>
          </table:table-cell>
          <table:table-cell office:value-type="float" office:value="1478540974172" calcext:value-type="float">
            <text:p>1478540974172</text:p>
          </table:table-cell>
          <table:table-cell table:formula="of:=[.$I$2]+[.B131]" office:value-type="float" office:value="1478540976472" calcext:value-type="float">
            <text:p>1478540976472</text:p>
          </table:table-cell>
          <table:table-cell table:formula="of:=[.C131]-[.A13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476" calcext:value-type="float">
            <text:p>1478540976476</text:p>
          </table:table-cell>
          <table:table-cell office:value-type="float" office:value="1478540974181" calcext:value-type="float">
            <text:p>1478540974181</text:p>
          </table:table-cell>
          <table:table-cell table:formula="of:=[.$I$2]+[.B132]" office:value-type="float" office:value="1478540976481" calcext:value-type="float">
            <text:p>1478540976481</text:p>
          </table:table-cell>
          <table:table-cell table:formula="of:=[.C132]-[.A13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476" calcext:value-type="float">
            <text:p>1478540976476</text:p>
          </table:table-cell>
          <table:table-cell office:value-type="float" office:value="1478540974185" calcext:value-type="float">
            <text:p>1478540974185</text:p>
          </table:table-cell>
          <table:table-cell table:formula="of:=[.$I$2]+[.B133]" office:value-type="float" office:value="1478540976485" calcext:value-type="float">
            <text:p>1478540976485</text:p>
          </table:table-cell>
          <table:table-cell table:formula="of:=[.C133]-[.A13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485" calcext:value-type="float">
            <text:p>1478540976485</text:p>
          </table:table-cell>
          <table:table-cell office:value-type="float" office:value="1478540974188" calcext:value-type="float">
            <text:p>1478540974188</text:p>
          </table:table-cell>
          <table:table-cell table:formula="of:=[.$I$2]+[.B134]" office:value-type="float" office:value="1478540976488" calcext:value-type="float">
            <text:p>1478540976488</text:p>
          </table:table-cell>
          <table:table-cell table:formula="of:=[.C134]-[.A134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6485" calcext:value-type="float">
            <text:p>1478540976485</text:p>
          </table:table-cell>
          <table:table-cell office:value-type="float" office:value="1478540974191" calcext:value-type="float">
            <text:p>1478540974191</text:p>
          </table:table-cell>
          <table:table-cell table:formula="of:=[.$I$2]+[.B135]" office:value-type="float" office:value="1478540976491" calcext:value-type="float">
            <text:p>1478540976491</text:p>
          </table:table-cell>
          <table:table-cell table:formula="of:=[.C135]-[.A13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485" calcext:value-type="float">
            <text:p>1478540976485</text:p>
          </table:table-cell>
          <table:table-cell office:value-type="float" office:value="1478540974198" calcext:value-type="float">
            <text:p>1478540974198</text:p>
          </table:table-cell>
          <table:table-cell table:formula="of:=[.$I$2]+[.B136]" office:value-type="float" office:value="1478540976498" calcext:value-type="float">
            <text:p>1478540976498</text:p>
          </table:table-cell>
          <table:table-cell table:formula="of:=[.C136]-[.A136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6494" calcext:value-type="float">
            <text:p>1478540976494</text:p>
          </table:table-cell>
          <table:table-cell office:value-type="float" office:value="1478540974204" calcext:value-type="float">
            <text:p>1478540974204</text:p>
          </table:table-cell>
          <table:table-cell table:formula="of:=[.$I$2]+[.B137]" office:value-type="float" office:value="1478540976504" calcext:value-type="float">
            <text:p>1478540976504</text:p>
          </table:table-cell>
          <table:table-cell table:formula="of:=[.C137]-[.A13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502" calcext:value-type="float">
            <text:p>1478540976502</text:p>
          </table:table-cell>
          <table:table-cell office:value-type="float" office:value="1478540974210" calcext:value-type="float">
            <text:p>1478540974210</text:p>
          </table:table-cell>
          <table:table-cell table:formula="of:=[.$I$2]+[.B138]" office:value-type="float" office:value="1478540976510" calcext:value-type="float">
            <text:p>1478540976510</text:p>
          </table:table-cell>
          <table:table-cell table:formula="of:=[.C138]-[.A13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510" calcext:value-type="float">
            <text:p>1478540976510</text:p>
          </table:table-cell>
          <table:table-cell office:value-type="float" office:value="1478540974214" calcext:value-type="float">
            <text:p>1478540974214</text:p>
          </table:table-cell>
          <table:table-cell table:formula="of:=[.$I$2]+[.B139]" office:value-type="float" office:value="1478540976514" calcext:value-type="float">
            <text:p>1478540976514</text:p>
          </table:table-cell>
          <table:table-cell table:formula="of:=[.C139]-[.A13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510" calcext:value-type="float">
            <text:p>1478540976510</text:p>
          </table:table-cell>
          <table:table-cell office:value-type="float" office:value="1478540974218" calcext:value-type="float">
            <text:p>1478540974218</text:p>
          </table:table-cell>
          <table:table-cell table:formula="of:=[.$I$2]+[.B140]" office:value-type="float" office:value="1478540976518" calcext:value-type="float">
            <text:p>1478540976518</text:p>
          </table:table-cell>
          <table:table-cell table:formula="of:=[.C140]-[.A14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510" calcext:value-type="float">
            <text:p>1478540976510</text:p>
          </table:table-cell>
          <table:table-cell office:value-type="float" office:value="1478540974222" calcext:value-type="float">
            <text:p>1478540974222</text:p>
          </table:table-cell>
          <table:table-cell table:formula="of:=[.$I$2]+[.B141]" office:value-type="float" office:value="1478540976522" calcext:value-type="float">
            <text:p>1478540976522</text:p>
          </table:table-cell>
          <table:table-cell table:formula="of:=[.C141]-[.A14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518" calcext:value-type="float">
            <text:p>1478540976518</text:p>
          </table:table-cell>
          <table:table-cell office:value-type="float" office:value="1478540974227" calcext:value-type="float">
            <text:p>1478540974227</text:p>
          </table:table-cell>
          <table:table-cell table:formula="of:=[.$I$2]+[.B142]" office:value-type="float" office:value="1478540976527" calcext:value-type="float">
            <text:p>1478540976527</text:p>
          </table:table-cell>
          <table:table-cell table:formula="of:=[.C142]-[.A14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527" calcext:value-type="float">
            <text:p>1478540976527</text:p>
          </table:table-cell>
          <table:table-cell office:value-type="float" office:value="1478540974230" calcext:value-type="float">
            <text:p>1478540974230</text:p>
          </table:table-cell>
          <table:table-cell table:formula="of:=[.$I$2]+[.B143]" office:value-type="float" office:value="1478540976530" calcext:value-type="float">
            <text:p>1478540976530</text:p>
          </table:table-cell>
          <table:table-cell table:formula="of:=[.C143]-[.A14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6527" calcext:value-type="float">
            <text:p>1478540976527</text:p>
          </table:table-cell>
          <table:table-cell office:value-type="float" office:value="1478540974236" calcext:value-type="float">
            <text:p>1478540974236</text:p>
          </table:table-cell>
          <table:table-cell table:formula="of:=[.$I$2]+[.B144]" office:value-type="float" office:value="1478540976536" calcext:value-type="float">
            <text:p>1478540976536</text:p>
          </table:table-cell>
          <table:table-cell table:formula="of:=[.C144]-[.A14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535" calcext:value-type="float">
            <text:p>1478540976535</text:p>
          </table:table-cell>
          <table:table-cell office:value-type="float" office:value="1478540974241" calcext:value-type="float">
            <text:p>1478540974241</text:p>
          </table:table-cell>
          <table:table-cell table:formula="of:=[.$I$2]+[.B145]" office:value-type="float" office:value="1478540976541" calcext:value-type="float">
            <text:p>1478540976541</text:p>
          </table:table-cell>
          <table:table-cell table:formula="of:=[.C145]-[.A14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535" calcext:value-type="float">
            <text:p>1478540976535</text:p>
          </table:table-cell>
          <table:table-cell office:value-type="float" office:value="1478540974245" calcext:value-type="float">
            <text:p>1478540974245</text:p>
          </table:table-cell>
          <table:table-cell table:formula="of:=[.$I$2]+[.B146]" office:value-type="float" office:value="1478540976545" calcext:value-type="float">
            <text:p>1478540976545</text:p>
          </table:table-cell>
          <table:table-cell table:formula="of:=[.C146]-[.A14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544" calcext:value-type="float">
            <text:p>1478540976544</text:p>
          </table:table-cell>
          <table:table-cell office:value-type="float" office:value="1478540974249" calcext:value-type="float">
            <text:p>1478540974249</text:p>
          </table:table-cell>
          <table:table-cell table:formula="of:=[.$I$2]+[.B147]" office:value-type="float" office:value="1478540976549" calcext:value-type="float">
            <text:p>1478540976549</text:p>
          </table:table-cell>
          <table:table-cell table:formula="of:=[.C147]-[.A14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544" calcext:value-type="float">
            <text:p>1478540976544</text:p>
          </table:table-cell>
          <table:table-cell office:value-type="float" office:value="1478540974253" calcext:value-type="float">
            <text:p>1478540974253</text:p>
          </table:table-cell>
          <table:table-cell table:formula="of:=[.$I$2]+[.B148]" office:value-type="float" office:value="1478540976553" calcext:value-type="float">
            <text:p>1478540976553</text:p>
          </table:table-cell>
          <table:table-cell table:formula="of:=[.C148]-[.A14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553" calcext:value-type="float">
            <text:p>1478540976553</text:p>
          </table:table-cell>
          <table:table-cell office:value-type="float" office:value="1478540974259" calcext:value-type="float">
            <text:p>1478540974259</text:p>
          </table:table-cell>
          <table:table-cell table:formula="of:=[.$I$2]+[.B149]" office:value-type="float" office:value="1478540976559" calcext:value-type="float">
            <text:p>1478540976559</text:p>
          </table:table-cell>
          <table:table-cell table:formula="of:=[.C149]-[.A14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553" calcext:value-type="float">
            <text:p>1478540976553</text:p>
          </table:table-cell>
          <table:table-cell office:value-type="float" office:value="1478540974262" calcext:value-type="float">
            <text:p>1478540974262</text:p>
          </table:table-cell>
          <table:table-cell table:formula="of:=[.$I$2]+[.B150]" office:value-type="float" office:value="1478540976562" calcext:value-type="float">
            <text:p>1478540976562</text:p>
          </table:table-cell>
          <table:table-cell table:formula="of:=[.C150]-[.A15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561" calcext:value-type="float">
            <text:p>1478540976561</text:p>
          </table:table-cell>
          <table:table-cell office:value-type="float" office:value="1478540974266" calcext:value-type="float">
            <text:p>1478540974266</text:p>
          </table:table-cell>
          <table:table-cell table:formula="of:=[.$I$2]+[.B151]" office:value-type="float" office:value="1478540976566" calcext:value-type="float">
            <text:p>1478540976566</text:p>
          </table:table-cell>
          <table:table-cell table:formula="of:=[.C151]-[.A15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569" calcext:value-type="float">
            <text:p>1478540976569</text:p>
          </table:table-cell>
          <table:table-cell office:value-type="float" office:value="1478540974273" calcext:value-type="float">
            <text:p>1478540974273</text:p>
          </table:table-cell>
          <table:table-cell table:formula="of:=[.$I$2]+[.B152]" office:value-type="float" office:value="1478540976573" calcext:value-type="float">
            <text:p>1478540976573</text:p>
          </table:table-cell>
          <table:table-cell table:formula="of:=[.C152]-[.A15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569" calcext:value-type="float">
            <text:p>1478540976569</text:p>
          </table:table-cell>
          <table:table-cell office:value-type="float" office:value="1478540974277" calcext:value-type="float">
            <text:p>1478540974277</text:p>
          </table:table-cell>
          <table:table-cell table:formula="of:=[.$I$2]+[.B153]" office:value-type="float" office:value="1478540976577" calcext:value-type="float">
            <text:p>1478540976577</text:p>
          </table:table-cell>
          <table:table-cell table:formula="of:=[.C153]-[.A15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577" calcext:value-type="float">
            <text:p>1478540976577</text:p>
          </table:table-cell>
          <table:table-cell office:value-type="float" office:value="1478540974283" calcext:value-type="float">
            <text:p>1478540974283</text:p>
          </table:table-cell>
          <table:table-cell table:formula="of:=[.$I$2]+[.B154]" office:value-type="float" office:value="1478540976583" calcext:value-type="float">
            <text:p>1478540976583</text:p>
          </table:table-cell>
          <table:table-cell table:formula="of:=[.C154]-[.A15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577" calcext:value-type="float">
            <text:p>1478540976577</text:p>
          </table:table-cell>
          <table:table-cell office:value-type="float" office:value="1478540974286" calcext:value-type="float">
            <text:p>1478540974286</text:p>
          </table:table-cell>
          <table:table-cell table:formula="of:=[.$I$2]+[.B155]" office:value-type="float" office:value="1478540976586" calcext:value-type="float">
            <text:p>1478540976586</text:p>
          </table:table-cell>
          <table:table-cell table:formula="of:=[.C155]-[.A15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586" calcext:value-type="float">
            <text:p>1478540976586</text:p>
          </table:table-cell>
          <table:table-cell office:value-type="float" office:value="1478540974289" calcext:value-type="float">
            <text:p>1478540974289</text:p>
          </table:table-cell>
          <table:table-cell table:formula="of:=[.$I$2]+[.B156]" office:value-type="float" office:value="1478540976589" calcext:value-type="float">
            <text:p>1478540976589</text:p>
          </table:table-cell>
          <table:table-cell table:formula="of:=[.C156]-[.A156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6586" calcext:value-type="float">
            <text:p>1478540976586</text:p>
          </table:table-cell>
          <table:table-cell office:value-type="float" office:value="1478540974293" calcext:value-type="float">
            <text:p>1478540974293</text:p>
          </table:table-cell>
          <table:table-cell table:formula="of:=[.$I$2]+[.B157]" office:value-type="float" office:value="1478540976593" calcext:value-type="float">
            <text:p>1478540976593</text:p>
          </table:table-cell>
          <table:table-cell table:formula="of:=[.C157]-[.A15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586" calcext:value-type="float">
            <text:p>1478540976586</text:p>
          </table:table-cell>
          <table:table-cell office:value-type="float" office:value="1478540974296" calcext:value-type="float">
            <text:p>1478540974296</text:p>
          </table:table-cell>
          <table:table-cell table:formula="of:=[.$I$2]+[.B158]" office:value-type="float" office:value="1478540976596" calcext:value-type="float">
            <text:p>1478540976596</text:p>
          </table:table-cell>
          <table:table-cell table:formula="of:=[.C158]-[.A15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594" calcext:value-type="float">
            <text:p>1478540976594</text:p>
          </table:table-cell>
          <table:table-cell office:value-type="float" office:value="1478540974300" calcext:value-type="float">
            <text:p>1478540974300</text:p>
          </table:table-cell>
          <table:table-cell table:formula="of:=[.$I$2]+[.B159]" office:value-type="float" office:value="1478540976600" calcext:value-type="float">
            <text:p>1478540976600</text:p>
          </table:table-cell>
          <table:table-cell table:formula="of:=[.C159]-[.A15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594" calcext:value-type="float">
            <text:p>1478540976594</text:p>
          </table:table-cell>
          <table:table-cell office:value-type="float" office:value="1478540974304" calcext:value-type="float">
            <text:p>1478540974304</text:p>
          </table:table-cell>
          <table:table-cell table:formula="of:=[.$I$2]+[.B160]" office:value-type="float" office:value="1478540976604" calcext:value-type="float">
            <text:p>1478540976604</text:p>
          </table:table-cell>
          <table:table-cell table:formula="of:=[.C160]-[.A16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602" calcext:value-type="float">
            <text:p>1478540976602</text:p>
          </table:table-cell>
          <table:table-cell office:value-type="float" office:value="1478540974308" calcext:value-type="float">
            <text:p>1478540974308</text:p>
          </table:table-cell>
          <table:table-cell table:formula="of:=[.$I$2]+[.B161]" office:value-type="float" office:value="1478540976608" calcext:value-type="float">
            <text:p>1478540976608</text:p>
          </table:table-cell>
          <table:table-cell table:formula="of:=[.C161]-[.A16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602" calcext:value-type="float">
            <text:p>1478540976602</text:p>
          </table:table-cell>
          <table:table-cell office:value-type="float" office:value="1478540974314" calcext:value-type="float">
            <text:p>1478540974314</text:p>
          </table:table-cell>
          <table:table-cell table:formula="of:=[.$I$2]+[.B162]" office:value-type="float" office:value="1478540976614" calcext:value-type="float">
            <text:p>1478540976614</text:p>
          </table:table-cell>
          <table:table-cell table:formula="of:=[.C162]-[.A16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612" calcext:value-type="float">
            <text:p>1478540976612</text:p>
          </table:table-cell>
          <table:table-cell office:value-type="float" office:value="1478540974318" calcext:value-type="float">
            <text:p>1478540974318</text:p>
          </table:table-cell>
          <table:table-cell table:formula="of:=[.$I$2]+[.B163]" office:value-type="float" office:value="1478540976618" calcext:value-type="float">
            <text:p>1478540976618</text:p>
          </table:table-cell>
          <table:table-cell table:formula="of:=[.C163]-[.A16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612" calcext:value-type="float">
            <text:p>1478540976612</text:p>
          </table:table-cell>
          <table:table-cell office:value-type="float" office:value="1478540974330" calcext:value-type="float">
            <text:p>1478540974330</text:p>
          </table:table-cell>
          <table:table-cell table:formula="of:=[.$I$2]+[.B164]" office:value-type="float" office:value="1478540976630" calcext:value-type="float">
            <text:p>1478540976630</text:p>
          </table:table-cell>
          <table:table-cell table:formula="of:=[.C164]-[.A164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478540976628" calcext:value-type="float">
            <text:p>1478540976628</text:p>
          </table:table-cell>
          <table:table-cell office:value-type="float" office:value="1478540974336" calcext:value-type="float">
            <text:p>1478540974336</text:p>
          </table:table-cell>
          <table:table-cell table:formula="of:=[.$I$2]+[.B165]" office:value-type="float" office:value="1478540976636" calcext:value-type="float">
            <text:p>1478540976636</text:p>
          </table:table-cell>
          <table:table-cell table:formula="of:=[.C165]-[.A16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636" calcext:value-type="float">
            <text:p>1478540976636</text:p>
          </table:table-cell>
          <table:table-cell office:value-type="float" office:value="1478540974341" calcext:value-type="float">
            <text:p>1478540974341</text:p>
          </table:table-cell>
          <table:table-cell table:formula="of:=[.$I$2]+[.B166]" office:value-type="float" office:value="1478540976641" calcext:value-type="float">
            <text:p>1478540976641</text:p>
          </table:table-cell>
          <table:table-cell table:formula="of:=[.C166]-[.A16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636" calcext:value-type="float">
            <text:p>1478540976636</text:p>
          </table:table-cell>
          <table:table-cell office:value-type="float" office:value="1478540974348" calcext:value-type="float">
            <text:p>1478540974348</text:p>
          </table:table-cell>
          <table:table-cell table:formula="of:=[.$I$2]+[.B167]" office:value-type="float" office:value="1478540976648" calcext:value-type="float">
            <text:p>1478540976648</text:p>
          </table:table-cell>
          <table:table-cell table:formula="of:=[.C167]-[.A16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645" calcext:value-type="float">
            <text:p>1478540976645</text:p>
          </table:table-cell>
          <table:table-cell office:value-type="float" office:value="1478540974353" calcext:value-type="float">
            <text:p>1478540974353</text:p>
          </table:table-cell>
          <table:table-cell table:formula="of:=[.$I$2]+[.B168]" office:value-type="float" office:value="1478540976653" calcext:value-type="float">
            <text:p>1478540976653</text:p>
          </table:table-cell>
          <table:table-cell table:formula="of:=[.C168]-[.A16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653" calcext:value-type="float">
            <text:p>1478540976653</text:p>
          </table:table-cell>
          <table:table-cell office:value-type="float" office:value="1478540974357" calcext:value-type="float">
            <text:p>1478540974357</text:p>
          </table:table-cell>
          <table:table-cell table:formula="of:=[.$I$2]+[.B169]" office:value-type="float" office:value="1478540976657" calcext:value-type="float">
            <text:p>1478540976657</text:p>
          </table:table-cell>
          <table:table-cell table:formula="of:=[.C169]-[.A16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653" calcext:value-type="float">
            <text:p>1478540976653</text:p>
          </table:table-cell>
          <table:table-cell office:value-type="float" office:value="1478540974365" calcext:value-type="float">
            <text:p>1478540974365</text:p>
          </table:table-cell>
          <table:table-cell table:formula="of:=[.$I$2]+[.B170]" office:value-type="float" office:value="1478540976665" calcext:value-type="float">
            <text:p>1478540976665</text:p>
          </table:table-cell>
          <table:table-cell table:formula="of:=[.C170]-[.A170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671" calcext:value-type="float">
            <text:p>1478540976671</text:p>
          </table:table-cell>
          <table:table-cell office:value-type="float" office:value="1478540974376" calcext:value-type="float">
            <text:p>1478540974376</text:p>
          </table:table-cell>
          <table:table-cell table:formula="of:=[.$I$2]+[.B171]" office:value-type="float" office:value="1478540976676" calcext:value-type="float">
            <text:p>1478540976676</text:p>
          </table:table-cell>
          <table:table-cell table:formula="of:=[.C171]-[.A17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671" calcext:value-type="float">
            <text:p>1478540976671</text:p>
          </table:table-cell>
          <table:table-cell office:value-type="float" office:value="1478540974379" calcext:value-type="float">
            <text:p>1478540974379</text:p>
          </table:table-cell>
          <table:table-cell table:formula="of:=[.$I$2]+[.B172]" office:value-type="float" office:value="1478540976679" calcext:value-type="float">
            <text:p>1478540976679</text:p>
          </table:table-cell>
          <table:table-cell table:formula="of:=[.C172]-[.A17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678" calcext:value-type="float">
            <text:p>1478540976678</text:p>
          </table:table-cell>
          <table:table-cell office:value-type="float" office:value="1478540974386" calcext:value-type="float">
            <text:p>1478540974386</text:p>
          </table:table-cell>
          <table:table-cell table:formula="of:=[.$I$2]+[.B173]" office:value-type="float" office:value="1478540976686" calcext:value-type="float">
            <text:p>1478540976686</text:p>
          </table:table-cell>
          <table:table-cell table:formula="of:=[.C173]-[.A17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678" calcext:value-type="float">
            <text:p>1478540976678</text:p>
          </table:table-cell>
          <table:table-cell office:value-type="float" office:value="1478540974389" calcext:value-type="float">
            <text:p>1478540974389</text:p>
          </table:table-cell>
          <table:table-cell table:formula="of:=[.$I$2]+[.B174]" office:value-type="float" office:value="1478540976689" calcext:value-type="float">
            <text:p>1478540976689</text:p>
          </table:table-cell>
          <table:table-cell table:formula="of:=[.C174]-[.A17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686" calcext:value-type="float">
            <text:p>1478540976686</text:p>
          </table:table-cell>
          <table:table-cell office:value-type="float" office:value="1478540974392" calcext:value-type="float">
            <text:p>1478540974392</text:p>
          </table:table-cell>
          <table:table-cell table:formula="of:=[.$I$2]+[.B175]" office:value-type="float" office:value="1478540976692" calcext:value-type="float">
            <text:p>1478540976692</text:p>
          </table:table-cell>
          <table:table-cell table:formula="of:=[.C175]-[.A17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686" calcext:value-type="float">
            <text:p>1478540976686</text:p>
          </table:table-cell>
          <table:table-cell office:value-type="float" office:value="1478540974395" calcext:value-type="float">
            <text:p>1478540974395</text:p>
          </table:table-cell>
          <table:table-cell table:formula="of:=[.$I$2]+[.B176]" office:value-type="float" office:value="1478540976695" calcext:value-type="float">
            <text:p>1478540976695</text:p>
          </table:table-cell>
          <table:table-cell table:formula="of:=[.C176]-[.A17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694" calcext:value-type="float">
            <text:p>1478540976694</text:p>
          </table:table-cell>
          <table:table-cell office:value-type="float" office:value="1478540974398" calcext:value-type="float">
            <text:p>1478540974398</text:p>
          </table:table-cell>
          <table:table-cell table:formula="of:=[.$I$2]+[.B177]" office:value-type="float" office:value="1478540976698" calcext:value-type="float">
            <text:p>1478540976698</text:p>
          </table:table-cell>
          <table:table-cell table:formula="of:=[.C177]-[.A17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694" calcext:value-type="float">
            <text:p>1478540976694</text:p>
          </table:table-cell>
          <table:table-cell office:value-type="float" office:value="1478540974401" calcext:value-type="float">
            <text:p>1478540974401</text:p>
          </table:table-cell>
          <table:table-cell table:formula="of:=[.$I$2]+[.B178]" office:value-type="float" office:value="1478540976701" calcext:value-type="float">
            <text:p>1478540976701</text:p>
          </table:table-cell>
          <table:table-cell table:formula="of:=[.C178]-[.A178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694" calcext:value-type="float">
            <text:p>1478540976694</text:p>
          </table:table-cell>
          <table:table-cell office:value-type="float" office:value="1478540974410" calcext:value-type="float">
            <text:p>1478540974410</text:p>
          </table:table-cell>
          <table:table-cell table:formula="of:=[.$I$2]+[.B179]" office:value-type="float" office:value="1478540976710" calcext:value-type="float">
            <text:p>1478540976710</text:p>
          </table:table-cell>
          <table:table-cell table:formula="of:=[.C179]-[.A179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478540976711" calcext:value-type="float">
            <text:p>1478540976711</text:p>
          </table:table-cell>
          <table:table-cell office:value-type="float" office:value="1478540974415" calcext:value-type="float">
            <text:p>1478540974415</text:p>
          </table:table-cell>
          <table:table-cell table:formula="of:=[.$I$2]+[.B180]" office:value-type="float" office:value="1478540976715" calcext:value-type="float">
            <text:p>1478540976715</text:p>
          </table:table-cell>
          <table:table-cell table:formula="of:=[.C180]-[.A18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711" calcext:value-type="float">
            <text:p>1478540976711</text:p>
          </table:table-cell>
          <table:table-cell office:value-type="float" office:value="1478540974418" calcext:value-type="float">
            <text:p>1478540974418</text:p>
          </table:table-cell>
          <table:table-cell table:formula="of:=[.$I$2]+[.B181]" office:value-type="float" office:value="1478540976718" calcext:value-type="float">
            <text:p>1478540976718</text:p>
          </table:table-cell>
          <table:table-cell table:formula="of:=[.C181]-[.A18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711" calcext:value-type="float">
            <text:p>1478540976711</text:p>
          </table:table-cell>
          <table:table-cell office:value-type="float" office:value="1478540974421" calcext:value-type="float">
            <text:p>1478540974421</text:p>
          </table:table-cell>
          <table:table-cell table:formula="of:=[.$I$2]+[.B182]" office:value-type="float" office:value="1478540976721" calcext:value-type="float">
            <text:p>1478540976721</text:p>
          </table:table-cell>
          <table:table-cell table:formula="of:=[.C182]-[.A182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719" calcext:value-type="float">
            <text:p>1478540976719</text:p>
          </table:table-cell>
          <table:table-cell office:value-type="float" office:value="1478540974424" calcext:value-type="float">
            <text:p>1478540974424</text:p>
          </table:table-cell>
          <table:table-cell table:formula="of:=[.$I$2]+[.B183]" office:value-type="float" office:value="1478540976724" calcext:value-type="float">
            <text:p>1478540976724</text:p>
          </table:table-cell>
          <table:table-cell table:formula="of:=[.C183]-[.A18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719" calcext:value-type="float">
            <text:p>1478540976719</text:p>
          </table:table-cell>
          <table:table-cell office:value-type="float" office:value="1478540974429" calcext:value-type="float">
            <text:p>1478540974429</text:p>
          </table:table-cell>
          <table:table-cell table:formula="of:=[.$I$2]+[.B184]" office:value-type="float" office:value="1478540976729" calcext:value-type="float">
            <text:p>1478540976729</text:p>
          </table:table-cell>
          <table:table-cell table:formula="of:=[.C184]-[.A18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719" calcext:value-type="float">
            <text:p>1478540976719</text:p>
          </table:table-cell>
          <table:table-cell office:value-type="float" office:value="1478540974432" calcext:value-type="float">
            <text:p>1478540974432</text:p>
          </table:table-cell>
          <table:table-cell table:formula="of:=[.$I$2]+[.B185]" office:value-type="float" office:value="1478540976732" calcext:value-type="float">
            <text:p>1478540976732</text:p>
          </table:table-cell>
          <table:table-cell table:formula="of:=[.C185]-[.A185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6729" calcext:value-type="float">
            <text:p>1478540976729</text:p>
          </table:table-cell>
          <table:table-cell office:value-type="float" office:value="1478540974438" calcext:value-type="float">
            <text:p>1478540974438</text:p>
          </table:table-cell>
          <table:table-cell table:formula="of:=[.$I$2]+[.B186]" office:value-type="float" office:value="1478540976738" calcext:value-type="float">
            <text:p>1478540976738</text:p>
          </table:table-cell>
          <table:table-cell table:formula="of:=[.C186]-[.A18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737" calcext:value-type="float">
            <text:p>1478540976737</text:p>
          </table:table-cell>
          <table:table-cell office:value-type="float" office:value="1478540974442" calcext:value-type="float">
            <text:p>1478540974442</text:p>
          </table:table-cell>
          <table:table-cell table:formula="of:=[.$I$2]+[.B187]" office:value-type="float" office:value="1478540976742" calcext:value-type="float">
            <text:p>1478540976742</text:p>
          </table:table-cell>
          <table:table-cell table:formula="of:=[.C187]-[.A18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737" calcext:value-type="float">
            <text:p>1478540976737</text:p>
          </table:table-cell>
          <table:table-cell office:value-type="float" office:value="1478540974445" calcext:value-type="float">
            <text:p>1478540974445</text:p>
          </table:table-cell>
          <table:table-cell table:formula="of:=[.$I$2]+[.B188]" office:value-type="float" office:value="1478540976745" calcext:value-type="float">
            <text:p>1478540976745</text:p>
          </table:table-cell>
          <table:table-cell table:formula="of:=[.C188]-[.A18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737" calcext:value-type="float">
            <text:p>1478540976737</text:p>
          </table:table-cell>
          <table:table-cell office:value-type="float" office:value="1478540974448" calcext:value-type="float">
            <text:p>1478540974448</text:p>
          </table:table-cell>
          <table:table-cell table:formula="of:=[.$I$2]+[.B189]" office:value-type="float" office:value="1478540976748" calcext:value-type="float">
            <text:p>1478540976748</text:p>
          </table:table-cell>
          <table:table-cell table:formula="of:=[.C189]-[.A18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745" calcext:value-type="float">
            <text:p>1478540976745</text:p>
          </table:table-cell>
          <table:table-cell office:value-type="float" office:value="1478540974451" calcext:value-type="float">
            <text:p>1478540974451</text:p>
          </table:table-cell>
          <table:table-cell table:formula="of:=[.$I$2]+[.B190]" office:value-type="float" office:value="1478540976751" calcext:value-type="float">
            <text:p>1478540976751</text:p>
          </table:table-cell>
          <table:table-cell table:formula="of:=[.C190]-[.A19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745" calcext:value-type="float">
            <text:p>1478540976745</text:p>
          </table:table-cell>
          <table:table-cell office:value-type="float" office:value="1478540974454" calcext:value-type="float">
            <text:p>1478540974454</text:p>
          </table:table-cell>
          <table:table-cell table:formula="of:=[.$I$2]+[.B191]" office:value-type="float" office:value="1478540976754" calcext:value-type="float">
            <text:p>1478540976754</text:p>
          </table:table-cell>
          <table:table-cell table:formula="of:=[.C191]-[.A19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753" calcext:value-type="float">
            <text:p>1478540976753</text:p>
          </table:table-cell>
          <table:table-cell office:value-type="float" office:value="1478540974458" calcext:value-type="float">
            <text:p>1478540974458</text:p>
          </table:table-cell>
          <table:table-cell table:formula="of:=[.$I$2]+[.B192]" office:value-type="float" office:value="1478540976758" calcext:value-type="float">
            <text:p>1478540976758</text:p>
          </table:table-cell>
          <table:table-cell table:formula="of:=[.C192]-[.A19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753" calcext:value-type="float">
            <text:p>1478540976753</text:p>
          </table:table-cell>
          <table:table-cell office:value-type="float" office:value="1478540974461" calcext:value-type="float">
            <text:p>1478540974461</text:p>
          </table:table-cell>
          <table:table-cell table:formula="of:=[.$I$2]+[.B193]" office:value-type="float" office:value="1478540976761" calcext:value-type="float">
            <text:p>1478540976761</text:p>
          </table:table-cell>
          <table:table-cell table:formula="of:=[.C193]-[.A19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753" calcext:value-type="float">
            <text:p>1478540976753</text:p>
          </table:table-cell>
          <table:table-cell office:value-type="float" office:value="1478540974464" calcext:value-type="float">
            <text:p>1478540974464</text:p>
          </table:table-cell>
          <table:table-cell table:formula="of:=[.$I$2]+[.B194]" office:value-type="float" office:value="1478540976764" calcext:value-type="float">
            <text:p>1478540976764</text:p>
          </table:table-cell>
          <table:table-cell table:formula="of:=[.C194]-[.A19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762" calcext:value-type="float">
            <text:p>1478540976762</text:p>
          </table:table-cell>
          <table:table-cell office:value-type="float" office:value="1478540974467" calcext:value-type="float">
            <text:p>1478540974467</text:p>
          </table:table-cell>
          <table:table-cell table:formula="of:=[.$I$2]+[.B195]" office:value-type="float" office:value="1478540976767" calcext:value-type="float">
            <text:p>1478540976767</text:p>
          </table:table-cell>
          <table:table-cell table:formula="of:=[.C195]-[.A19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762" calcext:value-type="float">
            <text:p>1478540976762</text:p>
          </table:table-cell>
          <table:table-cell office:value-type="float" office:value="1478540974470" calcext:value-type="float">
            <text:p>1478540974470</text:p>
          </table:table-cell>
          <table:table-cell table:formula="of:=[.$I$2]+[.B196]" office:value-type="float" office:value="1478540976770" calcext:value-type="float">
            <text:p>1478540976770</text:p>
          </table:table-cell>
          <table:table-cell table:formula="of:=[.C196]-[.A19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770" calcext:value-type="float">
            <text:p>1478540976770</text:p>
          </table:table-cell>
          <table:table-cell office:value-type="float" office:value="1478540974474" calcext:value-type="float">
            <text:p>1478540974474</text:p>
          </table:table-cell>
          <table:table-cell table:formula="of:=[.$I$2]+[.B197]" office:value-type="float" office:value="1478540976774" calcext:value-type="float">
            <text:p>1478540976774</text:p>
          </table:table-cell>
          <table:table-cell table:formula="of:=[.C197]-[.A19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770" calcext:value-type="float">
            <text:p>1478540976770</text:p>
          </table:table-cell>
          <table:table-cell office:value-type="float" office:value="1478540974478" calcext:value-type="float">
            <text:p>1478540974478</text:p>
          </table:table-cell>
          <table:table-cell table:formula="of:=[.$I$2]+[.B198]" office:value-type="float" office:value="1478540976778" calcext:value-type="float">
            <text:p>1478540976778</text:p>
          </table:table-cell>
          <table:table-cell table:formula="of:=[.C198]-[.A19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770" calcext:value-type="float">
            <text:p>1478540976770</text:p>
          </table:table-cell>
          <table:table-cell office:value-type="float" office:value="1478540974481" calcext:value-type="float">
            <text:p>1478540974481</text:p>
          </table:table-cell>
          <table:table-cell table:formula="of:=[.$I$2]+[.B199]" office:value-type="float" office:value="1478540976781" calcext:value-type="float">
            <text:p>1478540976781</text:p>
          </table:table-cell>
          <table:table-cell table:formula="of:=[.C199]-[.A19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778" calcext:value-type="float">
            <text:p>1478540976778</text:p>
          </table:table-cell>
          <table:table-cell office:value-type="float" office:value="1478540974485" calcext:value-type="float">
            <text:p>1478540974485</text:p>
          </table:table-cell>
          <table:table-cell table:formula="of:=[.$I$2]+[.B200]" office:value-type="float" office:value="1478540976785" calcext:value-type="float">
            <text:p>1478540976785</text:p>
          </table:table-cell>
          <table:table-cell table:formula="of:=[.C200]-[.A20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778" calcext:value-type="float">
            <text:p>1478540976778</text:p>
          </table:table-cell>
          <table:table-cell office:value-type="float" office:value="1478540974488" calcext:value-type="float">
            <text:p>1478540974488</text:p>
          </table:table-cell>
          <table:table-cell table:formula="of:=[.$I$2]+[.B201]" office:value-type="float" office:value="1478540976788" calcext:value-type="float">
            <text:p>1478540976788</text:p>
          </table:table-cell>
          <table:table-cell table:formula="of:=[.C201]-[.A20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787" calcext:value-type="float">
            <text:p>1478540976787</text:p>
          </table:table-cell>
          <table:table-cell office:value-type="float" office:value="1478540974491" calcext:value-type="float">
            <text:p>1478540974491</text:p>
          </table:table-cell>
          <table:table-cell table:formula="of:=[.$I$2]+[.B202]" office:value-type="float" office:value="1478540976791" calcext:value-type="float">
            <text:p>1478540976791</text:p>
          </table:table-cell>
          <table:table-cell table:formula="of:=[.C202]-[.A20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787" calcext:value-type="float">
            <text:p>1478540976787</text:p>
          </table:table-cell>
          <table:table-cell office:value-type="float" office:value="1478540974494" calcext:value-type="float">
            <text:p>1478540974494</text:p>
          </table:table-cell>
          <table:table-cell table:formula="of:=[.$I$2]+[.B203]" office:value-type="float" office:value="1478540976794" calcext:value-type="float">
            <text:p>1478540976794</text:p>
          </table:table-cell>
          <table:table-cell table:formula="of:=[.C203]-[.A20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802" calcext:value-type="float">
            <text:p>1478540976802</text:p>
          </table:table-cell>
          <table:table-cell office:value-type="float" office:value="1478540974506" calcext:value-type="float">
            <text:p>1478540974506</text:p>
          </table:table-cell>
          <table:table-cell table:formula="of:=[.$I$2]+[.B204]" office:value-type="float" office:value="1478540976806" calcext:value-type="float">
            <text:p>1478540976806</text:p>
          </table:table-cell>
          <table:table-cell table:formula="of:=[.C204]-[.A20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804" calcext:value-type="float">
            <text:p>1478540976804</text:p>
          </table:table-cell>
          <table:table-cell office:value-type="float" office:value="1478540974510" calcext:value-type="float">
            <text:p>1478540974510</text:p>
          </table:table-cell>
          <table:table-cell table:formula="of:=[.$I$2]+[.B205]" office:value-type="float" office:value="1478540976810" calcext:value-type="float">
            <text:p>1478540976810</text:p>
          </table:table-cell>
          <table:table-cell table:formula="of:=[.C205]-[.A20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804" calcext:value-type="float">
            <text:p>1478540976804</text:p>
          </table:table-cell>
          <table:table-cell office:value-type="float" office:value="1478540974513" calcext:value-type="float">
            <text:p>1478540974513</text:p>
          </table:table-cell>
          <table:table-cell table:formula="of:=[.$I$2]+[.B206]" office:value-type="float" office:value="1478540976813" calcext:value-type="float">
            <text:p>1478540976813</text:p>
          </table:table-cell>
          <table:table-cell table:formula="of:=[.C206]-[.A20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812" calcext:value-type="float">
            <text:p>1478540976812</text:p>
          </table:table-cell>
          <table:table-cell office:value-type="float" office:value="1478540974518" calcext:value-type="float">
            <text:p>1478540974518</text:p>
          </table:table-cell>
          <table:table-cell table:formula="of:=[.$I$2]+[.B207]" office:value-type="float" office:value="1478540976818" calcext:value-type="float">
            <text:p>1478540976818</text:p>
          </table:table-cell>
          <table:table-cell table:formula="of:=[.C207]-[.A20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812" calcext:value-type="float">
            <text:p>1478540976812</text:p>
          </table:table-cell>
          <table:table-cell office:value-type="float" office:value="1478540974522" calcext:value-type="float">
            <text:p>1478540974522</text:p>
          </table:table-cell>
          <table:table-cell table:formula="of:=[.$I$2]+[.B208]" office:value-type="float" office:value="1478540976822" calcext:value-type="float">
            <text:p>1478540976822</text:p>
          </table:table-cell>
          <table:table-cell table:formula="of:=[.C208]-[.A20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821" calcext:value-type="float">
            <text:p>1478540976821</text:p>
          </table:table-cell>
          <table:table-cell office:value-type="float" office:value="1478540974527" calcext:value-type="float">
            <text:p>1478540974527</text:p>
          </table:table-cell>
          <table:table-cell table:formula="of:=[.$I$2]+[.B209]" office:value-type="float" office:value="1478540976827" calcext:value-type="float">
            <text:p>1478540976827</text:p>
          </table:table-cell>
          <table:table-cell table:formula="of:=[.C209]-[.A20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821" calcext:value-type="float">
            <text:p>1478540976821</text:p>
          </table:table-cell>
          <table:table-cell office:value-type="float" office:value="1478540974530" calcext:value-type="float">
            <text:p>1478540974530</text:p>
          </table:table-cell>
          <table:table-cell table:formula="of:=[.$I$2]+[.B210]" office:value-type="float" office:value="1478540976830" calcext:value-type="float">
            <text:p>1478540976830</text:p>
          </table:table-cell>
          <table:table-cell table:formula="of:=[.C210]-[.A21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829" calcext:value-type="float">
            <text:p>1478540976829</text:p>
          </table:table-cell>
          <table:table-cell office:value-type="float" office:value="1478540974533" calcext:value-type="float">
            <text:p>1478540974533</text:p>
          </table:table-cell>
          <table:table-cell table:formula="of:=[.$I$2]+[.B211]" office:value-type="float" office:value="1478540976833" calcext:value-type="float">
            <text:p>1478540976833</text:p>
          </table:table-cell>
          <table:table-cell table:formula="of:=[.C211]-[.A21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829" calcext:value-type="float">
            <text:p>1478540976829</text:p>
          </table:table-cell>
          <table:table-cell office:value-type="float" office:value="1478540974536" calcext:value-type="float">
            <text:p>1478540974536</text:p>
          </table:table-cell>
          <table:table-cell table:formula="of:=[.$I$2]+[.B212]" office:value-type="float" office:value="1478540976836" calcext:value-type="float">
            <text:p>1478540976836</text:p>
          </table:table-cell>
          <table:table-cell table:formula="of:=[.C212]-[.A21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829" calcext:value-type="float">
            <text:p>1478540976829</text:p>
          </table:table-cell>
          <table:table-cell office:value-type="float" office:value="1478540974540" calcext:value-type="float">
            <text:p>1478540974540</text:p>
          </table:table-cell>
          <table:table-cell table:formula="of:=[.$I$2]+[.B213]" office:value-type="float" office:value="1478540976840" calcext:value-type="float">
            <text:p>1478540976840</text:p>
          </table:table-cell>
          <table:table-cell table:formula="of:=[.C213]-[.A21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837" calcext:value-type="float">
            <text:p>1478540976837</text:p>
          </table:table-cell>
          <table:table-cell office:value-type="float" office:value="1478540974543" calcext:value-type="float">
            <text:p>1478540974543</text:p>
          </table:table-cell>
          <table:table-cell table:formula="of:=[.$I$2]+[.B214]" office:value-type="float" office:value="1478540976843" calcext:value-type="float">
            <text:p>1478540976843</text:p>
          </table:table-cell>
          <table:table-cell table:formula="of:=[.C214]-[.A21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837" calcext:value-type="float">
            <text:p>1478540976837</text:p>
          </table:table-cell>
          <table:table-cell office:value-type="float" office:value="1478540974547" calcext:value-type="float">
            <text:p>1478540974547</text:p>
          </table:table-cell>
          <table:table-cell table:formula="of:=[.$I$2]+[.B215]" office:value-type="float" office:value="1478540976847" calcext:value-type="float">
            <text:p>1478540976847</text:p>
          </table:table-cell>
          <table:table-cell table:formula="of:=[.C215]-[.A21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846" calcext:value-type="float">
            <text:p>1478540976846</text:p>
          </table:table-cell>
          <table:table-cell office:value-type="float" office:value="1478540974550" calcext:value-type="float">
            <text:p>1478540974550</text:p>
          </table:table-cell>
          <table:table-cell table:formula="of:=[.$I$2]+[.B216]" office:value-type="float" office:value="1478540976850" calcext:value-type="float">
            <text:p>1478540976850</text:p>
          </table:table-cell>
          <table:table-cell table:formula="of:=[.C216]-[.A21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846" calcext:value-type="float">
            <text:p>1478540976846</text:p>
          </table:table-cell>
          <table:table-cell office:value-type="float" office:value="1478540974554" calcext:value-type="float">
            <text:p>1478540974554</text:p>
          </table:table-cell>
          <table:table-cell table:formula="of:=[.$I$2]+[.B217]" office:value-type="float" office:value="1478540976854" calcext:value-type="float">
            <text:p>1478540976854</text:p>
          </table:table-cell>
          <table:table-cell table:formula="of:=[.C217]-[.A21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846" calcext:value-type="float">
            <text:p>1478540976846</text:p>
          </table:table-cell>
          <table:table-cell office:value-type="float" office:value="1478540974557" calcext:value-type="float">
            <text:p>1478540974557</text:p>
          </table:table-cell>
          <table:table-cell table:formula="of:=[.$I$2]+[.B218]" office:value-type="float" office:value="1478540976857" calcext:value-type="float">
            <text:p>1478540976857</text:p>
          </table:table-cell>
          <table:table-cell table:formula="of:=[.C218]-[.A21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854" calcext:value-type="float">
            <text:p>1478540976854</text:p>
          </table:table-cell>
          <table:table-cell office:value-type="float" office:value="1478540974561" calcext:value-type="float">
            <text:p>1478540974561</text:p>
          </table:table-cell>
          <table:table-cell table:formula="of:=[.$I$2]+[.B219]" office:value-type="float" office:value="1478540976861" calcext:value-type="float">
            <text:p>1478540976861</text:p>
          </table:table-cell>
          <table:table-cell table:formula="of:=[.C219]-[.A219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854" calcext:value-type="float">
            <text:p>1478540976854</text:p>
          </table:table-cell>
          <table:table-cell office:value-type="float" office:value="1478540974565" calcext:value-type="float">
            <text:p>1478540974565</text:p>
          </table:table-cell>
          <table:table-cell table:formula="of:=[.$I$2]+[.B220]" office:value-type="float" office:value="1478540976865" calcext:value-type="float">
            <text:p>1478540976865</text:p>
          </table:table-cell>
          <table:table-cell table:formula="of:=[.C220]-[.A22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871" calcext:value-type="float">
            <text:p>1478540976871</text:p>
          </table:table-cell>
          <table:table-cell office:value-type="float" office:value="1478540974576" calcext:value-type="float">
            <text:p>1478540974576</text:p>
          </table:table-cell>
          <table:table-cell table:formula="of:=[.$I$2]+[.B221]" office:value-type="float" office:value="1478540976876" calcext:value-type="float">
            <text:p>1478540976876</text:p>
          </table:table-cell>
          <table:table-cell table:formula="of:=[.C221]-[.A22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871" calcext:value-type="float">
            <text:p>1478540976871</text:p>
          </table:table-cell>
          <table:table-cell office:value-type="float" office:value="1478540974580" calcext:value-type="float">
            <text:p>1478540974580</text:p>
          </table:table-cell>
          <table:table-cell table:formula="of:=[.$I$2]+[.B222]" office:value-type="float" office:value="1478540976880" calcext:value-type="float">
            <text:p>1478540976880</text:p>
          </table:table-cell>
          <table:table-cell table:formula="of:=[.C222]-[.A22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880" calcext:value-type="float">
            <text:p>1478540976880</text:p>
          </table:table-cell>
          <table:table-cell office:value-type="float" office:value="1478540974585" calcext:value-type="float">
            <text:p>1478540974585</text:p>
          </table:table-cell>
          <table:table-cell table:formula="of:=[.$I$2]+[.B223]" office:value-type="float" office:value="1478540976885" calcext:value-type="float">
            <text:p>1478540976885</text:p>
          </table:table-cell>
          <table:table-cell table:formula="of:=[.C223]-[.A22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880" calcext:value-type="float">
            <text:p>1478540976880</text:p>
          </table:table-cell>
          <table:table-cell office:value-type="float" office:value="1478540974589" calcext:value-type="float">
            <text:p>1478540974589</text:p>
          </table:table-cell>
          <table:table-cell table:formula="of:=[.$I$2]+[.B224]" office:value-type="float" office:value="1478540976889" calcext:value-type="float">
            <text:p>1478540976889</text:p>
          </table:table-cell>
          <table:table-cell table:formula="of:=[.C224]-[.A22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896" calcext:value-type="float">
            <text:p>1478540976896</text:p>
          </table:table-cell>
          <table:table-cell office:value-type="float" office:value="1478540974600" calcext:value-type="float">
            <text:p>1478540974600</text:p>
          </table:table-cell>
          <table:table-cell table:formula="of:=[.$I$2]+[.B225]" office:value-type="float" office:value="1478540976900" calcext:value-type="float">
            <text:p>1478540976900</text:p>
          </table:table-cell>
          <table:table-cell table:formula="of:=[.C225]-[.A22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896" calcext:value-type="float">
            <text:p>1478540976896</text:p>
          </table:table-cell>
          <table:table-cell office:value-type="float" office:value="1478540974604" calcext:value-type="float">
            <text:p>1478540974604</text:p>
          </table:table-cell>
          <table:table-cell table:formula="of:=[.$I$2]+[.B226]" office:value-type="float" office:value="1478540976904" calcext:value-type="float">
            <text:p>1478540976904</text:p>
          </table:table-cell>
          <table:table-cell table:formula="of:=[.C226]-[.A22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904" calcext:value-type="float">
            <text:p>1478540976904</text:p>
          </table:table-cell>
          <table:table-cell office:value-type="float" office:value="1478540974608" calcext:value-type="float">
            <text:p>1478540974608</text:p>
          </table:table-cell>
          <table:table-cell table:formula="of:=[.$I$2]+[.B227]" office:value-type="float" office:value="1478540976908" calcext:value-type="float">
            <text:p>1478540976908</text:p>
          </table:table-cell>
          <table:table-cell table:formula="of:=[.C227]-[.A22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904" calcext:value-type="float">
            <text:p>1478540976904</text:p>
          </table:table-cell>
          <table:table-cell office:value-type="float" office:value="1478540974612" calcext:value-type="float">
            <text:p>1478540974612</text:p>
          </table:table-cell>
          <table:table-cell table:formula="of:=[.$I$2]+[.B228]" office:value-type="float" office:value="1478540976912" calcext:value-type="float">
            <text:p>1478540976912</text:p>
          </table:table-cell>
          <table:table-cell table:formula="of:=[.C228]-[.A22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904" calcext:value-type="float">
            <text:p>1478540976904</text:p>
          </table:table-cell>
          <table:table-cell office:value-type="float" office:value="1478540974616" calcext:value-type="float">
            <text:p>1478540974616</text:p>
          </table:table-cell>
          <table:table-cell table:formula="of:=[.$I$2]+[.B229]" office:value-type="float" office:value="1478540976916" calcext:value-type="float">
            <text:p>1478540976916</text:p>
          </table:table-cell>
          <table:table-cell table:formula="of:=[.C229]-[.A229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913" calcext:value-type="float">
            <text:p>1478540976913</text:p>
          </table:table-cell>
          <table:table-cell office:value-type="float" office:value="1478540974622" calcext:value-type="float">
            <text:p>1478540974622</text:p>
          </table:table-cell>
          <table:table-cell table:formula="of:=[.$I$2]+[.B230]" office:value-type="float" office:value="1478540976922" calcext:value-type="float">
            <text:p>1478540976922</text:p>
          </table:table-cell>
          <table:table-cell table:formula="of:=[.C230]-[.A23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921" calcext:value-type="float">
            <text:p>1478540976921</text:p>
          </table:table-cell>
          <table:table-cell office:value-type="float" office:value="1478540974627" calcext:value-type="float">
            <text:p>1478540974627</text:p>
          </table:table-cell>
          <table:table-cell table:formula="of:=[.$I$2]+[.B231]" office:value-type="float" office:value="1478540976927" calcext:value-type="float">
            <text:p>1478540976927</text:p>
          </table:table-cell>
          <table:table-cell table:formula="of:=[.C231]-[.A23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921" calcext:value-type="float">
            <text:p>1478540976921</text:p>
          </table:table-cell>
          <table:table-cell office:value-type="float" office:value="1478540974630" calcext:value-type="float">
            <text:p>1478540974630</text:p>
          </table:table-cell>
          <table:table-cell table:formula="of:=[.$I$2]+[.B232]" office:value-type="float" office:value="1478540976930" calcext:value-type="float">
            <text:p>1478540976930</text:p>
          </table:table-cell>
          <table:table-cell table:formula="of:=[.C232]-[.A23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930" calcext:value-type="float">
            <text:p>1478540976930</text:p>
          </table:table-cell>
          <table:table-cell office:value-type="float" office:value="1478540974634" calcext:value-type="float">
            <text:p>1478540974634</text:p>
          </table:table-cell>
          <table:table-cell table:formula="of:=[.$I$2]+[.B233]" office:value-type="float" office:value="1478540976934" calcext:value-type="float">
            <text:p>1478540976934</text:p>
          </table:table-cell>
          <table:table-cell table:formula="of:=[.C233]-[.A23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930" calcext:value-type="float">
            <text:p>1478540976930</text:p>
          </table:table-cell>
          <table:table-cell office:value-type="float" office:value="1478540974637" calcext:value-type="float">
            <text:p>1478540974637</text:p>
          </table:table-cell>
          <table:table-cell table:formula="of:=[.$I$2]+[.B234]" office:value-type="float" office:value="1478540976937" calcext:value-type="float">
            <text:p>1478540976937</text:p>
          </table:table-cell>
          <table:table-cell table:formula="of:=[.C234]-[.A23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930" calcext:value-type="float">
            <text:p>1478540976930</text:p>
          </table:table-cell>
          <table:table-cell office:value-type="float" office:value="1478540974643" calcext:value-type="float">
            <text:p>1478540974643</text:p>
          </table:table-cell>
          <table:table-cell table:formula="of:=[.$I$2]+[.B235]" office:value-type="float" office:value="1478540976943" calcext:value-type="float">
            <text:p>1478540976943</text:p>
          </table:table-cell>
          <table:table-cell table:formula="of:=[.C235]-[.A235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6938" calcext:value-type="float">
            <text:p>1478540976938</text:p>
          </table:table-cell>
          <table:table-cell office:value-type="float" office:value="1478540974646" calcext:value-type="float">
            <text:p>1478540974646</text:p>
          </table:table-cell>
          <table:table-cell table:formula="of:=[.$I$2]+[.B236]" office:value-type="float" office:value="1478540976946" calcext:value-type="float">
            <text:p>1478540976946</text:p>
          </table:table-cell>
          <table:table-cell table:formula="of:=[.C236]-[.A23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946" calcext:value-type="float">
            <text:p>1478540976946</text:p>
          </table:table-cell>
          <table:table-cell office:value-type="float" office:value="1478540974651" calcext:value-type="float">
            <text:p>1478540974651</text:p>
          </table:table-cell>
          <table:table-cell table:formula="of:=[.$I$2]+[.B237]" office:value-type="float" office:value="1478540976951" calcext:value-type="float">
            <text:p>1478540976951</text:p>
          </table:table-cell>
          <table:table-cell table:formula="of:=[.C237]-[.A23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946" calcext:value-type="float">
            <text:p>1478540976946</text:p>
          </table:table-cell>
          <table:table-cell office:value-type="float" office:value="1478540974655" calcext:value-type="float">
            <text:p>1478540974655</text:p>
          </table:table-cell>
          <table:table-cell table:formula="of:=[.$I$2]+[.B238]" office:value-type="float" office:value="1478540976955" calcext:value-type="float">
            <text:p>1478540976955</text:p>
          </table:table-cell>
          <table:table-cell table:formula="of:=[.C238]-[.A23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946" calcext:value-type="float">
            <text:p>1478540976946</text:p>
          </table:table-cell>
          <table:table-cell office:value-type="float" office:value="1478540974657" calcext:value-type="float">
            <text:p>1478540974657</text:p>
          </table:table-cell>
          <table:table-cell table:formula="of:=[.$I$2]+[.B239]" office:value-type="float" office:value="1478540976957" calcext:value-type="float">
            <text:p>1478540976957</text:p>
          </table:table-cell>
          <table:table-cell table:formula="of:=[.C239]-[.A23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6954" calcext:value-type="float">
            <text:p>1478540976954</text:p>
          </table:table-cell>
          <table:table-cell office:value-type="float" office:value="1478540974661" calcext:value-type="float">
            <text:p>1478540974661</text:p>
          </table:table-cell>
          <table:table-cell table:formula="of:=[.$I$2]+[.B240]" office:value-type="float" office:value="1478540976961" calcext:value-type="float">
            <text:p>1478540976961</text:p>
          </table:table-cell>
          <table:table-cell table:formula="of:=[.C240]-[.A24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954" calcext:value-type="float">
            <text:p>1478540976954</text:p>
          </table:table-cell>
          <table:table-cell office:value-type="float" office:value="1478540974664" calcext:value-type="float">
            <text:p>1478540974664</text:p>
          </table:table-cell>
          <table:table-cell table:formula="of:=[.$I$2]+[.B241]" office:value-type="float" office:value="1478540976964" calcext:value-type="float">
            <text:p>1478540976964</text:p>
          </table:table-cell>
          <table:table-cell table:formula="of:=[.C241]-[.A24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963" calcext:value-type="float">
            <text:p>1478540976963</text:p>
          </table:table-cell>
          <table:table-cell office:value-type="float" office:value="1478540974667" calcext:value-type="float">
            <text:p>1478540974667</text:p>
          </table:table-cell>
          <table:table-cell table:formula="of:=[.$I$2]+[.B242]" office:value-type="float" office:value="1478540976967" calcext:value-type="float">
            <text:p>1478540976967</text:p>
          </table:table-cell>
          <table:table-cell table:formula="of:=[.C242]-[.A24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963" calcext:value-type="float">
            <text:p>1478540976963</text:p>
          </table:table-cell>
          <table:table-cell office:value-type="float" office:value="1478540974670" calcext:value-type="float">
            <text:p>1478540974670</text:p>
          </table:table-cell>
          <table:table-cell table:formula="of:=[.$I$2]+[.B243]" office:value-type="float" office:value="1478540976970" calcext:value-type="float">
            <text:p>1478540976970</text:p>
          </table:table-cell>
          <table:table-cell table:formula="of:=[.C243]-[.A24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963" calcext:value-type="float">
            <text:p>1478540976963</text:p>
          </table:table-cell>
          <table:table-cell office:value-type="float" office:value="1478540974673" calcext:value-type="float">
            <text:p>1478540974673</text:p>
          </table:table-cell>
          <table:table-cell table:formula="of:=[.$I$2]+[.B244]" office:value-type="float" office:value="1478540976973" calcext:value-type="float">
            <text:p>1478540976973</text:p>
          </table:table-cell>
          <table:table-cell table:formula="of:=[.C244]-[.A24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972" calcext:value-type="float">
            <text:p>1478540976972</text:p>
          </table:table-cell>
          <table:table-cell office:value-type="float" office:value="1478540974676" calcext:value-type="float">
            <text:p>1478540974676</text:p>
          </table:table-cell>
          <table:table-cell table:formula="of:=[.$I$2]+[.B245]" office:value-type="float" office:value="1478540976976" calcext:value-type="float">
            <text:p>1478540976976</text:p>
          </table:table-cell>
          <table:table-cell table:formula="of:=[.C245]-[.A24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6972" calcext:value-type="float">
            <text:p>1478540976972</text:p>
          </table:table-cell>
          <table:table-cell office:value-type="float" office:value="1478540974679" calcext:value-type="float">
            <text:p>1478540974679</text:p>
          </table:table-cell>
          <table:table-cell table:formula="of:=[.$I$2]+[.B246]" office:value-type="float" office:value="1478540976979" calcext:value-type="float">
            <text:p>1478540976979</text:p>
          </table:table-cell>
          <table:table-cell table:formula="of:=[.C246]-[.A24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972" calcext:value-type="float">
            <text:p>1478540976972</text:p>
          </table:table-cell>
          <table:table-cell office:value-type="float" office:value="1478540974682" calcext:value-type="float">
            <text:p>1478540974682</text:p>
          </table:table-cell>
          <table:table-cell table:formula="of:=[.$I$2]+[.B247]" office:value-type="float" office:value="1478540976982" calcext:value-type="float">
            <text:p>1478540976982</text:p>
          </table:table-cell>
          <table:table-cell table:formula="of:=[.C247]-[.A24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6980" calcext:value-type="float">
            <text:p>1478540976980</text:p>
          </table:table-cell>
          <table:table-cell office:value-type="float" office:value="1478540974686" calcext:value-type="float">
            <text:p>1478540974686</text:p>
          </table:table-cell>
          <table:table-cell table:formula="of:=[.$I$2]+[.B248]" office:value-type="float" office:value="1478540976986" calcext:value-type="float">
            <text:p>1478540976986</text:p>
          </table:table-cell>
          <table:table-cell table:formula="of:=[.C248]-[.A24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6980" calcext:value-type="float">
            <text:p>1478540976980</text:p>
          </table:table-cell>
          <table:table-cell office:value-type="float" office:value="1478540974689" calcext:value-type="float">
            <text:p>1478540974689</text:p>
          </table:table-cell>
          <table:table-cell table:formula="of:=[.$I$2]+[.B249]" office:value-type="float" office:value="1478540976989" calcext:value-type="float">
            <text:p>1478540976989</text:p>
          </table:table-cell>
          <table:table-cell table:formula="of:=[.C249]-[.A24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6988" calcext:value-type="float">
            <text:p>1478540976988</text:p>
          </table:table-cell>
          <table:table-cell office:value-type="float" office:value="1478540974693" calcext:value-type="float">
            <text:p>1478540974693</text:p>
          </table:table-cell>
          <table:table-cell table:formula="of:=[.$I$2]+[.B250]" office:value-type="float" office:value="1478540976993" calcext:value-type="float">
            <text:p>1478540976993</text:p>
          </table:table-cell>
          <table:table-cell table:formula="of:=[.C250]-[.A25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6988" calcext:value-type="float">
            <text:p>1478540976988</text:p>
          </table:table-cell>
          <table:table-cell office:value-type="float" office:value="1478540974696" calcext:value-type="float">
            <text:p>1478540974696</text:p>
          </table:table-cell>
          <table:table-cell table:formula="of:=[.$I$2]+[.B251]" office:value-type="float" office:value="1478540976996" calcext:value-type="float">
            <text:p>1478540976996</text:p>
          </table:table-cell>
          <table:table-cell table:formula="of:=[.C251]-[.A251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6988" calcext:value-type="float">
            <text:p>1478540976988</text:p>
          </table:table-cell>
          <table:table-cell office:value-type="float" office:value="1478540974700" calcext:value-type="float">
            <text:p>1478540974700</text:p>
          </table:table-cell>
          <table:table-cell table:formula="of:=[.$I$2]+[.B252]" office:value-type="float" office:value="1478540977000" calcext:value-type="float">
            <text:p>1478540977000</text:p>
          </table:table-cell>
          <table:table-cell table:formula="of:=[.C252]-[.A25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6996" calcext:value-type="float">
            <text:p>1478540976996</text:p>
          </table:table-cell>
          <table:table-cell office:value-type="float" office:value="1478540974703" calcext:value-type="float">
            <text:p>1478540974703</text:p>
          </table:table-cell>
          <table:table-cell table:formula="of:=[.$I$2]+[.B253]" office:value-type="float" office:value="1478540977003" calcext:value-type="float">
            <text:p>1478540977003</text:p>
          </table:table-cell>
          <table:table-cell table:formula="of:=[.C253]-[.A25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6996" calcext:value-type="float">
            <text:p>1478540976996</text:p>
          </table:table-cell>
          <table:table-cell office:value-type="float" office:value="1478540974706" calcext:value-type="float">
            <text:p>1478540974706</text:p>
          </table:table-cell>
          <table:table-cell table:formula="of:=[.$I$2]+[.B254]" office:value-type="float" office:value="1478540977006" calcext:value-type="float">
            <text:p>1478540977006</text:p>
          </table:table-cell>
          <table:table-cell table:formula="of:=[.C254]-[.A25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005" calcext:value-type="float">
            <text:p>1478540977005</text:p>
          </table:table-cell>
          <table:table-cell office:value-type="float" office:value="1478540974710" calcext:value-type="float">
            <text:p>1478540974710</text:p>
          </table:table-cell>
          <table:table-cell table:formula="of:=[.$I$2]+[.B255]" office:value-type="float" office:value="1478540977010" calcext:value-type="float">
            <text:p>1478540977010</text:p>
          </table:table-cell>
          <table:table-cell table:formula="of:=[.C255]-[.A25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005" calcext:value-type="float">
            <text:p>1478540977005</text:p>
          </table:table-cell>
          <table:table-cell office:value-type="float" office:value="1478540974713" calcext:value-type="float">
            <text:p>1478540974713</text:p>
          </table:table-cell>
          <table:table-cell table:formula="of:=[.$I$2]+[.B256]" office:value-type="float" office:value="1478540977013" calcext:value-type="float">
            <text:p>1478540977013</text:p>
          </table:table-cell>
          <table:table-cell table:formula="of:=[.C256]-[.A25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005" calcext:value-type="float">
            <text:p>1478540977005</text:p>
          </table:table-cell>
          <table:table-cell office:value-type="float" office:value="1478540974716" calcext:value-type="float">
            <text:p>1478540974716</text:p>
          </table:table-cell>
          <table:table-cell table:formula="of:=[.$I$2]+[.B257]" office:value-type="float" office:value="1478540977016" calcext:value-type="float">
            <text:p>1478540977016</text:p>
          </table:table-cell>
          <table:table-cell table:formula="of:=[.C257]-[.A25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014" calcext:value-type="float">
            <text:p>1478540977014</text:p>
          </table:table-cell>
          <table:table-cell office:value-type="float" office:value="1478540974720" calcext:value-type="float">
            <text:p>1478540974720</text:p>
          </table:table-cell>
          <table:table-cell table:formula="of:=[.$I$2]+[.B258]" office:value-type="float" office:value="1478540977020" calcext:value-type="float">
            <text:p>1478540977020</text:p>
          </table:table-cell>
          <table:table-cell table:formula="of:=[.C258]-[.A25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014" calcext:value-type="float">
            <text:p>1478540977014</text:p>
          </table:table-cell>
          <table:table-cell office:value-type="float" office:value="1478540974724" calcext:value-type="float">
            <text:p>1478540974724</text:p>
          </table:table-cell>
          <table:table-cell table:formula="of:=[.$I$2]+[.B259]" office:value-type="float" office:value="1478540977024" calcext:value-type="float">
            <text:p>1478540977024</text:p>
          </table:table-cell>
          <table:table-cell table:formula="of:=[.C259]-[.A25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022" calcext:value-type="float">
            <text:p>1478540977022</text:p>
          </table:table-cell>
          <table:table-cell office:value-type="float" office:value="1478540974728" calcext:value-type="float">
            <text:p>1478540974728</text:p>
          </table:table-cell>
          <table:table-cell table:formula="of:=[.$I$2]+[.B260]" office:value-type="float" office:value="1478540977028" calcext:value-type="float">
            <text:p>1478540977028</text:p>
          </table:table-cell>
          <table:table-cell table:formula="of:=[.C260]-[.A26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022" calcext:value-type="float">
            <text:p>1478540977022</text:p>
          </table:table-cell>
          <table:table-cell office:value-type="float" office:value="1478540974731" calcext:value-type="float">
            <text:p>1478540974731</text:p>
          </table:table-cell>
          <table:table-cell table:formula="of:=[.$I$2]+[.B261]" office:value-type="float" office:value="1478540977031" calcext:value-type="float">
            <text:p>1478540977031</text:p>
          </table:table-cell>
          <table:table-cell table:formula="of:=[.C261]-[.A26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030" calcext:value-type="float">
            <text:p>1478540977030</text:p>
          </table:table-cell>
          <table:table-cell office:value-type="float" office:value="1478540974736" calcext:value-type="float">
            <text:p>1478540974736</text:p>
          </table:table-cell>
          <table:table-cell table:formula="of:=[.$I$2]+[.B262]" office:value-type="float" office:value="1478540977036" calcext:value-type="float">
            <text:p>1478540977036</text:p>
          </table:table-cell>
          <table:table-cell table:formula="of:=[.C262]-[.A26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030" calcext:value-type="float">
            <text:p>1478540977030</text:p>
          </table:table-cell>
          <table:table-cell office:value-type="float" office:value="1478540974740" calcext:value-type="float">
            <text:p>1478540974740</text:p>
          </table:table-cell>
          <table:table-cell table:formula="of:=[.$I$2]+[.B263]" office:value-type="float" office:value="1478540977040" calcext:value-type="float">
            <text:p>1478540977040</text:p>
          </table:table-cell>
          <table:table-cell table:formula="of:=[.C263]-[.A26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039" calcext:value-type="float">
            <text:p>1478540977039</text:p>
          </table:table-cell>
          <table:table-cell office:value-type="float" office:value="1478540974745" calcext:value-type="float">
            <text:p>1478540974745</text:p>
          </table:table-cell>
          <table:table-cell table:formula="of:=[.$I$2]+[.B264]" office:value-type="float" office:value="1478540977045" calcext:value-type="float">
            <text:p>1478540977045</text:p>
          </table:table-cell>
          <table:table-cell table:formula="of:=[.C264]-[.A26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039" calcext:value-type="float">
            <text:p>1478540977039</text:p>
          </table:table-cell>
          <table:table-cell office:value-type="float" office:value="1478540974749" calcext:value-type="float">
            <text:p>1478540974749</text:p>
          </table:table-cell>
          <table:table-cell table:formula="of:=[.$I$2]+[.B265]" office:value-type="float" office:value="1478540977049" calcext:value-type="float">
            <text:p>1478540977049</text:p>
          </table:table-cell>
          <table:table-cell table:formula="of:=[.C265]-[.A26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047" calcext:value-type="float">
            <text:p>1478540977047</text:p>
          </table:table-cell>
          <table:table-cell office:value-type="float" office:value="1478540974752" calcext:value-type="float">
            <text:p>1478540974752</text:p>
          </table:table-cell>
          <table:table-cell table:formula="of:=[.$I$2]+[.B266]" office:value-type="float" office:value="1478540977052" calcext:value-type="float">
            <text:p>1478540977052</text:p>
          </table:table-cell>
          <table:table-cell table:formula="of:=[.C266]-[.A26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047" calcext:value-type="float">
            <text:p>1478540977047</text:p>
          </table:table-cell>
          <table:table-cell office:value-type="float" office:value="1478540974756" calcext:value-type="float">
            <text:p>1478540974756</text:p>
          </table:table-cell>
          <table:table-cell table:formula="of:=[.$I$2]+[.B267]" office:value-type="float" office:value="1478540977056" calcext:value-type="float">
            <text:p>1478540977056</text:p>
          </table:table-cell>
          <table:table-cell table:formula="of:=[.C267]-[.A267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055" calcext:value-type="float">
            <text:p>1478540977055</text:p>
          </table:table-cell>
          <table:table-cell office:value-type="float" office:value="1478540974760" calcext:value-type="float">
            <text:p>1478540974760</text:p>
          </table:table-cell>
          <table:table-cell table:formula="of:=[.$I$2]+[.B268]" office:value-type="float" office:value="1478540977060" calcext:value-type="float">
            <text:p>1478540977060</text:p>
          </table:table-cell>
          <table:table-cell table:formula="of:=[.C268]-[.A268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055" calcext:value-type="float">
            <text:p>1478540977055</text:p>
          </table:table-cell>
          <table:table-cell office:value-type="float" office:value="1478540974763" calcext:value-type="float">
            <text:p>1478540974763</text:p>
          </table:table-cell>
          <table:table-cell table:formula="of:=[.$I$2]+[.B269]" office:value-type="float" office:value="1478540977063" calcext:value-type="float">
            <text:p>1478540977063</text:p>
          </table:table-cell>
          <table:table-cell table:formula="of:=[.C269]-[.A26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055" calcext:value-type="float">
            <text:p>1478540977055</text:p>
          </table:table-cell>
          <table:table-cell office:value-type="float" office:value="1478540974767" calcext:value-type="float">
            <text:p>1478540974767</text:p>
          </table:table-cell>
          <table:table-cell table:formula="of:=[.$I$2]+[.B270]" office:value-type="float" office:value="1478540977067" calcext:value-type="float">
            <text:p>1478540977067</text:p>
          </table:table-cell>
          <table:table-cell table:formula="of:=[.C270]-[.A270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064" calcext:value-type="float">
            <text:p>1478540977064</text:p>
          </table:table-cell>
          <table:table-cell office:value-type="float" office:value="1478540974770" calcext:value-type="float">
            <text:p>1478540974770</text:p>
          </table:table-cell>
          <table:table-cell table:formula="of:=[.$I$2]+[.B271]" office:value-type="float" office:value="1478540977070" calcext:value-type="float">
            <text:p>1478540977070</text:p>
          </table:table-cell>
          <table:table-cell table:formula="of:=[.C271]-[.A27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064" calcext:value-type="float">
            <text:p>1478540977064</text:p>
          </table:table-cell>
          <table:table-cell office:value-type="float" office:value="1478540974773" calcext:value-type="float">
            <text:p>1478540974773</text:p>
          </table:table-cell>
          <table:table-cell table:formula="of:=[.$I$2]+[.B272]" office:value-type="float" office:value="1478540977073" calcext:value-type="float">
            <text:p>1478540977073</text:p>
          </table:table-cell>
          <table:table-cell table:formula="of:=[.C272]-[.A27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072" calcext:value-type="float">
            <text:p>1478540977072</text:p>
          </table:table-cell>
          <table:table-cell office:value-type="float" office:value="1478540974777" calcext:value-type="float">
            <text:p>1478540974777</text:p>
          </table:table-cell>
          <table:table-cell table:formula="of:=[.$I$2]+[.B273]" office:value-type="float" office:value="1478540977077" calcext:value-type="float">
            <text:p>1478540977077</text:p>
          </table:table-cell>
          <table:table-cell table:formula="of:=[.C273]-[.A27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072" calcext:value-type="float">
            <text:p>1478540977072</text:p>
          </table:table-cell>
          <table:table-cell office:value-type="float" office:value="1478540974780" calcext:value-type="float">
            <text:p>1478540974780</text:p>
          </table:table-cell>
          <table:table-cell table:formula="of:=[.$I$2]+[.B274]" office:value-type="float" office:value="1478540977080" calcext:value-type="float">
            <text:p>1478540977080</text:p>
          </table:table-cell>
          <table:table-cell table:formula="of:=[.C274]-[.A27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072" calcext:value-type="float">
            <text:p>1478540977072</text:p>
          </table:table-cell>
          <table:table-cell office:value-type="float" office:value="1478540974787" calcext:value-type="float">
            <text:p>1478540974787</text:p>
          </table:table-cell>
          <table:table-cell table:formula="of:=[.$I$2]+[.B275]" office:value-type="float" office:value="1478540977087" calcext:value-type="float">
            <text:p>1478540977087</text:p>
          </table:table-cell>
          <table:table-cell table:formula="of:=[.C275]-[.A27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78540977081" calcext:value-type="float">
            <text:p>1478540977081</text:p>
          </table:table-cell>
          <table:table-cell office:value-type="float" office:value="1478540974791" calcext:value-type="float">
            <text:p>1478540974791</text:p>
          </table:table-cell>
          <table:table-cell table:formula="of:=[.$I$2]+[.B276]" office:value-type="float" office:value="1478540977091" calcext:value-type="float">
            <text:p>1478540977091</text:p>
          </table:table-cell>
          <table:table-cell table:formula="of:=[.C276]-[.A27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089" calcext:value-type="float">
            <text:p>1478540977089</text:p>
          </table:table-cell>
          <table:table-cell office:value-type="float" office:value="1478540974794" calcext:value-type="float">
            <text:p>1478540974794</text:p>
          </table:table-cell>
          <table:table-cell table:formula="of:=[.$I$2]+[.B277]" office:value-type="float" office:value="1478540977094" calcext:value-type="float">
            <text:p>1478540977094</text:p>
          </table:table-cell>
          <table:table-cell table:formula="of:=[.C277]-[.A27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089" calcext:value-type="float">
            <text:p>1478540977089</text:p>
          </table:table-cell>
          <table:table-cell office:value-type="float" office:value="1478540974798" calcext:value-type="float">
            <text:p>1478540974798</text:p>
          </table:table-cell>
          <table:table-cell table:formula="of:=[.$I$2]+[.B278]" office:value-type="float" office:value="1478540977098" calcext:value-type="float">
            <text:p>1478540977098</text:p>
          </table:table-cell>
          <table:table-cell table:formula="of:=[.C278]-[.A27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097" calcext:value-type="float">
            <text:p>1478540977097</text:p>
          </table:table-cell>
          <table:table-cell office:value-type="float" office:value="1478540974802" calcext:value-type="float">
            <text:p>1478540974802</text:p>
          </table:table-cell>
          <table:table-cell table:formula="of:=[.$I$2]+[.B279]" office:value-type="float" office:value="1478540977102" calcext:value-type="float">
            <text:p>1478540977102</text:p>
          </table:table-cell>
          <table:table-cell table:formula="of:=[.C279]-[.A27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097" calcext:value-type="float">
            <text:p>1478540977097</text:p>
          </table:table-cell>
          <table:table-cell office:value-type="float" office:value="1478540974805" calcext:value-type="float">
            <text:p>1478540974805</text:p>
          </table:table-cell>
          <table:table-cell table:formula="of:=[.$I$2]+[.B280]" office:value-type="float" office:value="1478540977105" calcext:value-type="float">
            <text:p>1478540977105</text:p>
          </table:table-cell>
          <table:table-cell table:formula="of:=[.C280]-[.A28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097" calcext:value-type="float">
            <text:p>1478540977097</text:p>
          </table:table-cell>
          <table:table-cell office:value-type="float" office:value="1478540974809" calcext:value-type="float">
            <text:p>1478540974809</text:p>
          </table:table-cell>
          <table:table-cell table:formula="of:=[.$I$2]+[.B281]" office:value-type="float" office:value="1478540977109" calcext:value-type="float">
            <text:p>1478540977109</text:p>
          </table:table-cell>
          <table:table-cell table:formula="of:=[.C281]-[.A28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106" calcext:value-type="float">
            <text:p>1478540977106</text:p>
          </table:table-cell>
          <table:table-cell office:value-type="float" office:value="1478540974812" calcext:value-type="float">
            <text:p>1478540974812</text:p>
          </table:table-cell>
          <table:table-cell table:formula="of:=[.$I$2]+[.B282]" office:value-type="float" office:value="1478540977112" calcext:value-type="float">
            <text:p>1478540977112</text:p>
          </table:table-cell>
          <table:table-cell table:formula="of:=[.C282]-[.A28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106" calcext:value-type="float">
            <text:p>1478540977106</text:p>
          </table:table-cell>
          <table:table-cell office:value-type="float" office:value="1478540974815" calcext:value-type="float">
            <text:p>1478540974815</text:p>
          </table:table-cell>
          <table:table-cell table:formula="of:=[.$I$2]+[.B283]" office:value-type="float" office:value="1478540977115" calcext:value-type="float">
            <text:p>1478540977115</text:p>
          </table:table-cell>
          <table:table-cell table:formula="of:=[.C283]-[.A28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114" calcext:value-type="float">
            <text:p>1478540977114</text:p>
          </table:table-cell>
          <table:table-cell office:value-type="float" office:value="1478540974819" calcext:value-type="float">
            <text:p>1478540974819</text:p>
          </table:table-cell>
          <table:table-cell table:formula="of:=[.$I$2]+[.B284]" office:value-type="float" office:value="1478540977119" calcext:value-type="float">
            <text:p>1478540977119</text:p>
          </table:table-cell>
          <table:table-cell table:formula="of:=[.C284]-[.A28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114" calcext:value-type="float">
            <text:p>1478540977114</text:p>
          </table:table-cell>
          <table:table-cell office:value-type="float" office:value="1478540974823" calcext:value-type="float">
            <text:p>1478540974823</text:p>
          </table:table-cell>
          <table:table-cell table:formula="of:=[.$I$2]+[.B285]" office:value-type="float" office:value="1478540977123" calcext:value-type="float">
            <text:p>1478540977123</text:p>
          </table:table-cell>
          <table:table-cell table:formula="of:=[.C285]-[.A28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114" calcext:value-type="float">
            <text:p>1478540977114</text:p>
          </table:table-cell>
          <table:table-cell office:value-type="float" office:value="1478540974826" calcext:value-type="float">
            <text:p>1478540974826</text:p>
          </table:table-cell>
          <table:table-cell table:formula="of:=[.$I$2]+[.B286]" office:value-type="float" office:value="1478540977126" calcext:value-type="float">
            <text:p>1478540977126</text:p>
          </table:table-cell>
          <table:table-cell table:formula="of:=[.C286]-[.A28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123" calcext:value-type="float">
            <text:p>1478540977123</text:p>
          </table:table-cell>
          <table:table-cell office:value-type="float" office:value="1478540974829" calcext:value-type="float">
            <text:p>1478540974829</text:p>
          </table:table-cell>
          <table:table-cell table:formula="of:=[.$I$2]+[.B287]" office:value-type="float" office:value="1478540977129" calcext:value-type="float">
            <text:p>1478540977129</text:p>
          </table:table-cell>
          <table:table-cell table:formula="of:=[.C287]-[.A28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123" calcext:value-type="float">
            <text:p>1478540977123</text:p>
          </table:table-cell>
          <table:table-cell office:value-type="float" office:value="1478540974833" calcext:value-type="float">
            <text:p>1478540974833</text:p>
          </table:table-cell>
          <table:table-cell table:formula="of:=[.$I$2]+[.B288]" office:value-type="float" office:value="1478540977133" calcext:value-type="float">
            <text:p>1478540977133</text:p>
          </table:table-cell>
          <table:table-cell table:formula="of:=[.C288]-[.A28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131" calcext:value-type="float">
            <text:p>1478540977131</text:p>
          </table:table-cell>
          <table:table-cell office:value-type="float" office:value="1478540974837" calcext:value-type="float">
            <text:p>1478540974837</text:p>
          </table:table-cell>
          <table:table-cell table:formula="of:=[.$I$2]+[.B289]" office:value-type="float" office:value="1478540977137" calcext:value-type="float">
            <text:p>1478540977137</text:p>
          </table:table-cell>
          <table:table-cell table:formula="of:=[.C289]-[.A28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131" calcext:value-type="float">
            <text:p>1478540977131</text:p>
          </table:table-cell>
          <table:table-cell office:value-type="float" office:value="1478540974842" calcext:value-type="float">
            <text:p>1478540974842</text:p>
          </table:table-cell>
          <table:table-cell table:formula="of:=[.$I$2]+[.B290]" office:value-type="float" office:value="1478540977142" calcext:value-type="float">
            <text:p>1478540977142</text:p>
          </table:table-cell>
          <table:table-cell table:formula="of:=[.C290]-[.A29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140" calcext:value-type="float">
            <text:p>1478540977140</text:p>
          </table:table-cell>
          <table:table-cell office:value-type="float" office:value="1478540974847" calcext:value-type="float">
            <text:p>1478540974847</text:p>
          </table:table-cell>
          <table:table-cell table:formula="of:=[.$I$2]+[.B291]" office:value-type="float" office:value="1478540977147" calcext:value-type="float">
            <text:p>1478540977147</text:p>
          </table:table-cell>
          <table:table-cell table:formula="of:=[.C291]-[.A29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140" calcext:value-type="float">
            <text:p>1478540977140</text:p>
          </table:table-cell>
          <table:table-cell office:value-type="float" office:value="1478540974851" calcext:value-type="float">
            <text:p>1478540974851</text:p>
          </table:table-cell>
          <table:table-cell table:formula="of:=[.$I$2]+[.B292]" office:value-type="float" office:value="1478540977151" calcext:value-type="float">
            <text:p>1478540977151</text:p>
          </table:table-cell>
          <table:table-cell table:formula="of:=[.C292]-[.A29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148" calcext:value-type="float">
            <text:p>1478540977148</text:p>
          </table:table-cell>
          <table:table-cell office:value-type="float" office:value="1478540974854" calcext:value-type="float">
            <text:p>1478540974854</text:p>
          </table:table-cell>
          <table:table-cell table:formula="of:=[.$I$2]+[.B293]" office:value-type="float" office:value="1478540977154" calcext:value-type="float">
            <text:p>1478540977154</text:p>
          </table:table-cell>
          <table:table-cell table:formula="of:=[.C293]-[.A29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148" calcext:value-type="float">
            <text:p>1478540977148</text:p>
          </table:table-cell>
          <table:table-cell office:value-type="float" office:value="1478540974858" calcext:value-type="float">
            <text:p>1478540974858</text:p>
          </table:table-cell>
          <table:table-cell table:formula="of:=[.$I$2]+[.B294]" office:value-type="float" office:value="1478540977158" calcext:value-type="float">
            <text:p>1478540977158</text:p>
          </table:table-cell>
          <table:table-cell table:formula="of:=[.C294]-[.A29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157" calcext:value-type="float">
            <text:p>1478540977157</text:p>
          </table:table-cell>
          <table:table-cell office:value-type="float" office:value="1478540974861" calcext:value-type="float">
            <text:p>1478540974861</text:p>
          </table:table-cell>
          <table:table-cell table:formula="of:=[.$I$2]+[.B295]" office:value-type="float" office:value="1478540977161" calcext:value-type="float">
            <text:p>1478540977161</text:p>
          </table:table-cell>
          <table:table-cell table:formula="of:=[.C295]-[.A29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157" calcext:value-type="float">
            <text:p>1478540977157</text:p>
          </table:table-cell>
          <table:table-cell office:value-type="float" office:value="1478540974865" calcext:value-type="float">
            <text:p>1478540974865</text:p>
          </table:table-cell>
          <table:table-cell table:formula="of:=[.$I$2]+[.B296]" office:value-type="float" office:value="1478540977165" calcext:value-type="float">
            <text:p>1478540977165</text:p>
          </table:table-cell>
          <table:table-cell table:formula="of:=[.C296]-[.A29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157" calcext:value-type="float">
            <text:p>1478540977157</text:p>
          </table:table-cell>
          <table:table-cell office:value-type="float" office:value="1478540974868" calcext:value-type="float">
            <text:p>1478540974868</text:p>
          </table:table-cell>
          <table:table-cell table:formula="of:=[.$I$2]+[.B297]" office:value-type="float" office:value="1478540977168" calcext:value-type="float">
            <text:p>1478540977168</text:p>
          </table:table-cell>
          <table:table-cell table:formula="of:=[.C297]-[.A29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165" calcext:value-type="float">
            <text:p>1478540977165</text:p>
          </table:table-cell>
          <table:table-cell office:value-type="float" office:value="1478540974871" calcext:value-type="float">
            <text:p>1478540974871</text:p>
          </table:table-cell>
          <table:table-cell table:formula="of:=[.$I$2]+[.B298]" office:value-type="float" office:value="1478540977171" calcext:value-type="float">
            <text:p>1478540977171</text:p>
          </table:table-cell>
          <table:table-cell table:formula="of:=[.C298]-[.A29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165" calcext:value-type="float">
            <text:p>1478540977165</text:p>
          </table:table-cell>
          <table:table-cell office:value-type="float" office:value="1478540974876" calcext:value-type="float">
            <text:p>1478540974876</text:p>
          </table:table-cell>
          <table:table-cell table:formula="of:=[.$I$2]+[.B299]" office:value-type="float" office:value="1478540977176" calcext:value-type="float">
            <text:p>1478540977176</text:p>
          </table:table-cell>
          <table:table-cell table:formula="of:=[.C299]-[.A29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173" calcext:value-type="float">
            <text:p>1478540977173</text:p>
          </table:table-cell>
          <table:table-cell office:value-type="float" office:value="1478540974879" calcext:value-type="float">
            <text:p>1478540974879</text:p>
          </table:table-cell>
          <table:table-cell table:formula="of:=[.$I$2]+[.B300]" office:value-type="float" office:value="1478540977179" calcext:value-type="float">
            <text:p>1478540977179</text:p>
          </table:table-cell>
          <table:table-cell table:formula="of:=[.C300]-[.A30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173" calcext:value-type="float">
            <text:p>1478540977173</text:p>
          </table:table-cell>
          <table:table-cell office:value-type="float" office:value="1478540974882" calcext:value-type="float">
            <text:p>1478540974882</text:p>
          </table:table-cell>
          <table:table-cell table:formula="of:=[.$I$2]+[.B301]" office:value-type="float" office:value="1478540977182" calcext:value-type="float">
            <text:p>1478540977182</text:p>
          </table:table-cell>
          <table:table-cell table:formula="of:=[.C301]-[.A30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182" calcext:value-type="float">
            <text:p>1478540977182</text:p>
          </table:table-cell>
          <table:table-cell office:value-type="float" office:value="1478540974886" calcext:value-type="float">
            <text:p>1478540974886</text:p>
          </table:table-cell>
          <table:table-cell table:formula="of:=[.$I$2]+[.B302]" office:value-type="float" office:value="1478540977186" calcext:value-type="float">
            <text:p>1478540977186</text:p>
          </table:table-cell>
          <table:table-cell table:formula="of:=[.C302]-[.A30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182" calcext:value-type="float">
            <text:p>1478540977182</text:p>
          </table:table-cell>
          <table:table-cell office:value-type="float" office:value="1478540974889" calcext:value-type="float">
            <text:p>1478540974889</text:p>
          </table:table-cell>
          <table:table-cell table:formula="of:=[.$I$2]+[.B303]" office:value-type="float" office:value="1478540977189" calcext:value-type="float">
            <text:p>1478540977189</text:p>
          </table:table-cell>
          <table:table-cell table:formula="of:=[.C303]-[.A30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182" calcext:value-type="float">
            <text:p>1478540977182</text:p>
          </table:table-cell>
          <table:table-cell office:value-type="float" office:value="1478540974893" calcext:value-type="float">
            <text:p>1478540974893</text:p>
          </table:table-cell>
          <table:table-cell table:formula="of:=[.$I$2]+[.B304]" office:value-type="float" office:value="1478540977193" calcext:value-type="float">
            <text:p>1478540977193</text:p>
          </table:table-cell>
          <table:table-cell table:formula="of:=[.C304]-[.A30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190" calcext:value-type="float">
            <text:p>1478540977190</text:p>
          </table:table-cell>
          <table:table-cell office:value-type="float" office:value="1478540974901" calcext:value-type="float">
            <text:p>1478540974901</text:p>
          </table:table-cell>
          <table:table-cell table:formula="of:=[.$I$2]+[.B305]" office:value-type="float" office:value="1478540977201" calcext:value-type="float">
            <text:p>1478540977201</text:p>
          </table:table-cell>
          <table:table-cell table:formula="of:=[.C305]-[.A30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199" calcext:value-type="float">
            <text:p>1478540977199</text:p>
          </table:table-cell>
          <table:table-cell office:value-type="float" office:value="1478540974909" calcext:value-type="float">
            <text:p>1478540974909</text:p>
          </table:table-cell>
          <table:table-cell table:formula="of:=[.$I$2]+[.B306]" office:value-type="float" office:value="1478540977209" calcext:value-type="float">
            <text:p>1478540977209</text:p>
          </table:table-cell>
          <table:table-cell table:formula="of:=[.C306]-[.A30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207" calcext:value-type="float">
            <text:p>1478540977207</text:p>
          </table:table-cell>
          <table:table-cell office:value-type="float" office:value="1478540974914" calcext:value-type="float">
            <text:p>1478540974914</text:p>
          </table:table-cell>
          <table:table-cell table:formula="of:=[.$I$2]+[.B307]" office:value-type="float" office:value="1478540977214" calcext:value-type="float">
            <text:p>1478540977214</text:p>
          </table:table-cell>
          <table:table-cell table:formula="of:=[.C307]-[.A30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215" calcext:value-type="float">
            <text:p>1478540977215</text:p>
          </table:table-cell>
          <table:table-cell office:value-type="float" office:value="1478540974923" calcext:value-type="float">
            <text:p>1478540974923</text:p>
          </table:table-cell>
          <table:table-cell table:formula="of:=[.$I$2]+[.B308]" office:value-type="float" office:value="1478540977223" calcext:value-type="float">
            <text:p>1478540977223</text:p>
          </table:table-cell>
          <table:table-cell table:formula="of:=[.C308]-[.A30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224" calcext:value-type="float">
            <text:p>1478540977224</text:p>
          </table:table-cell>
          <table:table-cell office:value-type="float" office:value="1478540974931" calcext:value-type="float">
            <text:p>1478540974931</text:p>
          </table:table-cell>
          <table:table-cell table:formula="of:=[.$I$2]+[.B309]" office:value-type="float" office:value="1478540977231" calcext:value-type="float">
            <text:p>1478540977231</text:p>
          </table:table-cell>
          <table:table-cell table:formula="of:=[.C309]-[.A309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233" calcext:value-type="float">
            <text:p>1478540977233</text:p>
          </table:table-cell>
          <table:table-cell office:value-type="float" office:value="1478540974937" calcext:value-type="float">
            <text:p>1478540974937</text:p>
          </table:table-cell>
          <table:table-cell table:formula="of:=[.$I$2]+[.B310]" office:value-type="float" office:value="1478540977237" calcext:value-type="float">
            <text:p>1478540977237</text:p>
          </table:table-cell>
          <table:table-cell table:formula="of:=[.C310]-[.A31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233" calcext:value-type="float">
            <text:p>1478540977233</text:p>
          </table:table-cell>
          <table:table-cell office:value-type="float" office:value="1478540974944" calcext:value-type="float">
            <text:p>1478540974944</text:p>
          </table:table-cell>
          <table:table-cell table:formula="of:=[.$I$2]+[.B311]" office:value-type="float" office:value="1478540977244" calcext:value-type="float">
            <text:p>1478540977244</text:p>
          </table:table-cell>
          <table:table-cell table:formula="of:=[.C311]-[.A31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241" calcext:value-type="float">
            <text:p>1478540977241</text:p>
          </table:table-cell>
          <table:table-cell office:value-type="float" office:value="1478540974950" calcext:value-type="float">
            <text:p>1478540974950</text:p>
          </table:table-cell>
          <table:table-cell table:formula="of:=[.$I$2]+[.B312]" office:value-type="float" office:value="1478540977250" calcext:value-type="float">
            <text:p>1478540977250</text:p>
          </table:table-cell>
          <table:table-cell table:formula="of:=[.C312]-[.A31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250" calcext:value-type="float">
            <text:p>1478540977250</text:p>
          </table:table-cell>
          <table:table-cell office:value-type="float" office:value="1478540974957" calcext:value-type="float">
            <text:p>1478540974957</text:p>
          </table:table-cell>
          <table:table-cell table:formula="of:=[.$I$2]+[.B313]" office:value-type="float" office:value="1478540977257" calcext:value-type="float">
            <text:p>1478540977257</text:p>
          </table:table-cell>
          <table:table-cell table:formula="of:=[.C313]-[.A31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258" calcext:value-type="float">
            <text:p>1478540977258</text:p>
          </table:table-cell>
          <table:table-cell office:value-type="float" office:value="1478540974961" calcext:value-type="float">
            <text:p>1478540974961</text:p>
          </table:table-cell>
          <table:table-cell table:formula="of:=[.$I$2]+[.B314]" office:value-type="float" office:value="1478540977261" calcext:value-type="float">
            <text:p>1478540977261</text:p>
          </table:table-cell>
          <table:table-cell table:formula="of:=[.C314]-[.A314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7258" calcext:value-type="float">
            <text:p>1478540977258</text:p>
          </table:table-cell>
          <table:table-cell office:value-type="float" office:value="1478540974967" calcext:value-type="float">
            <text:p>1478540974967</text:p>
          </table:table-cell>
          <table:table-cell table:formula="of:=[.$I$2]+[.B315]" office:value-type="float" office:value="1478540977267" calcext:value-type="float">
            <text:p>1478540977267</text:p>
          </table:table-cell>
          <table:table-cell table:formula="of:=[.C315]-[.A31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266" calcext:value-type="float">
            <text:p>1478540977266</text:p>
          </table:table-cell>
          <table:table-cell office:value-type="float" office:value="1478540974974" calcext:value-type="float">
            <text:p>1478540974974</text:p>
          </table:table-cell>
          <table:table-cell table:formula="of:=[.$I$2]+[.B316]" office:value-type="float" office:value="1478540977274" calcext:value-type="float">
            <text:p>1478540977274</text:p>
          </table:table-cell>
          <table:table-cell table:formula="of:=[.C316]-[.A31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275" calcext:value-type="float">
            <text:p>1478540977275</text:p>
          </table:table-cell>
          <table:table-cell office:value-type="float" office:value="1478540974979" calcext:value-type="float">
            <text:p>1478540974979</text:p>
          </table:table-cell>
          <table:table-cell table:formula="of:=[.$I$2]+[.B317]" office:value-type="float" office:value="1478540977279" calcext:value-type="float">
            <text:p>1478540977279</text:p>
          </table:table-cell>
          <table:table-cell table:formula="of:=[.C317]-[.A31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275" calcext:value-type="float">
            <text:p>1478540977275</text:p>
          </table:table-cell>
          <table:table-cell office:value-type="float" office:value="1478540974985" calcext:value-type="float">
            <text:p>1478540974985</text:p>
          </table:table-cell>
          <table:table-cell table:formula="of:=[.$I$2]+[.B318]" office:value-type="float" office:value="1478540977285" calcext:value-type="float">
            <text:p>1478540977285</text:p>
          </table:table-cell>
          <table:table-cell table:formula="of:=[.C318]-[.A31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283" calcext:value-type="float">
            <text:p>1478540977283</text:p>
          </table:table-cell>
          <table:table-cell office:value-type="float" office:value="1478540974988" calcext:value-type="float">
            <text:p>1478540974988</text:p>
          </table:table-cell>
          <table:table-cell table:formula="of:=[.$I$2]+[.B319]" office:value-type="float" office:value="1478540977288" calcext:value-type="float">
            <text:p>1478540977288</text:p>
          </table:table-cell>
          <table:table-cell table:formula="of:=[.C319]-[.A31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283" calcext:value-type="float">
            <text:p>1478540977283</text:p>
          </table:table-cell>
          <table:table-cell office:value-type="float" office:value="1478540974992" calcext:value-type="float">
            <text:p>1478540974992</text:p>
          </table:table-cell>
          <table:table-cell table:formula="of:=[.$I$2]+[.B320]" office:value-type="float" office:value="1478540977292" calcext:value-type="float">
            <text:p>1478540977292</text:p>
          </table:table-cell>
          <table:table-cell table:formula="of:=[.C320]-[.A32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292" calcext:value-type="float">
            <text:p>1478540977292</text:p>
          </table:table-cell>
          <table:table-cell office:value-type="float" office:value="1478540974998" calcext:value-type="float">
            <text:p>1478540974998</text:p>
          </table:table-cell>
          <table:table-cell table:formula="of:=[.$I$2]+[.B321]" office:value-type="float" office:value="1478540977298" calcext:value-type="float">
            <text:p>1478540977298</text:p>
          </table:table-cell>
          <table:table-cell table:formula="of:=[.C321]-[.A32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299" calcext:value-type="float">
            <text:p>1478540977299</text:p>
          </table:table-cell>
          <table:table-cell office:value-type="float" office:value="1478540975005" calcext:value-type="float">
            <text:p>1478540975005</text:p>
          </table:table-cell>
          <table:table-cell table:formula="of:=[.$I$2]+[.B322]" office:value-type="float" office:value="1478540977305" calcext:value-type="float">
            <text:p>1478540977305</text:p>
          </table:table-cell>
          <table:table-cell table:formula="of:=[.C322]-[.A32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299" calcext:value-type="float">
            <text:p>1478540977299</text:p>
          </table:table-cell>
          <table:table-cell office:value-type="float" office:value="1478540975010" calcext:value-type="float">
            <text:p>1478540975010</text:p>
          </table:table-cell>
          <table:table-cell table:formula="of:=[.$I$2]+[.B323]" office:value-type="float" office:value="1478540977310" calcext:value-type="float">
            <text:p>1478540977310</text:p>
          </table:table-cell>
          <table:table-cell table:formula="of:=[.C323]-[.A32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309" calcext:value-type="float">
            <text:p>1478540977309</text:p>
          </table:table-cell>
          <table:table-cell office:value-type="float" office:value="1478540975020" calcext:value-type="float">
            <text:p>1478540975020</text:p>
          </table:table-cell>
          <table:table-cell table:formula="of:=[.$I$2]+[.B324]" office:value-type="float" office:value="1478540977320" calcext:value-type="float">
            <text:p>1478540977320</text:p>
          </table:table-cell>
          <table:table-cell table:formula="of:=[.C324]-[.A32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324" calcext:value-type="float">
            <text:p>1478540977324</text:p>
          </table:table-cell>
          <table:table-cell office:value-type="float" office:value="1478540975030" calcext:value-type="float">
            <text:p>1478540975030</text:p>
          </table:table-cell>
          <table:table-cell table:formula="of:=[.$I$2]+[.B325]" office:value-type="float" office:value="1478540977330" calcext:value-type="float">
            <text:p>1478540977330</text:p>
          </table:table-cell>
          <table:table-cell table:formula="of:=[.C325]-[.A32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324" calcext:value-type="float">
            <text:p>1478540977324</text:p>
          </table:table-cell>
          <table:table-cell office:value-type="float" office:value="1478540975034" calcext:value-type="float">
            <text:p>1478540975034</text:p>
          </table:table-cell>
          <table:table-cell table:formula="of:=[.$I$2]+[.B326]" office:value-type="float" office:value="1478540977334" calcext:value-type="float">
            <text:p>1478540977334</text:p>
          </table:table-cell>
          <table:table-cell table:formula="of:=[.C326]-[.A32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334" calcext:value-type="float">
            <text:p>1478540977334</text:p>
          </table:table-cell>
          <table:table-cell office:value-type="float" office:value="1478540975042" calcext:value-type="float">
            <text:p>1478540975042</text:p>
          </table:table-cell>
          <table:table-cell table:formula="of:=[.$I$2]+[.B327]" office:value-type="float" office:value="1478540977342" calcext:value-type="float">
            <text:p>1478540977342</text:p>
          </table:table-cell>
          <table:table-cell table:formula="of:=[.C327]-[.A32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342" calcext:value-type="float">
            <text:p>1478540977342</text:p>
          </table:table-cell>
          <table:table-cell office:value-type="float" office:value="1478540975049" calcext:value-type="float">
            <text:p>1478540975049</text:p>
          </table:table-cell>
          <table:table-cell table:formula="of:=[.$I$2]+[.B328]" office:value-type="float" office:value="1478540977349" calcext:value-type="float">
            <text:p>1478540977349</text:p>
          </table:table-cell>
          <table:table-cell table:formula="of:=[.C328]-[.A328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350" calcext:value-type="float">
            <text:p>1478540977350</text:p>
          </table:table-cell>
          <table:table-cell office:value-type="float" office:value="1478540975058" calcext:value-type="float">
            <text:p>1478540975058</text:p>
          </table:table-cell>
          <table:table-cell table:formula="of:=[.$I$2]+[.B329]" office:value-type="float" office:value="1478540977358" calcext:value-type="float">
            <text:p>1478540977358</text:p>
          </table:table-cell>
          <table:table-cell table:formula="of:=[.C329]-[.A32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358" calcext:value-type="float">
            <text:p>1478540977358</text:p>
          </table:table-cell>
          <table:table-cell office:value-type="float" office:value="1478540975066" calcext:value-type="float">
            <text:p>1478540975066</text:p>
          </table:table-cell>
          <table:table-cell table:formula="of:=[.$I$2]+[.B330]" office:value-type="float" office:value="1478540977366" calcext:value-type="float">
            <text:p>1478540977366</text:p>
          </table:table-cell>
          <table:table-cell table:formula="of:=[.C330]-[.A33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367" calcext:value-type="float">
            <text:p>1478540977367</text:p>
          </table:table-cell>
          <table:table-cell office:value-type="float" office:value="1478540975072" calcext:value-type="float">
            <text:p>1478540975072</text:p>
          </table:table-cell>
          <table:table-cell table:formula="of:=[.$I$2]+[.B331]" office:value-type="float" office:value="1478540977372" calcext:value-type="float">
            <text:p>1478540977372</text:p>
          </table:table-cell>
          <table:table-cell table:formula="of:=[.C331]-[.A33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367" calcext:value-type="float">
            <text:p>1478540977367</text:p>
          </table:table-cell>
          <table:table-cell office:value-type="float" office:value="1478540975078" calcext:value-type="float">
            <text:p>1478540975078</text:p>
          </table:table-cell>
          <table:table-cell table:formula="of:=[.$I$2]+[.B332]" office:value-type="float" office:value="1478540977378" calcext:value-type="float">
            <text:p>1478540977378</text:p>
          </table:table-cell>
          <table:table-cell table:formula="of:=[.C332]-[.A33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374" calcext:value-type="float">
            <text:p>1478540977374</text:p>
          </table:table-cell>
          <table:table-cell office:value-type="float" office:value="1478540975083" calcext:value-type="float">
            <text:p>1478540975083</text:p>
          </table:table-cell>
          <table:table-cell table:formula="of:=[.$I$2]+[.B333]" office:value-type="float" office:value="1478540977383" calcext:value-type="float">
            <text:p>1478540977383</text:p>
          </table:table-cell>
          <table:table-cell table:formula="of:=[.C333]-[.A33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383" calcext:value-type="float">
            <text:p>1478540977383</text:p>
          </table:table-cell>
          <table:table-cell office:value-type="float" office:value="1478540975089" calcext:value-type="float">
            <text:p>1478540975089</text:p>
          </table:table-cell>
          <table:table-cell table:formula="of:=[.$I$2]+[.B334]" office:value-type="float" office:value="1478540977389" calcext:value-type="float">
            <text:p>1478540977389</text:p>
          </table:table-cell>
          <table:table-cell table:formula="of:=[.C334]-[.A33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391" calcext:value-type="float">
            <text:p>1478540977391</text:p>
          </table:table-cell>
          <table:table-cell office:value-type="float" office:value="1478540975096" calcext:value-type="float">
            <text:p>1478540975096</text:p>
          </table:table-cell>
          <table:table-cell table:formula="of:=[.$I$2]+[.B335]" office:value-type="float" office:value="1478540977396" calcext:value-type="float">
            <text:p>1478540977396</text:p>
          </table:table-cell>
          <table:table-cell table:formula="of:=[.C335]-[.A33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391" calcext:value-type="float">
            <text:p>1478540977391</text:p>
          </table:table-cell>
          <table:table-cell office:value-type="float" office:value="1478540975101" calcext:value-type="float">
            <text:p>1478540975101</text:p>
          </table:table-cell>
          <table:table-cell table:formula="of:=[.$I$2]+[.B336]" office:value-type="float" office:value="1478540977401" calcext:value-type="float">
            <text:p>1478540977401</text:p>
          </table:table-cell>
          <table:table-cell table:formula="of:=[.C336]-[.A33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400" calcext:value-type="float">
            <text:p>1478540977400</text:p>
          </table:table-cell>
          <table:table-cell office:value-type="float" office:value="1478540975106" calcext:value-type="float">
            <text:p>1478540975106</text:p>
          </table:table-cell>
          <table:table-cell table:formula="of:=[.$I$2]+[.B337]" office:value-type="float" office:value="1478540977406" calcext:value-type="float">
            <text:p>1478540977406</text:p>
          </table:table-cell>
          <table:table-cell table:formula="of:=[.C337]-[.A33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400" calcext:value-type="float">
            <text:p>1478540977400</text:p>
          </table:table-cell>
          <table:table-cell office:value-type="float" office:value="1478540975112" calcext:value-type="float">
            <text:p>1478540975112</text:p>
          </table:table-cell>
          <table:table-cell table:formula="of:=[.$I$2]+[.B338]" office:value-type="float" office:value="1478540977412" calcext:value-type="float">
            <text:p>1478540977412</text:p>
          </table:table-cell>
          <table:table-cell table:formula="of:=[.C338]-[.A338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408" calcext:value-type="float">
            <text:p>1478540977408</text:p>
          </table:table-cell>
          <table:table-cell office:value-type="float" office:value="1478540975117" calcext:value-type="float">
            <text:p>1478540975117</text:p>
          </table:table-cell>
          <table:table-cell table:formula="of:=[.$I$2]+[.B339]" office:value-type="float" office:value="1478540977417" calcext:value-type="float">
            <text:p>1478540977417</text:p>
          </table:table-cell>
          <table:table-cell table:formula="of:=[.C339]-[.A33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417" calcext:value-type="float">
            <text:p>1478540977417</text:p>
          </table:table-cell>
          <table:table-cell office:value-type="float" office:value="1478540975123" calcext:value-type="float">
            <text:p>1478540975123</text:p>
          </table:table-cell>
          <table:table-cell table:formula="of:=[.$I$2]+[.B340]" office:value-type="float" office:value="1478540977423" calcext:value-type="float">
            <text:p>1478540977423</text:p>
          </table:table-cell>
          <table:table-cell table:formula="of:=[.C340]-[.A34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417" calcext:value-type="float">
            <text:p>1478540977417</text:p>
          </table:table-cell>
          <table:table-cell office:value-type="float" office:value="1478540975128" calcext:value-type="float">
            <text:p>1478540975128</text:p>
          </table:table-cell>
          <table:table-cell table:formula="of:=[.$I$2]+[.B341]" office:value-type="float" office:value="1478540977428" calcext:value-type="float">
            <text:p>1478540977428</text:p>
          </table:table-cell>
          <table:table-cell table:formula="of:=[.C341]-[.A34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426" calcext:value-type="float">
            <text:p>1478540977426</text:p>
          </table:table-cell>
          <table:table-cell office:value-type="float" office:value="1478540975135" calcext:value-type="float">
            <text:p>1478540975135</text:p>
          </table:table-cell>
          <table:table-cell table:formula="of:=[.$I$2]+[.B342]" office:value-type="float" office:value="1478540977435" calcext:value-type="float">
            <text:p>1478540977435</text:p>
          </table:table-cell>
          <table:table-cell table:formula="of:=[.C342]-[.A34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433" calcext:value-type="float">
            <text:p>1478540977433</text:p>
          </table:table-cell>
          <table:table-cell office:value-type="float" office:value="1478540975143" calcext:value-type="float">
            <text:p>1478540975143</text:p>
          </table:table-cell>
          <table:table-cell table:formula="of:=[.$I$2]+[.B343]" office:value-type="float" office:value="1478540977443" calcext:value-type="float">
            <text:p>1478540977443</text:p>
          </table:table-cell>
          <table:table-cell table:formula="of:=[.C343]-[.A34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442" calcext:value-type="float">
            <text:p>1478540977442</text:p>
          </table:table-cell>
          <table:table-cell office:value-type="float" office:value="1478540975150" calcext:value-type="float">
            <text:p>1478540975150</text:p>
          </table:table-cell>
          <table:table-cell table:formula="of:=[.$I$2]+[.B344]" office:value-type="float" office:value="1478540977450" calcext:value-type="float">
            <text:p>1478540977450</text:p>
          </table:table-cell>
          <table:table-cell table:formula="of:=[.C344]-[.A34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450" calcext:value-type="float">
            <text:p>1478540977450</text:p>
          </table:table-cell>
          <table:table-cell office:value-type="float" office:value="1478540975160" calcext:value-type="float">
            <text:p>1478540975160</text:p>
          </table:table-cell>
          <table:table-cell table:formula="of:=[.$I$2]+[.B345]" office:value-type="float" office:value="1478540977460" calcext:value-type="float">
            <text:p>1478540977460</text:p>
          </table:table-cell>
          <table:table-cell table:formula="of:=[.C345]-[.A34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459" calcext:value-type="float">
            <text:p>1478540977459</text:p>
          </table:table-cell>
          <table:table-cell office:value-type="float" office:value="1478540975167" calcext:value-type="float">
            <text:p>1478540975167</text:p>
          </table:table-cell>
          <table:table-cell table:formula="of:=[.$I$2]+[.B346]" office:value-type="float" office:value="1478540977467" calcext:value-type="float">
            <text:p>1478540977467</text:p>
          </table:table-cell>
          <table:table-cell table:formula="of:=[.C346]-[.A34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467" calcext:value-type="float">
            <text:p>1478540977467</text:p>
          </table:table-cell>
          <table:table-cell office:value-type="float" office:value="1478540975177" calcext:value-type="float">
            <text:p>1478540975177</text:p>
          </table:table-cell>
          <table:table-cell table:formula="of:=[.$I$2]+[.B347]" office:value-type="float" office:value="1478540977477" calcext:value-type="float">
            <text:p>1478540977477</text:p>
          </table:table-cell>
          <table:table-cell table:formula="of:=[.C347]-[.A34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475" calcext:value-type="float">
            <text:p>1478540977475</text:p>
          </table:table-cell>
          <table:table-cell office:value-type="float" office:value="1478540975183" calcext:value-type="float">
            <text:p>1478540975183</text:p>
          </table:table-cell>
          <table:table-cell table:formula="of:=[.$I$2]+[.B348]" office:value-type="float" office:value="1478540977483" calcext:value-type="float">
            <text:p>1478540977483</text:p>
          </table:table-cell>
          <table:table-cell table:formula="of:=[.C348]-[.A34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485" calcext:value-type="float">
            <text:p>1478540977485</text:p>
          </table:table-cell>
          <table:table-cell office:value-type="float" office:value="1478540975189" calcext:value-type="float">
            <text:p>1478540975189</text:p>
          </table:table-cell>
          <table:table-cell table:formula="of:=[.$I$2]+[.B349]" office:value-type="float" office:value="1478540977489" calcext:value-type="float">
            <text:p>1478540977489</text:p>
          </table:table-cell>
          <table:table-cell table:formula="of:=[.C349]-[.A34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485" calcext:value-type="float">
            <text:p>1478540977485</text:p>
          </table:table-cell>
          <table:table-cell office:value-type="float" office:value="1478540975194" calcext:value-type="float">
            <text:p>1478540975194</text:p>
          </table:table-cell>
          <table:table-cell table:formula="of:=[.$I$2]+[.B350]" office:value-type="float" office:value="1478540977494" calcext:value-type="float">
            <text:p>1478540977494</text:p>
          </table:table-cell>
          <table:table-cell table:formula="of:=[.C350]-[.A35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494" calcext:value-type="float">
            <text:p>1478540977494</text:p>
          </table:table-cell>
          <table:table-cell office:value-type="float" office:value="1478540975200" calcext:value-type="float">
            <text:p>1478540975200</text:p>
          </table:table-cell>
          <table:table-cell table:formula="of:=[.$I$2]+[.B351]" office:value-type="float" office:value="1478540977500" calcext:value-type="float">
            <text:p>1478540977500</text:p>
          </table:table-cell>
          <table:table-cell table:formula="of:=[.C351]-[.A35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500" calcext:value-type="float">
            <text:p>1478540977500</text:p>
          </table:table-cell>
          <table:table-cell office:value-type="float" office:value="1478540975204" calcext:value-type="float">
            <text:p>1478540975204</text:p>
          </table:table-cell>
          <table:table-cell table:formula="of:=[.$I$2]+[.B352]" office:value-type="float" office:value="1478540977504" calcext:value-type="float">
            <text:p>1478540977504</text:p>
          </table:table-cell>
          <table:table-cell table:formula="of:=[.C352]-[.A35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500" calcext:value-type="float">
            <text:p>1478540977500</text:p>
          </table:table-cell>
          <table:table-cell office:value-type="float" office:value="1478540975208" calcext:value-type="float">
            <text:p>1478540975208</text:p>
          </table:table-cell>
          <table:table-cell table:formula="of:=[.$I$2]+[.B353]" office:value-type="float" office:value="1478540977508" calcext:value-type="float">
            <text:p>1478540977508</text:p>
          </table:table-cell>
          <table:table-cell table:formula="of:=[.C353]-[.A35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500" calcext:value-type="float">
            <text:p>1478540977500</text:p>
          </table:table-cell>
          <table:table-cell office:value-type="float" office:value="1478540975211" calcext:value-type="float">
            <text:p>1478540975211</text:p>
          </table:table-cell>
          <table:table-cell table:formula="of:=[.$I$2]+[.B354]" office:value-type="float" office:value="1478540977511" calcext:value-type="float">
            <text:p>1478540977511</text:p>
          </table:table-cell>
          <table:table-cell table:formula="of:=[.C354]-[.A35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509" calcext:value-type="float">
            <text:p>1478540977509</text:p>
          </table:table-cell>
          <table:table-cell office:value-type="float" office:value="1478540975214" calcext:value-type="float">
            <text:p>1478540975214</text:p>
          </table:table-cell>
          <table:table-cell table:formula="of:=[.$I$2]+[.B355]" office:value-type="float" office:value="1478540977514" calcext:value-type="float">
            <text:p>1478540977514</text:p>
          </table:table-cell>
          <table:table-cell table:formula="of:=[.C355]-[.A35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509" calcext:value-type="float">
            <text:p>1478540977509</text:p>
          </table:table-cell>
          <table:table-cell office:value-type="float" office:value="1478540975218" calcext:value-type="float">
            <text:p>1478540975218</text:p>
          </table:table-cell>
          <table:table-cell table:formula="of:=[.$I$2]+[.B356]" office:value-type="float" office:value="1478540977518" calcext:value-type="float">
            <text:p>1478540977518</text:p>
          </table:table-cell>
          <table:table-cell table:formula="of:=[.C356]-[.A35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518" calcext:value-type="float">
            <text:p>1478540977518</text:p>
          </table:table-cell>
          <table:table-cell office:value-type="float" office:value="1478540975223" calcext:value-type="float">
            <text:p>1478540975223</text:p>
          </table:table-cell>
          <table:table-cell table:formula="of:=[.$I$2]+[.B357]" office:value-type="float" office:value="1478540977523" calcext:value-type="float">
            <text:p>1478540977523</text:p>
          </table:table-cell>
          <table:table-cell table:formula="of:=[.C357]-[.A35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518" calcext:value-type="float">
            <text:p>1478540977518</text:p>
          </table:table-cell>
          <table:table-cell office:value-type="float" office:value="1478540975226" calcext:value-type="float">
            <text:p>1478540975226</text:p>
          </table:table-cell>
          <table:table-cell table:formula="of:=[.$I$2]+[.B358]" office:value-type="float" office:value="1478540977526" calcext:value-type="float">
            <text:p>1478540977526</text:p>
          </table:table-cell>
          <table:table-cell table:formula="of:=[.C358]-[.A35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526" calcext:value-type="float">
            <text:p>1478540977526</text:p>
          </table:table-cell>
          <table:table-cell office:value-type="float" office:value="1478540975229" calcext:value-type="float">
            <text:p>1478540975229</text:p>
          </table:table-cell>
          <table:table-cell table:formula="of:=[.$I$2]+[.B359]" office:value-type="float" office:value="1478540977529" calcext:value-type="float">
            <text:p>1478540977529</text:p>
          </table:table-cell>
          <table:table-cell table:formula="of:=[.C359]-[.A35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7526" calcext:value-type="float">
            <text:p>1478540977526</text:p>
          </table:table-cell>
          <table:table-cell office:value-type="float" office:value="1478540975236" calcext:value-type="float">
            <text:p>1478540975236</text:p>
          </table:table-cell>
          <table:table-cell table:formula="of:=[.$I$2]+[.B360]" office:value-type="float" office:value="1478540977536" calcext:value-type="float">
            <text:p>1478540977536</text:p>
          </table:table-cell>
          <table:table-cell table:formula="of:=[.C360]-[.A36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534" calcext:value-type="float">
            <text:p>1478540977534</text:p>
          </table:table-cell>
          <table:table-cell office:value-type="float" office:value="1478540975241" calcext:value-type="float">
            <text:p>1478540975241</text:p>
          </table:table-cell>
          <table:table-cell table:formula="of:=[.$I$2]+[.B361]" office:value-type="float" office:value="1478540977541" calcext:value-type="float">
            <text:p>1478540977541</text:p>
          </table:table-cell>
          <table:table-cell table:formula="of:=[.C361]-[.A36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534" calcext:value-type="float">
            <text:p>1478540977534</text:p>
          </table:table-cell>
          <table:table-cell office:value-type="float" office:value="1478540975244" calcext:value-type="float">
            <text:p>1478540975244</text:p>
          </table:table-cell>
          <table:table-cell table:formula="of:=[.$I$2]+[.B362]" office:value-type="float" office:value="1478540977544" calcext:value-type="float">
            <text:p>1478540977544</text:p>
          </table:table-cell>
          <table:table-cell table:formula="of:=[.C362]-[.A362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543" calcext:value-type="float">
            <text:p>1478540977543</text:p>
          </table:table-cell>
          <table:table-cell office:value-type="float" office:value="1478540975248" calcext:value-type="float">
            <text:p>1478540975248</text:p>
          </table:table-cell>
          <table:table-cell table:formula="of:=[.$I$2]+[.B363]" office:value-type="float" office:value="1478540977548" calcext:value-type="float">
            <text:p>1478540977548</text:p>
          </table:table-cell>
          <table:table-cell table:formula="of:=[.C363]-[.A36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543" calcext:value-type="float">
            <text:p>1478540977543</text:p>
          </table:table-cell>
          <table:table-cell office:value-type="float" office:value="1478540975251" calcext:value-type="float">
            <text:p>1478540975251</text:p>
          </table:table-cell>
          <table:table-cell table:formula="of:=[.$I$2]+[.B364]" office:value-type="float" office:value="1478540977551" calcext:value-type="float">
            <text:p>1478540977551</text:p>
          </table:table-cell>
          <table:table-cell table:formula="of:=[.C364]-[.A36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551" calcext:value-type="float">
            <text:p>1478540977551</text:p>
          </table:table-cell>
          <table:table-cell office:value-type="float" office:value="1478540975257" calcext:value-type="float">
            <text:p>1478540975257</text:p>
          </table:table-cell>
          <table:table-cell table:formula="of:=[.$I$2]+[.B365]" office:value-type="float" office:value="1478540977557" calcext:value-type="float">
            <text:p>1478540977557</text:p>
          </table:table-cell>
          <table:table-cell table:formula="of:=[.C365]-[.A36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551" calcext:value-type="float">
            <text:p>1478540977551</text:p>
          </table:table-cell>
          <table:table-cell office:value-type="float" office:value="1478540975263" calcext:value-type="float">
            <text:p>1478540975263</text:p>
          </table:table-cell>
          <table:table-cell table:formula="of:=[.$I$2]+[.B366]" office:value-type="float" office:value="1478540977563" calcext:value-type="float">
            <text:p>1478540977563</text:p>
          </table:table-cell>
          <table:table-cell table:formula="of:=[.C366]-[.A36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559" calcext:value-type="float">
            <text:p>1478540977559</text:p>
          </table:table-cell>
          <table:table-cell office:value-type="float" office:value="1478540975266" calcext:value-type="float">
            <text:p>1478540975266</text:p>
          </table:table-cell>
          <table:table-cell table:formula="of:=[.$I$2]+[.B367]" office:value-type="float" office:value="1478540977566" calcext:value-type="float">
            <text:p>1478540977566</text:p>
          </table:table-cell>
          <table:table-cell table:formula="of:=[.C367]-[.A36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559" calcext:value-type="float">
            <text:p>1478540977559</text:p>
          </table:table-cell>
          <table:table-cell office:value-type="float" office:value="1478540975270" calcext:value-type="float">
            <text:p>1478540975270</text:p>
          </table:table-cell>
          <table:table-cell table:formula="of:=[.$I$2]+[.B368]" office:value-type="float" office:value="1478540977570" calcext:value-type="float">
            <text:p>1478540977570</text:p>
          </table:table-cell>
          <table:table-cell table:formula="of:=[.C368]-[.A36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567" calcext:value-type="float">
            <text:p>1478540977567</text:p>
          </table:table-cell>
          <table:table-cell office:value-type="float" office:value="1478540975273" calcext:value-type="float">
            <text:p>1478540975273</text:p>
          </table:table-cell>
          <table:table-cell table:formula="of:=[.$I$2]+[.B369]" office:value-type="float" office:value="1478540977573" calcext:value-type="float">
            <text:p>1478540977573</text:p>
          </table:table-cell>
          <table:table-cell table:formula="of:=[.C369]-[.A36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567" calcext:value-type="float">
            <text:p>1478540977567</text:p>
          </table:table-cell>
          <table:table-cell office:value-type="float" office:value="1478540975277" calcext:value-type="float">
            <text:p>1478540975277</text:p>
          </table:table-cell>
          <table:table-cell table:formula="of:=[.$I$2]+[.B370]" office:value-type="float" office:value="1478540977577" calcext:value-type="float">
            <text:p>1478540977577</text:p>
          </table:table-cell>
          <table:table-cell table:formula="of:=[.C370]-[.A37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576" calcext:value-type="float">
            <text:p>1478540977576</text:p>
          </table:table-cell>
          <table:table-cell office:value-type="float" office:value="1478540975280" calcext:value-type="float">
            <text:p>1478540975280</text:p>
          </table:table-cell>
          <table:table-cell table:formula="of:=[.$I$2]+[.B371]" office:value-type="float" office:value="1478540977580" calcext:value-type="float">
            <text:p>1478540977580</text:p>
          </table:table-cell>
          <table:table-cell table:formula="of:=[.C371]-[.A37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576" calcext:value-type="float">
            <text:p>1478540977576</text:p>
          </table:table-cell>
          <table:table-cell office:value-type="float" office:value="1478540975283" calcext:value-type="float">
            <text:p>1478540975283</text:p>
          </table:table-cell>
          <table:table-cell table:formula="of:=[.$I$2]+[.B372]" office:value-type="float" office:value="1478540977583" calcext:value-type="float">
            <text:p>1478540977583</text:p>
          </table:table-cell>
          <table:table-cell table:formula="of:=[.C372]-[.A37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576" calcext:value-type="float">
            <text:p>1478540977576</text:p>
          </table:table-cell>
          <table:table-cell office:value-type="float" office:value="1478540975287" calcext:value-type="float">
            <text:p>1478540975287</text:p>
          </table:table-cell>
          <table:table-cell table:formula="of:=[.$I$2]+[.B373]" office:value-type="float" office:value="1478540977587" calcext:value-type="float">
            <text:p>1478540977587</text:p>
          </table:table-cell>
          <table:table-cell table:formula="of:=[.C373]-[.A37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584" calcext:value-type="float">
            <text:p>1478540977584</text:p>
          </table:table-cell>
          <table:table-cell office:value-type="float" office:value="1478540975291" calcext:value-type="float">
            <text:p>1478540975291</text:p>
          </table:table-cell>
          <table:table-cell table:formula="of:=[.$I$2]+[.B374]" office:value-type="float" office:value="1478540977591" calcext:value-type="float">
            <text:p>1478540977591</text:p>
          </table:table-cell>
          <table:table-cell table:formula="of:=[.C374]-[.A37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584" calcext:value-type="float">
            <text:p>1478540977584</text:p>
          </table:table-cell>
          <table:table-cell office:value-type="float" office:value="1478540975294" calcext:value-type="float">
            <text:p>1478540975294</text:p>
          </table:table-cell>
          <table:table-cell table:formula="of:=[.$I$2]+[.B375]" office:value-type="float" office:value="1478540977594" calcext:value-type="float">
            <text:p>1478540977594</text:p>
          </table:table-cell>
          <table:table-cell table:formula="of:=[.C375]-[.A37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593" calcext:value-type="float">
            <text:p>1478540977593</text:p>
          </table:table-cell>
          <table:table-cell office:value-type="float" office:value="1478540975297" calcext:value-type="float">
            <text:p>1478540975297</text:p>
          </table:table-cell>
          <table:table-cell table:formula="of:=[.$I$2]+[.B376]" office:value-type="float" office:value="1478540977597" calcext:value-type="float">
            <text:p>1478540977597</text:p>
          </table:table-cell>
          <table:table-cell table:formula="of:=[.C376]-[.A37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593" calcext:value-type="float">
            <text:p>1478540977593</text:p>
          </table:table-cell>
          <table:table-cell office:value-type="float" office:value="1478540975300" calcext:value-type="float">
            <text:p>1478540975300</text:p>
          </table:table-cell>
          <table:table-cell table:formula="of:=[.$I$2]+[.B377]" office:value-type="float" office:value="1478540977600" calcext:value-type="float">
            <text:p>1478540977600</text:p>
          </table:table-cell>
          <table:table-cell table:formula="of:=[.C377]-[.A37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593" calcext:value-type="float">
            <text:p>1478540977593</text:p>
          </table:table-cell>
          <table:table-cell office:value-type="float" office:value="1478540975303" calcext:value-type="float">
            <text:p>1478540975303</text:p>
          </table:table-cell>
          <table:table-cell table:formula="of:=[.$I$2]+[.B378]" office:value-type="float" office:value="1478540977603" calcext:value-type="float">
            <text:p>1478540977603</text:p>
          </table:table-cell>
          <table:table-cell table:formula="of:=[.C378]-[.A37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602" calcext:value-type="float">
            <text:p>1478540977602</text:p>
          </table:table-cell>
          <table:table-cell office:value-type="float" office:value="1478540975307" calcext:value-type="float">
            <text:p>1478540975307</text:p>
          </table:table-cell>
          <table:table-cell table:formula="of:=[.$I$2]+[.B379]" office:value-type="float" office:value="1478540977607" calcext:value-type="float">
            <text:p>1478540977607</text:p>
          </table:table-cell>
          <table:table-cell table:formula="of:=[.C379]-[.A37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602" calcext:value-type="float">
            <text:p>1478540977602</text:p>
          </table:table-cell>
          <table:table-cell office:value-type="float" office:value="1478540975310" calcext:value-type="float">
            <text:p>1478540975310</text:p>
          </table:table-cell>
          <table:table-cell table:formula="of:=[.$I$2]+[.B380]" office:value-type="float" office:value="1478540977610" calcext:value-type="float">
            <text:p>1478540977610</text:p>
          </table:table-cell>
          <table:table-cell table:formula="of:=[.C380]-[.A38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609" calcext:value-type="float">
            <text:p>1478540977609</text:p>
          </table:table-cell>
          <table:table-cell office:value-type="float" office:value="1478540975313" calcext:value-type="float">
            <text:p>1478540975313</text:p>
          </table:table-cell>
          <table:table-cell table:formula="of:=[.$I$2]+[.B381]" office:value-type="float" office:value="1478540977613" calcext:value-type="float">
            <text:p>1478540977613</text:p>
          </table:table-cell>
          <table:table-cell table:formula="of:=[.C381]-[.A38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609" calcext:value-type="float">
            <text:p>1478540977609</text:p>
          </table:table-cell>
          <table:table-cell office:value-type="float" office:value="1478540975316" calcext:value-type="float">
            <text:p>1478540975316</text:p>
          </table:table-cell>
          <table:table-cell table:formula="of:=[.$I$2]+[.B382]" office:value-type="float" office:value="1478540977616" calcext:value-type="float">
            <text:p>1478540977616</text:p>
          </table:table-cell>
          <table:table-cell table:formula="of:=[.C382]-[.A38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609" calcext:value-type="float">
            <text:p>1478540977609</text:p>
          </table:table-cell>
          <table:table-cell office:value-type="float" office:value="1478540975319" calcext:value-type="float">
            <text:p>1478540975319</text:p>
          </table:table-cell>
          <table:table-cell table:formula="of:=[.$I$2]+[.B383]" office:value-type="float" office:value="1478540977619" calcext:value-type="float">
            <text:p>1478540977619</text:p>
          </table:table-cell>
          <table:table-cell table:formula="of:=[.C383]-[.A38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618" calcext:value-type="float">
            <text:p>1478540977618</text:p>
          </table:table-cell>
          <table:table-cell office:value-type="float" office:value="1478540975323" calcext:value-type="float">
            <text:p>1478540975323</text:p>
          </table:table-cell>
          <table:table-cell table:formula="of:=[.$I$2]+[.B384]" office:value-type="float" office:value="1478540977623" calcext:value-type="float">
            <text:p>1478540977623</text:p>
          </table:table-cell>
          <table:table-cell table:formula="of:=[.C384]-[.A38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618" calcext:value-type="float">
            <text:p>1478540977618</text:p>
          </table:table-cell>
          <table:table-cell office:value-type="float" office:value="1478540975326" calcext:value-type="float">
            <text:p>1478540975326</text:p>
          </table:table-cell>
          <table:table-cell table:formula="of:=[.$I$2]+[.B385]" office:value-type="float" office:value="1478540977626" calcext:value-type="float">
            <text:p>1478540977626</text:p>
          </table:table-cell>
          <table:table-cell table:formula="of:=[.C385]-[.A38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626" calcext:value-type="float">
            <text:p>1478540977626</text:p>
          </table:table-cell>
          <table:table-cell office:value-type="float" office:value="1478540975329" calcext:value-type="float">
            <text:p>1478540975329</text:p>
          </table:table-cell>
          <table:table-cell table:formula="of:=[.$I$2]+[.B386]" office:value-type="float" office:value="1478540977629" calcext:value-type="float">
            <text:p>1478540977629</text:p>
          </table:table-cell>
          <table:table-cell table:formula="of:=[.C386]-[.A386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7626" calcext:value-type="float">
            <text:p>1478540977626</text:p>
          </table:table-cell>
          <table:table-cell office:value-type="float" office:value="1478540975332" calcext:value-type="float">
            <text:p>1478540975332</text:p>
          </table:table-cell>
          <table:table-cell table:formula="of:=[.$I$2]+[.B387]" office:value-type="float" office:value="1478540977632" calcext:value-type="float">
            <text:p>1478540977632</text:p>
          </table:table-cell>
          <table:table-cell table:formula="of:=[.C387]-[.A38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626" calcext:value-type="float">
            <text:p>1478540977626</text:p>
          </table:table-cell>
          <table:table-cell office:value-type="float" office:value="1478540975337" calcext:value-type="float">
            <text:p>1478540975337</text:p>
          </table:table-cell>
          <table:table-cell table:formula="of:=[.$I$2]+[.B388]" office:value-type="float" office:value="1478540977637" calcext:value-type="float">
            <text:p>1478540977637</text:p>
          </table:table-cell>
          <table:table-cell table:formula="of:=[.C388]-[.A38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634" calcext:value-type="float">
            <text:p>1478540977634</text:p>
          </table:table-cell>
          <table:table-cell office:value-type="float" office:value="1478540975341" calcext:value-type="float">
            <text:p>1478540975341</text:p>
          </table:table-cell>
          <table:table-cell table:formula="of:=[.$I$2]+[.B389]" office:value-type="float" office:value="1478540977641" calcext:value-type="float">
            <text:p>1478540977641</text:p>
          </table:table-cell>
          <table:table-cell table:formula="of:=[.C389]-[.A389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634" calcext:value-type="float">
            <text:p>1478540977634</text:p>
          </table:table-cell>
          <table:table-cell office:value-type="float" office:value="1478540975345" calcext:value-type="float">
            <text:p>1478540975345</text:p>
          </table:table-cell>
          <table:table-cell table:formula="of:=[.$I$2]+[.B390]" office:value-type="float" office:value="1478540977645" calcext:value-type="float">
            <text:p>1478540977645</text:p>
          </table:table-cell>
          <table:table-cell table:formula="of:=[.C390]-[.A39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643" calcext:value-type="float">
            <text:p>1478540977643</text:p>
          </table:table-cell>
          <table:table-cell office:value-type="float" office:value="1478540975349" calcext:value-type="float">
            <text:p>1478540975349</text:p>
          </table:table-cell>
          <table:table-cell table:formula="of:=[.$I$2]+[.B391]" office:value-type="float" office:value="1478540977649" calcext:value-type="float">
            <text:p>1478540977649</text:p>
          </table:table-cell>
          <table:table-cell table:formula="of:=[.C391]-[.A39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651" calcext:value-type="float">
            <text:p>1478540977651</text:p>
          </table:table-cell>
          <table:table-cell office:value-type="float" office:value="1478540975355" calcext:value-type="float">
            <text:p>1478540975355</text:p>
          </table:table-cell>
          <table:table-cell table:formula="of:=[.$I$2]+[.B392]" office:value-type="float" office:value="1478540977655" calcext:value-type="float">
            <text:p>1478540977655</text:p>
          </table:table-cell>
          <table:table-cell table:formula="of:=[.C392]-[.A39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651" calcext:value-type="float">
            <text:p>1478540977651</text:p>
          </table:table-cell>
          <table:table-cell office:value-type="float" office:value="1478540975360" calcext:value-type="float">
            <text:p>1478540975360</text:p>
          </table:table-cell>
          <table:table-cell table:formula="of:=[.$I$2]+[.B393]" office:value-type="float" office:value="1478540977660" calcext:value-type="float">
            <text:p>1478540977660</text:p>
          </table:table-cell>
          <table:table-cell table:formula="of:=[.C393]-[.A39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651" calcext:value-type="float">
            <text:p>1478540977651</text:p>
          </table:table-cell>
          <table:table-cell office:value-type="float" office:value="1478540975367" calcext:value-type="float">
            <text:p>1478540975367</text:p>
          </table:table-cell>
          <table:table-cell table:formula="of:=[.$I$2]+[.B394]" office:value-type="float" office:value="1478540977667" calcext:value-type="float">
            <text:p>1478540977667</text:p>
          </table:table-cell>
          <table:table-cell table:formula="of:=[.C394]-[.A394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478540977668" calcext:value-type="float">
            <text:p>1478540977668</text:p>
          </table:table-cell>
          <table:table-cell office:value-type="float" office:value="1478540975372" calcext:value-type="float">
            <text:p>1478540975372</text:p>
          </table:table-cell>
          <table:table-cell table:formula="of:=[.$I$2]+[.B395]" office:value-type="float" office:value="1478540977672" calcext:value-type="float">
            <text:p>1478540977672</text:p>
          </table:table-cell>
          <table:table-cell table:formula="of:=[.C395]-[.A39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668" calcext:value-type="float">
            <text:p>1478540977668</text:p>
          </table:table-cell>
          <table:table-cell office:value-type="float" office:value="1478540975377" calcext:value-type="float">
            <text:p>1478540975377</text:p>
          </table:table-cell>
          <table:table-cell table:formula="of:=[.$I$2]+[.B396]" office:value-type="float" office:value="1478540977677" calcext:value-type="float">
            <text:p>1478540977677</text:p>
          </table:table-cell>
          <table:table-cell table:formula="of:=[.C396]-[.A39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676" calcext:value-type="float">
            <text:p>1478540977676</text:p>
          </table:table-cell>
          <table:table-cell office:value-type="float" office:value="1478540975385" calcext:value-type="float">
            <text:p>1478540975385</text:p>
          </table:table-cell>
          <table:table-cell table:formula="of:=[.$I$2]+[.B397]" office:value-type="float" office:value="1478540977685" calcext:value-type="float">
            <text:p>1478540977685</text:p>
          </table:table-cell>
          <table:table-cell table:formula="of:=[.C397]-[.A397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685" calcext:value-type="float">
            <text:p>1478540977685</text:p>
          </table:table-cell>
          <table:table-cell office:value-type="float" office:value="1478540975396" calcext:value-type="float">
            <text:p>1478540975396</text:p>
          </table:table-cell>
          <table:table-cell table:formula="of:=[.$I$2]+[.B398]" office:value-type="float" office:value="1478540977696" calcext:value-type="float">
            <text:p>1478540977696</text:p>
          </table:table-cell>
          <table:table-cell table:formula="of:=[.C398]-[.A39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693" calcext:value-type="float">
            <text:p>1478540977693</text:p>
          </table:table-cell>
          <table:table-cell office:value-type="float" office:value="1478540975400" calcext:value-type="float">
            <text:p>1478540975400</text:p>
          </table:table-cell>
          <table:table-cell table:formula="of:=[.$I$2]+[.B399]" office:value-type="float" office:value="1478540977700" calcext:value-type="float">
            <text:p>1478540977700</text:p>
          </table:table-cell>
          <table:table-cell table:formula="of:=[.C399]-[.A399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693" calcext:value-type="float">
            <text:p>1478540977693</text:p>
          </table:table-cell>
          <table:table-cell office:value-type="float" office:value="1478540975404" calcext:value-type="float">
            <text:p>1478540975404</text:p>
          </table:table-cell>
          <table:table-cell table:formula="of:=[.$I$2]+[.B400]" office:value-type="float" office:value="1478540977704" calcext:value-type="float">
            <text:p>1478540977704</text:p>
          </table:table-cell>
          <table:table-cell table:formula="of:=[.C400]-[.A40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702" calcext:value-type="float">
            <text:p>1478540977702</text:p>
          </table:table-cell>
          <table:table-cell office:value-type="float" office:value="1478540975410" calcext:value-type="float">
            <text:p>1478540975410</text:p>
          </table:table-cell>
          <table:table-cell table:formula="of:=[.$I$2]+[.B401]" office:value-type="float" office:value="1478540977710" calcext:value-type="float">
            <text:p>1478540977710</text:p>
          </table:table-cell>
          <table:table-cell table:formula="of:=[.C401]-[.A401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710" calcext:value-type="float">
            <text:p>1478540977710</text:p>
          </table:table-cell>
          <table:table-cell office:value-type="float" office:value="1478540975414" calcext:value-type="float">
            <text:p>1478540975414</text:p>
          </table:table-cell>
          <table:table-cell table:formula="of:=[.$I$2]+[.B402]" office:value-type="float" office:value="1478540977714" calcext:value-type="float">
            <text:p>1478540977714</text:p>
          </table:table-cell>
          <table:table-cell table:formula="of:=[.C402]-[.A40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710" calcext:value-type="float">
            <text:p>1478540977710</text:p>
          </table:table-cell>
          <table:table-cell office:value-type="float" office:value="1478540975417" calcext:value-type="float">
            <text:p>1478540975417</text:p>
          </table:table-cell>
          <table:table-cell table:formula="of:=[.$I$2]+[.B403]" office:value-type="float" office:value="1478540977717" calcext:value-type="float">
            <text:p>1478540977717</text:p>
          </table:table-cell>
          <table:table-cell table:formula="of:=[.C403]-[.A40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710" calcext:value-type="float">
            <text:p>1478540977710</text:p>
          </table:table-cell>
          <table:table-cell office:value-type="float" office:value="1478540975421" calcext:value-type="float">
            <text:p>1478540975421</text:p>
          </table:table-cell>
          <table:table-cell table:formula="of:=[.$I$2]+[.B404]" office:value-type="float" office:value="1478540977721" calcext:value-type="float">
            <text:p>1478540977721</text:p>
          </table:table-cell>
          <table:table-cell table:formula="of:=[.C404]-[.A40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720" calcext:value-type="float">
            <text:p>1478540977720</text:p>
          </table:table-cell>
          <table:table-cell office:value-type="float" office:value="1478540975424" calcext:value-type="float">
            <text:p>1478540975424</text:p>
          </table:table-cell>
          <table:table-cell table:formula="of:=[.$I$2]+[.B405]" office:value-type="float" office:value="1478540977724" calcext:value-type="float">
            <text:p>1478540977724</text:p>
          </table:table-cell>
          <table:table-cell table:formula="of:=[.C405]-[.A40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720" calcext:value-type="float">
            <text:p>1478540977720</text:p>
          </table:table-cell>
          <table:table-cell office:value-type="float" office:value="1478540975428" calcext:value-type="float">
            <text:p>1478540975428</text:p>
          </table:table-cell>
          <table:table-cell table:formula="of:=[.$I$2]+[.B406]" office:value-type="float" office:value="1478540977728" calcext:value-type="float">
            <text:p>1478540977728</text:p>
          </table:table-cell>
          <table:table-cell table:formula="of:=[.C406]-[.A40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727" calcext:value-type="float">
            <text:p>1478540977727</text:p>
          </table:table-cell>
          <table:table-cell office:value-type="float" office:value="1478540975431" calcext:value-type="float">
            <text:p>1478540975431</text:p>
          </table:table-cell>
          <table:table-cell table:formula="of:=[.$I$2]+[.B407]" office:value-type="float" office:value="1478540977731" calcext:value-type="float">
            <text:p>1478540977731</text:p>
          </table:table-cell>
          <table:table-cell table:formula="of:=[.C407]-[.A40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727" calcext:value-type="float">
            <text:p>1478540977727</text:p>
          </table:table-cell>
          <table:table-cell office:value-type="float" office:value="1478540975436" calcext:value-type="float">
            <text:p>1478540975436</text:p>
          </table:table-cell>
          <table:table-cell table:formula="of:=[.$I$2]+[.B408]" office:value-type="float" office:value="1478540977736" calcext:value-type="float">
            <text:p>1478540977736</text:p>
          </table:table-cell>
          <table:table-cell table:formula="of:=[.C408]-[.A40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735" calcext:value-type="float">
            <text:p>1478540977735</text:p>
          </table:table-cell>
          <table:table-cell office:value-type="float" office:value="1478540975441" calcext:value-type="float">
            <text:p>1478540975441</text:p>
          </table:table-cell>
          <table:table-cell table:formula="of:=[.$I$2]+[.B409]" office:value-type="float" office:value="1478540977741" calcext:value-type="float">
            <text:p>1478540977741</text:p>
          </table:table-cell>
          <table:table-cell table:formula="of:=[.C409]-[.A40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735" calcext:value-type="float">
            <text:p>1478540977735</text:p>
          </table:table-cell>
          <table:table-cell office:value-type="float" office:value="1478540975445" calcext:value-type="float">
            <text:p>1478540975445</text:p>
          </table:table-cell>
          <table:table-cell table:formula="of:=[.$I$2]+[.B410]" office:value-type="float" office:value="1478540977745" calcext:value-type="float">
            <text:p>1478540977745</text:p>
          </table:table-cell>
          <table:table-cell table:formula="of:=[.C410]-[.A41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743" calcext:value-type="float">
            <text:p>1478540977743</text:p>
          </table:table-cell>
          <table:table-cell office:value-type="float" office:value="1478540975449" calcext:value-type="float">
            <text:p>1478540975449</text:p>
          </table:table-cell>
          <table:table-cell table:formula="of:=[.$I$2]+[.B411]" office:value-type="float" office:value="1478540977749" calcext:value-type="float">
            <text:p>1478540977749</text:p>
          </table:table-cell>
          <table:table-cell table:formula="of:=[.C411]-[.A41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743" calcext:value-type="float">
            <text:p>1478540977743</text:p>
          </table:table-cell>
          <table:table-cell office:value-type="float" office:value="1478540975454" calcext:value-type="float">
            <text:p>1478540975454</text:p>
          </table:table-cell>
          <table:table-cell table:formula="of:=[.$I$2]+[.B412]" office:value-type="float" office:value="1478540977754" calcext:value-type="float">
            <text:p>1478540977754</text:p>
          </table:table-cell>
          <table:table-cell table:formula="of:=[.C412]-[.A41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752" calcext:value-type="float">
            <text:p>1478540977752</text:p>
          </table:table-cell>
          <table:table-cell office:value-type="float" office:value="1478540975458" calcext:value-type="float">
            <text:p>1478540975458</text:p>
          </table:table-cell>
          <table:table-cell table:formula="of:=[.$I$2]+[.B413]" office:value-type="float" office:value="1478540977758" calcext:value-type="float">
            <text:p>1478540977758</text:p>
          </table:table-cell>
          <table:table-cell table:formula="of:=[.C413]-[.A41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760" calcext:value-type="float">
            <text:p>1478540977760</text:p>
          </table:table-cell>
          <table:table-cell office:value-type="float" office:value="1478540975465" calcext:value-type="float">
            <text:p>1478540975465</text:p>
          </table:table-cell>
          <table:table-cell table:formula="of:=[.$I$2]+[.B414]" office:value-type="float" office:value="1478540977765" calcext:value-type="float">
            <text:p>1478540977765</text:p>
          </table:table-cell>
          <table:table-cell table:formula="of:=[.C414]-[.A41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7760" calcext:value-type="float">
            <text:p>1478540977760</text:p>
          </table:table-cell>
          <table:table-cell office:value-type="float" office:value="1478540975470" calcext:value-type="float">
            <text:p>1478540975470</text:p>
          </table:table-cell>
          <table:table-cell table:formula="of:=[.$I$2]+[.B415]" office:value-type="float" office:value="1478540977770" calcext:value-type="float">
            <text:p>1478540977770</text:p>
          </table:table-cell>
          <table:table-cell table:formula="of:=[.C415]-[.A41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768" calcext:value-type="float">
            <text:p>1478540977768</text:p>
          </table:table-cell>
          <table:table-cell office:value-type="float" office:value="1478540975474" calcext:value-type="float">
            <text:p>1478540975474</text:p>
          </table:table-cell>
          <table:table-cell table:formula="of:=[.$I$2]+[.B416]" office:value-type="float" office:value="1478540977774" calcext:value-type="float">
            <text:p>1478540977774</text:p>
          </table:table-cell>
          <table:table-cell table:formula="of:=[.C416]-[.A416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768" calcext:value-type="float">
            <text:p>1478540977768</text:p>
          </table:table-cell>
          <table:table-cell office:value-type="float" office:value="1478540975478" calcext:value-type="float">
            <text:p>1478540975478</text:p>
          </table:table-cell>
          <table:table-cell table:formula="of:=[.$I$2]+[.B417]" office:value-type="float" office:value="1478540977778" calcext:value-type="float">
            <text:p>1478540977778</text:p>
          </table:table-cell>
          <table:table-cell table:formula="of:=[.C417]-[.A41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777" calcext:value-type="float">
            <text:p>1478540977777</text:p>
          </table:table-cell>
          <table:table-cell office:value-type="float" office:value="1478540975483" calcext:value-type="float">
            <text:p>1478540975483</text:p>
          </table:table-cell>
          <table:table-cell table:formula="of:=[.$I$2]+[.B418]" office:value-type="float" office:value="1478540977783" calcext:value-type="float">
            <text:p>1478540977783</text:p>
          </table:table-cell>
          <table:table-cell table:formula="of:=[.C418]-[.A41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777" calcext:value-type="float">
            <text:p>1478540977777</text:p>
          </table:table-cell>
          <table:table-cell office:value-type="float" office:value="1478540975487" calcext:value-type="float">
            <text:p>1478540975487</text:p>
          </table:table-cell>
          <table:table-cell table:formula="of:=[.$I$2]+[.B419]" office:value-type="float" office:value="1478540977787" calcext:value-type="float">
            <text:p>1478540977787</text:p>
          </table:table-cell>
          <table:table-cell table:formula="of:=[.C419]-[.A41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785" calcext:value-type="float">
            <text:p>1478540977785</text:p>
          </table:table-cell>
          <table:table-cell office:value-type="float" office:value="1478540975492" calcext:value-type="float">
            <text:p>1478540975492</text:p>
          </table:table-cell>
          <table:table-cell table:formula="of:=[.$I$2]+[.B420]" office:value-type="float" office:value="1478540977792" calcext:value-type="float">
            <text:p>1478540977792</text:p>
          </table:table-cell>
          <table:table-cell table:formula="of:=[.C420]-[.A42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785" calcext:value-type="float">
            <text:p>1478540977785</text:p>
          </table:table-cell>
          <table:table-cell office:value-type="float" office:value="1478540975497" calcext:value-type="float">
            <text:p>1478540975497</text:p>
          </table:table-cell>
          <table:table-cell table:formula="of:=[.$I$2]+[.B421]" office:value-type="float" office:value="1478540977797" calcext:value-type="float">
            <text:p>1478540977797</text:p>
          </table:table-cell>
          <table:table-cell table:formula="of:=[.C421]-[.A42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794" calcext:value-type="float">
            <text:p>1478540977794</text:p>
          </table:table-cell>
          <table:table-cell office:value-type="float" office:value="1478540975501" calcext:value-type="float">
            <text:p>1478540975501</text:p>
          </table:table-cell>
          <table:table-cell table:formula="of:=[.$I$2]+[.B422]" office:value-type="float" office:value="1478540977801" calcext:value-type="float">
            <text:p>1478540977801</text:p>
          </table:table-cell>
          <table:table-cell table:formula="of:=[.C422]-[.A42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802" calcext:value-type="float">
            <text:p>1478540977802</text:p>
          </table:table-cell>
          <table:table-cell office:value-type="float" office:value="1478540975506" calcext:value-type="float">
            <text:p>1478540975506</text:p>
          </table:table-cell>
          <table:table-cell table:formula="of:=[.$I$2]+[.B423]" office:value-type="float" office:value="1478540977806" calcext:value-type="float">
            <text:p>1478540977806</text:p>
          </table:table-cell>
          <table:table-cell table:formula="of:=[.C423]-[.A42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802" calcext:value-type="float">
            <text:p>1478540977802</text:p>
          </table:table-cell>
          <table:table-cell office:value-type="float" office:value="1478540975511" calcext:value-type="float">
            <text:p>1478540975511</text:p>
          </table:table-cell>
          <table:table-cell table:formula="of:=[.$I$2]+[.B424]" office:value-type="float" office:value="1478540977811" calcext:value-type="float">
            <text:p>1478540977811</text:p>
          </table:table-cell>
          <table:table-cell table:formula="of:=[.C424]-[.A42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811" calcext:value-type="float">
            <text:p>1478540977811</text:p>
          </table:table-cell>
          <table:table-cell office:value-type="float" office:value="1478540975517" calcext:value-type="float">
            <text:p>1478540975517</text:p>
          </table:table-cell>
          <table:table-cell table:formula="of:=[.$I$2]+[.B425]" office:value-type="float" office:value="1478540977817" calcext:value-type="float">
            <text:p>1478540977817</text:p>
          </table:table-cell>
          <table:table-cell table:formula="of:=[.C425]-[.A42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811" calcext:value-type="float">
            <text:p>1478540977811</text:p>
          </table:table-cell>
          <table:table-cell office:value-type="float" office:value="1478540975521" calcext:value-type="float">
            <text:p>1478540975521</text:p>
          </table:table-cell>
          <table:table-cell table:formula="of:=[.$I$2]+[.B426]" office:value-type="float" office:value="1478540977821" calcext:value-type="float">
            <text:p>1478540977821</text:p>
          </table:table-cell>
          <table:table-cell table:formula="of:=[.C426]-[.A42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819" calcext:value-type="float">
            <text:p>1478540977819</text:p>
          </table:table-cell>
          <table:table-cell office:value-type="float" office:value="1478540975527" calcext:value-type="float">
            <text:p>1478540975527</text:p>
          </table:table-cell>
          <table:table-cell table:formula="of:=[.$I$2]+[.B427]" office:value-type="float" office:value="1478540977827" calcext:value-type="float">
            <text:p>1478540977827</text:p>
          </table:table-cell>
          <table:table-cell table:formula="of:=[.C427]-[.A42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827" calcext:value-type="float">
            <text:p>1478540977827</text:p>
          </table:table-cell>
          <table:table-cell office:value-type="float" office:value="1478540975534" calcext:value-type="float">
            <text:p>1478540975534</text:p>
          </table:table-cell>
          <table:table-cell table:formula="of:=[.$I$2]+[.B428]" office:value-type="float" office:value="1478540977834" calcext:value-type="float">
            <text:p>1478540977834</text:p>
          </table:table-cell>
          <table:table-cell table:formula="of:=[.C428]-[.A428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827" calcext:value-type="float">
            <text:p>1478540977827</text:p>
          </table:table-cell>
          <table:table-cell office:value-type="float" office:value="1478540975539" calcext:value-type="float">
            <text:p>1478540975539</text:p>
          </table:table-cell>
          <table:table-cell table:formula="of:=[.$I$2]+[.B429]" office:value-type="float" office:value="1478540977839" calcext:value-type="float">
            <text:p>1478540977839</text:p>
          </table:table-cell>
          <table:table-cell table:formula="of:=[.C429]-[.A429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836" calcext:value-type="float">
            <text:p>1478540977836</text:p>
          </table:table-cell>
          <table:table-cell office:value-type="float" office:value="1478540975545" calcext:value-type="float">
            <text:p>1478540975545</text:p>
          </table:table-cell>
          <table:table-cell table:formula="of:=[.$I$2]+[.B430]" office:value-type="float" office:value="1478540977845" calcext:value-type="float">
            <text:p>1478540977845</text:p>
          </table:table-cell>
          <table:table-cell table:formula="of:=[.C430]-[.A43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844" calcext:value-type="float">
            <text:p>1478540977844</text:p>
          </table:table-cell>
          <table:table-cell office:value-type="float" office:value="1478540975550" calcext:value-type="float">
            <text:p>1478540975550</text:p>
          </table:table-cell>
          <table:table-cell table:formula="of:=[.$I$2]+[.B431]" office:value-type="float" office:value="1478540977850" calcext:value-type="float">
            <text:p>1478540977850</text:p>
          </table:table-cell>
          <table:table-cell table:formula="of:=[.C431]-[.A43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844" calcext:value-type="float">
            <text:p>1478540977844</text:p>
          </table:table-cell>
          <table:table-cell office:value-type="float" office:value="1478540975555" calcext:value-type="float">
            <text:p>1478540975555</text:p>
          </table:table-cell>
          <table:table-cell table:formula="of:=[.$I$2]+[.B432]" office:value-type="float" office:value="1478540977855" calcext:value-type="float">
            <text:p>1478540977855</text:p>
          </table:table-cell>
          <table:table-cell table:formula="of:=[.C432]-[.A43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7853" calcext:value-type="float">
            <text:p>1478540977853</text:p>
          </table:table-cell>
          <table:table-cell office:value-type="float" office:value="1478540975561" calcext:value-type="float">
            <text:p>1478540975561</text:p>
          </table:table-cell>
          <table:table-cell table:formula="of:=[.$I$2]+[.B433]" office:value-type="float" office:value="1478540977861" calcext:value-type="float">
            <text:p>1478540977861</text:p>
          </table:table-cell>
          <table:table-cell table:formula="of:=[.C433]-[.A43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861" calcext:value-type="float">
            <text:p>1478540977861</text:p>
          </table:table-cell>
          <table:table-cell office:value-type="float" office:value="1478540975568" calcext:value-type="float">
            <text:p>1478540975568</text:p>
          </table:table-cell>
          <table:table-cell table:formula="of:=[.$I$2]+[.B434]" office:value-type="float" office:value="1478540977868" calcext:value-type="float">
            <text:p>1478540977868</text:p>
          </table:table-cell>
          <table:table-cell table:formula="of:=[.C434]-[.A43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869" calcext:value-type="float">
            <text:p>1478540977869</text:p>
          </table:table-cell>
          <table:table-cell office:value-type="float" office:value="1478540975573" calcext:value-type="float">
            <text:p>1478540975573</text:p>
          </table:table-cell>
          <table:table-cell table:formula="of:=[.$I$2]+[.B435]" office:value-type="float" office:value="1478540977873" calcext:value-type="float">
            <text:p>1478540977873</text:p>
          </table:table-cell>
          <table:table-cell table:formula="of:=[.C435]-[.A43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869" calcext:value-type="float">
            <text:p>1478540977869</text:p>
          </table:table-cell>
          <table:table-cell office:value-type="float" office:value="1478540975578" calcext:value-type="float">
            <text:p>1478540975578</text:p>
          </table:table-cell>
          <table:table-cell table:formula="of:=[.$I$2]+[.B436]" office:value-type="float" office:value="1478540977878" calcext:value-type="float">
            <text:p>1478540977878</text:p>
          </table:table-cell>
          <table:table-cell table:formula="of:=[.C436]-[.A43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878" calcext:value-type="float">
            <text:p>1478540977878</text:p>
          </table:table-cell>
          <table:table-cell office:value-type="float" office:value="1478540975584" calcext:value-type="float">
            <text:p>1478540975584</text:p>
          </table:table-cell>
          <table:table-cell table:formula="of:=[.$I$2]+[.B437]" office:value-type="float" office:value="1478540977884" calcext:value-type="float">
            <text:p>1478540977884</text:p>
          </table:table-cell>
          <table:table-cell table:formula="of:=[.C437]-[.A43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878" calcext:value-type="float">
            <text:p>1478540977878</text:p>
          </table:table-cell>
          <table:table-cell office:value-type="float" office:value="1478540975590" calcext:value-type="float">
            <text:p>1478540975590</text:p>
          </table:table-cell>
          <table:table-cell table:formula="of:=[.$I$2]+[.B438]" office:value-type="float" office:value="1478540977890" calcext:value-type="float">
            <text:p>1478540977890</text:p>
          </table:table-cell>
          <table:table-cell table:formula="of:=[.C438]-[.A438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7886" calcext:value-type="float">
            <text:p>1478540977886</text:p>
          </table:table-cell>
          <table:table-cell office:value-type="float" office:value="1478540975595" calcext:value-type="float">
            <text:p>1478540975595</text:p>
          </table:table-cell>
          <table:table-cell table:formula="of:=[.$I$2]+[.B439]" office:value-type="float" office:value="1478540977895" calcext:value-type="float">
            <text:p>1478540977895</text:p>
          </table:table-cell>
          <table:table-cell table:formula="of:=[.C439]-[.A43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895" calcext:value-type="float">
            <text:p>1478540977895</text:p>
          </table:table-cell>
          <table:table-cell office:value-type="float" office:value="1478540975602" calcext:value-type="float">
            <text:p>1478540975602</text:p>
          </table:table-cell>
          <table:table-cell table:formula="of:=[.$I$2]+[.B440]" office:value-type="float" office:value="1478540977902" calcext:value-type="float">
            <text:p>1478540977902</text:p>
          </table:table-cell>
          <table:table-cell table:formula="of:=[.C440]-[.A44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903" calcext:value-type="float">
            <text:p>1478540977903</text:p>
          </table:table-cell>
          <table:table-cell office:value-type="float" office:value="1478540975607" calcext:value-type="float">
            <text:p>1478540975607</text:p>
          </table:table-cell>
          <table:table-cell table:formula="of:=[.$I$2]+[.B441]" office:value-type="float" office:value="1478540977907" calcext:value-type="float">
            <text:p>1478540977907</text:p>
          </table:table-cell>
          <table:table-cell table:formula="of:=[.C441]-[.A44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903" calcext:value-type="float">
            <text:p>1478540977903</text:p>
          </table:table-cell>
          <table:table-cell office:value-type="float" office:value="1478540975612" calcext:value-type="float">
            <text:p>1478540975612</text:p>
          </table:table-cell>
          <table:table-cell table:formula="of:=[.$I$2]+[.B442]" office:value-type="float" office:value="1478540977912" calcext:value-type="float">
            <text:p>1478540977912</text:p>
          </table:table-cell>
          <table:table-cell table:formula="of:=[.C442]-[.A44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911" calcext:value-type="float">
            <text:p>1478540977911</text:p>
          </table:table-cell>
          <table:table-cell office:value-type="float" office:value="1478540975618" calcext:value-type="float">
            <text:p>1478540975618</text:p>
          </table:table-cell>
          <table:table-cell table:formula="of:=[.$I$2]+[.B443]" office:value-type="float" office:value="1478540977918" calcext:value-type="float">
            <text:p>1478540977918</text:p>
          </table:table-cell>
          <table:table-cell table:formula="of:=[.C443]-[.A44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920" calcext:value-type="float">
            <text:p>1478540977920</text:p>
          </table:table-cell>
          <table:table-cell office:value-type="float" office:value="1478540975624" calcext:value-type="float">
            <text:p>1478540975624</text:p>
          </table:table-cell>
          <table:table-cell table:formula="of:=[.$I$2]+[.B444]" office:value-type="float" office:value="1478540977924" calcext:value-type="float">
            <text:p>1478540977924</text:p>
          </table:table-cell>
          <table:table-cell table:formula="of:=[.C444]-[.A44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7920" calcext:value-type="float">
            <text:p>1478540977920</text:p>
          </table:table-cell>
          <table:table-cell office:value-type="float" office:value="1478540975630" calcext:value-type="float">
            <text:p>1478540975630</text:p>
          </table:table-cell>
          <table:table-cell table:formula="of:=[.$I$2]+[.B445]" office:value-type="float" office:value="1478540977930" calcext:value-type="float">
            <text:p>1478540977930</text:p>
          </table:table-cell>
          <table:table-cell table:formula="of:=[.C445]-[.A44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7928" calcext:value-type="float">
            <text:p>1478540977928</text:p>
          </table:table-cell>
          <table:table-cell office:value-type="float" office:value="1478540975636" calcext:value-type="float">
            <text:p>1478540975636</text:p>
          </table:table-cell>
          <table:table-cell table:formula="of:=[.$I$2]+[.B446]" office:value-type="float" office:value="1478540977936" calcext:value-type="float">
            <text:p>1478540977936</text:p>
          </table:table-cell>
          <table:table-cell table:formula="of:=[.C446]-[.A44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936" calcext:value-type="float">
            <text:p>1478540977936</text:p>
          </table:table-cell>
          <table:table-cell office:value-type="float" office:value="1478540975642" calcext:value-type="float">
            <text:p>1478540975642</text:p>
          </table:table-cell>
          <table:table-cell table:formula="of:=[.$I$2]+[.B447]" office:value-type="float" office:value="1478540977942" calcext:value-type="float">
            <text:p>1478540977942</text:p>
          </table:table-cell>
          <table:table-cell table:formula="of:=[.C447]-[.A44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7936" calcext:value-type="float">
            <text:p>1478540977936</text:p>
          </table:table-cell>
          <table:table-cell office:value-type="float" office:value="1478540975649" calcext:value-type="float">
            <text:p>1478540975649</text:p>
          </table:table-cell>
          <table:table-cell table:formula="of:=[.$I$2]+[.B448]" office:value-type="float" office:value="1478540977949" calcext:value-type="float">
            <text:p>1478540977949</text:p>
          </table:table-cell>
          <table:table-cell table:formula="of:=[.C448]-[.A448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7945" calcext:value-type="float">
            <text:p>1478540977945</text:p>
          </table:table-cell>
          <table:table-cell office:value-type="float" office:value="1478540975654" calcext:value-type="float">
            <text:p>1478540975654</text:p>
          </table:table-cell>
          <table:table-cell table:formula="of:=[.$I$2]+[.B449]" office:value-type="float" office:value="1478540977954" calcext:value-type="float">
            <text:p>1478540977954</text:p>
          </table:table-cell>
          <table:table-cell table:formula="of:=[.C449]-[.A44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7954" calcext:value-type="float">
            <text:p>1478540977954</text:p>
          </table:table-cell>
          <table:table-cell office:value-type="float" office:value="1478540975667" calcext:value-type="float">
            <text:p>1478540975667</text:p>
          </table:table-cell>
          <table:table-cell table:formula="of:=[.$I$2]+[.B450]" office:value-type="float" office:value="1478540977967" calcext:value-type="float">
            <text:p>1478540977967</text:p>
          </table:table-cell>
          <table:table-cell table:formula="of:=[.C450]-[.A450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7971" calcext:value-type="float">
            <text:p>1478540977971</text:p>
          </table:table-cell>
          <table:table-cell office:value-type="float" office:value="1478540975679" calcext:value-type="float">
            <text:p>1478540975679</text:p>
          </table:table-cell>
          <table:table-cell table:formula="of:=[.$I$2]+[.B451]" office:value-type="float" office:value="1478540977979" calcext:value-type="float">
            <text:p>1478540977979</text:p>
          </table:table-cell>
          <table:table-cell table:formula="of:=[.C451]-[.A451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7979" calcext:value-type="float">
            <text:p>1478540977979</text:p>
          </table:table-cell>
          <table:table-cell office:value-type="float" office:value="1478540975686" calcext:value-type="float">
            <text:p>1478540975686</text:p>
          </table:table-cell>
          <table:table-cell table:formula="of:=[.$I$2]+[.B452]" office:value-type="float" office:value="1478540977986" calcext:value-type="float">
            <text:p>1478540977986</text:p>
          </table:table-cell>
          <table:table-cell table:formula="of:=[.C452]-[.A45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988" calcext:value-type="float">
            <text:p>1478540977988</text:p>
          </table:table-cell>
          <table:table-cell office:value-type="float" office:value="1478540975695" calcext:value-type="float">
            <text:p>1478540975695</text:p>
          </table:table-cell>
          <table:table-cell table:formula="of:=[.$I$2]+[.B453]" office:value-type="float" office:value="1478540977995" calcext:value-type="float">
            <text:p>1478540977995</text:p>
          </table:table-cell>
          <table:table-cell table:formula="of:=[.C453]-[.A45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7996" calcext:value-type="float">
            <text:p>1478540977996</text:p>
          </table:table-cell>
          <table:table-cell office:value-type="float" office:value="1478540975702" calcext:value-type="float">
            <text:p>1478540975702</text:p>
          </table:table-cell>
          <table:table-cell table:formula="of:=[.$I$2]+[.B454]" office:value-type="float" office:value="1478540978002" calcext:value-type="float">
            <text:p>1478540978002</text:p>
          </table:table-cell>
          <table:table-cell table:formula="of:=[.C454]-[.A45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005" calcext:value-type="float">
            <text:p>1478540978005</text:p>
          </table:table-cell>
          <table:table-cell office:value-type="float" office:value="1478540975709" calcext:value-type="float">
            <text:p>1478540975709</text:p>
          </table:table-cell>
          <table:table-cell table:formula="of:=[.$I$2]+[.B455]" office:value-type="float" office:value="1478540978009" calcext:value-type="float">
            <text:p>1478540978009</text:p>
          </table:table-cell>
          <table:table-cell table:formula="of:=[.C455]-[.A4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005" calcext:value-type="float">
            <text:p>1478540978005</text:p>
          </table:table-cell>
          <table:table-cell office:value-type="float" office:value="1478540975717" calcext:value-type="float">
            <text:p>1478540975717</text:p>
          </table:table-cell>
          <table:table-cell table:formula="of:=[.$I$2]+[.B456]" office:value-type="float" office:value="1478540978017" calcext:value-type="float">
            <text:p>1478540978017</text:p>
          </table:table-cell>
          <table:table-cell table:formula="of:=[.C456]-[.A45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031" calcext:value-type="float">
            <text:p>1478540978031</text:p>
          </table:table-cell>
          <table:table-cell office:value-type="float" office:value="1478540975739" calcext:value-type="float">
            <text:p>1478540975739</text:p>
          </table:table-cell>
          <table:table-cell table:formula="of:=[.$I$2]+[.B457]" office:value-type="float" office:value="1478540978039" calcext:value-type="float">
            <text:p>1478540978039</text:p>
          </table:table-cell>
          <table:table-cell table:formula="of:=[.C457]-[.A45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039" calcext:value-type="float">
            <text:p>1478540978039</text:p>
          </table:table-cell>
          <table:table-cell office:value-type="float" office:value="1478540975750" calcext:value-type="float">
            <text:p>1478540975750</text:p>
          </table:table-cell>
          <table:table-cell table:formula="of:=[.$I$2]+[.B458]" office:value-type="float" office:value="1478540978050" calcext:value-type="float">
            <text:p>1478540978050</text:p>
          </table:table-cell>
          <table:table-cell table:formula="of:=[.C458]-[.A45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046" calcext:value-type="float">
            <text:p>1478540978046</text:p>
          </table:table-cell>
          <table:table-cell office:value-type="float" office:value="1478540975759" calcext:value-type="float">
            <text:p>1478540975759</text:p>
          </table:table-cell>
          <table:table-cell table:formula="of:=[.$I$2]+[.B459]" office:value-type="float" office:value="1478540978059" calcext:value-type="float">
            <text:p>1478540978059</text:p>
          </table:table-cell>
          <table:table-cell table:formula="of:=[.C459]-[.A459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8055" calcext:value-type="float">
            <text:p>1478540978055</text:p>
          </table:table-cell>
          <table:table-cell office:value-type="float" office:value="1478540975767" calcext:value-type="float">
            <text:p>1478540975767</text:p>
          </table:table-cell>
          <table:table-cell table:formula="of:=[.$I$2]+[.B460]" office:value-type="float" office:value="1478540978067" calcext:value-type="float">
            <text:p>1478540978067</text:p>
          </table:table-cell>
          <table:table-cell table:formula="of:=[.C460]-[.A460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071" calcext:value-type="float">
            <text:p>1478540978071</text:p>
          </table:table-cell>
          <table:table-cell office:value-type="float" office:value="1478540975778" calcext:value-type="float">
            <text:p>1478540975778</text:p>
          </table:table-cell>
          <table:table-cell table:formula="of:=[.$I$2]+[.B461]" office:value-type="float" office:value="1478540978078" calcext:value-type="float">
            <text:p>1478540978078</text:p>
          </table:table-cell>
          <table:table-cell table:formula="of:=[.C461]-[.A46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080" calcext:value-type="float">
            <text:p>1478540978080</text:p>
          </table:table-cell>
          <table:table-cell office:value-type="float" office:value="1478540975786" calcext:value-type="float">
            <text:p>1478540975786</text:p>
          </table:table-cell>
          <table:table-cell table:formula="of:=[.$I$2]+[.B462]" office:value-type="float" office:value="1478540978086" calcext:value-type="float">
            <text:p>1478540978086</text:p>
          </table:table-cell>
          <table:table-cell table:formula="of:=[.C462]-[.A46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088" calcext:value-type="float">
            <text:p>1478540978088</text:p>
          </table:table-cell>
          <table:table-cell office:value-type="float" office:value="1478540975796" calcext:value-type="float">
            <text:p>1478540975796</text:p>
          </table:table-cell>
          <table:table-cell table:formula="of:=[.$I$2]+[.B463]" office:value-type="float" office:value="1478540978096" calcext:value-type="float">
            <text:p>1478540978096</text:p>
          </table:table-cell>
          <table:table-cell table:formula="of:=[.C463]-[.A46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096" calcext:value-type="float">
            <text:p>1478540978096</text:p>
          </table:table-cell>
          <table:table-cell office:value-type="float" office:value="1478540975801" calcext:value-type="float">
            <text:p>1478540975801</text:p>
          </table:table-cell>
          <table:table-cell table:formula="of:=[.$I$2]+[.B464]" office:value-type="float" office:value="1478540978101" calcext:value-type="float">
            <text:p>1478540978101</text:p>
          </table:table-cell>
          <table:table-cell table:formula="of:=[.C464]-[.A46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096" calcext:value-type="float">
            <text:p>1478540978096</text:p>
          </table:table-cell>
          <table:table-cell office:value-type="float" office:value="1478540975805" calcext:value-type="float">
            <text:p>1478540975805</text:p>
          </table:table-cell>
          <table:table-cell table:formula="of:=[.$I$2]+[.B465]" office:value-type="float" office:value="1478540978105" calcext:value-type="float">
            <text:p>1478540978105</text:p>
          </table:table-cell>
          <table:table-cell table:formula="of:=[.C465]-[.A46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105" calcext:value-type="float">
            <text:p>1478540978105</text:p>
          </table:table-cell>
          <table:table-cell office:value-type="float" office:value="1478540975809" calcext:value-type="float">
            <text:p>1478540975809</text:p>
          </table:table-cell>
          <table:table-cell table:formula="of:=[.$I$2]+[.B466]" office:value-type="float" office:value="1478540978109" calcext:value-type="float">
            <text:p>1478540978109</text:p>
          </table:table-cell>
          <table:table-cell table:formula="of:=[.C466]-[.A46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105" calcext:value-type="float">
            <text:p>1478540978105</text:p>
          </table:table-cell>
          <table:table-cell office:value-type="float" office:value="1478540975815" calcext:value-type="float">
            <text:p>1478540975815</text:p>
          </table:table-cell>
          <table:table-cell table:formula="of:=[.$I$2]+[.B467]" office:value-type="float" office:value="1478540978115" calcext:value-type="float">
            <text:p>1478540978115</text:p>
          </table:table-cell>
          <table:table-cell table:formula="of:=[.C467]-[.A46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114" calcext:value-type="float">
            <text:p>1478540978114</text:p>
          </table:table-cell>
          <table:table-cell office:value-type="float" office:value="1478540975820" calcext:value-type="float">
            <text:p>1478540975820</text:p>
          </table:table-cell>
          <table:table-cell table:formula="of:=[.$I$2]+[.B468]" office:value-type="float" office:value="1478540978120" calcext:value-type="float">
            <text:p>1478540978120</text:p>
          </table:table-cell>
          <table:table-cell table:formula="of:=[.C468]-[.A46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114" calcext:value-type="float">
            <text:p>1478540978114</text:p>
          </table:table-cell>
          <table:table-cell office:value-type="float" office:value="1478540975823" calcext:value-type="float">
            <text:p>1478540975823</text:p>
          </table:table-cell>
          <table:table-cell table:formula="of:=[.$I$2]+[.B469]" office:value-type="float" office:value="1478540978123" calcext:value-type="float">
            <text:p>1478540978123</text:p>
          </table:table-cell>
          <table:table-cell table:formula="of:=[.C469]-[.A46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123" calcext:value-type="float">
            <text:p>1478540978123</text:p>
          </table:table-cell>
          <table:table-cell office:value-type="float" office:value="1478540975833" calcext:value-type="float">
            <text:p>1478540975833</text:p>
          </table:table-cell>
          <table:table-cell table:formula="of:=[.$I$2]+[.B470]" office:value-type="float" office:value="1478540978133" calcext:value-type="float">
            <text:p>1478540978133</text:p>
          </table:table-cell>
          <table:table-cell table:formula="of:=[.C470]-[.A47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129" calcext:value-type="float">
            <text:p>1478540978129</text:p>
          </table:table-cell>
          <table:table-cell office:value-type="float" office:value="1478540975837" calcext:value-type="float">
            <text:p>1478540975837</text:p>
          </table:table-cell>
          <table:table-cell table:formula="of:=[.$I$2]+[.B471]" office:value-type="float" office:value="1478540978137" calcext:value-type="float">
            <text:p>1478540978137</text:p>
          </table:table-cell>
          <table:table-cell table:formula="of:=[.C471]-[.A471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138" calcext:value-type="float">
            <text:p>1478540978138</text:p>
          </table:table-cell>
          <table:table-cell office:value-type="float" office:value="1478540975843" calcext:value-type="float">
            <text:p>1478540975843</text:p>
          </table:table-cell>
          <table:table-cell table:formula="of:=[.$I$2]+[.B472]" office:value-type="float" office:value="1478540978143" calcext:value-type="float">
            <text:p>1478540978143</text:p>
          </table:table-cell>
          <table:table-cell table:formula="of:=[.C472]-[.A47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138" calcext:value-type="float">
            <text:p>1478540978138</text:p>
          </table:table-cell>
          <table:table-cell office:value-type="float" office:value="1478540975846" calcext:value-type="float">
            <text:p>1478540975846</text:p>
          </table:table-cell>
          <table:table-cell table:formula="of:=[.$I$2]+[.B473]" office:value-type="float" office:value="1478540978146" calcext:value-type="float">
            <text:p>1478540978146</text:p>
          </table:table-cell>
          <table:table-cell table:formula="of:=[.C473]-[.A47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147" calcext:value-type="float">
            <text:p>1478540978147</text:p>
          </table:table-cell>
          <table:table-cell office:value-type="float" office:value="1478540975851" calcext:value-type="float">
            <text:p>1478540975851</text:p>
          </table:table-cell>
          <table:table-cell table:formula="of:=[.$I$2]+[.B474]" office:value-type="float" office:value="1478540978151" calcext:value-type="float">
            <text:p>1478540978151</text:p>
          </table:table-cell>
          <table:table-cell table:formula="of:=[.C474]-[.A47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147" calcext:value-type="float">
            <text:p>1478540978147</text:p>
          </table:table-cell>
          <table:table-cell office:value-type="float" office:value="1478540975856" calcext:value-type="float">
            <text:p>1478540975856</text:p>
          </table:table-cell>
          <table:table-cell table:formula="of:=[.$I$2]+[.B475]" office:value-type="float" office:value="1478540978156" calcext:value-type="float">
            <text:p>1478540978156</text:p>
          </table:table-cell>
          <table:table-cell table:formula="of:=[.C475]-[.A47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155" calcext:value-type="float">
            <text:p>1478540978155</text:p>
          </table:table-cell>
          <table:table-cell office:value-type="float" office:value="1478540975860" calcext:value-type="float">
            <text:p>1478540975860</text:p>
          </table:table-cell>
          <table:table-cell table:formula="of:=[.$I$2]+[.B476]" office:value-type="float" office:value="1478540978160" calcext:value-type="float">
            <text:p>1478540978160</text:p>
          </table:table-cell>
          <table:table-cell table:formula="of:=[.C476]-[.A47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155" calcext:value-type="float">
            <text:p>1478540978155</text:p>
          </table:table-cell>
          <table:table-cell office:value-type="float" office:value="1478540975863" calcext:value-type="float">
            <text:p>1478540975863</text:p>
          </table:table-cell>
          <table:table-cell table:formula="of:=[.$I$2]+[.B477]" office:value-type="float" office:value="1478540978163" calcext:value-type="float">
            <text:p>1478540978163</text:p>
          </table:table-cell>
          <table:table-cell table:formula="of:=[.C477]-[.A47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163" calcext:value-type="float">
            <text:p>1478540978163</text:p>
          </table:table-cell>
          <table:table-cell office:value-type="float" office:value="1478540975867" calcext:value-type="float">
            <text:p>1478540975867</text:p>
          </table:table-cell>
          <table:table-cell table:formula="of:=[.$I$2]+[.B478]" office:value-type="float" office:value="1478540978167" calcext:value-type="float">
            <text:p>1478540978167</text:p>
          </table:table-cell>
          <table:table-cell table:formula="of:=[.C478]-[.A478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163" calcext:value-type="float">
            <text:p>1478540978163</text:p>
          </table:table-cell>
          <table:table-cell office:value-type="float" office:value="1478540975872" calcext:value-type="float">
            <text:p>1478540975872</text:p>
          </table:table-cell>
          <table:table-cell table:formula="of:=[.$I$2]+[.B479]" office:value-type="float" office:value="1478540978172" calcext:value-type="float">
            <text:p>1478540978172</text:p>
          </table:table-cell>
          <table:table-cell table:formula="of:=[.C479]-[.A47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172" calcext:value-type="float">
            <text:p>1478540978172</text:p>
          </table:table-cell>
          <table:table-cell office:value-type="float" office:value="1478540975882" calcext:value-type="float">
            <text:p>1478540975882</text:p>
          </table:table-cell>
          <table:table-cell table:formula="of:=[.$I$2]+[.B480]" office:value-type="float" office:value="1478540978182" calcext:value-type="float">
            <text:p>1478540978182</text:p>
          </table:table-cell>
          <table:table-cell table:formula="of:=[.C480]-[.A48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181" calcext:value-type="float">
            <text:p>1478540978181</text:p>
          </table:table-cell>
          <table:table-cell office:value-type="float" office:value="1478540975886" calcext:value-type="float">
            <text:p>1478540975886</text:p>
          </table:table-cell>
          <table:table-cell table:formula="of:=[.$I$2]+[.B481]" office:value-type="float" office:value="1478540978186" calcext:value-type="float">
            <text:p>1478540978186</text:p>
          </table:table-cell>
          <table:table-cell table:formula="of:=[.C481]-[.A48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181" calcext:value-type="float">
            <text:p>1478540978181</text:p>
          </table:table-cell>
          <table:table-cell office:value-type="float" office:value="1478540975889" calcext:value-type="float">
            <text:p>1478540975889</text:p>
          </table:table-cell>
          <table:table-cell table:formula="of:=[.$I$2]+[.B482]" office:value-type="float" office:value="1478540978189" calcext:value-type="float">
            <text:p>1478540978189</text:p>
          </table:table-cell>
          <table:table-cell table:formula="of:=[.C482]-[.A48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189" calcext:value-type="float">
            <text:p>1478540978189</text:p>
          </table:table-cell>
          <table:table-cell office:value-type="float" office:value="1478540975892" calcext:value-type="float">
            <text:p>1478540975892</text:p>
          </table:table-cell>
          <table:table-cell table:formula="of:=[.$I$2]+[.B483]" office:value-type="float" office:value="1478540978192" calcext:value-type="float">
            <text:p>1478540978192</text:p>
          </table:table-cell>
          <table:table-cell table:formula="of:=[.C483]-[.A48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8189" calcext:value-type="float">
            <text:p>1478540978189</text:p>
          </table:table-cell>
          <table:table-cell office:value-type="float" office:value="1478540975898" calcext:value-type="float">
            <text:p>1478540975898</text:p>
          </table:table-cell>
          <table:table-cell table:formula="of:=[.$I$2]+[.B484]" office:value-type="float" office:value="1478540978198" calcext:value-type="float">
            <text:p>1478540978198</text:p>
          </table:table-cell>
          <table:table-cell table:formula="of:=[.C484]-[.A48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197" calcext:value-type="float">
            <text:p>1478540978197</text:p>
          </table:table-cell>
          <table:table-cell office:value-type="float" office:value="1478540975901" calcext:value-type="float">
            <text:p>1478540975901</text:p>
          </table:table-cell>
          <table:table-cell table:formula="of:=[.$I$2]+[.B485]" office:value-type="float" office:value="1478540978201" calcext:value-type="float">
            <text:p>1478540978201</text:p>
          </table:table-cell>
          <table:table-cell table:formula="of:=[.C485]-[.A48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197" calcext:value-type="float">
            <text:p>1478540978197</text:p>
          </table:table-cell>
          <table:table-cell office:value-type="float" office:value="1478540975905" calcext:value-type="float">
            <text:p>1478540975905</text:p>
          </table:table-cell>
          <table:table-cell table:formula="of:=[.$I$2]+[.B486]" office:value-type="float" office:value="1478540978205" calcext:value-type="float">
            <text:p>1478540978205</text:p>
          </table:table-cell>
          <table:table-cell table:formula="of:=[.C486]-[.A48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205" calcext:value-type="float">
            <text:p>1478540978205</text:p>
          </table:table-cell>
          <table:table-cell office:value-type="float" office:value="1478540975909" calcext:value-type="float">
            <text:p>1478540975909</text:p>
          </table:table-cell>
          <table:table-cell table:formula="of:=[.$I$2]+[.B487]" office:value-type="float" office:value="1478540978209" calcext:value-type="float">
            <text:p>1478540978209</text:p>
          </table:table-cell>
          <table:table-cell table:formula="of:=[.C487]-[.A48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205" calcext:value-type="float">
            <text:p>1478540978205</text:p>
          </table:table-cell>
          <table:table-cell office:value-type="float" office:value="1478540975912" calcext:value-type="float">
            <text:p>1478540975912</text:p>
          </table:table-cell>
          <table:table-cell table:formula="of:=[.$I$2]+[.B488]" office:value-type="float" office:value="1478540978212" calcext:value-type="float">
            <text:p>1478540978212</text:p>
          </table:table-cell>
          <table:table-cell table:formula="of:=[.C488]-[.A488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205" calcext:value-type="float">
            <text:p>1478540978205</text:p>
          </table:table-cell>
          <table:table-cell office:value-type="float" office:value="1478540975915" calcext:value-type="float">
            <text:p>1478540975915</text:p>
          </table:table-cell>
          <table:table-cell table:formula="of:=[.$I$2]+[.B489]" office:value-type="float" office:value="1478540978215" calcext:value-type="float">
            <text:p>1478540978215</text:p>
          </table:table-cell>
          <table:table-cell table:formula="of:=[.C489]-[.A489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213" calcext:value-type="float">
            <text:p>1478540978213</text:p>
          </table:table-cell>
          <table:table-cell office:value-type="float" office:value="1478540975919" calcext:value-type="float">
            <text:p>1478540975919</text:p>
          </table:table-cell>
          <table:table-cell table:formula="of:=[.$I$2]+[.B490]" office:value-type="float" office:value="1478540978219" calcext:value-type="float">
            <text:p>1478540978219</text:p>
          </table:table-cell>
          <table:table-cell table:formula="of:=[.C490]-[.A49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213" calcext:value-type="float">
            <text:p>1478540978213</text:p>
          </table:table-cell>
          <table:table-cell office:value-type="float" office:value="1478540975922" calcext:value-type="float">
            <text:p>1478540975922</text:p>
          </table:table-cell>
          <table:table-cell table:formula="of:=[.$I$2]+[.B491]" office:value-type="float" office:value="1478540978222" calcext:value-type="float">
            <text:p>1478540978222</text:p>
          </table:table-cell>
          <table:table-cell table:formula="of:=[.C491]-[.A49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222" calcext:value-type="float">
            <text:p>1478540978222</text:p>
          </table:table-cell>
          <table:table-cell office:value-type="float" office:value="1478540975925" calcext:value-type="float">
            <text:p>1478540975925</text:p>
          </table:table-cell>
          <table:table-cell table:formula="of:=[.$I$2]+[.B492]" office:value-type="float" office:value="1478540978225" calcext:value-type="float">
            <text:p>1478540978225</text:p>
          </table:table-cell>
          <table:table-cell table:formula="of:=[.C492]-[.A492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8222" calcext:value-type="float">
            <text:p>1478540978222</text:p>
          </table:table-cell>
          <table:table-cell office:value-type="float" office:value="1478540975929" calcext:value-type="float">
            <text:p>1478540975929</text:p>
          </table:table-cell>
          <table:table-cell table:formula="of:=[.$I$2]+[.B493]" office:value-type="float" office:value="1478540978229" calcext:value-type="float">
            <text:p>1478540978229</text:p>
          </table:table-cell>
          <table:table-cell table:formula="of:=[.C493]-[.A49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222" calcext:value-type="float">
            <text:p>1478540978222</text:p>
          </table:table-cell>
          <table:table-cell office:value-type="float" office:value="1478540975932" calcext:value-type="float">
            <text:p>1478540975932</text:p>
          </table:table-cell>
          <table:table-cell table:formula="of:=[.$I$2]+[.B494]" office:value-type="float" office:value="1478540978232" calcext:value-type="float">
            <text:p>1478540978232</text:p>
          </table:table-cell>
          <table:table-cell table:formula="of:=[.C494]-[.A49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231" calcext:value-type="float">
            <text:p>1478540978231</text:p>
          </table:table-cell>
          <table:table-cell office:value-type="float" office:value="1478540975935" calcext:value-type="float">
            <text:p>1478540975935</text:p>
          </table:table-cell>
          <table:table-cell table:formula="of:=[.$I$2]+[.B495]" office:value-type="float" office:value="1478540978235" calcext:value-type="float">
            <text:p>1478540978235</text:p>
          </table:table-cell>
          <table:table-cell table:formula="of:=[.C495]-[.A49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231" calcext:value-type="float">
            <text:p>1478540978231</text:p>
          </table:table-cell>
          <table:table-cell office:value-type="float" office:value="1478540975940" calcext:value-type="float">
            <text:p>1478540975940</text:p>
          </table:table-cell>
          <table:table-cell table:formula="of:=[.$I$2]+[.B496]" office:value-type="float" office:value="1478540978240" calcext:value-type="float">
            <text:p>1478540978240</text:p>
          </table:table-cell>
          <table:table-cell table:formula="of:=[.C496]-[.A49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239" calcext:value-type="float">
            <text:p>1478540978239</text:p>
          </table:table-cell>
          <table:table-cell office:value-type="float" office:value="1478540975943" calcext:value-type="float">
            <text:p>1478540975943</text:p>
          </table:table-cell>
          <table:table-cell table:formula="of:=[.$I$2]+[.B497]" office:value-type="float" office:value="1478540978243" calcext:value-type="float">
            <text:p>1478540978243</text:p>
          </table:table-cell>
          <table:table-cell table:formula="of:=[.C497]-[.A49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239" calcext:value-type="float">
            <text:p>1478540978239</text:p>
          </table:table-cell>
          <table:table-cell office:value-type="float" office:value="1478540975947" calcext:value-type="float">
            <text:p>1478540975947</text:p>
          </table:table-cell>
          <table:table-cell table:formula="of:=[.$I$2]+[.B498]" office:value-type="float" office:value="1478540978247" calcext:value-type="float">
            <text:p>1478540978247</text:p>
          </table:table-cell>
          <table:table-cell table:formula="of:=[.C498]-[.A49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247" calcext:value-type="float">
            <text:p>1478540978247</text:p>
          </table:table-cell>
          <table:table-cell office:value-type="float" office:value="1478540975952" calcext:value-type="float">
            <text:p>1478540975952</text:p>
          </table:table-cell>
          <table:table-cell table:formula="of:=[.$I$2]+[.B499]" office:value-type="float" office:value="1478540978252" calcext:value-type="float">
            <text:p>1478540978252</text:p>
          </table:table-cell>
          <table:table-cell table:formula="of:=[.C499]-[.A49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247" calcext:value-type="float">
            <text:p>1478540978247</text:p>
          </table:table-cell>
          <table:table-cell office:value-type="float" office:value="1478540975955" calcext:value-type="float">
            <text:p>1478540975955</text:p>
          </table:table-cell>
          <table:table-cell table:formula="of:=[.$I$2]+[.B500]" office:value-type="float" office:value="1478540978255" calcext:value-type="float">
            <text:p>1478540978255</text:p>
          </table:table-cell>
          <table:table-cell table:formula="of:=[.C500]-[.A50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256" calcext:value-type="float">
            <text:p>1478540978256</text:p>
          </table:table-cell>
          <table:table-cell office:value-type="float" office:value="1478540975959" calcext:value-type="float">
            <text:p>1478540975959</text:p>
          </table:table-cell>
          <table:table-cell table:formula="of:=[.$I$2]+[.B501]" office:value-type="float" office:value="1478540978259" calcext:value-type="float">
            <text:p>1478540978259</text:p>
          </table:table-cell>
          <table:table-cell table:formula="of:=[.C501]-[.A501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8256" calcext:value-type="float">
            <text:p>1478540978256</text:p>
          </table:table-cell>
          <table:table-cell office:value-type="float" office:value="1478540975962" calcext:value-type="float">
            <text:p>1478540975962</text:p>
          </table:table-cell>
          <table:table-cell table:formula="of:=[.$I$2]+[.B502]" office:value-type="float" office:value="1478540978262" calcext:value-type="float">
            <text:p>1478540978262</text:p>
          </table:table-cell>
          <table:table-cell table:formula="of:=[.C502]-[.A50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256" calcext:value-type="float">
            <text:p>1478540978256</text:p>
          </table:table-cell>
          <table:table-cell office:value-type="float" office:value="1478540975966" calcext:value-type="float">
            <text:p>1478540975966</text:p>
          </table:table-cell>
          <table:table-cell table:formula="of:=[.$I$2]+[.B503]" office:value-type="float" office:value="1478540978266" calcext:value-type="float">
            <text:p>1478540978266</text:p>
          </table:table-cell>
          <table:table-cell table:formula="of:=[.C503]-[.A50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264" calcext:value-type="float">
            <text:p>1478540978264</text:p>
          </table:table-cell>
          <table:table-cell office:value-type="float" office:value="1478540975969" calcext:value-type="float">
            <text:p>1478540975969</text:p>
          </table:table-cell>
          <table:table-cell table:formula="of:=[.$I$2]+[.B504]" office:value-type="float" office:value="1478540978269" calcext:value-type="float">
            <text:p>1478540978269</text:p>
          </table:table-cell>
          <table:table-cell table:formula="of:=[.C504]-[.A50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264" calcext:value-type="float">
            <text:p>1478540978264</text:p>
          </table:table-cell>
          <table:table-cell office:value-type="float" office:value="1478540975974" calcext:value-type="float">
            <text:p>1478540975974</text:p>
          </table:table-cell>
          <table:table-cell table:formula="of:=[.$I$2]+[.B505]" office:value-type="float" office:value="1478540978274" calcext:value-type="float">
            <text:p>1478540978274</text:p>
          </table:table-cell>
          <table:table-cell table:formula="of:=[.C505]-[.A50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272" calcext:value-type="float">
            <text:p>1478540978272</text:p>
          </table:table-cell>
          <table:table-cell office:value-type="float" office:value="1478540975979" calcext:value-type="float">
            <text:p>1478540975979</text:p>
          </table:table-cell>
          <table:table-cell table:formula="of:=[.$I$2]+[.B506]" office:value-type="float" office:value="1478540978279" calcext:value-type="float">
            <text:p>1478540978279</text:p>
          </table:table-cell>
          <table:table-cell table:formula="of:=[.C506]-[.A50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272" calcext:value-type="float">
            <text:p>1478540978272</text:p>
          </table:table-cell>
          <table:table-cell office:value-type="float" office:value="1478540975983" calcext:value-type="float">
            <text:p>1478540975983</text:p>
          </table:table-cell>
          <table:table-cell table:formula="of:=[.$I$2]+[.B507]" office:value-type="float" office:value="1478540978283" calcext:value-type="float">
            <text:p>1478540978283</text:p>
          </table:table-cell>
          <table:table-cell table:formula="of:=[.C507]-[.A50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280" calcext:value-type="float">
            <text:p>1478540978280</text:p>
          </table:table-cell>
          <table:table-cell office:value-type="float" office:value="1478540975986" calcext:value-type="float">
            <text:p>1478540975986</text:p>
          </table:table-cell>
          <table:table-cell table:formula="of:=[.$I$2]+[.B508]" office:value-type="float" office:value="1478540978286" calcext:value-type="float">
            <text:p>1478540978286</text:p>
          </table:table-cell>
          <table:table-cell table:formula="of:=[.C508]-[.A50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280" calcext:value-type="float">
            <text:p>1478540978280</text:p>
          </table:table-cell>
          <table:table-cell office:value-type="float" office:value="1478540975989" calcext:value-type="float">
            <text:p>1478540975989</text:p>
          </table:table-cell>
          <table:table-cell table:formula="of:=[.$I$2]+[.B509]" office:value-type="float" office:value="1478540978289" calcext:value-type="float">
            <text:p>1478540978289</text:p>
          </table:table-cell>
          <table:table-cell table:formula="of:=[.C509]-[.A50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289" calcext:value-type="float">
            <text:p>1478540978289</text:p>
          </table:table-cell>
          <table:table-cell office:value-type="float" office:value="1478540975994" calcext:value-type="float">
            <text:p>1478540975994</text:p>
          </table:table-cell>
          <table:table-cell table:formula="of:=[.$I$2]+[.B510]" office:value-type="float" office:value="1478540978294" calcext:value-type="float">
            <text:p>1478540978294</text:p>
          </table:table-cell>
          <table:table-cell table:formula="of:=[.C510]-[.A51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289" calcext:value-type="float">
            <text:p>1478540978289</text:p>
          </table:table-cell>
          <table:table-cell office:value-type="float" office:value="1478540975998" calcext:value-type="float">
            <text:p>1478540975998</text:p>
          </table:table-cell>
          <table:table-cell table:formula="of:=[.$I$2]+[.B511]" office:value-type="float" office:value="1478540978298" calcext:value-type="float">
            <text:p>1478540978298</text:p>
          </table:table-cell>
          <table:table-cell table:formula="of:=[.C511]-[.A51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298" calcext:value-type="float">
            <text:p>1478540978298</text:p>
          </table:table-cell>
          <table:table-cell office:value-type="float" office:value="1478540976002" calcext:value-type="float">
            <text:p>1478540976002</text:p>
          </table:table-cell>
          <table:table-cell table:formula="of:=[.$I$2]+[.B512]" office:value-type="float" office:value="1478540978302" calcext:value-type="float">
            <text:p>1478540978302</text:p>
          </table:table-cell>
          <table:table-cell table:formula="of:=[.C512]-[.A51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298" calcext:value-type="float">
            <text:p>1478540978298</text:p>
          </table:table-cell>
          <table:table-cell office:value-type="float" office:value="1478540976006" calcext:value-type="float">
            <text:p>1478540976006</text:p>
          </table:table-cell>
          <table:table-cell table:formula="of:=[.$I$2]+[.B513]" office:value-type="float" office:value="1478540978306" calcext:value-type="float">
            <text:p>1478540978306</text:p>
          </table:table-cell>
          <table:table-cell table:formula="of:=[.C513]-[.A51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306" calcext:value-type="float">
            <text:p>1478540978306</text:p>
          </table:table-cell>
          <table:table-cell office:value-type="float" office:value="1478540976009" calcext:value-type="float">
            <text:p>1478540976009</text:p>
          </table:table-cell>
          <table:table-cell table:formula="of:=[.$I$2]+[.B514]" office:value-type="float" office:value="1478540978309" calcext:value-type="float">
            <text:p>1478540978309</text:p>
          </table:table-cell>
          <table:table-cell table:formula="of:=[.C514]-[.A514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8306" calcext:value-type="float">
            <text:p>1478540978306</text:p>
          </table:table-cell>
          <table:table-cell office:value-type="float" office:value="1478540976012" calcext:value-type="float">
            <text:p>1478540976012</text:p>
          </table:table-cell>
          <table:table-cell table:formula="of:=[.$I$2]+[.B515]" office:value-type="float" office:value="1478540978312" calcext:value-type="float">
            <text:p>1478540978312</text:p>
          </table:table-cell>
          <table:table-cell table:formula="of:=[.C515]-[.A51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306" calcext:value-type="float">
            <text:p>1478540978306</text:p>
          </table:table-cell>
          <table:table-cell office:value-type="float" office:value="1478540976016" calcext:value-type="float">
            <text:p>1478540976016</text:p>
          </table:table-cell>
          <table:table-cell table:formula="of:=[.$I$2]+[.B516]" office:value-type="float" office:value="1478540978316" calcext:value-type="float">
            <text:p>1478540978316</text:p>
          </table:table-cell>
          <table:table-cell table:formula="of:=[.C516]-[.A51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314" calcext:value-type="float">
            <text:p>1478540978314</text:p>
          </table:table-cell>
          <table:table-cell office:value-type="float" office:value="1478540976019" calcext:value-type="float">
            <text:p>1478540976019</text:p>
          </table:table-cell>
          <table:table-cell table:formula="of:=[.$I$2]+[.B517]" office:value-type="float" office:value="1478540978319" calcext:value-type="float">
            <text:p>1478540978319</text:p>
          </table:table-cell>
          <table:table-cell table:formula="of:=[.C517]-[.A51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314" calcext:value-type="float">
            <text:p>1478540978314</text:p>
          </table:table-cell>
          <table:table-cell office:value-type="float" office:value="1478540976022" calcext:value-type="float">
            <text:p>1478540976022</text:p>
          </table:table-cell>
          <table:table-cell table:formula="of:=[.$I$2]+[.B518]" office:value-type="float" office:value="1478540978322" calcext:value-type="float">
            <text:p>1478540978322</text:p>
          </table:table-cell>
          <table:table-cell table:formula="of:=[.C518]-[.A51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314" calcext:value-type="float">
            <text:p>1478540978314</text:p>
          </table:table-cell>
          <table:table-cell office:value-type="float" office:value="1478540976026" calcext:value-type="float">
            <text:p>1478540976026</text:p>
          </table:table-cell>
          <table:table-cell table:formula="of:=[.$I$2]+[.B519]" office:value-type="float" office:value="1478540978326" calcext:value-type="float">
            <text:p>1478540978326</text:p>
          </table:table-cell>
          <table:table-cell table:formula="of:=[.C519]-[.A519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323" calcext:value-type="float">
            <text:p>1478540978323</text:p>
          </table:table-cell>
          <table:table-cell office:value-type="float" office:value="1478540976030" calcext:value-type="float">
            <text:p>1478540976030</text:p>
          </table:table-cell>
          <table:table-cell table:formula="of:=[.$I$2]+[.B520]" office:value-type="float" office:value="1478540978330" calcext:value-type="float">
            <text:p>1478540978330</text:p>
          </table:table-cell>
          <table:table-cell table:formula="of:=[.C520]-[.A52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323" calcext:value-type="float">
            <text:p>1478540978323</text:p>
          </table:table-cell>
          <table:table-cell office:value-type="float" office:value="1478540976034" calcext:value-type="float">
            <text:p>1478540976034</text:p>
          </table:table-cell>
          <table:table-cell table:formula="of:=[.$I$2]+[.B521]" office:value-type="float" office:value="1478540978334" calcext:value-type="float">
            <text:p>1478540978334</text:p>
          </table:table-cell>
          <table:table-cell table:formula="of:=[.C521]-[.A52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331" calcext:value-type="float">
            <text:p>1478540978331</text:p>
          </table:table-cell>
          <table:table-cell office:value-type="float" office:value="1478540976037" calcext:value-type="float">
            <text:p>1478540976037</text:p>
          </table:table-cell>
          <table:table-cell table:formula="of:=[.$I$2]+[.B522]" office:value-type="float" office:value="1478540978337" calcext:value-type="float">
            <text:p>1478540978337</text:p>
          </table:table-cell>
          <table:table-cell table:formula="of:=[.C522]-[.A52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331" calcext:value-type="float">
            <text:p>1478540978331</text:p>
          </table:table-cell>
          <table:table-cell office:value-type="float" office:value="1478540976040" calcext:value-type="float">
            <text:p>1478540976040</text:p>
          </table:table-cell>
          <table:table-cell table:formula="of:=[.$I$2]+[.B523]" office:value-type="float" office:value="1478540978340" calcext:value-type="float">
            <text:p>1478540978340</text:p>
          </table:table-cell>
          <table:table-cell table:formula="of:=[.C523]-[.A52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339" calcext:value-type="float">
            <text:p>1478540978339</text:p>
          </table:table-cell>
          <table:table-cell office:value-type="float" office:value="1478540976043" calcext:value-type="float">
            <text:p>1478540976043</text:p>
          </table:table-cell>
          <table:table-cell table:formula="of:=[.$I$2]+[.B524]" office:value-type="float" office:value="1478540978343" calcext:value-type="float">
            <text:p>1478540978343</text:p>
          </table:table-cell>
          <table:table-cell table:formula="of:=[.C524]-[.A52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339" calcext:value-type="float">
            <text:p>1478540978339</text:p>
          </table:table-cell>
          <table:table-cell office:value-type="float" office:value="1478540976047" calcext:value-type="float">
            <text:p>1478540976047</text:p>
          </table:table-cell>
          <table:table-cell table:formula="of:=[.$I$2]+[.B525]" office:value-type="float" office:value="1478540978347" calcext:value-type="float">
            <text:p>1478540978347</text:p>
          </table:table-cell>
          <table:table-cell table:formula="of:=[.C525]-[.A52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348" calcext:value-type="float">
            <text:p>1478540978348</text:p>
          </table:table-cell>
          <table:table-cell office:value-type="float" office:value="1478540976051" calcext:value-type="float">
            <text:p>1478540976051</text:p>
          </table:table-cell>
          <table:table-cell table:formula="of:=[.$I$2]+[.B526]" office:value-type="float" office:value="1478540978351" calcext:value-type="float">
            <text:p>1478540978351</text:p>
          </table:table-cell>
          <table:table-cell table:formula="of:=[.C526]-[.A526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8348" calcext:value-type="float">
            <text:p>1478540978348</text:p>
          </table:table-cell>
          <table:table-cell office:value-type="float" office:value="1478540976056" calcext:value-type="float">
            <text:p>1478540976056</text:p>
          </table:table-cell>
          <table:table-cell table:formula="of:=[.$I$2]+[.B527]" office:value-type="float" office:value="1478540978356" calcext:value-type="float">
            <text:p>1478540978356</text:p>
          </table:table-cell>
          <table:table-cell table:formula="of:=[.C527]-[.A52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348" calcext:value-type="float">
            <text:p>1478540978348</text:p>
          </table:table-cell>
          <table:table-cell office:value-type="float" office:value="1478540976060" calcext:value-type="float">
            <text:p>1478540976060</text:p>
          </table:table-cell>
          <table:table-cell table:formula="of:=[.$I$2]+[.B528]" office:value-type="float" office:value="1478540978360" calcext:value-type="float">
            <text:p>1478540978360</text:p>
          </table:table-cell>
          <table:table-cell table:formula="of:=[.C528]-[.A528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357" calcext:value-type="float">
            <text:p>1478540978357</text:p>
          </table:table-cell>
          <table:table-cell office:value-type="float" office:value="1478540976063" calcext:value-type="float">
            <text:p>1478540976063</text:p>
          </table:table-cell>
          <table:table-cell table:formula="of:=[.$I$2]+[.B529]" office:value-type="float" office:value="1478540978363" calcext:value-type="float">
            <text:p>1478540978363</text:p>
          </table:table-cell>
          <table:table-cell table:formula="of:=[.C529]-[.A52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357" calcext:value-type="float">
            <text:p>1478540978357</text:p>
          </table:table-cell>
          <table:table-cell office:value-type="float" office:value="1478540976066" calcext:value-type="float">
            <text:p>1478540976066</text:p>
          </table:table-cell>
          <table:table-cell table:formula="of:=[.$I$2]+[.B530]" office:value-type="float" office:value="1478540978366" calcext:value-type="float">
            <text:p>1478540978366</text:p>
          </table:table-cell>
          <table:table-cell table:formula="of:=[.C530]-[.A53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365" calcext:value-type="float">
            <text:p>1478540978365</text:p>
          </table:table-cell>
          <table:table-cell office:value-type="float" office:value="1478540976069" calcext:value-type="float">
            <text:p>1478540976069</text:p>
          </table:table-cell>
          <table:table-cell table:formula="of:=[.$I$2]+[.B531]" office:value-type="float" office:value="1478540978369" calcext:value-type="float">
            <text:p>1478540978369</text:p>
          </table:table-cell>
          <table:table-cell table:formula="of:=[.C531]-[.A53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365" calcext:value-type="float">
            <text:p>1478540978365</text:p>
          </table:table-cell>
          <table:table-cell office:value-type="float" office:value="1478540976074" calcext:value-type="float">
            <text:p>1478540976074</text:p>
          </table:table-cell>
          <table:table-cell table:formula="of:=[.$I$2]+[.B532]" office:value-type="float" office:value="1478540978374" calcext:value-type="float">
            <text:p>1478540978374</text:p>
          </table:table-cell>
          <table:table-cell table:formula="of:=[.C532]-[.A53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373" calcext:value-type="float">
            <text:p>1478540978373</text:p>
          </table:table-cell>
          <table:table-cell office:value-type="float" office:value="1478540976080" calcext:value-type="float">
            <text:p>1478540976080</text:p>
          </table:table-cell>
          <table:table-cell table:formula="of:=[.$I$2]+[.B533]" office:value-type="float" office:value="1478540978380" calcext:value-type="float">
            <text:p>1478540978380</text:p>
          </table:table-cell>
          <table:table-cell table:formula="of:=[.C533]-[.A53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373" calcext:value-type="float">
            <text:p>1478540978373</text:p>
          </table:table-cell>
          <table:table-cell office:value-type="float" office:value="1478540976083" calcext:value-type="float">
            <text:p>1478540976083</text:p>
          </table:table-cell>
          <table:table-cell table:formula="of:=[.$I$2]+[.B534]" office:value-type="float" office:value="1478540978383" calcext:value-type="float">
            <text:p>1478540978383</text:p>
          </table:table-cell>
          <table:table-cell table:formula="of:=[.C534]-[.A53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381" calcext:value-type="float">
            <text:p>1478540978381</text:p>
          </table:table-cell>
          <table:table-cell office:value-type="float" office:value="1478540976087" calcext:value-type="float">
            <text:p>1478540976087</text:p>
          </table:table-cell>
          <table:table-cell table:formula="of:=[.$I$2]+[.B535]" office:value-type="float" office:value="1478540978387" calcext:value-type="float">
            <text:p>1478540978387</text:p>
          </table:table-cell>
          <table:table-cell table:formula="of:=[.C535]-[.A53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381" calcext:value-type="float">
            <text:p>1478540978381</text:p>
          </table:table-cell>
          <table:table-cell office:value-type="float" office:value="1478540976091" calcext:value-type="float">
            <text:p>1478540976091</text:p>
          </table:table-cell>
          <table:table-cell table:formula="of:=[.$I$2]+[.B536]" office:value-type="float" office:value="1478540978391" calcext:value-type="float">
            <text:p>1478540978391</text:p>
          </table:table-cell>
          <table:table-cell table:formula="of:=[.C536]-[.A53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390" calcext:value-type="float">
            <text:p>1478540978390</text:p>
          </table:table-cell>
          <table:table-cell office:value-type="float" office:value="1478540976095" calcext:value-type="float">
            <text:p>1478540976095</text:p>
          </table:table-cell>
          <table:table-cell table:formula="of:=[.$I$2]+[.B537]" office:value-type="float" office:value="1478540978395" calcext:value-type="float">
            <text:p>1478540978395</text:p>
          </table:table-cell>
          <table:table-cell table:formula="of:=[.C537]-[.A53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390" calcext:value-type="float">
            <text:p>1478540978390</text:p>
          </table:table-cell>
          <table:table-cell office:value-type="float" office:value="1478540976099" calcext:value-type="float">
            <text:p>1478540976099</text:p>
          </table:table-cell>
          <table:table-cell table:formula="of:=[.$I$2]+[.B538]" office:value-type="float" office:value="1478540978399" calcext:value-type="float">
            <text:p>1478540978399</text:p>
          </table:table-cell>
          <table:table-cell table:formula="of:=[.C538]-[.A53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398" calcext:value-type="float">
            <text:p>1478540978398</text:p>
          </table:table-cell>
          <table:table-cell office:value-type="float" office:value="1478540976103" calcext:value-type="float">
            <text:p>1478540976103</text:p>
          </table:table-cell>
          <table:table-cell table:formula="of:=[.$I$2]+[.B539]" office:value-type="float" office:value="1478540978403" calcext:value-type="float">
            <text:p>1478540978403</text:p>
          </table:table-cell>
          <table:table-cell table:formula="of:=[.C539]-[.A53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398" calcext:value-type="float">
            <text:p>1478540978398</text:p>
          </table:table-cell>
          <table:table-cell office:value-type="float" office:value="1478540976107" calcext:value-type="float">
            <text:p>1478540976107</text:p>
          </table:table-cell>
          <table:table-cell table:formula="of:=[.$I$2]+[.B540]" office:value-type="float" office:value="1478540978407" calcext:value-type="float">
            <text:p>1478540978407</text:p>
          </table:table-cell>
          <table:table-cell table:formula="of:=[.C540]-[.A54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406" calcext:value-type="float">
            <text:p>1478540978406</text:p>
          </table:table-cell>
          <table:table-cell office:value-type="float" office:value="1478540976110" calcext:value-type="float">
            <text:p>1478540976110</text:p>
          </table:table-cell>
          <table:table-cell table:formula="of:=[.$I$2]+[.B541]" office:value-type="float" office:value="1478540978410" calcext:value-type="float">
            <text:p>1478540978410</text:p>
          </table:table-cell>
          <table:table-cell table:formula="of:=[.C541]-[.A54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406" calcext:value-type="float">
            <text:p>1478540978406</text:p>
          </table:table-cell>
          <table:table-cell office:value-type="float" office:value="1478540976114" calcext:value-type="float">
            <text:p>1478540976114</text:p>
          </table:table-cell>
          <table:table-cell table:formula="of:=[.$I$2]+[.B542]" office:value-type="float" office:value="1478540978414" calcext:value-type="float">
            <text:p>1478540978414</text:p>
          </table:table-cell>
          <table:table-cell table:formula="of:=[.C542]-[.A54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416" calcext:value-type="float">
            <text:p>1478540978416</text:p>
          </table:table-cell>
          <table:table-cell office:value-type="float" office:value="1478540976121" calcext:value-type="float">
            <text:p>1478540976121</text:p>
          </table:table-cell>
          <table:table-cell table:formula="of:=[.$I$2]+[.B543]" office:value-type="float" office:value="1478540978421" calcext:value-type="float">
            <text:p>1478540978421</text:p>
          </table:table-cell>
          <table:table-cell table:formula="of:=[.C543]-[.A54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416" calcext:value-type="float">
            <text:p>1478540978416</text:p>
          </table:table-cell>
          <table:table-cell office:value-type="float" office:value="1478540976126" calcext:value-type="float">
            <text:p>1478540976126</text:p>
          </table:table-cell>
          <table:table-cell table:formula="of:=[.$I$2]+[.B544]" office:value-type="float" office:value="1478540978426" calcext:value-type="float">
            <text:p>1478540978426</text:p>
          </table:table-cell>
          <table:table-cell table:formula="of:=[.C544]-[.A54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423" calcext:value-type="float">
            <text:p>1478540978423</text:p>
          </table:table-cell>
          <table:table-cell office:value-type="float" office:value="1478540976132" calcext:value-type="float">
            <text:p>1478540976132</text:p>
          </table:table-cell>
          <table:table-cell table:formula="of:=[.$I$2]+[.B545]" office:value-type="float" office:value="1478540978432" calcext:value-type="float">
            <text:p>1478540978432</text:p>
          </table:table-cell>
          <table:table-cell table:formula="of:=[.C545]-[.A54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432" calcext:value-type="float">
            <text:p>1478540978432</text:p>
          </table:table-cell>
          <table:table-cell office:value-type="float" office:value="1478540976137" calcext:value-type="float">
            <text:p>1478540976137</text:p>
          </table:table-cell>
          <table:table-cell table:formula="of:=[.$I$2]+[.B546]" office:value-type="float" office:value="1478540978437" calcext:value-type="float">
            <text:p>1478540978437</text:p>
          </table:table-cell>
          <table:table-cell table:formula="of:=[.C546]-[.A54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432" calcext:value-type="float">
            <text:p>1478540978432</text:p>
          </table:table-cell>
          <table:table-cell office:value-type="float" office:value="1478540976142" calcext:value-type="float">
            <text:p>1478540976142</text:p>
          </table:table-cell>
          <table:table-cell table:formula="of:=[.$I$2]+[.B547]" office:value-type="float" office:value="1478540978442" calcext:value-type="float">
            <text:p>1478540978442</text:p>
          </table:table-cell>
          <table:table-cell table:formula="of:=[.C547]-[.A54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440" calcext:value-type="float">
            <text:p>1478540978440</text:p>
          </table:table-cell>
          <table:table-cell office:value-type="float" office:value="1478540976147" calcext:value-type="float">
            <text:p>1478540976147</text:p>
          </table:table-cell>
          <table:table-cell table:formula="of:=[.$I$2]+[.B548]" office:value-type="float" office:value="1478540978447" calcext:value-type="float">
            <text:p>1478540978447</text:p>
          </table:table-cell>
          <table:table-cell table:formula="of:=[.C548]-[.A548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448" calcext:value-type="float">
            <text:p>1478540978448</text:p>
          </table:table-cell>
          <table:table-cell office:value-type="float" office:value="1478540976152" calcext:value-type="float">
            <text:p>1478540976152</text:p>
          </table:table-cell>
          <table:table-cell table:formula="of:=[.$I$2]+[.B549]" office:value-type="float" office:value="1478540978452" calcext:value-type="float">
            <text:p>1478540978452</text:p>
          </table:table-cell>
          <table:table-cell table:formula="of:=[.C549]-[.A54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448" calcext:value-type="float">
            <text:p>1478540978448</text:p>
          </table:table-cell>
          <table:table-cell office:value-type="float" office:value="1478540976158" calcext:value-type="float">
            <text:p>1478540976158</text:p>
          </table:table-cell>
          <table:table-cell table:formula="of:=[.$I$2]+[.B550]" office:value-type="float" office:value="1478540978458" calcext:value-type="float">
            <text:p>1478540978458</text:p>
          </table:table-cell>
          <table:table-cell table:formula="of:=[.C550]-[.A55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457" calcext:value-type="float">
            <text:p>1478540978457</text:p>
          </table:table-cell>
          <table:table-cell office:value-type="float" office:value="1478540976175" calcext:value-type="float">
            <text:p>1478540976175</text:p>
          </table:table-cell>
          <table:table-cell table:formula="of:=[.$I$2]+[.B551]" office:value-type="float" office:value="1478540978475" calcext:value-type="float">
            <text:p>1478540978475</text:p>
          </table:table-cell>
          <table:table-cell table:formula="of:=[.C551]-[.A551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478540978483" calcext:value-type="float">
            <text:p>1478540978483</text:p>
          </table:table-cell>
          <table:table-cell office:value-type="float" office:value="1478540976187" calcext:value-type="float">
            <text:p>1478540976187</text:p>
          </table:table-cell>
          <table:table-cell table:formula="of:=[.$I$2]+[.B552]" office:value-type="float" office:value="1478540978487" calcext:value-type="float">
            <text:p>1478540978487</text:p>
          </table:table-cell>
          <table:table-cell table:formula="of:=[.C552]-[.A55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483" calcext:value-type="float">
            <text:p>1478540978483</text:p>
          </table:table-cell>
          <table:table-cell office:value-type="float" office:value="1478540976195" calcext:value-type="float">
            <text:p>1478540976195</text:p>
          </table:table-cell>
          <table:table-cell table:formula="of:=[.$I$2]+[.B553]" office:value-type="float" office:value="1478540978495" calcext:value-type="float">
            <text:p>1478540978495</text:p>
          </table:table-cell>
          <table:table-cell table:formula="of:=[.C553]-[.A55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491" calcext:value-type="float">
            <text:p>1478540978491</text:p>
          </table:table-cell>
          <table:table-cell office:value-type="float" office:value="1478540976202" calcext:value-type="float">
            <text:p>1478540976202</text:p>
          </table:table-cell>
          <table:table-cell table:formula="of:=[.$I$2]+[.B554]" office:value-type="float" office:value="1478540978502" calcext:value-type="float">
            <text:p>1478540978502</text:p>
          </table:table-cell>
          <table:table-cell table:formula="of:=[.C554]-[.A55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516" calcext:value-type="float">
            <text:p>1478540978516</text:p>
          </table:table-cell>
          <table:table-cell office:value-type="float" office:value="1478540976221" calcext:value-type="float">
            <text:p>1478540976221</text:p>
          </table:table-cell>
          <table:table-cell table:formula="of:=[.$I$2]+[.B555]" office:value-type="float" office:value="1478540978521" calcext:value-type="float">
            <text:p>1478540978521</text:p>
          </table:table-cell>
          <table:table-cell table:formula="of:=[.C555]-[.A55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516" calcext:value-type="float">
            <text:p>1478540978516</text:p>
          </table:table-cell>
          <table:table-cell office:value-type="float" office:value="1478540976226" calcext:value-type="float">
            <text:p>1478540976226</text:p>
          </table:table-cell>
          <table:table-cell table:formula="of:=[.$I$2]+[.B556]" office:value-type="float" office:value="1478540978526" calcext:value-type="float">
            <text:p>1478540978526</text:p>
          </table:table-cell>
          <table:table-cell table:formula="of:=[.C556]-[.A55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525" calcext:value-type="float">
            <text:p>1478540978525</text:p>
          </table:table-cell>
          <table:table-cell office:value-type="float" office:value="1478540976232" calcext:value-type="float">
            <text:p>1478540976232</text:p>
          </table:table-cell>
          <table:table-cell table:formula="of:=[.$I$2]+[.B557]" office:value-type="float" office:value="1478540978532" calcext:value-type="float">
            <text:p>1478540978532</text:p>
          </table:table-cell>
          <table:table-cell table:formula="of:=[.C557]-[.A55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525" calcext:value-type="float">
            <text:p>1478540978525</text:p>
          </table:table-cell>
          <table:table-cell office:value-type="float" office:value="1478540976237" calcext:value-type="float">
            <text:p>1478540976237</text:p>
          </table:table-cell>
          <table:table-cell table:formula="of:=[.$I$2]+[.B558]" office:value-type="float" office:value="1478540978537" calcext:value-type="float">
            <text:p>1478540978537</text:p>
          </table:table-cell>
          <table:table-cell table:formula="of:=[.C558]-[.A558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534" calcext:value-type="float">
            <text:p>1478540978534</text:p>
          </table:table-cell>
          <table:table-cell office:value-type="float" office:value="1478540976242" calcext:value-type="float">
            <text:p>1478540976242</text:p>
          </table:table-cell>
          <table:table-cell table:formula="of:=[.$I$2]+[.B559]" office:value-type="float" office:value="1478540978542" calcext:value-type="float">
            <text:p>1478540978542</text:p>
          </table:table-cell>
          <table:table-cell table:formula="of:=[.C559]-[.A55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542" calcext:value-type="float">
            <text:p>1478540978542</text:p>
          </table:table-cell>
          <table:table-cell office:value-type="float" office:value="1478540976247" calcext:value-type="float">
            <text:p>1478540976247</text:p>
          </table:table-cell>
          <table:table-cell table:formula="of:=[.$I$2]+[.B560]" office:value-type="float" office:value="1478540978547" calcext:value-type="float">
            <text:p>1478540978547</text:p>
          </table:table-cell>
          <table:table-cell table:formula="of:=[.C560]-[.A56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542" calcext:value-type="float">
            <text:p>1478540978542</text:p>
          </table:table-cell>
          <table:table-cell office:value-type="float" office:value="1478540976252" calcext:value-type="float">
            <text:p>1478540976252</text:p>
          </table:table-cell>
          <table:table-cell table:formula="of:=[.$I$2]+[.B561]" office:value-type="float" office:value="1478540978552" calcext:value-type="float">
            <text:p>1478540978552</text:p>
          </table:table-cell>
          <table:table-cell table:formula="of:=[.C561]-[.A56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550" calcext:value-type="float">
            <text:p>1478540978550</text:p>
          </table:table-cell>
          <table:table-cell office:value-type="float" office:value="1478540976258" calcext:value-type="float">
            <text:p>1478540976258</text:p>
          </table:table-cell>
          <table:table-cell table:formula="of:=[.$I$2]+[.B562]" office:value-type="float" office:value="1478540978558" calcext:value-type="float">
            <text:p>1478540978558</text:p>
          </table:table-cell>
          <table:table-cell table:formula="of:=[.C562]-[.A56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558" calcext:value-type="float">
            <text:p>1478540978558</text:p>
          </table:table-cell>
          <table:table-cell office:value-type="float" office:value="1478540976262" calcext:value-type="float">
            <text:p>1478540976262</text:p>
          </table:table-cell>
          <table:table-cell table:formula="of:=[.$I$2]+[.B563]" office:value-type="float" office:value="1478540978562" calcext:value-type="float">
            <text:p>1478540978562</text:p>
          </table:table-cell>
          <table:table-cell table:formula="of:=[.C563]-[.A56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558" calcext:value-type="float">
            <text:p>1478540978558</text:p>
          </table:table-cell>
          <table:table-cell office:value-type="float" office:value="1478540976270" calcext:value-type="float">
            <text:p>1478540976270</text:p>
          </table:table-cell>
          <table:table-cell table:formula="of:=[.$I$2]+[.B564]" office:value-type="float" office:value="1478540978570" calcext:value-type="float">
            <text:p>1478540978570</text:p>
          </table:table-cell>
          <table:table-cell table:formula="of:=[.C564]-[.A564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567" calcext:value-type="float">
            <text:p>1478540978567</text:p>
          </table:table-cell>
          <table:table-cell office:value-type="float" office:value="1478540976275" calcext:value-type="float">
            <text:p>1478540976275</text:p>
          </table:table-cell>
          <table:table-cell table:formula="of:=[.$I$2]+[.B565]" office:value-type="float" office:value="1478540978575" calcext:value-type="float">
            <text:p>1478540978575</text:p>
          </table:table-cell>
          <table:table-cell table:formula="of:=[.C565]-[.A56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575" calcext:value-type="float">
            <text:p>1478540978575</text:p>
          </table:table-cell>
          <table:table-cell office:value-type="float" office:value="1478540976281" calcext:value-type="float">
            <text:p>1478540976281</text:p>
          </table:table-cell>
          <table:table-cell table:formula="of:=[.$I$2]+[.B566]" office:value-type="float" office:value="1478540978581" calcext:value-type="float">
            <text:p>1478540978581</text:p>
          </table:table-cell>
          <table:table-cell table:formula="of:=[.C566]-[.A566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575" calcext:value-type="float">
            <text:p>1478540978575</text:p>
          </table:table-cell>
          <table:table-cell office:value-type="float" office:value="1478540976287" calcext:value-type="float">
            <text:p>1478540976287</text:p>
          </table:table-cell>
          <table:table-cell table:formula="of:=[.$I$2]+[.B567]" office:value-type="float" office:value="1478540978587" calcext:value-type="float">
            <text:p>1478540978587</text:p>
          </table:table-cell>
          <table:table-cell table:formula="of:=[.C567]-[.A56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583" calcext:value-type="float">
            <text:p>1478540978583</text:p>
          </table:table-cell>
          <table:table-cell office:value-type="float" office:value="1478540976291" calcext:value-type="float">
            <text:p>1478540976291</text:p>
          </table:table-cell>
          <table:table-cell table:formula="of:=[.$I$2]+[.B568]" office:value-type="float" office:value="1478540978591" calcext:value-type="float">
            <text:p>1478540978591</text:p>
          </table:table-cell>
          <table:table-cell table:formula="of:=[.C568]-[.A56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592" calcext:value-type="float">
            <text:p>1478540978592</text:p>
          </table:table-cell>
          <table:table-cell office:value-type="float" office:value="1478540976297" calcext:value-type="float">
            <text:p>1478540976297</text:p>
          </table:table-cell>
          <table:table-cell table:formula="of:=[.$I$2]+[.B569]" office:value-type="float" office:value="1478540978597" calcext:value-type="float">
            <text:p>1478540978597</text:p>
          </table:table-cell>
          <table:table-cell table:formula="of:=[.C569]-[.A56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592" calcext:value-type="float">
            <text:p>1478540978592</text:p>
          </table:table-cell>
          <table:table-cell office:value-type="float" office:value="1478540976302" calcext:value-type="float">
            <text:p>1478540976302</text:p>
          </table:table-cell>
          <table:table-cell table:formula="of:=[.$I$2]+[.B570]" office:value-type="float" office:value="1478540978602" calcext:value-type="float">
            <text:p>1478540978602</text:p>
          </table:table-cell>
          <table:table-cell table:formula="of:=[.C570]-[.A57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600" calcext:value-type="float">
            <text:p>1478540978600</text:p>
          </table:table-cell>
          <table:table-cell office:value-type="float" office:value="1478540976307" calcext:value-type="float">
            <text:p>1478540976307</text:p>
          </table:table-cell>
          <table:table-cell table:formula="of:=[.$I$2]+[.B571]" office:value-type="float" office:value="1478540978607" calcext:value-type="float">
            <text:p>1478540978607</text:p>
          </table:table-cell>
          <table:table-cell table:formula="of:=[.C571]-[.A57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608" calcext:value-type="float">
            <text:p>1478540978608</text:p>
          </table:table-cell>
          <table:table-cell office:value-type="float" office:value="1478540976312" calcext:value-type="float">
            <text:p>1478540976312</text:p>
          </table:table-cell>
          <table:table-cell table:formula="of:=[.$I$2]+[.B572]" office:value-type="float" office:value="1478540978612" calcext:value-type="float">
            <text:p>1478540978612</text:p>
          </table:table-cell>
          <table:table-cell table:formula="of:=[.C572]-[.A57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608" calcext:value-type="float">
            <text:p>1478540978608</text:p>
          </table:table-cell>
          <table:table-cell office:value-type="float" office:value="1478540976318" calcext:value-type="float">
            <text:p>1478540976318</text:p>
          </table:table-cell>
          <table:table-cell table:formula="of:=[.$I$2]+[.B573]" office:value-type="float" office:value="1478540978618" calcext:value-type="float">
            <text:p>1478540978618</text:p>
          </table:table-cell>
          <table:table-cell table:formula="of:=[.C573]-[.A57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617" calcext:value-type="float">
            <text:p>1478540978617</text:p>
          </table:table-cell>
          <table:table-cell office:value-type="float" office:value="1478540976325" calcext:value-type="float">
            <text:p>1478540976325</text:p>
          </table:table-cell>
          <table:table-cell table:formula="of:=[.$I$2]+[.B574]" office:value-type="float" office:value="1478540978625" calcext:value-type="float">
            <text:p>1478540978625</text:p>
          </table:table-cell>
          <table:table-cell table:formula="of:=[.C574]-[.A57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625" calcext:value-type="float">
            <text:p>1478540978625</text:p>
          </table:table-cell>
          <table:table-cell office:value-type="float" office:value="1478540976331" calcext:value-type="float">
            <text:p>1478540976331</text:p>
          </table:table-cell>
          <table:table-cell table:formula="of:=[.$I$2]+[.B575]" office:value-type="float" office:value="1478540978631" calcext:value-type="float">
            <text:p>1478540978631</text:p>
          </table:table-cell>
          <table:table-cell table:formula="of:=[.C575]-[.A57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633" calcext:value-type="float">
            <text:p>1478540978633</text:p>
          </table:table-cell>
          <table:table-cell office:value-type="float" office:value="1478540976337" calcext:value-type="float">
            <text:p>1478540976337</text:p>
          </table:table-cell>
          <table:table-cell table:formula="of:=[.$I$2]+[.B576]" office:value-type="float" office:value="1478540978637" calcext:value-type="float">
            <text:p>1478540978637</text:p>
          </table:table-cell>
          <table:table-cell table:formula="of:=[.C576]-[.A57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642" calcext:value-type="float">
            <text:p>1478540978642</text:p>
          </table:table-cell>
          <table:table-cell office:value-type="float" office:value="1478540976347" calcext:value-type="float">
            <text:p>1478540976347</text:p>
          </table:table-cell>
          <table:table-cell table:formula="of:=[.$I$2]+[.B577]" office:value-type="float" office:value="1478540978647" calcext:value-type="float">
            <text:p>1478540978647</text:p>
          </table:table-cell>
          <table:table-cell table:formula="of:=[.C577]-[.A57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642" calcext:value-type="float">
            <text:p>1478540978642</text:p>
          </table:table-cell>
          <table:table-cell office:value-type="float" office:value="1478540976353" calcext:value-type="float">
            <text:p>1478540976353</text:p>
          </table:table-cell>
          <table:table-cell table:formula="of:=[.$I$2]+[.B578]" office:value-type="float" office:value="1478540978653" calcext:value-type="float">
            <text:p>1478540978653</text:p>
          </table:table-cell>
          <table:table-cell table:formula="of:=[.C578]-[.A57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652" calcext:value-type="float">
            <text:p>1478540978652</text:p>
          </table:table-cell>
          <table:table-cell office:value-type="float" office:value="1478540976363" calcext:value-type="float">
            <text:p>1478540976363</text:p>
          </table:table-cell>
          <table:table-cell table:formula="of:=[.$I$2]+[.B579]" office:value-type="float" office:value="1478540978663" calcext:value-type="float">
            <text:p>1478540978663</text:p>
          </table:table-cell>
          <table:table-cell table:formula="of:=[.C579]-[.A57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659" calcext:value-type="float">
            <text:p>1478540978659</text:p>
          </table:table-cell>
          <table:table-cell office:value-type="float" office:value="1478540976368" calcext:value-type="float">
            <text:p>1478540976368</text:p>
          </table:table-cell>
          <table:table-cell table:formula="of:=[.$I$2]+[.B580]" office:value-type="float" office:value="1478540978668" calcext:value-type="float">
            <text:p>1478540978668</text:p>
          </table:table-cell>
          <table:table-cell table:formula="of:=[.C580]-[.A58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667" calcext:value-type="float">
            <text:p>1478540978667</text:p>
          </table:table-cell>
          <table:table-cell office:value-type="float" office:value="1478540976374" calcext:value-type="float">
            <text:p>1478540976374</text:p>
          </table:table-cell>
          <table:table-cell table:formula="of:=[.$I$2]+[.B581]" office:value-type="float" office:value="1478540978674" calcext:value-type="float">
            <text:p>1478540978674</text:p>
          </table:table-cell>
          <table:table-cell table:formula="of:=[.C581]-[.A58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676" calcext:value-type="float">
            <text:p>1478540978676</text:p>
          </table:table-cell>
          <table:table-cell office:value-type="float" office:value="1478540976381" calcext:value-type="float">
            <text:p>1478540976381</text:p>
          </table:table-cell>
          <table:table-cell table:formula="of:=[.$I$2]+[.B582]" office:value-type="float" office:value="1478540978681" calcext:value-type="float">
            <text:p>1478540978681</text:p>
          </table:table-cell>
          <table:table-cell table:formula="of:=[.C582]-[.A58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684" calcext:value-type="float">
            <text:p>1478540978684</text:p>
          </table:table-cell>
          <table:table-cell office:value-type="float" office:value="1478540976389" calcext:value-type="float">
            <text:p>1478540976389</text:p>
          </table:table-cell>
          <table:table-cell table:formula="of:=[.$I$2]+[.B583]" office:value-type="float" office:value="1478540978689" calcext:value-type="float">
            <text:p>1478540978689</text:p>
          </table:table-cell>
          <table:table-cell table:formula="of:=[.C583]-[.A58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684" calcext:value-type="float">
            <text:p>1478540978684</text:p>
          </table:table-cell>
          <table:table-cell office:value-type="float" office:value="1478540976394" calcext:value-type="float">
            <text:p>1478540976394</text:p>
          </table:table-cell>
          <table:table-cell table:formula="of:=[.$I$2]+[.B584]" office:value-type="float" office:value="1478540978694" calcext:value-type="float">
            <text:p>1478540978694</text:p>
          </table:table-cell>
          <table:table-cell table:formula="of:=[.C584]-[.A58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692" calcext:value-type="float">
            <text:p>1478540978692</text:p>
          </table:table-cell>
          <table:table-cell office:value-type="float" office:value="1478540976400" calcext:value-type="float">
            <text:p>1478540976400</text:p>
          </table:table-cell>
          <table:table-cell table:formula="of:=[.$I$2]+[.B585]" office:value-type="float" office:value="1478540978700" calcext:value-type="float">
            <text:p>1478540978700</text:p>
          </table:table-cell>
          <table:table-cell table:formula="of:=[.C585]-[.A58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701" calcext:value-type="float">
            <text:p>1478540978701</text:p>
          </table:table-cell>
          <table:table-cell office:value-type="float" office:value="1478540976406" calcext:value-type="float">
            <text:p>1478540976406</text:p>
          </table:table-cell>
          <table:table-cell table:formula="of:=[.$I$2]+[.B586]" office:value-type="float" office:value="1478540978706" calcext:value-type="float">
            <text:p>1478540978706</text:p>
          </table:table-cell>
          <table:table-cell table:formula="of:=[.C586]-[.A586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701" calcext:value-type="float">
            <text:p>1478540978701</text:p>
          </table:table-cell>
          <table:table-cell office:value-type="float" office:value="1478540976412" calcext:value-type="float">
            <text:p>1478540976412</text:p>
          </table:table-cell>
          <table:table-cell table:formula="of:=[.$I$2]+[.B587]" office:value-type="float" office:value="1478540978712" calcext:value-type="float">
            <text:p>1478540978712</text:p>
          </table:table-cell>
          <table:table-cell table:formula="of:=[.C587]-[.A58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718" calcext:value-type="float">
            <text:p>1478540978718</text:p>
          </table:table-cell>
          <table:table-cell office:value-type="float" office:value="1478540976427" calcext:value-type="float">
            <text:p>1478540976427</text:p>
          </table:table-cell>
          <table:table-cell table:formula="of:=[.$I$2]+[.B588]" office:value-type="float" office:value="1478540978727" calcext:value-type="float">
            <text:p>1478540978727</text:p>
          </table:table-cell>
          <table:table-cell table:formula="of:=[.C588]-[.A58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726" calcext:value-type="float">
            <text:p>1478540978726</text:p>
          </table:table-cell>
          <table:table-cell office:value-type="float" office:value="1478540976432" calcext:value-type="float">
            <text:p>1478540976432</text:p>
          </table:table-cell>
          <table:table-cell table:formula="of:=[.$I$2]+[.B589]" office:value-type="float" office:value="1478540978732" calcext:value-type="float">
            <text:p>1478540978732</text:p>
          </table:table-cell>
          <table:table-cell table:formula="of:=[.C589]-[.A58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726" calcext:value-type="float">
            <text:p>1478540978726</text:p>
          </table:table-cell>
          <table:table-cell office:value-type="float" office:value="1478540976438" calcext:value-type="float">
            <text:p>1478540976438</text:p>
          </table:table-cell>
          <table:table-cell table:formula="of:=[.$I$2]+[.B590]" office:value-type="float" office:value="1478540978738" calcext:value-type="float">
            <text:p>1478540978738</text:p>
          </table:table-cell>
          <table:table-cell table:formula="of:=[.C590]-[.A590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734" calcext:value-type="float">
            <text:p>1478540978734</text:p>
          </table:table-cell>
          <table:table-cell office:value-type="float" office:value="1478540976446" calcext:value-type="float">
            <text:p>1478540976446</text:p>
          </table:table-cell>
          <table:table-cell table:formula="of:=[.$I$2]+[.B591]" office:value-type="float" office:value="1478540978746" calcext:value-type="float">
            <text:p>1478540978746</text:p>
          </table:table-cell>
          <table:table-cell table:formula="of:=[.C591]-[.A59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8742" calcext:value-type="float">
            <text:p>1478540978742</text:p>
          </table:table-cell>
          <table:table-cell office:value-type="float" office:value="1478540976451" calcext:value-type="float">
            <text:p>1478540976451</text:p>
          </table:table-cell>
          <table:table-cell table:formula="of:=[.$I$2]+[.B592]" office:value-type="float" office:value="1478540978751" calcext:value-type="float">
            <text:p>1478540978751</text:p>
          </table:table-cell>
          <table:table-cell table:formula="of:=[.C592]-[.A592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751" calcext:value-type="float">
            <text:p>1478540978751</text:p>
          </table:table-cell>
          <table:table-cell office:value-type="float" office:value="1478540976455" calcext:value-type="float">
            <text:p>1478540976455</text:p>
          </table:table-cell>
          <table:table-cell table:formula="of:=[.$I$2]+[.B593]" office:value-type="float" office:value="1478540978755" calcext:value-type="float">
            <text:p>1478540978755</text:p>
          </table:table-cell>
          <table:table-cell table:formula="of:=[.C593]-[.A59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751" calcext:value-type="float">
            <text:p>1478540978751</text:p>
          </table:table-cell>
          <table:table-cell office:value-type="float" office:value="1478540976458" calcext:value-type="float">
            <text:p>1478540976458</text:p>
          </table:table-cell>
          <table:table-cell table:formula="of:=[.$I$2]+[.B594]" office:value-type="float" office:value="1478540978758" calcext:value-type="float">
            <text:p>1478540978758</text:p>
          </table:table-cell>
          <table:table-cell table:formula="of:=[.C594]-[.A59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760" calcext:value-type="float">
            <text:p>1478540978760</text:p>
          </table:table-cell>
          <table:table-cell office:value-type="float" office:value="1478540976464" calcext:value-type="float">
            <text:p>1478540976464</text:p>
          </table:table-cell>
          <table:table-cell table:formula="of:=[.$I$2]+[.B595]" office:value-type="float" office:value="1478540978764" calcext:value-type="float">
            <text:p>1478540978764</text:p>
          </table:table-cell>
          <table:table-cell table:formula="of:=[.C595]-[.A59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760" calcext:value-type="float">
            <text:p>1478540978760</text:p>
          </table:table-cell>
          <table:table-cell office:value-type="float" office:value="1478540976467" calcext:value-type="float">
            <text:p>1478540976467</text:p>
          </table:table-cell>
          <table:table-cell table:formula="of:=[.$I$2]+[.B596]" office:value-type="float" office:value="1478540978767" calcext:value-type="float">
            <text:p>1478540978767</text:p>
          </table:table-cell>
          <table:table-cell table:formula="of:=[.C596]-[.A59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760" calcext:value-type="float">
            <text:p>1478540978760</text:p>
          </table:table-cell>
          <table:table-cell office:value-type="float" office:value="1478540976470" calcext:value-type="float">
            <text:p>1478540976470</text:p>
          </table:table-cell>
          <table:table-cell table:formula="of:=[.$I$2]+[.B597]" office:value-type="float" office:value="1478540978770" calcext:value-type="float">
            <text:p>1478540978770</text:p>
          </table:table-cell>
          <table:table-cell table:formula="of:=[.C597]-[.A59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769" calcext:value-type="float">
            <text:p>1478540978769</text:p>
          </table:table-cell>
          <table:table-cell office:value-type="float" office:value="1478540976473" calcext:value-type="float">
            <text:p>1478540976473</text:p>
          </table:table-cell>
          <table:table-cell table:formula="of:=[.$I$2]+[.B598]" office:value-type="float" office:value="1478540978773" calcext:value-type="float">
            <text:p>1478540978773</text:p>
          </table:table-cell>
          <table:table-cell table:formula="of:=[.C598]-[.A598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769" calcext:value-type="float">
            <text:p>1478540978769</text:p>
          </table:table-cell>
          <table:table-cell office:value-type="float" office:value="1478540976477" calcext:value-type="float">
            <text:p>1478540976477</text:p>
          </table:table-cell>
          <table:table-cell table:formula="of:=[.$I$2]+[.B599]" office:value-type="float" office:value="1478540978777" calcext:value-type="float">
            <text:p>1478540978777</text:p>
          </table:table-cell>
          <table:table-cell table:formula="of:=[.C599]-[.A59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776" calcext:value-type="float">
            <text:p>1478540978776</text:p>
          </table:table-cell>
          <table:table-cell office:value-type="float" office:value="1478540976482" calcext:value-type="float">
            <text:p>1478540976482</text:p>
          </table:table-cell>
          <table:table-cell table:formula="of:=[.$I$2]+[.B600]" office:value-type="float" office:value="1478540978782" calcext:value-type="float">
            <text:p>1478540978782</text:p>
          </table:table-cell>
          <table:table-cell table:formula="of:=[.C600]-[.A60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785" calcext:value-type="float">
            <text:p>1478540978785</text:p>
          </table:table-cell>
          <table:table-cell office:value-type="float" office:value="1478540976495" calcext:value-type="float">
            <text:p>1478540976495</text:p>
          </table:table-cell>
          <table:table-cell table:formula="of:=[.$I$2]+[.B601]" office:value-type="float" office:value="1478540978795" calcext:value-type="float">
            <text:p>1478540978795</text:p>
          </table:table-cell>
          <table:table-cell table:formula="of:=[.C601]-[.A60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792" calcext:value-type="float">
            <text:p>1478540978792</text:p>
          </table:table-cell>
          <table:table-cell office:value-type="float" office:value="1478540976499" calcext:value-type="float">
            <text:p>1478540976499</text:p>
          </table:table-cell>
          <table:table-cell table:formula="of:=[.$I$2]+[.B602]" office:value-type="float" office:value="1478540978799" calcext:value-type="float">
            <text:p>1478540978799</text:p>
          </table:table-cell>
          <table:table-cell table:formula="of:=[.C602]-[.A60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792" calcext:value-type="float">
            <text:p>1478540978792</text:p>
          </table:table-cell>
          <table:table-cell office:value-type="float" office:value="1478540976503" calcext:value-type="float">
            <text:p>1478540976503</text:p>
          </table:table-cell>
          <table:table-cell table:formula="of:=[.$I$2]+[.B603]" office:value-type="float" office:value="1478540978803" calcext:value-type="float">
            <text:p>1478540978803</text:p>
          </table:table-cell>
          <table:table-cell table:formula="of:=[.C603]-[.A60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802" calcext:value-type="float">
            <text:p>1478540978802</text:p>
          </table:table-cell>
          <table:table-cell office:value-type="float" office:value="1478540976507" calcext:value-type="float">
            <text:p>1478540976507</text:p>
          </table:table-cell>
          <table:table-cell table:formula="of:=[.$I$2]+[.B604]" office:value-type="float" office:value="1478540978807" calcext:value-type="float">
            <text:p>1478540978807</text:p>
          </table:table-cell>
          <table:table-cell table:formula="of:=[.C604]-[.A60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802" calcext:value-type="float">
            <text:p>1478540978802</text:p>
          </table:table-cell>
          <table:table-cell office:value-type="float" office:value="1478540976510" calcext:value-type="float">
            <text:p>1478540976510</text:p>
          </table:table-cell>
          <table:table-cell table:formula="of:=[.$I$2]+[.B605]" office:value-type="float" office:value="1478540978810" calcext:value-type="float">
            <text:p>1478540978810</text:p>
          </table:table-cell>
          <table:table-cell table:formula="of:=[.C605]-[.A60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809" calcext:value-type="float">
            <text:p>1478540978809</text:p>
          </table:table-cell>
          <table:table-cell office:value-type="float" office:value="1478540976513" calcext:value-type="float">
            <text:p>1478540976513</text:p>
          </table:table-cell>
          <table:table-cell table:formula="of:=[.$I$2]+[.B606]" office:value-type="float" office:value="1478540978813" calcext:value-type="float">
            <text:p>1478540978813</text:p>
          </table:table-cell>
          <table:table-cell table:formula="of:=[.C606]-[.A60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809" calcext:value-type="float">
            <text:p>1478540978809</text:p>
          </table:table-cell>
          <table:table-cell office:value-type="float" office:value="1478540976516" calcext:value-type="float">
            <text:p>1478540976516</text:p>
          </table:table-cell>
          <table:table-cell table:formula="of:=[.$I$2]+[.B607]" office:value-type="float" office:value="1478540978816" calcext:value-type="float">
            <text:p>1478540978816</text:p>
          </table:table-cell>
          <table:table-cell table:formula="of:=[.C607]-[.A60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809" calcext:value-type="float">
            <text:p>1478540978809</text:p>
          </table:table-cell>
          <table:table-cell office:value-type="float" office:value="1478540976519" calcext:value-type="float">
            <text:p>1478540976519</text:p>
          </table:table-cell>
          <table:table-cell table:formula="of:=[.$I$2]+[.B608]" office:value-type="float" office:value="1478540978819" calcext:value-type="float">
            <text:p>1478540978819</text:p>
          </table:table-cell>
          <table:table-cell table:formula="of:=[.C608]-[.A60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818" calcext:value-type="float">
            <text:p>1478540978818</text:p>
          </table:table-cell>
          <table:table-cell office:value-type="float" office:value="1478540976522" calcext:value-type="float">
            <text:p>1478540976522</text:p>
          </table:table-cell>
          <table:table-cell table:formula="of:=[.$I$2]+[.B609]" office:value-type="float" office:value="1478540978822" calcext:value-type="float">
            <text:p>1478540978822</text:p>
          </table:table-cell>
          <table:table-cell table:formula="of:=[.C609]-[.A60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818" calcext:value-type="float">
            <text:p>1478540978818</text:p>
          </table:table-cell>
          <table:table-cell office:value-type="float" office:value="1478540976525" calcext:value-type="float">
            <text:p>1478540976525</text:p>
          </table:table-cell>
          <table:table-cell table:formula="of:=[.$I$2]+[.B610]" office:value-type="float" office:value="1478540978825" calcext:value-type="float">
            <text:p>1478540978825</text:p>
          </table:table-cell>
          <table:table-cell table:formula="of:=[.C610]-[.A61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818" calcext:value-type="float">
            <text:p>1478540978818</text:p>
          </table:table-cell>
          <table:table-cell office:value-type="float" office:value="1478540976528" calcext:value-type="float">
            <text:p>1478540976528</text:p>
          </table:table-cell>
          <table:table-cell table:formula="of:=[.$I$2]+[.B611]" office:value-type="float" office:value="1478540978828" calcext:value-type="float">
            <text:p>1478540978828</text:p>
          </table:table-cell>
          <table:table-cell table:formula="of:=[.C611]-[.A61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827" calcext:value-type="float">
            <text:p>1478540978827</text:p>
          </table:table-cell>
          <table:table-cell office:value-type="float" office:value="1478540976531" calcext:value-type="float">
            <text:p>1478540976531</text:p>
          </table:table-cell>
          <table:table-cell table:formula="of:=[.$I$2]+[.B612]" office:value-type="float" office:value="1478540978831" calcext:value-type="float">
            <text:p>1478540978831</text:p>
          </table:table-cell>
          <table:table-cell table:formula="of:=[.C612]-[.A61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827" calcext:value-type="float">
            <text:p>1478540978827</text:p>
          </table:table-cell>
          <table:table-cell office:value-type="float" office:value="1478540976534" calcext:value-type="float">
            <text:p>1478540976534</text:p>
          </table:table-cell>
          <table:table-cell table:formula="of:=[.$I$2]+[.B613]" office:value-type="float" office:value="1478540978834" calcext:value-type="float">
            <text:p>1478540978834</text:p>
          </table:table-cell>
          <table:table-cell table:formula="of:=[.C613]-[.A61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834" calcext:value-type="float">
            <text:p>1478540978834</text:p>
          </table:table-cell>
          <table:table-cell office:value-type="float" office:value="1478540976545" calcext:value-type="float">
            <text:p>1478540976545</text:p>
          </table:table-cell>
          <table:table-cell table:formula="of:=[.$I$2]+[.B614]" office:value-type="float" office:value="1478540978845" calcext:value-type="float">
            <text:p>1478540978845</text:p>
          </table:table-cell>
          <table:table-cell table:formula="of:=[.C614]-[.A61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846" calcext:value-type="float">
            <text:p>1478540978846</text:p>
          </table:table-cell>
          <table:table-cell office:value-type="float" office:value="1478540976554" calcext:value-type="float">
            <text:p>1478540976554</text:p>
          </table:table-cell>
          <table:table-cell table:formula="of:=[.$I$2]+[.B615]" office:value-type="float" office:value="1478540978854" calcext:value-type="float">
            <text:p>1478540978854</text:p>
          </table:table-cell>
          <table:table-cell table:formula="of:=[.C615]-[.A61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852" calcext:value-type="float">
            <text:p>1478540978852</text:p>
          </table:table-cell>
          <table:table-cell office:value-type="float" office:value="1478540976558" calcext:value-type="float">
            <text:p>1478540976558</text:p>
          </table:table-cell>
          <table:table-cell table:formula="of:=[.$I$2]+[.B616]" office:value-type="float" office:value="1478540978858" calcext:value-type="float">
            <text:p>1478540978858</text:p>
          </table:table-cell>
          <table:table-cell table:formula="of:=[.C616]-[.A616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852" calcext:value-type="float">
            <text:p>1478540978852</text:p>
          </table:table-cell>
          <table:table-cell office:value-type="float" office:value="1478540976562" calcext:value-type="float">
            <text:p>1478540976562</text:p>
          </table:table-cell>
          <table:table-cell table:formula="of:=[.$I$2]+[.B617]" office:value-type="float" office:value="1478540978862" calcext:value-type="float">
            <text:p>1478540978862</text:p>
          </table:table-cell>
          <table:table-cell table:formula="of:=[.C617]-[.A61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860" calcext:value-type="float">
            <text:p>1478540978860</text:p>
          </table:table-cell>
          <table:table-cell office:value-type="float" office:value="1478540976571" calcext:value-type="float">
            <text:p>1478540976571</text:p>
          </table:table-cell>
          <table:table-cell table:formula="of:=[.$I$2]+[.B618]" office:value-type="float" office:value="1478540978871" calcext:value-type="float">
            <text:p>1478540978871</text:p>
          </table:table-cell>
          <table:table-cell table:formula="of:=[.C618]-[.A61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868" calcext:value-type="float">
            <text:p>1478540978868</text:p>
          </table:table-cell>
          <table:table-cell office:value-type="float" office:value="1478540976576" calcext:value-type="float">
            <text:p>1478540976576</text:p>
          </table:table-cell>
          <table:table-cell table:formula="of:=[.$I$2]+[.B619]" office:value-type="float" office:value="1478540978876" calcext:value-type="float">
            <text:p>1478540978876</text:p>
          </table:table-cell>
          <table:table-cell table:formula="of:=[.C619]-[.A61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868" calcext:value-type="float">
            <text:p>1478540978868</text:p>
          </table:table-cell>
          <table:table-cell office:value-type="float" office:value="1478540976579" calcext:value-type="float">
            <text:p>1478540976579</text:p>
          </table:table-cell>
          <table:table-cell table:formula="of:=[.$I$2]+[.B620]" office:value-type="float" office:value="1478540978879" calcext:value-type="float">
            <text:p>1478540978879</text:p>
          </table:table-cell>
          <table:table-cell table:formula="of:=[.C620]-[.A62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876" calcext:value-type="float">
            <text:p>1478540978876</text:p>
          </table:table-cell>
          <table:table-cell office:value-type="float" office:value="1478540976583" calcext:value-type="float">
            <text:p>1478540976583</text:p>
          </table:table-cell>
          <table:table-cell table:formula="of:=[.$I$2]+[.B621]" office:value-type="float" office:value="1478540978883" calcext:value-type="float">
            <text:p>1478540978883</text:p>
          </table:table-cell>
          <table:table-cell table:formula="of:=[.C621]-[.A62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876" calcext:value-type="float">
            <text:p>1478540978876</text:p>
          </table:table-cell>
          <table:table-cell office:value-type="float" office:value="1478540976589" calcext:value-type="float">
            <text:p>1478540976589</text:p>
          </table:table-cell>
          <table:table-cell table:formula="of:=[.$I$2]+[.B622]" office:value-type="float" office:value="1478540978889" calcext:value-type="float">
            <text:p>1478540978889</text:p>
          </table:table-cell>
          <table:table-cell table:formula="of:=[.C622]-[.A622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8540978885" calcext:value-type="float">
            <text:p>1478540978885</text:p>
          </table:table-cell>
          <table:table-cell office:value-type="float" office:value="1478540976592" calcext:value-type="float">
            <text:p>1478540976592</text:p>
          </table:table-cell>
          <table:table-cell table:formula="of:=[.$I$2]+[.B623]" office:value-type="float" office:value="1478540978892" calcext:value-type="float">
            <text:p>1478540978892</text:p>
          </table:table-cell>
          <table:table-cell table:formula="of:=[.C623]-[.A62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885" calcext:value-type="float">
            <text:p>1478540978885</text:p>
          </table:table-cell>
          <table:table-cell office:value-type="float" office:value="1478540976596" calcext:value-type="float">
            <text:p>1478540976596</text:p>
          </table:table-cell>
          <table:table-cell table:formula="of:=[.$I$2]+[.B624]" office:value-type="float" office:value="1478540978896" calcext:value-type="float">
            <text:p>1478540978896</text:p>
          </table:table-cell>
          <table:table-cell table:formula="of:=[.C624]-[.A62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893" calcext:value-type="float">
            <text:p>1478540978893</text:p>
          </table:table-cell>
          <table:table-cell office:value-type="float" office:value="1478540976600" calcext:value-type="float">
            <text:p>1478540976600</text:p>
          </table:table-cell>
          <table:table-cell table:formula="of:=[.$I$2]+[.B625]" office:value-type="float" office:value="1478540978900" calcext:value-type="float">
            <text:p>1478540978900</text:p>
          </table:table-cell>
          <table:table-cell table:formula="of:=[.C625]-[.A62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893" calcext:value-type="float">
            <text:p>1478540978893</text:p>
          </table:table-cell>
          <table:table-cell office:value-type="float" office:value="1478540976603" calcext:value-type="float">
            <text:p>1478540976603</text:p>
          </table:table-cell>
          <table:table-cell table:formula="of:=[.$I$2]+[.B626]" office:value-type="float" office:value="1478540978903" calcext:value-type="float">
            <text:p>1478540978903</text:p>
          </table:table-cell>
          <table:table-cell table:formula="of:=[.C626]-[.A62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902" calcext:value-type="float">
            <text:p>1478540978902</text:p>
          </table:table-cell>
          <table:table-cell office:value-type="float" office:value="1478540976606" calcext:value-type="float">
            <text:p>1478540976606</text:p>
          </table:table-cell>
          <table:table-cell table:formula="of:=[.$I$2]+[.B627]" office:value-type="float" office:value="1478540978906" calcext:value-type="float">
            <text:p>1478540978906</text:p>
          </table:table-cell>
          <table:table-cell table:formula="of:=[.C627]-[.A62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902" calcext:value-type="float">
            <text:p>1478540978902</text:p>
          </table:table-cell>
          <table:table-cell office:value-type="float" office:value="1478540976610" calcext:value-type="float">
            <text:p>1478540976610</text:p>
          </table:table-cell>
          <table:table-cell table:formula="of:=[.$I$2]+[.B628]" office:value-type="float" office:value="1478540978910" calcext:value-type="float">
            <text:p>1478540978910</text:p>
          </table:table-cell>
          <table:table-cell table:formula="of:=[.C628]-[.A62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910" calcext:value-type="float">
            <text:p>1478540978910</text:p>
          </table:table-cell>
          <table:table-cell office:value-type="float" office:value="1478540976613" calcext:value-type="float">
            <text:p>1478540976613</text:p>
          </table:table-cell>
          <table:table-cell table:formula="of:=[.$I$2]+[.B629]" office:value-type="float" office:value="1478540978913" calcext:value-type="float">
            <text:p>1478540978913</text:p>
          </table:table-cell>
          <table:table-cell table:formula="of:=[.C629]-[.A62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78540978910" calcext:value-type="float">
            <text:p>1478540978910</text:p>
          </table:table-cell>
          <table:table-cell office:value-type="float" office:value="1478540976617" calcext:value-type="float">
            <text:p>1478540976617</text:p>
          </table:table-cell>
          <table:table-cell table:formula="of:=[.$I$2]+[.B630]" office:value-type="float" office:value="1478540978917" calcext:value-type="float">
            <text:p>1478540978917</text:p>
          </table:table-cell>
          <table:table-cell table:formula="of:=[.C630]-[.A63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8910" calcext:value-type="float">
            <text:p>1478540978910</text:p>
          </table:table-cell>
          <table:table-cell office:value-type="float" office:value="1478540976620" calcext:value-type="float">
            <text:p>1478540976620</text:p>
          </table:table-cell>
          <table:table-cell table:formula="of:=[.$I$2]+[.B631]" office:value-type="float" office:value="1478540978920" calcext:value-type="float">
            <text:p>1478540978920</text:p>
          </table:table-cell>
          <table:table-cell table:formula="of:=[.C631]-[.A63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918" calcext:value-type="float">
            <text:p>1478540978918</text:p>
          </table:table-cell>
          <table:table-cell office:value-type="float" office:value="1478540976624" calcext:value-type="float">
            <text:p>1478540976624</text:p>
          </table:table-cell>
          <table:table-cell table:formula="of:=[.$I$2]+[.B632]" office:value-type="float" office:value="1478540978924" calcext:value-type="float">
            <text:p>1478540978924</text:p>
          </table:table-cell>
          <table:table-cell table:formula="of:=[.C632]-[.A632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918" calcext:value-type="float">
            <text:p>1478540978918</text:p>
          </table:table-cell>
          <table:table-cell office:value-type="float" office:value="1478540976627" calcext:value-type="float">
            <text:p>1478540976627</text:p>
          </table:table-cell>
          <table:table-cell table:formula="of:=[.$I$2]+[.B633]" office:value-type="float" office:value="1478540978927" calcext:value-type="float">
            <text:p>1478540978927</text:p>
          </table:table-cell>
          <table:table-cell table:formula="of:=[.C633]-[.A63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927" calcext:value-type="float">
            <text:p>1478540978927</text:p>
          </table:table-cell>
          <table:table-cell office:value-type="float" office:value="1478540976631" calcext:value-type="float">
            <text:p>1478540976631</text:p>
          </table:table-cell>
          <table:table-cell table:formula="of:=[.$I$2]+[.B634]" office:value-type="float" office:value="1478540978931" calcext:value-type="float">
            <text:p>1478540978931</text:p>
          </table:table-cell>
          <table:table-cell table:formula="of:=[.C634]-[.A63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927" calcext:value-type="float">
            <text:p>1478540978927</text:p>
          </table:table-cell>
          <table:table-cell office:value-type="float" office:value="1478540976635" calcext:value-type="float">
            <text:p>1478540976635</text:p>
          </table:table-cell>
          <table:table-cell table:formula="of:=[.$I$2]+[.B635]" office:value-type="float" office:value="1478540978935" calcext:value-type="float">
            <text:p>1478540978935</text:p>
          </table:table-cell>
          <table:table-cell table:formula="of:=[.C635]-[.A63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935" calcext:value-type="float">
            <text:p>1478540978935</text:p>
          </table:table-cell>
          <table:table-cell office:value-type="float" office:value="1478540976639" calcext:value-type="float">
            <text:p>1478540976639</text:p>
          </table:table-cell>
          <table:table-cell table:formula="of:=[.$I$2]+[.B636]" office:value-type="float" office:value="1478540978939" calcext:value-type="float">
            <text:p>1478540978939</text:p>
          </table:table-cell>
          <table:table-cell table:formula="of:=[.C636]-[.A63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935" calcext:value-type="float">
            <text:p>1478540978935</text:p>
          </table:table-cell>
          <table:table-cell office:value-type="float" office:value="1478540976643" calcext:value-type="float">
            <text:p>1478540976643</text:p>
          </table:table-cell>
          <table:table-cell table:formula="of:=[.$I$2]+[.B637]" office:value-type="float" office:value="1478540978943" calcext:value-type="float">
            <text:p>1478540978943</text:p>
          </table:table-cell>
          <table:table-cell table:formula="of:=[.C637]-[.A63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935" calcext:value-type="float">
            <text:p>1478540978935</text:p>
          </table:table-cell>
          <table:table-cell office:value-type="float" office:value="1478540976646" calcext:value-type="float">
            <text:p>1478540976646</text:p>
          </table:table-cell>
          <table:table-cell table:formula="of:=[.$I$2]+[.B638]" office:value-type="float" office:value="1478540978946" calcext:value-type="float">
            <text:p>1478540978946</text:p>
          </table:table-cell>
          <table:table-cell table:formula="of:=[.C638]-[.A63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944" calcext:value-type="float">
            <text:p>1478540978944</text:p>
          </table:table-cell>
          <table:table-cell office:value-type="float" office:value="1478540976650" calcext:value-type="float">
            <text:p>1478540976650</text:p>
          </table:table-cell>
          <table:table-cell table:formula="of:=[.$I$2]+[.B639]" office:value-type="float" office:value="1478540978950" calcext:value-type="float">
            <text:p>1478540978950</text:p>
          </table:table-cell>
          <table:table-cell table:formula="of:=[.C639]-[.A63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944" calcext:value-type="float">
            <text:p>1478540978944</text:p>
          </table:table-cell>
          <table:table-cell office:value-type="float" office:value="1478540976653" calcext:value-type="float">
            <text:p>1478540976653</text:p>
          </table:table-cell>
          <table:table-cell table:formula="of:=[.$I$2]+[.B640]" office:value-type="float" office:value="1478540978953" calcext:value-type="float">
            <text:p>1478540978953</text:p>
          </table:table-cell>
          <table:table-cell table:formula="of:=[.C640]-[.A64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8952" calcext:value-type="float">
            <text:p>1478540978952</text:p>
          </table:table-cell>
          <table:table-cell office:value-type="float" office:value="1478540976657" calcext:value-type="float">
            <text:p>1478540976657</text:p>
          </table:table-cell>
          <table:table-cell table:formula="of:=[.$I$2]+[.B641]" office:value-type="float" office:value="1478540978957" calcext:value-type="float">
            <text:p>1478540978957</text:p>
          </table:table-cell>
          <table:table-cell table:formula="of:=[.C641]-[.A641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952" calcext:value-type="float">
            <text:p>1478540978952</text:p>
          </table:table-cell>
          <table:table-cell office:value-type="float" office:value="1478540976660" calcext:value-type="float">
            <text:p>1478540976660</text:p>
          </table:table-cell>
          <table:table-cell table:formula="of:=[.$I$2]+[.B642]" office:value-type="float" office:value="1478540978960" calcext:value-type="float">
            <text:p>1478540978960</text:p>
          </table:table-cell>
          <table:table-cell table:formula="of:=[.C642]-[.A64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960" calcext:value-type="float">
            <text:p>1478540978960</text:p>
          </table:table-cell>
          <table:table-cell office:value-type="float" office:value="1478540976664" calcext:value-type="float">
            <text:p>1478540976664</text:p>
          </table:table-cell>
          <table:table-cell table:formula="of:=[.$I$2]+[.B643]" office:value-type="float" office:value="1478540978964" calcext:value-type="float">
            <text:p>1478540978964</text:p>
          </table:table-cell>
          <table:table-cell table:formula="of:=[.C643]-[.A64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8960" calcext:value-type="float">
            <text:p>1478540978960</text:p>
          </table:table-cell>
          <table:table-cell office:value-type="float" office:value="1478540976671" calcext:value-type="float">
            <text:p>1478540976671</text:p>
          </table:table-cell>
          <table:table-cell table:formula="of:=[.$I$2]+[.B644]" office:value-type="float" office:value="1478540978971" calcext:value-type="float">
            <text:p>1478540978971</text:p>
          </table:table-cell>
          <table:table-cell table:formula="of:=[.C644]-[.A64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969" calcext:value-type="float">
            <text:p>1478540978969</text:p>
          </table:table-cell>
          <table:table-cell office:value-type="float" office:value="1478540976675" calcext:value-type="float">
            <text:p>1478540976675</text:p>
          </table:table-cell>
          <table:table-cell table:formula="of:=[.$I$2]+[.B645]" office:value-type="float" office:value="1478540978975" calcext:value-type="float">
            <text:p>1478540978975</text:p>
          </table:table-cell>
          <table:table-cell table:formula="of:=[.C645]-[.A645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969" calcext:value-type="float">
            <text:p>1478540978969</text:p>
          </table:table-cell>
          <table:table-cell office:value-type="float" office:value="1478540976679" calcext:value-type="float">
            <text:p>1478540976679</text:p>
          </table:table-cell>
          <table:table-cell table:formula="of:=[.$I$2]+[.B646]" office:value-type="float" office:value="1478540978979" calcext:value-type="float">
            <text:p>1478540978979</text:p>
          </table:table-cell>
          <table:table-cell table:formula="of:=[.C646]-[.A64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8977" calcext:value-type="float">
            <text:p>1478540978977</text:p>
          </table:table-cell>
          <table:table-cell office:value-type="float" office:value="1478540976683" calcext:value-type="float">
            <text:p>1478540976683</text:p>
          </table:table-cell>
          <table:table-cell table:formula="of:=[.$I$2]+[.B647]" office:value-type="float" office:value="1478540978983" calcext:value-type="float">
            <text:p>1478540978983</text:p>
          </table:table-cell>
          <table:table-cell table:formula="of:=[.C647]-[.A647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8977" calcext:value-type="float">
            <text:p>1478540978977</text:p>
          </table:table-cell>
          <table:table-cell office:value-type="float" office:value="1478540976688" calcext:value-type="float">
            <text:p>1478540976688</text:p>
          </table:table-cell>
          <table:table-cell table:formula="of:=[.$I$2]+[.B648]" office:value-type="float" office:value="1478540978988" calcext:value-type="float">
            <text:p>1478540978988</text:p>
          </table:table-cell>
          <table:table-cell table:formula="of:=[.C648]-[.A648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8986" calcext:value-type="float">
            <text:p>1478540978986</text:p>
          </table:table-cell>
          <table:table-cell office:value-type="float" office:value="1478540976694" calcext:value-type="float">
            <text:p>1478540976694</text:p>
          </table:table-cell>
          <table:table-cell table:formula="of:=[.$I$2]+[.B649]" office:value-type="float" office:value="1478540978994" calcext:value-type="float">
            <text:p>1478540978994</text:p>
          </table:table-cell>
          <table:table-cell table:formula="of:=[.C649]-[.A64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8994" calcext:value-type="float">
            <text:p>1478540978994</text:p>
          </table:table-cell>
          <table:table-cell office:value-type="float" office:value="1478540976699" calcext:value-type="float">
            <text:p>1478540976699</text:p>
          </table:table-cell>
          <table:table-cell table:formula="of:=[.$I$2]+[.B650]" office:value-type="float" office:value="1478540978999" calcext:value-type="float">
            <text:p>1478540978999</text:p>
          </table:table-cell>
          <table:table-cell table:formula="of:=[.C650]-[.A65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8994" calcext:value-type="float">
            <text:p>1478540978994</text:p>
          </table:table-cell>
          <table:table-cell office:value-type="float" office:value="1478540976704" calcext:value-type="float">
            <text:p>1478540976704</text:p>
          </table:table-cell>
          <table:table-cell table:formula="of:=[.$I$2]+[.B651]" office:value-type="float" office:value="1478540979004" calcext:value-type="float">
            <text:p>1478540979004</text:p>
          </table:table-cell>
          <table:table-cell table:formula="of:=[.C651]-[.A65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002" calcext:value-type="float">
            <text:p>1478540979002</text:p>
          </table:table-cell>
          <table:table-cell office:value-type="float" office:value="1478540976713" calcext:value-type="float">
            <text:p>1478540976713</text:p>
          </table:table-cell>
          <table:table-cell table:formula="of:=[.$I$2]+[.B652]" office:value-type="float" office:value="1478540979013" calcext:value-type="float">
            <text:p>1478540979013</text:p>
          </table:table-cell>
          <table:table-cell table:formula="of:=[.C652]-[.A65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011" calcext:value-type="float">
            <text:p>1478540979011</text:p>
          </table:table-cell>
          <table:table-cell office:value-type="float" office:value="1478540976717" calcext:value-type="float">
            <text:p>1478540976717</text:p>
          </table:table-cell>
          <table:table-cell table:formula="of:=[.$I$2]+[.B653]" office:value-type="float" office:value="1478540979017" calcext:value-type="float">
            <text:p>1478540979017</text:p>
          </table:table-cell>
          <table:table-cell table:formula="of:=[.C653]-[.A65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011" calcext:value-type="float">
            <text:p>1478540979011</text:p>
          </table:table-cell>
          <table:table-cell office:value-type="float" office:value="1478540976722" calcext:value-type="float">
            <text:p>1478540976722</text:p>
          </table:table-cell>
          <table:table-cell table:formula="of:=[.$I$2]+[.B654]" office:value-type="float" office:value="1478540979022" calcext:value-type="float">
            <text:p>1478540979022</text:p>
          </table:table-cell>
          <table:table-cell table:formula="of:=[.C654]-[.A65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019" calcext:value-type="float">
            <text:p>1478540979019</text:p>
          </table:table-cell>
          <table:table-cell office:value-type="float" office:value="1478540976726" calcext:value-type="float">
            <text:p>1478540976726</text:p>
          </table:table-cell>
          <table:table-cell table:formula="of:=[.$I$2]+[.B655]" office:value-type="float" office:value="1478540979026" calcext:value-type="float">
            <text:p>1478540979026</text:p>
          </table:table-cell>
          <table:table-cell table:formula="of:=[.C655]-[.A65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019" calcext:value-type="float">
            <text:p>1478540979019</text:p>
          </table:table-cell>
          <table:table-cell office:value-type="float" office:value="1478540976731" calcext:value-type="float">
            <text:p>1478540976731</text:p>
          </table:table-cell>
          <table:table-cell table:formula="of:=[.$I$2]+[.B656]" office:value-type="float" office:value="1478540979031" calcext:value-type="float">
            <text:p>1478540979031</text:p>
          </table:table-cell>
          <table:table-cell table:formula="of:=[.C656]-[.A65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9028" calcext:value-type="float">
            <text:p>1478540979028</text:p>
          </table:table-cell>
          <table:table-cell office:value-type="float" office:value="1478540976739" calcext:value-type="float">
            <text:p>1478540976739</text:p>
          </table:table-cell>
          <table:table-cell table:formula="of:=[.$I$2]+[.B657]" office:value-type="float" office:value="1478540979039" calcext:value-type="float">
            <text:p>1478540979039</text:p>
          </table:table-cell>
          <table:table-cell table:formula="of:=[.C657]-[.A65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036" calcext:value-type="float">
            <text:p>1478540979036</text:p>
          </table:table-cell>
          <table:table-cell office:value-type="float" office:value="1478540976744" calcext:value-type="float">
            <text:p>1478540976744</text:p>
          </table:table-cell>
          <table:table-cell table:formula="of:=[.$I$2]+[.B658]" office:value-type="float" office:value="1478540979044" calcext:value-type="float">
            <text:p>1478540979044</text:p>
          </table:table-cell>
          <table:table-cell table:formula="of:=[.C658]-[.A65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044" calcext:value-type="float">
            <text:p>1478540979044</text:p>
          </table:table-cell>
          <table:table-cell office:value-type="float" office:value="1478540976751" calcext:value-type="float">
            <text:p>1478540976751</text:p>
          </table:table-cell>
          <table:table-cell table:formula="of:=[.$I$2]+[.B659]" office:value-type="float" office:value="1478540979051" calcext:value-type="float">
            <text:p>1478540979051</text:p>
          </table:table-cell>
          <table:table-cell table:formula="of:=[.C659]-[.A659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053" calcext:value-type="float">
            <text:p>1478540979053</text:p>
          </table:table-cell>
          <table:table-cell office:value-type="float" office:value="1478540976758" calcext:value-type="float">
            <text:p>1478540976758</text:p>
          </table:table-cell>
          <table:table-cell table:formula="of:=[.$I$2]+[.B660]" office:value-type="float" office:value="1478540979058" calcext:value-type="float">
            <text:p>1478540979058</text:p>
          </table:table-cell>
          <table:table-cell table:formula="of:=[.C660]-[.A66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053" calcext:value-type="float">
            <text:p>1478540979053</text:p>
          </table:table-cell>
          <table:table-cell office:value-type="float" office:value="1478540976765" calcext:value-type="float">
            <text:p>1478540976765</text:p>
          </table:table-cell>
          <table:table-cell table:formula="of:=[.$I$2]+[.B661]" office:value-type="float" office:value="1478540979065" calcext:value-type="float">
            <text:p>1478540979065</text:p>
          </table:table-cell>
          <table:table-cell table:formula="of:=[.C661]-[.A66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9061" calcext:value-type="float">
            <text:p>1478540979061</text:p>
          </table:table-cell>
          <table:table-cell office:value-type="float" office:value="1478540976773" calcext:value-type="float">
            <text:p>1478540976773</text:p>
          </table:table-cell>
          <table:table-cell table:formula="of:=[.$I$2]+[.B662]" office:value-type="float" office:value="1478540979073" calcext:value-type="float">
            <text:p>1478540979073</text:p>
          </table:table-cell>
          <table:table-cell table:formula="of:=[.C662]-[.A66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9070" calcext:value-type="float">
            <text:p>1478540979070</text:p>
          </table:table-cell>
          <table:table-cell office:value-type="float" office:value="1478540976779" calcext:value-type="float">
            <text:p>1478540976779</text:p>
          </table:table-cell>
          <table:table-cell table:formula="of:=[.$I$2]+[.B663]" office:value-type="float" office:value="1478540979079" calcext:value-type="float">
            <text:p>1478540979079</text:p>
          </table:table-cell>
          <table:table-cell table:formula="of:=[.C663]-[.A66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078" calcext:value-type="float">
            <text:p>1478540979078</text:p>
          </table:table-cell>
          <table:table-cell office:value-type="float" office:value="1478540976786" calcext:value-type="float">
            <text:p>1478540976786</text:p>
          </table:table-cell>
          <table:table-cell table:formula="of:=[.$I$2]+[.B664]" office:value-type="float" office:value="1478540979086" calcext:value-type="float">
            <text:p>1478540979086</text:p>
          </table:table-cell>
          <table:table-cell table:formula="of:=[.C664]-[.A66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086" calcext:value-type="float">
            <text:p>1478540979086</text:p>
          </table:table-cell>
          <table:table-cell office:value-type="float" office:value="1478540976793" calcext:value-type="float">
            <text:p>1478540976793</text:p>
          </table:table-cell>
          <table:table-cell table:formula="of:=[.$I$2]+[.B665]" office:value-type="float" office:value="1478540979093" calcext:value-type="float">
            <text:p>1478540979093</text:p>
          </table:table-cell>
          <table:table-cell table:formula="of:=[.C665]-[.A66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095" calcext:value-type="float">
            <text:p>1478540979095</text:p>
          </table:table-cell>
          <table:table-cell office:value-type="float" office:value="1478540976799" calcext:value-type="float">
            <text:p>1478540976799</text:p>
          </table:table-cell>
          <table:table-cell table:formula="of:=[.$I$2]+[.B666]" office:value-type="float" office:value="1478540979099" calcext:value-type="float">
            <text:p>1478540979099</text:p>
          </table:table-cell>
          <table:table-cell table:formula="of:=[.C666]-[.A66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095" calcext:value-type="float">
            <text:p>1478540979095</text:p>
          </table:table-cell>
          <table:table-cell office:value-type="float" office:value="1478540976805" calcext:value-type="float">
            <text:p>1478540976805</text:p>
          </table:table-cell>
          <table:table-cell table:formula="of:=[.$I$2]+[.B667]" office:value-type="float" office:value="1478540979105" calcext:value-type="float">
            <text:p>1478540979105</text:p>
          </table:table-cell>
          <table:table-cell table:formula="of:=[.C667]-[.A66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103" calcext:value-type="float">
            <text:p>1478540979103</text:p>
          </table:table-cell>
          <table:table-cell office:value-type="float" office:value="1478540976811" calcext:value-type="float">
            <text:p>1478540976811</text:p>
          </table:table-cell>
          <table:table-cell table:formula="of:=[.$I$2]+[.B668]" office:value-type="float" office:value="1478540979111" calcext:value-type="float">
            <text:p>1478540979111</text:p>
          </table:table-cell>
          <table:table-cell table:formula="of:=[.C668]-[.A66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112" calcext:value-type="float">
            <text:p>1478540979112</text:p>
          </table:table-cell>
          <table:table-cell office:value-type="float" office:value="1478540976817" calcext:value-type="float">
            <text:p>1478540976817</text:p>
          </table:table-cell>
          <table:table-cell table:formula="of:=[.$I$2]+[.B669]" office:value-type="float" office:value="1478540979117" calcext:value-type="float">
            <text:p>1478540979117</text:p>
          </table:table-cell>
          <table:table-cell table:formula="of:=[.C669]-[.A66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112" calcext:value-type="float">
            <text:p>1478540979112</text:p>
          </table:table-cell>
          <table:table-cell office:value-type="float" office:value="1478540976823" calcext:value-type="float">
            <text:p>1478540976823</text:p>
          </table:table-cell>
          <table:table-cell table:formula="of:=[.$I$2]+[.B670]" office:value-type="float" office:value="1478540979123" calcext:value-type="float">
            <text:p>1478540979123</text:p>
          </table:table-cell>
          <table:table-cell table:formula="of:=[.C670]-[.A67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120" calcext:value-type="float">
            <text:p>1478540979120</text:p>
          </table:table-cell>
          <table:table-cell office:value-type="float" office:value="1478540976829" calcext:value-type="float">
            <text:p>1478540976829</text:p>
          </table:table-cell>
          <table:table-cell table:formula="of:=[.$I$2]+[.B671]" office:value-type="float" office:value="1478540979129" calcext:value-type="float">
            <text:p>1478540979129</text:p>
          </table:table-cell>
          <table:table-cell table:formula="of:=[.C671]-[.A67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128" calcext:value-type="float">
            <text:p>1478540979128</text:p>
          </table:table-cell>
          <table:table-cell office:value-type="float" office:value="1478540976835" calcext:value-type="float">
            <text:p>1478540976835</text:p>
          </table:table-cell>
          <table:table-cell table:formula="of:=[.$I$2]+[.B672]" office:value-type="float" office:value="1478540979135" calcext:value-type="float">
            <text:p>1478540979135</text:p>
          </table:table-cell>
          <table:table-cell table:formula="of:=[.C672]-[.A67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149" calcext:value-type="float">
            <text:p>1478540979149</text:p>
          </table:table-cell>
          <table:table-cell office:value-type="float" office:value="1478540976855" calcext:value-type="float">
            <text:p>1478540976855</text:p>
          </table:table-cell>
          <table:table-cell table:formula="of:=[.$I$2]+[.B673]" office:value-type="float" office:value="1478540979155" calcext:value-type="float">
            <text:p>1478540979155</text:p>
          </table:table-cell>
          <table:table-cell table:formula="of:=[.C673]-[.A67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156" calcext:value-type="float">
            <text:p>1478540979156</text:p>
          </table:table-cell>
          <table:table-cell office:value-type="float" office:value="1478540976866" calcext:value-type="float">
            <text:p>1478540976866</text:p>
          </table:table-cell>
          <table:table-cell table:formula="of:=[.$I$2]+[.B674]" office:value-type="float" office:value="1478540979166" calcext:value-type="float">
            <text:p>1478540979166</text:p>
          </table:table-cell>
          <table:table-cell table:formula="of:=[.C674]-[.A67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163" calcext:value-type="float">
            <text:p>1478540979163</text:p>
          </table:table-cell>
          <table:table-cell office:value-type="float" office:value="1478540976875" calcext:value-type="float">
            <text:p>1478540976875</text:p>
          </table:table-cell>
          <table:table-cell table:formula="of:=[.$I$2]+[.B675]" office:value-type="float" office:value="1478540979175" calcext:value-type="float">
            <text:p>1478540979175</text:p>
          </table:table-cell>
          <table:table-cell table:formula="of:=[.C675]-[.A675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9172" calcext:value-type="float">
            <text:p>1478540979172</text:p>
          </table:table-cell>
          <table:table-cell office:value-type="float" office:value="1478540976883" calcext:value-type="float">
            <text:p>1478540976883</text:p>
          </table:table-cell>
          <table:table-cell table:formula="of:=[.$I$2]+[.B676]" office:value-type="float" office:value="1478540979183" calcext:value-type="float">
            <text:p>1478540979183</text:p>
          </table:table-cell>
          <table:table-cell table:formula="of:=[.C676]-[.A676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180" calcext:value-type="float">
            <text:p>1478540979180</text:p>
          </table:table-cell>
          <table:table-cell office:value-type="float" office:value="1478540976889" calcext:value-type="float">
            <text:p>1478540976889</text:p>
          </table:table-cell>
          <table:table-cell table:formula="of:=[.$I$2]+[.B677]" office:value-type="float" office:value="1478540979189" calcext:value-type="float">
            <text:p>1478540979189</text:p>
          </table:table-cell>
          <table:table-cell table:formula="of:=[.C677]-[.A677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187" calcext:value-type="float">
            <text:p>1478540979187</text:p>
          </table:table-cell>
          <table:table-cell office:value-type="float" office:value="1478540976902" calcext:value-type="float">
            <text:p>1478540976902</text:p>
          </table:table-cell>
          <table:table-cell table:formula="of:=[.$I$2]+[.B678]" office:value-type="float" office:value="1478540979202" calcext:value-type="float">
            <text:p>1478540979202</text:p>
          </table:table-cell>
          <table:table-cell table:formula="of:=[.C678]-[.A678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78540979204" calcext:value-type="float">
            <text:p>1478540979204</text:p>
          </table:table-cell>
          <table:table-cell office:value-type="float" office:value="1478540976910" calcext:value-type="float">
            <text:p>1478540976910</text:p>
          </table:table-cell>
          <table:table-cell table:formula="of:=[.$I$2]+[.B679]" office:value-type="float" office:value="1478540979210" calcext:value-type="float">
            <text:p>1478540979210</text:p>
          </table:table-cell>
          <table:table-cell table:formula="of:=[.C679]-[.A679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204" calcext:value-type="float">
            <text:p>1478540979204</text:p>
          </table:table-cell>
          <table:table-cell office:value-type="float" office:value="1478540976913" calcext:value-type="float">
            <text:p>1478540976913</text:p>
          </table:table-cell>
          <table:table-cell table:formula="of:=[.$I$2]+[.B680]" office:value-type="float" office:value="1478540979213" calcext:value-type="float">
            <text:p>1478540979213</text:p>
          </table:table-cell>
          <table:table-cell table:formula="of:=[.C680]-[.A680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213" calcext:value-type="float">
            <text:p>1478540979213</text:p>
          </table:table-cell>
          <table:table-cell office:value-type="float" office:value="1478540976917" calcext:value-type="float">
            <text:p>1478540976917</text:p>
          </table:table-cell>
          <table:table-cell table:formula="of:=[.$I$2]+[.B681]" office:value-type="float" office:value="1478540979217" calcext:value-type="float">
            <text:p>1478540979217</text:p>
          </table:table-cell>
          <table:table-cell table:formula="of:=[.C681]-[.A681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13" calcext:value-type="float">
            <text:p>1478540979213</text:p>
          </table:table-cell>
          <table:table-cell office:value-type="float" office:value="1478540976920" calcext:value-type="float">
            <text:p>1478540976920</text:p>
          </table:table-cell>
          <table:table-cell table:formula="of:=[.$I$2]+[.B682]" office:value-type="float" office:value="1478540979220" calcext:value-type="float">
            <text:p>1478540979220</text:p>
          </table:table-cell>
          <table:table-cell table:formula="of:=[.C682]-[.A68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213" calcext:value-type="float">
            <text:p>1478540979213</text:p>
          </table:table-cell>
          <table:table-cell office:value-type="float" office:value="1478540976924" calcext:value-type="float">
            <text:p>1478540976924</text:p>
          </table:table-cell>
          <table:table-cell table:formula="of:=[.$I$2]+[.B683]" office:value-type="float" office:value="1478540979224" calcext:value-type="float">
            <text:p>1478540979224</text:p>
          </table:table-cell>
          <table:table-cell table:formula="of:=[.C683]-[.A68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220" calcext:value-type="float">
            <text:p>1478540979220</text:p>
          </table:table-cell>
          <table:table-cell office:value-type="float" office:value="1478540976927" calcext:value-type="float">
            <text:p>1478540976927</text:p>
          </table:table-cell>
          <table:table-cell table:formula="of:=[.$I$2]+[.B684]" office:value-type="float" office:value="1478540979227" calcext:value-type="float">
            <text:p>1478540979227</text:p>
          </table:table-cell>
          <table:table-cell table:formula="of:=[.C684]-[.A68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220" calcext:value-type="float">
            <text:p>1478540979220</text:p>
          </table:table-cell>
          <table:table-cell office:value-type="float" office:value="1478540976930" calcext:value-type="float">
            <text:p>1478540976930</text:p>
          </table:table-cell>
          <table:table-cell table:formula="of:=[.$I$2]+[.B685]" office:value-type="float" office:value="1478540979230" calcext:value-type="float">
            <text:p>1478540979230</text:p>
          </table:table-cell>
          <table:table-cell table:formula="of:=[.C685]-[.A68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229" calcext:value-type="float">
            <text:p>1478540979229</text:p>
          </table:table-cell>
          <table:table-cell office:value-type="float" office:value="1478540976933" calcext:value-type="float">
            <text:p>1478540976933</text:p>
          </table:table-cell>
          <table:table-cell table:formula="of:=[.$I$2]+[.B686]" office:value-type="float" office:value="1478540979233" calcext:value-type="float">
            <text:p>1478540979233</text:p>
          </table:table-cell>
          <table:table-cell table:formula="of:=[.C686]-[.A68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29" calcext:value-type="float">
            <text:p>1478540979229</text:p>
          </table:table-cell>
          <table:table-cell office:value-type="float" office:value="1478540976936" calcext:value-type="float">
            <text:p>1478540976936</text:p>
          </table:table-cell>
          <table:table-cell table:formula="of:=[.$I$2]+[.B687]" office:value-type="float" office:value="1478540979236" calcext:value-type="float">
            <text:p>1478540979236</text:p>
          </table:table-cell>
          <table:table-cell table:formula="of:=[.C687]-[.A68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229" calcext:value-type="float">
            <text:p>1478540979229</text:p>
          </table:table-cell>
          <table:table-cell office:value-type="float" office:value="1478540976939" calcext:value-type="float">
            <text:p>1478540976939</text:p>
          </table:table-cell>
          <table:table-cell table:formula="of:=[.$I$2]+[.B688]" office:value-type="float" office:value="1478540979239" calcext:value-type="float">
            <text:p>1478540979239</text:p>
          </table:table-cell>
          <table:table-cell table:formula="of:=[.C688]-[.A68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238" calcext:value-type="float">
            <text:p>1478540979238</text:p>
          </table:table-cell>
          <table:table-cell office:value-type="float" office:value="1478540976942" calcext:value-type="float">
            <text:p>1478540976942</text:p>
          </table:table-cell>
          <table:table-cell table:formula="of:=[.$I$2]+[.B689]" office:value-type="float" office:value="1478540979242" calcext:value-type="float">
            <text:p>1478540979242</text:p>
          </table:table-cell>
          <table:table-cell table:formula="of:=[.C689]-[.A68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38" calcext:value-type="float">
            <text:p>1478540979238</text:p>
          </table:table-cell>
          <table:table-cell office:value-type="float" office:value="1478540976946" calcext:value-type="float">
            <text:p>1478540976946</text:p>
          </table:table-cell>
          <table:table-cell table:formula="of:=[.$I$2]+[.B690]" office:value-type="float" office:value="1478540979246" calcext:value-type="float">
            <text:p>1478540979246</text:p>
          </table:table-cell>
          <table:table-cell table:formula="of:=[.C690]-[.A69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238" calcext:value-type="float">
            <text:p>1478540979238</text:p>
          </table:table-cell>
          <table:table-cell office:value-type="float" office:value="1478540976950" calcext:value-type="float">
            <text:p>1478540976950</text:p>
          </table:table-cell>
          <table:table-cell table:formula="of:=[.$I$2]+[.B691]" office:value-type="float" office:value="1478540979250" calcext:value-type="float">
            <text:p>1478540979250</text:p>
          </table:table-cell>
          <table:table-cell table:formula="of:=[.C691]-[.A691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9246" calcext:value-type="float">
            <text:p>1478540979246</text:p>
          </table:table-cell>
          <table:table-cell office:value-type="float" office:value="1478540976953" calcext:value-type="float">
            <text:p>1478540976953</text:p>
          </table:table-cell>
          <table:table-cell table:formula="of:=[.$I$2]+[.B692]" office:value-type="float" office:value="1478540979253" calcext:value-type="float">
            <text:p>1478540979253</text:p>
          </table:table-cell>
          <table:table-cell table:formula="of:=[.C692]-[.A69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246" calcext:value-type="float">
            <text:p>1478540979246</text:p>
          </table:table-cell>
          <table:table-cell office:value-type="float" office:value="1478540976956" calcext:value-type="float">
            <text:p>1478540976956</text:p>
          </table:table-cell>
          <table:table-cell table:formula="of:=[.$I$2]+[.B693]" office:value-type="float" office:value="1478540979256" calcext:value-type="float">
            <text:p>1478540979256</text:p>
          </table:table-cell>
          <table:table-cell table:formula="of:=[.C693]-[.A69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255" calcext:value-type="float">
            <text:p>1478540979255</text:p>
          </table:table-cell>
          <table:table-cell office:value-type="float" office:value="1478540976959" calcext:value-type="float">
            <text:p>1478540976959</text:p>
          </table:table-cell>
          <table:table-cell table:formula="of:=[.$I$2]+[.B694]" office:value-type="float" office:value="1478540979259" calcext:value-type="float">
            <text:p>1478540979259</text:p>
          </table:table-cell>
          <table:table-cell table:formula="of:=[.C694]-[.A69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55" calcext:value-type="float">
            <text:p>1478540979255</text:p>
          </table:table-cell>
          <table:table-cell office:value-type="float" office:value="1478540976962" calcext:value-type="float">
            <text:p>1478540976962</text:p>
          </table:table-cell>
          <table:table-cell table:formula="of:=[.$I$2]+[.B695]" office:value-type="float" office:value="1478540979262" calcext:value-type="float">
            <text:p>1478540979262</text:p>
          </table:table-cell>
          <table:table-cell table:formula="of:=[.C695]-[.A69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262" calcext:value-type="float">
            <text:p>1478540979262</text:p>
          </table:table-cell>
          <table:table-cell office:value-type="float" office:value="1478540976966" calcext:value-type="float">
            <text:p>1478540976966</text:p>
          </table:table-cell>
          <table:table-cell table:formula="of:=[.$I$2]+[.B696]" office:value-type="float" office:value="1478540979266" calcext:value-type="float">
            <text:p>1478540979266</text:p>
          </table:table-cell>
          <table:table-cell table:formula="of:=[.C696]-[.A69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62" calcext:value-type="float">
            <text:p>1478540979262</text:p>
          </table:table-cell>
          <table:table-cell office:value-type="float" office:value="1478540976969" calcext:value-type="float">
            <text:p>1478540976969</text:p>
          </table:table-cell>
          <table:table-cell table:formula="of:=[.$I$2]+[.B697]" office:value-type="float" office:value="1478540979269" calcext:value-type="float">
            <text:p>1478540979269</text:p>
          </table:table-cell>
          <table:table-cell table:formula="of:=[.C697]-[.A69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271" calcext:value-type="float">
            <text:p>1478540979271</text:p>
          </table:table-cell>
          <table:table-cell office:value-type="float" office:value="1478540976975" calcext:value-type="float">
            <text:p>1478540976975</text:p>
          </table:table-cell>
          <table:table-cell table:formula="of:=[.$I$2]+[.B698]" office:value-type="float" office:value="1478540979275" calcext:value-type="float">
            <text:p>1478540979275</text:p>
          </table:table-cell>
          <table:table-cell table:formula="of:=[.C698]-[.A698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71" calcext:value-type="float">
            <text:p>1478540979271</text:p>
          </table:table-cell>
          <table:table-cell office:value-type="float" office:value="1478540976979" calcext:value-type="float">
            <text:p>1478540976979</text:p>
          </table:table-cell>
          <table:table-cell table:formula="of:=[.$I$2]+[.B699]" office:value-type="float" office:value="1478540979279" calcext:value-type="float">
            <text:p>1478540979279</text:p>
          </table:table-cell>
          <table:table-cell table:formula="of:=[.C699]-[.A699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271" calcext:value-type="float">
            <text:p>1478540979271</text:p>
          </table:table-cell>
          <table:table-cell office:value-type="float" office:value="1478540976982" calcext:value-type="float">
            <text:p>1478540976982</text:p>
          </table:table-cell>
          <table:table-cell table:formula="of:=[.$I$2]+[.B700]" office:value-type="float" office:value="1478540979282" calcext:value-type="float">
            <text:p>1478540979282</text:p>
          </table:table-cell>
          <table:table-cell table:formula="of:=[.C700]-[.A700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279" calcext:value-type="float">
            <text:p>1478540979279</text:p>
          </table:table-cell>
          <table:table-cell office:value-type="float" office:value="1478540976985" calcext:value-type="float">
            <text:p>1478540976985</text:p>
          </table:table-cell>
          <table:table-cell table:formula="of:=[.$I$2]+[.B701]" office:value-type="float" office:value="1478540979285" calcext:value-type="float">
            <text:p>1478540979285</text:p>
          </table:table-cell>
          <table:table-cell table:formula="of:=[.C701]-[.A701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288" calcext:value-type="float">
            <text:p>1478540979288</text:p>
          </table:table-cell>
          <table:table-cell office:value-type="float" office:value="1478540976992" calcext:value-type="float">
            <text:p>1478540976992</text:p>
          </table:table-cell>
          <table:table-cell table:formula="of:=[.$I$2]+[.B702]" office:value-type="float" office:value="1478540979292" calcext:value-type="float">
            <text:p>1478540979292</text:p>
          </table:table-cell>
          <table:table-cell table:formula="of:=[.C702]-[.A70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88" calcext:value-type="float">
            <text:p>1478540979288</text:p>
          </table:table-cell>
          <table:table-cell office:value-type="float" office:value="1478540976998" calcext:value-type="float">
            <text:p>1478540976998</text:p>
          </table:table-cell>
          <table:table-cell table:formula="of:=[.$I$2]+[.B703]" office:value-type="float" office:value="1478540979298" calcext:value-type="float">
            <text:p>1478540979298</text:p>
          </table:table-cell>
          <table:table-cell table:formula="of:=[.C703]-[.A70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297" calcext:value-type="float">
            <text:p>1478540979297</text:p>
          </table:table-cell>
          <table:table-cell office:value-type="float" office:value="1478540977001" calcext:value-type="float">
            <text:p>1478540977001</text:p>
          </table:table-cell>
          <table:table-cell table:formula="of:=[.$I$2]+[.B704]" office:value-type="float" office:value="1478540979301" calcext:value-type="float">
            <text:p>1478540979301</text:p>
          </table:table-cell>
          <table:table-cell table:formula="of:=[.C704]-[.A70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297" calcext:value-type="float">
            <text:p>1478540979297</text:p>
          </table:table-cell>
          <table:table-cell office:value-type="float" office:value="1478540977006" calcext:value-type="float">
            <text:p>1478540977006</text:p>
          </table:table-cell>
          <table:table-cell table:formula="of:=[.$I$2]+[.B705]" office:value-type="float" office:value="1478540979306" calcext:value-type="float">
            <text:p>1478540979306</text:p>
          </table:table-cell>
          <table:table-cell table:formula="of:=[.C705]-[.A705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306" calcext:value-type="float">
            <text:p>1478540979306</text:p>
          </table:table-cell>
          <table:table-cell office:value-type="float" office:value="1478540977010" calcext:value-type="float">
            <text:p>1478540977010</text:p>
          </table:table-cell>
          <table:table-cell table:formula="of:=[.$I$2]+[.B706]" office:value-type="float" office:value="1478540979310" calcext:value-type="float">
            <text:p>1478540979310</text:p>
          </table:table-cell>
          <table:table-cell table:formula="of:=[.C706]-[.A70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306" calcext:value-type="float">
            <text:p>1478540979306</text:p>
          </table:table-cell>
          <table:table-cell office:value-type="float" office:value="1478540977013" calcext:value-type="float">
            <text:p>1478540977013</text:p>
          </table:table-cell>
          <table:table-cell table:formula="of:=[.$I$2]+[.B707]" office:value-type="float" office:value="1478540979313" calcext:value-type="float">
            <text:p>1478540979313</text:p>
          </table:table-cell>
          <table:table-cell table:formula="of:=[.C707]-[.A70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314" calcext:value-type="float">
            <text:p>1478540979314</text:p>
          </table:table-cell>
          <table:table-cell office:value-type="float" office:value="1478540977020" calcext:value-type="float">
            <text:p>1478540977020</text:p>
          </table:table-cell>
          <table:table-cell table:formula="of:=[.$I$2]+[.B708]" office:value-type="float" office:value="1478540979320" calcext:value-type="float">
            <text:p>1478540979320</text:p>
          </table:table-cell>
          <table:table-cell table:formula="of:=[.C708]-[.A70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314" calcext:value-type="float">
            <text:p>1478540979314</text:p>
          </table:table-cell>
          <table:table-cell office:value-type="float" office:value="1478540977033" calcext:value-type="float">
            <text:p>1478540977033</text:p>
          </table:table-cell>
          <table:table-cell table:formula="of:=[.$I$2]+[.B709]" office:value-type="float" office:value="1478540979333" calcext:value-type="float">
            <text:p>1478540979333</text:p>
          </table:table-cell>
          <table:table-cell table:formula="of:=[.C709]-[.A709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78540979330" calcext:value-type="float">
            <text:p>1478540979330</text:p>
          </table:table-cell>
          <table:table-cell office:value-type="float" office:value="1478540977036" calcext:value-type="float">
            <text:p>1478540977036</text:p>
          </table:table-cell>
          <table:table-cell table:formula="of:=[.$I$2]+[.B710]" office:value-type="float" office:value="1478540979336" calcext:value-type="float">
            <text:p>1478540979336</text:p>
          </table:table-cell>
          <table:table-cell table:formula="of:=[.C710]-[.A710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330" calcext:value-type="float">
            <text:p>1478540979330</text:p>
          </table:table-cell>
          <table:table-cell office:value-type="float" office:value="1478540977040" calcext:value-type="float">
            <text:p>1478540977040</text:p>
          </table:table-cell>
          <table:table-cell table:formula="of:=[.$I$2]+[.B711]" office:value-type="float" office:value="1478540979340" calcext:value-type="float">
            <text:p>1478540979340</text:p>
          </table:table-cell>
          <table:table-cell table:formula="of:=[.C711]-[.A711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339" calcext:value-type="float">
            <text:p>1478540979339</text:p>
          </table:table-cell>
          <table:table-cell office:value-type="float" office:value="1478540977043" calcext:value-type="float">
            <text:p>1478540977043</text:p>
          </table:table-cell>
          <table:table-cell table:formula="of:=[.$I$2]+[.B712]" office:value-type="float" office:value="1478540979343" calcext:value-type="float">
            <text:p>1478540979343</text:p>
          </table:table-cell>
          <table:table-cell table:formula="of:=[.C712]-[.A71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339" calcext:value-type="float">
            <text:p>1478540979339</text:p>
          </table:table-cell>
          <table:table-cell office:value-type="float" office:value="1478540977048" calcext:value-type="float">
            <text:p>1478540977048</text:p>
          </table:table-cell>
          <table:table-cell table:formula="of:=[.$I$2]+[.B713]" office:value-type="float" office:value="1478540979348" calcext:value-type="float">
            <text:p>1478540979348</text:p>
          </table:table-cell>
          <table:table-cell table:formula="of:=[.C713]-[.A71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347" calcext:value-type="float">
            <text:p>1478540979347</text:p>
          </table:table-cell>
          <table:table-cell office:value-type="float" office:value="1478540977051" calcext:value-type="float">
            <text:p>1478540977051</text:p>
          </table:table-cell>
          <table:table-cell table:formula="of:=[.$I$2]+[.B714]" office:value-type="float" office:value="1478540979351" calcext:value-type="float">
            <text:p>1478540979351</text:p>
          </table:table-cell>
          <table:table-cell table:formula="of:=[.C714]-[.A71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347" calcext:value-type="float">
            <text:p>1478540979347</text:p>
          </table:table-cell>
          <table:table-cell office:value-type="float" office:value="1478540977054" calcext:value-type="float">
            <text:p>1478540977054</text:p>
          </table:table-cell>
          <table:table-cell table:formula="of:=[.$I$2]+[.B715]" office:value-type="float" office:value="1478540979354" calcext:value-type="float">
            <text:p>1478540979354</text:p>
          </table:table-cell>
          <table:table-cell table:formula="of:=[.C715]-[.A71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347" calcext:value-type="float">
            <text:p>1478540979347</text:p>
          </table:table-cell>
          <table:table-cell office:value-type="float" office:value="1478540977057" calcext:value-type="float">
            <text:p>1478540977057</text:p>
          </table:table-cell>
          <table:table-cell table:formula="of:=[.$I$2]+[.B716]" office:value-type="float" office:value="1478540979357" calcext:value-type="float">
            <text:p>1478540979357</text:p>
          </table:table-cell>
          <table:table-cell table:formula="of:=[.C716]-[.A71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356" calcext:value-type="float">
            <text:p>1478540979356</text:p>
          </table:table-cell>
          <table:table-cell office:value-type="float" office:value="1478540977061" calcext:value-type="float">
            <text:p>1478540977061</text:p>
          </table:table-cell>
          <table:table-cell table:formula="of:=[.$I$2]+[.B717]" office:value-type="float" office:value="1478540979361" calcext:value-type="float">
            <text:p>1478540979361</text:p>
          </table:table-cell>
          <table:table-cell table:formula="of:=[.C717]-[.A71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356" calcext:value-type="float">
            <text:p>1478540979356</text:p>
          </table:table-cell>
          <table:table-cell office:value-type="float" office:value="1478540977064" calcext:value-type="float">
            <text:p>1478540977064</text:p>
          </table:table-cell>
          <table:table-cell table:formula="of:=[.$I$2]+[.B718]" office:value-type="float" office:value="1478540979364" calcext:value-type="float">
            <text:p>1478540979364</text:p>
          </table:table-cell>
          <table:table-cell table:formula="of:=[.C718]-[.A71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364" calcext:value-type="float">
            <text:p>1478540979364</text:p>
          </table:table-cell>
          <table:table-cell office:value-type="float" office:value="1478540977068" calcext:value-type="float">
            <text:p>1478540977068</text:p>
          </table:table-cell>
          <table:table-cell table:formula="of:=[.$I$2]+[.B719]" office:value-type="float" office:value="1478540979368" calcext:value-type="float">
            <text:p>1478540979368</text:p>
          </table:table-cell>
          <table:table-cell table:formula="of:=[.C719]-[.A719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364" calcext:value-type="float">
            <text:p>1478540979364</text:p>
          </table:table-cell>
          <table:table-cell office:value-type="float" office:value="1478540977072" calcext:value-type="float">
            <text:p>1478540977072</text:p>
          </table:table-cell>
          <table:table-cell table:formula="of:=[.$I$2]+[.B720]" office:value-type="float" office:value="1478540979372" calcext:value-type="float">
            <text:p>1478540979372</text:p>
          </table:table-cell>
          <table:table-cell table:formula="of:=[.C720]-[.A72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372" calcext:value-type="float">
            <text:p>1478540979372</text:p>
          </table:table-cell>
          <table:table-cell office:value-type="float" office:value="1478540977083" calcext:value-type="float">
            <text:p>1478540977083</text:p>
          </table:table-cell>
          <table:table-cell table:formula="of:=[.$I$2]+[.B721]" office:value-type="float" office:value="1478540979383" calcext:value-type="float">
            <text:p>1478540979383</text:p>
          </table:table-cell>
          <table:table-cell table:formula="of:=[.C721]-[.A72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380" calcext:value-type="float">
            <text:p>1478540979380</text:p>
          </table:table-cell>
          <table:table-cell office:value-type="float" office:value="1478540977087" calcext:value-type="float">
            <text:p>1478540977087</text:p>
          </table:table-cell>
          <table:table-cell table:formula="of:=[.$I$2]+[.B722]" office:value-type="float" office:value="1478540979387" calcext:value-type="float">
            <text:p>1478540979387</text:p>
          </table:table-cell>
          <table:table-cell table:formula="of:=[.C722]-[.A722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380" calcext:value-type="float">
            <text:p>1478540979380</text:p>
          </table:table-cell>
          <table:table-cell office:value-type="float" office:value="1478540977091" calcext:value-type="float">
            <text:p>1478540977091</text:p>
          </table:table-cell>
          <table:table-cell table:formula="of:=[.$I$2]+[.B723]" office:value-type="float" office:value="1478540979391" calcext:value-type="float">
            <text:p>1478540979391</text:p>
          </table:table-cell>
          <table:table-cell table:formula="of:=[.C723]-[.A723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390" calcext:value-type="float">
            <text:p>1478540979390</text:p>
          </table:table-cell>
          <table:table-cell office:value-type="float" office:value="1478540977095" calcext:value-type="float">
            <text:p>1478540977095</text:p>
          </table:table-cell>
          <table:table-cell table:formula="of:=[.$I$2]+[.B724]" office:value-type="float" office:value="1478540979395" calcext:value-type="float">
            <text:p>1478540979395</text:p>
          </table:table-cell>
          <table:table-cell table:formula="of:=[.C724]-[.A72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390" calcext:value-type="float">
            <text:p>1478540979390</text:p>
          </table:table-cell>
          <table:table-cell office:value-type="float" office:value="1478540977101" calcext:value-type="float">
            <text:p>1478540977101</text:p>
          </table:table-cell>
          <table:table-cell table:formula="of:=[.$I$2]+[.B725]" office:value-type="float" office:value="1478540979401" calcext:value-type="float">
            <text:p>1478540979401</text:p>
          </table:table-cell>
          <table:table-cell table:formula="of:=[.C725]-[.A72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397" calcext:value-type="float">
            <text:p>1478540979397</text:p>
          </table:table-cell>
          <table:table-cell office:value-type="float" office:value="1478540977105" calcext:value-type="float">
            <text:p>1478540977105</text:p>
          </table:table-cell>
          <table:table-cell table:formula="of:=[.$I$2]+[.B726]" office:value-type="float" office:value="1478540979405" calcext:value-type="float">
            <text:p>1478540979405</text:p>
          </table:table-cell>
          <table:table-cell table:formula="of:=[.C726]-[.A72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397" calcext:value-type="float">
            <text:p>1478540979397</text:p>
          </table:table-cell>
          <table:table-cell office:value-type="float" office:value="1478540977109" calcext:value-type="float">
            <text:p>1478540977109</text:p>
          </table:table-cell>
          <table:table-cell table:formula="of:=[.$I$2]+[.B727]" office:value-type="float" office:value="1478540979409" calcext:value-type="float">
            <text:p>1478540979409</text:p>
          </table:table-cell>
          <table:table-cell table:formula="of:=[.C727]-[.A72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78540979406" calcext:value-type="float">
            <text:p>1478540979406</text:p>
          </table:table-cell>
          <table:table-cell office:value-type="float" office:value="1478540977112" calcext:value-type="float">
            <text:p>1478540977112</text:p>
          </table:table-cell>
          <table:table-cell table:formula="of:=[.$I$2]+[.B728]" office:value-type="float" office:value="1478540979412" calcext:value-type="float">
            <text:p>1478540979412</text:p>
          </table:table-cell>
          <table:table-cell table:formula="of:=[.C728]-[.A72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406" calcext:value-type="float">
            <text:p>1478540979406</text:p>
          </table:table-cell>
          <table:table-cell office:value-type="float" office:value="1478540977115" calcext:value-type="float">
            <text:p>1478540977115</text:p>
          </table:table-cell>
          <table:table-cell table:formula="of:=[.$I$2]+[.B729]" office:value-type="float" office:value="1478540979415" calcext:value-type="float">
            <text:p>1478540979415</text:p>
          </table:table-cell>
          <table:table-cell table:formula="of:=[.C729]-[.A72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414" calcext:value-type="float">
            <text:p>1478540979414</text:p>
          </table:table-cell>
          <table:table-cell office:value-type="float" office:value="1478540977118" calcext:value-type="float">
            <text:p>1478540977118</text:p>
          </table:table-cell>
          <table:table-cell table:formula="of:=[.$I$2]+[.B730]" office:value-type="float" office:value="1478540979418" calcext:value-type="float">
            <text:p>1478540979418</text:p>
          </table:table-cell>
          <table:table-cell table:formula="of:=[.C730]-[.A73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414" calcext:value-type="float">
            <text:p>1478540979414</text:p>
          </table:table-cell>
          <table:table-cell office:value-type="float" office:value="1478540977121" calcext:value-type="float">
            <text:p>1478540977121</text:p>
          </table:table-cell>
          <table:table-cell table:formula="of:=[.$I$2]+[.B731]" office:value-type="float" office:value="1478540979421" calcext:value-type="float">
            <text:p>1478540979421</text:p>
          </table:table-cell>
          <table:table-cell table:formula="of:=[.C731]-[.A731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414" calcext:value-type="float">
            <text:p>1478540979414</text:p>
          </table:table-cell>
          <table:table-cell office:value-type="float" office:value="1478540977124" calcext:value-type="float">
            <text:p>1478540977124</text:p>
          </table:table-cell>
          <table:table-cell table:formula="of:=[.$I$2]+[.B732]" office:value-type="float" office:value="1478540979424" calcext:value-type="float">
            <text:p>1478540979424</text:p>
          </table:table-cell>
          <table:table-cell table:formula="of:=[.C732]-[.A732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422" calcext:value-type="float">
            <text:p>1478540979422</text:p>
          </table:table-cell>
          <table:table-cell office:value-type="float" office:value="1478540977129" calcext:value-type="float">
            <text:p>1478540977129</text:p>
          </table:table-cell>
          <table:table-cell table:formula="of:=[.$I$2]+[.B733]" office:value-type="float" office:value="1478540979429" calcext:value-type="float">
            <text:p>1478540979429</text:p>
          </table:table-cell>
          <table:table-cell table:formula="of:=[.C733]-[.A73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430" calcext:value-type="float">
            <text:p>1478540979430</text:p>
          </table:table-cell>
          <table:table-cell office:value-type="float" office:value="1478540977134" calcext:value-type="float">
            <text:p>1478540977134</text:p>
          </table:table-cell>
          <table:table-cell table:formula="of:=[.$I$2]+[.B734]" office:value-type="float" office:value="1478540979434" calcext:value-type="float">
            <text:p>1478540979434</text:p>
          </table:table-cell>
          <table:table-cell table:formula="of:=[.C734]-[.A73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430" calcext:value-type="float">
            <text:p>1478540979430</text:p>
          </table:table-cell>
          <table:table-cell office:value-type="float" office:value="1478540977140" calcext:value-type="float">
            <text:p>1478540977140</text:p>
          </table:table-cell>
          <table:table-cell table:formula="of:=[.$I$2]+[.B735]" office:value-type="float" office:value="1478540979440" calcext:value-type="float">
            <text:p>1478540979440</text:p>
          </table:table-cell>
          <table:table-cell table:formula="of:=[.C735]-[.A73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439" calcext:value-type="float">
            <text:p>1478540979439</text:p>
          </table:table-cell>
          <table:table-cell office:value-type="float" office:value="1478540977143" calcext:value-type="float">
            <text:p>1478540977143</text:p>
          </table:table-cell>
          <table:table-cell table:formula="of:=[.$I$2]+[.B736]" office:value-type="float" office:value="1478540979443" calcext:value-type="float">
            <text:p>1478540979443</text:p>
          </table:table-cell>
          <table:table-cell table:formula="of:=[.C736]-[.A73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439" calcext:value-type="float">
            <text:p>1478540979439</text:p>
          </table:table-cell>
          <table:table-cell office:value-type="float" office:value="1478540977146" calcext:value-type="float">
            <text:p>1478540977146</text:p>
          </table:table-cell>
          <table:table-cell table:formula="of:=[.$I$2]+[.B737]" office:value-type="float" office:value="1478540979446" calcext:value-type="float">
            <text:p>1478540979446</text:p>
          </table:table-cell>
          <table:table-cell table:formula="of:=[.C737]-[.A73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439" calcext:value-type="float">
            <text:p>1478540979439</text:p>
          </table:table-cell>
          <table:table-cell office:value-type="float" office:value="1478540977149" calcext:value-type="float">
            <text:p>1478540977149</text:p>
          </table:table-cell>
          <table:table-cell table:formula="of:=[.$I$2]+[.B738]" office:value-type="float" office:value="1478540979449" calcext:value-type="float">
            <text:p>1478540979449</text:p>
          </table:table-cell>
          <table:table-cell table:formula="of:=[.C738]-[.A73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447" calcext:value-type="float">
            <text:p>1478540979447</text:p>
          </table:table-cell>
          <table:table-cell office:value-type="float" office:value="1478540977152" calcext:value-type="float">
            <text:p>1478540977152</text:p>
          </table:table-cell>
          <table:table-cell table:formula="of:=[.$I$2]+[.B739]" office:value-type="float" office:value="1478540979452" calcext:value-type="float">
            <text:p>1478540979452</text:p>
          </table:table-cell>
          <table:table-cell table:formula="of:=[.C739]-[.A739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447" calcext:value-type="float">
            <text:p>1478540979447</text:p>
          </table:table-cell>
          <table:table-cell office:value-type="float" office:value="1478540977155" calcext:value-type="float">
            <text:p>1478540977155</text:p>
          </table:table-cell>
          <table:table-cell table:formula="of:=[.$I$2]+[.B740]" office:value-type="float" office:value="1478540979455" calcext:value-type="float">
            <text:p>1478540979455</text:p>
          </table:table-cell>
          <table:table-cell table:formula="of:=[.C740]-[.A740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447" calcext:value-type="float">
            <text:p>1478540979447</text:p>
          </table:table-cell>
          <table:table-cell office:value-type="float" office:value="1478540977158" calcext:value-type="float">
            <text:p>1478540977158</text:p>
          </table:table-cell>
          <table:table-cell table:formula="of:=[.$I$2]+[.B741]" office:value-type="float" office:value="1478540979458" calcext:value-type="float">
            <text:p>1478540979458</text:p>
          </table:table-cell>
          <table:table-cell table:formula="of:=[.C741]-[.A74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456" calcext:value-type="float">
            <text:p>1478540979456</text:p>
          </table:table-cell>
          <table:table-cell office:value-type="float" office:value="1478540977161" calcext:value-type="float">
            <text:p>1478540977161</text:p>
          </table:table-cell>
          <table:table-cell table:formula="of:=[.$I$2]+[.B742]" office:value-type="float" office:value="1478540979461" calcext:value-type="float">
            <text:p>1478540979461</text:p>
          </table:table-cell>
          <table:table-cell table:formula="of:=[.C742]-[.A74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456" calcext:value-type="float">
            <text:p>1478540979456</text:p>
          </table:table-cell>
          <table:table-cell office:value-type="float" office:value="1478540977164" calcext:value-type="float">
            <text:p>1478540977164</text:p>
          </table:table-cell>
          <table:table-cell table:formula="of:=[.$I$2]+[.B743]" office:value-type="float" office:value="1478540979464" calcext:value-type="float">
            <text:p>1478540979464</text:p>
          </table:table-cell>
          <table:table-cell table:formula="of:=[.C743]-[.A7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456" calcext:value-type="float">
            <text:p>1478540979456</text:p>
          </table:table-cell>
          <table:table-cell office:value-type="float" office:value="1478540977166" calcext:value-type="float">
            <text:p>1478540977166</text:p>
          </table:table-cell>
          <table:table-cell table:formula="of:=[.$I$2]+[.B744]" office:value-type="float" office:value="1478540979466" calcext:value-type="float">
            <text:p>1478540979466</text:p>
          </table:table-cell>
          <table:table-cell table:formula="of:=[.C744]-[.A74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465" calcext:value-type="float">
            <text:p>1478540979465</text:p>
          </table:table-cell>
          <table:table-cell office:value-type="float" office:value="1478540977170" calcext:value-type="float">
            <text:p>1478540977170</text:p>
          </table:table-cell>
          <table:table-cell table:formula="of:=[.$I$2]+[.B745]" office:value-type="float" office:value="1478540979470" calcext:value-type="float">
            <text:p>1478540979470</text:p>
          </table:table-cell>
          <table:table-cell table:formula="of:=[.C745]-[.A74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465" calcext:value-type="float">
            <text:p>1478540979465</text:p>
          </table:table-cell>
          <table:table-cell office:value-type="float" office:value="1478540977172" calcext:value-type="float">
            <text:p>1478540977172</text:p>
          </table:table-cell>
          <table:table-cell table:formula="of:=[.$I$2]+[.B746]" office:value-type="float" office:value="1478540979472" calcext:value-type="float">
            <text:p>1478540979472</text:p>
          </table:table-cell>
          <table:table-cell table:formula="of:=[.C746]-[.A746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465" calcext:value-type="float">
            <text:p>1478540979465</text:p>
          </table:table-cell>
          <table:table-cell office:value-type="float" office:value="1478540977175" calcext:value-type="float">
            <text:p>1478540977175</text:p>
          </table:table-cell>
          <table:table-cell table:formula="of:=[.$I$2]+[.B747]" office:value-type="float" office:value="1478540979475" calcext:value-type="float">
            <text:p>1478540979475</text:p>
          </table:table-cell>
          <table:table-cell table:formula="of:=[.C747]-[.A74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472" calcext:value-type="float">
            <text:p>1478540979472</text:p>
          </table:table-cell>
          <table:table-cell office:value-type="float" office:value="1478540977178" calcext:value-type="float">
            <text:p>1478540977178</text:p>
          </table:table-cell>
          <table:table-cell table:formula="of:=[.$I$2]+[.B748]" office:value-type="float" office:value="1478540979478" calcext:value-type="float">
            <text:p>1478540979478</text:p>
          </table:table-cell>
          <table:table-cell table:formula="of:=[.C748]-[.A74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472" calcext:value-type="float">
            <text:p>1478540979472</text:p>
          </table:table-cell>
          <table:table-cell office:value-type="float" office:value="1478540977183" calcext:value-type="float">
            <text:p>1478540977183</text:p>
          </table:table-cell>
          <table:table-cell table:formula="of:=[.$I$2]+[.B749]" office:value-type="float" office:value="1478540979483" calcext:value-type="float">
            <text:p>1478540979483</text:p>
          </table:table-cell>
          <table:table-cell table:formula="of:=[.C749]-[.A74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481" calcext:value-type="float">
            <text:p>1478540979481</text:p>
          </table:table-cell>
          <table:table-cell office:value-type="float" office:value="1478540977186" calcext:value-type="float">
            <text:p>1478540977186</text:p>
          </table:table-cell>
          <table:table-cell table:formula="of:=[.$I$2]+[.B750]" office:value-type="float" office:value="1478540979486" calcext:value-type="float">
            <text:p>1478540979486</text:p>
          </table:table-cell>
          <table:table-cell table:formula="of:=[.C750]-[.A750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481" calcext:value-type="float">
            <text:p>1478540979481</text:p>
          </table:table-cell>
          <table:table-cell office:value-type="float" office:value="1478540977189" calcext:value-type="float">
            <text:p>1478540977189</text:p>
          </table:table-cell>
          <table:table-cell table:formula="of:=[.$I$2]+[.B751]" office:value-type="float" office:value="1478540979489" calcext:value-type="float">
            <text:p>1478540979489</text:p>
          </table:table-cell>
          <table:table-cell table:formula="of:=[.C751]-[.A751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481" calcext:value-type="float">
            <text:p>1478540979481</text:p>
          </table:table-cell>
          <table:table-cell office:value-type="float" office:value="1478540977192" calcext:value-type="float">
            <text:p>1478540977192</text:p>
          </table:table-cell>
          <table:table-cell table:formula="of:=[.$I$2]+[.B752]" office:value-type="float" office:value="1478540979492" calcext:value-type="float">
            <text:p>1478540979492</text:p>
          </table:table-cell>
          <table:table-cell table:formula="of:=[.C752]-[.A75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489" calcext:value-type="float">
            <text:p>1478540979489</text:p>
          </table:table-cell>
          <table:table-cell office:value-type="float" office:value="1478540977195" calcext:value-type="float">
            <text:p>1478540977195</text:p>
          </table:table-cell>
          <table:table-cell table:formula="of:=[.$I$2]+[.B753]" office:value-type="float" office:value="1478540979495" calcext:value-type="float">
            <text:p>1478540979495</text:p>
          </table:table-cell>
          <table:table-cell table:formula="of:=[.C753]-[.A75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489" calcext:value-type="float">
            <text:p>1478540979489</text:p>
          </table:table-cell>
          <table:table-cell office:value-type="float" office:value="1478540977198" calcext:value-type="float">
            <text:p>1478540977198</text:p>
          </table:table-cell>
          <table:table-cell table:formula="of:=[.$I$2]+[.B754]" office:value-type="float" office:value="1478540979498" calcext:value-type="float">
            <text:p>1478540979498</text:p>
          </table:table-cell>
          <table:table-cell table:formula="of:=[.C754]-[.A75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498" calcext:value-type="float">
            <text:p>1478540979498</text:p>
          </table:table-cell>
          <table:table-cell office:value-type="float" office:value="1478540977203" calcext:value-type="float">
            <text:p>1478540977203</text:p>
          </table:table-cell>
          <table:table-cell table:formula="of:=[.$I$2]+[.B755]" office:value-type="float" office:value="1478540979503" calcext:value-type="float">
            <text:p>1478540979503</text:p>
          </table:table-cell>
          <table:table-cell table:formula="of:=[.C755]-[.A75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498" calcext:value-type="float">
            <text:p>1478540979498</text:p>
          </table:table-cell>
          <table:table-cell office:value-type="float" office:value="1478540977206" calcext:value-type="float">
            <text:p>1478540977206</text:p>
          </table:table-cell>
          <table:table-cell table:formula="of:=[.$I$2]+[.B756]" office:value-type="float" office:value="1478540979506" calcext:value-type="float">
            <text:p>1478540979506</text:p>
          </table:table-cell>
          <table:table-cell table:formula="of:=[.C756]-[.A75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498" calcext:value-type="float">
            <text:p>1478540979498</text:p>
          </table:table-cell>
          <table:table-cell office:value-type="float" office:value="1478540977209" calcext:value-type="float">
            <text:p>1478540977209</text:p>
          </table:table-cell>
          <table:table-cell table:formula="of:=[.$I$2]+[.B757]" office:value-type="float" office:value="1478540979509" calcext:value-type="float">
            <text:p>1478540979509</text:p>
          </table:table-cell>
          <table:table-cell table:formula="of:=[.C757]-[.A75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506" calcext:value-type="float">
            <text:p>1478540979506</text:p>
          </table:table-cell>
          <table:table-cell office:value-type="float" office:value="1478540977212" calcext:value-type="float">
            <text:p>1478540977212</text:p>
          </table:table-cell>
          <table:table-cell table:formula="of:=[.$I$2]+[.B758]" office:value-type="float" office:value="1478540979512" calcext:value-type="float">
            <text:p>1478540979512</text:p>
          </table:table-cell>
          <table:table-cell table:formula="of:=[.C758]-[.A758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78540979506" calcext:value-type="float">
            <text:p>1478540979506</text:p>
          </table:table-cell>
          <table:table-cell office:value-type="float" office:value="1478540977215" calcext:value-type="float">
            <text:p>1478540977215</text:p>
          </table:table-cell>
          <table:table-cell table:formula="of:=[.$I$2]+[.B759]" office:value-type="float" office:value="1478540979515" calcext:value-type="float">
            <text:p>1478540979515</text:p>
          </table:table-cell>
          <table:table-cell table:formula="of:=[.C759]-[.A75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514" calcext:value-type="float">
            <text:p>1478540979514</text:p>
          </table:table-cell>
          <table:table-cell office:value-type="float" office:value="1478540977218" calcext:value-type="float">
            <text:p>1478540977218</text:p>
          </table:table-cell>
          <table:table-cell table:formula="of:=[.$I$2]+[.B760]" office:value-type="float" office:value="1478540979518" calcext:value-type="float">
            <text:p>1478540979518</text:p>
          </table:table-cell>
          <table:table-cell table:formula="of:=[.C760]-[.A76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78540979514" calcext:value-type="float">
            <text:p>1478540979514</text:p>
          </table:table-cell>
          <table:table-cell office:value-type="float" office:value="1478540977222" calcext:value-type="float">
            <text:p>1478540977222</text:p>
          </table:table-cell>
          <table:table-cell table:formula="of:=[.$I$2]+[.B761]" office:value-type="float" office:value="1478540979522" calcext:value-type="float">
            <text:p>1478540979522</text:p>
          </table:table-cell>
          <table:table-cell table:formula="of:=[.C761]-[.A761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478540979514" calcext:value-type="float">
            <text:p>1478540979514</text:p>
          </table:table-cell>
          <table:table-cell office:value-type="float" office:value="1478540977225" calcext:value-type="float">
            <text:p>1478540977225</text:p>
          </table:table-cell>
          <table:table-cell table:formula="of:=[.$I$2]+[.B762]" office:value-type="float" office:value="1478540979525" calcext:value-type="float">
            <text:p>1478540979525</text:p>
          </table:table-cell>
          <table:table-cell table:formula="of:=[.C762]-[.A76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523" calcext:value-type="float">
            <text:p>1478540979523</text:p>
          </table:table-cell>
          <table:table-cell office:value-type="float" office:value="1478540977230" calcext:value-type="float">
            <text:p>1478540977230</text:p>
          </table:table-cell>
          <table:table-cell table:formula="of:=[.$I$2]+[.B763]" office:value-type="float" office:value="1478540979530" calcext:value-type="float">
            <text:p>1478540979530</text:p>
          </table:table-cell>
          <table:table-cell table:formula="of:=[.C763]-[.A76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523" calcext:value-type="float">
            <text:p>1478540979523</text:p>
          </table:table-cell>
          <table:table-cell office:value-type="float" office:value="1478540977234" calcext:value-type="float">
            <text:p>1478540977234</text:p>
          </table:table-cell>
          <table:table-cell table:formula="of:=[.$I$2]+[.B764]" office:value-type="float" office:value="1478540979534" calcext:value-type="float">
            <text:p>1478540979534</text:p>
          </table:table-cell>
          <table:table-cell table:formula="of:=[.C764]-[.A76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78540979531" calcext:value-type="float">
            <text:p>1478540979531</text:p>
          </table:table-cell>
          <table:table-cell office:value-type="float" office:value="1478540977238" calcext:value-type="float">
            <text:p>1478540977238</text:p>
          </table:table-cell>
          <table:table-cell table:formula="of:=[.$I$2]+[.B765]" office:value-type="float" office:value="1478540979538" calcext:value-type="float">
            <text:p>1478540979538</text:p>
          </table:table-cell>
          <table:table-cell table:formula="of:=[.C765]-[.A765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78540979531" calcext:value-type="float">
            <text:p>1478540979531</text:p>
          </table:table-cell>
          <table:table-cell office:value-type="float" office:value="1478540977241" calcext:value-type="float">
            <text:p>1478540977241</text:p>
          </table:table-cell>
          <table:table-cell table:formula="of:=[.$I$2]+[.B766]" office:value-type="float" office:value="1478540979541" calcext:value-type="float">
            <text:p>1478540979541</text:p>
          </table:table-cell>
          <table:table-cell table:formula="of:=[.C766]-[.A76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78540979539" calcext:value-type="float">
            <text:p>1478540979539</text:p>
          </table:table-cell>
          <table:table-cell office:value-type="float" office:value="1478540977244" calcext:value-type="float">
            <text:p>1478540977244</text:p>
          </table:table-cell>
          <table:table-cell table:formula="of:=[.$I$2]+[.B767]" office:value-type="float" office:value="1478540979544" calcext:value-type="float">
            <text:p>1478540979544</text:p>
          </table:table-cell>
          <table:table-cell table:formula="of:=[.C767]-[.A76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78540979539" calcext:value-type="float">
            <text:p>1478540979539</text:p>
          </table:table-cell>
          <table:table-cell office:value-type="float" office:value="1478540977248" calcext:value-type="float">
            <text:p>1478540977248</text:p>
          </table:table-cell>
          <table:table-cell table:formula="of:=[.$I$2]+[.B768]" office:value-type="float" office:value="1478540979548" calcext:value-type="float">
            <text:p>1478540979548</text:p>
          </table:table-cell>
          <table:table-cell table:formula="of:=[.C768]-[.A768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78540979548" calcext:value-type="float">
            <text:p>1478540979548</text:p>
          </table:table-cell>
          <table:table-cell office:value-type="float" office:value="1478540977251" calcext:value-type="float">
            <text:p>1478540977251</text:p>
          </table:table-cell>
          <table:table-cell table:formula="of:=[.$I$2]+[.B769]" office:value-type="float" office:value="1478540979551" calcext:value-type="float">
            <text:p>1478540979551</text:p>
          </table:table-cell>
          <table:table-cell table:formula="of:=[.C769]-[.A76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0]" office:value-type="float" office:value="2300" calcext:value-type="float">
            <text:p>2300</text:p>
          </table:table-cell>
          <table:table-cell table:formula="of:=[.C770]-[.A77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1]" office:value-type="float" office:value="2300" calcext:value-type="float">
            <text:p>2300</text:p>
          </table:table-cell>
          <table:table-cell table:formula="of:=[.C771]-[.A77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2]" office:value-type="float" office:value="2300" calcext:value-type="float">
            <text:p>2300</text:p>
          </table:table-cell>
          <table:table-cell table:formula="of:=[.C772]-[.A77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3]" office:value-type="float" office:value="2300" calcext:value-type="float">
            <text:p>2300</text:p>
          </table:table-cell>
          <table:table-cell table:formula="of:=[.C773]-[.A77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4]" office:value-type="float" office:value="2300" calcext:value-type="float">
            <text:p>2300</text:p>
          </table:table-cell>
          <table:table-cell table:formula="of:=[.C774]-[.A77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5]" office:value-type="float" office:value="2300" calcext:value-type="float">
            <text:p>2300</text:p>
          </table:table-cell>
          <table:table-cell table:formula="of:=[.C775]-[.A77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6]" office:value-type="float" office:value="2300" calcext:value-type="float">
            <text:p>2300</text:p>
          </table:table-cell>
          <table:table-cell table:formula="of:=[.C776]-[.A77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7]" office:value-type="float" office:value="2300" calcext:value-type="float">
            <text:p>2300</text:p>
          </table:table-cell>
          <table:table-cell table:formula="of:=[.C777]-[.A77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8]" office:value-type="float" office:value="2300" calcext:value-type="float">
            <text:p>2300</text:p>
          </table:table-cell>
          <table:table-cell table:formula="of:=[.C778]-[.A77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79]" office:value-type="float" office:value="2300" calcext:value-type="float">
            <text:p>2300</text:p>
          </table:table-cell>
          <table:table-cell table:formula="of:=[.C779]-[.A77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0]" office:value-type="float" office:value="2300" calcext:value-type="float">
            <text:p>2300</text:p>
          </table:table-cell>
          <table:table-cell table:formula="of:=[.C780]-[.A78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1]" office:value-type="float" office:value="2300" calcext:value-type="float">
            <text:p>2300</text:p>
          </table:table-cell>
          <table:table-cell table:formula="of:=[.C781]-[.A78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2]" office:value-type="float" office:value="2300" calcext:value-type="float">
            <text:p>2300</text:p>
          </table:table-cell>
          <table:table-cell table:formula="of:=[.C782]-[.A78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3]" office:value-type="float" office:value="2300" calcext:value-type="float">
            <text:p>2300</text:p>
          </table:table-cell>
          <table:table-cell table:formula="of:=[.C783]-[.A78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4]" office:value-type="float" office:value="2300" calcext:value-type="float">
            <text:p>2300</text:p>
          </table:table-cell>
          <table:table-cell table:formula="of:=[.C784]-[.A78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5]" office:value-type="float" office:value="2300" calcext:value-type="float">
            <text:p>2300</text:p>
          </table:table-cell>
          <table:table-cell table:formula="of:=[.C785]-[.A78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6]" office:value-type="float" office:value="2300" calcext:value-type="float">
            <text:p>2300</text:p>
          </table:table-cell>
          <table:table-cell table:formula="of:=[.C786]-[.A78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7]" office:value-type="float" office:value="2300" calcext:value-type="float">
            <text:p>2300</text:p>
          </table:table-cell>
          <table:table-cell table:formula="of:=[.C787]-[.A78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8]" office:value-type="float" office:value="2300" calcext:value-type="float">
            <text:p>2300</text:p>
          </table:table-cell>
          <table:table-cell table:formula="of:=[.C788]-[.A78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89]" office:value-type="float" office:value="2300" calcext:value-type="float">
            <text:p>2300</text:p>
          </table:table-cell>
          <table:table-cell table:formula="of:=[.C789]-[.A78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0]" office:value-type="float" office:value="2300" calcext:value-type="float">
            <text:p>2300</text:p>
          </table:table-cell>
          <table:table-cell table:formula="of:=[.C790]-[.A79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1]" office:value-type="float" office:value="2300" calcext:value-type="float">
            <text:p>2300</text:p>
          </table:table-cell>
          <table:table-cell table:formula="of:=[.C791]-[.A79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2]" office:value-type="float" office:value="2300" calcext:value-type="float">
            <text:p>2300</text:p>
          </table:table-cell>
          <table:table-cell table:formula="of:=[.C792]-[.A79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3]" office:value-type="float" office:value="2300" calcext:value-type="float">
            <text:p>2300</text:p>
          </table:table-cell>
          <table:table-cell table:formula="of:=[.C793]-[.A79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4]" office:value-type="float" office:value="2300" calcext:value-type="float">
            <text:p>2300</text:p>
          </table:table-cell>
          <table:table-cell table:formula="of:=[.C794]-[.A79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5]" office:value-type="float" office:value="2300" calcext:value-type="float">
            <text:p>2300</text:p>
          </table:table-cell>
          <table:table-cell table:formula="of:=[.C795]-[.A79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6]" office:value-type="float" office:value="2300" calcext:value-type="float">
            <text:p>2300</text:p>
          </table:table-cell>
          <table:table-cell table:formula="of:=[.C796]-[.A79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7]" office:value-type="float" office:value="2300" calcext:value-type="float">
            <text:p>2300</text:p>
          </table:table-cell>
          <table:table-cell table:formula="of:=[.C797]-[.A79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8]" office:value-type="float" office:value="2300" calcext:value-type="float">
            <text:p>2300</text:p>
          </table:table-cell>
          <table:table-cell table:formula="of:=[.C798]-[.A79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799]" office:value-type="float" office:value="2300" calcext:value-type="float">
            <text:p>2300</text:p>
          </table:table-cell>
          <table:table-cell table:formula="of:=[.C799]-[.A79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0]" office:value-type="float" office:value="2300" calcext:value-type="float">
            <text:p>2300</text:p>
          </table:table-cell>
          <table:table-cell table:formula="of:=[.C800]-[.A80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1]" office:value-type="float" office:value="2300" calcext:value-type="float">
            <text:p>2300</text:p>
          </table:table-cell>
          <table:table-cell table:formula="of:=[.C801]-[.A80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2]" office:value-type="float" office:value="2300" calcext:value-type="float">
            <text:p>2300</text:p>
          </table:table-cell>
          <table:table-cell table:formula="of:=[.C802]-[.A80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3]" office:value-type="float" office:value="2300" calcext:value-type="float">
            <text:p>2300</text:p>
          </table:table-cell>
          <table:table-cell table:formula="of:=[.C803]-[.A80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4]" office:value-type="float" office:value="2300" calcext:value-type="float">
            <text:p>2300</text:p>
          </table:table-cell>
          <table:table-cell table:formula="of:=[.C804]-[.A80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5]" office:value-type="float" office:value="2300" calcext:value-type="float">
            <text:p>2300</text:p>
          </table:table-cell>
          <table:table-cell table:formula="of:=[.C805]-[.A80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6]" office:value-type="float" office:value="2300" calcext:value-type="float">
            <text:p>2300</text:p>
          </table:table-cell>
          <table:table-cell table:formula="of:=[.C806]-[.A80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7]" office:value-type="float" office:value="2300" calcext:value-type="float">
            <text:p>2300</text:p>
          </table:table-cell>
          <table:table-cell table:formula="of:=[.C807]-[.A80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8]" office:value-type="float" office:value="2300" calcext:value-type="float">
            <text:p>2300</text:p>
          </table:table-cell>
          <table:table-cell table:formula="of:=[.C808]-[.A80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09]" office:value-type="float" office:value="2300" calcext:value-type="float">
            <text:p>2300</text:p>
          </table:table-cell>
          <table:table-cell table:formula="of:=[.C809]-[.A80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0]" office:value-type="float" office:value="2300" calcext:value-type="float">
            <text:p>2300</text:p>
          </table:table-cell>
          <table:table-cell table:formula="of:=[.C810]-[.A81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1]" office:value-type="float" office:value="2300" calcext:value-type="float">
            <text:p>2300</text:p>
          </table:table-cell>
          <table:table-cell table:formula="of:=[.C811]-[.A81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2]" office:value-type="float" office:value="2300" calcext:value-type="float">
            <text:p>2300</text:p>
          </table:table-cell>
          <table:table-cell table:formula="of:=[.C812]-[.A81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3]" office:value-type="float" office:value="2300" calcext:value-type="float">
            <text:p>2300</text:p>
          </table:table-cell>
          <table:table-cell table:formula="of:=[.C813]-[.A81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4]" office:value-type="float" office:value="2300" calcext:value-type="float">
            <text:p>2300</text:p>
          </table:table-cell>
          <table:table-cell table:formula="of:=[.C814]-[.A81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5]" office:value-type="float" office:value="2300" calcext:value-type="float">
            <text:p>2300</text:p>
          </table:table-cell>
          <table:table-cell table:formula="of:=[.C815]-[.A81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6]" office:value-type="float" office:value="2300" calcext:value-type="float">
            <text:p>2300</text:p>
          </table:table-cell>
          <table:table-cell table:formula="of:=[.C816]-[.A81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7]" office:value-type="float" office:value="2300" calcext:value-type="float">
            <text:p>2300</text:p>
          </table:table-cell>
          <table:table-cell table:formula="of:=[.C817]-[.A81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8]" office:value-type="float" office:value="2300" calcext:value-type="float">
            <text:p>2300</text:p>
          </table:table-cell>
          <table:table-cell table:formula="of:=[.C818]-[.A81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19]" office:value-type="float" office:value="2300" calcext:value-type="float">
            <text:p>2300</text:p>
          </table:table-cell>
          <table:table-cell table:formula="of:=[.C819]-[.A81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0]" office:value-type="float" office:value="2300" calcext:value-type="float">
            <text:p>2300</text:p>
          </table:table-cell>
          <table:table-cell table:formula="of:=[.C820]-[.A82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1]" office:value-type="float" office:value="2300" calcext:value-type="float">
            <text:p>2300</text:p>
          </table:table-cell>
          <table:table-cell table:formula="of:=[.C821]-[.A82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2]" office:value-type="float" office:value="2300" calcext:value-type="float">
            <text:p>2300</text:p>
          </table:table-cell>
          <table:table-cell table:formula="of:=[.C822]-[.A82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3]" office:value-type="float" office:value="2300" calcext:value-type="float">
            <text:p>2300</text:p>
          </table:table-cell>
          <table:table-cell table:formula="of:=[.C823]-[.A82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4]" office:value-type="float" office:value="2300" calcext:value-type="float">
            <text:p>2300</text:p>
          </table:table-cell>
          <table:table-cell table:formula="of:=[.C824]-[.A82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5]" office:value-type="float" office:value="2300" calcext:value-type="float">
            <text:p>2300</text:p>
          </table:table-cell>
          <table:table-cell table:formula="of:=[.C825]-[.A82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6]" office:value-type="float" office:value="2300" calcext:value-type="float">
            <text:p>2300</text:p>
          </table:table-cell>
          <table:table-cell table:formula="of:=[.C826]-[.A82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7]" office:value-type="float" office:value="2300" calcext:value-type="float">
            <text:p>2300</text:p>
          </table:table-cell>
          <table:table-cell table:formula="of:=[.C827]-[.A82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8]" office:value-type="float" office:value="2300" calcext:value-type="float">
            <text:p>2300</text:p>
          </table:table-cell>
          <table:table-cell table:formula="of:=[.C828]-[.A82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29]" office:value-type="float" office:value="2300" calcext:value-type="float">
            <text:p>2300</text:p>
          </table:table-cell>
          <table:table-cell table:formula="of:=[.C829]-[.A82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0]" office:value-type="float" office:value="2300" calcext:value-type="float">
            <text:p>2300</text:p>
          </table:table-cell>
          <table:table-cell table:formula="of:=[.C830]-[.A83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1]" office:value-type="float" office:value="2300" calcext:value-type="float">
            <text:p>2300</text:p>
          </table:table-cell>
          <table:table-cell table:formula="of:=[.C831]-[.A83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2]" office:value-type="float" office:value="2300" calcext:value-type="float">
            <text:p>2300</text:p>
          </table:table-cell>
          <table:table-cell table:formula="of:=[.C832]-[.A83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3]" office:value-type="float" office:value="2300" calcext:value-type="float">
            <text:p>2300</text:p>
          </table:table-cell>
          <table:table-cell table:formula="of:=[.C833]-[.A83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4]" office:value-type="float" office:value="2300" calcext:value-type="float">
            <text:p>2300</text:p>
          </table:table-cell>
          <table:table-cell table:formula="of:=[.C834]-[.A83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5]" office:value-type="float" office:value="2300" calcext:value-type="float">
            <text:p>2300</text:p>
          </table:table-cell>
          <table:table-cell table:formula="of:=[.C835]-[.A83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6]" office:value-type="float" office:value="2300" calcext:value-type="float">
            <text:p>2300</text:p>
          </table:table-cell>
          <table:table-cell table:formula="of:=[.C836]-[.A83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7]" office:value-type="float" office:value="2300" calcext:value-type="float">
            <text:p>2300</text:p>
          </table:table-cell>
          <table:table-cell table:formula="of:=[.C837]-[.A83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8]" office:value-type="float" office:value="2300" calcext:value-type="float">
            <text:p>2300</text:p>
          </table:table-cell>
          <table:table-cell table:formula="of:=[.C838]-[.A83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39]" office:value-type="float" office:value="2300" calcext:value-type="float">
            <text:p>2300</text:p>
          </table:table-cell>
          <table:table-cell table:formula="of:=[.C839]-[.A83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0]" office:value-type="float" office:value="2300" calcext:value-type="float">
            <text:p>2300</text:p>
          </table:table-cell>
          <table:table-cell table:formula="of:=[.C840]-[.A84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1]" office:value-type="float" office:value="2300" calcext:value-type="float">
            <text:p>2300</text:p>
          </table:table-cell>
          <table:table-cell table:formula="of:=[.C841]-[.A84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2]" office:value-type="float" office:value="2300" calcext:value-type="float">
            <text:p>2300</text:p>
          </table:table-cell>
          <table:table-cell table:formula="of:=[.C842]-[.A84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3]" office:value-type="float" office:value="2300" calcext:value-type="float">
            <text:p>2300</text:p>
          </table:table-cell>
          <table:table-cell table:formula="of:=[.C843]-[.A84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4]" office:value-type="float" office:value="2300" calcext:value-type="float">
            <text:p>2300</text:p>
          </table:table-cell>
          <table:table-cell table:formula="of:=[.C844]-[.A84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5]" office:value-type="float" office:value="2300" calcext:value-type="float">
            <text:p>2300</text:p>
          </table:table-cell>
          <table:table-cell table:formula="of:=[.C845]-[.A84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6]" office:value-type="float" office:value="2300" calcext:value-type="float">
            <text:p>2300</text:p>
          </table:table-cell>
          <table:table-cell table:formula="of:=[.C846]-[.A84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7]" office:value-type="float" office:value="2300" calcext:value-type="float">
            <text:p>2300</text:p>
          </table:table-cell>
          <table:table-cell table:formula="of:=[.C847]-[.A84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8]" office:value-type="float" office:value="2300" calcext:value-type="float">
            <text:p>2300</text:p>
          </table:table-cell>
          <table:table-cell table:formula="of:=[.C848]-[.A84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49]" office:value-type="float" office:value="2300" calcext:value-type="float">
            <text:p>2300</text:p>
          </table:table-cell>
          <table:table-cell table:formula="of:=[.C849]-[.A84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0]" office:value-type="float" office:value="2300" calcext:value-type="float">
            <text:p>2300</text:p>
          </table:table-cell>
          <table:table-cell table:formula="of:=[.C850]-[.A85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1]" office:value-type="float" office:value="2300" calcext:value-type="float">
            <text:p>2300</text:p>
          </table:table-cell>
          <table:table-cell table:formula="of:=[.C851]-[.A85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2]" office:value-type="float" office:value="2300" calcext:value-type="float">
            <text:p>2300</text:p>
          </table:table-cell>
          <table:table-cell table:formula="of:=[.C852]-[.A85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3]" office:value-type="float" office:value="2300" calcext:value-type="float">
            <text:p>2300</text:p>
          </table:table-cell>
          <table:table-cell table:formula="of:=[.C853]-[.A85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4]" office:value-type="float" office:value="2300" calcext:value-type="float">
            <text:p>2300</text:p>
          </table:table-cell>
          <table:table-cell table:formula="of:=[.C854]-[.A85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5]" office:value-type="float" office:value="2300" calcext:value-type="float">
            <text:p>2300</text:p>
          </table:table-cell>
          <table:table-cell table:formula="of:=[.C855]-[.A85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6]" office:value-type="float" office:value="2300" calcext:value-type="float">
            <text:p>2300</text:p>
          </table:table-cell>
          <table:table-cell table:formula="of:=[.C856]-[.A85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7]" office:value-type="float" office:value="2300" calcext:value-type="float">
            <text:p>2300</text:p>
          </table:table-cell>
          <table:table-cell table:formula="of:=[.C857]-[.A85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8]" office:value-type="float" office:value="2300" calcext:value-type="float">
            <text:p>2300</text:p>
          </table:table-cell>
          <table:table-cell table:formula="of:=[.C858]-[.A85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59]" office:value-type="float" office:value="2300" calcext:value-type="float">
            <text:p>2300</text:p>
          </table:table-cell>
          <table:table-cell table:formula="of:=[.C859]-[.A85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0]" office:value-type="float" office:value="2300" calcext:value-type="float">
            <text:p>2300</text:p>
          </table:table-cell>
          <table:table-cell table:formula="of:=[.C860]-[.A86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1]" office:value-type="float" office:value="2300" calcext:value-type="float">
            <text:p>2300</text:p>
          </table:table-cell>
          <table:table-cell table:formula="of:=[.C861]-[.A86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2]" office:value-type="float" office:value="2300" calcext:value-type="float">
            <text:p>2300</text:p>
          </table:table-cell>
          <table:table-cell table:formula="of:=[.C862]-[.A86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3]" office:value-type="float" office:value="2300" calcext:value-type="float">
            <text:p>2300</text:p>
          </table:table-cell>
          <table:table-cell table:formula="of:=[.C863]-[.A86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4]" office:value-type="float" office:value="2300" calcext:value-type="float">
            <text:p>2300</text:p>
          </table:table-cell>
          <table:table-cell table:formula="of:=[.C864]-[.A86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5]" office:value-type="float" office:value="2300" calcext:value-type="float">
            <text:p>2300</text:p>
          </table:table-cell>
          <table:table-cell table:formula="of:=[.C865]-[.A86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6]" office:value-type="float" office:value="2300" calcext:value-type="float">
            <text:p>2300</text:p>
          </table:table-cell>
          <table:table-cell table:formula="of:=[.C866]-[.A86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7]" office:value-type="float" office:value="2300" calcext:value-type="float">
            <text:p>2300</text:p>
          </table:table-cell>
          <table:table-cell table:formula="of:=[.C867]-[.A86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8]" office:value-type="float" office:value="2300" calcext:value-type="float">
            <text:p>2300</text:p>
          </table:table-cell>
          <table:table-cell table:formula="of:=[.C868]-[.A86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69]" office:value-type="float" office:value="2300" calcext:value-type="float">
            <text:p>2300</text:p>
          </table:table-cell>
          <table:table-cell table:formula="of:=[.C869]-[.A86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0]" office:value-type="float" office:value="2300" calcext:value-type="float">
            <text:p>2300</text:p>
          </table:table-cell>
          <table:table-cell table:formula="of:=[.C870]-[.A87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1]" office:value-type="float" office:value="2300" calcext:value-type="float">
            <text:p>2300</text:p>
          </table:table-cell>
          <table:table-cell table:formula="of:=[.C871]-[.A87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2]" office:value-type="float" office:value="2300" calcext:value-type="float">
            <text:p>2300</text:p>
          </table:table-cell>
          <table:table-cell table:formula="of:=[.C872]-[.A87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3]" office:value-type="float" office:value="2300" calcext:value-type="float">
            <text:p>2300</text:p>
          </table:table-cell>
          <table:table-cell table:formula="of:=[.C873]-[.A87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4]" office:value-type="float" office:value="2300" calcext:value-type="float">
            <text:p>2300</text:p>
          </table:table-cell>
          <table:table-cell table:formula="of:=[.C874]-[.A87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5]" office:value-type="float" office:value="2300" calcext:value-type="float">
            <text:p>2300</text:p>
          </table:table-cell>
          <table:table-cell table:formula="of:=[.C875]-[.A87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6]" office:value-type="float" office:value="2300" calcext:value-type="float">
            <text:p>2300</text:p>
          </table:table-cell>
          <table:table-cell table:formula="of:=[.C876]-[.A87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7]" office:value-type="float" office:value="2300" calcext:value-type="float">
            <text:p>2300</text:p>
          </table:table-cell>
          <table:table-cell table:formula="of:=[.C877]-[.A87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8]" office:value-type="float" office:value="2300" calcext:value-type="float">
            <text:p>2300</text:p>
          </table:table-cell>
          <table:table-cell table:formula="of:=[.C878]-[.A87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79]" office:value-type="float" office:value="2300" calcext:value-type="float">
            <text:p>2300</text:p>
          </table:table-cell>
          <table:table-cell table:formula="of:=[.C879]-[.A87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0]" office:value-type="float" office:value="2300" calcext:value-type="float">
            <text:p>2300</text:p>
          </table:table-cell>
          <table:table-cell table:formula="of:=[.C880]-[.A88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1]" office:value-type="float" office:value="2300" calcext:value-type="float">
            <text:p>2300</text:p>
          </table:table-cell>
          <table:table-cell table:formula="of:=[.C881]-[.A88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2]" office:value-type="float" office:value="2300" calcext:value-type="float">
            <text:p>2300</text:p>
          </table:table-cell>
          <table:table-cell table:formula="of:=[.C882]-[.A88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3]" office:value-type="float" office:value="2300" calcext:value-type="float">
            <text:p>2300</text:p>
          </table:table-cell>
          <table:table-cell table:formula="of:=[.C883]-[.A88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4]" office:value-type="float" office:value="2300" calcext:value-type="float">
            <text:p>2300</text:p>
          </table:table-cell>
          <table:table-cell table:formula="of:=[.C884]-[.A88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5]" office:value-type="float" office:value="2300" calcext:value-type="float">
            <text:p>2300</text:p>
          </table:table-cell>
          <table:table-cell table:formula="of:=[.C885]-[.A88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6]" office:value-type="float" office:value="2300" calcext:value-type="float">
            <text:p>2300</text:p>
          </table:table-cell>
          <table:table-cell table:formula="of:=[.C886]-[.A88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7]" office:value-type="float" office:value="2300" calcext:value-type="float">
            <text:p>2300</text:p>
          </table:table-cell>
          <table:table-cell table:formula="of:=[.C887]-[.A88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8]" office:value-type="float" office:value="2300" calcext:value-type="float">
            <text:p>2300</text:p>
          </table:table-cell>
          <table:table-cell table:formula="of:=[.C888]-[.A88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89]" office:value-type="float" office:value="2300" calcext:value-type="float">
            <text:p>2300</text:p>
          </table:table-cell>
          <table:table-cell table:formula="of:=[.C889]-[.A88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0]" office:value-type="float" office:value="2300" calcext:value-type="float">
            <text:p>2300</text:p>
          </table:table-cell>
          <table:table-cell table:formula="of:=[.C890]-[.A89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1]" office:value-type="float" office:value="2300" calcext:value-type="float">
            <text:p>2300</text:p>
          </table:table-cell>
          <table:table-cell table:formula="of:=[.C891]-[.A89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2]" office:value-type="float" office:value="2300" calcext:value-type="float">
            <text:p>2300</text:p>
          </table:table-cell>
          <table:table-cell table:formula="of:=[.C892]-[.A89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3]" office:value-type="float" office:value="2300" calcext:value-type="float">
            <text:p>2300</text:p>
          </table:table-cell>
          <table:table-cell table:formula="of:=[.C893]-[.A89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4]" office:value-type="float" office:value="2300" calcext:value-type="float">
            <text:p>2300</text:p>
          </table:table-cell>
          <table:table-cell table:formula="of:=[.C894]-[.A89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5]" office:value-type="float" office:value="2300" calcext:value-type="float">
            <text:p>2300</text:p>
          </table:table-cell>
          <table:table-cell table:formula="of:=[.C895]-[.A89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6]" office:value-type="float" office:value="2300" calcext:value-type="float">
            <text:p>2300</text:p>
          </table:table-cell>
          <table:table-cell table:formula="of:=[.C896]-[.A89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7]" office:value-type="float" office:value="2300" calcext:value-type="float">
            <text:p>2300</text:p>
          </table:table-cell>
          <table:table-cell table:formula="of:=[.C897]-[.A89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8]" office:value-type="float" office:value="2300" calcext:value-type="float">
            <text:p>2300</text:p>
          </table:table-cell>
          <table:table-cell table:formula="of:=[.C898]-[.A89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899]" office:value-type="float" office:value="2300" calcext:value-type="float">
            <text:p>2300</text:p>
          </table:table-cell>
          <table:table-cell table:formula="of:=[.C899]-[.A89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0]" office:value-type="float" office:value="2300" calcext:value-type="float">
            <text:p>2300</text:p>
          </table:table-cell>
          <table:table-cell table:formula="of:=[.C900]-[.A90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1]" office:value-type="float" office:value="2300" calcext:value-type="float">
            <text:p>2300</text:p>
          </table:table-cell>
          <table:table-cell table:formula="of:=[.C901]-[.A90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2]" office:value-type="float" office:value="2300" calcext:value-type="float">
            <text:p>2300</text:p>
          </table:table-cell>
          <table:table-cell table:formula="of:=[.C902]-[.A90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3]" office:value-type="float" office:value="2300" calcext:value-type="float">
            <text:p>2300</text:p>
          </table:table-cell>
          <table:table-cell table:formula="of:=[.C903]-[.A90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4]" office:value-type="float" office:value="2300" calcext:value-type="float">
            <text:p>2300</text:p>
          </table:table-cell>
          <table:table-cell table:formula="of:=[.C904]-[.A90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5]" office:value-type="float" office:value="2300" calcext:value-type="float">
            <text:p>2300</text:p>
          </table:table-cell>
          <table:table-cell table:formula="of:=[.C905]-[.A90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6]" office:value-type="float" office:value="2300" calcext:value-type="float">
            <text:p>2300</text:p>
          </table:table-cell>
          <table:table-cell table:formula="of:=[.C906]-[.A90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7]" office:value-type="float" office:value="2300" calcext:value-type="float">
            <text:p>2300</text:p>
          </table:table-cell>
          <table:table-cell table:formula="of:=[.C907]-[.A90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8]" office:value-type="float" office:value="2300" calcext:value-type="float">
            <text:p>2300</text:p>
          </table:table-cell>
          <table:table-cell table:formula="of:=[.C908]-[.A90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09]" office:value-type="float" office:value="2300" calcext:value-type="float">
            <text:p>2300</text:p>
          </table:table-cell>
          <table:table-cell table:formula="of:=[.C909]-[.A90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0]" office:value-type="float" office:value="2300" calcext:value-type="float">
            <text:p>2300</text:p>
          </table:table-cell>
          <table:table-cell table:formula="of:=[.C910]-[.A91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1]" office:value-type="float" office:value="2300" calcext:value-type="float">
            <text:p>2300</text:p>
          </table:table-cell>
          <table:table-cell table:formula="of:=[.C911]-[.A91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2]" office:value-type="float" office:value="2300" calcext:value-type="float">
            <text:p>2300</text:p>
          </table:table-cell>
          <table:table-cell table:formula="of:=[.C912]-[.A91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3]" office:value-type="float" office:value="2300" calcext:value-type="float">
            <text:p>2300</text:p>
          </table:table-cell>
          <table:table-cell table:formula="of:=[.C913]-[.A91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4]" office:value-type="float" office:value="2300" calcext:value-type="float">
            <text:p>2300</text:p>
          </table:table-cell>
          <table:table-cell table:formula="of:=[.C914]-[.A91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5]" office:value-type="float" office:value="2300" calcext:value-type="float">
            <text:p>2300</text:p>
          </table:table-cell>
          <table:table-cell table:formula="of:=[.C915]-[.A91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6]" office:value-type="float" office:value="2300" calcext:value-type="float">
            <text:p>2300</text:p>
          </table:table-cell>
          <table:table-cell table:formula="of:=[.C916]-[.A91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7]" office:value-type="float" office:value="2300" calcext:value-type="float">
            <text:p>2300</text:p>
          </table:table-cell>
          <table:table-cell table:formula="of:=[.C917]-[.A91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8]" office:value-type="float" office:value="2300" calcext:value-type="float">
            <text:p>2300</text:p>
          </table:table-cell>
          <table:table-cell table:formula="of:=[.C918]-[.A91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19]" office:value-type="float" office:value="2300" calcext:value-type="float">
            <text:p>2300</text:p>
          </table:table-cell>
          <table:table-cell table:formula="of:=[.C919]-[.A91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0]" office:value-type="float" office:value="2300" calcext:value-type="float">
            <text:p>2300</text:p>
          </table:table-cell>
          <table:table-cell table:formula="of:=[.C920]-[.A92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1]" office:value-type="float" office:value="2300" calcext:value-type="float">
            <text:p>2300</text:p>
          </table:table-cell>
          <table:table-cell table:formula="of:=[.C921]-[.A92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2]" office:value-type="float" office:value="2300" calcext:value-type="float">
            <text:p>2300</text:p>
          </table:table-cell>
          <table:table-cell table:formula="of:=[.C922]-[.A92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3]" office:value-type="float" office:value="2300" calcext:value-type="float">
            <text:p>2300</text:p>
          </table:table-cell>
          <table:table-cell table:formula="of:=[.C923]-[.A92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4]" office:value-type="float" office:value="2300" calcext:value-type="float">
            <text:p>2300</text:p>
          </table:table-cell>
          <table:table-cell table:formula="of:=[.C924]-[.A92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5]" office:value-type="float" office:value="2300" calcext:value-type="float">
            <text:p>2300</text:p>
          </table:table-cell>
          <table:table-cell table:formula="of:=[.C925]-[.A92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6]" office:value-type="float" office:value="2300" calcext:value-type="float">
            <text:p>2300</text:p>
          </table:table-cell>
          <table:table-cell table:formula="of:=[.C926]-[.A92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7]" office:value-type="float" office:value="2300" calcext:value-type="float">
            <text:p>2300</text:p>
          </table:table-cell>
          <table:table-cell table:formula="of:=[.C927]-[.A92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8]" office:value-type="float" office:value="2300" calcext:value-type="float">
            <text:p>2300</text:p>
          </table:table-cell>
          <table:table-cell table:formula="of:=[.C928]-[.A92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29]" office:value-type="float" office:value="2300" calcext:value-type="float">
            <text:p>2300</text:p>
          </table:table-cell>
          <table:table-cell table:formula="of:=[.C929]-[.A92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0]" office:value-type="float" office:value="2300" calcext:value-type="float">
            <text:p>2300</text:p>
          </table:table-cell>
          <table:table-cell table:formula="of:=[.C930]-[.A93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1]" office:value-type="float" office:value="2300" calcext:value-type="float">
            <text:p>2300</text:p>
          </table:table-cell>
          <table:table-cell table:formula="of:=[.C931]-[.A93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2]" office:value-type="float" office:value="2300" calcext:value-type="float">
            <text:p>2300</text:p>
          </table:table-cell>
          <table:table-cell table:formula="of:=[.C932]-[.A93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3]" office:value-type="float" office:value="2300" calcext:value-type="float">
            <text:p>2300</text:p>
          </table:table-cell>
          <table:table-cell table:formula="of:=[.C933]-[.A93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4]" office:value-type="float" office:value="2300" calcext:value-type="float">
            <text:p>2300</text:p>
          </table:table-cell>
          <table:table-cell table:formula="of:=[.C934]-[.A93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5]" office:value-type="float" office:value="2300" calcext:value-type="float">
            <text:p>2300</text:p>
          </table:table-cell>
          <table:table-cell table:formula="of:=[.C935]-[.A93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6]" office:value-type="float" office:value="2300" calcext:value-type="float">
            <text:p>2300</text:p>
          </table:table-cell>
          <table:table-cell table:formula="of:=[.C936]-[.A93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7]" office:value-type="float" office:value="2300" calcext:value-type="float">
            <text:p>2300</text:p>
          </table:table-cell>
          <table:table-cell table:formula="of:=[.C937]-[.A93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8]" office:value-type="float" office:value="2300" calcext:value-type="float">
            <text:p>2300</text:p>
          </table:table-cell>
          <table:table-cell table:formula="of:=[.C938]-[.A93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39]" office:value-type="float" office:value="2300" calcext:value-type="float">
            <text:p>2300</text:p>
          </table:table-cell>
          <table:table-cell table:formula="of:=[.C939]-[.A939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0]" office:value-type="float" office:value="2300" calcext:value-type="float">
            <text:p>2300</text:p>
          </table:table-cell>
          <table:table-cell table:formula="of:=[.C940]-[.A940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1]" office:value-type="float" office:value="2300" calcext:value-type="float">
            <text:p>2300</text:p>
          </table:table-cell>
          <table:table-cell table:formula="of:=[.C941]-[.A941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2]" office:value-type="float" office:value="2300" calcext:value-type="float">
            <text:p>2300</text:p>
          </table:table-cell>
          <table:table-cell table:formula="of:=[.C942]-[.A942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3]" office:value-type="float" office:value="2300" calcext:value-type="float">
            <text:p>2300</text:p>
          </table:table-cell>
          <table:table-cell table:formula="of:=[.C943]-[.A943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4]" office:value-type="float" office:value="2300" calcext:value-type="float">
            <text:p>2300</text:p>
          </table:table-cell>
          <table:table-cell table:formula="of:=[.C944]-[.A944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5]" office:value-type="float" office:value="2300" calcext:value-type="float">
            <text:p>2300</text:p>
          </table:table-cell>
          <table:table-cell table:formula="of:=[.C945]-[.A945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6]" office:value-type="float" office:value="2300" calcext:value-type="float">
            <text:p>2300</text:p>
          </table:table-cell>
          <table:table-cell table:formula="of:=[.C946]-[.A946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7]" office:value-type="float" office:value="2300" calcext:value-type="float">
            <text:p>2300</text:p>
          </table:table-cell>
          <table:table-cell table:formula="of:=[.C947]-[.A947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I$2]+[.B948]" office:value-type="float" office:value="2300" calcext:value-type="float">
            <text:p>2300</text:p>
          </table:table-cell>
          <table:table-cell table:formula="of:=[.C948]-[.A948]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49]-[.A9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0]-[.A9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1]-[.A9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2]-[.A9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3]-[.A9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4]-[.A9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5]-[.A9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6]-[.A9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7]-[.A9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8]-[.A9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59]-[.A9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0]-[.A9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1]-[.A9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2]-[.A9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3]-[.A9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4]-[.A9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5]-[.A9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6]-[.A9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7]-[.A9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8]-[.A9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69]-[.A9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0]-[.A9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1]-[.A9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2]-[.A9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3]-[.A9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4]-[.A9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5]-[.A9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6]-[.A9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7]-[.A9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8]-[.A9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79]-[.A9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0]-[.A9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1]-[.A9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2]-[.A9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3]-[.A9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4]-[.A9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5]-[.A9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6]-[.A9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7]-[.A9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8]-[.A9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89]-[.A9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0]-[.A9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1]-[.A9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2]-[.A9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3]-[.A9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4]-[.A9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5]-[.A9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6]-[.A9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7]-[.A9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8]-[.A9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999]-[.A9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0]-[.A10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1]-[.A10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2]-[.A10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3]-[.A10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4]-[.A10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5]-[.A10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6]-[.A10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7]-[.A10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8]-[.A10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09]-[.A10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0]-[.A10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1]-[.A10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2]-[.A10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3]-[.A10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4]-[.A10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5]-[.A10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6]-[.A10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7]-[.A10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8]-[.A10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19]-[.A10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0]-[.A10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1]-[.A10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2]-[.A10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3]-[.A10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4]-[.A10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5]-[.A10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6]-[.A10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7]-[.A10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8]-[.A10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29]-[.A10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0]-[.A10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1]-[.A10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2]-[.A10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3]-[.A10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4]-[.A10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5]-[.A10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6]-[.A10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7]-[.A10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8]-[.A10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39]-[.A10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C1040]-[.A10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8:09:21.138579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9:21:45.772106974</dc:date>
    <meta:editing-duration>PT59S</meta:editing-duration>
    <meta:editing-cycles>2</meta:editing-cycles>
    <meta:generator>LibreOffice/5.2.2.2.0$Linux_X86_64 LibreOffice_project/20m0$Build-2</meta:generator>
    <meta:document-statistic meta:table-count="3" meta:cell-count="13318" meta:object-count="0"/>
  </office:meta>
</office:document-meta>
</file>